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52in"/>
    </style:style>
    <style:style style:name="co3" style:family="table-column">
      <style:table-column-properties fo:break-before="auto" style:column-width="0.9689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0.5083in"/>
    </style:style>
    <style:style style:name="co7" style:family="table-column">
      <style:table-column-properties fo:break-before="auto" style:column-width="0.498in"/>
    </style:style>
    <style:style style:name="co8" style:family="table-column">
      <style:table-column-properties fo:break-before="auto" style:column-width="0.5508in"/>
    </style:style>
    <style:style style:name="co9" style:family="table-column">
      <style:table-column-properties fo:break-before="auto" style:column-width="0.4555in"/>
    </style:style>
    <style:style style:name="co10" style:family="table-column">
      <style:table-column-properties fo:break-before="auto" style:column-width="0.5618in"/>
    </style:style>
    <style:style style:name="co11" style:family="table-column">
      <style:table-column-properties fo:break-before="auto" style:column-width="0.3917in"/>
    </style:style>
    <style:style style:name="co12" style:family="table-column">
      <style:table-column-properties fo:break-before="auto" style:column-width="1.063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2">
      <style:table-cell-properties fo:wrap-option="wrap"/>
    </style:style>
    <style:style style:name="ce4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hardwar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3" table:default-cell-style-name="Default"/>
        <table:table-row table:style-name="ro3">
          <table:table-cell table:style-name="ce1" office:value-type="string">
            <text:p>1, 8, 64, 256 and 1024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Fcpu</text:p>
          </table:table-cell>
          <table:table-cell office:value-type="float" office:value="16000000">
            <text:p>1600000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escale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imer frequency</text:p>
          </table:table-cell>
          <table:table-cell table:formula="of:=[.C3]/[.C4]" office:value-type="float" office:value="16000000">
            <text:p>1600000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otal macro-steps/rev</text:p>
          </table:table-cell>
          <table:table-cell table:formula="of:=200*6" office:value-type="float" office:value="1200">
            <text:p>120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icrosteps/macrostep</text:p>
          </table:table-cell>
          <table:table-cell office:value-type="float" office:value="32">
            <text:p>32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otal microsteps/rev</text:p>
          </table:table-cell>
          <table:table-cell table:formula="of:=[.C6]*[.C7]" office:value-type="float" office:value="38400">
            <text:p>3840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escale</text:p>
          </table:table-cell>
          <table:table-cell office:value-type="string">
            <text:p>ticks/sec</text:p>
          </table:table-cell>
          <table:table-cell office:value-type="string">
            <text:p>fast pwm freq</text:p>
          </table:table-cell>
          <table:table-cell office:value-type="string">
            <text:p>slow pwm freq</text:p>
          </table:table-cell>
          <table:table-cell office:value-type="string">
            <text:p>macrostep/sec</text:p>
          </table:table-cell>
          <table:table-cell office:value-type="string">
            <text:p>usteps/sec</text:p>
          </table:table-cell>
          <table:table-cell office:value-type="string">
            <text:p>sec/rotation</text:p>
          </table:table-cell>
          <table:table-cell office:value-type="string">
            <text:p>pwms/step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[.C5]" office:value-type="float" office:value="16000000">
            <text:p>16000000</text:p>
          </table:table-cell>
          <table:table-cell table:formula="of:=[.C10]/255" office:value-type="float" office:value="62745.0980392157">
            <text:p>62745.0980392157</text:p>
          </table:table-cell>
          <table:table-cell table:formula="of:=[.D10]/2" office:value-type="float" office:value="31372.5490196078">
            <text:p>31372.5490196078</text:p>
          </table:table-cell>
          <table:table-cell table:formula="of:=[.$C$6]/[.H10]" office:value-type="float" office:value="150">
            <text:p>150</text:p>
          </table:table-cell>
          <table:table-cell table:formula="of:=[.F10]*[.$C$7]" office:value-type="float" office:value="4800">
            <text:p>4800</text:p>
          </table:table-cell>
          <table:table-cell office:value-type="float" office:value="8">
            <text:p>8</text:p>
          </table:table-cell>
          <table:table-cell table:formula="of:=[.D11]/[.G10]" office:value-type="float" office:value="1.63398692810458">
            <text:p>1.6339869281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table:formula="of:=[.C10]/[.B11]" office:value-type="float" office:value="2000000">
            <text:p>2000000</text:p>
          </table:table-cell>
          <table:table-cell table:formula="of:=[.C11]/255" office:value-type="float" office:value="7843.13725490196">
            <text:p>7843.137254902</text:p>
          </table:table-cell>
          <table:table-cell table:formula="of:=[.D11]/2" office:value-type="float" office:value="3921.56862745098">
            <text:p>3921.568627451</text:p>
          </table:table-cell>
          <table:table-cell table:formula="of:=[.$C$6]/[.H11]" office:value-type="float" office:value="75">
            <text:p>75</text:p>
          </table:table-cell>
          <table:table-cell table:formula="of:=[.F11]*[.$C$7]" office:value-type="float" office:value="2400">
            <text:p>2400</text:p>
          </table:table-cell>
          <table:table-cell office:value-type="float" office:value="16">
            <text:p>16</text:p>
          </table:table-cell>
          <table:table-cell table:formula="of:=[.E11]/[.G11]" office:value-type="float" office:value="1.63398692810458">
            <text:p>1.6339869281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table:formula="of:=[.C11]/[.B12]" office:value-type="float" office:value="31250">
            <text:p>31250</text:p>
          </table:table-cell>
          <table:table-cell table:formula="of:=[.C12]/255" office:value-type="float" office:value="122.549019607843">
            <text:p>122.5490196078</text:p>
          </table:table-cell>
          <table:table-cell table:formula="of:=[.D12]/2" office:value-type="float" office:value="61.2745098039216">
            <text:p>61.2745098039</text:p>
          </table:table-cell>
          <table:table-cell table:formula="of:=[.$C$6]/[.H12]" office:value-type="float" office:value="37.5">
            <text:p>37.5</text:p>
          </table:table-cell>
          <table:table-cell table:formula="of:=[.F12]*[.$C$7]" office:value-type="float" office:value="1200">
            <text:p>1200</text:p>
          </table:table-cell>
          <table:table-cell office:value-type="float" office:value="32">
            <text:p>32</text:p>
          </table:table-cell>
          <table:table-cell table:formula="of:=[.E12]/[.G12]" office:value-type="float" office:value="0.051062091503268">
            <text:p>0.0510620915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table:formula="of:=[.C12]/[.B13]" office:value-type="float" office:value="122.0703125">
            <text:p>122.0703125</text:p>
          </table:table-cell>
          <table:table-cell table:formula="of:=[.C13]/255" office:value-type="float" office:value="0.478707107843137">
            <text:p>0.4787071078</text:p>
          </table:table-cell>
          <table:table-cell table:formula="of:=[.D13]/2" office:value-type="float" office:value="0.239353553921569">
            <text:p>0.2393535539</text:p>
          </table:table-cell>
          <table:table-cell table:formula="of:=[.$C$6]/[.H13]" office:value-type="float" office:value="18.75">
            <text:p>18.75</text:p>
          </table:table-cell>
          <table:table-cell table:formula="of:=[.F13]*[.$C$7]" office:value-type="float" office:value="600">
            <text:p>600</text:p>
          </table:table-cell>
          <table:table-cell office:value-type="float" office:value="64">
            <text:p>64</text:p>
          </table:table-cell>
          <table:table-cell table:formula="of:=[.E13]/[.G13]" office:value-type="float" office:value="0.000398922589869281">
            <text:p>0.0003989226</text:p>
          </table:table-cell>
        </table:table-row>
        <table:table-row table:style-name="ro2">
          <table:table-cell/>
          <table:table-cell office:value-type="float" office:value="1024">
            <text:p>1024</text:p>
          </table:table-cell>
          <table:table-cell table:formula="of:=[.C13]/[.B14]" office:value-type="float" office:value="0.119209289550781">
            <text:p>0.1192092896</text:p>
          </table:table-cell>
          <table:table-cell table:formula="of:=[.C14]/255" office:value-type="float" office:value="0.000467487410003064">
            <text:p>0.0004674874</text:p>
          </table:table-cell>
          <table:table-cell table:formula="of:=[.D14]/2" office:value-type="float" office:value="0.000233743705001532">
            <text:p>0.0002337437</text:p>
          </table:table-cell>
          <table:table-cell table:formula="of:=[.$C$6]/[.H14]" office:value-type="float" office:value="2">
            <text:p>2</text:p>
          </table:table-cell>
          <table:table-cell table:formula="of:=[.F14]*[.$C$7]" office:value-type="float" office:value="64">
            <text:p>64</text:p>
          </table:table-cell>
          <table:table-cell table:formula="of:=10*60" office:value-type="float" office:value="600">
            <text:p>600</text:p>
          </table:table-cell>
          <table:table-cell table:formula="of:=[.E14]/[.G14]" office:value-type="float" office:value="0.00000365224539064894">
            <text:p>3.65224539064894E-006</text:p>
          </table:table-cell>
        </table:table-row>
        <table:table-row table:style-name="ro2">
          <table:table-cell table:number-columns-repeated="4"/>
          <table:table-cell/>
          <table:table-cell table:formula="of:=[.$C$6]/[.H15]" office:value-type="float" office:value="0.333333333333333">
            <text:p>0.3333333333</text:p>
          </table:table-cell>
          <table:table-cell table:formula="of:=[.F15]*[.$C$7]" office:value-type="float" office:value="10.6666666666667">
            <text:p>10.6666666667</text:p>
          </table:table-cell>
          <table:table-cell table:formula="of:=60*60" office:value-type="float" office:value="3600">
            <text:p>3600</text:p>
          </table:table-cell>
          <table:table-cell table:formula="of:=[.E15]/[.G15]" office:value-type="float" office:value="0">
            <text:p>0</text:p>
          </table:table-cell>
        </table:table-row>
        <table:table-row table:style-name="ro2">
          <table:table-cell table:number-columns-repeated="4"/>
          <table:table-cell/>
          <table:table-cell table:formula="of:=[.$C$6]/[.H16]" office:value-type="float" office:value="0.166666666666667">
            <text:p>0.1666666667</text:p>
          </table:table-cell>
          <table:table-cell table:formula="of:=[.F16]*[.$C$7]" office:value-type="float" office:value="5.33333333333333">
            <text:p>5.3333333333</text:p>
          </table:table-cell>
          <table:table-cell table:formula="of:=[.H15]*2" office:value-type="float" office:value="7200">
            <text:p>7200</text:p>
          </table:table-cell>
          <table:table-cell table:formula="of:=[.E16]/[.G16]" office:value-type="float" office:value="0">
            <text:p>0</text:p>
          </table:table-cell>
        </table:table-row>
        <table:table-row table:style-name="ro2">
          <table:table-cell table:number-columns-repeated="4"/>
          <table:table-cell/>
          <table:table-cell table:formula="of:=[.$C$6]/[.H17]" office:value-type="float" office:value="0.0833333333333333">
            <text:p>0.0833333333</text:p>
          </table:table-cell>
          <table:table-cell table:formula="of:=[.F17]*[.$C$7]" office:value-type="float" office:value="2.66666666666667">
            <text:p>2.6666666667</text:p>
          </table:table-cell>
          <table:table-cell table:formula="of:=[.H16]*2" office:value-type="float" office:value="14400">
            <text:p>14400</text:p>
          </table:table-cell>
          <table:table-cell table:formula="of:=[.E17]/[.G17]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5" table:number-columns-repeated="2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Default"/>
        <table:table-column table:style-name="co1" table:default-cell-style-name="Default"/>
        <table:table-row table:style-name="ro2">
          <table:table-cell table:number-columns-repeated="2"/>
          <table:table-cell table:style-name="Default" table:number-columns-repeated="6"/>
          <table:table-cell table:style-name="Default" office:value-type="string">
            <text:p>film</text:p>
          </table:table-cell>
          <table:table-cell office:value-type="string">
            <text:p>Microsteps/rev</text:p>
          </table:table-cell>
          <table:table-cell office:value-type="float" office:value="3200">
            <text:p>3200</text:p>
          </table:table-cell>
        </table:table-row>
        <table:table-row table:style-name="ro2">
          <table:table-cell table:number-columns-repeated="2"/>
          <table:table-cell table:style-name="Default" table:number-columns-repeated="6"/>
          <table:table-cell table:style-name="Default" office:value-type="string">
            <text:p>plat.</text:p>
          </table:table-cell>
          <table:table-cell/>
          <table:table-cell office:value-type="float" office:value="3200">
            <text:p>3200</text:p>
          </table:table-cell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4">
          <table:table-cell table:style-name="ce2" office:value-type="string">
            <text:p>theta</text:p>
          </table:table-cell>
          <table:table-cell table:style-name="ce2" office:value-type="string">
            <text:p>platform step</text:p>
          </table:table-cell>
          <table:table-cell table:style-name="ce3" office:value-type="string">
            <text:p>36mm “exposures”</text:p>
          </table:table-cell>
          <table:table-cell table:style-name="ce3" office:value-type="string">
            <text:p>Spool rotations</text:p>
          </table:table-cell>
          <table:table-cell table:style-name="ce3" office:value-type="string">
            <text:p>phi</text:p>
          </table:table-cell>
          <table:table-cell table:style-name="ce3" office:value-type="string">
            <text:p>steps</text:p>
          </table:table-cell>
          <table:table-cell table:style-name="ce3" office:value-type="string">
            <text:p>film pulled, mm</text:p>
          </table:table-cell>
          <table:table-cell table:style-name="ce3" office:value-type="string">
            <text:p>R</text:p>
          </table:table-cell>
          <table:table-cell table:style-name="ce3" office:value-type="string">
            <text:p>t</text:p>
          </table:table-cell>
          <table:table-cell table:number-columns-repeated="2"/>
        </table:table-row>
        <table:table-row table:style-name="ro2">
          <table:table-cell table:formula="of:=6.28*[.B5]/32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5]/36" office:value-type="float" office:value="0.0138888888888889">
            <text:p>0.01</text:p>
          </table:table-cell>
          <table:table-cell table:formula="of:=[.E5]/(2*3.1415)" office:value-type="float" office:value="0">
            <text:p>0.00</text:p>
          </table:table-cell>
          <table:table-cell table:formula="of:=[.F5]*6.28/[.$K$1]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formula="of:=[.H5]*0.1" office:value-type="float" office:value="0.5">
            <text:p>0.50</text:p>
          </table:table-cell>
          <table:table-cell office:value-type="float" office:value="5">
            <text:p>5.00</text:p>
          </table:table-cell>
          <table:table-cell office:value-type="float" office:value="0.15">
            <text:p>0.15</text:p>
          </table:table-cell>
          <table:table-cell table:number-columns-repeated="2"/>
        </table:table-row>
        <table:table-row table:style-name="ro2">
          <table:table-cell table:formula="of:=6.28*[.B6]/3200" office:value-type="float" office:value="0.019625">
            <text:p>0.019625</text:p>
          </table:table-cell>
          <table:table-cell office:value-type="float" office:value="10">
            <text:p>10</text:p>
          </table:table-cell>
          <table:table-cell table:formula="of:=[.G6]/36" office:value-type="float" office:value="0.0277790798611111">
            <text:p>0.03</text:p>
          </table:table-cell>
          <table:table-cell table:formula="of:=[.E6]/(2*3.1415)" office:value-type="float" office:value="0.00312350787840204">
            <text:p>0.00</text:p>
          </table:table-cell>
          <table:table-cell table:formula="of:=[.F6]*6.28/[.$K$1]" office:value-type="float" office:value="0.019625">
            <text:p>0.02</text:p>
          </table:table-cell>
          <table:table-cell office:value-type="float" office:value="10">
            <text:p>10.00</text:p>
          </table:table-cell>
          <table:table-cell table:formula="of:=[.G5]+[.H6]*0.1" office:value-type="float" office:value="1.000046875">
            <text:p>1.00</text:p>
          </table:table-cell>
          <table:table-cell table:formula="of:=[.$H$5]+[.E6]*[.$I$5]/(2*3.14)" office:value-type="float" office:value="5.00046875">
            <text:p>5.00</text:p>
          </table:table-cell>
          <table:table-cell table:number-columns-repeated="3"/>
        </table:table-row>
        <table:table-row table:style-name="ro2">
          <table:table-cell table:formula="of:=6.28*[.B7]/3200" office:value-type="float" office:value="0.03925">
            <text:p>0.03925</text:p>
          </table:table-cell>
          <table:table-cell office:value-type="float" office:value="20">
            <text:p>20</text:p>
          </table:table-cell>
          <table:table-cell table:formula="of:=[.G7]/36" office:value-type="float" office:value="0.0416705729166667">
            <text:p>0.04</text:p>
          </table:table-cell>
          <table:table-cell table:formula="of:=[.E7]/(2*3.1415)" office:value-type="float" office:value="0.00624701575680407">
            <text:p>0.01</text:p>
          </table:table-cell>
          <table:table-cell table:formula="of:=[.F7]*6.28/[.$K$1]" office:value-type="float" office:value="0.03925">
            <text:p>0.04</text:p>
          </table:table-cell>
          <table:table-cell office:value-type="float" office:value="20">
            <text:p>20.00</text:p>
          </table:table-cell>
          <table:table-cell table:formula="of:=[.G6]+[.H7]*0.1" office:value-type="float" office:value="1.500140625">
            <text:p>1.50</text:p>
          </table:table-cell>
          <table:table-cell table:formula="of:=[.$H$5]+[.E7]*[.$I$5]/(2*3.14)" office:value-type="float" office:value="5.0009375">
            <text:p>5.00</text:p>
          </table:table-cell>
          <table:table-cell table:number-columns-repeated="3"/>
        </table:table-row>
        <table:table-row table:style-name="ro2">
          <table:table-cell table:formula="of:=6.28*[.B8]/3200" office:value-type="float" office:value="0.058875">
            <text:p>0.058875</text:p>
          </table:table-cell>
          <table:table-cell office:value-type="float" office:value="30">
            <text:p>30</text:p>
          </table:table-cell>
          <table:table-cell table:formula="of:=[.G8]/36" office:value-type="float" office:value="0.0555633680555556">
            <text:p>0.06</text:p>
          </table:table-cell>
          <table:table-cell table:formula="of:=[.E8]/(2*3.1415)" office:value-type="float" office:value="0.00937052363520611">
            <text:p>0.01</text:p>
          </table:table-cell>
          <table:table-cell table:formula="of:=[.F8]*6.28/[.$K$1]" office:value-type="float" office:value="0.058875">
            <text:p>0.06</text:p>
          </table:table-cell>
          <table:table-cell office:value-type="float" office:value="30">
            <text:p>30.00</text:p>
          </table:table-cell>
          <table:table-cell table:formula="of:=[.G7]+[.H8]*0.1" office:value-type="float" office:value="2.00028125">
            <text:p>2.00</text:p>
          </table:table-cell>
          <table:table-cell table:formula="of:=[.$H$5]+[.E8]*[.$I$5]/(2*3.14)" office:value-type="float" office:value="5.00140625">
            <text:p>5.00</text:p>
          </table:table-cell>
          <table:table-cell table:number-columns-repeated="3"/>
        </table:table-row>
        <table:table-row table:style-name="ro2">
          <table:table-cell table:formula="of:=6.28*[.B9]/3200" office:value-type="float" office:value="0.0785">
            <text:p>0.0785</text:p>
          </table:table-cell>
          <table:table-cell office:value-type="float" office:value="40">
            <text:p>40</text:p>
          </table:table-cell>
          <table:table-cell table:formula="of:=[.G9]/36" office:value-type="float" office:value="0.0694574652777778">
            <text:p>0.07</text:p>
          </table:table-cell>
          <table:table-cell table:formula="of:=[.E9]/(2*3.1415)" office:value-type="float" office:value="0.0124940315136081">
            <text:p>0.01</text:p>
          </table:table-cell>
          <table:table-cell table:formula="of:=[.F9]*6.28/[.$K$1]" office:value-type="float" office:value="0.0785">
            <text:p>0.08</text:p>
          </table:table-cell>
          <table:table-cell office:value-type="float" office:value="40">
            <text:p>40.00</text:p>
          </table:table-cell>
          <table:table-cell table:formula="of:=[.G8]+[.H9]*0.1" office:value-type="float" office:value="2.50046875">
            <text:p>2.50</text:p>
          </table:table-cell>
          <table:table-cell table:formula="of:=[.$H$5]+[.E9]*[.$I$5]/(2*3.14)" office:value-type="float" office:value="5.001875">
            <text:p>5.00</text:p>
          </table:table-cell>
          <table:table-cell table:number-columns-repeated="3"/>
        </table:table-row>
        <table:table-row table:style-name="ro2">
          <table:table-cell table:formula="of:=6.28*[.B10]/3200" office:value-type="float" office:value="0.098125">
            <text:p>0.098125</text:p>
          </table:table-cell>
          <table:table-cell office:value-type="float" office:value="50">
            <text:p>50</text:p>
          </table:table-cell>
          <table:table-cell table:formula="of:=[.G10]/36" office:value-type="float" office:value="0.0833528645833333">
            <text:p>0.08</text:p>
          </table:table-cell>
          <table:table-cell table:formula="of:=[.E10]/(2*3.1415)" office:value-type="float" office:value="0.0156175393920102">
            <text:p>0.02</text:p>
          </table:table-cell>
          <table:table-cell table:formula="of:=[.F10]*6.28/[.$K$1]" office:value-type="float" office:value="0.098125">
            <text:p>0.10</text:p>
          </table:table-cell>
          <table:table-cell office:value-type="float" office:value="50">
            <text:p>50.00</text:p>
          </table:table-cell>
          <table:table-cell table:formula="of:=[.G9]+[.H10]*0.1" office:value-type="float" office:value="3.000703125">
            <text:p>3.00</text:p>
          </table:table-cell>
          <table:table-cell table:formula="of:=[.$H$5]+[.E10]*[.$I$5]/(2*3.14)" office:value-type="float" office:value="5.00234375">
            <text:p>5.00</text:p>
          </table:table-cell>
          <table:table-cell table:number-columns-repeated="3"/>
        </table:table-row>
        <table:table-row table:style-name="ro2">
          <table:table-cell table:formula="of:=6.28*[.B11]/3200" office:value-type="float" office:value="0.11775">
            <text:p>0.11775</text:p>
          </table:table-cell>
          <table:table-cell office:value-type="float" office:value="60">
            <text:p>60</text:p>
          </table:table-cell>
          <table:table-cell table:formula="of:=[.G11]/36" office:value-type="float" office:value="0.0972495659722222">
            <text:p>0.10</text:p>
          </table:table-cell>
          <table:table-cell table:formula="of:=[.E11]/(2*3.1415)" office:value-type="float" office:value="0.0187410472704122">
            <text:p>0.02</text:p>
          </table:table-cell>
          <table:table-cell table:formula="of:=[.F11]*6.28/[.$K$1]" office:value-type="float" office:value="0.11775">
            <text:p>0.12</text:p>
          </table:table-cell>
          <table:table-cell office:value-type="float" office:value="60">
            <text:p>60.00</text:p>
          </table:table-cell>
          <table:table-cell table:formula="of:=[.G10]+[.H11]*0.1" office:value-type="float" office:value="3.500984375">
            <text:p>3.50</text:p>
          </table:table-cell>
          <table:table-cell table:formula="of:=[.$H$5]+[.E11]*[.$I$5]/(2*3.14)" office:value-type="float" office:value="5.0028125">
            <text:p>5.00</text:p>
          </table:table-cell>
          <table:table-cell table:number-columns-repeated="3"/>
        </table:table-row>
        <table:table-row table:style-name="ro2">
          <table:table-cell table:formula="of:=6.28*[.B12]/3200" office:value-type="float" office:value="0.137375">
            <text:p>0.137375</text:p>
          </table:table-cell>
          <table:table-cell office:value-type="float" office:value="70">
            <text:p>70</text:p>
          </table:table-cell>
          <table:table-cell table:formula="of:=[.G12]/36" office:value-type="float" office:value="0.111147569444444">
            <text:p>0.11</text:p>
          </table:table-cell>
          <table:table-cell table:formula="of:=[.E12]/(2*3.1415)" office:value-type="float" office:value="0.0218645551488143">
            <text:p>0.02</text:p>
          </table:table-cell>
          <table:table-cell table:formula="of:=[.F12]*6.28/[.$K$1]" office:value-type="float" office:value="0.137375">
            <text:p>0.14</text:p>
          </table:table-cell>
          <table:table-cell office:value-type="float" office:value="70">
            <text:p>70.00</text:p>
          </table:table-cell>
          <table:table-cell table:formula="of:=[.G11]+[.H12]*0.1" office:value-type="float" office:value="4.0013125">
            <text:p>4.00</text:p>
          </table:table-cell>
          <table:table-cell table:formula="of:=[.$H$5]+[.E12]*[.$I$5]/(2*3.14)" office:value-type="float" office:value="5.00328125">
            <text:p>5.00</text:p>
          </table:table-cell>
          <table:table-cell table:number-columns-repeated="3"/>
        </table:table-row>
        <table:table-row table:style-name="ro2">
          <table:table-cell table:formula="of:=6.28*[.B13]/3200" office:value-type="float" office:value="0.157">
            <text:p>0.157</text:p>
          </table:table-cell>
          <table:table-cell office:value-type="float" office:value="80">
            <text:p>80</text:p>
          </table:table-cell>
          <table:table-cell table:formula="of:=[.G13]/36" office:value-type="float" office:value="0.125046875">
            <text:p>0.13</text:p>
          </table:table-cell>
          <table:table-cell table:formula="of:=[.E13]/(2*3.1415)" office:value-type="float" office:value="0.0249880630272163">
            <text:p>0.02</text:p>
          </table:table-cell>
          <table:table-cell table:formula="of:=[.F13]*6.28/[.$K$1]" office:value-type="float" office:value="0.157">
            <text:p>0.16</text:p>
          </table:table-cell>
          <table:table-cell office:value-type="float" office:value="80">
            <text:p>80.00</text:p>
          </table:table-cell>
          <table:table-cell table:formula="of:=[.G12]+[.H13]*0.1" office:value-type="float" office:value="4.5016875">
            <text:p>4.50</text:p>
          </table:table-cell>
          <table:table-cell table:formula="of:=[.$H$5]+[.E13]*[.$I$5]/(2*3.14)" office:value-type="float" office:value="5.00375">
            <text:p>5.00</text:p>
          </table:table-cell>
          <table:table-cell table:number-columns-repeated="3"/>
        </table:table-row>
        <table:table-row table:style-name="ro2">
          <table:table-cell table:formula="of:=6.28*[.B14]/3200" office:value-type="float" office:value="0.176625">
            <text:p>0.176625</text:p>
          </table:table-cell>
          <table:table-cell office:value-type="float" office:value="90">
            <text:p>90</text:p>
          </table:table-cell>
          <table:table-cell table:formula="of:=[.G14]/36" office:value-type="float" office:value="0.138947482638889">
            <text:p>0.14</text:p>
          </table:table-cell>
          <table:table-cell table:formula="of:=[.E14]/(2*3.1415)" office:value-type="float" office:value="0.0281115709056183">
            <text:p>0.03</text:p>
          </table:table-cell>
          <table:table-cell table:formula="of:=[.F14]*6.28/[.$K$1]" office:value-type="float" office:value="0.176625">
            <text:p>0.18</text:p>
          </table:table-cell>
          <table:table-cell office:value-type="float" office:value="90">
            <text:p>90.00</text:p>
          </table:table-cell>
          <table:table-cell table:formula="of:=[.G13]+[.H14]*0.1" office:value-type="float" office:value="5.002109375">
            <text:p>5.00</text:p>
          </table:table-cell>
          <table:table-cell table:formula="of:=[.$H$5]+[.E14]*[.$I$5]/(2*3.14)" office:value-type="float" office:value="5.00421875">
            <text:p>5.00</text:p>
          </table:table-cell>
          <table:table-cell table:number-columns-repeated="3"/>
        </table:table-row>
        <table:table-row table:style-name="ro2">
          <table:table-cell table:formula="of:=6.28*[.B15]/3200" office:value-type="float" office:value="0.19625">
            <text:p>0.19625</text:p>
          </table:table-cell>
          <table:table-cell office:value-type="float" office:value="100">
            <text:p>100</text:p>
          </table:table-cell>
          <table:table-cell table:formula="of:=[.G15]/36" office:value-type="float" office:value="0.152849392361111">
            <text:p>0.15</text:p>
          </table:table-cell>
          <table:table-cell table:formula="of:=[.E15]/(2*3.1415)" office:value-type="float" office:value="0.0312350787840204">
            <text:p>0.03</text:p>
          </table:table-cell>
          <table:table-cell table:formula="of:=[.F15]*6.28/[.$K$1]" office:value-type="float" office:value="0.19625">
            <text:p>0.20</text:p>
          </table:table-cell>
          <table:table-cell office:value-type="float" office:value="100">
            <text:p>100.00</text:p>
          </table:table-cell>
          <table:table-cell table:formula="of:=[.G14]+[.H15]*0.1" office:value-type="float" office:value="5.502578125">
            <text:p>5.50</text:p>
          </table:table-cell>
          <table:table-cell table:formula="of:=[.$H$5]+[.E15]*[.$I$5]/(2*3.14)" office:value-type="float" office:value="5.0046875">
            <text:p>5.00</text:p>
          </table:table-cell>
          <table:table-cell table:number-columns-repeated="3"/>
        </table:table-row>
        <table:table-row table:style-name="ro2">
          <table:table-cell table:formula="of:=6.28*[.B16]/3200" office:value-type="float" office:value="0.215875">
            <text:p>0.215875</text:p>
          </table:table-cell>
          <table:table-cell office:value-type="float" office:value="110">
            <text:p>110</text:p>
          </table:table-cell>
          <table:table-cell table:formula="of:=[.G16]/36" office:value-type="float" office:value="0.166752604166667">
            <text:p>0.17</text:p>
          </table:table-cell>
          <table:table-cell table:formula="of:=[.E16]/(2*3.1415)" office:value-type="float" office:value="0.0343585866624224">
            <text:p>0.03</text:p>
          </table:table-cell>
          <table:table-cell table:formula="of:=[.F16]*6.28/[.$K$1]" office:value-type="float" office:value="0.215875">
            <text:p>0.22</text:p>
          </table:table-cell>
          <table:table-cell office:value-type="float" office:value="110">
            <text:p>110.00</text:p>
          </table:table-cell>
          <table:table-cell table:formula="of:=[.G15]+[.H16]*0.1" office:value-type="float" office:value="6.00309375">
            <text:p>6.00</text:p>
          </table:table-cell>
          <table:table-cell table:formula="of:=[.$H$5]+[.E16]*[.$I$5]/(2*3.14)" office:value-type="float" office:value="5.00515625">
            <text:p>5.01</text:p>
          </table:table-cell>
          <table:table-cell table:number-columns-repeated="3"/>
        </table:table-row>
        <table:table-row table:style-name="ro2">
          <table:table-cell table:formula="of:=6.28*[.B17]/3200" office:value-type="float" office:value="0.2355">
            <text:p>0.2355</text:p>
          </table:table-cell>
          <table:table-cell office:value-type="float" office:value="120">
            <text:p>120</text:p>
          </table:table-cell>
          <table:table-cell table:formula="of:=[.G17]/36" office:value-type="float" office:value="0.180657118055556">
            <text:p>0.18</text:p>
          </table:table-cell>
          <table:table-cell table:formula="of:=[.E17]/(2*3.1415)" office:value-type="float" office:value="0.0374820945408244">
            <text:p>0.04</text:p>
          </table:table-cell>
          <table:table-cell table:formula="of:=[.F17]*6.28/[.$K$1]" office:value-type="float" office:value="0.2355">
            <text:p>0.24</text:p>
          </table:table-cell>
          <table:table-cell office:value-type="float" office:value="120">
            <text:p>120.00</text:p>
          </table:table-cell>
          <table:table-cell table:formula="of:=[.G16]+[.H17]*0.1" office:value-type="float" office:value="6.50365625">
            <text:p>6.50</text:p>
          </table:table-cell>
          <table:table-cell table:formula="of:=[.$H$5]+[.E17]*[.$I$5]/(2*3.14)" office:value-type="float" office:value="5.005625">
            <text:p>5.01</text:p>
          </table:table-cell>
          <table:table-cell table:number-columns-repeated="3"/>
        </table:table-row>
        <table:table-row table:style-name="ro2">
          <table:table-cell table:formula="of:=6.28*[.B18]/3200" office:value-type="float" office:value="0.255125">
            <text:p>0.255125</text:p>
          </table:table-cell>
          <table:table-cell office:value-type="float" office:value="130">
            <text:p>130</text:p>
          </table:table-cell>
          <table:table-cell table:formula="of:=[.G18]/36" office:value-type="float" office:value="0.194562934027778">
            <text:p>0.19</text:p>
          </table:table-cell>
          <table:table-cell table:formula="of:=[.E18]/(2*3.1415)" office:value-type="float" office:value="0.0406056024192265">
            <text:p>0.04</text:p>
          </table:table-cell>
          <table:table-cell table:formula="of:=[.F18]*6.28/[.$K$1]" office:value-type="float" office:value="0.255125">
            <text:p>0.26</text:p>
          </table:table-cell>
          <table:table-cell office:value-type="float" office:value="130">
            <text:p>130.00</text:p>
          </table:table-cell>
          <table:table-cell table:formula="of:=[.G17]+[.H18]*0.1" office:value-type="float" office:value="7.004265625">
            <text:p>7.00</text:p>
          </table:table-cell>
          <table:table-cell table:formula="of:=[.$H$5]+[.E18]*[.$I$5]/(2*3.14)" office:value-type="float" office:value="5.00609375">
            <text:p>5.01</text:p>
          </table:table-cell>
          <table:table-cell table:number-columns-repeated="3"/>
        </table:table-row>
        <table:table-row table:style-name="ro2">
          <table:table-cell table:formula="of:=6.28*[.B19]/3200" office:value-type="float" office:value="0.27475">
            <text:p>0.27475</text:p>
          </table:table-cell>
          <table:table-cell office:value-type="float" office:value="140">
            <text:p>140</text:p>
          </table:table-cell>
          <table:table-cell table:formula="of:=[.G19]/36" office:value-type="float" office:value="0.208470052083333">
            <text:p>0.21</text:p>
          </table:table-cell>
          <table:table-cell table:formula="of:=[.E19]/(2*3.1415)" office:value-type="float" office:value="0.0437291102976285">
            <text:p>0.04</text:p>
          </table:table-cell>
          <table:table-cell table:formula="of:=[.F19]*6.28/[.$K$1]" office:value-type="float" office:value="0.27475">
            <text:p>0.27</text:p>
          </table:table-cell>
          <table:table-cell office:value-type="float" office:value="140">
            <text:p>140.00</text:p>
          </table:table-cell>
          <table:table-cell table:formula="of:=[.G18]+[.H19]*0.1" office:value-type="float" office:value="7.504921875">
            <text:p>7.50</text:p>
          </table:table-cell>
          <table:table-cell table:formula="of:=[.$H$5]+[.E19]*[.$I$5]/(2*3.14)" office:value-type="float" office:value="5.0065625">
            <text:p>5.01</text:p>
          </table:table-cell>
          <table:table-cell table:number-columns-repeated="3"/>
        </table:table-row>
        <table:table-row table:style-name="ro2">
          <table:table-cell table:formula="of:=6.28*[.B20]/3200" office:value-type="float" office:value="0.294375">
            <text:p>0.294375</text:p>
          </table:table-cell>
          <table:table-cell office:value-type="float" office:value="150">
            <text:p>150</text:p>
          </table:table-cell>
          <table:table-cell table:formula="of:=[.G20]/36" office:value-type="float" office:value="0.222378472222222">
            <text:p>0.22</text:p>
          </table:table-cell>
          <table:table-cell table:formula="of:=[.E20]/(2*3.1415)" office:value-type="float" office:value="0.0468526181760306">
            <text:p>0.05</text:p>
          </table:table-cell>
          <table:table-cell table:formula="of:=[.F20]*6.28/[.$K$1]" office:value-type="float" office:value="0.294375">
            <text:p>0.29</text:p>
          </table:table-cell>
          <table:table-cell office:value-type="float" office:value="150">
            <text:p>150.00</text:p>
          </table:table-cell>
          <table:table-cell table:formula="of:=[.G19]+[.H20]*0.1" office:value-type="float" office:value="8.005625">
            <text:p>8.01</text:p>
          </table:table-cell>
          <table:table-cell table:formula="of:=[.$H$5]+[.E20]*[.$I$5]/(2*3.14)" office:value-type="float" office:value="5.00703125">
            <text:p>5.01</text:p>
          </table:table-cell>
          <table:table-cell table:number-columns-repeated="3"/>
        </table:table-row>
        <table:table-row table:style-name="ro2">
          <table:table-cell table:formula="of:=6.28*[.B21]/3200" office:value-type="float" office:value="0.314">
            <text:p>0.314</text:p>
          </table:table-cell>
          <table:table-cell office:value-type="float" office:value="160">
            <text:p>160</text:p>
          </table:table-cell>
          <table:table-cell table:formula="of:=[.G21]/36" office:value-type="float" office:value="0.236288194444444">
            <text:p>0.24</text:p>
          </table:table-cell>
          <table:table-cell table:formula="of:=[.E21]/(2*3.1415)" office:value-type="float" office:value="0.0499761260544326">
            <text:p>0.05</text:p>
          </table:table-cell>
          <table:table-cell table:formula="of:=[.F21]*6.28/[.$K$1]" office:value-type="float" office:value="0.314">
            <text:p>0.31</text:p>
          </table:table-cell>
          <table:table-cell office:value-type="float" office:value="160">
            <text:p>160.00</text:p>
          </table:table-cell>
          <table:table-cell table:formula="of:=[.G20]+[.H21]*0.1" office:value-type="float" office:value="8.506375">
            <text:p>8.51</text:p>
          </table:table-cell>
          <table:table-cell table:formula="of:=[.$H$5]+[.E21]*[.$I$5]/(2*3.14)" office:value-type="float" office:value="5.0075">
            <text:p>5.01</text:p>
          </table:table-cell>
          <table:table-cell table:number-columns-repeated="3"/>
        </table:table-row>
        <table:table-row table:style-name="ro2">
          <table:table-cell table:formula="of:=6.28*[.B22]/3200" office:value-type="float" office:value="0.333625">
            <text:p>0.333625</text:p>
          </table:table-cell>
          <table:table-cell office:value-type="float" office:value="170">
            <text:p>170</text:p>
          </table:table-cell>
          <table:table-cell table:formula="of:=[.G22]/36" office:value-type="float" office:value="0.25019921875">
            <text:p>0.25</text:p>
          </table:table-cell>
          <table:table-cell table:formula="of:=[.E22]/(2*3.1415)" office:value-type="float" office:value="0.0530996339328346">
            <text:p>0.05</text:p>
          </table:table-cell>
          <table:table-cell table:formula="of:=[.F22]*6.28/[.$K$1]" office:value-type="float" office:value="0.333625">
            <text:p>0.33</text:p>
          </table:table-cell>
          <table:table-cell office:value-type="float" office:value="170">
            <text:p>170.00</text:p>
          </table:table-cell>
          <table:table-cell table:formula="of:=[.G21]+[.H22]*0.1" office:value-type="float" office:value="9.007171875">
            <text:p>9.01</text:p>
          </table:table-cell>
          <table:table-cell table:formula="of:=[.$H$5]+[.E22]*[.$I$5]/(2*3.14)" office:value-type="float" office:value="5.00796875">
            <text:p>5.01</text:p>
          </table:table-cell>
          <table:table-cell table:number-columns-repeated="3"/>
        </table:table-row>
        <table:table-row table:style-name="ro2">
          <table:table-cell table:formula="of:=6.28*[.B23]/3200" office:value-type="float" office:value="0.35325">
            <text:p>0.35325</text:p>
          </table:table-cell>
          <table:table-cell office:value-type="float" office:value="180">
            <text:p>180</text:p>
          </table:table-cell>
          <table:table-cell table:formula="of:=[.G23]/36" office:value-type="float" office:value="0.264111545138889">
            <text:p>0.26</text:p>
          </table:table-cell>
          <table:table-cell table:formula="of:=[.E23]/(2*3.1415)" office:value-type="float" office:value="0.0562231418112367">
            <text:p>0.06</text:p>
          </table:table-cell>
          <table:table-cell table:formula="of:=[.F23]*6.28/[.$K$1]" office:value-type="float" office:value="0.35325">
            <text:p>0.35</text:p>
          </table:table-cell>
          <table:table-cell office:value-type="float" office:value="180">
            <text:p>180.00</text:p>
          </table:table-cell>
          <table:table-cell table:formula="of:=[.G22]+[.H23]*0.1" office:value-type="float" office:value="9.508015625">
            <text:p>9.51</text:p>
          </table:table-cell>
          <table:table-cell table:formula="of:=[.$H$5]+[.E23]*[.$I$5]/(2*3.14)" office:value-type="float" office:value="5.0084375">
            <text:p>5.01</text:p>
          </table:table-cell>
          <table:table-cell table:number-columns-repeated="3"/>
        </table:table-row>
        <table:table-row table:style-name="ro2">
          <table:table-cell table:formula="of:=6.28*[.B24]/3200" office:value-type="float" office:value="0.372875">
            <text:p>0.372875</text:p>
          </table:table-cell>
          <table:table-cell office:value-type="float" office:value="190">
            <text:p>190</text:p>
          </table:table-cell>
          <table:table-cell table:formula="of:=[.G24]/36" office:value-type="float" office:value="0.278025173611111">
            <text:p>0.28</text:p>
          </table:table-cell>
          <table:table-cell table:formula="of:=[.E24]/(2*3.1415)" office:value-type="float" office:value="0.0593466496896387">
            <text:p>0.06</text:p>
          </table:table-cell>
          <table:table-cell table:formula="of:=[.F24]*6.28/[.$K$1]" office:value-type="float" office:value="0.372875">
            <text:p>0.37</text:p>
          </table:table-cell>
          <table:table-cell office:value-type="float" office:value="190">
            <text:p>190.00</text:p>
          </table:table-cell>
          <table:table-cell table:formula="of:=[.G23]+[.H24]*0.1" office:value-type="float" office:value="10.00890625">
            <text:p>10.01</text:p>
          </table:table-cell>
          <table:table-cell table:formula="of:=[.$H$5]+[.E24]*[.$I$5]/(2*3.14)" office:value-type="float" office:value="5.00890625">
            <text:p>5.01</text:p>
          </table:table-cell>
          <table:table-cell table:number-columns-repeated="3"/>
        </table:table-row>
        <table:table-row table:style-name="ro2">
          <table:table-cell table:formula="of:=6.28*[.B25]/3200" office:value-type="float" office:value="0.3925">
            <text:p>0.3925</text:p>
          </table:table-cell>
          <table:table-cell office:value-type="float" office:value="200">
            <text:p>200</text:p>
          </table:table-cell>
          <table:table-cell table:formula="of:=[.G25]/36" office:value-type="float" office:value="0.291940104166667">
            <text:p>0.29</text:p>
          </table:table-cell>
          <table:table-cell table:formula="of:=[.E25]/(2*3.1415)" office:value-type="float" office:value="0.0624701575680408">
            <text:p>0.06</text:p>
          </table:table-cell>
          <table:table-cell table:formula="of:=[.F25]*6.28/[.$K$1]" office:value-type="float" office:value="0.3925">
            <text:p>0.39</text:p>
          </table:table-cell>
          <table:table-cell office:value-type="float" office:value="200">
            <text:p>200.00</text:p>
          </table:table-cell>
          <table:table-cell table:formula="of:=[.G24]+[.H25]*0.1" office:value-type="float" office:value="10.50984375">
            <text:p>10.51</text:p>
          </table:table-cell>
          <table:table-cell table:formula="of:=[.$H$5]+[.E25]*[.$I$5]/(2*3.14)" office:value-type="float" office:value="5.009375">
            <text:p>5.01</text:p>
          </table:table-cell>
          <table:table-cell table:number-columns-repeated="3"/>
        </table:table-row>
        <table:table-row table:style-name="ro2">
          <table:table-cell table:formula="of:=6.28*[.B26]/3200" office:value-type="float" office:value="0.412125">
            <text:p>0.412125</text:p>
          </table:table-cell>
          <table:table-cell office:value-type="float" office:value="210">
            <text:p>210</text:p>
          </table:table-cell>
          <table:table-cell table:formula="of:=[.G26]/36" office:value-type="float" office:value="0.305856336805555">
            <text:p>0.31</text:p>
          </table:table-cell>
          <table:table-cell table:formula="of:=[.E26]/(2*3.1415)" office:value-type="float" office:value="0.0655936654464428">
            <text:p>0.07</text:p>
          </table:table-cell>
          <table:table-cell table:formula="of:=[.F26]*6.28/[.$K$1]" office:value-type="float" office:value="0.412125">
            <text:p>0.41</text:p>
          </table:table-cell>
          <table:table-cell office:value-type="float" office:value="210">
            <text:p>210.00</text:p>
          </table:table-cell>
          <table:table-cell table:formula="of:=[.G25]+[.H26]*0.1" office:value-type="float" office:value="11.010828125">
            <text:p>11.01</text:p>
          </table:table-cell>
          <table:table-cell table:formula="of:=[.$H$5]+[.E26]*[.$I$5]/(2*3.14)" office:value-type="float" office:value="5.00984375">
            <text:p>5.01</text:p>
          </table:table-cell>
          <table:table-cell table:number-columns-repeated="3"/>
        </table:table-row>
        <table:table-row table:style-name="ro2">
          <table:table-cell table:formula="of:=6.28*[.B27]/3200" office:value-type="float" office:value="0.43175">
            <text:p>0.43175</text:p>
          </table:table-cell>
          <table:table-cell office:value-type="float" office:value="220">
            <text:p>220</text:p>
          </table:table-cell>
          <table:table-cell table:formula="of:=[.G27]/36" office:value-type="float" office:value="0.319773871527778">
            <text:p>0.32</text:p>
          </table:table-cell>
          <table:table-cell table:formula="of:=[.E27]/(2*3.1415)" office:value-type="float" office:value="0.0687171733248448">
            <text:p>0.07</text:p>
          </table:table-cell>
          <table:table-cell table:formula="of:=[.F27]*6.28/[.$K$1]" office:value-type="float" office:value="0.43175">
            <text:p>0.43</text:p>
          </table:table-cell>
          <table:table-cell office:value-type="float" office:value="220">
            <text:p>220.00</text:p>
          </table:table-cell>
          <table:table-cell table:formula="of:=[.G26]+[.H27]*0.1" office:value-type="float" office:value="11.511859375">
            <text:p>11.51</text:p>
          </table:table-cell>
          <table:table-cell table:formula="of:=[.$H$5]+[.E27]*[.$I$5]/(2*3.14)" office:value-type="float" office:value="5.0103125">
            <text:p>5.01</text:p>
          </table:table-cell>
          <table:table-cell table:number-columns-repeated="3"/>
        </table:table-row>
        <table:table-row table:style-name="ro2">
          <table:table-cell table:formula="of:=6.28*[.B28]/3200" office:value-type="float" office:value="0.451375">
            <text:p>0.451375</text:p>
          </table:table-cell>
          <table:table-cell office:value-type="float" office:value="230">
            <text:p>230</text:p>
          </table:table-cell>
          <table:table-cell table:formula="of:=[.G28]/36" office:value-type="float" office:value="0.333692708333333">
            <text:p>0.33</text:p>
          </table:table-cell>
          <table:table-cell table:formula="of:=[.E28]/(2*3.1415)" office:value-type="float" office:value="0.0718406812032469">
            <text:p>0.07</text:p>
          </table:table-cell>
          <table:table-cell table:formula="of:=[.F28]*6.28/[.$K$1]" office:value-type="float" office:value="0.451375">
            <text:p>0.45</text:p>
          </table:table-cell>
          <table:table-cell office:value-type="float" office:value="230">
            <text:p>230.00</text:p>
          </table:table-cell>
          <table:table-cell table:formula="of:=[.G27]+[.H28]*0.1" office:value-type="float" office:value="12.0129375">
            <text:p>12.01</text:p>
          </table:table-cell>
          <table:table-cell table:formula="of:=[.$H$5]+[.E28]*[.$I$5]/(2*3.14)" office:value-type="float" office:value="5.01078125">
            <text:p>5.01</text:p>
          </table:table-cell>
          <table:table-cell table:number-columns-repeated="3"/>
        </table:table-row>
        <table:table-row table:style-name="ro2">
          <table:table-cell table:formula="of:=6.28*[.B29]/3200" office:value-type="float" office:value="0.471">
            <text:p>0.471</text:p>
          </table:table-cell>
          <table:table-cell office:value-type="float" office:value="240">
            <text:p>240</text:p>
          </table:table-cell>
          <table:table-cell table:formula="of:=[.G29]/36" office:value-type="float" office:value="0.347612847222222">
            <text:p>0.35</text:p>
          </table:table-cell>
          <table:table-cell table:formula="of:=[.E29]/(2*3.1415)" office:value-type="float" office:value="0.0749641890816489">
            <text:p>0.07</text:p>
          </table:table-cell>
          <table:table-cell table:formula="of:=[.F29]*6.28/[.$K$1]" office:value-type="float" office:value="0.471">
            <text:p>0.47</text:p>
          </table:table-cell>
          <table:table-cell office:value-type="float" office:value="240">
            <text:p>240.00</text:p>
          </table:table-cell>
          <table:table-cell table:formula="of:=[.G28]+[.H29]*0.1" office:value-type="float" office:value="12.5140625">
            <text:p>12.51</text:p>
          </table:table-cell>
          <table:table-cell table:formula="of:=[.$H$5]+[.E29]*[.$I$5]/(2*3.14)" office:value-type="float" office:value="5.01125">
            <text:p>5.01</text:p>
          </table:table-cell>
          <table:table-cell table:number-columns-repeated="3"/>
        </table:table-row>
        <table:table-row table:style-name="ro2">
          <table:table-cell table:formula="of:=6.28*[.B30]/3200" office:value-type="float" office:value="0.490625">
            <text:p>0.490625</text:p>
          </table:table-cell>
          <table:table-cell office:value-type="float" office:value="250">
            <text:p>250</text:p>
          </table:table-cell>
          <table:table-cell table:formula="of:=[.G30]/36" office:value-type="float" office:value="0.361534288194444">
            <text:p>0.36</text:p>
          </table:table-cell>
          <table:table-cell table:formula="of:=[.E30]/(2*3.1415)" office:value-type="float" office:value="0.0780876969600509">
            <text:p>0.08</text:p>
          </table:table-cell>
          <table:table-cell table:formula="of:=[.F30]*6.28/[.$K$1]" office:value-type="float" office:value="0.490625">
            <text:p>0.49</text:p>
          </table:table-cell>
          <table:table-cell office:value-type="float" office:value="250">
            <text:p>250.00</text:p>
          </table:table-cell>
          <table:table-cell table:formula="of:=[.G29]+[.H30]*0.1" office:value-type="float" office:value="13.015234375">
            <text:p>13.02</text:p>
          </table:table-cell>
          <table:table-cell table:formula="of:=[.$H$5]+[.E30]*[.$I$5]/(2*3.14)" office:value-type="float" office:value="5.01171875">
            <text:p>5.01</text:p>
          </table:table-cell>
          <table:table-cell table:number-columns-repeated="3"/>
        </table:table-row>
        <table:table-row table:style-name="ro2">
          <table:table-cell table:formula="of:=6.28*[.B31]/3200" office:value-type="float" office:value="0.51025">
            <text:p>0.51025</text:p>
          </table:table-cell>
          <table:table-cell office:value-type="float" office:value="260">
            <text:p>260</text:p>
          </table:table-cell>
          <table:table-cell table:formula="of:=[.G31]/36" office:value-type="float" office:value="0.37545703125">
            <text:p>0.38</text:p>
          </table:table-cell>
          <table:table-cell table:formula="of:=[.E31]/(2*3.1415)" office:value-type="float" office:value="0.081211204838453">
            <text:p>0.08</text:p>
          </table:table-cell>
          <table:table-cell table:formula="of:=[.F31]*6.28/[.$K$1]" office:value-type="float" office:value="0.51025">
            <text:p>0.51</text:p>
          </table:table-cell>
          <table:table-cell office:value-type="float" office:value="260">
            <text:p>260.00</text:p>
          </table:table-cell>
          <table:table-cell table:formula="of:=[.G30]+[.H31]*0.1" office:value-type="float" office:value="13.516453125">
            <text:p>13.52</text:p>
          </table:table-cell>
          <table:table-cell table:formula="of:=[.$H$5]+[.E31]*[.$I$5]/(2*3.14)" office:value-type="float" office:value="5.0121875">
            <text:p>5.01</text:p>
          </table:table-cell>
          <table:table-cell table:number-columns-repeated="3"/>
        </table:table-row>
        <table:table-row table:style-name="ro2">
          <table:table-cell table:formula="of:=6.28*[.B32]/3200" office:value-type="float" office:value="0.529875">
            <text:p>0.529875</text:p>
          </table:table-cell>
          <table:table-cell office:value-type="float" office:value="270">
            <text:p>270</text:p>
          </table:table-cell>
          <table:table-cell table:formula="of:=[.G32]/36" office:value-type="float" office:value="0.389381076388889">
            <text:p>0.39</text:p>
          </table:table-cell>
          <table:table-cell table:formula="of:=[.E32]/(2*3.1415)" office:value-type="float" office:value="0.084334712716855">
            <text:p>0.08</text:p>
          </table:table-cell>
          <table:table-cell table:formula="of:=[.F32]*6.28/[.$K$1]" office:value-type="float" office:value="0.529875">
            <text:p>0.53</text:p>
          </table:table-cell>
          <table:table-cell office:value-type="float" office:value="270">
            <text:p>270.00</text:p>
          </table:table-cell>
          <table:table-cell table:formula="of:=[.G31]+[.H32]*0.1" office:value-type="float" office:value="14.01771875">
            <text:p>14.02</text:p>
          </table:table-cell>
          <table:table-cell table:formula="of:=[.$H$5]+[.E32]*[.$I$5]/(2*3.14)" office:value-type="float" office:value="5.01265625">
            <text:p>5.01</text:p>
          </table:table-cell>
          <table:table-cell table:number-columns-repeated="3"/>
        </table:table-row>
        <table:table-row table:style-name="ro2">
          <table:table-cell table:formula="of:=6.28*[.B33]/3200" office:value-type="float" office:value="0.5495">
            <text:p>0.5495</text:p>
          </table:table-cell>
          <table:table-cell office:value-type="float" office:value="280">
            <text:p>280</text:p>
          </table:table-cell>
          <table:table-cell table:formula="of:=[.G33]/36" office:value-type="float" office:value="0.403306423611111">
            <text:p>0.40</text:p>
          </table:table-cell>
          <table:table-cell table:formula="of:=[.E33]/(2*3.1415)" office:value-type="float" office:value="0.087458220595257">
            <text:p>0.09</text:p>
          </table:table-cell>
          <table:table-cell table:formula="of:=[.F33]*6.28/[.$K$1]" office:value-type="float" office:value="0.5495">
            <text:p>0.55</text:p>
          </table:table-cell>
          <table:table-cell office:value-type="float" office:value="280">
            <text:p>280.00</text:p>
          </table:table-cell>
          <table:table-cell table:formula="of:=[.G32]+[.H33]*0.1" office:value-type="float" office:value="14.51903125">
            <text:p>14.52</text:p>
          </table:table-cell>
          <table:table-cell table:formula="of:=[.$H$5]+[.E33]*[.$I$5]/(2*3.14)" office:value-type="float" office:value="5.013125">
            <text:p>5.01</text:p>
          </table:table-cell>
          <table:table-cell table:number-columns-repeated="3"/>
        </table:table-row>
        <table:table-row table:style-name="ro2">
          <table:table-cell table:formula="of:=6.28*[.B34]/3200" office:value-type="float" office:value="0.569125">
            <text:p>0.569125</text:p>
          </table:table-cell>
          <table:table-cell office:value-type="float" office:value="290">
            <text:p>290</text:p>
          </table:table-cell>
          <table:table-cell table:formula="of:=[.G34]/36" office:value-type="float" office:value="0.417233072916667">
            <text:p>0.42</text:p>
          </table:table-cell>
          <table:table-cell table:formula="of:=[.E34]/(2*3.1415)" office:value-type="float" office:value="0.0905817284736591">
            <text:p>0.09</text:p>
          </table:table-cell>
          <table:table-cell table:formula="of:=[.F34]*6.28/[.$K$1]" office:value-type="float" office:value="0.569125">
            <text:p>0.57</text:p>
          </table:table-cell>
          <table:table-cell office:value-type="float" office:value="290">
            <text:p>290.00</text:p>
          </table:table-cell>
          <table:table-cell table:formula="of:=[.G33]+[.H34]*0.1" office:value-type="float" office:value="15.020390625">
            <text:p>15.02</text:p>
          </table:table-cell>
          <table:table-cell table:formula="of:=[.$H$5]+[.E34]*[.$I$5]/(2*3.14)" office:value-type="float" office:value="5.01359375">
            <text:p>5.01</text:p>
          </table:table-cell>
          <table:table-cell table:number-columns-repeated="3"/>
        </table:table-row>
        <table:table-row table:style-name="ro2">
          <table:table-cell table:formula="of:=6.28*[.B35]/3200" office:value-type="float" office:value="0.58875">
            <text:p>0.58875</text:p>
          </table:table-cell>
          <table:table-cell office:value-type="float" office:value="300">
            <text:p>300</text:p>
          </table:table-cell>
          <table:table-cell table:formula="of:=[.G35]/36" office:value-type="float" office:value="0.431161024305555">
            <text:p>0.43</text:p>
          </table:table-cell>
          <table:table-cell table:formula="of:=[.E35]/(2*3.1415)" office:value-type="float" office:value="0.0937052363520611">
            <text:p>0.09</text:p>
          </table:table-cell>
          <table:table-cell table:formula="of:=[.F35]*6.28/[.$K$1]" office:value-type="float" office:value="0.58875">
            <text:p>0.59</text:p>
          </table:table-cell>
          <table:table-cell office:value-type="float" office:value="300">
            <text:p>300.00</text:p>
          </table:table-cell>
          <table:table-cell table:formula="of:=[.G34]+[.H35]*0.1" office:value-type="float" office:value="15.521796875">
            <text:p>15.52</text:p>
          </table:table-cell>
          <table:table-cell table:formula="of:=[.$H$5]+[.E35]*[.$I$5]/(2*3.14)" office:value-type="float" office:value="5.0140625">
            <text:p>5.01</text:p>
          </table:table-cell>
          <table:table-cell table:number-columns-repeated="3"/>
        </table:table-row>
        <table:table-row table:style-name="ro2">
          <table:table-cell table:formula="of:=6.28*[.B36]/3200" office:value-type="float" office:value="0.608375">
            <text:p>0.608375</text:p>
          </table:table-cell>
          <table:table-cell office:value-type="float" office:value="310">
            <text:p>310</text:p>
          </table:table-cell>
          <table:table-cell table:formula="of:=[.G36]/36" office:value-type="float" office:value="0.445090277777778">
            <text:p>0.45</text:p>
          </table:table-cell>
          <table:table-cell table:formula="of:=[.E36]/(2*3.1415)" office:value-type="float" office:value="0.0968287442304632">
            <text:p>0.10</text:p>
          </table:table-cell>
          <table:table-cell table:formula="of:=[.F36]*6.28/[.$K$1]" office:value-type="float" office:value="0.608375">
            <text:p>0.61</text:p>
          </table:table-cell>
          <table:table-cell office:value-type="float" office:value="310">
            <text:p>310.00</text:p>
          </table:table-cell>
          <table:table-cell table:formula="of:=[.G35]+[.H36]*0.1" office:value-type="float" office:value="16.02325">
            <text:p>16.02</text:p>
          </table:table-cell>
          <table:table-cell table:formula="of:=[.$H$5]+[.E36]*[.$I$5]/(2*3.14)" office:value-type="float" office:value="5.01453125">
            <text:p>5.01</text:p>
          </table:table-cell>
          <table:table-cell table:number-columns-repeated="3"/>
        </table:table-row>
        <table:table-row table:style-name="ro2">
          <table:table-cell table:formula="of:=6.28*[.B37]/3200" office:value-type="float" office:value="0.628">
            <text:p>0.628</text:p>
          </table:table-cell>
          <table:table-cell office:value-type="float" office:value="320">
            <text:p>320</text:p>
          </table:table-cell>
          <table:table-cell table:formula="of:=[.G37]/36" office:value-type="float" office:value="0.459020833333333">
            <text:p>0.46</text:p>
          </table:table-cell>
          <table:table-cell table:formula="of:=[.E37]/(2*3.1415)" office:value-type="float" office:value="0.0999522521088652">
            <text:p>0.10</text:p>
          </table:table-cell>
          <table:table-cell table:formula="of:=[.F37]*6.28/[.$K$1]" office:value-type="float" office:value="0.628">
            <text:p>0.63</text:p>
          </table:table-cell>
          <table:table-cell office:value-type="float" office:value="320">
            <text:p>320.00</text:p>
          </table:table-cell>
          <table:table-cell table:formula="of:=[.G36]+[.H37]*0.1" office:value-type="float" office:value="16.52475">
            <text:p>16.52</text:p>
          </table:table-cell>
          <table:table-cell table:formula="of:=[.$H$5]+[.E37]*[.$I$5]/(2*3.14)" office:value-type="float" office:value="5.015">
            <text:p>5.02</text:p>
          </table:table-cell>
          <table:table-cell table:number-columns-repeated="3"/>
        </table:table-row>
        <table:table-row table:style-name="ro2">
          <table:table-cell table:formula="of:=6.28*[.B38]/3200" office:value-type="float" office:value="0.647625">
            <text:p>0.647625</text:p>
          </table:table-cell>
          <table:table-cell office:value-type="float" office:value="330">
            <text:p>330</text:p>
          </table:table-cell>
          <table:table-cell table:formula="of:=[.G38]/36" office:value-type="float" office:value="0.472952690972222">
            <text:p>0.47</text:p>
          </table:table-cell>
          <table:table-cell table:formula="of:=[.E38]/(2*3.1415)" office:value-type="float" office:value="0.103075759987267">
            <text:p>0.10</text:p>
          </table:table-cell>
          <table:table-cell table:formula="of:=[.F38]*6.28/[.$K$1]" office:value-type="float" office:value="0.647625">
            <text:p>0.65</text:p>
          </table:table-cell>
          <table:table-cell office:value-type="float" office:value="330">
            <text:p>330.00</text:p>
          </table:table-cell>
          <table:table-cell table:formula="of:=[.G37]+[.H38]*0.1" office:value-type="float" office:value="17.026296875">
            <text:p>17.03</text:p>
          </table:table-cell>
          <table:table-cell table:formula="of:=[.$H$5]+[.E38]*[.$I$5]/(2*3.14)" office:value-type="float" office:value="5.01546875">
            <text:p>5.02</text:p>
          </table:table-cell>
          <table:table-cell table:number-columns-repeated="3"/>
        </table:table-row>
        <table:table-row table:style-name="ro2">
          <table:table-cell table:formula="of:=6.28*[.B39]/3200" office:value-type="float" office:value="0.66725">
            <text:p>0.66725</text:p>
          </table:table-cell>
          <table:table-cell office:value-type="float" office:value="340">
            <text:p>340</text:p>
          </table:table-cell>
          <table:table-cell table:formula="of:=[.G39]/36" office:value-type="float" office:value="0.486885850694444">
            <text:p>0.49</text:p>
          </table:table-cell>
          <table:table-cell table:formula="of:=[.E39]/(2*3.1415)" office:value-type="float" office:value="0.106199267865669">
            <text:p>0.11</text:p>
          </table:table-cell>
          <table:table-cell table:formula="of:=[.F39]*6.28/[.$K$1]" office:value-type="float" office:value="0.66725">
            <text:p>0.67</text:p>
          </table:table-cell>
          <table:table-cell office:value-type="float" office:value="340">
            <text:p>340.00</text:p>
          </table:table-cell>
          <table:table-cell table:formula="of:=[.G38]+[.H39]*0.1" office:value-type="float" office:value="17.527890625">
            <text:p>17.53</text:p>
          </table:table-cell>
          <table:table-cell table:formula="of:=[.$H$5]+[.E39]*[.$I$5]/(2*3.14)" office:value-type="float" office:value="5.0159375">
            <text:p>5.02</text:p>
          </table:table-cell>
          <table:table-cell table:number-columns-repeated="3"/>
        </table:table-row>
        <table:table-row table:style-name="ro2">
          <table:table-cell table:formula="of:=6.28*[.B40]/3200" office:value-type="float" office:value="0.686875">
            <text:p>0.686875</text:p>
          </table:table-cell>
          <table:table-cell office:value-type="float" office:value="350">
            <text:p>350</text:p>
          </table:table-cell>
          <table:table-cell table:formula="of:=[.G40]/36" office:value-type="float" office:value="0.5008203125">
            <text:p>0.50</text:p>
          </table:table-cell>
          <table:table-cell table:formula="of:=[.E40]/(2*3.1415)" office:value-type="float" office:value="0.109322775744071">
            <text:p>0.11</text:p>
          </table:table-cell>
          <table:table-cell table:formula="of:=[.F40]*6.28/[.$K$1]" office:value-type="float" office:value="0.686875">
            <text:p>0.69</text:p>
          </table:table-cell>
          <table:table-cell office:value-type="float" office:value="350">
            <text:p>350.00</text:p>
          </table:table-cell>
          <table:table-cell table:formula="of:=[.G39]+[.H40]*0.1" office:value-type="float" office:value="18.02953125">
            <text:p>18.03</text:p>
          </table:table-cell>
          <table:table-cell table:formula="of:=[.$H$5]+[.E40]*[.$I$5]/(2*3.14)" office:value-type="float" office:value="5.01640625">
            <text:p>5.02</text:p>
          </table:table-cell>
          <table:table-cell table:number-columns-repeated="3"/>
        </table:table-row>
        <table:table-row table:style-name="ro2">
          <table:table-cell table:formula="of:=6.28*[.B41]/3200" office:value-type="float" office:value="0.7065">
            <text:p>0.7065</text:p>
          </table:table-cell>
          <table:table-cell office:value-type="float" office:value="360">
            <text:p>360</text:p>
          </table:table-cell>
          <table:table-cell table:formula="of:=[.G41]/36" office:value-type="float" office:value="0.514756076388889">
            <text:p>0.51</text:p>
          </table:table-cell>
          <table:table-cell table:formula="of:=[.E41]/(2*3.1415)" office:value-type="float" office:value="0.112446283622473">
            <text:p>0.11</text:p>
          </table:table-cell>
          <table:table-cell table:formula="of:=[.F41]*6.28/[.$K$1]" office:value-type="float" office:value="0.7065">
            <text:p>0.71</text:p>
          </table:table-cell>
          <table:table-cell office:value-type="float" office:value="360">
            <text:p>360.00</text:p>
          </table:table-cell>
          <table:table-cell table:formula="of:=[.G40]+[.H41]*0.1" office:value-type="float" office:value="18.53121875">
            <text:p>18.53</text:p>
          </table:table-cell>
          <table:table-cell table:formula="of:=[.$H$5]+[.E41]*[.$I$5]/(2*3.14)" office:value-type="float" office:value="5.016875">
            <text:p>5.02</text:p>
          </table:table-cell>
          <table:table-cell table:number-columns-repeated="3"/>
        </table:table-row>
        <table:table-row table:style-name="ro2">
          <table:table-cell table:formula="of:=6.28*[.B42]/3200" office:value-type="float" office:value="0.726125">
            <text:p>0.726125</text:p>
          </table:table-cell>
          <table:table-cell office:value-type="float" office:value="370">
            <text:p>370</text:p>
          </table:table-cell>
          <table:table-cell table:formula="of:=[.G42]/36" office:value-type="float" office:value="0.528693142361111">
            <text:p>0.53</text:p>
          </table:table-cell>
          <table:table-cell table:formula="of:=[.E42]/(2*3.1415)" office:value-type="float" office:value="0.115569791500875">
            <text:p>0.12</text:p>
          </table:table-cell>
          <table:table-cell table:formula="of:=[.F42]*6.28/[.$K$1]" office:value-type="float" office:value="0.726125">
            <text:p>0.73</text:p>
          </table:table-cell>
          <table:table-cell office:value-type="float" office:value="370">
            <text:p>370.00</text:p>
          </table:table-cell>
          <table:table-cell table:formula="of:=[.G41]+[.H42]*0.1" office:value-type="float" office:value="19.032953125">
            <text:p>19.03</text:p>
          </table:table-cell>
          <table:table-cell table:formula="of:=[.$H$5]+[.E42]*[.$I$5]/(2*3.14)" office:value-type="float" office:value="5.01734375">
            <text:p>5.02</text:p>
          </table:table-cell>
          <table:table-cell table:number-columns-repeated="3"/>
        </table:table-row>
        <table:table-row table:style-name="ro2">
          <table:table-cell table:formula="of:=6.28*[.B43]/3200" office:value-type="float" office:value="0.74575">
            <text:p>0.74575</text:p>
          </table:table-cell>
          <table:table-cell office:value-type="float" office:value="380">
            <text:p>380</text:p>
          </table:table-cell>
          <table:table-cell table:formula="of:=[.G43]/36" office:value-type="float" office:value="0.542631510416667">
            <text:p>0.54</text:p>
          </table:table-cell>
          <table:table-cell table:formula="of:=[.E43]/(2*3.1415)" office:value-type="float" office:value="0.118693299379277">
            <text:p>0.12</text:p>
          </table:table-cell>
          <table:table-cell table:formula="of:=[.F43]*6.28/[.$K$1]" office:value-type="float" office:value="0.74575">
            <text:p>0.75</text:p>
          </table:table-cell>
          <table:table-cell office:value-type="float" office:value="380">
            <text:p>380.00</text:p>
          </table:table-cell>
          <table:table-cell table:formula="of:=[.G42]+[.H43]*0.1" office:value-type="float" office:value="19.534734375">
            <text:p>19.53</text:p>
          </table:table-cell>
          <table:table-cell table:formula="of:=[.$H$5]+[.E43]*[.$I$5]/(2*3.14)" office:value-type="float" office:value="5.0178125">
            <text:p>5.02</text:p>
          </table:table-cell>
          <table:table-cell table:number-columns-repeated="3"/>
        </table:table-row>
        <table:table-row table:style-name="ro2">
          <table:table-cell table:formula="of:=6.28*[.B44]/3200" office:value-type="float" office:value="0.765375">
            <text:p>0.765375</text:p>
          </table:table-cell>
          <table:table-cell office:value-type="float" office:value="390">
            <text:p>390</text:p>
          </table:table-cell>
          <table:table-cell table:formula="of:=[.G44]/36" office:value-type="float" office:value="0.556571180555556">
            <text:p>0.56</text:p>
          </table:table-cell>
          <table:table-cell table:formula="of:=[.E44]/(2*3.1415)" office:value-type="float" office:value="0.121816807257679">
            <text:p>0.12</text:p>
          </table:table-cell>
          <table:table-cell table:formula="of:=[.F44]*6.28/[.$K$1]" office:value-type="float" office:value="0.765375">
            <text:p>0.77</text:p>
          </table:table-cell>
          <table:table-cell office:value-type="float" office:value="390">
            <text:p>390.00</text:p>
          </table:table-cell>
          <table:table-cell table:formula="of:=[.G43]+[.H44]*0.1" office:value-type="float" office:value="20.0365625">
            <text:p>20.04</text:p>
          </table:table-cell>
          <table:table-cell table:formula="of:=[.$H$5]+[.E44]*[.$I$5]/(2*3.14)" office:value-type="float" office:value="5.01828125">
            <text:p>5.02</text:p>
          </table:table-cell>
          <table:table-cell table:number-columns-repeated="3"/>
        </table:table-row>
        <table:table-row table:style-name="ro2">
          <table:table-cell table:formula="of:=6.28*[.B45]/3200" office:value-type="float" office:value="0.785">
            <text:p>0.785</text:p>
          </table:table-cell>
          <table:table-cell office:value-type="float" office:value="400">
            <text:p>400</text:p>
          </table:table-cell>
          <table:table-cell table:formula="of:=[.G45]/36" office:value-type="float" office:value="0.570512152777778">
            <text:p>0.57</text:p>
          </table:table-cell>
          <table:table-cell table:formula="of:=[.E45]/(2*3.1415)" office:value-type="float" office:value="0.124940315136081">
            <text:p>0.12</text:p>
          </table:table-cell>
          <table:table-cell table:formula="of:=[.F45]*6.28/[.$K$1]" office:value-type="float" office:value="0.785">
            <text:p>0.79</text:p>
          </table:table-cell>
          <table:table-cell office:value-type="float" office:value="400">
            <text:p>400.00</text:p>
          </table:table-cell>
          <table:table-cell table:formula="of:=[.G44]+[.H45]*0.1" office:value-type="float" office:value="20.5384375">
            <text:p>20.54</text:p>
          </table:table-cell>
          <table:table-cell table:formula="of:=[.$H$5]+[.E45]*[.$I$5]/(2*3.14)" office:value-type="float" office:value="5.01875">
            <text:p>5.02</text:p>
          </table:table-cell>
          <table:table-cell table:number-columns-repeated="3"/>
        </table:table-row>
        <table:table-row table:style-name="ro2">
          <table:table-cell table:formula="of:=6.28*[.B46]/3200" office:value-type="float" office:value="0.804625">
            <text:p>0.804625</text:p>
          </table:table-cell>
          <table:table-cell office:value-type="float" office:value="410">
            <text:p>410</text:p>
          </table:table-cell>
          <table:table-cell table:formula="of:=[.G46]/36" office:value-type="float" office:value="0.584454427083333">
            <text:p>0.58</text:p>
          </table:table-cell>
          <table:table-cell table:formula="of:=[.E46]/(2*3.1415)" office:value-type="float" office:value="0.128063823014484">
            <text:p>0.13</text:p>
          </table:table-cell>
          <table:table-cell table:formula="of:=[.F46]*6.28/[.$K$1]" office:value-type="float" office:value="0.804625">
            <text:p>0.80</text:p>
          </table:table-cell>
          <table:table-cell office:value-type="float" office:value="410">
            <text:p>410.00</text:p>
          </table:table-cell>
          <table:table-cell table:formula="of:=[.G45]+[.H46]*0.1" office:value-type="float" office:value="21.040359375">
            <text:p>21.04</text:p>
          </table:table-cell>
          <table:table-cell table:formula="of:=[.$H$5]+[.E46]*[.$I$5]/(2*3.14)" office:value-type="float" office:value="5.01921875">
            <text:p>5.02</text:p>
          </table:table-cell>
          <table:table-cell table:number-columns-repeated="3"/>
        </table:table-row>
        <table:table-row table:style-name="ro2">
          <table:table-cell table:formula="of:=6.28*[.B47]/3200" office:value-type="float" office:value="0.82425">
            <text:p>0.82425</text:p>
          </table:table-cell>
          <table:table-cell office:value-type="float" office:value="420">
            <text:p>420</text:p>
          </table:table-cell>
          <table:table-cell table:formula="of:=[.G47]/36" office:value-type="float" office:value="0.598398003472222">
            <text:p>0.60</text:p>
          </table:table-cell>
          <table:table-cell table:formula="of:=[.E47]/(2*3.1415)" office:value-type="float" office:value="0.131187330892886">
            <text:p>0.13</text:p>
          </table:table-cell>
          <table:table-cell table:formula="of:=[.F47]*6.28/[.$K$1]" office:value-type="float" office:value="0.82425">
            <text:p>0.82</text:p>
          </table:table-cell>
          <table:table-cell office:value-type="float" office:value="420">
            <text:p>420.00</text:p>
          </table:table-cell>
          <table:table-cell table:formula="of:=[.G46]+[.H47]*0.1" office:value-type="float" office:value="21.542328125">
            <text:p>21.54</text:p>
          </table:table-cell>
          <table:table-cell table:formula="of:=[.$H$5]+[.E47]*[.$I$5]/(2*3.14)" office:value-type="float" office:value="5.0196875">
            <text:p>5.02</text:p>
          </table:table-cell>
          <table:table-cell table:number-columns-repeated="3"/>
        </table:table-row>
        <table:table-row table:style-name="ro2">
          <table:table-cell table:formula="of:=6.28*[.B48]/3200" office:value-type="float" office:value="0.843875">
            <text:p>0.843875</text:p>
          </table:table-cell>
          <table:table-cell office:value-type="float" office:value="430">
            <text:p>430</text:p>
          </table:table-cell>
          <table:table-cell table:formula="of:=[.G48]/36" office:value-type="float" office:value="0.612342881944444">
            <text:p>0.61</text:p>
          </table:table-cell>
          <table:table-cell table:formula="of:=[.E48]/(2*3.1415)" office:value-type="float" office:value="0.134310838771288">
            <text:p>0.13</text:p>
          </table:table-cell>
          <table:table-cell table:formula="of:=[.F48]*6.28/[.$K$1]" office:value-type="float" office:value="0.843875">
            <text:p>0.84</text:p>
          </table:table-cell>
          <table:table-cell office:value-type="float" office:value="430">
            <text:p>430.00</text:p>
          </table:table-cell>
          <table:table-cell table:formula="of:=[.G47]+[.H48]*0.1" office:value-type="float" office:value="22.04434375">
            <text:p>22.04</text:p>
          </table:table-cell>
          <table:table-cell table:formula="of:=[.$H$5]+[.E48]*[.$I$5]/(2*3.14)" office:value-type="float" office:value="5.02015625">
            <text:p>5.02</text:p>
          </table:table-cell>
          <table:table-cell table:number-columns-repeated="3"/>
        </table:table-row>
        <table:table-row table:style-name="ro2">
          <table:table-cell table:formula="of:=6.28*[.B49]/3200" office:value-type="float" office:value="0.8635">
            <text:p>0.8635</text:p>
          </table:table-cell>
          <table:table-cell office:value-type="float" office:value="440">
            <text:p>440</text:p>
          </table:table-cell>
          <table:table-cell table:formula="of:=[.G49]/36" office:value-type="float" office:value="0.6262890625">
            <text:p>0.63</text:p>
          </table:table-cell>
          <table:table-cell table:formula="of:=[.E49]/(2*3.1415)" office:value-type="float" office:value="0.13743434664969">
            <text:p>0.14</text:p>
          </table:table-cell>
          <table:table-cell table:formula="of:=[.F49]*6.28/[.$K$1]" office:value-type="float" office:value="0.8635">
            <text:p>0.86</text:p>
          </table:table-cell>
          <table:table-cell office:value-type="float" office:value="440">
            <text:p>440.00</text:p>
          </table:table-cell>
          <table:table-cell table:formula="of:=[.G48]+[.H49]*0.1" office:value-type="float" office:value="22.54640625">
            <text:p>22.55</text:p>
          </table:table-cell>
          <table:table-cell table:formula="of:=[.$H$5]+[.E49]*[.$I$5]/(2*3.14)" office:value-type="float" office:value="5.020625">
            <text:p>5.02</text:p>
          </table:table-cell>
          <table:table-cell table:number-columns-repeated="3"/>
        </table:table-row>
        <table:table-row table:style-name="ro2">
          <table:table-cell table:formula="of:=6.28*[.B50]/3200" office:value-type="float" office:value="0.883125">
            <text:p>0.883125</text:p>
          </table:table-cell>
          <table:table-cell office:value-type="float" office:value="450">
            <text:p>450</text:p>
          </table:table-cell>
          <table:table-cell table:formula="of:=[.G50]/36" office:value-type="float" office:value="0.640236545138889">
            <text:p>0.64</text:p>
          </table:table-cell>
          <table:table-cell table:formula="of:=[.E50]/(2*3.1415)" office:value-type="float" office:value="0.140557854528092">
            <text:p>0.14</text:p>
          </table:table-cell>
          <table:table-cell table:formula="of:=[.F50]*6.28/[.$K$1]" office:value-type="float" office:value="0.883125">
            <text:p>0.88</text:p>
          </table:table-cell>
          <table:table-cell office:value-type="float" office:value="450">
            <text:p>450.00</text:p>
          </table:table-cell>
          <table:table-cell table:formula="of:=[.G49]+[.H50]*0.1" office:value-type="float" office:value="23.048515625">
            <text:p>23.05</text:p>
          </table:table-cell>
          <table:table-cell table:formula="of:=[.$H$5]+[.E50]*[.$I$5]/(2*3.14)" office:value-type="float" office:value="5.02109375">
            <text:p>5.02</text:p>
          </table:table-cell>
          <table:table-cell table:number-columns-repeated="3"/>
        </table:table-row>
        <table:table-row table:style-name="ro2">
          <table:table-cell table:formula="of:=6.28*[.B51]/3200" office:value-type="float" office:value="0.90275">
            <text:p>0.90275</text:p>
          </table:table-cell>
          <table:table-cell office:value-type="float" office:value="460">
            <text:p>460</text:p>
          </table:table-cell>
          <table:table-cell table:formula="of:=[.G51]/36" office:value-type="float" office:value="0.654185329861111">
            <text:p>0.65</text:p>
          </table:table-cell>
          <table:table-cell table:formula="of:=[.E51]/(2*3.1415)" office:value-type="float" office:value="0.143681362406494">
            <text:p>0.14</text:p>
          </table:table-cell>
          <table:table-cell table:formula="of:=[.F51]*6.28/[.$K$1]" office:value-type="float" office:value="0.90275">
            <text:p>0.90</text:p>
          </table:table-cell>
          <table:table-cell office:value-type="float" office:value="460">
            <text:p>460.00</text:p>
          </table:table-cell>
          <table:table-cell table:formula="of:=[.G50]+[.H51]*0.1" office:value-type="float" office:value="23.550671875">
            <text:p>23.55</text:p>
          </table:table-cell>
          <table:table-cell table:formula="of:=[.$H$5]+[.E51]*[.$I$5]/(2*3.14)" office:value-type="float" office:value="5.0215625">
            <text:p>5.02</text:p>
          </table:table-cell>
          <table:table-cell table:number-columns-repeated="3"/>
        </table:table-row>
        <table:table-row table:style-name="ro2">
          <table:table-cell table:formula="of:=6.28*[.B52]/3200" office:value-type="float" office:value="0.922375">
            <text:p>0.922375</text:p>
          </table:table-cell>
          <table:table-cell office:value-type="float" office:value="470">
            <text:p>470</text:p>
          </table:table-cell>
          <table:table-cell table:formula="of:=[.G52]/36" office:value-type="float" office:value="0.668135416666667">
            <text:p>0.67</text:p>
          </table:table-cell>
          <table:table-cell table:formula="of:=[.E52]/(2*3.1415)" office:value-type="float" office:value="0.146804870284896">
            <text:p>0.15</text:p>
          </table:table-cell>
          <table:table-cell table:formula="of:=[.F52]*6.28/[.$K$1]" office:value-type="float" office:value="0.922375">
            <text:p>0.92</text:p>
          </table:table-cell>
          <table:table-cell office:value-type="float" office:value="470">
            <text:p>470.00</text:p>
          </table:table-cell>
          <table:table-cell table:formula="of:=[.G51]+[.H52]*0.1" office:value-type="float" office:value="24.052875">
            <text:p>24.05</text:p>
          </table:table-cell>
          <table:table-cell table:formula="of:=[.$H$5]+[.E52]*[.$I$5]/(2*3.14)" office:value-type="float" office:value="5.02203125">
            <text:p>5.02</text:p>
          </table:table-cell>
          <table:table-cell table:number-columns-repeated="3"/>
        </table:table-row>
        <table:table-row table:style-name="ro2">
          <table:table-cell table:formula="of:=6.28*[.B53]/3200" office:value-type="float" office:value="0.942">
            <text:p>0.942</text:p>
          </table:table-cell>
          <table:table-cell office:value-type="float" office:value="480">
            <text:p>480</text:p>
          </table:table-cell>
          <table:table-cell table:formula="of:=[.G53]/36" office:value-type="float" office:value="0.682086805555555">
            <text:p>0.68</text:p>
          </table:table-cell>
          <table:table-cell table:formula="of:=[.E53]/(2*3.1415)" office:value-type="float" office:value="0.149928378163298">
            <text:p>0.15</text:p>
          </table:table-cell>
          <table:table-cell table:formula="of:=[.F53]*6.28/[.$K$1]" office:value-type="float" office:value="0.942">
            <text:p>0.94</text:p>
          </table:table-cell>
          <table:table-cell office:value-type="float" office:value="480">
            <text:p>480.00</text:p>
          </table:table-cell>
          <table:table-cell table:formula="of:=[.G52]+[.H53]*0.1" office:value-type="float" office:value="24.555125">
            <text:p>24.56</text:p>
          </table:table-cell>
          <table:table-cell table:formula="of:=[.$H$5]+[.E53]*[.$I$5]/(2*3.14)" office:value-type="float" office:value="5.0225">
            <text:p>5.02</text:p>
          </table:table-cell>
          <table:table-cell table:number-columns-repeated="3"/>
        </table:table-row>
        <table:table-row table:style-name="ro2">
          <table:table-cell table:formula="of:=6.28*[.B54]/3200" office:value-type="float" office:value="0.961625">
            <text:p>0.961625</text:p>
          </table:table-cell>
          <table:table-cell office:value-type="float" office:value="490">
            <text:p>490</text:p>
          </table:table-cell>
          <table:table-cell table:formula="of:=[.G54]/36" office:value-type="float" office:value="0.696039496527778">
            <text:p>0.70</text:p>
          </table:table-cell>
          <table:table-cell table:formula="of:=[.E54]/(2*3.1415)" office:value-type="float" office:value="0.1530518860417">
            <text:p>0.15</text:p>
          </table:table-cell>
          <table:table-cell table:formula="of:=[.F54]*6.28/[.$K$1]" office:value-type="float" office:value="0.961625">
            <text:p>0.96</text:p>
          </table:table-cell>
          <table:table-cell office:value-type="float" office:value="490">
            <text:p>490.00</text:p>
          </table:table-cell>
          <table:table-cell table:formula="of:=[.G53]+[.H54]*0.1" office:value-type="float" office:value="25.057421875">
            <text:p>25.06</text:p>
          </table:table-cell>
          <table:table-cell table:formula="of:=[.$H$5]+[.E54]*[.$I$5]/(2*3.14)" office:value-type="float" office:value="5.02296875">
            <text:p>5.02</text:p>
          </table:table-cell>
          <table:table-cell table:number-columns-repeated="3"/>
        </table:table-row>
        <table:table-row table:style-name="ro2">
          <table:table-cell table:formula="of:=6.28*[.B55]/3200" office:value-type="float" office:value="0.98125">
            <text:p>0.98125</text:p>
          </table:table-cell>
          <table:table-cell office:value-type="float" office:value="500">
            <text:p>500</text:p>
          </table:table-cell>
          <table:table-cell table:formula="of:=[.G55]/36" office:value-type="float" office:value="0.709993489583333">
            <text:p>0.71</text:p>
          </table:table-cell>
          <table:table-cell table:formula="of:=[.E55]/(2*3.1415)" office:value-type="float" office:value="0.156175393920102">
            <text:p>0.16</text:p>
          </table:table-cell>
          <table:table-cell table:formula="of:=[.F55]*6.28/[.$K$1]" office:value-type="float" office:value="0.98125">
            <text:p>0.98</text:p>
          </table:table-cell>
          <table:table-cell office:value-type="float" office:value="500">
            <text:p>500.00</text:p>
          </table:table-cell>
          <table:table-cell table:formula="of:=[.G54]+[.H55]*0.1" office:value-type="float" office:value="25.559765625">
            <text:p>25.56</text:p>
          </table:table-cell>
          <table:table-cell table:formula="of:=[.$H$5]+[.E55]*[.$I$5]/(2*3.14)" office:value-type="float" office:value="5.0234375">
            <text:p>5.02</text:p>
          </table:table-cell>
          <table:table-cell table:number-columns-repeated="3"/>
        </table:table-row>
        <table:table-row table:style-name="ro2">
          <table:table-cell table:formula="of:=6.28*[.B56]/3200" office:value-type="float" office:value="1.000875">
            <text:p>1.000875</text:p>
          </table:table-cell>
          <table:table-cell office:value-type="float" office:value="510">
            <text:p>510</text:p>
          </table:table-cell>
          <table:table-cell table:formula="of:=[.G56]/36" office:value-type="float" office:value="0.723948784722222">
            <text:p>0.72</text:p>
          </table:table-cell>
          <table:table-cell table:formula="of:=[.E56]/(2*3.1415)" office:value-type="float" office:value="0.159298901798504">
            <text:p>0.16</text:p>
          </table:table-cell>
          <table:table-cell table:formula="of:=[.F56]*6.28/[.$K$1]" office:value-type="float" office:value="1.000875">
            <text:p>1.00</text:p>
          </table:table-cell>
          <table:table-cell office:value-type="float" office:value="510">
            <text:p>510.00</text:p>
          </table:table-cell>
          <table:table-cell table:formula="of:=[.G55]+[.H56]*0.1" office:value-type="float" office:value="26.06215625">
            <text:p>26.06</text:p>
          </table:table-cell>
          <table:table-cell table:formula="of:=[.$H$5]+[.E56]*[.$I$5]/(2*3.14)" office:value-type="float" office:value="5.02390625">
            <text:p>5.02</text:p>
          </table:table-cell>
          <table:table-cell table:number-columns-repeated="3"/>
        </table:table-row>
        <table:table-row table:style-name="ro2">
          <table:table-cell table:formula="of:=6.28*[.B57]/3200" office:value-type="float" office:value="1.0205">
            <text:p>1.0205</text:p>
          </table:table-cell>
          <table:table-cell office:value-type="float" office:value="520">
            <text:p>520</text:p>
          </table:table-cell>
          <table:table-cell table:formula="of:=[.G57]/36" office:value-type="float" office:value="0.737905381944444">
            <text:p>0.74</text:p>
          </table:table-cell>
          <table:table-cell table:formula="of:=[.E57]/(2*3.1415)" office:value-type="float" office:value="0.162422409676906">
            <text:p>0.16</text:p>
          </table:table-cell>
          <table:table-cell table:formula="of:=[.F57]*6.28/[.$K$1]" office:value-type="float" office:value="1.0205">
            <text:p>1.02</text:p>
          </table:table-cell>
          <table:table-cell office:value-type="float" office:value="520">
            <text:p>520.00</text:p>
          </table:table-cell>
          <table:table-cell table:formula="of:=[.G56]+[.H57]*0.1" office:value-type="float" office:value="26.56459375">
            <text:p>26.56</text:p>
          </table:table-cell>
          <table:table-cell table:formula="of:=[.$H$5]+[.E57]*[.$I$5]/(2*3.14)" office:value-type="float" office:value="5.024375">
            <text:p>5.02</text:p>
          </table:table-cell>
          <table:table-cell table:number-columns-repeated="3"/>
        </table:table-row>
        <table:table-row table:style-name="ro2">
          <table:table-cell table:formula="of:=6.28*[.B58]/3200" office:value-type="float" office:value="1.040125">
            <text:p>1.040125</text:p>
          </table:table-cell>
          <table:table-cell office:value-type="float" office:value="530">
            <text:p>530</text:p>
          </table:table-cell>
          <table:table-cell table:formula="of:=[.G58]/36" office:value-type="float" office:value="0.75186328125">
            <text:p>0.75</text:p>
          </table:table-cell>
          <table:table-cell table:formula="of:=[.E58]/(2*3.1415)" office:value-type="float" office:value="0.165545917555308">
            <text:p>0.17</text:p>
          </table:table-cell>
          <table:table-cell table:formula="of:=[.F58]*6.28/[.$K$1]" office:value-type="float" office:value="1.040125">
            <text:p>1.04</text:p>
          </table:table-cell>
          <table:table-cell office:value-type="float" office:value="530">
            <text:p>530.00</text:p>
          </table:table-cell>
          <table:table-cell table:formula="of:=[.G57]+[.H58]*0.1" office:value-type="float" office:value="27.067078125">
            <text:p>27.07</text:p>
          </table:table-cell>
          <table:table-cell table:formula="of:=[.$H$5]+[.E58]*[.$I$5]/(2*3.14)" office:value-type="float" office:value="5.02484375">
            <text:p>5.02</text:p>
          </table:table-cell>
          <table:table-cell table:number-columns-repeated="3"/>
        </table:table-row>
        <table:table-row table:style-name="ro2">
          <table:table-cell table:formula="of:=6.28*[.B59]/3200" office:value-type="float" office:value="1.05975">
            <text:p>1.05975</text:p>
          </table:table-cell>
          <table:table-cell office:value-type="float" office:value="540">
            <text:p>540</text:p>
          </table:table-cell>
          <table:table-cell table:formula="of:=[.G59]/36" office:value-type="float" office:value="0.765822482638889">
            <text:p>0.77</text:p>
          </table:table-cell>
          <table:table-cell table:formula="of:=[.E59]/(2*3.1415)" office:value-type="float" office:value="0.16866942543371">
            <text:p>0.17</text:p>
          </table:table-cell>
          <table:table-cell table:formula="of:=[.F59]*6.28/[.$K$1]" office:value-type="float" office:value="1.05975">
            <text:p>1.06</text:p>
          </table:table-cell>
          <table:table-cell office:value-type="float" office:value="540">
            <text:p>540.00</text:p>
          </table:table-cell>
          <table:table-cell table:formula="of:=[.G58]+[.H59]*0.1" office:value-type="float" office:value="27.569609375">
            <text:p>27.57</text:p>
          </table:table-cell>
          <table:table-cell table:formula="of:=[.$H$5]+[.E59]*[.$I$5]/(2*3.14)" office:value-type="float" office:value="5.0253125">
            <text:p>5.03</text:p>
          </table:table-cell>
          <table:table-cell table:number-columns-repeated="3"/>
        </table:table-row>
        <table:table-row table:style-name="ro2">
          <table:table-cell table:formula="of:=6.28*[.B60]/3200" office:value-type="float" office:value="1.079375">
            <text:p>1.079375</text:p>
          </table:table-cell>
          <table:table-cell office:value-type="float" office:value="550">
            <text:p>550</text:p>
          </table:table-cell>
          <table:table-cell table:formula="of:=[.G60]/36" office:value-type="float" office:value="0.779782986111111">
            <text:p>0.78</text:p>
          </table:table-cell>
          <table:table-cell table:formula="of:=[.E60]/(2*3.1415)" office:value-type="float" office:value="0.171792933312112">
            <text:p>0.17</text:p>
          </table:table-cell>
          <table:table-cell table:formula="of:=[.F60]*6.28/[.$K$1]" office:value-type="float" office:value="1.079375">
            <text:p>1.08</text:p>
          </table:table-cell>
          <table:table-cell office:value-type="float" office:value="550">
            <text:p>550.00</text:p>
          </table:table-cell>
          <table:table-cell table:formula="of:=[.G59]+[.H60]*0.1" office:value-type="float" office:value="28.0721875">
            <text:p>28.07</text:p>
          </table:table-cell>
          <table:table-cell table:formula="of:=[.$H$5]+[.E60]*[.$I$5]/(2*3.14)" office:value-type="float" office:value="5.02578125">
            <text:p>5.03</text:p>
          </table:table-cell>
          <table:table-cell table:number-columns-repeated="3"/>
        </table:table-row>
        <table:table-row table:style-name="ro2">
          <table:table-cell table:formula="of:=6.28*[.B61]/3200" office:value-type="float" office:value="1.099">
            <text:p>1.099</text:p>
          </table:table-cell>
          <table:table-cell office:value-type="float" office:value="560">
            <text:p>560</text:p>
          </table:table-cell>
          <table:table-cell table:formula="of:=[.G61]/36" office:value-type="float" office:value="0.793744791666667">
            <text:p>0.79</text:p>
          </table:table-cell>
          <table:table-cell table:formula="of:=[.E61]/(2*3.1415)" office:value-type="float" office:value="0.174916441190514">
            <text:p>0.17</text:p>
          </table:table-cell>
          <table:table-cell table:formula="of:=[.F61]*6.28/[.$K$1]" office:value-type="float" office:value="1.099">
            <text:p>1.10</text:p>
          </table:table-cell>
          <table:table-cell office:value-type="float" office:value="560">
            <text:p>560.00</text:p>
          </table:table-cell>
          <table:table-cell table:formula="of:=[.G60]+[.H61]*0.1" office:value-type="float" office:value="28.5748125">
            <text:p>28.57</text:p>
          </table:table-cell>
          <table:table-cell table:formula="of:=[.$H$5]+[.E61]*[.$I$5]/(2*3.14)" office:value-type="float" office:value="5.02625">
            <text:p>5.03</text:p>
          </table:table-cell>
          <table:table-cell table:number-columns-repeated="3"/>
        </table:table-row>
        <table:table-row table:style-name="ro2">
          <table:table-cell table:formula="of:=6.28*[.B62]/3200" office:value-type="float" office:value="1.118625">
            <text:p>1.118625</text:p>
          </table:table-cell>
          <table:table-cell office:value-type="float" office:value="570">
            <text:p>570</text:p>
          </table:table-cell>
          <table:table-cell table:formula="of:=[.G62]/36" office:value-type="float" office:value="0.807707899305555">
            <text:p>0.81</text:p>
          </table:table-cell>
          <table:table-cell table:formula="of:=[.E62]/(2*3.1415)" office:value-type="float" office:value="0.178039949068916">
            <text:p>0.18</text:p>
          </table:table-cell>
          <table:table-cell table:formula="of:=[.F62]*6.28/[.$K$1]" office:value-type="float" office:value="1.118625">
            <text:p>1.12</text:p>
          </table:table-cell>
          <table:table-cell office:value-type="float" office:value="570">
            <text:p>570.00</text:p>
          </table:table-cell>
          <table:table-cell table:formula="of:=[.G61]+[.H62]*0.1" office:value-type="float" office:value="29.077484375">
            <text:p>29.08</text:p>
          </table:table-cell>
          <table:table-cell table:formula="of:=[.$H$5]+[.E62]*[.$I$5]/(2*3.14)" office:value-type="float" office:value="5.02671875">
            <text:p>5.03</text:p>
          </table:table-cell>
          <table:table-cell table:number-columns-repeated="3"/>
        </table:table-row>
        <table:table-row table:style-name="ro2">
          <table:table-cell table:formula="of:=6.28*[.B63]/3200" office:value-type="float" office:value="1.13825">
            <text:p>1.13825</text:p>
          </table:table-cell>
          <table:table-cell office:value-type="float" office:value="580">
            <text:p>580</text:p>
          </table:table-cell>
          <table:table-cell table:formula="of:=[.G63]/36" office:value-type="float" office:value="0.821672309027778">
            <text:p>0.82</text:p>
          </table:table-cell>
          <table:table-cell table:formula="of:=[.E63]/(2*3.1415)" office:value-type="float" office:value="0.181163456947318">
            <text:p>0.18</text:p>
          </table:table-cell>
          <table:table-cell table:formula="of:=[.F63]*6.28/[.$K$1]" office:value-type="float" office:value="1.13825">
            <text:p>1.14</text:p>
          </table:table-cell>
          <table:table-cell office:value-type="float" office:value="580">
            <text:p>580.00</text:p>
          </table:table-cell>
          <table:table-cell table:formula="of:=[.G62]+[.H63]*0.1" office:value-type="float" office:value="29.580203125">
            <text:p>29.58</text:p>
          </table:table-cell>
          <table:table-cell table:formula="of:=[.$H$5]+[.E63]*[.$I$5]/(2*3.14)" office:value-type="float" office:value="5.0271875">
            <text:p>5.03</text:p>
          </table:table-cell>
          <table:table-cell table:number-columns-repeated="3"/>
        </table:table-row>
        <table:table-row table:style-name="ro2">
          <table:table-cell table:formula="of:=6.28*[.B64]/3200" office:value-type="float" office:value="1.157875">
            <text:p>1.157875</text:p>
          </table:table-cell>
          <table:table-cell office:value-type="float" office:value="590">
            <text:p>590</text:p>
          </table:table-cell>
          <table:table-cell table:formula="of:=[.G64]/36" office:value-type="float" office:value="0.835638020833333">
            <text:p>0.84</text:p>
          </table:table-cell>
          <table:table-cell table:formula="of:=[.E64]/(2*3.1415)" office:value-type="float" office:value="0.18428696482572">
            <text:p>0.18</text:p>
          </table:table-cell>
          <table:table-cell table:formula="of:=[.F64]*6.28/[.$K$1]" office:value-type="float" office:value="1.157875">
            <text:p>1.16</text:p>
          </table:table-cell>
          <table:table-cell office:value-type="float" office:value="590">
            <text:p>590.00</text:p>
          </table:table-cell>
          <table:table-cell table:formula="of:=[.G63]+[.H64]*0.1" office:value-type="float" office:value="30.08296875">
            <text:p>30.08</text:p>
          </table:table-cell>
          <table:table-cell table:formula="of:=[.$H$5]+[.E64]*[.$I$5]/(2*3.14)" office:value-type="float" office:value="5.02765625">
            <text:p>5.03</text:p>
          </table:table-cell>
          <table:table-cell table:number-columns-repeated="3"/>
        </table:table-row>
        <table:table-row table:style-name="ro2">
          <table:table-cell table:formula="of:=6.28*[.B65]/3200" office:value-type="float" office:value="1.1775">
            <text:p>1.1775</text:p>
          </table:table-cell>
          <table:table-cell office:value-type="float" office:value="600">
            <text:p>600</text:p>
          </table:table-cell>
          <table:table-cell table:formula="of:=[.G65]/36" office:value-type="float" office:value="0.849605034722222">
            <text:p>0.85</text:p>
          </table:table-cell>
          <table:table-cell table:formula="of:=[.E65]/(2*3.1415)" office:value-type="float" office:value="0.187410472704122">
            <text:p>0.19</text:p>
          </table:table-cell>
          <table:table-cell table:formula="of:=[.F65]*6.28/[.$K$1]" office:value-type="float" office:value="1.1775">
            <text:p>1.18</text:p>
          </table:table-cell>
          <table:table-cell office:value-type="float" office:value="600">
            <text:p>600.00</text:p>
          </table:table-cell>
          <table:table-cell table:formula="of:=[.G64]+[.H65]*0.1" office:value-type="float" office:value="30.58578125">
            <text:p>30.59</text:p>
          </table:table-cell>
          <table:table-cell table:formula="of:=[.$H$5]+[.E65]*[.$I$5]/(2*3.14)" office:value-type="float" office:value="5.028125">
            <text:p>5.03</text:p>
          </table:table-cell>
          <table:table-cell table:number-columns-repeated="3"/>
        </table:table-row>
        <table:table-row table:style-name="ro2">
          <table:table-cell table:formula="of:=6.28*[.B66]/3200" office:value-type="float" office:value="1.197125">
            <text:p>1.197125</text:p>
          </table:table-cell>
          <table:table-cell office:value-type="float" office:value="610">
            <text:p>610</text:p>
          </table:table-cell>
          <table:table-cell table:formula="of:=[.G66]/36" office:value-type="float" office:value="0.863573350694444">
            <text:p>0.86</text:p>
          </table:table-cell>
          <table:table-cell table:formula="of:=[.E66]/(2*3.1415)" office:value-type="float" office:value="0.190533980582524">
            <text:p>0.19</text:p>
          </table:table-cell>
          <table:table-cell table:formula="of:=[.F66]*6.28/[.$K$1]" office:value-type="float" office:value="1.197125">
            <text:p>1.20</text:p>
          </table:table-cell>
          <table:table-cell office:value-type="float" office:value="610">
            <text:p>610.00</text:p>
          </table:table-cell>
          <table:table-cell table:formula="of:=[.G65]+[.H66]*0.1" office:value-type="float" office:value="31.088640625">
            <text:p>31.09</text:p>
          </table:table-cell>
          <table:table-cell table:formula="of:=[.$H$5]+[.E66]*[.$I$5]/(2*3.14)" office:value-type="float" office:value="5.02859375">
            <text:p>5.03</text:p>
          </table:table-cell>
          <table:table-cell table:number-columns-repeated="3"/>
        </table:table-row>
        <table:table-row table:style-name="ro2">
          <table:table-cell table:formula="of:=6.28*[.B67]/3200" office:value-type="float" office:value="1.21675">
            <text:p>1.21675</text:p>
          </table:table-cell>
          <table:table-cell office:value-type="float" office:value="620">
            <text:p>620</text:p>
          </table:table-cell>
          <table:table-cell table:formula="of:=[.G67]/36" office:value-type="float" office:value="0.87754296875">
            <text:p>0.88</text:p>
          </table:table-cell>
          <table:table-cell table:formula="of:=[.E67]/(2*3.1415)" office:value-type="float" office:value="0.193657488460926">
            <text:p>0.19</text:p>
          </table:table-cell>
          <table:table-cell table:formula="of:=[.F67]*6.28/[.$K$1]" office:value-type="float" office:value="1.21675">
            <text:p>1.22</text:p>
          </table:table-cell>
          <table:table-cell office:value-type="float" office:value="620">
            <text:p>620.00</text:p>
          </table:table-cell>
          <table:table-cell table:formula="of:=[.G66]+[.H67]*0.1" office:value-type="float" office:value="31.591546875">
            <text:p>31.59</text:p>
          </table:table-cell>
          <table:table-cell table:formula="of:=[.$H$5]+[.E67]*[.$I$5]/(2*3.14)" office:value-type="float" office:value="5.0290625">
            <text:p>5.03</text:p>
          </table:table-cell>
          <table:table-cell table:number-columns-repeated="3"/>
        </table:table-row>
        <table:table-row table:style-name="ro2">
          <table:table-cell table:formula="of:=6.28*[.B68]/3200" office:value-type="float" office:value="1.236375">
            <text:p>1.236375</text:p>
          </table:table-cell>
          <table:table-cell office:value-type="float" office:value="630">
            <text:p>630</text:p>
          </table:table-cell>
          <table:table-cell table:formula="of:=[.G68]/36" office:value-type="float" office:value="0.891513888888889">
            <text:p>0.89</text:p>
          </table:table-cell>
          <table:table-cell table:formula="of:=[.E68]/(2*3.1415)" office:value-type="float" office:value="0.196780996339328">
            <text:p>0.20</text:p>
          </table:table-cell>
          <table:table-cell table:formula="of:=[.F68]*6.28/[.$K$1]" office:value-type="float" office:value="1.236375">
            <text:p>1.24</text:p>
          </table:table-cell>
          <table:table-cell office:value-type="float" office:value="630">
            <text:p>630.00</text:p>
          </table:table-cell>
          <table:table-cell table:formula="of:=[.G67]+[.H68]*0.1" office:value-type="float" office:value="32.0945">
            <text:p>32.09</text:p>
          </table:table-cell>
          <table:table-cell table:formula="of:=[.$H$5]+[.E68]*[.$I$5]/(2*3.14)" office:value-type="float" office:value="5.02953125">
            <text:p>5.03</text:p>
          </table:table-cell>
          <table:table-cell table:number-columns-repeated="3"/>
        </table:table-row>
        <table:table-row table:style-name="ro2">
          <table:table-cell table:formula="of:=6.28*[.B69]/3200" office:value-type="float" office:value="1.256">
            <text:p>1.256</text:p>
          </table:table-cell>
          <table:table-cell office:value-type="float" office:value="640">
            <text:p>640</text:p>
          </table:table-cell>
          <table:table-cell table:formula="of:=[.G69]/36" office:value-type="float" office:value="0.905486111111111">
            <text:p>0.91</text:p>
          </table:table-cell>
          <table:table-cell table:formula="of:=[.E69]/(2*3.1415)" office:value-type="float" office:value="0.19990450421773">
            <text:p>0.20</text:p>
          </table:table-cell>
          <table:table-cell table:formula="of:=[.F69]*6.28/[.$K$1]" office:value-type="float" office:value="1.256">
            <text:p>1.26</text:p>
          </table:table-cell>
          <table:table-cell office:value-type="float" office:value="640">
            <text:p>640.00</text:p>
          </table:table-cell>
          <table:table-cell table:formula="of:=[.G68]+[.H69]*0.1" office:value-type="float" office:value="32.5975">
            <text:p>32.60</text:p>
          </table:table-cell>
          <table:table-cell table:formula="of:=[.$H$5]+[.E69]*[.$I$5]/(2*3.14)" office:value-type="float" office:value="5.03">
            <text:p>5.03</text:p>
          </table:table-cell>
          <table:table-cell table:number-columns-repeated="3"/>
        </table:table-row>
        <table:table-row table:style-name="ro2">
          <table:table-cell table:formula="of:=6.28*[.B70]/3200" office:value-type="float" office:value="1.275625">
            <text:p>1.275625</text:p>
          </table:table-cell>
          <table:table-cell office:value-type="float" office:value="650">
            <text:p>650</text:p>
          </table:table-cell>
          <table:table-cell table:formula="of:=[.G70]/36" office:value-type="float" office:value="0.919459635416667">
            <text:p>0.92</text:p>
          </table:table-cell>
          <table:table-cell table:formula="of:=[.E70]/(2*3.1415)" office:value-type="float" office:value="0.203028012096132">
            <text:p>0.20</text:p>
          </table:table-cell>
          <table:table-cell table:formula="of:=[.F70]*6.28/[.$K$1]" office:value-type="float" office:value="1.275625">
            <text:p>1.28</text:p>
          </table:table-cell>
          <table:table-cell office:value-type="float" office:value="650">
            <text:p>650.00</text:p>
          </table:table-cell>
          <table:table-cell table:formula="of:=[.G69]+[.H70]*0.1" office:value-type="float" office:value="33.100546875">
            <text:p>33.10</text:p>
          </table:table-cell>
          <table:table-cell table:formula="of:=[.$H$5]+[.E70]*[.$I$5]/(2*3.14)" office:value-type="float" office:value="5.03046875">
            <text:p>5.03</text:p>
          </table:table-cell>
          <table:table-cell table:number-columns-repeated="3"/>
        </table:table-row>
        <table:table-row table:style-name="ro2">
          <table:table-cell table:formula="of:=6.28*[.B71]/3200" office:value-type="float" office:value="1.29525">
            <text:p>1.29525</text:p>
          </table:table-cell>
          <table:table-cell office:value-type="float" office:value="660">
            <text:p>660</text:p>
          </table:table-cell>
          <table:table-cell table:formula="of:=[.G71]/36" office:value-type="float" office:value="0.933434461805555">
            <text:p>0.93</text:p>
          </table:table-cell>
          <table:table-cell table:formula="of:=[.E71]/(2*3.1415)" office:value-type="float" office:value="0.206151519974534">
            <text:p>0.21</text:p>
          </table:table-cell>
          <table:table-cell table:formula="of:=[.F71]*6.28/[.$K$1]" office:value-type="float" office:value="1.29525">
            <text:p>1.30</text:p>
          </table:table-cell>
          <table:table-cell office:value-type="float" office:value="660">
            <text:p>660.00</text:p>
          </table:table-cell>
          <table:table-cell table:formula="of:=[.G70]+[.H71]*0.1" office:value-type="float" office:value="33.603640625">
            <text:p>33.60</text:p>
          </table:table-cell>
          <table:table-cell table:formula="of:=[.$H$5]+[.E71]*[.$I$5]/(2*3.14)" office:value-type="float" office:value="5.0309375">
            <text:p>5.03</text:p>
          </table:table-cell>
          <table:table-cell table:number-columns-repeated="3"/>
        </table:table-row>
        <table:table-row table:style-name="ro2">
          <table:table-cell table:formula="of:=6.28*[.B72]/3200" office:value-type="float" office:value="1.314875">
            <text:p>1.314875</text:p>
          </table:table-cell>
          <table:table-cell office:value-type="float" office:value="670">
            <text:p>670</text:p>
          </table:table-cell>
          <table:table-cell table:formula="of:=[.G72]/36" office:value-type="float" office:value="0.947410590277778">
            <text:p>0.95</text:p>
          </table:table-cell>
          <table:table-cell table:formula="of:=[.E72]/(2*3.1415)" office:value-type="float" office:value="0.209275027852936">
            <text:p>0.21</text:p>
          </table:table-cell>
          <table:table-cell table:formula="of:=[.F72]*6.28/[.$K$1]" office:value-type="float" office:value="1.314875">
            <text:p>1.31</text:p>
          </table:table-cell>
          <table:table-cell office:value-type="float" office:value="670">
            <text:p>670.00</text:p>
          </table:table-cell>
          <table:table-cell table:formula="of:=[.G71]+[.H72]*0.1" office:value-type="float" office:value="34.10678125">
            <text:p>34.11</text:p>
          </table:table-cell>
          <table:table-cell table:formula="of:=[.$H$5]+[.E72]*[.$I$5]/(2*3.14)" office:value-type="float" office:value="5.03140625">
            <text:p>5.03</text:p>
          </table:table-cell>
          <table:table-cell table:number-columns-repeated="3"/>
        </table:table-row>
        <table:table-row table:style-name="ro2">
          <table:table-cell table:formula="of:=6.28*[.B73]/3200" office:value-type="float" office:value="1.3345">
            <text:p>1.3345</text:p>
          </table:table-cell>
          <table:table-cell office:value-type="float" office:value="680">
            <text:p>680</text:p>
          </table:table-cell>
          <table:table-cell table:formula="of:=[.G73]/36" office:value-type="float" office:value="0.961388020833333">
            <text:p>0.96</text:p>
          </table:table-cell>
          <table:table-cell table:formula="of:=[.E73]/(2*3.1415)" office:value-type="float" office:value="0.212398535731339">
            <text:p>0.21</text:p>
          </table:table-cell>
          <table:table-cell table:formula="of:=[.F73]*6.28/[.$K$1]" office:value-type="float" office:value="1.3345">
            <text:p>1.33</text:p>
          </table:table-cell>
          <table:table-cell office:value-type="float" office:value="680">
            <text:p>680.00</text:p>
          </table:table-cell>
          <table:table-cell table:formula="of:=[.G72]+[.H73]*0.1" office:value-type="float" office:value="34.60996875">
            <text:p>34.61</text:p>
          </table:table-cell>
          <table:table-cell table:formula="of:=[.$H$5]+[.E73]*[.$I$5]/(2*3.14)" office:value-type="float" office:value="5.031875">
            <text:p>5.03</text:p>
          </table:table-cell>
          <table:table-cell table:number-columns-repeated="3"/>
        </table:table-row>
        <table:table-row table:style-name="ro2">
          <table:table-cell table:formula="of:=6.28*[.B74]/3200" office:value-type="float" office:value="1.354125">
            <text:p>1.354125</text:p>
          </table:table-cell>
          <table:table-cell office:value-type="float" office:value="690">
            <text:p>690</text:p>
          </table:table-cell>
          <table:table-cell table:formula="of:=[.G74]/36" office:value-type="float" office:value="0.975366753472222">
            <text:p>0.98</text:p>
          </table:table-cell>
          <table:table-cell table:formula="of:=[.E74]/(2*3.1415)" office:value-type="float" office:value="0.215522043609741">
            <text:p>0.22</text:p>
          </table:table-cell>
          <table:table-cell table:formula="of:=[.F74]*6.28/[.$K$1]" office:value-type="float" office:value="1.354125">
            <text:p>1.35</text:p>
          </table:table-cell>
          <table:table-cell office:value-type="float" office:value="690">
            <text:p>690.00</text:p>
          </table:table-cell>
          <table:table-cell table:formula="of:=[.G73]+[.H74]*0.1" office:value-type="float" office:value="35.113203125">
            <text:p>35.11</text:p>
          </table:table-cell>
          <table:table-cell table:formula="of:=[.$H$5]+[.E74]*[.$I$5]/(2*3.14)" office:value-type="float" office:value="5.03234375">
            <text:p>5.03</text:p>
          </table:table-cell>
          <table:table-cell table:number-columns-repeated="3"/>
        </table:table-row>
        <table:table-row table:style-name="ro2">
          <table:table-cell table:formula="of:=6.28*[.B75]/3200" office:value-type="float" office:value="1.37375">
            <text:p>1.37375</text:p>
          </table:table-cell>
          <table:table-cell office:value-type="float" office:value="700">
            <text:p>700</text:p>
          </table:table-cell>
          <table:table-cell table:formula="of:=[.G75]/36" office:value-type="float" office:value="0.989346788194444">
            <text:p>0.99</text:p>
          </table:table-cell>
          <table:table-cell table:formula="of:=[.E75]/(2*3.1415)" office:value-type="float" office:value="0.218645551488143">
            <text:p>0.22</text:p>
          </table:table-cell>
          <table:table-cell table:formula="of:=[.F75]*6.28/[.$K$1]" office:value-type="float" office:value="1.37375">
            <text:p>1.37</text:p>
          </table:table-cell>
          <table:table-cell office:value-type="float" office:value="700">
            <text:p>700.00</text:p>
          </table:table-cell>
          <table:table-cell table:formula="of:=[.G74]+[.H75]*0.1" office:value-type="float" office:value="35.616484375">
            <text:p>35.62</text:p>
          </table:table-cell>
          <table:table-cell table:formula="of:=[.$H$5]+[.E75]*[.$I$5]/(2*3.14)" office:value-type="float" office:value="5.0328125">
            <text:p>5.03</text:p>
          </table:table-cell>
          <table:table-cell table:number-columns-repeated="3"/>
        </table:table-row>
        <table:table-row table:style-name="ro2">
          <table:table-cell table:formula="of:=6.28*[.B76]/3200" office:value-type="float" office:value="1.393375">
            <text:p>1.393375</text:p>
          </table:table-cell>
          <table:table-cell office:value-type="float" office:value="710">
            <text:p>710</text:p>
          </table:table-cell>
          <table:table-cell table:formula="of:=[.G76]/36" office:value-type="float" office:value="1.003328125">
            <text:p>1.00</text:p>
          </table:table-cell>
          <table:table-cell table:formula="of:=[.E76]/(2*3.1415)" office:value-type="float" office:value="0.221769059366545">
            <text:p>0.22</text:p>
          </table:table-cell>
          <table:table-cell table:formula="of:=[.F76]*6.28/[.$K$1]" office:value-type="float" office:value="1.393375">
            <text:p>1.39</text:p>
          </table:table-cell>
          <table:table-cell office:value-type="float" office:value="710">
            <text:p>710.00</text:p>
          </table:table-cell>
          <table:table-cell table:formula="of:=[.G75]+[.H76]*0.1" office:value-type="float" office:value="36.1198125">
            <text:p>36.12</text:p>
          </table:table-cell>
          <table:table-cell table:formula="of:=[.$H$5]+[.E76]*[.$I$5]/(2*3.14)" office:value-type="float" office:value="5.03328125">
            <text:p>5.03</text:p>
          </table:table-cell>
          <table:table-cell table:number-columns-repeated="3"/>
        </table:table-row>
        <table:table-row table:style-name="ro2">
          <table:table-cell table:formula="of:=6.28*[.B77]/3200" office:value-type="float" office:value="1.413">
            <text:p>1.413</text:p>
          </table:table-cell>
          <table:table-cell office:value-type="float" office:value="720">
            <text:p>720</text:p>
          </table:table-cell>
          <table:table-cell table:formula="of:=[.G77]/36" office:value-type="float" office:value="1.01731076388889">
            <text:p>1.02</text:p>
          </table:table-cell>
          <table:table-cell table:formula="of:=[.E77]/(2*3.1415)" office:value-type="float" office:value="0.224892567244947">
            <text:p>0.22</text:p>
          </table:table-cell>
          <table:table-cell table:formula="of:=[.F77]*6.28/[.$K$1]" office:value-type="float" office:value="1.413">
            <text:p>1.41</text:p>
          </table:table-cell>
          <table:table-cell office:value-type="float" office:value="720">
            <text:p>720.00</text:p>
          </table:table-cell>
          <table:table-cell table:formula="of:=[.G76]+[.H77]*0.1" office:value-type="float" office:value="36.6231875">
            <text:p>36.62</text:p>
          </table:table-cell>
          <table:table-cell table:formula="of:=[.$H$5]+[.E77]*[.$I$5]/(2*3.14)" office:value-type="float" office:value="5.03375">
            <text:p>5.03</text:p>
          </table:table-cell>
          <table:table-cell table:number-columns-repeated="3"/>
        </table:table-row>
        <table:table-row table:style-name="ro2">
          <table:table-cell table:formula="of:=6.28*[.B78]/3200" office:value-type="float" office:value="1.432625">
            <text:p>1.432625</text:p>
          </table:table-cell>
          <table:table-cell office:value-type="float" office:value="730">
            <text:p>730</text:p>
          </table:table-cell>
          <table:table-cell table:formula="of:=[.G78]/36" office:value-type="float" office:value="1.03129470486111">
            <text:p>1.03</text:p>
          </table:table-cell>
          <table:table-cell table:formula="of:=[.E78]/(2*3.1415)" office:value-type="float" office:value="0.228016075123349">
            <text:p>0.23</text:p>
          </table:table-cell>
          <table:table-cell table:formula="of:=[.F78]*6.28/[.$K$1]" office:value-type="float" office:value="1.432625">
            <text:p>1.43</text:p>
          </table:table-cell>
          <table:table-cell office:value-type="float" office:value="730">
            <text:p>730.00</text:p>
          </table:table-cell>
          <table:table-cell table:formula="of:=[.G77]+[.H78]*0.1" office:value-type="float" office:value="37.126609375">
            <text:p>37.13</text:p>
          </table:table-cell>
          <table:table-cell table:formula="of:=[.$H$5]+[.E78]*[.$I$5]/(2*3.14)" office:value-type="float" office:value="5.03421875">
            <text:p>5.03</text:p>
          </table:table-cell>
          <table:table-cell table:number-columns-repeated="3"/>
        </table:table-row>
        <table:table-row table:style-name="ro2">
          <table:table-cell table:formula="of:=6.28*[.B79]/3200" office:value-type="float" office:value="1.45225">
            <text:p>1.45225</text:p>
          </table:table-cell>
          <table:table-cell office:value-type="float" office:value="740">
            <text:p>740</text:p>
          </table:table-cell>
          <table:table-cell table:formula="of:=[.G79]/36" office:value-type="float" office:value="1.04527994791667">
            <text:p>1.05</text:p>
          </table:table-cell>
          <table:table-cell table:formula="of:=[.E79]/(2*3.1415)" office:value-type="float" office:value="0.231139583001751">
            <text:p>0.23</text:p>
          </table:table-cell>
          <table:table-cell table:formula="of:=[.F79]*6.28/[.$K$1]" office:value-type="float" office:value="1.45225">
            <text:p>1.45</text:p>
          </table:table-cell>
          <table:table-cell office:value-type="float" office:value="740">
            <text:p>740.00</text:p>
          </table:table-cell>
          <table:table-cell table:formula="of:=[.G78]+[.H79]*0.1" office:value-type="float" office:value="37.630078125">
            <text:p>37.63</text:p>
          </table:table-cell>
          <table:table-cell table:formula="of:=[.$H$5]+[.E79]*[.$I$5]/(2*3.14)" office:value-type="float" office:value="5.0346875">
            <text:p>5.03</text:p>
          </table:table-cell>
          <table:table-cell table:number-columns-repeated="3"/>
        </table:table-row>
        <table:table-row table:style-name="ro2">
          <table:table-cell table:formula="of:=6.28*[.B80]/3200" office:value-type="float" office:value="1.471875">
            <text:p>1.471875</text:p>
          </table:table-cell>
          <table:table-cell office:value-type="float" office:value="750">
            <text:p>750</text:p>
          </table:table-cell>
          <table:table-cell table:formula="of:=[.G80]/36" office:value-type="float" office:value="1.05926649305556">
            <text:p>1.06</text:p>
          </table:table-cell>
          <table:table-cell table:formula="of:=[.E80]/(2*3.1415)" office:value-type="float" office:value="0.234263090880153">
            <text:p>0.23</text:p>
          </table:table-cell>
          <table:table-cell table:formula="of:=[.F80]*6.28/[.$K$1]" office:value-type="float" office:value="1.471875">
            <text:p>1.47</text:p>
          </table:table-cell>
          <table:table-cell office:value-type="float" office:value="750">
            <text:p>750.00</text:p>
          </table:table-cell>
          <table:table-cell table:formula="of:=[.G79]+[.H80]*0.1" office:value-type="float" office:value="38.13359375">
            <text:p>38.13</text:p>
          </table:table-cell>
          <table:table-cell table:formula="of:=[.$H$5]+[.E80]*[.$I$5]/(2*3.14)" office:value-type="float" office:value="5.03515625">
            <text:p>5.04</text:p>
          </table:table-cell>
          <table:table-cell table:number-columns-repeated="3"/>
        </table:table-row>
        <table:table-row table:style-name="ro2">
          <table:table-cell table:formula="of:=6.28*[.B81]/3200" office:value-type="float" office:value="1.4915">
            <text:p>1.4915</text:p>
          </table:table-cell>
          <table:table-cell office:value-type="float" office:value="760">
            <text:p>760</text:p>
          </table:table-cell>
          <table:table-cell table:formula="of:=[.G81]/36" office:value-type="float" office:value="1.07325434027778">
            <text:p>1.07</text:p>
          </table:table-cell>
          <table:table-cell table:formula="of:=[.E81]/(2*3.1415)" office:value-type="float" office:value="0.237386598758555">
            <text:p>0.24</text:p>
          </table:table-cell>
          <table:table-cell table:formula="of:=[.F81]*6.28/[.$K$1]" office:value-type="float" office:value="1.4915">
            <text:p>1.49</text:p>
          </table:table-cell>
          <table:table-cell office:value-type="float" office:value="760">
            <text:p>760.00</text:p>
          </table:table-cell>
          <table:table-cell table:formula="of:=[.G80]+[.H81]*0.1" office:value-type="float" office:value="38.63715625">
            <text:p>38.64</text:p>
          </table:table-cell>
          <table:table-cell table:formula="of:=[.$H$5]+[.E81]*[.$I$5]/(2*3.14)" office:value-type="float" office:value="5.035625">
            <text:p>5.04</text:p>
          </table:table-cell>
          <table:table-cell table:number-columns-repeated="3"/>
        </table:table-row>
        <table:table-row table:style-name="ro2">
          <table:table-cell table:formula="of:=6.28*[.B82]/3200" office:value-type="float" office:value="1.511125">
            <text:p>1.511125</text:p>
          </table:table-cell>
          <table:table-cell office:value-type="float" office:value="770">
            <text:p>770</text:p>
          </table:table-cell>
          <table:table-cell table:formula="of:=[.G82]/36" office:value-type="float" office:value="1.08724348958333">
            <text:p>1.09</text:p>
          </table:table-cell>
          <table:table-cell table:formula="of:=[.E82]/(2*3.1415)" office:value-type="float" office:value="0.240510106636957">
            <text:p>0.24</text:p>
          </table:table-cell>
          <table:table-cell table:formula="of:=[.F82]*6.28/[.$K$1]" office:value-type="float" office:value="1.511125">
            <text:p>1.51</text:p>
          </table:table-cell>
          <table:table-cell office:value-type="float" office:value="770">
            <text:p>770.00</text:p>
          </table:table-cell>
          <table:table-cell table:formula="of:=[.G81]+[.H82]*0.1" office:value-type="float" office:value="39.140765625">
            <text:p>39.14</text:p>
          </table:table-cell>
          <table:table-cell table:formula="of:=[.$H$5]+[.E82]*[.$I$5]/(2*3.14)" office:value-type="float" office:value="5.03609375">
            <text:p>5.04</text:p>
          </table:table-cell>
          <table:table-cell table:number-columns-repeated="3"/>
        </table:table-row>
        <table:table-row table:style-name="ro2">
          <table:table-cell table:formula="of:=6.28*[.B83]/3200" office:value-type="float" office:value="1.53075">
            <text:p>1.53075</text:p>
          </table:table-cell>
          <table:table-cell office:value-type="float" office:value="780">
            <text:p>780</text:p>
          </table:table-cell>
          <table:table-cell table:formula="of:=[.G83]/36" office:value-type="float" office:value="1.10123394097222">
            <text:p>1.10</text:p>
          </table:table-cell>
          <table:table-cell table:formula="of:=[.E83]/(2*3.1415)" office:value-type="float" office:value="0.243633614515359">
            <text:p>0.24</text:p>
          </table:table-cell>
          <table:table-cell table:formula="of:=[.F83]*6.28/[.$K$1]" office:value-type="float" office:value="1.53075">
            <text:p>1.53</text:p>
          </table:table-cell>
          <table:table-cell office:value-type="float" office:value="780">
            <text:p>780.00</text:p>
          </table:table-cell>
          <table:table-cell table:formula="of:=[.G82]+[.H83]*0.1" office:value-type="float" office:value="39.644421875">
            <text:p>39.64</text:p>
          </table:table-cell>
          <table:table-cell table:formula="of:=[.$H$5]+[.E83]*[.$I$5]/(2*3.14)" office:value-type="float" office:value="5.0365625">
            <text:p>5.04</text:p>
          </table:table-cell>
          <table:table-cell table:number-columns-repeated="3"/>
        </table:table-row>
        <table:table-row table:style-name="ro2">
          <table:table-cell table:formula="of:=6.28*[.B84]/3200" office:value-type="float" office:value="1.550375">
            <text:p>1.550375</text:p>
          </table:table-cell>
          <table:table-cell office:value-type="float" office:value="790">
            <text:p>790</text:p>
          </table:table-cell>
          <table:table-cell table:formula="of:=[.G84]/36" office:value-type="float" office:value="1.11522569444444">
            <text:p>1.12</text:p>
          </table:table-cell>
          <table:table-cell table:formula="of:=[.E84]/(2*3.1415)" office:value-type="float" office:value="0.246757122393761">
            <text:p>0.25</text:p>
          </table:table-cell>
          <table:table-cell table:formula="of:=[.F84]*6.28/[.$K$1]" office:value-type="float" office:value="1.550375">
            <text:p>1.55</text:p>
          </table:table-cell>
          <table:table-cell office:value-type="float" office:value="790">
            <text:p>790.00</text:p>
          </table:table-cell>
          <table:table-cell table:formula="of:=[.G83]+[.H84]*0.1" office:value-type="float" office:value="40.148125">
            <text:p>40.15</text:p>
          </table:table-cell>
          <table:table-cell table:formula="of:=[.$H$5]+[.E84]*[.$I$5]/(2*3.14)" office:value-type="float" office:value="5.03703125">
            <text:p>5.04</text:p>
          </table:table-cell>
          <table:table-cell table:number-columns-repeated="3"/>
        </table:table-row>
        <table:table-row table:style-name="ro2">
          <table:table-cell table:formula="of:=6.28*[.B85]/3200" office:value-type="float" office:value="1.57">
            <text:p>1.57</text:p>
          </table:table-cell>
          <table:table-cell office:value-type="float" office:value="800">
            <text:p>800</text:p>
          </table:table-cell>
          <table:table-cell table:formula="of:=[.G85]/36" office:value-type="float" office:value="1.12921875">
            <text:p>1.13</text:p>
          </table:table-cell>
          <table:table-cell table:formula="of:=[.E85]/(2*3.1415)" office:value-type="float" office:value="0.249880630272163">
            <text:p>0.25</text:p>
          </table:table-cell>
          <table:table-cell table:formula="of:=[.F85]*6.28/[.$K$1]" office:value-type="float" office:value="1.57">
            <text:p>1.57</text:p>
          </table:table-cell>
          <table:table-cell office:value-type="float" office:value="800">
            <text:p>800.00</text:p>
          </table:table-cell>
          <table:table-cell table:formula="of:=[.G84]+[.H85]*0.1" office:value-type="float" office:value="40.651875">
            <text:p>40.65</text:p>
          </table:table-cell>
          <table:table-cell table:formula="of:=[.$H$5]+[.E85]*[.$I$5]/(2*3.14)" office:value-type="float" office:value="5.0375">
            <text:p>5.04</text:p>
          </table:table-cell>
          <table:table-cell table:number-columns-repeated="3"/>
        </table:table-row>
        <table:table-row table:style-name="ro2">
          <table:table-cell table:formula="of:=6.28*[.B86]/3200" office:value-type="float" office:value="1.589625">
            <text:p>1.589625</text:p>
          </table:table-cell>
          <table:table-cell office:value-type="float" office:value="810">
            <text:p>810</text:p>
          </table:table-cell>
          <table:table-cell table:formula="of:=[.G86]/36" office:value-type="float" office:value="1.14321310763889">
            <text:p>1.14</text:p>
          </table:table-cell>
          <table:table-cell table:formula="of:=[.E86]/(2*3.1415)" office:value-type="float" office:value="0.253004138150565">
            <text:p>0.25</text:p>
          </table:table-cell>
          <table:table-cell table:formula="of:=[.F86]*6.28/[.$K$1]" office:value-type="float" office:value="1.589625">
            <text:p>1.59</text:p>
          </table:table-cell>
          <table:table-cell office:value-type="float" office:value="810">
            <text:p>810.00</text:p>
          </table:table-cell>
          <table:table-cell table:formula="of:=[.G85]+[.H86]*0.1" office:value-type="float" office:value="41.155671875">
            <text:p>41.16</text:p>
          </table:table-cell>
          <table:table-cell table:formula="of:=[.$H$5]+[.E86]*[.$I$5]/(2*3.14)" office:value-type="float" office:value="5.03796875">
            <text:p>5.04</text:p>
          </table:table-cell>
          <table:table-cell table:number-columns-repeated="3"/>
        </table:table-row>
        <table:table-row table:style-name="ro2">
          <table:table-cell table:formula="of:=6.28*[.B87]/3200" office:value-type="float" office:value="1.60925">
            <text:p>1.60925</text:p>
          </table:table-cell>
          <table:table-cell office:value-type="float" office:value="820">
            <text:p>820</text:p>
          </table:table-cell>
          <table:table-cell table:formula="of:=[.G87]/36" office:value-type="float" office:value="1.15720876736111">
            <text:p>1.16</text:p>
          </table:table-cell>
          <table:table-cell table:formula="of:=[.E87]/(2*3.1415)" office:value-type="float" office:value="0.256127646028967">
            <text:p>0.26</text:p>
          </table:table-cell>
          <table:table-cell table:formula="of:=[.F87]*6.28/[.$K$1]" office:value-type="float" office:value="1.60925">
            <text:p>1.61</text:p>
          </table:table-cell>
          <table:table-cell office:value-type="float" office:value="820">
            <text:p>820.00</text:p>
          </table:table-cell>
          <table:table-cell table:formula="of:=[.G86]+[.H87]*0.1" office:value-type="float" office:value="41.659515625">
            <text:p>41.66</text:p>
          </table:table-cell>
          <table:table-cell table:formula="of:=[.$H$5]+[.E87]*[.$I$5]/(2*3.14)" office:value-type="float" office:value="5.0384375">
            <text:p>5.04</text:p>
          </table:table-cell>
          <table:table-cell table:number-columns-repeated="3"/>
        </table:table-row>
        <table:table-row table:style-name="ro2">
          <table:table-cell table:formula="of:=6.28*[.B88]/3200" office:value-type="float" office:value="1.628875">
            <text:p>1.628875</text:p>
          </table:table-cell>
          <table:table-cell office:value-type="float" office:value="830">
            <text:p>830</text:p>
          </table:table-cell>
          <table:table-cell table:formula="of:=[.G88]/36" office:value-type="float" office:value="1.17120572916667">
            <text:p>1.17</text:p>
          </table:table-cell>
          <table:table-cell table:formula="of:=[.E88]/(2*3.1415)" office:value-type="float" office:value="0.259251153907369">
            <text:p>0.26</text:p>
          </table:table-cell>
          <table:table-cell table:formula="of:=[.F88]*6.28/[.$K$1]" office:value-type="float" office:value="1.628875">
            <text:p>1.63</text:p>
          </table:table-cell>
          <table:table-cell office:value-type="float" office:value="830">
            <text:p>830.00</text:p>
          </table:table-cell>
          <table:table-cell table:formula="of:=[.G87]+[.H88]*0.1" office:value-type="float" office:value="42.16340625">
            <text:p>42.16</text:p>
          </table:table-cell>
          <table:table-cell table:formula="of:=[.$H$5]+[.E88]*[.$I$5]/(2*3.14)" office:value-type="float" office:value="5.03890625">
            <text:p>5.04</text:p>
          </table:table-cell>
          <table:table-cell table:number-columns-repeated="3"/>
        </table:table-row>
        <table:table-row table:style-name="ro2">
          <table:table-cell table:formula="of:=6.28*[.B89]/3200" office:value-type="float" office:value="1.6485">
            <text:p>1.6485</text:p>
          </table:table-cell>
          <table:table-cell office:value-type="float" office:value="840">
            <text:p>840</text:p>
          </table:table-cell>
          <table:table-cell table:formula="of:=[.G89]/36" office:value-type="float" office:value="1.18520399305556">
            <text:p>1.19</text:p>
          </table:table-cell>
          <table:table-cell table:formula="of:=[.E89]/(2*3.1415)" office:value-type="float" office:value="0.262374661785771">
            <text:p>0.26</text:p>
          </table:table-cell>
          <table:table-cell table:formula="of:=[.F89]*6.28/[.$K$1]" office:value-type="float" office:value="1.6485">
            <text:p>1.65</text:p>
          </table:table-cell>
          <table:table-cell office:value-type="float" office:value="840">
            <text:p>840.00</text:p>
          </table:table-cell>
          <table:table-cell table:formula="of:=[.G88]+[.H89]*0.1" office:value-type="float" office:value="42.66734375">
            <text:p>42.67</text:p>
          </table:table-cell>
          <table:table-cell table:formula="of:=[.$H$5]+[.E89]*[.$I$5]/(2*3.14)" office:value-type="float" office:value="5.039375">
            <text:p>5.04</text:p>
          </table:table-cell>
          <table:table-cell table:number-columns-repeated="3"/>
        </table:table-row>
        <table:table-row table:style-name="ro2">
          <table:table-cell table:formula="of:=6.28*[.B90]/3200" office:value-type="float" office:value="1.668125">
            <text:p>1.668125</text:p>
          </table:table-cell>
          <table:table-cell office:value-type="float" office:value="850">
            <text:p>850</text:p>
          </table:table-cell>
          <table:table-cell table:formula="of:=[.G90]/36" office:value-type="float" office:value="1.19920355902778">
            <text:p>1.20</text:p>
          </table:table-cell>
          <table:table-cell table:formula="of:=[.E90]/(2*3.1415)" office:value-type="float" office:value="0.265498169664173">
            <text:p>0.27</text:p>
          </table:table-cell>
          <table:table-cell table:formula="of:=[.F90]*6.28/[.$K$1]" office:value-type="float" office:value="1.668125">
            <text:p>1.67</text:p>
          </table:table-cell>
          <table:table-cell office:value-type="float" office:value="850">
            <text:p>850.00</text:p>
          </table:table-cell>
          <table:table-cell table:formula="of:=[.G89]+[.H90]*0.1" office:value-type="float" office:value="43.171328125">
            <text:p>43.17</text:p>
          </table:table-cell>
          <table:table-cell table:formula="of:=[.$H$5]+[.E90]*[.$I$5]/(2*3.14)" office:value-type="float" office:value="5.03984375">
            <text:p>5.04</text:p>
          </table:table-cell>
          <table:table-cell table:number-columns-repeated="3"/>
        </table:table-row>
        <table:table-row table:style-name="ro2">
          <table:table-cell table:formula="of:=6.28*[.B91]/3200" office:value-type="float" office:value="1.68775">
            <text:p>1.68775</text:p>
          </table:table-cell>
          <table:table-cell office:value-type="float" office:value="860">
            <text:p>860</text:p>
          </table:table-cell>
          <table:table-cell table:formula="of:=[.G91]/36" office:value-type="float" office:value="1.21320442708333">
            <text:p>1.21</text:p>
          </table:table-cell>
          <table:table-cell table:formula="of:=[.E91]/(2*3.1415)" office:value-type="float" office:value="0.268621677542575">
            <text:p>0.27</text:p>
          </table:table-cell>
          <table:table-cell table:formula="of:=[.F91]*6.28/[.$K$1]" office:value-type="float" office:value="1.68775">
            <text:p>1.69</text:p>
          </table:table-cell>
          <table:table-cell office:value-type="float" office:value="860">
            <text:p>860.00</text:p>
          </table:table-cell>
          <table:table-cell table:formula="of:=[.G90]+[.H91]*0.1" office:value-type="float" office:value="43.675359375">
            <text:p>43.68</text:p>
          </table:table-cell>
          <table:table-cell table:formula="of:=[.$H$5]+[.E91]*[.$I$5]/(2*3.14)" office:value-type="float" office:value="5.0403125">
            <text:p>5.04</text:p>
          </table:table-cell>
          <table:table-cell table:number-columns-repeated="3"/>
        </table:table-row>
        <table:table-row table:style-name="ro2">
          <table:table-cell table:formula="of:=6.28*[.B92]/3200" office:value-type="float" office:value="1.707375">
            <text:p>1.707375</text:p>
          </table:table-cell>
          <table:table-cell office:value-type="float" office:value="870">
            <text:p>870</text:p>
          </table:table-cell>
          <table:table-cell table:formula="of:=[.G92]/36" office:value-type="float" office:value="1.22720659722222">
            <text:p>1.23</text:p>
          </table:table-cell>
          <table:table-cell table:formula="of:=[.E92]/(2*3.1415)" office:value-type="float" office:value="0.271745185420977">
            <text:p>0.27</text:p>
          </table:table-cell>
          <table:table-cell table:formula="of:=[.F92]*6.28/[.$K$1]" office:value-type="float" office:value="1.707375">
            <text:p>1.71</text:p>
          </table:table-cell>
          <table:table-cell office:value-type="float" office:value="870">
            <text:p>870.00</text:p>
          </table:table-cell>
          <table:table-cell table:formula="of:=[.G91]+[.H92]*0.1" office:value-type="float" office:value="44.1794375">
            <text:p>44.18</text:p>
          </table:table-cell>
          <table:table-cell table:formula="of:=[.$H$5]+[.E92]*[.$I$5]/(2*3.14)" office:value-type="float" office:value="5.04078125">
            <text:p>5.04</text:p>
          </table:table-cell>
          <table:table-cell table:number-columns-repeated="3"/>
        </table:table-row>
        <table:table-row table:style-name="ro2">
          <table:table-cell table:formula="of:=6.28*[.B93]/3200" office:value-type="float" office:value="1.727">
            <text:p>1.727</text:p>
          </table:table-cell>
          <table:table-cell office:value-type="float" office:value="880">
            <text:p>880</text:p>
          </table:table-cell>
          <table:table-cell table:formula="of:=[.G93]/36" office:value-type="float" office:value="1.24121006944444">
            <text:p>1.24</text:p>
          </table:table-cell>
          <table:table-cell table:formula="of:=[.E93]/(2*3.1415)" office:value-type="float" office:value="0.274868693299379">
            <text:p>0.27</text:p>
          </table:table-cell>
          <table:table-cell table:formula="of:=[.F93]*6.28/[.$K$1]" office:value-type="float" office:value="1.727">
            <text:p>1.73</text:p>
          </table:table-cell>
          <table:table-cell office:value-type="float" office:value="880">
            <text:p>880.00</text:p>
          </table:table-cell>
          <table:table-cell table:formula="of:=[.G92]+[.H93]*0.1" office:value-type="float" office:value="44.6835625">
            <text:p>44.68</text:p>
          </table:table-cell>
          <table:table-cell table:formula="of:=[.$H$5]+[.E93]*[.$I$5]/(2*3.14)" office:value-type="float" office:value="5.04125">
            <text:p>5.04</text:p>
          </table:table-cell>
          <table:table-cell table:number-columns-repeated="3"/>
        </table:table-row>
        <table:table-row table:style-name="ro2">
          <table:table-cell table:formula="of:=6.28*[.B94]/3200" office:value-type="float" office:value="1.746625">
            <text:p>1.746625</text:p>
          </table:table-cell>
          <table:table-cell office:value-type="float" office:value="890">
            <text:p>890</text:p>
          </table:table-cell>
          <table:table-cell table:formula="of:=[.G94]/36" office:value-type="float" office:value="1.25521484375">
            <text:p>1.26</text:p>
          </table:table-cell>
          <table:table-cell table:formula="of:=[.E94]/(2*3.1415)" office:value-type="float" office:value="0.277992201177781">
            <text:p>0.28</text:p>
          </table:table-cell>
          <table:table-cell table:formula="of:=[.F94]*6.28/[.$K$1]" office:value-type="float" office:value="1.746625">
            <text:p>1.75</text:p>
          </table:table-cell>
          <table:table-cell office:value-type="float" office:value="890">
            <text:p>890.00</text:p>
          </table:table-cell>
          <table:table-cell table:formula="of:=[.G93]+[.H94]*0.1" office:value-type="float" office:value="45.187734375">
            <text:p>45.19</text:p>
          </table:table-cell>
          <table:table-cell table:formula="of:=[.$H$5]+[.E94]*[.$I$5]/(2*3.14)" office:value-type="float" office:value="5.04171875">
            <text:p>5.04</text:p>
          </table:table-cell>
          <table:table-cell table:number-columns-repeated="3"/>
        </table:table-row>
        <table:table-row table:style-name="ro2">
          <table:table-cell table:formula="of:=6.28*[.B95]/3200" office:value-type="float" office:value="1.76625">
            <text:p>1.76625</text:p>
          </table:table-cell>
          <table:table-cell office:value-type="float" office:value="900">
            <text:p>900</text:p>
          </table:table-cell>
          <table:table-cell table:formula="of:=[.G95]/36" office:value-type="float" office:value="1.26922092013889">
            <text:p>1.27</text:p>
          </table:table-cell>
          <table:table-cell table:formula="of:=[.E95]/(2*3.1415)" office:value-type="float" office:value="0.281115709056183">
            <text:p>0.28</text:p>
          </table:table-cell>
          <table:table-cell table:formula="of:=[.F95]*6.28/[.$K$1]" office:value-type="float" office:value="1.76625">
            <text:p>1.77</text:p>
          </table:table-cell>
          <table:table-cell office:value-type="float" office:value="900">
            <text:p>900.00</text:p>
          </table:table-cell>
          <table:table-cell table:formula="of:=[.G94]+[.H95]*0.1" office:value-type="float" office:value="45.691953125">
            <text:p>45.69</text:p>
          </table:table-cell>
          <table:table-cell table:formula="of:=[.$H$5]+[.E95]*[.$I$5]/(2*3.14)" office:value-type="float" office:value="5.0421875">
            <text:p>5.04</text:p>
          </table:table-cell>
          <table:table-cell table:number-columns-repeated="3"/>
        </table:table-row>
        <table:table-row table:style-name="ro2">
          <table:table-cell table:formula="of:=6.28*[.B96]/3200" office:value-type="float" office:value="1.785875">
            <text:p>1.785875</text:p>
          </table:table-cell>
          <table:table-cell office:value-type="float" office:value="910">
            <text:p>910</text:p>
          </table:table-cell>
          <table:table-cell table:formula="of:=[.G96]/36" office:value-type="float" office:value="1.28322829861111">
            <text:p>1.28</text:p>
          </table:table-cell>
          <table:table-cell table:formula="of:=[.E96]/(2*3.1415)" office:value-type="float" office:value="0.284239216934585">
            <text:p>0.28</text:p>
          </table:table-cell>
          <table:table-cell table:formula="of:=[.F96]*6.28/[.$K$1]" office:value-type="float" office:value="1.785875">
            <text:p>1.79</text:p>
          </table:table-cell>
          <table:table-cell office:value-type="float" office:value="910">
            <text:p>910.00</text:p>
          </table:table-cell>
          <table:table-cell table:formula="of:=[.G95]+[.H96]*0.1" office:value-type="float" office:value="46.19621875">
            <text:p>46.20</text:p>
          </table:table-cell>
          <table:table-cell table:formula="of:=[.$H$5]+[.E96]*[.$I$5]/(2*3.14)" office:value-type="float" office:value="5.04265625">
            <text:p>5.04</text:p>
          </table:table-cell>
          <table:table-cell table:number-columns-repeated="3"/>
        </table:table-row>
        <table:table-row table:style-name="ro2">
          <table:table-cell table:formula="of:=6.28*[.B97]/3200" office:value-type="float" office:value="1.8055">
            <text:p>1.8055</text:p>
          </table:table-cell>
          <table:table-cell office:value-type="float" office:value="920">
            <text:p>920</text:p>
          </table:table-cell>
          <table:table-cell table:formula="of:=[.G97]/36" office:value-type="float" office:value="1.29723697916667">
            <text:p>1.30</text:p>
          </table:table-cell>
          <table:table-cell table:formula="of:=[.E97]/(2*3.1415)" office:value-type="float" office:value="0.287362724812987">
            <text:p>0.29</text:p>
          </table:table-cell>
          <table:table-cell table:formula="of:=[.F97]*6.28/[.$K$1]" office:value-type="float" office:value="1.8055">
            <text:p>1.81</text:p>
          </table:table-cell>
          <table:table-cell office:value-type="float" office:value="920">
            <text:p>920.00</text:p>
          </table:table-cell>
          <table:table-cell table:formula="of:=[.G96]+[.H97]*0.1" office:value-type="float" office:value="46.70053125">
            <text:p>46.70</text:p>
          </table:table-cell>
          <table:table-cell table:formula="of:=[.$H$5]+[.E97]*[.$I$5]/(2*3.14)" office:value-type="float" office:value="5.043125">
            <text:p>5.04</text:p>
          </table:table-cell>
          <table:table-cell table:number-columns-repeated="3"/>
        </table:table-row>
        <table:table-row table:style-name="ro2">
          <table:table-cell table:formula="of:=6.28*[.B98]/3200" office:value-type="float" office:value="1.825125">
            <text:p>1.825125</text:p>
          </table:table-cell>
          <table:table-cell office:value-type="float" office:value="930">
            <text:p>930</text:p>
          </table:table-cell>
          <table:table-cell table:formula="of:=[.G98]/36" office:value-type="float" office:value="1.31124696180556">
            <text:p>1.31</text:p>
          </table:table-cell>
          <table:table-cell table:formula="of:=[.E98]/(2*3.1415)" office:value-type="float" office:value="0.290486232691389">
            <text:p>0.29</text:p>
          </table:table-cell>
          <table:table-cell table:formula="of:=[.F98]*6.28/[.$K$1]" office:value-type="float" office:value="1.825125">
            <text:p>1.83</text:p>
          </table:table-cell>
          <table:table-cell office:value-type="float" office:value="930">
            <text:p>930.00</text:p>
          </table:table-cell>
          <table:table-cell table:formula="of:=[.G97]+[.H98]*0.1" office:value-type="float" office:value="47.204890625">
            <text:p>47.20</text:p>
          </table:table-cell>
          <table:table-cell table:formula="of:=[.$H$5]+[.E98]*[.$I$5]/(2*3.14)" office:value-type="float" office:value="5.04359375">
            <text:p>5.04</text:p>
          </table:table-cell>
          <table:table-cell table:number-columns-repeated="3"/>
        </table:table-row>
        <table:table-row table:style-name="ro2">
          <table:table-cell table:formula="of:=6.28*[.B99]/3200" office:value-type="float" office:value="1.84475">
            <text:p>1.84475</text:p>
          </table:table-cell>
          <table:table-cell office:value-type="float" office:value="940">
            <text:p>940</text:p>
          </table:table-cell>
          <table:table-cell table:formula="of:=[.G99]/36" office:value-type="float" office:value="1.32525824652778">
            <text:p>1.33</text:p>
          </table:table-cell>
          <table:table-cell table:formula="of:=[.E99]/(2*3.1415)" office:value-type="float" office:value="0.293609740569791">
            <text:p>0.29</text:p>
          </table:table-cell>
          <table:table-cell table:formula="of:=[.F99]*6.28/[.$K$1]" office:value-type="float" office:value="1.84475">
            <text:p>1.84</text:p>
          </table:table-cell>
          <table:table-cell office:value-type="float" office:value="940">
            <text:p>940.00</text:p>
          </table:table-cell>
          <table:table-cell table:formula="of:=[.G98]+[.H99]*0.1" office:value-type="float" office:value="47.709296875">
            <text:p>47.71</text:p>
          </table:table-cell>
          <table:table-cell table:formula="of:=[.$H$5]+[.E99]*[.$I$5]/(2*3.14)" office:value-type="float" office:value="5.0440625">
            <text:p>5.04</text:p>
          </table:table-cell>
          <table:table-cell table:number-columns-repeated="3"/>
        </table:table-row>
        <table:table-row table:style-name="ro2">
          <table:table-cell table:formula="of:=6.28*[.B100]/3200" office:value-type="float" office:value="1.864375">
            <text:p>1.864375</text:p>
          </table:table-cell>
          <table:table-cell office:value-type="float" office:value="950">
            <text:p>950</text:p>
          </table:table-cell>
          <table:table-cell table:formula="of:=[.G100]/36" office:value-type="float" office:value="1.33927083333333">
            <text:p>1.34</text:p>
          </table:table-cell>
          <table:table-cell table:formula="of:=[.E100]/(2*3.1415)" office:value-type="float" office:value="0.296733248448193">
            <text:p>0.30</text:p>
          </table:table-cell>
          <table:table-cell table:formula="of:=[.F100]*6.28/[.$K$1]" office:value-type="float" office:value="1.864375">
            <text:p>1.86</text:p>
          </table:table-cell>
          <table:table-cell office:value-type="float" office:value="950">
            <text:p>950.00</text:p>
          </table:table-cell>
          <table:table-cell table:formula="of:=[.G99]+[.H100]*0.1" office:value-type="float" office:value="48.21375">
            <text:p>48.21</text:p>
          </table:table-cell>
          <table:table-cell table:formula="of:=[.$H$5]+[.E100]*[.$I$5]/(2*3.14)" office:value-type="float" office:value="5.04453125">
            <text:p>5.04</text:p>
          </table:table-cell>
          <table:table-cell table:number-columns-repeated="3"/>
        </table:table-row>
        <table:table-row table:style-name="ro2">
          <table:table-cell table:formula="of:=6.28*[.B101]/3200" office:value-type="float" office:value="1.884">
            <text:p>1.884</text:p>
          </table:table-cell>
          <table:table-cell office:value-type="float" office:value="960">
            <text:p>960</text:p>
          </table:table-cell>
          <table:table-cell table:formula="of:=[.G101]/36" office:value-type="float" office:value="1.35328472222222">
            <text:p>1.35</text:p>
          </table:table-cell>
          <table:table-cell table:formula="of:=[.E101]/(2*3.1415)" office:value-type="float" office:value="0.299856756326596">
            <text:p>0.30</text:p>
          </table:table-cell>
          <table:table-cell table:formula="of:=[.F101]*6.28/[.$K$1]" office:value-type="float" office:value="1.884">
            <text:p>1.88</text:p>
          </table:table-cell>
          <table:table-cell office:value-type="float" office:value="960">
            <text:p>960.00</text:p>
          </table:table-cell>
          <table:table-cell table:formula="of:=[.G100]+[.H101]*0.1" office:value-type="float" office:value="48.71825">
            <text:p>48.72</text:p>
          </table:table-cell>
          <table:table-cell table:formula="of:=[.$H$5]+[.E101]*[.$I$5]/(2*3.14)" office:value-type="float" office:value="5.045">
            <text:p>5.05</text:p>
          </table:table-cell>
          <table:table-cell table:number-columns-repeated="3"/>
        </table:table-row>
        <table:table-row table:style-name="ro2">
          <table:table-cell table:formula="of:=6.28*[.B102]/3200" office:value-type="float" office:value="1.903625">
            <text:p>1.903625</text:p>
          </table:table-cell>
          <table:table-cell office:value-type="float" office:value="970">
            <text:p>970</text:p>
          </table:table-cell>
          <table:table-cell table:formula="of:=[.G102]/36" office:value-type="float" office:value="1.36729991319444">
            <text:p>1.37</text:p>
          </table:table-cell>
          <table:table-cell table:formula="of:=[.E102]/(2*3.1415)" office:value-type="float" office:value="0.302980264204998">
            <text:p>0.30</text:p>
          </table:table-cell>
          <table:table-cell table:formula="of:=[.F102]*6.28/[.$K$1]" office:value-type="float" office:value="1.903625">
            <text:p>1.90</text:p>
          </table:table-cell>
          <table:table-cell office:value-type="float" office:value="970">
            <text:p>970.00</text:p>
          </table:table-cell>
          <table:table-cell table:formula="of:=[.G101]+[.H102]*0.1" office:value-type="float" office:value="49.222796875">
            <text:p>49.22</text:p>
          </table:table-cell>
          <table:table-cell table:formula="of:=[.$H$5]+[.E102]*[.$I$5]/(2*3.14)" office:value-type="float" office:value="5.04546875">
            <text:p>5.05</text:p>
          </table:table-cell>
          <table:table-cell table:number-columns-repeated="3"/>
        </table:table-row>
        <table:table-row table:style-name="ro2">
          <table:table-cell table:formula="of:=6.28*[.B103]/3200" office:value-type="float" office:value="1.92325">
            <text:p>1.92325</text:p>
          </table:table-cell>
          <table:table-cell office:value-type="float" office:value="980">
            <text:p>980</text:p>
          </table:table-cell>
          <table:table-cell table:formula="of:=[.G103]/36" office:value-type="float" office:value="1.38131640625">
            <text:p>1.38</text:p>
          </table:table-cell>
          <table:table-cell table:formula="of:=[.E103]/(2*3.1415)" office:value-type="float" office:value="0.3061037720834">
            <text:p>0.31</text:p>
          </table:table-cell>
          <table:table-cell table:formula="of:=[.F103]*6.28/[.$K$1]" office:value-type="float" office:value="1.92325">
            <text:p>1.92</text:p>
          </table:table-cell>
          <table:table-cell office:value-type="float" office:value="980">
            <text:p>980.00</text:p>
          </table:table-cell>
          <table:table-cell table:formula="of:=[.G102]+[.H103]*0.1" office:value-type="float" office:value="49.727390625">
            <text:p>49.73</text:p>
          </table:table-cell>
          <table:table-cell table:formula="of:=[.$H$5]+[.E103]*[.$I$5]/(2*3.14)" office:value-type="float" office:value="5.0459375">
            <text:p>5.05</text:p>
          </table:table-cell>
          <table:table-cell table:number-columns-repeated="3"/>
        </table:table-row>
        <table:table-row table:style-name="ro2">
          <table:table-cell table:formula="of:=6.28*[.B104]/3200" office:value-type="float" office:value="1.942875">
            <text:p>1.942875</text:p>
          </table:table-cell>
          <table:table-cell office:value-type="float" office:value="990">
            <text:p>990</text:p>
          </table:table-cell>
          <table:table-cell table:formula="of:=[.G104]/36" office:value-type="float" office:value="1.39533420138889">
            <text:p>1.40</text:p>
          </table:table-cell>
          <table:table-cell table:formula="of:=[.E104]/(2*3.1415)" office:value-type="float" office:value="0.309227279961802">
            <text:p>0.31</text:p>
          </table:table-cell>
          <table:table-cell table:formula="of:=[.F104]*6.28/[.$K$1]" office:value-type="float" office:value="1.942875">
            <text:p>1.94</text:p>
          </table:table-cell>
          <table:table-cell office:value-type="float" office:value="990">
            <text:p>990.00</text:p>
          </table:table-cell>
          <table:table-cell table:formula="of:=[.G103]+[.H104]*0.1" office:value-type="float" office:value="50.23203125">
            <text:p>50.23</text:p>
          </table:table-cell>
          <table:table-cell table:formula="of:=[.$H$5]+[.E104]*[.$I$5]/(2*3.14)" office:value-type="float" office:value="5.04640625">
            <text:p>5.05</text:p>
          </table:table-cell>
          <table:table-cell table:number-columns-repeated="3"/>
        </table:table-row>
        <table:table-row table:style-name="ro2">
          <table:table-cell table:formula="of:=6.28*[.B105]/3200" office:value-type="float" office:value="1.9625">
            <text:p>1.9625</text:p>
          </table:table-cell>
          <table:table-cell office:value-type="float" office:value="1000">
            <text:p>1000</text:p>
          </table:table-cell>
          <table:table-cell table:formula="of:=[.G105]/36" office:value-type="float" office:value="1.40935329861111">
            <text:p>1.41</text:p>
          </table:table-cell>
          <table:table-cell table:formula="of:=[.E105]/(2*3.1415)" office:value-type="float" office:value="0.312350787840204">
            <text:p>0.31</text:p>
          </table:table-cell>
          <table:table-cell table:formula="of:=[.F105]*6.28/[.$K$1]" office:value-type="float" office:value="1.9625">
            <text:p>1.96</text:p>
          </table:table-cell>
          <table:table-cell office:value-type="float" office:value="1000">
            <text:p>1000.00</text:p>
          </table:table-cell>
          <table:table-cell table:formula="of:=[.G104]+[.H105]*0.1" office:value-type="float" office:value="50.73671875">
            <text:p>50.74</text:p>
          </table:table-cell>
          <table:table-cell table:formula="of:=[.$H$5]+[.E105]*[.$I$5]/(2*3.14)" office:value-type="float" office:value="5.046875">
            <text:p>5.05</text:p>
          </table:table-cell>
          <table:table-cell table:number-columns-repeated="3"/>
        </table:table-row>
        <table:table-row table:style-name="ro2">
          <table:table-cell table:formula="of:=6.28*[.B106]/3200" office:value-type="float" office:value="1.982125">
            <text:p>1.982125</text:p>
          </table:table-cell>
          <table:table-cell office:value-type="float" office:value="1010">
            <text:p>1010</text:p>
          </table:table-cell>
          <table:table-cell table:formula="of:=[.G106]/36" office:value-type="float" office:value="1.42337369791667">
            <text:p>1.42</text:p>
          </table:table-cell>
          <table:table-cell table:formula="of:=[.E106]/(2*3.1415)" office:value-type="float" office:value="0.315474295718606">
            <text:p>0.32</text:p>
          </table:table-cell>
          <table:table-cell table:formula="of:=[.F106]*6.28/[.$K$1]" office:value-type="float" office:value="1.982125">
            <text:p>1.98</text:p>
          </table:table-cell>
          <table:table-cell office:value-type="float" office:value="1010">
            <text:p>1010.00</text:p>
          </table:table-cell>
          <table:table-cell table:formula="of:=[.G105]+[.H106]*0.1" office:value-type="float" office:value="51.241453125">
            <text:p>51.24</text:p>
          </table:table-cell>
          <table:table-cell table:formula="of:=[.$H$5]+[.E106]*[.$I$5]/(2*3.14)" office:value-type="float" office:value="5.04734375">
            <text:p>5.05</text:p>
          </table:table-cell>
          <table:table-cell table:number-columns-repeated="3"/>
        </table:table-row>
        <table:table-row table:style-name="ro2">
          <table:table-cell table:formula="of:=6.28*[.B107]/3200" office:value-type="float" office:value="2.00175">
            <text:p>2.00175</text:p>
          </table:table-cell>
          <table:table-cell office:value-type="float" office:value="1020">
            <text:p>1020</text:p>
          </table:table-cell>
          <table:table-cell table:formula="of:=[.G107]/36" office:value-type="float" office:value="1.43739539930556">
            <text:p>1.44</text:p>
          </table:table-cell>
          <table:table-cell table:formula="of:=[.E107]/(2*3.1415)" office:value-type="float" office:value="0.318597803597008">
            <text:p>0.32</text:p>
          </table:table-cell>
          <table:table-cell table:formula="of:=[.F107]*6.28/[.$K$1]" office:value-type="float" office:value="2.00175">
            <text:p>2.00</text:p>
          </table:table-cell>
          <table:table-cell office:value-type="float" office:value="1020">
            <text:p>1020.00</text:p>
          </table:table-cell>
          <table:table-cell table:formula="of:=[.G106]+[.H107]*0.1" office:value-type="float" office:value="51.746234375">
            <text:p>51.75</text:p>
          </table:table-cell>
          <table:table-cell table:formula="of:=[.$H$5]+[.E107]*[.$I$5]/(2*3.14)" office:value-type="float" office:value="5.0478125">
            <text:p>5.05</text:p>
          </table:table-cell>
          <table:table-cell table:number-columns-repeated="3"/>
        </table:table-row>
        <table:table-row table:style-name="ro2">
          <table:table-cell table:formula="of:=6.28*[.B108]/3200" office:value-type="float" office:value="2.021375">
            <text:p>2.021375</text:p>
          </table:table-cell>
          <table:table-cell office:value-type="float" office:value="1030">
            <text:p>1030</text:p>
          </table:table-cell>
          <table:table-cell table:formula="of:=[.G108]/36" office:value-type="float" office:value="1.45141840277778">
            <text:p>1.45</text:p>
          </table:table-cell>
          <table:table-cell table:formula="of:=[.E108]/(2*3.1415)" office:value-type="float" office:value="0.32172131147541">
            <text:p>0.32</text:p>
          </table:table-cell>
          <table:table-cell table:formula="of:=[.F108]*6.28/[.$K$1]" office:value-type="float" office:value="2.021375">
            <text:p>2.02</text:p>
          </table:table-cell>
          <table:table-cell office:value-type="float" office:value="1030">
            <text:p>1030.00</text:p>
          </table:table-cell>
          <table:table-cell table:formula="of:=[.G107]+[.H108]*0.1" office:value-type="float" office:value="52.2510625">
            <text:p>52.25</text:p>
          </table:table-cell>
          <table:table-cell table:formula="of:=[.$H$5]+[.E108]*[.$I$5]/(2*3.14)" office:value-type="float" office:value="5.04828125">
            <text:p>5.05</text:p>
          </table:table-cell>
          <table:table-cell table:number-columns-repeated="3"/>
        </table:table-row>
        <table:table-row table:style-name="ro2">
          <table:table-cell table:formula="of:=6.28*[.B109]/3200" office:value-type="float" office:value="2.041">
            <text:p>2.041</text:p>
          </table:table-cell>
          <table:table-cell office:value-type="float" office:value="1040">
            <text:p>1040</text:p>
          </table:table-cell>
          <table:table-cell table:formula="of:=[.G109]/36" office:value-type="float" office:value="1.46544270833333">
            <text:p>1.47</text:p>
          </table:table-cell>
          <table:table-cell table:formula="of:=[.E109]/(2*3.1415)" office:value-type="float" office:value="0.324844819353812">
            <text:p>0.32</text:p>
          </table:table-cell>
          <table:table-cell table:formula="of:=[.F109]*6.28/[.$K$1]" office:value-type="float" office:value="2.041">
            <text:p>2.04</text:p>
          </table:table-cell>
          <table:table-cell office:value-type="float" office:value="1040">
            <text:p>1040.00</text:p>
          </table:table-cell>
          <table:table-cell table:formula="of:=[.G108]+[.H109]*0.1" office:value-type="float" office:value="52.7559375">
            <text:p>52.76</text:p>
          </table:table-cell>
          <table:table-cell table:formula="of:=[.$H$5]+[.E109]*[.$I$5]/(2*3.14)" office:value-type="float" office:value="5.04875">
            <text:p>5.05</text:p>
          </table:table-cell>
          <table:table-cell table:number-columns-repeated="3"/>
        </table:table-row>
        <table:table-row table:style-name="ro2">
          <table:table-cell table:formula="of:=6.28*[.B110]/3200" office:value-type="float" office:value="2.060625">
            <text:p>2.060625</text:p>
          </table:table-cell>
          <table:table-cell office:value-type="float" office:value="1050">
            <text:p>1050</text:p>
          </table:table-cell>
          <table:table-cell table:formula="of:=[.G110]/36" office:value-type="float" office:value="1.47946831597222">
            <text:p>1.48</text:p>
          </table:table-cell>
          <table:table-cell table:formula="of:=[.E110]/(2*3.1415)" office:value-type="float" office:value="0.327968327232214">
            <text:p>0.33</text:p>
          </table:table-cell>
          <table:table-cell table:formula="of:=[.F110]*6.28/[.$K$1]" office:value-type="float" office:value="2.060625">
            <text:p>2.06</text:p>
          </table:table-cell>
          <table:table-cell office:value-type="float" office:value="1050">
            <text:p>1050.00</text:p>
          </table:table-cell>
          <table:table-cell table:formula="of:=[.G109]+[.H110]*0.1" office:value-type="float" office:value="53.260859375">
            <text:p>53.26</text:p>
          </table:table-cell>
          <table:table-cell table:formula="of:=[.$H$5]+[.E110]*[.$I$5]/(2*3.14)" office:value-type="float" office:value="5.04921875">
            <text:p>5.05</text:p>
          </table:table-cell>
          <table:table-cell table:number-columns-repeated="3"/>
        </table:table-row>
        <table:table-row table:style-name="ro2">
          <table:table-cell table:formula="of:=6.28*[.B111]/3200" office:value-type="float" office:value="2.08025">
            <text:p>2.08025</text:p>
          </table:table-cell>
          <table:table-cell office:value-type="float" office:value="1060">
            <text:p>1060</text:p>
          </table:table-cell>
          <table:table-cell table:formula="of:=[.G111]/36" office:value-type="float" office:value="1.49349522569444">
            <text:p>1.49</text:p>
          </table:table-cell>
          <table:table-cell table:formula="of:=[.E111]/(2*3.1415)" office:value-type="float" office:value="0.331091835110616">
            <text:p>0.33</text:p>
          </table:table-cell>
          <table:table-cell table:formula="of:=[.F111]*6.28/[.$K$1]" office:value-type="float" office:value="2.08025">
            <text:p>2.08</text:p>
          </table:table-cell>
          <table:table-cell office:value-type="float" office:value="1060">
            <text:p>1060.00</text:p>
          </table:table-cell>
          <table:table-cell table:formula="of:=[.G110]+[.H111]*0.1" office:value-type="float" office:value="53.765828125">
            <text:p>53.77</text:p>
          </table:table-cell>
          <table:table-cell table:formula="of:=[.$H$5]+[.E111]*[.$I$5]/(2*3.14)" office:value-type="float" office:value="5.0496875">
            <text:p>5.05</text:p>
          </table:table-cell>
          <table:table-cell table:number-columns-repeated="3"/>
        </table:table-row>
        <table:table-row table:style-name="ro2">
          <table:table-cell table:formula="of:=6.28*[.B112]/3200" office:value-type="float" office:value="2.099875">
            <text:p>2.099875</text:p>
          </table:table-cell>
          <table:table-cell office:value-type="float" office:value="1070">
            <text:p>1070</text:p>
          </table:table-cell>
          <table:table-cell table:formula="of:=[.G112]/36" office:value-type="float" office:value="1.5075234375">
            <text:p>1.51</text:p>
          </table:table-cell>
          <table:table-cell table:formula="of:=[.E112]/(2*3.1415)" office:value-type="float" office:value="0.334215342989018">
            <text:p>0.33</text:p>
          </table:table-cell>
          <table:table-cell table:formula="of:=[.F112]*6.28/[.$K$1]" office:value-type="float" office:value="2.099875">
            <text:p>2.10</text:p>
          </table:table-cell>
          <table:table-cell office:value-type="float" office:value="1070">
            <text:p>1070.00</text:p>
          </table:table-cell>
          <table:table-cell table:formula="of:=[.G111]+[.H112]*0.1" office:value-type="float" office:value="54.27084375">
            <text:p>54.27</text:p>
          </table:table-cell>
          <table:table-cell table:formula="of:=[.$H$5]+[.E112]*[.$I$5]/(2*3.14)" office:value-type="float" office:value="5.05015625">
            <text:p>5.05</text:p>
          </table:table-cell>
          <table:table-cell table:number-columns-repeated="3"/>
        </table:table-row>
        <table:table-row table:style-name="ro2">
          <table:table-cell table:formula="of:=6.28*[.B113]/3200" office:value-type="float" office:value="2.1195">
            <text:p>2.1195</text:p>
          </table:table-cell>
          <table:table-cell office:value-type="float" office:value="1080">
            <text:p>1080</text:p>
          </table:table-cell>
          <table:table-cell table:formula="of:=[.G113]/36" office:value-type="float" office:value="1.52155295138889">
            <text:p>1.52</text:p>
          </table:table-cell>
          <table:table-cell table:formula="of:=[.E113]/(2*3.1415)" office:value-type="float" office:value="0.33733885086742">
            <text:p>0.34</text:p>
          </table:table-cell>
          <table:table-cell table:formula="of:=[.F113]*6.28/[.$K$1]" office:value-type="float" office:value="2.1195">
            <text:p>2.12</text:p>
          </table:table-cell>
          <table:table-cell office:value-type="float" office:value="1080">
            <text:p>1080.00</text:p>
          </table:table-cell>
          <table:table-cell table:formula="of:=[.G112]+[.H113]*0.1" office:value-type="float" office:value="54.77590625">
            <text:p>54.78</text:p>
          </table:table-cell>
          <table:table-cell table:formula="of:=[.$H$5]+[.E113]*[.$I$5]/(2*3.14)" office:value-type="float" office:value="5.050625">
            <text:p>5.05</text:p>
          </table:table-cell>
          <table:table-cell table:number-columns-repeated="3"/>
        </table:table-row>
        <table:table-row table:style-name="ro2">
          <table:table-cell table:formula="of:=6.28*[.B114]/3200" office:value-type="float" office:value="2.139125">
            <text:p>2.139125</text:p>
          </table:table-cell>
          <table:table-cell office:value-type="float" office:value="1090">
            <text:p>1090</text:p>
          </table:table-cell>
          <table:table-cell table:formula="of:=[.G114]/36" office:value-type="float" office:value="1.53558376736111">
            <text:p>1.54</text:p>
          </table:table-cell>
          <table:table-cell table:formula="of:=[.E114]/(2*3.1415)" office:value-type="float" office:value="0.340462358745822">
            <text:p>0.34</text:p>
          </table:table-cell>
          <table:table-cell table:formula="of:=[.F114]*6.28/[.$K$1]" office:value-type="float" office:value="2.139125">
            <text:p>2.14</text:p>
          </table:table-cell>
          <table:table-cell office:value-type="float" office:value="1090">
            <text:p>1090.00</text:p>
          </table:table-cell>
          <table:table-cell table:formula="of:=[.G113]+[.H114]*0.1" office:value-type="float" office:value="55.281015625">
            <text:p>55.28</text:p>
          </table:table-cell>
          <table:table-cell table:formula="of:=[.$H$5]+[.E114]*[.$I$5]/(2*3.14)" office:value-type="float" office:value="5.05109375">
            <text:p>5.05</text:p>
          </table:table-cell>
          <table:table-cell table:number-columns-repeated="3"/>
        </table:table-row>
        <table:table-row table:style-name="ro2">
          <table:table-cell table:formula="of:=6.28*[.B115]/3200" office:value-type="float" office:value="2.15875">
            <text:p>2.15875</text:p>
          </table:table-cell>
          <table:table-cell office:value-type="float" office:value="1100">
            <text:p>1100</text:p>
          </table:table-cell>
          <table:table-cell table:formula="of:=[.G115]/36" office:value-type="float" office:value="1.54961588541667">
            <text:p>1.55</text:p>
          </table:table-cell>
          <table:table-cell table:formula="of:=[.E115]/(2*3.1415)" office:value-type="float" office:value="0.343585866624224">
            <text:p>0.34</text:p>
          </table:table-cell>
          <table:table-cell table:formula="of:=[.F115]*6.28/[.$K$1]" office:value-type="float" office:value="2.15875">
            <text:p>2.16</text:p>
          </table:table-cell>
          <table:table-cell office:value-type="float" office:value="1100">
            <text:p>1100.00</text:p>
          </table:table-cell>
          <table:table-cell table:formula="of:=[.G114]+[.H115]*0.1" office:value-type="float" office:value="55.786171875">
            <text:p>55.79</text:p>
          </table:table-cell>
          <table:table-cell table:formula="of:=[.$H$5]+[.E115]*[.$I$5]/(2*3.14)" office:value-type="float" office:value="5.0515625">
            <text:p>5.05</text:p>
          </table:table-cell>
          <table:table-cell table:number-columns-repeated="3"/>
        </table:table-row>
        <table:table-row table:style-name="ro2">
          <table:table-cell table:formula="of:=6.28*[.B116]/3200" office:value-type="float" office:value="2.178375">
            <text:p>2.178375</text:p>
          </table:table-cell>
          <table:table-cell office:value-type="float" office:value="1110">
            <text:p>1110</text:p>
          </table:table-cell>
          <table:table-cell table:formula="of:=[.G116]/36" office:value-type="float" office:value="1.56364930555556">
            <text:p>1.56</text:p>
          </table:table-cell>
          <table:table-cell table:formula="of:=[.E116]/(2*3.1415)" office:value-type="float" office:value="0.346709374502626">
            <text:p>0.35</text:p>
          </table:table-cell>
          <table:table-cell table:formula="of:=[.F116]*6.28/[.$K$1]" office:value-type="float" office:value="2.178375">
            <text:p>2.18</text:p>
          </table:table-cell>
          <table:table-cell office:value-type="float" office:value="1110">
            <text:p>1110.00</text:p>
          </table:table-cell>
          <table:table-cell table:formula="of:=[.G115]+[.H116]*0.1" office:value-type="float" office:value="56.291375">
            <text:p>56.29</text:p>
          </table:table-cell>
          <table:table-cell table:formula="of:=[.$H$5]+[.E116]*[.$I$5]/(2*3.14)" office:value-type="float" office:value="5.05203125">
            <text:p>5.05</text:p>
          </table:table-cell>
          <table:table-cell table:number-columns-repeated="3"/>
        </table:table-row>
        <table:table-row table:style-name="ro2">
          <table:table-cell table:formula="of:=6.28*[.B117]/3200" office:value-type="float" office:value="2.198">
            <text:p>2.198</text:p>
          </table:table-cell>
          <table:table-cell office:value-type="float" office:value="1120">
            <text:p>1120</text:p>
          </table:table-cell>
          <table:table-cell table:formula="of:=[.G117]/36" office:value-type="float" office:value="1.57768402777778">
            <text:p>1.58</text:p>
          </table:table-cell>
          <table:table-cell table:formula="of:=[.E117]/(2*3.1415)" office:value-type="float" office:value="0.349832882381028">
            <text:p>0.35</text:p>
          </table:table-cell>
          <table:table-cell table:formula="of:=[.F117]*6.28/[.$K$1]" office:value-type="float" office:value="2.198">
            <text:p>2.20</text:p>
          </table:table-cell>
          <table:table-cell office:value-type="float" office:value="1120">
            <text:p>1120.00</text:p>
          </table:table-cell>
          <table:table-cell table:formula="of:=[.G116]+[.H117]*0.1" office:value-type="float" office:value="56.796625">
            <text:p>56.80</text:p>
          </table:table-cell>
          <table:table-cell table:formula="of:=[.$H$5]+[.E117]*[.$I$5]/(2*3.14)" office:value-type="float" office:value="5.0525">
            <text:p>5.05</text:p>
          </table:table-cell>
          <table:table-cell table:number-columns-repeated="3"/>
        </table:table-row>
        <table:table-row table:style-name="ro2">
          <table:table-cell table:formula="of:=6.28*[.B118]/3200" office:value-type="float" office:value="2.217625">
            <text:p>2.217625</text:p>
          </table:table-cell>
          <table:table-cell office:value-type="float" office:value="1130">
            <text:p>1130</text:p>
          </table:table-cell>
          <table:table-cell table:formula="of:=[.G118]/36" office:value-type="float" office:value="1.59172005208333">
            <text:p>1.59</text:p>
          </table:table-cell>
          <table:table-cell table:formula="of:=[.E118]/(2*3.1415)" office:value-type="float" office:value="0.35295639025943">
            <text:p>0.35</text:p>
          </table:table-cell>
          <table:table-cell table:formula="of:=[.F118]*6.28/[.$K$1]" office:value-type="float" office:value="2.217625">
            <text:p>2.22</text:p>
          </table:table-cell>
          <table:table-cell office:value-type="float" office:value="1130">
            <text:p>1130.00</text:p>
          </table:table-cell>
          <table:table-cell table:formula="of:=[.G117]+[.H118]*0.1" office:value-type="float" office:value="57.301921875">
            <text:p>57.30</text:p>
          </table:table-cell>
          <table:table-cell table:formula="of:=[.$H$5]+[.E118]*[.$I$5]/(2*3.14)" office:value-type="float" office:value="5.05296875">
            <text:p>5.05</text:p>
          </table:table-cell>
          <table:table-cell table:number-columns-repeated="3"/>
        </table:table-row>
        <table:table-row table:style-name="ro2">
          <table:table-cell table:formula="of:=6.28*[.B119]/3200" office:value-type="float" office:value="2.23725">
            <text:p>2.23725</text:p>
          </table:table-cell>
          <table:table-cell office:value-type="float" office:value="1140">
            <text:p>1140</text:p>
          </table:table-cell>
          <table:table-cell table:formula="of:=[.G119]/36" office:value-type="float" office:value="1.60575737847222">
            <text:p>1.61</text:p>
          </table:table-cell>
          <table:table-cell table:formula="of:=[.E119]/(2*3.1415)" office:value-type="float" office:value="0.356079898137832">
            <text:p>0.36</text:p>
          </table:table-cell>
          <table:table-cell table:formula="of:=[.F119]*6.28/[.$K$1]" office:value-type="float" office:value="2.23725">
            <text:p>2.24</text:p>
          </table:table-cell>
          <table:table-cell office:value-type="float" office:value="1140">
            <text:p>1140.00</text:p>
          </table:table-cell>
          <table:table-cell table:formula="of:=[.G118]+[.H119]*0.1" office:value-type="float" office:value="57.807265625">
            <text:p>57.81</text:p>
          </table:table-cell>
          <table:table-cell table:formula="of:=[.$H$5]+[.E119]*[.$I$5]/(2*3.14)" office:value-type="float" office:value="5.0534375">
            <text:p>5.05</text:p>
          </table:table-cell>
          <table:table-cell table:number-columns-repeated="3"/>
        </table:table-row>
        <table:table-row table:style-name="ro2">
          <table:table-cell table:formula="of:=6.28*[.B120]/3200" office:value-type="float" office:value="2.256875">
            <text:p>2.256875</text:p>
          </table:table-cell>
          <table:table-cell office:value-type="float" office:value="1150">
            <text:p>1150</text:p>
          </table:table-cell>
          <table:table-cell table:formula="of:=[.G120]/36" office:value-type="float" office:value="1.61979600694444">
            <text:p>1.62</text:p>
          </table:table-cell>
          <table:table-cell table:formula="of:=[.E120]/(2*3.1415)" office:value-type="float" office:value="0.359203406016234">
            <text:p>0.36</text:p>
          </table:table-cell>
          <table:table-cell table:formula="of:=[.F120]*6.28/[.$K$1]" office:value-type="float" office:value="2.256875">
            <text:p>2.26</text:p>
          </table:table-cell>
          <table:table-cell office:value-type="float" office:value="1150">
            <text:p>1150.00</text:p>
          </table:table-cell>
          <table:table-cell table:formula="of:=[.G119]+[.H120]*0.1" office:value-type="float" office:value="58.31265625">
            <text:p>58.31</text:p>
          </table:table-cell>
          <table:table-cell table:formula="of:=[.$H$5]+[.E120]*[.$I$5]/(2*3.14)" office:value-type="float" office:value="5.05390625">
            <text:p>5.05</text:p>
          </table:table-cell>
          <table:table-cell table:number-columns-repeated="3"/>
        </table:table-row>
        <table:table-row table:style-name="ro2">
          <table:table-cell table:formula="of:=6.28*[.B121]/3200" office:value-type="float" office:value="2.2765">
            <text:p>2.2765</text:p>
          </table:table-cell>
          <table:table-cell office:value-type="float" office:value="1160">
            <text:p>1160</text:p>
          </table:table-cell>
          <table:table-cell table:formula="of:=[.G121]/36" office:value-type="float" office:value="1.6338359375">
            <text:p>1.63</text:p>
          </table:table-cell>
          <table:table-cell table:formula="of:=[.E121]/(2*3.1415)" office:value-type="float" office:value="0.362326913894636">
            <text:p>0.36</text:p>
          </table:table-cell>
          <table:table-cell table:formula="of:=[.F121]*6.28/[.$K$1]" office:value-type="float" office:value="2.2765">
            <text:p>2.28</text:p>
          </table:table-cell>
          <table:table-cell office:value-type="float" office:value="1160">
            <text:p>1160.00</text:p>
          </table:table-cell>
          <table:table-cell table:formula="of:=[.G120]+[.H121]*0.1" office:value-type="float" office:value="58.81809375">
            <text:p>58.82</text:p>
          </table:table-cell>
          <table:table-cell table:formula="of:=[.$H$5]+[.E121]*[.$I$5]/(2*3.14)" office:value-type="float" office:value="5.054375">
            <text:p>5.05</text:p>
          </table:table-cell>
          <table:table-cell table:number-columns-repeated="3"/>
        </table:table-row>
        <table:table-row table:style-name="ro2">
          <table:table-cell table:formula="of:=6.28*[.B122]/3200" office:value-type="float" office:value="2.296125">
            <text:p>2.296125</text:p>
          </table:table-cell>
          <table:table-cell office:value-type="float" office:value="1170">
            <text:p>1170</text:p>
          </table:table-cell>
          <table:table-cell table:formula="of:=[.G122]/36" office:value-type="float" office:value="1.64787717013889">
            <text:p>1.65</text:p>
          </table:table-cell>
          <table:table-cell table:formula="of:=[.E122]/(2*3.1415)" office:value-type="float" office:value="0.365450421773038">
            <text:p>0.37</text:p>
          </table:table-cell>
          <table:table-cell table:formula="of:=[.F122]*6.28/[.$K$1]" office:value-type="float" office:value="2.296125">
            <text:p>2.30</text:p>
          </table:table-cell>
          <table:table-cell office:value-type="float" office:value="1170">
            <text:p>1170.00</text:p>
          </table:table-cell>
          <table:table-cell table:formula="of:=[.G121]+[.H122]*0.1" office:value-type="float" office:value="59.323578125">
            <text:p>59.32</text:p>
          </table:table-cell>
          <table:table-cell table:formula="of:=[.$H$5]+[.E122]*[.$I$5]/(2*3.14)" office:value-type="float" office:value="5.05484375">
            <text:p>5.05</text:p>
          </table:table-cell>
          <table:table-cell table:number-columns-repeated="3"/>
        </table:table-row>
        <table:table-row table:style-name="ro2">
          <table:table-cell table:formula="of:=6.28*[.B123]/3200" office:value-type="float" office:value="2.31575">
            <text:p>2.31575</text:p>
          </table:table-cell>
          <table:table-cell office:value-type="float" office:value="1180">
            <text:p>1180</text:p>
          </table:table-cell>
          <table:table-cell table:formula="of:=[.G123]/36" office:value-type="float" office:value="1.66191970486111">
            <text:p>1.66</text:p>
          </table:table-cell>
          <table:table-cell table:formula="of:=[.E123]/(2*3.1415)" office:value-type="float" office:value="0.36857392965144">
            <text:p>0.37</text:p>
          </table:table-cell>
          <table:table-cell table:formula="of:=[.F123]*6.28/[.$K$1]" office:value-type="float" office:value="2.31575">
            <text:p>2.32</text:p>
          </table:table-cell>
          <table:table-cell office:value-type="float" office:value="1180">
            <text:p>1180.00</text:p>
          </table:table-cell>
          <table:table-cell table:formula="of:=[.G122]+[.H123]*0.1" office:value-type="float" office:value="59.829109375">
            <text:p>59.83</text:p>
          </table:table-cell>
          <table:table-cell table:formula="of:=[.$H$5]+[.E123]*[.$I$5]/(2*3.14)" office:value-type="float" office:value="5.0553125">
            <text:p>5.06</text:p>
          </table:table-cell>
          <table:table-cell table:number-columns-repeated="3"/>
        </table:table-row>
        <table:table-row table:style-name="ro2">
          <table:table-cell table:formula="of:=6.28*[.B124]/3200" office:value-type="float" office:value="2.335375">
            <text:p>2.335375</text:p>
          </table:table-cell>
          <table:table-cell office:value-type="float" office:value="1190">
            <text:p>1190</text:p>
          </table:table-cell>
          <table:table-cell table:formula="of:=[.G124]/36" office:value-type="float" office:value="1.67596354166667">
            <text:p>1.68</text:p>
          </table:table-cell>
          <table:table-cell table:formula="of:=[.E124]/(2*3.1415)" office:value-type="float" office:value="0.371697437529842">
            <text:p>0.37</text:p>
          </table:table-cell>
          <table:table-cell table:formula="of:=[.F124]*6.28/[.$K$1]" office:value-type="float" office:value="2.335375">
            <text:p>2.34</text:p>
          </table:table-cell>
          <table:table-cell office:value-type="float" office:value="1190">
            <text:p>1190.00</text:p>
          </table:table-cell>
          <table:table-cell table:formula="of:=[.G123]+[.H124]*0.1" office:value-type="float" office:value="60.3346875">
            <text:p>60.33</text:p>
          </table:table-cell>
          <table:table-cell table:formula="of:=[.$H$5]+[.E124]*[.$I$5]/(2*3.14)" office:value-type="float" office:value="5.05578125">
            <text:p>5.06</text:p>
          </table:table-cell>
          <table:table-cell table:number-columns-repeated="3"/>
        </table:table-row>
        <table:table-row table:style-name="ro2">
          <table:table-cell table:formula="of:=6.28*[.B125]/3200" office:value-type="float" office:value="2.355">
            <text:p>2.355</text:p>
          </table:table-cell>
          <table:table-cell office:value-type="float" office:value="1200">
            <text:p>1200</text:p>
          </table:table-cell>
          <table:table-cell table:formula="of:=[.G125]/36" office:value-type="float" office:value="1.69000868055556">
            <text:p>1.69</text:p>
          </table:table-cell>
          <table:table-cell table:formula="of:=[.E125]/(2*3.1415)" office:value-type="float" office:value="0.374820945408244">
            <text:p>0.37</text:p>
          </table:table-cell>
          <table:table-cell table:formula="of:=[.F125]*6.28/[.$K$1]" office:value-type="float" office:value="2.355">
            <text:p>2.36</text:p>
          </table:table-cell>
          <table:table-cell office:value-type="float" office:value="1200">
            <text:p>1200.00</text:p>
          </table:table-cell>
          <table:table-cell table:formula="of:=[.G124]+[.H125]*0.1" office:value-type="float" office:value="60.8403125">
            <text:p>60.84</text:p>
          </table:table-cell>
          <table:table-cell table:formula="of:=[.$H$5]+[.E125]*[.$I$5]/(2*3.14)" office:value-type="float" office:value="5.05625">
            <text:p>5.06</text:p>
          </table:table-cell>
          <table:table-cell table:number-columns-repeated="3"/>
        </table:table-row>
        <table:table-row table:style-name="ro2">
          <table:table-cell table:formula="of:=6.28*[.B126]/3200" office:value-type="float" office:value="2.374625">
            <text:p>2.374625</text:p>
          </table:table-cell>
          <table:table-cell office:value-type="float" office:value="1210">
            <text:p>1210</text:p>
          </table:table-cell>
          <table:table-cell table:formula="of:=[.G126]/36" office:value-type="float" office:value="1.70405512152778">
            <text:p>1.70</text:p>
          </table:table-cell>
          <table:table-cell table:formula="of:=[.E126]/(2*3.1415)" office:value-type="float" office:value="0.377944453286646">
            <text:p>0.38</text:p>
          </table:table-cell>
          <table:table-cell table:formula="of:=[.F126]*6.28/[.$K$1]" office:value-type="float" office:value="2.374625">
            <text:p>2.37</text:p>
          </table:table-cell>
          <table:table-cell office:value-type="float" office:value="1210">
            <text:p>1210.00</text:p>
          </table:table-cell>
          <table:table-cell table:formula="of:=[.G125]+[.H126]*0.1" office:value-type="float" office:value="61.345984375">
            <text:p>61.35</text:p>
          </table:table-cell>
          <table:table-cell table:formula="of:=[.$H$5]+[.E126]*[.$I$5]/(2*3.14)" office:value-type="float" office:value="5.05671875">
            <text:p>5.06</text:p>
          </table:table-cell>
          <table:table-cell table:number-columns-repeated="3"/>
        </table:table-row>
        <table:table-row table:style-name="ro2">
          <table:table-cell table:formula="of:=6.28*[.B127]/3200" office:value-type="float" office:value="2.39425">
            <text:p>2.39425</text:p>
          </table:table-cell>
          <table:table-cell office:value-type="float" office:value="1220">
            <text:p>1220</text:p>
          </table:table-cell>
          <table:table-cell table:formula="of:=[.G127]/36" office:value-type="float" office:value="1.71810286458333">
            <text:p>1.72</text:p>
          </table:table-cell>
          <table:table-cell table:formula="of:=[.E127]/(2*3.1415)" office:value-type="float" office:value="0.381067961165049">
            <text:p>0.38</text:p>
          </table:table-cell>
          <table:table-cell table:formula="of:=[.F127]*6.28/[.$K$1]" office:value-type="float" office:value="2.39425">
            <text:p>2.39</text:p>
          </table:table-cell>
          <table:table-cell office:value-type="float" office:value="1220">
            <text:p>1220.00</text:p>
          </table:table-cell>
          <table:table-cell table:formula="of:=[.G126]+[.H127]*0.1" office:value-type="float" office:value="61.851703125">
            <text:p>61.85</text:p>
          </table:table-cell>
          <table:table-cell table:formula="of:=[.$H$5]+[.E127]*[.$I$5]/(2*3.14)" office:value-type="float" office:value="5.0571875">
            <text:p>5.06</text:p>
          </table:table-cell>
          <table:table-cell table:number-columns-repeated="3"/>
        </table:table-row>
        <table:table-row table:style-name="ro2">
          <table:table-cell table:formula="of:=6.28*[.B128]/3200" office:value-type="float" office:value="2.413875">
            <text:p>2.413875</text:p>
          </table:table-cell>
          <table:table-cell office:value-type="float" office:value="1230">
            <text:p>1230</text:p>
          </table:table-cell>
          <table:table-cell table:formula="of:=[.G128]/36" office:value-type="float" office:value="1.73215190972222">
            <text:p>1.73</text:p>
          </table:table-cell>
          <table:table-cell table:formula="of:=[.E128]/(2*3.1415)" office:value-type="float" office:value="0.384191469043451">
            <text:p>0.38</text:p>
          </table:table-cell>
          <table:table-cell table:formula="of:=[.F128]*6.28/[.$K$1]" office:value-type="float" office:value="2.413875">
            <text:p>2.41</text:p>
          </table:table-cell>
          <table:table-cell office:value-type="float" office:value="1230">
            <text:p>1230.00</text:p>
          </table:table-cell>
          <table:table-cell table:formula="of:=[.G127]+[.H128]*0.1" office:value-type="float" office:value="62.35746875">
            <text:p>62.36</text:p>
          </table:table-cell>
          <table:table-cell table:formula="of:=[.$H$5]+[.E128]*[.$I$5]/(2*3.14)" office:value-type="float" office:value="5.05765625">
            <text:p>5.06</text:p>
          </table:table-cell>
          <table:table-cell table:number-columns-repeated="3"/>
        </table:table-row>
        <table:table-row table:style-name="ro2">
          <table:table-cell table:formula="of:=6.28*[.B129]/3200" office:value-type="float" office:value="2.4335">
            <text:p>2.4335</text:p>
          </table:table-cell>
          <table:table-cell office:value-type="float" office:value="1240">
            <text:p>1240</text:p>
          </table:table-cell>
          <table:table-cell table:formula="of:=[.G129]/36" office:value-type="float" office:value="1.74620225694444">
            <text:p>1.75</text:p>
          </table:table-cell>
          <table:table-cell table:formula="of:=[.E129]/(2*3.1415)" office:value-type="float" office:value="0.387314976921853">
            <text:p>0.39</text:p>
          </table:table-cell>
          <table:table-cell table:formula="of:=[.F129]*6.28/[.$K$1]" office:value-type="float" office:value="2.4335">
            <text:p>2.43</text:p>
          </table:table-cell>
          <table:table-cell office:value-type="float" office:value="1240">
            <text:p>1240.00</text:p>
          </table:table-cell>
          <table:table-cell table:formula="of:=[.G128]+[.H129]*0.1" office:value-type="float" office:value="62.86328125">
            <text:p>62.86</text:p>
          </table:table-cell>
          <table:table-cell table:formula="of:=[.$H$5]+[.E129]*[.$I$5]/(2*3.14)" office:value-type="float" office:value="5.058125">
            <text:p>5.06</text:p>
          </table:table-cell>
          <table:table-cell table:number-columns-repeated="3"/>
        </table:table-row>
        <table:table-row table:style-name="ro2">
          <table:table-cell table:formula="of:=6.28*[.B130]/3200" office:value-type="float" office:value="2.453125">
            <text:p>2.453125</text:p>
          </table:table-cell>
          <table:table-cell office:value-type="float" office:value="1250">
            <text:p>1250</text:p>
          </table:table-cell>
          <table:table-cell table:formula="of:=[.G130]/36" office:value-type="float" office:value="1.76025390625">
            <text:p>1.76</text:p>
          </table:table-cell>
          <table:table-cell table:formula="of:=[.E130]/(2*3.1415)" office:value-type="float" office:value="0.390438484800255">
            <text:p>0.39</text:p>
          </table:table-cell>
          <table:table-cell table:formula="of:=[.F130]*6.28/[.$K$1]" office:value-type="float" office:value="2.453125">
            <text:p>2.45</text:p>
          </table:table-cell>
          <table:table-cell office:value-type="float" office:value="1250">
            <text:p>1250.00</text:p>
          </table:table-cell>
          <table:table-cell table:formula="of:=[.G129]+[.H130]*0.1" office:value-type="float" office:value="63.369140625">
            <text:p>63.37</text:p>
          </table:table-cell>
          <table:table-cell table:formula="of:=[.$H$5]+[.E130]*[.$I$5]/(2*3.14)" office:value-type="float" office:value="5.05859375">
            <text:p>5.06</text:p>
          </table:table-cell>
          <table:table-cell table:number-columns-repeated="3"/>
        </table:table-row>
        <table:table-row table:style-name="ro2">
          <table:table-cell table:formula="of:=6.28*[.B131]/3200" office:value-type="float" office:value="2.47275">
            <text:p>2.47275</text:p>
          </table:table-cell>
          <table:table-cell office:value-type="float" office:value="1260">
            <text:p>1260</text:p>
          </table:table-cell>
          <table:table-cell table:formula="of:=[.G131]/36" office:value-type="float" office:value="1.77430685763889">
            <text:p>1.77</text:p>
          </table:table-cell>
          <table:table-cell table:formula="of:=[.E131]/(2*3.1415)" office:value-type="float" office:value="0.393561992678657">
            <text:p>0.39</text:p>
          </table:table-cell>
          <table:table-cell table:formula="of:=[.F131]*6.28/[.$K$1]" office:value-type="float" office:value="2.47275">
            <text:p>2.47</text:p>
          </table:table-cell>
          <table:table-cell office:value-type="float" office:value="1260">
            <text:p>1260.00</text:p>
          </table:table-cell>
          <table:table-cell table:formula="of:=[.G130]+[.H131]*0.1" office:value-type="float" office:value="63.875046875">
            <text:p>63.88</text:p>
          </table:table-cell>
          <table:table-cell table:formula="of:=[.$H$5]+[.E131]*[.$I$5]/(2*3.14)" office:value-type="float" office:value="5.0590625">
            <text:p>5.06</text:p>
          </table:table-cell>
          <table:table-cell table:number-columns-repeated="3"/>
        </table:table-row>
        <table:table-row table:style-name="ro2">
          <table:table-cell table:formula="of:=6.28*[.B132]/3200" office:value-type="float" office:value="2.492375">
            <text:p>2.492375</text:p>
          </table:table-cell>
          <table:table-cell office:value-type="float" office:value="1270">
            <text:p>1270</text:p>
          </table:table-cell>
          <table:table-cell table:formula="of:=[.G132]/36" office:value-type="float" office:value="1.78836111111111">
            <text:p>1.79</text:p>
          </table:table-cell>
          <table:table-cell table:formula="of:=[.E132]/(2*3.1415)" office:value-type="float" office:value="0.396685500557059">
            <text:p>0.40</text:p>
          </table:table-cell>
          <table:table-cell table:formula="of:=[.F132]*6.28/[.$K$1]" office:value-type="float" office:value="2.492375">
            <text:p>2.49</text:p>
          </table:table-cell>
          <table:table-cell office:value-type="float" office:value="1270">
            <text:p>1270.00</text:p>
          </table:table-cell>
          <table:table-cell table:formula="of:=[.G131]+[.H132]*0.1" office:value-type="float" office:value="64.381">
            <text:p>64.38</text:p>
          </table:table-cell>
          <table:table-cell table:formula="of:=[.$H$5]+[.E132]*[.$I$5]/(2*3.14)" office:value-type="float" office:value="5.05953125">
            <text:p>5.06</text:p>
          </table:table-cell>
          <table:table-cell table:number-columns-repeated="3"/>
        </table:table-row>
        <table:table-row table:style-name="ro2">
          <table:table-cell table:formula="of:=6.28*[.B133]/3200" office:value-type="float" office:value="2.512">
            <text:p>2.512</text:p>
          </table:table-cell>
          <table:table-cell office:value-type="float" office:value="1280">
            <text:p>1280</text:p>
          </table:table-cell>
          <table:table-cell table:formula="of:=[.G133]/36" office:value-type="float" office:value="1.80241666666667">
            <text:p>1.80</text:p>
          </table:table-cell>
          <table:table-cell table:formula="of:=[.E133]/(2*3.1415)" office:value-type="float" office:value="0.399809008435461">
            <text:p>0.40</text:p>
          </table:table-cell>
          <table:table-cell table:formula="of:=[.F133]*6.28/[.$K$1]" office:value-type="float" office:value="2.512">
            <text:p>2.51</text:p>
          </table:table-cell>
          <table:table-cell office:value-type="float" office:value="1280">
            <text:p>1280.00</text:p>
          </table:table-cell>
          <table:table-cell table:formula="of:=[.G132]+[.H133]*0.1" office:value-type="float" office:value="64.887">
            <text:p>64.89</text:p>
          </table:table-cell>
          <table:table-cell table:formula="of:=[.$H$5]+[.E133]*[.$I$5]/(2*3.14)" office:value-type="float" office:value="5.06">
            <text:p>5.06</text:p>
          </table:table-cell>
          <table:table-cell table:number-columns-repeated="3"/>
        </table:table-row>
        <table:table-row table:style-name="ro2">
          <table:table-cell table:formula="of:=6.28*[.B134]/3200" office:value-type="float" office:value="2.531625">
            <text:p>2.531625</text:p>
          </table:table-cell>
          <table:table-cell office:value-type="float" office:value="1290">
            <text:p>1290</text:p>
          </table:table-cell>
          <table:table-cell table:formula="of:=[.G134]/36" office:value-type="float" office:value="1.81647352430556">
            <text:p>1.82</text:p>
          </table:table-cell>
          <table:table-cell table:formula="of:=[.E134]/(2*3.1415)" office:value-type="float" office:value="0.402932516313863">
            <text:p>0.40</text:p>
          </table:table-cell>
          <table:table-cell table:formula="of:=[.F134]*6.28/[.$K$1]" office:value-type="float" office:value="2.531625">
            <text:p>2.53</text:p>
          </table:table-cell>
          <table:table-cell office:value-type="float" office:value="1290">
            <text:p>1290.00</text:p>
          </table:table-cell>
          <table:table-cell table:formula="of:=[.G133]+[.H134]*0.1" office:value-type="float" office:value="65.393046875">
            <text:p>65.39</text:p>
          </table:table-cell>
          <table:table-cell table:formula="of:=[.$H$5]+[.E134]*[.$I$5]/(2*3.14)" office:value-type="float" office:value="5.06046875">
            <text:p>5.06</text:p>
          </table:table-cell>
          <table:table-cell table:number-columns-repeated="3"/>
        </table:table-row>
        <table:table-row table:style-name="ro2">
          <table:table-cell table:formula="of:=6.28*[.B135]/3200" office:value-type="float" office:value="2.55125">
            <text:p>2.55125</text:p>
          </table:table-cell>
          <table:table-cell office:value-type="float" office:value="1300">
            <text:p>1300</text:p>
          </table:table-cell>
          <table:table-cell table:formula="of:=[.G135]/36" office:value-type="float" office:value="1.83053168402778">
            <text:p>1.83</text:p>
          </table:table-cell>
          <table:table-cell table:formula="of:=[.E135]/(2*3.1415)" office:value-type="float" office:value="0.406056024192265">
            <text:p>0.41</text:p>
          </table:table-cell>
          <table:table-cell table:formula="of:=[.F135]*6.28/[.$K$1]" office:value-type="float" office:value="2.55125">
            <text:p>2.55</text:p>
          </table:table-cell>
          <table:table-cell office:value-type="float" office:value="1300">
            <text:p>1300.00</text:p>
          </table:table-cell>
          <table:table-cell table:formula="of:=[.G134]+[.H135]*0.1" office:value-type="float" office:value="65.899140625">
            <text:p>65.90</text:p>
          </table:table-cell>
          <table:table-cell table:formula="of:=[.$H$5]+[.E135]*[.$I$5]/(2*3.14)" office:value-type="float" office:value="5.0609375">
            <text:p>5.06</text:p>
          </table:table-cell>
          <table:table-cell table:number-columns-repeated="3"/>
        </table:table-row>
        <table:table-row table:style-name="ro2">
          <table:table-cell table:formula="of:=6.28*[.B136]/3200" office:value-type="float" office:value="2.570875">
            <text:p>2.570875</text:p>
          </table:table-cell>
          <table:table-cell office:value-type="float" office:value="1310">
            <text:p>1310</text:p>
          </table:table-cell>
          <table:table-cell table:formula="of:=[.G136]/36" office:value-type="float" office:value="1.84459114583333">
            <text:p>1.84</text:p>
          </table:table-cell>
          <table:table-cell table:formula="of:=[.E136]/(2*3.1415)" office:value-type="float" office:value="0.409179532070667">
            <text:p>0.41</text:p>
          </table:table-cell>
          <table:table-cell table:formula="of:=[.F136]*6.28/[.$K$1]" office:value-type="float" office:value="2.570875">
            <text:p>2.57</text:p>
          </table:table-cell>
          <table:table-cell office:value-type="float" office:value="1310">
            <text:p>1310.00</text:p>
          </table:table-cell>
          <table:table-cell table:formula="of:=[.G135]+[.H136]*0.1" office:value-type="float" office:value="66.40528125">
            <text:p>66.41</text:p>
          </table:table-cell>
          <table:table-cell table:formula="of:=[.$H$5]+[.E136]*[.$I$5]/(2*3.14)" office:value-type="float" office:value="5.06140625">
            <text:p>5.06</text:p>
          </table:table-cell>
          <table:table-cell table:number-columns-repeated="3"/>
        </table:table-row>
        <table:table-row table:style-name="ro2">
          <table:table-cell table:formula="of:=6.28*[.B137]/3200" office:value-type="float" office:value="2.5905">
            <text:p>2.5905</text:p>
          </table:table-cell>
          <table:table-cell office:value-type="float" office:value="1320">
            <text:p>1320</text:p>
          </table:table-cell>
          <table:table-cell table:formula="of:=[.G137]/36" office:value-type="float" office:value="1.85865190972222">
            <text:p>1.86</text:p>
          </table:table-cell>
          <table:table-cell table:formula="of:=[.E137]/(2*3.1415)" office:value-type="float" office:value="0.412303039949069">
            <text:p>0.41</text:p>
          </table:table-cell>
          <table:table-cell table:formula="of:=[.F137]*6.28/[.$K$1]" office:value-type="float" office:value="2.5905">
            <text:p>2.59</text:p>
          </table:table-cell>
          <table:table-cell office:value-type="float" office:value="1320">
            <text:p>1320.00</text:p>
          </table:table-cell>
          <table:table-cell table:formula="of:=[.G136]+[.H137]*0.1" office:value-type="float" office:value="66.91146875">
            <text:p>66.91</text:p>
          </table:table-cell>
          <table:table-cell table:formula="of:=[.$H$5]+[.E137]*[.$I$5]/(2*3.14)" office:value-type="float" office:value="5.061875">
            <text:p>5.06</text:p>
          </table:table-cell>
          <table:table-cell table:number-columns-repeated="3"/>
        </table:table-row>
        <table:table-row table:style-name="ro2">
          <table:table-cell table:formula="of:=6.28*[.B138]/3200" office:value-type="float" office:value="2.610125">
            <text:p>2.610125</text:p>
          </table:table-cell>
          <table:table-cell office:value-type="float" office:value="1330">
            <text:p>1330</text:p>
          </table:table-cell>
          <table:table-cell table:formula="of:=[.G138]/36" office:value-type="float" office:value="1.87271397569444">
            <text:p>1.87</text:p>
          </table:table-cell>
          <table:table-cell table:formula="of:=[.E138]/(2*3.1415)" office:value-type="float" office:value="0.415426547827471">
            <text:p>0.42</text:p>
          </table:table-cell>
          <table:table-cell table:formula="of:=[.F138]*6.28/[.$K$1]" office:value-type="float" office:value="2.610125">
            <text:p>2.61</text:p>
          </table:table-cell>
          <table:table-cell office:value-type="float" office:value="1330">
            <text:p>1330.00</text:p>
          </table:table-cell>
          <table:table-cell table:formula="of:=[.G137]+[.H138]*0.1" office:value-type="float" office:value="67.417703125">
            <text:p>67.42</text:p>
          </table:table-cell>
          <table:table-cell table:formula="of:=[.$H$5]+[.E138]*[.$I$5]/(2*3.14)" office:value-type="float" office:value="5.06234375">
            <text:p>5.06</text:p>
          </table:table-cell>
          <table:table-cell table:number-columns-repeated="3"/>
        </table:table-row>
        <table:table-row table:style-name="ro2">
          <table:table-cell table:formula="of:=6.28*[.B139]/3200" office:value-type="float" office:value="2.62975">
            <text:p>2.62975</text:p>
          </table:table-cell>
          <table:table-cell office:value-type="float" office:value="1340">
            <text:p>1340</text:p>
          </table:table-cell>
          <table:table-cell table:formula="of:=[.G139]/36" office:value-type="float" office:value="1.88677734375">
            <text:p>1.89</text:p>
          </table:table-cell>
          <table:table-cell table:formula="of:=[.E139]/(2*3.1415)" office:value-type="float" office:value="0.418550055705873">
            <text:p>0.42</text:p>
          </table:table-cell>
          <table:table-cell table:formula="of:=[.F139]*6.28/[.$K$1]" office:value-type="float" office:value="2.62975">
            <text:p>2.63</text:p>
          </table:table-cell>
          <table:table-cell office:value-type="float" office:value="1340">
            <text:p>1340.00</text:p>
          </table:table-cell>
          <table:table-cell table:formula="of:=[.G138]+[.H139]*0.1" office:value-type="float" office:value="67.923984375">
            <text:p>67.92</text:p>
          </table:table-cell>
          <table:table-cell table:formula="of:=[.$H$5]+[.E139]*[.$I$5]/(2*3.14)" office:value-type="float" office:value="5.0628125">
            <text:p>5.06</text:p>
          </table:table-cell>
          <table:table-cell table:number-columns-repeated="3"/>
        </table:table-row>
        <table:table-row table:style-name="ro2">
          <table:table-cell table:formula="of:=6.28*[.B140]/3200" office:value-type="float" office:value="2.649375">
            <text:p>2.649375</text:p>
          </table:table-cell>
          <table:table-cell office:value-type="float" office:value="1350">
            <text:p>1350</text:p>
          </table:table-cell>
          <table:table-cell table:formula="of:=[.G140]/36" office:value-type="float" office:value="1.90084201388889">
            <text:p>1.90</text:p>
          </table:table-cell>
          <table:table-cell table:formula="of:=[.E140]/(2*3.1415)" office:value-type="float" office:value="0.421673563584275">
            <text:p>0.42</text:p>
          </table:table-cell>
          <table:table-cell table:formula="of:=[.F140]*6.28/[.$K$1]" office:value-type="float" office:value="2.649375">
            <text:p>2.65</text:p>
          </table:table-cell>
          <table:table-cell office:value-type="float" office:value="1350">
            <text:p>1350.00</text:p>
          </table:table-cell>
          <table:table-cell table:formula="of:=[.G139]+[.H140]*0.1" office:value-type="float" office:value="68.4303125">
            <text:p>68.43</text:p>
          </table:table-cell>
          <table:table-cell table:formula="of:=[.$H$5]+[.E140]*[.$I$5]/(2*3.14)" office:value-type="float" office:value="5.06328125">
            <text:p>5.06</text:p>
          </table:table-cell>
          <table:table-cell table:number-columns-repeated="3"/>
        </table:table-row>
        <table:table-row table:style-name="ro2">
          <table:table-cell table:formula="of:=6.28*[.B141]/3200" office:value-type="float" office:value="2.669">
            <text:p>2.669</text:p>
          </table:table-cell>
          <table:table-cell office:value-type="float" office:value="1360">
            <text:p>1360</text:p>
          </table:table-cell>
          <table:table-cell table:formula="of:=[.G141]/36" office:value-type="float" office:value="1.91490798611111">
            <text:p>1.91</text:p>
          </table:table-cell>
          <table:table-cell table:formula="of:=[.E141]/(2*3.1415)" office:value-type="float" office:value="0.424797071462677">
            <text:p>0.42</text:p>
          </table:table-cell>
          <table:table-cell table:formula="of:=[.F141]*6.28/[.$K$1]" office:value-type="float" office:value="2.669">
            <text:p>2.67</text:p>
          </table:table-cell>
          <table:table-cell office:value-type="float" office:value="1360">
            <text:p>1360.00</text:p>
          </table:table-cell>
          <table:table-cell table:formula="of:=[.G140]+[.H141]*0.1" office:value-type="float" office:value="68.9366875">
            <text:p>68.94</text:p>
          </table:table-cell>
          <table:table-cell table:formula="of:=[.$H$5]+[.E141]*[.$I$5]/(2*3.14)" office:value-type="float" office:value="5.06375">
            <text:p>5.06</text:p>
          </table:table-cell>
          <table:table-cell table:number-columns-repeated="3"/>
        </table:table-row>
        <table:table-row table:style-name="ro2">
          <table:table-cell table:formula="of:=6.28*[.B142]/3200" office:value-type="float" office:value="2.688625">
            <text:p>2.688625</text:p>
          </table:table-cell>
          <table:table-cell office:value-type="float" office:value="1370">
            <text:p>1370</text:p>
          </table:table-cell>
          <table:table-cell table:formula="of:=[.G142]/36" office:value-type="float" office:value="1.92897526041667">
            <text:p>1.93</text:p>
          </table:table-cell>
          <table:table-cell table:formula="of:=[.E142]/(2*3.1415)" office:value-type="float" office:value="0.427920579341079">
            <text:p>0.43</text:p>
          </table:table-cell>
          <table:table-cell table:formula="of:=[.F142]*6.28/[.$K$1]" office:value-type="float" office:value="2.688625">
            <text:p>2.69</text:p>
          </table:table-cell>
          <table:table-cell office:value-type="float" office:value="1370">
            <text:p>1370.00</text:p>
          </table:table-cell>
          <table:table-cell table:formula="of:=[.G141]+[.H142]*0.1" office:value-type="float" office:value="69.443109375">
            <text:p>69.44</text:p>
          </table:table-cell>
          <table:table-cell table:formula="of:=[.$H$5]+[.E142]*[.$I$5]/(2*3.14)" office:value-type="float" office:value="5.06421875">
            <text:p>5.06</text:p>
          </table:table-cell>
          <table:table-cell table:number-columns-repeated="3"/>
        </table:table-row>
        <table:table-row table:style-name="ro2">
          <table:table-cell table:formula="of:=6.28*[.B143]/3200" office:value-type="float" office:value="2.70825">
            <text:p>2.70825</text:p>
          </table:table-cell>
          <table:table-cell office:value-type="float" office:value="1380">
            <text:p>1380</text:p>
          </table:table-cell>
          <table:table-cell table:formula="of:=[.G143]/36" office:value-type="float" office:value="1.94304383680556">
            <text:p>1.94</text:p>
          </table:table-cell>
          <table:table-cell table:formula="of:=[.E143]/(2*3.1415)" office:value-type="float" office:value="0.431044087219481">
            <text:p>0.43</text:p>
          </table:table-cell>
          <table:table-cell table:formula="of:=[.F143]*6.28/[.$K$1]" office:value-type="float" office:value="2.70825">
            <text:p>2.71</text:p>
          </table:table-cell>
          <table:table-cell office:value-type="float" office:value="1380">
            <text:p>1380.00</text:p>
          </table:table-cell>
          <table:table-cell table:formula="of:=[.G142]+[.H143]*0.1" office:value-type="float" office:value="69.949578125">
            <text:p>69.95</text:p>
          </table:table-cell>
          <table:table-cell table:formula="of:=[.$H$5]+[.E143]*[.$I$5]/(2*3.14)" office:value-type="float" office:value="5.0646875">
            <text:p>5.06</text:p>
          </table:table-cell>
          <table:table-cell table:number-columns-repeated="3"/>
        </table:table-row>
        <table:table-row table:style-name="ro2">
          <table:table-cell table:formula="of:=6.28*[.B144]/3200" office:value-type="float" office:value="2.727875">
            <text:p>2.727875</text:p>
          </table:table-cell>
          <table:table-cell office:value-type="float" office:value="1390">
            <text:p>1390</text:p>
          </table:table-cell>
          <table:table-cell table:formula="of:=[.G144]/36" office:value-type="float" office:value="1.95711371527778">
            <text:p>1.96</text:p>
          </table:table-cell>
          <table:table-cell table:formula="of:=[.E144]/(2*3.1415)" office:value-type="float" office:value="0.434167595097883">
            <text:p>0.43</text:p>
          </table:table-cell>
          <table:table-cell table:formula="of:=[.F144]*6.28/[.$K$1]" office:value-type="float" office:value="2.727875">
            <text:p>2.73</text:p>
          </table:table-cell>
          <table:table-cell office:value-type="float" office:value="1390">
            <text:p>1390.00</text:p>
          </table:table-cell>
          <table:table-cell table:formula="of:=[.G143]+[.H144]*0.1" office:value-type="float" office:value="70.45609375">
            <text:p>70.46</text:p>
          </table:table-cell>
          <table:table-cell table:formula="of:=[.$H$5]+[.E144]*[.$I$5]/(2*3.14)" office:value-type="float" office:value="5.06515625">
            <text:p>5.07</text:p>
          </table:table-cell>
          <table:table-cell table:number-columns-repeated="3"/>
        </table:table-row>
        <table:table-row table:style-name="ro2">
          <table:table-cell table:formula="of:=6.28*[.B145]/3200" office:value-type="float" office:value="2.7475">
            <text:p>2.7475</text:p>
          </table:table-cell>
          <table:table-cell office:value-type="float" office:value="1400">
            <text:p>1400</text:p>
          </table:table-cell>
          <table:table-cell table:formula="of:=[.G145]/36" office:value-type="float" office:value="1.97118489583333">
            <text:p>1.97</text:p>
          </table:table-cell>
          <table:table-cell table:formula="of:=[.E145]/(2*3.1415)" office:value-type="float" office:value="0.437291102976285">
            <text:p>0.44</text:p>
          </table:table-cell>
          <table:table-cell table:formula="of:=[.F145]*6.28/[.$K$1]" office:value-type="float" office:value="2.7475">
            <text:p>2.75</text:p>
          </table:table-cell>
          <table:table-cell office:value-type="float" office:value="1400">
            <text:p>1400.00</text:p>
          </table:table-cell>
          <table:table-cell table:formula="of:=[.G144]+[.H145]*0.1" office:value-type="float" office:value="70.96265625">
            <text:p>70.96</text:p>
          </table:table-cell>
          <table:table-cell table:formula="of:=[.$H$5]+[.E145]*[.$I$5]/(2*3.14)" office:value-type="float" office:value="5.065625">
            <text:p>5.07</text:p>
          </table:table-cell>
          <table:table-cell table:number-columns-repeated="3"/>
        </table:table-row>
        <table:table-row table:style-name="ro2">
          <table:table-cell table:formula="of:=6.28*[.B146]/3200" office:value-type="float" office:value="2.767125">
            <text:p>2.767125</text:p>
          </table:table-cell>
          <table:table-cell office:value-type="float" office:value="1410">
            <text:p>1410</text:p>
          </table:table-cell>
          <table:table-cell table:formula="of:=[.G146]/36" office:value-type="float" office:value="1.98525737847222">
            <text:p>1.99</text:p>
          </table:table-cell>
          <table:table-cell table:formula="of:=[.E146]/(2*3.1415)" office:value-type="float" office:value="0.440414610854687">
            <text:p>0.44</text:p>
          </table:table-cell>
          <table:table-cell table:formula="of:=[.F146]*6.28/[.$K$1]" office:value-type="float" office:value="2.767125">
            <text:p>2.77</text:p>
          </table:table-cell>
          <table:table-cell office:value-type="float" office:value="1410">
            <text:p>1410.00</text:p>
          </table:table-cell>
          <table:table-cell table:formula="of:=[.G145]+[.H146]*0.1" office:value-type="float" office:value="71.469265625">
            <text:p>71.47</text:p>
          </table:table-cell>
          <table:table-cell table:formula="of:=[.$H$5]+[.E146]*[.$I$5]/(2*3.14)" office:value-type="float" office:value="5.06609375">
            <text:p>5.07</text:p>
          </table:table-cell>
          <table:table-cell table:number-columns-repeated="3"/>
        </table:table-row>
        <table:table-row table:style-name="ro2">
          <table:table-cell table:formula="of:=6.28*[.B147]/3200" office:value-type="float" office:value="2.78675">
            <text:p>2.78675</text:p>
          </table:table-cell>
          <table:table-cell office:value-type="float" office:value="1420">
            <text:p>1420</text:p>
          </table:table-cell>
          <table:table-cell table:formula="of:=[.G147]/36" office:value-type="float" office:value="1.99933116319444">
            <text:p>2.00</text:p>
          </table:table-cell>
          <table:table-cell table:formula="of:=[.E147]/(2*3.1415)" office:value-type="float" office:value="0.443538118733089">
            <text:p>0.44</text:p>
          </table:table-cell>
          <table:table-cell table:formula="of:=[.F147]*6.28/[.$K$1]" office:value-type="float" office:value="2.78675">
            <text:p>2.79</text:p>
          </table:table-cell>
          <table:table-cell office:value-type="float" office:value="1420">
            <text:p>1420.00</text:p>
          </table:table-cell>
          <table:table-cell table:formula="of:=[.G146]+[.H147]*0.1" office:value-type="float" office:value="71.975921875">
            <text:p>71.98</text:p>
          </table:table-cell>
          <table:table-cell table:formula="of:=[.$H$5]+[.E147]*[.$I$5]/(2*3.14)" office:value-type="float" office:value="5.0665625">
            <text:p>5.07</text:p>
          </table:table-cell>
          <table:table-cell table:number-columns-repeated="3"/>
        </table:table-row>
        <table:table-row table:style-name="ro2">
          <table:table-cell table:formula="of:=6.28*[.B148]/3200" office:value-type="float" office:value="2.806375">
            <text:p>2.806375</text:p>
          </table:table-cell>
          <table:table-cell office:value-type="float" office:value="1430">
            <text:p>1430</text:p>
          </table:table-cell>
          <table:table-cell table:formula="of:=[.G148]/36" office:value-type="float" office:value="2.01340625">
            <text:p>2.01</text:p>
          </table:table-cell>
          <table:table-cell table:formula="of:=[.E148]/(2*3.1415)" office:value-type="float" office:value="0.446661626611491">
            <text:p>0.45</text:p>
          </table:table-cell>
          <table:table-cell table:formula="of:=[.F148]*6.28/[.$K$1]" office:value-type="float" office:value="2.806375">
            <text:p>2.81</text:p>
          </table:table-cell>
          <table:table-cell office:value-type="float" office:value="1430">
            <text:p>1430.00</text:p>
          </table:table-cell>
          <table:table-cell table:formula="of:=[.G147]+[.H148]*0.1" office:value-type="float" office:value="72.482625">
            <text:p>72.48</text:p>
          </table:table-cell>
          <table:table-cell table:formula="of:=[.$H$5]+[.E148]*[.$I$5]/(2*3.14)" office:value-type="float" office:value="5.06703125">
            <text:p>5.07</text:p>
          </table:table-cell>
          <table:table-cell table:number-columns-repeated="3"/>
        </table:table-row>
        <table:table-row table:style-name="ro2">
          <table:table-cell table:formula="of:=6.28*[.B149]/3200" office:value-type="float" office:value="2.826">
            <text:p>2.826</text:p>
          </table:table-cell>
          <table:table-cell office:value-type="float" office:value="1440">
            <text:p>1440</text:p>
          </table:table-cell>
          <table:table-cell table:formula="of:=[.G149]/36" office:value-type="float" office:value="2.02748263888889">
            <text:p>2.03</text:p>
          </table:table-cell>
          <table:table-cell table:formula="of:=[.E149]/(2*3.1415)" office:value-type="float" office:value="0.449785134489893">
            <text:p>0.45</text:p>
          </table:table-cell>
          <table:table-cell table:formula="of:=[.F149]*6.28/[.$K$1]" office:value-type="float" office:value="2.826">
            <text:p>2.83</text:p>
          </table:table-cell>
          <table:table-cell office:value-type="float" office:value="1440">
            <text:p>1440.00</text:p>
          </table:table-cell>
          <table:table-cell table:formula="of:=[.G148]+[.H149]*0.1" office:value-type="float" office:value="72.989375">
            <text:p>72.99</text:p>
          </table:table-cell>
          <table:table-cell table:formula="of:=[.$H$5]+[.E149]*[.$I$5]/(2*3.14)" office:value-type="float" office:value="5.0675">
            <text:p>5.07</text:p>
          </table:table-cell>
          <table:table-cell table:number-columns-repeated="3"/>
        </table:table-row>
        <table:table-row table:style-name="ro2">
          <table:table-cell table:formula="of:=6.28*[.B150]/3200" office:value-type="float" office:value="2.845625">
            <text:p>2.845625</text:p>
          </table:table-cell>
          <table:table-cell office:value-type="float" office:value="1450">
            <text:p>1450</text:p>
          </table:table-cell>
          <table:table-cell table:formula="of:=[.G150]/36" office:value-type="float" office:value="2.04156032986111">
            <text:p>2.04</text:p>
          </table:table-cell>
          <table:table-cell table:formula="of:=[.E150]/(2*3.1415)" office:value-type="float" office:value="0.452908642368295">
            <text:p>0.45</text:p>
          </table:table-cell>
          <table:table-cell table:formula="of:=[.F150]*6.28/[.$K$1]" office:value-type="float" office:value="2.845625">
            <text:p>2.85</text:p>
          </table:table-cell>
          <table:table-cell office:value-type="float" office:value="1450">
            <text:p>1450.00</text:p>
          </table:table-cell>
          <table:table-cell table:formula="of:=[.G149]+[.H150]*0.1" office:value-type="float" office:value="73.496171875">
            <text:p>73.50</text:p>
          </table:table-cell>
          <table:table-cell table:formula="of:=[.$H$5]+[.E150]*[.$I$5]/(2*3.14)" office:value-type="float" office:value="5.06796875">
            <text:p>5.07</text:p>
          </table:table-cell>
          <table:table-cell table:number-columns-repeated="3"/>
        </table:table-row>
        <table:table-row table:style-name="ro2">
          <table:table-cell table:formula="of:=6.28*[.B151]/3200" office:value-type="float" office:value="2.86525">
            <text:p>2.86525</text:p>
          </table:table-cell>
          <table:table-cell office:value-type="float" office:value="1460">
            <text:p>1460</text:p>
          </table:table-cell>
          <table:table-cell table:formula="of:=[.G151]/36" office:value-type="float" office:value="2.05563932291667">
            <text:p>2.06</text:p>
          </table:table-cell>
          <table:table-cell table:formula="of:=[.E151]/(2*3.1415)" office:value-type="float" office:value="0.456032150246698">
            <text:p>0.46</text:p>
          </table:table-cell>
          <table:table-cell table:formula="of:=[.F151]*6.28/[.$K$1]" office:value-type="float" office:value="2.86525">
            <text:p>2.87</text:p>
          </table:table-cell>
          <table:table-cell office:value-type="float" office:value="1460">
            <text:p>1460.00</text:p>
          </table:table-cell>
          <table:table-cell table:formula="of:=[.G150]+[.H151]*0.1" office:value-type="float" office:value="74.003015625">
            <text:p>74.00</text:p>
          </table:table-cell>
          <table:table-cell table:formula="of:=[.$H$5]+[.E151]*[.$I$5]/(2*3.14)" office:value-type="float" office:value="5.0684375">
            <text:p>5.07</text:p>
          </table:table-cell>
          <table:table-cell table:number-columns-repeated="3"/>
        </table:table-row>
        <table:table-row table:style-name="ro2">
          <table:table-cell table:formula="of:=6.28*[.B152]/3200" office:value-type="float" office:value="2.884875">
            <text:p>2.884875</text:p>
          </table:table-cell>
          <table:table-cell office:value-type="float" office:value="1470">
            <text:p>1470</text:p>
          </table:table-cell>
          <table:table-cell table:formula="of:=[.G152]/36" office:value-type="float" office:value="2.06971961805556">
            <text:p>2.07</text:p>
          </table:table-cell>
          <table:table-cell table:formula="of:=[.E152]/(2*3.1415)" office:value-type="float" office:value="0.459155658125099">
            <text:p>0.46</text:p>
          </table:table-cell>
          <table:table-cell table:formula="of:=[.F152]*6.28/[.$K$1]" office:value-type="float" office:value="2.884875">
            <text:p>2.88</text:p>
          </table:table-cell>
          <table:table-cell office:value-type="float" office:value="1470">
            <text:p>1470.00</text:p>
          </table:table-cell>
          <table:table-cell table:formula="of:=[.G151]+[.H152]*0.1" office:value-type="float" office:value="74.50990625">
            <text:p>74.51</text:p>
          </table:table-cell>
          <table:table-cell table:formula="of:=[.$H$5]+[.E152]*[.$I$5]/(2*3.14)" office:value-type="float" office:value="5.06890625">
            <text:p>5.07</text:p>
          </table:table-cell>
          <table:table-cell table:number-columns-repeated="3"/>
        </table:table-row>
        <table:table-row table:style-name="ro2">
          <table:table-cell table:formula="of:=6.28*[.B153]/3200" office:value-type="float" office:value="2.9045">
            <text:p>2.9045</text:p>
          </table:table-cell>
          <table:table-cell office:value-type="float" office:value="1480">
            <text:p>1480</text:p>
          </table:table-cell>
          <table:table-cell table:formula="of:=[.G153]/36" office:value-type="float" office:value="2.08380121527778">
            <text:p>2.08</text:p>
          </table:table-cell>
          <table:table-cell table:formula="of:=[.E153]/(2*3.1415)" office:value-type="float" office:value="0.462279166003501">
            <text:p>0.46</text:p>
          </table:table-cell>
          <table:table-cell table:formula="of:=[.F153]*6.28/[.$K$1]" office:value-type="float" office:value="2.9045">
            <text:p>2.90</text:p>
          </table:table-cell>
          <table:table-cell office:value-type="float" office:value="1480">
            <text:p>1480.00</text:p>
          </table:table-cell>
          <table:table-cell table:formula="of:=[.G152]+[.H153]*0.1" office:value-type="float" office:value="75.01684375">
            <text:p>75.02</text:p>
          </table:table-cell>
          <table:table-cell table:formula="of:=[.$H$5]+[.E153]*[.$I$5]/(2*3.14)" office:value-type="float" office:value="5.069375">
            <text:p>5.07</text:p>
          </table:table-cell>
          <table:table-cell table:number-columns-repeated="3"/>
        </table:table-row>
        <table:table-row table:style-name="ro2">
          <table:table-cell table:formula="of:=6.28*[.B154]/3200" office:value-type="float" office:value="2.924125">
            <text:p>2.924125</text:p>
          </table:table-cell>
          <table:table-cell office:value-type="float" office:value="1490">
            <text:p>1490</text:p>
          </table:table-cell>
          <table:table-cell table:formula="of:=[.G154]/36" office:value-type="float" office:value="2.09788411458333">
            <text:p>2.10</text:p>
          </table:table-cell>
          <table:table-cell table:formula="of:=[.E154]/(2*3.1415)" office:value-type="float" office:value="0.465402673881904">
            <text:p>0.47</text:p>
          </table:table-cell>
          <table:table-cell table:formula="of:=[.F154]*6.28/[.$K$1]" office:value-type="float" office:value="2.924125">
            <text:p>2.92</text:p>
          </table:table-cell>
          <table:table-cell office:value-type="float" office:value="1490">
            <text:p>1490.00</text:p>
          </table:table-cell>
          <table:table-cell table:formula="of:=[.G153]+[.H154]*0.1" office:value-type="float" office:value="75.523828125">
            <text:p>75.52</text:p>
          </table:table-cell>
          <table:table-cell table:formula="of:=[.$H$5]+[.E154]*[.$I$5]/(2*3.14)" office:value-type="float" office:value="5.06984375">
            <text:p>5.07</text:p>
          </table:table-cell>
          <table:table-cell table:number-columns-repeated="3"/>
        </table:table-row>
        <table:table-row table:style-name="ro2">
          <table:table-cell table:formula="of:=6.28*[.B155]/3200" office:value-type="float" office:value="2.94375">
            <text:p>2.94375</text:p>
          </table:table-cell>
          <table:table-cell office:value-type="float" office:value="1500">
            <text:p>1500</text:p>
          </table:table-cell>
          <table:table-cell table:formula="of:=[.G155]/36" office:value-type="float" office:value="2.11196831597222">
            <text:p>2.11</text:p>
          </table:table-cell>
          <table:table-cell table:formula="of:=[.E155]/(2*3.1415)" office:value-type="float" office:value="0.468526181760306">
            <text:p>0.47</text:p>
          </table:table-cell>
          <table:table-cell table:formula="of:=[.F155]*6.28/[.$K$1]" office:value-type="float" office:value="2.94375">
            <text:p>2.94</text:p>
          </table:table-cell>
          <table:table-cell office:value-type="float" office:value="1500">
            <text:p>1500.00</text:p>
          </table:table-cell>
          <table:table-cell table:formula="of:=[.G154]+[.H155]*0.1" office:value-type="float" office:value="76.030859375">
            <text:p>76.03</text:p>
          </table:table-cell>
          <table:table-cell table:formula="of:=[.$H$5]+[.E155]*[.$I$5]/(2*3.14)" office:value-type="float" office:value="5.0703125">
            <text:p>5.07</text:p>
          </table:table-cell>
          <table:table-cell table:number-columns-repeated="3"/>
        </table:table-row>
        <table:table-row table:style-name="ro2">
          <table:table-cell table:formula="of:=6.28*[.B156]/3200" office:value-type="float" office:value="2.963375">
            <text:p>2.963375</text:p>
          </table:table-cell>
          <table:table-cell office:value-type="float" office:value="1510">
            <text:p>1510</text:p>
          </table:table-cell>
          <table:table-cell table:formula="of:=[.G156]/36" office:value-type="float" office:value="2.12605381944445">
            <text:p>2.13</text:p>
          </table:table-cell>
          <table:table-cell table:formula="of:=[.E156]/(2*3.1415)" office:value-type="float" office:value="0.471649689638708">
            <text:p>0.47</text:p>
          </table:table-cell>
          <table:table-cell table:formula="of:=[.F156]*6.28/[.$K$1]" office:value-type="float" office:value="2.963375">
            <text:p>2.96</text:p>
          </table:table-cell>
          <table:table-cell office:value-type="float" office:value="1510">
            <text:p>1510.00</text:p>
          </table:table-cell>
          <table:table-cell table:formula="of:=[.G155]+[.H156]*0.1" office:value-type="float" office:value="76.5379375">
            <text:p>76.54</text:p>
          </table:table-cell>
          <table:table-cell table:formula="of:=[.$H$5]+[.E156]*[.$I$5]/(2*3.14)" office:value-type="float" office:value="5.07078125">
            <text:p>5.07</text:p>
          </table:table-cell>
          <table:table-cell table:number-columns-repeated="3"/>
        </table:table-row>
        <table:table-row table:style-name="ro2">
          <table:table-cell table:formula="of:=6.28*[.B157]/3200" office:value-type="float" office:value="2.983">
            <text:p>2.983</text:p>
          </table:table-cell>
          <table:table-cell office:value-type="float" office:value="1520">
            <text:p>1520</text:p>
          </table:table-cell>
          <table:table-cell table:formula="of:=[.G157]/36" office:value-type="float" office:value="2.140140625">
            <text:p>2.14</text:p>
          </table:table-cell>
          <table:table-cell table:formula="of:=[.E157]/(2*3.1415)" office:value-type="float" office:value="0.47477319751711">
            <text:p>0.47</text:p>
          </table:table-cell>
          <table:table-cell table:formula="of:=[.F157]*6.28/[.$K$1]" office:value-type="float" office:value="2.983">
            <text:p>2.98</text:p>
          </table:table-cell>
          <table:table-cell office:value-type="float" office:value="1520">
            <text:p>1520.00</text:p>
          </table:table-cell>
          <table:table-cell table:formula="of:=[.G156]+[.H157]*0.1" office:value-type="float" office:value="77.0450625">
            <text:p>77.05</text:p>
          </table:table-cell>
          <table:table-cell table:formula="of:=[.$H$5]+[.E157]*[.$I$5]/(2*3.14)" office:value-type="float" office:value="5.07125">
            <text:p>5.07</text:p>
          </table:table-cell>
          <table:table-cell table:number-columns-repeated="3"/>
        </table:table-row>
        <table:table-row table:style-name="ro2">
          <table:table-cell table:formula="of:=6.28*[.B158]/3200" office:value-type="float" office:value="3.002625">
            <text:p>3.002625</text:p>
          </table:table-cell>
          <table:table-cell office:value-type="float" office:value="1530">
            <text:p>1530</text:p>
          </table:table-cell>
          <table:table-cell table:formula="of:=[.G158]/36" office:value-type="float" office:value="2.15422873263889">
            <text:p>2.15</text:p>
          </table:table-cell>
          <table:table-cell table:formula="of:=[.E158]/(2*3.1415)" office:value-type="float" office:value="0.477896705395512">
            <text:p>0.48</text:p>
          </table:table-cell>
          <table:table-cell table:formula="of:=[.F158]*6.28/[.$K$1]" office:value-type="float" office:value="3.002625">
            <text:p>3.00</text:p>
          </table:table-cell>
          <table:table-cell office:value-type="float" office:value="1530">
            <text:p>1530.00</text:p>
          </table:table-cell>
          <table:table-cell table:formula="of:=[.G157]+[.H158]*0.1" office:value-type="float" office:value="77.552234375">
            <text:p>77.55</text:p>
          </table:table-cell>
          <table:table-cell table:formula="of:=[.$H$5]+[.E158]*[.$I$5]/(2*3.14)" office:value-type="float" office:value="5.07171875">
            <text:p>5.07</text:p>
          </table:table-cell>
          <table:table-cell table:number-columns-repeated="3"/>
        </table:table-row>
        <table:table-row table:style-name="ro2">
          <table:table-cell table:formula="of:=6.28*[.B159]/3200" office:value-type="float" office:value="3.02225">
            <text:p>3.02225</text:p>
          </table:table-cell>
          <table:table-cell office:value-type="float" office:value="1540">
            <text:p>1540</text:p>
          </table:table-cell>
          <table:table-cell table:formula="of:=[.G159]/36" office:value-type="float" office:value="2.16831814236111">
            <text:p>2.17</text:p>
          </table:table-cell>
          <table:table-cell table:formula="of:=[.E159]/(2*3.1415)" office:value-type="float" office:value="0.481020213273914">
            <text:p>0.48</text:p>
          </table:table-cell>
          <table:table-cell table:formula="of:=[.F159]*6.28/[.$K$1]" office:value-type="float" office:value="3.02225">
            <text:p>3.02</text:p>
          </table:table-cell>
          <table:table-cell office:value-type="float" office:value="1540">
            <text:p>1540.00</text:p>
          </table:table-cell>
          <table:table-cell table:formula="of:=[.G158]+[.H159]*0.1" office:value-type="float" office:value="78.059453125">
            <text:p>78.06</text:p>
          </table:table-cell>
          <table:table-cell table:formula="of:=[.$H$5]+[.E159]*[.$I$5]/(2*3.14)" office:value-type="float" office:value="5.0721875">
            <text:p>5.07</text:p>
          </table:table-cell>
          <table:table-cell table:number-columns-repeated="3"/>
        </table:table-row>
        <table:table-row table:style-name="ro2">
          <table:table-cell table:formula="of:=6.28*[.B160]/3200" office:value-type="float" office:value="3.041875">
            <text:p>3.041875</text:p>
          </table:table-cell>
          <table:table-cell office:value-type="float" office:value="1550">
            <text:p>1550</text:p>
          </table:table-cell>
          <table:table-cell table:formula="of:=[.G160]/36" office:value-type="float" office:value="2.18240885416667">
            <text:p>2.18</text:p>
          </table:table-cell>
          <table:table-cell table:formula="of:=[.E160]/(2*3.1415)" office:value-type="float" office:value="0.484143721152316">
            <text:p>0.48</text:p>
          </table:table-cell>
          <table:table-cell table:formula="of:=[.F160]*6.28/[.$K$1]" office:value-type="float" office:value="3.041875">
            <text:p>3.04</text:p>
          </table:table-cell>
          <table:table-cell office:value-type="float" office:value="1550">
            <text:p>1550.00</text:p>
          </table:table-cell>
          <table:table-cell table:formula="of:=[.G159]+[.H160]*0.1" office:value-type="float" office:value="78.56671875">
            <text:p>78.57</text:p>
          </table:table-cell>
          <table:table-cell table:formula="of:=[.$H$5]+[.E160]*[.$I$5]/(2*3.14)" office:value-type="float" office:value="5.07265625">
            <text:p>5.07</text:p>
          </table:table-cell>
          <table:table-cell table:number-columns-repeated="3"/>
        </table:table-row>
        <table:table-row table:style-name="ro2">
          <table:table-cell table:formula="of:=6.28*[.B161]/3200" office:value-type="float" office:value="3.0615">
            <text:p>3.0615</text:p>
          </table:table-cell>
          <table:table-cell office:value-type="float" office:value="1560">
            <text:p>1560</text:p>
          </table:table-cell>
          <table:table-cell table:formula="of:=[.G161]/36" office:value-type="float" office:value="2.19650086805556">
            <text:p>2.20</text:p>
          </table:table-cell>
          <table:table-cell table:formula="of:=[.E161]/(2*3.1415)" office:value-type="float" office:value="0.487267229030718">
            <text:p>0.49</text:p>
          </table:table-cell>
          <table:table-cell table:formula="of:=[.F161]*6.28/[.$K$1]" office:value-type="float" office:value="3.0615">
            <text:p>3.06</text:p>
          </table:table-cell>
          <table:table-cell office:value-type="float" office:value="1560">
            <text:p>1560.00</text:p>
          </table:table-cell>
          <table:table-cell table:formula="of:=[.G160]+[.H161]*0.1" office:value-type="float" office:value="79.07403125">
            <text:p>79.07</text:p>
          </table:table-cell>
          <table:table-cell table:formula="of:=[.$H$5]+[.E161]*[.$I$5]/(2*3.14)" office:value-type="float" office:value="5.073125">
            <text:p>5.07</text:p>
          </table:table-cell>
          <table:table-cell table:number-columns-repeated="3"/>
        </table:table-row>
        <table:table-row table:style-name="ro2">
          <table:table-cell table:formula="of:=6.28*[.B162]/3200" office:value-type="float" office:value="3.081125">
            <text:p>3.081125</text:p>
          </table:table-cell>
          <table:table-cell office:value-type="float" office:value="1570">
            <text:p>1570</text:p>
          </table:table-cell>
          <table:table-cell table:formula="of:=[.G162]/36" office:value-type="float" office:value="2.21059418402778">
            <text:p>2.21</text:p>
          </table:table-cell>
          <table:table-cell table:formula="of:=[.E162]/(2*3.1415)" office:value-type="float" office:value="0.49039073690912">
            <text:p>0.49</text:p>
          </table:table-cell>
          <table:table-cell table:formula="of:=[.F162]*6.28/[.$K$1]" office:value-type="float" office:value="3.081125">
            <text:p>3.08</text:p>
          </table:table-cell>
          <table:table-cell office:value-type="float" office:value="1570">
            <text:p>1570.00</text:p>
          </table:table-cell>
          <table:table-cell table:formula="of:=[.G161]+[.H162]*0.1" office:value-type="float" office:value="79.581390625">
            <text:p>79.58</text:p>
          </table:table-cell>
          <table:table-cell table:formula="of:=[.$H$5]+[.E162]*[.$I$5]/(2*3.14)" office:value-type="float" office:value="5.07359375">
            <text:p>5.07</text:p>
          </table:table-cell>
          <table:table-cell table:number-columns-repeated="3"/>
        </table:table-row>
        <table:table-row table:style-name="ro2">
          <table:table-cell table:formula="of:=6.28*[.B163]/3200" office:value-type="float" office:value="3.10075">
            <text:p>3.10075</text:p>
          </table:table-cell>
          <table:table-cell office:value-type="float" office:value="1580">
            <text:p>1580</text:p>
          </table:table-cell>
          <table:table-cell table:formula="of:=[.G163]/36" office:value-type="float" office:value="2.22468880208333">
            <text:p>2.22</text:p>
          </table:table-cell>
          <table:table-cell table:formula="of:=[.E163]/(2*3.1415)" office:value-type="float" office:value="0.493514244787522">
            <text:p>0.49</text:p>
          </table:table-cell>
          <table:table-cell table:formula="of:=[.F163]*6.28/[.$K$1]" office:value-type="float" office:value="3.10075">
            <text:p>3.10</text:p>
          </table:table-cell>
          <table:table-cell office:value-type="float" office:value="1580">
            <text:p>1580.00</text:p>
          </table:table-cell>
          <table:table-cell table:formula="of:=[.G162]+[.H163]*0.1" office:value-type="float" office:value="80.088796875">
            <text:p>80.09</text:p>
          </table:table-cell>
          <table:table-cell table:formula="of:=[.$H$5]+[.E163]*[.$I$5]/(2*3.14)" office:value-type="float" office:value="5.0740625">
            <text:p>5.07</text:p>
          </table:table-cell>
          <table:table-cell table:number-columns-repeated="3"/>
        </table:table-row>
        <table:table-row table:style-name="ro2">
          <table:table-cell table:formula="of:=6.28*[.B164]/3200" office:value-type="float" office:value="3.120375">
            <text:p>3.120375</text:p>
          </table:table-cell>
          <table:table-cell office:value-type="float" office:value="1590">
            <text:p>1590</text:p>
          </table:table-cell>
          <table:table-cell table:formula="of:=[.G164]/36" office:value-type="float" office:value="2.23878472222222">
            <text:p>2.24</text:p>
          </table:table-cell>
          <table:table-cell table:formula="of:=[.E164]/(2*3.1415)" office:value-type="float" office:value="0.496637752665924">
            <text:p>0.50</text:p>
          </table:table-cell>
          <table:table-cell table:formula="of:=[.F164]*6.28/[.$K$1]" office:value-type="float" office:value="3.120375">
            <text:p>3.12</text:p>
          </table:table-cell>
          <table:table-cell office:value-type="float" office:value="1590">
            <text:p>1590.00</text:p>
          </table:table-cell>
          <table:table-cell table:formula="of:=[.G163]+[.H164]*0.1" office:value-type="float" office:value="80.59625">
            <text:p>80.60</text:p>
          </table:table-cell>
          <table:table-cell table:formula="of:=[.$H$5]+[.E164]*[.$I$5]/(2*3.14)" office:value-type="float" office:value="5.07453125">
            <text:p>5.07</text:p>
          </table:table-cell>
          <table:table-cell table:number-columns-repeated="3"/>
        </table:table-row>
        <table:table-row table:style-name="ro2">
          <table:table-cell table:formula="of:=6.28*[.B165]/3200" office:value-type="float" office:value="3.14">
            <text:p>3.14</text:p>
          </table:table-cell>
          <table:table-cell office:value-type="float" office:value="1600">
            <text:p>1600</text:p>
          </table:table-cell>
          <table:table-cell table:formula="of:=[.G165]/36" office:value-type="float" office:value="2.25288194444444">
            <text:p>2.25</text:p>
          </table:table-cell>
          <table:table-cell table:formula="of:=[.E165]/(2*3.1415)" office:value-type="float" office:value="0.499761260544326">
            <text:p>0.50</text:p>
          </table:table-cell>
          <table:table-cell table:formula="of:=[.F165]*6.28/[.$K$1]" office:value-type="float" office:value="3.14">
            <text:p>3.14</text:p>
          </table:table-cell>
          <table:table-cell office:value-type="float" office:value="1600">
            <text:p>1600.00</text:p>
          </table:table-cell>
          <table:table-cell table:formula="of:=[.G164]+[.H165]*0.1" office:value-type="float" office:value="81.10375">
            <text:p>81.10</text:p>
          </table:table-cell>
          <table:table-cell table:formula="of:=[.$H$5]+[.E165]*[.$I$5]/(2*3.14)" office:value-type="float" office:value="5.075">
            <text:p>5.08</text:p>
          </table:table-cell>
          <table:table-cell table:number-columns-repeated="3"/>
        </table:table-row>
        <table:table-row table:style-name="ro2">
          <table:table-cell table:formula="of:=6.28*[.B166]/3200" office:value-type="float" office:value="3.159625">
            <text:p>3.159625</text:p>
          </table:table-cell>
          <table:table-cell office:value-type="float" office:value="1610">
            <text:p>1610</text:p>
          </table:table-cell>
          <table:table-cell table:formula="of:=[.G166]/36" office:value-type="float" office:value="2.26698046875">
            <text:p>2.27</text:p>
          </table:table-cell>
          <table:table-cell table:formula="of:=[.E166]/(2*3.1415)" office:value-type="float" office:value="0.502884768422728">
            <text:p>0.50</text:p>
          </table:table-cell>
          <table:table-cell table:formula="of:=[.F166]*6.28/[.$K$1]" office:value-type="float" office:value="3.159625">
            <text:p>3.16</text:p>
          </table:table-cell>
          <table:table-cell office:value-type="float" office:value="1610">
            <text:p>1610.00</text:p>
          </table:table-cell>
          <table:table-cell table:formula="of:=[.G165]+[.H166]*0.1" office:value-type="float" office:value="81.611296875">
            <text:p>81.61</text:p>
          </table:table-cell>
          <table:table-cell table:formula="of:=[.$H$5]+[.E166]*[.$I$5]/(2*3.14)" office:value-type="float" office:value="5.07546875">
            <text:p>5.08</text:p>
          </table:table-cell>
          <table:table-cell table:number-columns-repeated="3"/>
        </table:table-row>
        <table:table-row table:style-name="ro2">
          <table:table-cell table:formula="of:=6.28*[.B167]/3200" office:value-type="float" office:value="3.17925">
            <text:p>3.17925</text:p>
          </table:table-cell>
          <table:table-cell office:value-type="float" office:value="1620">
            <text:p>1620</text:p>
          </table:table-cell>
          <table:table-cell table:formula="of:=[.G167]/36" office:value-type="float" office:value="2.28108029513889">
            <text:p>2.28</text:p>
          </table:table-cell>
          <table:table-cell table:formula="of:=[.E167]/(2*3.1415)" office:value-type="float" office:value="0.50600827630113">
            <text:p>0.51</text:p>
          </table:table-cell>
          <table:table-cell table:formula="of:=[.F167]*6.28/[.$K$1]" office:value-type="float" office:value="3.17925">
            <text:p>3.18</text:p>
          </table:table-cell>
          <table:table-cell office:value-type="float" office:value="1620">
            <text:p>1620.00</text:p>
          </table:table-cell>
          <table:table-cell table:formula="of:=[.G166]+[.H167]*0.1" office:value-type="float" office:value="82.118890625">
            <text:p>82.12</text:p>
          </table:table-cell>
          <table:table-cell table:formula="of:=[.$H$5]+[.E167]*[.$I$5]/(2*3.14)" office:value-type="float" office:value="5.0759375">
            <text:p>5.08</text:p>
          </table:table-cell>
          <table:table-cell table:number-columns-repeated="3"/>
        </table:table-row>
        <table:table-row table:style-name="ro2">
          <table:table-cell table:formula="of:=6.28*[.B168]/3200" office:value-type="float" office:value="3.198875">
            <text:p>3.198875</text:p>
          </table:table-cell>
          <table:table-cell office:value-type="float" office:value="1630">
            <text:p>1630</text:p>
          </table:table-cell>
          <table:table-cell table:formula="of:=[.G168]/36" office:value-type="float" office:value="2.29518142361111">
            <text:p>2.30</text:p>
          </table:table-cell>
          <table:table-cell table:formula="of:=[.E168]/(2*3.1415)" office:value-type="float" office:value="0.509131784179532">
            <text:p>0.51</text:p>
          </table:table-cell>
          <table:table-cell table:formula="of:=[.F168]*6.28/[.$K$1]" office:value-type="float" office:value="3.198875">
            <text:p>3.20</text:p>
          </table:table-cell>
          <table:table-cell office:value-type="float" office:value="1630">
            <text:p>1630.00</text:p>
          </table:table-cell>
          <table:table-cell table:formula="of:=[.G167]+[.H168]*0.1" office:value-type="float" office:value="82.62653125">
            <text:p>82.63</text:p>
          </table:table-cell>
          <table:table-cell table:formula="of:=[.$H$5]+[.E168]*[.$I$5]/(2*3.14)" office:value-type="float" office:value="5.07640625">
            <text:p>5.08</text:p>
          </table:table-cell>
          <table:table-cell table:number-columns-repeated="3"/>
        </table:table-row>
        <table:table-row table:style-name="ro2">
          <table:table-cell table:formula="of:=6.28*[.B169]/3200" office:value-type="float" office:value="3.2185">
            <text:p>3.2185</text:p>
          </table:table-cell>
          <table:table-cell office:value-type="float" office:value="1640">
            <text:p>1640</text:p>
          </table:table-cell>
          <table:table-cell table:formula="of:=[.G169]/36" office:value-type="float" office:value="2.30928385416667">
            <text:p>2.31</text:p>
          </table:table-cell>
          <table:table-cell table:formula="of:=[.E169]/(2*3.1415)" office:value-type="float" office:value="0.512255292057934">
            <text:p>0.51</text:p>
          </table:table-cell>
          <table:table-cell table:formula="of:=[.F169]*6.28/[.$K$1]" office:value-type="float" office:value="3.2185">
            <text:p>3.22</text:p>
          </table:table-cell>
          <table:table-cell office:value-type="float" office:value="1640">
            <text:p>1640.00</text:p>
          </table:table-cell>
          <table:table-cell table:formula="of:=[.G168]+[.H169]*0.1" office:value-type="float" office:value="83.13421875">
            <text:p>83.13</text:p>
          </table:table-cell>
          <table:table-cell table:formula="of:=[.$H$5]+[.E169]*[.$I$5]/(2*3.14)" office:value-type="float" office:value="5.076875">
            <text:p>5.08</text:p>
          </table:table-cell>
          <table:table-cell table:number-columns-repeated="3"/>
        </table:table-row>
        <table:table-row table:style-name="ro2">
          <table:table-cell table:formula="of:=6.28*[.B170]/3200" office:value-type="float" office:value="3.238125">
            <text:p>3.238125</text:p>
          </table:table-cell>
          <table:table-cell office:value-type="float" office:value="1650">
            <text:p>1650</text:p>
          </table:table-cell>
          <table:table-cell table:formula="of:=[.G170]/36" office:value-type="float" office:value="2.32338758680556">
            <text:p>2.32</text:p>
          </table:table-cell>
          <table:table-cell table:formula="of:=[.E170]/(2*3.1415)" office:value-type="float" office:value="0.515378799936336">
            <text:p>0.52</text:p>
          </table:table-cell>
          <table:table-cell table:formula="of:=[.F170]*6.28/[.$K$1]" office:value-type="float" office:value="3.238125">
            <text:p>3.24</text:p>
          </table:table-cell>
          <table:table-cell office:value-type="float" office:value="1650">
            <text:p>1650.00</text:p>
          </table:table-cell>
          <table:table-cell table:formula="of:=[.G169]+[.H170]*0.1" office:value-type="float" office:value="83.641953125">
            <text:p>83.64</text:p>
          </table:table-cell>
          <table:table-cell table:formula="of:=[.$H$5]+[.E170]*[.$I$5]/(2*3.14)" office:value-type="float" office:value="5.07734375">
            <text:p>5.08</text:p>
          </table:table-cell>
          <table:table-cell table:number-columns-repeated="3"/>
        </table:table-row>
        <table:table-row table:style-name="ro2">
          <table:table-cell table:formula="of:=6.28*[.B171]/3200" office:value-type="float" office:value="3.25775">
            <text:p>3.25775</text:p>
          </table:table-cell>
          <table:table-cell office:value-type="float" office:value="1660">
            <text:p>1660</text:p>
          </table:table-cell>
          <table:table-cell table:formula="of:=[.G171]/36" office:value-type="float" office:value="2.33749262152778">
            <text:p>2.34</text:p>
          </table:table-cell>
          <table:table-cell table:formula="of:=[.E171]/(2*3.1415)" office:value-type="float" office:value="0.518502307814738">
            <text:p>0.52</text:p>
          </table:table-cell>
          <table:table-cell table:formula="of:=[.F171]*6.28/[.$K$1]" office:value-type="float" office:value="3.25775">
            <text:p>3.26</text:p>
          </table:table-cell>
          <table:table-cell office:value-type="float" office:value="1660">
            <text:p>1660.00</text:p>
          </table:table-cell>
          <table:table-cell table:formula="of:=[.G170]+[.H171]*0.1" office:value-type="float" office:value="84.149734375">
            <text:p>84.15</text:p>
          </table:table-cell>
          <table:table-cell table:formula="of:=[.$H$5]+[.E171]*[.$I$5]/(2*3.14)" office:value-type="float" office:value="5.0778125">
            <text:p>5.08</text:p>
          </table:table-cell>
          <table:table-cell table:number-columns-repeated="3"/>
        </table:table-row>
        <table:table-row table:style-name="ro2">
          <table:table-cell table:formula="of:=6.28*[.B172]/3200" office:value-type="float" office:value="3.277375">
            <text:p>3.277375</text:p>
          </table:table-cell>
          <table:table-cell office:value-type="float" office:value="1670">
            <text:p>1670</text:p>
          </table:table-cell>
          <table:table-cell table:formula="of:=[.G172]/36" office:value-type="float" office:value="2.35159895833333">
            <text:p>2.35</text:p>
          </table:table-cell>
          <table:table-cell table:formula="of:=[.E172]/(2*3.1415)" office:value-type="float" office:value="0.52162581569314">
            <text:p>0.52</text:p>
          </table:table-cell>
          <table:table-cell table:formula="of:=[.F172]*6.28/[.$K$1]" office:value-type="float" office:value="3.277375">
            <text:p>3.28</text:p>
          </table:table-cell>
          <table:table-cell office:value-type="float" office:value="1670">
            <text:p>1670.00</text:p>
          </table:table-cell>
          <table:table-cell table:formula="of:=[.G171]+[.H172]*0.1" office:value-type="float" office:value="84.6575625">
            <text:p>84.66</text:p>
          </table:table-cell>
          <table:table-cell table:formula="of:=[.$H$5]+[.E172]*[.$I$5]/(2*3.14)" office:value-type="float" office:value="5.07828125">
            <text:p>5.08</text:p>
          </table:table-cell>
          <table:table-cell table:number-columns-repeated="3"/>
        </table:table-row>
        <table:table-row table:style-name="ro2">
          <table:table-cell table:formula="of:=6.28*[.B173]/3200" office:value-type="float" office:value="3.297">
            <text:p>3.297</text:p>
          </table:table-cell>
          <table:table-cell office:value-type="float" office:value="1680">
            <text:p>1680</text:p>
          </table:table-cell>
          <table:table-cell table:formula="of:=[.G173]/36" office:value-type="float" office:value="2.36570659722222">
            <text:p>2.37</text:p>
          </table:table-cell>
          <table:table-cell table:formula="of:=[.E173]/(2*3.1415)" office:value-type="float" office:value="0.524749323571542">
            <text:p>0.52</text:p>
          </table:table-cell>
          <table:table-cell table:formula="of:=[.F173]*6.28/[.$K$1]" office:value-type="float" office:value="3.297">
            <text:p>3.30</text:p>
          </table:table-cell>
          <table:table-cell office:value-type="float" office:value="1680">
            <text:p>1680.00</text:p>
          </table:table-cell>
          <table:table-cell table:formula="of:=[.G172]+[.H173]*0.1" office:value-type="float" office:value="85.1654375">
            <text:p>85.17</text:p>
          </table:table-cell>
          <table:table-cell table:formula="of:=[.$H$5]+[.E173]*[.$I$5]/(2*3.14)" office:value-type="float" office:value="5.07875">
            <text:p>5.08</text:p>
          </table:table-cell>
          <table:table-cell table:number-columns-repeated="3"/>
        </table:table-row>
        <table:table-row table:style-name="ro2">
          <table:table-cell table:formula="of:=6.28*[.B174]/3200" office:value-type="float" office:value="3.316625">
            <text:p>3.316625</text:p>
          </table:table-cell>
          <table:table-cell office:value-type="float" office:value="1690">
            <text:p>1690</text:p>
          </table:table-cell>
          <table:table-cell table:formula="of:=[.G174]/36" office:value-type="float" office:value="2.37981553819444">
            <text:p>2.38</text:p>
          </table:table-cell>
          <table:table-cell table:formula="of:=[.E174]/(2*3.1415)" office:value-type="float" office:value="0.527872831449944">
            <text:p>0.53</text:p>
          </table:table-cell>
          <table:table-cell table:formula="of:=[.F174]*6.28/[.$K$1]" office:value-type="float" office:value="3.316625">
            <text:p>3.32</text:p>
          </table:table-cell>
          <table:table-cell office:value-type="float" office:value="1690">
            <text:p>1690.00</text:p>
          </table:table-cell>
          <table:table-cell table:formula="of:=[.G173]+[.H174]*0.1" office:value-type="float" office:value="85.673359375">
            <text:p>85.67</text:p>
          </table:table-cell>
          <table:table-cell table:formula="of:=[.$H$5]+[.E174]*[.$I$5]/(2*3.14)" office:value-type="float" office:value="5.07921875">
            <text:p>5.08</text:p>
          </table:table-cell>
          <table:table-cell table:number-columns-repeated="3"/>
        </table:table-row>
        <table:table-row table:style-name="ro2">
          <table:table-cell table:formula="of:=6.28*[.B175]/3200" office:value-type="float" office:value="3.33625">
            <text:p>3.33625</text:p>
          </table:table-cell>
          <table:table-cell office:value-type="float" office:value="1700">
            <text:p>1700</text:p>
          </table:table-cell>
          <table:table-cell table:formula="of:=[.G175]/36" office:value-type="float" office:value="2.39392578125">
            <text:p>2.39</text:p>
          </table:table-cell>
          <table:table-cell table:formula="of:=[.E175]/(2*3.1415)" office:value-type="float" office:value="0.530996339328346">
            <text:p>0.53</text:p>
          </table:table-cell>
          <table:table-cell table:formula="of:=[.F175]*6.28/[.$K$1]" office:value-type="float" office:value="3.33625">
            <text:p>3.34</text:p>
          </table:table-cell>
          <table:table-cell office:value-type="float" office:value="1700">
            <text:p>1700.00</text:p>
          </table:table-cell>
          <table:table-cell table:formula="of:=[.G174]+[.H175]*0.1" office:value-type="float" office:value="86.181328125">
            <text:p>86.18</text:p>
          </table:table-cell>
          <table:table-cell table:formula="of:=[.$H$5]+[.E175]*[.$I$5]/(2*3.14)" office:value-type="float" office:value="5.0796875">
            <text:p>5.08</text:p>
          </table:table-cell>
          <table:table-cell table:number-columns-repeated="3"/>
        </table:table-row>
        <table:table-row table:style-name="ro2">
          <table:table-cell table:formula="of:=6.28*[.B176]/3200" office:value-type="float" office:value="3.355875">
            <text:p>3.355875</text:p>
          </table:table-cell>
          <table:table-cell office:value-type="float" office:value="1710">
            <text:p>1710</text:p>
          </table:table-cell>
          <table:table-cell table:formula="of:=[.G176]/36" office:value-type="float" office:value="2.40803732638889">
            <text:p>2.41</text:p>
          </table:table-cell>
          <table:table-cell table:formula="of:=[.E176]/(2*3.1415)" office:value-type="float" office:value="0.534119847206748">
            <text:p>0.53</text:p>
          </table:table-cell>
          <table:table-cell table:formula="of:=[.F176]*6.28/[.$K$1]" office:value-type="float" office:value="3.355875">
            <text:p>3.36</text:p>
          </table:table-cell>
          <table:table-cell office:value-type="float" office:value="1710">
            <text:p>1710.00</text:p>
          </table:table-cell>
          <table:table-cell table:formula="of:=[.G175]+[.H176]*0.1" office:value-type="float" office:value="86.68934375">
            <text:p>86.69</text:p>
          </table:table-cell>
          <table:table-cell table:formula="of:=[.$H$5]+[.E176]*[.$I$5]/(2*3.14)" office:value-type="float" office:value="5.08015625">
            <text:p>5.08</text:p>
          </table:table-cell>
          <table:table-cell table:number-columns-repeated="3"/>
        </table:table-row>
        <table:table-row table:style-name="ro2">
          <table:table-cell table:formula="of:=6.28*[.B177]/3200" office:value-type="float" office:value="3.3755">
            <text:p>3.3755</text:p>
          </table:table-cell>
          <table:table-cell office:value-type="float" office:value="1720">
            <text:p>1720</text:p>
          </table:table-cell>
          <table:table-cell table:formula="of:=[.G177]/36" office:value-type="float" office:value="2.42215017361111">
            <text:p>2.42</text:p>
          </table:table-cell>
          <table:table-cell table:formula="of:=[.E177]/(2*3.1415)" office:value-type="float" office:value="0.53724335508515">
            <text:p>0.54</text:p>
          </table:table-cell>
          <table:table-cell table:formula="of:=[.F177]*6.28/[.$K$1]" office:value-type="float" office:value="3.3755">
            <text:p>3.38</text:p>
          </table:table-cell>
          <table:table-cell office:value-type="float" office:value="1720">
            <text:p>1720.00</text:p>
          </table:table-cell>
          <table:table-cell table:formula="of:=[.G176]+[.H177]*0.1" office:value-type="float" office:value="87.19740625">
            <text:p>87.20</text:p>
          </table:table-cell>
          <table:table-cell table:formula="of:=[.$H$5]+[.E177]*[.$I$5]/(2*3.14)" office:value-type="float" office:value="5.080625">
            <text:p>5.08</text:p>
          </table:table-cell>
          <table:table-cell table:number-columns-repeated="3"/>
        </table:table-row>
        <table:table-row table:style-name="ro2">
          <table:table-cell table:formula="of:=6.28*[.B178]/3200" office:value-type="float" office:value="3.395125">
            <text:p>3.395125</text:p>
          </table:table-cell>
          <table:table-cell office:value-type="float" office:value="1730">
            <text:p>1730</text:p>
          </table:table-cell>
          <table:table-cell table:formula="of:=[.G178]/36" office:value-type="float" office:value="2.43626432291667">
            <text:p>2.44</text:p>
          </table:table-cell>
          <table:table-cell table:formula="of:=[.E178]/(2*3.1415)" office:value-type="float" office:value="0.540366862963552">
            <text:p>0.54</text:p>
          </table:table-cell>
          <table:table-cell table:formula="of:=[.F178]*6.28/[.$K$1]" office:value-type="float" office:value="3.395125">
            <text:p>3.40</text:p>
          </table:table-cell>
          <table:table-cell office:value-type="float" office:value="1730">
            <text:p>1730.00</text:p>
          </table:table-cell>
          <table:table-cell table:formula="of:=[.G177]+[.H178]*0.1" office:value-type="float" office:value="87.705515625">
            <text:p>87.71</text:p>
          </table:table-cell>
          <table:table-cell table:formula="of:=[.$H$5]+[.E178]*[.$I$5]/(2*3.14)" office:value-type="float" office:value="5.08109375">
            <text:p>5.08</text:p>
          </table:table-cell>
          <table:table-cell table:number-columns-repeated="3"/>
        </table:table-row>
        <table:table-row table:style-name="ro2">
          <table:table-cell table:formula="of:=6.28*[.B179]/3200" office:value-type="float" office:value="3.41475">
            <text:p>3.41475</text:p>
          </table:table-cell>
          <table:table-cell office:value-type="float" office:value="1740">
            <text:p>1740</text:p>
          </table:table-cell>
          <table:table-cell table:formula="of:=[.G179]/36" office:value-type="float" office:value="2.45037977430556">
            <text:p>2.45</text:p>
          </table:table-cell>
          <table:table-cell table:formula="of:=[.E179]/(2*3.1415)" office:value-type="float" office:value="0.543490370841954">
            <text:p>0.54</text:p>
          </table:table-cell>
          <table:table-cell table:formula="of:=[.F179]*6.28/[.$K$1]" office:value-type="float" office:value="3.41475">
            <text:p>3.41</text:p>
          </table:table-cell>
          <table:table-cell office:value-type="float" office:value="1740">
            <text:p>1740.00</text:p>
          </table:table-cell>
          <table:table-cell table:formula="of:=[.G178]+[.H179]*0.1" office:value-type="float" office:value="88.213671875">
            <text:p>88.21</text:p>
          </table:table-cell>
          <table:table-cell table:formula="of:=[.$H$5]+[.E179]*[.$I$5]/(2*3.14)" office:value-type="float" office:value="5.0815625">
            <text:p>5.08</text:p>
          </table:table-cell>
          <table:table-cell table:number-columns-repeated="3"/>
        </table:table-row>
        <table:table-row table:style-name="ro2">
          <table:table-cell table:formula="of:=6.28*[.B180]/3200" office:value-type="float" office:value="3.434375">
            <text:p>3.434375</text:p>
          </table:table-cell>
          <table:table-cell office:value-type="float" office:value="1750">
            <text:p>1750</text:p>
          </table:table-cell>
          <table:table-cell table:formula="of:=[.G180]/36" office:value-type="float" office:value="2.46449652777778">
            <text:p>2.46</text:p>
          </table:table-cell>
          <table:table-cell table:formula="of:=[.E180]/(2*3.1415)" office:value-type="float" office:value="0.546613878720356">
            <text:p>0.55</text:p>
          </table:table-cell>
          <table:table-cell table:formula="of:=[.F180]*6.28/[.$K$1]" office:value-type="float" office:value="3.434375">
            <text:p>3.43</text:p>
          </table:table-cell>
          <table:table-cell office:value-type="float" office:value="1750">
            <text:p>1750.00</text:p>
          </table:table-cell>
          <table:table-cell table:formula="of:=[.G179]+[.H180]*0.1" office:value-type="float" office:value="88.721875">
            <text:p>88.72</text:p>
          </table:table-cell>
          <table:table-cell table:formula="of:=[.$H$5]+[.E180]*[.$I$5]/(2*3.14)" office:value-type="float" office:value="5.08203125">
            <text:p>5.08</text:p>
          </table:table-cell>
          <table:table-cell table:number-columns-repeated="3"/>
        </table:table-row>
        <table:table-row table:style-name="ro2">
          <table:table-cell table:formula="of:=6.28*[.B181]/3200" office:value-type="float" office:value="3.454">
            <text:p>3.454</text:p>
          </table:table-cell>
          <table:table-cell office:value-type="float" office:value="1760">
            <text:p>1760</text:p>
          </table:table-cell>
          <table:table-cell table:formula="of:=[.G181]/36" office:value-type="float" office:value="2.47861458333333">
            <text:p>2.48</text:p>
          </table:table-cell>
          <table:table-cell table:formula="of:=[.E181]/(2*3.1415)" office:value-type="float" office:value="0.549737386598759">
            <text:p>0.55</text:p>
          </table:table-cell>
          <table:table-cell table:formula="of:=[.F181]*6.28/[.$K$1]" office:value-type="float" office:value="3.454">
            <text:p>3.45</text:p>
          </table:table-cell>
          <table:table-cell office:value-type="float" office:value="1760">
            <text:p>1760.00</text:p>
          </table:table-cell>
          <table:table-cell table:formula="of:=[.G180]+[.H181]*0.1" office:value-type="float" office:value="89.230125">
            <text:p>89.23</text:p>
          </table:table-cell>
          <table:table-cell table:formula="of:=[.$H$5]+[.E181]*[.$I$5]/(2*3.14)" office:value-type="float" office:value="5.0825">
            <text:p>5.08</text:p>
          </table:table-cell>
          <table:table-cell table:number-columns-repeated="3"/>
        </table:table-row>
        <table:table-row table:style-name="ro2">
          <table:table-cell table:formula="of:=6.28*[.B182]/3200" office:value-type="float" office:value="3.473625">
            <text:p>3.473625</text:p>
          </table:table-cell>
          <table:table-cell office:value-type="float" office:value="1770">
            <text:p>1770</text:p>
          </table:table-cell>
          <table:table-cell table:formula="of:=[.G182]/36" office:value-type="float" office:value="2.49273394097222">
            <text:p>2.49</text:p>
          </table:table-cell>
          <table:table-cell table:formula="of:=[.E182]/(2*3.1415)" office:value-type="float" office:value="0.552860894477161">
            <text:p>0.55</text:p>
          </table:table-cell>
          <table:table-cell table:formula="of:=[.F182]*6.28/[.$K$1]" office:value-type="float" office:value="3.473625">
            <text:p>3.47</text:p>
          </table:table-cell>
          <table:table-cell office:value-type="float" office:value="1770">
            <text:p>1770.00</text:p>
          </table:table-cell>
          <table:table-cell table:formula="of:=[.G181]+[.H182]*0.1" office:value-type="float" office:value="89.738421875">
            <text:p>89.74</text:p>
          </table:table-cell>
          <table:table-cell table:formula="of:=[.$H$5]+[.E182]*[.$I$5]/(2*3.14)" office:value-type="float" office:value="5.08296875">
            <text:p>5.08</text:p>
          </table:table-cell>
          <table:table-cell table:number-columns-repeated="3"/>
        </table:table-row>
        <table:table-row table:style-name="ro2">
          <table:table-cell table:formula="of:=6.28*[.B183]/3200" office:value-type="float" office:value="3.49325">
            <text:p>3.49325</text:p>
          </table:table-cell>
          <table:table-cell office:value-type="float" office:value="1780">
            <text:p>1780</text:p>
          </table:table-cell>
          <table:table-cell table:formula="of:=[.G183]/36" office:value-type="float" office:value="2.50685460069444">
            <text:p>2.51</text:p>
          </table:table-cell>
          <table:table-cell table:formula="of:=[.E183]/(2*3.1415)" office:value-type="float" office:value="0.555984402355563">
            <text:p>0.56</text:p>
          </table:table-cell>
          <table:table-cell table:formula="of:=[.F183]*6.28/[.$K$1]" office:value-type="float" office:value="3.49325">
            <text:p>3.49</text:p>
          </table:table-cell>
          <table:table-cell office:value-type="float" office:value="1780">
            <text:p>1780.00</text:p>
          </table:table-cell>
          <table:table-cell table:formula="of:=[.G182]+[.H183]*0.1" office:value-type="float" office:value="90.246765625">
            <text:p>90.25</text:p>
          </table:table-cell>
          <table:table-cell table:formula="of:=[.$H$5]+[.E183]*[.$I$5]/(2*3.14)" office:value-type="float" office:value="5.0834375">
            <text:p>5.08</text:p>
          </table:table-cell>
          <table:table-cell table:number-columns-repeated="3"/>
        </table:table-row>
        <table:table-row table:style-name="ro2">
          <table:table-cell table:formula="of:=6.28*[.B184]/3200" office:value-type="float" office:value="3.512875">
            <text:p>3.512875</text:p>
          </table:table-cell>
          <table:table-cell office:value-type="float" office:value="1790">
            <text:p>1790</text:p>
          </table:table-cell>
          <table:table-cell table:formula="of:=[.G184]/36" office:value-type="float" office:value="2.5209765625">
            <text:p>2.52</text:p>
          </table:table-cell>
          <table:table-cell table:formula="of:=[.E184]/(2*3.1415)" office:value-type="float" office:value="0.559107910233965">
            <text:p>0.56</text:p>
          </table:table-cell>
          <table:table-cell table:formula="of:=[.F184]*6.28/[.$K$1]" office:value-type="float" office:value="3.512875">
            <text:p>3.51</text:p>
          </table:table-cell>
          <table:table-cell office:value-type="float" office:value="1790">
            <text:p>1790.00</text:p>
          </table:table-cell>
          <table:table-cell table:formula="of:=[.G183]+[.H184]*0.1" office:value-type="float" office:value="90.75515625">
            <text:p>90.76</text:p>
          </table:table-cell>
          <table:table-cell table:formula="of:=[.$H$5]+[.E184]*[.$I$5]/(2*3.14)" office:value-type="float" office:value="5.08390625">
            <text:p>5.08</text:p>
          </table:table-cell>
          <table:table-cell table:number-columns-repeated="3"/>
        </table:table-row>
        <table:table-row table:style-name="ro2">
          <table:table-cell table:formula="of:=6.28*[.B185]/3200" office:value-type="float" office:value="3.5325">
            <text:p>3.5325</text:p>
          </table:table-cell>
          <table:table-cell office:value-type="float" office:value="1800">
            <text:p>1800</text:p>
          </table:table-cell>
          <table:table-cell table:formula="of:=[.G185]/36" office:value-type="float" office:value="2.53509982638889">
            <text:p>2.54</text:p>
          </table:table-cell>
          <table:table-cell table:formula="of:=[.E185]/(2*3.1415)" office:value-type="float" office:value="0.562231418112367">
            <text:p>0.56</text:p>
          </table:table-cell>
          <table:table-cell table:formula="of:=[.F185]*6.28/[.$K$1]" office:value-type="float" office:value="3.5325">
            <text:p>3.53</text:p>
          </table:table-cell>
          <table:table-cell office:value-type="float" office:value="1800">
            <text:p>1800.00</text:p>
          </table:table-cell>
          <table:table-cell table:formula="of:=[.G184]+[.H185]*0.1" office:value-type="float" office:value="91.26359375">
            <text:p>91.26</text:p>
          </table:table-cell>
          <table:table-cell table:formula="of:=[.$H$5]+[.E185]*[.$I$5]/(2*3.14)" office:value-type="float" office:value="5.084375">
            <text:p>5.08</text:p>
          </table:table-cell>
          <table:table-cell table:number-columns-repeated="3"/>
        </table:table-row>
        <table:table-row table:style-name="ro2">
          <table:table-cell table:formula="of:=6.28*[.B186]/3200" office:value-type="float" office:value="3.552125">
            <text:p>3.552125</text:p>
          </table:table-cell>
          <table:table-cell office:value-type="float" office:value="1810">
            <text:p>1810</text:p>
          </table:table-cell>
          <table:table-cell table:formula="of:=[.G186]/36" office:value-type="float" office:value="2.54922439236111">
            <text:p>2.55</text:p>
          </table:table-cell>
          <table:table-cell table:formula="of:=[.E186]/(2*3.1415)" office:value-type="float" office:value="0.565354925990769">
            <text:p>0.57</text:p>
          </table:table-cell>
          <table:table-cell table:formula="of:=[.F186]*6.28/[.$K$1]" office:value-type="float" office:value="3.552125">
            <text:p>3.55</text:p>
          </table:table-cell>
          <table:table-cell office:value-type="float" office:value="1810">
            <text:p>1810.00</text:p>
          </table:table-cell>
          <table:table-cell table:formula="of:=[.G185]+[.H186]*0.1" office:value-type="float" office:value="91.772078125">
            <text:p>91.77</text:p>
          </table:table-cell>
          <table:table-cell table:formula="of:=[.$H$5]+[.E186]*[.$I$5]/(2*3.14)" office:value-type="float" office:value="5.08484375">
            <text:p>5.08</text:p>
          </table:table-cell>
          <table:table-cell table:number-columns-repeated="3"/>
        </table:table-row>
        <table:table-row table:style-name="ro2">
          <table:table-cell table:formula="of:=6.28*[.B187]/3200" office:value-type="float" office:value="3.57175">
            <text:p>3.57175</text:p>
          </table:table-cell>
          <table:table-cell office:value-type="float" office:value="1820">
            <text:p>1820</text:p>
          </table:table-cell>
          <table:table-cell table:formula="of:=[.G187]/36" office:value-type="float" office:value="2.56335026041667">
            <text:p>2.56</text:p>
          </table:table-cell>
          <table:table-cell table:formula="of:=[.E187]/(2*3.1415)" office:value-type="float" office:value="0.568478433869171">
            <text:p>0.57</text:p>
          </table:table-cell>
          <table:table-cell table:formula="of:=[.F187]*6.28/[.$K$1]" office:value-type="float" office:value="3.57175">
            <text:p>3.57</text:p>
          </table:table-cell>
          <table:table-cell office:value-type="float" office:value="1820">
            <text:p>1820.00</text:p>
          </table:table-cell>
          <table:table-cell table:formula="of:=[.G186]+[.H187]*0.1" office:value-type="float" office:value="92.280609375">
            <text:p>92.28</text:p>
          </table:table-cell>
          <table:table-cell table:formula="of:=[.$H$5]+[.E187]*[.$I$5]/(2*3.14)" office:value-type="float" office:value="5.0853125">
            <text:p>5.09</text:p>
          </table:table-cell>
          <table:table-cell table:number-columns-repeated="3"/>
        </table:table-row>
        <table:table-row table:style-name="ro2">
          <table:table-cell table:formula="of:=6.28*[.B188]/3200" office:value-type="float" office:value="3.591375">
            <text:p>3.591375</text:p>
          </table:table-cell>
          <table:table-cell office:value-type="float" office:value="1830">
            <text:p>1830</text:p>
          </table:table-cell>
          <table:table-cell table:formula="of:=[.G188]/36" office:value-type="float" office:value="2.57747743055556">
            <text:p>2.58</text:p>
          </table:table-cell>
          <table:table-cell table:formula="of:=[.E188]/(2*3.1415)" office:value-type="float" office:value="0.571601941747573">
            <text:p>0.57</text:p>
          </table:table-cell>
          <table:table-cell table:formula="of:=[.F188]*6.28/[.$K$1]" office:value-type="float" office:value="3.591375">
            <text:p>3.59</text:p>
          </table:table-cell>
          <table:table-cell office:value-type="float" office:value="1830">
            <text:p>1830.00</text:p>
          </table:table-cell>
          <table:table-cell table:formula="of:=[.G187]+[.H188]*0.1" office:value-type="float" office:value="92.7891875">
            <text:p>92.79</text:p>
          </table:table-cell>
          <table:table-cell table:formula="of:=[.$H$5]+[.E188]*[.$I$5]/(2*3.14)" office:value-type="float" office:value="5.08578125">
            <text:p>5.09</text:p>
          </table:table-cell>
          <table:table-cell table:number-columns-repeated="3"/>
        </table:table-row>
        <table:table-row table:style-name="ro2">
          <table:table-cell table:formula="of:=6.28*[.B189]/3200" office:value-type="float" office:value="3.611">
            <text:p>3.611</text:p>
          </table:table-cell>
          <table:table-cell office:value-type="float" office:value="1840">
            <text:p>1840</text:p>
          </table:table-cell>
          <table:table-cell table:formula="of:=[.G189]/36" office:value-type="float" office:value="2.59160590277778">
            <text:p>2.59</text:p>
          </table:table-cell>
          <table:table-cell table:formula="of:=[.E189]/(2*3.1415)" office:value-type="float" office:value="0.574725449625975">
            <text:p>0.57</text:p>
          </table:table-cell>
          <table:table-cell table:formula="of:=[.F189]*6.28/[.$K$1]" office:value-type="float" office:value="3.611">
            <text:p>3.61</text:p>
          </table:table-cell>
          <table:table-cell office:value-type="float" office:value="1840">
            <text:p>1840.00</text:p>
          </table:table-cell>
          <table:table-cell table:formula="of:=[.G188]+[.H189]*0.1" office:value-type="float" office:value="93.2978125">
            <text:p>93.30</text:p>
          </table:table-cell>
          <table:table-cell table:formula="of:=[.$H$5]+[.E189]*[.$I$5]/(2*3.14)" office:value-type="float" office:value="5.08625">
            <text:p>5.09</text:p>
          </table:table-cell>
          <table:table-cell table:number-columns-repeated="3"/>
        </table:table-row>
        <table:table-row table:style-name="ro2">
          <table:table-cell table:formula="of:=6.28*[.B190]/3200" office:value-type="float" office:value="3.630625">
            <text:p>3.630625</text:p>
          </table:table-cell>
          <table:table-cell office:value-type="float" office:value="1850">
            <text:p>1850</text:p>
          </table:table-cell>
          <table:table-cell table:formula="of:=[.G190]/36" office:value-type="float" office:value="2.60573567708333">
            <text:p>2.61</text:p>
          </table:table-cell>
          <table:table-cell table:formula="of:=[.E190]/(2*3.1415)" office:value-type="float" office:value="0.577848957504377">
            <text:p>0.58</text:p>
          </table:table-cell>
          <table:table-cell table:formula="of:=[.F190]*6.28/[.$K$1]" office:value-type="float" office:value="3.630625">
            <text:p>3.63</text:p>
          </table:table-cell>
          <table:table-cell office:value-type="float" office:value="1850">
            <text:p>1850.00</text:p>
          </table:table-cell>
          <table:table-cell table:formula="of:=[.G189]+[.H190]*0.1" office:value-type="float" office:value="93.806484375">
            <text:p>93.81</text:p>
          </table:table-cell>
          <table:table-cell table:formula="of:=[.$H$5]+[.E190]*[.$I$5]/(2*3.14)" office:value-type="float" office:value="5.08671875">
            <text:p>5.09</text:p>
          </table:table-cell>
          <table:table-cell table:number-columns-repeated="3"/>
        </table:table-row>
        <table:table-row table:style-name="ro2">
          <table:table-cell table:formula="of:=6.28*[.B191]/3200" office:value-type="float" office:value="3.65025">
            <text:p>3.65025</text:p>
          </table:table-cell>
          <table:table-cell office:value-type="float" office:value="1860">
            <text:p>1860</text:p>
          </table:table-cell>
          <table:table-cell table:formula="of:=[.G191]/36" office:value-type="float" office:value="2.61986675347222">
            <text:p>2.62</text:p>
          </table:table-cell>
          <table:table-cell table:formula="of:=[.E191]/(2*3.1415)" office:value-type="float" office:value="0.580972465382779">
            <text:p>0.58</text:p>
          </table:table-cell>
          <table:table-cell table:formula="of:=[.F191]*6.28/[.$K$1]" office:value-type="float" office:value="3.65025">
            <text:p>3.65</text:p>
          </table:table-cell>
          <table:table-cell office:value-type="float" office:value="1860">
            <text:p>1860.00</text:p>
          </table:table-cell>
          <table:table-cell table:formula="of:=[.G190]+[.H191]*0.1" office:value-type="float" office:value="94.315203125">
            <text:p>94.32</text:p>
          </table:table-cell>
          <table:table-cell table:formula="of:=[.$H$5]+[.E191]*[.$I$5]/(2*3.14)" office:value-type="float" office:value="5.0871875">
            <text:p>5.09</text:p>
          </table:table-cell>
          <table:table-cell table:number-columns-repeated="3"/>
        </table:table-row>
        <table:table-row table:style-name="ro2">
          <table:table-cell table:formula="of:=6.28*[.B192]/3200" office:value-type="float" office:value="3.669875">
            <text:p>3.669875</text:p>
          </table:table-cell>
          <table:table-cell office:value-type="float" office:value="1870">
            <text:p>1870</text:p>
          </table:table-cell>
          <table:table-cell table:formula="of:=[.G192]/36" office:value-type="float" office:value="2.63399913194444">
            <text:p>2.63</text:p>
          </table:table-cell>
          <table:table-cell table:formula="of:=[.E192]/(2*3.1415)" office:value-type="float" office:value="0.584095973261181">
            <text:p>0.58</text:p>
          </table:table-cell>
          <table:table-cell table:formula="of:=[.F192]*6.28/[.$K$1]" office:value-type="float" office:value="3.669875">
            <text:p>3.67</text:p>
          </table:table-cell>
          <table:table-cell office:value-type="float" office:value="1870">
            <text:p>1870.00</text:p>
          </table:table-cell>
          <table:table-cell table:formula="of:=[.G191]+[.H192]*0.1" office:value-type="float" office:value="94.82396875">
            <text:p>94.82</text:p>
          </table:table-cell>
          <table:table-cell table:formula="of:=[.$H$5]+[.E192]*[.$I$5]/(2*3.14)" office:value-type="float" office:value="5.08765625">
            <text:p>5.09</text:p>
          </table:table-cell>
          <table:table-cell table:number-columns-repeated="3"/>
        </table:table-row>
        <table:table-row table:style-name="ro2">
          <table:table-cell table:formula="of:=6.28*[.B193]/3200" office:value-type="float" office:value="3.6895">
            <text:p>3.6895</text:p>
          </table:table-cell>
          <table:table-cell office:value-type="float" office:value="1880">
            <text:p>1880</text:p>
          </table:table-cell>
          <table:table-cell table:formula="of:=[.G193]/36" office:value-type="float" office:value="2.6481328125">
            <text:p>2.65</text:p>
          </table:table-cell>
          <table:table-cell table:formula="of:=[.E193]/(2*3.1415)" office:value-type="float" office:value="0.587219481139583">
            <text:p>0.59</text:p>
          </table:table-cell>
          <table:table-cell table:formula="of:=[.F193]*6.28/[.$K$1]" office:value-type="float" office:value="3.6895">
            <text:p>3.69</text:p>
          </table:table-cell>
          <table:table-cell office:value-type="float" office:value="1880">
            <text:p>1880.00</text:p>
          </table:table-cell>
          <table:table-cell table:formula="of:=[.G192]+[.H193]*0.1" office:value-type="float" office:value="95.33278125">
            <text:p>95.33</text:p>
          </table:table-cell>
          <table:table-cell table:formula="of:=[.$H$5]+[.E193]*[.$I$5]/(2*3.14)" office:value-type="float" office:value="5.088125">
            <text:p>5.09</text:p>
          </table:table-cell>
          <table:table-cell table:number-columns-repeated="3"/>
        </table:table-row>
        <table:table-row table:style-name="ro2">
          <table:table-cell table:formula="of:=6.28*[.B194]/3200" office:value-type="float" office:value="3.709125">
            <text:p>3.709125</text:p>
          </table:table-cell>
          <table:table-cell office:value-type="float" office:value="1890">
            <text:p>1890</text:p>
          </table:table-cell>
          <table:table-cell table:formula="of:=[.G194]/36" office:value-type="float" office:value="2.66226779513889">
            <text:p>2.66</text:p>
          </table:table-cell>
          <table:table-cell table:formula="of:=[.E194]/(2*3.1415)" office:value-type="float" office:value="0.590342989017985">
            <text:p>0.59</text:p>
          </table:table-cell>
          <table:table-cell table:formula="of:=[.F194]*6.28/[.$K$1]" office:value-type="float" office:value="3.709125">
            <text:p>3.71</text:p>
          </table:table-cell>
          <table:table-cell office:value-type="float" office:value="1890">
            <text:p>1890.00</text:p>
          </table:table-cell>
          <table:table-cell table:formula="of:=[.G193]+[.H194]*0.1" office:value-type="float" office:value="95.841640625">
            <text:p>95.84</text:p>
          </table:table-cell>
          <table:table-cell table:formula="of:=[.$H$5]+[.E194]*[.$I$5]/(2*3.14)" office:value-type="float" office:value="5.08859375">
            <text:p>5.09</text:p>
          </table:table-cell>
          <table:table-cell table:number-columns-repeated="3"/>
        </table:table-row>
        <table:table-row table:style-name="ro2">
          <table:table-cell table:formula="of:=6.28*[.B195]/3200" office:value-type="float" office:value="3.72875">
            <text:p>3.72875</text:p>
          </table:table-cell>
          <table:table-cell office:value-type="float" office:value="1900">
            <text:p>1900</text:p>
          </table:table-cell>
          <table:table-cell table:formula="of:=[.G195]/36" office:value-type="float" office:value="2.67640407986111">
            <text:p>2.68</text:p>
          </table:table-cell>
          <table:table-cell table:formula="of:=[.E195]/(2*3.1415)" office:value-type="float" office:value="0.593466496896387">
            <text:p>0.59</text:p>
          </table:table-cell>
          <table:table-cell table:formula="of:=[.F195]*6.28/[.$K$1]" office:value-type="float" office:value="3.72875">
            <text:p>3.73</text:p>
          </table:table-cell>
          <table:table-cell office:value-type="float" office:value="1900">
            <text:p>1900.00</text:p>
          </table:table-cell>
          <table:table-cell table:formula="of:=[.G194]+[.H195]*0.1" office:value-type="float" office:value="96.350546875">
            <text:p>96.35</text:p>
          </table:table-cell>
          <table:table-cell table:formula="of:=[.$H$5]+[.E195]*[.$I$5]/(2*3.14)" office:value-type="float" office:value="5.0890625">
            <text:p>5.09</text:p>
          </table:table-cell>
          <table:table-cell table:number-columns-repeated="3"/>
        </table:table-row>
        <table:table-row table:style-name="ro2">
          <table:table-cell table:formula="of:=6.28*[.B196]/3200" office:value-type="float" office:value="3.748375">
            <text:p>3.748375</text:p>
          </table:table-cell>
          <table:table-cell office:value-type="float" office:value="1910">
            <text:p>1910</text:p>
          </table:table-cell>
          <table:table-cell table:formula="of:=[.G196]/36" office:value-type="float" office:value="2.69054166666667">
            <text:p>2.69</text:p>
          </table:table-cell>
          <table:table-cell table:formula="of:=[.E196]/(2*3.1415)" office:value-type="float" office:value="0.596590004774789">
            <text:p>0.60</text:p>
          </table:table-cell>
          <table:table-cell table:formula="of:=[.F196]*6.28/[.$K$1]" office:value-type="float" office:value="3.748375">
            <text:p>3.75</text:p>
          </table:table-cell>
          <table:table-cell office:value-type="float" office:value="1910">
            <text:p>1910.00</text:p>
          </table:table-cell>
          <table:table-cell table:formula="of:=[.G195]+[.H196]*0.1" office:value-type="float" office:value="96.8595">
            <text:p>96.86</text:p>
          </table:table-cell>
          <table:table-cell table:formula="of:=[.$H$5]+[.E196]*[.$I$5]/(2*3.14)" office:value-type="float" office:value="5.08953125">
            <text:p>5.09</text:p>
          </table:table-cell>
          <table:table-cell table:number-columns-repeated="3"/>
        </table:table-row>
        <table:table-row table:style-name="ro2">
          <table:table-cell table:formula="of:=6.28*[.B197]/3200" office:value-type="float" office:value="3.768">
            <text:p>3.768</text:p>
          </table:table-cell>
          <table:table-cell office:value-type="float" office:value="1920">
            <text:p>1920</text:p>
          </table:table-cell>
          <table:table-cell table:formula="of:=[.G197]/36" office:value-type="float" office:value="2.70468055555556">
            <text:p>2.70</text:p>
          </table:table-cell>
          <table:table-cell table:formula="of:=[.E197]/(2*3.1415)" office:value-type="float" office:value="0.599713512653191">
            <text:p>0.60</text:p>
          </table:table-cell>
          <table:table-cell table:formula="of:=[.F197]*6.28/[.$K$1]" office:value-type="float" office:value="3.768">
            <text:p>3.77</text:p>
          </table:table-cell>
          <table:table-cell office:value-type="float" office:value="1920">
            <text:p>1920.00</text:p>
          </table:table-cell>
          <table:table-cell table:formula="of:=[.G196]+[.H197]*0.1" office:value-type="float" office:value="97.3685">
            <text:p>97.37</text:p>
          </table:table-cell>
          <table:table-cell table:formula="of:=[.$H$5]+[.E197]*[.$I$5]/(2*3.14)" office:value-type="float" office:value="5.09">
            <text:p>5.09</text:p>
          </table:table-cell>
          <table:table-cell table:number-columns-repeated="3"/>
        </table:table-row>
        <table:table-row table:style-name="ro2">
          <table:table-cell table:formula="of:=6.28*[.B198]/3200" office:value-type="float" office:value="3.787625">
            <text:p>3.787625</text:p>
          </table:table-cell>
          <table:table-cell office:value-type="float" office:value="1930">
            <text:p>1930</text:p>
          </table:table-cell>
          <table:table-cell table:formula="of:=[.G198]/36" office:value-type="float" office:value="2.71882074652778">
            <text:p>2.72</text:p>
          </table:table-cell>
          <table:table-cell table:formula="of:=[.E198]/(2*3.1415)" office:value-type="float" office:value="0.602837020531593">
            <text:p>0.60</text:p>
          </table:table-cell>
          <table:table-cell table:formula="of:=[.F198]*6.28/[.$K$1]" office:value-type="float" office:value="3.787625">
            <text:p>3.79</text:p>
          </table:table-cell>
          <table:table-cell office:value-type="float" office:value="1930">
            <text:p>1930.00</text:p>
          </table:table-cell>
          <table:table-cell table:formula="of:=[.G197]+[.H198]*0.1" office:value-type="float" office:value="97.877546875">
            <text:p>97.88</text:p>
          </table:table-cell>
          <table:table-cell table:formula="of:=[.$H$5]+[.E198]*[.$I$5]/(2*3.14)" office:value-type="float" office:value="5.09046875">
            <text:p>5.09</text:p>
          </table:table-cell>
          <table:table-cell table:number-columns-repeated="3"/>
        </table:table-row>
        <table:table-row table:style-name="ro2">
          <table:table-cell table:formula="of:=6.28*[.B199]/3200" office:value-type="float" office:value="3.80725">
            <text:p>3.80725</text:p>
          </table:table-cell>
          <table:table-cell office:value-type="float" office:value="1940">
            <text:p>1940</text:p>
          </table:table-cell>
          <table:table-cell table:formula="of:=[.G199]/36" office:value-type="float" office:value="2.73296223958333">
            <text:p>2.73</text:p>
          </table:table-cell>
          <table:table-cell table:formula="of:=[.E199]/(2*3.1415)" office:value-type="float" office:value="0.605960528409995">
            <text:p>0.61</text:p>
          </table:table-cell>
          <table:table-cell table:formula="of:=[.F199]*6.28/[.$K$1]" office:value-type="float" office:value="3.80725">
            <text:p>3.81</text:p>
          </table:table-cell>
          <table:table-cell office:value-type="float" office:value="1940">
            <text:p>1940.00</text:p>
          </table:table-cell>
          <table:table-cell table:formula="of:=[.G198]+[.H199]*0.1" office:value-type="float" office:value="98.386640625">
            <text:p>98.39</text:p>
          </table:table-cell>
          <table:table-cell table:formula="of:=[.$H$5]+[.E199]*[.$I$5]/(2*3.14)" office:value-type="float" office:value="5.0909375">
            <text:p>5.09</text:p>
          </table:table-cell>
          <table:table-cell table:number-columns-repeated="3"/>
        </table:table-row>
        <table:table-row table:style-name="ro2">
          <table:table-cell table:formula="of:=6.28*[.B200]/3200" office:value-type="float" office:value="3.826875">
            <text:p>3.826875</text:p>
          </table:table-cell>
          <table:table-cell office:value-type="float" office:value="1950">
            <text:p>1950</text:p>
          </table:table-cell>
          <table:table-cell table:formula="of:=[.G200]/36" office:value-type="float" office:value="2.74710503472222">
            <text:p>2.75</text:p>
          </table:table-cell>
          <table:table-cell table:formula="of:=[.E200]/(2*3.1415)" office:value-type="float" office:value="0.609084036288397">
            <text:p>0.61</text:p>
          </table:table-cell>
          <table:table-cell table:formula="of:=[.F200]*6.28/[.$K$1]" office:value-type="float" office:value="3.826875">
            <text:p>3.83</text:p>
          </table:table-cell>
          <table:table-cell office:value-type="float" office:value="1950">
            <text:p>1950.00</text:p>
          </table:table-cell>
          <table:table-cell table:formula="of:=[.G199]+[.H200]*0.1" office:value-type="float" office:value="98.89578125">
            <text:p>98.90</text:p>
          </table:table-cell>
          <table:table-cell table:formula="of:=[.$H$5]+[.E200]*[.$I$5]/(2*3.14)" office:value-type="float" office:value="5.09140625">
            <text:p>5.09</text:p>
          </table:table-cell>
          <table:table-cell table:number-columns-repeated="3"/>
        </table:table-row>
        <table:table-row table:style-name="ro2">
          <table:table-cell table:formula="of:=6.28*[.B201]/3200" office:value-type="float" office:value="3.8465">
            <text:p>3.8465</text:p>
          </table:table-cell>
          <table:table-cell office:value-type="float" office:value="1960">
            <text:p>1960</text:p>
          </table:table-cell>
          <table:table-cell table:formula="of:=[.G201]/36" office:value-type="float" office:value="2.76124913194444">
            <text:p>2.76</text:p>
          </table:table-cell>
          <table:table-cell table:formula="of:=[.E201]/(2*3.1415)" office:value-type="float" office:value="0.612207544166799">
            <text:p>0.61</text:p>
          </table:table-cell>
          <table:table-cell table:formula="of:=[.F201]*6.28/[.$K$1]" office:value-type="float" office:value="3.8465">
            <text:p>3.85</text:p>
          </table:table-cell>
          <table:table-cell office:value-type="float" office:value="1960">
            <text:p>1960.00</text:p>
          </table:table-cell>
          <table:table-cell table:formula="of:=[.G200]+[.H201]*0.1" office:value-type="float" office:value="99.40496875">
            <text:p>99.40</text:p>
          </table:table-cell>
          <table:table-cell table:formula="of:=[.$H$5]+[.E201]*[.$I$5]/(2*3.14)" office:value-type="float" office:value="5.091875">
            <text:p>5.09</text:p>
          </table:table-cell>
          <table:table-cell table:number-columns-repeated="3"/>
        </table:table-row>
        <table:table-row table:style-name="ro2">
          <table:table-cell table:formula="of:=6.28*[.B202]/3200" office:value-type="float" office:value="3.866125">
            <text:p>3.866125</text:p>
          </table:table-cell>
          <table:table-cell office:value-type="float" office:value="1970">
            <text:p>1970</text:p>
          </table:table-cell>
          <table:table-cell table:formula="of:=[.G202]/36" office:value-type="float" office:value="2.77539453125">
            <text:p>2.78</text:p>
          </table:table-cell>
          <table:table-cell table:formula="of:=[.E202]/(2*3.1415)" office:value-type="float" office:value="0.615331052045201">
            <text:p>0.62</text:p>
          </table:table-cell>
          <table:table-cell table:formula="of:=[.F202]*6.28/[.$K$1]" office:value-type="float" office:value="3.866125">
            <text:p>3.87</text:p>
          </table:table-cell>
          <table:table-cell office:value-type="float" office:value="1970">
            <text:p>1970.00</text:p>
          </table:table-cell>
          <table:table-cell table:formula="of:=[.G201]+[.H202]*0.1" office:value-type="float" office:value="99.914203125">
            <text:p>99.91</text:p>
          </table:table-cell>
          <table:table-cell table:formula="of:=[.$H$5]+[.E202]*[.$I$5]/(2*3.14)" office:value-type="float" office:value="5.09234375">
            <text:p>5.09</text:p>
          </table:table-cell>
          <table:table-cell table:number-columns-repeated="3"/>
        </table:table-row>
        <table:table-row table:style-name="ro2">
          <table:table-cell table:formula="of:=6.28*[.B203]/3200" office:value-type="float" office:value="3.88575">
            <text:p>3.88575</text:p>
          </table:table-cell>
          <table:table-cell office:value-type="float" office:value="1980">
            <text:p>1980</text:p>
          </table:table-cell>
          <table:table-cell table:formula="of:=[.G203]/36" office:value-type="float" office:value="2.78954123263889">
            <text:p>2.79</text:p>
          </table:table-cell>
          <table:table-cell table:formula="of:=[.E203]/(2*3.1415)" office:value-type="float" office:value="0.618454559923603">
            <text:p>0.62</text:p>
          </table:table-cell>
          <table:table-cell table:formula="of:=[.F203]*6.28/[.$K$1]" office:value-type="float" office:value="3.88575">
            <text:p>3.89</text:p>
          </table:table-cell>
          <table:table-cell office:value-type="float" office:value="1980">
            <text:p>1980.00</text:p>
          </table:table-cell>
          <table:table-cell table:formula="of:=[.G202]+[.H203]*0.1" office:value-type="float" office:value="100.423484375">
            <text:p>100.42</text:p>
          </table:table-cell>
          <table:table-cell table:formula="of:=[.$H$5]+[.E203]*[.$I$5]/(2*3.14)" office:value-type="float" office:value="5.0928125">
            <text:p>5.09</text:p>
          </table:table-cell>
          <table:table-cell table:number-columns-repeated="3"/>
        </table:table-row>
        <table:table-row table:style-name="ro2">
          <table:table-cell table:formula="of:=6.28*[.B204]/3200" office:value-type="float" office:value="3.905375">
            <text:p>3.905375</text:p>
          </table:table-cell>
          <table:table-cell office:value-type="float" office:value="1990">
            <text:p>1990</text:p>
          </table:table-cell>
          <table:table-cell table:formula="of:=[.G204]/36" office:value-type="float" office:value="2.80368923611111">
            <text:p>2.80</text:p>
          </table:table-cell>
          <table:table-cell table:formula="of:=[.E204]/(2*3.1415)" office:value-type="float" office:value="0.621578067802005">
            <text:p>0.62</text:p>
          </table:table-cell>
          <table:table-cell table:formula="of:=[.F204]*6.28/[.$K$1]" office:value-type="float" office:value="3.905375">
            <text:p>3.91</text:p>
          </table:table-cell>
          <table:table-cell office:value-type="float" office:value="1990">
            <text:p>1990.00</text:p>
          </table:table-cell>
          <table:table-cell table:formula="of:=[.G203]+[.H204]*0.1" office:value-type="float" office:value="100.9328125">
            <text:p>100.93</text:p>
          </table:table-cell>
          <table:table-cell table:formula="of:=[.$H$5]+[.E204]*[.$I$5]/(2*3.14)" office:value-type="float" office:value="5.09328125">
            <text:p>5.09</text:p>
          </table:table-cell>
          <table:table-cell table:number-columns-repeated="3"/>
        </table:table-row>
        <table:table-row table:style-name="ro2">
          <table:table-cell table:formula="of:=6.28*[.B205]/3200" office:value-type="float" office:value="3.925">
            <text:p>3.925</text:p>
          </table:table-cell>
          <table:table-cell office:value-type="float" office:value="2000">
            <text:p>2000</text:p>
          </table:table-cell>
          <table:table-cell table:formula="of:=[.G205]/36" office:value-type="float" office:value="2.81783854166667">
            <text:p>2.82</text:p>
          </table:table-cell>
          <table:table-cell table:formula="of:=[.E205]/(2*3.1415)" office:value-type="float" office:value="0.624701575680407">
            <text:p>0.62</text:p>
          </table:table-cell>
          <table:table-cell table:formula="of:=[.F205]*6.28/[.$K$1]" office:value-type="float" office:value="3.925">
            <text:p>3.93</text:p>
          </table:table-cell>
          <table:table-cell office:value-type="float" office:value="2000">
            <text:p>2000.00</text:p>
          </table:table-cell>
          <table:table-cell table:formula="of:=[.G204]+[.H205]*0.1" office:value-type="float" office:value="101.4421875">
            <text:p>101.44</text:p>
          </table:table-cell>
          <table:table-cell table:formula="of:=[.$H$5]+[.E205]*[.$I$5]/(2*3.14)" office:value-type="float" office:value="5.09375">
            <text:p>5.09</text:p>
          </table:table-cell>
          <table:table-cell table:number-columns-repeated="3"/>
        </table:table-row>
        <table:table-row table:style-name="ro2">
          <table:table-cell table:formula="of:=6.28*[.B206]/3200" office:value-type="float" office:value="3.944625">
            <text:p>3.944625</text:p>
          </table:table-cell>
          <table:table-cell office:value-type="float" office:value="2010">
            <text:p>2010</text:p>
          </table:table-cell>
          <table:table-cell table:formula="of:=[.G206]/36" office:value-type="float" office:value="2.83198914930556">
            <text:p>2.83</text:p>
          </table:table-cell>
          <table:table-cell table:formula="of:=[.E206]/(2*3.1415)" office:value-type="float" office:value="0.627825083558809">
            <text:p>0.63</text:p>
          </table:table-cell>
          <table:table-cell table:formula="of:=[.F206]*6.28/[.$K$1]" office:value-type="float" office:value="3.944625">
            <text:p>3.94</text:p>
          </table:table-cell>
          <table:table-cell office:value-type="float" office:value="2010">
            <text:p>2010.00</text:p>
          </table:table-cell>
          <table:table-cell table:formula="of:=[.G205]+[.H206]*0.1" office:value-type="float" office:value="101.951609375">
            <text:p>101.95</text:p>
          </table:table-cell>
          <table:table-cell table:formula="of:=[.$H$5]+[.E206]*[.$I$5]/(2*3.14)" office:value-type="float" office:value="5.09421875">
            <text:p>5.09</text:p>
          </table:table-cell>
          <table:table-cell table:number-columns-repeated="3"/>
        </table:table-row>
        <table:table-row table:style-name="ro2">
          <table:table-cell table:formula="of:=6.28*[.B207]/3200" office:value-type="float" office:value="3.96425">
            <text:p>3.96425</text:p>
          </table:table-cell>
          <table:table-cell office:value-type="float" office:value="2020">
            <text:p>2020</text:p>
          </table:table-cell>
          <table:table-cell table:formula="of:=[.G207]/36" office:value-type="float" office:value="2.84614105902778">
            <text:p>2.85</text:p>
          </table:table-cell>
          <table:table-cell table:formula="of:=[.E207]/(2*3.1415)" office:value-type="float" office:value="0.630948591437211">
            <text:p>0.63</text:p>
          </table:table-cell>
          <table:table-cell table:formula="of:=[.F207]*6.28/[.$K$1]" office:value-type="float" office:value="3.96425">
            <text:p>3.96</text:p>
          </table:table-cell>
          <table:table-cell office:value-type="float" office:value="2020">
            <text:p>2020.00</text:p>
          </table:table-cell>
          <table:table-cell table:formula="of:=[.G206]+[.H207]*0.1" office:value-type="float" office:value="102.461078125">
            <text:p>102.46</text:p>
          </table:table-cell>
          <table:table-cell table:formula="of:=[.$H$5]+[.E207]*[.$I$5]/(2*3.14)" office:value-type="float" office:value="5.0946875">
            <text:p>5.09</text:p>
          </table:table-cell>
          <table:table-cell table:number-columns-repeated="3"/>
        </table:table-row>
        <table:table-row table:style-name="ro2">
          <table:table-cell table:formula="of:=6.28*[.B208]/3200" office:value-type="float" office:value="3.983875">
            <text:p>3.983875</text:p>
          </table:table-cell>
          <table:table-cell office:value-type="float" office:value="2030">
            <text:p>2030</text:p>
          </table:table-cell>
          <table:table-cell table:formula="of:=[.G208]/36" office:value-type="float" office:value="2.86029427083333">
            <text:p>2.86</text:p>
          </table:table-cell>
          <table:table-cell table:formula="of:=[.E208]/(2*3.1415)" office:value-type="float" office:value="0.634072099315613">
            <text:p>0.63</text:p>
          </table:table-cell>
          <table:table-cell table:formula="of:=[.F208]*6.28/[.$K$1]" office:value-type="float" office:value="3.983875">
            <text:p>3.98</text:p>
          </table:table-cell>
          <table:table-cell office:value-type="float" office:value="2030">
            <text:p>2030.00</text:p>
          </table:table-cell>
          <table:table-cell table:formula="of:=[.G207]+[.H208]*0.1" office:value-type="float" office:value="102.97059375">
            <text:p>102.97</text:p>
          </table:table-cell>
          <table:table-cell table:formula="of:=[.$H$5]+[.E208]*[.$I$5]/(2*3.14)" office:value-type="float" office:value="5.09515625">
            <text:p>5.10</text:p>
          </table:table-cell>
          <table:table-cell table:number-columns-repeated="3"/>
        </table:table-row>
        <table:table-row table:style-name="ro2">
          <table:table-cell table:formula="of:=6.28*[.B209]/3200" office:value-type="float" office:value="4.0035">
            <text:p>4.0035</text:p>
          </table:table-cell>
          <table:table-cell office:value-type="float" office:value="2040">
            <text:p>2040</text:p>
          </table:table-cell>
          <table:table-cell table:formula="of:=[.G209]/36" office:value-type="float" office:value="2.87444878472222">
            <text:p>2.87</text:p>
          </table:table-cell>
          <table:table-cell table:formula="of:=[.E209]/(2*3.1415)" office:value-type="float" office:value="0.637195607194016">
            <text:p>0.64</text:p>
          </table:table-cell>
          <table:table-cell table:formula="of:=[.F209]*6.28/[.$K$1]" office:value-type="float" office:value="4.0035">
            <text:p>4.00</text:p>
          </table:table-cell>
          <table:table-cell office:value-type="float" office:value="2040">
            <text:p>2040.00</text:p>
          </table:table-cell>
          <table:table-cell table:formula="of:=[.G208]+[.H209]*0.1" office:value-type="float" office:value="103.48015625">
            <text:p>103.48</text:p>
          </table:table-cell>
          <table:table-cell table:formula="of:=[.$H$5]+[.E209]*[.$I$5]/(2*3.14)" office:value-type="float" office:value="5.095625">
            <text:p>5.10</text:p>
          </table:table-cell>
          <table:table-cell table:number-columns-repeated="3"/>
        </table:table-row>
        <table:table-row table:style-name="ro2">
          <table:table-cell table:formula="of:=6.28*[.B210]/3200" office:value-type="float" office:value="4.023125">
            <text:p>4.023125</text:p>
          </table:table-cell>
          <table:table-cell office:value-type="float" office:value="2050">
            <text:p>2050</text:p>
          </table:table-cell>
          <table:table-cell table:formula="of:=[.G210]/36" office:value-type="float" office:value="2.88860460069444">
            <text:p>2.89</text:p>
          </table:table-cell>
          <table:table-cell table:formula="of:=[.E210]/(2*3.1415)" office:value-type="float" office:value="0.640319115072418">
            <text:p>0.64</text:p>
          </table:table-cell>
          <table:table-cell table:formula="of:=[.F210]*6.28/[.$K$1]" office:value-type="float" office:value="4.023125">
            <text:p>4.02</text:p>
          </table:table-cell>
          <table:table-cell office:value-type="float" office:value="2050">
            <text:p>2050.00</text:p>
          </table:table-cell>
          <table:table-cell table:formula="of:=[.G209]+[.H210]*0.1" office:value-type="float" office:value="103.989765625">
            <text:p>103.99</text:p>
          </table:table-cell>
          <table:table-cell table:formula="of:=[.$H$5]+[.E210]*[.$I$5]/(2*3.14)" office:value-type="float" office:value="5.09609375">
            <text:p>5.10</text:p>
          </table:table-cell>
          <table:table-cell table:number-columns-repeated="3"/>
        </table:table-row>
        <table:table-row table:style-name="ro2">
          <table:table-cell table:formula="of:=6.28*[.B211]/3200" office:value-type="float" office:value="4.04275">
            <text:p>4.04275</text:p>
          </table:table-cell>
          <table:table-cell office:value-type="float" office:value="2060">
            <text:p>2060</text:p>
          </table:table-cell>
          <table:table-cell table:formula="of:=[.G211]/36" office:value-type="float" office:value="2.90276171875">
            <text:p>2.90</text:p>
          </table:table-cell>
          <table:table-cell table:formula="of:=[.E211]/(2*3.1415)" office:value-type="float" office:value="0.64344262295082">
            <text:p>0.64</text:p>
          </table:table-cell>
          <table:table-cell table:formula="of:=[.F211]*6.28/[.$K$1]" office:value-type="float" office:value="4.04275">
            <text:p>4.04</text:p>
          </table:table-cell>
          <table:table-cell office:value-type="float" office:value="2060">
            <text:p>2060.00</text:p>
          </table:table-cell>
          <table:table-cell table:formula="of:=[.G210]+[.H211]*0.1" office:value-type="float" office:value="104.499421875">
            <text:p>104.50</text:p>
          </table:table-cell>
          <table:table-cell table:formula="of:=[.$H$5]+[.E211]*[.$I$5]/(2*3.14)" office:value-type="float" office:value="5.0965625">
            <text:p>5.10</text:p>
          </table:table-cell>
          <table:table-cell table:number-columns-repeated="3"/>
        </table:table-row>
        <table:table-row table:style-name="ro2">
          <table:table-cell table:formula="of:=6.28*[.B212]/3200" office:value-type="float" office:value="4.062375">
            <text:p>4.062375</text:p>
          </table:table-cell>
          <table:table-cell office:value-type="float" office:value="2070">
            <text:p>2070</text:p>
          </table:table-cell>
          <table:table-cell table:formula="of:=[.G212]/36" office:value-type="float" office:value="2.91692013888889">
            <text:p>2.92</text:p>
          </table:table-cell>
          <table:table-cell table:formula="of:=[.E212]/(2*3.1415)" office:value-type="float" office:value="0.646566130829222">
            <text:p>0.65</text:p>
          </table:table-cell>
          <table:table-cell table:formula="of:=[.F212]*6.28/[.$K$1]" office:value-type="float" office:value="4.062375">
            <text:p>4.06</text:p>
          </table:table-cell>
          <table:table-cell office:value-type="float" office:value="2070">
            <text:p>2070.00</text:p>
          </table:table-cell>
          <table:table-cell table:formula="of:=[.G211]+[.H212]*0.1" office:value-type="float" office:value="105.009125">
            <text:p>105.01</text:p>
          </table:table-cell>
          <table:table-cell table:formula="of:=[.$H$5]+[.E212]*[.$I$5]/(2*3.14)" office:value-type="float" office:value="5.09703125">
            <text:p>5.10</text:p>
          </table:table-cell>
          <table:table-cell table:number-columns-repeated="3"/>
        </table:table-row>
        <table:table-row table:style-name="ro2">
          <table:table-cell table:formula="of:=6.28*[.B213]/3200" office:value-type="float" office:value="4.082">
            <text:p>4.082</text:p>
          </table:table-cell>
          <table:table-cell office:value-type="float" office:value="2080">
            <text:p>2080</text:p>
          </table:table-cell>
          <table:table-cell table:formula="of:=[.G213]/36" office:value-type="float" office:value="2.93107986111111">
            <text:p>2.93</text:p>
          </table:table-cell>
          <table:table-cell table:formula="of:=[.E213]/(2*3.1415)" office:value-type="float" office:value="0.649689638707624">
            <text:p>0.65</text:p>
          </table:table-cell>
          <table:table-cell table:formula="of:=[.F213]*6.28/[.$K$1]" office:value-type="float" office:value="4.082">
            <text:p>4.08</text:p>
          </table:table-cell>
          <table:table-cell office:value-type="float" office:value="2080">
            <text:p>2080.00</text:p>
          </table:table-cell>
          <table:table-cell table:formula="of:=[.G212]+[.H213]*0.1" office:value-type="float" office:value="105.518875">
            <text:p>105.52</text:p>
          </table:table-cell>
          <table:table-cell table:formula="of:=[.$H$5]+[.E213]*[.$I$5]/(2*3.14)" office:value-type="float" office:value="5.0975">
            <text:p>5.10</text:p>
          </table:table-cell>
          <table:table-cell table:number-columns-repeated="3"/>
        </table:table-row>
        <table:table-row table:style-name="ro2">
          <table:table-cell table:formula="of:=6.28*[.B214]/3200" office:value-type="float" office:value="4.101625">
            <text:p>4.101625</text:p>
          </table:table-cell>
          <table:table-cell office:value-type="float" office:value="2090">
            <text:p>2090</text:p>
          </table:table-cell>
          <table:table-cell table:formula="of:=[.G214]/36" office:value-type="float" office:value="2.94524088541667">
            <text:p>2.95</text:p>
          </table:table-cell>
          <table:table-cell table:formula="of:=[.E214]/(2*3.1415)" office:value-type="float" office:value="0.652813146586026">
            <text:p>0.65</text:p>
          </table:table-cell>
          <table:table-cell table:formula="of:=[.F214]*6.28/[.$K$1]" office:value-type="float" office:value="4.101625">
            <text:p>4.10</text:p>
          </table:table-cell>
          <table:table-cell office:value-type="float" office:value="2090">
            <text:p>2090.00</text:p>
          </table:table-cell>
          <table:table-cell table:formula="of:=[.G213]+[.H214]*0.1" office:value-type="float" office:value="106.028671875">
            <text:p>106.03</text:p>
          </table:table-cell>
          <table:table-cell table:formula="of:=[.$H$5]+[.E214]*[.$I$5]/(2*3.14)" office:value-type="float" office:value="5.09796875">
            <text:p>5.10</text:p>
          </table:table-cell>
          <table:table-cell table:number-columns-repeated="3"/>
        </table:table-row>
        <table:table-row table:style-name="ro2">
          <table:table-cell table:formula="of:=6.28*[.B215]/3200" office:value-type="float" office:value="4.12125">
            <text:p>4.12125</text:p>
          </table:table-cell>
          <table:table-cell office:value-type="float" office:value="2100">
            <text:p>2100</text:p>
          </table:table-cell>
          <table:table-cell table:formula="of:=[.G215]/36" office:value-type="float" office:value="2.95940321180556">
            <text:p>2.96</text:p>
          </table:table-cell>
          <table:table-cell table:formula="of:=[.E215]/(2*3.1415)" office:value-type="float" office:value="0.655936654464428">
            <text:p>0.66</text:p>
          </table:table-cell>
          <table:table-cell table:formula="of:=[.F215]*6.28/[.$K$1]" office:value-type="float" office:value="4.12125">
            <text:p>4.12</text:p>
          </table:table-cell>
          <table:table-cell office:value-type="float" office:value="2100">
            <text:p>2100.00</text:p>
          </table:table-cell>
          <table:table-cell table:formula="of:=[.G214]+[.H215]*0.1" office:value-type="float" office:value="106.538515625">
            <text:p>106.54</text:p>
          </table:table-cell>
          <table:table-cell table:formula="of:=[.$H$5]+[.E215]*[.$I$5]/(2*3.14)" office:value-type="float" office:value="5.0984375">
            <text:p>5.10</text:p>
          </table:table-cell>
          <table:table-cell table:number-columns-repeated="3"/>
        </table:table-row>
        <table:table-row table:style-name="ro2">
          <table:table-cell table:formula="of:=6.28*[.B216]/3200" office:value-type="float" office:value="4.140875">
            <text:p>4.140875</text:p>
          </table:table-cell>
          <table:table-cell office:value-type="float" office:value="2110">
            <text:p>2110</text:p>
          </table:table-cell>
          <table:table-cell table:formula="of:=[.G216]/36" office:value-type="float" office:value="2.97356684027778">
            <text:p>2.97</text:p>
          </table:table-cell>
          <table:table-cell table:formula="of:=[.E216]/(2*3.1415)" office:value-type="float" office:value="0.65906016234283">
            <text:p>0.66</text:p>
          </table:table-cell>
          <table:table-cell table:formula="of:=[.F216]*6.28/[.$K$1]" office:value-type="float" office:value="4.140875">
            <text:p>4.14</text:p>
          </table:table-cell>
          <table:table-cell office:value-type="float" office:value="2110">
            <text:p>2110.00</text:p>
          </table:table-cell>
          <table:table-cell table:formula="of:=[.G215]+[.H216]*0.1" office:value-type="float" office:value="107.04840625">
            <text:p>107.05</text:p>
          </table:table-cell>
          <table:table-cell table:formula="of:=[.$H$5]+[.E216]*[.$I$5]/(2*3.14)" office:value-type="float" office:value="5.09890625">
            <text:p>5.10</text:p>
          </table:table-cell>
          <table:table-cell table:number-columns-repeated="3"/>
        </table:table-row>
        <table:table-row table:style-name="ro2">
          <table:table-cell table:formula="of:=6.28*[.B217]/3200" office:value-type="float" office:value="4.1605">
            <text:p>4.1605</text:p>
          </table:table-cell>
          <table:table-cell office:value-type="float" office:value="2120">
            <text:p>2120</text:p>
          </table:table-cell>
          <table:table-cell table:formula="of:=[.G217]/36" office:value-type="float" office:value="2.98773177083333">
            <text:p>2.99</text:p>
          </table:table-cell>
          <table:table-cell table:formula="of:=[.E217]/(2*3.1415)" office:value-type="float" office:value="0.662183670221232">
            <text:p>0.66</text:p>
          </table:table-cell>
          <table:table-cell table:formula="of:=[.F217]*6.28/[.$K$1]" office:value-type="float" office:value="4.1605">
            <text:p>4.16</text:p>
          </table:table-cell>
          <table:table-cell office:value-type="float" office:value="2120">
            <text:p>2120.00</text:p>
          </table:table-cell>
          <table:table-cell table:formula="of:=[.G216]+[.H217]*0.1" office:value-type="float" office:value="107.55834375">
            <text:p>107.56</text:p>
          </table:table-cell>
          <table:table-cell table:formula="of:=[.$H$5]+[.E217]*[.$I$5]/(2*3.14)" office:value-type="float" office:value="5.099375">
            <text:p>5.10</text:p>
          </table:table-cell>
          <table:table-cell table:number-columns-repeated="3"/>
        </table:table-row>
        <table:table-row table:style-name="ro2">
          <table:table-cell table:formula="of:=6.28*[.B218]/3200" office:value-type="float" office:value="4.180125">
            <text:p>4.180125</text:p>
          </table:table-cell>
          <table:table-cell office:value-type="float" office:value="2130">
            <text:p>2130</text:p>
          </table:table-cell>
          <table:table-cell table:formula="of:=[.G218]/36" office:value-type="float" office:value="3.00189800347222">
            <text:p>3.00</text:p>
          </table:table-cell>
          <table:table-cell table:formula="of:=[.E218]/(2*3.1415)" office:value-type="float" office:value="0.665307178099634">
            <text:p>0.67</text:p>
          </table:table-cell>
          <table:table-cell table:formula="of:=[.F218]*6.28/[.$K$1]" office:value-type="float" office:value="4.180125">
            <text:p>4.18</text:p>
          </table:table-cell>
          <table:table-cell office:value-type="float" office:value="2130">
            <text:p>2130.00</text:p>
          </table:table-cell>
          <table:table-cell table:formula="of:=[.G217]+[.H218]*0.1" office:value-type="float" office:value="108.068328125">
            <text:p>108.07</text:p>
          </table:table-cell>
          <table:table-cell table:formula="of:=[.$H$5]+[.E218]*[.$I$5]/(2*3.14)" office:value-type="float" office:value="5.09984375">
            <text:p>5.10</text:p>
          </table:table-cell>
          <table:table-cell table:number-columns-repeated="3"/>
        </table:table-row>
        <table:table-row table:style-name="ro2">
          <table:table-cell table:formula="of:=6.28*[.B219]/3200" office:value-type="float" office:value="4.19975">
            <text:p>4.19975</text:p>
          </table:table-cell>
          <table:table-cell office:value-type="float" office:value="2140">
            <text:p>2140</text:p>
          </table:table-cell>
          <table:table-cell table:formula="of:=[.G219]/36" office:value-type="float" office:value="3.01606553819444">
            <text:p>3.02</text:p>
          </table:table-cell>
          <table:table-cell table:formula="of:=[.E219]/(2*3.1415)" office:value-type="float" office:value="0.668430685978036">
            <text:p>0.67</text:p>
          </table:table-cell>
          <table:table-cell table:formula="of:=[.F219]*6.28/[.$K$1]" office:value-type="float" office:value="4.19975">
            <text:p>4.20</text:p>
          </table:table-cell>
          <table:table-cell office:value-type="float" office:value="2140">
            <text:p>2140.00</text:p>
          </table:table-cell>
          <table:table-cell table:formula="of:=[.G218]+[.H219]*0.1" office:value-type="float" office:value="108.578359375">
            <text:p>108.58</text:p>
          </table:table-cell>
          <table:table-cell table:formula="of:=[.$H$5]+[.E219]*[.$I$5]/(2*3.14)" office:value-type="float" office:value="5.1003125">
            <text:p>5.10</text:p>
          </table:table-cell>
          <table:table-cell table:number-columns-repeated="3"/>
        </table:table-row>
        <table:table-row table:style-name="ro2">
          <table:table-cell table:formula="of:=6.28*[.B220]/3200" office:value-type="float" office:value="4.219375">
            <text:p>4.219375</text:p>
          </table:table-cell>
          <table:table-cell office:value-type="float" office:value="2150">
            <text:p>2150</text:p>
          </table:table-cell>
          <table:table-cell table:formula="of:=[.G220]/36" office:value-type="float" office:value="3.030234375">
            <text:p>3.03</text:p>
          </table:table-cell>
          <table:table-cell table:formula="of:=[.E220]/(2*3.1415)" office:value-type="float" office:value="0.671554193856438">
            <text:p>0.67</text:p>
          </table:table-cell>
          <table:table-cell table:formula="of:=[.F220]*6.28/[.$K$1]" office:value-type="float" office:value="4.219375">
            <text:p>4.22</text:p>
          </table:table-cell>
          <table:table-cell office:value-type="float" office:value="2150">
            <text:p>2150.00</text:p>
          </table:table-cell>
          <table:table-cell table:formula="of:=[.G219]+[.H220]*0.1" office:value-type="float" office:value="109.0884375">
            <text:p>109.09</text:p>
          </table:table-cell>
          <table:table-cell table:formula="of:=[.$H$5]+[.E220]*[.$I$5]/(2*3.14)" office:value-type="float" office:value="5.10078125">
            <text:p>5.10</text:p>
          </table:table-cell>
          <table:table-cell table:number-columns-repeated="3"/>
        </table:table-row>
        <table:table-row table:style-name="ro2">
          <table:table-cell table:formula="of:=6.28*[.B221]/3200" office:value-type="float" office:value="4.239">
            <text:p>4.239</text:p>
          </table:table-cell>
          <table:table-cell office:value-type="float" office:value="2160">
            <text:p>2160</text:p>
          </table:table-cell>
          <table:table-cell table:formula="of:=[.G221]/36" office:value-type="float" office:value="3.04440451388889">
            <text:p>3.04</text:p>
          </table:table-cell>
          <table:table-cell table:formula="of:=[.E221]/(2*3.1415)" office:value-type="float" office:value="0.67467770173484">
            <text:p>0.67</text:p>
          </table:table-cell>
          <table:table-cell table:formula="of:=[.F221]*6.28/[.$K$1]" office:value-type="float" office:value="4.239">
            <text:p>4.24</text:p>
          </table:table-cell>
          <table:table-cell office:value-type="float" office:value="2160">
            <text:p>2160.00</text:p>
          </table:table-cell>
          <table:table-cell table:formula="of:=[.G220]+[.H221]*0.1" office:value-type="float" office:value="109.5985625">
            <text:p>109.60</text:p>
          </table:table-cell>
          <table:table-cell table:formula="of:=[.$H$5]+[.E221]*[.$I$5]/(2*3.14)" office:value-type="float" office:value="5.10125">
            <text:p>5.10</text:p>
          </table:table-cell>
          <table:table-cell table:number-columns-repeated="3"/>
        </table:table-row>
        <table:table-row table:style-name="ro2">
          <table:table-cell table:formula="of:=6.28*[.B222]/3200" office:value-type="float" office:value="4.258625">
            <text:p>4.258625</text:p>
          </table:table-cell>
          <table:table-cell office:value-type="float" office:value="2170">
            <text:p>2170</text:p>
          </table:table-cell>
          <table:table-cell table:formula="of:=[.G222]/36" office:value-type="float" office:value="3.05857595486111">
            <text:p>3.06</text:p>
          </table:table-cell>
          <table:table-cell table:formula="of:=[.E222]/(2*3.1415)" office:value-type="float" office:value="0.677801209613242">
            <text:p>0.68</text:p>
          </table:table-cell>
          <table:table-cell table:formula="of:=[.F222]*6.28/[.$K$1]" office:value-type="float" office:value="4.258625">
            <text:p>4.26</text:p>
          </table:table-cell>
          <table:table-cell office:value-type="float" office:value="2170">
            <text:p>2170.00</text:p>
          </table:table-cell>
          <table:table-cell table:formula="of:=[.G221]+[.H222]*0.1" office:value-type="float" office:value="110.108734375">
            <text:p>110.11</text:p>
          </table:table-cell>
          <table:table-cell table:formula="of:=[.$H$5]+[.E222]*[.$I$5]/(2*3.14)" office:value-type="float" office:value="5.10171875">
            <text:p>5.10</text:p>
          </table:table-cell>
          <table:table-cell table:number-columns-repeated="3"/>
        </table:table-row>
        <table:table-row table:style-name="ro2">
          <table:table-cell table:formula="of:=6.28*[.B223]/3200" office:value-type="float" office:value="4.27825">
            <text:p>4.27825</text:p>
          </table:table-cell>
          <table:table-cell office:value-type="float" office:value="2180">
            <text:p>2180</text:p>
          </table:table-cell>
          <table:table-cell table:formula="of:=[.G223]/36" office:value-type="float" office:value="3.07274869791667">
            <text:p>3.07</text:p>
          </table:table-cell>
          <table:table-cell table:formula="of:=[.E223]/(2*3.1415)" office:value-type="float" office:value="0.680924717491644">
            <text:p>0.68</text:p>
          </table:table-cell>
          <table:table-cell table:formula="of:=[.F223]*6.28/[.$K$1]" office:value-type="float" office:value="4.27825">
            <text:p>4.28</text:p>
          </table:table-cell>
          <table:table-cell office:value-type="float" office:value="2180">
            <text:p>2180.00</text:p>
          </table:table-cell>
          <table:table-cell table:formula="of:=[.G222]+[.H223]*0.1" office:value-type="float" office:value="110.618953125">
            <text:p>110.62</text:p>
          </table:table-cell>
          <table:table-cell table:formula="of:=[.$H$5]+[.E223]*[.$I$5]/(2*3.14)" office:value-type="float" office:value="5.1021875">
            <text:p>5.10</text:p>
          </table:table-cell>
          <table:table-cell table:number-columns-repeated="3"/>
        </table:table-row>
        <table:table-row table:style-name="ro2">
          <table:table-cell table:formula="of:=6.28*[.B224]/3200" office:value-type="float" office:value="4.297875">
            <text:p>4.297875</text:p>
          </table:table-cell>
          <table:table-cell office:value-type="float" office:value="2190">
            <text:p>2190</text:p>
          </table:table-cell>
          <table:table-cell table:formula="of:=[.G224]/36" office:value-type="float" office:value="3.08692274305556">
            <text:p>3.09</text:p>
          </table:table-cell>
          <table:table-cell table:formula="of:=[.E224]/(2*3.1415)" office:value-type="float" office:value="0.684048225370046">
            <text:p>0.68</text:p>
          </table:table-cell>
          <table:table-cell table:formula="of:=[.F224]*6.28/[.$K$1]" office:value-type="float" office:value="4.297875">
            <text:p>4.30</text:p>
          </table:table-cell>
          <table:table-cell office:value-type="float" office:value="2190">
            <text:p>2190.00</text:p>
          </table:table-cell>
          <table:table-cell table:formula="of:=[.G223]+[.H224]*0.1" office:value-type="float" office:value="111.12921875">
            <text:p>111.13</text:p>
          </table:table-cell>
          <table:table-cell table:formula="of:=[.$H$5]+[.E224]*[.$I$5]/(2*3.14)" office:value-type="float" office:value="5.10265625">
            <text:p>5.10</text:p>
          </table:table-cell>
          <table:table-cell table:number-columns-repeated="3"/>
        </table:table-row>
        <table:table-row table:style-name="ro2">
          <table:table-cell table:formula="of:=6.28*[.B225]/3200" office:value-type="float" office:value="4.3175">
            <text:p>4.3175</text:p>
          </table:table-cell>
          <table:table-cell office:value-type="float" office:value="2200">
            <text:p>2200</text:p>
          </table:table-cell>
          <table:table-cell table:formula="of:=[.G225]/36" office:value-type="float" office:value="3.10109809027778">
            <text:p>3.10</text:p>
          </table:table-cell>
          <table:table-cell table:formula="of:=[.E225]/(2*3.1415)" office:value-type="float" office:value="0.687171733248448">
            <text:p>0.69</text:p>
          </table:table-cell>
          <table:table-cell table:formula="of:=[.F225]*6.28/[.$K$1]" office:value-type="float" office:value="4.3175">
            <text:p>4.32</text:p>
          </table:table-cell>
          <table:table-cell office:value-type="float" office:value="2200">
            <text:p>2200.00</text:p>
          </table:table-cell>
          <table:table-cell table:formula="of:=[.G224]+[.H225]*0.1" office:value-type="float" office:value="111.63953125">
            <text:p>111.64</text:p>
          </table:table-cell>
          <table:table-cell table:formula="of:=[.$H$5]+[.E225]*[.$I$5]/(2*3.14)" office:value-type="float" office:value="5.103125">
            <text:p>5.10</text:p>
          </table:table-cell>
          <table:table-cell table:number-columns-repeated="3"/>
        </table:table-row>
        <table:table-row table:style-name="ro2">
          <table:table-cell table:formula="of:=6.28*[.B226]/3200" office:value-type="float" office:value="4.337125">
            <text:p>4.337125</text:p>
          </table:table-cell>
          <table:table-cell office:value-type="float" office:value="2210">
            <text:p>2210</text:p>
          </table:table-cell>
          <table:table-cell table:formula="of:=[.G226]/36" office:value-type="float" office:value="3.11527473958333">
            <text:p>3.12</text:p>
          </table:table-cell>
          <table:table-cell table:formula="of:=[.E226]/(2*3.1415)" office:value-type="float" office:value="0.69029524112685">
            <text:p>0.69</text:p>
          </table:table-cell>
          <table:table-cell table:formula="of:=[.F226]*6.28/[.$K$1]" office:value-type="float" office:value="4.337125">
            <text:p>4.34</text:p>
          </table:table-cell>
          <table:table-cell office:value-type="float" office:value="2210">
            <text:p>2210.00</text:p>
          </table:table-cell>
          <table:table-cell table:formula="of:=[.G225]+[.H226]*0.1" office:value-type="float" office:value="112.149890625">
            <text:p>112.15</text:p>
          </table:table-cell>
          <table:table-cell table:formula="of:=[.$H$5]+[.E226]*[.$I$5]/(2*3.14)" office:value-type="float" office:value="5.10359375">
            <text:p>5.10</text:p>
          </table:table-cell>
          <table:table-cell table:number-columns-repeated="3"/>
        </table:table-row>
        <table:table-row table:style-name="ro2">
          <table:table-cell table:formula="of:=6.28*[.B227]/3200" office:value-type="float" office:value="4.35675">
            <text:p>4.35675</text:p>
          </table:table-cell>
          <table:table-cell office:value-type="float" office:value="2220">
            <text:p>2220</text:p>
          </table:table-cell>
          <table:table-cell table:formula="of:=[.G227]/36" office:value-type="float" office:value="3.12945269097222">
            <text:p>3.13</text:p>
          </table:table-cell>
          <table:table-cell table:formula="of:=[.E227]/(2*3.1415)" office:value-type="float" office:value="0.693418749005252">
            <text:p>0.69</text:p>
          </table:table-cell>
          <table:table-cell table:formula="of:=[.F227]*6.28/[.$K$1]" office:value-type="float" office:value="4.35675">
            <text:p>4.36</text:p>
          </table:table-cell>
          <table:table-cell office:value-type="float" office:value="2220">
            <text:p>2220.00</text:p>
          </table:table-cell>
          <table:table-cell table:formula="of:=[.G226]+[.H227]*0.1" office:value-type="float" office:value="112.660296875">
            <text:p>112.66</text:p>
          </table:table-cell>
          <table:table-cell table:formula="of:=[.$H$5]+[.E227]*[.$I$5]/(2*3.14)" office:value-type="float" office:value="5.1040625">
            <text:p>5.10</text:p>
          </table:table-cell>
          <table:table-cell table:number-columns-repeated="3"/>
        </table:table-row>
        <table:table-row table:style-name="ro2">
          <table:table-cell table:formula="of:=6.28*[.B228]/3200" office:value-type="float" office:value="4.376375">
            <text:p>4.376375</text:p>
          </table:table-cell>
          <table:table-cell office:value-type="float" office:value="2230">
            <text:p>2230</text:p>
          </table:table-cell>
          <table:table-cell table:formula="of:=[.G228]/36" office:value-type="float" office:value="3.14363194444445">
            <text:p>3.14</text:p>
          </table:table-cell>
          <table:table-cell table:formula="of:=[.E228]/(2*3.1415)" office:value-type="float" office:value="0.696542256883654">
            <text:p>0.70</text:p>
          </table:table-cell>
          <table:table-cell table:formula="of:=[.F228]*6.28/[.$K$1]" office:value-type="float" office:value="4.376375">
            <text:p>4.38</text:p>
          </table:table-cell>
          <table:table-cell office:value-type="float" office:value="2230">
            <text:p>2230.00</text:p>
          </table:table-cell>
          <table:table-cell table:formula="of:=[.G227]+[.H228]*0.1" office:value-type="float" office:value="113.17075">
            <text:p>113.17</text:p>
          </table:table-cell>
          <table:table-cell table:formula="of:=[.$H$5]+[.E228]*[.$I$5]/(2*3.14)" office:value-type="float" office:value="5.10453125">
            <text:p>5.10</text:p>
          </table:table-cell>
          <table:table-cell table:number-columns-repeated="3"/>
        </table:table-row>
        <table:table-row table:style-name="ro2">
          <table:table-cell table:formula="of:=6.28*[.B229]/3200" office:value-type="float" office:value="4.396">
            <text:p>4.396</text:p>
          </table:table-cell>
          <table:table-cell office:value-type="float" office:value="2240">
            <text:p>2240</text:p>
          </table:table-cell>
          <table:table-cell table:formula="of:=[.G229]/36" office:value-type="float" office:value="3.1578125">
            <text:p>3.16</text:p>
          </table:table-cell>
          <table:table-cell table:formula="of:=[.E229]/(2*3.1415)" office:value-type="float" office:value="0.699665764762056">
            <text:p>0.70</text:p>
          </table:table-cell>
          <table:table-cell table:formula="of:=[.F229]*6.28/[.$K$1]" office:value-type="float" office:value="4.396">
            <text:p>4.40</text:p>
          </table:table-cell>
          <table:table-cell office:value-type="float" office:value="2240">
            <text:p>2240.00</text:p>
          </table:table-cell>
          <table:table-cell table:formula="of:=[.G228]+[.H229]*0.1" office:value-type="float" office:value="113.68125">
            <text:p>113.68</text:p>
          </table:table-cell>
          <table:table-cell table:formula="of:=[.$H$5]+[.E229]*[.$I$5]/(2*3.14)" office:value-type="float" office:value="5.105">
            <text:p>5.11</text:p>
          </table:table-cell>
          <table:table-cell table:number-columns-repeated="3"/>
        </table:table-row>
        <table:table-row table:style-name="ro2">
          <table:table-cell table:formula="of:=6.28*[.B230]/3200" office:value-type="float" office:value="4.415625">
            <text:p>4.415625</text:p>
          </table:table-cell>
          <table:table-cell office:value-type="float" office:value="2250">
            <text:p>2250</text:p>
          </table:table-cell>
          <table:table-cell table:formula="of:=[.G230]/36" office:value-type="float" office:value="3.17199435763889">
            <text:p>3.17</text:p>
          </table:table-cell>
          <table:table-cell table:formula="of:=[.E230]/(2*3.1415)" office:value-type="float" office:value="0.702789272640458">
            <text:p>0.70</text:p>
          </table:table-cell>
          <table:table-cell table:formula="of:=[.F230]*6.28/[.$K$1]" office:value-type="float" office:value="4.415625">
            <text:p>4.42</text:p>
          </table:table-cell>
          <table:table-cell office:value-type="float" office:value="2250">
            <text:p>2250.00</text:p>
          </table:table-cell>
          <table:table-cell table:formula="of:=[.G229]+[.H230]*0.1" office:value-type="float" office:value="114.191796875">
            <text:p>114.19</text:p>
          </table:table-cell>
          <table:table-cell table:formula="of:=[.$H$5]+[.E230]*[.$I$5]/(2*3.14)" office:value-type="float" office:value="5.10546875">
            <text:p>5.11</text:p>
          </table:table-cell>
          <table:table-cell table:number-columns-repeated="3"/>
        </table:table-row>
        <table:table-row table:style-name="ro2">
          <table:table-cell table:formula="of:=6.28*[.B231]/3200" office:value-type="float" office:value="4.43525">
            <text:p>4.43525</text:p>
          </table:table-cell>
          <table:table-cell office:value-type="float" office:value="2260">
            <text:p>2260</text:p>
          </table:table-cell>
          <table:table-cell table:formula="of:=[.G231]/36" office:value-type="float" office:value="3.18617751736111">
            <text:p>3.19</text:p>
          </table:table-cell>
          <table:table-cell table:formula="of:=[.E231]/(2*3.1415)" office:value-type="float" office:value="0.70591278051886">
            <text:p>0.71</text:p>
          </table:table-cell>
          <table:table-cell table:formula="of:=[.F231]*6.28/[.$K$1]" office:value-type="float" office:value="4.43525">
            <text:p>4.44</text:p>
          </table:table-cell>
          <table:table-cell office:value-type="float" office:value="2260">
            <text:p>2260.00</text:p>
          </table:table-cell>
          <table:table-cell table:formula="of:=[.G230]+[.H231]*0.1" office:value-type="float" office:value="114.702390625">
            <text:p>114.70</text:p>
          </table:table-cell>
          <table:table-cell table:formula="of:=[.$H$5]+[.E231]*[.$I$5]/(2*3.14)" office:value-type="float" office:value="5.1059375">
            <text:p>5.11</text:p>
          </table:table-cell>
          <table:table-cell table:number-columns-repeated="3"/>
        </table:table-row>
        <table:table-row table:style-name="ro2">
          <table:table-cell table:formula="of:=6.28*[.B232]/3200" office:value-type="float" office:value="4.454875">
            <text:p>4.454875</text:p>
          </table:table-cell>
          <table:table-cell office:value-type="float" office:value="2270">
            <text:p>2270</text:p>
          </table:table-cell>
          <table:table-cell table:formula="of:=[.G232]/36" office:value-type="float" office:value="3.20036197916667">
            <text:p>3.20</text:p>
          </table:table-cell>
          <table:table-cell table:formula="of:=[.E232]/(2*3.1415)" office:value-type="float" office:value="0.709036288397263">
            <text:p>0.71</text:p>
          </table:table-cell>
          <table:table-cell table:formula="of:=[.F232]*6.28/[.$K$1]" office:value-type="float" office:value="4.454875">
            <text:p>4.45</text:p>
          </table:table-cell>
          <table:table-cell office:value-type="float" office:value="2270">
            <text:p>2270.00</text:p>
          </table:table-cell>
          <table:table-cell table:formula="of:=[.G231]+[.H232]*0.1" office:value-type="float" office:value="115.21303125">
            <text:p>115.21</text:p>
          </table:table-cell>
          <table:table-cell table:formula="of:=[.$H$5]+[.E232]*[.$I$5]/(2*3.14)" office:value-type="float" office:value="5.10640625">
            <text:p>5.11</text:p>
          </table:table-cell>
          <table:table-cell table:number-columns-repeated="3"/>
        </table:table-row>
        <table:table-row table:style-name="ro2">
          <table:table-cell table:formula="of:=6.28*[.B233]/3200" office:value-type="float" office:value="4.4745">
            <text:p>4.4745</text:p>
          </table:table-cell>
          <table:table-cell office:value-type="float" office:value="2280">
            <text:p>2280</text:p>
          </table:table-cell>
          <table:table-cell table:formula="of:=[.G233]/36" office:value-type="float" office:value="3.21454774305556">
            <text:p>3.21</text:p>
          </table:table-cell>
          <table:table-cell table:formula="of:=[.E233]/(2*3.1415)" office:value-type="float" office:value="0.712159796275665">
            <text:p>0.71</text:p>
          </table:table-cell>
          <table:table-cell table:formula="of:=[.F233]*6.28/[.$K$1]" office:value-type="float" office:value="4.4745">
            <text:p>4.47</text:p>
          </table:table-cell>
          <table:table-cell office:value-type="float" office:value="2280">
            <text:p>2280.00</text:p>
          </table:table-cell>
          <table:table-cell table:formula="of:=[.G232]+[.H233]*0.1" office:value-type="float" office:value="115.72371875">
            <text:p>115.72</text:p>
          </table:table-cell>
          <table:table-cell table:formula="of:=[.$H$5]+[.E233]*[.$I$5]/(2*3.14)" office:value-type="float" office:value="5.106875">
            <text:p>5.11</text:p>
          </table:table-cell>
          <table:table-cell table:number-columns-repeated="3"/>
        </table:table-row>
        <table:table-row table:style-name="ro2">
          <table:table-cell table:formula="of:=6.28*[.B234]/3200" office:value-type="float" office:value="4.494125">
            <text:p>4.494125</text:p>
          </table:table-cell>
          <table:table-cell office:value-type="float" office:value="2290">
            <text:p>2290</text:p>
          </table:table-cell>
          <table:table-cell table:formula="of:=[.G234]/36" office:value-type="float" office:value="3.22873480902778">
            <text:p>3.23</text:p>
          </table:table-cell>
          <table:table-cell table:formula="of:=[.E234]/(2*3.1415)" office:value-type="float" office:value="0.715283304154067">
            <text:p>0.72</text:p>
          </table:table-cell>
          <table:table-cell table:formula="of:=[.F234]*6.28/[.$K$1]" office:value-type="float" office:value="4.494125">
            <text:p>4.49</text:p>
          </table:table-cell>
          <table:table-cell office:value-type="float" office:value="2290">
            <text:p>2290.00</text:p>
          </table:table-cell>
          <table:table-cell table:formula="of:=[.G233]+[.H234]*0.1" office:value-type="float" office:value="116.234453125">
            <text:p>116.23</text:p>
          </table:table-cell>
          <table:table-cell table:formula="of:=[.$H$5]+[.E234]*[.$I$5]/(2*3.14)" office:value-type="float" office:value="5.10734375">
            <text:p>5.11</text:p>
          </table:table-cell>
          <table:table-cell table:number-columns-repeated="3"/>
        </table:table-row>
        <table:table-row table:style-name="ro2">
          <table:table-cell table:formula="of:=6.28*[.B235]/3200" office:value-type="float" office:value="4.51375">
            <text:p>4.51375</text:p>
          </table:table-cell>
          <table:table-cell office:value-type="float" office:value="2300">
            <text:p>2300</text:p>
          </table:table-cell>
          <table:table-cell table:formula="of:=[.G235]/36" office:value-type="float" office:value="3.24292317708333">
            <text:p>3.24</text:p>
          </table:table-cell>
          <table:table-cell table:formula="of:=[.E235]/(2*3.1415)" office:value-type="float" office:value="0.718406812032468">
            <text:p>0.72</text:p>
          </table:table-cell>
          <table:table-cell table:formula="of:=[.F235]*6.28/[.$K$1]" office:value-type="float" office:value="4.51375">
            <text:p>4.51</text:p>
          </table:table-cell>
          <table:table-cell office:value-type="float" office:value="2300">
            <text:p>2300.00</text:p>
          </table:table-cell>
          <table:table-cell table:formula="of:=[.G234]+[.H235]*0.1" office:value-type="float" office:value="116.745234375">
            <text:p>116.75</text:p>
          </table:table-cell>
          <table:table-cell table:formula="of:=[.$H$5]+[.E235]*[.$I$5]/(2*3.14)" office:value-type="float" office:value="5.1078125">
            <text:p>5.11</text:p>
          </table:table-cell>
          <table:table-cell table:number-columns-repeated="3"/>
        </table:table-row>
        <table:table-row table:style-name="ro2">
          <table:table-cell table:formula="of:=6.28*[.B236]/3200" office:value-type="float" office:value="4.533375">
            <text:p>4.533375</text:p>
          </table:table-cell>
          <table:table-cell office:value-type="float" office:value="2310">
            <text:p>2310</text:p>
          </table:table-cell>
          <table:table-cell table:formula="of:=[.G236]/36" office:value-type="float" office:value="3.25711284722222">
            <text:p>3.26</text:p>
          </table:table-cell>
          <table:table-cell table:formula="of:=[.E236]/(2*3.1415)" office:value-type="float" office:value="0.721530319910871">
            <text:p>0.72</text:p>
          </table:table-cell>
          <table:table-cell table:formula="of:=[.F236]*6.28/[.$K$1]" office:value-type="float" office:value="4.533375">
            <text:p>4.53</text:p>
          </table:table-cell>
          <table:table-cell office:value-type="float" office:value="2310">
            <text:p>2310.00</text:p>
          </table:table-cell>
          <table:table-cell table:formula="of:=[.G235]+[.H236]*0.1" office:value-type="float" office:value="117.2560625">
            <text:p>117.26</text:p>
          </table:table-cell>
          <table:table-cell table:formula="of:=[.$H$5]+[.E236]*[.$I$5]/(2*3.14)" office:value-type="float" office:value="5.10828125">
            <text:p>5.11</text:p>
          </table:table-cell>
          <table:table-cell table:number-columns-repeated="3"/>
        </table:table-row>
        <table:table-row table:style-name="ro2">
          <table:table-cell table:formula="of:=6.28*[.B237]/3200" office:value-type="float" office:value="4.553">
            <text:p>4.553</text:p>
          </table:table-cell>
          <table:table-cell office:value-type="float" office:value="2320">
            <text:p>2320</text:p>
          </table:table-cell>
          <table:table-cell table:formula="of:=[.G237]/36" office:value-type="float" office:value="3.27130381944444">
            <text:p>3.27</text:p>
          </table:table-cell>
          <table:table-cell table:formula="of:=[.E237]/(2*3.1415)" office:value-type="float" office:value="0.724653827789273">
            <text:p>0.72</text:p>
          </table:table-cell>
          <table:table-cell table:formula="of:=[.F237]*6.28/[.$K$1]" office:value-type="float" office:value="4.553">
            <text:p>4.55</text:p>
          </table:table-cell>
          <table:table-cell office:value-type="float" office:value="2320">
            <text:p>2320.00</text:p>
          </table:table-cell>
          <table:table-cell table:formula="of:=[.G236]+[.H237]*0.1" office:value-type="float" office:value="117.7669375">
            <text:p>117.77</text:p>
          </table:table-cell>
          <table:table-cell table:formula="of:=[.$H$5]+[.E237]*[.$I$5]/(2*3.14)" office:value-type="float" office:value="5.10875">
            <text:p>5.11</text:p>
          </table:table-cell>
          <table:table-cell table:number-columns-repeated="3"/>
        </table:table-row>
        <table:table-row table:style-name="ro2">
          <table:table-cell table:formula="of:=6.28*[.B238]/3200" office:value-type="float" office:value="4.572625">
            <text:p>4.572625</text:p>
          </table:table-cell>
          <table:table-cell office:value-type="float" office:value="2330">
            <text:p>2330</text:p>
          </table:table-cell>
          <table:table-cell table:formula="of:=[.G238]/36" office:value-type="float" office:value="3.28549609375">
            <text:p>3.29</text:p>
          </table:table-cell>
          <table:table-cell table:formula="of:=[.E238]/(2*3.1415)" office:value-type="float" office:value="0.727777335667675">
            <text:p>0.73</text:p>
          </table:table-cell>
          <table:table-cell table:formula="of:=[.F238]*6.28/[.$K$1]" office:value-type="float" office:value="4.572625">
            <text:p>4.57</text:p>
          </table:table-cell>
          <table:table-cell office:value-type="float" office:value="2330">
            <text:p>2330.00</text:p>
          </table:table-cell>
          <table:table-cell table:formula="of:=[.G237]+[.H238]*0.1" office:value-type="float" office:value="118.277859375">
            <text:p>118.28</text:p>
          </table:table-cell>
          <table:table-cell table:formula="of:=[.$H$5]+[.E238]*[.$I$5]/(2*3.14)" office:value-type="float" office:value="5.10921875">
            <text:p>5.11</text:p>
          </table:table-cell>
          <table:table-cell table:number-columns-repeated="3"/>
        </table:table-row>
        <table:table-row table:style-name="ro2">
          <table:table-cell table:formula="of:=6.28*[.B239]/3200" office:value-type="float" office:value="4.59225">
            <text:p>4.59225</text:p>
          </table:table-cell>
          <table:table-cell office:value-type="float" office:value="2340">
            <text:p>2340</text:p>
          </table:table-cell>
          <table:table-cell table:formula="of:=[.G239]/36" office:value-type="float" office:value="3.29968967013889">
            <text:p>3.30</text:p>
          </table:table-cell>
          <table:table-cell table:formula="of:=[.E239]/(2*3.1415)" office:value-type="float" office:value="0.730900843546077">
            <text:p>0.73</text:p>
          </table:table-cell>
          <table:table-cell table:formula="of:=[.F239]*6.28/[.$K$1]" office:value-type="float" office:value="4.59225">
            <text:p>4.59</text:p>
          </table:table-cell>
          <table:table-cell office:value-type="float" office:value="2340">
            <text:p>2340.00</text:p>
          </table:table-cell>
          <table:table-cell table:formula="of:=[.G238]+[.H239]*0.1" office:value-type="float" office:value="118.788828125">
            <text:p>118.79</text:p>
          </table:table-cell>
          <table:table-cell table:formula="of:=[.$H$5]+[.E239]*[.$I$5]/(2*3.14)" office:value-type="float" office:value="5.1096875">
            <text:p>5.11</text:p>
          </table:table-cell>
          <table:table-cell table:number-columns-repeated="3"/>
        </table:table-row>
        <table:table-row table:style-name="ro2">
          <table:table-cell table:formula="of:=6.28*[.B240]/3200" office:value-type="float" office:value="4.611875">
            <text:p>4.611875</text:p>
          </table:table-cell>
          <table:table-cell office:value-type="float" office:value="2350">
            <text:p>2350</text:p>
          </table:table-cell>
          <table:table-cell table:formula="of:=[.G240]/36" office:value-type="float" office:value="3.31388454861111">
            <text:p>3.31</text:p>
          </table:table-cell>
          <table:table-cell table:formula="of:=[.E240]/(2*3.1415)" office:value-type="float" office:value="0.734024351424479">
            <text:p>0.73</text:p>
          </table:table-cell>
          <table:table-cell table:formula="of:=[.F240]*6.28/[.$K$1]" office:value-type="float" office:value="4.611875">
            <text:p>4.61</text:p>
          </table:table-cell>
          <table:table-cell office:value-type="float" office:value="2350">
            <text:p>2350.00</text:p>
          </table:table-cell>
          <table:table-cell table:formula="of:=[.G239]+[.H240]*0.1" office:value-type="float" office:value="119.29984375">
            <text:p>119.30</text:p>
          </table:table-cell>
          <table:table-cell table:formula="of:=[.$H$5]+[.E240]*[.$I$5]/(2*3.14)" office:value-type="float" office:value="5.11015625">
            <text:p>5.11</text:p>
          </table:table-cell>
          <table:table-cell table:number-columns-repeated="3"/>
        </table:table-row>
        <table:table-row table:style-name="ro2">
          <table:table-cell table:formula="of:=6.28*[.B241]/3200" office:value-type="float" office:value="4.6315">
            <text:p>4.6315</text:p>
          </table:table-cell>
          <table:table-cell office:value-type="float" office:value="2360">
            <text:p>2360</text:p>
          </table:table-cell>
          <table:table-cell table:formula="of:=[.G241]/36" office:value-type="float" office:value="3.32808072916667">
            <text:p>3.33</text:p>
          </table:table-cell>
          <table:table-cell table:formula="of:=[.E241]/(2*3.1415)" office:value-type="float" office:value="0.737147859302881">
            <text:p>0.74</text:p>
          </table:table-cell>
          <table:table-cell table:formula="of:=[.F241]*6.28/[.$K$1]" office:value-type="float" office:value="4.6315">
            <text:p>4.63</text:p>
          </table:table-cell>
          <table:table-cell office:value-type="float" office:value="2360">
            <text:p>2360.00</text:p>
          </table:table-cell>
          <table:table-cell table:formula="of:=[.G240]+[.H241]*0.1" office:value-type="float" office:value="119.81090625">
            <text:p>119.81</text:p>
          </table:table-cell>
          <table:table-cell table:formula="of:=[.$H$5]+[.E241]*[.$I$5]/(2*3.14)" office:value-type="float" office:value="5.110625">
            <text:p>5.11</text:p>
          </table:table-cell>
          <table:table-cell table:number-columns-repeated="3"/>
        </table:table-row>
        <table:table-row table:style-name="ro2">
          <table:table-cell table:formula="of:=6.28*[.B242]/3200" office:value-type="float" office:value="4.651125">
            <text:p>4.651125</text:p>
          </table:table-cell>
          <table:table-cell office:value-type="float" office:value="2370">
            <text:p>2370</text:p>
          </table:table-cell>
          <table:table-cell table:formula="of:=[.G242]/36" office:value-type="float" office:value="3.34227821180556">
            <text:p>3.34</text:p>
          </table:table-cell>
          <table:table-cell table:formula="of:=[.E242]/(2*3.1415)" office:value-type="float" office:value="0.740271367181283">
            <text:p>0.74</text:p>
          </table:table-cell>
          <table:table-cell table:formula="of:=[.F242]*6.28/[.$K$1]" office:value-type="float" office:value="4.651125">
            <text:p>4.65</text:p>
          </table:table-cell>
          <table:table-cell office:value-type="float" office:value="2370">
            <text:p>2370.00</text:p>
          </table:table-cell>
          <table:table-cell table:formula="of:=[.G241]+[.H242]*0.1" office:value-type="float" office:value="120.322015625">
            <text:p>120.32</text:p>
          </table:table-cell>
          <table:table-cell table:formula="of:=[.$H$5]+[.E242]*[.$I$5]/(2*3.14)" office:value-type="float" office:value="5.11109375">
            <text:p>5.11</text:p>
          </table:table-cell>
          <table:table-cell table:number-columns-repeated="3"/>
        </table:table-row>
        <table:table-row table:style-name="ro2">
          <table:table-cell table:formula="of:=6.28*[.B243]/3200" office:value-type="float" office:value="4.67075">
            <text:p>4.67075</text:p>
          </table:table-cell>
          <table:table-cell office:value-type="float" office:value="2380">
            <text:p>2380</text:p>
          </table:table-cell>
          <table:table-cell table:formula="of:=[.G243]/36" office:value-type="float" office:value="3.35647699652778">
            <text:p>3.36</text:p>
          </table:table-cell>
          <table:table-cell table:formula="of:=[.E243]/(2*3.1415)" office:value-type="float" office:value="0.743394875059685">
            <text:p>0.74</text:p>
          </table:table-cell>
          <table:table-cell table:formula="of:=[.F243]*6.28/[.$K$1]" office:value-type="float" office:value="4.67075">
            <text:p>4.67</text:p>
          </table:table-cell>
          <table:table-cell office:value-type="float" office:value="2380">
            <text:p>2380.00</text:p>
          </table:table-cell>
          <table:table-cell table:formula="of:=[.G242]+[.H243]*0.1" office:value-type="float" office:value="120.833171875">
            <text:p>120.83</text:p>
          </table:table-cell>
          <table:table-cell table:formula="of:=[.$H$5]+[.E243]*[.$I$5]/(2*3.14)" office:value-type="float" office:value="5.1115625">
            <text:p>5.11</text:p>
          </table:table-cell>
          <table:table-cell table:number-columns-repeated="3"/>
        </table:table-row>
        <table:table-row table:style-name="ro2">
          <table:table-cell table:formula="of:=6.28*[.B244]/3200" office:value-type="float" office:value="4.690375">
            <text:p>4.690375</text:p>
          </table:table-cell>
          <table:table-cell office:value-type="float" office:value="2390">
            <text:p>2390</text:p>
          </table:table-cell>
          <table:table-cell table:formula="of:=[.G244]/36" office:value-type="float" office:value="3.37067708333333">
            <text:p>3.37</text:p>
          </table:table-cell>
          <table:table-cell table:formula="of:=[.E244]/(2*3.1415)" office:value-type="float" office:value="0.746518382938087">
            <text:p>0.75</text:p>
          </table:table-cell>
          <table:table-cell table:formula="of:=[.F244]*6.28/[.$K$1]" office:value-type="float" office:value="4.690375">
            <text:p>4.69</text:p>
          </table:table-cell>
          <table:table-cell office:value-type="float" office:value="2390">
            <text:p>2390.00</text:p>
          </table:table-cell>
          <table:table-cell table:formula="of:=[.G243]+[.H244]*0.1" office:value-type="float" office:value="121.344375">
            <text:p>121.34</text:p>
          </table:table-cell>
          <table:table-cell table:formula="of:=[.$H$5]+[.E244]*[.$I$5]/(2*3.14)" office:value-type="float" office:value="5.11203125">
            <text:p>5.11</text:p>
          </table:table-cell>
          <table:table-cell table:number-columns-repeated="3"/>
        </table:table-row>
        <table:table-row table:style-name="ro2">
          <table:table-cell table:formula="of:=6.28*[.B245]/3200" office:value-type="float" office:value="4.71">
            <text:p>4.71</text:p>
          </table:table-cell>
          <table:table-cell office:value-type="float" office:value="2400">
            <text:p>2400</text:p>
          </table:table-cell>
          <table:table-cell table:formula="of:=[.G245]/36" office:value-type="float" office:value="3.38487847222222">
            <text:p>3.38</text:p>
          </table:table-cell>
          <table:table-cell table:formula="of:=[.E245]/(2*3.1415)" office:value-type="float" office:value="0.749641890816489">
            <text:p>0.75</text:p>
          </table:table-cell>
          <table:table-cell table:formula="of:=[.F245]*6.28/[.$K$1]" office:value-type="float" office:value="4.71">
            <text:p>4.71</text:p>
          </table:table-cell>
          <table:table-cell office:value-type="float" office:value="2400">
            <text:p>2400.00</text:p>
          </table:table-cell>
          <table:table-cell table:formula="of:=[.G244]+[.H245]*0.1" office:value-type="float" office:value="121.855625">
            <text:p>121.86</text:p>
          </table:table-cell>
          <table:table-cell table:formula="of:=[.$H$5]+[.E245]*[.$I$5]/(2*3.14)" office:value-type="float" office:value="5.1125">
            <text:p>5.11</text:p>
          </table:table-cell>
          <table:table-cell table:number-columns-repeated="3"/>
        </table:table-row>
        <table:table-row table:style-name="ro2">
          <table:table-cell table:formula="of:=6.28*[.B246]/3200" office:value-type="float" office:value="4.729625">
            <text:p>4.729625</text:p>
          </table:table-cell>
          <table:table-cell office:value-type="float" office:value="2410">
            <text:p>2410</text:p>
          </table:table-cell>
          <table:table-cell table:formula="of:=[.G246]/36" office:value-type="float" office:value="3.39908116319444">
            <text:p>3.40</text:p>
          </table:table-cell>
          <table:table-cell table:formula="of:=[.E246]/(2*3.1415)" office:value-type="float" office:value="0.752765398694891">
            <text:p>0.75</text:p>
          </table:table-cell>
          <table:table-cell table:formula="of:=[.F246]*6.28/[.$K$1]" office:value-type="float" office:value="4.729625">
            <text:p>4.73</text:p>
          </table:table-cell>
          <table:table-cell office:value-type="float" office:value="2410">
            <text:p>2410.00</text:p>
          </table:table-cell>
          <table:table-cell table:formula="of:=[.G245]+[.H246]*0.1" office:value-type="float" office:value="122.366921875">
            <text:p>122.37</text:p>
          </table:table-cell>
          <table:table-cell table:formula="of:=[.$H$5]+[.E246]*[.$I$5]/(2*3.14)" office:value-type="float" office:value="5.11296875">
            <text:p>5.11</text:p>
          </table:table-cell>
          <table:table-cell table:number-columns-repeated="3"/>
        </table:table-row>
        <table:table-row table:style-name="ro2">
          <table:table-cell table:formula="of:=6.28*[.B247]/3200" office:value-type="float" office:value="4.74925">
            <text:p>4.74925</text:p>
          </table:table-cell>
          <table:table-cell office:value-type="float" office:value="2420">
            <text:p>2420</text:p>
          </table:table-cell>
          <table:table-cell table:formula="of:=[.G247]/36" office:value-type="float" office:value="3.41328515625">
            <text:p>3.41</text:p>
          </table:table-cell>
          <table:table-cell table:formula="of:=[.E247]/(2*3.1415)" office:value-type="float" office:value="0.755888906573293">
            <text:p>0.76</text:p>
          </table:table-cell>
          <table:table-cell table:formula="of:=[.F247]*6.28/[.$K$1]" office:value-type="float" office:value="4.74925">
            <text:p>4.75</text:p>
          </table:table-cell>
          <table:table-cell office:value-type="float" office:value="2420">
            <text:p>2420.00</text:p>
          </table:table-cell>
          <table:table-cell table:formula="of:=[.G246]+[.H247]*0.1" office:value-type="float" office:value="122.878265625">
            <text:p>122.88</text:p>
          </table:table-cell>
          <table:table-cell table:formula="of:=[.$H$5]+[.E247]*[.$I$5]/(2*3.14)" office:value-type="float" office:value="5.1134375">
            <text:p>5.11</text:p>
          </table:table-cell>
          <table:table-cell table:number-columns-repeated="3"/>
        </table:table-row>
        <table:table-row table:style-name="ro2">
          <table:table-cell table:formula="of:=6.28*[.B248]/3200" office:value-type="float" office:value="4.768875">
            <text:p>4.768875</text:p>
          </table:table-cell>
          <table:table-cell office:value-type="float" office:value="2430">
            <text:p>2430</text:p>
          </table:table-cell>
          <table:table-cell table:formula="of:=[.G248]/36" office:value-type="float" office:value="3.42749045138889">
            <text:p>3.43</text:p>
          </table:table-cell>
          <table:table-cell table:formula="of:=[.E248]/(2*3.1415)" office:value-type="float" office:value="0.759012414451695">
            <text:p>0.76</text:p>
          </table:table-cell>
          <table:table-cell table:formula="of:=[.F248]*6.28/[.$K$1]" office:value-type="float" office:value="4.768875">
            <text:p>4.77</text:p>
          </table:table-cell>
          <table:table-cell office:value-type="float" office:value="2430">
            <text:p>2430.00</text:p>
          </table:table-cell>
          <table:table-cell table:formula="of:=[.G247]+[.H248]*0.1" office:value-type="float" office:value="123.38965625">
            <text:p>123.39</text:p>
          </table:table-cell>
          <table:table-cell table:formula="of:=[.$H$5]+[.E248]*[.$I$5]/(2*3.14)" office:value-type="float" office:value="5.11390625">
            <text:p>5.11</text:p>
          </table:table-cell>
          <table:table-cell table:number-columns-repeated="3"/>
        </table:table-row>
        <table:table-row table:style-name="ro2">
          <table:table-cell table:formula="of:=6.28*[.B249]/3200" office:value-type="float" office:value="4.7885">
            <text:p>4.7885</text:p>
          </table:table-cell>
          <table:table-cell office:value-type="float" office:value="2440">
            <text:p>2440</text:p>
          </table:table-cell>
          <table:table-cell table:formula="of:=[.G249]/36" office:value-type="float" office:value="3.44169704861111">
            <text:p>3.44</text:p>
          </table:table-cell>
          <table:table-cell table:formula="of:=[.E249]/(2*3.1415)" office:value-type="float" office:value="0.762135922330097">
            <text:p>0.76</text:p>
          </table:table-cell>
          <table:table-cell table:formula="of:=[.F249]*6.28/[.$K$1]" office:value-type="float" office:value="4.7885">
            <text:p>4.79</text:p>
          </table:table-cell>
          <table:table-cell office:value-type="float" office:value="2440">
            <text:p>2440.00</text:p>
          </table:table-cell>
          <table:table-cell table:formula="of:=[.G248]+[.H249]*0.1" office:value-type="float" office:value="123.90109375">
            <text:p>123.90</text:p>
          </table:table-cell>
          <table:table-cell table:formula="of:=[.$H$5]+[.E249]*[.$I$5]/(2*3.14)" office:value-type="float" office:value="5.114375">
            <text:p>5.11</text:p>
          </table:table-cell>
          <table:table-cell table:number-columns-repeated="3"/>
        </table:table-row>
        <table:table-row table:style-name="ro2">
          <table:table-cell table:formula="of:=6.28*[.B250]/3200" office:value-type="float" office:value="4.808125">
            <text:p>4.808125</text:p>
          </table:table-cell>
          <table:table-cell office:value-type="float" office:value="2450">
            <text:p>2450</text:p>
          </table:table-cell>
          <table:table-cell table:formula="of:=[.G250]/36" office:value-type="float" office:value="3.45590494791667">
            <text:p>3.46</text:p>
          </table:table-cell>
          <table:table-cell table:formula="of:=[.E250]/(2*3.1415)" office:value-type="float" office:value="0.765259430208499">
            <text:p>0.77</text:p>
          </table:table-cell>
          <table:table-cell table:formula="of:=[.F250]*6.28/[.$K$1]" office:value-type="float" office:value="4.808125">
            <text:p>4.81</text:p>
          </table:table-cell>
          <table:table-cell office:value-type="float" office:value="2450">
            <text:p>2450.00</text:p>
          </table:table-cell>
          <table:table-cell table:formula="of:=[.G249]+[.H250]*0.1" office:value-type="float" office:value="124.412578125">
            <text:p>124.41</text:p>
          </table:table-cell>
          <table:table-cell table:formula="of:=[.$H$5]+[.E250]*[.$I$5]/(2*3.14)" office:value-type="float" office:value="5.11484375">
            <text:p>5.11</text:p>
          </table:table-cell>
          <table:table-cell table:number-columns-repeated="3"/>
        </table:table-row>
        <table:table-row table:style-name="ro2">
          <table:table-cell table:formula="of:=6.28*[.B251]/3200" office:value-type="float" office:value="4.82775">
            <text:p>4.82775</text:p>
          </table:table-cell>
          <table:table-cell office:value-type="float" office:value="2460">
            <text:p>2460</text:p>
          </table:table-cell>
          <table:table-cell table:formula="of:=[.G251]/36" office:value-type="float" office:value="3.47011414930556">
            <text:p>3.47</text:p>
          </table:table-cell>
          <table:table-cell table:formula="of:=[.E251]/(2*3.1415)" office:value-type="float" office:value="0.768382938086901">
            <text:p>0.77</text:p>
          </table:table-cell>
          <table:table-cell table:formula="of:=[.F251]*6.28/[.$K$1]" office:value-type="float" office:value="4.82775">
            <text:p>4.83</text:p>
          </table:table-cell>
          <table:table-cell office:value-type="float" office:value="2460">
            <text:p>2460.00</text:p>
          </table:table-cell>
          <table:table-cell table:formula="of:=[.G250]+[.H251]*0.1" office:value-type="float" office:value="124.924109375">
            <text:p>124.92</text:p>
          </table:table-cell>
          <table:table-cell table:formula="of:=[.$H$5]+[.E251]*[.$I$5]/(2*3.14)" office:value-type="float" office:value="5.1153125">
            <text:p>5.12</text:p>
          </table:table-cell>
          <table:table-cell table:number-columns-repeated="3"/>
        </table:table-row>
        <table:table-row table:style-name="ro2">
          <table:table-cell table:formula="of:=6.28*[.B252]/3200" office:value-type="float" office:value="4.847375">
            <text:p>4.847375</text:p>
          </table:table-cell>
          <table:table-cell office:value-type="float" office:value="2470">
            <text:p>2470</text:p>
          </table:table-cell>
          <table:table-cell table:formula="of:=[.G252]/36" office:value-type="float" office:value="3.48432465277778">
            <text:p>3.48</text:p>
          </table:table-cell>
          <table:table-cell table:formula="of:=[.E252]/(2*3.1415)" office:value-type="float" office:value="0.771506445965303">
            <text:p>0.77</text:p>
          </table:table-cell>
          <table:table-cell table:formula="of:=[.F252]*6.28/[.$K$1]" office:value-type="float" office:value="4.847375">
            <text:p>4.85</text:p>
          </table:table-cell>
          <table:table-cell office:value-type="float" office:value="2470">
            <text:p>2470.00</text:p>
          </table:table-cell>
          <table:table-cell table:formula="of:=[.G251]+[.H252]*0.1" office:value-type="float" office:value="125.4356875">
            <text:p>125.44</text:p>
          </table:table-cell>
          <table:table-cell table:formula="of:=[.$H$5]+[.E252]*[.$I$5]/(2*3.14)" office:value-type="float" office:value="5.11578125">
            <text:p>5.12</text:p>
          </table:table-cell>
          <table:table-cell table:number-columns-repeated="3"/>
        </table:table-row>
        <table:table-row table:style-name="ro2">
          <table:table-cell table:formula="of:=6.28*[.B253]/3200" office:value-type="float" office:value="4.867">
            <text:p>4.867</text:p>
          </table:table-cell>
          <table:table-cell office:value-type="float" office:value="2480">
            <text:p>2480</text:p>
          </table:table-cell>
          <table:table-cell table:formula="of:=[.G253]/36" office:value-type="float" office:value="3.49853645833333">
            <text:p>3.50</text:p>
          </table:table-cell>
          <table:table-cell table:formula="of:=[.E253]/(2*3.1415)" office:value-type="float" office:value="0.774629953843705">
            <text:p>0.77</text:p>
          </table:table-cell>
          <table:table-cell table:formula="of:=[.F253]*6.28/[.$K$1]" office:value-type="float" office:value="4.867">
            <text:p>4.87</text:p>
          </table:table-cell>
          <table:table-cell office:value-type="float" office:value="2480">
            <text:p>2480.00</text:p>
          </table:table-cell>
          <table:table-cell table:formula="of:=[.G252]+[.H253]*0.1" office:value-type="float" office:value="125.9473125">
            <text:p>125.95</text:p>
          </table:table-cell>
          <table:table-cell table:formula="of:=[.$H$5]+[.E253]*[.$I$5]/(2*3.14)" office:value-type="float" office:value="5.11625">
            <text:p>5.12</text:p>
          </table:table-cell>
          <table:table-cell table:number-columns-repeated="3"/>
        </table:table-row>
        <table:table-row table:style-name="ro2">
          <table:table-cell table:formula="of:=6.28*[.B254]/3200" office:value-type="float" office:value="4.886625">
            <text:p>4.886625</text:p>
          </table:table-cell>
          <table:table-cell office:value-type="float" office:value="2490">
            <text:p>2490</text:p>
          </table:table-cell>
          <table:table-cell table:formula="of:=[.G254]/36" office:value-type="float" office:value="3.51274956597222">
            <text:p>3.51</text:p>
          </table:table-cell>
          <table:table-cell table:formula="of:=[.E254]/(2*3.1415)" office:value-type="float" office:value="0.777753461722107">
            <text:p>0.78</text:p>
          </table:table-cell>
          <table:table-cell table:formula="of:=[.F254]*6.28/[.$K$1]" office:value-type="float" office:value="4.886625">
            <text:p>4.89</text:p>
          </table:table-cell>
          <table:table-cell office:value-type="float" office:value="2490">
            <text:p>2490.00</text:p>
          </table:table-cell>
          <table:table-cell table:formula="of:=[.G253]+[.H254]*0.1" office:value-type="float" office:value="126.458984375">
            <text:p>126.46</text:p>
          </table:table-cell>
          <table:table-cell table:formula="of:=[.$H$5]+[.E254]*[.$I$5]/(2*3.14)" office:value-type="float" office:value="5.11671875">
            <text:p>5.12</text:p>
          </table:table-cell>
          <table:table-cell table:number-columns-repeated="3"/>
        </table:table-row>
        <table:table-row table:style-name="ro2">
          <table:table-cell table:formula="of:=6.28*[.B255]/3200" office:value-type="float" office:value="4.90625">
            <text:p>4.90625</text:p>
          </table:table-cell>
          <table:table-cell office:value-type="float" office:value="2500">
            <text:p>2500</text:p>
          </table:table-cell>
          <table:table-cell table:formula="of:=[.G255]/36" office:value-type="float" office:value="3.52696397569444">
            <text:p>3.53</text:p>
          </table:table-cell>
          <table:table-cell table:formula="of:=[.E255]/(2*3.1415)" office:value-type="float" office:value="0.780876969600509">
            <text:p>0.78</text:p>
          </table:table-cell>
          <table:table-cell table:formula="of:=[.F255]*6.28/[.$K$1]" office:value-type="float" office:value="4.90625">
            <text:p>4.91</text:p>
          </table:table-cell>
          <table:table-cell office:value-type="float" office:value="2500">
            <text:p>2500.00</text:p>
          </table:table-cell>
          <table:table-cell table:formula="of:=[.G254]+[.H255]*0.1" office:value-type="float" office:value="126.970703125">
            <text:p>126.97</text:p>
          </table:table-cell>
          <table:table-cell table:formula="of:=[.$H$5]+[.E255]*[.$I$5]/(2*3.14)" office:value-type="float" office:value="5.1171875">
            <text:p>5.12</text:p>
          </table:table-cell>
          <table:table-cell table:number-columns-repeated="3"/>
        </table:table-row>
        <table:table-row table:style-name="ro2">
          <table:table-cell table:formula="of:=6.28*[.B256]/3200" office:value-type="float" office:value="4.925875">
            <text:p>4.925875</text:p>
          </table:table-cell>
          <table:table-cell office:value-type="float" office:value="2510">
            <text:p>2510</text:p>
          </table:table-cell>
          <table:table-cell table:formula="of:=[.G256]/36" office:value-type="float" office:value="3.5411796875">
            <text:p>3.54</text:p>
          </table:table-cell>
          <table:table-cell table:formula="of:=[.E256]/(2*3.1415)" office:value-type="float" office:value="0.784000477478911">
            <text:p>0.78</text:p>
          </table:table-cell>
          <table:table-cell table:formula="of:=[.F256]*6.28/[.$K$1]" office:value-type="float" office:value="4.925875">
            <text:p>4.93</text:p>
          </table:table-cell>
          <table:table-cell office:value-type="float" office:value="2510">
            <text:p>2510.00</text:p>
          </table:table-cell>
          <table:table-cell table:formula="of:=[.G255]+[.H256]*0.1" office:value-type="float" office:value="127.48246875">
            <text:p>127.48</text:p>
          </table:table-cell>
          <table:table-cell table:formula="of:=[.$H$5]+[.E256]*[.$I$5]/(2*3.14)" office:value-type="float" office:value="5.11765625">
            <text:p>5.12</text:p>
          </table:table-cell>
          <table:table-cell table:number-columns-repeated="3"/>
        </table:table-row>
        <table:table-row table:style-name="ro2">
          <table:table-cell table:formula="of:=6.28*[.B257]/3200" office:value-type="float" office:value="4.9455">
            <text:p>4.9455</text:p>
          </table:table-cell>
          <table:table-cell office:value-type="float" office:value="2520">
            <text:p>2520</text:p>
          </table:table-cell>
          <table:table-cell table:formula="of:=[.G257]/36" office:value-type="float" office:value="3.55539670138889">
            <text:p>3.56</text:p>
          </table:table-cell>
          <table:table-cell table:formula="of:=[.E257]/(2*3.1415)" office:value-type="float" office:value="0.787123985357313">
            <text:p>0.79</text:p>
          </table:table-cell>
          <table:table-cell table:formula="of:=[.F257]*6.28/[.$K$1]" office:value-type="float" office:value="4.9455">
            <text:p>4.95</text:p>
          </table:table-cell>
          <table:table-cell office:value-type="float" office:value="2520">
            <text:p>2520.00</text:p>
          </table:table-cell>
          <table:table-cell table:formula="of:=[.G256]+[.H257]*0.1" office:value-type="float" office:value="127.99428125">
            <text:p>127.99</text:p>
          </table:table-cell>
          <table:table-cell table:formula="of:=[.$H$5]+[.E257]*[.$I$5]/(2*3.14)" office:value-type="float" office:value="5.118125">
            <text:p>5.12</text:p>
          </table:table-cell>
          <table:table-cell table:number-columns-repeated="3"/>
        </table:table-row>
        <table:table-row table:style-name="ro2">
          <table:table-cell table:formula="of:=6.28*[.B258]/3200" office:value-type="float" office:value="4.965125">
            <text:p>4.965125</text:p>
          </table:table-cell>
          <table:table-cell office:value-type="float" office:value="2530">
            <text:p>2530</text:p>
          </table:table-cell>
          <table:table-cell table:formula="of:=[.G258]/36" office:value-type="float" office:value="3.56961501736111">
            <text:p>3.57</text:p>
          </table:table-cell>
          <table:table-cell table:formula="of:=[.E258]/(2*3.1415)" office:value-type="float" office:value="0.790247493235715">
            <text:p>0.79</text:p>
          </table:table-cell>
          <table:table-cell table:formula="of:=[.F258]*6.28/[.$K$1]" office:value-type="float" office:value="4.965125">
            <text:p>4.97</text:p>
          </table:table-cell>
          <table:table-cell office:value-type="float" office:value="2530">
            <text:p>2530.00</text:p>
          </table:table-cell>
          <table:table-cell table:formula="of:=[.G257]+[.H258]*0.1" office:value-type="float" office:value="128.506140625">
            <text:p>128.51</text:p>
          </table:table-cell>
          <table:table-cell table:formula="of:=[.$H$5]+[.E258]*[.$I$5]/(2*3.14)" office:value-type="float" office:value="5.11859375">
            <text:p>5.12</text:p>
          </table:table-cell>
          <table:table-cell table:number-columns-repeated="3"/>
        </table:table-row>
        <table:table-row table:style-name="ro2">
          <table:table-cell table:formula="of:=6.28*[.B259]/3200" office:value-type="float" office:value="4.98475">
            <text:p>4.98475</text:p>
          </table:table-cell>
          <table:table-cell office:value-type="float" office:value="2540">
            <text:p>2540</text:p>
          </table:table-cell>
          <table:table-cell table:formula="of:=[.G259]/36" office:value-type="float" office:value="3.58383463541667">
            <text:p>3.58</text:p>
          </table:table-cell>
          <table:table-cell table:formula="of:=[.E259]/(2*3.1415)" office:value-type="float" office:value="0.793371001114117">
            <text:p>0.79</text:p>
          </table:table-cell>
          <table:table-cell table:formula="of:=[.F259]*6.28/[.$K$1]" office:value-type="float" office:value="4.98475">
            <text:p>4.98</text:p>
          </table:table-cell>
          <table:table-cell office:value-type="float" office:value="2540">
            <text:p>2540.00</text:p>
          </table:table-cell>
          <table:table-cell table:formula="of:=[.G258]+[.H259]*0.1" office:value-type="float" office:value="129.018046875">
            <text:p>129.02</text:p>
          </table:table-cell>
          <table:table-cell table:formula="of:=[.$H$5]+[.E259]*[.$I$5]/(2*3.14)" office:value-type="float" office:value="5.1190625">
            <text:p>5.12</text:p>
          </table:table-cell>
          <table:table-cell table:number-columns-repeated="3"/>
        </table:table-row>
        <table:table-row table:style-name="ro2">
          <table:table-cell table:formula="of:=6.28*[.B260]/3200" office:value-type="float" office:value="5.004375">
            <text:p>5.004375</text:p>
          </table:table-cell>
          <table:table-cell office:value-type="float" office:value="2550">
            <text:p>2550</text:p>
          </table:table-cell>
          <table:table-cell table:formula="of:=[.G260]/36" office:value-type="float" office:value="3.59805555555556">
            <text:p>3.60</text:p>
          </table:table-cell>
          <table:table-cell table:formula="of:=[.E260]/(2*3.1415)" office:value-type="float" office:value="0.796494508992519">
            <text:p>0.80</text:p>
          </table:table-cell>
          <table:table-cell table:formula="of:=[.F260]*6.28/[.$K$1]" office:value-type="float" office:value="5.004375">
            <text:p>5.00</text:p>
          </table:table-cell>
          <table:table-cell office:value-type="float" office:value="2550">
            <text:p>2550.00</text:p>
          </table:table-cell>
          <table:table-cell table:formula="of:=[.G259]+[.H260]*0.1" office:value-type="float" office:value="129.53">
            <text:p>129.53</text:p>
          </table:table-cell>
          <table:table-cell table:formula="of:=[.$H$5]+[.E260]*[.$I$5]/(2*3.14)" office:value-type="float" office:value="5.11953125">
            <text:p>5.12</text:p>
          </table:table-cell>
          <table:table-cell table:number-columns-repeated="3"/>
        </table:table-row>
        <table:table-row table:style-name="ro2">
          <table:table-cell table:formula="of:=6.28*[.B261]/3200" office:value-type="float" office:value="5.024">
            <text:p>5.024</text:p>
          </table:table-cell>
          <table:table-cell office:value-type="float" office:value="2560">
            <text:p>2560</text:p>
          </table:table-cell>
          <table:table-cell table:formula="of:=[.G261]/36" office:value-type="float" office:value="3.61227777777778">
            <text:p>3.61</text:p>
          </table:table-cell>
          <table:table-cell table:formula="of:=[.E261]/(2*3.1415)" office:value-type="float" office:value="0.799618016870921">
            <text:p>0.80</text:p>
          </table:table-cell>
          <table:table-cell table:formula="of:=[.F261]*6.28/[.$K$1]" office:value-type="float" office:value="5.024">
            <text:p>5.02</text:p>
          </table:table-cell>
          <table:table-cell office:value-type="float" office:value="2560">
            <text:p>2560.00</text:p>
          </table:table-cell>
          <table:table-cell table:formula="of:=[.G260]+[.H261]*0.1" office:value-type="float" office:value="130.042">
            <text:p>130.04</text:p>
          </table:table-cell>
          <table:table-cell table:formula="of:=[.$H$5]+[.E261]*[.$I$5]/(2*3.14)" office:value-type="float" office:value="5.12">
            <text:p>5.12</text:p>
          </table:table-cell>
          <table:table-cell table:number-columns-repeated="3"/>
        </table:table-row>
        <table:table-row table:style-name="ro2">
          <table:table-cell table:formula="of:=6.28*[.B262]/3200" office:value-type="float" office:value="5.043625">
            <text:p>5.043625</text:p>
          </table:table-cell>
          <table:table-cell office:value-type="float" office:value="2570">
            <text:p>2570</text:p>
          </table:table-cell>
          <table:table-cell table:formula="of:=[.G262]/36" office:value-type="float" office:value="3.62650130208333">
            <text:p>3.63</text:p>
          </table:table-cell>
          <table:table-cell table:formula="of:=[.E262]/(2*3.1415)" office:value-type="float" office:value="0.802741524749324">
            <text:p>0.80</text:p>
          </table:table-cell>
          <table:table-cell table:formula="of:=[.F262]*6.28/[.$K$1]" office:value-type="float" office:value="5.043625">
            <text:p>5.04</text:p>
          </table:table-cell>
          <table:table-cell office:value-type="float" office:value="2570">
            <text:p>2570.00</text:p>
          </table:table-cell>
          <table:table-cell table:formula="of:=[.G261]+[.H262]*0.1" office:value-type="float" office:value="130.554046875">
            <text:p>130.55</text:p>
          </table:table-cell>
          <table:table-cell table:formula="of:=[.$H$5]+[.E262]*[.$I$5]/(2*3.14)" office:value-type="float" office:value="5.12046875">
            <text:p>5.12</text:p>
          </table:table-cell>
          <table:table-cell table:number-columns-repeated="3"/>
        </table:table-row>
        <table:table-row table:style-name="ro2">
          <table:table-cell table:formula="of:=6.28*[.B263]/3200" office:value-type="float" office:value="5.06325">
            <text:p>5.06325</text:p>
          </table:table-cell>
          <table:table-cell office:value-type="float" office:value="2580">
            <text:p>2580</text:p>
          </table:table-cell>
          <table:table-cell table:formula="of:=[.G263]/36" office:value-type="float" office:value="3.64072612847222">
            <text:p>3.64</text:p>
          </table:table-cell>
          <table:table-cell table:formula="of:=[.E263]/(2*3.1415)" office:value-type="float" office:value="0.805865032627726">
            <text:p>0.81</text:p>
          </table:table-cell>
          <table:table-cell table:formula="of:=[.F263]*6.28/[.$K$1]" office:value-type="float" office:value="5.06325">
            <text:p>5.06</text:p>
          </table:table-cell>
          <table:table-cell office:value-type="float" office:value="2580">
            <text:p>2580.00</text:p>
          </table:table-cell>
          <table:table-cell table:formula="of:=[.G262]+[.H263]*0.1" office:value-type="float" office:value="131.066140625">
            <text:p>131.07</text:p>
          </table:table-cell>
          <table:table-cell table:formula="of:=[.$H$5]+[.E263]*[.$I$5]/(2*3.14)" office:value-type="float" office:value="5.1209375">
            <text:p>5.12</text:p>
          </table:table-cell>
          <table:table-cell table:number-columns-repeated="3"/>
        </table:table-row>
        <table:table-row table:style-name="ro2">
          <table:table-cell table:formula="of:=6.28*[.B264]/3200" office:value-type="float" office:value="5.082875">
            <text:p>5.082875</text:p>
          </table:table-cell>
          <table:table-cell office:value-type="float" office:value="2590">
            <text:p>2590</text:p>
          </table:table-cell>
          <table:table-cell table:formula="of:=[.G264]/36" office:value-type="float" office:value="3.65495225694444">
            <text:p>3.65</text:p>
          </table:table-cell>
          <table:table-cell table:formula="of:=[.E264]/(2*3.1415)" office:value-type="float" office:value="0.808988540506128">
            <text:p>0.81</text:p>
          </table:table-cell>
          <table:table-cell table:formula="of:=[.F264]*6.28/[.$K$1]" office:value-type="float" office:value="5.082875">
            <text:p>5.08</text:p>
          </table:table-cell>
          <table:table-cell office:value-type="float" office:value="2590">
            <text:p>2590.00</text:p>
          </table:table-cell>
          <table:table-cell table:formula="of:=[.G263]+[.H264]*0.1" office:value-type="float" office:value="131.57828125">
            <text:p>131.58</text:p>
          </table:table-cell>
          <table:table-cell table:formula="of:=[.$H$5]+[.E264]*[.$I$5]/(2*3.14)" office:value-type="float" office:value="5.12140625">
            <text:p>5.12</text:p>
          </table:table-cell>
          <table:table-cell table:number-columns-repeated="3"/>
        </table:table-row>
        <table:table-row table:style-name="ro2">
          <table:table-cell table:formula="of:=6.28*[.B265]/3200" office:value-type="float" office:value="5.1025">
            <text:p>5.1025</text:p>
          </table:table-cell>
          <table:table-cell office:value-type="float" office:value="2600">
            <text:p>2600</text:p>
          </table:table-cell>
          <table:table-cell table:formula="of:=[.G265]/36" office:value-type="float" office:value="3.6691796875">
            <text:p>3.67</text:p>
          </table:table-cell>
          <table:table-cell table:formula="of:=[.E265]/(2*3.1415)" office:value-type="float" office:value="0.81211204838453">
            <text:p>0.81</text:p>
          </table:table-cell>
          <table:table-cell table:formula="of:=[.F265]*6.28/[.$K$1]" office:value-type="float" office:value="5.1025">
            <text:p>5.10</text:p>
          </table:table-cell>
          <table:table-cell office:value-type="float" office:value="2600">
            <text:p>2600.00</text:p>
          </table:table-cell>
          <table:table-cell table:formula="of:=[.G264]+[.H265]*0.1" office:value-type="float" office:value="132.09046875">
            <text:p>132.09</text:p>
          </table:table-cell>
          <table:table-cell table:formula="of:=[.$H$5]+[.E265]*[.$I$5]/(2*3.14)" office:value-type="float" office:value="5.121875">
            <text:p>5.12</text:p>
          </table:table-cell>
          <table:table-cell table:number-columns-repeated="3"/>
        </table:table-row>
        <table:table-row table:style-name="ro2">
          <table:table-cell table:formula="of:=6.28*[.B266]/3200" office:value-type="float" office:value="5.122125">
            <text:p>5.122125</text:p>
          </table:table-cell>
          <table:table-cell office:value-type="float" office:value="2610">
            <text:p>2610</text:p>
          </table:table-cell>
          <table:table-cell table:formula="of:=[.G266]/36" office:value-type="float" office:value="3.68340842013889">
            <text:p>3.68</text:p>
          </table:table-cell>
          <table:table-cell table:formula="of:=[.E266]/(2*3.1415)" office:value-type="float" office:value="0.815235556262932">
            <text:p>0.82</text:p>
          </table:table-cell>
          <table:table-cell table:formula="of:=[.F266]*6.28/[.$K$1]" office:value-type="float" office:value="5.122125">
            <text:p>5.12</text:p>
          </table:table-cell>
          <table:table-cell office:value-type="float" office:value="2610">
            <text:p>2610.00</text:p>
          </table:table-cell>
          <table:table-cell table:formula="of:=[.G265]+[.H266]*0.1" office:value-type="float" office:value="132.602703125">
            <text:p>132.60</text:p>
          </table:table-cell>
          <table:table-cell table:formula="of:=[.$H$5]+[.E266]*[.$I$5]/(2*3.14)" office:value-type="float" office:value="5.12234375">
            <text:p>5.12</text:p>
          </table:table-cell>
          <table:table-cell table:number-columns-repeated="3"/>
        </table:table-row>
        <table:table-row table:style-name="ro2">
          <table:table-cell table:formula="of:=6.28*[.B267]/3200" office:value-type="float" office:value="5.14175">
            <text:p>5.14175</text:p>
          </table:table-cell>
          <table:table-cell office:value-type="float" office:value="2620">
            <text:p>2620</text:p>
          </table:table-cell>
          <table:table-cell table:formula="of:=[.G267]/36" office:value-type="float" office:value="3.69763845486111">
            <text:p>3.70</text:p>
          </table:table-cell>
          <table:table-cell table:formula="of:=[.E267]/(2*3.1415)" office:value-type="float" office:value="0.818359064141334">
            <text:p>0.82</text:p>
          </table:table-cell>
          <table:table-cell table:formula="of:=[.F267]*6.28/[.$K$1]" office:value-type="float" office:value="5.14175">
            <text:p>5.14</text:p>
          </table:table-cell>
          <table:table-cell office:value-type="float" office:value="2620">
            <text:p>2620.00</text:p>
          </table:table-cell>
          <table:table-cell table:formula="of:=[.G266]+[.H267]*0.1" office:value-type="float" office:value="133.114984375">
            <text:p>133.11</text:p>
          </table:table-cell>
          <table:table-cell table:formula="of:=[.$H$5]+[.E267]*[.$I$5]/(2*3.14)" office:value-type="float" office:value="5.1228125">
            <text:p>5.12</text:p>
          </table:table-cell>
          <table:table-cell table:number-columns-repeated="3"/>
        </table:table-row>
        <table:table-row table:style-name="ro2">
          <table:table-cell table:formula="of:=6.28*[.B268]/3200" office:value-type="float" office:value="5.161375">
            <text:p>5.161375</text:p>
          </table:table-cell>
          <table:table-cell office:value-type="float" office:value="2630">
            <text:p>2630</text:p>
          </table:table-cell>
          <table:table-cell table:formula="of:=[.G268]/36" office:value-type="float" office:value="3.71186979166667">
            <text:p>3.71</text:p>
          </table:table-cell>
          <table:table-cell table:formula="of:=[.E268]/(2*3.1415)" office:value-type="float" office:value="0.821482572019736">
            <text:p>0.82</text:p>
          </table:table-cell>
          <table:table-cell table:formula="of:=[.F268]*6.28/[.$K$1]" office:value-type="float" office:value="5.161375">
            <text:p>5.16</text:p>
          </table:table-cell>
          <table:table-cell office:value-type="float" office:value="2630">
            <text:p>2630.00</text:p>
          </table:table-cell>
          <table:table-cell table:formula="of:=[.G267]+[.H268]*0.1" office:value-type="float" office:value="133.6273125">
            <text:p>133.63</text:p>
          </table:table-cell>
          <table:table-cell table:formula="of:=[.$H$5]+[.E268]*[.$I$5]/(2*3.14)" office:value-type="float" office:value="5.12328125">
            <text:p>5.12</text:p>
          </table:table-cell>
          <table:table-cell table:number-columns-repeated="3"/>
        </table:table-row>
        <table:table-row table:style-name="ro2">
          <table:table-cell table:formula="of:=6.28*[.B269]/3200" office:value-type="float" office:value="5.181">
            <text:p>5.181</text:p>
          </table:table-cell>
          <table:table-cell office:value-type="float" office:value="2640">
            <text:p>2640</text:p>
          </table:table-cell>
          <table:table-cell table:formula="of:=[.G269]/36" office:value-type="float" office:value="3.72610243055556">
            <text:p>3.73</text:p>
          </table:table-cell>
          <table:table-cell table:formula="of:=[.E269]/(2*3.1415)" office:value-type="float" office:value="0.824606079898138">
            <text:p>0.82</text:p>
          </table:table-cell>
          <table:table-cell table:formula="of:=[.F269]*6.28/[.$K$1]" office:value-type="float" office:value="5.181">
            <text:p>5.18</text:p>
          </table:table-cell>
          <table:table-cell office:value-type="float" office:value="2640">
            <text:p>2640.00</text:p>
          </table:table-cell>
          <table:table-cell table:formula="of:=[.G268]+[.H269]*0.1" office:value-type="float" office:value="134.1396875">
            <text:p>134.14</text:p>
          </table:table-cell>
          <table:table-cell table:formula="of:=[.$H$5]+[.E269]*[.$I$5]/(2*3.14)" office:value-type="float" office:value="5.12375">
            <text:p>5.12</text:p>
          </table:table-cell>
          <table:table-cell table:number-columns-repeated="3"/>
        </table:table-row>
        <table:table-row table:style-name="ro2">
          <table:table-cell table:formula="of:=6.28*[.B270]/3200" office:value-type="float" office:value="5.200625">
            <text:p>5.200625</text:p>
          </table:table-cell>
          <table:table-cell office:value-type="float" office:value="2650">
            <text:p>2650</text:p>
          </table:table-cell>
          <table:table-cell table:formula="of:=[.G270]/36" office:value-type="float" office:value="3.74033637152778">
            <text:p>3.74</text:p>
          </table:table-cell>
          <table:table-cell table:formula="of:=[.E270]/(2*3.1415)" office:value-type="float" office:value="0.82772958777654">
            <text:p>0.83</text:p>
          </table:table-cell>
          <table:table-cell table:formula="of:=[.F270]*6.28/[.$K$1]" office:value-type="float" office:value="5.200625">
            <text:p>5.20</text:p>
          </table:table-cell>
          <table:table-cell office:value-type="float" office:value="2650">
            <text:p>2650.00</text:p>
          </table:table-cell>
          <table:table-cell table:formula="of:=[.G269]+[.H270]*0.1" office:value-type="float" office:value="134.652109375">
            <text:p>134.65</text:p>
          </table:table-cell>
          <table:table-cell table:formula="of:=[.$H$5]+[.E270]*[.$I$5]/(2*3.14)" office:value-type="float" office:value="5.12421875">
            <text:p>5.12</text:p>
          </table:table-cell>
          <table:table-cell table:number-columns-repeated="3"/>
        </table:table-row>
        <table:table-row table:style-name="ro2">
          <table:table-cell table:formula="of:=6.28*[.B271]/3200" office:value-type="float" office:value="5.22025">
            <text:p>5.22025</text:p>
          </table:table-cell>
          <table:table-cell office:value-type="float" office:value="2660">
            <text:p>2660</text:p>
          </table:table-cell>
          <table:table-cell table:formula="of:=[.G271]/36" office:value-type="float" office:value="3.75457161458333">
            <text:p>3.75</text:p>
          </table:table-cell>
          <table:table-cell table:formula="of:=[.E271]/(2*3.1415)" office:value-type="float" office:value="0.830853095654942">
            <text:p>0.83</text:p>
          </table:table-cell>
          <table:table-cell table:formula="of:=[.F271]*6.28/[.$K$1]" office:value-type="float" office:value="5.22025">
            <text:p>5.22</text:p>
          </table:table-cell>
          <table:table-cell office:value-type="float" office:value="2660">
            <text:p>2660.00</text:p>
          </table:table-cell>
          <table:table-cell table:formula="of:=[.G270]+[.H271]*0.1" office:value-type="float" office:value="135.164578125">
            <text:p>135.16</text:p>
          </table:table-cell>
          <table:table-cell table:formula="of:=[.$H$5]+[.E271]*[.$I$5]/(2*3.14)" office:value-type="float" office:value="5.1246875">
            <text:p>5.12</text:p>
          </table:table-cell>
          <table:table-cell table:number-columns-repeated="3"/>
        </table:table-row>
        <table:table-row table:style-name="ro2">
          <table:table-cell table:formula="of:=6.28*[.B272]/3200" office:value-type="float" office:value="5.239875">
            <text:p>5.239875</text:p>
          </table:table-cell>
          <table:table-cell office:value-type="float" office:value="2670">
            <text:p>2670</text:p>
          </table:table-cell>
          <table:table-cell table:formula="of:=[.G272]/36" office:value-type="float" office:value="3.76880815972222">
            <text:p>3.77</text:p>
          </table:table-cell>
          <table:table-cell table:formula="of:=[.E272]/(2*3.1415)" office:value-type="float" office:value="0.833976603533344">
            <text:p>0.83</text:p>
          </table:table-cell>
          <table:table-cell table:formula="of:=[.F272]*6.28/[.$K$1]" office:value-type="float" office:value="5.239875">
            <text:p>5.24</text:p>
          </table:table-cell>
          <table:table-cell office:value-type="float" office:value="2670">
            <text:p>2670.00</text:p>
          </table:table-cell>
          <table:table-cell table:formula="of:=[.G271]+[.H272]*0.1" office:value-type="float" office:value="135.67709375">
            <text:p>135.68</text:p>
          </table:table-cell>
          <table:table-cell table:formula="of:=[.$H$5]+[.E272]*[.$I$5]/(2*3.14)" office:value-type="float" office:value="5.12515625">
            <text:p>5.13</text:p>
          </table:table-cell>
          <table:table-cell table:number-columns-repeated="3"/>
        </table:table-row>
        <table:table-row table:style-name="ro2">
          <table:table-cell table:formula="of:=6.28*[.B273]/3200" office:value-type="float" office:value="5.2595">
            <text:p>5.2595</text:p>
          </table:table-cell>
          <table:table-cell office:value-type="float" office:value="2680">
            <text:p>2680</text:p>
          </table:table-cell>
          <table:table-cell table:formula="of:=[.G273]/36" office:value-type="float" office:value="3.78304600694444">
            <text:p>3.78</text:p>
          </table:table-cell>
          <table:table-cell table:formula="of:=[.E273]/(2*3.1415)" office:value-type="float" office:value="0.837100111411746">
            <text:p>0.84</text:p>
          </table:table-cell>
          <table:table-cell table:formula="of:=[.F273]*6.28/[.$K$1]" office:value-type="float" office:value="5.2595">
            <text:p>5.26</text:p>
          </table:table-cell>
          <table:table-cell office:value-type="float" office:value="2680">
            <text:p>2680.00</text:p>
          </table:table-cell>
          <table:table-cell table:formula="of:=[.G272]+[.H273]*0.1" office:value-type="float" office:value="136.18965625">
            <text:p>136.19</text:p>
          </table:table-cell>
          <table:table-cell table:formula="of:=[.$H$5]+[.E273]*[.$I$5]/(2*3.14)" office:value-type="float" office:value="5.125625">
            <text:p>5.13</text:p>
          </table:table-cell>
          <table:table-cell table:number-columns-repeated="3"/>
        </table:table-row>
        <table:table-row table:style-name="ro2">
          <table:table-cell table:formula="of:=6.28*[.B274]/3200" office:value-type="float" office:value="5.279125">
            <text:p>5.279125</text:p>
          </table:table-cell>
          <table:table-cell office:value-type="float" office:value="2690">
            <text:p>2690</text:p>
          </table:table-cell>
          <table:table-cell table:formula="of:=[.G274]/36" office:value-type="float" office:value="3.79728515625">
            <text:p>3.80</text:p>
          </table:table-cell>
          <table:table-cell table:formula="of:=[.E274]/(2*3.1415)" office:value-type="float" office:value="0.840223619290148">
            <text:p>0.84</text:p>
          </table:table-cell>
          <table:table-cell table:formula="of:=[.F274]*6.28/[.$K$1]" office:value-type="float" office:value="5.279125">
            <text:p>5.28</text:p>
          </table:table-cell>
          <table:table-cell office:value-type="float" office:value="2690">
            <text:p>2690.00</text:p>
          </table:table-cell>
          <table:table-cell table:formula="of:=[.G273]+[.H274]*0.1" office:value-type="float" office:value="136.702265625">
            <text:p>136.70</text:p>
          </table:table-cell>
          <table:table-cell table:formula="of:=[.$H$5]+[.E274]*[.$I$5]/(2*3.14)" office:value-type="float" office:value="5.12609375">
            <text:p>5.13</text:p>
          </table:table-cell>
          <table:table-cell table:number-columns-repeated="3"/>
        </table:table-row>
        <table:table-row table:style-name="ro2">
          <table:table-cell table:formula="of:=6.28*[.B275]/3200" office:value-type="float" office:value="5.29875">
            <text:p>5.29875</text:p>
          </table:table-cell>
          <table:table-cell office:value-type="float" office:value="2700">
            <text:p>2700</text:p>
          </table:table-cell>
          <table:table-cell table:formula="of:=[.G275]/36" office:value-type="float" office:value="3.81152560763889">
            <text:p>3.81</text:p>
          </table:table-cell>
          <table:table-cell table:formula="of:=[.E275]/(2*3.1415)" office:value-type="float" office:value="0.84334712716855">
            <text:p>0.84</text:p>
          </table:table-cell>
          <table:table-cell table:formula="of:=[.F275]*6.28/[.$K$1]" office:value-type="float" office:value="5.29875">
            <text:p>5.30</text:p>
          </table:table-cell>
          <table:table-cell office:value-type="float" office:value="2700">
            <text:p>2700.00</text:p>
          </table:table-cell>
          <table:table-cell table:formula="of:=[.G274]+[.H275]*0.1" office:value-type="float" office:value="137.214921875">
            <text:p>137.21</text:p>
          </table:table-cell>
          <table:table-cell table:formula="of:=[.$H$5]+[.E275]*[.$I$5]/(2*3.14)" office:value-type="float" office:value="5.1265625">
            <text:p>5.13</text:p>
          </table:table-cell>
          <table:table-cell table:number-columns-repeated="3"/>
        </table:table-row>
        <table:table-row table:style-name="ro2">
          <table:table-cell table:formula="of:=6.28*[.B276]/3200" office:value-type="float" office:value="5.318375">
            <text:p>5.318375</text:p>
          </table:table-cell>
          <table:table-cell office:value-type="float" office:value="2710">
            <text:p>2710</text:p>
          </table:table-cell>
          <table:table-cell table:formula="of:=[.G276]/36" office:value-type="float" office:value="3.82576736111111">
            <text:p>3.83</text:p>
          </table:table-cell>
          <table:table-cell table:formula="of:=[.E276]/(2*3.1415)" office:value-type="float" office:value="0.846470635046952">
            <text:p>0.85</text:p>
          </table:table-cell>
          <table:table-cell table:formula="of:=[.F276]*6.28/[.$K$1]" office:value-type="float" office:value="5.318375">
            <text:p>5.32</text:p>
          </table:table-cell>
          <table:table-cell office:value-type="float" office:value="2710">
            <text:p>2710.00</text:p>
          </table:table-cell>
          <table:table-cell table:formula="of:=[.G275]+[.H276]*0.1" office:value-type="float" office:value="137.727625">
            <text:p>137.73</text:p>
          </table:table-cell>
          <table:table-cell table:formula="of:=[.$H$5]+[.E276]*[.$I$5]/(2*3.14)" office:value-type="float" office:value="5.12703125">
            <text:p>5.13</text:p>
          </table:table-cell>
          <table:table-cell table:number-columns-repeated="3"/>
        </table:table-row>
        <table:table-row table:style-name="ro2">
          <table:table-cell table:formula="of:=6.28*[.B277]/3200" office:value-type="float" office:value="5.338">
            <text:p>5.338</text:p>
          </table:table-cell>
          <table:table-cell office:value-type="float" office:value="2720">
            <text:p>2720</text:p>
          </table:table-cell>
          <table:table-cell table:formula="of:=[.G277]/36" office:value-type="float" office:value="3.84001041666667">
            <text:p>3.84</text:p>
          </table:table-cell>
          <table:table-cell table:formula="of:=[.E277]/(2*3.1415)" office:value-type="float" office:value="0.849594142925354">
            <text:p>0.85</text:p>
          </table:table-cell>
          <table:table-cell table:formula="of:=[.F277]*6.28/[.$K$1]" office:value-type="float" office:value="5.338">
            <text:p>5.34</text:p>
          </table:table-cell>
          <table:table-cell office:value-type="float" office:value="2720">
            <text:p>2720.00</text:p>
          </table:table-cell>
          <table:table-cell table:formula="of:=[.G276]+[.H277]*0.1" office:value-type="float" office:value="138.240375">
            <text:p>138.24</text:p>
          </table:table-cell>
          <table:table-cell table:formula="of:=[.$H$5]+[.E277]*[.$I$5]/(2*3.14)" office:value-type="float" office:value="5.1275">
            <text:p>5.13</text:p>
          </table:table-cell>
          <table:table-cell table:number-columns-repeated="3"/>
        </table:table-row>
        <table:table-row table:style-name="ro2">
          <table:table-cell table:formula="of:=6.28*[.B278]/3200" office:value-type="float" office:value="5.357625">
            <text:p>5.357625</text:p>
          </table:table-cell>
          <table:table-cell office:value-type="float" office:value="2730">
            <text:p>2730</text:p>
          </table:table-cell>
          <table:table-cell table:formula="of:=[.G278]/36" office:value-type="float" office:value="3.85425477430556">
            <text:p>3.85</text:p>
          </table:table-cell>
          <table:table-cell table:formula="of:=[.E278]/(2*3.1415)" office:value-type="float" office:value="0.852717650803756">
            <text:p>0.85</text:p>
          </table:table-cell>
          <table:table-cell table:formula="of:=[.F278]*6.28/[.$K$1]" office:value-type="float" office:value="5.357625">
            <text:p>5.36</text:p>
          </table:table-cell>
          <table:table-cell office:value-type="float" office:value="2730">
            <text:p>2730.00</text:p>
          </table:table-cell>
          <table:table-cell table:formula="of:=[.G277]+[.H278]*0.1" office:value-type="float" office:value="138.753171875">
            <text:p>138.75</text:p>
          </table:table-cell>
          <table:table-cell table:formula="of:=[.$H$5]+[.E278]*[.$I$5]/(2*3.14)" office:value-type="float" office:value="5.12796875">
            <text:p>5.13</text:p>
          </table:table-cell>
          <table:table-cell table:number-columns-repeated="3"/>
        </table:table-row>
        <table:table-row table:style-name="ro2">
          <table:table-cell table:formula="of:=6.28*[.B279]/3200" office:value-type="float" office:value="5.37725">
            <text:p>5.37725</text:p>
          </table:table-cell>
          <table:table-cell office:value-type="float" office:value="2740">
            <text:p>2740</text:p>
          </table:table-cell>
          <table:table-cell table:formula="of:=[.G279]/36" office:value-type="float" office:value="3.86850043402778">
            <text:p>3.87</text:p>
          </table:table-cell>
          <table:table-cell table:formula="of:=[.E279]/(2*3.1415)" office:value-type="float" office:value="0.855841158682158">
            <text:p>0.86</text:p>
          </table:table-cell>
          <table:table-cell table:formula="of:=[.F279]*6.28/[.$K$1]" office:value-type="float" office:value="5.37725">
            <text:p>5.38</text:p>
          </table:table-cell>
          <table:table-cell office:value-type="float" office:value="2740">
            <text:p>2740.00</text:p>
          </table:table-cell>
          <table:table-cell table:formula="of:=[.G278]+[.H279]*0.1" office:value-type="float" office:value="139.266015625">
            <text:p>139.27</text:p>
          </table:table-cell>
          <table:table-cell table:formula="of:=[.$H$5]+[.E279]*[.$I$5]/(2*3.14)" office:value-type="float" office:value="5.1284375">
            <text:p>5.13</text:p>
          </table:table-cell>
          <table:table-cell table:number-columns-repeated="3"/>
        </table:table-row>
        <table:table-row table:style-name="ro2">
          <table:table-cell table:formula="of:=6.28*[.B280]/3200" office:value-type="float" office:value="5.396875">
            <text:p>5.396875</text:p>
          </table:table-cell>
          <table:table-cell office:value-type="float" office:value="2750">
            <text:p>2750</text:p>
          </table:table-cell>
          <table:table-cell table:formula="of:=[.G280]/36" office:value-type="float" office:value="3.88274739583333">
            <text:p>3.88</text:p>
          </table:table-cell>
          <table:table-cell table:formula="of:=[.E280]/(2*3.1415)" office:value-type="float" office:value="0.85896466656056">
            <text:p>0.86</text:p>
          </table:table-cell>
          <table:table-cell table:formula="of:=[.F280]*6.28/[.$K$1]" office:value-type="float" office:value="5.396875">
            <text:p>5.40</text:p>
          </table:table-cell>
          <table:table-cell office:value-type="float" office:value="2750">
            <text:p>2750.00</text:p>
          </table:table-cell>
          <table:table-cell table:formula="of:=[.G279]+[.H280]*0.1" office:value-type="float" office:value="139.77890625">
            <text:p>139.78</text:p>
          </table:table-cell>
          <table:table-cell table:formula="of:=[.$H$5]+[.E280]*[.$I$5]/(2*3.14)" office:value-type="float" office:value="5.12890625">
            <text:p>5.13</text:p>
          </table:table-cell>
          <table:table-cell table:number-columns-repeated="3"/>
        </table:table-row>
        <table:table-row table:style-name="ro2">
          <table:table-cell table:formula="of:=6.28*[.B281]/3200" office:value-type="float" office:value="5.4165">
            <text:p>5.4165</text:p>
          </table:table-cell>
          <table:table-cell office:value-type="float" office:value="2760">
            <text:p>2760</text:p>
          </table:table-cell>
          <table:table-cell table:formula="of:=[.G281]/36" office:value-type="float" office:value="3.89699565972222">
            <text:p>3.90</text:p>
          </table:table-cell>
          <table:table-cell table:formula="of:=[.E281]/(2*3.1415)" office:value-type="float" office:value="0.862088174438962">
            <text:p>0.86</text:p>
          </table:table-cell>
          <table:table-cell table:formula="of:=[.F281]*6.28/[.$K$1]" office:value-type="float" office:value="5.4165">
            <text:p>5.42</text:p>
          </table:table-cell>
          <table:table-cell office:value-type="float" office:value="2760">
            <text:p>2760.00</text:p>
          </table:table-cell>
          <table:table-cell table:formula="of:=[.G280]+[.H281]*0.1" office:value-type="float" office:value="140.29184375">
            <text:p>140.29</text:p>
          </table:table-cell>
          <table:table-cell table:formula="of:=[.$H$5]+[.E281]*[.$I$5]/(2*3.14)" office:value-type="float" office:value="5.129375">
            <text:p>5.13</text:p>
          </table:table-cell>
          <table:table-cell table:number-columns-repeated="3"/>
        </table:table-row>
        <table:table-row table:style-name="ro2">
          <table:table-cell table:formula="of:=6.28*[.B282]/3200" office:value-type="float" office:value="5.436125">
            <text:p>5.436125</text:p>
          </table:table-cell>
          <table:table-cell office:value-type="float" office:value="2770">
            <text:p>2770</text:p>
          </table:table-cell>
          <table:table-cell table:formula="of:=[.G282]/36" office:value-type="float" office:value="3.91124522569445">
            <text:p>3.91</text:p>
          </table:table-cell>
          <table:table-cell table:formula="of:=[.E282]/(2*3.1415)" office:value-type="float" office:value="0.865211682317364">
            <text:p>0.87</text:p>
          </table:table-cell>
          <table:table-cell table:formula="of:=[.F282]*6.28/[.$K$1]" office:value-type="float" office:value="5.436125">
            <text:p>5.44</text:p>
          </table:table-cell>
          <table:table-cell office:value-type="float" office:value="2770">
            <text:p>2770.00</text:p>
          </table:table-cell>
          <table:table-cell table:formula="of:=[.G281]+[.H282]*0.1" office:value-type="float" office:value="140.804828125">
            <text:p>140.80</text:p>
          </table:table-cell>
          <table:table-cell table:formula="of:=[.$H$5]+[.E282]*[.$I$5]/(2*3.14)" office:value-type="float" office:value="5.12984375">
            <text:p>5.13</text:p>
          </table:table-cell>
          <table:table-cell table:number-columns-repeated="3"/>
        </table:table-row>
        <table:table-row table:style-name="ro2">
          <table:table-cell table:formula="of:=6.28*[.B283]/3200" office:value-type="float" office:value="5.45575">
            <text:p>5.45575</text:p>
          </table:table-cell>
          <table:table-cell office:value-type="float" office:value="2780">
            <text:p>2780</text:p>
          </table:table-cell>
          <table:table-cell table:formula="of:=[.G283]/36" office:value-type="float" office:value="3.92549609375">
            <text:p>3.93</text:p>
          </table:table-cell>
          <table:table-cell table:formula="of:=[.E283]/(2*3.1415)" office:value-type="float" office:value="0.868335190195766">
            <text:p>0.87</text:p>
          </table:table-cell>
          <table:table-cell table:formula="of:=[.F283]*6.28/[.$K$1]" office:value-type="float" office:value="5.45575">
            <text:p>5.46</text:p>
          </table:table-cell>
          <table:table-cell office:value-type="float" office:value="2780">
            <text:p>2780.00</text:p>
          </table:table-cell>
          <table:table-cell table:formula="of:=[.G282]+[.H283]*0.1" office:value-type="float" office:value="141.317859375">
            <text:p>141.32</text:p>
          </table:table-cell>
          <table:table-cell table:formula="of:=[.$H$5]+[.E283]*[.$I$5]/(2*3.14)" office:value-type="float" office:value="5.1303125">
            <text:p>5.13</text:p>
          </table:table-cell>
          <table:table-cell table:number-columns-repeated="3"/>
        </table:table-row>
        <table:table-row table:style-name="ro2">
          <table:table-cell table:formula="of:=6.28*[.B284]/3200" office:value-type="float" office:value="5.475375">
            <text:p>5.475375</text:p>
          </table:table-cell>
          <table:table-cell office:value-type="float" office:value="2790">
            <text:p>2790</text:p>
          </table:table-cell>
          <table:table-cell table:formula="of:=[.G284]/36" office:value-type="float" office:value="3.93974826388889">
            <text:p>3.94</text:p>
          </table:table-cell>
          <table:table-cell table:formula="of:=[.E284]/(2*3.1415)" office:value-type="float" office:value="0.871458698074168">
            <text:p>0.87</text:p>
          </table:table-cell>
          <table:table-cell table:formula="of:=[.F284]*6.28/[.$K$1]" office:value-type="float" office:value="5.475375">
            <text:p>5.48</text:p>
          </table:table-cell>
          <table:table-cell office:value-type="float" office:value="2790">
            <text:p>2790.00</text:p>
          </table:table-cell>
          <table:table-cell table:formula="of:=[.G283]+[.H284]*0.1" office:value-type="float" office:value="141.8309375">
            <text:p>141.83</text:p>
          </table:table-cell>
          <table:table-cell table:formula="of:=[.$H$5]+[.E284]*[.$I$5]/(2*3.14)" office:value-type="float" office:value="5.13078125">
            <text:p>5.13</text:p>
          </table:table-cell>
          <table:table-cell table:number-columns-repeated="3"/>
        </table:table-row>
        <table:table-row table:style-name="ro2">
          <table:table-cell table:formula="of:=6.28*[.B285]/3200" office:value-type="float" office:value="5.495">
            <text:p>5.495</text:p>
          </table:table-cell>
          <table:table-cell office:value-type="float" office:value="2800">
            <text:p>2800</text:p>
          </table:table-cell>
          <table:table-cell table:formula="of:=[.G285]/36" office:value-type="float" office:value="3.95400173611111">
            <text:p>3.95</text:p>
          </table:table-cell>
          <table:table-cell table:formula="of:=[.E285]/(2*3.1415)" office:value-type="float" office:value="0.87458220595257">
            <text:p>0.87</text:p>
          </table:table-cell>
          <table:table-cell table:formula="of:=[.F285]*6.28/[.$K$1]" office:value-type="float" office:value="5.495">
            <text:p>5.50</text:p>
          </table:table-cell>
          <table:table-cell office:value-type="float" office:value="2800">
            <text:p>2800.00</text:p>
          </table:table-cell>
          <table:table-cell table:formula="of:=[.G284]+[.H285]*0.1" office:value-type="float" office:value="142.3440625">
            <text:p>142.34</text:p>
          </table:table-cell>
          <table:table-cell table:formula="of:=[.$H$5]+[.E285]*[.$I$5]/(2*3.14)" office:value-type="float" office:value="5.13125">
            <text:p>5.13</text:p>
          </table:table-cell>
          <table:table-cell table:number-columns-repeated="3"/>
        </table:table-row>
        <table:table-row table:style-name="ro2">
          <table:table-cell table:formula="of:=6.28*[.B286]/3200" office:value-type="float" office:value="5.514625">
            <text:p>5.514625</text:p>
          </table:table-cell>
          <table:table-cell office:value-type="float" office:value="2810">
            <text:p>2810</text:p>
          </table:table-cell>
          <table:table-cell table:formula="of:=[.G286]/36" office:value-type="float" office:value="3.96825651041667">
            <text:p>3.97</text:p>
          </table:table-cell>
          <table:table-cell table:formula="of:=[.E286]/(2*3.1415)" office:value-type="float" office:value="0.877705713830972">
            <text:p>0.88</text:p>
          </table:table-cell>
          <table:table-cell table:formula="of:=[.F286]*6.28/[.$K$1]" office:value-type="float" office:value="5.514625">
            <text:p>5.51</text:p>
          </table:table-cell>
          <table:table-cell office:value-type="float" office:value="2810">
            <text:p>2810.00</text:p>
          </table:table-cell>
          <table:table-cell table:formula="of:=[.G285]+[.H286]*0.1" office:value-type="float" office:value="142.857234375">
            <text:p>142.86</text:p>
          </table:table-cell>
          <table:table-cell table:formula="of:=[.$H$5]+[.E286]*[.$I$5]/(2*3.14)" office:value-type="float" office:value="5.13171875">
            <text:p>5.13</text:p>
          </table:table-cell>
          <table:table-cell table:number-columns-repeated="3"/>
        </table:table-row>
        <table:table-row table:style-name="ro2">
          <table:table-cell table:formula="of:=6.28*[.B287]/3200" office:value-type="float" office:value="5.53425">
            <text:p>5.53425</text:p>
          </table:table-cell>
          <table:table-cell office:value-type="float" office:value="2820">
            <text:p>2820</text:p>
          </table:table-cell>
          <table:table-cell table:formula="of:=[.G287]/36" office:value-type="float" office:value="3.98251258680556">
            <text:p>3.98</text:p>
          </table:table-cell>
          <table:table-cell table:formula="of:=[.E287]/(2*3.1415)" office:value-type="float" office:value="0.880829221709375">
            <text:p>0.88</text:p>
          </table:table-cell>
          <table:table-cell table:formula="of:=[.F287]*6.28/[.$K$1]" office:value-type="float" office:value="5.53425">
            <text:p>5.53</text:p>
          </table:table-cell>
          <table:table-cell office:value-type="float" office:value="2820">
            <text:p>2820.00</text:p>
          </table:table-cell>
          <table:table-cell table:formula="of:=[.G286]+[.H287]*0.1" office:value-type="float" office:value="143.370453125">
            <text:p>143.37</text:p>
          </table:table-cell>
          <table:table-cell table:formula="of:=[.$H$5]+[.E287]*[.$I$5]/(2*3.14)" office:value-type="float" office:value="5.1321875">
            <text:p>5.13</text:p>
          </table:table-cell>
          <table:table-cell table:number-columns-repeated="3"/>
        </table:table-row>
        <table:table-row table:style-name="ro2">
          <table:table-cell table:formula="of:=6.28*[.B288]/3200" office:value-type="float" office:value="5.553875">
            <text:p>5.553875</text:p>
          </table:table-cell>
          <table:table-cell office:value-type="float" office:value="2830">
            <text:p>2830</text:p>
          </table:table-cell>
          <table:table-cell table:formula="of:=[.G288]/36" office:value-type="float" office:value="3.99676996527778">
            <text:p>4.00</text:p>
          </table:table-cell>
          <table:table-cell table:formula="of:=[.E288]/(2*3.1415)" office:value-type="float" office:value="0.883952729587777">
            <text:p>0.88</text:p>
          </table:table-cell>
          <table:table-cell table:formula="of:=[.F288]*6.28/[.$K$1]" office:value-type="float" office:value="5.553875">
            <text:p>5.55</text:p>
          </table:table-cell>
          <table:table-cell office:value-type="float" office:value="2830">
            <text:p>2830.00</text:p>
          </table:table-cell>
          <table:table-cell table:formula="of:=[.G287]+[.H288]*0.1" office:value-type="float" office:value="143.88371875">
            <text:p>143.88</text:p>
          </table:table-cell>
          <table:table-cell table:formula="of:=[.$H$5]+[.E288]*[.$I$5]/(2*3.14)" office:value-type="float" office:value="5.13265625">
            <text:p>5.13</text:p>
          </table:table-cell>
          <table:table-cell table:number-columns-repeated="3"/>
        </table:table-row>
        <table:table-row table:style-name="ro2">
          <table:table-cell table:formula="of:=6.28*[.B289]/3200" office:value-type="float" office:value="5.5735">
            <text:p>5.5735</text:p>
          </table:table-cell>
          <table:table-cell office:value-type="float" office:value="2840">
            <text:p>2840</text:p>
          </table:table-cell>
          <table:table-cell table:formula="of:=[.G289]/36" office:value-type="float" office:value="4.01102864583334">
            <text:p>4.01</text:p>
          </table:table-cell>
          <table:table-cell table:formula="of:=[.E289]/(2*3.1415)" office:value-type="float" office:value="0.887076237466179">
            <text:p>0.89</text:p>
          </table:table-cell>
          <table:table-cell table:formula="of:=[.F289]*6.28/[.$K$1]" office:value-type="float" office:value="5.5735">
            <text:p>5.57</text:p>
          </table:table-cell>
          <table:table-cell office:value-type="float" office:value="2840">
            <text:p>2840.00</text:p>
          </table:table-cell>
          <table:table-cell table:formula="of:=[.G288]+[.H289]*0.1" office:value-type="float" office:value="144.39703125">
            <text:p>144.40</text:p>
          </table:table-cell>
          <table:table-cell table:formula="of:=[.$H$5]+[.E289]*[.$I$5]/(2*3.14)" office:value-type="float" office:value="5.133125">
            <text:p>5.13</text:p>
          </table:table-cell>
          <table:table-cell table:number-columns-repeated="3"/>
        </table:table-row>
        <table:table-row table:style-name="ro2">
          <table:table-cell table:formula="of:=6.28*[.B290]/3200" office:value-type="float" office:value="5.593125">
            <text:p>5.593125</text:p>
          </table:table-cell>
          <table:table-cell office:value-type="float" office:value="2850">
            <text:p>2850</text:p>
          </table:table-cell>
          <table:table-cell table:formula="of:=[.G290]/36" office:value-type="float" office:value="4.02528862847222">
            <text:p>4.03</text:p>
          </table:table-cell>
          <table:table-cell table:formula="of:=[.E290]/(2*3.1415)" office:value-type="float" office:value="0.89019974534458">
            <text:p>0.89</text:p>
          </table:table-cell>
          <table:table-cell table:formula="of:=[.F290]*6.28/[.$K$1]" office:value-type="float" office:value="5.593125">
            <text:p>5.59</text:p>
          </table:table-cell>
          <table:table-cell office:value-type="float" office:value="2850">
            <text:p>2850.00</text:p>
          </table:table-cell>
          <table:table-cell table:formula="of:=[.G289]+[.H290]*0.1" office:value-type="float" office:value="144.910390625">
            <text:p>144.91</text:p>
          </table:table-cell>
          <table:table-cell table:formula="of:=[.$H$5]+[.E290]*[.$I$5]/(2*3.14)" office:value-type="float" office:value="5.13359375">
            <text:p>5.13</text:p>
          </table:table-cell>
          <table:table-cell table:number-columns-repeated="3"/>
        </table:table-row>
        <table:table-row table:style-name="ro2">
          <table:table-cell table:formula="of:=6.28*[.B291]/3200" office:value-type="float" office:value="5.61275">
            <text:p>5.61275</text:p>
          </table:table-cell>
          <table:table-cell office:value-type="float" office:value="2860">
            <text:p>2860</text:p>
          </table:table-cell>
          <table:table-cell table:formula="of:=[.G291]/36" office:value-type="float" office:value="4.03954991319445">
            <text:p>4.04</text:p>
          </table:table-cell>
          <table:table-cell table:formula="of:=[.E291]/(2*3.1415)" office:value-type="float" office:value="0.893323253222983">
            <text:p>0.89</text:p>
          </table:table-cell>
          <table:table-cell table:formula="of:=[.F291]*6.28/[.$K$1]" office:value-type="float" office:value="5.61275">
            <text:p>5.61</text:p>
          </table:table-cell>
          <table:table-cell office:value-type="float" office:value="2860">
            <text:p>2860.00</text:p>
          </table:table-cell>
          <table:table-cell table:formula="of:=[.G290]+[.H291]*0.1" office:value-type="float" office:value="145.423796875">
            <text:p>145.42</text:p>
          </table:table-cell>
          <table:table-cell table:formula="of:=[.$H$5]+[.E291]*[.$I$5]/(2*3.14)" office:value-type="float" office:value="5.1340625">
            <text:p>5.13</text:p>
          </table:table-cell>
          <table:table-cell table:number-columns-repeated="3"/>
        </table:table-row>
        <table:table-row table:style-name="ro2">
          <table:table-cell table:formula="of:=6.28*[.B292]/3200" office:value-type="float" office:value="5.632375">
            <text:p>5.632375</text:p>
          </table:table-cell>
          <table:table-cell office:value-type="float" office:value="2870">
            <text:p>2870</text:p>
          </table:table-cell>
          <table:table-cell table:formula="of:=[.G292]/36" office:value-type="float" office:value="4.0538125">
            <text:p>4.05</text:p>
          </table:table-cell>
          <table:table-cell table:formula="of:=[.E292]/(2*3.1415)" office:value-type="float" office:value="0.896446761101385">
            <text:p>0.90</text:p>
          </table:table-cell>
          <table:table-cell table:formula="of:=[.F292]*6.28/[.$K$1]" office:value-type="float" office:value="5.632375">
            <text:p>5.63</text:p>
          </table:table-cell>
          <table:table-cell office:value-type="float" office:value="2870">
            <text:p>2870.00</text:p>
          </table:table-cell>
          <table:table-cell table:formula="of:=[.G291]+[.H292]*0.1" office:value-type="float" office:value="145.93725">
            <text:p>145.94</text:p>
          </table:table-cell>
          <table:table-cell table:formula="of:=[.$H$5]+[.E292]*[.$I$5]/(2*3.14)" office:value-type="float" office:value="5.13453125">
            <text:p>5.13</text:p>
          </table:table-cell>
          <table:table-cell table:number-columns-repeated="3"/>
        </table:table-row>
        <table:table-row table:style-name="ro2">
          <table:table-cell table:formula="of:=6.28*[.B293]/3200" office:value-type="float" office:value="5.652">
            <text:p>5.652</text:p>
          </table:table-cell>
          <table:table-cell office:value-type="float" office:value="2880">
            <text:p>2880</text:p>
          </table:table-cell>
          <table:table-cell table:formula="of:=[.G293]/36" office:value-type="float" office:value="4.06807638888889">
            <text:p>4.07</text:p>
          </table:table-cell>
          <table:table-cell table:formula="of:=[.E293]/(2*3.1415)" office:value-type="float" office:value="0.899570268979787">
            <text:p>0.90</text:p>
          </table:table-cell>
          <table:table-cell table:formula="of:=[.F293]*6.28/[.$K$1]" office:value-type="float" office:value="5.652">
            <text:p>5.65</text:p>
          </table:table-cell>
          <table:table-cell office:value-type="float" office:value="2880">
            <text:p>2880.00</text:p>
          </table:table-cell>
          <table:table-cell table:formula="of:=[.G292]+[.H293]*0.1" office:value-type="float" office:value="146.45075">
            <text:p>146.45</text:p>
          </table:table-cell>
          <table:table-cell table:formula="of:=[.$H$5]+[.E293]*[.$I$5]/(2*3.14)" office:value-type="float" office:value="5.135">
            <text:p>5.14</text:p>
          </table:table-cell>
          <table:table-cell table:number-columns-repeated="3"/>
        </table:table-row>
        <table:table-row table:style-name="ro2">
          <table:table-cell table:formula="of:=6.28*[.B294]/3200" office:value-type="float" office:value="5.671625">
            <text:p>5.671625</text:p>
          </table:table-cell>
          <table:table-cell office:value-type="float" office:value="2890">
            <text:p>2890</text:p>
          </table:table-cell>
          <table:table-cell table:formula="of:=[.G294]/36" office:value-type="float" office:value="4.08234157986111">
            <text:p>4.08</text:p>
          </table:table-cell>
          <table:table-cell table:formula="of:=[.E294]/(2*3.1415)" office:value-type="float" office:value="0.902693776858189">
            <text:p>0.90</text:p>
          </table:table-cell>
          <table:table-cell table:formula="of:=[.F294]*6.28/[.$K$1]" office:value-type="float" office:value="5.671625">
            <text:p>5.67</text:p>
          </table:table-cell>
          <table:table-cell office:value-type="float" office:value="2890">
            <text:p>2890.00</text:p>
          </table:table-cell>
          <table:table-cell table:formula="of:=[.G293]+[.H294]*0.1" office:value-type="float" office:value="146.964296875">
            <text:p>146.96</text:p>
          </table:table-cell>
          <table:table-cell table:formula="of:=[.$H$5]+[.E294]*[.$I$5]/(2*3.14)" office:value-type="float" office:value="5.13546875">
            <text:p>5.14</text:p>
          </table:table-cell>
          <table:table-cell table:number-columns-repeated="3"/>
        </table:table-row>
        <table:table-row table:style-name="ro2">
          <table:table-cell table:formula="of:=6.28*[.B295]/3200" office:value-type="float" office:value="5.69125">
            <text:p>5.69125</text:p>
          </table:table-cell>
          <table:table-cell office:value-type="float" office:value="2900">
            <text:p>2900</text:p>
          </table:table-cell>
          <table:table-cell table:formula="of:=[.G295]/36" office:value-type="float" office:value="4.09660807291667">
            <text:p>4.10</text:p>
          </table:table-cell>
          <table:table-cell table:formula="of:=[.E295]/(2*3.1415)" office:value-type="float" office:value="0.905817284736591">
            <text:p>0.91</text:p>
          </table:table-cell>
          <table:table-cell table:formula="of:=[.F295]*6.28/[.$K$1]" office:value-type="float" office:value="5.69125">
            <text:p>5.69</text:p>
          </table:table-cell>
          <table:table-cell office:value-type="float" office:value="2900">
            <text:p>2900.00</text:p>
          </table:table-cell>
          <table:table-cell table:formula="of:=[.G294]+[.H295]*0.1" office:value-type="float" office:value="147.477890625">
            <text:p>147.48</text:p>
          </table:table-cell>
          <table:table-cell table:formula="of:=[.$H$5]+[.E295]*[.$I$5]/(2*3.14)" office:value-type="float" office:value="5.1359375">
            <text:p>5.14</text:p>
          </table:table-cell>
          <table:table-cell table:number-columns-repeated="3"/>
        </table:table-row>
        <table:table-row table:style-name="ro2">
          <table:table-cell table:formula="of:=6.28*[.B296]/3200" office:value-type="float" office:value="5.710875">
            <text:p>5.710875</text:p>
          </table:table-cell>
          <table:table-cell office:value-type="float" office:value="2910">
            <text:p>2910</text:p>
          </table:table-cell>
          <table:table-cell table:formula="of:=[.G296]/36" office:value-type="float" office:value="4.11087586805556">
            <text:p>4.11</text:p>
          </table:table-cell>
          <table:table-cell table:formula="of:=[.E296]/(2*3.1415)" office:value-type="float" office:value="0.908940792614993">
            <text:p>0.91</text:p>
          </table:table-cell>
          <table:table-cell table:formula="of:=[.F296]*6.28/[.$K$1]" office:value-type="float" office:value="5.710875">
            <text:p>5.71</text:p>
          </table:table-cell>
          <table:table-cell office:value-type="float" office:value="2910">
            <text:p>2910.00</text:p>
          </table:table-cell>
          <table:table-cell table:formula="of:=[.G295]+[.H296]*0.1" office:value-type="float" office:value="147.99153125">
            <text:p>147.99</text:p>
          </table:table-cell>
          <table:table-cell table:formula="of:=[.$H$5]+[.E296]*[.$I$5]/(2*3.14)" office:value-type="float" office:value="5.13640625">
            <text:p>5.14</text:p>
          </table:table-cell>
          <table:table-cell table:number-columns-repeated="3"/>
        </table:table-row>
        <table:table-row table:style-name="ro2">
          <table:table-cell table:formula="of:=6.28*[.B297]/3200" office:value-type="float" office:value="5.7305">
            <text:p>5.7305</text:p>
          </table:table-cell>
          <table:table-cell office:value-type="float" office:value="2920">
            <text:p>2920</text:p>
          </table:table-cell>
          <table:table-cell table:formula="of:=[.G297]/36" office:value-type="float" office:value="4.12514496527778">
            <text:p>4.13</text:p>
          </table:table-cell>
          <table:table-cell table:formula="of:=[.E297]/(2*3.1415)" office:value-type="float" office:value="0.912064300493395">
            <text:p>0.91</text:p>
          </table:table-cell>
          <table:table-cell table:formula="of:=[.F297]*6.28/[.$K$1]" office:value-type="float" office:value="5.7305">
            <text:p>5.73</text:p>
          </table:table-cell>
          <table:table-cell office:value-type="float" office:value="2920">
            <text:p>2920.00</text:p>
          </table:table-cell>
          <table:table-cell table:formula="of:=[.G296]+[.H297]*0.1" office:value-type="float" office:value="148.50521875">
            <text:p>148.51</text:p>
          </table:table-cell>
          <table:table-cell table:formula="of:=[.$H$5]+[.E297]*[.$I$5]/(2*3.14)" office:value-type="float" office:value="5.136875">
            <text:p>5.14</text:p>
          </table:table-cell>
          <table:table-cell table:number-columns-repeated="3"/>
        </table:table-row>
        <table:table-row table:style-name="ro2">
          <table:table-cell table:formula="of:=6.28*[.B298]/3200" office:value-type="float" office:value="5.750125">
            <text:p>5.750125</text:p>
          </table:table-cell>
          <table:table-cell office:value-type="float" office:value="2930">
            <text:p>2930</text:p>
          </table:table-cell>
          <table:table-cell table:formula="of:=[.G298]/36" office:value-type="float" office:value="4.13941536458334">
            <text:p>4.14</text:p>
          </table:table-cell>
          <table:table-cell table:formula="of:=[.E298]/(2*3.1415)" office:value-type="float" office:value="0.915187808371797">
            <text:p>0.92</text:p>
          </table:table-cell>
          <table:table-cell table:formula="of:=[.F298]*6.28/[.$K$1]" office:value-type="float" office:value="5.750125">
            <text:p>5.75</text:p>
          </table:table-cell>
          <table:table-cell office:value-type="float" office:value="2930">
            <text:p>2930.00</text:p>
          </table:table-cell>
          <table:table-cell table:formula="of:=[.G297]+[.H298]*0.1" office:value-type="float" office:value="149.018953125">
            <text:p>149.02</text:p>
          </table:table-cell>
          <table:table-cell table:formula="of:=[.$H$5]+[.E298]*[.$I$5]/(2*3.14)" office:value-type="float" office:value="5.13734375">
            <text:p>5.14</text:p>
          </table:table-cell>
          <table:table-cell table:number-columns-repeated="3"/>
        </table:table-row>
        <table:table-row table:style-name="ro2">
          <table:table-cell table:formula="of:=6.28*[.B299]/3200" office:value-type="float" office:value="5.76975">
            <text:p>5.76975</text:p>
          </table:table-cell>
          <table:table-cell office:value-type="float" office:value="2940">
            <text:p>2940</text:p>
          </table:table-cell>
          <table:table-cell table:formula="of:=[.G299]/36" office:value-type="float" office:value="4.15368706597223">
            <text:p>4.15</text:p>
          </table:table-cell>
          <table:table-cell table:formula="of:=[.E299]/(2*3.1415)" office:value-type="float" office:value="0.918311316250199">
            <text:p>0.92</text:p>
          </table:table-cell>
          <table:table-cell table:formula="of:=[.F299]*6.28/[.$K$1]" office:value-type="float" office:value="5.76975">
            <text:p>5.77</text:p>
          </table:table-cell>
          <table:table-cell office:value-type="float" office:value="2940">
            <text:p>2940.00</text:p>
          </table:table-cell>
          <table:table-cell table:formula="of:=[.G298]+[.H299]*0.1" office:value-type="float" office:value="149.532734375">
            <text:p>149.53</text:p>
          </table:table-cell>
          <table:table-cell table:formula="of:=[.$H$5]+[.E299]*[.$I$5]/(2*3.14)" office:value-type="float" office:value="5.1378125">
            <text:p>5.14</text:p>
          </table:table-cell>
          <table:table-cell table:number-columns-repeated="3"/>
        </table:table-row>
        <table:table-row table:style-name="ro2">
          <table:table-cell table:formula="of:=6.28*[.B300]/3200" office:value-type="float" office:value="5.789375">
            <text:p>5.789375</text:p>
          </table:table-cell>
          <table:table-cell office:value-type="float" office:value="2950">
            <text:p>2950</text:p>
          </table:table-cell>
          <table:table-cell table:formula="of:=[.G300]/36" office:value-type="float" office:value="4.16796006944445">
            <text:p>4.17</text:p>
          </table:table-cell>
          <table:table-cell table:formula="of:=[.E300]/(2*3.1415)" office:value-type="float" office:value="0.921434824128601">
            <text:p>0.92</text:p>
          </table:table-cell>
          <table:table-cell table:formula="of:=[.F300]*6.28/[.$K$1]" office:value-type="float" office:value="5.789375">
            <text:p>5.79</text:p>
          </table:table-cell>
          <table:table-cell office:value-type="float" office:value="2950">
            <text:p>2950.00</text:p>
          </table:table-cell>
          <table:table-cell table:formula="of:=[.G299]+[.H300]*0.1" office:value-type="float" office:value="150.0465625">
            <text:p>150.05</text:p>
          </table:table-cell>
          <table:table-cell table:formula="of:=[.$H$5]+[.E300]*[.$I$5]/(2*3.14)" office:value-type="float" office:value="5.13828125">
            <text:p>5.14</text:p>
          </table:table-cell>
          <table:table-cell table:number-columns-repeated="3"/>
        </table:table-row>
        <table:table-row table:style-name="ro2">
          <table:table-cell table:formula="of:=6.28*[.B301]/3200" office:value-type="float" office:value="5.809">
            <text:p>5.809</text:p>
          </table:table-cell>
          <table:table-cell office:value-type="float" office:value="2960">
            <text:p>2960</text:p>
          </table:table-cell>
          <table:table-cell table:formula="of:=[.G301]/36" office:value-type="float" office:value="4.182234375">
            <text:p>4.18</text:p>
          </table:table-cell>
          <table:table-cell table:formula="of:=[.E301]/(2*3.1415)" office:value-type="float" office:value="0.924558332007003">
            <text:p>0.92</text:p>
          </table:table-cell>
          <table:table-cell table:formula="of:=[.F301]*6.28/[.$K$1]" office:value-type="float" office:value="5.809">
            <text:p>5.81</text:p>
          </table:table-cell>
          <table:table-cell office:value-type="float" office:value="2960">
            <text:p>2960.00</text:p>
          </table:table-cell>
          <table:table-cell table:formula="of:=[.G300]+[.H301]*0.1" office:value-type="float" office:value="150.5604375">
            <text:p>150.56</text:p>
          </table:table-cell>
          <table:table-cell table:formula="of:=[.$H$5]+[.E301]*[.$I$5]/(2*3.14)" office:value-type="float" office:value="5.13875">
            <text:p>5.14</text:p>
          </table:table-cell>
          <table:table-cell table:number-columns-repeated="3"/>
        </table:table-row>
        <table:table-row table:style-name="ro2">
          <table:table-cell table:formula="of:=6.28*[.B302]/3200" office:value-type="float" office:value="5.828625">
            <text:p>5.828625</text:p>
          </table:table-cell>
          <table:table-cell office:value-type="float" office:value="2970">
            <text:p>2970</text:p>
          </table:table-cell>
          <table:table-cell table:formula="of:=[.G302]/36" office:value-type="float" office:value="4.19650998263889">
            <text:p>4.20</text:p>
          </table:table-cell>
          <table:table-cell table:formula="of:=[.E302]/(2*3.1415)" office:value-type="float" office:value="0.927681839885405">
            <text:p>0.93</text:p>
          </table:table-cell>
          <table:table-cell table:formula="of:=[.F302]*6.28/[.$K$1]" office:value-type="float" office:value="5.828625">
            <text:p>5.83</text:p>
          </table:table-cell>
          <table:table-cell office:value-type="float" office:value="2970">
            <text:p>2970.00</text:p>
          </table:table-cell>
          <table:table-cell table:formula="of:=[.G301]+[.H302]*0.1" office:value-type="float" office:value="151.074359375">
            <text:p>151.07</text:p>
          </table:table-cell>
          <table:table-cell table:formula="of:=[.$H$5]+[.E302]*[.$I$5]/(2*3.14)" office:value-type="float" office:value="5.13921875">
            <text:p>5.14</text:p>
          </table:table-cell>
          <table:table-cell table:number-columns-repeated="3"/>
        </table:table-row>
        <table:table-row table:style-name="ro2">
          <table:table-cell table:formula="of:=6.28*[.B303]/3200" office:value-type="float" office:value="5.84825">
            <text:p>5.84825</text:p>
          </table:table-cell>
          <table:table-cell office:value-type="float" office:value="2980">
            <text:p>2980</text:p>
          </table:table-cell>
          <table:table-cell table:formula="of:=[.G303]/36" office:value-type="float" office:value="4.21078689236111">
            <text:p>4.21</text:p>
          </table:table-cell>
          <table:table-cell table:formula="of:=[.E303]/(2*3.1415)" office:value-type="float" office:value="0.930805347763807">
            <text:p>0.93</text:p>
          </table:table-cell>
          <table:table-cell table:formula="of:=[.F303]*6.28/[.$K$1]" office:value-type="float" office:value="5.84825">
            <text:p>5.85</text:p>
          </table:table-cell>
          <table:table-cell office:value-type="float" office:value="2980">
            <text:p>2980.00</text:p>
          </table:table-cell>
          <table:table-cell table:formula="of:=[.G302]+[.H303]*0.1" office:value-type="float" office:value="151.588328125">
            <text:p>151.59</text:p>
          </table:table-cell>
          <table:table-cell table:formula="of:=[.$H$5]+[.E303]*[.$I$5]/(2*3.14)" office:value-type="float" office:value="5.1396875">
            <text:p>5.14</text:p>
          </table:table-cell>
          <table:table-cell table:number-columns-repeated="3"/>
        </table:table-row>
        <table:table-row table:style-name="ro2">
          <table:table-cell table:formula="of:=6.28*[.B304]/3200" office:value-type="float" office:value="5.867875">
            <text:p>5.867875</text:p>
          </table:table-cell>
          <table:table-cell office:value-type="float" office:value="2990">
            <text:p>2990</text:p>
          </table:table-cell>
          <table:table-cell table:formula="of:=[.G304]/36" office:value-type="float" office:value="4.22506510416667">
            <text:p>4.23</text:p>
          </table:table-cell>
          <table:table-cell table:formula="of:=[.E304]/(2*3.1415)" office:value-type="float" office:value="0.933928855642209">
            <text:p>0.93</text:p>
          </table:table-cell>
          <table:table-cell table:formula="of:=[.F304]*6.28/[.$K$1]" office:value-type="float" office:value="5.867875">
            <text:p>5.87</text:p>
          </table:table-cell>
          <table:table-cell office:value-type="float" office:value="2990">
            <text:p>2990.00</text:p>
          </table:table-cell>
          <table:table-cell table:formula="of:=[.G303]+[.H304]*0.1" office:value-type="float" office:value="152.10234375">
            <text:p>152.10</text:p>
          </table:table-cell>
          <table:table-cell table:formula="of:=[.$H$5]+[.E304]*[.$I$5]/(2*3.14)" office:value-type="float" office:value="5.14015625">
            <text:p>5.14</text:p>
          </table:table-cell>
          <table:table-cell table:number-columns-repeated="3"/>
        </table:table-row>
        <table:table-row table:style-name="ro2">
          <table:table-cell table:formula="of:=6.28*[.B305]/3200" office:value-type="float" office:value="5.8875">
            <text:p>5.8875</text:p>
          </table:table-cell>
          <table:table-cell office:value-type="float" office:value="3000">
            <text:p>3000</text:p>
          </table:table-cell>
          <table:table-cell table:formula="of:=[.G305]/36" office:value-type="float" office:value="4.23934461805556">
            <text:p>4.24</text:p>
          </table:table-cell>
          <table:table-cell table:formula="of:=[.E305]/(2*3.1415)" office:value-type="float" office:value="0.937052363520611">
            <text:p>0.94</text:p>
          </table:table-cell>
          <table:table-cell table:formula="of:=[.F305]*6.28/[.$K$1]" office:value-type="float" office:value="5.8875">
            <text:p>5.89</text:p>
          </table:table-cell>
          <table:table-cell office:value-type="float" office:value="3000">
            <text:p>3000.00</text:p>
          </table:table-cell>
          <table:table-cell table:formula="of:=[.G304]+[.H305]*0.1" office:value-type="float" office:value="152.61640625">
            <text:p>152.62</text:p>
          </table:table-cell>
          <table:table-cell table:formula="of:=[.$H$5]+[.E305]*[.$I$5]/(2*3.14)" office:value-type="float" office:value="5.140625">
            <text:p>5.14</text:p>
          </table:table-cell>
          <table:table-cell table:number-columns-repeated="3"/>
        </table:table-row>
        <table:table-row table:style-name="ro2">
          <table:table-cell table:formula="of:=6.28*[.B306]/3200" office:value-type="float" office:value="5.907125">
            <text:p>5.907125</text:p>
          </table:table-cell>
          <table:table-cell office:value-type="float" office:value="3010">
            <text:p>3010</text:p>
          </table:table-cell>
          <table:table-cell table:formula="of:=[.G306]/36" office:value-type="float" office:value="4.25362543402778">
            <text:p>4.25</text:p>
          </table:table-cell>
          <table:table-cell table:formula="of:=[.E306]/(2*3.1415)" office:value-type="float" office:value="0.940175871399013">
            <text:p>0.94</text:p>
          </table:table-cell>
          <table:table-cell table:formula="of:=[.F306]*6.28/[.$K$1]" office:value-type="float" office:value="5.907125">
            <text:p>5.91</text:p>
          </table:table-cell>
          <table:table-cell office:value-type="float" office:value="3010">
            <text:p>3010.00</text:p>
          </table:table-cell>
          <table:table-cell table:formula="of:=[.G305]+[.H306]*0.1" office:value-type="float" office:value="153.130515625">
            <text:p>153.13</text:p>
          </table:table-cell>
          <table:table-cell table:formula="of:=[.$H$5]+[.E306]*[.$I$5]/(2*3.14)" office:value-type="float" office:value="5.14109375">
            <text:p>5.14</text:p>
          </table:table-cell>
          <table:table-cell table:number-columns-repeated="3"/>
        </table:table-row>
        <table:table-row table:style-name="ro2">
          <table:table-cell table:formula="of:=6.28*[.B307]/3200" office:value-type="float" office:value="5.92675">
            <text:p>5.92675</text:p>
          </table:table-cell>
          <table:table-cell office:value-type="float" office:value="3020">
            <text:p>3020</text:p>
          </table:table-cell>
          <table:table-cell table:formula="of:=[.G307]/36" office:value-type="float" office:value="4.26790755208334">
            <text:p>4.27</text:p>
          </table:table-cell>
          <table:table-cell table:formula="of:=[.E307]/(2*3.1415)" office:value-type="float" office:value="0.943299379277415">
            <text:p>0.94</text:p>
          </table:table-cell>
          <table:table-cell table:formula="of:=[.F307]*6.28/[.$K$1]" office:value-type="float" office:value="5.92675">
            <text:p>5.93</text:p>
          </table:table-cell>
          <table:table-cell office:value-type="float" office:value="3020">
            <text:p>3020.00</text:p>
          </table:table-cell>
          <table:table-cell table:formula="of:=[.G306]+[.H307]*0.1" office:value-type="float" office:value="153.644671875">
            <text:p>153.64</text:p>
          </table:table-cell>
          <table:table-cell table:formula="of:=[.$H$5]+[.E307]*[.$I$5]/(2*3.14)" office:value-type="float" office:value="5.1415625">
            <text:p>5.14</text:p>
          </table:table-cell>
          <table:table-cell table:number-columns-repeated="3"/>
        </table:table-row>
        <table:table-row table:style-name="ro2">
          <table:table-cell table:formula="of:=6.28*[.B308]/3200" office:value-type="float" office:value="5.946375">
            <text:p>5.946375</text:p>
          </table:table-cell>
          <table:table-cell office:value-type="float" office:value="3030">
            <text:p>3030</text:p>
          </table:table-cell>
          <table:table-cell table:formula="of:=[.G308]/36" office:value-type="float" office:value="4.28219097222223">
            <text:p>4.28</text:p>
          </table:table-cell>
          <table:table-cell table:formula="of:=[.E308]/(2*3.1415)" office:value-type="float" office:value="0.946422887155817">
            <text:p>0.95</text:p>
          </table:table-cell>
          <table:table-cell table:formula="of:=[.F308]*6.28/[.$K$1]" office:value-type="float" office:value="5.946375">
            <text:p>5.95</text:p>
          </table:table-cell>
          <table:table-cell office:value-type="float" office:value="3030">
            <text:p>3030.00</text:p>
          </table:table-cell>
          <table:table-cell table:formula="of:=[.G307]+[.H308]*0.1" office:value-type="float" office:value="154.158875">
            <text:p>154.16</text:p>
          </table:table-cell>
          <table:table-cell table:formula="of:=[.$H$5]+[.E308]*[.$I$5]/(2*3.14)" office:value-type="float" office:value="5.14203125">
            <text:p>5.14</text:p>
          </table:table-cell>
          <table:table-cell table:number-columns-repeated="3"/>
        </table:table-row>
        <table:table-row table:style-name="ro2">
          <table:table-cell table:formula="of:=6.28*[.B309]/3200" office:value-type="float" office:value="5.966">
            <text:p>5.966</text:p>
          </table:table-cell>
          <table:table-cell office:value-type="float" office:value="3040">
            <text:p>3040</text:p>
          </table:table-cell>
          <table:table-cell table:formula="of:=[.G309]/36" office:value-type="float" office:value="4.29647569444445">
            <text:p>4.30</text:p>
          </table:table-cell>
          <table:table-cell table:formula="of:=[.E309]/(2*3.1415)" office:value-type="float" office:value="0.949546395034219">
            <text:p>0.95</text:p>
          </table:table-cell>
          <table:table-cell table:formula="of:=[.F309]*6.28/[.$K$1]" office:value-type="float" office:value="5.966">
            <text:p>5.97</text:p>
          </table:table-cell>
          <table:table-cell office:value-type="float" office:value="3040">
            <text:p>3040.00</text:p>
          </table:table-cell>
          <table:table-cell table:formula="of:=[.G308]+[.H309]*0.1" office:value-type="float" office:value="154.673125">
            <text:p>154.67</text:p>
          </table:table-cell>
          <table:table-cell table:formula="of:=[.$H$5]+[.E309]*[.$I$5]/(2*3.14)" office:value-type="float" office:value="5.1425">
            <text:p>5.14</text:p>
          </table:table-cell>
          <table:table-cell table:number-columns-repeated="3"/>
        </table:table-row>
        <table:table-row table:style-name="ro2">
          <table:table-cell table:formula="of:=6.28*[.B310]/3200" office:value-type="float" office:value="5.985625">
            <text:p>5.985625</text:p>
          </table:table-cell>
          <table:table-cell office:value-type="float" office:value="3050">
            <text:p>3050</text:p>
          </table:table-cell>
          <table:table-cell table:formula="of:=[.G310]/36" office:value-type="float" office:value="4.31076171875">
            <text:p>4.31</text:p>
          </table:table-cell>
          <table:table-cell table:formula="of:=[.E310]/(2*3.1415)" office:value-type="float" office:value="0.952669902912621">
            <text:p>0.95</text:p>
          </table:table-cell>
          <table:table-cell table:formula="of:=[.F310]*6.28/[.$K$1]" office:value-type="float" office:value="5.985625">
            <text:p>5.99</text:p>
          </table:table-cell>
          <table:table-cell office:value-type="float" office:value="3050">
            <text:p>3050.00</text:p>
          </table:table-cell>
          <table:table-cell table:formula="of:=[.G309]+[.H310]*0.1" office:value-type="float" office:value="155.187421875">
            <text:p>155.19</text:p>
          </table:table-cell>
          <table:table-cell table:formula="of:=[.$H$5]+[.E310]*[.$I$5]/(2*3.14)" office:value-type="float" office:value="5.14296875">
            <text:p>5.14</text:p>
          </table:table-cell>
          <table:table-cell table:number-columns-repeated="3"/>
        </table:table-row>
        <table:table-row table:style-name="ro2">
          <table:table-cell table:formula="of:=6.28*[.B311]/3200" office:value-type="float" office:value="6.00525">
            <text:p>6.00525</text:p>
          </table:table-cell>
          <table:table-cell office:value-type="float" office:value="3060">
            <text:p>3060</text:p>
          </table:table-cell>
          <table:table-cell table:formula="of:=[.G311]/36" office:value-type="float" office:value="4.32504904513889">
            <text:p>4.33</text:p>
          </table:table-cell>
          <table:table-cell table:formula="of:=[.E311]/(2*3.1415)" office:value-type="float" office:value="0.955793410791023">
            <text:p>0.96</text:p>
          </table:table-cell>
          <table:table-cell table:formula="of:=[.F311]*6.28/[.$K$1]" office:value-type="float" office:value="6.00525">
            <text:p>6.01</text:p>
          </table:table-cell>
          <table:table-cell office:value-type="float" office:value="3060">
            <text:p>3060.00</text:p>
          </table:table-cell>
          <table:table-cell table:formula="of:=[.G310]+[.H311]*0.1" office:value-type="float" office:value="155.701765625">
            <text:p>155.70</text:p>
          </table:table-cell>
          <table:table-cell table:formula="of:=[.$H$5]+[.E311]*[.$I$5]/(2*3.14)" office:value-type="float" office:value="5.1434375">
            <text:p>5.14</text:p>
          </table:table-cell>
          <table:table-cell table:number-columns-repeated="3"/>
        </table:table-row>
        <table:table-row table:style-name="ro2">
          <table:table-cell table:formula="of:=6.28*[.B312]/3200" office:value-type="float" office:value="6.024875">
            <text:p>6.024875</text:p>
          </table:table-cell>
          <table:table-cell office:value-type="float" office:value="3070">
            <text:p>3070</text:p>
          </table:table-cell>
          <table:table-cell table:formula="of:=[.G312]/36" office:value-type="float" office:value="4.33933767361112">
            <text:p>4.34</text:p>
          </table:table-cell>
          <table:table-cell table:formula="of:=[.E312]/(2*3.1415)" office:value-type="float" office:value="0.958916918669426">
            <text:p>0.96</text:p>
          </table:table-cell>
          <table:table-cell table:formula="of:=[.F312]*6.28/[.$K$1]" office:value-type="float" office:value="6.024875">
            <text:p>6.02</text:p>
          </table:table-cell>
          <table:table-cell office:value-type="float" office:value="3070">
            <text:p>3070.00</text:p>
          </table:table-cell>
          <table:table-cell table:formula="of:=[.G311]+[.H312]*0.1" office:value-type="float" office:value="156.21615625">
            <text:p>156.22</text:p>
          </table:table-cell>
          <table:table-cell table:formula="of:=[.$H$5]+[.E312]*[.$I$5]/(2*3.14)" office:value-type="float" office:value="5.14390625">
            <text:p>5.14</text:p>
          </table:table-cell>
          <table:table-cell table:number-columns-repeated="3"/>
        </table:table-row>
        <table:table-row table:style-name="ro2">
          <table:table-cell table:formula="of:=6.28*[.B313]/3200" office:value-type="float" office:value="6.0445">
            <text:p>6.0445</text:p>
          </table:table-cell>
          <table:table-cell office:value-type="float" office:value="3080">
            <text:p>3080</text:p>
          </table:table-cell>
          <table:table-cell table:formula="of:=[.G313]/36" office:value-type="float" office:value="4.35362760416667">
            <text:p>4.35</text:p>
          </table:table-cell>
          <table:table-cell table:formula="of:=[.E313]/(2*3.1415)" office:value-type="float" office:value="0.962040426547827">
            <text:p>0.96</text:p>
          </table:table-cell>
          <table:table-cell table:formula="of:=[.F313]*6.28/[.$K$1]" office:value-type="float" office:value="6.0445">
            <text:p>6.04</text:p>
          </table:table-cell>
          <table:table-cell office:value-type="float" office:value="3080">
            <text:p>3080.00</text:p>
          </table:table-cell>
          <table:table-cell table:formula="of:=[.G312]+[.H313]*0.1" office:value-type="float" office:value="156.73059375">
            <text:p>156.73</text:p>
          </table:table-cell>
          <table:table-cell table:formula="of:=[.$H$5]+[.E313]*[.$I$5]/(2*3.14)" office:value-type="float" office:value="5.144375">
            <text:p>5.14</text:p>
          </table:table-cell>
          <table:table-cell table:number-columns-repeated="3"/>
        </table:table-row>
        <table:table-row table:style-name="ro2">
          <table:table-cell table:formula="of:=6.28*[.B314]/3200" office:value-type="float" office:value="6.064125">
            <text:p>6.064125</text:p>
          </table:table-cell>
          <table:table-cell office:value-type="float" office:value="3090">
            <text:p>3090</text:p>
          </table:table-cell>
          <table:table-cell table:formula="of:=[.G314]/36" office:value-type="float" office:value="4.36791883680556">
            <text:p>4.37</text:p>
          </table:table-cell>
          <table:table-cell table:formula="of:=[.E314]/(2*3.1415)" office:value-type="float" office:value="0.96516393442623">
            <text:p>0.97</text:p>
          </table:table-cell>
          <table:table-cell table:formula="of:=[.F314]*6.28/[.$K$1]" office:value-type="float" office:value="6.064125">
            <text:p>6.06</text:p>
          </table:table-cell>
          <table:table-cell office:value-type="float" office:value="3090">
            <text:p>3090.00</text:p>
          </table:table-cell>
          <table:table-cell table:formula="of:=[.G313]+[.H314]*0.1" office:value-type="float" office:value="157.245078125">
            <text:p>157.25</text:p>
          </table:table-cell>
          <table:table-cell table:formula="of:=[.$H$5]+[.E314]*[.$I$5]/(2*3.14)" office:value-type="float" office:value="5.14484375">
            <text:p>5.14</text:p>
          </table:table-cell>
          <table:table-cell table:number-columns-repeated="3"/>
        </table:table-row>
        <table:table-row table:style-name="ro2">
          <table:table-cell table:formula="of:=6.28*[.B315]/3200" office:value-type="float" office:value="6.08375">
            <text:p>6.08375</text:p>
          </table:table-cell>
          <table:table-cell office:value-type="float" office:value="3100">
            <text:p>3100</text:p>
          </table:table-cell>
          <table:table-cell table:formula="of:=[.G315]/36" office:value-type="float" office:value="4.38221137152778">
            <text:p>4.38</text:p>
          </table:table-cell>
          <table:table-cell table:formula="of:=[.E315]/(2*3.1415)" office:value-type="float" office:value="0.968287442304631">
            <text:p>0.97</text:p>
          </table:table-cell>
          <table:table-cell table:formula="of:=[.F315]*6.28/[.$K$1]" office:value-type="float" office:value="6.08375">
            <text:p>6.08</text:p>
          </table:table-cell>
          <table:table-cell office:value-type="float" office:value="3100">
            <text:p>3100.00</text:p>
          </table:table-cell>
          <table:table-cell table:formula="of:=[.G314]+[.H315]*0.1" office:value-type="float" office:value="157.759609375">
            <text:p>157.76</text:p>
          </table:table-cell>
          <table:table-cell table:formula="of:=[.$H$5]+[.E315]*[.$I$5]/(2*3.14)" office:value-type="float" office:value="5.1453125">
            <text:p>5.15</text:p>
          </table:table-cell>
          <table:table-cell table:number-columns-repeated="3"/>
        </table:table-row>
        <table:table-row table:style-name="ro2">
          <table:table-cell table:formula="of:=6.28*[.B316]/3200" office:value-type="float" office:value="6.103375">
            <text:p>6.103375</text:p>
          </table:table-cell>
          <table:table-cell office:value-type="float" office:value="3110">
            <text:p>3110</text:p>
          </table:table-cell>
          <table:table-cell table:formula="of:=[.G316]/36" office:value-type="float" office:value="4.39650520833334">
            <text:p>4.40</text:p>
          </table:table-cell>
          <table:table-cell table:formula="of:=[.E316]/(2*3.1415)" office:value-type="float" office:value="0.971410950183033">
            <text:p>0.97</text:p>
          </table:table-cell>
          <table:table-cell table:formula="of:=[.F316]*6.28/[.$K$1]" office:value-type="float" office:value="6.103375">
            <text:p>6.10</text:p>
          </table:table-cell>
          <table:table-cell office:value-type="float" office:value="3110">
            <text:p>3110.00</text:p>
          </table:table-cell>
          <table:table-cell table:formula="of:=[.G315]+[.H316]*0.1" office:value-type="float" office:value="158.2741875">
            <text:p>158.27</text:p>
          </table:table-cell>
          <table:table-cell table:formula="of:=[.$H$5]+[.E316]*[.$I$5]/(2*3.14)" office:value-type="float" office:value="5.14578125">
            <text:p>5.15</text:p>
          </table:table-cell>
          <table:table-cell table:number-columns-repeated="3"/>
        </table:table-row>
        <table:table-row table:style-name="ro2">
          <table:table-cell table:formula="of:=6.28*[.B317]/3200" office:value-type="float" office:value="6.123">
            <text:p>6.123</text:p>
          </table:table-cell>
          <table:table-cell office:value-type="float" office:value="3120">
            <text:p>3120</text:p>
          </table:table-cell>
          <table:table-cell table:formula="of:=[.G317]/36" office:value-type="float" office:value="4.41080034722223">
            <text:p>4.41</text:p>
          </table:table-cell>
          <table:table-cell table:formula="of:=[.E317]/(2*3.1415)" office:value-type="float" office:value="0.974534458061436">
            <text:p>0.97</text:p>
          </table:table-cell>
          <table:table-cell table:formula="of:=[.F317]*6.28/[.$K$1]" office:value-type="float" office:value="6.123">
            <text:p>6.12</text:p>
          </table:table-cell>
          <table:table-cell office:value-type="float" office:value="3120">
            <text:p>3120.00</text:p>
          </table:table-cell>
          <table:table-cell table:formula="of:=[.G316]+[.H317]*0.1" office:value-type="float" office:value="158.7888125">
            <text:p>158.79</text:p>
          </table:table-cell>
          <table:table-cell table:formula="of:=[.$H$5]+[.E317]*[.$I$5]/(2*3.14)" office:value-type="float" office:value="5.14625">
            <text:p>5.15</text:p>
          </table:table-cell>
          <table:table-cell table:number-columns-repeated="3"/>
        </table:table-row>
        <table:table-row table:style-name="ro2">
          <table:table-cell table:formula="of:=6.28*[.B318]/3200" office:value-type="float" office:value="6.142625">
            <text:p>6.142625</text:p>
          </table:table-cell>
          <table:table-cell office:value-type="float" office:value="3130">
            <text:p>3130</text:p>
          </table:table-cell>
          <table:table-cell table:formula="of:=[.G318]/36" office:value-type="float" office:value="4.42509678819445">
            <text:p>4.43</text:p>
          </table:table-cell>
          <table:table-cell table:formula="of:=[.E318]/(2*3.1415)" office:value-type="float" office:value="0.977657965939838">
            <text:p>0.98</text:p>
          </table:table-cell>
          <table:table-cell table:formula="of:=[.F318]*6.28/[.$K$1]" office:value-type="float" office:value="6.142625">
            <text:p>6.14</text:p>
          </table:table-cell>
          <table:table-cell office:value-type="float" office:value="3130">
            <text:p>3130.00</text:p>
          </table:table-cell>
          <table:table-cell table:formula="of:=[.G317]+[.H318]*0.1" office:value-type="float" office:value="159.303484375">
            <text:p>159.30</text:p>
          </table:table-cell>
          <table:table-cell table:formula="of:=[.$H$5]+[.E318]*[.$I$5]/(2*3.14)" office:value-type="float" office:value="5.14671875">
            <text:p>5.15</text:p>
          </table:table-cell>
          <table:table-cell table:number-columns-repeated="3"/>
        </table:table-row>
        <table:table-row table:style-name="ro2">
          <table:table-cell table:formula="of:=6.28*[.B319]/3200" office:value-type="float" office:value="6.16225">
            <text:p>6.16225</text:p>
          </table:table-cell>
          <table:table-cell office:value-type="float" office:value="3140">
            <text:p>3140</text:p>
          </table:table-cell>
          <table:table-cell table:formula="of:=[.G319]/36" office:value-type="float" office:value="4.43939453125">
            <text:p>4.44</text:p>
          </table:table-cell>
          <table:table-cell table:formula="of:=[.E319]/(2*3.1415)" office:value-type="float" office:value="0.98078147381824">
            <text:p>0.98</text:p>
          </table:table-cell>
          <table:table-cell table:formula="of:=[.F319]*6.28/[.$K$1]" office:value-type="float" office:value="6.16225">
            <text:p>6.16</text:p>
          </table:table-cell>
          <table:table-cell office:value-type="float" office:value="3140">
            <text:p>3140.00</text:p>
          </table:table-cell>
          <table:table-cell table:formula="of:=[.G318]+[.H319]*0.1" office:value-type="float" office:value="159.818203125">
            <text:p>159.82</text:p>
          </table:table-cell>
          <table:table-cell table:formula="of:=[.$H$5]+[.E319]*[.$I$5]/(2*3.14)" office:value-type="float" office:value="5.1471875">
            <text:p>5.15</text:p>
          </table:table-cell>
          <table:table-cell table:number-columns-repeated="3"/>
        </table:table-row>
        <table:table-row table:style-name="ro2">
          <table:table-cell table:formula="of:=6.28*[.B320]/3200" office:value-type="float" office:value="6.181875">
            <text:p>6.181875</text:p>
          </table:table-cell>
          <table:table-cell office:value-type="float" office:value="3150">
            <text:p>3150</text:p>
          </table:table-cell>
          <table:table-cell table:formula="of:=[.G320]/36" office:value-type="float" office:value="4.45369357638889">
            <text:p>4.45</text:p>
          </table:table-cell>
          <table:table-cell table:formula="of:=[.E320]/(2*3.1415)" office:value-type="float" office:value="0.983904981696642">
            <text:p>0.98</text:p>
          </table:table-cell>
          <table:table-cell table:formula="of:=[.F320]*6.28/[.$K$1]" office:value-type="float" office:value="6.181875">
            <text:p>6.18</text:p>
          </table:table-cell>
          <table:table-cell office:value-type="float" office:value="3150">
            <text:p>3150.00</text:p>
          </table:table-cell>
          <table:table-cell table:formula="of:=[.G319]+[.H320]*0.1" office:value-type="float" office:value="160.33296875">
            <text:p>160.33</text:p>
          </table:table-cell>
          <table:table-cell table:formula="of:=[.$H$5]+[.E320]*[.$I$5]/(2*3.14)" office:value-type="float" office:value="5.14765625">
            <text:p>5.15</text:p>
          </table:table-cell>
          <table:table-cell table:number-columns-repeated="3"/>
        </table:table-row>
        <table:table-row table:style-name="ro2">
          <table:table-cell table:formula="of:=6.28*[.B321]/3200" office:value-type="float" office:value="6.2015">
            <text:p>6.2015</text:p>
          </table:table-cell>
          <table:table-cell office:value-type="float" office:value="3160">
            <text:p>3160</text:p>
          </table:table-cell>
          <table:table-cell table:formula="of:=[.G321]/36" office:value-type="float" office:value="4.46799392361111">
            <text:p>4.47</text:p>
          </table:table-cell>
          <table:table-cell table:formula="of:=[.E321]/(2*3.1415)" office:value-type="float" office:value="0.987028489575044">
            <text:p>0.99</text:p>
          </table:table-cell>
          <table:table-cell table:formula="of:=[.F321]*6.28/[.$K$1]" office:value-type="float" office:value="6.2015">
            <text:p>6.20</text:p>
          </table:table-cell>
          <table:table-cell office:value-type="float" office:value="3160">
            <text:p>3160.00</text:p>
          </table:table-cell>
          <table:table-cell table:formula="of:=[.G320]+[.H321]*0.1" office:value-type="float" office:value="160.84778125">
            <text:p>160.85</text:p>
          </table:table-cell>
          <table:table-cell table:formula="of:=[.$H$5]+[.E321]*[.$I$5]/(2*3.14)" office:value-type="float" office:value="5.148125">
            <text:p>5.15</text:p>
          </table:table-cell>
          <table:table-cell table:number-columns-repeated="3"/>
        </table:table-row>
        <table:table-row table:style-name="ro2">
          <table:table-cell table:formula="of:=6.28*[.B322]/3200" office:value-type="float" office:value="6.221125">
            <text:p>6.221125</text:p>
          </table:table-cell>
          <table:table-cell office:value-type="float" office:value="3170">
            <text:p>3170</text:p>
          </table:table-cell>
          <table:table-cell table:formula="of:=[.G322]/36" office:value-type="float" office:value="4.48229557291667">
            <text:p>4.48</text:p>
          </table:table-cell>
          <table:table-cell table:formula="of:=[.E322]/(2*3.1415)" office:value-type="float" office:value="0.990151997453446">
            <text:p>0.99</text:p>
          </table:table-cell>
          <table:table-cell table:formula="of:=[.F322]*6.28/[.$K$1]" office:value-type="float" office:value="6.221125">
            <text:p>6.22</text:p>
          </table:table-cell>
          <table:table-cell office:value-type="float" office:value="3170">
            <text:p>3170.00</text:p>
          </table:table-cell>
          <table:table-cell table:formula="of:=[.G321]+[.H322]*0.1" office:value-type="float" office:value="161.362640625">
            <text:p>161.36</text:p>
          </table:table-cell>
          <table:table-cell table:formula="of:=[.$H$5]+[.E322]*[.$I$5]/(2*3.14)" office:value-type="float" office:value="5.14859375">
            <text:p>5.15</text:p>
          </table:table-cell>
          <table:table-cell table:number-columns-repeated="3"/>
        </table:table-row>
        <table:table-row table:style-name="ro2">
          <table:table-cell table:formula="of:=6.28*[.B323]/3200" office:value-type="float" office:value="6.24075">
            <text:p>6.24075</text:p>
          </table:table-cell>
          <table:table-cell office:value-type="float" office:value="3180">
            <text:p>3180</text:p>
          </table:table-cell>
          <table:table-cell table:formula="of:=[.G323]/36" office:value-type="float" office:value="4.49659852430556">
            <text:p>4.50</text:p>
          </table:table-cell>
          <table:table-cell table:formula="of:=[.E323]/(2*3.1415)" office:value-type="float" office:value="0.993275505331848">
            <text:p>0.99</text:p>
          </table:table-cell>
          <table:table-cell table:formula="of:=[.F323]*6.28/[.$K$1]" office:value-type="float" office:value="6.24075">
            <text:p>6.24</text:p>
          </table:table-cell>
          <table:table-cell office:value-type="float" office:value="3180">
            <text:p>3180.00</text:p>
          </table:table-cell>
          <table:table-cell table:formula="of:=[.G322]+[.H323]*0.1" office:value-type="float" office:value="161.877546875">
            <text:p>161.88</text:p>
          </table:table-cell>
          <table:table-cell table:formula="of:=[.$H$5]+[.E323]*[.$I$5]/(2*3.14)" office:value-type="float" office:value="5.1490625">
            <text:p>5.15</text:p>
          </table:table-cell>
          <table:table-cell table:number-columns-repeated="3"/>
        </table:table-row>
        <table:table-row table:style-name="ro2">
          <table:table-cell table:formula="of:=6.28*[.B324]/3200" office:value-type="float" office:value="6.260375">
            <text:p>6.260375</text:p>
          </table:table-cell>
          <table:table-cell office:value-type="float" office:value="3190">
            <text:p>3190</text:p>
          </table:table-cell>
          <table:table-cell table:formula="of:=[.G324]/36" office:value-type="float" office:value="4.51090277777778">
            <text:p>4.51</text:p>
          </table:table-cell>
          <table:table-cell table:formula="of:=[.E324]/(2*3.1415)" office:value-type="float" office:value="0.99639901321025">
            <text:p>1.00</text:p>
          </table:table-cell>
          <table:table-cell table:formula="of:=[.F324]*6.28/[.$K$1]" office:value-type="float" office:value="6.260375">
            <text:p>6.26</text:p>
          </table:table-cell>
          <table:table-cell office:value-type="float" office:value="3190">
            <text:p>3190.00</text:p>
          </table:table-cell>
          <table:table-cell table:formula="of:=[.G323]+[.H324]*0.1" office:value-type="float" office:value="162.3925">
            <text:p>162.39</text:p>
          </table:table-cell>
          <table:table-cell table:formula="of:=[.$H$5]+[.E324]*[.$I$5]/(2*3.14)" office:value-type="float" office:value="5.14953125">
            <text:p>5.15</text:p>
          </table:table-cell>
          <table:table-cell table:number-columns-repeated="3"/>
        </table:table-row>
        <table:table-row table:style-name="ro2">
          <table:table-cell table:formula="of:=6.28*[.B325]/3200" office:value-type="float" office:value="6.28">
            <text:p>6.28</text:p>
          </table:table-cell>
          <table:table-cell office:value-type="float" office:value="3200">
            <text:p>3200</text:p>
          </table:table-cell>
          <table:table-cell table:formula="of:=[.G325]/36" office:value-type="float" office:value="4.52520833333334">
            <text:p>4.53</text:p>
          </table:table-cell>
          <table:table-cell table:formula="of:=[.E325]/(2*3.1415)" office:value-type="float" office:value="0.999522521088652">
            <text:p>1.00</text:p>
          </table:table-cell>
          <table:table-cell table:formula="of:=[.F325]*6.28/[.$K$1]" office:value-type="float" office:value="6.28">
            <text:p>6.28</text:p>
          </table:table-cell>
          <table:table-cell office:value-type="float" office:value="3200">
            <text:p>3200.00</text:p>
          </table:table-cell>
          <table:table-cell table:formula="of:=[.G324]+[.H325]*0.1" office:value-type="float" office:value="162.9075">
            <text:p>162.91</text:p>
          </table:table-cell>
          <table:table-cell table:formula="of:=[.$H$5]+[.E325]*[.$I$5]/(2*3.14)" office:value-type="float" office:value="5.15">
            <text:p>5.15</text:p>
          </table:table-cell>
          <table:table-cell table:number-columns-repeated="3"/>
        </table:table-row>
        <table:table-row table:style-name="ro2">
          <table:table-cell table:formula="of:=6.28*[.B326]/3200" office:value-type="float" office:value="6.299625">
            <text:p>6.299625</text:p>
          </table:table-cell>
          <table:table-cell office:value-type="float" office:value="3210">
            <text:p>3210</text:p>
          </table:table-cell>
          <table:table-cell table:formula="of:=[.G326]/36" office:value-type="float" office:value="4.53951401909723">
            <text:p>4.54</text:p>
          </table:table-cell>
          <table:table-cell table:formula="of:=[.E326]/(2*3.1415)" office:value-type="float" office:value="0.999834871876492">
            <text:p>1.00</text:p>
          </table:table-cell>
          <table:table-cell table:formula="of:=[.F326]*6.28/[.$K$1]" office:value-type="float" office:value="6.2819625">
            <text:p>6.28</text:p>
          </table:table-cell>
          <table:table-cell office:value-type="float" office:value="3201">
            <text:p>3201.00</text:p>
          </table:table-cell>
          <table:table-cell table:formula="of:=[.G325]+[.H326]*0.1" office:value-type="float" office:value="163.4225046875">
            <text:p>163.42</text:p>
          </table:table-cell>
          <table:table-cell table:formula="of:=[.$H$5]+[.E326]*[.$I$5]/(2*3.14)" office:value-type="float" office:value="5.150046875">
            <text:p>5.15</text:p>
          </table:table-cell>
          <table:table-cell table:number-columns-repeated="3"/>
        </table:table-row>
        <table:table-row table:style-name="ro2">
          <table:table-cell table:formula="of:=6.28*[.B327]/3200" office:value-type="float" office:value="6.31925">
            <text:p>6.31925</text:p>
          </table:table-cell>
          <table:table-cell office:value-type="float" office:value="3220">
            <text:p>3220</text:p>
          </table:table-cell>
          <table:table-cell table:formula="of:=[.G327]/36" office:value-type="float" office:value="4.55381983506945">
            <text:p>4.55</text:p>
          </table:table-cell>
          <table:table-cell table:formula="of:=[.E327]/(2*3.1415)" office:value-type="float" office:value="1.00014722266433">
            <text:p>1.00</text:p>
          </table:table-cell>
          <table:table-cell table:formula="of:=[.F327]*6.28/[.$K$1]" office:value-type="float" office:value="6.283925">
            <text:p>6.28</text:p>
          </table:table-cell>
          <table:table-cell office:value-type="float" office:value="3202">
            <text:p>3202.00</text:p>
          </table:table-cell>
          <table:table-cell table:formula="of:=[.G326]+[.H327]*0.1" office:value-type="float" office:value="163.9375140625">
            <text:p>163.94</text:p>
          </table:table-cell>
          <table:table-cell table:formula="of:=[.$H$5]+[.E327]*[.$I$5]/(2*3.14)" office:value-type="float" office:value="5.15009375">
            <text:p>5.15</text:p>
          </table:table-cell>
          <table:table-cell table:number-columns-repeated="3"/>
        </table:table-row>
        <table:table-row table:style-name="ro2">
          <table:table-cell table:formula="of:=6.28*[.B328]/3200" office:value-type="float" office:value="6.338875">
            <text:p>6.338875</text:p>
          </table:table-cell>
          <table:table-cell office:value-type="float" office:value="3230">
            <text:p>3230</text:p>
          </table:table-cell>
          <table:table-cell table:formula="of:=[.G328]/36" office:value-type="float" office:value="4.56812578125">
            <text:p>4.57</text:p>
          </table:table-cell>
          <table:table-cell table:formula="of:=[.E328]/(2*3.1415)" office:value-type="float" office:value="1.00045957345217">
            <text:p>1.00</text:p>
          </table:table-cell>
          <table:table-cell table:formula="of:=[.F328]*6.28/[.$K$1]" office:value-type="float" office:value="6.2858875">
            <text:p>6.29</text:p>
          </table:table-cell>
          <table:table-cell office:value-type="float" office:value="3203">
            <text:p>3203.00</text:p>
          </table:table-cell>
          <table:table-cell table:formula="of:=[.G327]+[.H328]*0.1" office:value-type="float" office:value="164.452528125">
            <text:p>164.45</text:p>
          </table:table-cell>
          <table:table-cell table:formula="of:=[.$H$5]+[.E328]*[.$I$5]/(2*3.14)" office:value-type="float" office:value="5.150140625">
            <text:p>5.15</text:p>
          </table:table-cell>
          <table:table-cell table:number-columns-repeated="3"/>
        </table:table-row>
        <table:table-row table:style-name="ro2">
          <table:table-cell table:formula="of:=6.28*[.B329]/3200" office:value-type="float" office:value="6.3585">
            <text:p>6.3585</text:p>
          </table:table-cell>
          <table:table-cell office:value-type="float" office:value="3240">
            <text:p>3240</text:p>
          </table:table-cell>
          <table:table-cell table:formula="of:=[.G329]/36" office:value-type="float" office:value="4.58243185763889">
            <text:p>4.58</text:p>
          </table:table-cell>
          <table:table-cell table:formula="of:=[.E329]/(2*3.1415)" office:value-type="float" office:value="1.00077192424001">
            <text:p>1.00</text:p>
          </table:table-cell>
          <table:table-cell table:formula="of:=[.F329]*6.28/[.$K$1]" office:value-type="float" office:value="6.28785">
            <text:p>6.29</text:p>
          </table:table-cell>
          <table:table-cell office:value-type="float" office:value="3204">
            <text:p>3204.00</text:p>
          </table:table-cell>
          <table:table-cell table:formula="of:=[.G328]+[.H329]*0.1" office:value-type="float" office:value="164.967546875">
            <text:p>164.97</text:p>
          </table:table-cell>
          <table:table-cell table:formula="of:=[.$H$5]+[.E329]*[.$I$5]/(2*3.14)" office:value-type="float" office:value="5.1501875">
            <text:p>5.15</text:p>
          </table:table-cell>
          <table:table-cell table:number-columns-repeated="3"/>
        </table:table-row>
        <table:table-row table:style-name="ro2">
          <table:table-cell table:formula="of:=6.28*[.B330]/3200" office:value-type="float" office:value="6.378125">
            <text:p>6.378125</text:p>
          </table:table-cell>
          <table:table-cell office:value-type="float" office:value="3250">
            <text:p>3250</text:p>
          </table:table-cell>
          <table:table-cell table:formula="of:=[.G330]/36" office:value-type="float" office:value="4.59673806423611">
            <text:p>4.60</text:p>
          </table:table-cell>
          <table:table-cell table:formula="of:=[.E330]/(2*3.1415)" office:value-type="float" office:value="1.00108427502785">
            <text:p>1.00</text:p>
          </table:table-cell>
          <table:table-cell table:formula="of:=[.F330]*6.28/[.$K$1]" office:value-type="float" office:value="6.2898125">
            <text:p>6.29</text:p>
          </table:table-cell>
          <table:table-cell office:value-type="float" office:value="3205">
            <text:p>3205.00</text:p>
          </table:table-cell>
          <table:table-cell table:formula="of:=[.G329]+[.H330]*0.1" office:value-type="float" office:value="165.4825703125">
            <text:p>165.48</text:p>
          </table:table-cell>
          <table:table-cell table:formula="of:=[.$H$5]+[.E330]*[.$I$5]/(2*3.14)" office:value-type="float" office:value="5.150234375">
            <text:p>5.15</text:p>
          </table:table-cell>
          <table:table-cell table:number-columns-repeated="3"/>
        </table:table-row>
        <table:table-row table:style-name="ro2">
          <table:table-cell table:formula="of:=6.28*[.B331]/3200" office:value-type="float" office:value="6.39775">
            <text:p>6.39775</text:p>
          </table:table-cell>
          <table:table-cell office:value-type="float" office:value="3260">
            <text:p>3260</text:p>
          </table:table-cell>
          <table:table-cell table:formula="of:=[.G331]/36" office:value-type="float" office:value="4.61104440104167">
            <text:p>4.61</text:p>
          </table:table-cell>
          <table:table-cell table:formula="of:=[.E331]/(2*3.1415)" office:value-type="float" office:value="1.00139662581569">
            <text:p>1.00</text:p>
          </table:table-cell>
          <table:table-cell table:formula="of:=[.F331]*6.28/[.$K$1]" office:value-type="float" office:value="6.291775">
            <text:p>6.29</text:p>
          </table:table-cell>
          <table:table-cell office:value-type="float" office:value="3206">
            <text:p>3206.00</text:p>
          </table:table-cell>
          <table:table-cell table:formula="of:=[.G330]+[.H331]*0.1" office:value-type="float" office:value="165.9975984375">
            <text:p>166.00</text:p>
          </table:table-cell>
          <table:table-cell table:formula="of:=[.$H$5]+[.E331]*[.$I$5]/(2*3.14)" office:value-type="float" office:value="5.15028125">
            <text:p>5.15</text:p>
          </table:table-cell>
          <table:table-cell table:number-columns-repeated="3"/>
        </table:table-row>
        <table:table-row table:style-name="ro2">
          <table:table-cell table:formula="of:=6.28*[.B332]/3200" office:value-type="float" office:value="6.417375">
            <text:p>6.417375</text:p>
          </table:table-cell>
          <table:table-cell office:value-type="float" office:value="3270">
            <text:p>3270</text:p>
          </table:table-cell>
          <table:table-cell table:formula="of:=[.G332]/36" office:value-type="float" office:value="4.62535086805556">
            <text:p>4.63</text:p>
          </table:table-cell>
          <table:table-cell table:formula="of:=[.E332]/(2*3.1415)" office:value-type="float" office:value="1.00170897660353">
            <text:p>1.00</text:p>
          </table:table-cell>
          <table:table-cell table:formula="of:=[.F332]*6.28/[.$K$1]" office:value-type="float" office:value="6.2937375">
            <text:p>6.29</text:p>
          </table:table-cell>
          <table:table-cell office:value-type="float" office:value="3207">
            <text:p>3207.00</text:p>
          </table:table-cell>
          <table:table-cell table:formula="of:=[.G331]+[.H332]*0.1" office:value-type="float" office:value="166.51263125">
            <text:p>166.51</text:p>
          </table:table-cell>
          <table:table-cell table:formula="of:=[.$H$5]+[.E332]*[.$I$5]/(2*3.14)" office:value-type="float" office:value="5.150328125">
            <text:p>5.15</text:p>
          </table:table-cell>
          <table:table-cell table:number-columns-repeated="3"/>
        </table:table-row>
        <table:table-row table:style-name="ro2">
          <table:table-cell table:formula="of:=6.28*[.B333]/3200" office:value-type="float" office:value="6.437">
            <text:p>6.437</text:p>
          </table:table-cell>
          <table:table-cell office:value-type="float" office:value="3280">
            <text:p>3280</text:p>
          </table:table-cell>
          <table:table-cell table:formula="of:=[.G333]/36" office:value-type="float" office:value="4.63965746527778">
            <text:p>4.64</text:p>
          </table:table-cell>
          <table:table-cell table:formula="of:=[.E333]/(2*3.1415)" office:value-type="float" office:value="1.00202132739137">
            <text:p>1.00</text:p>
          </table:table-cell>
          <table:table-cell table:formula="of:=[.F333]*6.28/[.$K$1]" office:value-type="float" office:value="6.2957">
            <text:p>6.30</text:p>
          </table:table-cell>
          <table:table-cell office:value-type="float" office:value="3208">
            <text:p>3208.00</text:p>
          </table:table-cell>
          <table:table-cell table:formula="of:=[.G332]+[.H333]*0.1" office:value-type="float" office:value="167.02766875">
            <text:p>167.03</text:p>
          </table:table-cell>
          <table:table-cell table:formula="of:=[.$H$5]+[.E333]*[.$I$5]/(2*3.14)" office:value-type="float" office:value="5.150375">
            <text:p>5.15</text:p>
          </table:table-cell>
          <table:table-cell table:number-columns-repeated="3"/>
        </table:table-row>
        <table:table-row table:style-name="ro2">
          <table:table-cell table:formula="of:=6.28*[.B334]/3200" office:value-type="float" office:value="6.456625">
            <text:p>6.456625</text:p>
          </table:table-cell>
          <table:table-cell office:value-type="float" office:value="3290">
            <text:p>3290</text:p>
          </table:table-cell>
          <table:table-cell table:formula="of:=[.G334]/36" office:value-type="float" office:value="4.65396419270834">
            <text:p>4.65</text:p>
          </table:table-cell>
          <table:table-cell table:formula="of:=[.E334]/(2*3.1415)" office:value-type="float" office:value="1.00233367817921">
            <text:p>1.00</text:p>
          </table:table-cell>
          <table:table-cell table:formula="of:=[.F334]*6.28/[.$K$1]" office:value-type="float" office:value="6.2976625">
            <text:p>6.30</text:p>
          </table:table-cell>
          <table:table-cell office:value-type="float" office:value="3209">
            <text:p>3209.00</text:p>
          </table:table-cell>
          <table:table-cell table:formula="of:=[.G333]+[.H334]*0.1" office:value-type="float" office:value="167.5427109375">
            <text:p>167.54</text:p>
          </table:table-cell>
          <table:table-cell table:formula="of:=[.$H$5]+[.E334]*[.$I$5]/(2*3.14)" office:value-type="float" office:value="5.150421875">
            <text:p>5.15</text:p>
          </table:table-cell>
          <table:table-cell table:number-columns-repeated="3"/>
        </table:table-row>
        <table:table-row table:style-name="ro2">
          <table:table-cell table:formula="of:=6.28*[.B335]/3200" office:value-type="float" office:value="6.47625">
            <text:p>6.47625</text:p>
          </table:table-cell>
          <table:table-cell office:value-type="float" office:value="3300">
            <text:p>3300</text:p>
          </table:table-cell>
          <table:table-cell table:formula="of:=[.G335]/36" office:value-type="float" office:value="4.66827105034723">
            <text:p>4.67</text:p>
          </table:table-cell>
          <table:table-cell table:formula="of:=[.E335]/(2*3.1415)" office:value-type="float" office:value="1.00264602896705">
            <text:p>1.00</text:p>
          </table:table-cell>
          <table:table-cell table:formula="of:=[.F335]*6.28/[.$K$1]" office:value-type="float" office:value="6.299625">
            <text:p>6.30</text:p>
          </table:table-cell>
          <table:table-cell office:value-type="float" office:value="3210">
            <text:p>3210.00</text:p>
          </table:table-cell>
          <table:table-cell table:formula="of:=[.G334]+[.H335]*0.1" office:value-type="float" office:value="168.0577578125">
            <text:p>168.06</text:p>
          </table:table-cell>
          <table:table-cell table:formula="of:=[.$H$5]+[.E335]*[.$I$5]/(2*3.14)" office:value-type="float" office:value="5.15046875">
            <text:p>5.15</text:p>
          </table:table-cell>
          <table:table-cell table:number-columns-repeated="3"/>
        </table:table-row>
        <table:table-row table:style-name="ro2">
          <table:table-cell table:formula="of:=6.28*[.B336]/3200" office:value-type="float" office:value="6.495875">
            <text:p>6.495875</text:p>
          </table:table-cell>
          <table:table-cell office:value-type="float" office:value="3310">
            <text:p>3310</text:p>
          </table:table-cell>
          <table:table-cell table:formula="of:=[.G336]/36" office:value-type="float" office:value="4.68257803819445">
            <text:p>4.68</text:p>
          </table:table-cell>
          <table:table-cell table:formula="of:=[.E336]/(2*3.1415)" office:value-type="float" office:value="1.00295837975489">
            <text:p>1.00</text:p>
          </table:table-cell>
          <table:table-cell table:formula="of:=[.F336]*6.28/[.$K$1]" office:value-type="float" office:value="6.3015875">
            <text:p>6.30</text:p>
          </table:table-cell>
          <table:table-cell office:value-type="float" office:value="3211">
            <text:p>3211.00</text:p>
          </table:table-cell>
          <table:table-cell table:formula="of:=[.G335]+[.H336]*0.1" office:value-type="float" office:value="168.572809375">
            <text:p>168.57</text:p>
          </table:table-cell>
          <table:table-cell table:formula="of:=[.$H$5]+[.E336]*[.$I$5]/(2*3.14)" office:value-type="float" office:value="5.150515625">
            <text:p>5.15</text:p>
          </table:table-cell>
          <table:table-cell table:number-columns-repeated="3"/>
        </table:table-row>
        <table:table-row table:style-name="ro2">
          <table:table-cell table:formula="of:=6.28*[.B337]/3200" office:value-type="float" office:value="6.5155">
            <text:p>6.5155</text:p>
          </table:table-cell>
          <table:table-cell office:value-type="float" office:value="3320">
            <text:p>3320</text:p>
          </table:table-cell>
          <table:table-cell table:formula="of:=[.G337]/36" office:value-type="float" office:value="4.69688515625">
            <text:p>4.70</text:p>
          </table:table-cell>
          <table:table-cell table:formula="of:=[.E337]/(2*3.1415)" office:value-type="float" office:value="1.00327073054273">
            <text:p>1.00</text:p>
          </table:table-cell>
          <table:table-cell table:formula="of:=[.F337]*6.28/[.$K$1]" office:value-type="float" office:value="6.30355">
            <text:p>6.30</text:p>
          </table:table-cell>
          <table:table-cell office:value-type="float" office:value="3212">
            <text:p>3212.00</text:p>
          </table:table-cell>
          <table:table-cell table:formula="of:=[.G336]+[.H337]*0.1" office:value-type="float" office:value="169.087865625">
            <text:p>169.09</text:p>
          </table:table-cell>
          <table:table-cell table:formula="of:=[.$H$5]+[.E337]*[.$I$5]/(2*3.14)" office:value-type="float" office:value="5.1505625">
            <text:p>5.15</text:p>
          </table:table-cell>
          <table:table-cell table:number-columns-repeated="3"/>
        </table:table-row>
        <table:table-row table:style-name="ro2">
          <table:table-cell table:formula="of:=6.28*[.B338]/3200" office:value-type="float" office:value="6.535125">
            <text:p>6.535125</text:p>
          </table:table-cell>
          <table:table-cell office:value-type="float" office:value="3330">
            <text:p>3330</text:p>
          </table:table-cell>
          <table:table-cell table:formula="of:=[.G338]/36" office:value-type="float" office:value="4.71119240451389">
            <text:p>4.71</text:p>
          </table:table-cell>
          <table:table-cell table:formula="of:=[.E338]/(2*3.1415)" office:value-type="float" office:value="1.00358308133057">
            <text:p>1.00</text:p>
          </table:table-cell>
          <table:table-cell table:formula="of:=[.F338]*6.28/[.$K$1]" office:value-type="float" office:value="6.3055125">
            <text:p>6.31</text:p>
          </table:table-cell>
          <table:table-cell office:value-type="float" office:value="3213">
            <text:p>3213.00</text:p>
          </table:table-cell>
          <table:table-cell table:formula="of:=[.G337]+[.H338]*0.1" office:value-type="float" office:value="169.6029265625">
            <text:p>169.60</text:p>
          </table:table-cell>
          <table:table-cell table:formula="of:=[.$H$5]+[.E338]*[.$I$5]/(2*3.14)" office:value-type="float" office:value="5.150609375">
            <text:p>5.15</text:p>
          </table:table-cell>
          <table:table-cell table:number-columns-repeated="3"/>
        </table:table-row>
        <table:table-row table:style-name="ro2">
          <table:table-cell table:formula="of:=6.28*[.B339]/3200" office:value-type="float" office:value="6.55475">
            <text:p>6.55475</text:p>
          </table:table-cell>
          <table:table-cell office:value-type="float" office:value="3340">
            <text:p>3340</text:p>
          </table:table-cell>
          <table:table-cell table:formula="of:=[.G339]/36" office:value-type="float" office:value="4.72549978298611">
            <text:p>4.73</text:p>
          </table:table-cell>
          <table:table-cell table:formula="of:=[.E339]/(2*3.1415)" office:value-type="float" office:value="1.00389543211841">
            <text:p>1.00</text:p>
          </table:table-cell>
          <table:table-cell table:formula="of:=[.F339]*6.28/[.$K$1]" office:value-type="float" office:value="6.307475">
            <text:p>6.31</text:p>
          </table:table-cell>
          <table:table-cell office:value-type="float" office:value="3214">
            <text:p>3214.00</text:p>
          </table:table-cell>
          <table:table-cell table:formula="of:=[.G338]+[.H339]*0.1" office:value-type="float" office:value="170.1179921875">
            <text:p>170.12</text:p>
          </table:table-cell>
          <table:table-cell table:formula="of:=[.$H$5]+[.E339]*[.$I$5]/(2*3.14)" office:value-type="float" office:value="5.15065625">
            <text:p>5.15</text:p>
          </table:table-cell>
          <table:table-cell table:number-columns-repeated="3"/>
        </table:table-row>
        <table:table-row table:style-name="ro2">
          <table:table-cell table:formula="of:=6.28*[.B340]/3200" office:value-type="float" office:value="6.574375">
            <text:p>6.574375</text:p>
          </table:table-cell>
          <table:table-cell office:value-type="float" office:value="3350">
            <text:p>3350</text:p>
          </table:table-cell>
          <table:table-cell table:formula="of:=[.G340]/36" office:value-type="float" office:value="4.73980729166667">
            <text:p>4.74</text:p>
          </table:table-cell>
          <table:table-cell table:formula="of:=[.E340]/(2*3.1415)" office:value-type="float" office:value="1.00420778290626">
            <text:p>1.00</text:p>
          </table:table-cell>
          <table:table-cell table:formula="of:=[.F340]*6.28/[.$K$1]" office:value-type="float" office:value="6.3094375">
            <text:p>6.31</text:p>
          </table:table-cell>
          <table:table-cell office:value-type="float" office:value="3215">
            <text:p>3215.00</text:p>
          </table:table-cell>
          <table:table-cell table:formula="of:=[.G339]+[.H340]*0.1" office:value-type="float" office:value="170.6330625">
            <text:p>170.63</text:p>
          </table:table-cell>
          <table:table-cell table:formula="of:=[.$H$5]+[.E340]*[.$I$5]/(2*3.14)" office:value-type="float" office:value="5.150703125">
            <text:p>5.15</text:p>
          </table:table-cell>
          <table:table-cell table:number-columns-repeated="3"/>
        </table:table-row>
        <table:table-row table:style-name="ro2">
          <table:table-cell table:formula="of:=6.28*[.B341]/3200" office:value-type="float" office:value="6.594">
            <text:p>6.594</text:p>
          </table:table-cell>
          <table:table-cell office:value-type="float" office:value="3360">
            <text:p>3360</text:p>
          </table:table-cell>
          <table:table-cell table:formula="of:=[.G341]/36" office:value-type="float" office:value="4.75411493055556">
            <text:p>4.75</text:p>
          </table:table-cell>
          <table:table-cell table:formula="of:=[.E341]/(2*3.1415)" office:value-type="float" office:value="1.0045201336941">
            <text:p>1.00</text:p>
          </table:table-cell>
          <table:table-cell table:formula="of:=[.F341]*6.28/[.$K$1]" office:value-type="float" office:value="6.3114">
            <text:p>6.31</text:p>
          </table:table-cell>
          <table:table-cell office:value-type="float" office:value="3216">
            <text:p>3216.00</text:p>
          </table:table-cell>
          <table:table-cell table:formula="of:=[.G340]+[.H341]*0.1" office:value-type="float" office:value="171.1481375">
            <text:p>171.15</text:p>
          </table:table-cell>
          <table:table-cell table:formula="of:=[.$H$5]+[.E341]*[.$I$5]/(2*3.14)" office:value-type="float" office:value="5.15075">
            <text:p>5.15</text:p>
          </table:table-cell>
          <table:table-cell table:number-columns-repeated="3"/>
        </table:table-row>
        <table:table-row table:style-name="ro2">
          <table:table-cell table:formula="of:=6.28*[.B342]/3200" office:value-type="float" office:value="6.613625">
            <text:p>6.613625</text:p>
          </table:table-cell>
          <table:table-cell office:value-type="float" office:value="3370">
            <text:p>3370</text:p>
          </table:table-cell>
          <table:table-cell table:formula="of:=[.G342]/36" office:value-type="float" office:value="4.76842269965278">
            <text:p>4.77</text:p>
          </table:table-cell>
          <table:table-cell table:formula="of:=[.E342]/(2*3.1415)" office:value-type="float" office:value="1.00483248448194">
            <text:p>1.00</text:p>
          </table:table-cell>
          <table:table-cell table:formula="of:=[.F342]*6.28/[.$K$1]" office:value-type="float" office:value="6.3133625">
            <text:p>6.31</text:p>
          </table:table-cell>
          <table:table-cell office:value-type="float" office:value="3217">
            <text:p>3217.00</text:p>
          </table:table-cell>
          <table:table-cell table:formula="of:=[.G341]+[.H342]*0.1" office:value-type="float" office:value="171.6632171875">
            <text:p>171.66</text:p>
          </table:table-cell>
          <table:table-cell table:formula="of:=[.$H$5]+[.E342]*[.$I$5]/(2*3.14)" office:value-type="float" office:value="5.150796875">
            <text:p>5.15</text:p>
          </table:table-cell>
          <table:table-cell table:number-columns-repeated="3"/>
        </table:table-row>
        <table:table-row table:style-name="ro2">
          <table:table-cell table:formula="of:=6.28*[.B343]/3200" office:value-type="float" office:value="6.63325">
            <text:p>6.63325</text:p>
          </table:table-cell>
          <table:table-cell office:value-type="float" office:value="3380">
            <text:p>3380</text:p>
          </table:table-cell>
          <table:table-cell table:formula="of:=[.G343]/36" office:value-type="float" office:value="4.78273059895834">
            <text:p>4.78</text:p>
          </table:table-cell>
          <table:table-cell table:formula="of:=[.E343]/(2*3.1415)" office:value-type="float" office:value="1.00514483526978">
            <text:p>1.01</text:p>
          </table:table-cell>
          <table:table-cell table:formula="of:=[.F343]*6.28/[.$K$1]" office:value-type="float" office:value="6.315325">
            <text:p>6.32</text:p>
          </table:table-cell>
          <table:table-cell office:value-type="float" office:value="3218">
            <text:p>3218.00</text:p>
          </table:table-cell>
          <table:table-cell table:formula="of:=[.G342]+[.H343]*0.1" office:value-type="float" office:value="172.1783015625">
            <text:p>172.18</text:p>
          </table:table-cell>
          <table:table-cell table:formula="of:=[.$H$5]+[.E343]*[.$I$5]/(2*3.14)" office:value-type="float" office:value="5.15084375">
            <text:p>5.15</text:p>
          </table:table-cell>
          <table:table-cell table:number-columns-repeated="3"/>
        </table:table-row>
        <table:table-row table:style-name="ro2">
          <table:table-cell table:formula="of:=6.28*[.B344]/3200" office:value-type="float" office:value="6.652875">
            <text:p>6.652875</text:p>
          </table:table-cell>
          <table:table-cell office:value-type="float" office:value="3390">
            <text:p>3390</text:p>
          </table:table-cell>
          <table:table-cell table:formula="of:=[.G344]/36" office:value-type="float" office:value="4.79703862847223">
            <text:p>4.80</text:p>
          </table:table-cell>
          <table:table-cell table:formula="of:=[.E344]/(2*3.1415)" office:value-type="float" office:value="1.00545718605762">
            <text:p>1.01</text:p>
          </table:table-cell>
          <table:table-cell table:formula="of:=[.F344]*6.28/[.$K$1]" office:value-type="float" office:value="6.3172875">
            <text:p>6.32</text:p>
          </table:table-cell>
          <table:table-cell office:value-type="float" office:value="3219">
            <text:p>3219.00</text:p>
          </table:table-cell>
          <table:table-cell table:formula="of:=[.G343]+[.H344]*0.1" office:value-type="float" office:value="172.693390625">
            <text:p>172.69</text:p>
          </table:table-cell>
          <table:table-cell table:formula="of:=[.$H$5]+[.E344]*[.$I$5]/(2*3.14)" office:value-type="float" office:value="5.150890625">
            <text:p>5.15</text:p>
          </table:table-cell>
          <table:table-cell table:number-columns-repeated="3"/>
        </table:table-row>
        <table:table-row table:style-name="ro2">
          <table:table-cell table:formula="of:=6.28*[.B345]/3200" office:value-type="float" office:value="6.6725">
            <text:p>6.6725</text:p>
          </table:table-cell>
          <table:table-cell office:value-type="float" office:value="3400">
            <text:p>3400</text:p>
          </table:table-cell>
          <table:table-cell table:formula="of:=[.G345]/36" office:value-type="float" office:value="4.81134678819445">
            <text:p>4.81</text:p>
          </table:table-cell>
          <table:table-cell table:formula="of:=[.E345]/(2*3.1415)" office:value-type="float" office:value="1.00576953684546">
            <text:p>1.01</text:p>
          </table:table-cell>
          <table:table-cell table:formula="of:=[.F345]*6.28/[.$K$1]" office:value-type="float" office:value="6.31925">
            <text:p>6.32</text:p>
          </table:table-cell>
          <table:table-cell office:value-type="float" office:value="3220">
            <text:p>3220.00</text:p>
          </table:table-cell>
          <table:table-cell table:formula="of:=[.G344]+[.H345]*0.1" office:value-type="float" office:value="173.208484375">
            <text:p>173.21</text:p>
          </table:table-cell>
          <table:table-cell table:formula="of:=[.$H$5]+[.E345]*[.$I$5]/(2*3.14)" office:value-type="float" office:value="5.1509375">
            <text:p>5.15</text:p>
          </table:table-cell>
          <table:table-cell table:number-columns-repeated="3"/>
        </table:table-row>
        <table:table-row table:style-name="ro2">
          <table:table-cell table:formula="of:=6.28*[.B346]/3200" office:value-type="float" office:value="6.692125">
            <text:p>6.692125</text:p>
          </table:table-cell>
          <table:table-cell office:value-type="float" office:value="3410">
            <text:p>3410</text:p>
          </table:table-cell>
          <table:table-cell table:formula="of:=[.G346]/36" office:value-type="float" office:value="4.825655078125">
            <text:p>4.83</text:p>
          </table:table-cell>
          <table:table-cell table:formula="of:=[.E346]/(2*3.1415)" office:value-type="float" office:value="1.0060818876333">
            <text:p>1.01</text:p>
          </table:table-cell>
          <table:table-cell table:formula="of:=[.F346]*6.28/[.$K$1]" office:value-type="float" office:value="6.3212125">
            <text:p>6.32</text:p>
          </table:table-cell>
          <table:table-cell office:value-type="float" office:value="3221">
            <text:p>3221.00</text:p>
          </table:table-cell>
          <table:table-cell table:formula="of:=[.G345]+[.H346]*0.1" office:value-type="float" office:value="173.7235828125">
            <text:p>173.72</text:p>
          </table:table-cell>
          <table:table-cell table:formula="of:=[.$H$5]+[.E346]*[.$I$5]/(2*3.14)" office:value-type="float" office:value="5.150984375">
            <text:p>5.15</text:p>
          </table:table-cell>
          <table:table-cell table:number-columns-repeated="3"/>
        </table:table-row>
        <table:table-row table:style-name="ro2">
          <table:table-cell table:formula="of:=6.28*[.B347]/3200" office:value-type="float" office:value="6.71175">
            <text:p>6.71175</text:p>
          </table:table-cell>
          <table:table-cell office:value-type="float" office:value="3420">
            <text:p>3420</text:p>
          </table:table-cell>
          <table:table-cell table:formula="of:=[.G347]/36" office:value-type="float" office:value="4.83996349826389">
            <text:p>4.84</text:p>
          </table:table-cell>
          <table:table-cell table:formula="of:=[.E347]/(2*3.1415)" office:value-type="float" office:value="1.00639423842114">
            <text:p>1.01</text:p>
          </table:table-cell>
          <table:table-cell table:formula="of:=[.F347]*6.28/[.$K$1]" office:value-type="float" office:value="6.323175">
            <text:p>6.32</text:p>
          </table:table-cell>
          <table:table-cell office:value-type="float" office:value="3222">
            <text:p>3222.00</text:p>
          </table:table-cell>
          <table:table-cell table:formula="of:=[.G346]+[.H347]*0.1" office:value-type="float" office:value="174.2386859375">
            <text:p>174.24</text:p>
          </table:table-cell>
          <table:table-cell table:formula="of:=[.$H$5]+[.E347]*[.$I$5]/(2*3.14)" office:value-type="float" office:value="5.15103125">
            <text:p>5.15</text:p>
          </table:table-cell>
          <table:table-cell table:number-columns-repeated="3"/>
        </table:table-row>
        <table:table-row table:style-name="ro2">
          <table:table-cell table:formula="of:=6.28*[.B348]/3200" office:value-type="float" office:value="6.731375">
            <text:p>6.731375</text:p>
          </table:table-cell>
          <table:table-cell office:value-type="float" office:value="3430">
            <text:p>3430</text:p>
          </table:table-cell>
          <table:table-cell table:formula="of:=[.G348]/36" office:value-type="float" office:value="4.85427204861111">
            <text:p>4.85</text:p>
          </table:table-cell>
          <table:table-cell table:formula="of:=[.E348]/(2*3.1415)" office:value-type="float" office:value="1.00670658920898">
            <text:p>1.01</text:p>
          </table:table-cell>
          <table:table-cell table:formula="of:=[.F348]*6.28/[.$K$1]" office:value-type="float" office:value="6.3251375">
            <text:p>6.33</text:p>
          </table:table-cell>
          <table:table-cell office:value-type="float" office:value="3223">
            <text:p>3223.00</text:p>
          </table:table-cell>
          <table:table-cell table:formula="of:=[.G347]+[.H348]*0.1" office:value-type="float" office:value="174.75379375">
            <text:p>174.75</text:p>
          </table:table-cell>
          <table:table-cell table:formula="of:=[.$H$5]+[.E348]*[.$I$5]/(2*3.14)" office:value-type="float" office:value="5.151078125">
            <text:p>5.15</text:p>
          </table:table-cell>
          <table:table-cell table:number-columns-repeated="3"/>
        </table:table-row>
        <table:table-row table:style-name="ro2">
          <table:table-cell table:formula="of:=6.28*[.B349]/3200" office:value-type="float" office:value="6.751">
            <text:p>6.751</text:p>
          </table:table-cell>
          <table:table-cell office:value-type="float" office:value="3440">
            <text:p>3440</text:p>
          </table:table-cell>
          <table:table-cell table:formula="of:=[.G349]/36" office:value-type="float" office:value="4.86858072916667">
            <text:p>4.87</text:p>
          </table:table-cell>
          <table:table-cell table:formula="of:=[.E349]/(2*3.1415)" office:value-type="float" office:value="1.00701893999682">
            <text:p>1.01</text:p>
          </table:table-cell>
          <table:table-cell table:formula="of:=[.F349]*6.28/[.$K$1]" office:value-type="float" office:value="6.3271">
            <text:p>6.33</text:p>
          </table:table-cell>
          <table:table-cell office:value-type="float" office:value="3224">
            <text:p>3224.00</text:p>
          </table:table-cell>
          <table:table-cell table:formula="of:=[.G348]+[.H349]*0.1" office:value-type="float" office:value="175.26890625">
            <text:p>175.27</text:p>
          </table:table-cell>
          <table:table-cell table:formula="of:=[.$H$5]+[.E349]*[.$I$5]/(2*3.14)" office:value-type="float" office:value="5.151125">
            <text:p>5.15</text:p>
          </table:table-cell>
          <table:table-cell table:number-columns-repeated="3"/>
        </table:table-row>
        <table:table-row table:style-name="ro2">
          <table:table-cell table:formula="of:=6.28*[.B350]/3200" office:value-type="float" office:value="6.770625">
            <text:p>6.770625</text:p>
          </table:table-cell>
          <table:table-cell office:value-type="float" office:value="3450">
            <text:p>3450</text:p>
          </table:table-cell>
          <table:table-cell table:formula="of:=[.G350]/36" office:value-type="float" office:value="4.88288953993056">
            <text:p>4.88</text:p>
          </table:table-cell>
          <table:table-cell table:formula="of:=[.E350]/(2*3.1415)" office:value-type="float" office:value="1.00733129078466">
            <text:p>1.01</text:p>
          </table:table-cell>
          <table:table-cell table:formula="of:=[.F350]*6.28/[.$K$1]" office:value-type="float" office:value="6.3290625">
            <text:p>6.33</text:p>
          </table:table-cell>
          <table:table-cell office:value-type="float" office:value="3225">
            <text:p>3225.00</text:p>
          </table:table-cell>
          <table:table-cell table:formula="of:=[.G349]+[.H350]*0.1" office:value-type="float" office:value="175.7840234375">
            <text:p>175.78</text:p>
          </table:table-cell>
          <table:table-cell table:formula="of:=[.$H$5]+[.E350]*[.$I$5]/(2*3.14)" office:value-type="float" office:value="5.151171875">
            <text:p>5.15</text:p>
          </table:table-cell>
          <table:table-cell table:number-columns-repeated="3"/>
        </table:table-row>
        <table:table-row table:style-name="ro2">
          <table:table-cell table:formula="of:=6.28*[.B351]/3200" office:value-type="float" office:value="6.79025">
            <text:p>6.79025</text:p>
          </table:table-cell>
          <table:table-cell office:value-type="float" office:value="3460">
            <text:p>3460</text:p>
          </table:table-cell>
          <table:table-cell table:formula="of:=[.G351]/36" office:value-type="float" office:value="4.89719848090278">
            <text:p>4.90</text:p>
          </table:table-cell>
          <table:table-cell table:formula="of:=[.E351]/(2*3.1415)" office:value-type="float" office:value="1.0076436415725">
            <text:p>1.01</text:p>
          </table:table-cell>
          <table:table-cell table:formula="of:=[.F351]*6.28/[.$K$1]" office:value-type="float" office:value="6.331025">
            <text:p>6.33</text:p>
          </table:table-cell>
          <table:table-cell office:value-type="float" office:value="3226">
            <text:p>3226.00</text:p>
          </table:table-cell>
          <table:table-cell table:formula="of:=[.G350]+[.H351]*0.1" office:value-type="float" office:value="176.2991453125">
            <text:p>176.30</text:p>
          </table:table-cell>
          <table:table-cell table:formula="of:=[.$H$5]+[.E351]*[.$I$5]/(2*3.14)" office:value-type="float" office:value="5.15121875">
            <text:p>5.15</text:p>
          </table:table-cell>
          <table:table-cell table:number-columns-repeated="3"/>
        </table:table-row>
        <table:table-row table:style-name="ro2">
          <table:table-cell table:formula="of:=6.28*[.B352]/3200" office:value-type="float" office:value="6.809875">
            <text:p>6.809875</text:p>
          </table:table-cell>
          <table:table-cell office:value-type="float" office:value="3470">
            <text:p>3470</text:p>
          </table:table-cell>
          <table:table-cell table:formula="of:=[.G352]/36" office:value-type="float" office:value="4.91150755208334">
            <text:p>4.91</text:p>
          </table:table-cell>
          <table:table-cell table:formula="of:=[.E352]/(2*3.1415)" office:value-type="float" office:value="1.00795599236034">
            <text:p>1.01</text:p>
          </table:table-cell>
          <table:table-cell table:formula="of:=[.F352]*6.28/[.$K$1]" office:value-type="float" office:value="6.3329875">
            <text:p>6.33</text:p>
          </table:table-cell>
          <table:table-cell office:value-type="float" office:value="3227">
            <text:p>3227.00</text:p>
          </table:table-cell>
          <table:table-cell table:formula="of:=[.G351]+[.H352]*0.1" office:value-type="float" office:value="176.814271875">
            <text:p>176.81</text:p>
          </table:table-cell>
          <table:table-cell table:formula="of:=[.$H$5]+[.E352]*[.$I$5]/(2*3.14)" office:value-type="float" office:value="5.151265625">
            <text:p>5.15</text:p>
          </table:table-cell>
          <table:table-cell table:number-columns-repeated="3"/>
        </table:table-row>
        <table:table-row table:style-name="ro2">
          <table:table-cell table:formula="of:=6.28*[.B353]/3200" office:value-type="float" office:value="6.8295">
            <text:p>6.8295</text:p>
          </table:table-cell>
          <table:table-cell office:value-type="float" office:value="3480">
            <text:p>3480</text:p>
          </table:table-cell>
          <table:table-cell table:formula="of:=[.G353]/36" office:value-type="float" office:value="4.92581675347222">
            <text:p>4.93</text:p>
          </table:table-cell>
          <table:table-cell table:formula="of:=[.E353]/(2*3.1415)" office:value-type="float" office:value="1.00826834314818">
            <text:p>1.01</text:p>
          </table:table-cell>
          <table:table-cell table:formula="of:=[.F353]*6.28/[.$K$1]" office:value-type="float" office:value="6.33495">
            <text:p>6.33</text:p>
          </table:table-cell>
          <table:table-cell office:value-type="float" office:value="3228">
            <text:p>3228.00</text:p>
          </table:table-cell>
          <table:table-cell table:formula="of:=[.G352]+[.H353]*0.1" office:value-type="float" office:value="177.329403125">
            <text:p>177.33</text:p>
          </table:table-cell>
          <table:table-cell table:formula="of:=[.$H$5]+[.E353]*[.$I$5]/(2*3.14)" office:value-type="float" office:value="5.1513125">
            <text:p>5.15</text:p>
          </table:table-cell>
          <table:table-cell table:number-columns-repeated="3"/>
        </table:table-row>
        <table:table-row table:style-name="ro2">
          <table:table-cell table:formula="of:=6.28*[.B354]/3200" office:value-type="float" office:value="6.849125">
            <text:p>6.849125</text:p>
          </table:table-cell>
          <table:table-cell office:value-type="float" office:value="3490">
            <text:p>3490</text:p>
          </table:table-cell>
          <table:table-cell table:formula="of:=[.G354]/36" office:value-type="float" office:value="4.94012608506945">
            <text:p>4.94</text:p>
          </table:table-cell>
          <table:table-cell table:formula="of:=[.E354]/(2*3.1415)" office:value-type="float" office:value="1.00858069393602">
            <text:p>1.01</text:p>
          </table:table-cell>
          <table:table-cell table:formula="of:=[.F354]*6.28/[.$K$1]" office:value-type="float" office:value="6.3369125">
            <text:p>6.34</text:p>
          </table:table-cell>
          <table:table-cell office:value-type="float" office:value="3229">
            <text:p>3229.00</text:p>
          </table:table-cell>
          <table:table-cell table:formula="of:=[.G353]+[.H354]*0.1" office:value-type="float" office:value="177.8445390625">
            <text:p>177.84</text:p>
          </table:table-cell>
          <table:table-cell table:formula="of:=[.$H$5]+[.E354]*[.$I$5]/(2*3.14)" office:value-type="float" office:value="5.151359375">
            <text:p>5.15</text:p>
          </table:table-cell>
          <table:table-cell table:number-columns-repeated="3"/>
        </table:table-row>
        <table:table-row table:style-name="ro2">
          <table:table-cell table:formula="of:=6.28*[.B355]/3200" office:value-type="float" office:value="6.86875">
            <text:p>6.86875</text:p>
          </table:table-cell>
          <table:table-cell office:value-type="float" office:value="3500">
            <text:p>3500</text:p>
          </table:table-cell>
          <table:table-cell table:formula="of:=[.G355]/36" office:value-type="float" office:value="4.954435546875">
            <text:p>4.95</text:p>
          </table:table-cell>
          <table:table-cell table:formula="of:=[.E355]/(2*3.1415)" office:value-type="float" office:value="1.00889304472386">
            <text:p>1.01</text:p>
          </table:table-cell>
          <table:table-cell table:formula="of:=[.F355]*6.28/[.$K$1]" office:value-type="float" office:value="6.338875">
            <text:p>6.34</text:p>
          </table:table-cell>
          <table:table-cell office:value-type="float" office:value="3230">
            <text:p>3230.00</text:p>
          </table:table-cell>
          <table:table-cell table:formula="of:=[.G354]+[.H355]*0.1" office:value-type="float" office:value="178.3596796875">
            <text:p>178.36</text:p>
          </table:table-cell>
          <table:table-cell table:formula="of:=[.$H$5]+[.E355]*[.$I$5]/(2*3.14)" office:value-type="float" office:value="5.15140625">
            <text:p>5.15</text:p>
          </table:table-cell>
          <table:table-cell table:number-columns-repeated="3"/>
        </table:table-row>
        <table:table-row table:style-name="ro2">
          <table:table-cell table:formula="of:=6.28*[.B356]/3200" office:value-type="float" office:value="6.888375">
            <text:p>6.888375</text:p>
          </table:table-cell>
          <table:table-cell office:value-type="float" office:value="3510">
            <text:p>3510</text:p>
          </table:table-cell>
          <table:table-cell table:formula="of:=[.G356]/36" office:value-type="float" office:value="4.96874513888889">
            <text:p>4.97</text:p>
          </table:table-cell>
          <table:table-cell table:formula="of:=[.E356]/(2*3.1415)" office:value-type="float" office:value="1.0092053955117">
            <text:p>1.01</text:p>
          </table:table-cell>
          <table:table-cell table:formula="of:=[.F356]*6.28/[.$K$1]" office:value-type="float" office:value="6.3408375">
            <text:p>6.34</text:p>
          </table:table-cell>
          <table:table-cell office:value-type="float" office:value="3231">
            <text:p>3231.00</text:p>
          </table:table-cell>
          <table:table-cell table:formula="of:=[.G355]+[.H356]*0.1" office:value-type="float" office:value="178.874825">
            <text:p>178.87</text:p>
          </table:table-cell>
          <table:table-cell table:formula="of:=[.$H$5]+[.E356]*[.$I$5]/(2*3.14)" office:value-type="float" office:value="5.151453125">
            <text:p>5.15</text:p>
          </table:table-cell>
          <table:table-cell table:number-columns-repeated="3"/>
        </table:table-row>
        <table:table-row table:style-name="ro2">
          <table:table-cell table:formula="of:=6.28*[.B357]/3200" office:value-type="float" office:value="6.908">
            <text:p>6.908</text:p>
          </table:table-cell>
          <table:table-cell office:value-type="float" office:value="3520">
            <text:p>3520</text:p>
          </table:table-cell>
          <table:table-cell table:formula="of:=[.G357]/36" office:value-type="float" office:value="4.98305486111111">
            <text:p>4.98</text:p>
          </table:table-cell>
          <table:table-cell table:formula="of:=[.E357]/(2*3.1415)" office:value-type="float" office:value="1.00951774629954">
            <text:p>1.01</text:p>
          </table:table-cell>
          <table:table-cell table:formula="of:=[.F357]*6.28/[.$K$1]" office:value-type="float" office:value="6.3428">
            <text:p>6.34</text:p>
          </table:table-cell>
          <table:table-cell office:value-type="float" office:value="3232">
            <text:p>3232.00</text:p>
          </table:table-cell>
          <table:table-cell table:formula="of:=[.G356]+[.H357]*0.1" office:value-type="float" office:value="179.389975">
            <text:p>179.39</text:p>
          </table:table-cell>
          <table:table-cell table:formula="of:=[.$H$5]+[.E357]*[.$I$5]/(2*3.14)" office:value-type="float" office:value="5.1515">
            <text:p>5.15</text:p>
          </table:table-cell>
          <table:table-cell table:number-columns-repeated="3"/>
        </table:table-row>
        <table:table-row table:style-name="ro2">
          <table:table-cell table:formula="of:=6.28*[.B358]/3200" office:value-type="float" office:value="6.927625">
            <text:p>6.927625</text:p>
          </table:table-cell>
          <table:table-cell office:value-type="float" office:value="3530">
            <text:p>3530</text:p>
          </table:table-cell>
          <table:table-cell table:formula="of:=[.G358]/36" office:value-type="float" office:value="4.99736471354167">
            <text:p>5.00</text:p>
          </table:table-cell>
          <table:table-cell table:formula="of:=[.E358]/(2*3.1415)" office:value-type="float" office:value="1.00983009708738">
            <text:p>1.01</text:p>
          </table:table-cell>
          <table:table-cell table:formula="of:=[.F358]*6.28/[.$K$1]" office:value-type="float" office:value="6.3447625">
            <text:p>6.34</text:p>
          </table:table-cell>
          <table:table-cell office:value-type="float" office:value="3233">
            <text:p>3233.00</text:p>
          </table:table-cell>
          <table:table-cell table:formula="of:=[.G357]+[.H358]*0.1" office:value-type="float" office:value="179.9051296875">
            <text:p>179.91</text:p>
          </table:table-cell>
          <table:table-cell table:formula="of:=[.$H$5]+[.E358]*[.$I$5]/(2*3.14)" office:value-type="float" office:value="5.151546875">
            <text:p>5.15</text:p>
          </table:table-cell>
          <table:table-cell table:number-columns-repeated="3"/>
        </table:table-row>
        <table:table-row table:style-name="ro2">
          <table:table-cell table:formula="of:=6.28*[.B359]/3200" office:value-type="float" office:value="6.94725">
            <text:p>6.94725</text:p>
          </table:table-cell>
          <table:table-cell office:value-type="float" office:value="3540">
            <text:p>3540</text:p>
          </table:table-cell>
          <table:table-cell table:formula="of:=[.G359]/36" office:value-type="float" office:value="5.01167469618056">
            <text:p>5.01</text:p>
          </table:table-cell>
          <table:table-cell table:formula="of:=[.E359]/(2*3.1415)" office:value-type="float" office:value="1.01014244787522">
            <text:p>1.01</text:p>
          </table:table-cell>
          <table:table-cell table:formula="of:=[.F359]*6.28/[.$K$1]" office:value-type="float" office:value="6.346725">
            <text:p>6.35</text:p>
          </table:table-cell>
          <table:table-cell office:value-type="float" office:value="3234">
            <text:p>3234.00</text:p>
          </table:table-cell>
          <table:table-cell table:formula="of:=[.G358]+[.H359]*0.1" office:value-type="float" office:value="180.4202890625">
            <text:p>180.42</text:p>
          </table:table-cell>
          <table:table-cell table:formula="of:=[.$H$5]+[.E359]*[.$I$5]/(2*3.14)" office:value-type="float" office:value="5.15159375">
            <text:p>5.15</text:p>
          </table:table-cell>
          <table:table-cell table:number-columns-repeated="3"/>
        </table:table-row>
        <table:table-row table:style-name="ro2">
          <table:table-cell table:formula="of:=6.28*[.B360]/3200" office:value-type="float" office:value="6.966875">
            <text:p>6.966875</text:p>
          </table:table-cell>
          <table:table-cell office:value-type="float" office:value="3550">
            <text:p>3550</text:p>
          </table:table-cell>
          <table:table-cell table:formula="of:=[.G360]/36" office:value-type="float" office:value="5.02598480902778">
            <text:p>5.03</text:p>
          </table:table-cell>
          <table:table-cell table:formula="of:=[.E360]/(2*3.1415)" office:value-type="float" office:value="1.01045479866306">
            <text:p>1.01</text:p>
          </table:table-cell>
          <table:table-cell table:formula="of:=[.F360]*6.28/[.$K$1]" office:value-type="float" office:value="6.3486875">
            <text:p>6.35</text:p>
          </table:table-cell>
          <table:table-cell office:value-type="float" office:value="3235">
            <text:p>3235.00</text:p>
          </table:table-cell>
          <table:table-cell table:formula="of:=[.G359]+[.H360]*0.1" office:value-type="float" office:value="180.935453125">
            <text:p>180.94</text:p>
          </table:table-cell>
          <table:table-cell table:formula="of:=[.$H$5]+[.E360]*[.$I$5]/(2*3.14)" office:value-type="float" office:value="5.151640625">
            <text:p>5.15</text:p>
          </table:table-cell>
          <table:table-cell table:number-columns-repeated="3"/>
        </table:table-row>
        <table:table-row table:style-name="ro2">
          <table:table-cell table:formula="of:=6.28*[.B361]/3200" office:value-type="float" office:value="6.9865">
            <text:p>6.9865</text:p>
          </table:table-cell>
          <table:table-cell office:value-type="float" office:value="3560">
            <text:p>3560</text:p>
          </table:table-cell>
          <table:table-cell table:formula="of:=[.G361]/36" office:value-type="float" office:value="5.04029505208333">
            <text:p>5.04</text:p>
          </table:table-cell>
          <table:table-cell table:formula="of:=[.E361]/(2*3.1415)" office:value-type="float" office:value="1.0107671494509">
            <text:p>1.01</text:p>
          </table:table-cell>
          <table:table-cell table:formula="of:=[.F361]*6.28/[.$K$1]" office:value-type="float" office:value="6.35065">
            <text:p>6.35</text:p>
          </table:table-cell>
          <table:table-cell office:value-type="float" office:value="3236">
            <text:p>3236.00</text:p>
          </table:table-cell>
          <table:table-cell table:formula="of:=[.G360]+[.H361]*0.1" office:value-type="float" office:value="181.450621875">
            <text:p>181.45</text:p>
          </table:table-cell>
          <table:table-cell table:formula="of:=[.$H$5]+[.E361]*[.$I$5]/(2*3.14)" office:value-type="float" office:value="5.1516875">
            <text:p>5.15</text:p>
          </table:table-cell>
          <table:table-cell table:number-columns-repeated="3"/>
        </table:table-row>
        <table:table-row table:style-name="ro2">
          <table:table-cell table:formula="of:=6.28*[.B362]/3200" office:value-type="float" office:value="7.006125">
            <text:p>7.006125</text:p>
          </table:table-cell>
          <table:table-cell office:value-type="float" office:value="3570">
            <text:p>3570</text:p>
          </table:table-cell>
          <table:table-cell table:formula="of:=[.G362]/36" office:value-type="float" office:value="5.05460542534722">
            <text:p>5.05</text:p>
          </table:table-cell>
          <table:table-cell table:formula="of:=[.E362]/(2*3.1415)" office:value-type="float" office:value="1.01107950023874">
            <text:p>1.01</text:p>
          </table:table-cell>
          <table:table-cell table:formula="of:=[.F362]*6.28/[.$K$1]" office:value-type="float" office:value="6.3526125">
            <text:p>6.35</text:p>
          </table:table-cell>
          <table:table-cell office:value-type="float" office:value="3237">
            <text:p>3237.00</text:p>
          </table:table-cell>
          <table:table-cell table:formula="of:=[.G361]+[.H362]*0.1" office:value-type="float" office:value="181.9657953125">
            <text:p>181.97</text:p>
          </table:table-cell>
          <table:table-cell table:formula="of:=[.$H$5]+[.E362]*[.$I$5]/(2*3.14)" office:value-type="float" office:value="5.151734375">
            <text:p>5.15</text:p>
          </table:table-cell>
          <table:table-cell table:number-columns-repeated="3"/>
        </table:table-row>
        <table:table-row table:style-name="ro2">
          <table:table-cell table:formula="of:=6.28*[.B363]/3200" office:value-type="float" office:value="7.02575">
            <text:p>7.02575</text:p>
          </table:table-cell>
          <table:table-cell office:value-type="float" office:value="3580">
            <text:p>3580</text:p>
          </table:table-cell>
          <table:table-cell table:formula="of:=[.G363]/36" office:value-type="float" office:value="5.06891592881945">
            <text:p>5.07</text:p>
          </table:table-cell>
          <table:table-cell table:formula="of:=[.E363]/(2*3.1415)" office:value-type="float" office:value="1.01139185102658">
            <text:p>1.01</text:p>
          </table:table-cell>
          <table:table-cell table:formula="of:=[.F363]*6.28/[.$K$1]" office:value-type="float" office:value="6.354575">
            <text:p>6.35</text:p>
          </table:table-cell>
          <table:table-cell office:value-type="float" office:value="3238">
            <text:p>3238.00</text:p>
          </table:table-cell>
          <table:table-cell table:formula="of:=[.G362]+[.H363]*0.1" office:value-type="float" office:value="182.4809734375">
            <text:p>182.48</text:p>
          </table:table-cell>
          <table:table-cell table:formula="of:=[.$H$5]+[.E363]*[.$I$5]/(2*3.14)" office:value-type="float" office:value="5.15178125">
            <text:p>5.15</text:p>
          </table:table-cell>
          <table:table-cell table:number-columns-repeated="3"/>
        </table:table-row>
        <table:table-row table:style-name="ro2">
          <table:table-cell table:formula="of:=6.28*[.B364]/3200" office:value-type="float" office:value="7.045375">
            <text:p>7.045375</text:p>
          </table:table-cell>
          <table:table-cell office:value-type="float" office:value="3590">
            <text:p>3590</text:p>
          </table:table-cell>
          <table:table-cell table:formula="of:=[.G364]/36" office:value-type="float" office:value="5.0832265625">
            <text:p>5.08</text:p>
          </table:table-cell>
          <table:table-cell table:formula="of:=[.E364]/(2*3.1415)" office:value-type="float" office:value="1.01170420181442">
            <text:p>1.01</text:p>
          </table:table-cell>
          <table:table-cell table:formula="of:=[.F364]*6.28/[.$K$1]" office:value-type="float" office:value="6.3565375">
            <text:p>6.36</text:p>
          </table:table-cell>
          <table:table-cell office:value-type="float" office:value="3239">
            <text:p>3239.00</text:p>
          </table:table-cell>
          <table:table-cell table:formula="of:=[.G363]+[.H364]*0.1" office:value-type="float" office:value="182.99615625">
            <text:p>183.00</text:p>
          </table:table-cell>
          <table:table-cell table:formula="of:=[.$H$5]+[.E364]*[.$I$5]/(2*3.14)" office:value-type="float" office:value="5.151828125">
            <text:p>5.15</text:p>
          </table:table-cell>
          <table:table-cell table:number-columns-repeated="3"/>
        </table:table-row>
        <table:table-row table:style-name="ro2">
          <table:table-cell table:formula="of:=6.28*[.B365]/3200" office:value-type="float" office:value="7.065">
            <text:p>7.065</text:p>
          </table:table-cell>
          <table:table-cell office:value-type="float" office:value="3600">
            <text:p>3600</text:p>
          </table:table-cell>
          <table:table-cell table:formula="of:=[.G365]/36" office:value-type="float" office:value="5.09753732638889">
            <text:p>5.10</text:p>
          </table:table-cell>
          <table:table-cell table:formula="of:=[.E365]/(2*3.1415)" office:value-type="float" office:value="1.01201655260226">
            <text:p>1.01</text:p>
          </table:table-cell>
          <table:table-cell table:formula="of:=[.F365]*6.28/[.$K$1]" office:value-type="float" office:value="6.3585">
            <text:p>6.36</text:p>
          </table:table-cell>
          <table:table-cell office:value-type="float" office:value="3240">
            <text:p>3240.00</text:p>
          </table:table-cell>
          <table:table-cell table:formula="of:=[.G364]+[.H365]*0.1" office:value-type="float" office:value="183.51134375">
            <text:p>183.51</text:p>
          </table:table-cell>
          <table:table-cell table:formula="of:=[.$H$5]+[.E365]*[.$I$5]/(2*3.14)" office:value-type="float" office:value="5.151875">
            <text:p>5.15</text:p>
          </table:table-cell>
          <table:table-cell table:number-columns-repeated="3"/>
        </table:table-row>
        <table:table-row table:style-name="ro2">
          <table:table-cell table:formula="of:=6.28*[.B366]/3200" office:value-type="float" office:value="7.084625">
            <text:p>7.084625</text:p>
          </table:table-cell>
          <table:table-cell office:value-type="float" office:value="3610">
            <text:p>3610</text:p>
          </table:table-cell>
          <table:table-cell table:formula="of:=[.G366]/36" office:value-type="float" office:value="5.11184822048611">
            <text:p>5.11</text:p>
          </table:table-cell>
          <table:table-cell table:formula="of:=[.E366]/(2*3.1415)" office:value-type="float" office:value="1.0123289033901">
            <text:p>1.01</text:p>
          </table:table-cell>
          <table:table-cell table:formula="of:=[.F366]*6.28/[.$K$1]" office:value-type="float" office:value="6.3604625">
            <text:p>6.36</text:p>
          </table:table-cell>
          <table:table-cell office:value-type="float" office:value="3241">
            <text:p>3241.00</text:p>
          </table:table-cell>
          <table:table-cell table:formula="of:=[.G365]+[.H366]*0.1" office:value-type="float" office:value="184.0265359375">
            <text:p>184.03</text:p>
          </table:table-cell>
          <table:table-cell table:formula="of:=[.$H$5]+[.E366]*[.$I$5]/(2*3.14)" office:value-type="float" office:value="5.151921875">
            <text:p>5.15</text:p>
          </table:table-cell>
          <table:table-cell table:number-columns-repeated="3"/>
        </table:table-row>
        <table:table-row table:style-name="ro2">
          <table:table-cell table:formula="of:=6.28*[.B367]/3200" office:value-type="float" office:value="7.10425">
            <text:p>7.10425</text:p>
          </table:table-cell>
          <table:table-cell office:value-type="float" office:value="3620">
            <text:p>3620</text:p>
          </table:table-cell>
          <table:table-cell table:formula="of:=[.G367]/36" office:value-type="float" office:value="5.12615924479167">
            <text:p>5.13</text:p>
          </table:table-cell>
          <table:table-cell table:formula="of:=[.E367]/(2*3.1415)" office:value-type="float" office:value="1.01264125417794">
            <text:p>1.01</text:p>
          </table:table-cell>
          <table:table-cell table:formula="of:=[.F367]*6.28/[.$K$1]" office:value-type="float" office:value="6.362425">
            <text:p>6.36</text:p>
          </table:table-cell>
          <table:table-cell office:value-type="float" office:value="3242">
            <text:p>3242.00</text:p>
          </table:table-cell>
          <table:table-cell table:formula="of:=[.G366]+[.H367]*0.1" office:value-type="float" office:value="184.5417328125">
            <text:p>184.54</text:p>
          </table:table-cell>
          <table:table-cell table:formula="of:=[.$H$5]+[.E367]*[.$I$5]/(2*3.14)" office:value-type="float" office:value="5.15196875">
            <text:p>5.15</text:p>
          </table:table-cell>
          <table:table-cell table:number-columns-repeated="3"/>
        </table:table-row>
        <table:table-row table:style-name="ro2">
          <table:table-cell table:formula="of:=6.28*[.B368]/3200" office:value-type="float" office:value="7.123875">
            <text:p>7.123875</text:p>
          </table:table-cell>
          <table:table-cell office:value-type="float" office:value="3630">
            <text:p>3630</text:p>
          </table:table-cell>
          <table:table-cell table:formula="of:=[.G368]/36" office:value-type="float" office:value="5.14047039930556">
            <text:p>5.14</text:p>
          </table:table-cell>
          <table:table-cell table:formula="of:=[.E368]/(2*3.1415)" office:value-type="float" office:value="1.01295360496578">
            <text:p>1.01</text:p>
          </table:table-cell>
          <table:table-cell table:formula="of:=[.F368]*6.28/[.$K$1]" office:value-type="float" office:value="6.3643875">
            <text:p>6.36</text:p>
          </table:table-cell>
          <table:table-cell office:value-type="float" office:value="3243">
            <text:p>3243.00</text:p>
          </table:table-cell>
          <table:table-cell table:formula="of:=[.G367]+[.H368]*0.1" office:value-type="float" office:value="185.056934375">
            <text:p>185.06</text:p>
          </table:table-cell>
          <table:table-cell table:formula="of:=[.$H$5]+[.E368]*[.$I$5]/(2*3.14)" office:value-type="float" office:value="5.152015625">
            <text:p>5.15</text:p>
          </table:table-cell>
          <table:table-cell table:number-columns-repeated="3"/>
        </table:table-row>
        <table:table-row table:style-name="ro2">
          <table:table-cell table:formula="of:=6.28*[.B369]/3200" office:value-type="float" office:value="7.1435">
            <text:p>7.1435</text:p>
          </table:table-cell>
          <table:table-cell office:value-type="float" office:value="3640">
            <text:p>3640</text:p>
          </table:table-cell>
          <table:table-cell table:formula="of:=[.G369]/36" office:value-type="float" office:value="5.15478168402778">
            <text:p>5.15</text:p>
          </table:table-cell>
          <table:table-cell table:formula="of:=[.E369]/(2*3.1415)" office:value-type="float" office:value="1.01326595575362">
            <text:p>1.01</text:p>
          </table:table-cell>
          <table:table-cell table:formula="of:=[.F369]*6.28/[.$K$1]" office:value-type="float" office:value="6.36635">
            <text:p>6.37</text:p>
          </table:table-cell>
          <table:table-cell office:value-type="float" office:value="3244">
            <text:p>3244.00</text:p>
          </table:table-cell>
          <table:table-cell table:formula="of:=[.G368]+[.H369]*0.1" office:value-type="float" office:value="185.572140625">
            <text:p>185.57</text:p>
          </table:table-cell>
          <table:table-cell table:formula="of:=[.$H$5]+[.E369]*[.$I$5]/(2*3.14)" office:value-type="float" office:value="5.1520625">
            <text:p>5.15</text:p>
          </table:table-cell>
          <table:table-cell table:number-columns-repeated="3"/>
        </table:table-row>
        <table:table-row table:style-name="ro2">
          <table:table-cell table:formula="of:=6.28*[.B370]/3200" office:value-type="float" office:value="7.163125">
            <text:p>7.163125</text:p>
          </table:table-cell>
          <table:table-cell office:value-type="float" office:value="3650">
            <text:p>3650</text:p>
          </table:table-cell>
          <table:table-cell table:formula="of:=[.G370]/36" office:value-type="float" office:value="5.16909309895834">
            <text:p>5.17</text:p>
          </table:table-cell>
          <table:table-cell table:formula="of:=[.E370]/(2*3.1415)" office:value-type="float" office:value="1.01357830654146">
            <text:p>1.01</text:p>
          </table:table-cell>
          <table:table-cell table:formula="of:=[.F370]*6.28/[.$K$1]" office:value-type="float" office:value="6.3683125">
            <text:p>6.37</text:p>
          </table:table-cell>
          <table:table-cell office:value-type="float" office:value="3245">
            <text:p>3245.00</text:p>
          </table:table-cell>
          <table:table-cell table:formula="of:=[.G369]+[.H370]*0.1" office:value-type="float" office:value="186.0873515625">
            <text:p>186.09</text:p>
          </table:table-cell>
          <table:table-cell table:formula="of:=[.$H$5]+[.E370]*[.$I$5]/(2*3.14)" office:value-type="float" office:value="5.152109375">
            <text:p>5.15</text:p>
          </table:table-cell>
          <table:table-cell table:number-columns-repeated="3"/>
        </table:table-row>
        <table:table-row table:style-name="ro2">
          <table:table-cell table:formula="of:=6.28*[.B371]/3200" office:value-type="float" office:value="7.18275">
            <text:p>7.18275</text:p>
          </table:table-cell>
          <table:table-cell office:value-type="float" office:value="3660">
            <text:p>3660</text:p>
          </table:table-cell>
          <table:table-cell table:formula="of:=[.G371]/36" office:value-type="float" office:value="5.18340464409722">
            <text:p>5.18</text:p>
          </table:table-cell>
          <table:table-cell table:formula="of:=[.E371]/(2*3.1415)" office:value-type="float" office:value="1.0138906573293">
            <text:p>1.01</text:p>
          </table:table-cell>
          <table:table-cell table:formula="of:=[.F371]*6.28/[.$K$1]" office:value-type="float" office:value="6.370275">
            <text:p>6.37</text:p>
          </table:table-cell>
          <table:table-cell office:value-type="float" office:value="3246">
            <text:p>3246.00</text:p>
          </table:table-cell>
          <table:table-cell table:formula="of:=[.G370]+[.H371]*0.1" office:value-type="float" office:value="186.6025671875">
            <text:p>186.60</text:p>
          </table:table-cell>
          <table:table-cell table:formula="of:=[.$H$5]+[.E371]*[.$I$5]/(2*3.14)" office:value-type="float" office:value="5.15215625">
            <text:p>5.15</text:p>
          </table:table-cell>
          <table:table-cell table:number-columns-repeated="3"/>
        </table:table-row>
        <table:table-row table:style-name="ro2">
          <table:table-cell table:formula="of:=6.28*[.B372]/3200" office:value-type="float" office:value="7.202375">
            <text:p>7.202375</text:p>
          </table:table-cell>
          <table:table-cell office:value-type="float" office:value="3670">
            <text:p>3670</text:p>
          </table:table-cell>
          <table:table-cell table:formula="of:=[.G372]/36" office:value-type="float" office:value="5.19771631944445">
            <text:p>5.20</text:p>
          </table:table-cell>
          <table:table-cell table:formula="of:=[.E372]/(2*3.1415)" office:value-type="float" office:value="1.01420300811714">
            <text:p>1.01</text:p>
          </table:table-cell>
          <table:table-cell table:formula="of:=[.F372]*6.28/[.$K$1]" office:value-type="float" office:value="6.3722375">
            <text:p>6.37</text:p>
          </table:table-cell>
          <table:table-cell office:value-type="float" office:value="3247">
            <text:p>3247.00</text:p>
          </table:table-cell>
          <table:table-cell table:formula="of:=[.G371]+[.H372]*0.1" office:value-type="float" office:value="187.1177875">
            <text:p>187.12</text:p>
          </table:table-cell>
          <table:table-cell table:formula="of:=[.$H$5]+[.E372]*[.$I$5]/(2*3.14)" office:value-type="float" office:value="5.152203125">
            <text:p>5.15</text:p>
          </table:table-cell>
          <table:table-cell table:number-columns-repeated="3"/>
        </table:table-row>
        <table:table-row table:style-name="ro2">
          <table:table-cell table:formula="of:=6.28*[.B373]/3200" office:value-type="float" office:value="7.222">
            <text:p>7.222</text:p>
          </table:table-cell>
          <table:table-cell office:value-type="float" office:value="3680">
            <text:p>3680</text:p>
          </table:table-cell>
          <table:table-cell table:formula="of:=[.G373]/36" office:value-type="float" office:value="5.212028125">
            <text:p>5.21</text:p>
          </table:table-cell>
          <table:table-cell table:formula="of:=[.E373]/(2*3.1415)" office:value-type="float" office:value="1.01451535890498">
            <text:p>1.01</text:p>
          </table:table-cell>
          <table:table-cell table:formula="of:=[.F373]*6.28/[.$K$1]" office:value-type="float" office:value="6.3742">
            <text:p>6.37</text:p>
          </table:table-cell>
          <table:table-cell office:value-type="float" office:value="3248">
            <text:p>3248.00</text:p>
          </table:table-cell>
          <table:table-cell table:formula="of:=[.G372]+[.H373]*0.1" office:value-type="float" office:value="187.6330125">
            <text:p>187.63</text:p>
          </table:table-cell>
          <table:table-cell table:formula="of:=[.$H$5]+[.E373]*[.$I$5]/(2*3.14)" office:value-type="float" office:value="5.15225">
            <text:p>5.15</text:p>
          </table:table-cell>
          <table:table-cell table:number-columns-repeated="3"/>
        </table:table-row>
        <table:table-row table:style-name="ro2">
          <table:table-cell table:formula="of:=6.28*[.B374]/3200" office:value-type="float" office:value="7.241625">
            <text:p>7.241625</text:p>
          </table:table-cell>
          <table:table-cell office:value-type="float" office:value="3690">
            <text:p>3690</text:p>
          </table:table-cell>
          <table:table-cell table:formula="of:=[.G374]/36" office:value-type="float" office:value="5.22634006076389">
            <text:p>5.23</text:p>
          </table:table-cell>
          <table:table-cell table:formula="of:=[.E374]/(2*3.1415)" office:value-type="float" office:value="1.01482770969282">
            <text:p>1.01</text:p>
          </table:table-cell>
          <table:table-cell table:formula="of:=[.F374]*6.28/[.$K$1]" office:value-type="float" office:value="6.3761625">
            <text:p>6.38</text:p>
          </table:table-cell>
          <table:table-cell office:value-type="float" office:value="3249">
            <text:p>3249.00</text:p>
          </table:table-cell>
          <table:table-cell table:formula="of:=[.G373]+[.H374]*0.1" office:value-type="float" office:value="188.1482421875">
            <text:p>188.15</text:p>
          </table:table-cell>
          <table:table-cell table:formula="of:=[.$H$5]+[.E374]*[.$I$5]/(2*3.14)" office:value-type="float" office:value="5.152296875">
            <text:p>5.15</text:p>
          </table:table-cell>
          <table:table-cell table:number-columns-repeated="3"/>
        </table:table-row>
        <table:table-row table:style-name="ro2">
          <table:table-cell table:formula="of:=6.28*[.B375]/3200" office:value-type="float" office:value="7.26125">
            <text:p>7.26125</text:p>
          </table:table-cell>
          <table:table-cell office:value-type="float" office:value="3700">
            <text:p>3700</text:p>
          </table:table-cell>
          <table:table-cell table:formula="of:=[.G375]/36" office:value-type="float" office:value="5.24065212673611">
            <text:p>5.24</text:p>
          </table:table-cell>
          <table:table-cell table:formula="of:=[.E375]/(2*3.1415)" office:value-type="float" office:value="1.01514006048066">
            <text:p>1.02</text:p>
          </table:table-cell>
          <table:table-cell table:formula="of:=[.F375]*6.28/[.$K$1]" office:value-type="float" office:value="6.378125">
            <text:p>6.38</text:p>
          </table:table-cell>
          <table:table-cell office:value-type="float" office:value="3250">
            <text:p>3250.00</text:p>
          </table:table-cell>
          <table:table-cell table:formula="of:=[.G374]+[.H375]*0.1" office:value-type="float" office:value="188.6634765625">
            <text:p>188.66</text:p>
          </table:table-cell>
          <table:table-cell table:formula="of:=[.$H$5]+[.E375]*[.$I$5]/(2*3.14)" office:value-type="float" office:value="5.15234375">
            <text:p>5.15</text:p>
          </table:table-cell>
          <table:table-cell table:number-columns-repeated="3"/>
        </table:table-row>
        <table:table-row table:style-name="ro2">
          <table:table-cell table:formula="of:=6.28*[.B376]/3200" office:value-type="float" office:value="7.280875">
            <text:p>7.280875</text:p>
          </table:table-cell>
          <table:table-cell office:value-type="float" office:value="3710">
            <text:p>3710</text:p>
          </table:table-cell>
          <table:table-cell table:formula="of:=[.G376]/36" office:value-type="float" office:value="5.25496432291667">
            <text:p>5.25</text:p>
          </table:table-cell>
          <table:table-cell table:formula="of:=[.E376]/(2*3.1415)" office:value-type="float" office:value="1.0154524112685">
            <text:p>1.02</text:p>
          </table:table-cell>
          <table:table-cell table:formula="of:=[.F376]*6.28/[.$K$1]" office:value-type="float" office:value="6.3800875">
            <text:p>6.38</text:p>
          </table:table-cell>
          <table:table-cell office:value-type="float" office:value="3251">
            <text:p>3251.00</text:p>
          </table:table-cell>
          <table:table-cell table:formula="of:=[.G375]+[.H376]*0.1" office:value-type="float" office:value="189.178715625">
            <text:p>189.18</text:p>
          </table:table-cell>
          <table:table-cell table:formula="of:=[.$H$5]+[.E376]*[.$I$5]/(2*3.14)" office:value-type="float" office:value="5.152390625">
            <text:p>5.15</text:p>
          </table:table-cell>
          <table:table-cell table:number-columns-repeated="3"/>
        </table:table-row>
        <table:table-row table:style-name="ro2">
          <table:table-cell table:formula="of:=6.28*[.B377]/3200" office:value-type="float" office:value="7.3005">
            <text:p>7.3005</text:p>
          </table:table-cell>
          <table:table-cell office:value-type="float" office:value="3720">
            <text:p>3720</text:p>
          </table:table-cell>
          <table:table-cell table:formula="of:=[.G377]/36" office:value-type="float" office:value="5.26927664930556">
            <text:p>5.27</text:p>
          </table:table-cell>
          <table:table-cell table:formula="of:=[.E377]/(2*3.1415)" office:value-type="float" office:value="1.01576476205634">
            <text:p>1.02</text:p>
          </table:table-cell>
          <table:table-cell table:formula="of:=[.F377]*6.28/[.$K$1]" office:value-type="float" office:value="6.38205">
            <text:p>6.38</text:p>
          </table:table-cell>
          <table:table-cell office:value-type="float" office:value="3252">
            <text:p>3252.00</text:p>
          </table:table-cell>
          <table:table-cell table:formula="of:=[.G376]+[.H377]*0.1" office:value-type="float" office:value="189.693959375">
            <text:p>189.69</text:p>
          </table:table-cell>
          <table:table-cell table:formula="of:=[.$H$5]+[.E377]*[.$I$5]/(2*3.14)" office:value-type="float" office:value="5.1524375">
            <text:p>5.15</text:p>
          </table:table-cell>
          <table:table-cell table:number-columns-repeated="3"/>
        </table:table-row>
        <table:table-row table:style-name="ro2">
          <table:table-cell table:formula="of:=6.28*[.B378]/3200" office:value-type="float" office:value="7.320125">
            <text:p>7.320125</text:p>
          </table:table-cell>
          <table:table-cell office:value-type="float" office:value="3730">
            <text:p>3730</text:p>
          </table:table-cell>
          <table:table-cell table:formula="of:=[.G378]/36" office:value-type="float" office:value="5.28358910590278">
            <text:p>5.28</text:p>
          </table:table-cell>
          <table:table-cell table:formula="of:=[.E378]/(2*3.1415)" office:value-type="float" office:value="1.01607711284418">
            <text:p>1.02</text:p>
          </table:table-cell>
          <table:table-cell table:formula="of:=[.F378]*6.28/[.$K$1]" office:value-type="float" office:value="6.3840125">
            <text:p>6.38</text:p>
          </table:table-cell>
          <table:table-cell office:value-type="float" office:value="3253">
            <text:p>3253.00</text:p>
          </table:table-cell>
          <table:table-cell table:formula="of:=[.G377]+[.H378]*0.1" office:value-type="float" office:value="190.2092078125">
            <text:p>190.21</text:p>
          </table:table-cell>
          <table:table-cell table:formula="of:=[.$H$5]+[.E378]*[.$I$5]/(2*3.14)" office:value-type="float" office:value="5.152484375">
            <text:p>5.15</text:p>
          </table:table-cell>
          <table:table-cell table:number-columns-repeated="3"/>
        </table:table-row>
        <table:table-row table:style-name="ro2">
          <table:table-cell table:formula="of:=6.28*[.B379]/3200" office:value-type="float" office:value="7.33975">
            <text:p>7.33975</text:p>
          </table:table-cell>
          <table:table-cell office:value-type="float" office:value="3740">
            <text:p>3740</text:p>
          </table:table-cell>
          <table:table-cell table:formula="of:=[.G379]/36" office:value-type="float" office:value="5.29790169270833">
            <text:p>5.30</text:p>
          </table:table-cell>
          <table:table-cell table:formula="of:=[.E379]/(2*3.1415)" office:value-type="float" office:value="1.01638946363202">
            <text:p>1.02</text:p>
          </table:table-cell>
          <table:table-cell table:formula="of:=[.F379]*6.28/[.$K$1]" office:value-type="float" office:value="6.385975">
            <text:p>6.39</text:p>
          </table:table-cell>
          <table:table-cell office:value-type="float" office:value="3254">
            <text:p>3254.00</text:p>
          </table:table-cell>
          <table:table-cell table:formula="of:=[.G378]+[.H379]*0.1" office:value-type="float" office:value="190.7244609375">
            <text:p>190.72</text:p>
          </table:table-cell>
          <table:table-cell table:formula="of:=[.$H$5]+[.E379]*[.$I$5]/(2*3.14)" office:value-type="float" office:value="5.15253125">
            <text:p>5.15</text:p>
          </table:table-cell>
          <table:table-cell table:number-columns-repeated="3"/>
        </table:table-row>
        <table:table-row table:style-name="ro2">
          <table:table-cell table:formula="of:=6.28*[.B380]/3200" office:value-type="float" office:value="7.359375">
            <text:p>7.359375</text:p>
          </table:table-cell>
          <table:table-cell office:value-type="float" office:value="3750">
            <text:p>3750</text:p>
          </table:table-cell>
          <table:table-cell table:formula="of:=[.G380]/36" office:value-type="float" office:value="5.31221440972222">
            <text:p>5.31</text:p>
          </table:table-cell>
          <table:table-cell table:formula="of:=[.E380]/(2*3.1415)" office:value-type="float" office:value="1.01670181441986">
            <text:p>1.02</text:p>
          </table:table-cell>
          <table:table-cell table:formula="of:=[.F380]*6.28/[.$K$1]" office:value-type="float" office:value="6.3879375">
            <text:p>6.39</text:p>
          </table:table-cell>
          <table:table-cell office:value-type="float" office:value="3255">
            <text:p>3255.00</text:p>
          </table:table-cell>
          <table:table-cell table:formula="of:=[.G379]+[.H380]*0.1" office:value-type="float" office:value="191.23971875">
            <text:p>191.24</text:p>
          </table:table-cell>
          <table:table-cell table:formula="of:=[.$H$5]+[.E380]*[.$I$5]/(2*3.14)" office:value-type="float" office:value="5.152578125">
            <text:p>5.15</text:p>
          </table:table-cell>
          <table:table-cell table:number-columns-repeated="3"/>
        </table:table-row>
        <table:table-row table:style-name="ro2">
          <table:table-cell table:formula="of:=6.28*[.B381]/3200" office:value-type="float" office:value="7.379">
            <text:p>7.379</text:p>
          </table:table-cell>
          <table:table-cell office:value-type="float" office:value="3760">
            <text:p>3760</text:p>
          </table:table-cell>
          <table:table-cell table:formula="of:=[.G381]/36" office:value-type="float" office:value="5.32652725694445">
            <text:p>5.33</text:p>
          </table:table-cell>
          <table:table-cell table:formula="of:=[.E381]/(2*3.1415)" office:value-type="float" office:value="1.0170141652077">
            <text:p>1.02</text:p>
          </table:table-cell>
          <table:table-cell table:formula="of:=[.F381]*6.28/[.$K$1]" office:value-type="float" office:value="6.3899">
            <text:p>6.39</text:p>
          </table:table-cell>
          <table:table-cell office:value-type="float" office:value="3256">
            <text:p>3256.00</text:p>
          </table:table-cell>
          <table:table-cell table:formula="of:=[.G380]+[.H381]*0.1" office:value-type="float" office:value="191.75498125">
            <text:p>191.75</text:p>
          </table:table-cell>
          <table:table-cell table:formula="of:=[.$H$5]+[.E381]*[.$I$5]/(2*3.14)" office:value-type="float" office:value="5.152625">
            <text:p>5.15</text:p>
          </table:table-cell>
          <table:table-cell table:number-columns-repeated="3"/>
        </table:table-row>
        <table:table-row table:style-name="ro2">
          <table:table-cell table:formula="of:=6.28*[.B382]/3200" office:value-type="float" office:value="7.398625">
            <text:p>7.398625</text:p>
          </table:table-cell>
          <table:table-cell office:value-type="float" office:value="3770">
            <text:p>3770</text:p>
          </table:table-cell>
          <table:table-cell table:formula="of:=[.G382]/36" office:value-type="float" office:value="5.340840234375">
            <text:p>5.34</text:p>
          </table:table-cell>
          <table:table-cell table:formula="of:=[.E382]/(2*3.1415)" office:value-type="float" office:value="1.01732651599554">
            <text:p>1.02</text:p>
          </table:table-cell>
          <table:table-cell table:formula="of:=[.F382]*6.28/[.$K$1]" office:value-type="float" office:value="6.3918625">
            <text:p>6.39</text:p>
          </table:table-cell>
          <table:table-cell office:value-type="float" office:value="3257">
            <text:p>3257.00</text:p>
          </table:table-cell>
          <table:table-cell table:formula="of:=[.G381]+[.H382]*0.1" office:value-type="float" office:value="192.2702484375">
            <text:p>192.27</text:p>
          </table:table-cell>
          <table:table-cell table:formula="of:=[.$H$5]+[.E382]*[.$I$5]/(2*3.14)" office:value-type="float" office:value="5.152671875">
            <text:p>5.15</text:p>
          </table:table-cell>
          <table:table-cell table:number-columns-repeated="3"/>
        </table:table-row>
        <table:table-row table:style-name="ro2">
          <table:table-cell table:formula="of:=6.28*[.B383]/3200" office:value-type="float" office:value="7.41825">
            <text:p>7.41825</text:p>
          </table:table-cell>
          <table:table-cell office:value-type="float" office:value="3780">
            <text:p>3780</text:p>
          </table:table-cell>
          <table:table-cell table:formula="of:=[.G383]/36" office:value-type="float" office:value="5.35515334201389">
            <text:p>5.36</text:p>
          </table:table-cell>
          <table:table-cell table:formula="of:=[.E383]/(2*3.1415)" office:value-type="float" office:value="1.01763886678338">
            <text:p>1.02</text:p>
          </table:table-cell>
          <table:table-cell table:formula="of:=[.F383]*6.28/[.$K$1]" office:value-type="float" office:value="6.393825">
            <text:p>6.39</text:p>
          </table:table-cell>
          <table:table-cell office:value-type="float" office:value="3258">
            <text:p>3258.00</text:p>
          </table:table-cell>
          <table:table-cell table:formula="of:=[.G382]+[.H383]*0.1" office:value-type="float" office:value="192.7855203125">
            <text:p>192.79</text:p>
          </table:table-cell>
          <table:table-cell table:formula="of:=[.$H$5]+[.E383]*[.$I$5]/(2*3.14)" office:value-type="float" office:value="5.15271875">
            <text:p>5.15</text:p>
          </table:table-cell>
          <table:table-cell table:number-columns-repeated="3"/>
        </table:table-row>
        <table:table-row table:style-name="ro2">
          <table:table-cell table:formula="of:=6.28*[.B384]/3200" office:value-type="float" office:value="7.437875">
            <text:p>7.437875</text:p>
          </table:table-cell>
          <table:table-cell office:value-type="float" office:value="3790">
            <text:p>3790</text:p>
          </table:table-cell>
          <table:table-cell table:formula="of:=[.G384]/36" office:value-type="float" office:value="5.36946657986111">
            <text:p>5.37</text:p>
          </table:table-cell>
          <table:table-cell table:formula="of:=[.E384]/(2*3.1415)" office:value-type="float" office:value="1.01795121757122">
            <text:p>1.02</text:p>
          </table:table-cell>
          <table:table-cell table:formula="of:=[.F384]*6.28/[.$K$1]" office:value-type="float" office:value="6.3957875">
            <text:p>6.40</text:p>
          </table:table-cell>
          <table:table-cell office:value-type="float" office:value="3259">
            <text:p>3259.00</text:p>
          </table:table-cell>
          <table:table-cell table:formula="of:=[.G383]+[.H384]*0.1" office:value-type="float" office:value="193.300796875">
            <text:p>193.30</text:p>
          </table:table-cell>
          <table:table-cell table:formula="of:=[.$H$5]+[.E384]*[.$I$5]/(2*3.14)" office:value-type="float" office:value="5.152765625">
            <text:p>5.15</text:p>
          </table:table-cell>
          <table:table-cell table:number-columns-repeated="3"/>
        </table:table-row>
        <table:table-row table:style-name="ro2">
          <table:table-cell table:formula="of:=6.28*[.B385]/3200" office:value-type="float" office:value="7.4575">
            <text:p>7.4575</text:p>
          </table:table-cell>
          <table:table-cell office:value-type="float" office:value="3800">
            <text:p>3800</text:p>
          </table:table-cell>
          <table:table-cell table:formula="of:=[.G385]/36" office:value-type="float" office:value="5.38377994791667">
            <text:p>5.38</text:p>
          </table:table-cell>
          <table:table-cell table:formula="of:=[.E385]/(2*3.1415)" office:value-type="float" office:value="1.01826356835906">
            <text:p>1.02</text:p>
          </table:table-cell>
          <table:table-cell table:formula="of:=[.F385]*6.28/[.$K$1]" office:value-type="float" office:value="6.39775">
            <text:p>6.40</text:p>
          </table:table-cell>
          <table:table-cell office:value-type="float" office:value="3260">
            <text:p>3260.00</text:p>
          </table:table-cell>
          <table:table-cell table:formula="of:=[.G384]+[.H385]*0.1" office:value-type="float" office:value="193.816078125">
            <text:p>193.82</text:p>
          </table:table-cell>
          <table:table-cell table:formula="of:=[.$H$5]+[.E385]*[.$I$5]/(2*3.14)" office:value-type="float" office:value="5.1528125">
            <text:p>5.15</text:p>
          </table:table-cell>
          <table:table-cell table:number-columns-repeated="3"/>
        </table:table-row>
        <table:table-row table:style-name="ro2">
          <table:table-cell table:formula="of:=6.28*[.B386]/3200" office:value-type="float" office:value="7.477125">
            <text:p>7.477125</text:p>
          </table:table-cell>
          <table:table-cell office:value-type="float" office:value="3810">
            <text:p>3810</text:p>
          </table:table-cell>
          <table:table-cell table:formula="of:=[.G386]/36" office:value-type="float" office:value="5.39809344618056">
            <text:p>5.40</text:p>
          </table:table-cell>
          <table:table-cell table:formula="of:=[.E386]/(2*3.1415)" office:value-type="float" office:value="1.0185759191469">
            <text:p>1.02</text:p>
          </table:table-cell>
          <table:table-cell table:formula="of:=[.F386]*6.28/[.$K$1]" office:value-type="float" office:value="6.3997125">
            <text:p>6.40</text:p>
          </table:table-cell>
          <table:table-cell office:value-type="float" office:value="3261">
            <text:p>3261.00</text:p>
          </table:table-cell>
          <table:table-cell table:formula="of:=[.G385]+[.H386]*0.1" office:value-type="float" office:value="194.3313640625">
            <text:p>194.33</text:p>
          </table:table-cell>
          <table:table-cell table:formula="of:=[.$H$5]+[.E386]*[.$I$5]/(2*3.14)" office:value-type="float" office:value="5.152859375">
            <text:p>5.15</text:p>
          </table:table-cell>
          <table:table-cell table:number-columns-repeated="3"/>
        </table:table-row>
        <table:table-row table:style-name="ro2">
          <table:table-cell table:formula="of:=6.28*[.B387]/3200" office:value-type="float" office:value="7.49675">
            <text:p>7.49675</text:p>
          </table:table-cell>
          <table:table-cell office:value-type="float" office:value="3820">
            <text:p>3820</text:p>
          </table:table-cell>
          <table:table-cell table:formula="of:=[.G387]/36" office:value-type="float" office:value="5.41240707465278">
            <text:p>5.41</text:p>
          </table:table-cell>
          <table:table-cell table:formula="of:=[.E387]/(2*3.1415)" office:value-type="float" office:value="1.01888826993474">
            <text:p>1.02</text:p>
          </table:table-cell>
          <table:table-cell table:formula="of:=[.F387]*6.28/[.$K$1]" office:value-type="float" office:value="6.401675">
            <text:p>6.40</text:p>
          </table:table-cell>
          <table:table-cell office:value-type="float" office:value="3262">
            <text:p>3262.00</text:p>
          </table:table-cell>
          <table:table-cell table:formula="of:=[.G386]+[.H387]*0.1" office:value-type="float" office:value="194.8466546875">
            <text:p>194.85</text:p>
          </table:table-cell>
          <table:table-cell table:formula="of:=[.$H$5]+[.E387]*[.$I$5]/(2*3.14)" office:value-type="float" office:value="5.15290625">
            <text:p>5.15</text:p>
          </table:table-cell>
          <table:table-cell table:number-columns-repeated="3"/>
        </table:table-row>
        <table:table-row table:style-name="ro2">
          <table:table-cell table:formula="of:=6.28*[.B388]/3200" office:value-type="float" office:value="7.516375">
            <text:p>7.516375</text:p>
          </table:table-cell>
          <table:table-cell office:value-type="float" office:value="3830">
            <text:p>3830</text:p>
          </table:table-cell>
          <table:table-cell table:formula="of:=[.G388]/36" office:value-type="float" office:value="5.42672083333333">
            <text:p>5.43</text:p>
          </table:table-cell>
          <table:table-cell table:formula="of:=[.E388]/(2*3.1415)" office:value-type="float" office:value="1.01920062072258">
            <text:p>1.02</text:p>
          </table:table-cell>
          <table:table-cell table:formula="of:=[.F388]*6.28/[.$K$1]" office:value-type="float" office:value="6.4036375">
            <text:p>6.40</text:p>
          </table:table-cell>
          <table:table-cell office:value-type="float" office:value="3263">
            <text:p>3263.00</text:p>
          </table:table-cell>
          <table:table-cell table:formula="of:=[.G387]+[.H388]*0.1" office:value-type="float" office:value="195.36195">
            <text:p>195.36</text:p>
          </table:table-cell>
          <table:table-cell table:formula="of:=[.$H$5]+[.E388]*[.$I$5]/(2*3.14)" office:value-type="float" office:value="5.152953125">
            <text:p>5.15</text:p>
          </table:table-cell>
          <table:table-cell table:number-columns-repeated="3"/>
        </table:table-row>
        <table:table-row table:style-name="ro2">
          <table:table-cell table:formula="of:=6.28*[.B389]/3200" office:value-type="float" office:value="7.536">
            <text:p>7.536</text:p>
          </table:table-cell>
          <table:table-cell office:value-type="float" office:value="3840">
            <text:p>3840</text:p>
          </table:table-cell>
          <table:table-cell table:formula="of:=[.G389]/36" office:value-type="float" office:value="5.44103472222222">
            <text:p>5.44</text:p>
          </table:table-cell>
          <table:table-cell table:formula="of:=[.E389]/(2*3.1415)" office:value-type="float" office:value="1.01951297151043">
            <text:p>1.02</text:p>
          </table:table-cell>
          <table:table-cell table:formula="of:=[.F389]*6.28/[.$K$1]" office:value-type="float" office:value="6.4056">
            <text:p>6.41</text:p>
          </table:table-cell>
          <table:table-cell office:value-type="float" office:value="3264">
            <text:p>3264.00</text:p>
          </table:table-cell>
          <table:table-cell table:formula="of:=[.G388]+[.H389]*0.1" office:value-type="float" office:value="195.87725">
            <text:p>195.88</text:p>
          </table:table-cell>
          <table:table-cell table:formula="of:=[.$H$5]+[.E389]*[.$I$5]/(2*3.14)" office:value-type="float" office:value="5.153">
            <text:p>5.15</text:p>
          </table:table-cell>
          <table:table-cell table:number-columns-repeated="3"/>
        </table:table-row>
        <table:table-row table:style-name="ro2">
          <table:table-cell table:formula="of:=6.28*[.B390]/3200" office:value-type="float" office:value="7.555625">
            <text:p>7.555625</text:p>
          </table:table-cell>
          <table:table-cell office:value-type="float" office:value="3850">
            <text:p>3850</text:p>
          </table:table-cell>
          <table:table-cell table:formula="of:=[.G390]/36" office:value-type="float" office:value="5.45534874131945">
            <text:p>5.46</text:p>
          </table:table-cell>
          <table:table-cell table:formula="of:=[.E390]/(2*3.1415)" office:value-type="float" office:value="1.01982532229827">
            <text:p>1.02</text:p>
          </table:table-cell>
          <table:table-cell table:formula="of:=[.F390]*6.28/[.$K$1]" office:value-type="float" office:value="6.4075625">
            <text:p>6.41</text:p>
          </table:table-cell>
          <table:table-cell office:value-type="float" office:value="3265">
            <text:p>3265.00</text:p>
          </table:table-cell>
          <table:table-cell table:formula="of:=[.G389]+[.H390]*0.1" office:value-type="float" office:value="196.3925546875">
            <text:p>196.39</text:p>
          </table:table-cell>
          <table:table-cell table:formula="of:=[.$H$5]+[.E390]*[.$I$5]/(2*3.14)" office:value-type="float" office:value="5.153046875">
            <text:p>5.15</text:p>
          </table:table-cell>
          <table:table-cell table:number-columns-repeated="3"/>
        </table:table-row>
        <table:table-row table:style-name="ro2">
          <table:table-cell table:formula="of:=6.28*[.B391]/3200" office:value-type="float" office:value="7.57525">
            <text:p>7.57525</text:p>
          </table:table-cell>
          <table:table-cell office:value-type="float" office:value="3860">
            <text:p>3860</text:p>
          </table:table-cell>
          <table:table-cell table:formula="of:=[.G391]/36" office:value-type="float" office:value="5.469662890625">
            <text:p>5.47</text:p>
          </table:table-cell>
          <table:table-cell table:formula="of:=[.E391]/(2*3.1415)" office:value-type="float" office:value="1.02013767308611">
            <text:p>1.02</text:p>
          </table:table-cell>
          <table:table-cell table:formula="of:=[.F391]*6.28/[.$K$1]" office:value-type="float" office:value="6.409525">
            <text:p>6.41</text:p>
          </table:table-cell>
          <table:table-cell office:value-type="float" office:value="3266">
            <text:p>3266.00</text:p>
          </table:table-cell>
          <table:table-cell table:formula="of:=[.G390]+[.H391]*0.1" office:value-type="float" office:value="196.9078640625">
            <text:p>196.91</text:p>
          </table:table-cell>
          <table:table-cell table:formula="of:=[.$H$5]+[.E391]*[.$I$5]/(2*3.14)" office:value-type="float" office:value="5.15309375">
            <text:p>5.15</text:p>
          </table:table-cell>
          <table:table-cell table:number-columns-repeated="3"/>
        </table:table-row>
        <table:table-row table:style-name="ro2">
          <table:table-cell table:formula="of:=6.28*[.B392]/3200" office:value-type="float" office:value="7.594875">
            <text:p>7.594875</text:p>
          </table:table-cell>
          <table:table-cell office:value-type="float" office:value="3870">
            <text:p>3870</text:p>
          </table:table-cell>
          <table:table-cell table:formula="of:=[.G392]/36" office:value-type="float" office:value="5.48397717013889">
            <text:p>5.48</text:p>
          </table:table-cell>
          <table:table-cell table:formula="of:=[.E392]/(2*3.1415)" office:value-type="float" office:value="1.02045002387395">
            <text:p>1.02</text:p>
          </table:table-cell>
          <table:table-cell table:formula="of:=[.F392]*6.28/[.$K$1]" office:value-type="float" office:value="6.4114875">
            <text:p>6.41</text:p>
          </table:table-cell>
          <table:table-cell office:value-type="float" office:value="3267">
            <text:p>3267.00</text:p>
          </table:table-cell>
          <table:table-cell table:formula="of:=[.G391]+[.H392]*0.1" office:value-type="float" office:value="197.423178125">
            <text:p>197.42</text:p>
          </table:table-cell>
          <table:table-cell table:formula="of:=[.$H$5]+[.E392]*[.$I$5]/(2*3.14)" office:value-type="float" office:value="5.153140625">
            <text:p>5.15</text:p>
          </table:table-cell>
          <table:table-cell table:number-columns-repeated="3"/>
        </table:table-row>
        <table:table-row table:style-name="ro2">
          <table:table-cell table:formula="of:=6.28*[.B393]/3200" office:value-type="float" office:value="7.6145">
            <text:p>7.6145</text:p>
          </table:table-cell>
          <table:table-cell office:value-type="float" office:value="3880">
            <text:p>3880</text:p>
          </table:table-cell>
          <table:table-cell table:formula="of:=[.G393]/36" office:value-type="float" office:value="5.49829157986111">
            <text:p>5.50</text:p>
          </table:table-cell>
          <table:table-cell table:formula="of:=[.E393]/(2*3.1415)" office:value-type="float" office:value="1.02076237466179">
            <text:p>1.02</text:p>
          </table:table-cell>
          <table:table-cell table:formula="of:=[.F393]*6.28/[.$K$1]" office:value-type="float" office:value="6.41345">
            <text:p>6.41</text:p>
          </table:table-cell>
          <table:table-cell office:value-type="float" office:value="3268">
            <text:p>3268.00</text:p>
          </table:table-cell>
          <table:table-cell table:formula="of:=[.G392]+[.H393]*0.1" office:value-type="float" office:value="197.938496875">
            <text:p>197.94</text:p>
          </table:table-cell>
          <table:table-cell table:formula="of:=[.$H$5]+[.E393]*[.$I$5]/(2*3.14)" office:value-type="float" office:value="5.1531875">
            <text:p>5.15</text:p>
          </table:table-cell>
          <table:table-cell table:number-columns-repeated="3"/>
        </table:table-row>
        <table:table-row table:style-name="ro2">
          <table:table-cell table:formula="of:=6.28*[.B394]/3200" office:value-type="float" office:value="7.634125">
            <text:p>7.634125</text:p>
          </table:table-cell>
          <table:table-cell office:value-type="float" office:value="3890">
            <text:p>3890</text:p>
          </table:table-cell>
          <table:table-cell table:formula="of:=[.G394]/36" office:value-type="float" office:value="5.51260611979167">
            <text:p>5.51</text:p>
          </table:table-cell>
          <table:table-cell table:formula="of:=[.E394]/(2*3.1415)" office:value-type="float" office:value="1.02107472544963">
            <text:p>1.02</text:p>
          </table:table-cell>
          <table:table-cell table:formula="of:=[.F394]*6.28/[.$K$1]" office:value-type="float" office:value="6.4154125">
            <text:p>6.42</text:p>
          </table:table-cell>
          <table:table-cell office:value-type="float" office:value="3269">
            <text:p>3269.00</text:p>
          </table:table-cell>
          <table:table-cell table:formula="of:=[.G393]+[.H394]*0.1" office:value-type="float" office:value="198.4538203125">
            <text:p>198.45</text:p>
          </table:table-cell>
          <table:table-cell table:formula="of:=[.$H$5]+[.E394]*[.$I$5]/(2*3.14)" office:value-type="float" office:value="5.153234375">
            <text:p>5.15</text:p>
          </table:table-cell>
          <table:table-cell table:number-columns-repeated="3"/>
        </table:table-row>
        <table:table-row table:style-name="ro2">
          <table:table-cell table:formula="of:=6.28*[.B395]/3200" office:value-type="float" office:value="7.65375">
            <text:p>7.65375</text:p>
          </table:table-cell>
          <table:table-cell office:value-type="float" office:value="3900">
            <text:p>3900</text:p>
          </table:table-cell>
          <table:table-cell table:formula="of:=[.G395]/36" office:value-type="float" office:value="5.52692078993056">
            <text:p>5.53</text:p>
          </table:table-cell>
          <table:table-cell table:formula="of:=[.E395]/(2*3.1415)" office:value-type="float" office:value="1.02138707623747">
            <text:p>1.02</text:p>
          </table:table-cell>
          <table:table-cell table:formula="of:=[.F395]*6.28/[.$K$1]" office:value-type="float" office:value="6.417375">
            <text:p>6.42</text:p>
          </table:table-cell>
          <table:table-cell office:value-type="float" office:value="3270">
            <text:p>3270.00</text:p>
          </table:table-cell>
          <table:table-cell table:formula="of:=[.G394]+[.H395]*0.1" office:value-type="float" office:value="198.9691484375">
            <text:p>198.97</text:p>
          </table:table-cell>
          <table:table-cell table:formula="of:=[.$H$5]+[.E395]*[.$I$5]/(2*3.14)" office:value-type="float" office:value="5.15328125">
            <text:p>5.15</text:p>
          </table:table-cell>
          <table:table-cell table:number-columns-repeated="3"/>
        </table:table-row>
        <table:table-row table:style-name="ro2">
          <table:table-cell table:formula="of:=6.28*[.B396]/3200" office:value-type="float" office:value="7.673375">
            <text:p>7.673375</text:p>
          </table:table-cell>
          <table:table-cell office:value-type="float" office:value="3910">
            <text:p>3910</text:p>
          </table:table-cell>
          <table:table-cell table:formula="of:=[.G396]/36" office:value-type="float" office:value="5.54123559027778">
            <text:p>5.54</text:p>
          </table:table-cell>
          <table:table-cell table:formula="of:=[.E396]/(2*3.1415)" office:value-type="float" office:value="1.02169942702531">
            <text:p>1.02</text:p>
          </table:table-cell>
          <table:table-cell table:formula="of:=[.F396]*6.28/[.$K$1]" office:value-type="float" office:value="6.4193375">
            <text:p>6.42</text:p>
          </table:table-cell>
          <table:table-cell office:value-type="float" office:value="3271">
            <text:p>3271.00</text:p>
          </table:table-cell>
          <table:table-cell table:formula="of:=[.G395]+[.H396]*0.1" office:value-type="float" office:value="199.48448125">
            <text:p>199.48</text:p>
          </table:table-cell>
          <table:table-cell table:formula="of:=[.$H$5]+[.E396]*[.$I$5]/(2*3.14)" office:value-type="float" office:value="5.153328125">
            <text:p>5.15</text:p>
          </table:table-cell>
          <table:table-cell table:number-columns-repeated="3"/>
        </table:table-row>
        <table:table-row table:style-name="ro2">
          <table:table-cell table:formula="of:=6.28*[.B397]/3200" office:value-type="float" office:value="7.693">
            <text:p>7.693</text:p>
          </table:table-cell>
          <table:table-cell office:value-type="float" office:value="3920">
            <text:p>3920</text:p>
          </table:table-cell>
          <table:table-cell table:formula="of:=[.G397]/36" office:value-type="float" office:value="5.55555052083333">
            <text:p>5.56</text:p>
          </table:table-cell>
          <table:table-cell table:formula="of:=[.E397]/(2*3.1415)" office:value-type="float" office:value="1.02201177781315">
            <text:p>1.02</text:p>
          </table:table-cell>
          <table:table-cell table:formula="of:=[.F397]*6.28/[.$K$1]" office:value-type="float" office:value="6.4213">
            <text:p>6.42</text:p>
          </table:table-cell>
          <table:table-cell office:value-type="float" office:value="3272">
            <text:p>3272.00</text:p>
          </table:table-cell>
          <table:table-cell table:formula="of:=[.G396]+[.H397]*0.1" office:value-type="float" office:value="199.99981875">
            <text:p>200.00</text:p>
          </table:table-cell>
          <table:table-cell table:formula="of:=[.$H$5]+[.E397]*[.$I$5]/(2*3.14)" office:value-type="float" office:value="5.153375">
            <text:p>5.15</text:p>
          </table:table-cell>
          <table:table-cell table:number-columns-repeated="3"/>
        </table:table-row>
        <table:table-row table:style-name="ro2">
          <table:table-cell table:formula="of:=6.28*[.B398]/3200" office:value-type="float" office:value="7.712625">
            <text:p>7.712625</text:p>
          </table:table-cell>
          <table:table-cell office:value-type="float" office:value="3930">
            <text:p>3930</text:p>
          </table:table-cell>
          <table:table-cell table:formula="of:=[.G398]/36" office:value-type="float" office:value="5.56986558159722">
            <text:p>5.57</text:p>
          </table:table-cell>
          <table:table-cell table:formula="of:=[.E398]/(2*3.1415)" office:value-type="float" office:value="1.02232412860099">
            <text:p>1.02</text:p>
          </table:table-cell>
          <table:table-cell table:formula="of:=[.F398]*6.28/[.$K$1]" office:value-type="float" office:value="6.4232625">
            <text:p>6.42</text:p>
          </table:table-cell>
          <table:table-cell office:value-type="float" office:value="3273">
            <text:p>3273.00</text:p>
          </table:table-cell>
          <table:table-cell table:formula="of:=[.G397]+[.H398]*0.1" office:value-type="float" office:value="200.5151609375">
            <text:p>200.52</text:p>
          </table:table-cell>
          <table:table-cell table:formula="of:=[.$H$5]+[.E398]*[.$I$5]/(2*3.14)" office:value-type="float" office:value="5.153421875">
            <text:p>5.15</text:p>
          </table:table-cell>
          <table:table-cell table:number-columns-repeated="3"/>
        </table:table-row>
        <table:table-row table:style-name="ro2">
          <table:table-cell table:formula="of:=6.28*[.B399]/3200" office:value-type="float" office:value="7.73225">
            <text:p>7.73225</text:p>
          </table:table-cell>
          <table:table-cell office:value-type="float" office:value="3940">
            <text:p>3940</text:p>
          </table:table-cell>
          <table:table-cell table:formula="of:=[.G399]/36" office:value-type="float" office:value="5.58418077256945">
            <text:p>5.58</text:p>
          </table:table-cell>
          <table:table-cell table:formula="of:=[.E399]/(2*3.1415)" office:value-type="float" office:value="1.02263647938883">
            <text:p>1.02</text:p>
          </table:table-cell>
          <table:table-cell table:formula="of:=[.F399]*6.28/[.$K$1]" office:value-type="float" office:value="6.425225">
            <text:p>6.43</text:p>
          </table:table-cell>
          <table:table-cell office:value-type="float" office:value="3274">
            <text:p>3274.00</text:p>
          </table:table-cell>
          <table:table-cell table:formula="of:=[.G398]+[.H399]*0.1" office:value-type="float" office:value="201.0305078125">
            <text:p>201.03</text:p>
          </table:table-cell>
          <table:table-cell table:formula="of:=[.$H$5]+[.E399]*[.$I$5]/(2*3.14)" office:value-type="float" office:value="5.15346875">
            <text:p>5.15</text:p>
          </table:table-cell>
          <table:table-cell table:number-columns-repeated="3"/>
        </table:table-row>
        <table:table-row table:style-name="ro2">
          <table:table-cell table:formula="of:=6.28*[.B400]/3200" office:value-type="float" office:value="7.751875">
            <text:p>7.751875</text:p>
          </table:table-cell>
          <table:table-cell office:value-type="float" office:value="3950">
            <text:p>3950</text:p>
          </table:table-cell>
          <table:table-cell table:formula="of:=[.G400]/36" office:value-type="float" office:value="5.59849609375">
            <text:p>5.60</text:p>
          </table:table-cell>
          <table:table-cell table:formula="of:=[.E400]/(2*3.1415)" office:value-type="float" office:value="1.02294883017667">
            <text:p>1.02</text:p>
          </table:table-cell>
          <table:table-cell table:formula="of:=[.F400]*6.28/[.$K$1]" office:value-type="float" office:value="6.4271875">
            <text:p>6.43</text:p>
          </table:table-cell>
          <table:table-cell office:value-type="float" office:value="3275">
            <text:p>3275.00</text:p>
          </table:table-cell>
          <table:table-cell table:formula="of:=[.G399]+[.H400]*0.1" office:value-type="float" office:value="201.545859375">
            <text:p>201.55</text:p>
          </table:table-cell>
          <table:table-cell table:formula="of:=[.$H$5]+[.E400]*[.$I$5]/(2*3.14)" office:value-type="float" office:value="5.153515625">
            <text:p>5.15</text:p>
          </table:table-cell>
          <table:table-cell table:number-columns-repeated="3"/>
        </table:table-row>
        <table:table-row table:style-name="ro2">
          <table:table-cell table:formula="of:=6.28*[.B401]/3200" office:value-type="float" office:value="7.7715">
            <text:p>7.7715</text:p>
          </table:table-cell>
          <table:table-cell office:value-type="float" office:value="3960">
            <text:p>3960</text:p>
          </table:table-cell>
          <table:table-cell table:formula="of:=[.G401]/36" office:value-type="float" office:value="5.61281154513889">
            <text:p>5.61</text:p>
          </table:table-cell>
          <table:table-cell table:formula="of:=[.E401]/(2*3.1415)" office:value-type="float" office:value="1.02326118096451">
            <text:p>1.02</text:p>
          </table:table-cell>
          <table:table-cell table:formula="of:=[.F401]*6.28/[.$K$1]" office:value-type="float" office:value="6.42915">
            <text:p>6.43</text:p>
          </table:table-cell>
          <table:table-cell office:value-type="float" office:value="3276">
            <text:p>3276.00</text:p>
          </table:table-cell>
          <table:table-cell table:formula="of:=[.G400]+[.H401]*0.1" office:value-type="float" office:value="202.061215625">
            <text:p>202.06</text:p>
          </table:table-cell>
          <table:table-cell table:formula="of:=[.$H$5]+[.E401]*[.$I$5]/(2*3.14)" office:value-type="float" office:value="5.1535625">
            <text:p>5.15</text:p>
          </table:table-cell>
          <table:table-cell table:number-columns-repeated="3"/>
        </table:table-row>
        <table:table-row table:style-name="ro2">
          <table:table-cell table:formula="of:=6.28*[.B402]/3200" office:value-type="float" office:value="7.791125">
            <text:p>7.791125</text:p>
          </table:table-cell>
          <table:table-cell office:value-type="float" office:value="3970">
            <text:p>3970</text:p>
          </table:table-cell>
          <table:table-cell table:formula="of:=[.G402]/36" office:value-type="float" office:value="5.62712712673611">
            <text:p>5.63</text:p>
          </table:table-cell>
          <table:table-cell table:formula="of:=[.E402]/(2*3.1415)" office:value-type="float" office:value="1.02357353175235">
            <text:p>1.02</text:p>
          </table:table-cell>
          <table:table-cell table:formula="of:=[.F402]*6.28/[.$K$1]" office:value-type="float" office:value="6.4311125">
            <text:p>6.43</text:p>
          </table:table-cell>
          <table:table-cell office:value-type="float" office:value="3277">
            <text:p>3277.00</text:p>
          </table:table-cell>
          <table:table-cell table:formula="of:=[.G401]+[.H402]*0.1" office:value-type="float" office:value="202.5765765625">
            <text:p>202.58</text:p>
          </table:table-cell>
          <table:table-cell table:formula="of:=[.$H$5]+[.E402]*[.$I$5]/(2*3.14)" office:value-type="float" office:value="5.153609375">
            <text:p>5.15</text:p>
          </table:table-cell>
          <table:table-cell table:number-columns-repeated="3"/>
        </table:table-row>
        <table:table-row table:style-name="ro2">
          <table:table-cell table:formula="of:=6.28*[.B403]/3200" office:value-type="float" office:value="7.81075">
            <text:p>7.81075</text:p>
          </table:table-cell>
          <table:table-cell office:value-type="float" office:value="3980">
            <text:p>3980</text:p>
          </table:table-cell>
          <table:table-cell table:formula="of:=[.G403]/36" office:value-type="float" office:value="5.64144283854167">
            <text:p>5.64</text:p>
          </table:table-cell>
          <table:table-cell table:formula="of:=[.E403]/(2*3.1415)" office:value-type="float" office:value="1.02388588254019">
            <text:p>1.02</text:p>
          </table:table-cell>
          <table:table-cell table:formula="of:=[.F403]*6.28/[.$K$1]" office:value-type="float" office:value="6.433075">
            <text:p>6.43</text:p>
          </table:table-cell>
          <table:table-cell office:value-type="float" office:value="3278">
            <text:p>3278.00</text:p>
          </table:table-cell>
          <table:table-cell table:formula="of:=[.G402]+[.H403]*0.1" office:value-type="float" office:value="203.0919421875">
            <text:p>203.09</text:p>
          </table:table-cell>
          <table:table-cell table:formula="of:=[.$H$5]+[.E403]*[.$I$5]/(2*3.14)" office:value-type="float" office:value="5.15365625">
            <text:p>5.15</text:p>
          </table:table-cell>
          <table:table-cell table:number-columns-repeated="3"/>
        </table:table-row>
        <table:table-row table:style-name="ro2">
          <table:table-cell table:formula="of:=6.28*[.B404]/3200" office:value-type="float" office:value="7.830375">
            <text:p>7.830375</text:p>
          </table:table-cell>
          <table:table-cell office:value-type="float" office:value="3990">
            <text:p>3990</text:p>
          </table:table-cell>
          <table:table-cell table:formula="of:=[.G404]/36" office:value-type="float" office:value="5.65575868055556">
            <text:p>5.66</text:p>
          </table:table-cell>
          <table:table-cell table:formula="of:=[.E404]/(2*3.1415)" office:value-type="float" office:value="1.02419823332803">
            <text:p>1.02</text:p>
          </table:table-cell>
          <table:table-cell table:formula="of:=[.F404]*6.28/[.$K$1]" office:value-type="float" office:value="6.4350375">
            <text:p>6.44</text:p>
          </table:table-cell>
          <table:table-cell office:value-type="float" office:value="3279">
            <text:p>3279.00</text:p>
          </table:table-cell>
          <table:table-cell table:formula="of:=[.G403]+[.H404]*0.1" office:value-type="float" office:value="203.6073125">
            <text:p>203.61</text:p>
          </table:table-cell>
          <table:table-cell table:formula="of:=[.$H$5]+[.E404]*[.$I$5]/(2*3.14)" office:value-type="float" office:value="5.153703125">
            <text:p>5.15</text:p>
          </table:table-cell>
          <table:table-cell table:number-columns-repeated="3"/>
        </table:table-row>
        <table:table-row table:style-name="ro2">
          <table:table-cell table:formula="of:=6.28*[.B405]/3200" office:value-type="float" office:value="7.85">
            <text:p>7.85</text:p>
          </table:table-cell>
          <table:table-cell office:value-type="float" office:value="4000">
            <text:p>4000</text:p>
          </table:table-cell>
          <table:table-cell table:formula="of:=[.G405]/36" office:value-type="float" office:value="5.67007465277778">
            <text:p>5.67</text:p>
          </table:table-cell>
          <table:table-cell table:formula="of:=[.E405]/(2*3.1415)" office:value-type="float" office:value="1.02451058411587">
            <text:p>1.02</text:p>
          </table:table-cell>
          <table:table-cell table:formula="of:=[.F405]*6.28/[.$K$1]" office:value-type="float" office:value="6.437">
            <text:p>6.44</text:p>
          </table:table-cell>
          <table:table-cell office:value-type="float" office:value="3280">
            <text:p>3280.00</text:p>
          </table:table-cell>
          <table:table-cell table:formula="of:=[.G404]+[.H405]*0.1" office:value-type="float" office:value="204.1226875">
            <text:p>204.12</text:p>
          </table:table-cell>
          <table:table-cell table:formula="of:=[.$H$5]+[.E405]*[.$I$5]/(2*3.14)" office:value-type="float" office:value="5.15375">
            <text:p>5.15</text:p>
          </table:table-cell>
          <table:table-cell table:number-columns-repeated="3"/>
        </table:table-row>
        <table:table-row table:style-name="ro2">
          <table:table-cell table:formula="of:=6.28*[.B406]/3200" office:value-type="float" office:value="7.869625">
            <text:p>7.869625</text:p>
          </table:table-cell>
          <table:table-cell office:value-type="float" office:value="4010">
            <text:p>4010</text:p>
          </table:table-cell>
          <table:table-cell table:formula="of:=[.G406]/36" office:value-type="float" office:value="5.68439075520833">
            <text:p>5.68</text:p>
          </table:table-cell>
          <table:table-cell table:formula="of:=[.E406]/(2*3.1415)" office:value-type="float" office:value="1.02482293490371">
            <text:p>1.02</text:p>
          </table:table-cell>
          <table:table-cell table:formula="of:=[.F406]*6.28/[.$K$1]" office:value-type="float" office:value="6.4389625">
            <text:p>6.44</text:p>
          </table:table-cell>
          <table:table-cell office:value-type="float" office:value="3281">
            <text:p>3281.00</text:p>
          </table:table-cell>
          <table:table-cell table:formula="of:=[.G405]+[.H406]*0.1" office:value-type="float" office:value="204.6380671875">
            <text:p>204.64</text:p>
          </table:table-cell>
          <table:table-cell table:formula="of:=[.$H$5]+[.E406]*[.$I$5]/(2*3.14)" office:value-type="float" office:value="5.153796875">
            <text:p>5.15</text:p>
          </table:table-cell>
          <table:table-cell table:number-columns-repeated="3"/>
        </table:table-row>
        <table:table-row table:style-name="ro2">
          <table:table-cell table:formula="of:=6.28*[.B407]/3200" office:value-type="float" office:value="7.88925">
            <text:p>7.88925</text:p>
          </table:table-cell>
          <table:table-cell office:value-type="float" office:value="4020">
            <text:p>4020</text:p>
          </table:table-cell>
          <table:table-cell table:formula="of:=[.G407]/36" office:value-type="float" office:value="5.69870698784722">
            <text:p>5.70</text:p>
          </table:table-cell>
          <table:table-cell table:formula="of:=[.E407]/(2*3.1415)" office:value-type="float" office:value="1.02513528569155">
            <text:p>1.03</text:p>
          </table:table-cell>
          <table:table-cell table:formula="of:=[.F407]*6.28/[.$K$1]" office:value-type="float" office:value="6.440925">
            <text:p>6.44</text:p>
          </table:table-cell>
          <table:table-cell office:value-type="float" office:value="3282">
            <text:p>3282.00</text:p>
          </table:table-cell>
          <table:table-cell table:formula="of:=[.G406]+[.H407]*0.1" office:value-type="float" office:value="205.1534515625">
            <text:p>205.15</text:p>
          </table:table-cell>
          <table:table-cell table:formula="of:=[.$H$5]+[.E407]*[.$I$5]/(2*3.14)" office:value-type="float" office:value="5.15384375">
            <text:p>5.15</text:p>
          </table:table-cell>
          <table:table-cell table:number-columns-repeated="3"/>
        </table:table-row>
        <table:table-row table:style-name="ro2">
          <table:table-cell table:formula="of:=6.28*[.B408]/3200" office:value-type="float" office:value="7.908875">
            <text:p>7.908875</text:p>
          </table:table-cell>
          <table:table-cell office:value-type="float" office:value="4030">
            <text:p>4030</text:p>
          </table:table-cell>
          <table:table-cell table:formula="of:=[.G408]/36" office:value-type="float" office:value="5.71302335069445">
            <text:p>5.71</text:p>
          </table:table-cell>
          <table:table-cell table:formula="of:=[.E408]/(2*3.1415)" office:value-type="float" office:value="1.02544763647939">
            <text:p>1.03</text:p>
          </table:table-cell>
          <table:table-cell table:formula="of:=[.F408]*6.28/[.$K$1]" office:value-type="float" office:value="6.4428875">
            <text:p>6.44</text:p>
          </table:table-cell>
          <table:table-cell office:value-type="float" office:value="3283">
            <text:p>3283.00</text:p>
          </table:table-cell>
          <table:table-cell table:formula="of:=[.G407]+[.H408]*0.1" office:value-type="float" office:value="205.668840625">
            <text:p>205.67</text:p>
          </table:table-cell>
          <table:table-cell table:formula="of:=[.$H$5]+[.E408]*[.$I$5]/(2*3.14)" office:value-type="float" office:value="5.153890625">
            <text:p>5.15</text:p>
          </table:table-cell>
          <table:table-cell table:number-columns-repeated="3"/>
        </table:table-row>
        <table:table-row table:style-name="ro2">
          <table:table-cell table:formula="of:=6.28*[.B409]/3200" office:value-type="float" office:value="7.9285">
            <text:p>7.9285</text:p>
          </table:table-cell>
          <table:table-cell office:value-type="float" office:value="4040">
            <text:p>4040</text:p>
          </table:table-cell>
          <table:table-cell table:formula="of:=[.G409]/36" office:value-type="float" office:value="5.72733984375">
            <text:p>5.73</text:p>
          </table:table-cell>
          <table:table-cell table:formula="of:=[.E409]/(2*3.1415)" office:value-type="float" office:value="1.02575998726723">
            <text:p>1.03</text:p>
          </table:table-cell>
          <table:table-cell table:formula="of:=[.F409]*6.28/[.$K$1]" office:value-type="float" office:value="6.44485">
            <text:p>6.44</text:p>
          </table:table-cell>
          <table:table-cell office:value-type="float" office:value="3284">
            <text:p>3284.00</text:p>
          </table:table-cell>
          <table:table-cell table:formula="of:=[.G408]+[.H409]*0.1" office:value-type="float" office:value="206.184234375">
            <text:p>206.18</text:p>
          </table:table-cell>
          <table:table-cell table:formula="of:=[.$H$5]+[.E409]*[.$I$5]/(2*3.14)" office:value-type="float" office:value="5.1539375">
            <text:p>5.15</text:p>
          </table:table-cell>
          <table:table-cell table:number-columns-repeated="3"/>
        </table:table-row>
        <table:table-row table:style-name="ro2">
          <table:table-cell table:formula="of:=6.28*[.B410]/3200" office:value-type="float" office:value="7.948125">
            <text:p>7.948125</text:p>
          </table:table-cell>
          <table:table-cell office:value-type="float" office:value="4050">
            <text:p>4050</text:p>
          </table:table-cell>
          <table:table-cell table:formula="of:=[.G410]/36" office:value-type="float" office:value="5.74165646701389">
            <text:p>5.74</text:p>
          </table:table-cell>
          <table:table-cell table:formula="of:=[.E410]/(2*3.1415)" office:value-type="float" office:value="1.02607233805507">
            <text:p>1.03</text:p>
          </table:table-cell>
          <table:table-cell table:formula="of:=[.F410]*6.28/[.$K$1]" office:value-type="float" office:value="6.4468125">
            <text:p>6.45</text:p>
          </table:table-cell>
          <table:table-cell office:value-type="float" office:value="3285">
            <text:p>3285.00</text:p>
          </table:table-cell>
          <table:table-cell table:formula="of:=[.G409]+[.H410]*0.1" office:value-type="float" office:value="206.6996328125">
            <text:p>206.70</text:p>
          </table:table-cell>
          <table:table-cell table:formula="of:=[.$H$5]+[.E410]*[.$I$5]/(2*3.14)" office:value-type="float" office:value="5.153984375">
            <text:p>5.15</text:p>
          </table:table-cell>
          <table:table-cell table:number-columns-repeated="3"/>
        </table:table-row>
        <table:table-row table:style-name="ro2">
          <table:table-cell table:formula="of:=6.28*[.B411]/3200" office:value-type="float" office:value="7.96775">
            <text:p>7.96775</text:p>
          </table:table-cell>
          <table:table-cell office:value-type="float" office:value="4060">
            <text:p>4060</text:p>
          </table:table-cell>
          <table:table-cell table:formula="of:=[.G411]/36" office:value-type="float" office:value="5.75597322048611">
            <text:p>5.76</text:p>
          </table:table-cell>
          <table:table-cell table:formula="of:=[.E411]/(2*3.1415)" office:value-type="float" office:value="1.02638468884291">
            <text:p>1.03</text:p>
          </table:table-cell>
          <table:table-cell table:formula="of:=[.F411]*6.28/[.$K$1]" office:value-type="float" office:value="6.448775">
            <text:p>6.45</text:p>
          </table:table-cell>
          <table:table-cell office:value-type="float" office:value="3286">
            <text:p>3286.00</text:p>
          </table:table-cell>
          <table:table-cell table:formula="of:=[.G410]+[.H411]*0.1" office:value-type="float" office:value="207.2150359375">
            <text:p>207.22</text:p>
          </table:table-cell>
          <table:table-cell table:formula="of:=[.$H$5]+[.E411]*[.$I$5]/(2*3.14)" office:value-type="float" office:value="5.15403125">
            <text:p>5.15</text:p>
          </table:table-cell>
          <table:table-cell table:number-columns-repeated="3"/>
        </table:table-row>
        <table:table-row table:style-name="ro2">
          <table:table-cell table:formula="of:=6.28*[.B412]/3200" office:value-type="float" office:value="7.987375">
            <text:p>7.987375</text:p>
          </table:table-cell>
          <table:table-cell office:value-type="float" office:value="4070">
            <text:p>4070</text:p>
          </table:table-cell>
          <table:table-cell table:formula="of:=[.G412]/36" office:value-type="float" office:value="5.77029010416667">
            <text:p>5.77</text:p>
          </table:table-cell>
          <table:table-cell table:formula="of:=[.E412]/(2*3.1415)" office:value-type="float" office:value="1.02669703963075">
            <text:p>1.03</text:p>
          </table:table-cell>
          <table:table-cell table:formula="of:=[.F412]*6.28/[.$K$1]" office:value-type="float" office:value="6.4507375">
            <text:p>6.45</text:p>
          </table:table-cell>
          <table:table-cell office:value-type="float" office:value="3287">
            <text:p>3287.00</text:p>
          </table:table-cell>
          <table:table-cell table:formula="of:=[.G411]+[.H412]*0.1" office:value-type="float" office:value="207.73044375">
            <text:p>207.73</text:p>
          </table:table-cell>
          <table:table-cell table:formula="of:=[.$H$5]+[.E412]*[.$I$5]/(2*3.14)" office:value-type="float" office:value="5.154078125">
            <text:p>5.15</text:p>
          </table:table-cell>
          <table:table-cell table:number-columns-repeated="3"/>
        </table:table-row>
        <table:table-row table:style-name="ro2">
          <table:table-cell table:formula="of:=6.28*[.B413]/3200" office:value-type="float" office:value="8.007">
            <text:p>8.007</text:p>
          </table:table-cell>
          <table:table-cell office:value-type="float" office:value="4080">
            <text:p>4080</text:p>
          </table:table-cell>
          <table:table-cell table:formula="of:=[.G413]/36" office:value-type="float" office:value="5.78460711805556">
            <text:p>5.78</text:p>
          </table:table-cell>
          <table:table-cell table:formula="of:=[.E413]/(2*3.1415)" office:value-type="float" office:value="1.02700939041859">
            <text:p>1.03</text:p>
          </table:table-cell>
          <table:table-cell table:formula="of:=[.F413]*6.28/[.$K$1]" office:value-type="float" office:value="6.4527">
            <text:p>6.45</text:p>
          </table:table-cell>
          <table:table-cell office:value-type="float" office:value="3288">
            <text:p>3288.00</text:p>
          </table:table-cell>
          <table:table-cell table:formula="of:=[.G412]+[.H413]*0.1" office:value-type="float" office:value="208.24585625">
            <text:p>208.25</text:p>
          </table:table-cell>
          <table:table-cell table:formula="of:=[.$H$5]+[.E413]*[.$I$5]/(2*3.14)" office:value-type="float" office:value="5.154125">
            <text:p>5.15</text:p>
          </table:table-cell>
          <table:table-cell table:number-columns-repeated="3"/>
        </table:table-row>
        <table:table-row table:style-name="ro2">
          <table:table-cell table:formula="of:=6.28*[.B414]/3200" office:value-type="float" office:value="8.026625">
            <text:p>8.026625</text:p>
          </table:table-cell>
          <table:table-cell office:value-type="float" office:value="4090">
            <text:p>4090</text:p>
          </table:table-cell>
          <table:table-cell table:formula="of:=[.G414]/36" office:value-type="float" office:value="5.79892426215278">
            <text:p>5.80</text:p>
          </table:table-cell>
          <table:table-cell table:formula="of:=[.E414]/(2*3.1415)" office:value-type="float" office:value="1.02732174120643">
            <text:p>1.03</text:p>
          </table:table-cell>
          <table:table-cell table:formula="of:=[.F414]*6.28/[.$K$1]" office:value-type="float" office:value="6.4546625">
            <text:p>6.45</text:p>
          </table:table-cell>
          <table:table-cell office:value-type="float" office:value="3289">
            <text:p>3289.00</text:p>
          </table:table-cell>
          <table:table-cell table:formula="of:=[.G413]+[.H414]*0.1" office:value-type="float" office:value="208.7612734375">
            <text:p>208.76</text:p>
          </table:table-cell>
          <table:table-cell table:formula="of:=[.$H$5]+[.E414]*[.$I$5]/(2*3.14)" office:value-type="float" office:value="5.154171875">
            <text:p>5.15</text:p>
          </table:table-cell>
          <table:table-cell table:number-columns-repeated="3"/>
        </table:table-row>
        <table:table-row table:style-name="ro2">
          <table:table-cell table:formula="of:=6.28*[.B415]/3200" office:value-type="float" office:value="8.04625">
            <text:p>8.04625</text:p>
          </table:table-cell>
          <table:table-cell office:value-type="float" office:value="4100">
            <text:p>4100</text:p>
          </table:table-cell>
          <table:table-cell table:formula="of:=[.G415]/36" office:value-type="float" office:value="5.81324153645833">
            <text:p>5.81</text:p>
          </table:table-cell>
          <table:table-cell table:formula="of:=[.E415]/(2*3.1415)" office:value-type="float" office:value="1.02763409199427">
            <text:p>1.03</text:p>
          </table:table-cell>
          <table:table-cell table:formula="of:=[.F415]*6.28/[.$K$1]" office:value-type="float" office:value="6.456625">
            <text:p>6.46</text:p>
          </table:table-cell>
          <table:table-cell office:value-type="float" office:value="3290">
            <text:p>3290.00</text:p>
          </table:table-cell>
          <table:table-cell table:formula="of:=[.G414]+[.H415]*0.1" office:value-type="float" office:value="209.2766953125">
            <text:p>209.28</text:p>
          </table:table-cell>
          <table:table-cell table:formula="of:=[.$H$5]+[.E415]*[.$I$5]/(2*3.14)" office:value-type="float" office:value="5.15421875">
            <text:p>5.15</text:p>
          </table:table-cell>
          <table:table-cell table:number-columns-repeated="3"/>
        </table:table-row>
        <table:table-row table:style-name="ro2">
          <table:table-cell table:formula="of:=6.28*[.B416]/3200" office:value-type="float" office:value="8.065875">
            <text:p>8.065875</text:p>
          </table:table-cell>
          <table:table-cell office:value-type="float" office:value="4110">
            <text:p>4110</text:p>
          </table:table-cell>
          <table:table-cell table:formula="of:=[.G416]/36" office:value-type="float" office:value="5.82755894097222">
            <text:p>5.83</text:p>
          </table:table-cell>
          <table:table-cell table:formula="of:=[.E416]/(2*3.1415)" office:value-type="float" office:value="1.02794644278211">
            <text:p>1.03</text:p>
          </table:table-cell>
          <table:table-cell table:formula="of:=[.F416]*6.28/[.$K$1]" office:value-type="float" office:value="6.4585875">
            <text:p>6.46</text:p>
          </table:table-cell>
          <table:table-cell office:value-type="float" office:value="3291">
            <text:p>3291.00</text:p>
          </table:table-cell>
          <table:table-cell table:formula="of:=[.G415]+[.H416]*0.1" office:value-type="float" office:value="209.792121875">
            <text:p>209.79</text:p>
          </table:table-cell>
          <table:table-cell table:formula="of:=[.$H$5]+[.E416]*[.$I$5]/(2*3.14)" office:value-type="float" office:value="5.154265625">
            <text:p>5.15</text:p>
          </table:table-cell>
          <table:table-cell table:number-columns-repeated="3"/>
        </table:table-row>
        <table:table-row table:style-name="ro2">
          <table:table-cell table:formula="of:=6.28*[.B417]/3200" office:value-type="float" office:value="8.0855">
            <text:p>8.0855</text:p>
          </table:table-cell>
          <table:table-cell office:value-type="float" office:value="4120">
            <text:p>4120</text:p>
          </table:table-cell>
          <table:table-cell table:formula="of:=[.G417]/36" office:value-type="float" office:value="5.84187647569445">
            <text:p>5.84</text:p>
          </table:table-cell>
          <table:table-cell table:formula="of:=[.E417]/(2*3.1415)" office:value-type="float" office:value="1.02825879356995">
            <text:p>1.03</text:p>
          </table:table-cell>
          <table:table-cell table:formula="of:=[.F417]*6.28/[.$K$1]" office:value-type="float" office:value="6.46055">
            <text:p>6.46</text:p>
          </table:table-cell>
          <table:table-cell office:value-type="float" office:value="3292">
            <text:p>3292.00</text:p>
          </table:table-cell>
          <table:table-cell table:formula="of:=[.G416]+[.H417]*0.1" office:value-type="float" office:value="210.307553125">
            <text:p>210.31</text:p>
          </table:table-cell>
          <table:table-cell table:formula="of:=[.$H$5]+[.E417]*[.$I$5]/(2*3.14)" office:value-type="float" office:value="5.1543125">
            <text:p>5.15</text:p>
          </table:table-cell>
          <table:table-cell table:number-columns-repeated="3"/>
        </table:table-row>
        <table:table-row table:style-name="ro2">
          <table:table-cell table:formula="of:=6.28*[.B418]/3200" office:value-type="float" office:value="8.105125">
            <text:p>8.105125</text:p>
          </table:table-cell>
          <table:table-cell office:value-type="float" office:value="4130">
            <text:p>4130</text:p>
          </table:table-cell>
          <table:table-cell table:formula="of:=[.G418]/36" office:value-type="float" office:value="5.856194140625">
            <text:p>5.86</text:p>
          </table:table-cell>
          <table:table-cell table:formula="of:=[.E418]/(2*3.1415)" office:value-type="float" office:value="1.02857114435779">
            <text:p>1.03</text:p>
          </table:table-cell>
          <table:table-cell table:formula="of:=[.F418]*6.28/[.$K$1]" office:value-type="float" office:value="6.4625125">
            <text:p>6.46</text:p>
          </table:table-cell>
          <table:table-cell office:value-type="float" office:value="3293">
            <text:p>3293.00</text:p>
          </table:table-cell>
          <table:table-cell table:formula="of:=[.G417]+[.H418]*0.1" office:value-type="float" office:value="210.8229890625">
            <text:p>210.82</text:p>
          </table:table-cell>
          <table:table-cell table:formula="of:=[.$H$5]+[.E418]*[.$I$5]/(2*3.14)" office:value-type="float" office:value="5.154359375">
            <text:p>5.15</text:p>
          </table:table-cell>
          <table:table-cell table:number-columns-repeated="3"/>
        </table:table-row>
        <table:table-row table:style-name="ro2">
          <table:table-cell table:formula="of:=6.28*[.B419]/3200" office:value-type="float" office:value="8.12475">
            <text:p>8.12475</text:p>
          </table:table-cell>
          <table:table-cell office:value-type="float" office:value="4140">
            <text:p>4140</text:p>
          </table:table-cell>
          <table:table-cell table:formula="of:=[.G419]/36" office:value-type="float" office:value="5.87051193576389">
            <text:p>5.87</text:p>
          </table:table-cell>
          <table:table-cell table:formula="of:=[.E419]/(2*3.1415)" office:value-type="float" office:value="1.02888349514563">
            <text:p>1.03</text:p>
          </table:table-cell>
          <table:table-cell table:formula="of:=[.F419]*6.28/[.$K$1]" office:value-type="float" office:value="6.464475">
            <text:p>6.46</text:p>
          </table:table-cell>
          <table:table-cell office:value-type="float" office:value="3294">
            <text:p>3294.00</text:p>
          </table:table-cell>
          <table:table-cell table:formula="of:=[.G418]+[.H419]*0.1" office:value-type="float" office:value="211.3384296875">
            <text:p>211.34</text:p>
          </table:table-cell>
          <table:table-cell table:formula="of:=[.$H$5]+[.E419]*[.$I$5]/(2*3.14)" office:value-type="float" office:value="5.15440625">
            <text:p>5.15</text:p>
          </table:table-cell>
          <table:table-cell table:number-columns-repeated="3"/>
        </table:table-row>
        <table:table-row table:style-name="ro2">
          <table:table-cell table:formula="of:=6.28*[.B420]/3200" office:value-type="float" office:value="8.144375">
            <text:p>8.144375</text:p>
          </table:table-cell>
          <table:table-cell office:value-type="float" office:value="4150">
            <text:p>4150</text:p>
          </table:table-cell>
          <table:table-cell table:formula="of:=[.G420]/36" office:value-type="float" office:value="5.88482986111111">
            <text:p>5.88</text:p>
          </table:table-cell>
          <table:table-cell table:formula="of:=[.E420]/(2*3.1415)" office:value-type="float" office:value="1.02919584593347">
            <text:p>1.03</text:p>
          </table:table-cell>
          <table:table-cell table:formula="of:=[.F420]*6.28/[.$K$1]" office:value-type="float" office:value="6.4664375">
            <text:p>6.47</text:p>
          </table:table-cell>
          <table:table-cell office:value-type="float" office:value="3295">
            <text:p>3295.00</text:p>
          </table:table-cell>
          <table:table-cell table:formula="of:=[.G419]+[.H420]*0.1" office:value-type="float" office:value="211.853875">
            <text:p>211.85</text:p>
          </table:table-cell>
          <table:table-cell table:formula="of:=[.$H$5]+[.E420]*[.$I$5]/(2*3.14)" office:value-type="float" office:value="5.154453125">
            <text:p>5.15</text:p>
          </table:table-cell>
          <table:table-cell table:number-columns-repeated="3"/>
        </table:table-row>
        <table:table-row table:style-name="ro2">
          <table:table-cell table:formula="of:=6.28*[.B421]/3200" office:value-type="float" office:value="8.164">
            <text:p>8.164</text:p>
          </table:table-cell>
          <table:table-cell office:value-type="float" office:value="4160">
            <text:p>4160</text:p>
          </table:table-cell>
          <table:table-cell table:formula="of:=[.G421]/36" office:value-type="float" office:value="5.89914791666667">
            <text:p>5.90</text:p>
          </table:table-cell>
          <table:table-cell table:formula="of:=[.E421]/(2*3.1415)" office:value-type="float" office:value="1.02950819672131">
            <text:p>1.03</text:p>
          </table:table-cell>
          <table:table-cell table:formula="of:=[.F421]*6.28/[.$K$1]" office:value-type="float" office:value="6.4684">
            <text:p>6.47</text:p>
          </table:table-cell>
          <table:table-cell office:value-type="float" office:value="3296">
            <text:p>3296.00</text:p>
          </table:table-cell>
          <table:table-cell table:formula="of:=[.G420]+[.H421]*0.1" office:value-type="float" office:value="212.369325">
            <text:p>212.37</text:p>
          </table:table-cell>
          <table:table-cell table:formula="of:=[.$H$5]+[.E421]*[.$I$5]/(2*3.14)" office:value-type="float" office:value="5.1545">
            <text:p>5.15</text:p>
          </table:table-cell>
          <table:table-cell table:number-columns-repeated="3"/>
        </table:table-row>
        <table:table-row table:style-name="ro2">
          <table:table-cell table:formula="of:=6.28*[.B422]/3200" office:value-type="float" office:value="8.183625">
            <text:p>8.183625</text:p>
          </table:table-cell>
          <table:table-cell office:value-type="float" office:value="4170">
            <text:p>4170</text:p>
          </table:table-cell>
          <table:table-cell table:formula="of:=[.G422]/36" office:value-type="float" office:value="5.91346610243056">
            <text:p>5.91</text:p>
          </table:table-cell>
          <table:table-cell table:formula="of:=[.E422]/(2*3.1415)" office:value-type="float" office:value="1.02982054750915">
            <text:p>1.03</text:p>
          </table:table-cell>
          <table:table-cell table:formula="of:=[.F422]*6.28/[.$K$1]" office:value-type="float" office:value="6.4703625">
            <text:p>6.47</text:p>
          </table:table-cell>
          <table:table-cell office:value-type="float" office:value="3297">
            <text:p>3297.00</text:p>
          </table:table-cell>
          <table:table-cell table:formula="of:=[.G421]+[.H422]*0.1" office:value-type="float" office:value="212.8847796875">
            <text:p>212.88</text:p>
          </table:table-cell>
          <table:table-cell table:formula="of:=[.$H$5]+[.E422]*[.$I$5]/(2*3.14)" office:value-type="float" office:value="5.154546875">
            <text:p>5.15</text:p>
          </table:table-cell>
          <table:table-cell table:number-columns-repeated="3"/>
        </table:table-row>
        <table:table-row table:style-name="ro2">
          <table:table-cell table:formula="of:=6.28*[.B423]/3200" office:value-type="float" office:value="8.20325">
            <text:p>8.20325</text:p>
          </table:table-cell>
          <table:table-cell office:value-type="float" office:value="4180">
            <text:p>4180</text:p>
          </table:table-cell>
          <table:table-cell table:formula="of:=[.G423]/36" office:value-type="float" office:value="5.92778441840278">
            <text:p>5.93</text:p>
          </table:table-cell>
          <table:table-cell table:formula="of:=[.E423]/(2*3.1415)" office:value-type="float" office:value="1.03013289829699">
            <text:p>1.03</text:p>
          </table:table-cell>
          <table:table-cell table:formula="of:=[.F423]*6.28/[.$K$1]" office:value-type="float" office:value="6.472325">
            <text:p>6.47</text:p>
          </table:table-cell>
          <table:table-cell office:value-type="float" office:value="3298">
            <text:p>3298.00</text:p>
          </table:table-cell>
          <table:table-cell table:formula="of:=[.G422]+[.H423]*0.1" office:value-type="float" office:value="213.4002390625">
            <text:p>213.40</text:p>
          </table:table-cell>
          <table:table-cell table:formula="of:=[.$H$5]+[.E423]*[.$I$5]/(2*3.14)" office:value-type="float" office:value="5.15459375">
            <text:p>5.15</text:p>
          </table:table-cell>
          <table:table-cell table:number-columns-repeated="3"/>
        </table:table-row>
        <table:table-row table:style-name="ro2">
          <table:table-cell table:formula="of:=6.28*[.B424]/3200" office:value-type="float" office:value="8.222875">
            <text:p>8.222875</text:p>
          </table:table-cell>
          <table:table-cell office:value-type="float" office:value="4190">
            <text:p>4190</text:p>
          </table:table-cell>
          <table:table-cell table:formula="of:=[.G424]/36" office:value-type="float" office:value="5.94210286458333">
            <text:p>5.94</text:p>
          </table:table-cell>
          <table:table-cell table:formula="of:=[.E424]/(2*3.1415)" office:value-type="float" office:value="1.03044524908483">
            <text:p>1.03</text:p>
          </table:table-cell>
          <table:table-cell table:formula="of:=[.F424]*6.28/[.$K$1]" office:value-type="float" office:value="6.4742875">
            <text:p>6.47</text:p>
          </table:table-cell>
          <table:table-cell office:value-type="float" office:value="3299">
            <text:p>3299.00</text:p>
          </table:table-cell>
          <table:table-cell table:formula="of:=[.G423]+[.H424]*0.1" office:value-type="float" office:value="213.915703125">
            <text:p>213.92</text:p>
          </table:table-cell>
          <table:table-cell table:formula="of:=[.$H$5]+[.E424]*[.$I$5]/(2*3.14)" office:value-type="float" office:value="5.154640625">
            <text:p>5.15</text:p>
          </table:table-cell>
          <table:table-cell table:number-columns-repeated="3"/>
        </table:table-row>
        <table:table-row table:style-name="ro2">
          <table:table-cell table:formula="of:=6.28*[.B425]/3200" office:value-type="float" office:value="8.2425">
            <text:p>8.2425</text:p>
          </table:table-cell>
          <table:table-cell office:value-type="float" office:value="4200">
            <text:p>4200</text:p>
          </table:table-cell>
          <table:table-cell table:formula="of:=[.G425]/36" office:value-type="float" office:value="5.95642144097222">
            <text:p>5.96</text:p>
          </table:table-cell>
          <table:table-cell table:formula="of:=[.E425]/(2*3.1415)" office:value-type="float" office:value="1.03075759987267">
            <text:p>1.03</text:p>
          </table:table-cell>
          <table:table-cell table:formula="of:=[.F425]*6.28/[.$K$1]" office:value-type="float" office:value="6.47625">
            <text:p>6.48</text:p>
          </table:table-cell>
          <table:table-cell office:value-type="float" office:value="3300">
            <text:p>3300.00</text:p>
          </table:table-cell>
          <table:table-cell table:formula="of:=[.G424]+[.H425]*0.1" office:value-type="float" office:value="214.431171875">
            <text:p>214.43</text:p>
          </table:table-cell>
          <table:table-cell table:formula="of:=[.$H$5]+[.E425]*[.$I$5]/(2*3.14)" office:value-type="float" office:value="5.1546875">
            <text:p>5.15</text:p>
          </table:table-cell>
          <table:table-cell table:number-columns-repeated="3"/>
        </table:table-row>
        <table:table-row table:style-name="ro2">
          <table:table-cell table:formula="of:=6.28*[.B426]/3200" office:value-type="float" office:value="8.262125">
            <text:p>8.262125</text:p>
          </table:table-cell>
          <table:table-cell office:value-type="float" office:value="4210">
            <text:p>4210</text:p>
          </table:table-cell>
          <table:table-cell table:formula="of:=[.G426]/36" office:value-type="float" office:value="5.97074014756944">
            <text:p>5.97</text:p>
          </table:table-cell>
          <table:table-cell table:formula="of:=[.E426]/(2*3.1415)" office:value-type="float" office:value="1.03106995066051">
            <text:p>1.03</text:p>
          </table:table-cell>
          <table:table-cell table:formula="of:=[.F426]*6.28/[.$K$1]" office:value-type="float" office:value="6.4782125">
            <text:p>6.48</text:p>
          </table:table-cell>
          <table:table-cell office:value-type="float" office:value="3301">
            <text:p>3301.00</text:p>
          </table:table-cell>
          <table:table-cell table:formula="of:=[.G425]+[.H426]*0.1" office:value-type="float" office:value="214.9466453125">
            <text:p>214.95</text:p>
          </table:table-cell>
          <table:table-cell table:formula="of:=[.$H$5]+[.E426]*[.$I$5]/(2*3.14)" office:value-type="float" office:value="5.154734375">
            <text:p>5.15</text:p>
          </table:table-cell>
          <table:table-cell table:number-columns-repeated="3"/>
        </table:table-row>
        <table:table-row table:style-name="ro2">
          <table:table-cell table:formula="of:=6.28*[.B427]/3200" office:value-type="float" office:value="8.28175">
            <text:p>8.28175</text:p>
          </table:table-cell>
          <table:table-cell office:value-type="float" office:value="4220">
            <text:p>4220</text:p>
          </table:table-cell>
          <table:table-cell table:formula="of:=[.G427]/36" office:value-type="float" office:value="5.985058984375">
            <text:p>5.99</text:p>
          </table:table-cell>
          <table:table-cell table:formula="of:=[.E427]/(2*3.1415)" office:value-type="float" office:value="1.03138230144835">
            <text:p>1.03</text:p>
          </table:table-cell>
          <table:table-cell table:formula="of:=[.F427]*6.28/[.$K$1]" office:value-type="float" office:value="6.480175">
            <text:p>6.48</text:p>
          </table:table-cell>
          <table:table-cell office:value-type="float" office:value="3302">
            <text:p>3302.00</text:p>
          </table:table-cell>
          <table:table-cell table:formula="of:=[.G426]+[.H427]*0.1" office:value-type="float" office:value="215.4621234375">
            <text:p>215.46</text:p>
          </table:table-cell>
          <table:table-cell table:formula="of:=[.$H$5]+[.E427]*[.$I$5]/(2*3.14)" office:value-type="float" office:value="5.15478125">
            <text:p>5.15</text:p>
          </table:table-cell>
          <table:table-cell table:number-columns-repeated="3"/>
        </table:table-row>
        <table:table-row table:style-name="ro2">
          <table:table-cell table:formula="of:=6.28*[.B428]/3200" office:value-type="float" office:value="8.301375">
            <text:p>8.301375</text:p>
          </table:table-cell>
          <table:table-cell office:value-type="float" office:value="4230">
            <text:p>4230</text:p>
          </table:table-cell>
          <table:table-cell table:formula="of:=[.G428]/36" office:value-type="float" office:value="5.99937795138889">
            <text:p>6.00</text:p>
          </table:table-cell>
          <table:table-cell table:formula="of:=[.E428]/(2*3.1415)" office:value-type="float" office:value="1.03169465223619">
            <text:p>1.03</text:p>
          </table:table-cell>
          <table:table-cell table:formula="of:=[.F428]*6.28/[.$K$1]" office:value-type="float" office:value="6.4821375">
            <text:p>6.48</text:p>
          </table:table-cell>
          <table:table-cell office:value-type="float" office:value="3303">
            <text:p>3303.00</text:p>
          </table:table-cell>
          <table:table-cell table:formula="of:=[.G427]+[.H428]*0.1" office:value-type="float" office:value="215.97760625">
            <text:p>215.98</text:p>
          </table:table-cell>
          <table:table-cell table:formula="of:=[.$H$5]+[.E428]*[.$I$5]/(2*3.14)" office:value-type="float" office:value="5.154828125">
            <text:p>5.15</text:p>
          </table:table-cell>
          <table:table-cell table:number-columns-repeated="3"/>
        </table:table-row>
        <table:table-row table:style-name="ro2">
          <table:table-cell table:formula="of:=6.28*[.B429]/3200" office:value-type="float" office:value="8.321">
            <text:p>8.321</text:p>
          </table:table-cell>
          <table:table-cell office:value-type="float" office:value="4240">
            <text:p>4240</text:p>
          </table:table-cell>
          <table:table-cell table:formula="of:=[.G429]/36" office:value-type="float" office:value="6.01369704861111">
            <text:p>6.01</text:p>
          </table:table-cell>
          <table:table-cell table:formula="of:=[.E429]/(2*3.1415)" office:value-type="float" office:value="1.03200700302403">
            <text:p>1.03</text:p>
          </table:table-cell>
          <table:table-cell table:formula="of:=[.F429]*6.28/[.$K$1]" office:value-type="float" office:value="6.4841">
            <text:p>6.48</text:p>
          </table:table-cell>
          <table:table-cell office:value-type="float" office:value="3304">
            <text:p>3304.00</text:p>
          </table:table-cell>
          <table:table-cell table:formula="of:=[.G428]+[.H429]*0.1" office:value-type="float" office:value="216.49309375">
            <text:p>216.49</text:p>
          </table:table-cell>
          <table:table-cell table:formula="of:=[.$H$5]+[.E429]*[.$I$5]/(2*3.14)" office:value-type="float" office:value="5.154875">
            <text:p>5.15</text:p>
          </table:table-cell>
          <table:table-cell table:number-columns-repeated="3"/>
        </table:table-row>
        <table:table-row table:style-name="ro2">
          <table:table-cell table:formula="of:=6.28*[.B430]/3200" office:value-type="float" office:value="8.340625">
            <text:p>8.340625</text:p>
          </table:table-cell>
          <table:table-cell office:value-type="float" office:value="4250">
            <text:p>4250</text:p>
          </table:table-cell>
          <table:table-cell table:formula="of:=[.G430]/36" office:value-type="float" office:value="6.02801627604167">
            <text:p>6.03</text:p>
          </table:table-cell>
          <table:table-cell table:formula="of:=[.E430]/(2*3.1415)" office:value-type="float" office:value="1.03231935381187">
            <text:p>1.03</text:p>
          </table:table-cell>
          <table:table-cell table:formula="of:=[.F430]*6.28/[.$K$1]" office:value-type="float" office:value="6.4860625">
            <text:p>6.49</text:p>
          </table:table-cell>
          <table:table-cell office:value-type="float" office:value="3305">
            <text:p>3305.00</text:p>
          </table:table-cell>
          <table:table-cell table:formula="of:=[.G429]+[.H430]*0.1" office:value-type="float" office:value="217.0085859375">
            <text:p>217.01</text:p>
          </table:table-cell>
          <table:table-cell table:formula="of:=[.$H$5]+[.E430]*[.$I$5]/(2*3.14)" office:value-type="float" office:value="5.154921875">
            <text:p>5.15</text:p>
          </table:table-cell>
          <table:table-cell table:number-columns-repeated="3"/>
        </table:table-row>
        <table:table-row table:style-name="ro2">
          <table:table-cell table:formula="of:=6.28*[.B431]/3200" office:value-type="float" office:value="8.36025">
            <text:p>8.36025</text:p>
          </table:table-cell>
          <table:table-cell office:value-type="float" office:value="4260">
            <text:p>4260</text:p>
          </table:table-cell>
          <table:table-cell table:formula="of:=[.G431]/36" office:value-type="float" office:value="6.04233563368056">
            <text:p>6.04</text:p>
          </table:table-cell>
          <table:table-cell table:formula="of:=[.E431]/(2*3.1415)" office:value-type="float" office:value="1.03263170459971">
            <text:p>1.03</text:p>
          </table:table-cell>
          <table:table-cell table:formula="of:=[.F431]*6.28/[.$K$1]" office:value-type="float" office:value="6.488025">
            <text:p>6.49</text:p>
          </table:table-cell>
          <table:table-cell office:value-type="float" office:value="3306">
            <text:p>3306.00</text:p>
          </table:table-cell>
          <table:table-cell table:formula="of:=[.G430]+[.H431]*0.1" office:value-type="float" office:value="217.5240828125">
            <text:p>217.52</text:p>
          </table:table-cell>
          <table:table-cell table:formula="of:=[.$H$5]+[.E431]*[.$I$5]/(2*3.14)" office:value-type="float" office:value="5.15496875">
            <text:p>5.15</text:p>
          </table:table-cell>
          <table:table-cell table:number-columns-repeated="3"/>
        </table:table-row>
        <table:table-row table:style-name="ro2">
          <table:table-cell table:formula="of:=6.28*[.B432]/3200" office:value-type="float" office:value="8.379875">
            <text:p>8.379875</text:p>
          </table:table-cell>
          <table:table-cell office:value-type="float" office:value="4270">
            <text:p>4270</text:p>
          </table:table-cell>
          <table:table-cell table:formula="of:=[.G432]/36" office:value-type="float" office:value="6.05665512152778">
            <text:p>6.06</text:p>
          </table:table-cell>
          <table:table-cell table:formula="of:=[.E432]/(2*3.1415)" office:value-type="float" office:value="1.03294405538755">
            <text:p>1.03</text:p>
          </table:table-cell>
          <table:table-cell table:formula="of:=[.F432]*6.28/[.$K$1]" office:value-type="float" office:value="6.4899875">
            <text:p>6.49</text:p>
          </table:table-cell>
          <table:table-cell office:value-type="float" office:value="3307">
            <text:p>3307.00</text:p>
          </table:table-cell>
          <table:table-cell table:formula="of:=[.G431]+[.H432]*0.1" office:value-type="float" office:value="218.039584375">
            <text:p>218.04</text:p>
          </table:table-cell>
          <table:table-cell table:formula="of:=[.$H$5]+[.E432]*[.$I$5]/(2*3.14)" office:value-type="float" office:value="5.155015625">
            <text:p>5.16</text:p>
          </table:table-cell>
          <table:table-cell table:number-columns-repeated="3"/>
        </table:table-row>
        <table:table-row table:style-name="ro2">
          <table:table-cell table:formula="of:=6.28*[.B433]/3200" office:value-type="float" office:value="8.3995">
            <text:p>8.3995</text:p>
          </table:table-cell>
          <table:table-cell office:value-type="float" office:value="4280">
            <text:p>4280</text:p>
          </table:table-cell>
          <table:table-cell table:formula="of:=[.G433]/36" office:value-type="float" office:value="6.07097473958333">
            <text:p>6.07</text:p>
          </table:table-cell>
          <table:table-cell table:formula="of:=[.E433]/(2*3.1415)" office:value-type="float" office:value="1.03325640617539">
            <text:p>1.03</text:p>
          </table:table-cell>
          <table:table-cell table:formula="of:=[.F433]*6.28/[.$K$1]" office:value-type="float" office:value="6.49195">
            <text:p>6.49</text:p>
          </table:table-cell>
          <table:table-cell office:value-type="float" office:value="3308">
            <text:p>3308.00</text:p>
          </table:table-cell>
          <table:table-cell table:formula="of:=[.G432]+[.H433]*0.1" office:value-type="float" office:value="218.555090625">
            <text:p>218.56</text:p>
          </table:table-cell>
          <table:table-cell table:formula="of:=[.$H$5]+[.E433]*[.$I$5]/(2*3.14)" office:value-type="float" office:value="5.1550625">
            <text:p>5.16</text:p>
          </table:table-cell>
          <table:table-cell table:number-columns-repeated="3"/>
        </table:table-row>
        <table:table-row table:style-name="ro2">
          <table:table-cell table:formula="of:=6.28*[.B434]/3200" office:value-type="float" office:value="8.419125">
            <text:p>8.419125</text:p>
          </table:table-cell>
          <table:table-cell office:value-type="float" office:value="4290">
            <text:p>4290</text:p>
          </table:table-cell>
          <table:table-cell table:formula="of:=[.G434]/36" office:value-type="float" office:value="6.08529448784722">
            <text:p>6.09</text:p>
          </table:table-cell>
          <table:table-cell table:formula="of:=[.E434]/(2*3.1415)" office:value-type="float" office:value="1.03356875696323">
            <text:p>1.03</text:p>
          </table:table-cell>
          <table:table-cell table:formula="of:=[.F434]*6.28/[.$K$1]" office:value-type="float" office:value="6.4939125">
            <text:p>6.49</text:p>
          </table:table-cell>
          <table:table-cell office:value-type="float" office:value="3309">
            <text:p>3309.00</text:p>
          </table:table-cell>
          <table:table-cell table:formula="of:=[.G433]+[.H434]*0.1" office:value-type="float" office:value="219.0706015625">
            <text:p>219.07</text:p>
          </table:table-cell>
          <table:table-cell table:formula="of:=[.$H$5]+[.E434]*[.$I$5]/(2*3.14)" office:value-type="float" office:value="5.155109375">
            <text:p>5.16</text:p>
          </table:table-cell>
          <table:table-cell table:number-columns-repeated="3"/>
        </table:table-row>
        <table:table-row table:style-name="ro2">
          <table:table-cell table:formula="of:=6.28*[.B435]/3200" office:value-type="float" office:value="8.43875">
            <text:p>8.43875</text:p>
          </table:table-cell>
          <table:table-cell office:value-type="float" office:value="4300">
            <text:p>4300</text:p>
          </table:table-cell>
          <table:table-cell table:formula="of:=[.G435]/36" office:value-type="float" office:value="6.09961436631944">
            <text:p>6.10</text:p>
          </table:table-cell>
          <table:table-cell table:formula="of:=[.E435]/(2*3.1415)" office:value-type="float" office:value="1.03388110775107">
            <text:p>1.03</text:p>
          </table:table-cell>
          <table:table-cell table:formula="of:=[.F435]*6.28/[.$K$1]" office:value-type="float" office:value="6.495875">
            <text:p>6.50</text:p>
          </table:table-cell>
          <table:table-cell office:value-type="float" office:value="3310">
            <text:p>3310.00</text:p>
          </table:table-cell>
          <table:table-cell table:formula="of:=[.G434]+[.H435]*0.1" office:value-type="float" office:value="219.5861171875">
            <text:p>219.59</text:p>
          </table:table-cell>
          <table:table-cell table:formula="of:=[.$H$5]+[.E435]*[.$I$5]/(2*3.14)" office:value-type="float" office:value="5.15515625">
            <text:p>5.16</text:p>
          </table:table-cell>
          <table:table-cell table:number-columns-repeated="3"/>
        </table:table-row>
        <table:table-row table:style-name="ro2">
          <table:table-cell table:formula="of:=6.28*[.B436]/3200" office:value-type="float" office:value="8.458375">
            <text:p>8.458375</text:p>
          </table:table-cell>
          <table:table-cell office:value-type="float" office:value="4310">
            <text:p>4310</text:p>
          </table:table-cell>
          <table:table-cell table:formula="of:=[.G436]/36" office:value-type="float" office:value="6.113934375">
            <text:p>6.11</text:p>
          </table:table-cell>
          <table:table-cell table:formula="of:=[.E436]/(2*3.1415)" office:value-type="float" office:value="1.03419345853891">
            <text:p>1.03</text:p>
          </table:table-cell>
          <table:table-cell table:formula="of:=[.F436]*6.28/[.$K$1]" office:value-type="float" office:value="6.4978375">
            <text:p>6.50</text:p>
          </table:table-cell>
          <table:table-cell office:value-type="float" office:value="3311">
            <text:p>3311.00</text:p>
          </table:table-cell>
          <table:table-cell table:formula="of:=[.G435]+[.H436]*0.1" office:value-type="float" office:value="220.1016375">
            <text:p>220.10</text:p>
          </table:table-cell>
          <table:table-cell table:formula="of:=[.$H$5]+[.E436]*[.$I$5]/(2*3.14)" office:value-type="float" office:value="5.155203125">
            <text:p>5.16</text:p>
          </table:table-cell>
          <table:table-cell table:number-columns-repeated="3"/>
        </table:table-row>
        <table:table-row table:style-name="ro2">
          <table:table-cell table:formula="of:=6.28*[.B437]/3200" office:value-type="float" office:value="8.478">
            <text:p>8.478</text:p>
          </table:table-cell>
          <table:table-cell office:value-type="float" office:value="4320">
            <text:p>4320</text:p>
          </table:table-cell>
          <table:table-cell table:formula="of:=[.G437]/36" office:value-type="float" office:value="6.12825451388889">
            <text:p>6.13</text:p>
          </table:table-cell>
          <table:table-cell table:formula="of:=[.E437]/(2*3.1415)" office:value-type="float" office:value="1.03450580932675">
            <text:p>1.03</text:p>
          </table:table-cell>
          <table:table-cell table:formula="of:=[.F437]*6.28/[.$K$1]" office:value-type="float" office:value="6.4998">
            <text:p>6.50</text:p>
          </table:table-cell>
          <table:table-cell office:value-type="float" office:value="3312">
            <text:p>3312.00</text:p>
          </table:table-cell>
          <table:table-cell table:formula="of:=[.G436]+[.H437]*0.1" office:value-type="float" office:value="220.6171625">
            <text:p>220.62</text:p>
          </table:table-cell>
          <table:table-cell table:formula="of:=[.$H$5]+[.E437]*[.$I$5]/(2*3.14)" office:value-type="float" office:value="5.15525">
            <text:p>5.16</text:p>
          </table:table-cell>
          <table:table-cell table:number-columns-repeated="3"/>
        </table:table-row>
        <table:table-row table:style-name="ro2">
          <table:table-cell table:formula="of:=6.28*[.B438]/3200" office:value-type="float" office:value="8.497625">
            <text:p>8.497625</text:p>
          </table:table-cell>
          <table:table-cell office:value-type="float" office:value="4330">
            <text:p>4330</text:p>
          </table:table-cell>
          <table:table-cell table:formula="of:=[.G438]/36" office:value-type="float" office:value="6.14257478298611">
            <text:p>6.14</text:p>
          </table:table-cell>
          <table:table-cell table:formula="of:=[.E438]/(2*3.1415)" office:value-type="float" office:value="1.0348181601146">
            <text:p>1.03</text:p>
          </table:table-cell>
          <table:table-cell table:formula="of:=[.F438]*6.28/[.$K$1]" office:value-type="float" office:value="6.5017625">
            <text:p>6.50</text:p>
          </table:table-cell>
          <table:table-cell office:value-type="float" office:value="3313">
            <text:p>3313.00</text:p>
          </table:table-cell>
          <table:table-cell table:formula="of:=[.G437]+[.H438]*0.1" office:value-type="float" office:value="221.1326921875">
            <text:p>221.13</text:p>
          </table:table-cell>
          <table:table-cell table:formula="of:=[.$H$5]+[.E438]*[.$I$5]/(2*3.14)" office:value-type="float" office:value="5.155296875">
            <text:p>5.16</text:p>
          </table:table-cell>
          <table:table-cell table:number-columns-repeated="3"/>
        </table:table-row>
        <table:table-row table:style-name="ro2">
          <table:table-cell table:formula="of:=6.28*[.B439]/3200" office:value-type="float" office:value="8.51725">
            <text:p>8.51725</text:p>
          </table:table-cell>
          <table:table-cell office:value-type="float" office:value="4340">
            <text:p>4340</text:p>
          </table:table-cell>
          <table:table-cell table:formula="of:=[.G439]/36" office:value-type="float" office:value="6.15689518229167">
            <text:p>6.16</text:p>
          </table:table-cell>
          <table:table-cell table:formula="of:=[.E439]/(2*3.1415)" office:value-type="float" office:value="1.03513051090244">
            <text:p>1.04</text:p>
          </table:table-cell>
          <table:table-cell table:formula="of:=[.F439]*6.28/[.$K$1]" office:value-type="float" office:value="6.503725">
            <text:p>6.50</text:p>
          </table:table-cell>
          <table:table-cell office:value-type="float" office:value="3314">
            <text:p>3314.00</text:p>
          </table:table-cell>
          <table:table-cell table:formula="of:=[.G438]+[.H439]*0.1" office:value-type="float" office:value="221.6482265625">
            <text:p>221.65</text:p>
          </table:table-cell>
          <table:table-cell table:formula="of:=[.$H$5]+[.E439]*[.$I$5]/(2*3.14)" office:value-type="float" office:value="5.15534375">
            <text:p>5.16</text:p>
          </table:table-cell>
          <table:table-cell table:number-columns-repeated="3"/>
        </table:table-row>
        <table:table-row table:style-name="ro2">
          <table:table-cell table:formula="of:=6.28*[.B440]/3200" office:value-type="float" office:value="8.536875">
            <text:p>8.536875</text:p>
          </table:table-cell>
          <table:table-cell office:value-type="float" office:value="4350">
            <text:p>4350</text:p>
          </table:table-cell>
          <table:table-cell table:formula="of:=[.G440]/36" office:value-type="float" office:value="6.17121571180556">
            <text:p>6.17</text:p>
          </table:table-cell>
          <table:table-cell table:formula="of:=[.E440]/(2*3.1415)" office:value-type="float" office:value="1.03544286169028">
            <text:p>1.04</text:p>
          </table:table-cell>
          <table:table-cell table:formula="of:=[.F440]*6.28/[.$K$1]" office:value-type="float" office:value="6.5056875">
            <text:p>6.51</text:p>
          </table:table-cell>
          <table:table-cell office:value-type="float" office:value="3315">
            <text:p>3315.00</text:p>
          </table:table-cell>
          <table:table-cell table:formula="of:=[.G439]+[.H440]*0.1" office:value-type="float" office:value="222.163765625">
            <text:p>222.16</text:p>
          </table:table-cell>
          <table:table-cell table:formula="of:=[.$H$5]+[.E440]*[.$I$5]/(2*3.14)" office:value-type="float" office:value="5.155390625">
            <text:p>5.16</text:p>
          </table:table-cell>
          <table:table-cell table:number-columns-repeated="3"/>
        </table:table-row>
        <table:table-row table:style-name="ro2">
          <table:table-cell table:formula="of:=6.28*[.B441]/3200" office:value-type="float" office:value="8.5565">
            <text:p>8.5565</text:p>
          </table:table-cell>
          <table:table-cell office:value-type="float" office:value="4360">
            <text:p>4360</text:p>
          </table:table-cell>
          <table:table-cell table:formula="of:=[.G441]/36" office:value-type="float" office:value="6.18553637152778">
            <text:p>6.19</text:p>
          </table:table-cell>
          <table:table-cell table:formula="of:=[.E441]/(2*3.1415)" office:value-type="float" office:value="1.03575521247812">
            <text:p>1.04</text:p>
          </table:table-cell>
          <table:table-cell table:formula="of:=[.F441]*6.28/[.$K$1]" office:value-type="float" office:value="6.50765">
            <text:p>6.51</text:p>
          </table:table-cell>
          <table:table-cell office:value-type="float" office:value="3316">
            <text:p>3316.00</text:p>
          </table:table-cell>
          <table:table-cell table:formula="of:=[.G440]+[.H441]*0.1" office:value-type="float" office:value="222.679309375">
            <text:p>222.68</text:p>
          </table:table-cell>
          <table:table-cell table:formula="of:=[.$H$5]+[.E441]*[.$I$5]/(2*3.14)" office:value-type="float" office:value="5.1554375">
            <text:p>5.16</text:p>
          </table:table-cell>
          <table:table-cell table:number-columns-repeated="3"/>
        </table:table-row>
        <table:table-row table:style-name="ro2">
          <table:table-cell table:formula="of:=6.28*[.B442]/3200" office:value-type="float" office:value="8.576125">
            <text:p>8.576125</text:p>
          </table:table-cell>
          <table:table-cell office:value-type="float" office:value="4370">
            <text:p>4370</text:p>
          </table:table-cell>
          <table:table-cell table:formula="of:=[.G442]/36" office:value-type="float" office:value="6.19985716145833">
            <text:p>6.20</text:p>
          </table:table-cell>
          <table:table-cell table:formula="of:=[.E442]/(2*3.1415)" office:value-type="float" office:value="1.03606756326596">
            <text:p>1.04</text:p>
          </table:table-cell>
          <table:table-cell table:formula="of:=[.F442]*6.28/[.$K$1]" office:value-type="float" office:value="6.5096125">
            <text:p>6.51</text:p>
          </table:table-cell>
          <table:table-cell office:value-type="float" office:value="3317">
            <text:p>3317.00</text:p>
          </table:table-cell>
          <table:table-cell table:formula="of:=[.G441]+[.H442]*0.1" office:value-type="float" office:value="223.1948578125">
            <text:p>223.19</text:p>
          </table:table-cell>
          <table:table-cell table:formula="of:=[.$H$5]+[.E442]*[.$I$5]/(2*3.14)" office:value-type="float" office:value="5.155484375">
            <text:p>5.16</text:p>
          </table:table-cell>
          <table:table-cell table:number-columns-repeated="3"/>
        </table:table-row>
        <table:table-row table:style-name="ro2">
          <table:table-cell table:formula="of:=6.28*[.B443]/3200" office:value-type="float" office:value="8.59575">
            <text:p>8.59575</text:p>
          </table:table-cell>
          <table:table-cell office:value-type="float" office:value="4380">
            <text:p>4380</text:p>
          </table:table-cell>
          <table:table-cell table:formula="of:=[.G443]/36" office:value-type="float" office:value="6.21417808159722">
            <text:p>6.21</text:p>
          </table:table-cell>
          <table:table-cell table:formula="of:=[.E443]/(2*3.1415)" office:value-type="float" office:value="1.0363799140538">
            <text:p>1.04</text:p>
          </table:table-cell>
          <table:table-cell table:formula="of:=[.F443]*6.28/[.$K$1]" office:value-type="float" office:value="6.511575">
            <text:p>6.51</text:p>
          </table:table-cell>
          <table:table-cell office:value-type="float" office:value="3318">
            <text:p>3318.00</text:p>
          </table:table-cell>
          <table:table-cell table:formula="of:=[.G442]+[.H443]*0.1" office:value-type="float" office:value="223.7104109375">
            <text:p>223.71</text:p>
          </table:table-cell>
          <table:table-cell table:formula="of:=[.$H$5]+[.E443]*[.$I$5]/(2*3.14)" office:value-type="float" office:value="5.15553125">
            <text:p>5.16</text:p>
          </table:table-cell>
          <table:table-cell table:number-columns-repeated="3"/>
        </table:table-row>
        <table:table-row table:style-name="ro2">
          <table:table-cell table:formula="of:=6.28*[.B444]/3200" office:value-type="float" office:value="8.615375">
            <text:p>8.615375</text:p>
          </table:table-cell>
          <table:table-cell office:value-type="float" office:value="4390">
            <text:p>4390</text:p>
          </table:table-cell>
          <table:table-cell table:formula="of:=[.G444]/36" office:value-type="float" office:value="6.22849913194444">
            <text:p>6.23</text:p>
          </table:table-cell>
          <table:table-cell table:formula="of:=[.E444]/(2*3.1415)" office:value-type="float" office:value="1.03669226484164">
            <text:p>1.04</text:p>
          </table:table-cell>
          <table:table-cell table:formula="of:=[.F444]*6.28/[.$K$1]" office:value-type="float" office:value="6.5135375">
            <text:p>6.51</text:p>
          </table:table-cell>
          <table:table-cell office:value-type="float" office:value="3319">
            <text:p>3319.00</text:p>
          </table:table-cell>
          <table:table-cell table:formula="of:=[.G443]+[.H444]*0.1" office:value-type="float" office:value="224.22596875">
            <text:p>224.23</text:p>
          </table:table-cell>
          <table:table-cell table:formula="of:=[.$H$5]+[.E444]*[.$I$5]/(2*3.14)" office:value-type="float" office:value="5.155578125">
            <text:p>5.16</text:p>
          </table:table-cell>
          <table:table-cell table:number-columns-repeated="3"/>
        </table:table-row>
        <table:table-row table:style-name="ro2">
          <table:table-cell table:formula="of:=6.28*[.B445]/3200" office:value-type="float" office:value="8.635">
            <text:p>8.635</text:p>
          </table:table-cell>
          <table:table-cell office:value-type="float" office:value="4400">
            <text:p>4400</text:p>
          </table:table-cell>
          <table:table-cell table:formula="of:=[.G445]/36" office:value-type="float" office:value="6.2428203125">
            <text:p>6.24</text:p>
          </table:table-cell>
          <table:table-cell table:formula="of:=[.E445]/(2*3.1415)" office:value-type="float" office:value="1.03700461562948">
            <text:p>1.04</text:p>
          </table:table-cell>
          <table:table-cell table:formula="of:=[.F445]*6.28/[.$K$1]" office:value-type="float" office:value="6.5155">
            <text:p>6.52</text:p>
          </table:table-cell>
          <table:table-cell office:value-type="float" office:value="3320">
            <text:p>3320.00</text:p>
          </table:table-cell>
          <table:table-cell table:formula="of:=[.G444]+[.H445]*0.1" office:value-type="float" office:value="224.74153125">
            <text:p>224.74</text:p>
          </table:table-cell>
          <table:table-cell table:formula="of:=[.$H$5]+[.E445]*[.$I$5]/(2*3.14)" office:value-type="float" office:value="5.155625">
            <text:p>5.16</text:p>
          </table:table-cell>
          <table:table-cell table:number-columns-repeated="3"/>
        </table:table-row>
        <table:table-row table:style-name="ro2">
          <table:table-cell table:formula="of:=6.28*[.B446]/3200" office:value-type="float" office:value="8.654625">
            <text:p>8.654625</text:p>
          </table:table-cell>
          <table:table-cell office:value-type="float" office:value="4410">
            <text:p>4410</text:p>
          </table:table-cell>
          <table:table-cell table:formula="of:=[.G446]/36" office:value-type="float" office:value="6.25714162326389">
            <text:p>6.26</text:p>
          </table:table-cell>
          <table:table-cell table:formula="of:=[.E446]/(2*3.1415)" office:value-type="float" office:value="1.03731696641732">
            <text:p>1.04</text:p>
          </table:table-cell>
          <table:table-cell table:formula="of:=[.F446]*6.28/[.$K$1]" office:value-type="float" office:value="6.5174625">
            <text:p>6.52</text:p>
          </table:table-cell>
          <table:table-cell office:value-type="float" office:value="3321">
            <text:p>3321.00</text:p>
          </table:table-cell>
          <table:table-cell table:formula="of:=[.G445]+[.H446]*0.1" office:value-type="float" office:value="225.2570984375">
            <text:p>225.26</text:p>
          </table:table-cell>
          <table:table-cell table:formula="of:=[.$H$5]+[.E446]*[.$I$5]/(2*3.14)" office:value-type="float" office:value="5.155671875">
            <text:p>5.16</text:p>
          </table:table-cell>
          <table:table-cell table:number-columns-repeated="3"/>
        </table:table-row>
        <table:table-row table:style-name="ro2">
          <table:table-cell table:formula="of:=6.28*[.B447]/3200" office:value-type="float" office:value="8.67425">
            <text:p>8.67425</text:p>
          </table:table-cell>
          <table:table-cell office:value-type="float" office:value="4420">
            <text:p>4420</text:p>
          </table:table-cell>
          <table:table-cell table:formula="of:=[.G447]/36" office:value-type="float" office:value="6.27146306423611">
            <text:p>6.27</text:p>
          </table:table-cell>
          <table:table-cell table:formula="of:=[.E447]/(2*3.1415)" office:value-type="float" office:value="1.03762931720516">
            <text:p>1.04</text:p>
          </table:table-cell>
          <table:table-cell table:formula="of:=[.F447]*6.28/[.$K$1]" office:value-type="float" office:value="6.519425">
            <text:p>6.52</text:p>
          </table:table-cell>
          <table:table-cell office:value-type="float" office:value="3322">
            <text:p>3322.00</text:p>
          </table:table-cell>
          <table:table-cell table:formula="of:=[.G446]+[.H447]*0.1" office:value-type="float" office:value="225.7726703125">
            <text:p>225.77</text:p>
          </table:table-cell>
          <table:table-cell table:formula="of:=[.$H$5]+[.E447]*[.$I$5]/(2*3.14)" office:value-type="float" office:value="5.15571875">
            <text:p>5.16</text:p>
          </table:table-cell>
          <table:table-cell table:number-columns-repeated="3"/>
        </table:table-row>
        <table:table-row table:style-name="ro2">
          <table:table-cell table:formula="of:=6.28*[.B448]/3200" office:value-type="float" office:value="8.693875">
            <text:p>8.693875</text:p>
          </table:table-cell>
          <table:table-cell office:value-type="float" office:value="4430">
            <text:p>4430</text:p>
          </table:table-cell>
          <table:table-cell table:formula="of:=[.G448]/36" office:value-type="float" office:value="6.28578463541667">
            <text:p>6.29</text:p>
          </table:table-cell>
          <table:table-cell table:formula="of:=[.E448]/(2*3.1415)" office:value-type="float" office:value="1.037941667993">
            <text:p>1.04</text:p>
          </table:table-cell>
          <table:table-cell table:formula="of:=[.F448]*6.28/[.$K$1]" office:value-type="float" office:value="6.5213875">
            <text:p>6.52</text:p>
          </table:table-cell>
          <table:table-cell office:value-type="float" office:value="3323">
            <text:p>3323.00</text:p>
          </table:table-cell>
          <table:table-cell table:formula="of:=[.G447]+[.H448]*0.1" office:value-type="float" office:value="226.288246875">
            <text:p>226.29</text:p>
          </table:table-cell>
          <table:table-cell table:formula="of:=[.$H$5]+[.E448]*[.$I$5]/(2*3.14)" office:value-type="float" office:value="5.155765625">
            <text:p>5.16</text:p>
          </table:table-cell>
          <table:table-cell table:number-columns-repeated="3"/>
        </table:table-row>
        <table:table-row table:style-name="ro2">
          <table:table-cell table:formula="of:=6.28*[.B449]/3200" office:value-type="float" office:value="8.7135">
            <text:p>8.7135</text:p>
          </table:table-cell>
          <table:table-cell office:value-type="float" office:value="4440">
            <text:p>4440</text:p>
          </table:table-cell>
          <table:table-cell table:formula="of:=[.G449]/36" office:value-type="float" office:value="6.30010633680555">
            <text:p>6.30</text:p>
          </table:table-cell>
          <table:table-cell table:formula="of:=[.E449]/(2*3.1415)" office:value-type="float" office:value="1.03825401878084">
            <text:p>1.04</text:p>
          </table:table-cell>
          <table:table-cell table:formula="of:=[.F449]*6.28/[.$K$1]" office:value-type="float" office:value="6.52335">
            <text:p>6.52</text:p>
          </table:table-cell>
          <table:table-cell office:value-type="float" office:value="3324">
            <text:p>3324.00</text:p>
          </table:table-cell>
          <table:table-cell table:formula="of:=[.G448]+[.H449]*0.1" office:value-type="float" office:value="226.803828125">
            <text:p>226.80</text:p>
          </table:table-cell>
          <table:table-cell table:formula="of:=[.$H$5]+[.E449]*[.$I$5]/(2*3.14)" office:value-type="float" office:value="5.1558125">
            <text:p>5.16</text:p>
          </table:table-cell>
          <table:table-cell table:number-columns-repeated="3"/>
        </table:table-row>
        <table:table-row table:style-name="ro2">
          <table:table-cell table:formula="of:=6.28*[.B450]/3200" office:value-type="float" office:value="8.733125">
            <text:p>8.733125</text:p>
          </table:table-cell>
          <table:table-cell office:value-type="float" office:value="4450">
            <text:p>4450</text:p>
          </table:table-cell>
          <table:table-cell table:formula="of:=[.G450]/36" office:value-type="float" office:value="6.31442816840278">
            <text:p>6.31</text:p>
          </table:table-cell>
          <table:table-cell table:formula="of:=[.E450]/(2*3.1415)" office:value-type="float" office:value="1.03856636956868">
            <text:p>1.04</text:p>
          </table:table-cell>
          <table:table-cell table:formula="of:=[.F450]*6.28/[.$K$1]" office:value-type="float" office:value="6.5253125">
            <text:p>6.53</text:p>
          </table:table-cell>
          <table:table-cell office:value-type="float" office:value="3325">
            <text:p>3325.00</text:p>
          </table:table-cell>
          <table:table-cell table:formula="of:=[.G449]+[.H450]*0.1" office:value-type="float" office:value="227.3194140625">
            <text:p>227.32</text:p>
          </table:table-cell>
          <table:table-cell table:formula="of:=[.$H$5]+[.E450]*[.$I$5]/(2*3.14)" office:value-type="float" office:value="5.155859375">
            <text:p>5.16</text:p>
          </table:table-cell>
          <table:table-cell table:number-columns-repeated="3"/>
        </table:table-row>
        <table:table-row table:style-name="ro2">
          <table:table-cell table:formula="of:=6.28*[.B451]/3200" office:value-type="float" office:value="8.75275">
            <text:p>8.75275</text:p>
          </table:table-cell>
          <table:table-cell office:value-type="float" office:value="4460">
            <text:p>4460</text:p>
          </table:table-cell>
          <table:table-cell table:formula="of:=[.G451]/36" office:value-type="float" office:value="6.32875013020833">
            <text:p>6.33</text:p>
          </table:table-cell>
          <table:table-cell table:formula="of:=[.E451]/(2*3.1415)" office:value-type="float" office:value="1.03887872035652">
            <text:p>1.04</text:p>
          </table:table-cell>
          <table:table-cell table:formula="of:=[.F451]*6.28/[.$K$1]" office:value-type="float" office:value="6.527275">
            <text:p>6.53</text:p>
          </table:table-cell>
          <table:table-cell office:value-type="float" office:value="3326">
            <text:p>3326.00</text:p>
          </table:table-cell>
          <table:table-cell table:formula="of:=[.G450]+[.H451]*0.1" office:value-type="float" office:value="227.8350046875">
            <text:p>227.84</text:p>
          </table:table-cell>
          <table:table-cell table:formula="of:=[.$H$5]+[.E451]*[.$I$5]/(2*3.14)" office:value-type="float" office:value="5.15590625">
            <text:p>5.16</text:p>
          </table:table-cell>
          <table:table-cell table:number-columns-repeated="3"/>
        </table:table-row>
        <table:table-row table:style-name="ro2">
          <table:table-cell table:formula="of:=6.28*[.B452]/3200" office:value-type="float" office:value="8.772375">
            <text:p>8.772375</text:p>
          </table:table-cell>
          <table:table-cell office:value-type="float" office:value="4470">
            <text:p>4470</text:p>
          </table:table-cell>
          <table:table-cell table:formula="of:=[.G452]/36" office:value-type="float" office:value="6.34307222222222">
            <text:p>6.34</text:p>
          </table:table-cell>
          <table:table-cell table:formula="of:=[.E452]/(2*3.1415)" office:value-type="float" office:value="1.03919107114436">
            <text:p>1.04</text:p>
          </table:table-cell>
          <table:table-cell table:formula="of:=[.F452]*6.28/[.$K$1]" office:value-type="float" office:value="6.5292375">
            <text:p>6.53</text:p>
          </table:table-cell>
          <table:table-cell office:value-type="float" office:value="3327">
            <text:p>3327.00</text:p>
          </table:table-cell>
          <table:table-cell table:formula="of:=[.G451]+[.H452]*0.1" office:value-type="float" office:value="228.3506">
            <text:p>228.35</text:p>
          </table:table-cell>
          <table:table-cell table:formula="of:=[.$H$5]+[.E452]*[.$I$5]/(2*3.14)" office:value-type="float" office:value="5.155953125">
            <text:p>5.16</text:p>
          </table:table-cell>
          <table:table-cell table:number-columns-repeated="3"/>
        </table:table-row>
        <table:table-row table:style-name="ro2">
          <table:table-cell table:formula="of:=6.28*[.B453]/3200" office:value-type="float" office:value="8.792">
            <text:p>8.792</text:p>
          </table:table-cell>
          <table:table-cell office:value-type="float" office:value="4480">
            <text:p>4480</text:p>
          </table:table-cell>
          <table:table-cell table:formula="of:=[.G453]/36" office:value-type="float" office:value="6.35739444444444">
            <text:p>6.36</text:p>
          </table:table-cell>
          <table:table-cell table:formula="of:=[.E453]/(2*3.1415)" office:value-type="float" office:value="1.0395034219322">
            <text:p>1.04</text:p>
          </table:table-cell>
          <table:table-cell table:formula="of:=[.F453]*6.28/[.$K$1]" office:value-type="float" office:value="6.5312">
            <text:p>6.53</text:p>
          </table:table-cell>
          <table:table-cell office:value-type="float" office:value="3328">
            <text:p>3328.00</text:p>
          </table:table-cell>
          <table:table-cell table:formula="of:=[.G452]+[.H453]*0.1" office:value-type="float" office:value="228.8662">
            <text:p>228.87</text:p>
          </table:table-cell>
          <table:table-cell table:formula="of:=[.$H$5]+[.E453]*[.$I$5]/(2*3.14)" office:value-type="float" office:value="5.156">
            <text:p>5.16</text:p>
          </table:table-cell>
          <table:table-cell table:number-columns-repeated="3"/>
        </table:table-row>
        <table:table-row table:style-name="ro2">
          <table:table-cell table:formula="of:=6.28*[.B454]/3200" office:value-type="float" office:value="8.811625">
            <text:p>8.811625</text:p>
          </table:table-cell>
          <table:table-cell office:value-type="float" office:value="4490">
            <text:p>4490</text:p>
          </table:table-cell>
          <table:table-cell table:formula="of:=[.G454]/36" office:value-type="float" office:value="6.371716796875">
            <text:p>6.37</text:p>
          </table:table-cell>
          <table:table-cell table:formula="of:=[.E454]/(2*3.1415)" office:value-type="float" office:value="1.03981577272004">
            <text:p>1.04</text:p>
          </table:table-cell>
          <table:table-cell table:formula="of:=[.F454]*6.28/[.$K$1]" office:value-type="float" office:value="6.5331625">
            <text:p>6.53</text:p>
          </table:table-cell>
          <table:table-cell office:value-type="float" office:value="3329">
            <text:p>3329.00</text:p>
          </table:table-cell>
          <table:table-cell table:formula="of:=[.G453]+[.H454]*0.1" office:value-type="float" office:value="229.3818046875">
            <text:p>229.38</text:p>
          </table:table-cell>
          <table:table-cell table:formula="of:=[.$H$5]+[.E454]*[.$I$5]/(2*3.14)" office:value-type="float" office:value="5.156046875">
            <text:p>5.16</text:p>
          </table:table-cell>
          <table:table-cell table:number-columns-repeated="3"/>
        </table:table-row>
        <table:table-row table:style-name="ro2">
          <table:table-cell table:formula="of:=6.28*[.B455]/3200" office:value-type="float" office:value="8.83125">
            <text:p>8.83125</text:p>
          </table:table-cell>
          <table:table-cell office:value-type="float" office:value="4500">
            <text:p>4500</text:p>
          </table:table-cell>
          <table:table-cell table:formula="of:=[.G455]/36" office:value-type="float" office:value="6.38603927951389">
            <text:p>6.39</text:p>
          </table:table-cell>
          <table:table-cell table:formula="of:=[.E455]/(2*3.1415)" office:value-type="float" office:value="1.04012812350788">
            <text:p>1.04</text:p>
          </table:table-cell>
          <table:table-cell table:formula="of:=[.F455]*6.28/[.$K$1]" office:value-type="float" office:value="6.535125">
            <text:p>6.54</text:p>
          </table:table-cell>
          <table:table-cell office:value-type="float" office:value="3330">
            <text:p>3330.00</text:p>
          </table:table-cell>
          <table:table-cell table:formula="of:=[.G454]+[.H455]*0.1" office:value-type="float" office:value="229.8974140625">
            <text:p>229.90</text:p>
          </table:table-cell>
          <table:table-cell table:formula="of:=[.$H$5]+[.E455]*[.$I$5]/(2*3.14)" office:value-type="float" office:value="5.15609375">
            <text:p>5.16</text:p>
          </table:table-cell>
          <table:table-cell table:number-columns-repeated="3"/>
        </table:table-row>
        <table:table-row table:style-name="ro2">
          <table:table-cell table:formula="of:=6.28*[.B456]/3200" office:value-type="float" office:value="8.850875">
            <text:p>8.850875</text:p>
          </table:table-cell>
          <table:table-cell office:value-type="float" office:value="4510">
            <text:p>4510</text:p>
          </table:table-cell>
          <table:table-cell table:formula="of:=[.G456]/36" office:value-type="float" office:value="6.40036189236111">
            <text:p>6.40</text:p>
          </table:table-cell>
          <table:table-cell table:formula="of:=[.E456]/(2*3.1415)" office:value-type="float" office:value="1.04044047429572">
            <text:p>1.04</text:p>
          </table:table-cell>
          <table:table-cell table:formula="of:=[.F456]*6.28/[.$K$1]" office:value-type="float" office:value="6.5370875">
            <text:p>6.54</text:p>
          </table:table-cell>
          <table:table-cell office:value-type="float" office:value="3331">
            <text:p>3331.00</text:p>
          </table:table-cell>
          <table:table-cell table:formula="of:=[.G455]+[.H456]*0.1" office:value-type="float" office:value="230.413028125">
            <text:p>230.41</text:p>
          </table:table-cell>
          <table:table-cell table:formula="of:=[.$H$5]+[.E456]*[.$I$5]/(2*3.14)" office:value-type="float" office:value="5.156140625">
            <text:p>5.16</text:p>
          </table:table-cell>
          <table:table-cell table:number-columns-repeated="3"/>
        </table:table-row>
        <table:table-row table:style-name="ro2">
          <table:table-cell table:formula="of:=6.28*[.B457]/3200" office:value-type="float" office:value="8.8705">
            <text:p>8.8705</text:p>
          </table:table-cell>
          <table:table-cell office:value-type="float" office:value="4520">
            <text:p>4520</text:p>
          </table:table-cell>
          <table:table-cell table:formula="of:=[.G457]/36" office:value-type="float" office:value="6.41468463541667">
            <text:p>6.41</text:p>
          </table:table-cell>
          <table:table-cell table:formula="of:=[.E457]/(2*3.1415)" office:value-type="float" office:value="1.04075282508356">
            <text:p>1.04</text:p>
          </table:table-cell>
          <table:table-cell table:formula="of:=[.F457]*6.28/[.$K$1]" office:value-type="float" office:value="6.53905">
            <text:p>6.54</text:p>
          </table:table-cell>
          <table:table-cell office:value-type="float" office:value="3332">
            <text:p>3332.00</text:p>
          </table:table-cell>
          <table:table-cell table:formula="of:=[.G456]+[.H457]*0.1" office:value-type="float" office:value="230.928646875">
            <text:p>230.93</text:p>
          </table:table-cell>
          <table:table-cell table:formula="of:=[.$H$5]+[.E457]*[.$I$5]/(2*3.14)" office:value-type="float" office:value="5.1561875">
            <text:p>5.16</text:p>
          </table:table-cell>
          <table:table-cell table:number-columns-repeated="3"/>
        </table:table-row>
        <table:table-row table:style-name="ro2">
          <table:table-cell table:formula="of:=6.28*[.B458]/3200" office:value-type="float" office:value="8.890125">
            <text:p>8.890125</text:p>
          </table:table-cell>
          <table:table-cell office:value-type="float" office:value="4530">
            <text:p>4530</text:p>
          </table:table-cell>
          <table:table-cell table:formula="of:=[.G458]/36" office:value-type="float" office:value="6.42900750868055">
            <text:p>6.43</text:p>
          </table:table-cell>
          <table:table-cell table:formula="of:=[.E458]/(2*3.1415)" office:value-type="float" office:value="1.0410651758714">
            <text:p>1.04</text:p>
          </table:table-cell>
          <table:table-cell table:formula="of:=[.F458]*6.28/[.$K$1]" office:value-type="float" office:value="6.5410125">
            <text:p>6.54</text:p>
          </table:table-cell>
          <table:table-cell office:value-type="float" office:value="3333">
            <text:p>3333.00</text:p>
          </table:table-cell>
          <table:table-cell table:formula="of:=[.G457]+[.H458]*0.1" office:value-type="float" office:value="231.4442703125">
            <text:p>231.44</text:p>
          </table:table-cell>
          <table:table-cell table:formula="of:=[.$H$5]+[.E458]*[.$I$5]/(2*3.14)" office:value-type="float" office:value="5.156234375">
            <text:p>5.16</text:p>
          </table:table-cell>
          <table:table-cell table:number-columns-repeated="3"/>
        </table:table-row>
        <table:table-row table:style-name="ro2">
          <table:table-cell table:formula="of:=6.28*[.B459]/3200" office:value-type="float" office:value="8.90975">
            <text:p>8.90975</text:p>
          </table:table-cell>
          <table:table-cell office:value-type="float" office:value="4540">
            <text:p>4540</text:p>
          </table:table-cell>
          <table:table-cell table:formula="of:=[.G459]/36" office:value-type="float" office:value="6.44333051215278">
            <text:p>6.44</text:p>
          </table:table-cell>
          <table:table-cell table:formula="of:=[.E459]/(2*3.1415)" office:value-type="float" office:value="1.04137752665924">
            <text:p>1.04</text:p>
          </table:table-cell>
          <table:table-cell table:formula="of:=[.F459]*6.28/[.$K$1]" office:value-type="float" office:value="6.542975">
            <text:p>6.54</text:p>
          </table:table-cell>
          <table:table-cell office:value-type="float" office:value="3334">
            <text:p>3334.00</text:p>
          </table:table-cell>
          <table:table-cell table:formula="of:=[.G458]+[.H459]*0.1" office:value-type="float" office:value="231.9598984375">
            <text:p>231.96</text:p>
          </table:table-cell>
          <table:table-cell table:formula="of:=[.$H$5]+[.E459]*[.$I$5]/(2*3.14)" office:value-type="float" office:value="5.15628125">
            <text:p>5.16</text:p>
          </table:table-cell>
          <table:table-cell table:number-columns-repeated="3"/>
        </table:table-row>
        <table:table-row table:style-name="ro2">
          <table:table-cell table:formula="of:=6.28*[.B460]/3200" office:value-type="float" office:value="8.929375">
            <text:p>8.929375</text:p>
          </table:table-cell>
          <table:table-cell office:value-type="float" office:value="4550">
            <text:p>4550</text:p>
          </table:table-cell>
          <table:table-cell table:formula="of:=[.G460]/36" office:value-type="float" office:value="6.45765364583333">
            <text:p>6.46</text:p>
          </table:table-cell>
          <table:table-cell table:formula="of:=[.E460]/(2*3.1415)" office:value-type="float" office:value="1.04168987744708">
            <text:p>1.04</text:p>
          </table:table-cell>
          <table:table-cell table:formula="of:=[.F460]*6.28/[.$K$1]" office:value-type="float" office:value="6.5449375">
            <text:p>6.54</text:p>
          </table:table-cell>
          <table:table-cell office:value-type="float" office:value="3335">
            <text:p>3335.00</text:p>
          </table:table-cell>
          <table:table-cell table:formula="of:=[.G459]+[.H460]*0.1" office:value-type="float" office:value="232.47553125">
            <text:p>232.48</text:p>
          </table:table-cell>
          <table:table-cell table:formula="of:=[.$H$5]+[.E460]*[.$I$5]/(2*3.14)" office:value-type="float" office:value="5.156328125">
            <text:p>5.16</text:p>
          </table:table-cell>
          <table:table-cell table:number-columns-repeated="3"/>
        </table:table-row>
        <table:table-row table:style-name="ro2">
          <table:table-cell table:formula="of:=6.28*[.B461]/3200" office:value-type="float" office:value="8.949">
            <text:p>8.949</text:p>
          </table:table-cell>
          <table:table-cell office:value-type="float" office:value="4560">
            <text:p>4560</text:p>
          </table:table-cell>
          <table:table-cell table:formula="of:=[.G461]/36" office:value-type="float" office:value="6.47197690972222">
            <text:p>6.47</text:p>
          </table:table-cell>
          <table:table-cell table:formula="of:=[.E461]/(2*3.1415)" office:value-type="float" office:value="1.04200222823492">
            <text:p>1.04</text:p>
          </table:table-cell>
          <table:table-cell table:formula="of:=[.F461]*6.28/[.$K$1]" office:value-type="float" office:value="6.5469">
            <text:p>6.55</text:p>
          </table:table-cell>
          <table:table-cell office:value-type="float" office:value="3336">
            <text:p>3336.00</text:p>
          </table:table-cell>
          <table:table-cell table:formula="of:=[.G460]+[.H461]*0.1" office:value-type="float" office:value="232.99116875">
            <text:p>232.99</text:p>
          </table:table-cell>
          <table:table-cell table:formula="of:=[.$H$5]+[.E461]*[.$I$5]/(2*3.14)" office:value-type="float" office:value="5.156375">
            <text:p>5.16</text:p>
          </table:table-cell>
          <table:table-cell table:number-columns-repeated="3"/>
        </table:table-row>
        <table:table-row table:style-name="ro2">
          <table:table-cell table:formula="of:=6.28*[.B462]/3200" office:value-type="float" office:value="8.968625">
            <text:p>8.968625</text:p>
          </table:table-cell>
          <table:table-cell office:value-type="float" office:value="4570">
            <text:p>4570</text:p>
          </table:table-cell>
          <table:table-cell table:formula="of:=[.G462]/36" office:value-type="float" office:value="6.48630030381944">
            <text:p>6.49</text:p>
          </table:table-cell>
          <table:table-cell table:formula="of:=[.E462]/(2*3.1415)" office:value-type="float" office:value="1.04231457902276">
            <text:p>1.04</text:p>
          </table:table-cell>
          <table:table-cell table:formula="of:=[.F462]*6.28/[.$K$1]" office:value-type="float" office:value="6.5488625">
            <text:p>6.55</text:p>
          </table:table-cell>
          <table:table-cell office:value-type="float" office:value="3337">
            <text:p>3337.00</text:p>
          </table:table-cell>
          <table:table-cell table:formula="of:=[.G461]+[.H462]*0.1" office:value-type="float" office:value="233.5068109375">
            <text:p>233.51</text:p>
          </table:table-cell>
          <table:table-cell table:formula="of:=[.$H$5]+[.E462]*[.$I$5]/(2*3.14)" office:value-type="float" office:value="5.156421875">
            <text:p>5.16</text:p>
          </table:table-cell>
          <table:table-cell table:number-columns-repeated="3"/>
        </table:table-row>
        <table:table-row table:style-name="ro2">
          <table:table-cell table:formula="of:=6.28*[.B463]/3200" office:value-type="float" office:value="8.98825">
            <text:p>8.98825</text:p>
          </table:table-cell>
          <table:table-cell office:value-type="float" office:value="4580">
            <text:p>4580</text:p>
          </table:table-cell>
          <table:table-cell table:formula="of:=[.G463]/36" office:value-type="float" office:value="6.500623828125">
            <text:p>6.50</text:p>
          </table:table-cell>
          <table:table-cell table:formula="of:=[.E463]/(2*3.1415)" office:value-type="float" office:value="1.0426269298106">
            <text:p>1.04</text:p>
          </table:table-cell>
          <table:table-cell table:formula="of:=[.F463]*6.28/[.$K$1]" office:value-type="float" office:value="6.550825">
            <text:p>6.55</text:p>
          </table:table-cell>
          <table:table-cell office:value-type="float" office:value="3338">
            <text:p>3338.00</text:p>
          </table:table-cell>
          <table:table-cell table:formula="of:=[.G462]+[.H463]*0.1" office:value-type="float" office:value="234.0224578125">
            <text:p>234.02</text:p>
          </table:table-cell>
          <table:table-cell table:formula="of:=[.$H$5]+[.E463]*[.$I$5]/(2*3.14)" office:value-type="float" office:value="5.15646875">
            <text:p>5.16</text:p>
          </table:table-cell>
          <table:table-cell table:number-columns-repeated="3"/>
        </table:table-row>
        <table:table-row table:style-name="ro2">
          <table:table-cell table:formula="of:=6.28*[.B464]/3200" office:value-type="float" office:value="9.007875">
            <text:p>9.007875</text:p>
          </table:table-cell>
          <table:table-cell office:value-type="float" office:value="4590">
            <text:p>4590</text:p>
          </table:table-cell>
          <table:table-cell table:formula="of:=[.G464]/36" office:value-type="float" office:value="6.51494748263889">
            <text:p>6.51</text:p>
          </table:table-cell>
          <table:table-cell table:formula="of:=[.E464]/(2*3.1415)" office:value-type="float" office:value="1.04293928059844">
            <text:p>1.04</text:p>
          </table:table-cell>
          <table:table-cell table:formula="of:=[.F464]*6.28/[.$K$1]" office:value-type="float" office:value="6.5527875">
            <text:p>6.55</text:p>
          </table:table-cell>
          <table:table-cell office:value-type="float" office:value="3339">
            <text:p>3339.00</text:p>
          </table:table-cell>
          <table:table-cell table:formula="of:=[.G463]+[.H464]*0.1" office:value-type="float" office:value="234.538109375">
            <text:p>234.54</text:p>
          </table:table-cell>
          <table:table-cell table:formula="of:=[.$H$5]+[.E464]*[.$I$5]/(2*3.14)" office:value-type="float" office:value="5.156515625">
            <text:p>5.16</text:p>
          </table:table-cell>
          <table:table-cell table:number-columns-repeated="3"/>
        </table:table-row>
        <table:table-row table:style-name="ro2">
          <table:table-cell table:formula="of:=6.28*[.B465]/3200" office:value-type="float" office:value="9.0275">
            <text:p>9.0275</text:p>
          </table:table-cell>
          <table:table-cell office:value-type="float" office:value="4600">
            <text:p>4600</text:p>
          </table:table-cell>
          <table:table-cell table:formula="of:=[.G465]/36" office:value-type="float" office:value="6.52927126736111">
            <text:p>6.53</text:p>
          </table:table-cell>
          <table:table-cell table:formula="of:=[.E465]/(2*3.1415)" office:value-type="float" office:value="1.04325163138628">
            <text:p>1.04</text:p>
          </table:table-cell>
          <table:table-cell table:formula="of:=[.F465]*6.28/[.$K$1]" office:value-type="float" office:value="6.55475">
            <text:p>6.55</text:p>
          </table:table-cell>
          <table:table-cell office:value-type="float" office:value="3340">
            <text:p>3340.00</text:p>
          </table:table-cell>
          <table:table-cell table:formula="of:=[.G464]+[.H465]*0.1" office:value-type="float" office:value="235.053765625">
            <text:p>235.05</text:p>
          </table:table-cell>
          <table:table-cell table:formula="of:=[.$H$5]+[.E465]*[.$I$5]/(2*3.14)" office:value-type="float" office:value="5.1565625">
            <text:p>5.16</text:p>
          </table:table-cell>
          <table:table-cell table:number-columns-repeated="3"/>
        </table:table-row>
        <table:table-row table:style-name="ro2">
          <table:table-cell table:formula="of:=6.28*[.B466]/3200" office:value-type="float" office:value="9.047125">
            <text:p>9.047125</text:p>
          </table:table-cell>
          <table:table-cell office:value-type="float" office:value="4610">
            <text:p>4610</text:p>
          </table:table-cell>
          <table:table-cell table:formula="of:=[.G466]/36" office:value-type="float" office:value="6.54359518229167">
            <text:p>6.54</text:p>
          </table:table-cell>
          <table:table-cell table:formula="of:=[.E466]/(2*3.1415)" office:value-type="float" office:value="1.04356398217412">
            <text:p>1.04</text:p>
          </table:table-cell>
          <table:table-cell table:formula="of:=[.F466]*6.28/[.$K$1]" office:value-type="float" office:value="6.5567125">
            <text:p>6.56</text:p>
          </table:table-cell>
          <table:table-cell office:value-type="float" office:value="3341">
            <text:p>3341.00</text:p>
          </table:table-cell>
          <table:table-cell table:formula="of:=[.G465]+[.H466]*0.1" office:value-type="float" office:value="235.5694265625">
            <text:p>235.57</text:p>
          </table:table-cell>
          <table:table-cell table:formula="of:=[.$H$5]+[.E466]*[.$I$5]/(2*3.14)" office:value-type="float" office:value="5.156609375">
            <text:p>5.16</text:p>
          </table:table-cell>
          <table:table-cell table:number-columns-repeated="3"/>
        </table:table-row>
        <table:table-row table:style-name="ro2">
          <table:table-cell table:formula="of:=6.28*[.B467]/3200" office:value-type="float" office:value="9.06675">
            <text:p>9.06675</text:p>
          </table:table-cell>
          <table:table-cell office:value-type="float" office:value="4620">
            <text:p>4620</text:p>
          </table:table-cell>
          <table:table-cell table:formula="of:=[.G467]/36" office:value-type="float" office:value="6.55791922743055">
            <text:p>6.56</text:p>
          </table:table-cell>
          <table:table-cell table:formula="of:=[.E467]/(2*3.1415)" office:value-type="float" office:value="1.04387633296196">
            <text:p>1.04</text:p>
          </table:table-cell>
          <table:table-cell table:formula="of:=[.F467]*6.28/[.$K$1]" office:value-type="float" office:value="6.558675">
            <text:p>6.56</text:p>
          </table:table-cell>
          <table:table-cell office:value-type="float" office:value="3342">
            <text:p>3342.00</text:p>
          </table:table-cell>
          <table:table-cell table:formula="of:=[.G466]+[.H467]*0.1" office:value-type="float" office:value="236.0850921875">
            <text:p>236.09</text:p>
          </table:table-cell>
          <table:table-cell table:formula="of:=[.$H$5]+[.E467]*[.$I$5]/(2*3.14)" office:value-type="float" office:value="5.15665625">
            <text:p>5.16</text:p>
          </table:table-cell>
          <table:table-cell table:number-columns-repeated="3"/>
        </table:table-row>
        <table:table-row table:style-name="ro2">
          <table:table-cell table:formula="of:=6.28*[.B468]/3200" office:value-type="float" office:value="9.086375">
            <text:p>9.086375</text:p>
          </table:table-cell>
          <table:table-cell office:value-type="float" office:value="4630">
            <text:p>4630</text:p>
          </table:table-cell>
          <table:table-cell table:formula="of:=[.G468]/36" office:value-type="float" office:value="6.57224340277778">
            <text:p>6.57</text:p>
          </table:table-cell>
          <table:table-cell table:formula="of:=[.E468]/(2*3.1415)" office:value-type="float" office:value="1.0441886837498">
            <text:p>1.04</text:p>
          </table:table-cell>
          <table:table-cell table:formula="of:=[.F468]*6.28/[.$K$1]" office:value-type="float" office:value="6.5606375">
            <text:p>6.56</text:p>
          </table:table-cell>
          <table:table-cell office:value-type="float" office:value="3343">
            <text:p>3343.00</text:p>
          </table:table-cell>
          <table:table-cell table:formula="of:=[.G467]+[.H468]*0.1" office:value-type="float" office:value="236.6007625">
            <text:p>236.60</text:p>
          </table:table-cell>
          <table:table-cell table:formula="of:=[.$H$5]+[.E468]*[.$I$5]/(2*3.14)" office:value-type="float" office:value="5.156703125">
            <text:p>5.16</text:p>
          </table:table-cell>
          <table:table-cell table:number-columns-repeated="3"/>
        </table:table-row>
        <table:table-row table:style-name="ro2">
          <table:table-cell table:formula="of:=6.28*[.B469]/3200" office:value-type="float" office:value="9.106">
            <text:p>9.106</text:p>
          </table:table-cell>
          <table:table-cell office:value-type="float" office:value="4640">
            <text:p>4640</text:p>
          </table:table-cell>
          <table:table-cell table:formula="of:=[.G469]/36" office:value-type="float" office:value="6.58656770833333">
            <text:p>6.59</text:p>
          </table:table-cell>
          <table:table-cell table:formula="of:=[.E469]/(2*3.1415)" office:value-type="float" office:value="1.04450103453764">
            <text:p>1.04</text:p>
          </table:table-cell>
          <table:table-cell table:formula="of:=[.F469]*6.28/[.$K$1]" office:value-type="float" office:value="6.5626">
            <text:p>6.56</text:p>
          </table:table-cell>
          <table:table-cell office:value-type="float" office:value="3344">
            <text:p>3344.00</text:p>
          </table:table-cell>
          <table:table-cell table:formula="of:=[.G468]+[.H469]*0.1" office:value-type="float" office:value="237.1164375">
            <text:p>237.12</text:p>
          </table:table-cell>
          <table:table-cell table:formula="of:=[.$H$5]+[.E469]*[.$I$5]/(2*3.14)" office:value-type="float" office:value="5.15675">
            <text:p>5.16</text:p>
          </table:table-cell>
          <table:table-cell table:number-columns-repeated="3"/>
        </table:table-row>
        <table:table-row table:style-name="ro2">
          <table:table-cell table:formula="of:=6.28*[.B470]/3200" office:value-type="float" office:value="9.125625">
            <text:p>9.125625</text:p>
          </table:table-cell>
          <table:table-cell office:value-type="float" office:value="4650">
            <text:p>4650</text:p>
          </table:table-cell>
          <table:table-cell table:formula="of:=[.G470]/36" office:value-type="float" office:value="6.60089214409722">
            <text:p>6.60</text:p>
          </table:table-cell>
          <table:table-cell table:formula="of:=[.E470]/(2*3.1415)" office:value-type="float" office:value="1.04481338532548">
            <text:p>1.04</text:p>
          </table:table-cell>
          <table:table-cell table:formula="of:=[.F470]*6.28/[.$K$1]" office:value-type="float" office:value="6.5645625">
            <text:p>6.56</text:p>
          </table:table-cell>
          <table:table-cell office:value-type="float" office:value="3345">
            <text:p>3345.00</text:p>
          </table:table-cell>
          <table:table-cell table:formula="of:=[.G469]+[.H470]*0.1" office:value-type="float" office:value="237.6321171875">
            <text:p>237.63</text:p>
          </table:table-cell>
          <table:table-cell table:formula="of:=[.$H$5]+[.E470]*[.$I$5]/(2*3.14)" office:value-type="float" office:value="5.156796875">
            <text:p>5.16</text:p>
          </table:table-cell>
          <table:table-cell table:number-columns-repeated="3"/>
        </table:table-row>
        <table:table-row table:style-name="ro2">
          <table:table-cell table:formula="of:=6.28*[.B471]/3200" office:value-type="float" office:value="9.14525">
            <text:p>9.14525</text:p>
          </table:table-cell>
          <table:table-cell office:value-type="float" office:value="4660">
            <text:p>4660</text:p>
          </table:table-cell>
          <table:table-cell table:formula="of:=[.G471]/36" office:value-type="float" office:value="6.61521671006944">
            <text:p>6.62</text:p>
          </table:table-cell>
          <table:table-cell table:formula="of:=[.E471]/(2*3.1415)" office:value-type="float" office:value="1.04512573611332">
            <text:p>1.05</text:p>
          </table:table-cell>
          <table:table-cell table:formula="of:=[.F471]*6.28/[.$K$1]" office:value-type="float" office:value="6.566525">
            <text:p>6.57</text:p>
          </table:table-cell>
          <table:table-cell office:value-type="float" office:value="3346">
            <text:p>3346.00</text:p>
          </table:table-cell>
          <table:table-cell table:formula="of:=[.G470]+[.H471]*0.1" office:value-type="float" office:value="238.1478015625">
            <text:p>238.15</text:p>
          </table:table-cell>
          <table:table-cell table:formula="of:=[.$H$5]+[.E471]*[.$I$5]/(2*3.14)" office:value-type="float" office:value="5.15684375">
            <text:p>5.16</text:p>
          </table:table-cell>
          <table:table-cell table:number-columns-repeated="3"/>
        </table:table-row>
        <table:table-row table:style-name="ro2">
          <table:table-cell table:formula="of:=6.28*[.B472]/3200" office:value-type="float" office:value="9.164875">
            <text:p>9.164875</text:p>
          </table:table-cell>
          <table:table-cell office:value-type="float" office:value="4670">
            <text:p>4670</text:p>
          </table:table-cell>
          <table:table-cell table:formula="of:=[.G472]/36" office:value-type="float" office:value="6.62954140625">
            <text:p>6.63</text:p>
          </table:table-cell>
          <table:table-cell table:formula="of:=[.E472]/(2*3.1415)" office:value-type="float" office:value="1.04543808690116">
            <text:p>1.05</text:p>
          </table:table-cell>
          <table:table-cell table:formula="of:=[.F472]*6.28/[.$K$1]" office:value-type="float" office:value="6.5684875">
            <text:p>6.57</text:p>
          </table:table-cell>
          <table:table-cell office:value-type="float" office:value="3347">
            <text:p>3347.00</text:p>
          </table:table-cell>
          <table:table-cell table:formula="of:=[.G471]+[.H472]*0.1" office:value-type="float" office:value="238.663490625">
            <text:p>238.66</text:p>
          </table:table-cell>
          <table:table-cell table:formula="of:=[.$H$5]+[.E472]*[.$I$5]/(2*3.14)" office:value-type="float" office:value="5.156890625">
            <text:p>5.16</text:p>
          </table:table-cell>
          <table:table-cell table:number-columns-repeated="3"/>
        </table:table-row>
        <table:table-row table:style-name="ro2">
          <table:table-cell table:formula="of:=6.28*[.B473]/3200" office:value-type="float" office:value="9.1845">
            <text:p>9.1845</text:p>
          </table:table-cell>
          <table:table-cell office:value-type="float" office:value="4680">
            <text:p>4680</text:p>
          </table:table-cell>
          <table:table-cell table:formula="of:=[.G473]/36" office:value-type="float" office:value="6.64386623263889">
            <text:p>6.64</text:p>
          </table:table-cell>
          <table:table-cell table:formula="of:=[.E473]/(2*3.1415)" office:value-type="float" office:value="1.045750437689">
            <text:p>1.05</text:p>
          </table:table-cell>
          <table:table-cell table:formula="of:=[.F473]*6.28/[.$K$1]" office:value-type="float" office:value="6.57045">
            <text:p>6.57</text:p>
          </table:table-cell>
          <table:table-cell office:value-type="float" office:value="3348">
            <text:p>3348.00</text:p>
          </table:table-cell>
          <table:table-cell table:formula="of:=[.G472]+[.H473]*0.1" office:value-type="float" office:value="239.179184375">
            <text:p>239.18</text:p>
          </table:table-cell>
          <table:table-cell table:formula="of:=[.$H$5]+[.E473]*[.$I$5]/(2*3.14)" office:value-type="float" office:value="5.1569375">
            <text:p>5.16</text:p>
          </table:table-cell>
          <table:table-cell table:number-columns-repeated="3"/>
        </table:table-row>
        <table:table-row table:style-name="ro2">
          <table:table-cell table:formula="of:=6.28*[.B474]/3200" office:value-type="float" office:value="9.204125">
            <text:p>9.204125</text:p>
          </table:table-cell>
          <table:table-cell office:value-type="float" office:value="4690">
            <text:p>4690</text:p>
          </table:table-cell>
          <table:table-cell table:formula="of:=[.G474]/36" office:value-type="float" office:value="6.65819118923611">
            <text:p>6.66</text:p>
          </table:table-cell>
          <table:table-cell table:formula="of:=[.E474]/(2*3.1415)" office:value-type="float" office:value="1.04606278847684">
            <text:p>1.05</text:p>
          </table:table-cell>
          <table:table-cell table:formula="of:=[.F474]*6.28/[.$K$1]" office:value-type="float" office:value="6.5724125">
            <text:p>6.57</text:p>
          </table:table-cell>
          <table:table-cell office:value-type="float" office:value="3349">
            <text:p>3349.00</text:p>
          </table:table-cell>
          <table:table-cell table:formula="of:=[.G473]+[.H474]*0.1" office:value-type="float" office:value="239.6948828125">
            <text:p>239.69</text:p>
          </table:table-cell>
          <table:table-cell table:formula="of:=[.$H$5]+[.E474]*[.$I$5]/(2*3.14)" office:value-type="float" office:value="5.156984375">
            <text:p>5.16</text:p>
          </table:table-cell>
          <table:table-cell table:number-columns-repeated="3"/>
        </table:table-row>
        <table:table-row table:style-name="ro2">
          <table:table-cell table:formula="of:=6.28*[.B475]/3200" office:value-type="float" office:value="9.22375">
            <text:p>9.22375</text:p>
          </table:table-cell>
          <table:table-cell office:value-type="float" office:value="4700">
            <text:p>4700</text:p>
          </table:table-cell>
          <table:table-cell table:formula="of:=[.G475]/36" office:value-type="float" office:value="6.67251627604167">
            <text:p>6.67</text:p>
          </table:table-cell>
          <table:table-cell table:formula="of:=[.E475]/(2*3.1415)" office:value-type="float" office:value="1.04637513926468">
            <text:p>1.05</text:p>
          </table:table-cell>
          <table:table-cell table:formula="of:=[.F475]*6.28/[.$K$1]" office:value-type="float" office:value="6.574375">
            <text:p>6.57</text:p>
          </table:table-cell>
          <table:table-cell office:value-type="float" office:value="3350">
            <text:p>3350.00</text:p>
          </table:table-cell>
          <table:table-cell table:formula="of:=[.G474]+[.H475]*0.1" office:value-type="float" office:value="240.2105859375">
            <text:p>240.21</text:p>
          </table:table-cell>
          <table:table-cell table:formula="of:=[.$H$5]+[.E475]*[.$I$5]/(2*3.14)" office:value-type="float" office:value="5.15703125">
            <text:p>5.16</text:p>
          </table:table-cell>
          <table:table-cell table:number-columns-repeated="3"/>
        </table:table-row>
        <table:table-row table:style-name="ro2">
          <table:table-cell table:formula="of:=6.28*[.B476]/3200" office:value-type="float" office:value="9.243375">
            <text:p>9.243375</text:p>
          </table:table-cell>
          <table:table-cell office:value-type="float" office:value="4710">
            <text:p>4710</text:p>
          </table:table-cell>
          <table:table-cell table:formula="of:=[.G476]/36" office:value-type="float" office:value="6.68684149305555">
            <text:p>6.69</text:p>
          </table:table-cell>
          <table:table-cell table:formula="of:=[.E476]/(2*3.1415)" office:value-type="float" office:value="1.04668749005252">
            <text:p>1.05</text:p>
          </table:table-cell>
          <table:table-cell table:formula="of:=[.F476]*6.28/[.$K$1]" office:value-type="float" office:value="6.5763375">
            <text:p>6.58</text:p>
          </table:table-cell>
          <table:table-cell office:value-type="float" office:value="3351">
            <text:p>3351.00</text:p>
          </table:table-cell>
          <table:table-cell table:formula="of:=[.G475]+[.H476]*0.1" office:value-type="float" office:value="240.72629375">
            <text:p>240.73</text:p>
          </table:table-cell>
          <table:table-cell table:formula="of:=[.$H$5]+[.E476]*[.$I$5]/(2*3.14)" office:value-type="float" office:value="5.157078125">
            <text:p>5.16</text:p>
          </table:table-cell>
          <table:table-cell table:number-columns-repeated="3"/>
        </table:table-row>
        <table:table-row table:style-name="ro2">
          <table:table-cell table:formula="of:=6.28*[.B477]/3200" office:value-type="float" office:value="9.263">
            <text:p>9.263</text:p>
          </table:table-cell>
          <table:table-cell office:value-type="float" office:value="4720">
            <text:p>4720</text:p>
          </table:table-cell>
          <table:table-cell table:formula="of:=[.G477]/36" office:value-type="float" office:value="6.70116684027778">
            <text:p>6.70</text:p>
          </table:table-cell>
          <table:table-cell table:formula="of:=[.E477]/(2*3.1415)" office:value-type="float" office:value="1.04699984084036">
            <text:p>1.05</text:p>
          </table:table-cell>
          <table:table-cell table:formula="of:=[.F477]*6.28/[.$K$1]" office:value-type="float" office:value="6.5783">
            <text:p>6.58</text:p>
          </table:table-cell>
          <table:table-cell office:value-type="float" office:value="3352">
            <text:p>3352.00</text:p>
          </table:table-cell>
          <table:table-cell table:formula="of:=[.G476]+[.H477]*0.1" office:value-type="float" office:value="241.24200625">
            <text:p>241.24</text:p>
          </table:table-cell>
          <table:table-cell table:formula="of:=[.$H$5]+[.E477]*[.$I$5]/(2*3.14)" office:value-type="float" office:value="5.157125">
            <text:p>5.16</text:p>
          </table:table-cell>
          <table:table-cell table:number-columns-repeated="3"/>
        </table:table-row>
        <table:table-row table:style-name="ro2">
          <table:table-cell table:formula="of:=6.28*[.B478]/3200" office:value-type="float" office:value="9.282625">
            <text:p>9.282625</text:p>
          </table:table-cell>
          <table:table-cell office:value-type="float" office:value="4730">
            <text:p>4730</text:p>
          </table:table-cell>
          <table:table-cell table:formula="of:=[.G478]/36" office:value-type="float" office:value="6.71549231770833">
            <text:p>6.72</text:p>
          </table:table-cell>
          <table:table-cell table:formula="of:=[.E478]/(2*3.1415)" office:value-type="float" office:value="1.0473121916282">
            <text:p>1.05</text:p>
          </table:table-cell>
          <table:table-cell table:formula="of:=[.F478]*6.28/[.$K$1]" office:value-type="float" office:value="6.5802625">
            <text:p>6.58</text:p>
          </table:table-cell>
          <table:table-cell office:value-type="float" office:value="3353">
            <text:p>3353.00</text:p>
          </table:table-cell>
          <table:table-cell table:formula="of:=[.G477]+[.H478]*0.1" office:value-type="float" office:value="241.7577234375">
            <text:p>241.76</text:p>
          </table:table-cell>
          <table:table-cell table:formula="of:=[.$H$5]+[.E478]*[.$I$5]/(2*3.14)" office:value-type="float" office:value="5.157171875">
            <text:p>5.16</text:p>
          </table:table-cell>
          <table:table-cell table:number-columns-repeated="3"/>
        </table:table-row>
        <table:table-row table:style-name="ro2">
          <table:table-cell table:formula="of:=6.28*[.B479]/3200" office:value-type="float" office:value="9.30225">
            <text:p>9.30225</text:p>
          </table:table-cell>
          <table:table-cell office:value-type="float" office:value="4740">
            <text:p>4740</text:p>
          </table:table-cell>
          <table:table-cell table:formula="of:=[.G479]/36" office:value-type="float" office:value="6.72981792534722">
            <text:p>6.73</text:p>
          </table:table-cell>
          <table:table-cell table:formula="of:=[.E479]/(2*3.1415)" office:value-type="float" office:value="1.04762454241604">
            <text:p>1.05</text:p>
          </table:table-cell>
          <table:table-cell table:formula="of:=[.F479]*6.28/[.$K$1]" office:value-type="float" office:value="6.582225">
            <text:p>6.58</text:p>
          </table:table-cell>
          <table:table-cell office:value-type="float" office:value="3354">
            <text:p>3354.00</text:p>
          </table:table-cell>
          <table:table-cell table:formula="of:=[.G478]+[.H479]*0.1" office:value-type="float" office:value="242.2734453125">
            <text:p>242.27</text:p>
          </table:table-cell>
          <table:table-cell table:formula="of:=[.$H$5]+[.E479]*[.$I$5]/(2*3.14)" office:value-type="float" office:value="5.15721875">
            <text:p>5.16</text:p>
          </table:table-cell>
          <table:table-cell table:number-columns-repeated="3"/>
        </table:table-row>
        <table:table-row table:style-name="ro2">
          <table:table-cell table:formula="of:=6.28*[.B480]/3200" office:value-type="float" office:value="9.321875">
            <text:p>9.321875</text:p>
          </table:table-cell>
          <table:table-cell office:value-type="float" office:value="4750">
            <text:p>4750</text:p>
          </table:table-cell>
          <table:table-cell table:formula="of:=[.G480]/36" office:value-type="float" office:value="6.74414366319444">
            <text:p>6.74</text:p>
          </table:table-cell>
          <table:table-cell table:formula="of:=[.E480]/(2*3.1415)" office:value-type="float" office:value="1.04793689320388">
            <text:p>1.05</text:p>
          </table:table-cell>
          <table:table-cell table:formula="of:=[.F480]*6.28/[.$K$1]" office:value-type="float" office:value="6.5841875">
            <text:p>6.58</text:p>
          </table:table-cell>
          <table:table-cell office:value-type="float" office:value="3355">
            <text:p>3355.00</text:p>
          </table:table-cell>
          <table:table-cell table:formula="of:=[.G479]+[.H480]*0.1" office:value-type="float" office:value="242.789171875">
            <text:p>242.79</text:p>
          </table:table-cell>
          <table:table-cell table:formula="of:=[.$H$5]+[.E480]*[.$I$5]/(2*3.14)" office:value-type="float" office:value="5.157265625">
            <text:p>5.16</text:p>
          </table:table-cell>
          <table:table-cell table:number-columns-repeated="3"/>
        </table:table-row>
        <table:table-row table:style-name="ro2">
          <table:table-cell table:formula="of:=6.28*[.B481]/3200" office:value-type="float" office:value="9.3415">
            <text:p>9.3415</text:p>
          </table:table-cell>
          <table:table-cell office:value-type="float" office:value="4760">
            <text:p>4760</text:p>
          </table:table-cell>
          <table:table-cell table:formula="of:=[.G481]/36" office:value-type="float" office:value="6.75846953125">
            <text:p>6.76</text:p>
          </table:table-cell>
          <table:table-cell table:formula="of:=[.E481]/(2*3.1415)" office:value-type="float" office:value="1.04824924399172">
            <text:p>1.05</text:p>
          </table:table-cell>
          <table:table-cell table:formula="of:=[.F481]*6.28/[.$K$1]" office:value-type="float" office:value="6.58615">
            <text:p>6.59</text:p>
          </table:table-cell>
          <table:table-cell office:value-type="float" office:value="3356">
            <text:p>3356.00</text:p>
          </table:table-cell>
          <table:table-cell table:formula="of:=[.G480]+[.H481]*0.1" office:value-type="float" office:value="243.304903125">
            <text:p>243.30</text:p>
          </table:table-cell>
          <table:table-cell table:formula="of:=[.$H$5]+[.E481]*[.$I$5]/(2*3.14)" office:value-type="float" office:value="5.1573125">
            <text:p>5.16</text:p>
          </table:table-cell>
          <table:table-cell table:number-columns-repeated="3"/>
        </table:table-row>
        <table:table-row table:style-name="ro2">
          <table:table-cell table:formula="of:=6.28*[.B482]/3200" office:value-type="float" office:value="9.361125">
            <text:p>9.361125</text:p>
          </table:table-cell>
          <table:table-cell office:value-type="float" office:value="4770">
            <text:p>4770</text:p>
          </table:table-cell>
          <table:table-cell table:formula="of:=[.G482]/36" office:value-type="float" office:value="6.77279552951389">
            <text:p>6.77</text:p>
          </table:table-cell>
          <table:table-cell table:formula="of:=[.E482]/(2*3.1415)" office:value-type="float" office:value="1.04856159477956">
            <text:p>1.05</text:p>
          </table:table-cell>
          <table:table-cell table:formula="of:=[.F482]*6.28/[.$K$1]" office:value-type="float" office:value="6.5881125">
            <text:p>6.59</text:p>
          </table:table-cell>
          <table:table-cell office:value-type="float" office:value="3357">
            <text:p>3357.00</text:p>
          </table:table-cell>
          <table:table-cell table:formula="of:=[.G481]+[.H482]*0.1" office:value-type="float" office:value="243.8206390625">
            <text:p>243.82</text:p>
          </table:table-cell>
          <table:table-cell table:formula="of:=[.$H$5]+[.E482]*[.$I$5]/(2*3.14)" office:value-type="float" office:value="5.157359375">
            <text:p>5.16</text:p>
          </table:table-cell>
          <table:table-cell table:number-columns-repeated="3"/>
        </table:table-row>
        <table:table-row table:style-name="ro2">
          <table:table-cell table:formula="of:=6.28*[.B483]/3200" office:value-type="float" office:value="9.38075">
            <text:p>9.38075</text:p>
          </table:table-cell>
          <table:table-cell office:value-type="float" office:value="4780">
            <text:p>4780</text:p>
          </table:table-cell>
          <table:table-cell table:formula="of:=[.G483]/36" office:value-type="float" office:value="6.78712165798611">
            <text:p>6.79</text:p>
          </table:table-cell>
          <table:table-cell table:formula="of:=[.E483]/(2*3.1415)" office:value-type="float" office:value="1.0488739455674">
            <text:p>1.05</text:p>
          </table:table-cell>
          <table:table-cell table:formula="of:=[.F483]*6.28/[.$K$1]" office:value-type="float" office:value="6.590075">
            <text:p>6.59</text:p>
          </table:table-cell>
          <table:table-cell office:value-type="float" office:value="3358">
            <text:p>3358.00</text:p>
          </table:table-cell>
          <table:table-cell table:formula="of:=[.G482]+[.H483]*0.1" office:value-type="float" office:value="244.3363796875">
            <text:p>244.34</text:p>
          </table:table-cell>
          <table:table-cell table:formula="of:=[.$H$5]+[.E483]*[.$I$5]/(2*3.14)" office:value-type="float" office:value="5.15740625">
            <text:p>5.16</text:p>
          </table:table-cell>
          <table:table-cell table:number-columns-repeated="3"/>
        </table:table-row>
        <table:table-row table:style-name="ro2">
          <table:table-cell table:formula="of:=6.28*[.B484]/3200" office:value-type="float" office:value="9.400375">
            <text:p>9.400375</text:p>
          </table:table-cell>
          <table:table-cell office:value-type="float" office:value="4790">
            <text:p>4790</text:p>
          </table:table-cell>
          <table:table-cell table:formula="of:=[.G484]/36" office:value-type="float" office:value="6.80144791666667">
            <text:p>6.80</text:p>
          </table:table-cell>
          <table:table-cell table:formula="of:=[.E484]/(2*3.1415)" office:value-type="float" office:value="1.04918629635524">
            <text:p>1.05</text:p>
          </table:table-cell>
          <table:table-cell table:formula="of:=[.F484]*6.28/[.$K$1]" office:value-type="float" office:value="6.5920375">
            <text:p>6.59</text:p>
          </table:table-cell>
          <table:table-cell office:value-type="float" office:value="3359">
            <text:p>3359.00</text:p>
          </table:table-cell>
          <table:table-cell table:formula="of:=[.G483]+[.H484]*0.1" office:value-type="float" office:value="244.852125">
            <text:p>244.85</text:p>
          </table:table-cell>
          <table:table-cell table:formula="of:=[.$H$5]+[.E484]*[.$I$5]/(2*3.14)" office:value-type="float" office:value="5.157453125">
            <text:p>5.16</text:p>
          </table:table-cell>
          <table:table-cell table:number-columns-repeated="3"/>
        </table:table-row>
        <table:table-row table:style-name="ro2">
          <table:table-cell table:formula="of:=6.28*[.B485]/3200" office:value-type="float" office:value="9.42">
            <text:p>9.42</text:p>
          </table:table-cell>
          <table:table-cell office:value-type="float" office:value="4800">
            <text:p>4800</text:p>
          </table:table-cell>
          <table:table-cell table:formula="of:=[.G485]/36" office:value-type="float" office:value="6.81577430555555">
            <text:p>6.82</text:p>
          </table:table-cell>
          <table:table-cell table:formula="of:=[.E485]/(2*3.1415)" office:value-type="float" office:value="1.04949864714308">
            <text:p>1.05</text:p>
          </table:table-cell>
          <table:table-cell table:formula="of:=[.F485]*6.28/[.$K$1]" office:value-type="float" office:value="6.594">
            <text:p>6.59</text:p>
          </table:table-cell>
          <table:table-cell office:value-type="float" office:value="3360">
            <text:p>3360.00</text:p>
          </table:table-cell>
          <table:table-cell table:formula="of:=[.G484]+[.H485]*0.1" office:value-type="float" office:value="245.367875">
            <text:p>245.37</text:p>
          </table:table-cell>
          <table:table-cell table:formula="of:=[.$H$5]+[.E485]*[.$I$5]/(2*3.14)" office:value-type="float" office:value="5.1575">
            <text:p>5.16</text:p>
          </table:table-cell>
          <table:table-cell table:number-columns-repeated="3"/>
        </table:table-row>
        <table:table-row table:style-name="ro2">
          <table:table-cell table:formula="of:=6.28*[.B486]/3200" office:value-type="float" office:value="9.439625">
            <text:p>9.439625</text:p>
          </table:table-cell>
          <table:table-cell office:value-type="float" office:value="4810">
            <text:p>4810</text:p>
          </table:table-cell>
          <table:table-cell table:formula="of:=[.G486]/36" office:value-type="float" office:value="6.83010082465278">
            <text:p>6.83</text:p>
          </table:table-cell>
          <table:table-cell table:formula="of:=[.E486]/(2*3.1415)" office:value-type="float" office:value="1.04981099793092">
            <text:p>1.05</text:p>
          </table:table-cell>
          <table:table-cell table:formula="of:=[.F486]*6.28/[.$K$1]" office:value-type="float" office:value="6.5959625">
            <text:p>6.60</text:p>
          </table:table-cell>
          <table:table-cell office:value-type="float" office:value="3361">
            <text:p>3361.00</text:p>
          </table:table-cell>
          <table:table-cell table:formula="of:=[.G485]+[.H486]*0.1" office:value-type="float" office:value="245.8836296875">
            <text:p>245.88</text:p>
          </table:table-cell>
          <table:table-cell table:formula="of:=[.$H$5]+[.E486]*[.$I$5]/(2*3.14)" office:value-type="float" office:value="5.157546875">
            <text:p>5.16</text:p>
          </table:table-cell>
          <table:table-cell table:number-columns-repeated="3"/>
        </table:table-row>
        <table:table-row table:style-name="ro2">
          <table:table-cell table:formula="of:=6.28*[.B487]/3200" office:value-type="float" office:value="9.45925">
            <text:p>9.45925</text:p>
          </table:table-cell>
          <table:table-cell office:value-type="float" office:value="4820">
            <text:p>4820</text:p>
          </table:table-cell>
          <table:table-cell table:formula="of:=[.G487]/36" office:value-type="float" office:value="6.84442747395833">
            <text:p>6.84</text:p>
          </table:table-cell>
          <table:table-cell table:formula="of:=[.E487]/(2*3.1415)" office:value-type="float" office:value="1.05012334871876">
            <text:p>1.05</text:p>
          </table:table-cell>
          <table:table-cell table:formula="of:=[.F487]*6.28/[.$K$1]" office:value-type="float" office:value="6.597925">
            <text:p>6.60</text:p>
          </table:table-cell>
          <table:table-cell office:value-type="float" office:value="3362">
            <text:p>3362.00</text:p>
          </table:table-cell>
          <table:table-cell table:formula="of:=[.G486]+[.H487]*0.1" office:value-type="float" office:value="246.3993890625">
            <text:p>246.40</text:p>
          </table:table-cell>
          <table:table-cell table:formula="of:=[.$H$5]+[.E487]*[.$I$5]/(2*3.14)" office:value-type="float" office:value="5.15759375">
            <text:p>5.16</text:p>
          </table:table-cell>
          <table:table-cell table:number-columns-repeated="3"/>
        </table:table-row>
        <table:table-row table:style-name="ro2">
          <table:table-cell table:formula="of:=6.28*[.B488]/3200" office:value-type="float" office:value="9.478875">
            <text:p>9.478875</text:p>
          </table:table-cell>
          <table:table-cell office:value-type="float" office:value="4830">
            <text:p>4830</text:p>
          </table:table-cell>
          <table:table-cell table:formula="of:=[.G488]/36" office:value-type="float" office:value="6.85875425347222">
            <text:p>6.86</text:p>
          </table:table-cell>
          <table:table-cell table:formula="of:=[.E488]/(2*3.1415)" office:value-type="float" office:value="1.0504356995066">
            <text:p>1.05</text:p>
          </table:table-cell>
          <table:table-cell table:formula="of:=[.F488]*6.28/[.$K$1]" office:value-type="float" office:value="6.5998875">
            <text:p>6.60</text:p>
          </table:table-cell>
          <table:table-cell office:value-type="float" office:value="3363">
            <text:p>3363.00</text:p>
          </table:table-cell>
          <table:table-cell table:formula="of:=[.G487]+[.H488]*0.1" office:value-type="float" office:value="246.915153125">
            <text:p>246.92</text:p>
          </table:table-cell>
          <table:table-cell table:formula="of:=[.$H$5]+[.E488]*[.$I$5]/(2*3.14)" office:value-type="float" office:value="5.157640625">
            <text:p>5.16</text:p>
          </table:table-cell>
          <table:table-cell table:number-columns-repeated="3"/>
        </table:table-row>
        <table:table-row table:style-name="ro2">
          <table:table-cell table:formula="of:=6.28*[.B489]/3200" office:value-type="float" office:value="9.4985">
            <text:p>9.4985</text:p>
          </table:table-cell>
          <table:table-cell office:value-type="float" office:value="4840">
            <text:p>4840</text:p>
          </table:table-cell>
          <table:table-cell table:formula="of:=[.G489]/36" office:value-type="float" office:value="6.87308116319444">
            <text:p>6.87</text:p>
          </table:table-cell>
          <table:table-cell table:formula="of:=[.E489]/(2*3.1415)" office:value-type="float" office:value="1.05074805029445">
            <text:p>1.05</text:p>
          </table:table-cell>
          <table:table-cell table:formula="of:=[.F489]*6.28/[.$K$1]" office:value-type="float" office:value="6.60185">
            <text:p>6.60</text:p>
          </table:table-cell>
          <table:table-cell office:value-type="float" office:value="3364">
            <text:p>3364.00</text:p>
          </table:table-cell>
          <table:table-cell table:formula="of:=[.G488]+[.H489]*0.1" office:value-type="float" office:value="247.430921875">
            <text:p>247.43</text:p>
          </table:table-cell>
          <table:table-cell table:formula="of:=[.$H$5]+[.E489]*[.$I$5]/(2*3.14)" office:value-type="float" office:value="5.1576875">
            <text:p>5.16</text:p>
          </table:table-cell>
          <table:table-cell table:number-columns-repeated="3"/>
        </table:table-row>
        <table:table-row table:style-name="ro2">
          <table:table-cell table:formula="of:=6.28*[.B490]/3200" office:value-type="float" office:value="9.518125">
            <text:p>9.518125</text:p>
          </table:table-cell>
          <table:table-cell office:value-type="float" office:value="4850">
            <text:p>4850</text:p>
          </table:table-cell>
          <table:table-cell table:formula="of:=[.G490]/36" office:value-type="float" office:value="6.887408203125">
            <text:p>6.89</text:p>
          </table:table-cell>
          <table:table-cell table:formula="of:=[.E490]/(2*3.1415)" office:value-type="float" office:value="1.05106040108229">
            <text:p>1.05</text:p>
          </table:table-cell>
          <table:table-cell table:formula="of:=[.F490]*6.28/[.$K$1]" office:value-type="float" office:value="6.6038125">
            <text:p>6.60</text:p>
          </table:table-cell>
          <table:table-cell office:value-type="float" office:value="3365">
            <text:p>3365.00</text:p>
          </table:table-cell>
          <table:table-cell table:formula="of:=[.G489]+[.H490]*0.1" office:value-type="float" office:value="247.9466953125">
            <text:p>247.95</text:p>
          </table:table-cell>
          <table:table-cell table:formula="of:=[.$H$5]+[.E490]*[.$I$5]/(2*3.14)" office:value-type="float" office:value="5.157734375">
            <text:p>5.16</text:p>
          </table:table-cell>
          <table:table-cell table:number-columns-repeated="3"/>
        </table:table-row>
        <table:table-row table:style-name="ro2">
          <table:table-cell table:formula="of:=6.28*[.B491]/3200" office:value-type="float" office:value="9.53775">
            <text:p>9.53775</text:p>
          </table:table-cell>
          <table:table-cell office:value-type="float" office:value="4860">
            <text:p>4860</text:p>
          </table:table-cell>
          <table:table-cell table:formula="of:=[.G491]/36" office:value-type="float" office:value="6.90173537326389">
            <text:p>6.90</text:p>
          </table:table-cell>
          <table:table-cell table:formula="of:=[.E491]/(2*3.1415)" office:value-type="float" office:value="1.05137275187013">
            <text:p>1.05</text:p>
          </table:table-cell>
          <table:table-cell table:formula="of:=[.F491]*6.28/[.$K$1]" office:value-type="float" office:value="6.605775">
            <text:p>6.61</text:p>
          </table:table-cell>
          <table:table-cell office:value-type="float" office:value="3366">
            <text:p>3366.00</text:p>
          </table:table-cell>
          <table:table-cell table:formula="of:=[.G490]+[.H491]*0.1" office:value-type="float" office:value="248.4624734375">
            <text:p>248.46</text:p>
          </table:table-cell>
          <table:table-cell table:formula="of:=[.$H$5]+[.E491]*[.$I$5]/(2*3.14)" office:value-type="float" office:value="5.15778125">
            <text:p>5.16</text:p>
          </table:table-cell>
          <table:table-cell table:number-columns-repeated="3"/>
        </table:table-row>
        <table:table-row table:style-name="ro2">
          <table:table-cell table:formula="of:=6.28*[.B492]/3200" office:value-type="float" office:value="9.557375">
            <text:p>9.557375</text:p>
          </table:table-cell>
          <table:table-cell office:value-type="float" office:value="4870">
            <text:p>4870</text:p>
          </table:table-cell>
          <table:table-cell table:formula="of:=[.G492]/36" office:value-type="float" office:value="6.91606267361111">
            <text:p>6.92</text:p>
          </table:table-cell>
          <table:table-cell table:formula="of:=[.E492]/(2*3.1415)" office:value-type="float" office:value="1.05168510265797">
            <text:p>1.05</text:p>
          </table:table-cell>
          <table:table-cell table:formula="of:=[.F492]*6.28/[.$K$1]" office:value-type="float" office:value="6.6077375">
            <text:p>6.61</text:p>
          </table:table-cell>
          <table:table-cell office:value-type="float" office:value="3367">
            <text:p>3367.00</text:p>
          </table:table-cell>
          <table:table-cell table:formula="of:=[.G491]+[.H492]*0.1" office:value-type="float" office:value="248.97825625">
            <text:p>248.98</text:p>
          </table:table-cell>
          <table:table-cell table:formula="of:=[.$H$5]+[.E492]*[.$I$5]/(2*3.14)" office:value-type="float" office:value="5.157828125">
            <text:p>5.16</text:p>
          </table:table-cell>
          <table:table-cell table:number-columns-repeated="3"/>
        </table:table-row>
        <table:table-row table:style-name="ro2">
          <table:table-cell table:formula="of:=6.28*[.B493]/3200" office:value-type="float" office:value="9.577">
            <text:p>9.577</text:p>
          </table:table-cell>
          <table:table-cell office:value-type="float" office:value="4880">
            <text:p>4880</text:p>
          </table:table-cell>
          <table:table-cell table:formula="of:=[.G493]/36" office:value-type="float" office:value="6.93039010416667">
            <text:p>6.93</text:p>
          </table:table-cell>
          <table:table-cell table:formula="of:=[.E493]/(2*3.1415)" office:value-type="float" office:value="1.05199745344581">
            <text:p>1.05</text:p>
          </table:table-cell>
          <table:table-cell table:formula="of:=[.F493]*6.28/[.$K$1]" office:value-type="float" office:value="6.6097">
            <text:p>6.61</text:p>
          </table:table-cell>
          <table:table-cell office:value-type="float" office:value="3368">
            <text:p>3368.00</text:p>
          </table:table-cell>
          <table:table-cell table:formula="of:=[.G492]+[.H493]*0.1" office:value-type="float" office:value="249.49404375">
            <text:p>249.49</text:p>
          </table:table-cell>
          <table:table-cell table:formula="of:=[.$H$5]+[.E493]*[.$I$5]/(2*3.14)" office:value-type="float" office:value="5.157875">
            <text:p>5.16</text:p>
          </table:table-cell>
          <table:table-cell table:number-columns-repeated="3"/>
        </table:table-row>
        <table:table-row table:style-name="ro2">
          <table:table-cell table:formula="of:=6.28*[.B494]/3200" office:value-type="float" office:value="9.596625">
            <text:p>9.596625</text:p>
          </table:table-cell>
          <table:table-cell office:value-type="float" office:value="4890">
            <text:p>4890</text:p>
          </table:table-cell>
          <table:table-cell table:formula="of:=[.G494]/36" office:value-type="float" office:value="6.94471766493055">
            <text:p>6.94</text:p>
          </table:table-cell>
          <table:table-cell table:formula="of:=[.E494]/(2*3.1415)" office:value-type="float" office:value="1.05230980423365">
            <text:p>1.05</text:p>
          </table:table-cell>
          <table:table-cell table:formula="of:=[.F494]*6.28/[.$K$1]" office:value-type="float" office:value="6.6116625">
            <text:p>6.61</text:p>
          </table:table-cell>
          <table:table-cell office:value-type="float" office:value="3369">
            <text:p>3369.00</text:p>
          </table:table-cell>
          <table:table-cell table:formula="of:=[.G493]+[.H494]*0.1" office:value-type="float" office:value="250.0098359375">
            <text:p>250.01</text:p>
          </table:table-cell>
          <table:table-cell table:formula="of:=[.$H$5]+[.E494]*[.$I$5]/(2*3.14)" office:value-type="float" office:value="5.157921875">
            <text:p>5.16</text:p>
          </table:table-cell>
          <table:table-cell table:number-columns-repeated="3"/>
        </table:table-row>
        <table:table-row table:style-name="ro2">
          <table:table-cell table:formula="of:=6.28*[.B495]/3200" office:value-type="float" office:value="9.61625">
            <text:p>9.61625</text:p>
          </table:table-cell>
          <table:table-cell office:value-type="float" office:value="4900">
            <text:p>4900</text:p>
          </table:table-cell>
          <table:table-cell table:formula="of:=[.G495]/36" office:value-type="float" office:value="6.95904535590278">
            <text:p>6.96</text:p>
          </table:table-cell>
          <table:table-cell table:formula="of:=[.E495]/(2*3.1415)" office:value-type="float" office:value="1.05262215502149">
            <text:p>1.05</text:p>
          </table:table-cell>
          <table:table-cell table:formula="of:=[.F495]*6.28/[.$K$1]" office:value-type="float" office:value="6.613625">
            <text:p>6.61</text:p>
          </table:table-cell>
          <table:table-cell office:value-type="float" office:value="3370">
            <text:p>3370.00</text:p>
          </table:table-cell>
          <table:table-cell table:formula="of:=[.G494]+[.H495]*0.1" office:value-type="float" office:value="250.5256328125">
            <text:p>250.53</text:p>
          </table:table-cell>
          <table:table-cell table:formula="of:=[.$H$5]+[.E495]*[.$I$5]/(2*3.14)" office:value-type="float" office:value="5.15796875">
            <text:p>5.16</text:p>
          </table:table-cell>
          <table:table-cell table:number-columns-repeated="3"/>
        </table:table-row>
        <table:table-row table:style-name="ro2">
          <table:table-cell table:formula="of:=6.28*[.B496]/3200" office:value-type="float" office:value="9.635875">
            <text:p>9.635875</text:p>
          </table:table-cell>
          <table:table-cell office:value-type="float" office:value="4910">
            <text:p>4910</text:p>
          </table:table-cell>
          <table:table-cell table:formula="of:=[.G496]/36" office:value-type="float" office:value="6.97337317708333">
            <text:p>6.97</text:p>
          </table:table-cell>
          <table:table-cell table:formula="of:=[.E496]/(2*3.1415)" office:value-type="float" office:value="1.05293450580933">
            <text:p>1.05</text:p>
          </table:table-cell>
          <table:table-cell table:formula="of:=[.F496]*6.28/[.$K$1]" office:value-type="float" office:value="6.6155875">
            <text:p>6.62</text:p>
          </table:table-cell>
          <table:table-cell office:value-type="float" office:value="3371">
            <text:p>3371.00</text:p>
          </table:table-cell>
          <table:table-cell table:formula="of:=[.G495]+[.H496]*0.1" office:value-type="float" office:value="251.041434375">
            <text:p>251.04</text:p>
          </table:table-cell>
          <table:table-cell table:formula="of:=[.$H$5]+[.E496]*[.$I$5]/(2*3.14)" office:value-type="float" office:value="5.158015625">
            <text:p>5.16</text:p>
          </table:table-cell>
          <table:table-cell table:number-columns-repeated="3"/>
        </table:table-row>
        <table:table-row table:style-name="ro2">
          <table:table-cell table:formula="of:=6.28*[.B497]/3200" office:value-type="float" office:value="9.6555">
            <text:p>9.6555</text:p>
          </table:table-cell>
          <table:table-cell office:value-type="float" office:value="4920">
            <text:p>4920</text:p>
          </table:table-cell>
          <table:table-cell table:formula="of:=[.G497]/36" office:value-type="float" office:value="6.98770112847222">
            <text:p>6.99</text:p>
          </table:table-cell>
          <table:table-cell table:formula="of:=[.E497]/(2*3.1415)" office:value-type="float" office:value="1.05324685659717">
            <text:p>1.05</text:p>
          </table:table-cell>
          <table:table-cell table:formula="of:=[.F497]*6.28/[.$K$1]" office:value-type="float" office:value="6.61755">
            <text:p>6.62</text:p>
          </table:table-cell>
          <table:table-cell office:value-type="float" office:value="3372">
            <text:p>3372.00</text:p>
          </table:table-cell>
          <table:table-cell table:formula="of:=[.G496]+[.H497]*0.1" office:value-type="float" office:value="251.557240625">
            <text:p>251.56</text:p>
          </table:table-cell>
          <table:table-cell table:formula="of:=[.$H$5]+[.E497]*[.$I$5]/(2*3.14)" office:value-type="float" office:value="5.1580625">
            <text:p>5.16</text:p>
          </table:table-cell>
          <table:table-cell table:number-columns-repeated="3"/>
        </table:table-row>
        <table:table-row table:style-name="ro2">
          <table:table-cell table:formula="of:=6.28*[.B498]/3200" office:value-type="float" office:value="9.675125">
            <text:p>9.675125</text:p>
          </table:table-cell>
          <table:table-cell office:value-type="float" office:value="4930">
            <text:p>4930</text:p>
          </table:table-cell>
          <table:table-cell table:formula="of:=[.G498]/36" office:value-type="float" office:value="7.00202921006944">
            <text:p>7.00</text:p>
          </table:table-cell>
          <table:table-cell table:formula="of:=[.E498]/(2*3.1415)" office:value-type="float" office:value="1.05355920738501">
            <text:p>1.05</text:p>
          </table:table-cell>
          <table:table-cell table:formula="of:=[.F498]*6.28/[.$K$1]" office:value-type="float" office:value="6.6195125">
            <text:p>6.62</text:p>
          </table:table-cell>
          <table:table-cell office:value-type="float" office:value="3373">
            <text:p>3373.00</text:p>
          </table:table-cell>
          <table:table-cell table:formula="of:=[.G497]+[.H498]*0.1" office:value-type="float" office:value="252.0730515625">
            <text:p>252.07</text:p>
          </table:table-cell>
          <table:table-cell table:formula="of:=[.$H$5]+[.E498]*[.$I$5]/(2*3.14)" office:value-type="float" office:value="5.158109375">
            <text:p>5.16</text:p>
          </table:table-cell>
          <table:table-cell table:number-columns-repeated="3"/>
        </table:table-row>
        <table:table-row table:style-name="ro2">
          <table:table-cell table:formula="of:=6.28*[.B499]/3200" office:value-type="float" office:value="9.69475">
            <text:p>9.69475</text:p>
          </table:table-cell>
          <table:table-cell office:value-type="float" office:value="4940">
            <text:p>4940</text:p>
          </table:table-cell>
          <table:table-cell table:formula="of:=[.G499]/36" office:value-type="float" office:value="7.016357421875">
            <text:p>7.02</text:p>
          </table:table-cell>
          <table:table-cell table:formula="of:=[.E499]/(2*3.1415)" office:value-type="float" office:value="1.05387155817285">
            <text:p>1.05</text:p>
          </table:table-cell>
          <table:table-cell table:formula="of:=[.F499]*6.28/[.$K$1]" office:value-type="float" office:value="6.621475">
            <text:p>6.62</text:p>
          </table:table-cell>
          <table:table-cell office:value-type="float" office:value="3374">
            <text:p>3374.00</text:p>
          </table:table-cell>
          <table:table-cell table:formula="of:=[.G498]+[.H499]*0.1" office:value-type="float" office:value="252.5888671875">
            <text:p>252.59</text:p>
          </table:table-cell>
          <table:table-cell table:formula="of:=[.$H$5]+[.E499]*[.$I$5]/(2*3.14)" office:value-type="float" office:value="5.15815625">
            <text:p>5.16</text:p>
          </table:table-cell>
          <table:table-cell table:number-columns-repeated="3"/>
        </table:table-row>
        <table:table-row table:style-name="ro2">
          <table:table-cell table:formula="of:=6.28*[.B500]/3200" office:value-type="float" office:value="9.714375">
            <text:p>9.714375</text:p>
          </table:table-cell>
          <table:table-cell office:value-type="float" office:value="4950">
            <text:p>4950</text:p>
          </table:table-cell>
          <table:table-cell table:formula="of:=[.G500]/36" office:value-type="float" office:value="7.03068576388889">
            <text:p>7.03</text:p>
          </table:table-cell>
          <table:table-cell table:formula="of:=[.E500]/(2*3.1415)" office:value-type="float" office:value="1.05418390896069">
            <text:p>1.05</text:p>
          </table:table-cell>
          <table:table-cell table:formula="of:=[.F500]*6.28/[.$K$1]" office:value-type="float" office:value="6.6234375">
            <text:p>6.62</text:p>
          </table:table-cell>
          <table:table-cell office:value-type="float" office:value="3375">
            <text:p>3375.00</text:p>
          </table:table-cell>
          <table:table-cell table:formula="of:=[.G499]+[.H500]*0.1" office:value-type="float" office:value="253.1046875">
            <text:p>253.10</text:p>
          </table:table-cell>
          <table:table-cell table:formula="of:=[.$H$5]+[.E500]*[.$I$5]/(2*3.14)" office:value-type="float" office:value="5.158203125">
            <text:p>5.16</text:p>
          </table:table-cell>
          <table:table-cell table:number-columns-repeated="3"/>
        </table:table-row>
        <table:table-row table:style-name="ro2">
          <table:table-cell table:formula="of:=6.28*[.B501]/3200" office:value-type="float" office:value="9.734">
            <text:p>9.734</text:p>
          </table:table-cell>
          <table:table-cell office:value-type="float" office:value="4960">
            <text:p>4960</text:p>
          </table:table-cell>
          <table:table-cell table:formula="of:=[.G501]/36" office:value-type="float" office:value="7.04501423611111">
            <text:p>7.05</text:p>
          </table:table-cell>
          <table:table-cell table:formula="of:=[.E501]/(2*3.1415)" office:value-type="float" office:value="1.05449625974853">
            <text:p>1.05</text:p>
          </table:table-cell>
          <table:table-cell table:formula="of:=[.F501]*6.28/[.$K$1]" office:value-type="float" office:value="6.6254">
            <text:p>6.63</text:p>
          </table:table-cell>
          <table:table-cell office:value-type="float" office:value="3376">
            <text:p>3376.00</text:p>
          </table:table-cell>
          <table:table-cell table:formula="of:=[.G500]+[.H501]*0.1" office:value-type="float" office:value="253.6205125">
            <text:p>253.62</text:p>
          </table:table-cell>
          <table:table-cell table:formula="of:=[.$H$5]+[.E501]*[.$I$5]/(2*3.14)" office:value-type="float" office:value="5.15825">
            <text:p>5.16</text:p>
          </table:table-cell>
          <table:table-cell table:number-columns-repeated="3"/>
        </table:table-row>
        <table:table-row table:style-name="ro2">
          <table:table-cell table:formula="of:=6.28*[.B502]/3200" office:value-type="float" office:value="9.753625">
            <text:p>9.753625</text:p>
          </table:table-cell>
          <table:table-cell office:value-type="float" office:value="4970">
            <text:p>4970</text:p>
          </table:table-cell>
          <table:table-cell table:formula="of:=[.G502]/36" office:value-type="float" office:value="7.05934283854166">
            <text:p>7.06</text:p>
          </table:table-cell>
          <table:table-cell table:formula="of:=[.E502]/(2*3.1415)" office:value-type="float" office:value="1.05480861053637">
            <text:p>1.05</text:p>
          </table:table-cell>
          <table:table-cell table:formula="of:=[.F502]*6.28/[.$K$1]" office:value-type="float" office:value="6.6273625">
            <text:p>6.63</text:p>
          </table:table-cell>
          <table:table-cell office:value-type="float" office:value="3377">
            <text:p>3377.00</text:p>
          </table:table-cell>
          <table:table-cell table:formula="of:=[.G501]+[.H502]*0.1" office:value-type="float" office:value="254.1363421875">
            <text:p>254.14</text:p>
          </table:table-cell>
          <table:table-cell table:formula="of:=[.$H$5]+[.E502]*[.$I$5]/(2*3.14)" office:value-type="float" office:value="5.158296875">
            <text:p>5.16</text:p>
          </table:table-cell>
          <table:table-cell table:number-columns-repeated="3"/>
        </table:table-row>
        <table:table-row table:style-name="ro2">
          <table:table-cell table:formula="of:=6.28*[.B503]/3200" office:value-type="float" office:value="9.77325">
            <text:p>9.77325</text:p>
          </table:table-cell>
          <table:table-cell office:value-type="float" office:value="4980">
            <text:p>4980</text:p>
          </table:table-cell>
          <table:table-cell table:formula="of:=[.G503]/36" office:value-type="float" office:value="7.07367157118055">
            <text:p>7.07</text:p>
          </table:table-cell>
          <table:table-cell table:formula="of:=[.E503]/(2*3.1415)" office:value-type="float" office:value="1.05512096132421">
            <text:p>1.06</text:p>
          </table:table-cell>
          <table:table-cell table:formula="of:=[.F503]*6.28/[.$K$1]" office:value-type="float" office:value="6.629325">
            <text:p>6.63</text:p>
          </table:table-cell>
          <table:table-cell office:value-type="float" office:value="3378">
            <text:p>3378.00</text:p>
          </table:table-cell>
          <table:table-cell table:formula="of:=[.G502]+[.H503]*0.1" office:value-type="float" office:value="254.6521765625">
            <text:p>254.65</text:p>
          </table:table-cell>
          <table:table-cell table:formula="of:=[.$H$5]+[.E503]*[.$I$5]/(2*3.14)" office:value-type="float" office:value="5.15834375">
            <text:p>5.16</text:p>
          </table:table-cell>
          <table:table-cell table:number-columns-repeated="3"/>
        </table:table-row>
        <table:table-row table:style-name="ro2">
          <table:table-cell table:formula="of:=6.28*[.B504]/3200" office:value-type="float" office:value="9.792875">
            <text:p>9.792875</text:p>
          </table:table-cell>
          <table:table-cell office:value-type="float" office:value="4990">
            <text:p>4990</text:p>
          </table:table-cell>
          <table:table-cell table:formula="of:=[.G504]/36" office:value-type="float" office:value="7.08800043402778">
            <text:p>7.09</text:p>
          </table:table-cell>
          <table:table-cell table:formula="of:=[.E504]/(2*3.1415)" office:value-type="float" office:value="1.05543331211205">
            <text:p>1.06</text:p>
          </table:table-cell>
          <table:table-cell table:formula="of:=[.F504]*6.28/[.$K$1]" office:value-type="float" office:value="6.6312875">
            <text:p>6.63</text:p>
          </table:table-cell>
          <table:table-cell office:value-type="float" office:value="3379">
            <text:p>3379.00</text:p>
          </table:table-cell>
          <table:table-cell table:formula="of:=[.G503]+[.H504]*0.1" office:value-type="float" office:value="255.168015625">
            <text:p>255.17</text:p>
          </table:table-cell>
          <table:table-cell table:formula="of:=[.$H$5]+[.E504]*[.$I$5]/(2*3.14)" office:value-type="float" office:value="5.158390625">
            <text:p>5.16</text:p>
          </table:table-cell>
          <table:table-cell table:number-columns-repeated="3"/>
        </table:table-row>
        <table:table-row table:style-name="ro2">
          <table:table-cell table:formula="of:=6.28*[.B505]/3200" office:value-type="float" office:value="9.8125">
            <text:p>9.8125</text:p>
          </table:table-cell>
          <table:table-cell office:value-type="float" office:value="5000">
            <text:p>5000</text:p>
          </table:table-cell>
          <table:table-cell table:formula="of:=[.G505]/36" office:value-type="float" office:value="7.10232942708333">
            <text:p>7.10</text:p>
          </table:table-cell>
          <table:table-cell table:formula="of:=[.E505]/(2*3.1415)" office:value-type="float" office:value="1.05574566289989">
            <text:p>1.06</text:p>
          </table:table-cell>
          <table:table-cell table:formula="of:=[.F505]*6.28/[.$K$1]" office:value-type="float" office:value="6.63325">
            <text:p>6.63</text:p>
          </table:table-cell>
          <table:table-cell office:value-type="float" office:value="3380">
            <text:p>3380.00</text:p>
          </table:table-cell>
          <table:table-cell table:formula="of:=[.G504]+[.H505]*0.1" office:value-type="float" office:value="255.683859375">
            <text:p>255.68</text:p>
          </table:table-cell>
          <table:table-cell table:formula="of:=[.$H$5]+[.E505]*[.$I$5]/(2*3.14)" office:value-type="float" office:value="5.1584375">
            <text:p>5.16</text:p>
          </table:table-cell>
          <table:table-cell table:number-columns-repeated="3"/>
        </table:table-row>
        <table:table-row table:style-name="ro2">
          <table:table-cell table:formula="of:=6.28*[.B506]/3200" office:value-type="float" office:value="9.832125">
            <text:p>9.832125</text:p>
          </table:table-cell>
          <table:table-cell office:value-type="float" office:value="5010">
            <text:p>5010</text:p>
          </table:table-cell>
          <table:table-cell table:formula="of:=[.G506]/36" office:value-type="float" office:value="7.11665855034722">
            <text:p>7.12</text:p>
          </table:table-cell>
          <table:table-cell table:formula="of:=[.E506]/(2*3.1415)" office:value-type="float" office:value="1.05605801368773">
            <text:p>1.06</text:p>
          </table:table-cell>
          <table:table-cell table:formula="of:=[.F506]*6.28/[.$K$1]" office:value-type="float" office:value="6.6352125">
            <text:p>6.64</text:p>
          </table:table-cell>
          <table:table-cell office:value-type="float" office:value="3381">
            <text:p>3381.00</text:p>
          </table:table-cell>
          <table:table-cell table:formula="of:=[.G505]+[.H506]*0.1" office:value-type="float" office:value="256.1997078125">
            <text:p>256.20</text:p>
          </table:table-cell>
          <table:table-cell table:formula="of:=[.$H$5]+[.E506]*[.$I$5]/(2*3.14)" office:value-type="float" office:value="5.158484375">
            <text:p>5.16</text:p>
          </table:table-cell>
          <table:table-cell table:number-columns-repeated="3"/>
        </table:table-row>
        <table:table-row table:style-name="ro2">
          <table:table-cell table:formula="of:=6.28*[.B507]/3200" office:value-type="float" office:value="9.85175">
            <text:p>9.85175</text:p>
          </table:table-cell>
          <table:table-cell office:value-type="float" office:value="5020">
            <text:p>5020</text:p>
          </table:table-cell>
          <table:table-cell table:formula="of:=[.G507]/36" office:value-type="float" office:value="7.13098780381944">
            <text:p>7.13</text:p>
          </table:table-cell>
          <table:table-cell table:formula="of:=[.E507]/(2*3.1415)" office:value-type="float" office:value="1.05637036447557">
            <text:p>1.06</text:p>
          </table:table-cell>
          <table:table-cell table:formula="of:=[.F507]*6.28/[.$K$1]" office:value-type="float" office:value="6.637175">
            <text:p>6.64</text:p>
          </table:table-cell>
          <table:table-cell office:value-type="float" office:value="3382">
            <text:p>3382.00</text:p>
          </table:table-cell>
          <table:table-cell table:formula="of:=[.G506]+[.H507]*0.1" office:value-type="float" office:value="256.7155609375">
            <text:p>256.72</text:p>
          </table:table-cell>
          <table:table-cell table:formula="of:=[.$H$5]+[.E507]*[.$I$5]/(2*3.14)" office:value-type="float" office:value="5.15853125">
            <text:p>5.16</text:p>
          </table:table-cell>
          <table:table-cell table:number-columns-repeated="3"/>
        </table:table-row>
        <table:table-row table:style-name="ro2">
          <table:table-cell table:formula="of:=6.28*[.B508]/3200" office:value-type="float" office:value="9.871375">
            <text:p>9.871375</text:p>
          </table:table-cell>
          <table:table-cell office:value-type="float" office:value="5030">
            <text:p>5030</text:p>
          </table:table-cell>
          <table:table-cell table:formula="of:=[.G508]/36" office:value-type="float" office:value="7.1453171875">
            <text:p>7.15</text:p>
          </table:table-cell>
          <table:table-cell table:formula="of:=[.E508]/(2*3.1415)" office:value-type="float" office:value="1.05668271526341">
            <text:p>1.06</text:p>
          </table:table-cell>
          <table:table-cell table:formula="of:=[.F508]*6.28/[.$K$1]" office:value-type="float" office:value="6.6391375">
            <text:p>6.64</text:p>
          </table:table-cell>
          <table:table-cell office:value-type="float" office:value="3383">
            <text:p>3383.00</text:p>
          </table:table-cell>
          <table:table-cell table:formula="of:=[.G507]+[.H508]*0.1" office:value-type="float" office:value="257.23141875">
            <text:p>257.23</text:p>
          </table:table-cell>
          <table:table-cell table:formula="of:=[.$H$5]+[.E508]*[.$I$5]/(2*3.14)" office:value-type="float" office:value="5.158578125">
            <text:p>5.16</text:p>
          </table:table-cell>
          <table:table-cell table:number-columns-repeated="3"/>
        </table:table-row>
        <table:table-row table:style-name="ro2">
          <table:table-cell table:formula="of:=6.28*[.B509]/3200" office:value-type="float" office:value="9.891">
            <text:p>9.891</text:p>
          </table:table-cell>
          <table:table-cell office:value-type="float" office:value="5040">
            <text:p>5040</text:p>
          </table:table-cell>
          <table:table-cell table:formula="of:=[.G509]/36" office:value-type="float" office:value="7.15964670138889">
            <text:p>7.16</text:p>
          </table:table-cell>
          <table:table-cell table:formula="of:=[.E509]/(2*3.1415)" office:value-type="float" office:value="1.05699506605125">
            <text:p>1.06</text:p>
          </table:table-cell>
          <table:table-cell table:formula="of:=[.F509]*6.28/[.$K$1]" office:value-type="float" office:value="6.6411">
            <text:p>6.64</text:p>
          </table:table-cell>
          <table:table-cell office:value-type="float" office:value="3384">
            <text:p>3384.00</text:p>
          </table:table-cell>
          <table:table-cell table:formula="of:=[.G508]+[.H509]*0.1" office:value-type="float" office:value="257.74728125">
            <text:p>257.75</text:p>
          </table:table-cell>
          <table:table-cell table:formula="of:=[.$H$5]+[.E509]*[.$I$5]/(2*3.14)" office:value-type="float" office:value="5.158625">
            <text:p>5.16</text:p>
          </table:table-cell>
          <table:table-cell table:number-columns-repeated="3"/>
        </table:table-row>
        <table:table-row table:style-name="ro2">
          <table:table-cell table:formula="of:=6.28*[.B510]/3200" office:value-type="float" office:value="9.910625">
            <text:p>9.910625</text:p>
          </table:table-cell>
          <table:table-cell office:value-type="float" office:value="5050">
            <text:p>5050</text:p>
          </table:table-cell>
          <table:table-cell table:formula="of:=[.G510]/36" office:value-type="float" office:value="7.17397634548611">
            <text:p>7.17</text:p>
          </table:table-cell>
          <table:table-cell table:formula="of:=[.E510]/(2*3.1415)" office:value-type="float" office:value="1.05730741683909">
            <text:p>1.06</text:p>
          </table:table-cell>
          <table:table-cell table:formula="of:=[.F510]*6.28/[.$K$1]" office:value-type="float" office:value="6.6430625">
            <text:p>6.64</text:p>
          </table:table-cell>
          <table:table-cell office:value-type="float" office:value="3385">
            <text:p>3385.00</text:p>
          </table:table-cell>
          <table:table-cell table:formula="of:=[.G509]+[.H510]*0.1" office:value-type="float" office:value="258.2631484375">
            <text:p>258.26</text:p>
          </table:table-cell>
          <table:table-cell table:formula="of:=[.$H$5]+[.E510]*[.$I$5]/(2*3.14)" office:value-type="float" office:value="5.158671875">
            <text:p>5.16</text:p>
          </table:table-cell>
          <table:table-cell table:number-columns-repeated="3"/>
        </table:table-row>
        <table:table-row table:style-name="ro2">
          <table:table-cell table:formula="of:=6.28*[.B511]/3200" office:value-type="float" office:value="9.93025">
            <text:p>9.93025</text:p>
          </table:table-cell>
          <table:table-cell office:value-type="float" office:value="5060">
            <text:p>5060</text:p>
          </table:table-cell>
          <table:table-cell table:formula="of:=[.G511]/36" office:value-type="float" office:value="7.18830611979167">
            <text:p>7.19</text:p>
          </table:table-cell>
          <table:table-cell table:formula="of:=[.E511]/(2*3.1415)" office:value-type="float" office:value="1.05761976762693">
            <text:p>1.06</text:p>
          </table:table-cell>
          <table:table-cell table:formula="of:=[.F511]*6.28/[.$K$1]" office:value-type="float" office:value="6.645025">
            <text:p>6.65</text:p>
          </table:table-cell>
          <table:table-cell office:value-type="float" office:value="3386">
            <text:p>3386.00</text:p>
          </table:table-cell>
          <table:table-cell table:formula="of:=[.G510]+[.H511]*0.1" office:value-type="float" office:value="258.7790203125">
            <text:p>258.78</text:p>
          </table:table-cell>
          <table:table-cell table:formula="of:=[.$H$5]+[.E511]*[.$I$5]/(2*3.14)" office:value-type="float" office:value="5.15871875">
            <text:p>5.16</text:p>
          </table:table-cell>
          <table:table-cell table:number-columns-repeated="3"/>
        </table:table-row>
        <table:table-row table:style-name="ro2">
          <table:table-cell table:formula="of:=6.28*[.B512]/3200" office:value-type="float" office:value="9.949875">
            <text:p>9.949875</text:p>
          </table:table-cell>
          <table:table-cell office:value-type="float" office:value="5070">
            <text:p>5070</text:p>
          </table:table-cell>
          <table:table-cell table:formula="of:=[.G512]/36" office:value-type="float" office:value="7.20263602430555">
            <text:p>7.20</text:p>
          </table:table-cell>
          <table:table-cell table:formula="of:=[.E512]/(2*3.1415)" office:value-type="float" office:value="1.05793211841477">
            <text:p>1.06</text:p>
          </table:table-cell>
          <table:table-cell table:formula="of:=[.F512]*6.28/[.$K$1]" office:value-type="float" office:value="6.6469875">
            <text:p>6.65</text:p>
          </table:table-cell>
          <table:table-cell office:value-type="float" office:value="3387">
            <text:p>3387.00</text:p>
          </table:table-cell>
          <table:table-cell table:formula="of:=[.G511]+[.H512]*0.1" office:value-type="float" office:value="259.294896875">
            <text:p>259.29</text:p>
          </table:table-cell>
          <table:table-cell table:formula="of:=[.$H$5]+[.E512]*[.$I$5]/(2*3.14)" office:value-type="float" office:value="5.158765625">
            <text:p>5.16</text:p>
          </table:table-cell>
          <table:table-cell table:number-columns-repeated="3"/>
        </table:table-row>
        <table:table-row table:style-name="ro2">
          <table:table-cell table:formula="of:=6.28*[.B513]/3200" office:value-type="float" office:value="9.9695">
            <text:p>9.9695</text:p>
          </table:table-cell>
          <table:table-cell office:value-type="float" office:value="5080">
            <text:p>5080</text:p>
          </table:table-cell>
          <table:table-cell table:formula="of:=[.G513]/36" office:value-type="float" office:value="7.21696605902778">
            <text:p>7.22</text:p>
          </table:table-cell>
          <table:table-cell table:formula="of:=[.E513]/(2*3.1415)" office:value-type="float" office:value="1.05824446920261">
            <text:p>1.06</text:p>
          </table:table-cell>
          <table:table-cell table:formula="of:=[.F513]*6.28/[.$K$1]" office:value-type="float" office:value="6.64895">
            <text:p>6.65</text:p>
          </table:table-cell>
          <table:table-cell office:value-type="float" office:value="3388">
            <text:p>3388.00</text:p>
          </table:table-cell>
          <table:table-cell table:formula="of:=[.G512]+[.H513]*0.1" office:value-type="float" office:value="259.810778125">
            <text:p>259.81</text:p>
          </table:table-cell>
          <table:table-cell table:formula="of:=[.$H$5]+[.E513]*[.$I$5]/(2*3.14)" office:value-type="float" office:value="5.1588125">
            <text:p>5.16</text:p>
          </table:table-cell>
          <table:table-cell table:number-columns-repeated="3"/>
        </table:table-row>
        <table:table-row table:style-name="ro2">
          <table:table-cell table:formula="of:=6.28*[.B514]/3200" office:value-type="float" office:value="9.989125">
            <text:p>9.989125</text:p>
          </table:table-cell>
          <table:table-cell office:value-type="float" office:value="5090">
            <text:p>5090</text:p>
          </table:table-cell>
          <table:table-cell table:formula="of:=[.G514]/36" office:value-type="float" office:value="7.23129622395833">
            <text:p>7.23</text:p>
          </table:table-cell>
          <table:table-cell table:formula="of:=[.E514]/(2*3.1415)" office:value-type="float" office:value="1.05855681999045">
            <text:p>1.06</text:p>
          </table:table-cell>
          <table:table-cell table:formula="of:=[.F514]*6.28/[.$K$1]" office:value-type="float" office:value="6.6509125">
            <text:p>6.65</text:p>
          </table:table-cell>
          <table:table-cell office:value-type="float" office:value="3389">
            <text:p>3389.00</text:p>
          </table:table-cell>
          <table:table-cell table:formula="of:=[.G513]+[.H514]*0.1" office:value-type="float" office:value="260.3266640625">
            <text:p>260.33</text:p>
          </table:table-cell>
          <table:table-cell table:formula="of:=[.$H$5]+[.E514]*[.$I$5]/(2*3.14)" office:value-type="float" office:value="5.158859375">
            <text:p>5.16</text:p>
          </table:table-cell>
          <table:table-cell table:number-columns-repeated="3"/>
        </table:table-row>
        <table:table-row table:style-name="ro2">
          <table:table-cell table:formula="of:=6.28*[.B515]/3200" office:value-type="float" office:value="10.00875">
            <text:p>10.00875</text:p>
          </table:table-cell>
          <table:table-cell office:value-type="float" office:value="5100">
            <text:p>5100</text:p>
          </table:table-cell>
          <table:table-cell table:formula="of:=[.G515]/36" office:value-type="float" office:value="7.24562651909722">
            <text:p>7.25</text:p>
          </table:table-cell>
          <table:table-cell table:formula="of:=[.E515]/(2*3.1415)" office:value-type="float" office:value="1.05886917077829">
            <text:p>1.06</text:p>
          </table:table-cell>
          <table:table-cell table:formula="of:=[.F515]*6.28/[.$K$1]" office:value-type="float" office:value="6.652875">
            <text:p>6.65</text:p>
          </table:table-cell>
          <table:table-cell office:value-type="float" office:value="3390">
            <text:p>3390.00</text:p>
          </table:table-cell>
          <table:table-cell table:formula="of:=[.G514]+[.H515]*0.1" office:value-type="float" office:value="260.8425546875">
            <text:p>260.84</text:p>
          </table:table-cell>
          <table:table-cell table:formula="of:=[.$H$5]+[.E515]*[.$I$5]/(2*3.14)" office:value-type="float" office:value="5.15890625">
            <text:p>5.16</text:p>
          </table:table-cell>
          <table:table-cell table:number-columns-repeated="3"/>
        </table:table-row>
        <table:table-row table:style-name="ro2">
          <table:table-cell table:formula="of:=6.28*[.B516]/3200" office:value-type="float" office:value="10.028375">
            <text:p>10.028375</text:p>
          </table:table-cell>
          <table:table-cell office:value-type="float" office:value="5110">
            <text:p>5110</text:p>
          </table:table-cell>
          <table:table-cell table:formula="of:=[.G516]/36" office:value-type="float" office:value="7.25995694444444">
            <text:p>7.26</text:p>
          </table:table-cell>
          <table:table-cell table:formula="of:=[.E516]/(2*3.1415)" office:value-type="float" office:value="1.05918152156613">
            <text:p>1.06</text:p>
          </table:table-cell>
          <table:table-cell table:formula="of:=[.F516]*6.28/[.$K$1]" office:value-type="float" office:value="6.6548375">
            <text:p>6.65</text:p>
          </table:table-cell>
          <table:table-cell office:value-type="float" office:value="3391">
            <text:p>3391.00</text:p>
          </table:table-cell>
          <table:table-cell table:formula="of:=[.G515]+[.H516]*0.1" office:value-type="float" office:value="261.35845">
            <text:p>261.36</text:p>
          </table:table-cell>
          <table:table-cell table:formula="of:=[.$H$5]+[.E516]*[.$I$5]/(2*3.14)" office:value-type="float" office:value="5.158953125">
            <text:p>5.16</text:p>
          </table:table-cell>
          <table:table-cell table:number-columns-repeated="3"/>
        </table:table-row>
        <table:table-row table:style-name="ro2">
          <table:table-cell table:formula="of:=6.28*[.B517]/3200" office:value-type="float" office:value="10.048">
            <text:p>10.048</text:p>
          </table:table-cell>
          <table:table-cell office:value-type="float" office:value="5120">
            <text:p>5120</text:p>
          </table:table-cell>
          <table:table-cell table:formula="of:=[.G517]/36" office:value-type="float" office:value="7.2742875">
            <text:p>7.27</text:p>
          </table:table-cell>
          <table:table-cell table:formula="of:=[.E517]/(2*3.1415)" office:value-type="float" office:value="1.05949387235397">
            <text:p>1.06</text:p>
          </table:table-cell>
          <table:table-cell table:formula="of:=[.F517]*6.28/[.$K$1]" office:value-type="float" office:value="6.6568">
            <text:p>6.66</text:p>
          </table:table-cell>
          <table:table-cell office:value-type="float" office:value="3392">
            <text:p>3392.00</text:p>
          </table:table-cell>
          <table:table-cell table:formula="of:=[.G516]+[.H517]*0.1" office:value-type="float" office:value="261.87435">
            <text:p>261.87</text:p>
          </table:table-cell>
          <table:table-cell table:formula="of:=[.$H$5]+[.E517]*[.$I$5]/(2*3.14)" office:value-type="float" office:value="5.159">
            <text:p>5.16</text:p>
          </table:table-cell>
          <table:table-cell table:number-columns-repeated="3"/>
        </table:table-row>
        <table:table-row table:style-name="ro2">
          <table:table-cell table:formula="of:=6.28*[.B518]/3200" office:value-type="float" office:value="10.067625">
            <text:p>10.067625</text:p>
          </table:table-cell>
          <table:table-cell office:value-type="float" office:value="5130">
            <text:p>5130</text:p>
          </table:table-cell>
          <table:table-cell table:formula="of:=[.G518]/36" office:value-type="float" office:value="7.28861818576389">
            <text:p>7.29</text:p>
          </table:table-cell>
          <table:table-cell table:formula="of:=[.E518]/(2*3.1415)" office:value-type="float" office:value="1.05980622314181">
            <text:p>1.06</text:p>
          </table:table-cell>
          <table:table-cell table:formula="of:=[.F518]*6.28/[.$K$1]" office:value-type="float" office:value="6.6587625">
            <text:p>6.66</text:p>
          </table:table-cell>
          <table:table-cell office:value-type="float" office:value="3393">
            <text:p>3393.00</text:p>
          </table:table-cell>
          <table:table-cell table:formula="of:=[.G517]+[.H518]*0.1" office:value-type="float" office:value="262.3902546875">
            <text:p>262.39</text:p>
          </table:table-cell>
          <table:table-cell table:formula="of:=[.$H$5]+[.E518]*[.$I$5]/(2*3.14)" office:value-type="float" office:value="5.159046875">
            <text:p>5.16</text:p>
          </table:table-cell>
          <table:table-cell table:number-columns-repeated="3"/>
        </table:table-row>
        <table:table-row table:style-name="ro2">
          <table:table-cell table:formula="of:=6.28*[.B519]/3200" office:value-type="float" office:value="10.08725">
            <text:p>10.08725</text:p>
          </table:table-cell>
          <table:table-cell office:value-type="float" office:value="5140">
            <text:p>5140</text:p>
          </table:table-cell>
          <table:table-cell table:formula="of:=[.G519]/36" office:value-type="float" office:value="7.30294900173611">
            <text:p>7.30</text:p>
          </table:table-cell>
          <table:table-cell table:formula="of:=[.E519]/(2*3.1415)" office:value-type="float" office:value="1.06011857392965">
            <text:p>1.06</text:p>
          </table:table-cell>
          <table:table-cell table:formula="of:=[.F519]*6.28/[.$K$1]" office:value-type="float" office:value="6.660725">
            <text:p>6.66</text:p>
          </table:table-cell>
          <table:table-cell office:value-type="float" office:value="3394">
            <text:p>3394.00</text:p>
          </table:table-cell>
          <table:table-cell table:formula="of:=[.G518]+[.H519]*0.1" office:value-type="float" office:value="262.9061640625">
            <text:p>262.91</text:p>
          </table:table-cell>
          <table:table-cell table:formula="of:=[.$H$5]+[.E519]*[.$I$5]/(2*3.14)" office:value-type="float" office:value="5.15909375">
            <text:p>5.16</text:p>
          </table:table-cell>
          <table:table-cell table:number-columns-repeated="3"/>
        </table:table-row>
        <table:table-row table:style-name="ro2">
          <table:table-cell table:formula="of:=6.28*[.B520]/3200" office:value-type="float" office:value="10.106875">
            <text:p>10.106875</text:p>
          </table:table-cell>
          <table:table-cell office:value-type="float" office:value="5150">
            <text:p>5150</text:p>
          </table:table-cell>
          <table:table-cell table:formula="of:=[.G520]/36" office:value-type="float" office:value="7.31727994791666">
            <text:p>7.32</text:p>
          </table:table-cell>
          <table:table-cell table:formula="of:=[.E520]/(2*3.1415)" office:value-type="float" office:value="1.06043092471749">
            <text:p>1.06</text:p>
          </table:table-cell>
          <table:table-cell table:formula="of:=[.F520]*6.28/[.$K$1]" office:value-type="float" office:value="6.6626875">
            <text:p>6.66</text:p>
          </table:table-cell>
          <table:table-cell office:value-type="float" office:value="3395">
            <text:p>3395.00</text:p>
          </table:table-cell>
          <table:table-cell table:formula="of:=[.G519]+[.H520]*0.1" office:value-type="float" office:value="263.422078125">
            <text:p>263.42</text:p>
          </table:table-cell>
          <table:table-cell table:formula="of:=[.$H$5]+[.E520]*[.$I$5]/(2*3.14)" office:value-type="float" office:value="5.159140625">
            <text:p>5.16</text:p>
          </table:table-cell>
          <table:table-cell table:number-columns-repeated="3"/>
        </table:table-row>
        <table:table-row table:style-name="ro2">
          <table:table-cell table:formula="of:=6.28*[.B521]/3200" office:value-type="float" office:value="10.1265">
            <text:p>10.1265</text:p>
          </table:table-cell>
          <table:table-cell office:value-type="float" office:value="5160">
            <text:p>5160</text:p>
          </table:table-cell>
          <table:table-cell table:formula="of:=[.G521]/36" office:value-type="float" office:value="7.33161102430555">
            <text:p>7.33</text:p>
          </table:table-cell>
          <table:table-cell table:formula="of:=[.E521]/(2*3.1415)" office:value-type="float" office:value="1.06074327550533">
            <text:p>1.06</text:p>
          </table:table-cell>
          <table:table-cell table:formula="of:=[.F521]*6.28/[.$K$1]" office:value-type="float" office:value="6.66465">
            <text:p>6.66</text:p>
          </table:table-cell>
          <table:table-cell office:value-type="float" office:value="3396">
            <text:p>3396.00</text:p>
          </table:table-cell>
          <table:table-cell table:formula="of:=[.G520]+[.H521]*0.1" office:value-type="float" office:value="263.937996875">
            <text:p>263.94</text:p>
          </table:table-cell>
          <table:table-cell table:formula="of:=[.$H$5]+[.E521]*[.$I$5]/(2*3.14)" office:value-type="float" office:value="5.1591875">
            <text:p>5.16</text:p>
          </table:table-cell>
          <table:table-cell table:number-columns-repeated="3"/>
        </table:table-row>
        <table:table-row table:style-name="ro2">
          <table:table-cell table:formula="of:=6.28*[.B522]/3200" office:value-type="float" office:value="10.146125">
            <text:p>10.146125</text:p>
          </table:table-cell>
          <table:table-cell office:value-type="float" office:value="5170">
            <text:p>5170</text:p>
          </table:table-cell>
          <table:table-cell table:formula="of:=[.G522]/36" office:value-type="float" office:value="7.34594223090278">
            <text:p>7.35</text:p>
          </table:table-cell>
          <table:table-cell table:formula="of:=[.E522]/(2*3.1415)" office:value-type="float" office:value="1.06105562629317">
            <text:p>1.06</text:p>
          </table:table-cell>
          <table:table-cell table:formula="of:=[.F522]*6.28/[.$K$1]" office:value-type="float" office:value="6.6666125">
            <text:p>6.67</text:p>
          </table:table-cell>
          <table:table-cell office:value-type="float" office:value="3397">
            <text:p>3397.00</text:p>
          </table:table-cell>
          <table:table-cell table:formula="of:=[.G521]+[.H522]*0.1" office:value-type="float" office:value="264.4539203125">
            <text:p>264.45</text:p>
          </table:table-cell>
          <table:table-cell table:formula="of:=[.$H$5]+[.E522]*[.$I$5]/(2*3.14)" office:value-type="float" office:value="5.159234375">
            <text:p>5.16</text:p>
          </table:table-cell>
          <table:table-cell table:number-columns-repeated="3"/>
        </table:table-row>
        <table:table-row table:style-name="ro2">
          <table:table-cell table:formula="of:=6.28*[.B523]/3200" office:value-type="float" office:value="10.16575">
            <text:p>10.16575</text:p>
          </table:table-cell>
          <table:table-cell office:value-type="float" office:value="5180">
            <text:p>5180</text:p>
          </table:table-cell>
          <table:table-cell table:formula="of:=[.G523]/36" office:value-type="float" office:value="7.36027356770833">
            <text:p>7.36</text:p>
          </table:table-cell>
          <table:table-cell table:formula="of:=[.E523]/(2*3.1415)" office:value-type="float" office:value="1.06136797708101">
            <text:p>1.06</text:p>
          </table:table-cell>
          <table:table-cell table:formula="of:=[.F523]*6.28/[.$K$1]" office:value-type="float" office:value="6.668575">
            <text:p>6.67</text:p>
          </table:table-cell>
          <table:table-cell office:value-type="float" office:value="3398">
            <text:p>3398.00</text:p>
          </table:table-cell>
          <table:table-cell table:formula="of:=[.G522]+[.H523]*0.1" office:value-type="float" office:value="264.9698484375">
            <text:p>264.97</text:p>
          </table:table-cell>
          <table:table-cell table:formula="of:=[.$H$5]+[.E523]*[.$I$5]/(2*3.14)" office:value-type="float" office:value="5.15928125">
            <text:p>5.16</text:p>
          </table:table-cell>
          <table:table-cell table:number-columns-repeated="3"/>
        </table:table-row>
        <table:table-row table:style-name="ro2">
          <table:table-cell table:formula="of:=6.28*[.B524]/3200" office:value-type="float" office:value="10.185375">
            <text:p>10.185375</text:p>
          </table:table-cell>
          <table:table-cell office:value-type="float" office:value="5190">
            <text:p>5190</text:p>
          </table:table-cell>
          <table:table-cell table:formula="of:=[.G524]/36" office:value-type="float" office:value="7.37460503472222">
            <text:p>7.37</text:p>
          </table:table-cell>
          <table:table-cell table:formula="of:=[.E524]/(2*3.1415)" office:value-type="float" office:value="1.06168032786885">
            <text:p>1.06</text:p>
          </table:table-cell>
          <table:table-cell table:formula="of:=[.F524]*6.28/[.$K$1]" office:value-type="float" office:value="6.6705375">
            <text:p>6.67</text:p>
          </table:table-cell>
          <table:table-cell office:value-type="float" office:value="3399">
            <text:p>3399.00</text:p>
          </table:table-cell>
          <table:table-cell table:formula="of:=[.G523]+[.H524]*0.1" office:value-type="float" office:value="265.48578125">
            <text:p>265.49</text:p>
          </table:table-cell>
          <table:table-cell table:formula="of:=[.$H$5]+[.E524]*[.$I$5]/(2*3.14)" office:value-type="float" office:value="5.159328125">
            <text:p>5.16</text:p>
          </table:table-cell>
          <table:table-cell table:number-columns-repeated="3"/>
        </table:table-row>
        <table:table-row table:style-name="ro2">
          <table:table-cell table:formula="of:=6.28*[.B525]/3200" office:value-type="float" office:value="10.205">
            <text:p>10.205</text:p>
          </table:table-cell>
          <table:table-cell office:value-type="float" office:value="5200">
            <text:p>5200</text:p>
          </table:table-cell>
          <table:table-cell table:formula="of:=[.G525]/36" office:value-type="float" office:value="7.38893663194444">
            <text:p>7.39</text:p>
          </table:table-cell>
          <table:table-cell table:formula="of:=[.E525]/(2*3.1415)" office:value-type="float" office:value="1.06199267865669">
            <text:p>1.06</text:p>
          </table:table-cell>
          <table:table-cell table:formula="of:=[.F525]*6.28/[.$K$1]" office:value-type="float" office:value="6.6725">
            <text:p>6.67</text:p>
          </table:table-cell>
          <table:table-cell office:value-type="float" office:value="3400">
            <text:p>3400.00</text:p>
          </table:table-cell>
          <table:table-cell table:formula="of:=[.G524]+[.H525]*0.1" office:value-type="float" office:value="266.00171875">
            <text:p>266.00</text:p>
          </table:table-cell>
          <table:table-cell table:formula="of:=[.$H$5]+[.E525]*[.$I$5]/(2*3.14)" office:value-type="float" office:value="5.159375">
            <text:p>5.16</text:p>
          </table:table-cell>
          <table:table-cell table:number-columns-repeated="3"/>
        </table:table-row>
        <table:table-row table:style-name="ro2">
          <table:table-cell table:formula="of:=6.28*[.B526]/3200" office:value-type="float" office:value="10.224625">
            <text:p>10.224625</text:p>
          </table:table-cell>
          <table:table-cell office:value-type="float" office:value="5210">
            <text:p>5210</text:p>
          </table:table-cell>
          <table:table-cell table:formula="of:=[.G526]/36" office:value-type="float" office:value="7.403268359375">
            <text:p>7.40</text:p>
          </table:table-cell>
          <table:table-cell table:formula="of:=[.E526]/(2*3.1415)" office:value-type="float" office:value="1.06230502944453">
            <text:p>1.06</text:p>
          </table:table-cell>
          <table:table-cell table:formula="of:=[.F526]*6.28/[.$K$1]" office:value-type="float" office:value="6.6744625">
            <text:p>6.67</text:p>
          </table:table-cell>
          <table:table-cell office:value-type="float" office:value="3401">
            <text:p>3401.00</text:p>
          </table:table-cell>
          <table:table-cell table:formula="of:=[.G525]+[.H526]*0.1" office:value-type="float" office:value="266.5176609375">
            <text:p>266.52</text:p>
          </table:table-cell>
          <table:table-cell table:formula="of:=[.$H$5]+[.E526]*[.$I$5]/(2*3.14)" office:value-type="float" office:value="5.159421875">
            <text:p>5.16</text:p>
          </table:table-cell>
          <table:table-cell table:number-columns-repeated="3"/>
        </table:table-row>
        <table:table-row table:style-name="ro2">
          <table:table-cell table:formula="of:=6.28*[.B527]/3200" office:value-type="float" office:value="10.24425">
            <text:p>10.24425</text:p>
          </table:table-cell>
          <table:table-cell office:value-type="float" office:value="5220">
            <text:p>5220</text:p>
          </table:table-cell>
          <table:table-cell table:formula="of:=[.G527]/36" office:value-type="float" office:value="7.41760021701389">
            <text:p>7.42</text:p>
          </table:table-cell>
          <table:table-cell table:formula="of:=[.E527]/(2*3.1415)" office:value-type="float" office:value="1.06261738023237">
            <text:p>1.06</text:p>
          </table:table-cell>
          <table:table-cell table:formula="of:=[.F527]*6.28/[.$K$1]" office:value-type="float" office:value="6.676425">
            <text:p>6.68</text:p>
          </table:table-cell>
          <table:table-cell office:value-type="float" office:value="3402">
            <text:p>3402.00</text:p>
          </table:table-cell>
          <table:table-cell table:formula="of:=[.G526]+[.H527]*0.1" office:value-type="float" office:value="267.0336078125">
            <text:p>267.03</text:p>
          </table:table-cell>
          <table:table-cell table:formula="of:=[.$H$5]+[.E527]*[.$I$5]/(2*3.14)" office:value-type="float" office:value="5.15946875">
            <text:p>5.16</text:p>
          </table:table-cell>
          <table:table-cell table:number-columns-repeated="3"/>
        </table:table-row>
        <table:table-row table:style-name="ro2">
          <table:table-cell table:formula="of:=6.28*[.B528]/3200" office:value-type="float" office:value="10.263875">
            <text:p>10.263875</text:p>
          </table:table-cell>
          <table:table-cell office:value-type="float" office:value="5230">
            <text:p>5230</text:p>
          </table:table-cell>
          <table:table-cell table:formula="of:=[.G528]/36" office:value-type="float" office:value="7.43193220486111">
            <text:p>7.43</text:p>
          </table:table-cell>
          <table:table-cell table:formula="of:=[.E528]/(2*3.1415)" office:value-type="float" office:value="1.06292973102021">
            <text:p>1.06</text:p>
          </table:table-cell>
          <table:table-cell table:formula="of:=[.F528]*6.28/[.$K$1]" office:value-type="float" office:value="6.6783875">
            <text:p>6.68</text:p>
          </table:table-cell>
          <table:table-cell office:value-type="float" office:value="3403">
            <text:p>3403.00</text:p>
          </table:table-cell>
          <table:table-cell table:formula="of:=[.G527]+[.H528]*0.1" office:value-type="float" office:value="267.549559375">
            <text:p>267.55</text:p>
          </table:table-cell>
          <table:table-cell table:formula="of:=[.$H$5]+[.E528]*[.$I$5]/(2*3.14)" office:value-type="float" office:value="5.159515625">
            <text:p>5.16</text:p>
          </table:table-cell>
          <table:table-cell table:number-columns-repeated="3"/>
        </table:table-row>
        <table:table-row table:style-name="ro2">
          <table:table-cell table:formula="of:=6.28*[.B529]/3200" office:value-type="float" office:value="10.2835">
            <text:p>10.2835</text:p>
          </table:table-cell>
          <table:table-cell office:value-type="float" office:value="5240">
            <text:p>5240</text:p>
          </table:table-cell>
          <table:table-cell table:formula="of:=[.G529]/36" office:value-type="float" office:value="7.44626432291667">
            <text:p>7.45</text:p>
          </table:table-cell>
          <table:table-cell table:formula="of:=[.E529]/(2*3.1415)" office:value-type="float" office:value="1.06324208180805">
            <text:p>1.06</text:p>
          </table:table-cell>
          <table:table-cell table:formula="of:=[.F529]*6.28/[.$K$1]" office:value-type="float" office:value="6.68035">
            <text:p>6.68</text:p>
          </table:table-cell>
          <table:table-cell office:value-type="float" office:value="3404">
            <text:p>3404.00</text:p>
          </table:table-cell>
          <table:table-cell table:formula="of:=[.G528]+[.H529]*0.1" office:value-type="float" office:value="268.065515625">
            <text:p>268.07</text:p>
          </table:table-cell>
          <table:table-cell table:formula="of:=[.$H$5]+[.E529]*[.$I$5]/(2*3.14)" office:value-type="float" office:value="5.1595625">
            <text:p>5.16</text:p>
          </table:table-cell>
          <table:table-cell table:number-columns-repeated="3"/>
        </table:table-row>
        <table:table-row table:style-name="ro2">
          <table:table-cell table:formula="of:=6.28*[.B530]/3200" office:value-type="float" office:value="10.303125">
            <text:p>10.303125</text:p>
          </table:table-cell>
          <table:table-cell office:value-type="float" office:value="5250">
            <text:p>5250</text:p>
          </table:table-cell>
          <table:table-cell table:formula="of:=[.G530]/36" office:value-type="float" office:value="7.46059657118055">
            <text:p>7.46</text:p>
          </table:table-cell>
          <table:table-cell table:formula="of:=[.E530]/(2*3.1415)" office:value-type="float" office:value="1.06355443259589">
            <text:p>1.06</text:p>
          </table:table-cell>
          <table:table-cell table:formula="of:=[.F530]*6.28/[.$K$1]" office:value-type="float" office:value="6.6823125">
            <text:p>6.68</text:p>
          </table:table-cell>
          <table:table-cell office:value-type="float" office:value="3405">
            <text:p>3405.00</text:p>
          </table:table-cell>
          <table:table-cell table:formula="of:=[.G529]+[.H530]*0.1" office:value-type="float" office:value="268.5814765625">
            <text:p>268.58</text:p>
          </table:table-cell>
          <table:table-cell table:formula="of:=[.$H$5]+[.E530]*[.$I$5]/(2*3.14)" office:value-type="float" office:value="5.159609375">
            <text:p>5.16</text:p>
          </table:table-cell>
          <table:table-cell table:number-columns-repeated="3"/>
        </table:table-row>
        <table:table-row table:style-name="ro2">
          <table:table-cell table:formula="of:=6.28*[.B531]/3200" office:value-type="float" office:value="10.32275">
            <text:p>10.32275</text:p>
          </table:table-cell>
          <table:table-cell office:value-type="float" office:value="5260">
            <text:p>5260</text:p>
          </table:table-cell>
          <table:table-cell table:formula="of:=[.G531]/36" office:value-type="float" office:value="7.47492894965277">
            <text:p>7.47</text:p>
          </table:table-cell>
          <table:table-cell table:formula="of:=[.E531]/(2*3.1415)" office:value-type="float" office:value="1.06386678338373">
            <text:p>1.06</text:p>
          </table:table-cell>
          <table:table-cell table:formula="of:=[.F531]*6.28/[.$K$1]" office:value-type="float" office:value="6.684275">
            <text:p>6.68</text:p>
          </table:table-cell>
          <table:table-cell office:value-type="float" office:value="3406">
            <text:p>3406.00</text:p>
          </table:table-cell>
          <table:table-cell table:formula="of:=[.G530]+[.H531]*0.1" office:value-type="float" office:value="269.0974421875">
            <text:p>269.10</text:p>
          </table:table-cell>
          <table:table-cell table:formula="of:=[.$H$5]+[.E531]*[.$I$5]/(2*3.14)" office:value-type="float" office:value="5.15965625">
            <text:p>5.16</text:p>
          </table:table-cell>
          <table:table-cell table:number-columns-repeated="3"/>
        </table:table-row>
        <table:table-row table:style-name="ro2">
          <table:table-cell table:formula="of:=6.28*[.B532]/3200" office:value-type="float" office:value="10.342375">
            <text:p>10.342375</text:p>
          </table:table-cell>
          <table:table-cell office:value-type="float" office:value="5270">
            <text:p>5270</text:p>
          </table:table-cell>
          <table:table-cell table:formula="of:=[.G532]/36" office:value-type="float" office:value="7.48926145833333">
            <text:p>7.49</text:p>
          </table:table-cell>
          <table:table-cell table:formula="of:=[.E532]/(2*3.1415)" office:value-type="float" office:value="1.06417913417157">
            <text:p>1.06</text:p>
          </table:table-cell>
          <table:table-cell table:formula="of:=[.F532]*6.28/[.$K$1]" office:value-type="float" office:value="6.6862375">
            <text:p>6.69</text:p>
          </table:table-cell>
          <table:table-cell office:value-type="float" office:value="3407">
            <text:p>3407.00</text:p>
          </table:table-cell>
          <table:table-cell table:formula="of:=[.G531]+[.H532]*0.1" office:value-type="float" office:value="269.6134125">
            <text:p>269.61</text:p>
          </table:table-cell>
          <table:table-cell table:formula="of:=[.$H$5]+[.E532]*[.$I$5]/(2*3.14)" office:value-type="float" office:value="5.159703125">
            <text:p>5.16</text:p>
          </table:table-cell>
          <table:table-cell table:number-columns-repeated="3"/>
        </table:table-row>
        <table:table-row table:style-name="ro2">
          <table:table-cell table:formula="of:=6.28*[.B533]/3200" office:value-type="float" office:value="10.362">
            <text:p>10.362</text:p>
          </table:table-cell>
          <table:table-cell office:value-type="float" office:value="5280">
            <text:p>5280</text:p>
          </table:table-cell>
          <table:table-cell table:formula="of:=[.G533]/36" office:value-type="float" office:value="7.50359409722222">
            <text:p>7.50</text:p>
          </table:table-cell>
          <table:table-cell table:formula="of:=[.E533]/(2*3.1415)" office:value-type="float" office:value="1.06449148495941">
            <text:p>1.06</text:p>
          </table:table-cell>
          <table:table-cell table:formula="of:=[.F533]*6.28/[.$K$1]" office:value-type="float" office:value="6.6882">
            <text:p>6.69</text:p>
          </table:table-cell>
          <table:table-cell office:value-type="float" office:value="3408">
            <text:p>3408.00</text:p>
          </table:table-cell>
          <table:table-cell table:formula="of:=[.G532]+[.H533]*0.1" office:value-type="float" office:value="270.1293875">
            <text:p>270.13</text:p>
          </table:table-cell>
          <table:table-cell table:formula="of:=[.$H$5]+[.E533]*[.$I$5]/(2*3.14)" office:value-type="float" office:value="5.15975">
            <text:p>5.16</text:p>
          </table:table-cell>
          <table:table-cell table:number-columns-repeated="3"/>
        </table:table-row>
        <table:table-row table:style-name="ro2">
          <table:table-cell table:formula="of:=6.28*[.B534]/3200" office:value-type="float" office:value="10.381625">
            <text:p>10.381625</text:p>
          </table:table-cell>
          <table:table-cell office:value-type="float" office:value="5290">
            <text:p>5290</text:p>
          </table:table-cell>
          <table:table-cell table:formula="of:=[.G534]/36" office:value-type="float" office:value="7.51792686631944">
            <text:p>7.52</text:p>
          </table:table-cell>
          <table:table-cell table:formula="of:=[.E534]/(2*3.1415)" office:value-type="float" office:value="1.06480383574725">
            <text:p>1.06</text:p>
          </table:table-cell>
          <table:table-cell table:formula="of:=[.F534]*6.28/[.$K$1]" office:value-type="float" office:value="6.6901625">
            <text:p>6.69</text:p>
          </table:table-cell>
          <table:table-cell office:value-type="float" office:value="3409">
            <text:p>3409.00</text:p>
          </table:table-cell>
          <table:table-cell table:formula="of:=[.G533]+[.H534]*0.1" office:value-type="float" office:value="270.6453671875">
            <text:p>270.65</text:p>
          </table:table-cell>
          <table:table-cell table:formula="of:=[.$H$5]+[.E534]*[.$I$5]/(2*3.14)" office:value-type="float" office:value="5.159796875">
            <text:p>5.16</text:p>
          </table:table-cell>
          <table:table-cell table:number-columns-repeated="3"/>
        </table:table-row>
        <table:table-row table:style-name="ro2">
          <table:table-cell table:formula="of:=6.28*[.B535]/3200" office:value-type="float" office:value="10.40125">
            <text:p>10.40125</text:p>
          </table:table-cell>
          <table:table-cell office:value-type="float" office:value="5300">
            <text:p>5300</text:p>
          </table:table-cell>
          <table:table-cell table:formula="of:=[.G535]/36" office:value-type="float" office:value="7.532259765625">
            <text:p>7.53</text:p>
          </table:table-cell>
          <table:table-cell table:formula="of:=[.E535]/(2*3.1415)" office:value-type="float" office:value="1.06511618653509">
            <text:p>1.07</text:p>
          </table:table-cell>
          <table:table-cell table:formula="of:=[.F535]*6.28/[.$K$1]" office:value-type="float" office:value="6.692125">
            <text:p>6.69</text:p>
          </table:table-cell>
          <table:table-cell office:value-type="float" office:value="3410">
            <text:p>3410.00</text:p>
          </table:table-cell>
          <table:table-cell table:formula="of:=[.G534]+[.H535]*0.1" office:value-type="float" office:value="271.1613515625">
            <text:p>271.16</text:p>
          </table:table-cell>
          <table:table-cell table:formula="of:=[.$H$5]+[.E535]*[.$I$5]/(2*3.14)" office:value-type="float" office:value="5.15984375">
            <text:p>5.16</text:p>
          </table:table-cell>
          <table:table-cell table:number-columns-repeated="3"/>
        </table:table-row>
        <table:table-row table:style-name="ro2">
          <table:table-cell table:formula="of:=6.28*[.B536]/3200" office:value-type="float" office:value="10.420875">
            <text:p>10.420875</text:p>
          </table:table-cell>
          <table:table-cell office:value-type="float" office:value="5310">
            <text:p>5310</text:p>
          </table:table-cell>
          <table:table-cell table:formula="of:=[.G536]/36" office:value-type="float" office:value="7.54659279513889">
            <text:p>7.55</text:p>
          </table:table-cell>
          <table:table-cell table:formula="of:=[.E536]/(2*3.1415)" office:value-type="float" office:value="1.06542853732293">
            <text:p>1.07</text:p>
          </table:table-cell>
          <table:table-cell table:formula="of:=[.F536]*6.28/[.$K$1]" office:value-type="float" office:value="6.6940875">
            <text:p>6.69</text:p>
          </table:table-cell>
          <table:table-cell office:value-type="float" office:value="3411">
            <text:p>3411.00</text:p>
          </table:table-cell>
          <table:table-cell table:formula="of:=[.G535]+[.H536]*0.1" office:value-type="float" office:value="271.677340625">
            <text:p>271.68</text:p>
          </table:table-cell>
          <table:table-cell table:formula="of:=[.$H$5]+[.E536]*[.$I$5]/(2*3.14)" office:value-type="float" office:value="5.159890625">
            <text:p>5.16</text:p>
          </table:table-cell>
          <table:table-cell table:number-columns-repeated="3"/>
        </table:table-row>
        <table:table-row table:style-name="ro2">
          <table:table-cell table:formula="of:=6.28*[.B537]/3200" office:value-type="float" office:value="10.4405">
            <text:p>10.4405</text:p>
          </table:table-cell>
          <table:table-cell office:value-type="float" office:value="5320">
            <text:p>5320</text:p>
          </table:table-cell>
          <table:table-cell table:formula="of:=[.G537]/36" office:value-type="float" office:value="7.56092595486111">
            <text:p>7.56</text:p>
          </table:table-cell>
          <table:table-cell table:formula="of:=[.E537]/(2*3.1415)" office:value-type="float" office:value="1.06574088811078">
            <text:p>1.07</text:p>
          </table:table-cell>
          <table:table-cell table:formula="of:=[.F537]*6.28/[.$K$1]" office:value-type="float" office:value="6.69605">
            <text:p>6.70</text:p>
          </table:table-cell>
          <table:table-cell office:value-type="float" office:value="3412">
            <text:p>3412.00</text:p>
          </table:table-cell>
          <table:table-cell table:formula="of:=[.G536]+[.H537]*0.1" office:value-type="float" office:value="272.193334375">
            <text:p>272.19</text:p>
          </table:table-cell>
          <table:table-cell table:formula="of:=[.$H$5]+[.E537]*[.$I$5]/(2*3.14)" office:value-type="float" office:value="5.1599375">
            <text:p>5.16</text:p>
          </table:table-cell>
          <table:table-cell table:number-columns-repeated="3"/>
        </table:table-row>
        <table:table-row table:style-name="ro2">
          <table:table-cell table:formula="of:=6.28*[.B538]/3200" office:value-type="float" office:value="10.460125">
            <text:p>10.460125</text:p>
          </table:table-cell>
          <table:table-cell office:value-type="float" office:value="5330">
            <text:p>5330</text:p>
          </table:table-cell>
          <table:table-cell table:formula="of:=[.G538]/36" office:value-type="float" office:value="7.57525924479167">
            <text:p>7.58</text:p>
          </table:table-cell>
          <table:table-cell table:formula="of:=[.E538]/(2*3.1415)" office:value-type="float" office:value="1.06605323889862">
            <text:p>1.07</text:p>
          </table:table-cell>
          <table:table-cell table:formula="of:=[.F538]*6.28/[.$K$1]" office:value-type="float" office:value="6.6980125">
            <text:p>6.70</text:p>
          </table:table-cell>
          <table:table-cell office:value-type="float" office:value="3413">
            <text:p>3413.00</text:p>
          </table:table-cell>
          <table:table-cell table:formula="of:=[.G537]+[.H538]*0.1" office:value-type="float" office:value="272.7093328125">
            <text:p>272.71</text:p>
          </table:table-cell>
          <table:table-cell table:formula="of:=[.$H$5]+[.E538]*[.$I$5]/(2*3.14)" office:value-type="float" office:value="5.159984375">
            <text:p>5.16</text:p>
          </table:table-cell>
          <table:table-cell table:number-columns-repeated="3"/>
        </table:table-row>
        <table:table-row table:style-name="ro2">
          <table:table-cell table:formula="of:=6.28*[.B539]/3200" office:value-type="float" office:value="10.47975">
            <text:p>10.47975</text:p>
          </table:table-cell>
          <table:table-cell office:value-type="float" office:value="5340">
            <text:p>5340</text:p>
          </table:table-cell>
          <table:table-cell table:formula="of:=[.G539]/36" office:value-type="float" office:value="7.58959266493055">
            <text:p>7.59</text:p>
          </table:table-cell>
          <table:table-cell table:formula="of:=[.E539]/(2*3.1415)" office:value-type="float" office:value="1.06636558968646">
            <text:p>1.07</text:p>
          </table:table-cell>
          <table:table-cell table:formula="of:=[.F539]*6.28/[.$K$1]" office:value-type="float" office:value="6.699975">
            <text:p>6.70</text:p>
          </table:table-cell>
          <table:table-cell office:value-type="float" office:value="3414">
            <text:p>3414.00</text:p>
          </table:table-cell>
          <table:table-cell table:formula="of:=[.G538]+[.H539]*0.1" office:value-type="float" office:value="273.2253359375">
            <text:p>273.23</text:p>
          </table:table-cell>
          <table:table-cell table:formula="of:=[.$H$5]+[.E539]*[.$I$5]/(2*3.14)" office:value-type="float" office:value="5.16003125">
            <text:p>5.16</text:p>
          </table:table-cell>
          <table:table-cell table:number-columns-repeated="3"/>
        </table:table-row>
        <table:table-row table:style-name="ro2">
          <table:table-cell table:formula="of:=6.28*[.B540]/3200" office:value-type="float" office:value="10.499375">
            <text:p>10.499375</text:p>
          </table:table-cell>
          <table:table-cell office:value-type="float" office:value="5350">
            <text:p>5350</text:p>
          </table:table-cell>
          <table:table-cell table:formula="of:=[.G540]/36" office:value-type="float" office:value="7.60392621527778">
            <text:p>7.60</text:p>
          </table:table-cell>
          <table:table-cell table:formula="of:=[.E540]/(2*3.1415)" office:value-type="float" office:value="1.0666779404743">
            <text:p>1.07</text:p>
          </table:table-cell>
          <table:table-cell table:formula="of:=[.F540]*6.28/[.$K$1]" office:value-type="float" office:value="6.7019375">
            <text:p>6.70</text:p>
          </table:table-cell>
          <table:table-cell office:value-type="float" office:value="3415">
            <text:p>3415.00</text:p>
          </table:table-cell>
          <table:table-cell table:formula="of:=[.G539]+[.H540]*0.1" office:value-type="float" office:value="273.74134375">
            <text:p>273.74</text:p>
          </table:table-cell>
          <table:table-cell table:formula="of:=[.$H$5]+[.E540]*[.$I$5]/(2*3.14)" office:value-type="float" office:value="5.160078125">
            <text:p>5.16</text:p>
          </table:table-cell>
          <table:table-cell table:number-columns-repeated="3"/>
        </table:table-row>
        <table:table-row table:style-name="ro2">
          <table:table-cell table:formula="of:=6.28*[.B541]/3200" office:value-type="float" office:value="10.519">
            <text:p>10.519</text:p>
          </table:table-cell>
          <table:table-cell office:value-type="float" office:value="5360">
            <text:p>5360</text:p>
          </table:table-cell>
          <table:table-cell table:formula="of:=[.G541]/36" office:value-type="float" office:value="7.61825989583333">
            <text:p>7.62</text:p>
          </table:table-cell>
          <table:table-cell table:formula="of:=[.E541]/(2*3.1415)" office:value-type="float" office:value="1.06699029126214">
            <text:p>1.07</text:p>
          </table:table-cell>
          <table:table-cell table:formula="of:=[.F541]*6.28/[.$K$1]" office:value-type="float" office:value="6.7039">
            <text:p>6.70</text:p>
          </table:table-cell>
          <table:table-cell office:value-type="float" office:value="3416">
            <text:p>3416.00</text:p>
          </table:table-cell>
          <table:table-cell table:formula="of:=[.G540]+[.H541]*0.1" office:value-type="float" office:value="274.25735625">
            <text:p>274.26</text:p>
          </table:table-cell>
          <table:table-cell table:formula="of:=[.$H$5]+[.E541]*[.$I$5]/(2*3.14)" office:value-type="float" office:value="5.160125">
            <text:p>5.16</text:p>
          </table:table-cell>
          <table:table-cell table:number-columns-repeated="3"/>
        </table:table-row>
        <table:table-row table:style-name="ro2">
          <table:table-cell table:formula="of:=6.28*[.B542]/3200" office:value-type="float" office:value="10.538625">
            <text:p>10.538625</text:p>
          </table:table-cell>
          <table:table-cell office:value-type="float" office:value="5370">
            <text:p>5370</text:p>
          </table:table-cell>
          <table:table-cell table:formula="of:=[.G542]/36" office:value-type="float" office:value="7.63259370659722">
            <text:p>7.63</text:p>
          </table:table-cell>
          <table:table-cell table:formula="of:=[.E542]/(2*3.1415)" office:value-type="float" office:value="1.06730264204998">
            <text:p>1.07</text:p>
          </table:table-cell>
          <table:table-cell table:formula="of:=[.F542]*6.28/[.$K$1]" office:value-type="float" office:value="6.7058625">
            <text:p>6.71</text:p>
          </table:table-cell>
          <table:table-cell office:value-type="float" office:value="3417">
            <text:p>3417.00</text:p>
          </table:table-cell>
          <table:table-cell table:formula="of:=[.G541]+[.H542]*0.1" office:value-type="float" office:value="274.7733734375">
            <text:p>274.77</text:p>
          </table:table-cell>
          <table:table-cell table:formula="of:=[.$H$5]+[.E542]*[.$I$5]/(2*3.14)" office:value-type="float" office:value="5.160171875">
            <text:p>5.16</text:p>
          </table:table-cell>
          <table:table-cell table:number-columns-repeated="3"/>
        </table:table-row>
        <table:table-row table:style-name="ro2">
          <table:table-cell table:formula="of:=6.28*[.B543]/3200" office:value-type="float" office:value="10.55825">
            <text:p>10.55825</text:p>
          </table:table-cell>
          <table:table-cell office:value-type="float" office:value="5380">
            <text:p>5380</text:p>
          </table:table-cell>
          <table:table-cell table:formula="of:=[.G543]/36" office:value-type="float" office:value="7.64692764756944">
            <text:p>7.65</text:p>
          </table:table-cell>
          <table:table-cell table:formula="of:=[.E543]/(2*3.1415)" office:value-type="float" office:value="1.06761499283782">
            <text:p>1.07</text:p>
          </table:table-cell>
          <table:table-cell table:formula="of:=[.F543]*6.28/[.$K$1]" office:value-type="float" office:value="6.707825">
            <text:p>6.71</text:p>
          </table:table-cell>
          <table:table-cell office:value-type="float" office:value="3418">
            <text:p>3418.00</text:p>
          </table:table-cell>
          <table:table-cell table:formula="of:=[.G542]+[.H543]*0.1" office:value-type="float" office:value="275.2893953125">
            <text:p>275.29</text:p>
          </table:table-cell>
          <table:table-cell table:formula="of:=[.$H$5]+[.E543]*[.$I$5]/(2*3.14)" office:value-type="float" office:value="5.16021875">
            <text:p>5.16</text:p>
          </table:table-cell>
          <table:table-cell table:number-columns-repeated="3"/>
        </table:table-row>
        <table:table-row table:style-name="ro2">
          <table:table-cell table:formula="of:=6.28*[.B544]/3200" office:value-type="float" office:value="10.577875">
            <text:p>10.577875</text:p>
          </table:table-cell>
          <table:table-cell office:value-type="float" office:value="5390">
            <text:p>5390</text:p>
          </table:table-cell>
          <table:table-cell table:formula="of:=[.G544]/36" office:value-type="float" office:value="7.66126171875">
            <text:p>7.66</text:p>
          </table:table-cell>
          <table:table-cell table:formula="of:=[.E544]/(2*3.1415)" office:value-type="float" office:value="1.06792734362566">
            <text:p>1.07</text:p>
          </table:table-cell>
          <table:table-cell table:formula="of:=[.F544]*6.28/[.$K$1]" office:value-type="float" office:value="6.7097875">
            <text:p>6.71</text:p>
          </table:table-cell>
          <table:table-cell office:value-type="float" office:value="3419">
            <text:p>3419.00</text:p>
          </table:table-cell>
          <table:table-cell table:formula="of:=[.G543]+[.H544]*0.1" office:value-type="float" office:value="275.805421875">
            <text:p>275.81</text:p>
          </table:table-cell>
          <table:table-cell table:formula="of:=[.$H$5]+[.E544]*[.$I$5]/(2*3.14)" office:value-type="float" office:value="5.160265625">
            <text:p>5.16</text:p>
          </table:table-cell>
          <table:table-cell table:number-columns-repeated="3"/>
        </table:table-row>
        <table:table-row table:style-name="ro2">
          <table:table-cell table:formula="of:=6.28*[.B545]/3200" office:value-type="float" office:value="10.5975">
            <text:p>10.5975</text:p>
          </table:table-cell>
          <table:table-cell office:value-type="float" office:value="5400">
            <text:p>5400</text:p>
          </table:table-cell>
          <table:table-cell table:formula="of:=[.G545]/36" office:value-type="float" office:value="7.67559592013889">
            <text:p>7.68</text:p>
          </table:table-cell>
          <table:table-cell table:formula="of:=[.E545]/(2*3.1415)" office:value-type="float" office:value="1.0682396944135">
            <text:p>1.07</text:p>
          </table:table-cell>
          <table:table-cell table:formula="of:=[.F545]*6.28/[.$K$1]" office:value-type="float" office:value="6.71175">
            <text:p>6.71</text:p>
          </table:table-cell>
          <table:table-cell office:value-type="float" office:value="3420">
            <text:p>3420.00</text:p>
          </table:table-cell>
          <table:table-cell table:formula="of:=[.G544]+[.H545]*0.1" office:value-type="float" office:value="276.321453125">
            <text:p>276.32</text:p>
          </table:table-cell>
          <table:table-cell table:formula="of:=[.$H$5]+[.E545]*[.$I$5]/(2*3.14)" office:value-type="float" office:value="5.1603125">
            <text:p>5.16</text:p>
          </table:table-cell>
          <table:table-cell table:number-columns-repeated="3"/>
        </table:table-row>
        <table:table-row table:style-name="ro2">
          <table:table-cell table:formula="of:=6.28*[.B546]/3200" office:value-type="float" office:value="10.617125">
            <text:p>10.617125</text:p>
          </table:table-cell>
          <table:table-cell office:value-type="float" office:value="5410">
            <text:p>5410</text:p>
          </table:table-cell>
          <table:table-cell table:formula="of:=[.G546]/36" office:value-type="float" office:value="7.68993025173611">
            <text:p>7.69</text:p>
          </table:table-cell>
          <table:table-cell table:formula="of:=[.E546]/(2*3.1415)" office:value-type="float" office:value="1.06855204520134">
            <text:p>1.07</text:p>
          </table:table-cell>
          <table:table-cell table:formula="of:=[.F546]*6.28/[.$K$1]" office:value-type="float" office:value="6.7137125">
            <text:p>6.71</text:p>
          </table:table-cell>
          <table:table-cell office:value-type="float" office:value="3421">
            <text:p>3421.00</text:p>
          </table:table-cell>
          <table:table-cell table:formula="of:=[.G545]+[.H546]*0.1" office:value-type="float" office:value="276.8374890625">
            <text:p>276.84</text:p>
          </table:table-cell>
          <table:table-cell table:formula="of:=[.$H$5]+[.E546]*[.$I$5]/(2*3.14)" office:value-type="float" office:value="5.160359375">
            <text:p>5.16</text:p>
          </table:table-cell>
          <table:table-cell table:number-columns-repeated="3"/>
        </table:table-row>
        <table:table-row table:style-name="ro2">
          <table:table-cell table:formula="of:=6.28*[.B547]/3200" office:value-type="float" office:value="10.63675">
            <text:p>10.63675</text:p>
          </table:table-cell>
          <table:table-cell office:value-type="float" office:value="5420">
            <text:p>5420</text:p>
          </table:table-cell>
          <table:table-cell table:formula="of:=[.G547]/36" office:value-type="float" office:value="7.70426471354167">
            <text:p>7.70</text:p>
          </table:table-cell>
          <table:table-cell table:formula="of:=[.E547]/(2*3.1415)" office:value-type="float" office:value="1.06886439598918">
            <text:p>1.07</text:p>
          </table:table-cell>
          <table:table-cell table:formula="of:=[.F547]*6.28/[.$K$1]" office:value-type="float" office:value="6.715675">
            <text:p>6.72</text:p>
          </table:table-cell>
          <table:table-cell office:value-type="float" office:value="3422">
            <text:p>3422.00</text:p>
          </table:table-cell>
          <table:table-cell table:formula="of:=[.G546]+[.H547]*0.1" office:value-type="float" office:value="277.3535296875">
            <text:p>277.35</text:p>
          </table:table-cell>
          <table:table-cell table:formula="of:=[.$H$5]+[.E547]*[.$I$5]/(2*3.14)" office:value-type="float" office:value="5.16040625">
            <text:p>5.16</text:p>
          </table:table-cell>
          <table:table-cell table:number-columns-repeated="3"/>
        </table:table-row>
        <table:table-row table:style-name="ro2">
          <table:table-cell table:formula="of:=6.28*[.B548]/3200" office:value-type="float" office:value="10.656375">
            <text:p>10.656375</text:p>
          </table:table-cell>
          <table:table-cell office:value-type="float" office:value="5430">
            <text:p>5430</text:p>
          </table:table-cell>
          <table:table-cell table:formula="of:=[.G548]/36" office:value-type="float" office:value="7.71859930555555">
            <text:p>7.72</text:p>
          </table:table-cell>
          <table:table-cell table:formula="of:=[.E548]/(2*3.1415)" office:value-type="float" office:value="1.06917674677702">
            <text:p>1.07</text:p>
          </table:table-cell>
          <table:table-cell table:formula="of:=[.F548]*6.28/[.$K$1]" office:value-type="float" office:value="6.7176375">
            <text:p>6.72</text:p>
          </table:table-cell>
          <table:table-cell office:value-type="float" office:value="3423">
            <text:p>3423.00</text:p>
          </table:table-cell>
          <table:table-cell table:formula="of:=[.G547]+[.H548]*0.1" office:value-type="float" office:value="277.869575">
            <text:p>277.87</text:p>
          </table:table-cell>
          <table:table-cell table:formula="of:=[.$H$5]+[.E548]*[.$I$5]/(2*3.14)" office:value-type="float" office:value="5.160453125">
            <text:p>5.16</text:p>
          </table:table-cell>
          <table:table-cell table:number-columns-repeated="3"/>
        </table:table-row>
        <table:table-row table:style-name="ro2">
          <table:table-cell table:formula="of:=6.28*[.B549]/3200" office:value-type="float" office:value="10.676">
            <text:p>10.676</text:p>
          </table:table-cell>
          <table:table-cell office:value-type="float" office:value="5440">
            <text:p>5440</text:p>
          </table:table-cell>
          <table:table-cell table:formula="of:=[.G549]/36" office:value-type="float" office:value="7.73293402777778">
            <text:p>7.73</text:p>
          </table:table-cell>
          <table:table-cell table:formula="of:=[.E549]/(2*3.1415)" office:value-type="float" office:value="1.06948909756486">
            <text:p>1.07</text:p>
          </table:table-cell>
          <table:table-cell table:formula="of:=[.F549]*6.28/[.$K$1]" office:value-type="float" office:value="6.7196">
            <text:p>6.72</text:p>
          </table:table-cell>
          <table:table-cell office:value-type="float" office:value="3424">
            <text:p>3424.00</text:p>
          </table:table-cell>
          <table:table-cell table:formula="of:=[.G548]+[.H549]*0.1" office:value-type="float" office:value="278.385625">
            <text:p>278.39</text:p>
          </table:table-cell>
          <table:table-cell table:formula="of:=[.$H$5]+[.E549]*[.$I$5]/(2*3.14)" office:value-type="float" office:value="5.1605">
            <text:p>5.16</text:p>
          </table:table-cell>
          <table:table-cell table:number-columns-repeated="3"/>
        </table:table-row>
        <table:table-row table:style-name="ro2">
          <table:table-cell table:formula="of:=6.28*[.B550]/3200" office:value-type="float" office:value="10.695625">
            <text:p>10.695625</text:p>
          </table:table-cell>
          <table:table-cell office:value-type="float" office:value="5450">
            <text:p>5450</text:p>
          </table:table-cell>
          <table:table-cell table:formula="of:=[.G550]/36" office:value-type="float" office:value="7.74726888020833">
            <text:p>7.75</text:p>
          </table:table-cell>
          <table:table-cell table:formula="of:=[.E550]/(2*3.1415)" office:value-type="float" office:value="1.0698014483527">
            <text:p>1.07</text:p>
          </table:table-cell>
          <table:table-cell table:formula="of:=[.F550]*6.28/[.$K$1]" office:value-type="float" office:value="6.7215625">
            <text:p>6.72</text:p>
          </table:table-cell>
          <table:table-cell office:value-type="float" office:value="3425">
            <text:p>3425.00</text:p>
          </table:table-cell>
          <table:table-cell table:formula="of:=[.G549]+[.H550]*0.1" office:value-type="float" office:value="278.9016796875">
            <text:p>278.90</text:p>
          </table:table-cell>
          <table:table-cell table:formula="of:=[.$H$5]+[.E550]*[.$I$5]/(2*3.14)" office:value-type="float" office:value="5.160546875">
            <text:p>5.16</text:p>
          </table:table-cell>
          <table:table-cell table:number-columns-repeated="3"/>
        </table:table-row>
        <table:table-row table:style-name="ro2">
          <table:table-cell table:formula="of:=6.28*[.B551]/3200" office:value-type="float" office:value="10.71525">
            <text:p>10.71525</text:p>
          </table:table-cell>
          <table:table-cell office:value-type="float" office:value="5460">
            <text:p>5460</text:p>
          </table:table-cell>
          <table:table-cell table:formula="of:=[.G551]/36" office:value-type="float" office:value="7.76160386284722">
            <text:p>7.76</text:p>
          </table:table-cell>
          <table:table-cell table:formula="of:=[.E551]/(2*3.1415)" office:value-type="float" office:value="1.07011379914054">
            <text:p>1.07</text:p>
          </table:table-cell>
          <table:table-cell table:formula="of:=[.F551]*6.28/[.$K$1]" office:value-type="float" office:value="6.723525">
            <text:p>6.72</text:p>
          </table:table-cell>
          <table:table-cell office:value-type="float" office:value="3426">
            <text:p>3426.00</text:p>
          </table:table-cell>
          <table:table-cell table:formula="of:=[.G550]+[.H551]*0.1" office:value-type="float" office:value="279.4177390625">
            <text:p>279.42</text:p>
          </table:table-cell>
          <table:table-cell table:formula="of:=[.$H$5]+[.E551]*[.$I$5]/(2*3.14)" office:value-type="float" office:value="5.16059375">
            <text:p>5.16</text:p>
          </table:table-cell>
          <table:table-cell table:number-columns-repeated="3"/>
        </table:table-row>
        <table:table-row table:style-name="ro2">
          <table:table-cell table:formula="of:=6.28*[.B552]/3200" office:value-type="float" office:value="10.734875">
            <text:p>10.734875</text:p>
          </table:table-cell>
          <table:table-cell office:value-type="float" office:value="5470">
            <text:p>5470</text:p>
          </table:table-cell>
          <table:table-cell table:formula="of:=[.G552]/36" office:value-type="float" office:value="7.77593897569444">
            <text:p>7.78</text:p>
          </table:table-cell>
          <table:table-cell table:formula="of:=[.E552]/(2*3.1415)" office:value-type="float" office:value="1.07042614992838">
            <text:p>1.07</text:p>
          </table:table-cell>
          <table:table-cell table:formula="of:=[.F552]*6.28/[.$K$1]" office:value-type="float" office:value="6.7254875">
            <text:p>6.73</text:p>
          </table:table-cell>
          <table:table-cell office:value-type="float" office:value="3427">
            <text:p>3427.00</text:p>
          </table:table-cell>
          <table:table-cell table:formula="of:=[.G551]+[.H552]*0.1" office:value-type="float" office:value="279.933803125">
            <text:p>279.93</text:p>
          </table:table-cell>
          <table:table-cell table:formula="of:=[.$H$5]+[.E552]*[.$I$5]/(2*3.14)" office:value-type="float" office:value="5.160640625">
            <text:p>5.16</text:p>
          </table:table-cell>
          <table:table-cell table:number-columns-repeated="3"/>
        </table:table-row>
        <table:table-row table:style-name="ro2">
          <table:table-cell table:formula="of:=6.28*[.B553]/3200" office:value-type="float" office:value="10.7545">
            <text:p>10.7545</text:p>
          </table:table-cell>
          <table:table-cell office:value-type="float" office:value="5480">
            <text:p>5480</text:p>
          </table:table-cell>
          <table:table-cell table:formula="of:=[.G553]/36" office:value-type="float" office:value="7.79027421875">
            <text:p>7.79</text:p>
          </table:table-cell>
          <table:table-cell table:formula="of:=[.E553]/(2*3.1415)" office:value-type="float" office:value="1.07073850071622">
            <text:p>1.07</text:p>
          </table:table-cell>
          <table:table-cell table:formula="of:=[.F553]*6.28/[.$K$1]" office:value-type="float" office:value="6.72745">
            <text:p>6.73</text:p>
          </table:table-cell>
          <table:table-cell office:value-type="float" office:value="3428">
            <text:p>3428.00</text:p>
          </table:table-cell>
          <table:table-cell table:formula="of:=[.G552]+[.H553]*0.1" office:value-type="float" office:value="280.449871875">
            <text:p>280.45</text:p>
          </table:table-cell>
          <table:table-cell table:formula="of:=[.$H$5]+[.E553]*[.$I$5]/(2*3.14)" office:value-type="float" office:value="5.1606875">
            <text:p>5.16</text:p>
          </table:table-cell>
          <table:table-cell table:number-columns-repeated="3"/>
        </table:table-row>
        <table:table-row table:style-name="ro2">
          <table:table-cell table:formula="of:=6.28*[.B554]/3200" office:value-type="float" office:value="10.774125">
            <text:p>10.774125</text:p>
          </table:table-cell>
          <table:table-cell office:value-type="float" office:value="5490">
            <text:p>5490</text:p>
          </table:table-cell>
          <table:table-cell table:formula="of:=[.G554]/36" office:value-type="float" office:value="7.80460959201389">
            <text:p>7.80</text:p>
          </table:table-cell>
          <table:table-cell table:formula="of:=[.E554]/(2*3.1415)" office:value-type="float" office:value="1.07105085150406">
            <text:p>1.07</text:p>
          </table:table-cell>
          <table:table-cell table:formula="of:=[.F554]*6.28/[.$K$1]" office:value-type="float" office:value="6.7294125">
            <text:p>6.73</text:p>
          </table:table-cell>
          <table:table-cell office:value-type="float" office:value="3429">
            <text:p>3429.00</text:p>
          </table:table-cell>
          <table:table-cell table:formula="of:=[.G553]+[.H554]*0.1" office:value-type="float" office:value="280.9659453125">
            <text:p>280.97</text:p>
          </table:table-cell>
          <table:table-cell table:formula="of:=[.$H$5]+[.E554]*[.$I$5]/(2*3.14)" office:value-type="float" office:value="5.160734375">
            <text:p>5.16</text:p>
          </table:table-cell>
          <table:table-cell table:number-columns-repeated="3"/>
        </table:table-row>
        <table:table-row table:style-name="ro2">
          <table:table-cell table:formula="of:=6.28*[.B555]/3200" office:value-type="float" office:value="10.79375">
            <text:p>10.79375</text:p>
          </table:table-cell>
          <table:table-cell office:value-type="float" office:value="5500">
            <text:p>5500</text:p>
          </table:table-cell>
          <table:table-cell table:formula="of:=[.G555]/36" office:value-type="float" office:value="7.81894509548611">
            <text:p>7.82</text:p>
          </table:table-cell>
          <table:table-cell table:formula="of:=[.E555]/(2*3.1415)" office:value-type="float" office:value="1.0713632022919">
            <text:p>1.07</text:p>
          </table:table-cell>
          <table:table-cell table:formula="of:=[.F555]*6.28/[.$K$1]" office:value-type="float" office:value="6.731375">
            <text:p>6.73</text:p>
          </table:table-cell>
          <table:table-cell office:value-type="float" office:value="3430">
            <text:p>3430.00</text:p>
          </table:table-cell>
          <table:table-cell table:formula="of:=[.G554]+[.H555]*0.1" office:value-type="float" office:value="281.4820234375">
            <text:p>281.48</text:p>
          </table:table-cell>
          <table:table-cell table:formula="of:=[.$H$5]+[.E555]*[.$I$5]/(2*3.14)" office:value-type="float" office:value="5.16078125">
            <text:p>5.16</text:p>
          </table:table-cell>
          <table:table-cell table:number-columns-repeated="3"/>
        </table:table-row>
        <table:table-row table:style-name="ro2">
          <table:table-cell table:formula="of:=6.28*[.B556]/3200" office:value-type="float" office:value="10.813375">
            <text:p>10.813375</text:p>
          </table:table-cell>
          <table:table-cell office:value-type="float" office:value="5510">
            <text:p>5510</text:p>
          </table:table-cell>
          <table:table-cell table:formula="of:=[.G556]/36" office:value-type="float" office:value="7.83328072916666">
            <text:p>7.83</text:p>
          </table:table-cell>
          <table:table-cell table:formula="of:=[.E556]/(2*3.1415)" office:value-type="float" office:value="1.07167555307974">
            <text:p>1.07</text:p>
          </table:table-cell>
          <table:table-cell table:formula="of:=[.F556]*6.28/[.$K$1]" office:value-type="float" office:value="6.7333375">
            <text:p>6.73</text:p>
          </table:table-cell>
          <table:table-cell office:value-type="float" office:value="3431">
            <text:p>3431.00</text:p>
          </table:table-cell>
          <table:table-cell table:formula="of:=[.G555]+[.H556]*0.1" office:value-type="float" office:value="281.99810625">
            <text:p>282.00</text:p>
          </table:table-cell>
          <table:table-cell table:formula="of:=[.$H$5]+[.E556]*[.$I$5]/(2*3.14)" office:value-type="float" office:value="5.160828125">
            <text:p>5.16</text:p>
          </table:table-cell>
          <table:table-cell table:number-columns-repeated="3"/>
        </table:table-row>
        <table:table-row table:style-name="ro2">
          <table:table-cell table:formula="of:=6.28*[.B557]/3200" office:value-type="float" office:value="10.833">
            <text:p>10.833</text:p>
          </table:table-cell>
          <table:table-cell office:value-type="float" office:value="5520">
            <text:p>5520</text:p>
          </table:table-cell>
          <table:table-cell table:formula="of:=[.G557]/36" office:value-type="float" office:value="7.84761649305555">
            <text:p>7.85</text:p>
          </table:table-cell>
          <table:table-cell table:formula="of:=[.E557]/(2*3.1415)" office:value-type="float" office:value="1.07198790386758">
            <text:p>1.07</text:p>
          </table:table-cell>
          <table:table-cell table:formula="of:=[.F557]*6.28/[.$K$1]" office:value-type="float" office:value="6.7353">
            <text:p>6.74</text:p>
          </table:table-cell>
          <table:table-cell office:value-type="float" office:value="3432">
            <text:p>3432.00</text:p>
          </table:table-cell>
          <table:table-cell table:formula="of:=[.G556]+[.H557]*0.1" office:value-type="float" office:value="282.51419375">
            <text:p>282.51</text:p>
          </table:table-cell>
          <table:table-cell table:formula="of:=[.$H$5]+[.E557]*[.$I$5]/(2*3.14)" office:value-type="float" office:value="5.160875">
            <text:p>5.16</text:p>
          </table:table-cell>
          <table:table-cell table:number-columns-repeated="3"/>
        </table:table-row>
        <table:table-row table:style-name="ro2">
          <table:table-cell table:formula="of:=6.28*[.B558]/3200" office:value-type="float" office:value="10.852625">
            <text:p>10.852625</text:p>
          </table:table-cell>
          <table:table-cell office:value-type="float" office:value="5530">
            <text:p>5530</text:p>
          </table:table-cell>
          <table:table-cell table:formula="of:=[.G558]/36" office:value-type="float" office:value="7.86195238715278">
            <text:p>7.86</text:p>
          </table:table-cell>
          <table:table-cell table:formula="of:=[.E558]/(2*3.1415)" office:value-type="float" office:value="1.07230025465542">
            <text:p>1.07</text:p>
          </table:table-cell>
          <table:table-cell table:formula="of:=[.F558]*6.28/[.$K$1]" office:value-type="float" office:value="6.7372625">
            <text:p>6.74</text:p>
          </table:table-cell>
          <table:table-cell office:value-type="float" office:value="3433">
            <text:p>3433.00</text:p>
          </table:table-cell>
          <table:table-cell table:formula="of:=[.G557]+[.H558]*0.1" office:value-type="float" office:value="283.0302859375">
            <text:p>283.03</text:p>
          </table:table-cell>
          <table:table-cell table:formula="of:=[.$H$5]+[.E558]*[.$I$5]/(2*3.14)" office:value-type="float" office:value="5.160921875">
            <text:p>5.16</text:p>
          </table:table-cell>
          <table:table-cell table:number-columns-repeated="3"/>
        </table:table-row>
        <table:table-row table:style-name="ro2">
          <table:table-cell table:formula="of:=6.28*[.B559]/3200" office:value-type="float" office:value="10.87225">
            <text:p>10.87225</text:p>
          </table:table-cell>
          <table:table-cell office:value-type="float" office:value="5540">
            <text:p>5540</text:p>
          </table:table-cell>
          <table:table-cell table:formula="of:=[.G559]/36" office:value-type="float" office:value="7.87628841145833">
            <text:p>7.88</text:p>
          </table:table-cell>
          <table:table-cell table:formula="of:=[.E559]/(2*3.1415)" office:value-type="float" office:value="1.07261260544326">
            <text:p>1.07</text:p>
          </table:table-cell>
          <table:table-cell table:formula="of:=[.F559]*6.28/[.$K$1]" office:value-type="float" office:value="6.739225">
            <text:p>6.74</text:p>
          </table:table-cell>
          <table:table-cell office:value-type="float" office:value="3434">
            <text:p>3434.00</text:p>
          </table:table-cell>
          <table:table-cell table:formula="of:=[.G558]+[.H559]*0.1" office:value-type="float" office:value="283.5463828125">
            <text:p>283.55</text:p>
          </table:table-cell>
          <table:table-cell table:formula="of:=[.$H$5]+[.E559]*[.$I$5]/(2*3.14)" office:value-type="float" office:value="5.16096875">
            <text:p>5.16</text:p>
          </table:table-cell>
          <table:table-cell table:number-columns-repeated="3"/>
        </table:table-row>
        <table:table-row table:style-name="ro2">
          <table:table-cell table:formula="of:=6.28*[.B560]/3200" office:value-type="float" office:value="10.891875">
            <text:p>10.891875</text:p>
          </table:table-cell>
          <table:table-cell office:value-type="float" office:value="5550">
            <text:p>5550</text:p>
          </table:table-cell>
          <table:table-cell table:formula="of:=[.G560]/36" office:value-type="float" office:value="7.89062456597222">
            <text:p>7.89</text:p>
          </table:table-cell>
          <table:table-cell table:formula="of:=[.E560]/(2*3.1415)" office:value-type="float" office:value="1.0729249562311">
            <text:p>1.07</text:p>
          </table:table-cell>
          <table:table-cell table:formula="of:=[.F560]*6.28/[.$K$1]" office:value-type="float" office:value="6.7411875">
            <text:p>6.74</text:p>
          </table:table-cell>
          <table:table-cell office:value-type="float" office:value="3435">
            <text:p>3435.00</text:p>
          </table:table-cell>
          <table:table-cell table:formula="of:=[.G559]+[.H560]*0.1" office:value-type="float" office:value="284.062484375">
            <text:p>284.06</text:p>
          </table:table-cell>
          <table:table-cell table:formula="of:=[.$H$5]+[.E560]*[.$I$5]/(2*3.14)" office:value-type="float" office:value="5.161015625">
            <text:p>5.16</text:p>
          </table:table-cell>
          <table:table-cell table:number-columns-repeated="3"/>
        </table:table-row>
        <table:table-row table:style-name="ro2">
          <table:table-cell table:formula="of:=6.28*[.B561]/3200" office:value-type="float" office:value="10.9115">
            <text:p>10.9115</text:p>
          </table:table-cell>
          <table:table-cell office:value-type="float" office:value="5560">
            <text:p>5560</text:p>
          </table:table-cell>
          <table:table-cell table:formula="of:=[.G561]/36" office:value-type="float" office:value="7.90496085069444">
            <text:p>7.90</text:p>
          </table:table-cell>
          <table:table-cell table:formula="of:=[.E561]/(2*3.1415)" office:value-type="float" office:value="1.07323730701894">
            <text:p>1.07</text:p>
          </table:table-cell>
          <table:table-cell table:formula="of:=[.F561]*6.28/[.$K$1]" office:value-type="float" office:value="6.74315">
            <text:p>6.74</text:p>
          </table:table-cell>
          <table:table-cell office:value-type="float" office:value="3436">
            <text:p>3436.00</text:p>
          </table:table-cell>
          <table:table-cell table:formula="of:=[.G560]+[.H561]*0.1" office:value-type="float" office:value="284.578590625">
            <text:p>284.58</text:p>
          </table:table-cell>
          <table:table-cell table:formula="of:=[.$H$5]+[.E561]*[.$I$5]/(2*3.14)" office:value-type="float" office:value="5.1610625">
            <text:p>5.16</text:p>
          </table:table-cell>
          <table:table-cell table:number-columns-repeated="3"/>
        </table:table-row>
        <table:table-row table:style-name="ro2">
          <table:table-cell table:formula="of:=6.28*[.B562]/3200" office:value-type="float" office:value="10.931125">
            <text:p>10.931125</text:p>
          </table:table-cell>
          <table:table-cell office:value-type="float" office:value="5570">
            <text:p>5570</text:p>
          </table:table-cell>
          <table:table-cell table:formula="of:=[.G562]/36" office:value-type="float" office:value="7.919297265625">
            <text:p>7.92</text:p>
          </table:table-cell>
          <table:table-cell table:formula="of:=[.E562]/(2*3.1415)" office:value-type="float" office:value="1.07354965780678">
            <text:p>1.07</text:p>
          </table:table-cell>
          <table:table-cell table:formula="of:=[.F562]*6.28/[.$K$1]" office:value-type="float" office:value="6.7451125">
            <text:p>6.75</text:p>
          </table:table-cell>
          <table:table-cell office:value-type="float" office:value="3437">
            <text:p>3437.00</text:p>
          </table:table-cell>
          <table:table-cell table:formula="of:=[.G561]+[.H562]*0.1" office:value-type="float" office:value="285.0947015625">
            <text:p>285.09</text:p>
          </table:table-cell>
          <table:table-cell table:formula="of:=[.$H$5]+[.E562]*[.$I$5]/(2*3.14)" office:value-type="float" office:value="5.161109375">
            <text:p>5.16</text:p>
          </table:table-cell>
          <table:table-cell table:number-columns-repeated="3"/>
        </table:table-row>
        <table:table-row table:style-name="ro2">
          <table:table-cell table:formula="of:=6.28*[.B563]/3200" office:value-type="float" office:value="10.95075">
            <text:p>10.95075</text:p>
          </table:table-cell>
          <table:table-cell office:value-type="float" office:value="5580">
            <text:p>5580</text:p>
          </table:table-cell>
          <table:table-cell table:formula="of:=[.G563]/36" office:value-type="float" office:value="7.93363381076389">
            <text:p>7.93</text:p>
          </table:table-cell>
          <table:table-cell table:formula="of:=[.E563]/(2*3.1415)" office:value-type="float" office:value="1.07386200859462">
            <text:p>1.07</text:p>
          </table:table-cell>
          <table:table-cell table:formula="of:=[.F563]*6.28/[.$K$1]" office:value-type="float" office:value="6.747075">
            <text:p>6.75</text:p>
          </table:table-cell>
          <table:table-cell office:value-type="float" office:value="3438">
            <text:p>3438.00</text:p>
          </table:table-cell>
          <table:table-cell table:formula="of:=[.G562]+[.H563]*0.1" office:value-type="float" office:value="285.6108171875">
            <text:p>285.61</text:p>
          </table:table-cell>
          <table:table-cell table:formula="of:=[.$H$5]+[.E563]*[.$I$5]/(2*3.14)" office:value-type="float" office:value="5.16115625">
            <text:p>5.16</text:p>
          </table:table-cell>
          <table:table-cell table:number-columns-repeated="3"/>
        </table:table-row>
        <table:table-row table:style-name="ro2">
          <table:table-cell table:formula="of:=6.28*[.B564]/3200" office:value-type="float" office:value="10.970375">
            <text:p>10.970375</text:p>
          </table:table-cell>
          <table:table-cell office:value-type="float" office:value="5590">
            <text:p>5590</text:p>
          </table:table-cell>
          <table:table-cell table:formula="of:=[.G564]/36" office:value-type="float" office:value="7.94797048611111">
            <text:p>7.95</text:p>
          </table:table-cell>
          <table:table-cell table:formula="of:=[.E564]/(2*3.1415)" office:value-type="float" office:value="1.07417435938246">
            <text:p>1.07</text:p>
          </table:table-cell>
          <table:table-cell table:formula="of:=[.F564]*6.28/[.$K$1]" office:value-type="float" office:value="6.7490375">
            <text:p>6.75</text:p>
          </table:table-cell>
          <table:table-cell office:value-type="float" office:value="3439">
            <text:p>3439.00</text:p>
          </table:table-cell>
          <table:table-cell table:formula="of:=[.G563]+[.H564]*0.1" office:value-type="float" office:value="286.1269375">
            <text:p>286.13</text:p>
          </table:table-cell>
          <table:table-cell table:formula="of:=[.$H$5]+[.E564]*[.$I$5]/(2*3.14)" office:value-type="float" office:value="5.161203125">
            <text:p>5.16</text:p>
          </table:table-cell>
          <table:table-cell table:number-columns-repeated="3"/>
        </table:table-row>
        <table:table-row table:style-name="ro2">
          <table:table-cell table:formula="of:=6.28*[.B565]/3200" office:value-type="float" office:value="10.99">
            <text:p>10.99</text:p>
          </table:table-cell>
          <table:table-cell office:value-type="float" office:value="5600">
            <text:p>5600</text:p>
          </table:table-cell>
          <table:table-cell table:formula="of:=[.G565]/36" office:value-type="float" office:value="7.96230729166667">
            <text:p>7.96</text:p>
          </table:table-cell>
          <table:table-cell table:formula="of:=[.E565]/(2*3.1415)" office:value-type="float" office:value="1.0744867101703">
            <text:p>1.07</text:p>
          </table:table-cell>
          <table:table-cell table:formula="of:=[.F565]*6.28/[.$K$1]" office:value-type="float" office:value="6.751">
            <text:p>6.75</text:p>
          </table:table-cell>
          <table:table-cell office:value-type="float" office:value="3440">
            <text:p>3440.00</text:p>
          </table:table-cell>
          <table:table-cell table:formula="of:=[.G564]+[.H565]*0.1" office:value-type="float" office:value="286.6430625">
            <text:p>286.64</text:p>
          </table:table-cell>
          <table:table-cell table:formula="of:=[.$H$5]+[.E565]*[.$I$5]/(2*3.14)" office:value-type="float" office:value="5.16125">
            <text:p>5.16</text:p>
          </table:table-cell>
          <table:table-cell table:number-columns-repeated="3"/>
        </table:table-row>
        <table:table-row table:style-name="ro2">
          <table:table-cell table:formula="of:=6.28*[.B566]/3200" office:value-type="float" office:value="11.009625">
            <text:p>11.009625</text:p>
          </table:table-cell>
          <table:table-cell office:value-type="float" office:value="5610">
            <text:p>5610</text:p>
          </table:table-cell>
          <table:table-cell table:formula="of:=[.G566]/36" office:value-type="float" office:value="7.97664422743055">
            <text:p>7.98</text:p>
          </table:table-cell>
          <table:table-cell table:formula="of:=[.E566]/(2*3.1415)" office:value-type="float" office:value="1.07479906095814">
            <text:p>1.07</text:p>
          </table:table-cell>
          <table:table-cell table:formula="of:=[.F566]*6.28/[.$K$1]" office:value-type="float" office:value="6.7529625">
            <text:p>6.75</text:p>
          </table:table-cell>
          <table:table-cell office:value-type="float" office:value="3441">
            <text:p>3441.00</text:p>
          </table:table-cell>
          <table:table-cell table:formula="of:=[.G565]+[.H566]*0.1" office:value-type="float" office:value="287.1591921875">
            <text:p>287.16</text:p>
          </table:table-cell>
          <table:table-cell table:formula="of:=[.$H$5]+[.E566]*[.$I$5]/(2*3.14)" office:value-type="float" office:value="5.161296875">
            <text:p>5.16</text:p>
          </table:table-cell>
          <table:table-cell table:number-columns-repeated="3"/>
        </table:table-row>
        <table:table-row table:style-name="ro2">
          <table:table-cell table:formula="of:=6.28*[.B567]/3200" office:value-type="float" office:value="11.02925">
            <text:p>11.02925</text:p>
          </table:table-cell>
          <table:table-cell office:value-type="float" office:value="5620">
            <text:p>5620</text:p>
          </table:table-cell>
          <table:table-cell table:formula="of:=[.G567]/36" office:value-type="float" office:value="7.99098129340277">
            <text:p>7.99</text:p>
          </table:table-cell>
          <table:table-cell table:formula="of:=[.E567]/(2*3.1415)" office:value-type="float" office:value="1.07511141174598">
            <text:p>1.08</text:p>
          </table:table-cell>
          <table:table-cell table:formula="of:=[.F567]*6.28/[.$K$1]" office:value-type="float" office:value="6.754925">
            <text:p>6.75</text:p>
          </table:table-cell>
          <table:table-cell office:value-type="float" office:value="3442">
            <text:p>3442.00</text:p>
          </table:table-cell>
          <table:table-cell table:formula="of:=[.G566]+[.H567]*0.1" office:value-type="float" office:value="287.6753265625">
            <text:p>287.68</text:p>
          </table:table-cell>
          <table:table-cell table:formula="of:=[.$H$5]+[.E567]*[.$I$5]/(2*3.14)" office:value-type="float" office:value="5.16134375">
            <text:p>5.16</text:p>
          </table:table-cell>
          <table:table-cell table:number-columns-repeated="3"/>
        </table:table-row>
        <table:table-row table:style-name="ro2">
          <table:table-cell table:formula="of:=6.28*[.B568]/3200" office:value-type="float" office:value="11.048875">
            <text:p>11.048875</text:p>
          </table:table-cell>
          <table:table-cell office:value-type="float" office:value="5630">
            <text:p>5630</text:p>
          </table:table-cell>
          <table:table-cell table:formula="of:=[.G568]/36" office:value-type="float" office:value="8.00531848958333">
            <text:p>8.01</text:p>
          </table:table-cell>
          <table:table-cell table:formula="of:=[.E568]/(2*3.1415)" office:value-type="float" office:value="1.07542376253382">
            <text:p>1.08</text:p>
          </table:table-cell>
          <table:table-cell table:formula="of:=[.F568]*6.28/[.$K$1]" office:value-type="float" office:value="6.7568875">
            <text:p>6.76</text:p>
          </table:table-cell>
          <table:table-cell office:value-type="float" office:value="3443">
            <text:p>3443.00</text:p>
          </table:table-cell>
          <table:table-cell table:formula="of:=[.G567]+[.H568]*0.1" office:value-type="float" office:value="288.191465625">
            <text:p>288.19</text:p>
          </table:table-cell>
          <table:table-cell table:formula="of:=[.$H$5]+[.E568]*[.$I$5]/(2*3.14)" office:value-type="float" office:value="5.161390625">
            <text:p>5.16</text:p>
          </table:table-cell>
          <table:table-cell table:number-columns-repeated="3"/>
        </table:table-row>
        <table:table-row table:style-name="ro2">
          <table:table-cell table:formula="of:=6.28*[.B569]/3200" office:value-type="float" office:value="11.0685">
            <text:p>11.0685</text:p>
          </table:table-cell>
          <table:table-cell office:value-type="float" office:value="5640">
            <text:p>5640</text:p>
          </table:table-cell>
          <table:table-cell table:formula="of:=[.G569]/36" office:value-type="float" office:value="8.01965581597222">
            <text:p>8.02</text:p>
          </table:table-cell>
          <table:table-cell table:formula="of:=[.E569]/(2*3.1415)" office:value-type="float" office:value="1.07573611332166">
            <text:p>1.08</text:p>
          </table:table-cell>
          <table:table-cell table:formula="of:=[.F569]*6.28/[.$K$1]" office:value-type="float" office:value="6.75885">
            <text:p>6.76</text:p>
          </table:table-cell>
          <table:table-cell office:value-type="float" office:value="3444">
            <text:p>3444.00</text:p>
          </table:table-cell>
          <table:table-cell table:formula="of:=[.G568]+[.H569]*0.1" office:value-type="float" office:value="288.707609375">
            <text:p>288.71</text:p>
          </table:table-cell>
          <table:table-cell table:formula="of:=[.$H$5]+[.E569]*[.$I$5]/(2*3.14)" office:value-type="float" office:value="5.1614375">
            <text:p>5.16</text:p>
          </table:table-cell>
          <table:table-cell table:number-columns-repeated="3"/>
        </table:table-row>
        <table:table-row table:style-name="ro2">
          <table:table-cell table:formula="of:=6.28*[.B570]/3200" office:value-type="float" office:value="11.088125">
            <text:p>11.088125</text:p>
          </table:table-cell>
          <table:table-cell office:value-type="float" office:value="5650">
            <text:p>5650</text:p>
          </table:table-cell>
          <table:table-cell table:formula="of:=[.G570]/36" office:value-type="float" office:value="8.03399327256944">
            <text:p>8.03</text:p>
          </table:table-cell>
          <table:table-cell table:formula="of:=[.E570]/(2*3.1415)" office:value-type="float" office:value="1.0760484641095">
            <text:p>1.08</text:p>
          </table:table-cell>
          <table:table-cell table:formula="of:=[.F570]*6.28/[.$K$1]" office:value-type="float" office:value="6.7608125">
            <text:p>6.76</text:p>
          </table:table-cell>
          <table:table-cell office:value-type="float" office:value="3445">
            <text:p>3445.00</text:p>
          </table:table-cell>
          <table:table-cell table:formula="of:=[.G569]+[.H570]*0.1" office:value-type="float" office:value="289.2237578125">
            <text:p>289.22</text:p>
          </table:table-cell>
          <table:table-cell table:formula="of:=[.$H$5]+[.E570]*[.$I$5]/(2*3.14)" office:value-type="float" office:value="5.161484375">
            <text:p>5.16</text:p>
          </table:table-cell>
          <table:table-cell table:number-columns-repeated="3"/>
        </table:table-row>
        <table:table-row table:style-name="ro2">
          <table:table-cell table:formula="of:=6.28*[.B571]/3200" office:value-type="float" office:value="11.10775">
            <text:p>11.10775</text:p>
          </table:table-cell>
          <table:table-cell office:value-type="float" office:value="5660">
            <text:p>5660</text:p>
          </table:table-cell>
          <table:table-cell table:formula="of:=[.G571]/36" office:value-type="float" office:value="8.048330859375">
            <text:p>8.05</text:p>
          </table:table-cell>
          <table:table-cell table:formula="of:=[.E571]/(2*3.1415)" office:value-type="float" office:value="1.07636081489734">
            <text:p>1.08</text:p>
          </table:table-cell>
          <table:table-cell table:formula="of:=[.F571]*6.28/[.$K$1]" office:value-type="float" office:value="6.762775">
            <text:p>6.76</text:p>
          </table:table-cell>
          <table:table-cell office:value-type="float" office:value="3446">
            <text:p>3446.00</text:p>
          </table:table-cell>
          <table:table-cell table:formula="of:=[.G570]+[.H571]*0.1" office:value-type="float" office:value="289.7399109375">
            <text:p>289.74</text:p>
          </table:table-cell>
          <table:table-cell table:formula="of:=[.$H$5]+[.E571]*[.$I$5]/(2*3.14)" office:value-type="float" office:value="5.16153125">
            <text:p>5.16</text:p>
          </table:table-cell>
          <table:table-cell table:number-columns-repeated="3"/>
        </table:table-row>
        <table:table-row table:style-name="ro2">
          <table:table-cell table:formula="of:=6.28*[.B572]/3200" office:value-type="float" office:value="11.127375">
            <text:p>11.127375</text:p>
          </table:table-cell>
          <table:table-cell office:value-type="float" office:value="5670">
            <text:p>5670</text:p>
          </table:table-cell>
          <table:table-cell table:formula="of:=[.G572]/36" office:value-type="float" office:value="8.06266857638889">
            <text:p>8.06</text:p>
          </table:table-cell>
          <table:table-cell table:formula="of:=[.E572]/(2*3.1415)" office:value-type="float" office:value="1.07667316568518">
            <text:p>1.08</text:p>
          </table:table-cell>
          <table:table-cell table:formula="of:=[.F572]*6.28/[.$K$1]" office:value-type="float" office:value="6.7647375">
            <text:p>6.76</text:p>
          </table:table-cell>
          <table:table-cell office:value-type="float" office:value="3447">
            <text:p>3447.00</text:p>
          </table:table-cell>
          <table:table-cell table:formula="of:=[.G571]+[.H572]*0.1" office:value-type="float" office:value="290.25606875">
            <text:p>290.26</text:p>
          </table:table-cell>
          <table:table-cell table:formula="of:=[.$H$5]+[.E572]*[.$I$5]/(2*3.14)" office:value-type="float" office:value="5.161578125">
            <text:p>5.16</text:p>
          </table:table-cell>
          <table:table-cell table:number-columns-repeated="3"/>
        </table:table-row>
        <table:table-row table:style-name="ro2">
          <table:table-cell table:formula="of:=6.28*[.B573]/3200" office:value-type="float" office:value="11.147">
            <text:p>11.147</text:p>
          </table:table-cell>
          <table:table-cell office:value-type="float" office:value="5680">
            <text:p>5680</text:p>
          </table:table-cell>
          <table:table-cell table:formula="of:=[.G573]/36" office:value-type="float" office:value="8.07700642361111">
            <text:p>8.08</text:p>
          </table:table-cell>
          <table:table-cell table:formula="of:=[.E573]/(2*3.1415)" office:value-type="float" office:value="1.07698551647302">
            <text:p>1.08</text:p>
          </table:table-cell>
          <table:table-cell table:formula="of:=[.F573]*6.28/[.$K$1]" office:value-type="float" office:value="6.7667">
            <text:p>6.77</text:p>
          </table:table-cell>
          <table:table-cell office:value-type="float" office:value="3448">
            <text:p>3448.00</text:p>
          </table:table-cell>
          <table:table-cell table:formula="of:=[.G572]+[.H573]*0.1" office:value-type="float" office:value="290.77223125">
            <text:p>290.77</text:p>
          </table:table-cell>
          <table:table-cell table:formula="of:=[.$H$5]+[.E573]*[.$I$5]/(2*3.14)" office:value-type="float" office:value="5.161625">
            <text:p>5.16</text:p>
          </table:table-cell>
          <table:table-cell table:number-columns-repeated="3"/>
        </table:table-row>
        <table:table-row table:style-name="ro2">
          <table:table-cell table:formula="of:=6.28*[.B574]/3200" office:value-type="float" office:value="11.166625">
            <text:p>11.166625</text:p>
          </table:table-cell>
          <table:table-cell office:value-type="float" office:value="5690">
            <text:p>5690</text:p>
          </table:table-cell>
          <table:table-cell table:formula="of:=[.G574]/36" office:value-type="float" office:value="8.09134440104167">
            <text:p>8.09</text:p>
          </table:table-cell>
          <table:table-cell table:formula="of:=[.E574]/(2*3.1415)" office:value-type="float" office:value="1.07729786726086">
            <text:p>1.08</text:p>
          </table:table-cell>
          <table:table-cell table:formula="of:=[.F574]*6.28/[.$K$1]" office:value-type="float" office:value="6.7686625">
            <text:p>6.77</text:p>
          </table:table-cell>
          <table:table-cell office:value-type="float" office:value="3449">
            <text:p>3449.00</text:p>
          </table:table-cell>
          <table:table-cell table:formula="of:=[.G573]+[.H574]*0.1" office:value-type="float" office:value="291.2883984375">
            <text:p>291.29</text:p>
          </table:table-cell>
          <table:table-cell table:formula="of:=[.$H$5]+[.E574]*[.$I$5]/(2*3.14)" office:value-type="float" office:value="5.161671875">
            <text:p>5.16</text:p>
          </table:table-cell>
          <table:table-cell table:number-columns-repeated="3"/>
        </table:table-row>
        <table:table-row table:style-name="ro2">
          <table:table-cell table:formula="of:=6.28*[.B575]/3200" office:value-type="float" office:value="11.18625">
            <text:p>11.18625</text:p>
          </table:table-cell>
          <table:table-cell office:value-type="float" office:value="5700">
            <text:p>5700</text:p>
          </table:table-cell>
          <table:table-cell table:formula="of:=[.G575]/36" office:value-type="float" office:value="8.10568250868055">
            <text:p>8.11</text:p>
          </table:table-cell>
          <table:table-cell table:formula="of:=[.E575]/(2*3.1415)" office:value-type="float" office:value="1.0776102180487">
            <text:p>1.08</text:p>
          </table:table-cell>
          <table:table-cell table:formula="of:=[.F575]*6.28/[.$K$1]" office:value-type="float" office:value="6.770625">
            <text:p>6.77</text:p>
          </table:table-cell>
          <table:table-cell office:value-type="float" office:value="3450">
            <text:p>3450.00</text:p>
          </table:table-cell>
          <table:table-cell table:formula="of:=[.G574]+[.H575]*0.1" office:value-type="float" office:value="291.8045703125">
            <text:p>291.80</text:p>
          </table:table-cell>
          <table:table-cell table:formula="of:=[.$H$5]+[.E575]*[.$I$5]/(2*3.14)" office:value-type="float" office:value="5.16171875">
            <text:p>5.16</text:p>
          </table:table-cell>
          <table:table-cell table:number-columns-repeated="3"/>
        </table:table-row>
        <table:table-row table:style-name="ro2">
          <table:table-cell table:formula="of:=6.28*[.B576]/3200" office:value-type="float" office:value="11.205875">
            <text:p>11.205875</text:p>
          </table:table-cell>
          <table:table-cell office:value-type="float" office:value="5710">
            <text:p>5710</text:p>
          </table:table-cell>
          <table:table-cell table:formula="of:=[.G576]/36" office:value-type="float" office:value="8.12002074652778">
            <text:p>8.12</text:p>
          </table:table-cell>
          <table:table-cell table:formula="of:=[.E576]/(2*3.1415)" office:value-type="float" office:value="1.07792256883654">
            <text:p>1.08</text:p>
          </table:table-cell>
          <table:table-cell table:formula="of:=[.F576]*6.28/[.$K$1]" office:value-type="float" office:value="6.7725875">
            <text:p>6.77</text:p>
          </table:table-cell>
          <table:table-cell office:value-type="float" office:value="3451">
            <text:p>3451.00</text:p>
          </table:table-cell>
          <table:table-cell table:formula="of:=[.G575]+[.H576]*0.1" office:value-type="float" office:value="292.320746875">
            <text:p>292.32</text:p>
          </table:table-cell>
          <table:table-cell table:formula="of:=[.$H$5]+[.E576]*[.$I$5]/(2*3.14)" office:value-type="float" office:value="5.161765625">
            <text:p>5.16</text:p>
          </table:table-cell>
          <table:table-cell table:number-columns-repeated="3"/>
        </table:table-row>
        <table:table-row table:style-name="ro2">
          <table:table-cell table:formula="of:=6.28*[.B577]/3200" office:value-type="float" office:value="11.2255">
            <text:p>11.2255</text:p>
          </table:table-cell>
          <table:table-cell office:value-type="float" office:value="5720">
            <text:p>5720</text:p>
          </table:table-cell>
          <table:table-cell table:formula="of:=[.G577]/36" office:value-type="float" office:value="8.13435911458333">
            <text:p>8.13</text:p>
          </table:table-cell>
          <table:table-cell table:formula="of:=[.E577]/(2*3.1415)" office:value-type="float" office:value="1.07823491962438">
            <text:p>1.08</text:p>
          </table:table-cell>
          <table:table-cell table:formula="of:=[.F577]*6.28/[.$K$1]" office:value-type="float" office:value="6.77455">
            <text:p>6.77</text:p>
          </table:table-cell>
          <table:table-cell office:value-type="float" office:value="3452">
            <text:p>3452.00</text:p>
          </table:table-cell>
          <table:table-cell table:formula="of:=[.G576]+[.H577]*0.1" office:value-type="float" office:value="292.836928125">
            <text:p>292.84</text:p>
          </table:table-cell>
          <table:table-cell table:formula="of:=[.$H$5]+[.E577]*[.$I$5]/(2*3.14)" office:value-type="float" office:value="5.1618125">
            <text:p>5.16</text:p>
          </table:table-cell>
          <table:table-cell table:number-columns-repeated="3"/>
        </table:table-row>
        <table:table-row table:style-name="ro2">
          <table:table-cell table:formula="of:=6.28*[.B578]/3200" office:value-type="float" office:value="11.245125">
            <text:p>11.245125</text:p>
          </table:table-cell>
          <table:table-cell office:value-type="float" office:value="5730">
            <text:p>5730</text:p>
          </table:table-cell>
          <table:table-cell table:formula="of:=[.G578]/36" office:value-type="float" office:value="8.14869761284722">
            <text:p>8.15</text:p>
          </table:table-cell>
          <table:table-cell table:formula="of:=[.E578]/(2*3.1415)" office:value-type="float" office:value="1.07854727041222">
            <text:p>1.08</text:p>
          </table:table-cell>
          <table:table-cell table:formula="of:=[.F578]*6.28/[.$K$1]" office:value-type="float" office:value="6.7765125">
            <text:p>6.78</text:p>
          </table:table-cell>
          <table:table-cell office:value-type="float" office:value="3453">
            <text:p>3453.00</text:p>
          </table:table-cell>
          <table:table-cell table:formula="of:=[.G577]+[.H578]*0.1" office:value-type="float" office:value="293.3531140625">
            <text:p>293.35</text:p>
          </table:table-cell>
          <table:table-cell table:formula="of:=[.$H$5]+[.E578]*[.$I$5]/(2*3.14)" office:value-type="float" office:value="5.161859375">
            <text:p>5.16</text:p>
          </table:table-cell>
          <table:table-cell table:number-columns-repeated="3"/>
        </table:table-row>
        <table:table-row table:style-name="ro2">
          <table:table-cell table:formula="of:=6.28*[.B579]/3200" office:value-type="float" office:value="11.26475">
            <text:p>11.26475</text:p>
          </table:table-cell>
          <table:table-cell office:value-type="float" office:value="5740">
            <text:p>5740</text:p>
          </table:table-cell>
          <table:table-cell table:formula="of:=[.G579]/36" office:value-type="float" office:value="8.16303624131944">
            <text:p>8.16</text:p>
          </table:table-cell>
          <table:table-cell table:formula="of:=[.E579]/(2*3.1415)" office:value-type="float" office:value="1.07885962120006">
            <text:p>1.08</text:p>
          </table:table-cell>
          <table:table-cell table:formula="of:=[.F579]*6.28/[.$K$1]" office:value-type="float" office:value="6.778475">
            <text:p>6.78</text:p>
          </table:table-cell>
          <table:table-cell office:value-type="float" office:value="3454">
            <text:p>3454.00</text:p>
          </table:table-cell>
          <table:table-cell table:formula="of:=[.G578]+[.H579]*0.1" office:value-type="float" office:value="293.8693046875">
            <text:p>293.87</text:p>
          </table:table-cell>
          <table:table-cell table:formula="of:=[.$H$5]+[.E579]*[.$I$5]/(2*3.14)" office:value-type="float" office:value="5.16190625">
            <text:p>5.16</text:p>
          </table:table-cell>
          <table:table-cell table:number-columns-repeated="3"/>
        </table:table-row>
        <table:table-row table:style-name="ro2">
          <table:table-cell table:formula="of:=6.28*[.B580]/3200" office:value-type="float" office:value="11.284375">
            <text:p>11.284375</text:p>
          </table:table-cell>
          <table:table-cell office:value-type="float" office:value="5750">
            <text:p>5750</text:p>
          </table:table-cell>
          <table:table-cell table:formula="of:=[.G580]/36" office:value-type="float" office:value="8.177375">
            <text:p>8.18</text:p>
          </table:table-cell>
          <table:table-cell table:formula="of:=[.E580]/(2*3.1415)" office:value-type="float" office:value="1.0791719719879">
            <text:p>1.08</text:p>
          </table:table-cell>
          <table:table-cell table:formula="of:=[.F580]*6.28/[.$K$1]" office:value-type="float" office:value="6.7804375">
            <text:p>6.78</text:p>
          </table:table-cell>
          <table:table-cell office:value-type="float" office:value="3455">
            <text:p>3455.00</text:p>
          </table:table-cell>
          <table:table-cell table:formula="of:=[.G579]+[.H580]*0.1" office:value-type="float" office:value="294.3855">
            <text:p>294.39</text:p>
          </table:table-cell>
          <table:table-cell table:formula="of:=[.$H$5]+[.E580]*[.$I$5]/(2*3.14)" office:value-type="float" office:value="5.161953125">
            <text:p>5.16</text:p>
          </table:table-cell>
          <table:table-cell table:number-columns-repeated="3"/>
        </table:table-row>
        <table:table-row table:style-name="ro2">
          <table:table-cell table:formula="of:=6.28*[.B581]/3200" office:value-type="float" office:value="11.304">
            <text:p>11.304</text:p>
          </table:table-cell>
          <table:table-cell office:value-type="float" office:value="5760">
            <text:p>5760</text:p>
          </table:table-cell>
          <table:table-cell table:formula="of:=[.G581]/36" office:value-type="float" office:value="8.19171388888889">
            <text:p>8.19</text:p>
          </table:table-cell>
          <table:table-cell table:formula="of:=[.E581]/(2*3.1415)" office:value-type="float" office:value="1.07948432277574">
            <text:p>1.08</text:p>
          </table:table-cell>
          <table:table-cell table:formula="of:=[.F581]*6.28/[.$K$1]" office:value-type="float" office:value="6.7824">
            <text:p>6.78</text:p>
          </table:table-cell>
          <table:table-cell office:value-type="float" office:value="3456">
            <text:p>3456.00</text:p>
          </table:table-cell>
          <table:table-cell table:formula="of:=[.G580]+[.H581]*0.1" office:value-type="float" office:value="294.9017">
            <text:p>294.90</text:p>
          </table:table-cell>
          <table:table-cell table:formula="of:=[.$H$5]+[.E581]*[.$I$5]/(2*3.14)" office:value-type="float" office:value="5.162">
            <text:p>5.16</text:p>
          </table:table-cell>
          <table:table-cell table:number-columns-repeated="3"/>
        </table:table-row>
        <table:table-row table:style-name="ro2">
          <table:table-cell table:formula="of:=6.28*[.B582]/3200" office:value-type="float" office:value="11.323625">
            <text:p>11.323625</text:p>
          </table:table-cell>
          <table:table-cell office:value-type="float" office:value="5770">
            <text:p>5770</text:p>
          </table:table-cell>
          <table:table-cell table:formula="of:=[.G582]/36" office:value-type="float" office:value="8.20605290798611">
            <text:p>8.21</text:p>
          </table:table-cell>
          <table:table-cell table:formula="of:=[.E582]/(2*3.1415)" office:value-type="float" office:value="1.07979667356358">
            <text:p>1.08</text:p>
          </table:table-cell>
          <table:table-cell table:formula="of:=[.F582]*6.28/[.$K$1]" office:value-type="float" office:value="6.7843625">
            <text:p>6.78</text:p>
          </table:table-cell>
          <table:table-cell office:value-type="float" office:value="3457">
            <text:p>3457.00</text:p>
          </table:table-cell>
          <table:table-cell table:formula="of:=[.G581]+[.H582]*0.1" office:value-type="float" office:value="295.4179046875">
            <text:p>295.42</text:p>
          </table:table-cell>
          <table:table-cell table:formula="of:=[.$H$5]+[.E582]*[.$I$5]/(2*3.14)" office:value-type="float" office:value="5.162046875">
            <text:p>5.16</text:p>
          </table:table-cell>
          <table:table-cell table:number-columns-repeated="3"/>
        </table:table-row>
        <table:table-row table:style-name="ro2">
          <table:table-cell table:formula="of:=6.28*[.B583]/3200" office:value-type="float" office:value="11.34325">
            <text:p>11.34325</text:p>
          </table:table-cell>
          <table:table-cell office:value-type="float" office:value="5780">
            <text:p>5780</text:p>
          </table:table-cell>
          <table:table-cell table:formula="of:=[.G583]/36" office:value-type="float" office:value="8.22039205729167">
            <text:p>8.22</text:p>
          </table:table-cell>
          <table:table-cell table:formula="of:=[.E583]/(2*3.1415)" office:value-type="float" office:value="1.08010902435142">
            <text:p>1.08</text:p>
          </table:table-cell>
          <table:table-cell table:formula="of:=[.F583]*6.28/[.$K$1]" office:value-type="float" office:value="6.786325">
            <text:p>6.79</text:p>
          </table:table-cell>
          <table:table-cell office:value-type="float" office:value="3458">
            <text:p>3458.00</text:p>
          </table:table-cell>
          <table:table-cell table:formula="of:=[.G582]+[.H583]*0.1" office:value-type="float" office:value="295.9341140625">
            <text:p>295.93</text:p>
          </table:table-cell>
          <table:table-cell table:formula="of:=[.$H$5]+[.E583]*[.$I$5]/(2*3.14)" office:value-type="float" office:value="5.16209375">
            <text:p>5.16</text:p>
          </table:table-cell>
          <table:table-cell table:number-columns-repeated="3"/>
        </table:table-row>
        <table:table-row table:style-name="ro2">
          <table:table-cell table:formula="of:=6.28*[.B584]/3200" office:value-type="float" office:value="11.362875">
            <text:p>11.362875</text:p>
          </table:table-cell>
          <table:table-cell office:value-type="float" office:value="5790">
            <text:p>5790</text:p>
          </table:table-cell>
          <table:table-cell table:formula="of:=[.G584]/36" office:value-type="float" office:value="8.23473133680555">
            <text:p>8.23</text:p>
          </table:table-cell>
          <table:table-cell table:formula="of:=[.E584]/(2*3.1415)" office:value-type="float" office:value="1.08042137513926">
            <text:p>1.08</text:p>
          </table:table-cell>
          <table:table-cell table:formula="of:=[.F584]*6.28/[.$K$1]" office:value-type="float" office:value="6.7882875">
            <text:p>6.79</text:p>
          </table:table-cell>
          <table:table-cell office:value-type="float" office:value="3459">
            <text:p>3459.00</text:p>
          </table:table-cell>
          <table:table-cell table:formula="of:=[.G583]+[.H584]*0.1" office:value-type="float" office:value="296.450328125">
            <text:p>296.45</text:p>
          </table:table-cell>
          <table:table-cell table:formula="of:=[.$H$5]+[.E584]*[.$I$5]/(2*3.14)" office:value-type="float" office:value="5.162140625">
            <text:p>5.16</text:p>
          </table:table-cell>
          <table:table-cell table:number-columns-repeated="3"/>
        </table:table-row>
        <table:table-row table:style-name="ro2">
          <table:table-cell table:formula="of:=6.28*[.B585]/3200" office:value-type="float" office:value="11.3825">
            <text:p>11.3825</text:p>
          </table:table-cell>
          <table:table-cell office:value-type="float" office:value="5800">
            <text:p>5800</text:p>
          </table:table-cell>
          <table:table-cell table:formula="of:=[.G585]/36" office:value-type="float" office:value="8.24907074652778">
            <text:p>8.25</text:p>
          </table:table-cell>
          <table:table-cell table:formula="of:=[.E585]/(2*3.1415)" office:value-type="float" office:value="1.0807337259271">
            <text:p>1.08</text:p>
          </table:table-cell>
          <table:table-cell table:formula="of:=[.F585]*6.28/[.$K$1]" office:value-type="float" office:value="6.79025">
            <text:p>6.79</text:p>
          </table:table-cell>
          <table:table-cell office:value-type="float" office:value="3460">
            <text:p>3460.00</text:p>
          </table:table-cell>
          <table:table-cell table:formula="of:=[.G584]+[.H585]*0.1" office:value-type="float" office:value="296.966546875">
            <text:p>296.97</text:p>
          </table:table-cell>
          <table:table-cell table:formula="of:=[.$H$5]+[.E585]*[.$I$5]/(2*3.14)" office:value-type="float" office:value="5.1621875">
            <text:p>5.16</text:p>
          </table:table-cell>
          <table:table-cell table:number-columns-repeated="3"/>
        </table:table-row>
        <table:table-row table:style-name="ro2">
          <table:table-cell table:formula="of:=6.28*[.B586]/3200" office:value-type="float" office:value="11.402125">
            <text:p>11.402125</text:p>
          </table:table-cell>
          <table:table-cell office:value-type="float" office:value="5810">
            <text:p>5810</text:p>
          </table:table-cell>
          <table:table-cell table:formula="of:=[.G586]/36" office:value-type="float" office:value="8.26341028645833">
            <text:p>8.26</text:p>
          </table:table-cell>
          <table:table-cell table:formula="of:=[.E586]/(2*3.1415)" office:value-type="float" office:value="1.08104607671495">
            <text:p>1.08</text:p>
          </table:table-cell>
          <table:table-cell table:formula="of:=[.F586]*6.28/[.$K$1]" office:value-type="float" office:value="6.7922125">
            <text:p>6.79</text:p>
          </table:table-cell>
          <table:table-cell office:value-type="float" office:value="3461">
            <text:p>3461.00</text:p>
          </table:table-cell>
          <table:table-cell table:formula="of:=[.G585]+[.H586]*0.1" office:value-type="float" office:value="297.4827703125">
            <text:p>297.48</text:p>
          </table:table-cell>
          <table:table-cell table:formula="of:=[.$H$5]+[.E586]*[.$I$5]/(2*3.14)" office:value-type="float" office:value="5.162234375">
            <text:p>5.16</text:p>
          </table:table-cell>
          <table:table-cell table:number-columns-repeated="3"/>
        </table:table-row>
        <table:table-row table:style-name="ro2">
          <table:table-cell table:formula="of:=6.28*[.B587]/3200" office:value-type="float" office:value="11.42175">
            <text:p>11.42175</text:p>
          </table:table-cell>
          <table:table-cell office:value-type="float" office:value="5820">
            <text:p>5820</text:p>
          </table:table-cell>
          <table:table-cell table:formula="of:=[.G587]/36" office:value-type="float" office:value="8.27774995659722">
            <text:p>8.28</text:p>
          </table:table-cell>
          <table:table-cell table:formula="of:=[.E587]/(2*3.1415)" office:value-type="float" office:value="1.08135842750279">
            <text:p>1.08</text:p>
          </table:table-cell>
          <table:table-cell table:formula="of:=[.F587]*6.28/[.$K$1]" office:value-type="float" office:value="6.794175">
            <text:p>6.79</text:p>
          </table:table-cell>
          <table:table-cell office:value-type="float" office:value="3462">
            <text:p>3462.00</text:p>
          </table:table-cell>
          <table:table-cell table:formula="of:=[.G586]+[.H587]*0.1" office:value-type="float" office:value="297.9989984375">
            <text:p>298.00</text:p>
          </table:table-cell>
          <table:table-cell table:formula="of:=[.$H$5]+[.E587]*[.$I$5]/(2*3.14)" office:value-type="float" office:value="5.16228125">
            <text:p>5.16</text:p>
          </table:table-cell>
          <table:table-cell table:number-columns-repeated="3"/>
        </table:table-row>
        <table:table-row table:style-name="ro2">
          <table:table-cell table:formula="of:=6.28*[.B588]/3200" office:value-type="float" office:value="11.441375">
            <text:p>11.441375</text:p>
          </table:table-cell>
          <table:table-cell office:value-type="float" office:value="5830">
            <text:p>5830</text:p>
          </table:table-cell>
          <table:table-cell table:formula="of:=[.G588]/36" office:value-type="float" office:value="8.29208975694444">
            <text:p>8.29</text:p>
          </table:table-cell>
          <table:table-cell table:formula="of:=[.E588]/(2*3.1415)" office:value-type="float" office:value="1.08167077829063">
            <text:p>1.08</text:p>
          </table:table-cell>
          <table:table-cell table:formula="of:=[.F588]*6.28/[.$K$1]" office:value-type="float" office:value="6.7961375">
            <text:p>6.80</text:p>
          </table:table-cell>
          <table:table-cell office:value-type="float" office:value="3463">
            <text:p>3463.00</text:p>
          </table:table-cell>
          <table:table-cell table:formula="of:=[.G587]+[.H588]*0.1" office:value-type="float" office:value="298.51523125">
            <text:p>298.52</text:p>
          </table:table-cell>
          <table:table-cell table:formula="of:=[.$H$5]+[.E588]*[.$I$5]/(2*3.14)" office:value-type="float" office:value="5.162328125">
            <text:p>5.16</text:p>
          </table:table-cell>
          <table:table-cell table:number-columns-repeated="3"/>
        </table:table-row>
        <table:table-row table:style-name="ro2">
          <table:table-cell table:formula="of:=6.28*[.B589]/3200" office:value-type="float" office:value="11.461">
            <text:p>11.461</text:p>
          </table:table-cell>
          <table:table-cell office:value-type="float" office:value="5840">
            <text:p>5840</text:p>
          </table:table-cell>
          <table:table-cell table:formula="of:=[.G589]/36" office:value-type="float" office:value="8.3064296875">
            <text:p>8.31</text:p>
          </table:table-cell>
          <table:table-cell table:formula="of:=[.E589]/(2*3.1415)" office:value-type="float" office:value="1.08198312907847">
            <text:p>1.08</text:p>
          </table:table-cell>
          <table:table-cell table:formula="of:=[.F589]*6.28/[.$K$1]" office:value-type="float" office:value="6.7981">
            <text:p>6.80</text:p>
          </table:table-cell>
          <table:table-cell office:value-type="float" office:value="3464">
            <text:p>3464.00</text:p>
          </table:table-cell>
          <table:table-cell table:formula="of:=[.G588]+[.H589]*0.1" office:value-type="float" office:value="299.03146875">
            <text:p>299.03</text:p>
          </table:table-cell>
          <table:table-cell table:formula="of:=[.$H$5]+[.E589]*[.$I$5]/(2*3.14)" office:value-type="float" office:value="5.162375">
            <text:p>5.16</text:p>
          </table:table-cell>
          <table:table-cell table:number-columns-repeated="3"/>
        </table:table-row>
        <table:table-row table:style-name="ro2">
          <table:table-cell table:formula="of:=6.28*[.B590]/3200" office:value-type="float" office:value="11.480625">
            <text:p>11.480625</text:p>
          </table:table-cell>
          <table:table-cell office:value-type="float" office:value="5850">
            <text:p>5850</text:p>
          </table:table-cell>
          <table:table-cell table:formula="of:=[.G590]/36" office:value-type="float" office:value="8.32076974826389">
            <text:p>8.32</text:p>
          </table:table-cell>
          <table:table-cell table:formula="of:=[.E590]/(2*3.1415)" office:value-type="float" office:value="1.08229547986631">
            <text:p>1.08</text:p>
          </table:table-cell>
          <table:table-cell table:formula="of:=[.F590]*6.28/[.$K$1]" office:value-type="float" office:value="6.8000625">
            <text:p>6.80</text:p>
          </table:table-cell>
          <table:table-cell office:value-type="float" office:value="3465">
            <text:p>3465.00</text:p>
          </table:table-cell>
          <table:table-cell table:formula="of:=[.G589]+[.H590]*0.1" office:value-type="float" office:value="299.5477109375">
            <text:p>299.55</text:p>
          </table:table-cell>
          <table:table-cell table:formula="of:=[.$H$5]+[.E590]*[.$I$5]/(2*3.14)" office:value-type="float" office:value="5.162421875">
            <text:p>5.16</text:p>
          </table:table-cell>
          <table:table-cell table:number-columns-repeated="3"/>
        </table:table-row>
        <table:table-row table:style-name="ro2">
          <table:table-cell table:formula="of:=6.28*[.B591]/3200" office:value-type="float" office:value="11.50025">
            <text:p>11.50025</text:p>
          </table:table-cell>
          <table:table-cell office:value-type="float" office:value="5860">
            <text:p>5860</text:p>
          </table:table-cell>
          <table:table-cell table:formula="of:=[.G591]/36" office:value-type="float" office:value="8.33510993923611">
            <text:p>8.34</text:p>
          </table:table-cell>
          <table:table-cell table:formula="of:=[.E591]/(2*3.1415)" office:value-type="float" office:value="1.08260783065415">
            <text:p>1.08</text:p>
          </table:table-cell>
          <table:table-cell table:formula="of:=[.F591]*6.28/[.$K$1]" office:value-type="float" office:value="6.802025">
            <text:p>6.80</text:p>
          </table:table-cell>
          <table:table-cell office:value-type="float" office:value="3466">
            <text:p>3466.00</text:p>
          </table:table-cell>
          <table:table-cell table:formula="of:=[.G590]+[.H591]*0.1" office:value-type="float" office:value="300.0639578125">
            <text:p>300.06</text:p>
          </table:table-cell>
          <table:table-cell table:formula="of:=[.$H$5]+[.E591]*[.$I$5]/(2*3.14)" office:value-type="float" office:value="5.16246875">
            <text:p>5.16</text:p>
          </table:table-cell>
          <table:table-cell table:number-columns-repeated="3"/>
        </table:table-row>
        <table:table-row table:style-name="ro2">
          <table:table-cell table:formula="of:=6.28*[.B592]/3200" office:value-type="float" office:value="11.519875">
            <text:p>11.519875</text:p>
          </table:table-cell>
          <table:table-cell office:value-type="float" office:value="5870">
            <text:p>5870</text:p>
          </table:table-cell>
          <table:table-cell table:formula="of:=[.G592]/36" office:value-type="float" office:value="8.34945026041666">
            <text:p>8.35</text:p>
          </table:table-cell>
          <table:table-cell table:formula="of:=[.E592]/(2*3.1415)" office:value-type="float" office:value="1.08292018144199">
            <text:p>1.08</text:p>
          </table:table-cell>
          <table:table-cell table:formula="of:=[.F592]*6.28/[.$K$1]" office:value-type="float" office:value="6.8039875">
            <text:p>6.80</text:p>
          </table:table-cell>
          <table:table-cell office:value-type="float" office:value="3467">
            <text:p>3467.00</text:p>
          </table:table-cell>
          <table:table-cell table:formula="of:=[.G591]+[.H592]*0.1" office:value-type="float" office:value="300.580209375">
            <text:p>300.58</text:p>
          </table:table-cell>
          <table:table-cell table:formula="of:=[.$H$5]+[.E592]*[.$I$5]/(2*3.14)" office:value-type="float" office:value="5.162515625">
            <text:p>5.16</text:p>
          </table:table-cell>
          <table:table-cell table:number-columns-repeated="3"/>
        </table:table-row>
        <table:table-row table:style-name="ro2">
          <table:table-cell table:formula="of:=6.28*[.B593]/3200" office:value-type="float" office:value="11.5395">
            <text:p>11.5395</text:p>
          </table:table-cell>
          <table:table-cell office:value-type="float" office:value="5880">
            <text:p>5880</text:p>
          </table:table-cell>
          <table:table-cell table:formula="of:=[.G593]/36" office:value-type="float" office:value="8.36379071180555">
            <text:p>8.36</text:p>
          </table:table-cell>
          <table:table-cell table:formula="of:=[.E593]/(2*3.1415)" office:value-type="float" office:value="1.08323253222983">
            <text:p>1.08</text:p>
          </table:table-cell>
          <table:table-cell table:formula="of:=[.F593]*6.28/[.$K$1]" office:value-type="float" office:value="6.80595">
            <text:p>6.81</text:p>
          </table:table-cell>
          <table:table-cell office:value-type="float" office:value="3468">
            <text:p>3468.00</text:p>
          </table:table-cell>
          <table:table-cell table:formula="of:=[.G592]+[.H593]*0.1" office:value-type="float" office:value="301.096465625">
            <text:p>301.10</text:p>
          </table:table-cell>
          <table:table-cell table:formula="of:=[.$H$5]+[.E593]*[.$I$5]/(2*3.14)" office:value-type="float" office:value="5.1625625">
            <text:p>5.16</text:p>
          </table:table-cell>
          <table:table-cell table:number-columns-repeated="3"/>
        </table:table-row>
        <table:table-row table:style-name="ro2">
          <table:table-cell table:formula="of:=6.28*[.B594]/3200" office:value-type="float" office:value="11.559125">
            <text:p>11.559125</text:p>
          </table:table-cell>
          <table:table-cell office:value-type="float" office:value="5890">
            <text:p>5890</text:p>
          </table:table-cell>
          <table:table-cell table:formula="of:=[.G594]/36" office:value-type="float" office:value="8.37813129340278">
            <text:p>8.38</text:p>
          </table:table-cell>
          <table:table-cell table:formula="of:=[.E594]/(2*3.1415)" office:value-type="float" office:value="1.08354488301767">
            <text:p>1.08</text:p>
          </table:table-cell>
          <table:table-cell table:formula="of:=[.F594]*6.28/[.$K$1]" office:value-type="float" office:value="6.8079125">
            <text:p>6.81</text:p>
          </table:table-cell>
          <table:table-cell office:value-type="float" office:value="3469">
            <text:p>3469.00</text:p>
          </table:table-cell>
          <table:table-cell table:formula="of:=[.G593]+[.H594]*0.1" office:value-type="float" office:value="301.6127265625">
            <text:p>301.61</text:p>
          </table:table-cell>
          <table:table-cell table:formula="of:=[.$H$5]+[.E594]*[.$I$5]/(2*3.14)" office:value-type="float" office:value="5.162609375">
            <text:p>5.16</text:p>
          </table:table-cell>
          <table:table-cell table:number-columns-repeated="3"/>
        </table:table-row>
        <table:table-row table:style-name="ro2">
          <table:table-cell table:formula="of:=6.28*[.B595]/3200" office:value-type="float" office:value="11.57875">
            <text:p>11.57875</text:p>
          </table:table-cell>
          <table:table-cell office:value-type="float" office:value="5900">
            <text:p>5900</text:p>
          </table:table-cell>
          <table:table-cell table:formula="of:=[.G595]/36" office:value-type="float" office:value="8.39247200520833">
            <text:p>8.39</text:p>
          </table:table-cell>
          <table:table-cell table:formula="of:=[.E595]/(2*3.1415)" office:value-type="float" office:value="1.08385723380551">
            <text:p>1.08</text:p>
          </table:table-cell>
          <table:table-cell table:formula="of:=[.F595]*6.28/[.$K$1]" office:value-type="float" office:value="6.809875">
            <text:p>6.81</text:p>
          </table:table-cell>
          <table:table-cell office:value-type="float" office:value="3470">
            <text:p>3470.00</text:p>
          </table:table-cell>
          <table:table-cell table:formula="of:=[.G594]+[.H595]*0.1" office:value-type="float" office:value="302.1289921875">
            <text:p>302.13</text:p>
          </table:table-cell>
          <table:table-cell table:formula="of:=[.$H$5]+[.E595]*[.$I$5]/(2*3.14)" office:value-type="float" office:value="5.16265625">
            <text:p>5.16</text:p>
          </table:table-cell>
          <table:table-cell table:number-columns-repeated="3"/>
        </table:table-row>
        <table:table-row table:style-name="ro2">
          <table:table-cell table:formula="of:=6.28*[.B596]/3200" office:value-type="float" office:value="11.598375">
            <text:p>11.598375</text:p>
          </table:table-cell>
          <table:table-cell office:value-type="float" office:value="5910">
            <text:p>5910</text:p>
          </table:table-cell>
          <table:table-cell table:formula="of:=[.G596]/36" office:value-type="float" office:value="8.40681284722222">
            <text:p>8.41</text:p>
          </table:table-cell>
          <table:table-cell table:formula="of:=[.E596]/(2*3.1415)" office:value-type="float" office:value="1.08416958459335">
            <text:p>1.08</text:p>
          </table:table-cell>
          <table:table-cell table:formula="of:=[.F596]*6.28/[.$K$1]" office:value-type="float" office:value="6.8118375">
            <text:p>6.81</text:p>
          </table:table-cell>
          <table:table-cell office:value-type="float" office:value="3471">
            <text:p>3471.00</text:p>
          </table:table-cell>
          <table:table-cell table:formula="of:=[.G595]+[.H596]*0.1" office:value-type="float" office:value="302.6452625">
            <text:p>302.65</text:p>
          </table:table-cell>
          <table:table-cell table:formula="of:=[.$H$5]+[.E596]*[.$I$5]/(2*3.14)" office:value-type="float" office:value="5.162703125">
            <text:p>5.16</text:p>
          </table:table-cell>
          <table:table-cell table:number-columns-repeated="3"/>
        </table:table-row>
        <table:table-row table:style-name="ro2">
          <table:table-cell table:formula="of:=6.28*[.B597]/3200" office:value-type="float" office:value="11.618">
            <text:p>11.618</text:p>
          </table:table-cell>
          <table:table-cell office:value-type="float" office:value="5920">
            <text:p>5920</text:p>
          </table:table-cell>
          <table:table-cell table:formula="of:=[.G597]/36" office:value-type="float" office:value="8.42115381944444">
            <text:p>8.42</text:p>
          </table:table-cell>
          <table:table-cell table:formula="of:=[.E597]/(2*3.1415)" office:value-type="float" office:value="1.08448193538119">
            <text:p>1.08</text:p>
          </table:table-cell>
          <table:table-cell table:formula="of:=[.F597]*6.28/[.$K$1]" office:value-type="float" office:value="6.8138">
            <text:p>6.81</text:p>
          </table:table-cell>
          <table:table-cell office:value-type="float" office:value="3472">
            <text:p>3472.00</text:p>
          </table:table-cell>
          <table:table-cell table:formula="of:=[.G596]+[.H597]*0.1" office:value-type="float" office:value="303.1615375">
            <text:p>303.16</text:p>
          </table:table-cell>
          <table:table-cell table:formula="of:=[.$H$5]+[.E597]*[.$I$5]/(2*3.14)" office:value-type="float" office:value="5.16275">
            <text:p>5.16</text:p>
          </table:table-cell>
          <table:table-cell table:number-columns-repeated="3"/>
        </table:table-row>
        <table:table-row table:style-name="ro2">
          <table:table-cell table:formula="of:=6.28*[.B598]/3200" office:value-type="float" office:value="11.637625">
            <text:p>11.637625</text:p>
          </table:table-cell>
          <table:table-cell office:value-type="float" office:value="5930">
            <text:p>5930</text:p>
          </table:table-cell>
          <table:table-cell table:formula="of:=[.G598]/36" office:value-type="float" office:value="8.435494921875">
            <text:p>8.44</text:p>
          </table:table-cell>
          <table:table-cell table:formula="of:=[.E598]/(2*3.1415)" office:value-type="float" office:value="1.08479428616903">
            <text:p>1.08</text:p>
          </table:table-cell>
          <table:table-cell table:formula="of:=[.F598]*6.28/[.$K$1]" office:value-type="float" office:value="6.8157625">
            <text:p>6.82</text:p>
          </table:table-cell>
          <table:table-cell office:value-type="float" office:value="3473">
            <text:p>3473.00</text:p>
          </table:table-cell>
          <table:table-cell table:formula="of:=[.G597]+[.H598]*0.1" office:value-type="float" office:value="303.6778171875">
            <text:p>303.68</text:p>
          </table:table-cell>
          <table:table-cell table:formula="of:=[.$H$5]+[.E598]*[.$I$5]/(2*3.14)" office:value-type="float" office:value="5.162796875">
            <text:p>5.16</text:p>
          </table:table-cell>
          <table:table-cell table:number-columns-repeated="3"/>
        </table:table-row>
        <table:table-row table:style-name="ro2">
          <table:table-cell table:formula="of:=6.28*[.B599]/3200" office:value-type="float" office:value="11.65725">
            <text:p>11.65725</text:p>
          </table:table-cell>
          <table:table-cell office:value-type="float" office:value="5940">
            <text:p>5940</text:p>
          </table:table-cell>
          <table:table-cell table:formula="of:=[.G599]/36" office:value-type="float" office:value="8.44983615451389">
            <text:p>8.45</text:p>
          </table:table-cell>
          <table:table-cell table:formula="of:=[.E599]/(2*3.1415)" office:value-type="float" office:value="1.08510663695687">
            <text:p>1.09</text:p>
          </table:table-cell>
          <table:table-cell table:formula="of:=[.F599]*6.28/[.$K$1]" office:value-type="float" office:value="6.817725">
            <text:p>6.82</text:p>
          </table:table-cell>
          <table:table-cell office:value-type="float" office:value="3474">
            <text:p>3474.00</text:p>
          </table:table-cell>
          <table:table-cell table:formula="of:=[.G598]+[.H599]*0.1" office:value-type="float" office:value="304.1941015625">
            <text:p>304.19</text:p>
          </table:table-cell>
          <table:table-cell table:formula="of:=[.$H$5]+[.E599]*[.$I$5]/(2*3.14)" office:value-type="float" office:value="5.16284375">
            <text:p>5.16</text:p>
          </table:table-cell>
          <table:table-cell table:number-columns-repeated="3"/>
        </table:table-row>
        <table:table-row table:style-name="ro2">
          <table:table-cell table:formula="of:=6.28*[.B600]/3200" office:value-type="float" office:value="11.676875">
            <text:p>11.676875</text:p>
          </table:table-cell>
          <table:table-cell office:value-type="float" office:value="5950">
            <text:p>5950</text:p>
          </table:table-cell>
          <table:table-cell table:formula="of:=[.G600]/36" office:value-type="float" office:value="8.46417751736111">
            <text:p>8.46</text:p>
          </table:table-cell>
          <table:table-cell table:formula="of:=[.E600]/(2*3.1415)" office:value-type="float" office:value="1.08541898774471">
            <text:p>1.09</text:p>
          </table:table-cell>
          <table:table-cell table:formula="of:=[.F600]*6.28/[.$K$1]" office:value-type="float" office:value="6.8196875">
            <text:p>6.82</text:p>
          </table:table-cell>
          <table:table-cell office:value-type="float" office:value="3475">
            <text:p>3475.00</text:p>
          </table:table-cell>
          <table:table-cell table:formula="of:=[.G599]+[.H600]*0.1" office:value-type="float" office:value="304.710390625">
            <text:p>304.71</text:p>
          </table:table-cell>
          <table:table-cell table:formula="of:=[.$H$5]+[.E600]*[.$I$5]/(2*3.14)" office:value-type="float" office:value="5.162890625">
            <text:p>5.16</text:p>
          </table:table-cell>
          <table:table-cell table:number-columns-repeated="3"/>
        </table:table-row>
        <table:table-row table:style-name="ro2">
          <table:table-cell table:formula="of:=6.28*[.B601]/3200" office:value-type="float" office:value="11.6965">
            <text:p>11.6965</text:p>
          </table:table-cell>
          <table:table-cell office:value-type="float" office:value="5960">
            <text:p>5960</text:p>
          </table:table-cell>
          <table:table-cell table:formula="of:=[.G601]/36" office:value-type="float" office:value="8.47851901041667">
            <text:p>8.48</text:p>
          </table:table-cell>
          <table:table-cell table:formula="of:=[.E601]/(2*3.1415)" office:value-type="float" office:value="1.08573133853255">
            <text:p>1.09</text:p>
          </table:table-cell>
          <table:table-cell table:formula="of:=[.F601]*6.28/[.$K$1]" office:value-type="float" office:value="6.82165">
            <text:p>6.82</text:p>
          </table:table-cell>
          <table:table-cell office:value-type="float" office:value="3476">
            <text:p>3476.00</text:p>
          </table:table-cell>
          <table:table-cell table:formula="of:=[.G600]+[.H601]*0.1" office:value-type="float" office:value="305.226684375">
            <text:p>305.23</text:p>
          </table:table-cell>
          <table:table-cell table:formula="of:=[.$H$5]+[.E601]*[.$I$5]/(2*3.14)" office:value-type="float" office:value="5.1629375">
            <text:p>5.16</text:p>
          </table:table-cell>
          <table:table-cell table:number-columns-repeated="3"/>
        </table:table-row>
        <table:table-row table:style-name="ro2">
          <table:table-cell table:formula="of:=6.28*[.B602]/3200" office:value-type="float" office:value="11.716125">
            <text:p>11.716125</text:p>
          </table:table-cell>
          <table:table-cell office:value-type="float" office:value="5970">
            <text:p>5970</text:p>
          </table:table-cell>
          <table:table-cell table:formula="of:=[.G602]/36" office:value-type="float" office:value="8.49286063368055">
            <text:p>8.49</text:p>
          </table:table-cell>
          <table:table-cell table:formula="of:=[.E602]/(2*3.1415)" office:value-type="float" office:value="1.08604368932039">
            <text:p>1.09</text:p>
          </table:table-cell>
          <table:table-cell table:formula="of:=[.F602]*6.28/[.$K$1]" office:value-type="float" office:value="6.8236125">
            <text:p>6.82</text:p>
          </table:table-cell>
          <table:table-cell office:value-type="float" office:value="3477">
            <text:p>3477.00</text:p>
          </table:table-cell>
          <table:table-cell table:formula="of:=[.G601]+[.H602]*0.1" office:value-type="float" office:value="305.7429828125">
            <text:p>305.74</text:p>
          </table:table-cell>
          <table:table-cell table:formula="of:=[.$H$5]+[.E602]*[.$I$5]/(2*3.14)" office:value-type="float" office:value="5.162984375">
            <text:p>5.16</text:p>
          </table:table-cell>
          <table:table-cell table:number-columns-repeated="3"/>
        </table:table-row>
        <table:table-row table:style-name="ro2">
          <table:table-cell table:formula="of:=6.28*[.B603]/3200" office:value-type="float" office:value="11.73575">
            <text:p>11.73575</text:p>
          </table:table-cell>
          <table:table-cell office:value-type="float" office:value="5980">
            <text:p>5980</text:p>
          </table:table-cell>
          <table:table-cell table:formula="of:=[.G603]/36" office:value-type="float" office:value="8.50720238715278">
            <text:p>8.51</text:p>
          </table:table-cell>
          <table:table-cell table:formula="of:=[.E603]/(2*3.1415)" office:value-type="float" office:value="1.08635604010823">
            <text:p>1.09</text:p>
          </table:table-cell>
          <table:table-cell table:formula="of:=[.F603]*6.28/[.$K$1]" office:value-type="float" office:value="6.825575">
            <text:p>6.83</text:p>
          </table:table-cell>
          <table:table-cell office:value-type="float" office:value="3478">
            <text:p>3478.00</text:p>
          </table:table-cell>
          <table:table-cell table:formula="of:=[.G602]+[.H603]*0.1" office:value-type="float" office:value="306.2592859375">
            <text:p>306.26</text:p>
          </table:table-cell>
          <table:table-cell table:formula="of:=[.$H$5]+[.E603]*[.$I$5]/(2*3.14)" office:value-type="float" office:value="5.16303125">
            <text:p>5.16</text:p>
          </table:table-cell>
          <table:table-cell table:number-columns-repeated="3"/>
        </table:table-row>
        <table:table-row table:style-name="ro2">
          <table:table-cell table:formula="of:=6.28*[.B604]/3200" office:value-type="float" office:value="11.755375">
            <text:p>11.755375</text:p>
          </table:table-cell>
          <table:table-cell office:value-type="float" office:value="5990">
            <text:p>5990</text:p>
          </table:table-cell>
          <table:table-cell table:formula="of:=[.G604]/36" office:value-type="float" office:value="8.52154427083333">
            <text:p>8.52</text:p>
          </table:table-cell>
          <table:table-cell table:formula="of:=[.E604]/(2*3.1415)" office:value-type="float" office:value="1.08666839089607">
            <text:p>1.09</text:p>
          </table:table-cell>
          <table:table-cell table:formula="of:=[.F604]*6.28/[.$K$1]" office:value-type="float" office:value="6.8275375">
            <text:p>6.83</text:p>
          </table:table-cell>
          <table:table-cell office:value-type="float" office:value="3479">
            <text:p>3479.00</text:p>
          </table:table-cell>
          <table:table-cell table:formula="of:=[.G603]+[.H604]*0.1" office:value-type="float" office:value="306.77559375">
            <text:p>306.78</text:p>
          </table:table-cell>
          <table:table-cell table:formula="of:=[.$H$5]+[.E604]*[.$I$5]/(2*3.14)" office:value-type="float" office:value="5.163078125">
            <text:p>5.16</text:p>
          </table:table-cell>
          <table:table-cell table:number-columns-repeated="3"/>
        </table:table-row>
        <table:table-row table:style-name="ro2">
          <table:table-cell table:formula="of:=6.28*[.B605]/3200" office:value-type="float" office:value="11.775">
            <text:p>11.775</text:p>
          </table:table-cell>
          <table:table-cell office:value-type="float" office:value="6000">
            <text:p>6000</text:p>
          </table:table-cell>
          <table:table-cell table:formula="of:=[.G605]/36" office:value-type="float" office:value="8.53588628472222">
            <text:p>8.54</text:p>
          </table:table-cell>
          <table:table-cell table:formula="of:=[.E605]/(2*3.1415)" office:value-type="float" office:value="1.08698074168391">
            <text:p>1.09</text:p>
          </table:table-cell>
          <table:table-cell table:formula="of:=[.F605]*6.28/[.$K$1]" office:value-type="float" office:value="6.8295">
            <text:p>6.83</text:p>
          </table:table-cell>
          <table:table-cell office:value-type="float" office:value="3480">
            <text:p>3480.00</text:p>
          </table:table-cell>
          <table:table-cell table:formula="of:=[.G604]+[.H605]*0.1" office:value-type="float" office:value="307.29190625">
            <text:p>307.29</text:p>
          </table:table-cell>
          <table:table-cell table:formula="of:=[.$H$5]+[.E605]*[.$I$5]/(2*3.14)" office:value-type="float" office:value="5.163125">
            <text:p>5.16</text:p>
          </table:table-cell>
          <table:table-cell table:number-columns-repeated="3"/>
        </table:table-row>
        <table:table-row table:style-name="ro2">
          <table:table-cell table:formula="of:=6.28*[.B606]/3200" office:value-type="float" office:value="11.794625">
            <text:p>11.794625</text:p>
          </table:table-cell>
          <table:table-cell office:value-type="float" office:value="6010">
            <text:p>6010</text:p>
          </table:table-cell>
          <table:table-cell table:formula="of:=[.G606]/36" office:value-type="float" office:value="8.55022842881944">
            <text:p>8.55</text:p>
          </table:table-cell>
          <table:table-cell table:formula="of:=[.E606]/(2*3.1415)" office:value-type="float" office:value="1.08729309247175">
            <text:p>1.09</text:p>
          </table:table-cell>
          <table:table-cell table:formula="of:=[.F606]*6.28/[.$K$1]" office:value-type="float" office:value="6.8314625">
            <text:p>6.83</text:p>
          </table:table-cell>
          <table:table-cell office:value-type="float" office:value="3481">
            <text:p>3481.00</text:p>
          </table:table-cell>
          <table:table-cell table:formula="of:=[.G605]+[.H606]*0.1" office:value-type="float" office:value="307.8082234375">
            <text:p>307.81</text:p>
          </table:table-cell>
          <table:table-cell table:formula="of:=[.$H$5]+[.E606]*[.$I$5]/(2*3.14)" office:value-type="float" office:value="5.163171875">
            <text:p>5.16</text:p>
          </table:table-cell>
          <table:table-cell table:number-columns-repeated="3"/>
        </table:table-row>
        <table:table-row table:style-name="ro2">
          <table:table-cell table:formula="of:=6.28*[.B607]/3200" office:value-type="float" office:value="11.81425">
            <text:p>11.81425</text:p>
          </table:table-cell>
          <table:table-cell office:value-type="float" office:value="6020">
            <text:p>6020</text:p>
          </table:table-cell>
          <table:table-cell table:formula="of:=[.G607]/36" office:value-type="float" office:value="8.564570703125">
            <text:p>8.56</text:p>
          </table:table-cell>
          <table:table-cell table:formula="of:=[.E607]/(2*3.1415)" office:value-type="float" office:value="1.08760544325959">
            <text:p>1.09</text:p>
          </table:table-cell>
          <table:table-cell table:formula="of:=[.F607]*6.28/[.$K$1]" office:value-type="float" office:value="6.833425">
            <text:p>6.83</text:p>
          </table:table-cell>
          <table:table-cell office:value-type="float" office:value="3482">
            <text:p>3482.00</text:p>
          </table:table-cell>
          <table:table-cell table:formula="of:=[.G606]+[.H607]*0.1" office:value-type="float" office:value="308.3245453125">
            <text:p>308.32</text:p>
          </table:table-cell>
          <table:table-cell table:formula="of:=[.$H$5]+[.E607]*[.$I$5]/(2*3.14)" office:value-type="float" office:value="5.16321875">
            <text:p>5.16</text:p>
          </table:table-cell>
          <table:table-cell table:number-columns-repeated="3"/>
        </table:table-row>
        <table:table-row table:style-name="ro2">
          <table:table-cell table:formula="of:=6.28*[.B608]/3200" office:value-type="float" office:value="11.833875">
            <text:p>11.833875</text:p>
          </table:table-cell>
          <table:table-cell office:value-type="float" office:value="6030">
            <text:p>6030</text:p>
          </table:table-cell>
          <table:table-cell table:formula="of:=[.G608]/36" office:value-type="float" office:value="8.57891310763889">
            <text:p>8.58</text:p>
          </table:table-cell>
          <table:table-cell table:formula="of:=[.E608]/(2*3.1415)" office:value-type="float" office:value="1.08791779404743">
            <text:p>1.09</text:p>
          </table:table-cell>
          <table:table-cell table:formula="of:=[.F608]*6.28/[.$K$1]" office:value-type="float" office:value="6.8353875">
            <text:p>6.84</text:p>
          </table:table-cell>
          <table:table-cell office:value-type="float" office:value="3483">
            <text:p>3483.00</text:p>
          </table:table-cell>
          <table:table-cell table:formula="of:=[.G607]+[.H608]*0.1" office:value-type="float" office:value="308.840871875">
            <text:p>308.84</text:p>
          </table:table-cell>
          <table:table-cell table:formula="of:=[.$H$5]+[.E608]*[.$I$5]/(2*3.14)" office:value-type="float" office:value="5.163265625">
            <text:p>5.16</text:p>
          </table:table-cell>
          <table:table-cell table:number-columns-repeated="3"/>
        </table:table-row>
        <table:table-row table:style-name="ro2">
          <table:table-cell table:formula="of:=6.28*[.B609]/3200" office:value-type="float" office:value="11.8535">
            <text:p>11.8535</text:p>
          </table:table-cell>
          <table:table-cell office:value-type="float" office:value="6040">
            <text:p>6040</text:p>
          </table:table-cell>
          <table:table-cell table:formula="of:=[.G609]/36" office:value-type="float" office:value="8.59325564236111">
            <text:p>8.59</text:p>
          </table:table-cell>
          <table:table-cell table:formula="of:=[.E609]/(2*3.1415)" office:value-type="float" office:value="1.08823014483527">
            <text:p>1.09</text:p>
          </table:table-cell>
          <table:table-cell table:formula="of:=[.F609]*6.28/[.$K$1]" office:value-type="float" office:value="6.83735">
            <text:p>6.84</text:p>
          </table:table-cell>
          <table:table-cell office:value-type="float" office:value="3484">
            <text:p>3484.00</text:p>
          </table:table-cell>
          <table:table-cell table:formula="of:=[.G608]+[.H609]*0.1" office:value-type="float" office:value="309.357203125">
            <text:p>309.36</text:p>
          </table:table-cell>
          <table:table-cell table:formula="of:=[.$H$5]+[.E609]*[.$I$5]/(2*3.14)" office:value-type="float" office:value="5.1633125">
            <text:p>5.16</text:p>
          </table:table-cell>
          <table:table-cell table:number-columns-repeated="3"/>
        </table:table-row>
        <table:table-row table:style-name="ro2">
          <table:table-cell table:formula="of:=6.28*[.B610]/3200" office:value-type="float" office:value="11.873125">
            <text:p>11.873125</text:p>
          </table:table-cell>
          <table:table-cell office:value-type="float" office:value="6050">
            <text:p>6050</text:p>
          </table:table-cell>
          <table:table-cell table:formula="of:=[.G610]/36" office:value-type="float" office:value="8.60759830729167">
            <text:p>8.61</text:p>
          </table:table-cell>
          <table:table-cell table:formula="of:=[.E610]/(2*3.1415)" office:value-type="float" office:value="1.08854249562311">
            <text:p>1.09</text:p>
          </table:table-cell>
          <table:table-cell table:formula="of:=[.F610]*6.28/[.$K$1]" office:value-type="float" office:value="6.8393125">
            <text:p>6.84</text:p>
          </table:table-cell>
          <table:table-cell office:value-type="float" office:value="3485">
            <text:p>3485.00</text:p>
          </table:table-cell>
          <table:table-cell table:formula="of:=[.G609]+[.H610]*0.1" office:value-type="float" office:value="309.8735390625">
            <text:p>309.87</text:p>
          </table:table-cell>
          <table:table-cell table:formula="of:=[.$H$5]+[.E610]*[.$I$5]/(2*3.14)" office:value-type="float" office:value="5.163359375">
            <text:p>5.16</text:p>
          </table:table-cell>
          <table:table-cell table:number-columns-repeated="3"/>
        </table:table-row>
        <table:table-row table:style-name="ro2">
          <table:table-cell table:formula="of:=6.28*[.B611]/3200" office:value-type="float" office:value="11.89275">
            <text:p>11.89275</text:p>
          </table:table-cell>
          <table:table-cell office:value-type="float" office:value="6060">
            <text:p>6060</text:p>
          </table:table-cell>
          <table:table-cell table:formula="of:=[.G611]/36" office:value-type="float" office:value="8.62194110243055">
            <text:p>8.62</text:p>
          </table:table-cell>
          <table:table-cell table:formula="of:=[.E611]/(2*3.1415)" office:value-type="float" office:value="1.08885484641095">
            <text:p>1.09</text:p>
          </table:table-cell>
          <table:table-cell table:formula="of:=[.F611]*6.28/[.$K$1]" office:value-type="float" office:value="6.841275">
            <text:p>6.84</text:p>
          </table:table-cell>
          <table:table-cell office:value-type="float" office:value="3486">
            <text:p>3486.00</text:p>
          </table:table-cell>
          <table:table-cell table:formula="of:=[.G610]+[.H611]*0.1" office:value-type="float" office:value="310.3898796875">
            <text:p>310.39</text:p>
          </table:table-cell>
          <table:table-cell table:formula="of:=[.$H$5]+[.E611]*[.$I$5]/(2*3.14)" office:value-type="float" office:value="5.16340625">
            <text:p>5.16</text:p>
          </table:table-cell>
          <table:table-cell table:number-columns-repeated="3"/>
        </table:table-row>
        <table:table-row table:style-name="ro2">
          <table:table-cell table:formula="of:=6.28*[.B612]/3200" office:value-type="float" office:value="11.912375">
            <text:p>11.912375</text:p>
          </table:table-cell>
          <table:table-cell office:value-type="float" office:value="6070">
            <text:p>6070</text:p>
          </table:table-cell>
          <table:table-cell table:formula="of:=[.G612]/36" office:value-type="float" office:value="8.63628402777778">
            <text:p>8.64</text:p>
          </table:table-cell>
          <table:table-cell table:formula="of:=[.E612]/(2*3.1415)" office:value-type="float" office:value="1.08916719719879">
            <text:p>1.09</text:p>
          </table:table-cell>
          <table:table-cell table:formula="of:=[.F612]*6.28/[.$K$1]" office:value-type="float" office:value="6.8432375">
            <text:p>6.84</text:p>
          </table:table-cell>
          <table:table-cell office:value-type="float" office:value="3487">
            <text:p>3487.00</text:p>
          </table:table-cell>
          <table:table-cell table:formula="of:=[.G611]+[.H612]*0.1" office:value-type="float" office:value="310.906225">
            <text:p>310.91</text:p>
          </table:table-cell>
          <table:table-cell table:formula="of:=[.$H$5]+[.E612]*[.$I$5]/(2*3.14)" office:value-type="float" office:value="5.163453125">
            <text:p>5.16</text:p>
          </table:table-cell>
          <table:table-cell table:number-columns-repeated="3"/>
        </table:table-row>
        <table:table-row table:style-name="ro2">
          <table:table-cell table:formula="of:=6.28*[.B613]/3200" office:value-type="float" office:value="11.932">
            <text:p>11.932</text:p>
          </table:table-cell>
          <table:table-cell office:value-type="float" office:value="6080">
            <text:p>6080</text:p>
          </table:table-cell>
          <table:table-cell table:formula="of:=[.G613]/36" office:value-type="float" office:value="8.65062708333333">
            <text:p>8.65</text:p>
          </table:table-cell>
          <table:table-cell table:formula="of:=[.E613]/(2*3.1415)" office:value-type="float" office:value="1.08947954798663">
            <text:p>1.09</text:p>
          </table:table-cell>
          <table:table-cell table:formula="of:=[.F613]*6.28/[.$K$1]" office:value-type="float" office:value="6.8452">
            <text:p>6.85</text:p>
          </table:table-cell>
          <table:table-cell office:value-type="float" office:value="3488">
            <text:p>3488.00</text:p>
          </table:table-cell>
          <table:table-cell table:formula="of:=[.G612]+[.H613]*0.1" office:value-type="float" office:value="311.422575">
            <text:p>311.42</text:p>
          </table:table-cell>
          <table:table-cell table:formula="of:=[.$H$5]+[.E613]*[.$I$5]/(2*3.14)" office:value-type="float" office:value="5.1635">
            <text:p>5.16</text:p>
          </table:table-cell>
          <table:table-cell table:number-columns-repeated="3"/>
        </table:table-row>
        <table:table-row table:style-name="ro2">
          <table:table-cell table:formula="of:=6.28*[.B614]/3200" office:value-type="float" office:value="11.951625">
            <text:p>11.951625</text:p>
          </table:table-cell>
          <table:table-cell office:value-type="float" office:value="6090">
            <text:p>6090</text:p>
          </table:table-cell>
          <table:table-cell table:formula="of:=[.G614]/36" office:value-type="float" office:value="8.66497026909722">
            <text:p>8.66</text:p>
          </table:table-cell>
          <table:table-cell table:formula="of:=[.E614]/(2*3.1415)" office:value-type="float" office:value="1.08979189877447">
            <text:p>1.09</text:p>
          </table:table-cell>
          <table:table-cell table:formula="of:=[.F614]*6.28/[.$K$1]" office:value-type="float" office:value="6.8471625">
            <text:p>6.85</text:p>
          </table:table-cell>
          <table:table-cell office:value-type="float" office:value="3489">
            <text:p>3489.00</text:p>
          </table:table-cell>
          <table:table-cell table:formula="of:=[.G613]+[.H614]*0.1" office:value-type="float" office:value="311.9389296875">
            <text:p>311.94</text:p>
          </table:table-cell>
          <table:table-cell table:formula="of:=[.$H$5]+[.E614]*[.$I$5]/(2*3.14)" office:value-type="float" office:value="5.163546875">
            <text:p>5.16</text:p>
          </table:table-cell>
          <table:table-cell table:number-columns-repeated="3"/>
        </table:table-row>
        <table:table-row table:style-name="ro2">
          <table:table-cell table:formula="of:=6.28*[.B615]/3200" office:value-type="float" office:value="11.97125">
            <text:p>11.97125</text:p>
          </table:table-cell>
          <table:table-cell office:value-type="float" office:value="6100">
            <text:p>6100</text:p>
          </table:table-cell>
          <table:table-cell table:formula="of:=[.G615]/36" office:value-type="float" office:value="8.67931358506944">
            <text:p>8.68</text:p>
          </table:table-cell>
          <table:table-cell table:formula="of:=[.E615]/(2*3.1415)" office:value-type="float" office:value="1.09010424956231">
            <text:p>1.09</text:p>
          </table:table-cell>
          <table:table-cell table:formula="of:=[.F615]*6.28/[.$K$1]" office:value-type="float" office:value="6.849125">
            <text:p>6.85</text:p>
          </table:table-cell>
          <table:table-cell office:value-type="float" office:value="3490">
            <text:p>3490.00</text:p>
          </table:table-cell>
          <table:table-cell table:formula="of:=[.G614]+[.H615]*0.1" office:value-type="float" office:value="312.4552890625">
            <text:p>312.46</text:p>
          </table:table-cell>
          <table:table-cell table:formula="of:=[.$H$5]+[.E615]*[.$I$5]/(2*3.14)" office:value-type="float" office:value="5.16359375">
            <text:p>5.16</text:p>
          </table:table-cell>
          <table:table-cell table:number-columns-repeated="3"/>
        </table:table-row>
        <table:table-row table:style-name="ro2">
          <table:table-cell table:formula="of:=6.28*[.B616]/3200" office:value-type="float" office:value="11.990875">
            <text:p>11.990875</text:p>
          </table:table-cell>
          <table:table-cell office:value-type="float" office:value="6110">
            <text:p>6110</text:p>
          </table:table-cell>
          <table:table-cell table:formula="of:=[.G616]/36" office:value-type="float" office:value="8.69365703125">
            <text:p>8.69</text:p>
          </table:table-cell>
          <table:table-cell table:formula="of:=[.E616]/(2*3.1415)" office:value-type="float" office:value="1.09041660035015">
            <text:p>1.09</text:p>
          </table:table-cell>
          <table:table-cell table:formula="of:=[.F616]*6.28/[.$K$1]" office:value-type="float" office:value="6.8510875">
            <text:p>6.85</text:p>
          </table:table-cell>
          <table:table-cell office:value-type="float" office:value="3491">
            <text:p>3491.00</text:p>
          </table:table-cell>
          <table:table-cell table:formula="of:=[.G615]+[.H616]*0.1" office:value-type="float" office:value="312.971653125">
            <text:p>312.97</text:p>
          </table:table-cell>
          <table:table-cell table:formula="of:=[.$H$5]+[.E616]*[.$I$5]/(2*3.14)" office:value-type="float" office:value="5.163640625">
            <text:p>5.16</text:p>
          </table:table-cell>
          <table:table-cell table:number-columns-repeated="3"/>
        </table:table-row>
        <table:table-row table:style-name="ro2">
          <table:table-cell table:formula="of:=6.28*[.B617]/3200" office:value-type="float" office:value="12.0105">
            <text:p>12.0105</text:p>
          </table:table-cell>
          <table:table-cell office:value-type="float" office:value="6120">
            <text:p>6120</text:p>
          </table:table-cell>
          <table:table-cell table:formula="of:=[.G617]/36" office:value-type="float" office:value="8.70800060763889">
            <text:p>8.71</text:p>
          </table:table-cell>
          <table:table-cell table:formula="of:=[.E617]/(2*3.1415)" office:value-type="float" office:value="1.09072895113799">
            <text:p>1.09</text:p>
          </table:table-cell>
          <table:table-cell table:formula="of:=[.F617]*6.28/[.$K$1]" office:value-type="float" office:value="6.85305">
            <text:p>6.85</text:p>
          </table:table-cell>
          <table:table-cell office:value-type="float" office:value="3492">
            <text:p>3492.00</text:p>
          </table:table-cell>
          <table:table-cell table:formula="of:=[.G616]+[.H617]*0.1" office:value-type="float" office:value="313.488021875">
            <text:p>313.49</text:p>
          </table:table-cell>
          <table:table-cell table:formula="of:=[.$H$5]+[.E617]*[.$I$5]/(2*3.14)" office:value-type="float" office:value="5.1636875">
            <text:p>5.16</text:p>
          </table:table-cell>
          <table:table-cell table:number-columns-repeated="3"/>
        </table:table-row>
        <table:table-row table:style-name="ro2">
          <table:table-cell table:formula="of:=6.28*[.B618]/3200" office:value-type="float" office:value="12.030125">
            <text:p>12.030125</text:p>
          </table:table-cell>
          <table:table-cell office:value-type="float" office:value="6130">
            <text:p>6130</text:p>
          </table:table-cell>
          <table:table-cell table:formula="of:=[.G618]/36" office:value-type="float" office:value="8.72234431423611">
            <text:p>8.72</text:p>
          </table:table-cell>
          <table:table-cell table:formula="of:=[.E618]/(2*3.1415)" office:value-type="float" office:value="1.09104130192583">
            <text:p>1.09</text:p>
          </table:table-cell>
          <table:table-cell table:formula="of:=[.F618]*6.28/[.$K$1]" office:value-type="float" office:value="6.8550125">
            <text:p>6.86</text:p>
          </table:table-cell>
          <table:table-cell office:value-type="float" office:value="3493">
            <text:p>3493.00</text:p>
          </table:table-cell>
          <table:table-cell table:formula="of:=[.G617]+[.H618]*0.1" office:value-type="float" office:value="314.0043953125">
            <text:p>314.00</text:p>
          </table:table-cell>
          <table:table-cell table:formula="of:=[.$H$5]+[.E618]*[.$I$5]/(2*3.14)" office:value-type="float" office:value="5.163734375">
            <text:p>5.16</text:p>
          </table:table-cell>
          <table:table-cell table:number-columns-repeated="3"/>
        </table:table-row>
        <table:table-row table:style-name="ro2">
          <table:table-cell table:formula="of:=6.28*[.B619]/3200" office:value-type="float" office:value="12.04975">
            <text:p>12.04975</text:p>
          </table:table-cell>
          <table:table-cell office:value-type="float" office:value="6140">
            <text:p>6140</text:p>
          </table:table-cell>
          <table:table-cell table:formula="of:=[.G619]/36" office:value-type="float" office:value="8.73668815104167">
            <text:p>8.74</text:p>
          </table:table-cell>
          <table:table-cell table:formula="of:=[.E619]/(2*3.1415)" office:value-type="float" office:value="1.09135365271367">
            <text:p>1.09</text:p>
          </table:table-cell>
          <table:table-cell table:formula="of:=[.F619]*6.28/[.$K$1]" office:value-type="float" office:value="6.856975">
            <text:p>6.86</text:p>
          </table:table-cell>
          <table:table-cell office:value-type="float" office:value="3494">
            <text:p>3494.00</text:p>
          </table:table-cell>
          <table:table-cell table:formula="of:=[.G618]+[.H619]*0.1" office:value-type="float" office:value="314.5207734375">
            <text:p>314.52</text:p>
          </table:table-cell>
          <table:table-cell table:formula="of:=[.$H$5]+[.E619]*[.$I$5]/(2*3.14)" office:value-type="float" office:value="5.16378125">
            <text:p>5.16</text:p>
          </table:table-cell>
          <table:table-cell table:number-columns-repeated="3"/>
        </table:table-row>
        <table:table-row table:style-name="ro2">
          <table:table-cell table:formula="of:=6.28*[.B620]/3200" office:value-type="float" office:value="12.069375">
            <text:p>12.069375</text:p>
          </table:table-cell>
          <table:table-cell office:value-type="float" office:value="6150">
            <text:p>6150</text:p>
          </table:table-cell>
          <table:table-cell table:formula="of:=[.G620]/36" office:value-type="float" office:value="8.75103211805556">
            <text:p>8.75</text:p>
          </table:table-cell>
          <table:table-cell table:formula="of:=[.E620]/(2*3.1415)" office:value-type="float" office:value="1.09166600350151">
            <text:p>1.09</text:p>
          </table:table-cell>
          <table:table-cell table:formula="of:=[.F620]*6.28/[.$K$1]" office:value-type="float" office:value="6.8589375">
            <text:p>6.86</text:p>
          </table:table-cell>
          <table:table-cell office:value-type="float" office:value="3495">
            <text:p>3495.00</text:p>
          </table:table-cell>
          <table:table-cell table:formula="of:=[.G619]+[.H620]*0.1" office:value-type="float" office:value="315.03715625">
            <text:p>315.04</text:p>
          </table:table-cell>
          <table:table-cell table:formula="of:=[.$H$5]+[.E620]*[.$I$5]/(2*3.14)" office:value-type="float" office:value="5.163828125">
            <text:p>5.16</text:p>
          </table:table-cell>
          <table:table-cell table:number-columns-repeated="3"/>
        </table:table-row>
        <table:table-row table:style-name="ro2">
          <table:table-cell table:formula="of:=6.28*[.B621]/3200" office:value-type="float" office:value="12.089">
            <text:p>12.089</text:p>
          </table:table-cell>
          <table:table-cell office:value-type="float" office:value="6160">
            <text:p>6160</text:p>
          </table:table-cell>
          <table:table-cell table:formula="of:=[.G621]/36" office:value-type="float" office:value="8.76537621527778">
            <text:p>8.77</text:p>
          </table:table-cell>
          <table:table-cell table:formula="of:=[.E621]/(2*3.1415)" office:value-type="float" office:value="1.09197835428935">
            <text:p>1.09</text:p>
          </table:table-cell>
          <table:table-cell table:formula="of:=[.F621]*6.28/[.$K$1]" office:value-type="float" office:value="6.8609">
            <text:p>6.86</text:p>
          </table:table-cell>
          <table:table-cell office:value-type="float" office:value="3496">
            <text:p>3496.00</text:p>
          </table:table-cell>
          <table:table-cell table:formula="of:=[.G620]+[.H621]*0.1" office:value-type="float" office:value="315.55354375">
            <text:p>315.55</text:p>
          </table:table-cell>
          <table:table-cell table:formula="of:=[.$H$5]+[.E621]*[.$I$5]/(2*3.14)" office:value-type="float" office:value="5.163875">
            <text:p>5.16</text:p>
          </table:table-cell>
          <table:table-cell table:number-columns-repeated="3"/>
        </table:table-row>
        <table:table-row table:style-name="ro2">
          <table:table-cell table:formula="of:=6.28*[.B622]/3200" office:value-type="float" office:value="12.108625">
            <text:p>12.108625</text:p>
          </table:table-cell>
          <table:table-cell office:value-type="float" office:value="6170">
            <text:p>6170</text:p>
          </table:table-cell>
          <table:table-cell table:formula="of:=[.G622]/36" office:value-type="float" office:value="8.77972044270833">
            <text:p>8.78</text:p>
          </table:table-cell>
          <table:table-cell table:formula="of:=[.E622]/(2*3.1415)" office:value-type="float" office:value="1.09229070507719">
            <text:p>1.09</text:p>
          </table:table-cell>
          <table:table-cell table:formula="of:=[.F622]*6.28/[.$K$1]" office:value-type="float" office:value="6.8628625">
            <text:p>6.86</text:p>
          </table:table-cell>
          <table:table-cell office:value-type="float" office:value="3497">
            <text:p>3497.00</text:p>
          </table:table-cell>
          <table:table-cell table:formula="of:=[.G621]+[.H622]*0.1" office:value-type="float" office:value="316.0699359375">
            <text:p>316.07</text:p>
          </table:table-cell>
          <table:table-cell table:formula="of:=[.$H$5]+[.E622]*[.$I$5]/(2*3.14)" office:value-type="float" office:value="5.163921875">
            <text:p>5.16</text:p>
          </table:table-cell>
          <table:table-cell table:number-columns-repeated="3"/>
        </table:table-row>
        <table:table-row table:style-name="ro2">
          <table:table-cell table:formula="of:=6.28*[.B623]/3200" office:value-type="float" office:value="12.12825">
            <text:p>12.12825</text:p>
          </table:table-cell>
          <table:table-cell office:value-type="float" office:value="6180">
            <text:p>6180</text:p>
          </table:table-cell>
          <table:table-cell table:formula="of:=[.G623]/36" office:value-type="float" office:value="8.79406480034722">
            <text:p>8.79</text:p>
          </table:table-cell>
          <table:table-cell table:formula="of:=[.E623]/(2*3.1415)" office:value-type="float" office:value="1.09260305586503">
            <text:p>1.09</text:p>
          </table:table-cell>
          <table:table-cell table:formula="of:=[.F623]*6.28/[.$K$1]" office:value-type="float" office:value="6.864825">
            <text:p>6.86</text:p>
          </table:table-cell>
          <table:table-cell office:value-type="float" office:value="3498">
            <text:p>3498.00</text:p>
          </table:table-cell>
          <table:table-cell table:formula="of:=[.G622]+[.H623]*0.1" office:value-type="float" office:value="316.5863328125">
            <text:p>316.59</text:p>
          </table:table-cell>
          <table:table-cell table:formula="of:=[.$H$5]+[.E623]*[.$I$5]/(2*3.14)" office:value-type="float" office:value="5.16396875">
            <text:p>5.16</text:p>
          </table:table-cell>
          <table:table-cell table:number-columns-repeated="3"/>
        </table:table-row>
        <table:table-row table:style-name="ro2">
          <table:table-cell table:formula="of:=6.28*[.B624]/3200" office:value-type="float" office:value="12.147875">
            <text:p>12.147875</text:p>
          </table:table-cell>
          <table:table-cell office:value-type="float" office:value="6190">
            <text:p>6190</text:p>
          </table:table-cell>
          <table:table-cell table:formula="of:=[.G624]/36" office:value-type="float" office:value="8.80840928819444">
            <text:p>8.81</text:p>
          </table:table-cell>
          <table:table-cell table:formula="of:=[.E624]/(2*3.1415)" office:value-type="float" office:value="1.09291540665287">
            <text:p>1.09</text:p>
          </table:table-cell>
          <table:table-cell table:formula="of:=[.F624]*6.28/[.$K$1]" office:value-type="float" office:value="6.8667875">
            <text:p>6.87</text:p>
          </table:table-cell>
          <table:table-cell office:value-type="float" office:value="3499">
            <text:p>3499.00</text:p>
          </table:table-cell>
          <table:table-cell table:formula="of:=[.G623]+[.H624]*0.1" office:value-type="float" office:value="317.102734375">
            <text:p>317.10</text:p>
          </table:table-cell>
          <table:table-cell table:formula="of:=[.$H$5]+[.E624]*[.$I$5]/(2*3.14)" office:value-type="float" office:value="5.164015625">
            <text:p>5.16</text:p>
          </table:table-cell>
          <table:table-cell table:number-columns-repeated="3"/>
        </table:table-row>
        <table:table-row table:style-name="ro2">
          <table:table-cell table:formula="of:=6.28*[.B625]/3200" office:value-type="float" office:value="12.1675">
            <text:p>12.1675</text:p>
          </table:table-cell>
          <table:table-cell office:value-type="float" office:value="6200">
            <text:p>6200</text:p>
          </table:table-cell>
          <table:table-cell table:formula="of:=[.G625]/36" office:value-type="float" office:value="8.82275390625">
            <text:p>8.82</text:p>
          </table:table-cell>
          <table:table-cell table:formula="of:=[.E625]/(2*3.1415)" office:value-type="float" office:value="1.09322775744071">
            <text:p>1.09</text:p>
          </table:table-cell>
          <table:table-cell table:formula="of:=[.F625]*6.28/[.$K$1]" office:value-type="float" office:value="6.86875">
            <text:p>6.87</text:p>
          </table:table-cell>
          <table:table-cell office:value-type="float" office:value="3500">
            <text:p>3500.00</text:p>
          </table:table-cell>
          <table:table-cell table:formula="of:=[.G624]+[.H625]*0.1" office:value-type="float" office:value="317.619140625">
            <text:p>317.62</text:p>
          </table:table-cell>
          <table:table-cell table:formula="of:=[.$H$5]+[.E625]*[.$I$5]/(2*3.14)" office:value-type="float" office:value="5.1640625">
            <text:p>5.16</text:p>
          </table:table-cell>
          <table:table-cell table:number-columns-repeated="3"/>
        </table:table-row>
        <table:table-row table:style-name="ro2">
          <table:table-cell table:formula="of:=6.28*[.B626]/3200" office:value-type="float" office:value="12.187125">
            <text:p>12.187125</text:p>
          </table:table-cell>
          <table:table-cell office:value-type="float" office:value="6210">
            <text:p>6210</text:p>
          </table:table-cell>
          <table:table-cell table:formula="of:=[.G626]/36" office:value-type="float" office:value="8.83709865451389">
            <text:p>8.84</text:p>
          </table:table-cell>
          <table:table-cell table:formula="of:=[.E626]/(2*3.1415)" office:value-type="float" office:value="1.09354010822855">
            <text:p>1.09</text:p>
          </table:table-cell>
          <table:table-cell table:formula="of:=[.F626]*6.28/[.$K$1]" office:value-type="float" office:value="6.8707125">
            <text:p>6.87</text:p>
          </table:table-cell>
          <table:table-cell office:value-type="float" office:value="3501">
            <text:p>3501.00</text:p>
          </table:table-cell>
          <table:table-cell table:formula="of:=[.G625]+[.H626]*0.1" office:value-type="float" office:value="318.1355515625">
            <text:p>318.14</text:p>
          </table:table-cell>
          <table:table-cell table:formula="of:=[.$H$5]+[.E626]*[.$I$5]/(2*3.14)" office:value-type="float" office:value="5.164109375">
            <text:p>5.16</text:p>
          </table:table-cell>
          <table:table-cell table:number-columns-repeated="3"/>
        </table:table-row>
        <table:table-row table:style-name="ro2">
          <table:table-cell table:formula="of:=6.28*[.B627]/3200" office:value-type="float" office:value="12.20675">
            <text:p>12.20675</text:p>
          </table:table-cell>
          <table:table-cell office:value-type="float" office:value="6220">
            <text:p>6220</text:p>
          </table:table-cell>
          <table:table-cell table:formula="of:=[.G627]/36" office:value-type="float" office:value="8.85144353298611">
            <text:p>8.85</text:p>
          </table:table-cell>
          <table:table-cell table:formula="of:=[.E627]/(2*3.1415)" office:value-type="float" office:value="1.09385245901639">
            <text:p>1.09</text:p>
          </table:table-cell>
          <table:table-cell table:formula="of:=[.F627]*6.28/[.$K$1]" office:value-type="float" office:value="6.872675">
            <text:p>6.87</text:p>
          </table:table-cell>
          <table:table-cell office:value-type="float" office:value="3502">
            <text:p>3502.00</text:p>
          </table:table-cell>
          <table:table-cell table:formula="of:=[.G626]+[.H627]*0.1" office:value-type="float" office:value="318.6519671875">
            <text:p>318.65</text:p>
          </table:table-cell>
          <table:table-cell table:formula="of:=[.$H$5]+[.E627]*[.$I$5]/(2*3.14)" office:value-type="float" office:value="5.16415625">
            <text:p>5.16</text:p>
          </table:table-cell>
          <table:table-cell table:number-columns-repeated="3"/>
        </table:table-row>
        <table:table-row table:style-name="ro2">
          <table:table-cell table:formula="of:=6.28*[.B628]/3200" office:value-type="float" office:value="12.226375">
            <text:p>12.226375</text:p>
          </table:table-cell>
          <table:table-cell office:value-type="float" office:value="6230">
            <text:p>6230</text:p>
          </table:table-cell>
          <table:table-cell table:formula="of:=[.G628]/36" office:value-type="float" office:value="8.86578854166666">
            <text:p>8.87</text:p>
          </table:table-cell>
          <table:table-cell table:formula="of:=[.E628]/(2*3.1415)" office:value-type="float" office:value="1.09416480980423">
            <text:p>1.09</text:p>
          </table:table-cell>
          <table:table-cell table:formula="of:=[.F628]*6.28/[.$K$1]" office:value-type="float" office:value="6.8746375">
            <text:p>6.87</text:p>
          </table:table-cell>
          <table:table-cell office:value-type="float" office:value="3503">
            <text:p>3503.00</text:p>
          </table:table-cell>
          <table:table-cell table:formula="of:=[.G627]+[.H628]*0.1" office:value-type="float" office:value="319.1683875">
            <text:p>319.17</text:p>
          </table:table-cell>
          <table:table-cell table:formula="of:=[.$H$5]+[.E628]*[.$I$5]/(2*3.14)" office:value-type="float" office:value="5.164203125">
            <text:p>5.16</text:p>
          </table:table-cell>
          <table:table-cell table:number-columns-repeated="3"/>
        </table:table-row>
        <table:table-row table:style-name="ro2">
          <table:table-cell table:formula="of:=6.28*[.B629]/3200" office:value-type="float" office:value="12.246">
            <text:p>12.246</text:p>
          </table:table-cell>
          <table:table-cell office:value-type="float" office:value="6240">
            <text:p>6240</text:p>
          </table:table-cell>
          <table:table-cell table:formula="of:=[.G629]/36" office:value-type="float" office:value="8.88013368055555">
            <text:p>8.88</text:p>
          </table:table-cell>
          <table:table-cell table:formula="of:=[.E629]/(2*3.1415)" office:value-type="float" office:value="1.09447716059207">
            <text:p>1.09</text:p>
          </table:table-cell>
          <table:table-cell table:formula="of:=[.F629]*6.28/[.$K$1]" office:value-type="float" office:value="6.8766">
            <text:p>6.88</text:p>
          </table:table-cell>
          <table:table-cell office:value-type="float" office:value="3504">
            <text:p>3504.00</text:p>
          </table:table-cell>
          <table:table-cell table:formula="of:=[.G628]+[.H629]*0.1" office:value-type="float" office:value="319.6848125">
            <text:p>319.68</text:p>
          </table:table-cell>
          <table:table-cell table:formula="of:=[.$H$5]+[.E629]*[.$I$5]/(2*3.14)" office:value-type="float" office:value="5.16425">
            <text:p>5.16</text:p>
          </table:table-cell>
          <table:table-cell table:number-columns-repeated="3"/>
        </table:table-row>
        <table:table-row table:style-name="ro2">
          <table:table-cell table:formula="of:=6.28*[.B630]/3200" office:value-type="float" office:value="12.265625">
            <text:p>12.265625</text:p>
          </table:table-cell>
          <table:table-cell office:value-type="float" office:value="6250">
            <text:p>6250</text:p>
          </table:table-cell>
          <table:table-cell table:formula="of:=[.G630]/36" office:value-type="float" office:value="8.89447894965278">
            <text:p>8.89</text:p>
          </table:table-cell>
          <table:table-cell table:formula="of:=[.E630]/(2*3.1415)" office:value-type="float" office:value="1.09478951137991">
            <text:p>1.09</text:p>
          </table:table-cell>
          <table:table-cell table:formula="of:=[.F630]*6.28/[.$K$1]" office:value-type="float" office:value="6.8785625">
            <text:p>6.88</text:p>
          </table:table-cell>
          <table:table-cell office:value-type="float" office:value="3505">
            <text:p>3505.00</text:p>
          </table:table-cell>
          <table:table-cell table:formula="of:=[.G629]+[.H630]*0.1" office:value-type="float" office:value="320.2012421875">
            <text:p>320.20</text:p>
          </table:table-cell>
          <table:table-cell table:formula="of:=[.$H$5]+[.E630]*[.$I$5]/(2*3.14)" office:value-type="float" office:value="5.164296875">
            <text:p>5.16</text:p>
          </table:table-cell>
          <table:table-cell table:number-columns-repeated="3"/>
        </table:table-row>
        <table:table-row table:style-name="ro2">
          <table:table-cell table:formula="of:=6.28*[.B631]/3200" office:value-type="float" office:value="12.28525">
            <text:p>12.28525</text:p>
          </table:table-cell>
          <table:table-cell office:value-type="float" office:value="6260">
            <text:p>6260</text:p>
          </table:table-cell>
          <table:table-cell table:formula="of:=[.G631]/36" office:value-type="float" office:value="8.90882434895833">
            <text:p>8.91</text:p>
          </table:table-cell>
          <table:table-cell table:formula="of:=[.E631]/(2*3.1415)" office:value-type="float" office:value="1.09510186216775">
            <text:p>1.10</text:p>
          </table:table-cell>
          <table:table-cell table:formula="of:=[.F631]*6.28/[.$K$1]" office:value-type="float" office:value="6.880525">
            <text:p>6.88</text:p>
          </table:table-cell>
          <table:table-cell office:value-type="float" office:value="3506">
            <text:p>3506.00</text:p>
          </table:table-cell>
          <table:table-cell table:formula="of:=[.G630]+[.H631]*0.1" office:value-type="float" office:value="320.7176765625">
            <text:p>320.72</text:p>
          </table:table-cell>
          <table:table-cell table:formula="of:=[.$H$5]+[.E631]*[.$I$5]/(2*3.14)" office:value-type="float" office:value="5.16434375">
            <text:p>5.16</text:p>
          </table:table-cell>
          <table:table-cell table:number-columns-repeated="3"/>
        </table:table-row>
        <table:table-row table:style-name="ro2">
          <table:table-cell table:formula="of:=6.28*[.B632]/3200" office:value-type="float" office:value="12.304875">
            <text:p>12.304875</text:p>
          </table:table-cell>
          <table:table-cell office:value-type="float" office:value="6270">
            <text:p>6270</text:p>
          </table:table-cell>
          <table:table-cell table:formula="of:=[.G632]/36" office:value-type="float" office:value="8.92316987847222">
            <text:p>8.92</text:p>
          </table:table-cell>
          <table:table-cell table:formula="of:=[.E632]/(2*3.1415)" office:value-type="float" office:value="1.09541421295559">
            <text:p>1.10</text:p>
          </table:table-cell>
          <table:table-cell table:formula="of:=[.F632]*6.28/[.$K$1]" office:value-type="float" office:value="6.8824875">
            <text:p>6.88</text:p>
          </table:table-cell>
          <table:table-cell office:value-type="float" office:value="3507">
            <text:p>3507.00</text:p>
          </table:table-cell>
          <table:table-cell table:formula="of:=[.G631]+[.H632]*0.1" office:value-type="float" office:value="321.234115625">
            <text:p>321.23</text:p>
          </table:table-cell>
          <table:table-cell table:formula="of:=[.$H$5]+[.E632]*[.$I$5]/(2*3.14)" office:value-type="float" office:value="5.164390625">
            <text:p>5.16</text:p>
          </table:table-cell>
          <table:table-cell table:number-columns-repeated="3"/>
        </table:table-row>
        <table:table-row table:style-name="ro2">
          <table:table-cell table:formula="of:=6.28*[.B633]/3200" office:value-type="float" office:value="12.3245">
            <text:p>12.3245</text:p>
          </table:table-cell>
          <table:table-cell office:value-type="float" office:value="6280">
            <text:p>6280</text:p>
          </table:table-cell>
          <table:table-cell table:formula="of:=[.G633]/36" office:value-type="float" office:value="8.93751553819444">
            <text:p>8.94</text:p>
          </table:table-cell>
          <table:table-cell table:formula="of:=[.E633]/(2*3.1415)" office:value-type="float" office:value="1.09572656374343">
            <text:p>1.10</text:p>
          </table:table-cell>
          <table:table-cell table:formula="of:=[.F633]*6.28/[.$K$1]" office:value-type="float" office:value="6.88445">
            <text:p>6.88</text:p>
          </table:table-cell>
          <table:table-cell office:value-type="float" office:value="3508">
            <text:p>3508.00</text:p>
          </table:table-cell>
          <table:table-cell table:formula="of:=[.G632]+[.H633]*0.1" office:value-type="float" office:value="321.750559375">
            <text:p>321.75</text:p>
          </table:table-cell>
          <table:table-cell table:formula="of:=[.$H$5]+[.E633]*[.$I$5]/(2*3.14)" office:value-type="float" office:value="5.1644375">
            <text:p>5.16</text:p>
          </table:table-cell>
          <table:table-cell table:number-columns-repeated="3"/>
        </table:table-row>
        <table:table-row table:style-name="ro2">
          <table:table-cell table:formula="of:=6.28*[.B634]/3200" office:value-type="float" office:value="12.344125">
            <text:p>12.344125</text:p>
          </table:table-cell>
          <table:table-cell office:value-type="float" office:value="6290">
            <text:p>6290</text:p>
          </table:table-cell>
          <table:table-cell table:formula="of:=[.G634]/36" office:value-type="float" office:value="8.951861328125">
            <text:p>8.95</text:p>
          </table:table-cell>
          <table:table-cell table:formula="of:=[.E634]/(2*3.1415)" office:value-type="float" office:value="1.09603891453127">
            <text:p>1.10</text:p>
          </table:table-cell>
          <table:table-cell table:formula="of:=[.F634]*6.28/[.$K$1]" office:value-type="float" office:value="6.8864125">
            <text:p>6.89</text:p>
          </table:table-cell>
          <table:table-cell office:value-type="float" office:value="3509">
            <text:p>3509.00</text:p>
          </table:table-cell>
          <table:table-cell table:formula="of:=[.G633]+[.H634]*0.1" office:value-type="float" office:value="322.2670078125">
            <text:p>322.27</text:p>
          </table:table-cell>
          <table:table-cell table:formula="of:=[.$H$5]+[.E634]*[.$I$5]/(2*3.14)" office:value-type="float" office:value="5.164484375">
            <text:p>5.16</text:p>
          </table:table-cell>
          <table:table-cell table:number-columns-repeated="3"/>
        </table:table-row>
        <table:table-row table:style-name="ro2">
          <table:table-cell table:formula="of:=6.28*[.B635]/3200" office:value-type="float" office:value="12.36375">
            <text:p>12.36375</text:p>
          </table:table-cell>
          <table:table-cell office:value-type="float" office:value="6300">
            <text:p>6300</text:p>
          </table:table-cell>
          <table:table-cell table:formula="of:=[.G635]/36" office:value-type="float" office:value="8.96620724826389">
            <text:p>8.97</text:p>
          </table:table-cell>
          <table:table-cell table:formula="of:=[.E635]/(2*3.1415)" office:value-type="float" office:value="1.09635126531912">
            <text:p>1.10</text:p>
          </table:table-cell>
          <table:table-cell table:formula="of:=[.F635]*6.28/[.$K$1]" office:value-type="float" office:value="6.888375">
            <text:p>6.89</text:p>
          </table:table-cell>
          <table:table-cell office:value-type="float" office:value="3510">
            <text:p>3510.00</text:p>
          </table:table-cell>
          <table:table-cell table:formula="of:=[.G634]+[.H635]*0.1" office:value-type="float" office:value="322.7834609375">
            <text:p>322.78</text:p>
          </table:table-cell>
          <table:table-cell table:formula="of:=[.$H$5]+[.E635]*[.$I$5]/(2*3.14)" office:value-type="float" office:value="5.16453125">
            <text:p>5.16</text:p>
          </table:table-cell>
          <table:table-cell table:number-columns-repeated="3"/>
        </table:table-row>
        <table:table-row table:style-name="ro2">
          <table:table-cell table:formula="of:=6.28*[.B636]/3200" office:value-type="float" office:value="12.383375">
            <text:p>12.383375</text:p>
          </table:table-cell>
          <table:table-cell office:value-type="float" office:value="6310">
            <text:p>6310</text:p>
          </table:table-cell>
          <table:table-cell table:formula="of:=[.G636]/36" office:value-type="float" office:value="8.98055329861111">
            <text:p>8.98</text:p>
          </table:table-cell>
          <table:table-cell table:formula="of:=[.E636]/(2*3.1415)" office:value-type="float" office:value="1.09666361610696">
            <text:p>1.10</text:p>
          </table:table-cell>
          <table:table-cell table:formula="of:=[.F636]*6.28/[.$K$1]" office:value-type="float" office:value="6.8903375">
            <text:p>6.89</text:p>
          </table:table-cell>
          <table:table-cell office:value-type="float" office:value="3511">
            <text:p>3511.00</text:p>
          </table:table-cell>
          <table:table-cell table:formula="of:=[.G635]+[.H636]*0.1" office:value-type="float" office:value="323.29991875">
            <text:p>323.30</text:p>
          </table:table-cell>
          <table:table-cell table:formula="of:=[.$H$5]+[.E636]*[.$I$5]/(2*3.14)" office:value-type="float" office:value="5.164578125">
            <text:p>5.16</text:p>
          </table:table-cell>
          <table:table-cell table:number-columns-repeated="3"/>
        </table:table-row>
        <table:table-row table:style-name="ro2">
          <table:table-cell table:formula="of:=6.28*[.B637]/3200" office:value-type="float" office:value="12.403">
            <text:p>12.403</text:p>
          </table:table-cell>
          <table:table-cell office:value-type="float" office:value="6320">
            <text:p>6320</text:p>
          </table:table-cell>
          <table:table-cell table:formula="of:=[.G637]/36" office:value-type="float" office:value="8.99489947916667">
            <text:p>8.99</text:p>
          </table:table-cell>
          <table:table-cell table:formula="of:=[.E637]/(2*3.1415)" office:value-type="float" office:value="1.0969759668948">
            <text:p>1.10</text:p>
          </table:table-cell>
          <table:table-cell table:formula="of:=[.F637]*6.28/[.$K$1]" office:value-type="float" office:value="6.8923">
            <text:p>6.89</text:p>
          </table:table-cell>
          <table:table-cell office:value-type="float" office:value="3512">
            <text:p>3512.00</text:p>
          </table:table-cell>
          <table:table-cell table:formula="of:=[.G636]+[.H637]*0.1" office:value-type="float" office:value="323.81638125">
            <text:p>323.82</text:p>
          </table:table-cell>
          <table:table-cell table:formula="of:=[.$H$5]+[.E637]*[.$I$5]/(2*3.14)" office:value-type="float" office:value="5.164625">
            <text:p>5.16</text:p>
          </table:table-cell>
          <table:table-cell table:number-columns-repeated="3"/>
        </table:table-row>
        <table:table-row table:style-name="ro2">
          <table:table-cell table:formula="of:=6.28*[.B638]/3200" office:value-type="float" office:value="12.422625">
            <text:p>12.422625</text:p>
          </table:table-cell>
          <table:table-cell office:value-type="float" office:value="6330">
            <text:p>6330</text:p>
          </table:table-cell>
          <table:table-cell table:formula="of:=[.G638]/36" office:value-type="float" office:value="9.00924578993055">
            <text:p>9.01</text:p>
          </table:table-cell>
          <table:table-cell table:formula="of:=[.E638]/(2*3.1415)" office:value-type="float" office:value="1.09728831768264">
            <text:p>1.10</text:p>
          </table:table-cell>
          <table:table-cell table:formula="of:=[.F638]*6.28/[.$K$1]" office:value-type="float" office:value="6.8942625">
            <text:p>6.89</text:p>
          </table:table-cell>
          <table:table-cell office:value-type="float" office:value="3513">
            <text:p>3513.00</text:p>
          </table:table-cell>
          <table:table-cell table:formula="of:=[.G637]+[.H638]*0.1" office:value-type="float" office:value="324.3328484375">
            <text:p>324.33</text:p>
          </table:table-cell>
          <table:table-cell table:formula="of:=[.$H$5]+[.E638]*[.$I$5]/(2*3.14)" office:value-type="float" office:value="5.164671875">
            <text:p>5.16</text:p>
          </table:table-cell>
          <table:table-cell table:number-columns-repeated="3"/>
        </table:table-row>
        <table:table-row table:style-name="ro2">
          <table:table-cell table:formula="of:=6.28*[.B639]/3200" office:value-type="float" office:value="12.44225">
            <text:p>12.44225</text:p>
          </table:table-cell>
          <table:table-cell office:value-type="float" office:value="6340">
            <text:p>6340</text:p>
          </table:table-cell>
          <table:table-cell table:formula="of:=[.G639]/36" office:value-type="float" office:value="9.02359223090278">
            <text:p>9.02</text:p>
          </table:table-cell>
          <table:table-cell table:formula="of:=[.E639]/(2*3.1415)" office:value-type="float" office:value="1.09760066847048">
            <text:p>1.10</text:p>
          </table:table-cell>
          <table:table-cell table:formula="of:=[.F639]*6.28/[.$K$1]" office:value-type="float" office:value="6.896225">
            <text:p>6.90</text:p>
          </table:table-cell>
          <table:table-cell office:value-type="float" office:value="3514">
            <text:p>3514.00</text:p>
          </table:table-cell>
          <table:table-cell table:formula="of:=[.G638]+[.H639]*0.1" office:value-type="float" office:value="324.8493203125">
            <text:p>324.85</text:p>
          </table:table-cell>
          <table:table-cell table:formula="of:=[.$H$5]+[.E639]*[.$I$5]/(2*3.14)" office:value-type="float" office:value="5.16471875">
            <text:p>5.16</text:p>
          </table:table-cell>
          <table:table-cell table:number-columns-repeated="3"/>
        </table:table-row>
        <table:table-row table:style-name="ro2">
          <table:table-cell table:formula="of:=6.28*[.B640]/3200" office:value-type="float" office:value="12.461875">
            <text:p>12.461875</text:p>
          </table:table-cell>
          <table:table-cell office:value-type="float" office:value="6350">
            <text:p>6350</text:p>
          </table:table-cell>
          <table:table-cell table:formula="of:=[.G640]/36" office:value-type="float" office:value="9.03793880208333">
            <text:p>9.04</text:p>
          </table:table-cell>
          <table:table-cell table:formula="of:=[.E640]/(2*3.1415)" office:value-type="float" office:value="1.09791301925832">
            <text:p>1.10</text:p>
          </table:table-cell>
          <table:table-cell table:formula="of:=[.F640]*6.28/[.$K$1]" office:value-type="float" office:value="6.8981875">
            <text:p>6.90</text:p>
          </table:table-cell>
          <table:table-cell office:value-type="float" office:value="3515">
            <text:p>3515.00</text:p>
          </table:table-cell>
          <table:table-cell table:formula="of:=[.G639]+[.H640]*0.1" office:value-type="float" office:value="325.365796875">
            <text:p>325.37</text:p>
          </table:table-cell>
          <table:table-cell table:formula="of:=[.$H$5]+[.E640]*[.$I$5]/(2*3.14)" office:value-type="float" office:value="5.164765625">
            <text:p>5.16</text:p>
          </table:table-cell>
          <table:table-cell table:number-columns-repeated="3"/>
        </table:table-row>
        <table:table-row table:style-name="ro2">
          <table:table-cell table:formula="of:=6.28*[.B641]/3200" office:value-type="float" office:value="12.4815">
            <text:p>12.4815</text:p>
          </table:table-cell>
          <table:table-cell office:value-type="float" office:value="6360">
            <text:p>6360</text:p>
          </table:table-cell>
          <table:table-cell table:formula="of:=[.G641]/36" office:value-type="float" office:value="9.05228550347222">
            <text:p>9.05</text:p>
          </table:table-cell>
          <table:table-cell table:formula="of:=[.E641]/(2*3.1415)" office:value-type="float" office:value="1.09822537004616">
            <text:p>1.10</text:p>
          </table:table-cell>
          <table:table-cell table:formula="of:=[.F641]*6.28/[.$K$1]" office:value-type="float" office:value="6.90015">
            <text:p>6.90</text:p>
          </table:table-cell>
          <table:table-cell office:value-type="float" office:value="3516">
            <text:p>3516.00</text:p>
          </table:table-cell>
          <table:table-cell table:formula="of:=[.G640]+[.H641]*0.1" office:value-type="float" office:value="325.882278125">
            <text:p>325.88</text:p>
          </table:table-cell>
          <table:table-cell table:formula="of:=[.$H$5]+[.E641]*[.$I$5]/(2*3.14)" office:value-type="float" office:value="5.1648125">
            <text:p>5.16</text:p>
          </table:table-cell>
          <table:table-cell table:number-columns-repeated="3"/>
        </table:table-row>
        <table:table-row table:style-name="ro2">
          <table:table-cell table:formula="of:=6.28*[.B642]/3200" office:value-type="float" office:value="12.501125">
            <text:p>12.501125</text:p>
          </table:table-cell>
          <table:table-cell office:value-type="float" office:value="6370">
            <text:p>6370</text:p>
          </table:table-cell>
          <table:table-cell table:formula="of:=[.G642]/36" office:value-type="float" office:value="9.06663233506944">
            <text:p>9.07</text:p>
          </table:table-cell>
          <table:table-cell table:formula="of:=[.E642]/(2*3.1415)" office:value-type="float" office:value="1.098537720834">
            <text:p>1.10</text:p>
          </table:table-cell>
          <table:table-cell table:formula="of:=[.F642]*6.28/[.$K$1]" office:value-type="float" office:value="6.9021125">
            <text:p>6.90</text:p>
          </table:table-cell>
          <table:table-cell office:value-type="float" office:value="3517">
            <text:p>3517.00</text:p>
          </table:table-cell>
          <table:table-cell table:formula="of:=[.G641]+[.H642]*0.1" office:value-type="float" office:value="326.3987640625">
            <text:p>326.40</text:p>
          </table:table-cell>
          <table:table-cell table:formula="of:=[.$H$5]+[.E642]*[.$I$5]/(2*3.14)" office:value-type="float" office:value="5.164859375">
            <text:p>5.16</text:p>
          </table:table-cell>
          <table:table-cell table:number-columns-repeated="3"/>
        </table:table-row>
        <table:table-row table:style-name="ro2">
          <table:table-cell table:formula="of:=6.28*[.B643]/3200" office:value-type="float" office:value="12.52075">
            <text:p>12.52075</text:p>
          </table:table-cell>
          <table:table-cell office:value-type="float" office:value="6380">
            <text:p>6380</text:p>
          </table:table-cell>
          <table:table-cell table:formula="of:=[.G643]/36" office:value-type="float" office:value="9.080979296875">
            <text:p>9.08</text:p>
          </table:table-cell>
          <table:table-cell table:formula="of:=[.E643]/(2*3.1415)" office:value-type="float" office:value="1.09885007162184">
            <text:p>1.10</text:p>
          </table:table-cell>
          <table:table-cell table:formula="of:=[.F643]*6.28/[.$K$1]" office:value-type="float" office:value="6.904075">
            <text:p>6.90</text:p>
          </table:table-cell>
          <table:table-cell office:value-type="float" office:value="3518">
            <text:p>3518.00</text:p>
          </table:table-cell>
          <table:table-cell table:formula="of:=[.G642]+[.H643]*0.1" office:value-type="float" office:value="326.9152546875">
            <text:p>326.92</text:p>
          </table:table-cell>
          <table:table-cell table:formula="of:=[.$H$5]+[.E643]*[.$I$5]/(2*3.14)" office:value-type="float" office:value="5.16490625">
            <text:p>5.16</text:p>
          </table:table-cell>
          <table:table-cell table:number-columns-repeated="3"/>
        </table:table-row>
        <table:table-row table:style-name="ro2">
          <table:table-cell table:formula="of:=6.28*[.B644]/3200" office:value-type="float" office:value="12.540375">
            <text:p>12.540375</text:p>
          </table:table-cell>
          <table:table-cell office:value-type="float" office:value="6390">
            <text:p>6390</text:p>
          </table:table-cell>
          <table:table-cell table:formula="of:=[.G644]/36" office:value-type="float" office:value="9.09532638888889">
            <text:p>9.10</text:p>
          </table:table-cell>
          <table:table-cell table:formula="of:=[.E644]/(2*3.1415)" office:value-type="float" office:value="1.09916242240968">
            <text:p>1.10</text:p>
          </table:table-cell>
          <table:table-cell table:formula="of:=[.F644]*6.28/[.$K$1]" office:value-type="float" office:value="6.9060375">
            <text:p>6.91</text:p>
          </table:table-cell>
          <table:table-cell office:value-type="float" office:value="3519">
            <text:p>3519.00</text:p>
          </table:table-cell>
          <table:table-cell table:formula="of:=[.G643]+[.H644]*0.1" office:value-type="float" office:value="327.43175">
            <text:p>327.43</text:p>
          </table:table-cell>
          <table:table-cell table:formula="of:=[.$H$5]+[.E644]*[.$I$5]/(2*3.14)" office:value-type="float" office:value="5.164953125">
            <text:p>5.16</text:p>
          </table:table-cell>
          <table:table-cell table:number-columns-repeated="3"/>
        </table:table-row>
        <table:table-row table:style-name="ro2">
          <table:table-cell table:formula="of:=6.28*[.B645]/3200" office:value-type="float" office:value="12.56">
            <text:p>12.56</text:p>
          </table:table-cell>
          <table:table-cell office:value-type="float" office:value="6400">
            <text:p>6400</text:p>
          </table:table-cell>
          <table:table-cell table:formula="of:=[.G645]/36" office:value-type="float" office:value="9.10967361111111">
            <text:p>9.11</text:p>
          </table:table-cell>
          <table:table-cell table:formula="of:=[.E645]/(2*3.1415)" office:value-type="float" office:value="1.09947477319752">
            <text:p>1.10</text:p>
          </table:table-cell>
          <table:table-cell table:formula="of:=[.F645]*6.28/[.$K$1]" office:value-type="float" office:value="6.908">
            <text:p>6.91</text:p>
          </table:table-cell>
          <table:table-cell office:value-type="float" office:value="3520">
            <text:p>3520.00</text:p>
          </table:table-cell>
          <table:table-cell table:formula="of:=[.G644]+[.H645]*0.1" office:value-type="float" office:value="327.94825">
            <text:p>327.95</text:p>
          </table:table-cell>
          <table:table-cell table:formula="of:=[.$H$5]+[.E645]*[.$I$5]/(2*3.14)" office:value-type="float" office:value="5.165">
            <text:p>5.17</text:p>
          </table:table-cell>
          <table:table-cell table:number-columns-repeated="3"/>
        </table:table-row>
        <table:table-row table:style-name="ro2">
          <table:table-cell table:formula="of:=6.28*[.B646]/3200" office:value-type="float" office:value="12.579625">
            <text:p>12.579625</text:p>
          </table:table-cell>
          <table:table-cell office:value-type="float" office:value="6410">
            <text:p>6410</text:p>
          </table:table-cell>
          <table:table-cell table:formula="of:=[.G646]/36" office:value-type="float" office:value="9.12402096354167">
            <text:p>9.12</text:p>
          </table:table-cell>
          <table:table-cell table:formula="of:=[.E646]/(2*3.1415)" office:value-type="float" office:value="1.09978712398536">
            <text:p>1.10</text:p>
          </table:table-cell>
          <table:table-cell table:formula="of:=[.F646]*6.28/[.$K$1]" office:value-type="float" office:value="6.9099625">
            <text:p>6.91</text:p>
          </table:table-cell>
          <table:table-cell office:value-type="float" office:value="3521">
            <text:p>3521.00</text:p>
          </table:table-cell>
          <table:table-cell table:formula="of:=[.G645]+[.H646]*0.1" office:value-type="float" office:value="328.4647546875">
            <text:p>328.46</text:p>
          </table:table-cell>
          <table:table-cell table:formula="of:=[.$H$5]+[.E646]*[.$I$5]/(2*3.14)" office:value-type="float" office:value="5.165046875">
            <text:p>5.17</text:p>
          </table:table-cell>
          <table:table-cell table:number-columns-repeated="3"/>
        </table:table-row>
        <table:table-row table:style-name="ro2">
          <table:table-cell table:formula="of:=6.28*[.B647]/3200" office:value-type="float" office:value="12.59925">
            <text:p>12.59925</text:p>
          </table:table-cell>
          <table:table-cell office:value-type="float" office:value="6420">
            <text:p>6420</text:p>
          </table:table-cell>
          <table:table-cell table:formula="of:=[.G647]/36" office:value-type="float" office:value="9.13836844618056">
            <text:p>9.14</text:p>
          </table:table-cell>
          <table:table-cell table:formula="of:=[.E647]/(2*3.1415)" office:value-type="float" office:value="1.1000994747732">
            <text:p>1.10</text:p>
          </table:table-cell>
          <table:table-cell table:formula="of:=[.F647]*6.28/[.$K$1]" office:value-type="float" office:value="6.911925">
            <text:p>6.91</text:p>
          </table:table-cell>
          <table:table-cell office:value-type="float" office:value="3522">
            <text:p>3522.00</text:p>
          </table:table-cell>
          <table:table-cell table:formula="of:=[.G646]+[.H647]*0.1" office:value-type="float" office:value="328.9812640625">
            <text:p>328.98</text:p>
          </table:table-cell>
          <table:table-cell table:formula="of:=[.$H$5]+[.E647]*[.$I$5]/(2*3.14)" office:value-type="float" office:value="5.16509375">
            <text:p>5.17</text:p>
          </table:table-cell>
          <table:table-cell table:number-columns-repeated="3"/>
        </table:table-row>
        <table:table-row table:style-name="ro2">
          <table:table-cell table:formula="of:=6.28*[.B648]/3200" office:value-type="float" office:value="12.618875">
            <text:p>12.618875</text:p>
          </table:table-cell>
          <table:table-cell office:value-type="float" office:value="6430">
            <text:p>6430</text:p>
          </table:table-cell>
          <table:table-cell table:formula="of:=[.G648]/36" office:value-type="float" office:value="9.15271605902778">
            <text:p>9.15</text:p>
          </table:table-cell>
          <table:table-cell table:formula="of:=[.E648]/(2*3.1415)" office:value-type="float" office:value="1.10041182556104">
            <text:p>1.10</text:p>
          </table:table-cell>
          <table:table-cell table:formula="of:=[.F648]*6.28/[.$K$1]" office:value-type="float" office:value="6.9138875">
            <text:p>6.91</text:p>
          </table:table-cell>
          <table:table-cell office:value-type="float" office:value="3523">
            <text:p>3523.00</text:p>
          </table:table-cell>
          <table:table-cell table:formula="of:=[.G647]+[.H648]*0.1" office:value-type="float" office:value="329.497778125">
            <text:p>329.50</text:p>
          </table:table-cell>
          <table:table-cell table:formula="of:=[.$H$5]+[.E648]*[.$I$5]/(2*3.14)" office:value-type="float" office:value="5.165140625">
            <text:p>5.17</text:p>
          </table:table-cell>
          <table:table-cell table:number-columns-repeated="3"/>
        </table:table-row>
        <table:table-row table:style-name="ro2">
          <table:table-cell table:formula="of:=6.28*[.B649]/3200" office:value-type="float" office:value="12.6385">
            <text:p>12.6385</text:p>
          </table:table-cell>
          <table:table-cell office:value-type="float" office:value="6440">
            <text:p>6440</text:p>
          </table:table-cell>
          <table:table-cell table:formula="of:=[.G649]/36" office:value-type="float" office:value="9.16706380208333">
            <text:p>9.17</text:p>
          </table:table-cell>
          <table:table-cell table:formula="of:=[.E649]/(2*3.1415)" office:value-type="float" office:value="1.10072417634888">
            <text:p>1.10</text:p>
          </table:table-cell>
          <table:table-cell table:formula="of:=[.F649]*6.28/[.$K$1]" office:value-type="float" office:value="6.91585">
            <text:p>6.92</text:p>
          </table:table-cell>
          <table:table-cell office:value-type="float" office:value="3524">
            <text:p>3524.00</text:p>
          </table:table-cell>
          <table:table-cell table:formula="of:=[.G648]+[.H649]*0.1" office:value-type="float" office:value="330.014296875">
            <text:p>330.01</text:p>
          </table:table-cell>
          <table:table-cell table:formula="of:=[.$H$5]+[.E649]*[.$I$5]/(2*3.14)" office:value-type="float" office:value="5.1651875">
            <text:p>5.17</text:p>
          </table:table-cell>
          <table:table-cell table:number-columns-repeated="3"/>
        </table:table-row>
        <table:table-row table:style-name="ro2">
          <table:table-cell table:formula="of:=6.28*[.B650]/3200" office:value-type="float" office:value="12.658125">
            <text:p>12.658125</text:p>
          </table:table-cell>
          <table:table-cell office:value-type="float" office:value="6450">
            <text:p>6450</text:p>
          </table:table-cell>
          <table:table-cell table:formula="of:=[.G650]/36" office:value-type="float" office:value="9.18141167534722">
            <text:p>9.18</text:p>
          </table:table-cell>
          <table:table-cell table:formula="of:=[.E650]/(2*3.1415)" office:value-type="float" office:value="1.10103652713672">
            <text:p>1.10</text:p>
          </table:table-cell>
          <table:table-cell table:formula="of:=[.F650]*6.28/[.$K$1]" office:value-type="float" office:value="6.9178125">
            <text:p>6.92</text:p>
          </table:table-cell>
          <table:table-cell office:value-type="float" office:value="3525">
            <text:p>3525.00</text:p>
          </table:table-cell>
          <table:table-cell table:formula="of:=[.G649]+[.H650]*0.1" office:value-type="float" office:value="330.5308203125">
            <text:p>330.53</text:p>
          </table:table-cell>
          <table:table-cell table:formula="of:=[.$H$5]+[.E650]*[.$I$5]/(2*3.14)" office:value-type="float" office:value="5.165234375">
            <text:p>5.17</text:p>
          </table:table-cell>
          <table:table-cell table:number-columns-repeated="3"/>
        </table:table-row>
        <table:table-row table:style-name="ro2">
          <table:table-cell table:formula="of:=6.28*[.B651]/3200" office:value-type="float" office:value="12.67775">
            <text:p>12.67775</text:p>
          </table:table-cell>
          <table:table-cell office:value-type="float" office:value="6460">
            <text:p>6460</text:p>
          </table:table-cell>
          <table:table-cell table:formula="of:=[.G651]/36" office:value-type="float" office:value="9.19575967881944">
            <text:p>9.20</text:p>
          </table:table-cell>
          <table:table-cell table:formula="of:=[.E651]/(2*3.1415)" office:value-type="float" office:value="1.10134887792456">
            <text:p>1.10</text:p>
          </table:table-cell>
          <table:table-cell table:formula="of:=[.F651]*6.28/[.$K$1]" office:value-type="float" office:value="6.919775">
            <text:p>6.92</text:p>
          </table:table-cell>
          <table:table-cell office:value-type="float" office:value="3526">
            <text:p>3526.00</text:p>
          </table:table-cell>
          <table:table-cell table:formula="of:=[.G650]+[.H651]*0.1" office:value-type="float" office:value="331.0473484375">
            <text:p>331.05</text:p>
          </table:table-cell>
          <table:table-cell table:formula="of:=[.$H$5]+[.E651]*[.$I$5]/(2*3.14)" office:value-type="float" office:value="5.16528125">
            <text:p>5.17</text:p>
          </table:table-cell>
          <table:table-cell table:number-columns-repeated="3"/>
        </table:table-row>
        <table:table-row table:style-name="ro2">
          <table:table-cell table:formula="of:=6.28*[.B652]/3200" office:value-type="float" office:value="12.697375">
            <text:p>12.697375</text:p>
          </table:table-cell>
          <table:table-cell office:value-type="float" office:value="6470">
            <text:p>6470</text:p>
          </table:table-cell>
          <table:table-cell table:formula="of:=[.G652]/36" office:value-type="float" office:value="9.2101078125">
            <text:p>9.21</text:p>
          </table:table-cell>
          <table:table-cell table:formula="of:=[.E652]/(2*3.1415)" office:value-type="float" office:value="1.1016612287124">
            <text:p>1.10</text:p>
          </table:table-cell>
          <table:table-cell table:formula="of:=[.F652]*6.28/[.$K$1]" office:value-type="float" office:value="6.9217375">
            <text:p>6.92</text:p>
          </table:table-cell>
          <table:table-cell office:value-type="float" office:value="3527">
            <text:p>3527.00</text:p>
          </table:table-cell>
          <table:table-cell table:formula="of:=[.G651]+[.H652]*0.1" office:value-type="float" office:value="331.56388125">
            <text:p>331.56</text:p>
          </table:table-cell>
          <table:table-cell table:formula="of:=[.$H$5]+[.E652]*[.$I$5]/(2*3.14)" office:value-type="float" office:value="5.165328125">
            <text:p>5.17</text:p>
          </table:table-cell>
          <table:table-cell table:number-columns-repeated="3"/>
        </table:table-row>
        <table:table-row table:style-name="ro2">
          <table:table-cell table:formula="of:=6.28*[.B653]/3200" office:value-type="float" office:value="12.717">
            <text:p>12.717</text:p>
          </table:table-cell>
          <table:table-cell office:value-type="float" office:value="6480">
            <text:p>6480</text:p>
          </table:table-cell>
          <table:table-cell table:formula="of:=[.G653]/36" office:value-type="float" office:value="9.22445607638889">
            <text:p>9.22</text:p>
          </table:table-cell>
          <table:table-cell table:formula="of:=[.E653]/(2*3.1415)" office:value-type="float" office:value="1.10197357950024">
            <text:p>1.10</text:p>
          </table:table-cell>
          <table:table-cell table:formula="of:=[.F653]*6.28/[.$K$1]" office:value-type="float" office:value="6.9237">
            <text:p>6.92</text:p>
          </table:table-cell>
          <table:table-cell office:value-type="float" office:value="3528">
            <text:p>3528.00</text:p>
          </table:table-cell>
          <table:table-cell table:formula="of:=[.G652]+[.H653]*0.1" office:value-type="float" office:value="332.08041875">
            <text:p>332.08</text:p>
          </table:table-cell>
          <table:table-cell table:formula="of:=[.$H$5]+[.E653]*[.$I$5]/(2*3.14)" office:value-type="float" office:value="5.165375">
            <text:p>5.17</text:p>
          </table:table-cell>
          <table:table-cell table:number-columns-repeated="3"/>
        </table:table-row>
        <table:table-row table:style-name="ro2">
          <table:table-cell table:formula="of:=6.28*[.B654]/3200" office:value-type="float" office:value="12.736625">
            <text:p>12.736625</text:p>
          </table:table-cell>
          <table:table-cell office:value-type="float" office:value="6490">
            <text:p>6490</text:p>
          </table:table-cell>
          <table:table-cell table:formula="of:=[.G654]/36" office:value-type="float" office:value="9.23880447048611">
            <text:p>9.24</text:p>
          </table:table-cell>
          <table:table-cell table:formula="of:=[.E654]/(2*3.1415)" office:value-type="float" office:value="1.10228593028808">
            <text:p>1.10</text:p>
          </table:table-cell>
          <table:table-cell table:formula="of:=[.F654]*6.28/[.$K$1]" office:value-type="float" office:value="6.9256625">
            <text:p>6.93</text:p>
          </table:table-cell>
          <table:table-cell office:value-type="float" office:value="3529">
            <text:p>3529.00</text:p>
          </table:table-cell>
          <table:table-cell table:formula="of:=[.G653]+[.H654]*0.1" office:value-type="float" office:value="332.5969609375">
            <text:p>332.60</text:p>
          </table:table-cell>
          <table:table-cell table:formula="of:=[.$H$5]+[.E654]*[.$I$5]/(2*3.14)" office:value-type="float" office:value="5.165421875">
            <text:p>5.17</text:p>
          </table:table-cell>
          <table:table-cell table:number-columns-repeated="3"/>
        </table:table-row>
        <table:table-row table:style-name="ro2">
          <table:table-cell table:formula="of:=6.28*[.B655]/3200" office:value-type="float" office:value="12.75625">
            <text:p>12.75625</text:p>
          </table:table-cell>
          <table:table-cell office:value-type="float" office:value="6500">
            <text:p>6500</text:p>
          </table:table-cell>
          <table:table-cell table:formula="of:=[.G655]/36" office:value-type="float" office:value="9.25315299479167">
            <text:p>9.25</text:p>
          </table:table-cell>
          <table:table-cell table:formula="of:=[.E655]/(2*3.1415)" office:value-type="float" office:value="1.10259828107592">
            <text:p>1.10</text:p>
          </table:table-cell>
          <table:table-cell table:formula="of:=[.F655]*6.28/[.$K$1]" office:value-type="float" office:value="6.927625">
            <text:p>6.93</text:p>
          </table:table-cell>
          <table:table-cell office:value-type="float" office:value="3530">
            <text:p>3530.00</text:p>
          </table:table-cell>
          <table:table-cell table:formula="of:=[.G654]+[.H655]*0.1" office:value-type="float" office:value="333.1135078125">
            <text:p>333.11</text:p>
          </table:table-cell>
          <table:table-cell table:formula="of:=[.$H$5]+[.E655]*[.$I$5]/(2*3.14)" office:value-type="float" office:value="5.16546875">
            <text:p>5.17</text:p>
          </table:table-cell>
          <table:table-cell table:number-columns-repeated="3"/>
        </table:table-row>
        <table:table-row table:style-name="ro2">
          <table:table-cell table:formula="of:=6.28*[.B656]/3200" office:value-type="float" office:value="12.775875">
            <text:p>12.775875</text:p>
          </table:table-cell>
          <table:table-cell office:value-type="float" office:value="6510">
            <text:p>6510</text:p>
          </table:table-cell>
          <table:table-cell table:formula="of:=[.G656]/36" office:value-type="float" office:value="9.26750164930555">
            <text:p>9.27</text:p>
          </table:table-cell>
          <table:table-cell table:formula="of:=[.E656]/(2*3.1415)" office:value-type="float" office:value="1.10291063186376">
            <text:p>1.10</text:p>
          </table:table-cell>
          <table:table-cell table:formula="of:=[.F656]*6.28/[.$K$1]" office:value-type="float" office:value="6.9295875">
            <text:p>6.93</text:p>
          </table:table-cell>
          <table:table-cell office:value-type="float" office:value="3531">
            <text:p>3531.00</text:p>
          </table:table-cell>
          <table:table-cell table:formula="of:=[.G655]+[.H656]*0.1" office:value-type="float" office:value="333.630059375">
            <text:p>333.63</text:p>
          </table:table-cell>
          <table:table-cell table:formula="of:=[.$H$5]+[.E656]*[.$I$5]/(2*3.14)" office:value-type="float" office:value="5.165515625">
            <text:p>5.17</text:p>
          </table:table-cell>
          <table:table-cell table:number-columns-repeated="3"/>
        </table:table-row>
        <table:table-row table:style-name="ro2">
          <table:table-cell table:formula="of:=6.28*[.B657]/3200" office:value-type="float" office:value="12.7955">
            <text:p>12.7955</text:p>
          </table:table-cell>
          <table:table-cell office:value-type="float" office:value="6520">
            <text:p>6520</text:p>
          </table:table-cell>
          <table:table-cell table:formula="of:=[.G657]/36" office:value-type="float" office:value="9.28185043402778">
            <text:p>9.28</text:p>
          </table:table-cell>
          <table:table-cell table:formula="of:=[.E657]/(2*3.1415)" office:value-type="float" office:value="1.1032229826516">
            <text:p>1.10</text:p>
          </table:table-cell>
          <table:table-cell table:formula="of:=[.F657]*6.28/[.$K$1]" office:value-type="float" office:value="6.93155">
            <text:p>6.93</text:p>
          </table:table-cell>
          <table:table-cell office:value-type="float" office:value="3532">
            <text:p>3532.00</text:p>
          </table:table-cell>
          <table:table-cell table:formula="of:=[.G656]+[.H657]*0.1" office:value-type="float" office:value="334.146615625">
            <text:p>334.15</text:p>
          </table:table-cell>
          <table:table-cell table:formula="of:=[.$H$5]+[.E657]*[.$I$5]/(2*3.14)" office:value-type="float" office:value="5.1655625">
            <text:p>5.17</text:p>
          </table:table-cell>
          <table:table-cell table:number-columns-repeated="3"/>
        </table:table-row>
        <table:table-row table:style-name="ro2">
          <table:table-cell table:formula="of:=6.28*[.B658]/3200" office:value-type="float" office:value="12.815125">
            <text:p>12.815125</text:p>
          </table:table-cell>
          <table:table-cell office:value-type="float" office:value="6530">
            <text:p>6530</text:p>
          </table:table-cell>
          <table:table-cell table:formula="of:=[.G658]/36" office:value-type="float" office:value="9.29619934895833">
            <text:p>9.30</text:p>
          </table:table-cell>
          <table:table-cell table:formula="of:=[.E658]/(2*3.1415)" office:value-type="float" office:value="1.10353533343944">
            <text:p>1.10</text:p>
          </table:table-cell>
          <table:table-cell table:formula="of:=[.F658]*6.28/[.$K$1]" office:value-type="float" office:value="6.9335125">
            <text:p>6.93</text:p>
          </table:table-cell>
          <table:table-cell office:value-type="float" office:value="3533">
            <text:p>3533.00</text:p>
          </table:table-cell>
          <table:table-cell table:formula="of:=[.G657]+[.H658]*0.1" office:value-type="float" office:value="334.6631765625">
            <text:p>334.66</text:p>
          </table:table-cell>
          <table:table-cell table:formula="of:=[.$H$5]+[.E658]*[.$I$5]/(2*3.14)" office:value-type="float" office:value="5.165609375">
            <text:p>5.17</text:p>
          </table:table-cell>
          <table:table-cell table:number-columns-repeated="3"/>
        </table:table-row>
        <table:table-row table:style-name="ro2">
          <table:table-cell table:formula="of:=6.28*[.B659]/3200" office:value-type="float" office:value="12.83475">
            <text:p>12.83475</text:p>
          </table:table-cell>
          <table:table-cell office:value-type="float" office:value="6540">
            <text:p>6540</text:p>
          </table:table-cell>
          <table:table-cell table:formula="of:=[.G659]/36" office:value-type="float" office:value="9.31054839409722">
            <text:p>9.31</text:p>
          </table:table-cell>
          <table:table-cell table:formula="of:=[.E659]/(2*3.1415)" office:value-type="float" office:value="1.10384768422728">
            <text:p>1.10</text:p>
          </table:table-cell>
          <table:table-cell table:formula="of:=[.F659]*6.28/[.$K$1]" office:value-type="float" office:value="6.935475">
            <text:p>6.94</text:p>
          </table:table-cell>
          <table:table-cell office:value-type="float" office:value="3534">
            <text:p>3534.00</text:p>
          </table:table-cell>
          <table:table-cell table:formula="of:=[.G658]+[.H659]*0.1" office:value-type="float" office:value="335.1797421875">
            <text:p>335.18</text:p>
          </table:table-cell>
          <table:table-cell table:formula="of:=[.$H$5]+[.E659]*[.$I$5]/(2*3.14)" office:value-type="float" office:value="5.16565625">
            <text:p>5.17</text:p>
          </table:table-cell>
          <table:table-cell table:number-columns-repeated="3"/>
        </table:table-row>
        <table:table-row table:style-name="ro2">
          <table:table-cell table:formula="of:=6.28*[.B660]/3200" office:value-type="float" office:value="12.854375">
            <text:p>12.854375</text:p>
          </table:table-cell>
          <table:table-cell office:value-type="float" office:value="6550">
            <text:p>6550</text:p>
          </table:table-cell>
          <table:table-cell table:formula="of:=[.G660]/36" office:value-type="float" office:value="9.32489756944444">
            <text:p>9.32</text:p>
          </table:table-cell>
          <table:table-cell table:formula="of:=[.E660]/(2*3.1415)" office:value-type="float" office:value="1.10416003501512">
            <text:p>1.10</text:p>
          </table:table-cell>
          <table:table-cell table:formula="of:=[.F660]*6.28/[.$K$1]" office:value-type="float" office:value="6.9374375">
            <text:p>6.94</text:p>
          </table:table-cell>
          <table:table-cell office:value-type="float" office:value="3535">
            <text:p>3535.00</text:p>
          </table:table-cell>
          <table:table-cell table:formula="of:=[.G659]+[.H660]*0.1" office:value-type="float" office:value="335.6963125">
            <text:p>335.70</text:p>
          </table:table-cell>
          <table:table-cell table:formula="of:=[.$H$5]+[.E660]*[.$I$5]/(2*3.14)" office:value-type="float" office:value="5.165703125">
            <text:p>5.17</text:p>
          </table:table-cell>
          <table:table-cell table:number-columns-repeated="3"/>
        </table:table-row>
        <table:table-row table:style-name="ro2">
          <table:table-cell table:formula="of:=6.28*[.B661]/3200" office:value-type="float" office:value="12.874">
            <text:p>12.874</text:p>
          </table:table-cell>
          <table:table-cell office:value-type="float" office:value="6560">
            <text:p>6560</text:p>
          </table:table-cell>
          <table:table-cell table:formula="of:=[.G661]/36" office:value-type="float" office:value="9.339246875">
            <text:p>9.34</text:p>
          </table:table-cell>
          <table:table-cell table:formula="of:=[.E661]/(2*3.1415)" office:value-type="float" office:value="1.10447238580296">
            <text:p>1.10</text:p>
          </table:table-cell>
          <table:table-cell table:formula="of:=[.F661]*6.28/[.$K$1]" office:value-type="float" office:value="6.9394">
            <text:p>6.94</text:p>
          </table:table-cell>
          <table:table-cell office:value-type="float" office:value="3536">
            <text:p>3536.00</text:p>
          </table:table-cell>
          <table:table-cell table:formula="of:=[.G660]+[.H661]*0.1" office:value-type="float" office:value="336.2128875">
            <text:p>336.21</text:p>
          </table:table-cell>
          <table:table-cell table:formula="of:=[.$H$5]+[.E661]*[.$I$5]/(2*3.14)" office:value-type="float" office:value="5.16575">
            <text:p>5.17</text:p>
          </table:table-cell>
          <table:table-cell table:number-columns-repeated="3"/>
        </table:table-row>
        <table:table-row table:style-name="ro2">
          <table:table-cell table:formula="of:=6.28*[.B662]/3200" office:value-type="float" office:value="12.893625">
            <text:p>12.893625</text:p>
          </table:table-cell>
          <table:table-cell office:value-type="float" office:value="6570">
            <text:p>6570</text:p>
          </table:table-cell>
          <table:table-cell table:formula="of:=[.G662]/36" office:value-type="float" office:value="9.35359631076389">
            <text:p>9.35</text:p>
          </table:table-cell>
          <table:table-cell table:formula="of:=[.E662]/(2*3.1415)" office:value-type="float" office:value="1.1047847365908">
            <text:p>1.10</text:p>
          </table:table-cell>
          <table:table-cell table:formula="of:=[.F662]*6.28/[.$K$1]" office:value-type="float" office:value="6.9413625">
            <text:p>6.94</text:p>
          </table:table-cell>
          <table:table-cell office:value-type="float" office:value="3537">
            <text:p>3537.00</text:p>
          </table:table-cell>
          <table:table-cell table:formula="of:=[.G661]+[.H662]*0.1" office:value-type="float" office:value="336.7294671875">
            <text:p>336.73</text:p>
          </table:table-cell>
          <table:table-cell table:formula="of:=[.$H$5]+[.E662]*[.$I$5]/(2*3.14)" office:value-type="float" office:value="5.165796875">
            <text:p>5.17</text:p>
          </table:table-cell>
          <table:table-cell table:number-columns-repeated="3"/>
        </table:table-row>
        <table:table-row table:style-name="ro2">
          <table:table-cell table:formula="of:=6.28*[.B663]/3200" office:value-type="float" office:value="12.91325">
            <text:p>12.91325</text:p>
          </table:table-cell>
          <table:table-cell office:value-type="float" office:value="6580">
            <text:p>6580</text:p>
          </table:table-cell>
          <table:table-cell table:formula="of:=[.G663]/36" office:value-type="float" office:value="9.36794587673611">
            <text:p>9.37</text:p>
          </table:table-cell>
          <table:table-cell table:formula="of:=[.E663]/(2*3.1415)" office:value-type="float" office:value="1.10509708737864">
            <text:p>1.11</text:p>
          </table:table-cell>
          <table:table-cell table:formula="of:=[.F663]*6.28/[.$K$1]" office:value-type="float" office:value="6.943325">
            <text:p>6.94</text:p>
          </table:table-cell>
          <table:table-cell office:value-type="float" office:value="3538">
            <text:p>3538.00</text:p>
          </table:table-cell>
          <table:table-cell table:formula="of:=[.G662]+[.H663]*0.1" office:value-type="float" office:value="337.2460515625">
            <text:p>337.25</text:p>
          </table:table-cell>
          <table:table-cell table:formula="of:=[.$H$5]+[.E663]*[.$I$5]/(2*3.14)" office:value-type="float" office:value="5.16584375">
            <text:p>5.17</text:p>
          </table:table-cell>
          <table:table-cell table:number-columns-repeated="3"/>
        </table:table-row>
        <table:table-row table:style-name="ro2">
          <table:table-cell table:formula="of:=6.28*[.B664]/3200" office:value-type="float" office:value="12.932875">
            <text:p>12.932875</text:p>
          </table:table-cell>
          <table:table-cell office:value-type="float" office:value="6590">
            <text:p>6590</text:p>
          </table:table-cell>
          <table:table-cell table:formula="of:=[.G664]/36" office:value-type="float" office:value="9.38229557291666">
            <text:p>9.38</text:p>
          </table:table-cell>
          <table:table-cell table:formula="of:=[.E664]/(2*3.1415)" office:value-type="float" office:value="1.10540943816648">
            <text:p>1.11</text:p>
          </table:table-cell>
          <table:table-cell table:formula="of:=[.F664]*6.28/[.$K$1]" office:value-type="float" office:value="6.9452875">
            <text:p>6.95</text:p>
          </table:table-cell>
          <table:table-cell office:value-type="float" office:value="3539">
            <text:p>3539.00</text:p>
          </table:table-cell>
          <table:table-cell table:formula="of:=[.G663]+[.H664]*0.1" office:value-type="float" office:value="337.762640625">
            <text:p>337.76</text:p>
          </table:table-cell>
          <table:table-cell table:formula="of:=[.$H$5]+[.E664]*[.$I$5]/(2*3.14)" office:value-type="float" office:value="5.165890625">
            <text:p>5.17</text:p>
          </table:table-cell>
          <table:table-cell table:number-columns-repeated="3"/>
        </table:table-row>
        <table:table-row table:style-name="ro2">
          <table:table-cell table:formula="of:=6.28*[.B665]/3200" office:value-type="float" office:value="12.9525">
            <text:p>12.9525</text:p>
          </table:table-cell>
          <table:table-cell office:value-type="float" office:value="6600">
            <text:p>6600</text:p>
          </table:table-cell>
          <table:table-cell table:formula="of:=[.G665]/36" office:value-type="float" office:value="9.39664539930555">
            <text:p>9.40</text:p>
          </table:table-cell>
          <table:table-cell table:formula="of:=[.E665]/(2*3.1415)" office:value-type="float" office:value="1.10572178895432">
            <text:p>1.11</text:p>
          </table:table-cell>
          <table:table-cell table:formula="of:=[.F665]*6.28/[.$K$1]" office:value-type="float" office:value="6.94725">
            <text:p>6.95</text:p>
          </table:table-cell>
          <table:table-cell office:value-type="float" office:value="3540">
            <text:p>3540.00</text:p>
          </table:table-cell>
          <table:table-cell table:formula="of:=[.G664]+[.H665]*0.1" office:value-type="float" office:value="338.279234375">
            <text:p>338.28</text:p>
          </table:table-cell>
          <table:table-cell table:formula="of:=[.$H$5]+[.E665]*[.$I$5]/(2*3.14)" office:value-type="float" office:value="5.1659375">
            <text:p>5.17</text:p>
          </table:table-cell>
          <table:table-cell table:number-columns-repeated="3"/>
        </table:table-row>
        <table:table-row table:style-name="ro2">
          <table:table-cell table:formula="of:=6.28*[.B666]/3200" office:value-type="float" office:value="12.972125">
            <text:p>12.972125</text:p>
          </table:table-cell>
          <table:table-cell office:value-type="float" office:value="6610">
            <text:p>6610</text:p>
          </table:table-cell>
          <table:table-cell table:formula="of:=[.G666]/36" office:value-type="float" office:value="9.41099535590278">
            <text:p>9.41</text:p>
          </table:table-cell>
          <table:table-cell table:formula="of:=[.E666]/(2*3.1415)" office:value-type="float" office:value="1.10603413974216">
            <text:p>1.11</text:p>
          </table:table-cell>
          <table:table-cell table:formula="of:=[.F666]*6.28/[.$K$1]" office:value-type="float" office:value="6.9492125">
            <text:p>6.95</text:p>
          </table:table-cell>
          <table:table-cell office:value-type="float" office:value="3541">
            <text:p>3541.00</text:p>
          </table:table-cell>
          <table:table-cell table:formula="of:=[.G665]+[.H666]*0.1" office:value-type="float" office:value="338.7958328125">
            <text:p>338.80</text:p>
          </table:table-cell>
          <table:table-cell table:formula="of:=[.$H$5]+[.E666]*[.$I$5]/(2*3.14)" office:value-type="float" office:value="5.165984375">
            <text:p>5.17</text:p>
          </table:table-cell>
          <table:table-cell table:number-columns-repeated="3"/>
        </table:table-row>
        <table:table-row table:style-name="ro2">
          <table:table-cell table:formula="of:=6.28*[.B667]/3200" office:value-type="float" office:value="12.99175">
            <text:p>12.99175</text:p>
          </table:table-cell>
          <table:table-cell office:value-type="float" office:value="6620">
            <text:p>6620</text:p>
          </table:table-cell>
          <table:table-cell table:formula="of:=[.G667]/36" office:value-type="float" office:value="9.42534544270833">
            <text:p>9.43</text:p>
          </table:table-cell>
          <table:table-cell table:formula="of:=[.E667]/(2*3.1415)" office:value-type="float" office:value="1.10634649053">
            <text:p>1.11</text:p>
          </table:table-cell>
          <table:table-cell table:formula="of:=[.F667]*6.28/[.$K$1]" office:value-type="float" office:value="6.951175">
            <text:p>6.95</text:p>
          </table:table-cell>
          <table:table-cell office:value-type="float" office:value="3542">
            <text:p>3542.00</text:p>
          </table:table-cell>
          <table:table-cell table:formula="of:=[.G666]+[.H667]*0.1" office:value-type="float" office:value="339.3124359375">
            <text:p>339.31</text:p>
          </table:table-cell>
          <table:table-cell table:formula="of:=[.$H$5]+[.E667]*[.$I$5]/(2*3.14)" office:value-type="float" office:value="5.16603125">
            <text:p>5.17</text:p>
          </table:table-cell>
          <table:table-cell table:number-columns-repeated="3"/>
        </table:table-row>
        <table:table-row table:style-name="ro2">
          <table:table-cell table:formula="of:=6.28*[.B668]/3200" office:value-type="float" office:value="13.011375">
            <text:p>13.011375</text:p>
          </table:table-cell>
          <table:table-cell office:value-type="float" office:value="6630">
            <text:p>6630</text:p>
          </table:table-cell>
          <table:table-cell table:formula="of:=[.G668]/36" office:value-type="float" office:value="9.43969565972222">
            <text:p>9.44</text:p>
          </table:table-cell>
          <table:table-cell table:formula="of:=[.E668]/(2*3.1415)" office:value-type="float" office:value="1.10665884131784">
            <text:p>1.11</text:p>
          </table:table-cell>
          <table:table-cell table:formula="of:=[.F668]*6.28/[.$K$1]" office:value-type="float" office:value="6.9531375">
            <text:p>6.95</text:p>
          </table:table-cell>
          <table:table-cell office:value-type="float" office:value="3543">
            <text:p>3543.00</text:p>
          </table:table-cell>
          <table:table-cell table:formula="of:=[.G667]+[.H668]*0.1" office:value-type="float" office:value="339.82904375">
            <text:p>339.83</text:p>
          </table:table-cell>
          <table:table-cell table:formula="of:=[.$H$5]+[.E668]*[.$I$5]/(2*3.14)" office:value-type="float" office:value="5.166078125">
            <text:p>5.17</text:p>
          </table:table-cell>
          <table:table-cell table:number-columns-repeated="3"/>
        </table:table-row>
        <table:table-row table:style-name="ro2">
          <table:table-cell table:formula="of:=6.28*[.B669]/3200" office:value-type="float" office:value="13.031">
            <text:p>13.031</text:p>
          </table:table-cell>
          <table:table-cell office:value-type="float" office:value="6640">
            <text:p>6640</text:p>
          </table:table-cell>
          <table:table-cell table:formula="of:=[.G669]/36" office:value-type="float" office:value="9.45404600694445">
            <text:p>9.45</text:p>
          </table:table-cell>
          <table:table-cell table:formula="of:=[.E669]/(2*3.1415)" office:value-type="float" office:value="1.10697119210568">
            <text:p>1.11</text:p>
          </table:table-cell>
          <table:table-cell table:formula="of:=[.F669]*6.28/[.$K$1]" office:value-type="float" office:value="6.9551">
            <text:p>6.96</text:p>
          </table:table-cell>
          <table:table-cell office:value-type="float" office:value="3544">
            <text:p>3544.00</text:p>
          </table:table-cell>
          <table:table-cell table:formula="of:=[.G668]+[.H669]*0.1" office:value-type="float" office:value="340.34565625">
            <text:p>340.35</text:p>
          </table:table-cell>
          <table:table-cell table:formula="of:=[.$H$5]+[.E669]*[.$I$5]/(2*3.14)" office:value-type="float" office:value="5.166125">
            <text:p>5.17</text:p>
          </table:table-cell>
          <table:table-cell table:number-columns-repeated="3"/>
        </table:table-row>
        <table:table-row table:style-name="ro2">
          <table:table-cell table:formula="of:=6.28*[.B670]/3200" office:value-type="float" office:value="13.050625">
            <text:p>13.050625</text:p>
          </table:table-cell>
          <table:table-cell office:value-type="float" office:value="6650">
            <text:p>6650</text:p>
          </table:table-cell>
          <table:table-cell table:formula="of:=[.G670]/36" office:value-type="float" office:value="9.468396484375">
            <text:p>9.47</text:p>
          </table:table-cell>
          <table:table-cell table:formula="of:=[.E670]/(2*3.1415)" office:value-type="float" office:value="1.10728354289352">
            <text:p>1.11</text:p>
          </table:table-cell>
          <table:table-cell table:formula="of:=[.F670]*6.28/[.$K$1]" office:value-type="float" office:value="6.9570625">
            <text:p>6.96</text:p>
          </table:table-cell>
          <table:table-cell office:value-type="float" office:value="3545">
            <text:p>3545.00</text:p>
          </table:table-cell>
          <table:table-cell table:formula="of:=[.G669]+[.H670]*0.1" office:value-type="float" office:value="340.8622734375">
            <text:p>340.86</text:p>
          </table:table-cell>
          <table:table-cell table:formula="of:=[.$H$5]+[.E670]*[.$I$5]/(2*3.14)" office:value-type="float" office:value="5.166171875">
            <text:p>5.17</text:p>
          </table:table-cell>
          <table:table-cell table:number-columns-repeated="3"/>
        </table:table-row>
        <table:table-row table:style-name="ro2">
          <table:table-cell table:formula="of:=6.28*[.B671]/3200" office:value-type="float" office:value="13.07025">
            <text:p>13.07025</text:p>
          </table:table-cell>
          <table:table-cell office:value-type="float" office:value="6660">
            <text:p>6660</text:p>
          </table:table-cell>
          <table:table-cell table:formula="of:=[.G671]/36" office:value-type="float" office:value="9.48274709201389">
            <text:p>9.48</text:p>
          </table:table-cell>
          <table:table-cell table:formula="of:=[.E671]/(2*3.1415)" office:value-type="float" office:value="1.10759589368136">
            <text:p>1.11</text:p>
          </table:table-cell>
          <table:table-cell table:formula="of:=[.F671]*6.28/[.$K$1]" office:value-type="float" office:value="6.959025">
            <text:p>6.96</text:p>
          </table:table-cell>
          <table:table-cell office:value-type="float" office:value="3546">
            <text:p>3546.00</text:p>
          </table:table-cell>
          <table:table-cell table:formula="of:=[.G670]+[.H671]*0.1" office:value-type="float" office:value="341.3788953125">
            <text:p>341.38</text:p>
          </table:table-cell>
          <table:table-cell table:formula="of:=[.$H$5]+[.E671]*[.$I$5]/(2*3.14)" office:value-type="float" office:value="5.16621875">
            <text:p>5.17</text:p>
          </table:table-cell>
          <table:table-cell table:number-columns-repeated="3"/>
        </table:table-row>
        <table:table-row table:style-name="ro2">
          <table:table-cell table:formula="of:=6.28*[.B672]/3200" office:value-type="float" office:value="13.089875">
            <text:p>13.089875</text:p>
          </table:table-cell>
          <table:table-cell office:value-type="float" office:value="6670">
            <text:p>6670</text:p>
          </table:table-cell>
          <table:table-cell table:formula="of:=[.G672]/36" office:value-type="float" office:value="9.49709782986111">
            <text:p>9.50</text:p>
          </table:table-cell>
          <table:table-cell table:formula="of:=[.E672]/(2*3.1415)" office:value-type="float" office:value="1.1079082444692">
            <text:p>1.11</text:p>
          </table:table-cell>
          <table:table-cell table:formula="of:=[.F672]*6.28/[.$K$1]" office:value-type="float" office:value="6.9609875">
            <text:p>6.96</text:p>
          </table:table-cell>
          <table:table-cell office:value-type="float" office:value="3547">
            <text:p>3547.00</text:p>
          </table:table-cell>
          <table:table-cell table:formula="of:=[.G671]+[.H672]*0.1" office:value-type="float" office:value="341.895521875">
            <text:p>341.90</text:p>
          </table:table-cell>
          <table:table-cell table:formula="of:=[.$H$5]+[.E672]*[.$I$5]/(2*3.14)" office:value-type="float" office:value="5.166265625">
            <text:p>5.17</text:p>
          </table:table-cell>
          <table:table-cell table:number-columns-repeated="3"/>
        </table:table-row>
        <table:table-row table:style-name="ro2">
          <table:table-cell table:formula="of:=6.28*[.B673]/3200" office:value-type="float" office:value="13.1095">
            <text:p>13.1095</text:p>
          </table:table-cell>
          <table:table-cell office:value-type="float" office:value="6680">
            <text:p>6680</text:p>
          </table:table-cell>
          <table:table-cell table:formula="of:=[.G673]/36" office:value-type="float" office:value="9.51144869791667">
            <text:p>9.51</text:p>
          </table:table-cell>
          <table:table-cell table:formula="of:=[.E673]/(2*3.1415)" office:value-type="float" office:value="1.10822059525704">
            <text:p>1.11</text:p>
          </table:table-cell>
          <table:table-cell table:formula="of:=[.F673]*6.28/[.$K$1]" office:value-type="float" office:value="6.96295">
            <text:p>6.96</text:p>
          </table:table-cell>
          <table:table-cell office:value-type="float" office:value="3548">
            <text:p>3548.00</text:p>
          </table:table-cell>
          <table:table-cell table:formula="of:=[.G672]+[.H673]*0.1" office:value-type="float" office:value="342.412153125">
            <text:p>342.41</text:p>
          </table:table-cell>
          <table:table-cell table:formula="of:=[.$H$5]+[.E673]*[.$I$5]/(2*3.14)" office:value-type="float" office:value="5.1663125">
            <text:p>5.17</text:p>
          </table:table-cell>
          <table:table-cell table:number-columns-repeated="3"/>
        </table:table-row>
        <table:table-row table:style-name="ro2">
          <table:table-cell table:formula="of:=6.28*[.B674]/3200" office:value-type="float" office:value="13.129125">
            <text:p>13.129125</text:p>
          </table:table-cell>
          <table:table-cell office:value-type="float" office:value="6690">
            <text:p>6690</text:p>
          </table:table-cell>
          <table:table-cell table:formula="of:=[.G674]/36" office:value-type="float" office:value="9.52579969618055">
            <text:p>9.53</text:p>
          </table:table-cell>
          <table:table-cell table:formula="of:=[.E674]/(2*3.1415)" office:value-type="float" office:value="1.10853294604488">
            <text:p>1.11</text:p>
          </table:table-cell>
          <table:table-cell table:formula="of:=[.F674]*6.28/[.$K$1]" office:value-type="float" office:value="6.9649125">
            <text:p>6.96</text:p>
          </table:table-cell>
          <table:table-cell office:value-type="float" office:value="3549">
            <text:p>3549.00</text:p>
          </table:table-cell>
          <table:table-cell table:formula="of:=[.G673]+[.H674]*0.1" office:value-type="float" office:value="342.9287890625">
            <text:p>342.93</text:p>
          </table:table-cell>
          <table:table-cell table:formula="of:=[.$H$5]+[.E674]*[.$I$5]/(2*3.14)" office:value-type="float" office:value="5.166359375">
            <text:p>5.17</text:p>
          </table:table-cell>
          <table:table-cell table:number-columns-repeated="3"/>
        </table:table-row>
        <table:table-row table:style-name="ro2">
          <table:table-cell table:formula="of:=6.28*[.B675]/3200" office:value-type="float" office:value="13.14875">
            <text:p>13.14875</text:p>
          </table:table-cell>
          <table:table-cell office:value-type="float" office:value="6700">
            <text:p>6700</text:p>
          </table:table-cell>
          <table:table-cell table:formula="of:=[.G675]/36" office:value-type="float" office:value="9.54015082465278">
            <text:p>9.54</text:p>
          </table:table-cell>
          <table:table-cell table:formula="of:=[.E675]/(2*3.1415)" office:value-type="float" office:value="1.10884529683272">
            <text:p>1.11</text:p>
          </table:table-cell>
          <table:table-cell table:formula="of:=[.F675]*6.28/[.$K$1]" office:value-type="float" office:value="6.966875">
            <text:p>6.97</text:p>
          </table:table-cell>
          <table:table-cell office:value-type="float" office:value="3550">
            <text:p>3550.00</text:p>
          </table:table-cell>
          <table:table-cell table:formula="of:=[.G674]+[.H675]*0.1" office:value-type="float" office:value="343.4454296875">
            <text:p>343.45</text:p>
          </table:table-cell>
          <table:table-cell table:formula="of:=[.$H$5]+[.E675]*[.$I$5]/(2*3.14)" office:value-type="float" office:value="5.16640625">
            <text:p>5.17</text:p>
          </table:table-cell>
          <table:table-cell table:number-columns-repeated="3"/>
        </table:table-row>
        <table:table-row table:style-name="ro2">
          <table:table-cell table:formula="of:=6.28*[.B676]/3200" office:value-type="float" office:value="13.168375">
            <text:p>13.168375</text:p>
          </table:table-cell>
          <table:table-cell office:value-type="float" office:value="6710">
            <text:p>6710</text:p>
          </table:table-cell>
          <table:table-cell table:formula="of:=[.G676]/36" office:value-type="float" office:value="9.55450208333333">
            <text:p>9.55</text:p>
          </table:table-cell>
          <table:table-cell table:formula="of:=[.E676]/(2*3.1415)" office:value-type="float" office:value="1.10915764762056">
            <text:p>1.11</text:p>
          </table:table-cell>
          <table:table-cell table:formula="of:=[.F676]*6.28/[.$K$1]" office:value-type="float" office:value="6.9688375">
            <text:p>6.97</text:p>
          </table:table-cell>
          <table:table-cell office:value-type="float" office:value="3551">
            <text:p>3551.00</text:p>
          </table:table-cell>
          <table:table-cell table:formula="of:=[.G675]+[.H676]*0.1" office:value-type="float" office:value="343.962075">
            <text:p>343.96</text:p>
          </table:table-cell>
          <table:table-cell table:formula="of:=[.$H$5]+[.E676]*[.$I$5]/(2*3.14)" office:value-type="float" office:value="5.166453125">
            <text:p>5.17</text:p>
          </table:table-cell>
          <table:table-cell table:number-columns-repeated="3"/>
        </table:table-row>
        <table:table-row table:style-name="ro2">
          <table:table-cell table:formula="of:=6.28*[.B677]/3200" office:value-type="float" office:value="13.188">
            <text:p>13.188</text:p>
          </table:table-cell>
          <table:table-cell office:value-type="float" office:value="6720">
            <text:p>6720</text:p>
          </table:table-cell>
          <table:table-cell table:formula="of:=[.G677]/36" office:value-type="float" office:value="9.56885347222222">
            <text:p>9.57</text:p>
          </table:table-cell>
          <table:table-cell table:formula="of:=[.E677]/(2*3.1415)" office:value-type="float" office:value="1.1094699984084">
            <text:p>1.11</text:p>
          </table:table-cell>
          <table:table-cell table:formula="of:=[.F677]*6.28/[.$K$1]" office:value-type="float" office:value="6.9708">
            <text:p>6.97</text:p>
          </table:table-cell>
          <table:table-cell office:value-type="float" office:value="3552">
            <text:p>3552.00</text:p>
          </table:table-cell>
          <table:table-cell table:formula="of:=[.G676]+[.H677]*0.1" office:value-type="float" office:value="344.478725">
            <text:p>344.48</text:p>
          </table:table-cell>
          <table:table-cell table:formula="of:=[.$H$5]+[.E677]*[.$I$5]/(2*3.14)" office:value-type="float" office:value="5.1665">
            <text:p>5.17</text:p>
          </table:table-cell>
          <table:table-cell table:number-columns-repeated="3"/>
        </table:table-row>
        <table:table-row table:style-name="ro2">
          <table:table-cell table:formula="of:=6.28*[.B678]/3200" office:value-type="float" office:value="13.207625">
            <text:p>13.207625</text:p>
          </table:table-cell>
          <table:table-cell office:value-type="float" office:value="6730">
            <text:p>6730</text:p>
          </table:table-cell>
          <table:table-cell table:formula="of:=[.G678]/36" office:value-type="float" office:value="9.58320499131944">
            <text:p>9.58</text:p>
          </table:table-cell>
          <table:table-cell table:formula="of:=[.E678]/(2*3.1415)" office:value-type="float" office:value="1.10978234919624">
            <text:p>1.11</text:p>
          </table:table-cell>
          <table:table-cell table:formula="of:=[.F678]*6.28/[.$K$1]" office:value-type="float" office:value="6.9727625">
            <text:p>6.97</text:p>
          </table:table-cell>
          <table:table-cell office:value-type="float" office:value="3553">
            <text:p>3553.00</text:p>
          </table:table-cell>
          <table:table-cell table:formula="of:=[.G677]+[.H678]*0.1" office:value-type="float" office:value="344.9953796875">
            <text:p>345.00</text:p>
          </table:table-cell>
          <table:table-cell table:formula="of:=[.$H$5]+[.E678]*[.$I$5]/(2*3.14)" office:value-type="float" office:value="5.166546875">
            <text:p>5.17</text:p>
          </table:table-cell>
          <table:table-cell table:number-columns-repeated="3"/>
        </table:table-row>
        <table:table-row table:style-name="ro2">
          <table:table-cell table:formula="of:=6.28*[.B679]/3200" office:value-type="float" office:value="13.22725">
            <text:p>13.22725</text:p>
          </table:table-cell>
          <table:table-cell office:value-type="float" office:value="6740">
            <text:p>6740</text:p>
          </table:table-cell>
          <table:table-cell table:formula="of:=[.G679]/36" office:value-type="float" office:value="9.597556640625">
            <text:p>9.60</text:p>
          </table:table-cell>
          <table:table-cell table:formula="of:=[.E679]/(2*3.1415)" office:value-type="float" office:value="1.11009469998408">
            <text:p>1.11</text:p>
          </table:table-cell>
          <table:table-cell table:formula="of:=[.F679]*6.28/[.$K$1]" office:value-type="float" office:value="6.974725">
            <text:p>6.97</text:p>
          </table:table-cell>
          <table:table-cell office:value-type="float" office:value="3554">
            <text:p>3554.00</text:p>
          </table:table-cell>
          <table:table-cell table:formula="of:=[.G678]+[.H679]*0.1" office:value-type="float" office:value="345.5120390625">
            <text:p>345.51</text:p>
          </table:table-cell>
          <table:table-cell table:formula="of:=[.$H$5]+[.E679]*[.$I$5]/(2*3.14)" office:value-type="float" office:value="5.16659375">
            <text:p>5.17</text:p>
          </table:table-cell>
          <table:table-cell table:number-columns-repeated="3"/>
        </table:table-row>
        <table:table-row table:style-name="ro2">
          <table:table-cell table:formula="of:=6.28*[.B680]/3200" office:value-type="float" office:value="13.246875">
            <text:p>13.246875</text:p>
          </table:table-cell>
          <table:table-cell office:value-type="float" office:value="6750">
            <text:p>6750</text:p>
          </table:table-cell>
          <table:table-cell table:formula="of:=[.G680]/36" office:value-type="float" office:value="9.61190842013889">
            <text:p>9.61</text:p>
          </table:table-cell>
          <table:table-cell table:formula="of:=[.E680]/(2*3.1415)" office:value-type="float" office:value="1.11040705077192">
            <text:p>1.11</text:p>
          </table:table-cell>
          <table:table-cell table:formula="of:=[.F680]*6.28/[.$K$1]" office:value-type="float" office:value="6.9766875">
            <text:p>6.98</text:p>
          </table:table-cell>
          <table:table-cell office:value-type="float" office:value="3555">
            <text:p>3555.00</text:p>
          </table:table-cell>
          <table:table-cell table:formula="of:=[.G679]+[.H680]*0.1" office:value-type="float" office:value="346.028703125">
            <text:p>346.03</text:p>
          </table:table-cell>
          <table:table-cell table:formula="of:=[.$H$5]+[.E680]*[.$I$5]/(2*3.14)" office:value-type="float" office:value="5.166640625">
            <text:p>5.17</text:p>
          </table:table-cell>
          <table:table-cell table:number-columns-repeated="3"/>
        </table:table-row>
        <table:table-row table:style-name="ro2">
          <table:table-cell table:formula="of:=6.28*[.B681]/3200" office:value-type="float" office:value="13.2665">
            <text:p>13.2665</text:p>
          </table:table-cell>
          <table:table-cell office:value-type="float" office:value="6760">
            <text:p>6760</text:p>
          </table:table-cell>
          <table:table-cell table:formula="of:=[.G681]/36" office:value-type="float" office:value="9.62626032986111">
            <text:p>9.63</text:p>
          </table:table-cell>
          <table:table-cell table:formula="of:=[.E681]/(2*3.1415)" office:value-type="float" office:value="1.11071940155976">
            <text:p>1.11</text:p>
          </table:table-cell>
          <table:table-cell table:formula="of:=[.F681]*6.28/[.$K$1]" office:value-type="float" office:value="6.97865">
            <text:p>6.98</text:p>
          </table:table-cell>
          <table:table-cell office:value-type="float" office:value="3556">
            <text:p>3556.00</text:p>
          </table:table-cell>
          <table:table-cell table:formula="of:=[.G680]+[.H681]*0.1" office:value-type="float" office:value="346.545371875">
            <text:p>346.55</text:p>
          </table:table-cell>
          <table:table-cell table:formula="of:=[.$H$5]+[.E681]*[.$I$5]/(2*3.14)" office:value-type="float" office:value="5.1666875">
            <text:p>5.17</text:p>
          </table:table-cell>
          <table:table-cell table:number-columns-repeated="3"/>
        </table:table-row>
        <table:table-row table:style-name="ro2">
          <table:table-cell table:formula="of:=6.28*[.B682]/3200" office:value-type="float" office:value="13.286125">
            <text:p>13.286125</text:p>
          </table:table-cell>
          <table:table-cell office:value-type="float" office:value="6770">
            <text:p>6770</text:p>
          </table:table-cell>
          <table:table-cell table:formula="of:=[.G682]/36" office:value-type="float" office:value="9.64061236979167">
            <text:p>9.64</text:p>
          </table:table-cell>
          <table:table-cell table:formula="of:=[.E682]/(2*3.1415)" office:value-type="float" office:value="1.1110317523476">
            <text:p>1.11</text:p>
          </table:table-cell>
          <table:table-cell table:formula="of:=[.F682]*6.28/[.$K$1]" office:value-type="float" office:value="6.9806125">
            <text:p>6.98</text:p>
          </table:table-cell>
          <table:table-cell office:value-type="float" office:value="3557">
            <text:p>3557.00</text:p>
          </table:table-cell>
          <table:table-cell table:formula="of:=[.G681]+[.H682]*0.1" office:value-type="float" office:value="347.0620453125">
            <text:p>347.06</text:p>
          </table:table-cell>
          <table:table-cell table:formula="of:=[.$H$5]+[.E682]*[.$I$5]/(2*3.14)" office:value-type="float" office:value="5.166734375">
            <text:p>5.17</text:p>
          </table:table-cell>
          <table:table-cell table:number-columns-repeated="3"/>
        </table:table-row>
        <table:table-row table:style-name="ro2">
          <table:table-cell table:formula="of:=6.28*[.B683]/3200" office:value-type="float" office:value="13.30575">
            <text:p>13.30575</text:p>
          </table:table-cell>
          <table:table-cell office:value-type="float" office:value="6780">
            <text:p>6780</text:p>
          </table:table-cell>
          <table:table-cell table:formula="of:=[.G683]/36" office:value-type="float" office:value="9.65496453993056">
            <text:p>9.65</text:p>
          </table:table-cell>
          <table:table-cell table:formula="of:=[.E683]/(2*3.1415)" office:value-type="float" office:value="1.11134410313545">
            <text:p>1.11</text:p>
          </table:table-cell>
          <table:table-cell table:formula="of:=[.F683]*6.28/[.$K$1]" office:value-type="float" office:value="6.982575">
            <text:p>6.98</text:p>
          </table:table-cell>
          <table:table-cell office:value-type="float" office:value="3558">
            <text:p>3558.00</text:p>
          </table:table-cell>
          <table:table-cell table:formula="of:=[.G682]+[.H683]*0.1" office:value-type="float" office:value="347.5787234375">
            <text:p>347.58</text:p>
          </table:table-cell>
          <table:table-cell table:formula="of:=[.$H$5]+[.E683]*[.$I$5]/(2*3.14)" office:value-type="float" office:value="5.16678125">
            <text:p>5.17</text:p>
          </table:table-cell>
          <table:table-cell table:number-columns-repeated="3"/>
        </table:table-row>
        <table:table-row table:style-name="ro2">
          <table:table-cell table:formula="of:=6.28*[.B684]/3200" office:value-type="float" office:value="13.325375">
            <text:p>13.325375</text:p>
          </table:table-cell>
          <table:table-cell office:value-type="float" office:value="6790">
            <text:p>6790</text:p>
          </table:table-cell>
          <table:table-cell table:formula="of:=[.G684]/36" office:value-type="float" office:value="9.66931684027778">
            <text:p>9.67</text:p>
          </table:table-cell>
          <table:table-cell table:formula="of:=[.E684]/(2*3.1415)" office:value-type="float" office:value="1.11165645392329">
            <text:p>1.11</text:p>
          </table:table-cell>
          <table:table-cell table:formula="of:=[.F684]*6.28/[.$K$1]" office:value-type="float" office:value="6.9845375">
            <text:p>6.98</text:p>
          </table:table-cell>
          <table:table-cell office:value-type="float" office:value="3559">
            <text:p>3559.00</text:p>
          </table:table-cell>
          <table:table-cell table:formula="of:=[.G683]+[.H684]*0.1" office:value-type="float" office:value="348.09540625">
            <text:p>348.10</text:p>
          </table:table-cell>
          <table:table-cell table:formula="of:=[.$H$5]+[.E684]*[.$I$5]/(2*3.14)" office:value-type="float" office:value="5.166828125">
            <text:p>5.17</text:p>
          </table:table-cell>
          <table:table-cell table:number-columns-repeated="3"/>
        </table:table-row>
        <table:table-row table:style-name="ro2">
          <table:table-cell table:formula="of:=6.28*[.B685]/3200" office:value-type="float" office:value="13.345">
            <text:p>13.345</text:p>
          </table:table-cell>
          <table:table-cell office:value-type="float" office:value="6800">
            <text:p>6800</text:p>
          </table:table-cell>
          <table:table-cell table:formula="of:=[.G685]/36" office:value-type="float" office:value="9.68366927083333">
            <text:p>9.68</text:p>
          </table:table-cell>
          <table:table-cell table:formula="of:=[.E685]/(2*3.1415)" office:value-type="float" office:value="1.11196880471113">
            <text:p>1.11</text:p>
          </table:table-cell>
          <table:table-cell table:formula="of:=[.F685]*6.28/[.$K$1]" office:value-type="float" office:value="6.9865">
            <text:p>6.99</text:p>
          </table:table-cell>
          <table:table-cell office:value-type="float" office:value="3560">
            <text:p>3560.00</text:p>
          </table:table-cell>
          <table:table-cell table:formula="of:=[.G684]+[.H685]*0.1" office:value-type="float" office:value="348.61209375">
            <text:p>348.61</text:p>
          </table:table-cell>
          <table:table-cell table:formula="of:=[.$H$5]+[.E685]*[.$I$5]/(2*3.14)" office:value-type="float" office:value="5.166875">
            <text:p>5.17</text:p>
          </table:table-cell>
          <table:table-cell table:number-columns-repeated="3"/>
        </table:table-row>
        <table:table-row table:style-name="ro2">
          <table:table-cell table:formula="of:=6.28*[.B686]/3200" office:value-type="float" office:value="13.364625">
            <text:p>13.364625</text:p>
          </table:table-cell>
          <table:table-cell office:value-type="float" office:value="6810">
            <text:p>6810</text:p>
          </table:table-cell>
          <table:table-cell table:formula="of:=[.G686]/36" office:value-type="float" office:value="9.69802183159722">
            <text:p>9.70</text:p>
          </table:table-cell>
          <table:table-cell table:formula="of:=[.E686]/(2*3.1415)" office:value-type="float" office:value="1.11228115549897">
            <text:p>1.11</text:p>
          </table:table-cell>
          <table:table-cell table:formula="of:=[.F686]*6.28/[.$K$1]" office:value-type="float" office:value="6.9884625">
            <text:p>6.99</text:p>
          </table:table-cell>
          <table:table-cell office:value-type="float" office:value="3561">
            <text:p>3561.00</text:p>
          </table:table-cell>
          <table:table-cell table:formula="of:=[.G685]+[.H686]*0.1" office:value-type="float" office:value="349.1287859375">
            <text:p>349.13</text:p>
          </table:table-cell>
          <table:table-cell table:formula="of:=[.$H$5]+[.E686]*[.$I$5]/(2*3.14)" office:value-type="float" office:value="5.166921875">
            <text:p>5.17</text:p>
          </table:table-cell>
          <table:table-cell table:number-columns-repeated="3"/>
        </table:table-row>
        <table:table-row table:style-name="ro2">
          <table:table-cell table:formula="of:=6.28*[.B687]/3200" office:value-type="float" office:value="13.38425">
            <text:p>13.38425</text:p>
          </table:table-cell>
          <table:table-cell office:value-type="float" office:value="6820">
            <text:p>6820</text:p>
          </table:table-cell>
          <table:table-cell table:formula="of:=[.G687]/36" office:value-type="float" office:value="9.71237452256944">
            <text:p>9.71</text:p>
          </table:table-cell>
          <table:table-cell table:formula="of:=[.E687]/(2*3.1415)" office:value-type="float" office:value="1.11259350628681">
            <text:p>1.11</text:p>
          </table:table-cell>
          <table:table-cell table:formula="of:=[.F687]*6.28/[.$K$1]" office:value-type="float" office:value="6.990425">
            <text:p>6.99</text:p>
          </table:table-cell>
          <table:table-cell office:value-type="float" office:value="3562">
            <text:p>3562.00</text:p>
          </table:table-cell>
          <table:table-cell table:formula="of:=[.G686]+[.H687]*0.1" office:value-type="float" office:value="349.6454828125">
            <text:p>349.65</text:p>
          </table:table-cell>
          <table:table-cell table:formula="of:=[.$H$5]+[.E687]*[.$I$5]/(2*3.14)" office:value-type="float" office:value="5.16696875">
            <text:p>5.17</text:p>
          </table:table-cell>
          <table:table-cell table:number-columns-repeated="3"/>
        </table:table-row>
        <table:table-row table:style-name="ro2">
          <table:table-cell table:formula="of:=6.28*[.B688]/3200" office:value-type="float" office:value="13.403875">
            <text:p>13.403875</text:p>
          </table:table-cell>
          <table:table-cell office:value-type="float" office:value="6830">
            <text:p>6830</text:p>
          </table:table-cell>
          <table:table-cell table:formula="of:=[.G688]/36" office:value-type="float" office:value="9.72672734375">
            <text:p>9.73</text:p>
          </table:table-cell>
          <table:table-cell table:formula="of:=[.E688]/(2*3.1415)" office:value-type="float" office:value="1.11290585707465">
            <text:p>1.11</text:p>
          </table:table-cell>
          <table:table-cell table:formula="of:=[.F688]*6.28/[.$K$1]" office:value-type="float" office:value="6.9923875">
            <text:p>6.99</text:p>
          </table:table-cell>
          <table:table-cell office:value-type="float" office:value="3563">
            <text:p>3563.00</text:p>
          </table:table-cell>
          <table:table-cell table:formula="of:=[.G687]+[.H688]*0.1" office:value-type="float" office:value="350.162184375">
            <text:p>350.16</text:p>
          </table:table-cell>
          <table:table-cell table:formula="of:=[.$H$5]+[.E688]*[.$I$5]/(2*3.14)" office:value-type="float" office:value="5.167015625">
            <text:p>5.17</text:p>
          </table:table-cell>
          <table:table-cell table:number-columns-repeated="3"/>
        </table:table-row>
        <table:table-row table:style-name="ro2">
          <table:table-cell table:formula="of:=6.28*[.B689]/3200" office:value-type="float" office:value="13.4235">
            <text:p>13.4235</text:p>
          </table:table-cell>
          <table:table-cell office:value-type="float" office:value="6840">
            <text:p>6840</text:p>
          </table:table-cell>
          <table:table-cell table:formula="of:=[.G689]/36" office:value-type="float" office:value="9.74108029513889">
            <text:p>9.74</text:p>
          </table:table-cell>
          <table:table-cell table:formula="of:=[.E689]/(2*3.1415)" office:value-type="float" office:value="1.11321820786249">
            <text:p>1.11</text:p>
          </table:table-cell>
          <table:table-cell table:formula="of:=[.F689]*6.28/[.$K$1]" office:value-type="float" office:value="6.99435">
            <text:p>6.99</text:p>
          </table:table-cell>
          <table:table-cell office:value-type="float" office:value="3564">
            <text:p>3564.00</text:p>
          </table:table-cell>
          <table:table-cell table:formula="of:=[.G688]+[.H689]*0.1" office:value-type="float" office:value="350.678890625">
            <text:p>350.68</text:p>
          </table:table-cell>
          <table:table-cell table:formula="of:=[.$H$5]+[.E689]*[.$I$5]/(2*3.14)" office:value-type="float" office:value="5.1670625">
            <text:p>5.17</text:p>
          </table:table-cell>
          <table:table-cell table:number-columns-repeated="3"/>
        </table:table-row>
        <table:table-row table:style-name="ro2">
          <table:table-cell table:formula="of:=6.28*[.B690]/3200" office:value-type="float" office:value="13.443125">
            <text:p>13.443125</text:p>
          </table:table-cell>
          <table:table-cell office:value-type="float" office:value="6850">
            <text:p>6850</text:p>
          </table:table-cell>
          <table:table-cell table:formula="of:=[.G690]/36" office:value-type="float" office:value="9.75543337673611">
            <text:p>9.76</text:p>
          </table:table-cell>
          <table:table-cell table:formula="of:=[.E690]/(2*3.1415)" office:value-type="float" office:value="1.11353055865033">
            <text:p>1.11</text:p>
          </table:table-cell>
          <table:table-cell table:formula="of:=[.F690]*6.28/[.$K$1]" office:value-type="float" office:value="6.9963125">
            <text:p>7.00</text:p>
          </table:table-cell>
          <table:table-cell office:value-type="float" office:value="3565">
            <text:p>3565.00</text:p>
          </table:table-cell>
          <table:table-cell table:formula="of:=[.G689]+[.H690]*0.1" office:value-type="float" office:value="351.1956015625">
            <text:p>351.20</text:p>
          </table:table-cell>
          <table:table-cell table:formula="of:=[.$H$5]+[.E690]*[.$I$5]/(2*3.14)" office:value-type="float" office:value="5.167109375">
            <text:p>5.17</text:p>
          </table:table-cell>
          <table:table-cell table:number-columns-repeated="3"/>
        </table:table-row>
        <table:table-row table:style-name="ro2">
          <table:table-cell table:formula="of:=6.28*[.B691]/3200" office:value-type="float" office:value="13.46275">
            <text:p>13.46275</text:p>
          </table:table-cell>
          <table:table-cell office:value-type="float" office:value="6860">
            <text:p>6860</text:p>
          </table:table-cell>
          <table:table-cell table:formula="of:=[.G691]/36" office:value-type="float" office:value="9.76978658854167">
            <text:p>9.77</text:p>
          </table:table-cell>
          <table:table-cell table:formula="of:=[.E691]/(2*3.1415)" office:value-type="float" office:value="1.11384290943817">
            <text:p>1.11</text:p>
          </table:table-cell>
          <table:table-cell table:formula="of:=[.F691]*6.28/[.$K$1]" office:value-type="float" office:value="6.998275">
            <text:p>7.00</text:p>
          </table:table-cell>
          <table:table-cell office:value-type="float" office:value="3566">
            <text:p>3566.00</text:p>
          </table:table-cell>
          <table:table-cell table:formula="of:=[.G690]+[.H691]*0.1" office:value-type="float" office:value="351.7123171875">
            <text:p>351.71</text:p>
          </table:table-cell>
          <table:table-cell table:formula="of:=[.$H$5]+[.E691]*[.$I$5]/(2*3.14)" office:value-type="float" office:value="5.16715625">
            <text:p>5.17</text:p>
          </table:table-cell>
          <table:table-cell table:number-columns-repeated="3"/>
        </table:table-row>
        <table:table-row table:style-name="ro2">
          <table:table-cell table:formula="of:=6.28*[.B692]/3200" office:value-type="float" office:value="13.482375">
            <text:p>13.482375</text:p>
          </table:table-cell>
          <table:table-cell office:value-type="float" office:value="6870">
            <text:p>6870</text:p>
          </table:table-cell>
          <table:table-cell table:formula="of:=[.G692]/36" office:value-type="float" office:value="9.78413993055556">
            <text:p>9.78</text:p>
          </table:table-cell>
          <table:table-cell table:formula="of:=[.E692]/(2*3.1415)" office:value-type="float" office:value="1.11415526022601">
            <text:p>1.11</text:p>
          </table:table-cell>
          <table:table-cell table:formula="of:=[.F692]*6.28/[.$K$1]" office:value-type="float" office:value="7.0002375">
            <text:p>7.00</text:p>
          </table:table-cell>
          <table:table-cell office:value-type="float" office:value="3567">
            <text:p>3567.00</text:p>
          </table:table-cell>
          <table:table-cell table:formula="of:=[.G691]+[.H692]*0.1" office:value-type="float" office:value="352.2290375">
            <text:p>352.23</text:p>
          </table:table-cell>
          <table:table-cell table:formula="of:=[.$H$5]+[.E692]*[.$I$5]/(2*3.14)" office:value-type="float" office:value="5.167203125">
            <text:p>5.17</text:p>
          </table:table-cell>
          <table:table-cell table:number-columns-repeated="3"/>
        </table:table-row>
        <table:table-row table:style-name="ro2">
          <table:table-cell table:formula="of:=6.28*[.B693]/3200" office:value-type="float" office:value="13.502">
            <text:p>13.502</text:p>
          </table:table-cell>
          <table:table-cell office:value-type="float" office:value="6880">
            <text:p>6880</text:p>
          </table:table-cell>
          <table:table-cell table:formula="of:=[.G693]/36" office:value-type="float" office:value="9.79849340277778">
            <text:p>9.80</text:p>
          </table:table-cell>
          <table:table-cell table:formula="of:=[.E693]/(2*3.1415)" office:value-type="float" office:value="1.11446761101385">
            <text:p>1.11</text:p>
          </table:table-cell>
          <table:table-cell table:formula="of:=[.F693]*6.28/[.$K$1]" office:value-type="float" office:value="7.0022">
            <text:p>7.00</text:p>
          </table:table-cell>
          <table:table-cell office:value-type="float" office:value="3568">
            <text:p>3568.00</text:p>
          </table:table-cell>
          <table:table-cell table:formula="of:=[.G692]+[.H693]*0.1" office:value-type="float" office:value="352.7457625">
            <text:p>352.75</text:p>
          </table:table-cell>
          <table:table-cell table:formula="of:=[.$H$5]+[.E693]*[.$I$5]/(2*3.14)" office:value-type="float" office:value="5.16725">
            <text:p>5.17</text:p>
          </table:table-cell>
          <table:table-cell table:number-columns-repeated="3"/>
        </table:table-row>
        <table:table-row table:style-name="ro2">
          <table:table-cell table:formula="of:=6.28*[.B694]/3200" office:value-type="float" office:value="13.521625">
            <text:p>13.521625</text:p>
          </table:table-cell>
          <table:table-cell office:value-type="float" office:value="6890">
            <text:p>6890</text:p>
          </table:table-cell>
          <table:table-cell table:formula="of:=[.G694]/36" office:value-type="float" office:value="9.81284700520833">
            <text:p>9.81</text:p>
          </table:table-cell>
          <table:table-cell table:formula="of:=[.E694]/(2*3.1415)" office:value-type="float" office:value="1.11477996180169">
            <text:p>1.11</text:p>
          </table:table-cell>
          <table:table-cell table:formula="of:=[.F694]*6.28/[.$K$1]" office:value-type="float" office:value="7.0041625">
            <text:p>7.00</text:p>
          </table:table-cell>
          <table:table-cell office:value-type="float" office:value="3569">
            <text:p>3569.00</text:p>
          </table:table-cell>
          <table:table-cell table:formula="of:=[.G693]+[.H694]*0.1" office:value-type="float" office:value="353.2624921875">
            <text:p>353.26</text:p>
          </table:table-cell>
          <table:table-cell table:formula="of:=[.$H$5]+[.E694]*[.$I$5]/(2*3.14)" office:value-type="float" office:value="5.167296875">
            <text:p>5.17</text:p>
          </table:table-cell>
          <table:table-cell table:number-columns-repeated="3"/>
        </table:table-row>
        <table:table-row table:style-name="ro2">
          <table:table-cell table:formula="of:=6.28*[.B695]/3200" office:value-type="float" office:value="13.54125">
            <text:p>13.54125</text:p>
          </table:table-cell>
          <table:table-cell office:value-type="float" office:value="6900">
            <text:p>6900</text:p>
          </table:table-cell>
          <table:table-cell table:formula="of:=[.G695]/36" office:value-type="float" office:value="9.82720073784722">
            <text:p>9.83</text:p>
          </table:table-cell>
          <table:table-cell table:formula="of:=[.E695]/(2*3.1415)" office:value-type="float" office:value="1.11509231258953">
            <text:p>1.12</text:p>
          </table:table-cell>
          <table:table-cell table:formula="of:=[.F695]*6.28/[.$K$1]" office:value-type="float" office:value="7.006125">
            <text:p>7.01</text:p>
          </table:table-cell>
          <table:table-cell office:value-type="float" office:value="3570">
            <text:p>3570.00</text:p>
          </table:table-cell>
          <table:table-cell table:formula="of:=[.G694]+[.H695]*0.1" office:value-type="float" office:value="353.7792265625">
            <text:p>353.78</text:p>
          </table:table-cell>
          <table:table-cell table:formula="of:=[.$H$5]+[.E695]*[.$I$5]/(2*3.14)" office:value-type="float" office:value="5.16734375">
            <text:p>5.17</text:p>
          </table:table-cell>
          <table:table-cell table:number-columns-repeated="3"/>
        </table:table-row>
        <table:table-row table:style-name="ro2">
          <table:table-cell table:formula="of:=6.28*[.B696]/3200" office:value-type="float" office:value="13.560875">
            <text:p>13.560875</text:p>
          </table:table-cell>
          <table:table-cell office:value-type="float" office:value="6910">
            <text:p>6910</text:p>
          </table:table-cell>
          <table:table-cell table:formula="of:=[.G696]/36" office:value-type="float" office:value="9.84155460069444">
            <text:p>9.84</text:p>
          </table:table-cell>
          <table:table-cell table:formula="of:=[.E696]/(2*3.1415)" office:value-type="float" office:value="1.11540466337737">
            <text:p>1.12</text:p>
          </table:table-cell>
          <table:table-cell table:formula="of:=[.F696]*6.28/[.$K$1]" office:value-type="float" office:value="7.0080875">
            <text:p>7.01</text:p>
          </table:table-cell>
          <table:table-cell office:value-type="float" office:value="3571">
            <text:p>3571.00</text:p>
          </table:table-cell>
          <table:table-cell table:formula="of:=[.G695]+[.H696]*0.1" office:value-type="float" office:value="354.295965625">
            <text:p>354.30</text:p>
          </table:table-cell>
          <table:table-cell table:formula="of:=[.$H$5]+[.E696]*[.$I$5]/(2*3.14)" office:value-type="float" office:value="5.167390625">
            <text:p>5.17</text:p>
          </table:table-cell>
          <table:table-cell table:number-columns-repeated="3"/>
        </table:table-row>
        <table:table-row table:style-name="ro2">
          <table:table-cell table:formula="of:=6.28*[.B697]/3200" office:value-type="float" office:value="13.5805">
            <text:p>13.5805</text:p>
          </table:table-cell>
          <table:table-cell office:value-type="float" office:value="6920">
            <text:p>6920</text:p>
          </table:table-cell>
          <table:table-cell table:formula="of:=[.G697]/36" office:value-type="float" office:value="9.85590859375">
            <text:p>9.86</text:p>
          </table:table-cell>
          <table:table-cell table:formula="of:=[.E697]/(2*3.1415)" office:value-type="float" office:value="1.11571701416521">
            <text:p>1.12</text:p>
          </table:table-cell>
          <table:table-cell table:formula="of:=[.F697]*6.28/[.$K$1]" office:value-type="float" office:value="7.01005">
            <text:p>7.01</text:p>
          </table:table-cell>
          <table:table-cell office:value-type="float" office:value="3572">
            <text:p>3572.00</text:p>
          </table:table-cell>
          <table:table-cell table:formula="of:=[.G696]+[.H697]*0.1" office:value-type="float" office:value="354.812709375">
            <text:p>354.81</text:p>
          </table:table-cell>
          <table:table-cell table:formula="of:=[.$H$5]+[.E697]*[.$I$5]/(2*3.14)" office:value-type="float" office:value="5.1674375">
            <text:p>5.17</text:p>
          </table:table-cell>
          <table:table-cell table:number-columns-repeated="3"/>
        </table:table-row>
        <table:table-row table:style-name="ro2">
          <table:table-cell table:formula="of:=6.28*[.B698]/3200" office:value-type="float" office:value="13.600125">
            <text:p>13.600125</text:p>
          </table:table-cell>
          <table:table-cell office:value-type="float" office:value="6930">
            <text:p>6930</text:p>
          </table:table-cell>
          <table:table-cell table:formula="of:=[.G698]/36" office:value-type="float" office:value="9.87026271701389">
            <text:p>9.87</text:p>
          </table:table-cell>
          <table:table-cell table:formula="of:=[.E698]/(2*3.1415)" office:value-type="float" office:value="1.11602936495305">
            <text:p>1.12</text:p>
          </table:table-cell>
          <table:table-cell table:formula="of:=[.F698]*6.28/[.$K$1]" office:value-type="float" office:value="7.0120125">
            <text:p>7.01</text:p>
          </table:table-cell>
          <table:table-cell office:value-type="float" office:value="3573">
            <text:p>3573.00</text:p>
          </table:table-cell>
          <table:table-cell table:formula="of:=[.G697]+[.H698]*0.1" office:value-type="float" office:value="355.3294578125">
            <text:p>355.33</text:p>
          </table:table-cell>
          <table:table-cell table:formula="of:=[.$H$5]+[.E698]*[.$I$5]/(2*3.14)" office:value-type="float" office:value="5.167484375">
            <text:p>5.17</text:p>
          </table:table-cell>
          <table:table-cell table:number-columns-repeated="3"/>
        </table:table-row>
        <table:table-row table:style-name="ro2">
          <table:table-cell table:formula="of:=6.28*[.B699]/3200" office:value-type="float" office:value="13.61975">
            <text:p>13.61975</text:p>
          </table:table-cell>
          <table:table-cell office:value-type="float" office:value="6940">
            <text:p>6940</text:p>
          </table:table-cell>
          <table:table-cell table:formula="of:=[.G699]/36" office:value-type="float" office:value="9.88461697048611">
            <text:p>9.88</text:p>
          </table:table-cell>
          <table:table-cell table:formula="of:=[.E699]/(2*3.1415)" office:value-type="float" office:value="1.11634171574089">
            <text:p>1.12</text:p>
          </table:table-cell>
          <table:table-cell table:formula="of:=[.F699]*6.28/[.$K$1]" office:value-type="float" office:value="7.013975">
            <text:p>7.01</text:p>
          </table:table-cell>
          <table:table-cell office:value-type="float" office:value="3574">
            <text:p>3574.00</text:p>
          </table:table-cell>
          <table:table-cell table:formula="of:=[.G698]+[.H699]*0.1" office:value-type="float" office:value="355.8462109375">
            <text:p>355.85</text:p>
          </table:table-cell>
          <table:table-cell table:formula="of:=[.$H$5]+[.E699]*[.$I$5]/(2*3.14)" office:value-type="float" office:value="5.16753125">
            <text:p>5.17</text:p>
          </table:table-cell>
          <table:table-cell table:number-columns-repeated="3"/>
        </table:table-row>
        <table:table-row table:style-name="ro2">
          <table:table-cell table:formula="of:=6.28*[.B700]/3200" office:value-type="float" office:value="13.639375">
            <text:p>13.639375</text:p>
          </table:table-cell>
          <table:table-cell office:value-type="float" office:value="6950">
            <text:p>6950</text:p>
          </table:table-cell>
          <table:table-cell table:formula="of:=[.G700]/36" office:value-type="float" office:value="9.89897135416667">
            <text:p>9.90</text:p>
          </table:table-cell>
          <table:table-cell table:formula="of:=[.E700]/(2*3.1415)" office:value-type="float" office:value="1.11665406652873">
            <text:p>1.12</text:p>
          </table:table-cell>
          <table:table-cell table:formula="of:=[.F700]*6.28/[.$K$1]" office:value-type="float" office:value="7.0159375">
            <text:p>7.02</text:p>
          </table:table-cell>
          <table:table-cell office:value-type="float" office:value="3575">
            <text:p>3575.00</text:p>
          </table:table-cell>
          <table:table-cell table:formula="of:=[.G699]+[.H700]*0.1" office:value-type="float" office:value="356.36296875">
            <text:p>356.36</text:p>
          </table:table-cell>
          <table:table-cell table:formula="of:=[.$H$5]+[.E700]*[.$I$5]/(2*3.14)" office:value-type="float" office:value="5.167578125">
            <text:p>5.17</text:p>
          </table:table-cell>
          <table:table-cell table:number-columns-repeated="3"/>
        </table:table-row>
        <table:table-row table:style-name="ro2">
          <table:table-cell table:formula="of:=6.28*[.B701]/3200" office:value-type="float" office:value="13.659">
            <text:p>13.659</text:p>
          </table:table-cell>
          <table:table-cell office:value-type="float" office:value="6960">
            <text:p>6960</text:p>
          </table:table-cell>
          <table:table-cell table:formula="of:=[.G701]/36" office:value-type="float" office:value="9.91332586805556">
            <text:p>9.91</text:p>
          </table:table-cell>
          <table:table-cell table:formula="of:=[.E701]/(2*3.1415)" office:value-type="float" office:value="1.11696641731657">
            <text:p>1.12</text:p>
          </table:table-cell>
          <table:table-cell table:formula="of:=[.F701]*6.28/[.$K$1]" office:value-type="float" office:value="7.0179">
            <text:p>7.02</text:p>
          </table:table-cell>
          <table:table-cell office:value-type="float" office:value="3576">
            <text:p>3576.00</text:p>
          </table:table-cell>
          <table:table-cell table:formula="of:=[.G700]+[.H701]*0.1" office:value-type="float" office:value="356.87973125">
            <text:p>356.88</text:p>
          </table:table-cell>
          <table:table-cell table:formula="of:=[.$H$5]+[.E701]*[.$I$5]/(2*3.14)" office:value-type="float" office:value="5.167625">
            <text:p>5.17</text:p>
          </table:table-cell>
          <table:table-cell table:number-columns-repeated="3"/>
        </table:table-row>
        <table:table-row table:style-name="ro2">
          <table:table-cell table:formula="of:=6.28*[.B702]/3200" office:value-type="float" office:value="13.678625">
            <text:p>13.678625</text:p>
          </table:table-cell>
          <table:table-cell office:value-type="float" office:value="6970">
            <text:p>6970</text:p>
          </table:table-cell>
          <table:table-cell table:formula="of:=[.G702]/36" office:value-type="float" office:value="9.92768051215278">
            <text:p>9.93</text:p>
          </table:table-cell>
          <table:table-cell table:formula="of:=[.E702]/(2*3.1415)" office:value-type="float" office:value="1.11727876810441">
            <text:p>1.12</text:p>
          </table:table-cell>
          <table:table-cell table:formula="of:=[.F702]*6.28/[.$K$1]" office:value-type="float" office:value="7.0198625">
            <text:p>7.02</text:p>
          </table:table-cell>
          <table:table-cell office:value-type="float" office:value="3577">
            <text:p>3577.00</text:p>
          </table:table-cell>
          <table:table-cell table:formula="of:=[.G701]+[.H702]*0.1" office:value-type="float" office:value="357.3964984375">
            <text:p>357.40</text:p>
          </table:table-cell>
          <table:table-cell table:formula="of:=[.$H$5]+[.E702]*[.$I$5]/(2*3.14)" office:value-type="float" office:value="5.167671875">
            <text:p>5.17</text:p>
          </table:table-cell>
          <table:table-cell table:number-columns-repeated="3"/>
        </table:table-row>
        <table:table-row table:style-name="ro2">
          <table:table-cell table:formula="of:=6.28*[.B703]/3200" office:value-type="float" office:value="13.69825">
            <text:p>13.69825</text:p>
          </table:table-cell>
          <table:table-cell office:value-type="float" office:value="6980">
            <text:p>6980</text:p>
          </table:table-cell>
          <table:table-cell table:formula="of:=[.G703]/36" office:value-type="float" office:value="9.94203528645833">
            <text:p>9.94</text:p>
          </table:table-cell>
          <table:table-cell table:formula="of:=[.E703]/(2*3.1415)" office:value-type="float" office:value="1.11759111889225">
            <text:p>1.12</text:p>
          </table:table-cell>
          <table:table-cell table:formula="of:=[.F703]*6.28/[.$K$1]" office:value-type="float" office:value="7.021825">
            <text:p>7.02</text:p>
          </table:table-cell>
          <table:table-cell office:value-type="float" office:value="3578">
            <text:p>3578.00</text:p>
          </table:table-cell>
          <table:table-cell table:formula="of:=[.G702]+[.H703]*0.1" office:value-type="float" office:value="357.9132703125">
            <text:p>357.91</text:p>
          </table:table-cell>
          <table:table-cell table:formula="of:=[.$H$5]+[.E703]*[.$I$5]/(2*3.14)" office:value-type="float" office:value="5.16771875">
            <text:p>5.17</text:p>
          </table:table-cell>
          <table:table-cell table:number-columns-repeated="3"/>
        </table:table-row>
        <table:table-row table:style-name="ro2">
          <table:table-cell table:formula="of:=6.28*[.B704]/3200" office:value-type="float" office:value="13.717875">
            <text:p>13.717875</text:p>
          </table:table-cell>
          <table:table-cell office:value-type="float" office:value="6990">
            <text:p>6990</text:p>
          </table:table-cell>
          <table:table-cell table:formula="of:=[.G704]/36" office:value-type="float" office:value="9.95639019097222">
            <text:p>9.96</text:p>
          </table:table-cell>
          <table:table-cell table:formula="of:=[.E704]/(2*3.1415)" office:value-type="float" office:value="1.11790346968009">
            <text:p>1.12</text:p>
          </table:table-cell>
          <table:table-cell table:formula="of:=[.F704]*6.28/[.$K$1]" office:value-type="float" office:value="7.0237875">
            <text:p>7.02</text:p>
          </table:table-cell>
          <table:table-cell office:value-type="float" office:value="3579">
            <text:p>3579.00</text:p>
          </table:table-cell>
          <table:table-cell table:formula="of:=[.G703]+[.H704]*0.1" office:value-type="float" office:value="358.430046875">
            <text:p>358.43</text:p>
          </table:table-cell>
          <table:table-cell table:formula="of:=[.$H$5]+[.E704]*[.$I$5]/(2*3.14)" office:value-type="float" office:value="5.167765625">
            <text:p>5.17</text:p>
          </table:table-cell>
          <table:table-cell table:number-columns-repeated="3"/>
        </table:table-row>
        <table:table-row table:style-name="ro2">
          <table:table-cell table:formula="of:=6.28*[.B705]/3200" office:value-type="float" office:value="13.7375">
            <text:p>13.7375</text:p>
          </table:table-cell>
          <table:table-cell office:value-type="float" office:value="7000">
            <text:p>7000</text:p>
          </table:table-cell>
          <table:table-cell table:formula="of:=[.G705]/36" office:value-type="float" office:value="9.97074522569445">
            <text:p>9.97</text:p>
          </table:table-cell>
          <table:table-cell table:formula="of:=[.E705]/(2*3.1415)" office:value-type="float" office:value="1.11821582046793">
            <text:p>1.12</text:p>
          </table:table-cell>
          <table:table-cell table:formula="of:=[.F705]*6.28/[.$K$1]" office:value-type="float" office:value="7.02575">
            <text:p>7.03</text:p>
          </table:table-cell>
          <table:table-cell office:value-type="float" office:value="3580">
            <text:p>3580.00</text:p>
          </table:table-cell>
          <table:table-cell table:formula="of:=[.G704]+[.H705]*0.1" office:value-type="float" office:value="358.946828125">
            <text:p>358.95</text:p>
          </table:table-cell>
          <table:table-cell table:formula="of:=[.$H$5]+[.E705]*[.$I$5]/(2*3.14)" office:value-type="float" office:value="5.1678125">
            <text:p>5.17</text:p>
          </table:table-cell>
          <table:table-cell table:number-columns-repeated="3"/>
        </table:table-row>
        <table:table-row table:style-name="ro2">
          <table:table-cell table:formula="of:=6.28*[.B706]/3200" office:value-type="float" office:value="13.757125">
            <text:p>13.757125</text:p>
          </table:table-cell>
          <table:table-cell office:value-type="float" office:value="7010">
            <text:p>7010</text:p>
          </table:table-cell>
          <table:table-cell table:formula="of:=[.G706]/36" office:value-type="float" office:value="9.985100390625">
            <text:p>9.99</text:p>
          </table:table-cell>
          <table:table-cell table:formula="of:=[.E706]/(2*3.1415)" office:value-type="float" office:value="1.11852817125577">
            <text:p>1.12</text:p>
          </table:table-cell>
          <table:table-cell table:formula="of:=[.F706]*6.28/[.$K$1]" office:value-type="float" office:value="7.0277125">
            <text:p>7.03</text:p>
          </table:table-cell>
          <table:table-cell office:value-type="float" office:value="3581">
            <text:p>3581.00</text:p>
          </table:table-cell>
          <table:table-cell table:formula="of:=[.G705]+[.H706]*0.1" office:value-type="float" office:value="359.4636140625">
            <text:p>359.46</text:p>
          </table:table-cell>
          <table:table-cell table:formula="of:=[.$H$5]+[.E706]*[.$I$5]/(2*3.14)" office:value-type="float" office:value="5.167859375">
            <text:p>5.17</text:p>
          </table:table-cell>
          <table:table-cell table:number-columns-repeated="3"/>
        </table:table-row>
        <table:table-row table:style-name="ro2">
          <table:table-cell table:formula="of:=6.28*[.B707]/3200" office:value-type="float" office:value="13.77675">
            <text:p>13.77675</text:p>
          </table:table-cell>
          <table:table-cell office:value-type="float" office:value="7020">
            <text:p>7020</text:p>
          </table:table-cell>
          <table:table-cell table:formula="of:=[.G707]/36" office:value-type="float" office:value="9.99945568576389">
            <text:p>10.00</text:p>
          </table:table-cell>
          <table:table-cell table:formula="of:=[.E707]/(2*3.1415)" office:value-type="float" office:value="1.11884052204361">
            <text:p>1.12</text:p>
          </table:table-cell>
          <table:table-cell table:formula="of:=[.F707]*6.28/[.$K$1]" office:value-type="float" office:value="7.029675">
            <text:p>7.03</text:p>
          </table:table-cell>
          <table:table-cell office:value-type="float" office:value="3582">
            <text:p>3582.00</text:p>
          </table:table-cell>
          <table:table-cell table:formula="of:=[.G706]+[.H707]*0.1" office:value-type="float" office:value="359.9804046875">
            <text:p>359.98</text:p>
          </table:table-cell>
          <table:table-cell table:formula="of:=[.$H$5]+[.E707]*[.$I$5]/(2*3.14)" office:value-type="float" office:value="5.16790625">
            <text:p>5.17</text:p>
          </table:table-cell>
          <table:table-cell table:number-columns-repeated="3"/>
        </table:table-row>
        <table:table-row table:style-name="ro2">
          <table:table-cell table:formula="of:=6.28*[.B708]/3200" office:value-type="float" office:value="13.796375">
            <text:p>13.796375</text:p>
          </table:table-cell>
          <table:table-cell office:value-type="float" office:value="7030">
            <text:p>7030</text:p>
          </table:table-cell>
          <table:table-cell table:formula="of:=[.G708]/36" office:value-type="float" office:value="10.0138111111111">
            <text:p>10.01</text:p>
          </table:table-cell>
          <table:table-cell table:formula="of:=[.E708]/(2*3.1415)" office:value-type="float" office:value="1.11915287283145">
            <text:p>1.12</text:p>
          </table:table-cell>
          <table:table-cell table:formula="of:=[.F708]*6.28/[.$K$1]" office:value-type="float" office:value="7.0316375">
            <text:p>7.03</text:p>
          </table:table-cell>
          <table:table-cell office:value-type="float" office:value="3583">
            <text:p>3583.00</text:p>
          </table:table-cell>
          <table:table-cell table:formula="of:=[.G707]+[.H708]*0.1" office:value-type="float" office:value="360.4972">
            <text:p>360.50</text:p>
          </table:table-cell>
          <table:table-cell table:formula="of:=[.$H$5]+[.E708]*[.$I$5]/(2*3.14)" office:value-type="float" office:value="5.167953125">
            <text:p>5.17</text:p>
          </table:table-cell>
          <table:table-cell table:number-columns-repeated="3"/>
        </table:table-row>
        <table:table-row table:style-name="ro2">
          <table:table-cell table:formula="of:=6.28*[.B709]/3200" office:value-type="float" office:value="13.816">
            <text:p>13.816</text:p>
          </table:table-cell>
          <table:table-cell office:value-type="float" office:value="7040">
            <text:p>7040</text:p>
          </table:table-cell>
          <table:table-cell table:formula="of:=[.G709]/36" office:value-type="float" office:value="10.0281666666667">
            <text:p>10.03</text:p>
          </table:table-cell>
          <table:table-cell table:formula="of:=[.E709]/(2*3.1415)" office:value-type="float" office:value="1.11946522361929">
            <text:p>1.12</text:p>
          </table:table-cell>
          <table:table-cell table:formula="of:=[.F709]*6.28/[.$K$1]" office:value-type="float" office:value="7.0336">
            <text:p>7.03</text:p>
          </table:table-cell>
          <table:table-cell office:value-type="float" office:value="3584">
            <text:p>3584.00</text:p>
          </table:table-cell>
          <table:table-cell table:formula="of:=[.G708]+[.H709]*0.1" office:value-type="float" office:value="361.014">
            <text:p>361.01</text:p>
          </table:table-cell>
          <table:table-cell table:formula="of:=[.$H$5]+[.E709]*[.$I$5]/(2*3.14)" office:value-type="float" office:value="5.168">
            <text:p>5.17</text:p>
          </table:table-cell>
          <table:table-cell table:number-columns-repeated="3"/>
        </table:table-row>
        <table:table-row table:style-name="ro2">
          <table:table-cell table:formula="of:=6.28*[.B710]/3200" office:value-type="float" office:value="13.835625">
            <text:p>13.835625</text:p>
          </table:table-cell>
          <table:table-cell office:value-type="float" office:value="7050">
            <text:p>7050</text:p>
          </table:table-cell>
          <table:table-cell table:formula="of:=[.G710]/36" office:value-type="float" office:value="10.0425223524306">
            <text:p>10.04</text:p>
          </table:table-cell>
          <table:table-cell table:formula="of:=[.E710]/(2*3.1415)" office:value-type="float" office:value="1.11977757440713">
            <text:p>1.12</text:p>
          </table:table-cell>
          <table:table-cell table:formula="of:=[.F710]*6.28/[.$K$1]" office:value-type="float" office:value="7.0355625">
            <text:p>7.04</text:p>
          </table:table-cell>
          <table:table-cell office:value-type="float" office:value="3585">
            <text:p>3585.00</text:p>
          </table:table-cell>
          <table:table-cell table:formula="of:=[.G709]+[.H710]*0.1" office:value-type="float" office:value="361.5308046875">
            <text:p>361.53</text:p>
          </table:table-cell>
          <table:table-cell table:formula="of:=[.$H$5]+[.E710]*[.$I$5]/(2*3.14)" office:value-type="float" office:value="5.168046875">
            <text:p>5.17</text:p>
          </table:table-cell>
          <table:table-cell table:number-columns-repeated="3"/>
        </table:table-row>
        <table:table-row table:style-name="ro2">
          <table:table-cell table:formula="of:=6.28*[.B711]/3200" office:value-type="float" office:value="13.85525">
            <text:p>13.85525</text:p>
          </table:table-cell>
          <table:table-cell office:value-type="float" office:value="7060">
            <text:p>7060</text:p>
          </table:table-cell>
          <table:table-cell table:formula="of:=[.G711]/36" office:value-type="float" office:value="10.0568781684028">
            <text:p>10.06</text:p>
          </table:table-cell>
          <table:table-cell table:formula="of:=[.E711]/(2*3.1415)" office:value-type="float" office:value="1.12008992519497">
            <text:p>1.12</text:p>
          </table:table-cell>
          <table:table-cell table:formula="of:=[.F711]*6.28/[.$K$1]" office:value-type="float" office:value="7.037525">
            <text:p>7.04</text:p>
          </table:table-cell>
          <table:table-cell office:value-type="float" office:value="3586">
            <text:p>3586.00</text:p>
          </table:table-cell>
          <table:table-cell table:formula="of:=[.G710]+[.H711]*0.1" office:value-type="float" office:value="362.0476140625">
            <text:p>362.05</text:p>
          </table:table-cell>
          <table:table-cell table:formula="of:=[.$H$5]+[.E711]*[.$I$5]/(2*3.14)" office:value-type="float" office:value="5.16809375">
            <text:p>5.17</text:p>
          </table:table-cell>
          <table:table-cell table:number-columns-repeated="3"/>
        </table:table-row>
        <table:table-row table:style-name="ro2">
          <table:table-cell table:formula="of:=6.28*[.B712]/3200" office:value-type="float" office:value="13.874875">
            <text:p>13.874875</text:p>
          </table:table-cell>
          <table:table-cell office:value-type="float" office:value="7070">
            <text:p>7070</text:p>
          </table:table-cell>
          <table:table-cell table:formula="of:=[.G712]/36" office:value-type="float" office:value="10.0712341145833">
            <text:p>10.07</text:p>
          </table:table-cell>
          <table:table-cell table:formula="of:=[.E712]/(2*3.1415)" office:value-type="float" office:value="1.12040227598281">
            <text:p>1.12</text:p>
          </table:table-cell>
          <table:table-cell table:formula="of:=[.F712]*6.28/[.$K$1]" office:value-type="float" office:value="7.0394875">
            <text:p>7.04</text:p>
          </table:table-cell>
          <table:table-cell office:value-type="float" office:value="3587">
            <text:p>3587.00</text:p>
          </table:table-cell>
          <table:table-cell table:formula="of:=[.G711]+[.H712]*0.1" office:value-type="float" office:value="362.564428125">
            <text:p>362.56</text:p>
          </table:table-cell>
          <table:table-cell table:formula="of:=[.$H$5]+[.E712]*[.$I$5]/(2*3.14)" office:value-type="float" office:value="5.168140625">
            <text:p>5.17</text:p>
          </table:table-cell>
          <table:table-cell table:number-columns-repeated="3"/>
        </table:table-row>
        <table:table-row table:style-name="ro2">
          <table:table-cell table:formula="of:=6.28*[.B713]/3200" office:value-type="float" office:value="13.8945">
            <text:p>13.8945</text:p>
          </table:table-cell>
          <table:table-cell office:value-type="float" office:value="7080">
            <text:p>7080</text:p>
          </table:table-cell>
          <table:table-cell table:formula="of:=[.G713]/36" office:value-type="float" office:value="10.0855901909722">
            <text:p>10.09</text:p>
          </table:table-cell>
          <table:table-cell table:formula="of:=[.E713]/(2*3.1415)" office:value-type="float" office:value="1.12071462677065">
            <text:p>1.12</text:p>
          </table:table-cell>
          <table:table-cell table:formula="of:=[.F713]*6.28/[.$K$1]" office:value-type="float" office:value="7.04145">
            <text:p>7.04</text:p>
          </table:table-cell>
          <table:table-cell office:value-type="float" office:value="3588">
            <text:p>3588.00</text:p>
          </table:table-cell>
          <table:table-cell table:formula="of:=[.G712]+[.H713]*0.1" office:value-type="float" office:value="363.081246875">
            <text:p>363.08</text:p>
          </table:table-cell>
          <table:table-cell table:formula="of:=[.$H$5]+[.E713]*[.$I$5]/(2*3.14)" office:value-type="float" office:value="5.1681875">
            <text:p>5.17</text:p>
          </table:table-cell>
          <table:table-cell table:number-columns-repeated="3"/>
        </table:table-row>
        <table:table-row table:style-name="ro2">
          <table:table-cell table:formula="of:=6.28*[.B714]/3200" office:value-type="float" office:value="13.914125">
            <text:p>13.914125</text:p>
          </table:table-cell>
          <table:table-cell office:value-type="float" office:value="7090">
            <text:p>7090</text:p>
          </table:table-cell>
          <table:table-cell table:formula="of:=[.G714]/36" office:value-type="float" office:value="10.0999463975694">
            <text:p>10.10</text:p>
          </table:table-cell>
          <table:table-cell table:formula="of:=[.E714]/(2*3.1415)" office:value-type="float" office:value="1.12102697755849">
            <text:p>1.12</text:p>
          </table:table-cell>
          <table:table-cell table:formula="of:=[.F714]*6.28/[.$K$1]" office:value-type="float" office:value="7.0434125">
            <text:p>7.04</text:p>
          </table:table-cell>
          <table:table-cell office:value-type="float" office:value="3589">
            <text:p>3589.00</text:p>
          </table:table-cell>
          <table:table-cell table:formula="of:=[.G713]+[.H714]*0.1" office:value-type="float" office:value="363.5980703125">
            <text:p>363.60</text:p>
          </table:table-cell>
          <table:table-cell table:formula="of:=[.$H$5]+[.E714]*[.$I$5]/(2*3.14)" office:value-type="float" office:value="5.168234375">
            <text:p>5.17</text:p>
          </table:table-cell>
          <table:table-cell table:number-columns-repeated="3"/>
        </table:table-row>
        <table:table-row table:style-name="ro2">
          <table:table-cell table:formula="of:=6.28*[.B715]/3200" office:value-type="float" office:value="13.93375">
            <text:p>13.93375</text:p>
          </table:table-cell>
          <table:table-cell office:value-type="float" office:value="7100">
            <text:p>7100</text:p>
          </table:table-cell>
          <table:table-cell table:formula="of:=[.G715]/36" office:value-type="float" office:value="10.114302734375">
            <text:p>10.11</text:p>
          </table:table-cell>
          <table:table-cell table:formula="of:=[.E715]/(2*3.1415)" office:value-type="float" office:value="1.12133932834633">
            <text:p>1.12</text:p>
          </table:table-cell>
          <table:table-cell table:formula="of:=[.F715]*6.28/[.$K$1]" office:value-type="float" office:value="7.045375">
            <text:p>7.05</text:p>
          </table:table-cell>
          <table:table-cell office:value-type="float" office:value="3590">
            <text:p>3590.00</text:p>
          </table:table-cell>
          <table:table-cell table:formula="of:=[.G714]+[.H715]*0.1" office:value-type="float" office:value="364.1148984375">
            <text:p>364.11</text:p>
          </table:table-cell>
          <table:table-cell table:formula="of:=[.$H$5]+[.E715]*[.$I$5]/(2*3.14)" office:value-type="float" office:value="5.16828125">
            <text:p>5.17</text:p>
          </table:table-cell>
          <table:table-cell table:number-columns-repeated="3"/>
        </table:table-row>
        <table:table-row table:style-name="ro2">
          <table:table-cell table:formula="of:=6.28*[.B716]/3200" office:value-type="float" office:value="13.953375">
            <text:p>13.953375</text:p>
          </table:table-cell>
          <table:table-cell office:value-type="float" office:value="7110">
            <text:p>7110</text:p>
          </table:table-cell>
          <table:table-cell table:formula="of:=[.G716]/36" office:value-type="float" office:value="10.1286592013889">
            <text:p>10.13</text:p>
          </table:table-cell>
          <table:table-cell table:formula="of:=[.E716]/(2*3.1415)" office:value-type="float" office:value="1.12165167913417">
            <text:p>1.12</text:p>
          </table:table-cell>
          <table:table-cell table:formula="of:=[.F716]*6.28/[.$K$1]" office:value-type="float" office:value="7.0473375">
            <text:p>7.05</text:p>
          </table:table-cell>
          <table:table-cell office:value-type="float" office:value="3591">
            <text:p>3591.00</text:p>
          </table:table-cell>
          <table:table-cell table:formula="of:=[.G715]+[.H716]*0.1" office:value-type="float" office:value="364.63173125">
            <text:p>364.63</text:p>
          </table:table-cell>
          <table:table-cell table:formula="of:=[.$H$5]+[.E716]*[.$I$5]/(2*3.14)" office:value-type="float" office:value="5.168328125">
            <text:p>5.17</text:p>
          </table:table-cell>
          <table:table-cell table:number-columns-repeated="3"/>
        </table:table-row>
        <table:table-row table:style-name="ro2">
          <table:table-cell table:formula="of:=6.28*[.B717]/3200" office:value-type="float" office:value="13.973">
            <text:p>13.973</text:p>
          </table:table-cell>
          <table:table-cell office:value-type="float" office:value="7120">
            <text:p>7120</text:p>
          </table:table-cell>
          <table:table-cell table:formula="of:=[.G717]/36" office:value-type="float" office:value="10.1430157986111">
            <text:p>10.14</text:p>
          </table:table-cell>
          <table:table-cell table:formula="of:=[.E717]/(2*3.1415)" office:value-type="float" office:value="1.12196402992201">
            <text:p>1.12</text:p>
          </table:table-cell>
          <table:table-cell table:formula="of:=[.F717]*6.28/[.$K$1]" office:value-type="float" office:value="7.0493">
            <text:p>7.05</text:p>
          </table:table-cell>
          <table:table-cell office:value-type="float" office:value="3592">
            <text:p>3592.00</text:p>
          </table:table-cell>
          <table:table-cell table:formula="of:=[.G716]+[.H717]*0.1" office:value-type="float" office:value="365.14856875">
            <text:p>365.15</text:p>
          </table:table-cell>
          <table:table-cell table:formula="of:=[.$H$5]+[.E717]*[.$I$5]/(2*3.14)" office:value-type="float" office:value="5.168375">
            <text:p>5.17</text:p>
          </table:table-cell>
          <table:table-cell table:number-columns-repeated="3"/>
        </table:table-row>
        <table:table-row table:style-name="ro2">
          <table:table-cell table:formula="of:=6.28*[.B718]/3200" office:value-type="float" office:value="13.992625">
            <text:p>13.992625</text:p>
          </table:table-cell>
          <table:table-cell office:value-type="float" office:value="7130">
            <text:p>7130</text:p>
          </table:table-cell>
          <table:table-cell table:formula="of:=[.G718]/36" office:value-type="float" office:value="10.1573725260417">
            <text:p>10.16</text:p>
          </table:table-cell>
          <table:table-cell table:formula="of:=[.E718]/(2*3.1415)" office:value-type="float" office:value="1.12227638070985">
            <text:p>1.12</text:p>
          </table:table-cell>
          <table:table-cell table:formula="of:=[.F718]*6.28/[.$K$1]" office:value-type="float" office:value="7.0512625">
            <text:p>7.05</text:p>
          </table:table-cell>
          <table:table-cell office:value-type="float" office:value="3593">
            <text:p>3593.00</text:p>
          </table:table-cell>
          <table:table-cell table:formula="of:=[.G717]+[.H718]*0.1" office:value-type="float" office:value="365.6654109375">
            <text:p>365.67</text:p>
          </table:table-cell>
          <table:table-cell table:formula="of:=[.$H$5]+[.E718]*[.$I$5]/(2*3.14)" office:value-type="float" office:value="5.168421875">
            <text:p>5.17</text:p>
          </table:table-cell>
          <table:table-cell table:number-columns-repeated="3"/>
        </table:table-row>
        <table:table-row table:style-name="ro2">
          <table:table-cell table:formula="of:=6.28*[.B719]/3200" office:value-type="float" office:value="14.01225">
            <text:p>14.01225</text:p>
          </table:table-cell>
          <table:table-cell office:value-type="float" office:value="7140">
            <text:p>7140</text:p>
          </table:table-cell>
          <table:table-cell table:formula="of:=[.G719]/36" office:value-type="float" office:value="10.1717293836806">
            <text:p>10.17</text:p>
          </table:table-cell>
          <table:table-cell table:formula="of:=[.E719]/(2*3.1415)" office:value-type="float" office:value="1.12258873149769">
            <text:p>1.12</text:p>
          </table:table-cell>
          <table:table-cell table:formula="of:=[.F719]*6.28/[.$K$1]" office:value-type="float" office:value="7.053225">
            <text:p>7.05</text:p>
          </table:table-cell>
          <table:table-cell office:value-type="float" office:value="3594">
            <text:p>3594.00</text:p>
          </table:table-cell>
          <table:table-cell table:formula="of:=[.G718]+[.H719]*0.1" office:value-type="float" office:value="366.1822578125">
            <text:p>366.18</text:p>
          </table:table-cell>
          <table:table-cell table:formula="of:=[.$H$5]+[.E719]*[.$I$5]/(2*3.14)" office:value-type="float" office:value="5.16846875">
            <text:p>5.17</text:p>
          </table:table-cell>
          <table:table-cell table:number-columns-repeated="3"/>
        </table:table-row>
        <table:table-row table:style-name="ro2">
          <table:table-cell table:formula="of:=6.28*[.B720]/3200" office:value-type="float" office:value="14.031875">
            <text:p>14.031875</text:p>
          </table:table-cell>
          <table:table-cell office:value-type="float" office:value="7150">
            <text:p>7150</text:p>
          </table:table-cell>
          <table:table-cell table:formula="of:=[.G720]/36" office:value-type="float" office:value="10.1860863715278">
            <text:p>10.19</text:p>
          </table:table-cell>
          <table:table-cell table:formula="of:=[.E720]/(2*3.1415)" office:value-type="float" office:value="1.12290108228553">
            <text:p>1.12</text:p>
          </table:table-cell>
          <table:table-cell table:formula="of:=[.F720]*6.28/[.$K$1]" office:value-type="float" office:value="7.0551875">
            <text:p>7.06</text:p>
          </table:table-cell>
          <table:table-cell office:value-type="float" office:value="3595">
            <text:p>3595.00</text:p>
          </table:table-cell>
          <table:table-cell table:formula="of:=[.G719]+[.H720]*0.1" office:value-type="float" office:value="366.699109375">
            <text:p>366.70</text:p>
          </table:table-cell>
          <table:table-cell table:formula="of:=[.$H$5]+[.E720]*[.$I$5]/(2*3.14)" office:value-type="float" office:value="5.168515625">
            <text:p>5.17</text:p>
          </table:table-cell>
          <table:table-cell table:number-columns-repeated="3"/>
        </table:table-row>
        <table:table-row table:style-name="ro2">
          <table:table-cell table:formula="of:=6.28*[.B721]/3200" office:value-type="float" office:value="14.0515">
            <text:p>14.0515</text:p>
          </table:table-cell>
          <table:table-cell office:value-type="float" office:value="7160">
            <text:p>7160</text:p>
          </table:table-cell>
          <table:table-cell table:formula="of:=[.G721]/36" office:value-type="float" office:value="10.2004434895833">
            <text:p>10.20</text:p>
          </table:table-cell>
          <table:table-cell table:formula="of:=[.E721]/(2*3.1415)" office:value-type="float" office:value="1.12321343307337">
            <text:p>1.12</text:p>
          </table:table-cell>
          <table:table-cell table:formula="of:=[.F721]*6.28/[.$K$1]" office:value-type="float" office:value="7.05715">
            <text:p>7.06</text:p>
          </table:table-cell>
          <table:table-cell office:value-type="float" office:value="3596">
            <text:p>3596.00</text:p>
          </table:table-cell>
          <table:table-cell table:formula="of:=[.G720]+[.H721]*0.1" office:value-type="float" office:value="367.215965625">
            <text:p>367.22</text:p>
          </table:table-cell>
          <table:table-cell table:formula="of:=[.$H$5]+[.E721]*[.$I$5]/(2*3.14)" office:value-type="float" office:value="5.1685625">
            <text:p>5.17</text:p>
          </table:table-cell>
          <table:table-cell table:number-columns-repeated="3"/>
        </table:table-row>
        <table:table-row table:style-name="ro2">
          <table:table-cell table:formula="of:=6.28*[.B722]/3200" office:value-type="float" office:value="14.071125">
            <text:p>14.071125</text:p>
          </table:table-cell>
          <table:table-cell office:value-type="float" office:value="7170">
            <text:p>7170</text:p>
          </table:table-cell>
          <table:table-cell table:formula="of:=[.G722]/36" office:value-type="float" office:value="10.2148007378472">
            <text:p>10.21</text:p>
          </table:table-cell>
          <table:table-cell table:formula="of:=[.E722]/(2*3.1415)" office:value-type="float" office:value="1.12352578386121">
            <text:p>1.12</text:p>
          </table:table-cell>
          <table:table-cell table:formula="of:=[.F722]*6.28/[.$K$1]" office:value-type="float" office:value="7.0591125">
            <text:p>7.06</text:p>
          </table:table-cell>
          <table:table-cell office:value-type="float" office:value="3597">
            <text:p>3597.00</text:p>
          </table:table-cell>
          <table:table-cell table:formula="of:=[.G721]+[.H722]*0.1" office:value-type="float" office:value="367.7328265625">
            <text:p>367.73</text:p>
          </table:table-cell>
          <table:table-cell table:formula="of:=[.$H$5]+[.E722]*[.$I$5]/(2*3.14)" office:value-type="float" office:value="5.168609375">
            <text:p>5.17</text:p>
          </table:table-cell>
          <table:table-cell table:number-columns-repeated="3"/>
        </table:table-row>
        <table:table-row table:style-name="ro2">
          <table:table-cell table:formula="of:=6.28*[.B723]/3200" office:value-type="float" office:value="14.09075">
            <text:p>14.09075</text:p>
          </table:table-cell>
          <table:table-cell office:value-type="float" office:value="7180">
            <text:p>7180</text:p>
          </table:table-cell>
          <table:table-cell table:formula="of:=[.G723]/36" office:value-type="float" office:value="10.2291581163194">
            <text:p>10.23</text:p>
          </table:table-cell>
          <table:table-cell table:formula="of:=[.E723]/(2*3.1415)" office:value-type="float" office:value="1.12383813464905">
            <text:p>1.12</text:p>
          </table:table-cell>
          <table:table-cell table:formula="of:=[.F723]*6.28/[.$K$1]" office:value-type="float" office:value="7.061075">
            <text:p>7.06</text:p>
          </table:table-cell>
          <table:table-cell office:value-type="float" office:value="3598">
            <text:p>3598.00</text:p>
          </table:table-cell>
          <table:table-cell table:formula="of:=[.G722]+[.H723]*0.1" office:value-type="float" office:value="368.2496921875">
            <text:p>368.25</text:p>
          </table:table-cell>
          <table:table-cell table:formula="of:=[.$H$5]+[.E723]*[.$I$5]/(2*3.14)" office:value-type="float" office:value="5.16865625">
            <text:p>5.17</text:p>
          </table:table-cell>
          <table:table-cell table:number-columns-repeated="3"/>
        </table:table-row>
        <table:table-row table:style-name="ro2">
          <table:table-cell table:formula="of:=6.28*[.B724]/3200" office:value-type="float" office:value="14.110375">
            <text:p>14.110375</text:p>
          </table:table-cell>
          <table:table-cell office:value-type="float" office:value="7190">
            <text:p>7190</text:p>
          </table:table-cell>
          <table:table-cell table:formula="of:=[.G724]/36" office:value-type="float" office:value="10.243515625">
            <text:p>10.24</text:p>
          </table:table-cell>
          <table:table-cell table:formula="of:=[.E724]/(2*3.1415)" office:value-type="float" office:value="1.12415048543689">
            <text:p>1.12</text:p>
          </table:table-cell>
          <table:table-cell table:formula="of:=[.F724]*6.28/[.$K$1]" office:value-type="float" office:value="7.0630375">
            <text:p>7.06</text:p>
          </table:table-cell>
          <table:table-cell office:value-type="float" office:value="3599">
            <text:p>3599.00</text:p>
          </table:table-cell>
          <table:table-cell table:formula="of:=[.G723]+[.H724]*0.1" office:value-type="float" office:value="368.7665625">
            <text:p>368.77</text:p>
          </table:table-cell>
          <table:table-cell table:formula="of:=[.$H$5]+[.E724]*[.$I$5]/(2*3.14)" office:value-type="float" office:value="5.168703125">
            <text:p>5.17</text:p>
          </table:table-cell>
          <table:table-cell table:number-columns-repeated="3"/>
        </table:table-row>
        <table:table-row table:style-name="ro2">
          <table:table-cell table:formula="of:=6.28*[.B725]/3200" office:value-type="float" office:value="14.13">
            <text:p>14.13</text:p>
          </table:table-cell>
          <table:table-cell office:value-type="float" office:value="7200">
            <text:p>7200</text:p>
          </table:table-cell>
          <table:table-cell table:formula="of:=[.G725]/36" office:value-type="float" office:value="10.2578732638889">
            <text:p>10.26</text:p>
          </table:table-cell>
          <table:table-cell table:formula="of:=[.E725]/(2*3.1415)" office:value-type="float" office:value="1.12446283622473">
            <text:p>1.12</text:p>
          </table:table-cell>
          <table:table-cell table:formula="of:=[.F725]*6.28/[.$K$1]" office:value-type="float" office:value="7.065">
            <text:p>7.07</text:p>
          </table:table-cell>
          <table:table-cell office:value-type="float" office:value="3600">
            <text:p>3600.00</text:p>
          </table:table-cell>
          <table:table-cell table:formula="of:=[.G724]+[.H725]*0.1" office:value-type="float" office:value="369.2834375">
            <text:p>369.28</text:p>
          </table:table-cell>
          <table:table-cell table:formula="of:=[.$H$5]+[.E725]*[.$I$5]/(2*3.14)" office:value-type="float" office:value="5.16875">
            <text:p>5.17</text:p>
          </table:table-cell>
          <table:table-cell table:number-columns-repeated="3"/>
        </table:table-row>
        <table:table-row table:style-name="ro2">
          <table:table-cell table:formula="of:=6.28*[.B726]/3200" office:value-type="float" office:value="14.149625">
            <text:p>14.149625</text:p>
          </table:table-cell>
          <table:table-cell office:value-type="float" office:value="7210">
            <text:p>7210</text:p>
          </table:table-cell>
          <table:table-cell table:formula="of:=[.G726]/36" office:value-type="float" office:value="10.2722310329861">
            <text:p>10.27</text:p>
          </table:table-cell>
          <table:table-cell table:formula="of:=[.E726]/(2*3.1415)" office:value-type="float" office:value="1.12477518701257">
            <text:p>1.12</text:p>
          </table:table-cell>
          <table:table-cell table:formula="of:=[.F726]*6.28/[.$K$1]" office:value-type="float" office:value="7.0669625">
            <text:p>7.07</text:p>
          </table:table-cell>
          <table:table-cell office:value-type="float" office:value="3601">
            <text:p>3601.00</text:p>
          </table:table-cell>
          <table:table-cell table:formula="of:=[.G725]+[.H726]*0.1" office:value-type="float" office:value="369.8003171875">
            <text:p>369.80</text:p>
          </table:table-cell>
          <table:table-cell table:formula="of:=[.$H$5]+[.E726]*[.$I$5]/(2*3.14)" office:value-type="float" office:value="5.168796875">
            <text:p>5.17</text:p>
          </table:table-cell>
          <table:table-cell table:number-columns-repeated="3"/>
        </table:table-row>
        <table:table-row table:style-name="ro2">
          <table:table-cell table:formula="of:=6.28*[.B727]/3200" office:value-type="float" office:value="14.16925">
            <text:p>14.16925</text:p>
          </table:table-cell>
          <table:table-cell office:value-type="float" office:value="7220">
            <text:p>7220</text:p>
          </table:table-cell>
          <table:table-cell table:formula="of:=[.G727]/36" office:value-type="float" office:value="10.2865889322917">
            <text:p>10.29</text:p>
          </table:table-cell>
          <table:table-cell table:formula="of:=[.E727]/(2*3.1415)" office:value-type="float" office:value="1.12508753780041">
            <text:p>1.13</text:p>
          </table:table-cell>
          <table:table-cell table:formula="of:=[.F727]*6.28/[.$K$1]" office:value-type="float" office:value="7.068925">
            <text:p>7.07</text:p>
          </table:table-cell>
          <table:table-cell office:value-type="float" office:value="3602">
            <text:p>3602.00</text:p>
          </table:table-cell>
          <table:table-cell table:formula="of:=[.G726]+[.H727]*0.1" office:value-type="float" office:value="370.3172015625">
            <text:p>370.32</text:p>
          </table:table-cell>
          <table:table-cell table:formula="of:=[.$H$5]+[.E727]*[.$I$5]/(2*3.14)" office:value-type="float" office:value="5.16884375">
            <text:p>5.17</text:p>
          </table:table-cell>
          <table:table-cell table:number-columns-repeated="3"/>
        </table:table-row>
        <table:table-row table:style-name="ro2">
          <table:table-cell table:formula="of:=6.28*[.B728]/3200" office:value-type="float" office:value="14.188875">
            <text:p>14.188875</text:p>
          </table:table-cell>
          <table:table-cell office:value-type="float" office:value="7230">
            <text:p>7230</text:p>
          </table:table-cell>
          <table:table-cell table:formula="of:=[.G728]/36" office:value-type="float" office:value="10.3009469618056">
            <text:p>10.30</text:p>
          </table:table-cell>
          <table:table-cell table:formula="of:=[.E728]/(2*3.1415)" office:value-type="float" office:value="1.12539988858825">
            <text:p>1.13</text:p>
          </table:table-cell>
          <table:table-cell table:formula="of:=[.F728]*6.28/[.$K$1]" office:value-type="float" office:value="7.0708875">
            <text:p>7.07</text:p>
          </table:table-cell>
          <table:table-cell office:value-type="float" office:value="3603">
            <text:p>3603.00</text:p>
          </table:table-cell>
          <table:table-cell table:formula="of:=[.G727]+[.H728]*0.1" office:value-type="float" office:value="370.834090625">
            <text:p>370.83</text:p>
          </table:table-cell>
          <table:table-cell table:formula="of:=[.$H$5]+[.E728]*[.$I$5]/(2*3.14)" office:value-type="float" office:value="5.168890625">
            <text:p>5.17</text:p>
          </table:table-cell>
          <table:table-cell table:number-columns-repeated="3"/>
        </table:table-row>
        <table:table-row table:style-name="ro2">
          <table:table-cell table:formula="of:=6.28*[.B729]/3200" office:value-type="float" office:value="14.2085">
            <text:p>14.2085</text:p>
          </table:table-cell>
          <table:table-cell office:value-type="float" office:value="7240">
            <text:p>7240</text:p>
          </table:table-cell>
          <table:table-cell table:formula="of:=[.G729]/36" office:value-type="float" office:value="10.3153051215278">
            <text:p>10.32</text:p>
          </table:table-cell>
          <table:table-cell table:formula="of:=[.E729]/(2*3.1415)" office:value-type="float" office:value="1.12571223937609">
            <text:p>1.13</text:p>
          </table:table-cell>
          <table:table-cell table:formula="of:=[.F729]*6.28/[.$K$1]" office:value-type="float" office:value="7.07285">
            <text:p>7.07</text:p>
          </table:table-cell>
          <table:table-cell office:value-type="float" office:value="3604">
            <text:p>3604.00</text:p>
          </table:table-cell>
          <table:table-cell table:formula="of:=[.G728]+[.H729]*0.1" office:value-type="float" office:value="371.350984375">
            <text:p>371.35</text:p>
          </table:table-cell>
          <table:table-cell table:formula="of:=[.$H$5]+[.E729]*[.$I$5]/(2*3.14)" office:value-type="float" office:value="5.1689375">
            <text:p>5.17</text:p>
          </table:table-cell>
          <table:table-cell table:number-columns-repeated="3"/>
        </table:table-row>
        <table:table-row table:style-name="ro2">
          <table:table-cell table:formula="of:=6.28*[.B730]/3200" office:value-type="float" office:value="14.228125">
            <text:p>14.228125</text:p>
          </table:table-cell>
          <table:table-cell office:value-type="float" office:value="7250">
            <text:p>7250</text:p>
          </table:table-cell>
          <table:table-cell table:formula="of:=[.G730]/36" office:value-type="float" office:value="10.3296634114583">
            <text:p>10.33</text:p>
          </table:table-cell>
          <table:table-cell table:formula="of:=[.E730]/(2*3.1415)" office:value-type="float" office:value="1.12602459016393">
            <text:p>1.13</text:p>
          </table:table-cell>
          <table:table-cell table:formula="of:=[.F730]*6.28/[.$K$1]" office:value-type="float" office:value="7.0748125">
            <text:p>7.07</text:p>
          </table:table-cell>
          <table:table-cell office:value-type="float" office:value="3605">
            <text:p>3605.00</text:p>
          </table:table-cell>
          <table:table-cell table:formula="of:=[.G729]+[.H730]*0.1" office:value-type="float" office:value="371.8678828125">
            <text:p>371.87</text:p>
          </table:table-cell>
          <table:table-cell table:formula="of:=[.$H$5]+[.E730]*[.$I$5]/(2*3.14)" office:value-type="float" office:value="5.168984375">
            <text:p>5.17</text:p>
          </table:table-cell>
          <table:table-cell table:number-columns-repeated="3"/>
        </table:table-row>
        <table:table-row table:style-name="ro2">
          <table:table-cell table:formula="of:=6.28*[.B731]/3200" office:value-type="float" office:value="14.24775">
            <text:p>14.24775</text:p>
          </table:table-cell>
          <table:table-cell office:value-type="float" office:value="7260">
            <text:p>7260</text:p>
          </table:table-cell>
          <table:table-cell table:formula="of:=[.G731]/36" office:value-type="float" office:value="10.3440218315972">
            <text:p>10.34</text:p>
          </table:table-cell>
          <table:table-cell table:formula="of:=[.E731]/(2*3.1415)" office:value-type="float" office:value="1.12633694095177">
            <text:p>1.13</text:p>
          </table:table-cell>
          <table:table-cell table:formula="of:=[.F731]*6.28/[.$K$1]" office:value-type="float" office:value="7.076775">
            <text:p>7.08</text:p>
          </table:table-cell>
          <table:table-cell office:value-type="float" office:value="3606">
            <text:p>3606.00</text:p>
          </table:table-cell>
          <table:table-cell table:formula="of:=[.G730]+[.H731]*0.1" office:value-type="float" office:value="372.3847859375">
            <text:p>372.38</text:p>
          </table:table-cell>
          <table:table-cell table:formula="of:=[.$H$5]+[.E731]*[.$I$5]/(2*3.14)" office:value-type="float" office:value="5.16903125">
            <text:p>5.17</text:p>
          </table:table-cell>
          <table:table-cell table:number-columns-repeated="3"/>
        </table:table-row>
        <table:table-row table:style-name="ro2">
          <table:table-cell table:formula="of:=6.28*[.B732]/3200" office:value-type="float" office:value="14.267375">
            <text:p>14.267375</text:p>
          </table:table-cell>
          <table:table-cell office:value-type="float" office:value="7270">
            <text:p>7270</text:p>
          </table:table-cell>
          <table:table-cell table:formula="of:=[.G732]/36" office:value-type="float" office:value="10.3583803819444">
            <text:p>10.36</text:p>
          </table:table-cell>
          <table:table-cell table:formula="of:=[.E732]/(2*3.1415)" office:value-type="float" office:value="1.12664929173961">
            <text:p>1.13</text:p>
          </table:table-cell>
          <table:table-cell table:formula="of:=[.F732]*6.28/[.$K$1]" office:value-type="float" office:value="7.0787375">
            <text:p>7.08</text:p>
          </table:table-cell>
          <table:table-cell office:value-type="float" office:value="3607">
            <text:p>3607.00</text:p>
          </table:table-cell>
          <table:table-cell table:formula="of:=[.G731]+[.H732]*0.1" office:value-type="float" office:value="372.90169375">
            <text:p>372.90</text:p>
          </table:table-cell>
          <table:table-cell table:formula="of:=[.$H$5]+[.E732]*[.$I$5]/(2*3.14)" office:value-type="float" office:value="5.169078125">
            <text:p>5.17</text:p>
          </table:table-cell>
          <table:table-cell table:number-columns-repeated="3"/>
        </table:table-row>
        <table:table-row table:style-name="ro2">
          <table:table-cell table:formula="of:=6.28*[.B733]/3200" office:value-type="float" office:value="14.287">
            <text:p>14.287</text:p>
          </table:table-cell>
          <table:table-cell office:value-type="float" office:value="7280">
            <text:p>7280</text:p>
          </table:table-cell>
          <table:table-cell table:formula="of:=[.G733]/36" office:value-type="float" office:value="10.3727390625">
            <text:p>10.37</text:p>
          </table:table-cell>
          <table:table-cell table:formula="of:=[.E733]/(2*3.1415)" office:value-type="float" office:value="1.12696164252746">
            <text:p>1.13</text:p>
          </table:table-cell>
          <table:table-cell table:formula="of:=[.F733]*6.28/[.$K$1]" office:value-type="float" office:value="7.0807">
            <text:p>7.08</text:p>
          </table:table-cell>
          <table:table-cell office:value-type="float" office:value="3608">
            <text:p>3608.00</text:p>
          </table:table-cell>
          <table:table-cell table:formula="of:=[.G732]+[.H733]*0.1" office:value-type="float" office:value="373.41860625">
            <text:p>373.42</text:p>
          </table:table-cell>
          <table:table-cell table:formula="of:=[.$H$5]+[.E733]*[.$I$5]/(2*3.14)" office:value-type="float" office:value="5.169125">
            <text:p>5.17</text:p>
          </table:table-cell>
          <table:table-cell table:number-columns-repeated="3"/>
        </table:table-row>
        <table:table-row table:style-name="ro2">
          <table:table-cell table:formula="of:=6.28*[.B734]/3200" office:value-type="float" office:value="14.306625">
            <text:p>14.306625</text:p>
          </table:table-cell>
          <table:table-cell office:value-type="float" office:value="7290">
            <text:p>7290</text:p>
          </table:table-cell>
          <table:table-cell table:formula="of:=[.G734]/36" office:value-type="float" office:value="10.3870978732639">
            <text:p>10.39</text:p>
          </table:table-cell>
          <table:table-cell table:formula="of:=[.E734]/(2*3.1415)" office:value-type="float" office:value="1.1272739933153">
            <text:p>1.13</text:p>
          </table:table-cell>
          <table:table-cell table:formula="of:=[.F734]*6.28/[.$K$1]" office:value-type="float" office:value="7.0826625">
            <text:p>7.08</text:p>
          </table:table-cell>
          <table:table-cell office:value-type="float" office:value="3609">
            <text:p>3609.00</text:p>
          </table:table-cell>
          <table:table-cell table:formula="of:=[.G733]+[.H734]*0.1" office:value-type="float" office:value="373.9355234375">
            <text:p>373.94</text:p>
          </table:table-cell>
          <table:table-cell table:formula="of:=[.$H$5]+[.E734]*[.$I$5]/(2*3.14)" office:value-type="float" office:value="5.169171875">
            <text:p>5.17</text:p>
          </table:table-cell>
          <table:table-cell table:number-columns-repeated="3"/>
        </table:table-row>
        <table:table-row table:style-name="ro2">
          <table:table-cell table:formula="of:=6.28*[.B735]/3200" office:value-type="float" office:value="14.32625">
            <text:p>14.32625</text:p>
          </table:table-cell>
          <table:table-cell office:value-type="float" office:value="7300">
            <text:p>7300</text:p>
          </table:table-cell>
          <table:table-cell table:formula="of:=[.G735]/36" office:value-type="float" office:value="10.4014568142361">
            <text:p>10.40</text:p>
          </table:table-cell>
          <table:table-cell table:formula="of:=[.E735]/(2*3.1415)" office:value-type="float" office:value="1.12758634410314">
            <text:p>1.13</text:p>
          </table:table-cell>
          <table:table-cell table:formula="of:=[.F735]*6.28/[.$K$1]" office:value-type="float" office:value="7.084625">
            <text:p>7.08</text:p>
          </table:table-cell>
          <table:table-cell office:value-type="float" office:value="3610">
            <text:p>3610.00</text:p>
          </table:table-cell>
          <table:table-cell table:formula="of:=[.G734]+[.H735]*0.1" office:value-type="float" office:value="374.4524453125">
            <text:p>374.45</text:p>
          </table:table-cell>
          <table:table-cell table:formula="of:=[.$H$5]+[.E735]*[.$I$5]/(2*3.14)" office:value-type="float" office:value="5.16921875">
            <text:p>5.17</text:p>
          </table:table-cell>
          <table:table-cell table:number-columns-repeated="3"/>
        </table:table-row>
        <table:table-row table:style-name="ro2">
          <table:table-cell table:formula="of:=6.28*[.B736]/3200" office:value-type="float" office:value="14.345875">
            <text:p>14.345875</text:p>
          </table:table-cell>
          <table:table-cell office:value-type="float" office:value="7310">
            <text:p>7310</text:p>
          </table:table-cell>
          <table:table-cell table:formula="of:=[.G736]/36" office:value-type="float" office:value="10.4158158854167">
            <text:p>10.42</text:p>
          </table:table-cell>
          <table:table-cell table:formula="of:=[.E736]/(2*3.1415)" office:value-type="float" office:value="1.12789869489098">
            <text:p>1.13</text:p>
          </table:table-cell>
          <table:table-cell table:formula="of:=[.F736]*6.28/[.$K$1]" office:value-type="float" office:value="7.0865875">
            <text:p>7.09</text:p>
          </table:table-cell>
          <table:table-cell office:value-type="float" office:value="3611">
            <text:p>3611.00</text:p>
          </table:table-cell>
          <table:table-cell table:formula="of:=[.G735]+[.H736]*0.1" office:value-type="float" office:value="374.969371875">
            <text:p>374.97</text:p>
          </table:table-cell>
          <table:table-cell table:formula="of:=[.$H$5]+[.E736]*[.$I$5]/(2*3.14)" office:value-type="float" office:value="5.169265625">
            <text:p>5.17</text:p>
          </table:table-cell>
          <table:table-cell table:number-columns-repeated="3"/>
        </table:table-row>
        <table:table-row table:style-name="ro2">
          <table:table-cell table:formula="of:=6.28*[.B737]/3200" office:value-type="float" office:value="14.3655">
            <text:p>14.3655</text:p>
          </table:table-cell>
          <table:table-cell office:value-type="float" office:value="7320">
            <text:p>7320</text:p>
          </table:table-cell>
          <table:table-cell table:formula="of:=[.G737]/36" office:value-type="float" office:value="10.4301750868056">
            <text:p>10.43</text:p>
          </table:table-cell>
          <table:table-cell table:formula="of:=[.E737]/(2*3.1415)" office:value-type="float" office:value="1.12821104567882">
            <text:p>1.13</text:p>
          </table:table-cell>
          <table:table-cell table:formula="of:=[.F737]*6.28/[.$K$1]" office:value-type="float" office:value="7.08855">
            <text:p>7.09</text:p>
          </table:table-cell>
          <table:table-cell office:value-type="float" office:value="3612">
            <text:p>3612.00</text:p>
          </table:table-cell>
          <table:table-cell table:formula="of:=[.G736]+[.H737]*0.1" office:value-type="float" office:value="375.486303125">
            <text:p>375.49</text:p>
          </table:table-cell>
          <table:table-cell table:formula="of:=[.$H$5]+[.E737]*[.$I$5]/(2*3.14)" office:value-type="float" office:value="5.1693125">
            <text:p>5.17</text:p>
          </table:table-cell>
          <table:table-cell table:number-columns-repeated="3"/>
        </table:table-row>
        <table:table-row table:style-name="ro2">
          <table:table-cell table:formula="of:=6.28*[.B738]/3200" office:value-type="float" office:value="14.385125">
            <text:p>14.385125</text:p>
          </table:table-cell>
          <table:table-cell office:value-type="float" office:value="7330">
            <text:p>7330</text:p>
          </table:table-cell>
          <table:table-cell table:formula="of:=[.G738]/36" office:value-type="float" office:value="10.4445344184028">
            <text:p>10.44</text:p>
          </table:table-cell>
          <table:table-cell table:formula="of:=[.E738]/(2*3.1415)" office:value-type="float" office:value="1.12852339646666">
            <text:p>1.13</text:p>
          </table:table-cell>
          <table:table-cell table:formula="of:=[.F738]*6.28/[.$K$1]" office:value-type="float" office:value="7.0905125">
            <text:p>7.09</text:p>
          </table:table-cell>
          <table:table-cell office:value-type="float" office:value="3613">
            <text:p>3613.00</text:p>
          </table:table-cell>
          <table:table-cell table:formula="of:=[.G737]+[.H738]*0.1" office:value-type="float" office:value="376.0032390625">
            <text:p>376.00</text:p>
          </table:table-cell>
          <table:table-cell table:formula="of:=[.$H$5]+[.E738]*[.$I$5]/(2*3.14)" office:value-type="float" office:value="5.169359375">
            <text:p>5.17</text:p>
          </table:table-cell>
          <table:table-cell table:number-columns-repeated="3"/>
        </table:table-row>
        <table:table-row table:style-name="ro2">
          <table:table-cell table:formula="of:=6.28*[.B739]/3200" office:value-type="float" office:value="14.40475">
            <text:p>14.40475</text:p>
          </table:table-cell>
          <table:table-cell office:value-type="float" office:value="7340">
            <text:p>7340</text:p>
          </table:table-cell>
          <table:table-cell table:formula="of:=[.G739]/36" office:value-type="float" office:value="10.4588938802083">
            <text:p>10.46</text:p>
          </table:table-cell>
          <table:table-cell table:formula="of:=[.E739]/(2*3.1415)" office:value-type="float" office:value="1.1288357472545">
            <text:p>1.13</text:p>
          </table:table-cell>
          <table:table-cell table:formula="of:=[.F739]*6.28/[.$K$1]" office:value-type="float" office:value="7.092475">
            <text:p>7.09</text:p>
          </table:table-cell>
          <table:table-cell office:value-type="float" office:value="3614">
            <text:p>3614.00</text:p>
          </table:table-cell>
          <table:table-cell table:formula="of:=[.G738]+[.H739]*0.1" office:value-type="float" office:value="376.5201796875">
            <text:p>376.52</text:p>
          </table:table-cell>
          <table:table-cell table:formula="of:=[.$H$5]+[.E739]*[.$I$5]/(2*3.14)" office:value-type="float" office:value="5.16940625">
            <text:p>5.17</text:p>
          </table:table-cell>
          <table:table-cell table:number-columns-repeated="3"/>
        </table:table-row>
        <table:table-row table:style-name="ro2">
          <table:table-cell table:formula="of:=6.28*[.B740]/3200" office:value-type="float" office:value="14.424375">
            <text:p>14.424375</text:p>
          </table:table-cell>
          <table:table-cell office:value-type="float" office:value="7350">
            <text:p>7350</text:p>
          </table:table-cell>
          <table:table-cell table:formula="of:=[.G740]/36" office:value-type="float" office:value="10.4732534722222">
            <text:p>10.47</text:p>
          </table:table-cell>
          <table:table-cell table:formula="of:=[.E740]/(2*3.1415)" office:value-type="float" office:value="1.12914809804234">
            <text:p>1.13</text:p>
          </table:table-cell>
          <table:table-cell table:formula="of:=[.F740]*6.28/[.$K$1]" office:value-type="float" office:value="7.0944375">
            <text:p>7.09</text:p>
          </table:table-cell>
          <table:table-cell office:value-type="float" office:value="3615">
            <text:p>3615.00</text:p>
          </table:table-cell>
          <table:table-cell table:formula="of:=[.G739]+[.H740]*0.1" office:value-type="float" office:value="377.037125">
            <text:p>377.04</text:p>
          </table:table-cell>
          <table:table-cell table:formula="of:=[.$H$5]+[.E740]*[.$I$5]/(2*3.14)" office:value-type="float" office:value="5.169453125">
            <text:p>5.17</text:p>
          </table:table-cell>
          <table:table-cell table:number-columns-repeated="3"/>
        </table:table-row>
        <table:table-row table:style-name="ro2">
          <table:table-cell table:formula="of:=6.28*[.B741]/3200" office:value-type="float" office:value="14.444">
            <text:p>14.444</text:p>
          </table:table-cell>
          <table:table-cell office:value-type="float" office:value="7360">
            <text:p>7360</text:p>
          </table:table-cell>
          <table:table-cell table:formula="of:=[.G741]/36" office:value-type="float" office:value="10.4876131944444">
            <text:p>10.49</text:p>
          </table:table-cell>
          <table:table-cell table:formula="of:=[.E741]/(2*3.1415)" office:value-type="float" office:value="1.12946044883018">
            <text:p>1.13</text:p>
          </table:table-cell>
          <table:table-cell table:formula="of:=[.F741]*6.28/[.$K$1]" office:value-type="float" office:value="7.0964">
            <text:p>7.10</text:p>
          </table:table-cell>
          <table:table-cell office:value-type="float" office:value="3616">
            <text:p>3616.00</text:p>
          </table:table-cell>
          <table:table-cell table:formula="of:=[.G740]+[.H741]*0.1" office:value-type="float" office:value="377.554075">
            <text:p>377.55</text:p>
          </table:table-cell>
          <table:table-cell table:formula="of:=[.$H$5]+[.E741]*[.$I$5]/(2*3.14)" office:value-type="float" office:value="5.1695">
            <text:p>5.17</text:p>
          </table:table-cell>
          <table:table-cell table:number-columns-repeated="3"/>
        </table:table-row>
        <table:table-row table:style-name="ro2">
          <table:table-cell table:formula="of:=6.28*[.B742]/3200" office:value-type="float" office:value="14.463625">
            <text:p>14.463625</text:p>
          </table:table-cell>
          <table:table-cell office:value-type="float" office:value="7370">
            <text:p>7370</text:p>
          </table:table-cell>
          <table:table-cell table:formula="of:=[.G742]/36" office:value-type="float" office:value="10.501973046875">
            <text:p>10.50</text:p>
          </table:table-cell>
          <table:table-cell table:formula="of:=[.E742]/(2*3.1415)" office:value-type="float" office:value="1.12977279961802">
            <text:p>1.13</text:p>
          </table:table-cell>
          <table:table-cell table:formula="of:=[.F742]*6.28/[.$K$1]" office:value-type="float" office:value="7.0983625">
            <text:p>7.10</text:p>
          </table:table-cell>
          <table:table-cell office:value-type="float" office:value="3617">
            <text:p>3617.00</text:p>
          </table:table-cell>
          <table:table-cell table:formula="of:=[.G741]+[.H742]*0.1" office:value-type="float" office:value="378.0710296875">
            <text:p>378.07</text:p>
          </table:table-cell>
          <table:table-cell table:formula="of:=[.$H$5]+[.E742]*[.$I$5]/(2*3.14)" office:value-type="float" office:value="5.169546875">
            <text:p>5.17</text:p>
          </table:table-cell>
          <table:table-cell table:number-columns-repeated="3"/>
        </table:table-row>
        <table:table-row table:style-name="ro2">
          <table:table-cell table:formula="of:=6.28*[.B743]/3200" office:value-type="float" office:value="14.48325">
            <text:p>14.48325</text:p>
          </table:table-cell>
          <table:table-cell office:value-type="float" office:value="7380">
            <text:p>7380</text:p>
          </table:table-cell>
          <table:table-cell table:formula="of:=[.G743]/36" office:value-type="float" office:value="10.5163330295139">
            <text:p>10.52</text:p>
          </table:table-cell>
          <table:table-cell table:formula="of:=[.E743]/(2*3.1415)" office:value-type="float" office:value="1.13008515040586">
            <text:p>1.13</text:p>
          </table:table-cell>
          <table:table-cell table:formula="of:=[.F743]*6.28/[.$K$1]" office:value-type="float" office:value="7.100325">
            <text:p>7.10</text:p>
          </table:table-cell>
          <table:table-cell office:value-type="float" office:value="3618">
            <text:p>3618.00</text:p>
          </table:table-cell>
          <table:table-cell table:formula="of:=[.G742]+[.H743]*0.1" office:value-type="float" office:value="378.5879890625">
            <text:p>378.59</text:p>
          </table:table-cell>
          <table:table-cell table:formula="of:=[.$H$5]+[.E743]*[.$I$5]/(2*3.14)" office:value-type="float" office:value="5.16959375">
            <text:p>5.17</text:p>
          </table:table-cell>
          <table:table-cell table:number-columns-repeated="3"/>
        </table:table-row>
        <table:table-row table:style-name="ro2">
          <table:table-cell table:formula="of:=6.28*[.B744]/3200" office:value-type="float" office:value="14.502875">
            <text:p>14.502875</text:p>
          </table:table-cell>
          <table:table-cell office:value-type="float" office:value="7390">
            <text:p>7390</text:p>
          </table:table-cell>
          <table:table-cell table:formula="of:=[.G744]/36" office:value-type="float" office:value="10.5306931423611">
            <text:p>10.53</text:p>
          </table:table-cell>
          <table:table-cell table:formula="of:=[.E744]/(2*3.1415)" office:value-type="float" office:value="1.1303975011937">
            <text:p>1.13</text:p>
          </table:table-cell>
          <table:table-cell table:formula="of:=[.F744]*6.28/[.$K$1]" office:value-type="float" office:value="7.1022875">
            <text:p>7.10</text:p>
          </table:table-cell>
          <table:table-cell office:value-type="float" office:value="3619">
            <text:p>3619.00</text:p>
          </table:table-cell>
          <table:table-cell table:formula="of:=[.G743]+[.H744]*0.1" office:value-type="float" office:value="379.104953125">
            <text:p>379.10</text:p>
          </table:table-cell>
          <table:table-cell table:formula="of:=[.$H$5]+[.E744]*[.$I$5]/(2*3.14)" office:value-type="float" office:value="5.169640625">
            <text:p>5.17</text:p>
          </table:table-cell>
          <table:table-cell table:number-columns-repeated="3"/>
        </table:table-row>
        <table:table-row table:style-name="ro2">
          <table:table-cell table:formula="of:=6.28*[.B745]/3200" office:value-type="float" office:value="14.5225">
            <text:p>14.5225</text:p>
          </table:table-cell>
          <table:table-cell office:value-type="float" office:value="7400">
            <text:p>7400</text:p>
          </table:table-cell>
          <table:table-cell table:formula="of:=[.G745]/36" office:value-type="float" office:value="10.5450533854167">
            <text:p>10.55</text:p>
          </table:table-cell>
          <table:table-cell table:formula="of:=[.E745]/(2*3.1415)" office:value-type="float" office:value="1.13070985198154">
            <text:p>1.13</text:p>
          </table:table-cell>
          <table:table-cell table:formula="of:=[.F745]*6.28/[.$K$1]" office:value-type="float" office:value="7.10425">
            <text:p>7.10</text:p>
          </table:table-cell>
          <table:table-cell office:value-type="float" office:value="3620">
            <text:p>3620.00</text:p>
          </table:table-cell>
          <table:table-cell table:formula="of:=[.G744]+[.H745]*0.1" office:value-type="float" office:value="379.621921875">
            <text:p>379.62</text:p>
          </table:table-cell>
          <table:table-cell table:formula="of:=[.$H$5]+[.E745]*[.$I$5]/(2*3.14)" office:value-type="float" office:value="5.1696875">
            <text:p>5.17</text:p>
          </table:table-cell>
          <table:table-cell table:number-columns-repeated="3"/>
        </table:table-row>
        <table:table-row table:style-name="ro2">
          <table:table-cell table:formula="of:=6.28*[.B746]/3200" office:value-type="float" office:value="14.542125">
            <text:p>14.542125</text:p>
          </table:table-cell>
          <table:table-cell office:value-type="float" office:value="7410">
            <text:p>7410</text:p>
          </table:table-cell>
          <table:table-cell table:formula="of:=[.G746]/36" office:value-type="float" office:value="10.5594137586806">
            <text:p>10.56</text:p>
          </table:table-cell>
          <table:table-cell table:formula="of:=[.E746]/(2*3.1415)" office:value-type="float" office:value="1.13102220276938">
            <text:p>1.13</text:p>
          </table:table-cell>
          <table:table-cell table:formula="of:=[.F746]*6.28/[.$K$1]" office:value-type="float" office:value="7.1062125">
            <text:p>7.11</text:p>
          </table:table-cell>
          <table:table-cell office:value-type="float" office:value="3621">
            <text:p>3621.00</text:p>
          </table:table-cell>
          <table:table-cell table:formula="of:=[.G745]+[.H746]*0.1" office:value-type="float" office:value="380.1388953125">
            <text:p>380.14</text:p>
          </table:table-cell>
          <table:table-cell table:formula="of:=[.$H$5]+[.E746]*[.$I$5]/(2*3.14)" office:value-type="float" office:value="5.169734375">
            <text:p>5.17</text:p>
          </table:table-cell>
          <table:table-cell table:number-columns-repeated="3"/>
        </table:table-row>
        <table:table-row table:style-name="ro2">
          <table:table-cell table:formula="of:=6.28*[.B747]/3200" office:value-type="float" office:value="14.56175">
            <text:p>14.56175</text:p>
          </table:table-cell>
          <table:table-cell office:value-type="float" office:value="7420">
            <text:p>7420</text:p>
          </table:table-cell>
          <table:table-cell table:formula="of:=[.G747]/36" office:value-type="float" office:value="10.5737742621528">
            <text:p>10.57</text:p>
          </table:table-cell>
          <table:table-cell table:formula="of:=[.E747]/(2*3.1415)" office:value-type="float" office:value="1.13133455355722">
            <text:p>1.13</text:p>
          </table:table-cell>
          <table:table-cell table:formula="of:=[.F747]*6.28/[.$K$1]" office:value-type="float" office:value="7.108175">
            <text:p>7.11</text:p>
          </table:table-cell>
          <table:table-cell office:value-type="float" office:value="3622">
            <text:p>3622.00</text:p>
          </table:table-cell>
          <table:table-cell table:formula="of:=[.G746]+[.H747]*0.1" office:value-type="float" office:value="380.6558734375">
            <text:p>380.66</text:p>
          </table:table-cell>
          <table:table-cell table:formula="of:=[.$H$5]+[.E747]*[.$I$5]/(2*3.14)" office:value-type="float" office:value="5.16978125">
            <text:p>5.17</text:p>
          </table:table-cell>
          <table:table-cell table:number-columns-repeated="3"/>
        </table:table-row>
        <table:table-row table:style-name="ro2">
          <table:table-cell table:formula="of:=6.28*[.B748]/3200" office:value-type="float" office:value="14.581375">
            <text:p>14.581375</text:p>
          </table:table-cell>
          <table:table-cell office:value-type="float" office:value="7430">
            <text:p>7430</text:p>
          </table:table-cell>
          <table:table-cell table:formula="of:=[.G748]/36" office:value-type="float" office:value="10.5881348958333">
            <text:p>10.59</text:p>
          </table:table-cell>
          <table:table-cell table:formula="of:=[.E748]/(2*3.1415)" office:value-type="float" office:value="1.13164690434506">
            <text:p>1.13</text:p>
          </table:table-cell>
          <table:table-cell table:formula="of:=[.F748]*6.28/[.$K$1]" office:value-type="float" office:value="7.1101375">
            <text:p>7.11</text:p>
          </table:table-cell>
          <table:table-cell office:value-type="float" office:value="3623">
            <text:p>3623.00</text:p>
          </table:table-cell>
          <table:table-cell table:formula="of:=[.G747]+[.H748]*0.1" office:value-type="float" office:value="381.17285625">
            <text:p>381.17</text:p>
          </table:table-cell>
          <table:table-cell table:formula="of:=[.$H$5]+[.E748]*[.$I$5]/(2*3.14)" office:value-type="float" office:value="5.169828125">
            <text:p>5.17</text:p>
          </table:table-cell>
          <table:table-cell table:number-columns-repeated="3"/>
        </table:table-row>
        <table:table-row table:style-name="ro2">
          <table:table-cell table:formula="of:=6.28*[.B749]/3200" office:value-type="float" office:value="14.601">
            <text:p>14.601</text:p>
          </table:table-cell>
          <table:table-cell office:value-type="float" office:value="7440">
            <text:p>7440</text:p>
          </table:table-cell>
          <table:table-cell table:formula="of:=[.G749]/36" office:value-type="float" office:value="10.6024956597222">
            <text:p>10.60</text:p>
          </table:table-cell>
          <table:table-cell table:formula="of:=[.E749]/(2*3.1415)" office:value-type="float" office:value="1.1319592551329">
            <text:p>1.13</text:p>
          </table:table-cell>
          <table:table-cell table:formula="of:=[.F749]*6.28/[.$K$1]" office:value-type="float" office:value="7.1121">
            <text:p>7.11</text:p>
          </table:table-cell>
          <table:table-cell office:value-type="float" office:value="3624">
            <text:p>3624.00</text:p>
          </table:table-cell>
          <table:table-cell table:formula="of:=[.G748]+[.H749]*0.1" office:value-type="float" office:value="381.68984375">
            <text:p>381.69</text:p>
          </table:table-cell>
          <table:table-cell table:formula="of:=[.$H$5]+[.E749]*[.$I$5]/(2*3.14)" office:value-type="float" office:value="5.169875">
            <text:p>5.17</text:p>
          </table:table-cell>
          <table:table-cell table:number-columns-repeated="3"/>
        </table:table-row>
        <table:table-row table:style-name="ro2">
          <table:table-cell table:formula="of:=6.28*[.B750]/3200" office:value-type="float" office:value="14.620625">
            <text:p>14.620625</text:p>
          </table:table-cell>
          <table:table-cell office:value-type="float" office:value="7450">
            <text:p>7450</text:p>
          </table:table-cell>
          <table:table-cell table:formula="of:=[.G750]/36" office:value-type="float" office:value="10.6168565538194">
            <text:p>10.62</text:p>
          </table:table-cell>
          <table:table-cell table:formula="of:=[.E750]/(2*3.1415)" office:value-type="float" office:value="1.13227160592074">
            <text:p>1.13</text:p>
          </table:table-cell>
          <table:table-cell table:formula="of:=[.F750]*6.28/[.$K$1]" office:value-type="float" office:value="7.1140625">
            <text:p>7.11</text:p>
          </table:table-cell>
          <table:table-cell office:value-type="float" office:value="3625">
            <text:p>3625.00</text:p>
          </table:table-cell>
          <table:table-cell table:formula="of:=[.G749]+[.H750]*0.1" office:value-type="float" office:value="382.2068359375">
            <text:p>382.21</text:p>
          </table:table-cell>
          <table:table-cell table:formula="of:=[.$H$5]+[.E750]*[.$I$5]/(2*3.14)" office:value-type="float" office:value="5.169921875">
            <text:p>5.17</text:p>
          </table:table-cell>
          <table:table-cell table:number-columns-repeated="3"/>
        </table:table-row>
        <table:table-row table:style-name="ro2">
          <table:table-cell table:formula="of:=6.28*[.B751]/3200" office:value-type="float" office:value="14.64025">
            <text:p>14.64025</text:p>
          </table:table-cell>
          <table:table-cell office:value-type="float" office:value="7460">
            <text:p>7460</text:p>
          </table:table-cell>
          <table:table-cell table:formula="of:=[.G751]/36" office:value-type="float" office:value="10.631217578125">
            <text:p>10.63</text:p>
          </table:table-cell>
          <table:table-cell table:formula="of:=[.E751]/(2*3.1415)" office:value-type="float" office:value="1.13258395670858">
            <text:p>1.13</text:p>
          </table:table-cell>
          <table:table-cell table:formula="of:=[.F751]*6.28/[.$K$1]" office:value-type="float" office:value="7.116025">
            <text:p>7.12</text:p>
          </table:table-cell>
          <table:table-cell office:value-type="float" office:value="3626">
            <text:p>3626.00</text:p>
          </table:table-cell>
          <table:table-cell table:formula="of:=[.G750]+[.H751]*0.1" office:value-type="float" office:value="382.7238328125">
            <text:p>382.72</text:p>
          </table:table-cell>
          <table:table-cell table:formula="of:=[.$H$5]+[.E751]*[.$I$5]/(2*3.14)" office:value-type="float" office:value="5.16996875">
            <text:p>5.17</text:p>
          </table:table-cell>
          <table:table-cell table:number-columns-repeated="3"/>
        </table:table-row>
        <table:table-row table:style-name="ro2">
          <table:table-cell table:formula="of:=6.28*[.B752]/3200" office:value-type="float" office:value="14.659875">
            <text:p>14.659875</text:p>
          </table:table-cell>
          <table:table-cell office:value-type="float" office:value="7470">
            <text:p>7470</text:p>
          </table:table-cell>
          <table:table-cell table:formula="of:=[.G752]/36" office:value-type="float" office:value="10.6455787326389">
            <text:p>10.65</text:p>
          </table:table-cell>
          <table:table-cell table:formula="of:=[.E752]/(2*3.1415)" office:value-type="float" office:value="1.13289630749642">
            <text:p>1.13</text:p>
          </table:table-cell>
          <table:table-cell table:formula="of:=[.F752]*6.28/[.$K$1]" office:value-type="float" office:value="7.1179875">
            <text:p>7.12</text:p>
          </table:table-cell>
          <table:table-cell office:value-type="float" office:value="3627">
            <text:p>3627.00</text:p>
          </table:table-cell>
          <table:table-cell table:formula="of:=[.G751]+[.H752]*0.1" office:value-type="float" office:value="383.240834375">
            <text:p>383.24</text:p>
          </table:table-cell>
          <table:table-cell table:formula="of:=[.$H$5]+[.E752]*[.$I$5]/(2*3.14)" office:value-type="float" office:value="5.170015625">
            <text:p>5.17</text:p>
          </table:table-cell>
          <table:table-cell table:number-columns-repeated="3"/>
        </table:table-row>
        <table:table-row table:style-name="ro2">
          <table:table-cell table:formula="of:=6.28*[.B753]/3200" office:value-type="float" office:value="14.6795">
            <text:p>14.6795</text:p>
          </table:table-cell>
          <table:table-cell office:value-type="float" office:value="7480">
            <text:p>7480</text:p>
          </table:table-cell>
          <table:table-cell table:formula="of:=[.G753]/36" office:value-type="float" office:value="10.6599400173611">
            <text:p>10.66</text:p>
          </table:table-cell>
          <table:table-cell table:formula="of:=[.E753]/(2*3.1415)" office:value-type="float" office:value="1.13320865828426">
            <text:p>1.13</text:p>
          </table:table-cell>
          <table:table-cell table:formula="of:=[.F753]*6.28/[.$K$1]" office:value-type="float" office:value="7.11995">
            <text:p>7.12</text:p>
          </table:table-cell>
          <table:table-cell office:value-type="float" office:value="3628">
            <text:p>3628.00</text:p>
          </table:table-cell>
          <table:table-cell table:formula="of:=[.G752]+[.H753]*0.1" office:value-type="float" office:value="383.757840625">
            <text:p>383.76</text:p>
          </table:table-cell>
          <table:table-cell table:formula="of:=[.$H$5]+[.E753]*[.$I$5]/(2*3.14)" office:value-type="float" office:value="5.1700625">
            <text:p>5.17</text:p>
          </table:table-cell>
          <table:table-cell table:number-columns-repeated="3"/>
        </table:table-row>
        <table:table-row table:style-name="ro2">
          <table:table-cell table:formula="of:=6.28*[.B754]/3200" office:value-type="float" office:value="14.699125">
            <text:p>14.699125</text:p>
          </table:table-cell>
          <table:table-cell office:value-type="float" office:value="7490">
            <text:p>7490</text:p>
          </table:table-cell>
          <table:table-cell table:formula="of:=[.G754]/36" office:value-type="float" office:value="10.6743014322917">
            <text:p>10.67</text:p>
          </table:table-cell>
          <table:table-cell table:formula="of:=[.E754]/(2*3.1415)" office:value-type="float" office:value="1.1335210090721">
            <text:p>1.13</text:p>
          </table:table-cell>
          <table:table-cell table:formula="of:=[.F754]*6.28/[.$K$1]" office:value-type="float" office:value="7.1219125">
            <text:p>7.12</text:p>
          </table:table-cell>
          <table:table-cell office:value-type="float" office:value="3629">
            <text:p>3629.00</text:p>
          </table:table-cell>
          <table:table-cell table:formula="of:=[.G753]+[.H754]*0.1" office:value-type="float" office:value="384.2748515625">
            <text:p>384.27</text:p>
          </table:table-cell>
          <table:table-cell table:formula="of:=[.$H$5]+[.E754]*[.$I$5]/(2*3.14)" office:value-type="float" office:value="5.170109375">
            <text:p>5.17</text:p>
          </table:table-cell>
          <table:table-cell table:number-columns-repeated="3"/>
        </table:table-row>
        <table:table-row table:style-name="ro2">
          <table:table-cell table:formula="of:=6.28*[.B755]/3200" office:value-type="float" office:value="14.71875">
            <text:p>14.71875</text:p>
          </table:table-cell>
          <table:table-cell office:value-type="float" office:value="7500">
            <text:p>7500</text:p>
          </table:table-cell>
          <table:table-cell table:formula="of:=[.G755]/36" office:value-type="float" office:value="10.6886629774306">
            <text:p>10.69</text:p>
          </table:table-cell>
          <table:table-cell table:formula="of:=[.E755]/(2*3.1415)" office:value-type="float" office:value="1.13383335985994">
            <text:p>1.13</text:p>
          </table:table-cell>
          <table:table-cell table:formula="of:=[.F755]*6.28/[.$K$1]" office:value-type="float" office:value="7.123875">
            <text:p>7.12</text:p>
          </table:table-cell>
          <table:table-cell office:value-type="float" office:value="3630">
            <text:p>3630.00</text:p>
          </table:table-cell>
          <table:table-cell table:formula="of:=[.G754]+[.H755]*0.1" office:value-type="float" office:value="384.7918671875">
            <text:p>384.79</text:p>
          </table:table-cell>
          <table:table-cell table:formula="of:=[.$H$5]+[.E755]*[.$I$5]/(2*3.14)" office:value-type="float" office:value="5.17015625">
            <text:p>5.17</text:p>
          </table:table-cell>
          <table:table-cell table:number-columns-repeated="3"/>
        </table:table-row>
        <table:table-row table:style-name="ro2">
          <table:table-cell table:formula="of:=6.28*[.B756]/3200" office:value-type="float" office:value="14.738375">
            <text:p>14.738375</text:p>
          </table:table-cell>
          <table:table-cell office:value-type="float" office:value="7510">
            <text:p>7510</text:p>
          </table:table-cell>
          <table:table-cell table:formula="of:=[.G756]/36" office:value-type="float" office:value="10.7030246527778">
            <text:p>10.70</text:p>
          </table:table-cell>
          <table:table-cell table:formula="of:=[.E756]/(2*3.1415)" office:value-type="float" office:value="1.13414571064778">
            <text:p>1.13</text:p>
          </table:table-cell>
          <table:table-cell table:formula="of:=[.F756]*6.28/[.$K$1]" office:value-type="float" office:value="7.1258375">
            <text:p>7.13</text:p>
          </table:table-cell>
          <table:table-cell office:value-type="float" office:value="3631">
            <text:p>3631.00</text:p>
          </table:table-cell>
          <table:table-cell table:formula="of:=[.G755]+[.H756]*0.1" office:value-type="float" office:value="385.3088875">
            <text:p>385.31</text:p>
          </table:table-cell>
          <table:table-cell table:formula="of:=[.$H$5]+[.E756]*[.$I$5]/(2*3.14)" office:value-type="float" office:value="5.170203125">
            <text:p>5.17</text:p>
          </table:table-cell>
          <table:table-cell table:number-columns-repeated="3"/>
        </table:table-row>
        <table:table-row table:style-name="ro2">
          <table:table-cell table:formula="of:=6.28*[.B757]/3200" office:value-type="float" office:value="14.758">
            <text:p>14.758</text:p>
          </table:table-cell>
          <table:table-cell office:value-type="float" office:value="7520">
            <text:p>7520</text:p>
          </table:table-cell>
          <table:table-cell table:formula="of:=[.G757]/36" office:value-type="float" office:value="10.7173864583333">
            <text:p>10.72</text:p>
          </table:table-cell>
          <table:table-cell table:formula="of:=[.E757]/(2*3.1415)" office:value-type="float" office:value="1.13445806143562">
            <text:p>1.13</text:p>
          </table:table-cell>
          <table:table-cell table:formula="of:=[.F757]*6.28/[.$K$1]" office:value-type="float" office:value="7.1278">
            <text:p>7.13</text:p>
          </table:table-cell>
          <table:table-cell office:value-type="float" office:value="3632">
            <text:p>3632.00</text:p>
          </table:table-cell>
          <table:table-cell table:formula="of:=[.G756]+[.H757]*0.1" office:value-type="float" office:value="385.8259125">
            <text:p>385.83</text:p>
          </table:table-cell>
          <table:table-cell table:formula="of:=[.$H$5]+[.E757]*[.$I$5]/(2*3.14)" office:value-type="float" office:value="5.17025">
            <text:p>5.17</text:p>
          </table:table-cell>
          <table:table-cell table:number-columns-repeated="3"/>
        </table:table-row>
        <table:table-row table:style-name="ro2">
          <table:table-cell table:formula="of:=6.28*[.B758]/3200" office:value-type="float" office:value="14.777625">
            <text:p>14.777625</text:p>
          </table:table-cell>
          <table:table-cell office:value-type="float" office:value="7530">
            <text:p>7530</text:p>
          </table:table-cell>
          <table:table-cell table:formula="of:=[.G758]/36" office:value-type="float" office:value="10.7317483940972">
            <text:p>10.73</text:p>
          </table:table-cell>
          <table:table-cell table:formula="of:=[.E758]/(2*3.1415)" office:value-type="float" office:value="1.13477041222346">
            <text:p>1.13</text:p>
          </table:table-cell>
          <table:table-cell table:formula="of:=[.F758]*6.28/[.$K$1]" office:value-type="float" office:value="7.1297625">
            <text:p>7.13</text:p>
          </table:table-cell>
          <table:table-cell office:value-type="float" office:value="3633">
            <text:p>3633.00</text:p>
          </table:table-cell>
          <table:table-cell table:formula="of:=[.G757]+[.H758]*0.1" office:value-type="float" office:value="386.3429421875">
            <text:p>386.34</text:p>
          </table:table-cell>
          <table:table-cell table:formula="of:=[.$H$5]+[.E758]*[.$I$5]/(2*3.14)" office:value-type="float" office:value="5.170296875">
            <text:p>5.17</text:p>
          </table:table-cell>
          <table:table-cell table:number-columns-repeated="3"/>
        </table:table-row>
        <table:table-row table:style-name="ro2">
          <table:table-cell table:formula="of:=6.28*[.B759]/3200" office:value-type="float" office:value="14.79725">
            <text:p>14.79725</text:p>
          </table:table-cell>
          <table:table-cell office:value-type="float" office:value="7540">
            <text:p>7540</text:p>
          </table:table-cell>
          <table:table-cell table:formula="of:=[.G759]/36" office:value-type="float" office:value="10.7461104600694">
            <text:p>10.75</text:p>
          </table:table-cell>
          <table:table-cell table:formula="of:=[.E759]/(2*3.1415)" office:value-type="float" office:value="1.1350827630113">
            <text:p>1.14</text:p>
          </table:table-cell>
          <table:table-cell table:formula="of:=[.F759]*6.28/[.$K$1]" office:value-type="float" office:value="7.131725">
            <text:p>7.13</text:p>
          </table:table-cell>
          <table:table-cell office:value-type="float" office:value="3634">
            <text:p>3634.00</text:p>
          </table:table-cell>
          <table:table-cell table:formula="of:=[.G758]+[.H759]*0.1" office:value-type="float" office:value="386.8599765625">
            <text:p>386.86</text:p>
          </table:table-cell>
          <table:table-cell table:formula="of:=[.$H$5]+[.E759]*[.$I$5]/(2*3.14)" office:value-type="float" office:value="5.17034375">
            <text:p>5.17</text:p>
          </table:table-cell>
          <table:table-cell table:number-columns-repeated="3"/>
        </table:table-row>
        <table:table-row table:style-name="ro2">
          <table:table-cell table:formula="of:=6.28*[.B760]/3200" office:value-type="float" office:value="14.816875">
            <text:p>14.816875</text:p>
          </table:table-cell>
          <table:table-cell office:value-type="float" office:value="7550">
            <text:p>7550</text:p>
          </table:table-cell>
          <table:table-cell table:formula="of:=[.G760]/36" office:value-type="float" office:value="10.76047265625">
            <text:p>10.76</text:p>
          </table:table-cell>
          <table:table-cell table:formula="of:=[.E760]/(2*3.1415)" office:value-type="float" office:value="1.13539511379914">
            <text:p>1.14</text:p>
          </table:table-cell>
          <table:table-cell table:formula="of:=[.F760]*6.28/[.$K$1]" office:value-type="float" office:value="7.1336875">
            <text:p>7.13</text:p>
          </table:table-cell>
          <table:table-cell office:value-type="float" office:value="3635">
            <text:p>3635.00</text:p>
          </table:table-cell>
          <table:table-cell table:formula="of:=[.G759]+[.H760]*0.1" office:value-type="float" office:value="387.377015625">
            <text:p>387.38</text:p>
          </table:table-cell>
          <table:table-cell table:formula="of:=[.$H$5]+[.E760]*[.$I$5]/(2*3.14)" office:value-type="float" office:value="5.170390625">
            <text:p>5.17</text:p>
          </table:table-cell>
          <table:table-cell table:number-columns-repeated="3"/>
        </table:table-row>
        <table:table-row table:style-name="ro2">
          <table:table-cell table:formula="of:=6.28*[.B761]/3200" office:value-type="float" office:value="14.8365">
            <text:p>14.8365</text:p>
          </table:table-cell>
          <table:table-cell office:value-type="float" office:value="7560">
            <text:p>7560</text:p>
          </table:table-cell>
          <table:table-cell table:formula="of:=[.G761]/36" office:value-type="float" office:value="10.7748349826389">
            <text:p>10.77</text:p>
          </table:table-cell>
          <table:table-cell table:formula="of:=[.E761]/(2*3.1415)" office:value-type="float" office:value="1.13570746458698">
            <text:p>1.14</text:p>
          </table:table-cell>
          <table:table-cell table:formula="of:=[.F761]*6.28/[.$K$1]" office:value-type="float" office:value="7.13565">
            <text:p>7.14</text:p>
          </table:table-cell>
          <table:table-cell office:value-type="float" office:value="3636">
            <text:p>3636.00</text:p>
          </table:table-cell>
          <table:table-cell table:formula="of:=[.G760]+[.H761]*0.1" office:value-type="float" office:value="387.894059375">
            <text:p>387.89</text:p>
          </table:table-cell>
          <table:table-cell table:formula="of:=[.$H$5]+[.E761]*[.$I$5]/(2*3.14)" office:value-type="float" office:value="5.1704375">
            <text:p>5.17</text:p>
          </table:table-cell>
          <table:table-cell table:number-columns-repeated="3"/>
        </table:table-row>
        <table:table-row table:style-name="ro2">
          <table:table-cell table:formula="of:=6.28*[.B762]/3200" office:value-type="float" office:value="14.856125">
            <text:p>14.856125</text:p>
          </table:table-cell>
          <table:table-cell office:value-type="float" office:value="7570">
            <text:p>7570</text:p>
          </table:table-cell>
          <table:table-cell table:formula="of:=[.G762]/36" office:value-type="float" office:value="10.7891974392361">
            <text:p>10.79</text:p>
          </table:table-cell>
          <table:table-cell table:formula="of:=[.E762]/(2*3.1415)" office:value-type="float" office:value="1.13601981537482">
            <text:p>1.14</text:p>
          </table:table-cell>
          <table:table-cell table:formula="of:=[.F762]*6.28/[.$K$1]" office:value-type="float" office:value="7.1376125">
            <text:p>7.14</text:p>
          </table:table-cell>
          <table:table-cell office:value-type="float" office:value="3637">
            <text:p>3637.00</text:p>
          </table:table-cell>
          <table:table-cell table:formula="of:=[.G761]+[.H762]*0.1" office:value-type="float" office:value="388.4111078125">
            <text:p>388.41</text:p>
          </table:table-cell>
          <table:table-cell table:formula="of:=[.$H$5]+[.E762]*[.$I$5]/(2*3.14)" office:value-type="float" office:value="5.170484375">
            <text:p>5.17</text:p>
          </table:table-cell>
          <table:table-cell table:number-columns-repeated="3"/>
        </table:table-row>
        <table:table-row table:style-name="ro2">
          <table:table-cell table:formula="of:=6.28*[.B763]/3200" office:value-type="float" office:value="14.87575">
            <text:p>14.87575</text:p>
          </table:table-cell>
          <table:table-cell office:value-type="float" office:value="7580">
            <text:p>7580</text:p>
          </table:table-cell>
          <table:table-cell table:formula="of:=[.G763]/36" office:value-type="float" office:value="10.8035600260417">
            <text:p>10.80</text:p>
          </table:table-cell>
          <table:table-cell table:formula="of:=[.E763]/(2*3.1415)" office:value-type="float" office:value="1.13633216616266">
            <text:p>1.14</text:p>
          </table:table-cell>
          <table:table-cell table:formula="of:=[.F763]*6.28/[.$K$1]" office:value-type="float" office:value="7.139575">
            <text:p>7.14</text:p>
          </table:table-cell>
          <table:table-cell office:value-type="float" office:value="3638">
            <text:p>3638.00</text:p>
          </table:table-cell>
          <table:table-cell table:formula="of:=[.G762]+[.H763]*0.1" office:value-type="float" office:value="388.9281609375">
            <text:p>388.93</text:p>
          </table:table-cell>
          <table:table-cell table:formula="of:=[.$H$5]+[.E763]*[.$I$5]/(2*3.14)" office:value-type="float" office:value="5.17053125">
            <text:p>5.17</text:p>
          </table:table-cell>
          <table:table-cell table:number-columns-repeated="3"/>
        </table:table-row>
        <table:table-row table:style-name="ro2">
          <table:table-cell table:formula="of:=6.28*[.B764]/3200" office:value-type="float" office:value="14.895375">
            <text:p>14.895375</text:p>
          </table:table-cell>
          <table:table-cell office:value-type="float" office:value="7590">
            <text:p>7590</text:p>
          </table:table-cell>
          <table:table-cell table:formula="of:=[.G764]/36" office:value-type="float" office:value="10.8179227430556">
            <text:p>10.82</text:p>
          </table:table-cell>
          <table:table-cell table:formula="of:=[.E764]/(2*3.1415)" office:value-type="float" office:value="1.1366445169505">
            <text:p>1.14</text:p>
          </table:table-cell>
          <table:table-cell table:formula="of:=[.F764]*6.28/[.$K$1]" office:value-type="float" office:value="7.1415375">
            <text:p>7.14</text:p>
          </table:table-cell>
          <table:table-cell office:value-type="float" office:value="3639">
            <text:p>3639.00</text:p>
          </table:table-cell>
          <table:table-cell table:formula="of:=[.G763]+[.H764]*0.1" office:value-type="float" office:value="389.44521875">
            <text:p>389.45</text:p>
          </table:table-cell>
          <table:table-cell table:formula="of:=[.$H$5]+[.E764]*[.$I$5]/(2*3.14)" office:value-type="float" office:value="5.170578125">
            <text:p>5.17</text:p>
          </table:table-cell>
          <table:table-cell table:number-columns-repeated="3"/>
        </table:table-row>
        <table:table-row table:style-name="ro2">
          <table:table-cell table:formula="of:=6.28*[.B765]/3200" office:value-type="float" office:value="14.915">
            <text:p>14.915</text:p>
          </table:table-cell>
          <table:table-cell office:value-type="float" office:value="7600">
            <text:p>7600</text:p>
          </table:table-cell>
          <table:table-cell table:formula="of:=[.G765]/36" office:value-type="float" office:value="10.8322855902778">
            <text:p>10.83</text:p>
          </table:table-cell>
          <table:table-cell table:formula="of:=[.E765]/(2*3.1415)" office:value-type="float" office:value="1.13695686773834">
            <text:p>1.14</text:p>
          </table:table-cell>
          <table:table-cell table:formula="of:=[.F765]*6.28/[.$K$1]" office:value-type="float" office:value="7.1435">
            <text:p>7.14</text:p>
          </table:table-cell>
          <table:table-cell office:value-type="float" office:value="3640">
            <text:p>3640.00</text:p>
          </table:table-cell>
          <table:table-cell table:formula="of:=[.G764]+[.H765]*0.1" office:value-type="float" office:value="389.96228125">
            <text:p>389.96</text:p>
          </table:table-cell>
          <table:table-cell table:formula="of:=[.$H$5]+[.E765]*[.$I$5]/(2*3.14)" office:value-type="float" office:value="5.170625">
            <text:p>5.17</text:p>
          </table:table-cell>
          <table:table-cell table:number-columns-repeated="3"/>
        </table:table-row>
        <table:table-row table:style-name="ro2">
          <table:table-cell table:formula="of:=6.28*[.B766]/3200" office:value-type="float" office:value="14.934625">
            <text:p>14.934625</text:p>
          </table:table-cell>
          <table:table-cell office:value-type="float" office:value="7610">
            <text:p>7610</text:p>
          </table:table-cell>
          <table:table-cell table:formula="of:=[.G766]/36" office:value-type="float" office:value="10.8466485677083">
            <text:p>10.85</text:p>
          </table:table-cell>
          <table:table-cell table:formula="of:=[.E766]/(2*3.1415)" office:value-type="float" office:value="1.13726921852618">
            <text:p>1.14</text:p>
          </table:table-cell>
          <table:table-cell table:formula="of:=[.F766]*6.28/[.$K$1]" office:value-type="float" office:value="7.1454625">
            <text:p>7.15</text:p>
          </table:table-cell>
          <table:table-cell office:value-type="float" office:value="3641">
            <text:p>3641.00</text:p>
          </table:table-cell>
          <table:table-cell table:formula="of:=[.G765]+[.H766]*0.1" office:value-type="float" office:value="390.4793484375">
            <text:p>390.48</text:p>
          </table:table-cell>
          <table:table-cell table:formula="of:=[.$H$5]+[.E766]*[.$I$5]/(2*3.14)" office:value-type="float" office:value="5.170671875">
            <text:p>5.17</text:p>
          </table:table-cell>
          <table:table-cell table:number-columns-repeated="3"/>
        </table:table-row>
        <table:table-row table:style-name="ro2">
          <table:table-cell table:formula="of:=6.28*[.B767]/3200" office:value-type="float" office:value="14.95425">
            <text:p>14.95425</text:p>
          </table:table-cell>
          <table:table-cell office:value-type="float" office:value="7620">
            <text:p>7620</text:p>
          </table:table-cell>
          <table:table-cell table:formula="of:=[.G767]/36" office:value-type="float" office:value="10.8610116753472">
            <text:p>10.86</text:p>
          </table:table-cell>
          <table:table-cell table:formula="of:=[.E767]/(2*3.1415)" office:value-type="float" office:value="1.13758156931402">
            <text:p>1.14</text:p>
          </table:table-cell>
          <table:table-cell table:formula="of:=[.F767]*6.28/[.$K$1]" office:value-type="float" office:value="7.147425">
            <text:p>7.15</text:p>
          </table:table-cell>
          <table:table-cell office:value-type="float" office:value="3642">
            <text:p>3642.00</text:p>
          </table:table-cell>
          <table:table-cell table:formula="of:=[.G766]+[.H767]*0.1" office:value-type="float" office:value="390.9964203125">
            <text:p>391.00</text:p>
          </table:table-cell>
          <table:table-cell table:formula="of:=[.$H$5]+[.E767]*[.$I$5]/(2*3.14)" office:value-type="float" office:value="5.17071875">
            <text:p>5.17</text:p>
          </table:table-cell>
          <table:table-cell table:number-columns-repeated="3"/>
        </table:table-row>
        <table:table-row table:style-name="ro2">
          <table:table-cell table:formula="of:=6.28*[.B768]/3200" office:value-type="float" office:value="14.973875">
            <text:p>14.973875</text:p>
          </table:table-cell>
          <table:table-cell office:value-type="float" office:value="7630">
            <text:p>7630</text:p>
          </table:table-cell>
          <table:table-cell table:formula="of:=[.G768]/36" office:value-type="float" office:value="10.8753749131944">
            <text:p>10.88</text:p>
          </table:table-cell>
          <table:table-cell table:formula="of:=[.E768]/(2*3.1415)" office:value-type="float" office:value="1.13789392010186">
            <text:p>1.14</text:p>
          </table:table-cell>
          <table:table-cell table:formula="of:=[.F768]*6.28/[.$K$1]" office:value-type="float" office:value="7.1493875">
            <text:p>7.15</text:p>
          </table:table-cell>
          <table:table-cell office:value-type="float" office:value="3643">
            <text:p>3643.00</text:p>
          </table:table-cell>
          <table:table-cell table:formula="of:=[.G767]+[.H768]*0.1" office:value-type="float" office:value="391.513496875">
            <text:p>391.51</text:p>
          </table:table-cell>
          <table:table-cell table:formula="of:=[.$H$5]+[.E768]*[.$I$5]/(2*3.14)" office:value-type="float" office:value="5.170765625">
            <text:p>5.17</text:p>
          </table:table-cell>
          <table:table-cell table:number-columns-repeated="3"/>
        </table:table-row>
        <table:table-row table:style-name="ro2">
          <table:table-cell table:formula="of:=6.28*[.B769]/3200" office:value-type="float" office:value="14.9935">
            <text:p>14.9935</text:p>
          </table:table-cell>
          <table:table-cell office:value-type="float" office:value="7640">
            <text:p>7640</text:p>
          </table:table-cell>
          <table:table-cell table:formula="of:=[.G769]/36" office:value-type="float" office:value="10.88973828125">
            <text:p>10.89</text:p>
          </table:table-cell>
          <table:table-cell table:formula="of:=[.E769]/(2*3.1415)" office:value-type="float" office:value="1.1382062708897">
            <text:p>1.14</text:p>
          </table:table-cell>
          <table:table-cell table:formula="of:=[.F769]*6.28/[.$K$1]" office:value-type="float" office:value="7.15135">
            <text:p>7.15</text:p>
          </table:table-cell>
          <table:table-cell office:value-type="float" office:value="3644">
            <text:p>3644.00</text:p>
          </table:table-cell>
          <table:table-cell table:formula="of:=[.G768]+[.H769]*0.1" office:value-type="float" office:value="392.030578125">
            <text:p>392.03</text:p>
          </table:table-cell>
          <table:table-cell table:formula="of:=[.$H$5]+[.E769]*[.$I$5]/(2*3.14)" office:value-type="float" office:value="5.1708125">
            <text:p>5.17</text:p>
          </table:table-cell>
          <table:table-cell table:number-columns-repeated="3"/>
        </table:table-row>
        <table:table-row table:style-name="ro2">
          <table:table-cell table:formula="of:=6.28*[.B770]/3200" office:value-type="float" office:value="15.013125">
            <text:p>15.013125</text:p>
          </table:table-cell>
          <table:table-cell office:value-type="float" office:value="7650">
            <text:p>7650</text:p>
          </table:table-cell>
          <table:table-cell table:formula="of:=[.G770]/36" office:value-type="float" office:value="10.9041017795139">
            <text:p>10.90</text:p>
          </table:table-cell>
          <table:table-cell table:formula="of:=[.E770]/(2*3.1415)" office:value-type="float" office:value="1.13851862167754">
            <text:p>1.14</text:p>
          </table:table-cell>
          <table:table-cell table:formula="of:=[.F770]*6.28/[.$K$1]" office:value-type="float" office:value="7.1533125">
            <text:p>7.15</text:p>
          </table:table-cell>
          <table:table-cell office:value-type="float" office:value="3645">
            <text:p>3645.00</text:p>
          </table:table-cell>
          <table:table-cell table:formula="of:=[.G769]+[.H770]*0.1" office:value-type="float" office:value="392.5476640625">
            <text:p>392.55</text:p>
          </table:table-cell>
          <table:table-cell table:formula="of:=[.$H$5]+[.E770]*[.$I$5]/(2*3.14)" office:value-type="float" office:value="5.170859375">
            <text:p>5.17</text:p>
          </table:table-cell>
          <table:table-cell table:number-columns-repeated="3"/>
        </table:table-row>
        <table:table-row table:style-name="ro2">
          <table:table-cell table:formula="of:=6.28*[.B771]/3200" office:value-type="float" office:value="15.03275">
            <text:p>15.03275</text:p>
          </table:table-cell>
          <table:table-cell office:value-type="float" office:value="7660">
            <text:p>7660</text:p>
          </table:table-cell>
          <table:table-cell table:formula="of:=[.G771]/36" office:value-type="float" office:value="10.9184654079861">
            <text:p>10.92</text:p>
          </table:table-cell>
          <table:table-cell table:formula="of:=[.E771]/(2*3.1415)" office:value-type="float" office:value="1.13883097246538">
            <text:p>1.14</text:p>
          </table:table-cell>
          <table:table-cell table:formula="of:=[.F771]*6.28/[.$K$1]" office:value-type="float" office:value="7.155275">
            <text:p>7.16</text:p>
          </table:table-cell>
          <table:table-cell office:value-type="float" office:value="3646">
            <text:p>3646.00</text:p>
          </table:table-cell>
          <table:table-cell table:formula="of:=[.G770]+[.H771]*0.1" office:value-type="float" office:value="393.0647546875">
            <text:p>393.06</text:p>
          </table:table-cell>
          <table:table-cell table:formula="of:=[.$H$5]+[.E771]*[.$I$5]/(2*3.14)" office:value-type="float" office:value="5.17090625">
            <text:p>5.17</text:p>
          </table:table-cell>
          <table:table-cell table:number-columns-repeated="3"/>
        </table:table-row>
        <table:table-row table:style-name="ro2">
          <table:table-cell table:formula="of:=6.28*[.B772]/3200" office:value-type="float" office:value="15.052375">
            <text:p>15.052375</text:p>
          </table:table-cell>
          <table:table-cell office:value-type="float" office:value="7670">
            <text:p>7670</text:p>
          </table:table-cell>
          <table:table-cell table:formula="of:=[.G772]/36" office:value-type="float" office:value="10.9328291666667">
            <text:p>10.93</text:p>
          </table:table-cell>
          <table:table-cell table:formula="of:=[.E772]/(2*3.1415)" office:value-type="float" office:value="1.13914332325322">
            <text:p>1.14</text:p>
          </table:table-cell>
          <table:table-cell table:formula="of:=[.F772]*6.28/[.$K$1]" office:value-type="float" office:value="7.1572375">
            <text:p>7.16</text:p>
          </table:table-cell>
          <table:table-cell office:value-type="float" office:value="3647">
            <text:p>3647.00</text:p>
          </table:table-cell>
          <table:table-cell table:formula="of:=[.G771]+[.H772]*0.1" office:value-type="float" office:value="393.58185">
            <text:p>393.58</text:p>
          </table:table-cell>
          <table:table-cell table:formula="of:=[.$H$5]+[.E772]*[.$I$5]/(2*3.14)" office:value-type="float" office:value="5.170953125">
            <text:p>5.17</text:p>
          </table:table-cell>
          <table:table-cell table:number-columns-repeated="3"/>
        </table:table-row>
        <table:table-row table:style-name="ro2">
          <table:table-cell table:formula="of:=6.28*[.B773]/3200" office:value-type="float" office:value="15.072">
            <text:p>15.072</text:p>
          </table:table-cell>
          <table:table-cell office:value-type="float" office:value="7680">
            <text:p>7680</text:p>
          </table:table-cell>
          <table:table-cell table:formula="of:=[.G773]/36" office:value-type="float" office:value="10.9471930555556">
            <text:p>10.95</text:p>
          </table:table-cell>
          <table:table-cell table:formula="of:=[.E773]/(2*3.1415)" office:value-type="float" office:value="1.13945567404106">
            <text:p>1.14</text:p>
          </table:table-cell>
          <table:table-cell table:formula="of:=[.F773]*6.28/[.$K$1]" office:value-type="float" office:value="7.1592">
            <text:p>7.16</text:p>
          </table:table-cell>
          <table:table-cell office:value-type="float" office:value="3648">
            <text:p>3648.00</text:p>
          </table:table-cell>
          <table:table-cell table:formula="of:=[.G772]+[.H773]*0.1" office:value-type="float" office:value="394.09895">
            <text:p>394.10</text:p>
          </table:table-cell>
          <table:table-cell table:formula="of:=[.$H$5]+[.E773]*[.$I$5]/(2*3.14)" office:value-type="float" office:value="5.171">
            <text:p>5.17</text:p>
          </table:table-cell>
          <table:table-cell table:number-columns-repeated="3"/>
        </table:table-row>
        <table:table-row table:style-name="ro2">
          <table:table-cell table:formula="of:=6.28*[.B774]/3200" office:value-type="float" office:value="15.091625">
            <text:p>15.091625</text:p>
          </table:table-cell>
          <table:table-cell office:value-type="float" office:value="7690">
            <text:p>7690</text:p>
          </table:table-cell>
          <table:table-cell table:formula="of:=[.G774]/36" office:value-type="float" office:value="10.9615570746528">
            <text:p>10.96</text:p>
          </table:table-cell>
          <table:table-cell table:formula="of:=[.E774]/(2*3.1415)" office:value-type="float" office:value="1.1397680248289">
            <text:p>1.14</text:p>
          </table:table-cell>
          <table:table-cell table:formula="of:=[.F774]*6.28/[.$K$1]" office:value-type="float" office:value="7.1611625">
            <text:p>7.16</text:p>
          </table:table-cell>
          <table:table-cell office:value-type="float" office:value="3649">
            <text:p>3649.00</text:p>
          </table:table-cell>
          <table:table-cell table:formula="of:=[.G773]+[.H774]*0.1" office:value-type="float" office:value="394.6160546875">
            <text:p>394.62</text:p>
          </table:table-cell>
          <table:table-cell table:formula="of:=[.$H$5]+[.E774]*[.$I$5]/(2*3.14)" office:value-type="float" office:value="5.171046875">
            <text:p>5.17</text:p>
          </table:table-cell>
          <table:table-cell table:number-columns-repeated="3"/>
        </table:table-row>
        <table:table-row table:style-name="ro2">
          <table:table-cell table:formula="of:=6.28*[.B775]/3200" office:value-type="float" office:value="15.11125">
            <text:p>15.11125</text:p>
          </table:table-cell>
          <table:table-cell office:value-type="float" office:value="7700">
            <text:p>7700</text:p>
          </table:table-cell>
          <table:table-cell table:formula="of:=[.G775]/36" office:value-type="float" office:value="10.9759212239583">
            <text:p>10.98</text:p>
          </table:table-cell>
          <table:table-cell table:formula="of:=[.E775]/(2*3.1415)" office:value-type="float" office:value="1.14008037561674">
            <text:p>1.14</text:p>
          </table:table-cell>
          <table:table-cell table:formula="of:=[.F775]*6.28/[.$K$1]" office:value-type="float" office:value="7.163125">
            <text:p>7.16</text:p>
          </table:table-cell>
          <table:table-cell office:value-type="float" office:value="3650">
            <text:p>3650.00</text:p>
          </table:table-cell>
          <table:table-cell table:formula="of:=[.G774]+[.H775]*0.1" office:value-type="float" office:value="395.1331640625">
            <text:p>395.13</text:p>
          </table:table-cell>
          <table:table-cell table:formula="of:=[.$H$5]+[.E775]*[.$I$5]/(2*3.14)" office:value-type="float" office:value="5.17109375">
            <text:p>5.17</text:p>
          </table:table-cell>
          <table:table-cell table:number-columns-repeated="3"/>
        </table:table-row>
        <table:table-row table:style-name="ro2">
          <table:table-cell table:formula="of:=6.28*[.B776]/3200" office:value-type="float" office:value="15.130875">
            <text:p>15.130875</text:p>
          </table:table-cell>
          <table:table-cell office:value-type="float" office:value="7710">
            <text:p>7710</text:p>
          </table:table-cell>
          <table:table-cell table:formula="of:=[.G776]/36" office:value-type="float" office:value="10.9902855034722">
            <text:p>10.99</text:p>
          </table:table-cell>
          <table:table-cell table:formula="of:=[.E776]/(2*3.1415)" office:value-type="float" office:value="1.14039272640458">
            <text:p>1.14</text:p>
          </table:table-cell>
          <table:table-cell table:formula="of:=[.F776]*6.28/[.$K$1]" office:value-type="float" office:value="7.1650875">
            <text:p>7.17</text:p>
          </table:table-cell>
          <table:table-cell office:value-type="float" office:value="3651">
            <text:p>3651.00</text:p>
          </table:table-cell>
          <table:table-cell table:formula="of:=[.G775]+[.H776]*0.1" office:value-type="float" office:value="395.650278125">
            <text:p>395.65</text:p>
          </table:table-cell>
          <table:table-cell table:formula="of:=[.$H$5]+[.E776]*[.$I$5]/(2*3.14)" office:value-type="float" office:value="5.171140625">
            <text:p>5.17</text:p>
          </table:table-cell>
          <table:table-cell table:number-columns-repeated="3"/>
        </table:table-row>
        <table:table-row table:style-name="ro2">
          <table:table-cell table:formula="of:=6.28*[.B777]/3200" office:value-type="float" office:value="15.1505">
            <text:p>15.1505</text:p>
          </table:table-cell>
          <table:table-cell office:value-type="float" office:value="7720">
            <text:p>7720</text:p>
          </table:table-cell>
          <table:table-cell table:formula="of:=[.G777]/36" office:value-type="float" office:value="11.0046499131944">
            <text:p>11.00</text:p>
          </table:table-cell>
          <table:table-cell table:formula="of:=[.E777]/(2*3.1415)" office:value-type="float" office:value="1.14070507719242">
            <text:p>1.14</text:p>
          </table:table-cell>
          <table:table-cell table:formula="of:=[.F777]*6.28/[.$K$1]" office:value-type="float" office:value="7.16705">
            <text:p>7.17</text:p>
          </table:table-cell>
          <table:table-cell office:value-type="float" office:value="3652">
            <text:p>3652.00</text:p>
          </table:table-cell>
          <table:table-cell table:formula="of:=[.G776]+[.H777]*0.1" office:value-type="float" office:value="396.167396875">
            <text:p>396.17</text:p>
          </table:table-cell>
          <table:table-cell table:formula="of:=[.$H$5]+[.E777]*[.$I$5]/(2*3.14)" office:value-type="float" office:value="5.1711875">
            <text:p>5.17</text:p>
          </table:table-cell>
          <table:table-cell table:number-columns-repeated="3"/>
        </table:table-row>
        <table:table-row table:style-name="ro2">
          <table:table-cell table:formula="of:=6.28*[.B778]/3200" office:value-type="float" office:value="15.170125">
            <text:p>15.170125</text:p>
          </table:table-cell>
          <table:table-cell office:value-type="float" office:value="7730">
            <text:p>7730</text:p>
          </table:table-cell>
          <table:table-cell table:formula="of:=[.G778]/36" office:value-type="float" office:value="11.019014453125">
            <text:p>11.02</text:p>
          </table:table-cell>
          <table:table-cell table:formula="of:=[.E778]/(2*3.1415)" office:value-type="float" office:value="1.14101742798026">
            <text:p>1.14</text:p>
          </table:table-cell>
          <table:table-cell table:formula="of:=[.F778]*6.28/[.$K$1]" office:value-type="float" office:value="7.1690125">
            <text:p>7.17</text:p>
          </table:table-cell>
          <table:table-cell office:value-type="float" office:value="3653">
            <text:p>3653.00</text:p>
          </table:table-cell>
          <table:table-cell table:formula="of:=[.G777]+[.H778]*0.1" office:value-type="float" office:value="396.6845203125">
            <text:p>396.68</text:p>
          </table:table-cell>
          <table:table-cell table:formula="of:=[.$H$5]+[.E778]*[.$I$5]/(2*3.14)" office:value-type="float" office:value="5.171234375">
            <text:p>5.17</text:p>
          </table:table-cell>
          <table:table-cell table:number-columns-repeated="3"/>
        </table:table-row>
        <table:table-row table:style-name="ro2">
          <table:table-cell table:formula="of:=6.28*[.B779]/3200" office:value-type="float" office:value="15.18975">
            <text:p>15.18975</text:p>
          </table:table-cell>
          <table:table-cell office:value-type="float" office:value="7740">
            <text:p>7740</text:p>
          </table:table-cell>
          <table:table-cell table:formula="of:=[.G779]/36" office:value-type="float" office:value="11.0333791232639">
            <text:p>11.03</text:p>
          </table:table-cell>
          <table:table-cell table:formula="of:=[.E779]/(2*3.1415)" office:value-type="float" office:value="1.1413297787681">
            <text:p>1.14</text:p>
          </table:table-cell>
          <table:table-cell table:formula="of:=[.F779]*6.28/[.$K$1]" office:value-type="float" office:value="7.170975">
            <text:p>7.17</text:p>
          </table:table-cell>
          <table:table-cell office:value-type="float" office:value="3654">
            <text:p>3654.00</text:p>
          </table:table-cell>
          <table:table-cell table:formula="of:=[.G778]+[.H779]*0.1" office:value-type="float" office:value="397.2016484375">
            <text:p>397.20</text:p>
          </table:table-cell>
          <table:table-cell table:formula="of:=[.$H$5]+[.E779]*[.$I$5]/(2*3.14)" office:value-type="float" office:value="5.17128125">
            <text:p>5.17</text:p>
          </table:table-cell>
          <table:table-cell table:number-columns-repeated="3"/>
        </table:table-row>
        <table:table-row table:style-name="ro2">
          <table:table-cell table:formula="of:=6.28*[.B780]/3200" office:value-type="float" office:value="15.209375">
            <text:p>15.209375</text:p>
          </table:table-cell>
          <table:table-cell office:value-type="float" office:value="7750">
            <text:p>7750</text:p>
          </table:table-cell>
          <table:table-cell table:formula="of:=[.G780]/36" office:value-type="float" office:value="11.0477439236111">
            <text:p>11.05</text:p>
          </table:table-cell>
          <table:table-cell table:formula="of:=[.E780]/(2*3.1415)" office:value-type="float" office:value="1.14164212955594">
            <text:p>1.14</text:p>
          </table:table-cell>
          <table:table-cell table:formula="of:=[.F780]*6.28/[.$K$1]" office:value-type="float" office:value="7.1729375">
            <text:p>7.17</text:p>
          </table:table-cell>
          <table:table-cell office:value-type="float" office:value="3655">
            <text:p>3655.00</text:p>
          </table:table-cell>
          <table:table-cell table:formula="of:=[.G779]+[.H780]*0.1" office:value-type="float" office:value="397.71878125">
            <text:p>397.72</text:p>
          </table:table-cell>
          <table:table-cell table:formula="of:=[.$H$5]+[.E780]*[.$I$5]/(2*3.14)" office:value-type="float" office:value="5.171328125">
            <text:p>5.17</text:p>
          </table:table-cell>
          <table:table-cell table:number-columns-repeated="3"/>
        </table:table-row>
        <table:table-row table:style-name="ro2">
          <table:table-cell table:formula="of:=6.28*[.B781]/3200" office:value-type="float" office:value="15.229">
            <text:p>15.229</text:p>
          </table:table-cell>
          <table:table-cell office:value-type="float" office:value="7760">
            <text:p>7760</text:p>
          </table:table-cell>
          <table:table-cell table:formula="of:=[.G781]/36" office:value-type="float" office:value="11.0621088541667">
            <text:p>11.06</text:p>
          </table:table-cell>
          <table:table-cell table:formula="of:=[.E781]/(2*3.1415)" office:value-type="float" office:value="1.14195448034378">
            <text:p>1.14</text:p>
          </table:table-cell>
          <table:table-cell table:formula="of:=[.F781]*6.28/[.$K$1]" office:value-type="float" office:value="7.1749">
            <text:p>7.17</text:p>
          </table:table-cell>
          <table:table-cell office:value-type="float" office:value="3656">
            <text:p>3656.00</text:p>
          </table:table-cell>
          <table:table-cell table:formula="of:=[.G780]+[.H781]*0.1" office:value-type="float" office:value="398.23591875">
            <text:p>398.24</text:p>
          </table:table-cell>
          <table:table-cell table:formula="of:=[.$H$5]+[.E781]*[.$I$5]/(2*3.14)" office:value-type="float" office:value="5.171375">
            <text:p>5.17</text:p>
          </table:table-cell>
          <table:table-cell table:number-columns-repeated="3"/>
        </table:table-row>
        <table:table-row table:style-name="ro2">
          <table:table-cell table:formula="of:=6.28*[.B782]/3200" office:value-type="float" office:value="15.248625">
            <text:p>15.248625</text:p>
          </table:table-cell>
          <table:table-cell office:value-type="float" office:value="7770">
            <text:p>7770</text:p>
          </table:table-cell>
          <table:table-cell table:formula="of:=[.G782]/36" office:value-type="float" office:value="11.0764739149306">
            <text:p>11.08</text:p>
          </table:table-cell>
          <table:table-cell table:formula="of:=[.E782]/(2*3.1415)" office:value-type="float" office:value="1.14226683113162">
            <text:p>1.14</text:p>
          </table:table-cell>
          <table:table-cell table:formula="of:=[.F782]*6.28/[.$K$1]" office:value-type="float" office:value="7.1768625">
            <text:p>7.18</text:p>
          </table:table-cell>
          <table:table-cell office:value-type="float" office:value="3657">
            <text:p>3657.00</text:p>
          </table:table-cell>
          <table:table-cell table:formula="of:=[.G781]+[.H782]*0.1" office:value-type="float" office:value="398.7530609375">
            <text:p>398.75</text:p>
          </table:table-cell>
          <table:table-cell table:formula="of:=[.$H$5]+[.E782]*[.$I$5]/(2*3.14)" office:value-type="float" office:value="5.171421875">
            <text:p>5.17</text:p>
          </table:table-cell>
          <table:table-cell table:number-columns-repeated="3"/>
        </table:table-row>
        <table:table-row table:style-name="ro2">
          <table:table-cell table:formula="of:=6.28*[.B783]/3200" office:value-type="float" office:value="15.26825">
            <text:p>15.26825</text:p>
          </table:table-cell>
          <table:table-cell office:value-type="float" office:value="7780">
            <text:p>7780</text:p>
          </table:table-cell>
          <table:table-cell table:formula="of:=[.G783]/36" office:value-type="float" office:value="11.0908391059028">
            <text:p>11.09</text:p>
          </table:table-cell>
          <table:table-cell table:formula="of:=[.E783]/(2*3.1415)" office:value-type="float" office:value="1.14257918191947">
            <text:p>1.14</text:p>
          </table:table-cell>
          <table:table-cell table:formula="of:=[.F783]*6.28/[.$K$1]" office:value-type="float" office:value="7.178825">
            <text:p>7.18</text:p>
          </table:table-cell>
          <table:table-cell office:value-type="float" office:value="3658">
            <text:p>3658.00</text:p>
          </table:table-cell>
          <table:table-cell table:formula="of:=[.G782]+[.H783]*0.1" office:value-type="float" office:value="399.2702078125">
            <text:p>399.27</text:p>
          </table:table-cell>
          <table:table-cell table:formula="of:=[.$H$5]+[.E783]*[.$I$5]/(2*3.14)" office:value-type="float" office:value="5.17146875">
            <text:p>5.17</text:p>
          </table:table-cell>
          <table:table-cell table:number-columns-repeated="3"/>
        </table:table-row>
        <table:table-row table:style-name="ro2">
          <table:table-cell table:formula="of:=6.28*[.B784]/3200" office:value-type="float" office:value="15.287875">
            <text:p>15.287875</text:p>
          </table:table-cell>
          <table:table-cell office:value-type="float" office:value="7790">
            <text:p>7790</text:p>
          </table:table-cell>
          <table:table-cell table:formula="of:=[.G784]/36" office:value-type="float" office:value="11.1052044270833">
            <text:p>11.11</text:p>
          </table:table-cell>
          <table:table-cell table:formula="of:=[.E784]/(2*3.1415)" office:value-type="float" office:value="1.14289153270731">
            <text:p>1.14</text:p>
          </table:table-cell>
          <table:table-cell table:formula="of:=[.F784]*6.28/[.$K$1]" office:value-type="float" office:value="7.1807875">
            <text:p>7.18</text:p>
          </table:table-cell>
          <table:table-cell office:value-type="float" office:value="3659">
            <text:p>3659.00</text:p>
          </table:table-cell>
          <table:table-cell table:formula="of:=[.G783]+[.H784]*0.1" office:value-type="float" office:value="399.787359375">
            <text:p>399.79</text:p>
          </table:table-cell>
          <table:table-cell table:formula="of:=[.$H$5]+[.E784]*[.$I$5]/(2*3.14)" office:value-type="float" office:value="5.171515625">
            <text:p>5.17</text:p>
          </table:table-cell>
          <table:table-cell table:number-columns-repeated="3"/>
        </table:table-row>
        <table:table-row table:style-name="ro2">
          <table:table-cell table:formula="of:=6.28*[.B785]/3200" office:value-type="float" office:value="15.3075">
            <text:p>15.3075</text:p>
          </table:table-cell>
          <table:table-cell office:value-type="float" office:value="7800">
            <text:p>7800</text:p>
          </table:table-cell>
          <table:table-cell table:formula="of:=[.G785]/36" office:value-type="float" office:value="11.1195698784722">
            <text:p>11.12</text:p>
          </table:table-cell>
          <table:table-cell table:formula="of:=[.E785]/(2*3.1415)" office:value-type="float" office:value="1.14320388349515">
            <text:p>1.14</text:p>
          </table:table-cell>
          <table:table-cell table:formula="of:=[.F785]*6.28/[.$K$1]" office:value-type="float" office:value="7.18275">
            <text:p>7.18</text:p>
          </table:table-cell>
          <table:table-cell office:value-type="float" office:value="3660">
            <text:p>3660.00</text:p>
          </table:table-cell>
          <table:table-cell table:formula="of:=[.G784]+[.H785]*0.1" office:value-type="float" office:value="400.304515625">
            <text:p>400.30</text:p>
          </table:table-cell>
          <table:table-cell table:formula="of:=[.$H$5]+[.E785]*[.$I$5]/(2*3.14)" office:value-type="float" office:value="5.1715625">
            <text:p>5.17</text:p>
          </table:table-cell>
          <table:table-cell table:number-columns-repeated="3"/>
        </table:table-row>
        <table:table-row table:style-name="ro2">
          <table:table-cell table:formula="of:=6.28*[.B786]/3200" office:value-type="float" office:value="15.327125">
            <text:p>15.327125</text:p>
          </table:table-cell>
          <table:table-cell office:value-type="float" office:value="7810">
            <text:p>7810</text:p>
          </table:table-cell>
          <table:table-cell table:formula="of:=[.G786]/36" office:value-type="float" office:value="11.1339354600694">
            <text:p>11.13</text:p>
          </table:table-cell>
          <table:table-cell table:formula="of:=[.E786]/(2*3.1415)" office:value-type="float" office:value="1.14351623428299">
            <text:p>1.14</text:p>
          </table:table-cell>
          <table:table-cell table:formula="of:=[.F786]*6.28/[.$K$1]" office:value-type="float" office:value="7.1847125">
            <text:p>7.18</text:p>
          </table:table-cell>
          <table:table-cell office:value-type="float" office:value="3661">
            <text:p>3661.00</text:p>
          </table:table-cell>
          <table:table-cell table:formula="of:=[.G785]+[.H786]*0.1" office:value-type="float" office:value="400.8216765625">
            <text:p>400.82</text:p>
          </table:table-cell>
          <table:table-cell table:formula="of:=[.$H$5]+[.E786]*[.$I$5]/(2*3.14)" office:value-type="float" office:value="5.171609375">
            <text:p>5.17</text:p>
          </table:table-cell>
          <table:table-cell table:number-columns-repeated="3"/>
        </table:table-row>
        <table:table-row table:style-name="ro2">
          <table:table-cell table:formula="of:=6.28*[.B787]/3200" office:value-type="float" office:value="15.34675">
            <text:p>15.34675</text:p>
          </table:table-cell>
          <table:table-cell office:value-type="float" office:value="7820">
            <text:p>7820</text:p>
          </table:table-cell>
          <table:table-cell table:formula="of:=[.G787]/36" office:value-type="float" office:value="11.148301171875">
            <text:p>11.15</text:p>
          </table:table-cell>
          <table:table-cell table:formula="of:=[.E787]/(2*3.1415)" office:value-type="float" office:value="1.14382858507083">
            <text:p>1.14</text:p>
          </table:table-cell>
          <table:table-cell table:formula="of:=[.F787]*6.28/[.$K$1]" office:value-type="float" office:value="7.186675">
            <text:p>7.19</text:p>
          </table:table-cell>
          <table:table-cell office:value-type="float" office:value="3662">
            <text:p>3662.00</text:p>
          </table:table-cell>
          <table:table-cell table:formula="of:=[.G786]+[.H787]*0.1" office:value-type="float" office:value="401.3388421875">
            <text:p>401.34</text:p>
          </table:table-cell>
          <table:table-cell table:formula="of:=[.$H$5]+[.E787]*[.$I$5]/(2*3.14)" office:value-type="float" office:value="5.17165625">
            <text:p>5.17</text:p>
          </table:table-cell>
          <table:table-cell table:number-columns-repeated="3"/>
        </table:table-row>
        <table:table-row table:style-name="ro2">
          <table:table-cell table:formula="of:=6.28*[.B788]/3200" office:value-type="float" office:value="15.366375">
            <text:p>15.366375</text:p>
          </table:table-cell>
          <table:table-cell office:value-type="float" office:value="7830">
            <text:p>7830</text:p>
          </table:table-cell>
          <table:table-cell table:formula="of:=[.G788]/36" office:value-type="float" office:value="11.1626670138889">
            <text:p>11.16</text:p>
          </table:table-cell>
          <table:table-cell table:formula="of:=[.E788]/(2*3.1415)" office:value-type="float" office:value="1.14414093585867">
            <text:p>1.14</text:p>
          </table:table-cell>
          <table:table-cell table:formula="of:=[.F788]*6.28/[.$K$1]" office:value-type="float" office:value="7.1886375">
            <text:p>7.19</text:p>
          </table:table-cell>
          <table:table-cell office:value-type="float" office:value="3663">
            <text:p>3663.00</text:p>
          </table:table-cell>
          <table:table-cell table:formula="of:=[.G787]+[.H788]*0.1" office:value-type="float" office:value="401.8560125">
            <text:p>401.86</text:p>
          </table:table-cell>
          <table:table-cell table:formula="of:=[.$H$5]+[.E788]*[.$I$5]/(2*3.14)" office:value-type="float" office:value="5.171703125">
            <text:p>5.17</text:p>
          </table:table-cell>
          <table:table-cell table:number-columns-repeated="3"/>
        </table:table-row>
        <table:table-row table:style-name="ro2">
          <table:table-cell table:formula="of:=6.28*[.B789]/3200" office:value-type="float" office:value="15.386">
            <text:p>15.386</text:p>
          </table:table-cell>
          <table:table-cell office:value-type="float" office:value="7840">
            <text:p>7840</text:p>
          </table:table-cell>
          <table:table-cell table:formula="of:=[.G789]/36" office:value-type="float" office:value="11.1770329861111">
            <text:p>11.18</text:p>
          </table:table-cell>
          <table:table-cell table:formula="of:=[.E789]/(2*3.1415)" office:value-type="float" office:value="1.14445328664651">
            <text:p>1.14</text:p>
          </table:table-cell>
          <table:table-cell table:formula="of:=[.F789]*6.28/[.$K$1]" office:value-type="float" office:value="7.1906">
            <text:p>7.19</text:p>
          </table:table-cell>
          <table:table-cell office:value-type="float" office:value="3664">
            <text:p>3664.00</text:p>
          </table:table-cell>
          <table:table-cell table:formula="of:=[.G788]+[.H789]*0.1" office:value-type="float" office:value="402.3731875">
            <text:p>402.37</text:p>
          </table:table-cell>
          <table:table-cell table:formula="of:=[.$H$5]+[.E789]*[.$I$5]/(2*3.14)" office:value-type="float" office:value="5.17175">
            <text:p>5.17</text:p>
          </table:table-cell>
          <table:table-cell table:number-columns-repeated="3"/>
        </table:table-row>
        <table:table-row table:style-name="ro2">
          <table:table-cell table:formula="of:=6.28*[.B790]/3200" office:value-type="float" office:value="15.405625">
            <text:p>15.405625</text:p>
          </table:table-cell>
          <table:table-cell office:value-type="float" office:value="7850">
            <text:p>7850</text:p>
          </table:table-cell>
          <table:table-cell table:formula="of:=[.G790]/36" office:value-type="float" office:value="11.1913990885417">
            <text:p>11.19</text:p>
          </table:table-cell>
          <table:table-cell table:formula="of:=[.E790]/(2*3.1415)" office:value-type="float" office:value="1.14476563743435">
            <text:p>1.14</text:p>
          </table:table-cell>
          <table:table-cell table:formula="of:=[.F790]*6.28/[.$K$1]" office:value-type="float" office:value="7.1925625">
            <text:p>7.19</text:p>
          </table:table-cell>
          <table:table-cell office:value-type="float" office:value="3665">
            <text:p>3665.00</text:p>
          </table:table-cell>
          <table:table-cell table:formula="of:=[.G789]+[.H790]*0.1" office:value-type="float" office:value="402.8903671875">
            <text:p>402.89</text:p>
          </table:table-cell>
          <table:table-cell table:formula="of:=[.$H$5]+[.E790]*[.$I$5]/(2*3.14)" office:value-type="float" office:value="5.171796875">
            <text:p>5.17</text:p>
          </table:table-cell>
          <table:table-cell table:number-columns-repeated="3"/>
        </table:table-row>
        <table:table-row table:style-name="ro2">
          <table:table-cell table:formula="of:=6.28*[.B791]/3200" office:value-type="float" office:value="15.42525">
            <text:p>15.42525</text:p>
          </table:table-cell>
          <table:table-cell office:value-type="float" office:value="7860">
            <text:p>7860</text:p>
          </table:table-cell>
          <table:table-cell table:formula="of:=[.G791]/36" office:value-type="float" office:value="11.2057653211806">
            <text:p>11.21</text:p>
          </table:table-cell>
          <table:table-cell table:formula="of:=[.E791]/(2*3.1415)" office:value-type="float" office:value="1.14507798822219">
            <text:p>1.15</text:p>
          </table:table-cell>
          <table:table-cell table:formula="of:=[.F791]*6.28/[.$K$1]" office:value-type="float" office:value="7.194525">
            <text:p>7.19</text:p>
          </table:table-cell>
          <table:table-cell office:value-type="float" office:value="3666">
            <text:p>3666.00</text:p>
          </table:table-cell>
          <table:table-cell table:formula="of:=[.G790]+[.H791]*0.1" office:value-type="float" office:value="403.4075515625">
            <text:p>403.41</text:p>
          </table:table-cell>
          <table:table-cell table:formula="of:=[.$H$5]+[.E791]*[.$I$5]/(2*3.14)" office:value-type="float" office:value="5.17184375">
            <text:p>5.17</text:p>
          </table:table-cell>
          <table:table-cell table:number-columns-repeated="3"/>
        </table:table-row>
        <table:table-row table:style-name="ro2">
          <table:table-cell table:formula="of:=6.28*[.B792]/3200" office:value-type="float" office:value="15.444875">
            <text:p>15.444875</text:p>
          </table:table-cell>
          <table:table-cell office:value-type="float" office:value="7870">
            <text:p>7870</text:p>
          </table:table-cell>
          <table:table-cell table:formula="of:=[.G792]/36" office:value-type="float" office:value="11.2201316840278">
            <text:p>11.22</text:p>
          </table:table-cell>
          <table:table-cell table:formula="of:=[.E792]/(2*3.1415)" office:value-type="float" office:value="1.14539033901003">
            <text:p>1.15</text:p>
          </table:table-cell>
          <table:table-cell table:formula="of:=[.F792]*6.28/[.$K$1]" office:value-type="float" office:value="7.1964875">
            <text:p>7.20</text:p>
          </table:table-cell>
          <table:table-cell office:value-type="float" office:value="3667">
            <text:p>3667.00</text:p>
          </table:table-cell>
          <table:table-cell table:formula="of:=[.G791]+[.H792]*0.1" office:value-type="float" office:value="403.924740625">
            <text:p>403.92</text:p>
          </table:table-cell>
          <table:table-cell table:formula="of:=[.$H$5]+[.E792]*[.$I$5]/(2*3.14)" office:value-type="float" office:value="5.171890625">
            <text:p>5.17</text:p>
          </table:table-cell>
          <table:table-cell table:number-columns-repeated="3"/>
        </table:table-row>
        <table:table-row table:style-name="ro2">
          <table:table-cell table:formula="of:=6.28*[.B793]/3200" office:value-type="float" office:value="15.4645">
            <text:p>15.4645</text:p>
          </table:table-cell>
          <table:table-cell office:value-type="float" office:value="7880">
            <text:p>7880</text:p>
          </table:table-cell>
          <table:table-cell table:formula="of:=[.G793]/36" office:value-type="float" office:value="11.2344981770833">
            <text:p>11.23</text:p>
          </table:table-cell>
          <table:table-cell table:formula="of:=[.E793]/(2*3.1415)" office:value-type="float" office:value="1.14570268979787">
            <text:p>1.15</text:p>
          </table:table-cell>
          <table:table-cell table:formula="of:=[.F793]*6.28/[.$K$1]" office:value-type="float" office:value="7.19845">
            <text:p>7.20</text:p>
          </table:table-cell>
          <table:table-cell office:value-type="float" office:value="3668">
            <text:p>3668.00</text:p>
          </table:table-cell>
          <table:table-cell table:formula="of:=[.G792]+[.H793]*0.1" office:value-type="float" office:value="404.441934375">
            <text:p>404.44</text:p>
          </table:table-cell>
          <table:table-cell table:formula="of:=[.$H$5]+[.E793]*[.$I$5]/(2*3.14)" office:value-type="float" office:value="5.1719375">
            <text:p>5.17</text:p>
          </table:table-cell>
          <table:table-cell table:number-columns-repeated="3"/>
        </table:table-row>
        <table:table-row table:style-name="ro2">
          <table:table-cell table:formula="of:=6.28*[.B794]/3200" office:value-type="float" office:value="15.484125">
            <text:p>15.484125</text:p>
          </table:table-cell>
          <table:table-cell office:value-type="float" office:value="7890">
            <text:p>7890</text:p>
          </table:table-cell>
          <table:table-cell table:formula="of:=[.G794]/36" office:value-type="float" office:value="11.2488648003472">
            <text:p>11.25</text:p>
          </table:table-cell>
          <table:table-cell table:formula="of:=[.E794]/(2*3.1415)" office:value-type="float" office:value="1.14601504058571">
            <text:p>1.15</text:p>
          </table:table-cell>
          <table:table-cell table:formula="of:=[.F794]*6.28/[.$K$1]" office:value-type="float" office:value="7.2004125">
            <text:p>7.20</text:p>
          </table:table-cell>
          <table:table-cell office:value-type="float" office:value="3669">
            <text:p>3669.00</text:p>
          </table:table-cell>
          <table:table-cell table:formula="of:=[.G793]+[.H794]*0.1" office:value-type="float" office:value="404.9591328125">
            <text:p>404.96</text:p>
          </table:table-cell>
          <table:table-cell table:formula="of:=[.$H$5]+[.E794]*[.$I$5]/(2*3.14)" office:value-type="float" office:value="5.171984375">
            <text:p>5.17</text:p>
          </table:table-cell>
          <table:table-cell table:number-columns-repeated="3"/>
        </table:table-row>
        <table:table-row table:style-name="ro2">
          <table:table-cell table:formula="of:=6.28*[.B795]/3200" office:value-type="float" office:value="15.50375">
            <text:p>15.50375</text:p>
          </table:table-cell>
          <table:table-cell office:value-type="float" office:value="7900">
            <text:p>7900</text:p>
          </table:table-cell>
          <table:table-cell table:formula="of:=[.G795]/36" office:value-type="float" office:value="11.2632315538194">
            <text:p>11.26</text:p>
          </table:table-cell>
          <table:table-cell table:formula="of:=[.E795]/(2*3.1415)" office:value-type="float" office:value="1.14632739137355">
            <text:p>1.15</text:p>
          </table:table-cell>
          <table:table-cell table:formula="of:=[.F795]*6.28/[.$K$1]" office:value-type="float" office:value="7.202375">
            <text:p>7.20</text:p>
          </table:table-cell>
          <table:table-cell office:value-type="float" office:value="3670">
            <text:p>3670.00</text:p>
          </table:table-cell>
          <table:table-cell table:formula="of:=[.G794]+[.H795]*0.1" office:value-type="float" office:value="405.4763359375">
            <text:p>405.48</text:p>
          </table:table-cell>
          <table:table-cell table:formula="of:=[.$H$5]+[.E795]*[.$I$5]/(2*3.14)" office:value-type="float" office:value="5.17203125">
            <text:p>5.17</text:p>
          </table:table-cell>
          <table:table-cell table:number-columns-repeated="3"/>
        </table:table-row>
        <table:table-row table:style-name="ro2">
          <table:table-cell table:formula="of:=6.28*[.B796]/3200" office:value-type="float" office:value="15.523375">
            <text:p>15.523375</text:p>
          </table:table-cell>
          <table:table-cell office:value-type="float" office:value="7910">
            <text:p>7910</text:p>
          </table:table-cell>
          <table:table-cell table:formula="of:=[.G796]/36" office:value-type="float" office:value="11.2775984375">
            <text:p>11.28</text:p>
          </table:table-cell>
          <table:table-cell table:formula="of:=[.E796]/(2*3.1415)" office:value-type="float" office:value="1.14663974216139">
            <text:p>1.15</text:p>
          </table:table-cell>
          <table:table-cell table:formula="of:=[.F796]*6.28/[.$K$1]" office:value-type="float" office:value="7.2043375">
            <text:p>7.20</text:p>
          </table:table-cell>
          <table:table-cell office:value-type="float" office:value="3671">
            <text:p>3671.00</text:p>
          </table:table-cell>
          <table:table-cell table:formula="of:=[.G795]+[.H796]*0.1" office:value-type="float" office:value="405.99354375">
            <text:p>405.99</text:p>
          </table:table-cell>
          <table:table-cell table:formula="of:=[.$H$5]+[.E796]*[.$I$5]/(2*3.14)" office:value-type="float" office:value="5.172078125">
            <text:p>5.17</text:p>
          </table:table-cell>
          <table:table-cell table:number-columns-repeated="3"/>
        </table:table-row>
        <table:table-row table:style-name="ro2">
          <table:table-cell table:formula="of:=6.28*[.B797]/3200" office:value-type="float" office:value="15.543">
            <text:p>15.543</text:p>
          </table:table-cell>
          <table:table-cell office:value-type="float" office:value="7920">
            <text:p>7920</text:p>
          </table:table-cell>
          <table:table-cell table:formula="of:=[.G797]/36" office:value-type="float" office:value="11.2919654513889">
            <text:p>11.29</text:p>
          </table:table-cell>
          <table:table-cell table:formula="of:=[.E797]/(2*3.1415)" office:value-type="float" office:value="1.14695209294923">
            <text:p>1.15</text:p>
          </table:table-cell>
          <table:table-cell table:formula="of:=[.F797]*6.28/[.$K$1]" office:value-type="float" office:value="7.2063">
            <text:p>7.21</text:p>
          </table:table-cell>
          <table:table-cell office:value-type="float" office:value="3672">
            <text:p>3672.00</text:p>
          </table:table-cell>
          <table:table-cell table:formula="of:=[.G796]+[.H797]*0.1" office:value-type="float" office:value="406.51075625">
            <text:p>406.51</text:p>
          </table:table-cell>
          <table:table-cell table:formula="of:=[.$H$5]+[.E797]*[.$I$5]/(2*3.14)" office:value-type="float" office:value="5.172125">
            <text:p>5.17</text:p>
          </table:table-cell>
          <table:table-cell table:number-columns-repeated="3"/>
        </table:table-row>
        <table:table-row table:style-name="ro2">
          <table:table-cell table:formula="of:=6.28*[.B798]/3200" office:value-type="float" office:value="15.562625">
            <text:p>15.562625</text:p>
          </table:table-cell>
          <table:table-cell office:value-type="float" office:value="7930">
            <text:p>7930</text:p>
          </table:table-cell>
          <table:table-cell table:formula="of:=[.G798]/36" office:value-type="float" office:value="11.3063325954861">
            <text:p>11.31</text:p>
          </table:table-cell>
          <table:table-cell table:formula="of:=[.E798]/(2*3.1415)" office:value-type="float" office:value="1.14726444373707">
            <text:p>1.15</text:p>
          </table:table-cell>
          <table:table-cell table:formula="of:=[.F798]*6.28/[.$K$1]" office:value-type="float" office:value="7.2082625">
            <text:p>7.21</text:p>
          </table:table-cell>
          <table:table-cell office:value-type="float" office:value="3673">
            <text:p>3673.00</text:p>
          </table:table-cell>
          <table:table-cell table:formula="of:=[.G797]+[.H798]*0.1" office:value-type="float" office:value="407.0279734375">
            <text:p>407.03</text:p>
          </table:table-cell>
          <table:table-cell table:formula="of:=[.$H$5]+[.E798]*[.$I$5]/(2*3.14)" office:value-type="float" office:value="5.172171875">
            <text:p>5.17</text:p>
          </table:table-cell>
          <table:table-cell table:number-columns-repeated="3"/>
        </table:table-row>
        <table:table-row table:style-name="ro2">
          <table:table-cell table:formula="of:=6.28*[.B799]/3200" office:value-type="float" office:value="15.58225">
            <text:p>15.58225</text:p>
          </table:table-cell>
          <table:table-cell office:value-type="float" office:value="7940">
            <text:p>7940</text:p>
          </table:table-cell>
          <table:table-cell table:formula="of:=[.G799]/36" office:value-type="float" office:value="11.3206998697917">
            <text:p>11.32</text:p>
          </table:table-cell>
          <table:table-cell table:formula="of:=[.E799]/(2*3.1415)" office:value-type="float" office:value="1.14757679452491">
            <text:p>1.15</text:p>
          </table:table-cell>
          <table:table-cell table:formula="of:=[.F799]*6.28/[.$K$1]" office:value-type="float" office:value="7.210225">
            <text:p>7.21</text:p>
          </table:table-cell>
          <table:table-cell office:value-type="float" office:value="3674">
            <text:p>3674.00</text:p>
          </table:table-cell>
          <table:table-cell table:formula="of:=[.G798]+[.H799]*0.1" office:value-type="float" office:value="407.5451953125">
            <text:p>407.55</text:p>
          </table:table-cell>
          <table:table-cell table:formula="of:=[.$H$5]+[.E799]*[.$I$5]/(2*3.14)" office:value-type="float" office:value="5.17221875">
            <text:p>5.17</text:p>
          </table:table-cell>
          <table:table-cell table:number-columns-repeated="3"/>
        </table:table-row>
        <table:table-row table:style-name="ro2">
          <table:table-cell table:formula="of:=6.28*[.B800]/3200" office:value-type="float" office:value="15.601875">
            <text:p>15.601875</text:p>
          </table:table-cell>
          <table:table-cell office:value-type="float" office:value="7950">
            <text:p>7950</text:p>
          </table:table-cell>
          <table:table-cell table:formula="of:=[.G800]/36" office:value-type="float" office:value="11.3350672743056">
            <text:p>11.34</text:p>
          </table:table-cell>
          <table:table-cell table:formula="of:=[.E800]/(2*3.1415)" office:value-type="float" office:value="1.14788914531275">
            <text:p>1.15</text:p>
          </table:table-cell>
          <table:table-cell table:formula="of:=[.F800]*6.28/[.$K$1]" office:value-type="float" office:value="7.2121875">
            <text:p>7.21</text:p>
          </table:table-cell>
          <table:table-cell office:value-type="float" office:value="3675">
            <text:p>3675.00</text:p>
          </table:table-cell>
          <table:table-cell table:formula="of:=[.G799]+[.H800]*0.1" office:value-type="float" office:value="408.062421875">
            <text:p>408.06</text:p>
          </table:table-cell>
          <table:table-cell table:formula="of:=[.$H$5]+[.E800]*[.$I$5]/(2*3.14)" office:value-type="float" office:value="5.172265625">
            <text:p>5.17</text:p>
          </table:table-cell>
          <table:table-cell table:number-columns-repeated="3"/>
        </table:table-row>
        <table:table-row table:style-name="ro2">
          <table:table-cell table:formula="of:=6.28*[.B801]/3200" office:value-type="float" office:value="15.6215">
            <text:p>15.6215</text:p>
          </table:table-cell>
          <table:table-cell office:value-type="float" office:value="7960">
            <text:p>7960</text:p>
          </table:table-cell>
          <table:table-cell table:formula="of:=[.G801]/36" office:value-type="float" office:value="11.3494348090278">
            <text:p>11.35</text:p>
          </table:table-cell>
          <table:table-cell table:formula="of:=[.E801]/(2*3.1415)" office:value-type="float" office:value="1.14820149610059">
            <text:p>1.15</text:p>
          </table:table-cell>
          <table:table-cell table:formula="of:=[.F801]*6.28/[.$K$1]" office:value-type="float" office:value="7.21415">
            <text:p>7.21</text:p>
          </table:table-cell>
          <table:table-cell office:value-type="float" office:value="3676">
            <text:p>3676.00</text:p>
          </table:table-cell>
          <table:table-cell table:formula="of:=[.G800]+[.H801]*0.1" office:value-type="float" office:value="408.579653125">
            <text:p>408.58</text:p>
          </table:table-cell>
          <table:table-cell table:formula="of:=[.$H$5]+[.E801]*[.$I$5]/(2*3.14)" office:value-type="float" office:value="5.1723125">
            <text:p>5.17</text:p>
          </table:table-cell>
          <table:table-cell table:number-columns-repeated="3"/>
        </table:table-row>
        <table:table-row table:style-name="ro2">
          <table:table-cell table:formula="of:=6.28*[.B802]/3200" office:value-type="float" office:value="15.641125">
            <text:p>15.641125</text:p>
          </table:table-cell>
          <table:table-cell office:value-type="float" office:value="7970">
            <text:p>7970</text:p>
          </table:table-cell>
          <table:table-cell table:formula="of:=[.G802]/36" office:value-type="float" office:value="11.3638024739583">
            <text:p>11.36</text:p>
          </table:table-cell>
          <table:table-cell table:formula="of:=[.E802]/(2*3.1415)" office:value-type="float" office:value="1.14851384688843">
            <text:p>1.15</text:p>
          </table:table-cell>
          <table:table-cell table:formula="of:=[.F802]*6.28/[.$K$1]" office:value-type="float" office:value="7.2161125">
            <text:p>7.22</text:p>
          </table:table-cell>
          <table:table-cell office:value-type="float" office:value="3677">
            <text:p>3677.00</text:p>
          </table:table-cell>
          <table:table-cell table:formula="of:=[.G801]+[.H802]*0.1" office:value-type="float" office:value="409.0968890625">
            <text:p>409.10</text:p>
          </table:table-cell>
          <table:table-cell table:formula="of:=[.$H$5]+[.E802]*[.$I$5]/(2*3.14)" office:value-type="float" office:value="5.172359375">
            <text:p>5.17</text:p>
          </table:table-cell>
          <table:table-cell table:number-columns-repeated="3"/>
        </table:table-row>
        <table:table-row table:style-name="ro2">
          <table:table-cell table:formula="of:=6.28*[.B803]/3200" office:value-type="float" office:value="15.66075">
            <text:p>15.66075</text:p>
          </table:table-cell>
          <table:table-cell office:value-type="float" office:value="7980">
            <text:p>7980</text:p>
          </table:table-cell>
          <table:table-cell table:formula="of:=[.G803]/36" office:value-type="float" office:value="11.3781702690972">
            <text:p>11.38</text:p>
          </table:table-cell>
          <table:table-cell table:formula="of:=[.E803]/(2*3.1415)" office:value-type="float" office:value="1.14882619767627">
            <text:p>1.15</text:p>
          </table:table-cell>
          <table:table-cell table:formula="of:=[.F803]*6.28/[.$K$1]" office:value-type="float" office:value="7.218075">
            <text:p>7.22</text:p>
          </table:table-cell>
          <table:table-cell office:value-type="float" office:value="3678">
            <text:p>3678.00</text:p>
          </table:table-cell>
          <table:table-cell table:formula="of:=[.G802]+[.H803]*0.1" office:value-type="float" office:value="409.6141296875">
            <text:p>409.61</text:p>
          </table:table-cell>
          <table:table-cell table:formula="of:=[.$H$5]+[.E803]*[.$I$5]/(2*3.14)" office:value-type="float" office:value="5.17240625">
            <text:p>5.17</text:p>
          </table:table-cell>
          <table:table-cell table:number-columns-repeated="3"/>
        </table:table-row>
        <table:table-row table:style-name="ro2">
          <table:table-cell table:formula="of:=6.28*[.B804]/3200" office:value-type="float" office:value="15.680375">
            <text:p>15.680375</text:p>
          </table:table-cell>
          <table:table-cell office:value-type="float" office:value="7990">
            <text:p>7990</text:p>
          </table:table-cell>
          <table:table-cell table:formula="of:=[.G804]/36" office:value-type="float" office:value="11.3925381944444">
            <text:p>11.39</text:p>
          </table:table-cell>
          <table:table-cell table:formula="of:=[.E804]/(2*3.1415)" office:value-type="float" office:value="1.14913854846411">
            <text:p>1.15</text:p>
          </table:table-cell>
          <table:table-cell table:formula="of:=[.F804]*6.28/[.$K$1]" office:value-type="float" office:value="7.2200375">
            <text:p>7.22</text:p>
          </table:table-cell>
          <table:table-cell office:value-type="float" office:value="3679">
            <text:p>3679.00</text:p>
          </table:table-cell>
          <table:table-cell table:formula="of:=[.G803]+[.H804]*0.1" office:value-type="float" office:value="410.131375">
            <text:p>410.13</text:p>
          </table:table-cell>
          <table:table-cell table:formula="of:=[.$H$5]+[.E804]*[.$I$5]/(2*3.14)" office:value-type="float" office:value="5.172453125">
            <text:p>5.17</text:p>
          </table:table-cell>
          <table:table-cell table:number-columns-repeated="3"/>
        </table:table-row>
        <table:table-row table:style-name="ro2">
          <table:table-cell table:formula="of:=6.28*[.B805]/3200" office:value-type="float" office:value="15.7">
            <text:p>15.7</text:p>
          </table:table-cell>
          <table:table-cell office:value-type="float" office:value="8000">
            <text:p>8000</text:p>
          </table:table-cell>
          <table:table-cell table:formula="of:=[.G805]/36" office:value-type="float" office:value="11.40690625">
            <text:p>11.41</text:p>
          </table:table-cell>
          <table:table-cell table:formula="of:=[.E805]/(2*3.1415)" office:value-type="float" office:value="1.14945089925195">
            <text:p>1.15</text:p>
          </table:table-cell>
          <table:table-cell table:formula="of:=[.F805]*6.28/[.$K$1]" office:value-type="float" office:value="7.222">
            <text:p>7.22</text:p>
          </table:table-cell>
          <table:table-cell office:value-type="float" office:value="3680">
            <text:p>3680.00</text:p>
          </table:table-cell>
          <table:table-cell table:formula="of:=[.G804]+[.H805]*0.1" office:value-type="float" office:value="410.648625">
            <text:p>410.65</text:p>
          </table:table-cell>
          <table:table-cell table:formula="of:=[.$H$5]+[.E805]*[.$I$5]/(2*3.14)" office:value-type="float" office:value="5.1725">
            <text:p>5.17</text:p>
          </table:table-cell>
          <table:table-cell table:number-columns-repeated="3"/>
        </table:table-row>
        <table:table-row table:style-name="ro2">
          <table:table-cell table:formula="of:=6.28*[.B806]/3200" office:value-type="float" office:value="15.719625">
            <text:p>15.719625</text:p>
          </table:table-cell>
          <table:table-cell office:value-type="float" office:value="8010">
            <text:p>8010</text:p>
          </table:table-cell>
          <table:table-cell table:formula="of:=[.G806]/36" office:value-type="float" office:value="11.4212744357639">
            <text:p>11.42</text:p>
          </table:table-cell>
          <table:table-cell table:formula="of:=[.E806]/(2*3.1415)" office:value-type="float" office:value="1.14976325003979">
            <text:p>1.15</text:p>
          </table:table-cell>
          <table:table-cell table:formula="of:=[.F806]*6.28/[.$K$1]" office:value-type="float" office:value="7.2239625">
            <text:p>7.22</text:p>
          </table:table-cell>
          <table:table-cell office:value-type="float" office:value="3681">
            <text:p>3681.00</text:p>
          </table:table-cell>
          <table:table-cell table:formula="of:=[.G805]+[.H806]*0.1" office:value-type="float" office:value="411.1658796875">
            <text:p>411.17</text:p>
          </table:table-cell>
          <table:table-cell table:formula="of:=[.$H$5]+[.E806]*[.$I$5]/(2*3.14)" office:value-type="float" office:value="5.172546875">
            <text:p>5.17</text:p>
          </table:table-cell>
          <table:table-cell table:number-columns-repeated="3"/>
        </table:table-row>
        <table:table-row table:style-name="ro2">
          <table:table-cell table:formula="of:=6.28*[.B807]/3200" office:value-type="float" office:value="15.73925">
            <text:p>15.73925</text:p>
          </table:table-cell>
          <table:table-cell office:value-type="float" office:value="8020">
            <text:p>8020</text:p>
          </table:table-cell>
          <table:table-cell table:formula="of:=[.G807]/36" office:value-type="float" office:value="11.4356427517361">
            <text:p>11.44</text:p>
          </table:table-cell>
          <table:table-cell table:formula="of:=[.E807]/(2*3.1415)" office:value-type="float" office:value="1.15007560082763">
            <text:p>1.15</text:p>
          </table:table-cell>
          <table:table-cell table:formula="of:=[.F807]*6.28/[.$K$1]" office:value-type="float" office:value="7.225925">
            <text:p>7.23</text:p>
          </table:table-cell>
          <table:table-cell office:value-type="float" office:value="3682">
            <text:p>3682.00</text:p>
          </table:table-cell>
          <table:table-cell table:formula="of:=[.G806]+[.H807]*0.1" office:value-type="float" office:value="411.6831390625">
            <text:p>411.68</text:p>
          </table:table-cell>
          <table:table-cell table:formula="of:=[.$H$5]+[.E807]*[.$I$5]/(2*3.14)" office:value-type="float" office:value="5.17259375">
            <text:p>5.17</text:p>
          </table:table-cell>
          <table:table-cell table:number-columns-repeated="3"/>
        </table:table-row>
        <table:table-row table:style-name="ro2">
          <table:table-cell table:formula="of:=6.28*[.B808]/3200" office:value-type="float" office:value="15.758875">
            <text:p>15.758875</text:p>
          </table:table-cell>
          <table:table-cell office:value-type="float" office:value="8030">
            <text:p>8030</text:p>
          </table:table-cell>
          <table:table-cell table:formula="of:=[.G808]/36" office:value-type="float" office:value="11.4500111979167">
            <text:p>11.45</text:p>
          </table:table-cell>
          <table:table-cell table:formula="of:=[.E808]/(2*3.1415)" office:value-type="float" office:value="1.15038795161547">
            <text:p>1.15</text:p>
          </table:table-cell>
          <table:table-cell table:formula="of:=[.F808]*6.28/[.$K$1]" office:value-type="float" office:value="7.2278875">
            <text:p>7.23</text:p>
          </table:table-cell>
          <table:table-cell office:value-type="float" office:value="3683">
            <text:p>3683.00</text:p>
          </table:table-cell>
          <table:table-cell table:formula="of:=[.G807]+[.H808]*0.1" office:value-type="float" office:value="412.200403125">
            <text:p>412.20</text:p>
          </table:table-cell>
          <table:table-cell table:formula="of:=[.$H$5]+[.E808]*[.$I$5]/(2*3.14)" office:value-type="float" office:value="5.172640625">
            <text:p>5.17</text:p>
          </table:table-cell>
          <table:table-cell table:number-columns-repeated="3"/>
        </table:table-row>
        <table:table-row table:style-name="ro2">
          <table:table-cell table:formula="of:=6.28*[.B809]/3200" office:value-type="float" office:value="15.7785">
            <text:p>15.7785</text:p>
          </table:table-cell>
          <table:table-cell office:value-type="float" office:value="8040">
            <text:p>8040</text:p>
          </table:table-cell>
          <table:table-cell table:formula="of:=[.G809]/36" office:value-type="float" office:value="11.4643797743056">
            <text:p>11.46</text:p>
          </table:table-cell>
          <table:table-cell table:formula="of:=[.E809]/(2*3.1415)" office:value-type="float" office:value="1.15070030240331">
            <text:p>1.15</text:p>
          </table:table-cell>
          <table:table-cell table:formula="of:=[.F809]*6.28/[.$K$1]" office:value-type="float" office:value="7.22985">
            <text:p>7.23</text:p>
          </table:table-cell>
          <table:table-cell office:value-type="float" office:value="3684">
            <text:p>3684.00</text:p>
          </table:table-cell>
          <table:table-cell table:formula="of:=[.G808]+[.H809]*0.1" office:value-type="float" office:value="412.717671875">
            <text:p>412.72</text:p>
          </table:table-cell>
          <table:table-cell table:formula="of:=[.$H$5]+[.E809]*[.$I$5]/(2*3.14)" office:value-type="float" office:value="5.1726875">
            <text:p>5.17</text:p>
          </table:table-cell>
          <table:table-cell table:number-columns-repeated="3"/>
        </table:table-row>
        <table:table-row table:style-name="ro2">
          <table:table-cell table:formula="of:=6.28*[.B810]/3200" office:value-type="float" office:value="15.798125">
            <text:p>15.798125</text:p>
          </table:table-cell>
          <table:table-cell office:value-type="float" office:value="8050">
            <text:p>8050</text:p>
          </table:table-cell>
          <table:table-cell table:formula="of:=[.G810]/36" office:value-type="float" office:value="11.4787484809028">
            <text:p>11.48</text:p>
          </table:table-cell>
          <table:table-cell table:formula="of:=[.E810]/(2*3.1415)" office:value-type="float" office:value="1.15101265319115">
            <text:p>1.15</text:p>
          </table:table-cell>
          <table:table-cell table:formula="of:=[.F810]*6.28/[.$K$1]" office:value-type="float" office:value="7.2318125">
            <text:p>7.23</text:p>
          </table:table-cell>
          <table:table-cell office:value-type="float" office:value="3685">
            <text:p>3685.00</text:p>
          </table:table-cell>
          <table:table-cell table:formula="of:=[.G809]+[.H810]*0.1" office:value-type="float" office:value="413.2349453125">
            <text:p>413.23</text:p>
          </table:table-cell>
          <table:table-cell table:formula="of:=[.$H$5]+[.E810]*[.$I$5]/(2*3.14)" office:value-type="float" office:value="5.172734375">
            <text:p>5.17</text:p>
          </table:table-cell>
          <table:table-cell table:number-columns-repeated="3"/>
        </table:table-row>
        <table:table-row table:style-name="ro2">
          <table:table-cell table:formula="of:=6.28*[.B811]/3200" office:value-type="float" office:value="15.81775">
            <text:p>15.81775</text:p>
          </table:table-cell>
          <table:table-cell office:value-type="float" office:value="8060">
            <text:p>8060</text:p>
          </table:table-cell>
          <table:table-cell table:formula="of:=[.G811]/36" office:value-type="float" office:value="11.4931173177083">
            <text:p>11.49</text:p>
          </table:table-cell>
          <table:table-cell table:formula="of:=[.E811]/(2*3.1415)" office:value-type="float" office:value="1.15132500397899">
            <text:p>1.15</text:p>
          </table:table-cell>
          <table:table-cell table:formula="of:=[.F811]*6.28/[.$K$1]" office:value-type="float" office:value="7.233775">
            <text:p>7.23</text:p>
          </table:table-cell>
          <table:table-cell office:value-type="float" office:value="3686">
            <text:p>3686.00</text:p>
          </table:table-cell>
          <table:table-cell table:formula="of:=[.G810]+[.H811]*0.1" office:value-type="float" office:value="413.7522234375">
            <text:p>413.75</text:p>
          </table:table-cell>
          <table:table-cell table:formula="of:=[.$H$5]+[.E811]*[.$I$5]/(2*3.14)" office:value-type="float" office:value="5.17278125">
            <text:p>5.17</text:p>
          </table:table-cell>
          <table:table-cell table:number-columns-repeated="3"/>
        </table:table-row>
        <table:table-row table:style-name="ro2">
          <table:table-cell table:formula="of:=6.28*[.B812]/3200" office:value-type="float" office:value="15.837375">
            <text:p>15.837375</text:p>
          </table:table-cell>
          <table:table-cell office:value-type="float" office:value="8070">
            <text:p>8070</text:p>
          </table:table-cell>
          <table:table-cell table:formula="of:=[.G812]/36" office:value-type="float" office:value="11.5074862847222">
            <text:p>11.51</text:p>
          </table:table-cell>
          <table:table-cell table:formula="of:=[.E812]/(2*3.1415)" office:value-type="float" office:value="1.15163735476683">
            <text:p>1.15</text:p>
          </table:table-cell>
          <table:table-cell table:formula="of:=[.F812]*6.28/[.$K$1]" office:value-type="float" office:value="7.2357375">
            <text:p>7.24</text:p>
          </table:table-cell>
          <table:table-cell office:value-type="float" office:value="3687">
            <text:p>3687.00</text:p>
          </table:table-cell>
          <table:table-cell table:formula="of:=[.G811]+[.H812]*0.1" office:value-type="float" office:value="414.26950625">
            <text:p>414.27</text:p>
          </table:table-cell>
          <table:table-cell table:formula="of:=[.$H$5]+[.E812]*[.$I$5]/(2*3.14)" office:value-type="float" office:value="5.172828125">
            <text:p>5.17</text:p>
          </table:table-cell>
          <table:table-cell table:number-columns-repeated="3"/>
        </table:table-row>
        <table:table-row table:style-name="ro2">
          <table:table-cell table:formula="of:=6.28*[.B813]/3200" office:value-type="float" office:value="15.857">
            <text:p>15.857</text:p>
          </table:table-cell>
          <table:table-cell office:value-type="float" office:value="8080">
            <text:p>8080</text:p>
          </table:table-cell>
          <table:table-cell table:formula="of:=[.G813]/36" office:value-type="float" office:value="11.5218553819445">
            <text:p>11.52</text:p>
          </table:table-cell>
          <table:table-cell table:formula="of:=[.E813]/(2*3.1415)" office:value-type="float" office:value="1.15194970555467">
            <text:p>1.15</text:p>
          </table:table-cell>
          <table:table-cell table:formula="of:=[.F813]*6.28/[.$K$1]" office:value-type="float" office:value="7.2377">
            <text:p>7.24</text:p>
          </table:table-cell>
          <table:table-cell office:value-type="float" office:value="3688">
            <text:p>3688.00</text:p>
          </table:table-cell>
          <table:table-cell table:formula="of:=[.G812]+[.H813]*0.1" office:value-type="float" office:value="414.78679375">
            <text:p>414.79</text:p>
          </table:table-cell>
          <table:table-cell table:formula="of:=[.$H$5]+[.E813]*[.$I$5]/(2*3.14)" office:value-type="float" office:value="5.172875">
            <text:p>5.17</text:p>
          </table:table-cell>
          <table:table-cell table:number-columns-repeated="3"/>
        </table:table-row>
        <table:table-row table:style-name="ro2">
          <table:table-cell table:formula="of:=6.28*[.B814]/3200" office:value-type="float" office:value="15.876625">
            <text:p>15.876625</text:p>
          </table:table-cell>
          <table:table-cell office:value-type="float" office:value="8090">
            <text:p>8090</text:p>
          </table:table-cell>
          <table:table-cell table:formula="of:=[.G814]/36" office:value-type="float" office:value="11.536224609375">
            <text:p>11.54</text:p>
          </table:table-cell>
          <table:table-cell table:formula="of:=[.E814]/(2*3.1415)" office:value-type="float" office:value="1.15226205634251">
            <text:p>1.15</text:p>
          </table:table-cell>
          <table:table-cell table:formula="of:=[.F814]*6.28/[.$K$1]" office:value-type="float" office:value="7.2396625">
            <text:p>7.24</text:p>
          </table:table-cell>
          <table:table-cell office:value-type="float" office:value="3689">
            <text:p>3689.00</text:p>
          </table:table-cell>
          <table:table-cell table:formula="of:=[.G813]+[.H814]*0.1" office:value-type="float" office:value="415.3040859375">
            <text:p>415.30</text:p>
          </table:table-cell>
          <table:table-cell table:formula="of:=[.$H$5]+[.E814]*[.$I$5]/(2*3.14)" office:value-type="float" office:value="5.172921875">
            <text:p>5.17</text:p>
          </table:table-cell>
          <table:table-cell table:number-columns-repeated="3"/>
        </table:table-row>
        <table:table-row table:style-name="ro2">
          <table:table-cell table:formula="of:=6.28*[.B815]/3200" office:value-type="float" office:value="15.89625">
            <text:p>15.89625</text:p>
          </table:table-cell>
          <table:table-cell office:value-type="float" office:value="8100">
            <text:p>8100</text:p>
          </table:table-cell>
          <table:table-cell table:formula="of:=[.G815]/36" office:value-type="float" office:value="11.5505939670139">
            <text:p>11.55</text:p>
          </table:table-cell>
          <table:table-cell table:formula="of:=[.E815]/(2*3.1415)" office:value-type="float" office:value="1.15257440713035">
            <text:p>1.15</text:p>
          </table:table-cell>
          <table:table-cell table:formula="of:=[.F815]*6.28/[.$K$1]" office:value-type="float" office:value="7.241625">
            <text:p>7.24</text:p>
          </table:table-cell>
          <table:table-cell office:value-type="float" office:value="3690">
            <text:p>3690.00</text:p>
          </table:table-cell>
          <table:table-cell table:formula="of:=[.G814]+[.H815]*0.1" office:value-type="float" office:value="415.8213828125">
            <text:p>415.82</text:p>
          </table:table-cell>
          <table:table-cell table:formula="of:=[.$H$5]+[.E815]*[.$I$5]/(2*3.14)" office:value-type="float" office:value="5.17296875">
            <text:p>5.17</text:p>
          </table:table-cell>
          <table:table-cell table:number-columns-repeated="3"/>
        </table:table-row>
        <table:table-row table:style-name="ro2">
          <table:table-cell table:formula="of:=6.28*[.B816]/3200" office:value-type="float" office:value="15.915875">
            <text:p>15.915875</text:p>
          </table:table-cell>
          <table:table-cell office:value-type="float" office:value="8110">
            <text:p>8110</text:p>
          </table:table-cell>
          <table:table-cell table:formula="of:=[.G816]/36" office:value-type="float" office:value="11.5649634548611">
            <text:p>11.56</text:p>
          </table:table-cell>
          <table:table-cell table:formula="of:=[.E816]/(2*3.1415)" office:value-type="float" office:value="1.15288675791819">
            <text:p>1.15</text:p>
          </table:table-cell>
          <table:table-cell table:formula="of:=[.F816]*6.28/[.$K$1]" office:value-type="float" office:value="7.2435875">
            <text:p>7.24</text:p>
          </table:table-cell>
          <table:table-cell office:value-type="float" office:value="3691">
            <text:p>3691.00</text:p>
          </table:table-cell>
          <table:table-cell table:formula="of:=[.G815]+[.H816]*0.1" office:value-type="float" office:value="416.338684375">
            <text:p>416.34</text:p>
          </table:table-cell>
          <table:table-cell table:formula="of:=[.$H$5]+[.E816]*[.$I$5]/(2*3.14)" office:value-type="float" office:value="5.173015625">
            <text:p>5.17</text:p>
          </table:table-cell>
          <table:table-cell table:number-columns-repeated="3"/>
        </table:table-row>
        <table:table-row table:style-name="ro2">
          <table:table-cell table:formula="of:=6.28*[.B817]/3200" office:value-type="float" office:value="15.9355">
            <text:p>15.9355</text:p>
          </table:table-cell>
          <table:table-cell office:value-type="float" office:value="8120">
            <text:p>8120</text:p>
          </table:table-cell>
          <table:table-cell table:formula="of:=[.G817]/36" office:value-type="float" office:value="11.5793330729167">
            <text:p>11.58</text:p>
          </table:table-cell>
          <table:table-cell table:formula="of:=[.E817]/(2*3.1415)" office:value-type="float" office:value="1.15319910870603">
            <text:p>1.15</text:p>
          </table:table-cell>
          <table:table-cell table:formula="of:=[.F817]*6.28/[.$K$1]" office:value-type="float" office:value="7.24555">
            <text:p>7.25</text:p>
          </table:table-cell>
          <table:table-cell office:value-type="float" office:value="3692">
            <text:p>3692.00</text:p>
          </table:table-cell>
          <table:table-cell table:formula="of:=[.G816]+[.H817]*0.1" office:value-type="float" office:value="416.855990625">
            <text:p>416.86</text:p>
          </table:table-cell>
          <table:table-cell table:formula="of:=[.$H$5]+[.E817]*[.$I$5]/(2*3.14)" office:value-type="float" office:value="5.1730625">
            <text:p>5.17</text:p>
          </table:table-cell>
          <table:table-cell table:number-columns-repeated="3"/>
        </table:table-row>
        <table:table-row table:style-name="ro2">
          <table:table-cell table:formula="of:=6.28*[.B818]/3200" office:value-type="float" office:value="15.955125">
            <text:p>15.955125</text:p>
          </table:table-cell>
          <table:table-cell office:value-type="float" office:value="8130">
            <text:p>8130</text:p>
          </table:table-cell>
          <table:table-cell table:formula="of:=[.G818]/36" office:value-type="float" office:value="11.5937028211806">
            <text:p>11.59</text:p>
          </table:table-cell>
          <table:table-cell table:formula="of:=[.E818]/(2*3.1415)" office:value-type="float" office:value="1.15351145949387">
            <text:p>1.15</text:p>
          </table:table-cell>
          <table:table-cell table:formula="of:=[.F818]*6.28/[.$K$1]" office:value-type="float" office:value="7.2475125">
            <text:p>7.25</text:p>
          </table:table-cell>
          <table:table-cell office:value-type="float" office:value="3693">
            <text:p>3693.00</text:p>
          </table:table-cell>
          <table:table-cell table:formula="of:=[.G817]+[.H818]*0.1" office:value-type="float" office:value="417.3733015625">
            <text:p>417.37</text:p>
          </table:table-cell>
          <table:table-cell table:formula="of:=[.$H$5]+[.E818]*[.$I$5]/(2*3.14)" office:value-type="float" office:value="5.173109375">
            <text:p>5.17</text:p>
          </table:table-cell>
          <table:table-cell table:number-columns-repeated="3"/>
        </table:table-row>
        <table:table-row table:style-name="ro2">
          <table:table-cell table:formula="of:=6.28*[.B819]/3200" office:value-type="float" office:value="15.97475">
            <text:p>15.97475</text:p>
          </table:table-cell>
          <table:table-cell office:value-type="float" office:value="8140">
            <text:p>8140</text:p>
          </table:table-cell>
          <table:table-cell table:formula="of:=[.G819]/36" office:value-type="float" office:value="11.6080726996528">
            <text:p>11.61</text:p>
          </table:table-cell>
          <table:table-cell table:formula="of:=[.E819]/(2*3.1415)" office:value-type="float" office:value="1.15382381028171">
            <text:p>1.15</text:p>
          </table:table-cell>
          <table:table-cell table:formula="of:=[.F819]*6.28/[.$K$1]" office:value-type="float" office:value="7.249475">
            <text:p>7.25</text:p>
          </table:table-cell>
          <table:table-cell office:value-type="float" office:value="3694">
            <text:p>3694.00</text:p>
          </table:table-cell>
          <table:table-cell table:formula="of:=[.G818]+[.H819]*0.1" office:value-type="float" office:value="417.8906171875">
            <text:p>417.89</text:p>
          </table:table-cell>
          <table:table-cell table:formula="of:=[.$H$5]+[.E819]*[.$I$5]/(2*3.14)" office:value-type="float" office:value="5.17315625">
            <text:p>5.17</text:p>
          </table:table-cell>
          <table:table-cell table:number-columns-repeated="3"/>
        </table:table-row>
        <table:table-row table:style-name="ro2">
          <table:table-cell table:formula="of:=6.28*[.B820]/3200" office:value-type="float" office:value="15.994375">
            <text:p>15.994375</text:p>
          </table:table-cell>
          <table:table-cell office:value-type="float" office:value="8150">
            <text:p>8150</text:p>
          </table:table-cell>
          <table:table-cell table:formula="of:=[.G820]/36" office:value-type="float" office:value="11.6224427083333">
            <text:p>11.62</text:p>
          </table:table-cell>
          <table:table-cell table:formula="of:=[.E820]/(2*3.1415)" office:value-type="float" office:value="1.15413616106955">
            <text:p>1.15</text:p>
          </table:table-cell>
          <table:table-cell table:formula="of:=[.F820]*6.28/[.$K$1]" office:value-type="float" office:value="7.2514375">
            <text:p>7.25</text:p>
          </table:table-cell>
          <table:table-cell office:value-type="float" office:value="3695">
            <text:p>3695.00</text:p>
          </table:table-cell>
          <table:table-cell table:formula="of:=[.G819]+[.H820]*0.1" office:value-type="float" office:value="418.4079375">
            <text:p>418.41</text:p>
          </table:table-cell>
          <table:table-cell table:formula="of:=[.$H$5]+[.E820]*[.$I$5]/(2*3.14)" office:value-type="float" office:value="5.173203125">
            <text:p>5.17</text:p>
          </table:table-cell>
          <table:table-cell table:number-columns-repeated="3"/>
        </table:table-row>
        <table:table-row table:style-name="ro2">
          <table:table-cell table:formula="of:=6.28*[.B821]/3200" office:value-type="float" office:value="16.014">
            <text:p>16.014</text:p>
          </table:table-cell>
          <table:table-cell office:value-type="float" office:value="8160">
            <text:p>8160</text:p>
          </table:table-cell>
          <table:table-cell table:formula="of:=[.G821]/36" office:value-type="float" office:value="11.6368128472222">
            <text:p>11.64</text:p>
          </table:table-cell>
          <table:table-cell table:formula="of:=[.E821]/(2*3.1415)" office:value-type="float" office:value="1.15444851185739">
            <text:p>1.15</text:p>
          </table:table-cell>
          <table:table-cell table:formula="of:=[.F821]*6.28/[.$K$1]" office:value-type="float" office:value="7.2534">
            <text:p>7.25</text:p>
          </table:table-cell>
          <table:table-cell office:value-type="float" office:value="3696">
            <text:p>3696.00</text:p>
          </table:table-cell>
          <table:table-cell table:formula="of:=[.G820]+[.H821]*0.1" office:value-type="float" office:value="418.9252625">
            <text:p>418.93</text:p>
          </table:table-cell>
          <table:table-cell table:formula="of:=[.$H$5]+[.E821]*[.$I$5]/(2*3.14)" office:value-type="float" office:value="5.17325">
            <text:p>5.17</text:p>
          </table:table-cell>
          <table:table-cell table:number-columns-repeated="3"/>
        </table:table-row>
        <table:table-row table:style-name="ro2">
          <table:table-cell table:formula="of:=6.28*[.B822]/3200" office:value-type="float" office:value="16.033625">
            <text:p>16.033625</text:p>
          </table:table-cell>
          <table:table-cell office:value-type="float" office:value="8170">
            <text:p>8170</text:p>
          </table:table-cell>
          <table:table-cell table:formula="of:=[.G822]/36" office:value-type="float" office:value="11.6511831163195">
            <text:p>11.65</text:p>
          </table:table-cell>
          <table:table-cell table:formula="of:=[.E822]/(2*3.1415)" office:value-type="float" office:value="1.15476086264523">
            <text:p>1.15</text:p>
          </table:table-cell>
          <table:table-cell table:formula="of:=[.F822]*6.28/[.$K$1]" office:value-type="float" office:value="7.2553625">
            <text:p>7.26</text:p>
          </table:table-cell>
          <table:table-cell office:value-type="float" office:value="3697">
            <text:p>3697.00</text:p>
          </table:table-cell>
          <table:table-cell table:formula="of:=[.G821]+[.H822]*0.1" office:value-type="float" office:value="419.4425921875">
            <text:p>419.44</text:p>
          </table:table-cell>
          <table:table-cell table:formula="of:=[.$H$5]+[.E822]*[.$I$5]/(2*3.14)" office:value-type="float" office:value="5.173296875">
            <text:p>5.17</text:p>
          </table:table-cell>
          <table:table-cell table:number-columns-repeated="3"/>
        </table:table-row>
        <table:table-row table:style-name="ro2">
          <table:table-cell table:formula="of:=6.28*[.B823]/3200" office:value-type="float" office:value="16.05325">
            <text:p>16.05325</text:p>
          </table:table-cell>
          <table:table-cell office:value-type="float" office:value="8180">
            <text:p>8180</text:p>
          </table:table-cell>
          <table:table-cell table:formula="of:=[.G823]/36" office:value-type="float" office:value="11.665553515625">
            <text:p>11.67</text:p>
          </table:table-cell>
          <table:table-cell table:formula="of:=[.E823]/(2*3.1415)" office:value-type="float" office:value="1.15507321343307">
            <text:p>1.16</text:p>
          </table:table-cell>
          <table:table-cell table:formula="of:=[.F823]*6.28/[.$K$1]" office:value-type="float" office:value="7.257325">
            <text:p>7.26</text:p>
          </table:table-cell>
          <table:table-cell office:value-type="float" office:value="3698">
            <text:p>3698.00</text:p>
          </table:table-cell>
          <table:table-cell table:formula="of:=[.G822]+[.H823]*0.1" office:value-type="float" office:value="419.9599265625">
            <text:p>419.96</text:p>
          </table:table-cell>
          <table:table-cell table:formula="of:=[.$H$5]+[.E823]*[.$I$5]/(2*3.14)" office:value-type="float" office:value="5.17334375">
            <text:p>5.17</text:p>
          </table:table-cell>
          <table:table-cell table:number-columns-repeated="3"/>
        </table:table-row>
        <table:table-row table:style-name="ro2">
          <table:table-cell table:formula="of:=6.28*[.B824]/3200" office:value-type="float" office:value="16.072875">
            <text:p>16.072875</text:p>
          </table:table-cell>
          <table:table-cell office:value-type="float" office:value="8190">
            <text:p>8190</text:p>
          </table:table-cell>
          <table:table-cell table:formula="of:=[.G824]/36" office:value-type="float" office:value="11.6799240451389">
            <text:p>11.68</text:p>
          </table:table-cell>
          <table:table-cell table:formula="of:=[.E824]/(2*3.1415)" office:value-type="float" office:value="1.15538556422091">
            <text:p>1.16</text:p>
          </table:table-cell>
          <table:table-cell table:formula="of:=[.F824]*6.28/[.$K$1]" office:value-type="float" office:value="7.2592875">
            <text:p>7.26</text:p>
          </table:table-cell>
          <table:table-cell office:value-type="float" office:value="3699">
            <text:p>3699.00</text:p>
          </table:table-cell>
          <table:table-cell table:formula="of:=[.G823]+[.H824]*0.1" office:value-type="float" office:value="420.477265625">
            <text:p>420.48</text:p>
          </table:table-cell>
          <table:table-cell table:formula="of:=[.$H$5]+[.E824]*[.$I$5]/(2*3.14)" office:value-type="float" office:value="5.173390625">
            <text:p>5.17</text:p>
          </table:table-cell>
          <table:table-cell table:number-columns-repeated="3"/>
        </table:table-row>
        <table:table-row table:style-name="ro2">
          <table:table-cell table:formula="of:=6.28*[.B825]/3200" office:value-type="float" office:value="16.0925">
            <text:p>16.0925</text:p>
          </table:table-cell>
          <table:table-cell office:value-type="float" office:value="8200">
            <text:p>8200</text:p>
          </table:table-cell>
          <table:table-cell table:formula="of:=[.G825]/36" office:value-type="float" office:value="11.6942947048611">
            <text:p>11.69</text:p>
          </table:table-cell>
          <table:table-cell table:formula="of:=[.E825]/(2*3.1415)" office:value-type="float" office:value="1.15569791500875">
            <text:p>1.16</text:p>
          </table:table-cell>
          <table:table-cell table:formula="of:=[.F825]*6.28/[.$K$1]" office:value-type="float" office:value="7.26125">
            <text:p>7.26</text:p>
          </table:table-cell>
          <table:table-cell office:value-type="float" office:value="3700">
            <text:p>3700.00</text:p>
          </table:table-cell>
          <table:table-cell table:formula="of:=[.G824]+[.H825]*0.1" office:value-type="float" office:value="420.994609375">
            <text:p>420.99</text:p>
          </table:table-cell>
          <table:table-cell table:formula="of:=[.$H$5]+[.E825]*[.$I$5]/(2*3.14)" office:value-type="float" office:value="5.1734375">
            <text:p>5.17</text:p>
          </table:table-cell>
          <table:table-cell table:number-columns-repeated="3"/>
        </table:table-row>
        <table:table-row table:style-name="ro2">
          <table:table-cell table:formula="of:=6.28*[.B826]/3200" office:value-type="float" office:value="16.112125">
            <text:p>16.112125</text:p>
          </table:table-cell>
          <table:table-cell office:value-type="float" office:value="8210">
            <text:p>8210</text:p>
          </table:table-cell>
          <table:table-cell table:formula="of:=[.G826]/36" office:value-type="float" office:value="11.7086654947917">
            <text:p>11.71</text:p>
          </table:table-cell>
          <table:table-cell table:formula="of:=[.E826]/(2*3.1415)" office:value-type="float" office:value="1.15601026579659">
            <text:p>1.16</text:p>
          </table:table-cell>
          <table:table-cell table:formula="of:=[.F826]*6.28/[.$K$1]" office:value-type="float" office:value="7.2632125">
            <text:p>7.26</text:p>
          </table:table-cell>
          <table:table-cell office:value-type="float" office:value="3701">
            <text:p>3701.00</text:p>
          </table:table-cell>
          <table:table-cell table:formula="of:=[.G825]+[.H826]*0.1" office:value-type="float" office:value="421.5119578125">
            <text:p>421.51</text:p>
          </table:table-cell>
          <table:table-cell table:formula="of:=[.$H$5]+[.E826]*[.$I$5]/(2*3.14)" office:value-type="float" office:value="5.173484375">
            <text:p>5.17</text:p>
          </table:table-cell>
          <table:table-cell table:number-columns-repeated="3"/>
        </table:table-row>
        <table:table-row table:style-name="ro2">
          <table:table-cell table:formula="of:=6.28*[.B827]/3200" office:value-type="float" office:value="16.13175">
            <text:p>16.13175</text:p>
          </table:table-cell>
          <table:table-cell office:value-type="float" office:value="8220">
            <text:p>8220</text:p>
          </table:table-cell>
          <table:table-cell table:formula="of:=[.G827]/36" office:value-type="float" office:value="11.7230364149306">
            <text:p>11.72</text:p>
          </table:table-cell>
          <table:table-cell table:formula="of:=[.E827]/(2*3.1415)" office:value-type="float" office:value="1.15632261658443">
            <text:p>1.16</text:p>
          </table:table-cell>
          <table:table-cell table:formula="of:=[.F827]*6.28/[.$K$1]" office:value-type="float" office:value="7.265175">
            <text:p>7.27</text:p>
          </table:table-cell>
          <table:table-cell office:value-type="float" office:value="3702">
            <text:p>3702.00</text:p>
          </table:table-cell>
          <table:table-cell table:formula="of:=[.G826]+[.H827]*0.1" office:value-type="float" office:value="422.0293109375">
            <text:p>422.03</text:p>
          </table:table-cell>
          <table:table-cell table:formula="of:=[.$H$5]+[.E827]*[.$I$5]/(2*3.14)" office:value-type="float" office:value="5.17353125">
            <text:p>5.17</text:p>
          </table:table-cell>
          <table:table-cell table:number-columns-repeated="3"/>
        </table:table-row>
        <table:table-row table:style-name="ro2">
          <table:table-cell table:formula="of:=6.28*[.B828]/3200" office:value-type="float" office:value="16.151375">
            <text:p>16.151375</text:p>
          </table:table-cell>
          <table:table-cell office:value-type="float" office:value="8230">
            <text:p>8230</text:p>
          </table:table-cell>
          <table:table-cell table:formula="of:=[.G828]/36" office:value-type="float" office:value="11.7374074652778">
            <text:p>11.74</text:p>
          </table:table-cell>
          <table:table-cell table:formula="of:=[.E828]/(2*3.1415)" office:value-type="float" office:value="1.15663496737227">
            <text:p>1.16</text:p>
          </table:table-cell>
          <table:table-cell table:formula="of:=[.F828]*6.28/[.$K$1]" office:value-type="float" office:value="7.2671375">
            <text:p>7.27</text:p>
          </table:table-cell>
          <table:table-cell office:value-type="float" office:value="3703">
            <text:p>3703.00</text:p>
          </table:table-cell>
          <table:table-cell table:formula="of:=[.G827]+[.H828]*0.1" office:value-type="float" office:value="422.54666875">
            <text:p>422.55</text:p>
          </table:table-cell>
          <table:table-cell table:formula="of:=[.$H$5]+[.E828]*[.$I$5]/(2*3.14)" office:value-type="float" office:value="5.173578125">
            <text:p>5.17</text:p>
          </table:table-cell>
          <table:table-cell table:number-columns-repeated="3"/>
        </table:table-row>
        <table:table-row table:style-name="ro2">
          <table:table-cell table:formula="of:=6.28*[.B829]/3200" office:value-type="float" office:value="16.171">
            <text:p>16.171</text:p>
          </table:table-cell>
          <table:table-cell office:value-type="float" office:value="8240">
            <text:p>8240</text:p>
          </table:table-cell>
          <table:table-cell table:formula="of:=[.G829]/36" office:value-type="float" office:value="11.7517786458333">
            <text:p>11.75</text:p>
          </table:table-cell>
          <table:table-cell table:formula="of:=[.E829]/(2*3.1415)" office:value-type="float" office:value="1.15694731816011">
            <text:p>1.16</text:p>
          </table:table-cell>
          <table:table-cell table:formula="of:=[.F829]*6.28/[.$K$1]" office:value-type="float" office:value="7.2691">
            <text:p>7.27</text:p>
          </table:table-cell>
          <table:table-cell office:value-type="float" office:value="3704">
            <text:p>3704.00</text:p>
          </table:table-cell>
          <table:table-cell table:formula="of:=[.G828]+[.H829]*0.1" office:value-type="float" office:value="423.06403125">
            <text:p>423.06</text:p>
          </table:table-cell>
          <table:table-cell table:formula="of:=[.$H$5]+[.E829]*[.$I$5]/(2*3.14)" office:value-type="float" office:value="5.173625">
            <text:p>5.17</text:p>
          </table:table-cell>
          <table:table-cell table:number-columns-repeated="3"/>
        </table:table-row>
        <table:table-row table:style-name="ro2">
          <table:table-cell table:formula="of:=6.28*[.B830]/3200" office:value-type="float" office:value="16.190625">
            <text:p>16.190625</text:p>
          </table:table-cell>
          <table:table-cell office:value-type="float" office:value="8250">
            <text:p>8250</text:p>
          </table:table-cell>
          <table:table-cell table:formula="of:=[.G830]/36" office:value-type="float" office:value="11.7661499565972">
            <text:p>11.77</text:p>
          </table:table-cell>
          <table:table-cell table:formula="of:=[.E830]/(2*3.1415)" office:value-type="float" office:value="1.15725966894795">
            <text:p>1.16</text:p>
          </table:table-cell>
          <table:table-cell table:formula="of:=[.F830]*6.28/[.$K$1]" office:value-type="float" office:value="7.2710625">
            <text:p>7.27</text:p>
          </table:table-cell>
          <table:table-cell office:value-type="float" office:value="3705">
            <text:p>3705.00</text:p>
          </table:table-cell>
          <table:table-cell table:formula="of:=[.G829]+[.H830]*0.1" office:value-type="float" office:value="423.5813984375">
            <text:p>423.58</text:p>
          </table:table-cell>
          <table:table-cell table:formula="of:=[.$H$5]+[.E830]*[.$I$5]/(2*3.14)" office:value-type="float" office:value="5.173671875">
            <text:p>5.17</text:p>
          </table:table-cell>
          <table:table-cell table:number-columns-repeated="3"/>
        </table:table-row>
        <table:table-row table:style-name="ro2">
          <table:table-cell table:formula="of:=6.28*[.B831]/3200" office:value-type="float" office:value="16.21025">
            <text:p>16.21025</text:p>
          </table:table-cell>
          <table:table-cell office:value-type="float" office:value="8260">
            <text:p>8260</text:p>
          </table:table-cell>
          <table:table-cell table:formula="of:=[.G831]/36" office:value-type="float" office:value="11.7805213975695">
            <text:p>11.78</text:p>
          </table:table-cell>
          <table:table-cell table:formula="of:=[.E831]/(2*3.1415)" office:value-type="float" office:value="1.1575720197358">
            <text:p>1.16</text:p>
          </table:table-cell>
          <table:table-cell table:formula="of:=[.F831]*6.28/[.$K$1]" office:value-type="float" office:value="7.273025">
            <text:p>7.27</text:p>
          </table:table-cell>
          <table:table-cell office:value-type="float" office:value="3706">
            <text:p>3706.00</text:p>
          </table:table-cell>
          <table:table-cell table:formula="of:=[.G830]+[.H831]*0.1" office:value-type="float" office:value="424.0987703125">
            <text:p>424.10</text:p>
          </table:table-cell>
          <table:table-cell table:formula="of:=[.$H$5]+[.E831]*[.$I$5]/(2*3.14)" office:value-type="float" office:value="5.17371875">
            <text:p>5.17</text:p>
          </table:table-cell>
          <table:table-cell table:number-columns-repeated="3"/>
        </table:table-row>
        <table:table-row table:style-name="ro2">
          <table:table-cell table:formula="of:=6.28*[.B832]/3200" office:value-type="float" office:value="16.229875">
            <text:p>16.229875</text:p>
          </table:table-cell>
          <table:table-cell office:value-type="float" office:value="8270">
            <text:p>8270</text:p>
          </table:table-cell>
          <table:table-cell table:formula="of:=[.G832]/36" office:value-type="float" office:value="11.79489296875">
            <text:p>11.79</text:p>
          </table:table-cell>
          <table:table-cell table:formula="of:=[.E832]/(2*3.1415)" office:value-type="float" office:value="1.15788437052364">
            <text:p>1.16</text:p>
          </table:table-cell>
          <table:table-cell table:formula="of:=[.F832]*6.28/[.$K$1]" office:value-type="float" office:value="7.2749875">
            <text:p>7.27</text:p>
          </table:table-cell>
          <table:table-cell office:value-type="float" office:value="3707">
            <text:p>3707.00</text:p>
          </table:table-cell>
          <table:table-cell table:formula="of:=[.G831]+[.H832]*0.1" office:value-type="float" office:value="424.616146875">
            <text:p>424.62</text:p>
          </table:table-cell>
          <table:table-cell table:formula="of:=[.$H$5]+[.E832]*[.$I$5]/(2*3.14)" office:value-type="float" office:value="5.173765625">
            <text:p>5.17</text:p>
          </table:table-cell>
          <table:table-cell table:number-columns-repeated="3"/>
        </table:table-row>
        <table:table-row table:style-name="ro2">
          <table:table-cell table:formula="of:=6.28*[.B833]/3200" office:value-type="float" office:value="16.2495">
            <text:p>16.2495</text:p>
          </table:table-cell>
          <table:table-cell office:value-type="float" office:value="8280">
            <text:p>8280</text:p>
          </table:table-cell>
          <table:table-cell table:formula="of:=[.G833]/36" office:value-type="float" office:value="11.8092646701389">
            <text:p>11.81</text:p>
          </table:table-cell>
          <table:table-cell table:formula="of:=[.E833]/(2*3.1415)" office:value-type="float" office:value="1.15819672131148">
            <text:p>1.16</text:p>
          </table:table-cell>
          <table:table-cell table:formula="of:=[.F833]*6.28/[.$K$1]" office:value-type="float" office:value="7.27695">
            <text:p>7.28</text:p>
          </table:table-cell>
          <table:table-cell office:value-type="float" office:value="3708">
            <text:p>3708.00</text:p>
          </table:table-cell>
          <table:table-cell table:formula="of:=[.G832]+[.H833]*0.1" office:value-type="float" office:value="425.133528125">
            <text:p>425.13</text:p>
          </table:table-cell>
          <table:table-cell table:formula="of:=[.$H$5]+[.E833]*[.$I$5]/(2*3.14)" office:value-type="float" office:value="5.1738125">
            <text:p>5.17</text:p>
          </table:table-cell>
          <table:table-cell table:number-columns-repeated="3"/>
        </table:table-row>
        <table:table-row table:style-name="ro2">
          <table:table-cell table:formula="of:=6.28*[.B834]/3200" office:value-type="float" office:value="16.269125">
            <text:p>16.269125</text:p>
          </table:table-cell>
          <table:table-cell office:value-type="float" office:value="8290">
            <text:p>8290</text:p>
          </table:table-cell>
          <table:table-cell table:formula="of:=[.G834]/36" office:value-type="float" office:value="11.8236365017361">
            <text:p>11.82</text:p>
          </table:table-cell>
          <table:table-cell table:formula="of:=[.E834]/(2*3.1415)" office:value-type="float" office:value="1.15850907209932">
            <text:p>1.16</text:p>
          </table:table-cell>
          <table:table-cell table:formula="of:=[.F834]*6.28/[.$K$1]" office:value-type="float" office:value="7.2789125">
            <text:p>7.28</text:p>
          </table:table-cell>
          <table:table-cell office:value-type="float" office:value="3709">
            <text:p>3709.00</text:p>
          </table:table-cell>
          <table:table-cell table:formula="of:=[.G833]+[.H834]*0.1" office:value-type="float" office:value="425.6509140625">
            <text:p>425.65</text:p>
          </table:table-cell>
          <table:table-cell table:formula="of:=[.$H$5]+[.E834]*[.$I$5]/(2*3.14)" office:value-type="float" office:value="5.173859375">
            <text:p>5.17</text:p>
          </table:table-cell>
          <table:table-cell table:number-columns-repeated="3"/>
        </table:table-row>
        <table:table-row table:style-name="ro2">
          <table:table-cell table:formula="of:=6.28*[.B835]/3200" office:value-type="float" office:value="16.28875">
            <text:p>16.28875</text:p>
          </table:table-cell>
          <table:table-cell office:value-type="float" office:value="8300">
            <text:p>8300</text:p>
          </table:table-cell>
          <table:table-cell table:formula="of:=[.G835]/36" office:value-type="float" office:value="11.8380084635417">
            <text:p>11.84</text:p>
          </table:table-cell>
          <table:table-cell table:formula="of:=[.E835]/(2*3.1415)" office:value-type="float" office:value="1.15882142288716">
            <text:p>1.16</text:p>
          </table:table-cell>
          <table:table-cell table:formula="of:=[.F835]*6.28/[.$K$1]" office:value-type="float" office:value="7.280875">
            <text:p>7.28</text:p>
          </table:table-cell>
          <table:table-cell office:value-type="float" office:value="3710">
            <text:p>3710.00</text:p>
          </table:table-cell>
          <table:table-cell table:formula="of:=[.G834]+[.H835]*0.1" office:value-type="float" office:value="426.1683046875">
            <text:p>426.17</text:p>
          </table:table-cell>
          <table:table-cell table:formula="of:=[.$H$5]+[.E835]*[.$I$5]/(2*3.14)" office:value-type="float" office:value="5.17390625">
            <text:p>5.17</text:p>
          </table:table-cell>
          <table:table-cell table:number-columns-repeated="3"/>
        </table:table-row>
        <table:table-row table:style-name="ro2">
          <table:table-cell table:formula="of:=6.28*[.B836]/3200" office:value-type="float" office:value="16.308375">
            <text:p>16.308375</text:p>
          </table:table-cell>
          <table:table-cell office:value-type="float" office:value="8310">
            <text:p>8310</text:p>
          </table:table-cell>
          <table:table-cell table:formula="of:=[.G836]/36" office:value-type="float" office:value="11.8523805555556">
            <text:p>11.85</text:p>
          </table:table-cell>
          <table:table-cell table:formula="of:=[.E836]/(2*3.1415)" office:value-type="float" office:value="1.159133773675">
            <text:p>1.16</text:p>
          </table:table-cell>
          <table:table-cell table:formula="of:=[.F836]*6.28/[.$K$1]" office:value-type="float" office:value="7.2828375">
            <text:p>7.28</text:p>
          </table:table-cell>
          <table:table-cell office:value-type="float" office:value="3711">
            <text:p>3711.00</text:p>
          </table:table-cell>
          <table:table-cell table:formula="of:=[.G835]+[.H836]*0.1" office:value-type="float" office:value="426.6857">
            <text:p>426.69</text:p>
          </table:table-cell>
          <table:table-cell table:formula="of:=[.$H$5]+[.E836]*[.$I$5]/(2*3.14)" office:value-type="float" office:value="5.173953125">
            <text:p>5.17</text:p>
          </table:table-cell>
          <table:table-cell table:number-columns-repeated="3"/>
        </table:table-row>
        <table:table-row table:style-name="ro2">
          <table:table-cell table:formula="of:=6.28*[.B837]/3200" office:value-type="float" office:value="16.328">
            <text:p>16.328</text:p>
          </table:table-cell>
          <table:table-cell office:value-type="float" office:value="8320">
            <text:p>8320</text:p>
          </table:table-cell>
          <table:table-cell table:formula="of:=[.G837]/36" office:value-type="float" office:value="11.8667527777778">
            <text:p>11.87</text:p>
          </table:table-cell>
          <table:table-cell table:formula="of:=[.E837]/(2*3.1415)" office:value-type="float" office:value="1.15944612446284">
            <text:p>1.16</text:p>
          </table:table-cell>
          <table:table-cell table:formula="of:=[.F837]*6.28/[.$K$1]" office:value-type="float" office:value="7.2848">
            <text:p>7.28</text:p>
          </table:table-cell>
          <table:table-cell office:value-type="float" office:value="3712">
            <text:p>3712.00</text:p>
          </table:table-cell>
          <table:table-cell table:formula="of:=[.G836]+[.H837]*0.1" office:value-type="float" office:value="427.2031">
            <text:p>427.20</text:p>
          </table:table-cell>
          <table:table-cell table:formula="of:=[.$H$5]+[.E837]*[.$I$5]/(2*3.14)" office:value-type="float" office:value="5.174">
            <text:p>5.17</text:p>
          </table:table-cell>
          <table:table-cell table:number-columns-repeated="3"/>
        </table:table-row>
        <table:table-row table:style-name="ro2">
          <table:table-cell table:formula="of:=6.28*[.B838]/3200" office:value-type="float" office:value="16.347625">
            <text:p>16.347625</text:p>
          </table:table-cell>
          <table:table-cell office:value-type="float" office:value="8330">
            <text:p>8330</text:p>
          </table:table-cell>
          <table:table-cell table:formula="of:=[.G838]/36" office:value-type="float" office:value="11.8811251302083">
            <text:p>11.88</text:p>
          </table:table-cell>
          <table:table-cell table:formula="of:=[.E838]/(2*3.1415)" office:value-type="float" office:value="1.15975847525068">
            <text:p>1.16</text:p>
          </table:table-cell>
          <table:table-cell table:formula="of:=[.F838]*6.28/[.$K$1]" office:value-type="float" office:value="7.2867625">
            <text:p>7.29</text:p>
          </table:table-cell>
          <table:table-cell office:value-type="float" office:value="3713">
            <text:p>3713.00</text:p>
          </table:table-cell>
          <table:table-cell table:formula="of:=[.G837]+[.H838]*0.1" office:value-type="float" office:value="427.7205046875">
            <text:p>427.72</text:p>
          </table:table-cell>
          <table:table-cell table:formula="of:=[.$H$5]+[.E838]*[.$I$5]/(2*3.14)" office:value-type="float" office:value="5.174046875">
            <text:p>5.17</text:p>
          </table:table-cell>
          <table:table-cell table:number-columns-repeated="3"/>
        </table:table-row>
        <table:table-row table:style-name="ro2">
          <table:table-cell table:formula="of:=6.28*[.B839]/3200" office:value-type="float" office:value="16.36725">
            <text:p>16.36725</text:p>
          </table:table-cell>
          <table:table-cell office:value-type="float" office:value="8340">
            <text:p>8340</text:p>
          </table:table-cell>
          <table:table-cell table:formula="of:=[.G839]/36" office:value-type="float" office:value="11.8954976128472">
            <text:p>11.90</text:p>
          </table:table-cell>
          <table:table-cell table:formula="of:=[.E839]/(2*3.1415)" office:value-type="float" office:value="1.16007082603852">
            <text:p>1.16</text:p>
          </table:table-cell>
          <table:table-cell table:formula="of:=[.F839]*6.28/[.$K$1]" office:value-type="float" office:value="7.288725">
            <text:p>7.29</text:p>
          </table:table-cell>
          <table:table-cell office:value-type="float" office:value="3714">
            <text:p>3714.00</text:p>
          </table:table-cell>
          <table:table-cell table:formula="of:=[.G838]+[.H839]*0.1" office:value-type="float" office:value="428.2379140625">
            <text:p>428.24</text:p>
          </table:table-cell>
          <table:table-cell table:formula="of:=[.$H$5]+[.E839]*[.$I$5]/(2*3.14)" office:value-type="float" office:value="5.17409375">
            <text:p>5.17</text:p>
          </table:table-cell>
          <table:table-cell table:number-columns-repeated="3"/>
        </table:table-row>
        <table:table-row table:style-name="ro2">
          <table:table-cell table:formula="of:=6.28*[.B840]/3200" office:value-type="float" office:value="16.386875">
            <text:p>16.386875</text:p>
          </table:table-cell>
          <table:table-cell office:value-type="float" office:value="8350">
            <text:p>8350</text:p>
          </table:table-cell>
          <table:table-cell table:formula="of:=[.G840]/36" office:value-type="float" office:value="11.9098702256945">
            <text:p>11.91</text:p>
          </table:table-cell>
          <table:table-cell table:formula="of:=[.E840]/(2*3.1415)" office:value-type="float" office:value="1.16038317682636">
            <text:p>1.16</text:p>
          </table:table-cell>
          <table:table-cell table:formula="of:=[.F840]*6.28/[.$K$1]" office:value-type="float" office:value="7.2906875">
            <text:p>7.29</text:p>
          </table:table-cell>
          <table:table-cell office:value-type="float" office:value="3715">
            <text:p>3715.00</text:p>
          </table:table-cell>
          <table:table-cell table:formula="of:=[.G839]+[.H840]*0.1" office:value-type="float" office:value="428.755328125">
            <text:p>428.76</text:p>
          </table:table-cell>
          <table:table-cell table:formula="of:=[.$H$5]+[.E840]*[.$I$5]/(2*3.14)" office:value-type="float" office:value="5.174140625">
            <text:p>5.17</text:p>
          </table:table-cell>
          <table:table-cell table:number-columns-repeated="3"/>
        </table:table-row>
        <table:table-row table:style-name="ro2">
          <table:table-cell table:formula="of:=6.28*[.B841]/3200" office:value-type="float" office:value="16.4065">
            <text:p>16.4065</text:p>
          </table:table-cell>
          <table:table-cell office:value-type="float" office:value="8360">
            <text:p>8360</text:p>
          </table:table-cell>
          <table:table-cell table:formula="of:=[.G841]/36" office:value-type="float" office:value="11.92424296875">
            <text:p>11.92</text:p>
          </table:table-cell>
          <table:table-cell table:formula="of:=[.E841]/(2*3.1415)" office:value-type="float" office:value="1.1606955276142">
            <text:p>1.16</text:p>
          </table:table-cell>
          <table:table-cell table:formula="of:=[.F841]*6.28/[.$K$1]" office:value-type="float" office:value="7.29265">
            <text:p>7.29</text:p>
          </table:table-cell>
          <table:table-cell office:value-type="float" office:value="3716">
            <text:p>3716.00</text:p>
          </table:table-cell>
          <table:table-cell table:formula="of:=[.G840]+[.H841]*0.1" office:value-type="float" office:value="429.272746875">
            <text:p>429.27</text:p>
          </table:table-cell>
          <table:table-cell table:formula="of:=[.$H$5]+[.E841]*[.$I$5]/(2*3.14)" office:value-type="float" office:value="5.1741875">
            <text:p>5.17</text:p>
          </table:table-cell>
          <table:table-cell table:number-columns-repeated="3"/>
        </table:table-row>
        <table:table-row table:style-name="ro2">
          <table:table-cell table:formula="of:=6.28*[.B842]/3200" office:value-type="float" office:value="16.426125">
            <text:p>16.426125</text:p>
          </table:table-cell>
          <table:table-cell office:value-type="float" office:value="8370">
            <text:p>8370</text:p>
          </table:table-cell>
          <table:table-cell table:formula="of:=[.G842]/36" office:value-type="float" office:value="11.9386158420139">
            <text:p>11.94</text:p>
          </table:table-cell>
          <table:table-cell table:formula="of:=[.E842]/(2*3.1415)" office:value-type="float" office:value="1.16100787840204">
            <text:p>1.16</text:p>
          </table:table-cell>
          <table:table-cell table:formula="of:=[.F842]*6.28/[.$K$1]" office:value-type="float" office:value="7.2946125">
            <text:p>7.29</text:p>
          </table:table-cell>
          <table:table-cell office:value-type="float" office:value="3717">
            <text:p>3717.00</text:p>
          </table:table-cell>
          <table:table-cell table:formula="of:=[.G841]+[.H842]*0.1" office:value-type="float" office:value="429.7901703125">
            <text:p>429.79</text:p>
          </table:table-cell>
          <table:table-cell table:formula="of:=[.$H$5]+[.E842]*[.$I$5]/(2*3.14)" office:value-type="float" office:value="5.174234375">
            <text:p>5.17</text:p>
          </table:table-cell>
          <table:table-cell table:number-columns-repeated="3"/>
        </table:table-row>
        <table:table-row table:style-name="ro2">
          <table:table-cell table:formula="of:=6.28*[.B843]/3200" office:value-type="float" office:value="16.44575">
            <text:p>16.44575</text:p>
          </table:table-cell>
          <table:table-cell office:value-type="float" office:value="8380">
            <text:p>8380</text:p>
          </table:table-cell>
          <table:table-cell table:formula="of:=[.G843]/36" office:value-type="float" office:value="11.9529888454861">
            <text:p>11.95</text:p>
          </table:table-cell>
          <table:table-cell table:formula="of:=[.E843]/(2*3.1415)" office:value-type="float" office:value="1.16132022918988">
            <text:p>1.16</text:p>
          </table:table-cell>
          <table:table-cell table:formula="of:=[.F843]*6.28/[.$K$1]" office:value-type="float" office:value="7.296575">
            <text:p>7.30</text:p>
          </table:table-cell>
          <table:table-cell office:value-type="float" office:value="3718">
            <text:p>3718.00</text:p>
          </table:table-cell>
          <table:table-cell table:formula="of:=[.G842]+[.H843]*0.1" office:value-type="float" office:value="430.3075984375">
            <text:p>430.31</text:p>
          </table:table-cell>
          <table:table-cell table:formula="of:=[.$H$5]+[.E843]*[.$I$5]/(2*3.14)" office:value-type="float" office:value="5.17428125">
            <text:p>5.17</text:p>
          </table:table-cell>
          <table:table-cell table:number-columns-repeated="3"/>
        </table:table-row>
        <table:table-row table:style-name="ro2">
          <table:table-cell table:formula="of:=6.28*[.B844]/3200" office:value-type="float" office:value="16.465375">
            <text:p>16.465375</text:p>
          </table:table-cell>
          <table:table-cell office:value-type="float" office:value="8390">
            <text:p>8390</text:p>
          </table:table-cell>
          <table:table-cell table:formula="of:=[.G844]/36" office:value-type="float" office:value="11.9673619791667">
            <text:p>11.97</text:p>
          </table:table-cell>
          <table:table-cell table:formula="of:=[.E844]/(2*3.1415)" office:value-type="float" office:value="1.16163257997772">
            <text:p>1.16</text:p>
          </table:table-cell>
          <table:table-cell table:formula="of:=[.F844]*6.28/[.$K$1]" office:value-type="float" office:value="7.2985375">
            <text:p>7.30</text:p>
          </table:table-cell>
          <table:table-cell office:value-type="float" office:value="3719">
            <text:p>3719.00</text:p>
          </table:table-cell>
          <table:table-cell table:formula="of:=[.G843]+[.H844]*0.1" office:value-type="float" office:value="430.82503125">
            <text:p>430.83</text:p>
          </table:table-cell>
          <table:table-cell table:formula="of:=[.$H$5]+[.E844]*[.$I$5]/(2*3.14)" office:value-type="float" office:value="5.174328125">
            <text:p>5.17</text:p>
          </table:table-cell>
          <table:table-cell table:number-columns-repeated="3"/>
        </table:table-row>
        <table:table-row table:style-name="ro2">
          <table:table-cell table:formula="of:=6.28*[.B845]/3200" office:value-type="float" office:value="16.485">
            <text:p>16.485</text:p>
          </table:table-cell>
          <table:table-cell office:value-type="float" office:value="8400">
            <text:p>8400</text:p>
          </table:table-cell>
          <table:table-cell table:formula="of:=[.G845]/36" office:value-type="float" office:value="11.9817352430556">
            <text:p>11.98</text:p>
          </table:table-cell>
          <table:table-cell table:formula="of:=[.E845]/(2*3.1415)" office:value-type="float" office:value="1.16194493076556">
            <text:p>1.16</text:p>
          </table:table-cell>
          <table:table-cell table:formula="of:=[.F845]*6.28/[.$K$1]" office:value-type="float" office:value="7.3005">
            <text:p>7.30</text:p>
          </table:table-cell>
          <table:table-cell office:value-type="float" office:value="3720">
            <text:p>3720.00</text:p>
          </table:table-cell>
          <table:table-cell table:formula="of:=[.G844]+[.H845]*0.1" office:value-type="float" office:value="431.34246875">
            <text:p>431.34</text:p>
          </table:table-cell>
          <table:table-cell table:formula="of:=[.$H$5]+[.E845]*[.$I$5]/(2*3.14)" office:value-type="float" office:value="5.174375">
            <text:p>5.17</text:p>
          </table:table-cell>
          <table:table-cell table:number-columns-repeated="3"/>
        </table:table-row>
        <table:table-row table:style-name="ro2">
          <table:table-cell table:formula="of:=6.28*[.B846]/3200" office:value-type="float" office:value="16.504625">
            <text:p>16.504625</text:p>
          </table:table-cell>
          <table:table-cell office:value-type="float" office:value="8410">
            <text:p>8410</text:p>
          </table:table-cell>
          <table:table-cell table:formula="of:=[.G846]/36" office:value-type="float" office:value="11.9961086371528">
            <text:p>12.00</text:p>
          </table:table-cell>
          <table:table-cell table:formula="of:=[.E846]/(2*3.1415)" office:value-type="float" office:value="1.1622572815534">
            <text:p>1.16</text:p>
          </table:table-cell>
          <table:table-cell table:formula="of:=[.F846]*6.28/[.$K$1]" office:value-type="float" office:value="7.3024625">
            <text:p>7.30</text:p>
          </table:table-cell>
          <table:table-cell office:value-type="float" office:value="3721">
            <text:p>3721.00</text:p>
          </table:table-cell>
          <table:table-cell table:formula="of:=[.G845]+[.H846]*0.1" office:value-type="float" office:value="431.8599109375">
            <text:p>431.86</text:p>
          </table:table-cell>
          <table:table-cell table:formula="of:=[.$H$5]+[.E846]*[.$I$5]/(2*3.14)" office:value-type="float" office:value="5.174421875">
            <text:p>5.17</text:p>
          </table:table-cell>
          <table:table-cell table:number-columns-repeated="3"/>
        </table:table-row>
        <table:table-row table:style-name="ro2">
          <table:table-cell table:formula="of:=6.28*[.B847]/3200" office:value-type="float" office:value="16.52425">
            <text:p>16.52425</text:p>
          </table:table-cell>
          <table:table-cell office:value-type="float" office:value="8420">
            <text:p>8420</text:p>
          </table:table-cell>
          <table:table-cell table:formula="of:=[.G847]/36" office:value-type="float" office:value="12.0104821614583">
            <text:p>12.01</text:p>
          </table:table-cell>
          <table:table-cell table:formula="of:=[.E847]/(2*3.1415)" office:value-type="float" office:value="1.16256963234124">
            <text:p>1.16</text:p>
          </table:table-cell>
          <table:table-cell table:formula="of:=[.F847]*6.28/[.$K$1]" office:value-type="float" office:value="7.304425">
            <text:p>7.30</text:p>
          </table:table-cell>
          <table:table-cell office:value-type="float" office:value="3722">
            <text:p>3722.00</text:p>
          </table:table-cell>
          <table:table-cell table:formula="of:=[.G846]+[.H847]*0.1" office:value-type="float" office:value="432.3773578125">
            <text:p>432.38</text:p>
          </table:table-cell>
          <table:table-cell table:formula="of:=[.$H$5]+[.E847]*[.$I$5]/(2*3.14)" office:value-type="float" office:value="5.17446875">
            <text:p>5.17</text:p>
          </table:table-cell>
          <table:table-cell table:number-columns-repeated="3"/>
        </table:table-row>
        <table:table-row table:style-name="ro2">
          <table:table-cell table:formula="of:=6.28*[.B848]/3200" office:value-type="float" office:value="16.543875">
            <text:p>16.543875</text:p>
          </table:table-cell>
          <table:table-cell office:value-type="float" office:value="8430">
            <text:p>8430</text:p>
          </table:table-cell>
          <table:table-cell table:formula="of:=[.G848]/36" office:value-type="float" office:value="12.0248558159722">
            <text:p>12.02</text:p>
          </table:table-cell>
          <table:table-cell table:formula="of:=[.E848]/(2*3.1415)" office:value-type="float" office:value="1.16288198312908">
            <text:p>1.16</text:p>
          </table:table-cell>
          <table:table-cell table:formula="of:=[.F848]*6.28/[.$K$1]" office:value-type="float" office:value="7.3063875">
            <text:p>7.31</text:p>
          </table:table-cell>
          <table:table-cell office:value-type="float" office:value="3723">
            <text:p>3723.00</text:p>
          </table:table-cell>
          <table:table-cell table:formula="of:=[.G847]+[.H848]*0.1" office:value-type="float" office:value="432.894809375">
            <text:p>432.89</text:p>
          </table:table-cell>
          <table:table-cell table:formula="of:=[.$H$5]+[.E848]*[.$I$5]/(2*3.14)" office:value-type="float" office:value="5.174515625">
            <text:p>5.17</text:p>
          </table:table-cell>
          <table:table-cell table:number-columns-repeated="3"/>
        </table:table-row>
        <table:table-row table:style-name="ro2">
          <table:table-cell table:formula="of:=6.28*[.B849]/3200" office:value-type="float" office:value="16.5635">
            <text:p>16.5635</text:p>
          </table:table-cell>
          <table:table-cell office:value-type="float" office:value="8440">
            <text:p>8440</text:p>
          </table:table-cell>
          <table:table-cell table:formula="of:=[.G849]/36" office:value-type="float" office:value="12.0392296006945">
            <text:p>12.04</text:p>
          </table:table-cell>
          <table:table-cell table:formula="of:=[.E849]/(2*3.1415)" office:value-type="float" office:value="1.16319433391692">
            <text:p>1.16</text:p>
          </table:table-cell>
          <table:table-cell table:formula="of:=[.F849]*6.28/[.$K$1]" office:value-type="float" office:value="7.30835">
            <text:p>7.31</text:p>
          </table:table-cell>
          <table:table-cell office:value-type="float" office:value="3724">
            <text:p>3724.00</text:p>
          </table:table-cell>
          <table:table-cell table:formula="of:=[.G848]+[.H849]*0.1" office:value-type="float" office:value="433.412265625">
            <text:p>433.41</text:p>
          </table:table-cell>
          <table:table-cell table:formula="of:=[.$H$5]+[.E849]*[.$I$5]/(2*3.14)" office:value-type="float" office:value="5.1745625">
            <text:p>5.17</text:p>
          </table:table-cell>
          <table:table-cell table:number-columns-repeated="3"/>
        </table:table-row>
        <table:table-row table:style-name="ro2">
          <table:table-cell table:formula="of:=6.28*[.B850]/3200" office:value-type="float" office:value="16.583125">
            <text:p>16.583125</text:p>
          </table:table-cell>
          <table:table-cell office:value-type="float" office:value="8450">
            <text:p>8450</text:p>
          </table:table-cell>
          <table:table-cell table:formula="of:=[.G850]/36" office:value-type="float" office:value="12.053603515625">
            <text:p>12.05</text:p>
          </table:table-cell>
          <table:table-cell table:formula="of:=[.E850]/(2*3.1415)" office:value-type="float" office:value="1.16350668470476">
            <text:p>1.16</text:p>
          </table:table-cell>
          <table:table-cell table:formula="of:=[.F850]*6.28/[.$K$1]" office:value-type="float" office:value="7.3103125">
            <text:p>7.31</text:p>
          </table:table-cell>
          <table:table-cell office:value-type="float" office:value="3725">
            <text:p>3725.00</text:p>
          </table:table-cell>
          <table:table-cell table:formula="of:=[.G849]+[.H850]*0.1" office:value-type="float" office:value="433.9297265625">
            <text:p>433.93</text:p>
          </table:table-cell>
          <table:table-cell table:formula="of:=[.$H$5]+[.E850]*[.$I$5]/(2*3.14)" office:value-type="float" office:value="5.174609375">
            <text:p>5.17</text:p>
          </table:table-cell>
          <table:table-cell table:number-columns-repeated="3"/>
        </table:table-row>
        <table:table-row table:style-name="ro2">
          <table:table-cell table:formula="of:=6.28*[.B851]/3200" office:value-type="float" office:value="16.60275">
            <text:p>16.60275</text:p>
          </table:table-cell>
          <table:table-cell office:value-type="float" office:value="8460">
            <text:p>8460</text:p>
          </table:table-cell>
          <table:table-cell table:formula="of:=[.G851]/36" office:value-type="float" office:value="12.0679775607639">
            <text:p>12.07</text:p>
          </table:table-cell>
          <table:table-cell table:formula="of:=[.E851]/(2*3.1415)" office:value-type="float" office:value="1.1638190354926">
            <text:p>1.16</text:p>
          </table:table-cell>
          <table:table-cell table:formula="of:=[.F851]*6.28/[.$K$1]" office:value-type="float" office:value="7.312275">
            <text:p>7.31</text:p>
          </table:table-cell>
          <table:table-cell office:value-type="float" office:value="3726">
            <text:p>3726.00</text:p>
          </table:table-cell>
          <table:table-cell table:formula="of:=[.G850]+[.H851]*0.1" office:value-type="float" office:value="434.4471921875">
            <text:p>434.45</text:p>
          </table:table-cell>
          <table:table-cell table:formula="of:=[.$H$5]+[.E851]*[.$I$5]/(2*3.14)" office:value-type="float" office:value="5.17465625">
            <text:p>5.17</text:p>
          </table:table-cell>
          <table:table-cell table:number-columns-repeated="3"/>
        </table:table-row>
        <table:table-row table:style-name="ro2">
          <table:table-cell table:formula="of:=6.28*[.B852]/3200" office:value-type="float" office:value="16.622375">
            <text:p>16.622375</text:p>
          </table:table-cell>
          <table:table-cell office:value-type="float" office:value="8470">
            <text:p>8470</text:p>
          </table:table-cell>
          <table:table-cell table:formula="of:=[.G852]/36" office:value-type="float" office:value="12.0823517361111">
            <text:p>12.08</text:p>
          </table:table-cell>
          <table:table-cell table:formula="of:=[.E852]/(2*3.1415)" office:value-type="float" office:value="1.16413138628044">
            <text:p>1.16</text:p>
          </table:table-cell>
          <table:table-cell table:formula="of:=[.F852]*6.28/[.$K$1]" office:value-type="float" office:value="7.3142375">
            <text:p>7.31</text:p>
          </table:table-cell>
          <table:table-cell office:value-type="float" office:value="3727">
            <text:p>3727.00</text:p>
          </table:table-cell>
          <table:table-cell table:formula="of:=[.G851]+[.H852]*0.1" office:value-type="float" office:value="434.9646625">
            <text:p>434.96</text:p>
          </table:table-cell>
          <table:table-cell table:formula="of:=[.$H$5]+[.E852]*[.$I$5]/(2*3.14)" office:value-type="float" office:value="5.174703125">
            <text:p>5.17</text:p>
          </table:table-cell>
          <table:table-cell table:number-columns-repeated="3"/>
        </table:table-row>
        <table:table-row table:style-name="ro2">
          <table:table-cell table:formula="of:=6.28*[.B853]/3200" office:value-type="float" office:value="16.642">
            <text:p>16.642</text:p>
          </table:table-cell>
          <table:table-cell office:value-type="float" office:value="8480">
            <text:p>8480</text:p>
          </table:table-cell>
          <table:table-cell table:formula="of:=[.G853]/36" office:value-type="float" office:value="12.0967260416667">
            <text:p>12.10</text:p>
          </table:table-cell>
          <table:table-cell table:formula="of:=[.E853]/(2*3.1415)" office:value-type="float" office:value="1.16444373706828">
            <text:p>1.16</text:p>
          </table:table-cell>
          <table:table-cell table:formula="of:=[.F853]*6.28/[.$K$1]" office:value-type="float" office:value="7.3162">
            <text:p>7.32</text:p>
          </table:table-cell>
          <table:table-cell office:value-type="float" office:value="3728">
            <text:p>3728.00</text:p>
          </table:table-cell>
          <table:table-cell table:formula="of:=[.G852]+[.H853]*0.1" office:value-type="float" office:value="435.4821375">
            <text:p>435.48</text:p>
          </table:table-cell>
          <table:table-cell table:formula="of:=[.$H$5]+[.E853]*[.$I$5]/(2*3.14)" office:value-type="float" office:value="5.17475">
            <text:p>5.17</text:p>
          </table:table-cell>
          <table:table-cell table:number-columns-repeated="3"/>
        </table:table-row>
        <table:table-row table:style-name="ro2">
          <table:table-cell table:formula="of:=6.28*[.B854]/3200" office:value-type="float" office:value="16.661625">
            <text:p>16.661625</text:p>
          </table:table-cell>
          <table:table-cell office:value-type="float" office:value="8490">
            <text:p>8490</text:p>
          </table:table-cell>
          <table:table-cell table:formula="of:=[.G854]/36" office:value-type="float" office:value="12.1111004774306">
            <text:p>12.11</text:p>
          </table:table-cell>
          <table:table-cell table:formula="of:=[.E854]/(2*3.1415)" office:value-type="float" office:value="1.16475608785612">
            <text:p>1.16</text:p>
          </table:table-cell>
          <table:table-cell table:formula="of:=[.F854]*6.28/[.$K$1]" office:value-type="float" office:value="7.3181625">
            <text:p>7.32</text:p>
          </table:table-cell>
          <table:table-cell office:value-type="float" office:value="3729">
            <text:p>3729.00</text:p>
          </table:table-cell>
          <table:table-cell table:formula="of:=[.G853]+[.H854]*0.1" office:value-type="float" office:value="435.9996171875">
            <text:p>436.00</text:p>
          </table:table-cell>
          <table:table-cell table:formula="of:=[.$H$5]+[.E854]*[.$I$5]/(2*3.14)" office:value-type="float" office:value="5.174796875">
            <text:p>5.17</text:p>
          </table:table-cell>
          <table:table-cell table:number-columns-repeated="3"/>
        </table:table-row>
        <table:table-row table:style-name="ro2">
          <table:table-cell table:formula="of:=6.28*[.B855]/3200" office:value-type="float" office:value="16.68125">
            <text:p>16.68125</text:p>
          </table:table-cell>
          <table:table-cell office:value-type="float" office:value="8500">
            <text:p>8500</text:p>
          </table:table-cell>
          <table:table-cell table:formula="of:=[.G855]/36" office:value-type="float" office:value="12.1254750434028">
            <text:p>12.13</text:p>
          </table:table-cell>
          <table:table-cell table:formula="of:=[.E855]/(2*3.1415)" office:value-type="float" office:value="1.16506843864396">
            <text:p>1.17</text:p>
          </table:table-cell>
          <table:table-cell table:formula="of:=[.F855]*6.28/[.$K$1]" office:value-type="float" office:value="7.320125">
            <text:p>7.32</text:p>
          </table:table-cell>
          <table:table-cell office:value-type="float" office:value="3730">
            <text:p>3730.00</text:p>
          </table:table-cell>
          <table:table-cell table:formula="of:=[.G854]+[.H855]*0.1" office:value-type="float" office:value="436.5171015625">
            <text:p>436.52</text:p>
          </table:table-cell>
          <table:table-cell table:formula="of:=[.$H$5]+[.E855]*[.$I$5]/(2*3.14)" office:value-type="float" office:value="5.17484375">
            <text:p>5.17</text:p>
          </table:table-cell>
          <table:table-cell table:number-columns-repeated="3"/>
        </table:table-row>
        <table:table-row table:style-name="ro2">
          <table:table-cell table:formula="of:=6.28*[.B856]/3200" office:value-type="float" office:value="16.700875">
            <text:p>16.700875</text:p>
          </table:table-cell>
          <table:table-cell office:value-type="float" office:value="8510">
            <text:p>8510</text:p>
          </table:table-cell>
          <table:table-cell table:formula="of:=[.G856]/36" office:value-type="float" office:value="12.1398497395833">
            <text:p>12.14</text:p>
          </table:table-cell>
          <table:table-cell table:formula="of:=[.E856]/(2*3.1415)" office:value-type="float" office:value="1.1653807894318">
            <text:p>1.17</text:p>
          </table:table-cell>
          <table:table-cell table:formula="of:=[.F856]*6.28/[.$K$1]" office:value-type="float" office:value="7.3220875">
            <text:p>7.32</text:p>
          </table:table-cell>
          <table:table-cell office:value-type="float" office:value="3731">
            <text:p>3731.00</text:p>
          </table:table-cell>
          <table:table-cell table:formula="of:=[.G855]+[.H856]*0.1" office:value-type="float" office:value="437.034590625">
            <text:p>437.03</text:p>
          </table:table-cell>
          <table:table-cell table:formula="of:=[.$H$5]+[.E856]*[.$I$5]/(2*3.14)" office:value-type="float" office:value="5.174890625">
            <text:p>5.17</text:p>
          </table:table-cell>
          <table:table-cell table:number-columns-repeated="3"/>
        </table:table-row>
        <table:table-row table:style-name="ro2">
          <table:table-cell table:formula="of:=6.28*[.B857]/3200" office:value-type="float" office:value="16.7205">
            <text:p>16.7205</text:p>
          </table:table-cell>
          <table:table-cell office:value-type="float" office:value="8520">
            <text:p>8520</text:p>
          </table:table-cell>
          <table:table-cell table:formula="of:=[.G857]/36" office:value-type="float" office:value="12.1542245659722">
            <text:p>12.15</text:p>
          </table:table-cell>
          <table:table-cell table:formula="of:=[.E857]/(2*3.1415)" office:value-type="float" office:value="1.16569314021964">
            <text:p>1.17</text:p>
          </table:table-cell>
          <table:table-cell table:formula="of:=[.F857]*6.28/[.$K$1]" office:value-type="float" office:value="7.32405">
            <text:p>7.32</text:p>
          </table:table-cell>
          <table:table-cell office:value-type="float" office:value="3732">
            <text:p>3732.00</text:p>
          </table:table-cell>
          <table:table-cell table:formula="of:=[.G856]+[.H857]*0.1" office:value-type="float" office:value="437.552084375">
            <text:p>437.55</text:p>
          </table:table-cell>
          <table:table-cell table:formula="of:=[.$H$5]+[.E857]*[.$I$5]/(2*3.14)" office:value-type="float" office:value="5.1749375">
            <text:p>5.17</text:p>
          </table:table-cell>
          <table:table-cell table:number-columns-repeated="3"/>
        </table:table-row>
        <table:table-row table:style-name="ro2">
          <table:table-cell table:formula="of:=6.28*[.B858]/3200" office:value-type="float" office:value="16.740125">
            <text:p>16.740125</text:p>
          </table:table-cell>
          <table:table-cell office:value-type="float" office:value="8530">
            <text:p>8530</text:p>
          </table:table-cell>
          <table:table-cell table:formula="of:=[.G858]/36" office:value-type="float" office:value="12.1685995225695">
            <text:p>12.17</text:p>
          </table:table-cell>
          <table:table-cell table:formula="of:=[.E858]/(2*3.1415)" office:value-type="float" office:value="1.16600549100748">
            <text:p>1.17</text:p>
          </table:table-cell>
          <table:table-cell table:formula="of:=[.F858]*6.28/[.$K$1]" office:value-type="float" office:value="7.3260125">
            <text:p>7.33</text:p>
          </table:table-cell>
          <table:table-cell office:value-type="float" office:value="3733">
            <text:p>3733.00</text:p>
          </table:table-cell>
          <table:table-cell table:formula="of:=[.G857]+[.H858]*0.1" office:value-type="float" office:value="438.0695828125">
            <text:p>438.07</text:p>
          </table:table-cell>
          <table:table-cell table:formula="of:=[.$H$5]+[.E858]*[.$I$5]/(2*3.14)" office:value-type="float" office:value="5.174984375">
            <text:p>5.17</text:p>
          </table:table-cell>
          <table:table-cell table:number-columns-repeated="3"/>
        </table:table-row>
        <table:table-row table:style-name="ro2">
          <table:table-cell table:formula="of:=6.28*[.B859]/3200" office:value-type="float" office:value="16.75975">
            <text:p>16.75975</text:p>
          </table:table-cell>
          <table:table-cell office:value-type="float" office:value="8540">
            <text:p>8540</text:p>
          </table:table-cell>
          <table:table-cell table:formula="of:=[.G859]/36" office:value-type="float" office:value="12.182974609375">
            <text:p>12.18</text:p>
          </table:table-cell>
          <table:table-cell table:formula="of:=[.E859]/(2*3.1415)" office:value-type="float" office:value="1.16631784179532">
            <text:p>1.17</text:p>
          </table:table-cell>
          <table:table-cell table:formula="of:=[.F859]*6.28/[.$K$1]" office:value-type="float" office:value="7.327975">
            <text:p>7.33</text:p>
          </table:table-cell>
          <table:table-cell office:value-type="float" office:value="3734">
            <text:p>3734.00</text:p>
          </table:table-cell>
          <table:table-cell table:formula="of:=[.G858]+[.H859]*0.1" office:value-type="float" office:value="438.5870859375">
            <text:p>438.59</text:p>
          </table:table-cell>
          <table:table-cell table:formula="of:=[.$H$5]+[.E859]*[.$I$5]/(2*3.14)" office:value-type="float" office:value="5.17503125">
            <text:p>5.18</text:p>
          </table:table-cell>
          <table:table-cell table:number-columns-repeated="3"/>
        </table:table-row>
        <table:table-row table:style-name="ro2">
          <table:table-cell table:formula="of:=6.28*[.B860]/3200" office:value-type="float" office:value="16.779375">
            <text:p>16.779375</text:p>
          </table:table-cell>
          <table:table-cell office:value-type="float" office:value="8550">
            <text:p>8550</text:p>
          </table:table-cell>
          <table:table-cell table:formula="of:=[.G860]/36" office:value-type="float" office:value="12.1973498263889">
            <text:p>12.20</text:p>
          </table:table-cell>
          <table:table-cell table:formula="of:=[.E860]/(2*3.1415)" office:value-type="float" office:value="1.16663019258316">
            <text:p>1.17</text:p>
          </table:table-cell>
          <table:table-cell table:formula="of:=[.F860]*6.28/[.$K$1]" office:value-type="float" office:value="7.3299375">
            <text:p>7.33</text:p>
          </table:table-cell>
          <table:table-cell office:value-type="float" office:value="3735">
            <text:p>3735.00</text:p>
          </table:table-cell>
          <table:table-cell table:formula="of:=[.G859]+[.H860]*0.1" office:value-type="float" office:value="439.10459375">
            <text:p>439.10</text:p>
          </table:table-cell>
          <table:table-cell table:formula="of:=[.$H$5]+[.E860]*[.$I$5]/(2*3.14)" office:value-type="float" office:value="5.175078125">
            <text:p>5.18</text:p>
          </table:table-cell>
          <table:table-cell table:number-columns-repeated="3"/>
        </table:table-row>
        <table:table-row table:style-name="ro2">
          <table:table-cell table:formula="of:=6.28*[.B861]/3200" office:value-type="float" office:value="16.799">
            <text:p>16.799</text:p>
          </table:table-cell>
          <table:table-cell office:value-type="float" office:value="8560">
            <text:p>8560</text:p>
          </table:table-cell>
          <table:table-cell table:formula="of:=[.G861]/36" office:value-type="float" office:value="12.2117251736111">
            <text:p>12.21</text:p>
          </table:table-cell>
          <table:table-cell table:formula="of:=[.E861]/(2*3.1415)" office:value-type="float" office:value="1.166942543371">
            <text:p>1.17</text:p>
          </table:table-cell>
          <table:table-cell table:formula="of:=[.F861]*6.28/[.$K$1]" office:value-type="float" office:value="7.3319">
            <text:p>7.33</text:p>
          </table:table-cell>
          <table:table-cell office:value-type="float" office:value="3736">
            <text:p>3736.00</text:p>
          </table:table-cell>
          <table:table-cell table:formula="of:=[.G860]+[.H861]*0.1" office:value-type="float" office:value="439.62210625">
            <text:p>439.62</text:p>
          </table:table-cell>
          <table:table-cell table:formula="of:=[.$H$5]+[.E861]*[.$I$5]/(2*3.14)" office:value-type="float" office:value="5.175125">
            <text:p>5.18</text:p>
          </table:table-cell>
          <table:table-cell table:number-columns-repeated="3"/>
        </table:table-row>
        <table:table-row table:style-name="ro2">
          <table:table-cell table:formula="of:=6.28*[.B862]/3200" office:value-type="float" office:value="16.818625">
            <text:p>16.818625</text:p>
          </table:table-cell>
          <table:table-cell office:value-type="float" office:value="8570">
            <text:p>8570</text:p>
          </table:table-cell>
          <table:table-cell table:formula="of:=[.G862]/36" office:value-type="float" office:value="12.2261006510417">
            <text:p>12.23</text:p>
          </table:table-cell>
          <table:table-cell table:formula="of:=[.E862]/(2*3.1415)" office:value-type="float" office:value="1.16725489415884">
            <text:p>1.17</text:p>
          </table:table-cell>
          <table:table-cell table:formula="of:=[.F862]*6.28/[.$K$1]" office:value-type="float" office:value="7.3338625">
            <text:p>7.33</text:p>
          </table:table-cell>
          <table:table-cell office:value-type="float" office:value="3737">
            <text:p>3737.00</text:p>
          </table:table-cell>
          <table:table-cell table:formula="of:=[.G861]+[.H862]*0.1" office:value-type="float" office:value="440.1396234375">
            <text:p>440.14</text:p>
          </table:table-cell>
          <table:table-cell table:formula="of:=[.$H$5]+[.E862]*[.$I$5]/(2*3.14)" office:value-type="float" office:value="5.175171875">
            <text:p>5.18</text:p>
          </table:table-cell>
          <table:table-cell table:number-columns-repeated="3"/>
        </table:table-row>
        <table:table-row table:style-name="ro2">
          <table:table-cell table:formula="of:=6.28*[.B863]/3200" office:value-type="float" office:value="16.83825">
            <text:p>16.83825</text:p>
          </table:table-cell>
          <table:table-cell office:value-type="float" office:value="8580">
            <text:p>8580</text:p>
          </table:table-cell>
          <table:table-cell table:formula="of:=[.G863]/36" office:value-type="float" office:value="12.2404762586806">
            <text:p>12.24</text:p>
          </table:table-cell>
          <table:table-cell table:formula="of:=[.E863]/(2*3.1415)" office:value-type="float" office:value="1.16756724494668">
            <text:p>1.17</text:p>
          </table:table-cell>
          <table:table-cell table:formula="of:=[.F863]*6.28/[.$K$1]" office:value-type="float" office:value="7.335825">
            <text:p>7.34</text:p>
          </table:table-cell>
          <table:table-cell office:value-type="float" office:value="3738">
            <text:p>3738.00</text:p>
          </table:table-cell>
          <table:table-cell table:formula="of:=[.G862]+[.H863]*0.1" office:value-type="float" office:value="440.6571453125">
            <text:p>440.66</text:p>
          </table:table-cell>
          <table:table-cell table:formula="of:=[.$H$5]+[.E863]*[.$I$5]/(2*3.14)" office:value-type="float" office:value="5.17521875">
            <text:p>5.18</text:p>
          </table:table-cell>
          <table:table-cell table:number-columns-repeated="3"/>
        </table:table-row>
        <table:table-row table:style-name="ro2">
          <table:table-cell table:formula="of:=6.28*[.B864]/3200" office:value-type="float" office:value="16.857875">
            <text:p>16.857875</text:p>
          </table:table-cell>
          <table:table-cell office:value-type="float" office:value="8590">
            <text:p>8590</text:p>
          </table:table-cell>
          <table:table-cell table:formula="of:=[.G864]/36" office:value-type="float" office:value="12.2548519965278">
            <text:p>12.25</text:p>
          </table:table-cell>
          <table:table-cell table:formula="of:=[.E864]/(2*3.1415)" office:value-type="float" office:value="1.16787959573452">
            <text:p>1.17</text:p>
          </table:table-cell>
          <table:table-cell table:formula="of:=[.F864]*6.28/[.$K$1]" office:value-type="float" office:value="7.3377875">
            <text:p>7.34</text:p>
          </table:table-cell>
          <table:table-cell office:value-type="float" office:value="3739">
            <text:p>3739.00</text:p>
          </table:table-cell>
          <table:table-cell table:formula="of:=[.G863]+[.H864]*0.1" office:value-type="float" office:value="441.174671875">
            <text:p>441.17</text:p>
          </table:table-cell>
          <table:table-cell table:formula="of:=[.$H$5]+[.E864]*[.$I$5]/(2*3.14)" office:value-type="float" office:value="5.175265625">
            <text:p>5.18</text:p>
          </table:table-cell>
          <table:table-cell table:number-columns-repeated="3"/>
        </table:table-row>
        <table:table-row table:style-name="ro2">
          <table:table-cell table:formula="of:=6.28*[.B865]/3200" office:value-type="float" office:value="16.8775">
            <text:p>16.8775</text:p>
          </table:table-cell>
          <table:table-cell office:value-type="float" office:value="8600">
            <text:p>8600</text:p>
          </table:table-cell>
          <table:table-cell table:formula="of:=[.G865]/36" office:value-type="float" office:value="12.2692278645833">
            <text:p>12.27</text:p>
          </table:table-cell>
          <table:table-cell table:formula="of:=[.E865]/(2*3.1415)" office:value-type="float" office:value="1.16819194652236">
            <text:p>1.17</text:p>
          </table:table-cell>
          <table:table-cell table:formula="of:=[.F865]*6.28/[.$K$1]" office:value-type="float" office:value="7.33975">
            <text:p>7.34</text:p>
          </table:table-cell>
          <table:table-cell office:value-type="float" office:value="3740">
            <text:p>3740.00</text:p>
          </table:table-cell>
          <table:table-cell table:formula="of:=[.G864]+[.H865]*0.1" office:value-type="float" office:value="441.692203125">
            <text:p>441.69</text:p>
          </table:table-cell>
          <table:table-cell table:formula="of:=[.$H$5]+[.E865]*[.$I$5]/(2*3.14)" office:value-type="float" office:value="5.1753125">
            <text:p>5.18</text:p>
          </table:table-cell>
          <table:table-cell table:number-columns-repeated="3"/>
        </table:table-row>
        <table:table-row table:style-name="ro2">
          <table:table-cell table:formula="of:=6.28*[.B866]/3200" office:value-type="float" office:value="16.897125">
            <text:p>16.897125</text:p>
          </table:table-cell>
          <table:table-cell office:value-type="float" office:value="8610">
            <text:p>8610</text:p>
          </table:table-cell>
          <table:table-cell table:formula="of:=[.G866]/36" office:value-type="float" office:value="12.2836038628472">
            <text:p>12.28</text:p>
          </table:table-cell>
          <table:table-cell table:formula="of:=[.E866]/(2*3.1415)" office:value-type="float" office:value="1.1685042973102">
            <text:p>1.17</text:p>
          </table:table-cell>
          <table:table-cell table:formula="of:=[.F866]*6.28/[.$K$1]" office:value-type="float" office:value="7.3417125">
            <text:p>7.34</text:p>
          </table:table-cell>
          <table:table-cell office:value-type="float" office:value="3741">
            <text:p>3741.00</text:p>
          </table:table-cell>
          <table:table-cell table:formula="of:=[.G865]+[.H866]*0.1" office:value-type="float" office:value="442.2097390625">
            <text:p>442.21</text:p>
          </table:table-cell>
          <table:table-cell table:formula="of:=[.$H$5]+[.E866]*[.$I$5]/(2*3.14)" office:value-type="float" office:value="5.175359375">
            <text:p>5.18</text:p>
          </table:table-cell>
          <table:table-cell table:number-columns-repeated="3"/>
        </table:table-row>
        <table:table-row table:style-name="ro2">
          <table:table-cell table:formula="of:=6.28*[.B867]/3200" office:value-type="float" office:value="16.91675">
            <text:p>16.91675</text:p>
          </table:table-cell>
          <table:table-cell office:value-type="float" office:value="8620">
            <text:p>8620</text:p>
          </table:table-cell>
          <table:table-cell table:formula="of:=[.G867]/36" office:value-type="float" office:value="12.2979799913195">
            <text:p>12.30</text:p>
          </table:table-cell>
          <table:table-cell table:formula="of:=[.E867]/(2*3.1415)" office:value-type="float" office:value="1.16881664809804">
            <text:p>1.17</text:p>
          </table:table-cell>
          <table:table-cell table:formula="of:=[.F867]*6.28/[.$K$1]" office:value-type="float" office:value="7.343675">
            <text:p>7.34</text:p>
          </table:table-cell>
          <table:table-cell office:value-type="float" office:value="3742">
            <text:p>3742.00</text:p>
          </table:table-cell>
          <table:table-cell table:formula="of:=[.G866]+[.H867]*0.1" office:value-type="float" office:value="442.7272796875">
            <text:p>442.73</text:p>
          </table:table-cell>
          <table:table-cell table:formula="of:=[.$H$5]+[.E867]*[.$I$5]/(2*3.14)" office:value-type="float" office:value="5.17540625">
            <text:p>5.18</text:p>
          </table:table-cell>
          <table:table-cell table:number-columns-repeated="3"/>
        </table:table-row>
        <table:table-row table:style-name="ro2">
          <table:table-cell table:formula="of:=6.28*[.B868]/3200" office:value-type="float" office:value="16.936375">
            <text:p>16.936375</text:p>
          </table:table-cell>
          <table:table-cell office:value-type="float" office:value="8630">
            <text:p>8630</text:p>
          </table:table-cell>
          <table:table-cell table:formula="of:=[.G868]/36" office:value-type="float" office:value="12.31235625">
            <text:p>12.31</text:p>
          </table:table-cell>
          <table:table-cell table:formula="of:=[.E868]/(2*3.1415)" office:value-type="float" office:value="1.16912899888588">
            <text:p>1.17</text:p>
          </table:table-cell>
          <table:table-cell table:formula="of:=[.F868]*6.28/[.$K$1]" office:value-type="float" office:value="7.3456375">
            <text:p>7.35</text:p>
          </table:table-cell>
          <table:table-cell office:value-type="float" office:value="3743">
            <text:p>3743.00</text:p>
          </table:table-cell>
          <table:table-cell table:formula="of:=[.G867]+[.H868]*0.1" office:value-type="float" office:value="443.244825">
            <text:p>443.24</text:p>
          </table:table-cell>
          <table:table-cell table:formula="of:=[.$H$5]+[.E868]*[.$I$5]/(2*3.14)" office:value-type="float" office:value="5.175453125">
            <text:p>5.18</text:p>
          </table:table-cell>
          <table:table-cell table:number-columns-repeated="3"/>
        </table:table-row>
        <table:table-row table:style-name="ro2">
          <table:table-cell table:formula="of:=6.28*[.B869]/3200" office:value-type="float" office:value="16.956">
            <text:p>16.956</text:p>
          </table:table-cell>
          <table:table-cell office:value-type="float" office:value="8640">
            <text:p>8640</text:p>
          </table:table-cell>
          <table:table-cell table:formula="of:=[.G869]/36" office:value-type="float" office:value="12.3267326388889">
            <text:p>12.33</text:p>
          </table:table-cell>
          <table:table-cell table:formula="of:=[.E869]/(2*3.1415)" office:value-type="float" office:value="1.16944134967372">
            <text:p>1.17</text:p>
          </table:table-cell>
          <table:table-cell table:formula="of:=[.F869]*6.28/[.$K$1]" office:value-type="float" office:value="7.3476">
            <text:p>7.35</text:p>
          </table:table-cell>
          <table:table-cell office:value-type="float" office:value="3744">
            <text:p>3744.00</text:p>
          </table:table-cell>
          <table:table-cell table:formula="of:=[.G868]+[.H869]*0.1" office:value-type="float" office:value="443.762375">
            <text:p>443.76</text:p>
          </table:table-cell>
          <table:table-cell table:formula="of:=[.$H$5]+[.E869]*[.$I$5]/(2*3.14)" office:value-type="float" office:value="5.1755">
            <text:p>5.18</text:p>
          </table:table-cell>
          <table:table-cell table:number-columns-repeated="3"/>
        </table:table-row>
        <table:table-row table:style-name="ro2">
          <table:table-cell table:formula="of:=6.28*[.B870]/3200" office:value-type="float" office:value="16.975625">
            <text:p>16.975625</text:p>
          </table:table-cell>
          <table:table-cell office:value-type="float" office:value="8650">
            <text:p>8650</text:p>
          </table:table-cell>
          <table:table-cell table:formula="of:=[.G870]/36" office:value-type="float" office:value="12.3411091579861">
            <text:p>12.34</text:p>
          </table:table-cell>
          <table:table-cell table:formula="of:=[.E870]/(2*3.1415)" office:value-type="float" office:value="1.16975370046156">
            <text:p>1.17</text:p>
          </table:table-cell>
          <table:table-cell table:formula="of:=[.F870]*6.28/[.$K$1]" office:value-type="float" office:value="7.3495625">
            <text:p>7.35</text:p>
          </table:table-cell>
          <table:table-cell office:value-type="float" office:value="3745">
            <text:p>3745.00</text:p>
          </table:table-cell>
          <table:table-cell table:formula="of:=[.G869]+[.H870]*0.1" office:value-type="float" office:value="444.2799296875">
            <text:p>444.28</text:p>
          </table:table-cell>
          <table:table-cell table:formula="of:=[.$H$5]+[.E870]*[.$I$5]/(2*3.14)" office:value-type="float" office:value="5.175546875">
            <text:p>5.18</text:p>
          </table:table-cell>
          <table:table-cell table:number-columns-repeated="3"/>
        </table:table-row>
        <table:table-row table:style-name="ro2">
          <table:table-cell table:formula="of:=6.28*[.B871]/3200" office:value-type="float" office:value="16.99525">
            <text:p>16.99525</text:p>
          </table:table-cell>
          <table:table-cell office:value-type="float" office:value="8660">
            <text:p>8660</text:p>
          </table:table-cell>
          <table:table-cell table:formula="of:=[.G871]/36" office:value-type="float" office:value="12.3554858072917">
            <text:p>12.36</text:p>
          </table:table-cell>
          <table:table-cell table:formula="of:=[.E871]/(2*3.1415)" office:value-type="float" office:value="1.1700660512494">
            <text:p>1.17</text:p>
          </table:table-cell>
          <table:table-cell table:formula="of:=[.F871]*6.28/[.$K$1]" office:value-type="float" office:value="7.351525">
            <text:p>7.35</text:p>
          </table:table-cell>
          <table:table-cell office:value-type="float" office:value="3746">
            <text:p>3746.00</text:p>
          </table:table-cell>
          <table:table-cell table:formula="of:=[.G870]+[.H871]*0.1" office:value-type="float" office:value="444.7974890625">
            <text:p>444.80</text:p>
          </table:table-cell>
          <table:table-cell table:formula="of:=[.$H$5]+[.E871]*[.$I$5]/(2*3.14)" office:value-type="float" office:value="5.17559375">
            <text:p>5.18</text:p>
          </table:table-cell>
          <table:table-cell table:number-columns-repeated="3"/>
        </table:table-row>
        <table:table-row table:style-name="ro2">
          <table:table-cell table:formula="of:=6.28*[.B872]/3200" office:value-type="float" office:value="17.014875">
            <text:p>17.014875</text:p>
          </table:table-cell>
          <table:table-cell office:value-type="float" office:value="8670">
            <text:p>8670</text:p>
          </table:table-cell>
          <table:table-cell table:formula="of:=[.G872]/36" office:value-type="float" office:value="12.3698625868056">
            <text:p>12.37</text:p>
          </table:table-cell>
          <table:table-cell table:formula="of:=[.E872]/(2*3.1415)" office:value-type="float" office:value="1.17037840203724">
            <text:p>1.17</text:p>
          </table:table-cell>
          <table:table-cell table:formula="of:=[.F872]*6.28/[.$K$1]" office:value-type="float" office:value="7.3534875">
            <text:p>7.35</text:p>
          </table:table-cell>
          <table:table-cell office:value-type="float" office:value="3747">
            <text:p>3747.00</text:p>
          </table:table-cell>
          <table:table-cell table:formula="of:=[.G871]+[.H872]*0.1" office:value-type="float" office:value="445.315053125">
            <text:p>445.32</text:p>
          </table:table-cell>
          <table:table-cell table:formula="of:=[.$H$5]+[.E872]*[.$I$5]/(2*3.14)" office:value-type="float" office:value="5.175640625">
            <text:p>5.18</text:p>
          </table:table-cell>
          <table:table-cell table:number-columns-repeated="3"/>
        </table:table-row>
        <table:table-row table:style-name="ro2">
          <table:table-cell table:formula="of:=6.28*[.B873]/3200" office:value-type="float" office:value="17.0345">
            <text:p>17.0345</text:p>
          </table:table-cell>
          <table:table-cell office:value-type="float" office:value="8680">
            <text:p>8680</text:p>
          </table:table-cell>
          <table:table-cell table:formula="of:=[.G873]/36" office:value-type="float" office:value="12.3842394965278">
            <text:p>12.38</text:p>
          </table:table-cell>
          <table:table-cell table:formula="of:=[.E873]/(2*3.1415)" office:value-type="float" office:value="1.17069075282508">
            <text:p>1.17</text:p>
          </table:table-cell>
          <table:table-cell table:formula="of:=[.F873]*6.28/[.$K$1]" office:value-type="float" office:value="7.35545">
            <text:p>7.36</text:p>
          </table:table-cell>
          <table:table-cell office:value-type="float" office:value="3748">
            <text:p>3748.00</text:p>
          </table:table-cell>
          <table:table-cell table:formula="of:=[.G872]+[.H873]*0.1" office:value-type="float" office:value="445.832621875">
            <text:p>445.83</text:p>
          </table:table-cell>
          <table:table-cell table:formula="of:=[.$H$5]+[.E873]*[.$I$5]/(2*3.14)" office:value-type="float" office:value="5.1756875">
            <text:p>5.18</text:p>
          </table:table-cell>
          <table:table-cell table:number-columns-repeated="3"/>
        </table:table-row>
        <table:table-row table:style-name="ro2">
          <table:table-cell table:formula="of:=6.28*[.B874]/3200" office:value-type="float" office:value="17.054125">
            <text:p>17.054125</text:p>
          </table:table-cell>
          <table:table-cell office:value-type="float" office:value="8690">
            <text:p>8690</text:p>
          </table:table-cell>
          <table:table-cell table:formula="of:=[.G874]/36" office:value-type="float" office:value="12.3986165364583">
            <text:p>12.40</text:p>
          </table:table-cell>
          <table:table-cell table:formula="of:=[.E874]/(2*3.1415)" office:value-type="float" office:value="1.17100310361292">
            <text:p>1.17</text:p>
          </table:table-cell>
          <table:table-cell table:formula="of:=[.F874]*6.28/[.$K$1]" office:value-type="float" office:value="7.3574125">
            <text:p>7.36</text:p>
          </table:table-cell>
          <table:table-cell office:value-type="float" office:value="3749">
            <text:p>3749.00</text:p>
          </table:table-cell>
          <table:table-cell table:formula="of:=[.G873]+[.H874]*0.1" office:value-type="float" office:value="446.3501953125">
            <text:p>446.35</text:p>
          </table:table-cell>
          <table:table-cell table:formula="of:=[.$H$5]+[.E874]*[.$I$5]/(2*3.14)" office:value-type="float" office:value="5.175734375">
            <text:p>5.18</text:p>
          </table:table-cell>
          <table:table-cell table:number-columns-repeated="3"/>
        </table:table-row>
        <table:table-row table:style-name="ro2">
          <table:table-cell table:formula="of:=6.28*[.B875]/3200" office:value-type="float" office:value="17.07375">
            <text:p>17.07375</text:p>
          </table:table-cell>
          <table:table-cell office:value-type="float" office:value="8700">
            <text:p>8700</text:p>
          </table:table-cell>
          <table:table-cell table:formula="of:=[.G875]/36" office:value-type="float" office:value="12.4129937065972">
            <text:p>12.41</text:p>
          </table:table-cell>
          <table:table-cell table:formula="of:=[.E875]/(2*3.1415)" office:value-type="float" office:value="1.17131545440076">
            <text:p>1.17</text:p>
          </table:table-cell>
          <table:table-cell table:formula="of:=[.F875]*6.28/[.$K$1]" office:value-type="float" office:value="7.359375">
            <text:p>7.36</text:p>
          </table:table-cell>
          <table:table-cell office:value-type="float" office:value="3750">
            <text:p>3750.00</text:p>
          </table:table-cell>
          <table:table-cell table:formula="of:=[.G874]+[.H875]*0.1" office:value-type="float" office:value="446.8677734375">
            <text:p>446.87</text:p>
          </table:table-cell>
          <table:table-cell table:formula="of:=[.$H$5]+[.E875]*[.$I$5]/(2*3.14)" office:value-type="float" office:value="5.17578125">
            <text:p>5.18</text:p>
          </table:table-cell>
          <table:table-cell table:number-columns-repeated="3"/>
        </table:table-row>
        <table:table-row table:style-name="ro2">
          <table:table-cell table:formula="of:=6.28*[.B876]/3200" office:value-type="float" office:value="17.093375">
            <text:p>17.093375</text:p>
          </table:table-cell>
          <table:table-cell office:value-type="float" office:value="8710">
            <text:p>8710</text:p>
          </table:table-cell>
          <table:table-cell table:formula="of:=[.G876]/36" office:value-type="float" office:value="12.4273710069445">
            <text:p>12.43</text:p>
          </table:table-cell>
          <table:table-cell table:formula="of:=[.E876]/(2*3.1415)" office:value-type="float" office:value="1.1716278051886">
            <text:p>1.17</text:p>
          </table:table-cell>
          <table:table-cell table:formula="of:=[.F876]*6.28/[.$K$1]" office:value-type="float" office:value="7.3613375">
            <text:p>7.36</text:p>
          </table:table-cell>
          <table:table-cell office:value-type="float" office:value="3751">
            <text:p>3751.00</text:p>
          </table:table-cell>
          <table:table-cell table:formula="of:=[.G875]+[.H876]*0.1" office:value-type="float" office:value="447.38535625">
            <text:p>447.39</text:p>
          </table:table-cell>
          <table:table-cell table:formula="of:=[.$H$5]+[.E876]*[.$I$5]/(2*3.14)" office:value-type="float" office:value="5.175828125">
            <text:p>5.18</text:p>
          </table:table-cell>
          <table:table-cell table:number-columns-repeated="3"/>
        </table:table-row>
        <table:table-row table:style-name="ro2">
          <table:table-cell table:formula="of:=6.28*[.B877]/3200" office:value-type="float" office:value="17.113">
            <text:p>17.113</text:p>
          </table:table-cell>
          <table:table-cell office:value-type="float" office:value="8720">
            <text:p>8720</text:p>
          </table:table-cell>
          <table:table-cell table:formula="of:=[.G877]/36" office:value-type="float" office:value="12.4417484375">
            <text:p>12.44</text:p>
          </table:table-cell>
          <table:table-cell table:formula="of:=[.E877]/(2*3.1415)" office:value-type="float" office:value="1.17194015597644">
            <text:p>1.17</text:p>
          </table:table-cell>
          <table:table-cell table:formula="of:=[.F877]*6.28/[.$K$1]" office:value-type="float" office:value="7.3633">
            <text:p>7.36</text:p>
          </table:table-cell>
          <table:table-cell office:value-type="float" office:value="3752">
            <text:p>3752.00</text:p>
          </table:table-cell>
          <table:table-cell table:formula="of:=[.G876]+[.H877]*0.1" office:value-type="float" office:value="447.90294375">
            <text:p>447.90</text:p>
          </table:table-cell>
          <table:table-cell table:formula="of:=[.$H$5]+[.E877]*[.$I$5]/(2*3.14)" office:value-type="float" office:value="5.175875">
            <text:p>5.18</text:p>
          </table:table-cell>
          <table:table-cell table:number-columns-repeated="3"/>
        </table:table-row>
        <table:table-row table:style-name="ro2">
          <table:table-cell table:formula="of:=6.28*[.B878]/3200" office:value-type="float" office:value="17.132625">
            <text:p>17.132625</text:p>
          </table:table-cell>
          <table:table-cell office:value-type="float" office:value="8730">
            <text:p>8730</text:p>
          </table:table-cell>
          <table:table-cell table:formula="of:=[.G878]/36" office:value-type="float" office:value="12.4561259982639">
            <text:p>12.46</text:p>
          </table:table-cell>
          <table:table-cell table:formula="of:=[.E878]/(2*3.1415)" office:value-type="float" office:value="1.17225250676428">
            <text:p>1.17</text:p>
          </table:table-cell>
          <table:table-cell table:formula="of:=[.F878]*6.28/[.$K$1]" office:value-type="float" office:value="7.3652625">
            <text:p>7.37</text:p>
          </table:table-cell>
          <table:table-cell office:value-type="float" office:value="3753">
            <text:p>3753.00</text:p>
          </table:table-cell>
          <table:table-cell table:formula="of:=[.G877]+[.H878]*0.1" office:value-type="float" office:value="448.4205359375">
            <text:p>448.42</text:p>
          </table:table-cell>
          <table:table-cell table:formula="of:=[.$H$5]+[.E878]*[.$I$5]/(2*3.14)" office:value-type="float" office:value="5.175921875">
            <text:p>5.18</text:p>
          </table:table-cell>
          <table:table-cell table:number-columns-repeated="3"/>
        </table:table-row>
        <table:table-row table:style-name="ro2">
          <table:table-cell table:formula="of:=6.28*[.B879]/3200" office:value-type="float" office:value="17.15225">
            <text:p>17.15225</text:p>
          </table:table-cell>
          <table:table-cell office:value-type="float" office:value="8740">
            <text:p>8740</text:p>
          </table:table-cell>
          <table:table-cell table:formula="of:=[.G879]/36" office:value-type="float" office:value="12.4705036892361">
            <text:p>12.47</text:p>
          </table:table-cell>
          <table:table-cell table:formula="of:=[.E879]/(2*3.1415)" office:value-type="float" office:value="1.17256485755212">
            <text:p>1.17</text:p>
          </table:table-cell>
          <table:table-cell table:formula="of:=[.F879]*6.28/[.$K$1]" office:value-type="float" office:value="7.367225">
            <text:p>7.37</text:p>
          </table:table-cell>
          <table:table-cell office:value-type="float" office:value="3754">
            <text:p>3754.00</text:p>
          </table:table-cell>
          <table:table-cell table:formula="of:=[.G878]+[.H879]*0.1" office:value-type="float" office:value="448.9381328125">
            <text:p>448.94</text:p>
          </table:table-cell>
          <table:table-cell table:formula="of:=[.$H$5]+[.E879]*[.$I$5]/(2*3.14)" office:value-type="float" office:value="5.17596875">
            <text:p>5.18</text:p>
          </table:table-cell>
          <table:table-cell table:number-columns-repeated="3"/>
        </table:table-row>
        <table:table-row table:style-name="ro2">
          <table:table-cell table:formula="of:=6.28*[.B880]/3200" office:value-type="float" office:value="17.171875">
            <text:p>17.171875</text:p>
          </table:table-cell>
          <table:table-cell office:value-type="float" office:value="8750">
            <text:p>8750</text:p>
          </table:table-cell>
          <table:table-cell table:formula="of:=[.G880]/36" office:value-type="float" office:value="12.4848815104167">
            <text:p>12.48</text:p>
          </table:table-cell>
          <table:table-cell table:formula="of:=[.E880]/(2*3.1415)" office:value-type="float" office:value="1.17287720833997">
            <text:p>1.17</text:p>
          </table:table-cell>
          <table:table-cell table:formula="of:=[.F880]*6.28/[.$K$1]" office:value-type="float" office:value="7.3691875">
            <text:p>7.37</text:p>
          </table:table-cell>
          <table:table-cell office:value-type="float" office:value="3755">
            <text:p>3755.00</text:p>
          </table:table-cell>
          <table:table-cell table:formula="of:=[.G879]+[.H880]*0.1" office:value-type="float" office:value="449.455734375">
            <text:p>449.46</text:p>
          </table:table-cell>
          <table:table-cell table:formula="of:=[.$H$5]+[.E880]*[.$I$5]/(2*3.14)" office:value-type="float" office:value="5.176015625">
            <text:p>5.18</text:p>
          </table:table-cell>
          <table:table-cell table:number-columns-repeated="3"/>
        </table:table-row>
        <table:table-row table:style-name="ro2">
          <table:table-cell table:formula="of:=6.28*[.B881]/3200" office:value-type="float" office:value="17.1915">
            <text:p>17.1915</text:p>
          </table:table-cell>
          <table:table-cell office:value-type="float" office:value="8760">
            <text:p>8760</text:p>
          </table:table-cell>
          <table:table-cell table:formula="of:=[.G881]/36" office:value-type="float" office:value="12.4992594618056">
            <text:p>12.50</text:p>
          </table:table-cell>
          <table:table-cell table:formula="of:=[.E881]/(2*3.1415)" office:value-type="float" office:value="1.17318955912781">
            <text:p>1.17</text:p>
          </table:table-cell>
          <table:table-cell table:formula="of:=[.F881]*6.28/[.$K$1]" office:value-type="float" office:value="7.37115">
            <text:p>7.37</text:p>
          </table:table-cell>
          <table:table-cell office:value-type="float" office:value="3756">
            <text:p>3756.00</text:p>
          </table:table-cell>
          <table:table-cell table:formula="of:=[.G880]+[.H881]*0.1" office:value-type="float" office:value="449.973340625">
            <text:p>449.97</text:p>
          </table:table-cell>
          <table:table-cell table:formula="of:=[.$H$5]+[.E881]*[.$I$5]/(2*3.14)" office:value-type="float" office:value="5.1760625">
            <text:p>5.18</text:p>
          </table:table-cell>
          <table:table-cell table:number-columns-repeated="3"/>
        </table:table-row>
        <table:table-row table:style-name="ro2">
          <table:table-cell table:formula="of:=6.28*[.B882]/3200" office:value-type="float" office:value="17.211125">
            <text:p>17.211125</text:p>
          </table:table-cell>
          <table:table-cell office:value-type="float" office:value="8770">
            <text:p>8770</text:p>
          </table:table-cell>
          <table:table-cell table:formula="of:=[.G882]/36" office:value-type="float" office:value="12.5136375434028">
            <text:p>12.51</text:p>
          </table:table-cell>
          <table:table-cell table:formula="of:=[.E882]/(2*3.1415)" office:value-type="float" office:value="1.17350190991565">
            <text:p>1.17</text:p>
          </table:table-cell>
          <table:table-cell table:formula="of:=[.F882]*6.28/[.$K$1]" office:value-type="float" office:value="7.3731125">
            <text:p>7.37</text:p>
          </table:table-cell>
          <table:table-cell office:value-type="float" office:value="3757">
            <text:p>3757.00</text:p>
          </table:table-cell>
          <table:table-cell table:formula="of:=[.G881]+[.H882]*0.1" office:value-type="float" office:value="450.4909515625">
            <text:p>450.49</text:p>
          </table:table-cell>
          <table:table-cell table:formula="of:=[.$H$5]+[.E882]*[.$I$5]/(2*3.14)" office:value-type="float" office:value="5.176109375">
            <text:p>5.18</text:p>
          </table:table-cell>
          <table:table-cell table:number-columns-repeated="3"/>
        </table:table-row>
        <table:table-row table:style-name="ro2">
          <table:table-cell table:formula="of:=6.28*[.B883]/3200" office:value-type="float" office:value="17.23075">
            <text:p>17.23075</text:p>
          </table:table-cell>
          <table:table-cell office:value-type="float" office:value="8780">
            <text:p>8780</text:p>
          </table:table-cell>
          <table:table-cell table:formula="of:=[.G883]/36" office:value-type="float" office:value="12.5280157552083">
            <text:p>12.53</text:p>
          </table:table-cell>
          <table:table-cell table:formula="of:=[.E883]/(2*3.1415)" office:value-type="float" office:value="1.17381426070349">
            <text:p>1.17</text:p>
          </table:table-cell>
          <table:table-cell table:formula="of:=[.F883]*6.28/[.$K$1]" office:value-type="float" office:value="7.375075">
            <text:p>7.38</text:p>
          </table:table-cell>
          <table:table-cell office:value-type="float" office:value="3758">
            <text:p>3758.00</text:p>
          </table:table-cell>
          <table:table-cell table:formula="of:=[.G882]+[.H883]*0.1" office:value-type="float" office:value="451.0085671875">
            <text:p>451.01</text:p>
          </table:table-cell>
          <table:table-cell table:formula="of:=[.$H$5]+[.E883]*[.$I$5]/(2*3.14)" office:value-type="float" office:value="5.17615625">
            <text:p>5.18</text:p>
          </table:table-cell>
          <table:table-cell table:number-columns-repeated="3"/>
        </table:table-row>
        <table:table-row table:style-name="ro2">
          <table:table-cell table:formula="of:=6.28*[.B884]/3200" office:value-type="float" office:value="17.250375">
            <text:p>17.250375</text:p>
          </table:table-cell>
          <table:table-cell office:value-type="float" office:value="8790">
            <text:p>8790</text:p>
          </table:table-cell>
          <table:table-cell table:formula="of:=[.G884]/36" office:value-type="float" office:value="12.5423940972222">
            <text:p>12.54</text:p>
          </table:table-cell>
          <table:table-cell table:formula="of:=[.E884]/(2*3.1415)" office:value-type="float" office:value="1.17412661149133">
            <text:p>1.17</text:p>
          </table:table-cell>
          <table:table-cell table:formula="of:=[.F884]*6.28/[.$K$1]" office:value-type="float" office:value="7.3770375">
            <text:p>7.38</text:p>
          </table:table-cell>
          <table:table-cell office:value-type="float" office:value="3759">
            <text:p>3759.00</text:p>
          </table:table-cell>
          <table:table-cell table:formula="of:=[.G883]+[.H884]*0.1" office:value-type="float" office:value="451.5261875">
            <text:p>451.53</text:p>
          </table:table-cell>
          <table:table-cell table:formula="of:=[.$H$5]+[.E884]*[.$I$5]/(2*3.14)" office:value-type="float" office:value="5.176203125">
            <text:p>5.18</text:p>
          </table:table-cell>
          <table:table-cell table:number-columns-repeated="3"/>
        </table:table-row>
        <table:table-row table:style-name="ro2">
          <table:table-cell table:formula="of:=6.28*[.B885]/3200" office:value-type="float" office:value="17.27">
            <text:p>17.27</text:p>
          </table:table-cell>
          <table:table-cell office:value-type="float" office:value="8800">
            <text:p>8800</text:p>
          </table:table-cell>
          <table:table-cell table:formula="of:=[.G885]/36" office:value-type="float" office:value="12.5567725694445">
            <text:p>12.56</text:p>
          </table:table-cell>
          <table:table-cell table:formula="of:=[.E885]/(2*3.1415)" office:value-type="float" office:value="1.17443896227917">
            <text:p>1.17</text:p>
          </table:table-cell>
          <table:table-cell table:formula="of:=[.F885]*6.28/[.$K$1]" office:value-type="float" office:value="7.379">
            <text:p>7.38</text:p>
          </table:table-cell>
          <table:table-cell office:value-type="float" office:value="3760">
            <text:p>3760.00</text:p>
          </table:table-cell>
          <table:table-cell table:formula="of:=[.G884]+[.H885]*0.1" office:value-type="float" office:value="452.0438125">
            <text:p>452.04</text:p>
          </table:table-cell>
          <table:table-cell table:formula="of:=[.$H$5]+[.E885]*[.$I$5]/(2*3.14)" office:value-type="float" office:value="5.17625">
            <text:p>5.18</text:p>
          </table:table-cell>
          <table:table-cell table:number-columns-repeated="3"/>
        </table:table-row>
        <table:table-row table:style-name="ro2">
          <table:table-cell table:formula="of:=6.28*[.B886]/3200" office:value-type="float" office:value="17.289625">
            <text:p>17.289625</text:p>
          </table:table-cell>
          <table:table-cell office:value-type="float" office:value="8810">
            <text:p>8810</text:p>
          </table:table-cell>
          <table:table-cell table:formula="of:=[.G886]/36" office:value-type="float" office:value="12.571151171875">
            <text:p>12.57</text:p>
          </table:table-cell>
          <table:table-cell table:formula="of:=[.E886]/(2*3.1415)" office:value-type="float" office:value="1.17475131306701">
            <text:p>1.17</text:p>
          </table:table-cell>
          <table:table-cell table:formula="of:=[.F886]*6.28/[.$K$1]" office:value-type="float" office:value="7.3809625">
            <text:p>7.38</text:p>
          </table:table-cell>
          <table:table-cell office:value-type="float" office:value="3761">
            <text:p>3761.00</text:p>
          </table:table-cell>
          <table:table-cell table:formula="of:=[.G885]+[.H886]*0.1" office:value-type="float" office:value="452.5614421875">
            <text:p>452.56</text:p>
          </table:table-cell>
          <table:table-cell table:formula="of:=[.$H$5]+[.E886]*[.$I$5]/(2*3.14)" office:value-type="float" office:value="5.176296875">
            <text:p>5.18</text:p>
          </table:table-cell>
          <table:table-cell table:number-columns-repeated="3"/>
        </table:table-row>
        <table:table-row table:style-name="ro2">
          <table:table-cell table:formula="of:=6.28*[.B887]/3200" office:value-type="float" office:value="17.30925">
            <text:p>17.30925</text:p>
          </table:table-cell>
          <table:table-cell office:value-type="float" office:value="8820">
            <text:p>8820</text:p>
          </table:table-cell>
          <table:table-cell table:formula="of:=[.G887]/36" office:value-type="float" office:value="12.5855299045139">
            <text:p>12.59</text:p>
          </table:table-cell>
          <table:table-cell table:formula="of:=[.E887]/(2*3.1415)" office:value-type="float" office:value="1.17506366385485">
            <text:p>1.18</text:p>
          </table:table-cell>
          <table:table-cell table:formula="of:=[.F887]*6.28/[.$K$1]" office:value-type="float" office:value="7.382925">
            <text:p>7.38</text:p>
          </table:table-cell>
          <table:table-cell office:value-type="float" office:value="3762">
            <text:p>3762.00</text:p>
          </table:table-cell>
          <table:table-cell table:formula="of:=[.G886]+[.H887]*0.1" office:value-type="float" office:value="453.0790765625">
            <text:p>453.08</text:p>
          </table:table-cell>
          <table:table-cell table:formula="of:=[.$H$5]+[.E887]*[.$I$5]/(2*3.14)" office:value-type="float" office:value="5.17634375">
            <text:p>5.18</text:p>
          </table:table-cell>
          <table:table-cell table:number-columns-repeated="3"/>
        </table:table-row>
        <table:table-row table:style-name="ro2">
          <table:table-cell table:formula="of:=6.28*[.B888]/3200" office:value-type="float" office:value="17.328875">
            <text:p>17.328875</text:p>
          </table:table-cell>
          <table:table-cell office:value-type="float" office:value="8830">
            <text:p>8830</text:p>
          </table:table-cell>
          <table:table-cell table:formula="of:=[.G888]/36" office:value-type="float" office:value="12.5999087673611">
            <text:p>12.60</text:p>
          </table:table-cell>
          <table:table-cell table:formula="of:=[.E888]/(2*3.1415)" office:value-type="float" office:value="1.17537601464269">
            <text:p>1.18</text:p>
          </table:table-cell>
          <table:table-cell table:formula="of:=[.F888]*6.28/[.$K$1]" office:value-type="float" office:value="7.3848875">
            <text:p>7.38</text:p>
          </table:table-cell>
          <table:table-cell office:value-type="float" office:value="3763">
            <text:p>3763.00</text:p>
          </table:table-cell>
          <table:table-cell table:formula="of:=[.G887]+[.H888]*0.1" office:value-type="float" office:value="453.596715625">
            <text:p>453.60</text:p>
          </table:table-cell>
          <table:table-cell table:formula="of:=[.$H$5]+[.E888]*[.$I$5]/(2*3.14)" office:value-type="float" office:value="5.176390625">
            <text:p>5.18</text:p>
          </table:table-cell>
          <table:table-cell table:number-columns-repeated="3"/>
        </table:table-row>
        <table:table-row table:style-name="ro2">
          <table:table-cell table:formula="of:=6.28*[.B889]/3200" office:value-type="float" office:value="17.3485">
            <text:p>17.3485</text:p>
          </table:table-cell>
          <table:table-cell office:value-type="float" office:value="8840">
            <text:p>8840</text:p>
          </table:table-cell>
          <table:table-cell table:formula="of:=[.G889]/36" office:value-type="float" office:value="12.6142877604167">
            <text:p>12.61</text:p>
          </table:table-cell>
          <table:table-cell table:formula="of:=[.E889]/(2*3.1415)" office:value-type="float" office:value="1.17568836543053">
            <text:p>1.18</text:p>
          </table:table-cell>
          <table:table-cell table:formula="of:=[.F889]*6.28/[.$K$1]" office:value-type="float" office:value="7.38685">
            <text:p>7.39</text:p>
          </table:table-cell>
          <table:table-cell office:value-type="float" office:value="3764">
            <text:p>3764.00</text:p>
          </table:table-cell>
          <table:table-cell table:formula="of:=[.G888]+[.H889]*0.1" office:value-type="float" office:value="454.114359375">
            <text:p>454.11</text:p>
          </table:table-cell>
          <table:table-cell table:formula="of:=[.$H$5]+[.E889]*[.$I$5]/(2*3.14)" office:value-type="float" office:value="5.1764375">
            <text:p>5.18</text:p>
          </table:table-cell>
          <table:table-cell table:number-columns-repeated="3"/>
        </table:table-row>
        <table:table-row table:style-name="ro2">
          <table:table-cell table:formula="of:=6.28*[.B890]/3200" office:value-type="float" office:value="17.368125">
            <text:p>17.368125</text:p>
          </table:table-cell>
          <table:table-cell office:value-type="float" office:value="8850">
            <text:p>8850</text:p>
          </table:table-cell>
          <table:table-cell table:formula="of:=[.G890]/36" office:value-type="float" office:value="12.6286668836806">
            <text:p>12.63</text:p>
          </table:table-cell>
          <table:table-cell table:formula="of:=[.E890]/(2*3.1415)" office:value-type="float" office:value="1.17600071621837">
            <text:p>1.18</text:p>
          </table:table-cell>
          <table:table-cell table:formula="of:=[.F890]*6.28/[.$K$1]" office:value-type="float" office:value="7.3888125">
            <text:p>7.39</text:p>
          </table:table-cell>
          <table:table-cell office:value-type="float" office:value="3765">
            <text:p>3765.00</text:p>
          </table:table-cell>
          <table:table-cell table:formula="of:=[.G889]+[.H890]*0.1" office:value-type="float" office:value="454.6320078125">
            <text:p>454.63</text:p>
          </table:table-cell>
          <table:table-cell table:formula="of:=[.$H$5]+[.E890]*[.$I$5]/(2*3.14)" office:value-type="float" office:value="5.176484375">
            <text:p>5.18</text:p>
          </table:table-cell>
          <table:table-cell table:number-columns-repeated="3"/>
        </table:table-row>
        <table:table-row table:style-name="ro2">
          <table:table-cell table:formula="of:=6.28*[.B891]/3200" office:value-type="float" office:value="17.38775">
            <text:p>17.38775</text:p>
          </table:table-cell>
          <table:table-cell office:value-type="float" office:value="8860">
            <text:p>8860</text:p>
          </table:table-cell>
          <table:table-cell table:formula="of:=[.G891]/36" office:value-type="float" office:value="12.6430461371528">
            <text:p>12.64</text:p>
          </table:table-cell>
          <table:table-cell table:formula="of:=[.E891]/(2*3.1415)" office:value-type="float" office:value="1.17631306700621">
            <text:p>1.18</text:p>
          </table:table-cell>
          <table:table-cell table:formula="of:=[.F891]*6.28/[.$K$1]" office:value-type="float" office:value="7.390775">
            <text:p>7.39</text:p>
          </table:table-cell>
          <table:table-cell office:value-type="float" office:value="3766">
            <text:p>3766.00</text:p>
          </table:table-cell>
          <table:table-cell table:formula="of:=[.G890]+[.H891]*0.1" office:value-type="float" office:value="455.1496609375">
            <text:p>455.15</text:p>
          </table:table-cell>
          <table:table-cell table:formula="of:=[.$H$5]+[.E891]*[.$I$5]/(2*3.14)" office:value-type="float" office:value="5.17653125">
            <text:p>5.18</text:p>
          </table:table-cell>
          <table:table-cell table:number-columns-repeated="3"/>
        </table:table-row>
        <table:table-row table:style-name="ro2">
          <table:table-cell table:formula="of:=6.28*[.B892]/3200" office:value-type="float" office:value="17.407375">
            <text:p>17.407375</text:p>
          </table:table-cell>
          <table:table-cell office:value-type="float" office:value="8870">
            <text:p>8870</text:p>
          </table:table-cell>
          <table:table-cell table:formula="of:=[.G892]/36" office:value-type="float" office:value="12.6574255208333">
            <text:p>12.66</text:p>
          </table:table-cell>
          <table:table-cell table:formula="of:=[.E892]/(2*3.1415)" office:value-type="float" office:value="1.17662541779405">
            <text:p>1.18</text:p>
          </table:table-cell>
          <table:table-cell table:formula="of:=[.F892]*6.28/[.$K$1]" office:value-type="float" office:value="7.3927375">
            <text:p>7.39</text:p>
          </table:table-cell>
          <table:table-cell office:value-type="float" office:value="3767">
            <text:p>3767.00</text:p>
          </table:table-cell>
          <table:table-cell table:formula="of:=[.G891]+[.H892]*0.1" office:value-type="float" office:value="455.66731875">
            <text:p>455.67</text:p>
          </table:table-cell>
          <table:table-cell table:formula="of:=[.$H$5]+[.E892]*[.$I$5]/(2*3.14)" office:value-type="float" office:value="5.176578125">
            <text:p>5.18</text:p>
          </table:table-cell>
          <table:table-cell table:number-columns-repeated="3"/>
        </table:table-row>
        <table:table-row table:style-name="ro2">
          <table:table-cell table:formula="of:=6.28*[.B893]/3200" office:value-type="float" office:value="17.427">
            <text:p>17.427</text:p>
          </table:table-cell>
          <table:table-cell office:value-type="float" office:value="8880">
            <text:p>8880</text:p>
          </table:table-cell>
          <table:table-cell table:formula="of:=[.G893]/36" office:value-type="float" office:value="12.6718050347222">
            <text:p>12.67</text:p>
          </table:table-cell>
          <table:table-cell table:formula="of:=[.E893]/(2*3.1415)" office:value-type="float" office:value="1.17693776858189">
            <text:p>1.18</text:p>
          </table:table-cell>
          <table:table-cell table:formula="of:=[.F893]*6.28/[.$K$1]" office:value-type="float" office:value="7.3947">
            <text:p>7.39</text:p>
          </table:table-cell>
          <table:table-cell office:value-type="float" office:value="3768">
            <text:p>3768.00</text:p>
          </table:table-cell>
          <table:table-cell table:formula="of:=[.G892]+[.H893]*0.1" office:value-type="float" office:value="456.18498125">
            <text:p>456.18</text:p>
          </table:table-cell>
          <table:table-cell table:formula="of:=[.$H$5]+[.E893]*[.$I$5]/(2*3.14)" office:value-type="float" office:value="5.176625">
            <text:p>5.18</text:p>
          </table:table-cell>
          <table:table-cell table:number-columns-repeated="3"/>
        </table:table-row>
        <table:table-row table:style-name="ro2">
          <table:table-cell table:formula="of:=6.28*[.B894]/3200" office:value-type="float" office:value="17.446625">
            <text:p>17.446625</text:p>
          </table:table-cell>
          <table:table-cell office:value-type="float" office:value="8890">
            <text:p>8890</text:p>
          </table:table-cell>
          <table:table-cell table:formula="of:=[.G894]/36" office:value-type="float" office:value="12.6861846788195">
            <text:p>12.69</text:p>
          </table:table-cell>
          <table:table-cell table:formula="of:=[.E894]/(2*3.1415)" office:value-type="float" office:value="1.17725011936973">
            <text:p>1.18</text:p>
          </table:table-cell>
          <table:table-cell table:formula="of:=[.F894]*6.28/[.$K$1]" office:value-type="float" office:value="7.3966625">
            <text:p>7.40</text:p>
          </table:table-cell>
          <table:table-cell office:value-type="float" office:value="3769">
            <text:p>3769.00</text:p>
          </table:table-cell>
          <table:table-cell table:formula="of:=[.G893]+[.H894]*0.1" office:value-type="float" office:value="456.7026484375">
            <text:p>456.70</text:p>
          </table:table-cell>
          <table:table-cell table:formula="of:=[.$H$5]+[.E894]*[.$I$5]/(2*3.14)" office:value-type="float" office:value="5.176671875">
            <text:p>5.18</text:p>
          </table:table-cell>
          <table:table-cell table:number-columns-repeated="3"/>
        </table:table-row>
        <table:table-row table:style-name="ro2">
          <table:table-cell table:formula="of:=6.28*[.B895]/3200" office:value-type="float" office:value="17.46625">
            <text:p>17.46625</text:p>
          </table:table-cell>
          <table:table-cell office:value-type="float" office:value="8900">
            <text:p>8900</text:p>
          </table:table-cell>
          <table:table-cell table:formula="of:=[.G895]/36" office:value-type="float" office:value="12.700564453125">
            <text:p>12.70</text:p>
          </table:table-cell>
          <table:table-cell table:formula="of:=[.E895]/(2*3.1415)" office:value-type="float" office:value="1.17756247015757">
            <text:p>1.18</text:p>
          </table:table-cell>
          <table:table-cell table:formula="of:=[.F895]*6.28/[.$K$1]" office:value-type="float" office:value="7.398625">
            <text:p>7.40</text:p>
          </table:table-cell>
          <table:table-cell office:value-type="float" office:value="3770">
            <text:p>3770.00</text:p>
          </table:table-cell>
          <table:table-cell table:formula="of:=[.G894]+[.H895]*0.1" office:value-type="float" office:value="457.2203203125">
            <text:p>457.22</text:p>
          </table:table-cell>
          <table:table-cell table:formula="of:=[.$H$5]+[.E895]*[.$I$5]/(2*3.14)" office:value-type="float" office:value="5.17671875">
            <text:p>5.18</text:p>
          </table:table-cell>
          <table:table-cell table:number-columns-repeated="3"/>
        </table:table-row>
        <table:table-row table:style-name="ro2">
          <table:table-cell table:formula="of:=6.28*[.B896]/3200" office:value-type="float" office:value="17.485875">
            <text:p>17.485875</text:p>
          </table:table-cell>
          <table:table-cell office:value-type="float" office:value="8910">
            <text:p>8910</text:p>
          </table:table-cell>
          <table:table-cell table:formula="of:=[.G896]/36" office:value-type="float" office:value="12.7149443576389">
            <text:p>12.71</text:p>
          </table:table-cell>
          <table:table-cell table:formula="of:=[.E896]/(2*3.1415)" office:value-type="float" office:value="1.17787482094541">
            <text:p>1.18</text:p>
          </table:table-cell>
          <table:table-cell table:formula="of:=[.F896]*6.28/[.$K$1]" office:value-type="float" office:value="7.4005875">
            <text:p>7.40</text:p>
          </table:table-cell>
          <table:table-cell office:value-type="float" office:value="3771">
            <text:p>3771.00</text:p>
          </table:table-cell>
          <table:table-cell table:formula="of:=[.G895]+[.H896]*0.1" office:value-type="float" office:value="457.737996875">
            <text:p>457.74</text:p>
          </table:table-cell>
          <table:table-cell table:formula="of:=[.$H$5]+[.E896]*[.$I$5]/(2*3.14)" office:value-type="float" office:value="5.176765625">
            <text:p>5.18</text:p>
          </table:table-cell>
          <table:table-cell table:number-columns-repeated="3"/>
        </table:table-row>
        <table:table-row table:style-name="ro2">
          <table:table-cell table:formula="of:=6.28*[.B897]/3200" office:value-type="float" office:value="17.5055">
            <text:p>17.5055</text:p>
          </table:table-cell>
          <table:table-cell office:value-type="float" office:value="8920">
            <text:p>8920</text:p>
          </table:table-cell>
          <table:table-cell table:formula="of:=[.G897]/36" office:value-type="float" office:value="12.7293243923611">
            <text:p>12.73</text:p>
          </table:table-cell>
          <table:table-cell table:formula="of:=[.E897]/(2*3.1415)" office:value-type="float" office:value="1.17818717173325">
            <text:p>1.18</text:p>
          </table:table-cell>
          <table:table-cell table:formula="of:=[.F897]*6.28/[.$K$1]" office:value-type="float" office:value="7.40255">
            <text:p>7.40</text:p>
          </table:table-cell>
          <table:table-cell office:value-type="float" office:value="3772">
            <text:p>3772.00</text:p>
          </table:table-cell>
          <table:table-cell table:formula="of:=[.G896]+[.H897]*0.1" office:value-type="float" office:value="458.255678125">
            <text:p>458.26</text:p>
          </table:table-cell>
          <table:table-cell table:formula="of:=[.$H$5]+[.E897]*[.$I$5]/(2*3.14)" office:value-type="float" office:value="5.1768125">
            <text:p>5.18</text:p>
          </table:table-cell>
          <table:table-cell table:number-columns-repeated="3"/>
        </table:table-row>
        <table:table-row table:style-name="ro2">
          <table:table-cell table:formula="of:=6.28*[.B898]/3200" office:value-type="float" office:value="17.525125">
            <text:p>17.525125</text:p>
          </table:table-cell>
          <table:table-cell office:value-type="float" office:value="8930">
            <text:p>8930</text:p>
          </table:table-cell>
          <table:table-cell table:formula="of:=[.G898]/36" office:value-type="float" office:value="12.7437045572917">
            <text:p>12.74</text:p>
          </table:table-cell>
          <table:table-cell table:formula="of:=[.E898]/(2*3.1415)" office:value-type="float" office:value="1.17849952252109">
            <text:p>1.18</text:p>
          </table:table-cell>
          <table:table-cell table:formula="of:=[.F898]*6.28/[.$K$1]" office:value-type="float" office:value="7.4045125">
            <text:p>7.40</text:p>
          </table:table-cell>
          <table:table-cell office:value-type="float" office:value="3773">
            <text:p>3773.00</text:p>
          </table:table-cell>
          <table:table-cell table:formula="of:=[.G897]+[.H898]*0.1" office:value-type="float" office:value="458.7733640625">
            <text:p>458.77</text:p>
          </table:table-cell>
          <table:table-cell table:formula="of:=[.$H$5]+[.E898]*[.$I$5]/(2*3.14)" office:value-type="float" office:value="5.176859375">
            <text:p>5.18</text:p>
          </table:table-cell>
          <table:table-cell table:number-columns-repeated="3"/>
        </table:table-row>
        <table:table-row table:style-name="ro2">
          <table:table-cell table:formula="of:=6.28*[.B899]/3200" office:value-type="float" office:value="17.54475">
            <text:p>17.54475</text:p>
          </table:table-cell>
          <table:table-cell office:value-type="float" office:value="8940">
            <text:p>8940</text:p>
          </table:table-cell>
          <table:table-cell table:formula="of:=[.G899]/36" office:value-type="float" office:value="12.7580848524306">
            <text:p>12.76</text:p>
          </table:table-cell>
          <table:table-cell table:formula="of:=[.E899]/(2*3.1415)" office:value-type="float" office:value="1.17881187330893">
            <text:p>1.18</text:p>
          </table:table-cell>
          <table:table-cell table:formula="of:=[.F899]*6.28/[.$K$1]" office:value-type="float" office:value="7.406475">
            <text:p>7.41</text:p>
          </table:table-cell>
          <table:table-cell office:value-type="float" office:value="3774">
            <text:p>3774.00</text:p>
          </table:table-cell>
          <table:table-cell table:formula="of:=[.G898]+[.H899]*0.1" office:value-type="float" office:value="459.2910546875">
            <text:p>459.29</text:p>
          </table:table-cell>
          <table:table-cell table:formula="of:=[.$H$5]+[.E899]*[.$I$5]/(2*3.14)" office:value-type="float" office:value="5.17690625">
            <text:p>5.18</text:p>
          </table:table-cell>
          <table:table-cell table:number-columns-repeated="3"/>
        </table:table-row>
        <table:table-row table:style-name="ro2">
          <table:table-cell table:formula="of:=6.28*[.B900]/3200" office:value-type="float" office:value="17.564375">
            <text:p>17.564375</text:p>
          </table:table-cell>
          <table:table-cell office:value-type="float" office:value="8950">
            <text:p>8950</text:p>
          </table:table-cell>
          <table:table-cell table:formula="of:=[.G900]/36" office:value-type="float" office:value="12.7724652777778">
            <text:p>12.77</text:p>
          </table:table-cell>
          <table:table-cell table:formula="of:=[.E900]/(2*3.1415)" office:value-type="float" office:value="1.17912422409677">
            <text:p>1.18</text:p>
          </table:table-cell>
          <table:table-cell table:formula="of:=[.F900]*6.28/[.$K$1]" office:value-type="float" office:value="7.4084375">
            <text:p>7.41</text:p>
          </table:table-cell>
          <table:table-cell office:value-type="float" office:value="3775">
            <text:p>3775.00</text:p>
          </table:table-cell>
          <table:table-cell table:formula="of:=[.G899]+[.H900]*0.1" office:value-type="float" office:value="459.80875">
            <text:p>459.81</text:p>
          </table:table-cell>
          <table:table-cell table:formula="of:=[.$H$5]+[.E900]*[.$I$5]/(2*3.14)" office:value-type="float" office:value="5.176953125">
            <text:p>5.18</text:p>
          </table:table-cell>
          <table:table-cell table:number-columns-repeated="3"/>
        </table:table-row>
        <table:table-row table:style-name="ro2">
          <table:table-cell table:formula="of:=6.28*[.B901]/3200" office:value-type="float" office:value="17.584">
            <text:p>17.584</text:p>
          </table:table-cell>
          <table:table-cell office:value-type="float" office:value="8960">
            <text:p>8960</text:p>
          </table:table-cell>
          <table:table-cell table:formula="of:=[.G901]/36" office:value-type="float" office:value="12.7868458333333">
            <text:p>12.79</text:p>
          </table:table-cell>
          <table:table-cell table:formula="of:=[.E901]/(2*3.1415)" office:value-type="float" office:value="1.17943657488461">
            <text:p>1.18</text:p>
          </table:table-cell>
          <table:table-cell table:formula="of:=[.F901]*6.28/[.$K$1]" office:value-type="float" office:value="7.4104">
            <text:p>7.41</text:p>
          </table:table-cell>
          <table:table-cell office:value-type="float" office:value="3776">
            <text:p>3776.00</text:p>
          </table:table-cell>
          <table:table-cell table:formula="of:=[.G900]+[.H901]*0.1" office:value-type="float" office:value="460.32645">
            <text:p>460.33</text:p>
          </table:table-cell>
          <table:table-cell table:formula="of:=[.$H$5]+[.E901]*[.$I$5]/(2*3.14)" office:value-type="float" office:value="5.177">
            <text:p>5.18</text:p>
          </table:table-cell>
          <table:table-cell table:number-columns-repeated="3"/>
        </table:table-row>
        <table:table-row table:style-name="ro2">
          <table:table-cell table:formula="of:=6.28*[.B902]/3200" office:value-type="float" office:value="17.603625">
            <text:p>17.603625</text:p>
          </table:table-cell>
          <table:table-cell office:value-type="float" office:value="8970">
            <text:p>8970</text:p>
          </table:table-cell>
          <table:table-cell table:formula="of:=[.G902]/36" office:value-type="float" office:value="12.8012265190972">
            <text:p>12.80</text:p>
          </table:table-cell>
          <table:table-cell table:formula="of:=[.E902]/(2*3.1415)" office:value-type="float" office:value="1.17974892567245">
            <text:p>1.18</text:p>
          </table:table-cell>
          <table:table-cell table:formula="of:=[.F902]*6.28/[.$K$1]" office:value-type="float" office:value="7.4123625">
            <text:p>7.41</text:p>
          </table:table-cell>
          <table:table-cell office:value-type="float" office:value="3777">
            <text:p>3777.00</text:p>
          </table:table-cell>
          <table:table-cell table:formula="of:=[.G901]+[.H902]*0.1" office:value-type="float" office:value="460.8441546875">
            <text:p>460.84</text:p>
          </table:table-cell>
          <table:table-cell table:formula="of:=[.$H$5]+[.E902]*[.$I$5]/(2*3.14)" office:value-type="float" office:value="5.177046875">
            <text:p>5.18</text:p>
          </table:table-cell>
          <table:table-cell table:number-columns-repeated="3"/>
        </table:table-row>
        <table:table-row table:style-name="ro2">
          <table:table-cell table:formula="of:=6.28*[.B903]/3200" office:value-type="float" office:value="17.62325">
            <text:p>17.62325</text:p>
          </table:table-cell>
          <table:table-cell office:value-type="float" office:value="8980">
            <text:p>8980</text:p>
          </table:table-cell>
          <table:table-cell table:formula="of:=[.G903]/36" office:value-type="float" office:value="12.8156073350695">
            <text:p>12.82</text:p>
          </table:table-cell>
          <table:table-cell table:formula="of:=[.E903]/(2*3.1415)" office:value-type="float" office:value="1.18006127646029">
            <text:p>1.18</text:p>
          </table:table-cell>
          <table:table-cell table:formula="of:=[.F903]*6.28/[.$K$1]" office:value-type="float" office:value="7.414325">
            <text:p>7.41</text:p>
          </table:table-cell>
          <table:table-cell office:value-type="float" office:value="3778">
            <text:p>3778.00</text:p>
          </table:table-cell>
          <table:table-cell table:formula="of:=[.G902]+[.H903]*0.1" office:value-type="float" office:value="461.3618640625">
            <text:p>461.36</text:p>
          </table:table-cell>
          <table:table-cell table:formula="of:=[.$H$5]+[.E903]*[.$I$5]/(2*3.14)" office:value-type="float" office:value="5.17709375">
            <text:p>5.18</text:p>
          </table:table-cell>
          <table:table-cell table:number-columns-repeated="3"/>
        </table:table-row>
        <table:table-row table:style-name="ro2">
          <table:table-cell table:formula="of:=6.28*[.B904]/3200" office:value-type="float" office:value="17.642875">
            <text:p>17.642875</text:p>
          </table:table-cell>
          <table:table-cell office:value-type="float" office:value="8990">
            <text:p>8990</text:p>
          </table:table-cell>
          <table:table-cell table:formula="of:=[.G904]/36" office:value-type="float" office:value="12.82998828125">
            <text:p>12.83</text:p>
          </table:table-cell>
          <table:table-cell table:formula="of:=[.E904]/(2*3.1415)" office:value-type="float" office:value="1.18037362724813">
            <text:p>1.18</text:p>
          </table:table-cell>
          <table:table-cell table:formula="of:=[.F904]*6.28/[.$K$1]" office:value-type="float" office:value="7.4162875">
            <text:p>7.42</text:p>
          </table:table-cell>
          <table:table-cell office:value-type="float" office:value="3779">
            <text:p>3779.00</text:p>
          </table:table-cell>
          <table:table-cell table:formula="of:=[.G903]+[.H904]*0.1" office:value-type="float" office:value="461.879578125">
            <text:p>461.88</text:p>
          </table:table-cell>
          <table:table-cell table:formula="of:=[.$H$5]+[.E904]*[.$I$5]/(2*3.14)" office:value-type="float" office:value="5.177140625">
            <text:p>5.18</text:p>
          </table:table-cell>
          <table:table-cell table:number-columns-repeated="3"/>
        </table:table-row>
        <table:table-row table:style-name="ro2">
          <table:table-cell table:formula="of:=6.28*[.B905]/3200" office:value-type="float" office:value="17.6625">
            <text:p>17.6625</text:p>
          </table:table-cell>
          <table:table-cell office:value-type="float" office:value="9000">
            <text:p>9000</text:p>
          </table:table-cell>
          <table:table-cell table:formula="of:=[.G905]/36" office:value-type="float" office:value="12.8443693576389">
            <text:p>12.84</text:p>
          </table:table-cell>
          <table:table-cell table:formula="of:=[.E905]/(2*3.1415)" office:value-type="float" office:value="1.18068597803597">
            <text:p>1.18</text:p>
          </table:table-cell>
          <table:table-cell table:formula="of:=[.F905]*6.28/[.$K$1]" office:value-type="float" office:value="7.41825">
            <text:p>7.42</text:p>
          </table:table-cell>
          <table:table-cell office:value-type="float" office:value="3780">
            <text:p>3780.00</text:p>
          </table:table-cell>
          <table:table-cell table:formula="of:=[.G904]+[.H905]*0.1" office:value-type="float" office:value="462.397296875">
            <text:p>462.40</text:p>
          </table:table-cell>
          <table:table-cell table:formula="of:=[.$H$5]+[.E905]*[.$I$5]/(2*3.14)" office:value-type="float" office:value="5.1771875">
            <text:p>5.18</text:p>
          </table:table-cell>
          <table:table-cell table:number-columns-repeated="3"/>
        </table:table-row>
        <table:table-row table:style-name="ro2">
          <table:table-cell table:formula="of:=6.28*[.B906]/3200" office:value-type="float" office:value="17.682125">
            <text:p>17.682125</text:p>
          </table:table-cell>
          <table:table-cell office:value-type="float" office:value="9010">
            <text:p>9010</text:p>
          </table:table-cell>
          <table:table-cell table:formula="of:=[.G906]/36" office:value-type="float" office:value="12.8587505642361">
            <text:p>12.86</text:p>
          </table:table-cell>
          <table:table-cell table:formula="of:=[.E906]/(2*3.1415)" office:value-type="float" office:value="1.18099832882381">
            <text:p>1.18</text:p>
          </table:table-cell>
          <table:table-cell table:formula="of:=[.F906]*6.28/[.$K$1]" office:value-type="float" office:value="7.4202125">
            <text:p>7.42</text:p>
          </table:table-cell>
          <table:table-cell office:value-type="float" office:value="3781">
            <text:p>3781.00</text:p>
          </table:table-cell>
          <table:table-cell table:formula="of:=[.G905]+[.H906]*0.1" office:value-type="float" office:value="462.9150203125">
            <text:p>462.92</text:p>
          </table:table-cell>
          <table:table-cell table:formula="of:=[.$H$5]+[.E906]*[.$I$5]/(2*3.14)" office:value-type="float" office:value="5.177234375">
            <text:p>5.18</text:p>
          </table:table-cell>
          <table:table-cell table:number-columns-repeated="3"/>
        </table:table-row>
        <table:table-row table:style-name="ro2">
          <table:table-cell table:formula="of:=6.28*[.B907]/3200" office:value-type="float" office:value="17.70175">
            <text:p>17.70175</text:p>
          </table:table-cell>
          <table:table-cell office:value-type="float" office:value="9020">
            <text:p>9020</text:p>
          </table:table-cell>
          <table:table-cell table:formula="of:=[.G907]/36" office:value-type="float" office:value="12.8731319010417">
            <text:p>12.87</text:p>
          </table:table-cell>
          <table:table-cell table:formula="of:=[.E907]/(2*3.1415)" office:value-type="float" office:value="1.18131067961165">
            <text:p>1.18</text:p>
          </table:table-cell>
          <table:table-cell table:formula="of:=[.F907]*6.28/[.$K$1]" office:value-type="float" office:value="7.422175">
            <text:p>7.42</text:p>
          </table:table-cell>
          <table:table-cell office:value-type="float" office:value="3782">
            <text:p>3782.00</text:p>
          </table:table-cell>
          <table:table-cell table:formula="of:=[.G906]+[.H907]*0.1" office:value-type="float" office:value="463.4327484375">
            <text:p>463.43</text:p>
          </table:table-cell>
          <table:table-cell table:formula="of:=[.$H$5]+[.E907]*[.$I$5]/(2*3.14)" office:value-type="float" office:value="5.17728125">
            <text:p>5.18</text:p>
          </table:table-cell>
          <table:table-cell table:number-columns-repeated="3"/>
        </table:table-row>
        <table:table-row table:style-name="ro2">
          <table:table-cell table:formula="of:=6.28*[.B908]/3200" office:value-type="float" office:value="17.721375">
            <text:p>17.721375</text:p>
          </table:table-cell>
          <table:table-cell office:value-type="float" office:value="9030">
            <text:p>9030</text:p>
          </table:table-cell>
          <table:table-cell table:formula="of:=[.G908]/36" office:value-type="float" office:value="12.8875133680556">
            <text:p>12.89</text:p>
          </table:table-cell>
          <table:table-cell table:formula="of:=[.E908]/(2*3.1415)" office:value-type="float" office:value="1.18162303039949">
            <text:p>1.18</text:p>
          </table:table-cell>
          <table:table-cell table:formula="of:=[.F908]*6.28/[.$K$1]" office:value-type="float" office:value="7.4241375">
            <text:p>7.42</text:p>
          </table:table-cell>
          <table:table-cell office:value-type="float" office:value="3783">
            <text:p>3783.00</text:p>
          </table:table-cell>
          <table:table-cell table:formula="of:=[.G907]+[.H908]*0.1" office:value-type="float" office:value="463.95048125">
            <text:p>463.95</text:p>
          </table:table-cell>
          <table:table-cell table:formula="of:=[.$H$5]+[.E908]*[.$I$5]/(2*3.14)" office:value-type="float" office:value="5.177328125">
            <text:p>5.18</text:p>
          </table:table-cell>
          <table:table-cell table:number-columns-repeated="3"/>
        </table:table-row>
        <table:table-row table:style-name="ro2">
          <table:table-cell table:formula="of:=6.28*[.B909]/3200" office:value-type="float" office:value="17.741">
            <text:p>17.741</text:p>
          </table:table-cell>
          <table:table-cell office:value-type="float" office:value="9040">
            <text:p>9040</text:p>
          </table:table-cell>
          <table:table-cell table:formula="of:=[.G909]/36" office:value-type="float" office:value="12.9018949652778">
            <text:p>12.90</text:p>
          </table:table-cell>
          <table:table-cell table:formula="of:=[.E909]/(2*3.1415)" office:value-type="float" office:value="1.18193538118733">
            <text:p>1.18</text:p>
          </table:table-cell>
          <table:table-cell table:formula="of:=[.F909]*6.28/[.$K$1]" office:value-type="float" office:value="7.4261">
            <text:p>7.43</text:p>
          </table:table-cell>
          <table:table-cell office:value-type="float" office:value="3784">
            <text:p>3784.00</text:p>
          </table:table-cell>
          <table:table-cell table:formula="of:=[.G908]+[.H909]*0.1" office:value-type="float" office:value="464.46821875">
            <text:p>464.47</text:p>
          </table:table-cell>
          <table:table-cell table:formula="of:=[.$H$5]+[.E909]*[.$I$5]/(2*3.14)" office:value-type="float" office:value="5.177375">
            <text:p>5.18</text:p>
          </table:table-cell>
          <table:table-cell table:number-columns-repeated="3"/>
        </table:table-row>
        <table:table-row table:style-name="ro2">
          <table:table-cell table:formula="of:=6.28*[.B910]/3200" office:value-type="float" office:value="17.760625">
            <text:p>17.760625</text:p>
          </table:table-cell>
          <table:table-cell office:value-type="float" office:value="9050">
            <text:p>9050</text:p>
          </table:table-cell>
          <table:table-cell table:formula="of:=[.G910]/36" office:value-type="float" office:value="12.9162766927083">
            <text:p>12.92</text:p>
          </table:table-cell>
          <table:table-cell table:formula="of:=[.E910]/(2*3.1415)" office:value-type="float" office:value="1.18224773197517">
            <text:p>1.18</text:p>
          </table:table-cell>
          <table:table-cell table:formula="of:=[.F910]*6.28/[.$K$1]" office:value-type="float" office:value="7.4280625">
            <text:p>7.43</text:p>
          </table:table-cell>
          <table:table-cell office:value-type="float" office:value="3785">
            <text:p>3785.00</text:p>
          </table:table-cell>
          <table:table-cell table:formula="of:=[.G909]+[.H910]*0.1" office:value-type="float" office:value="464.9859609375">
            <text:p>464.99</text:p>
          </table:table-cell>
          <table:table-cell table:formula="of:=[.$H$5]+[.E910]*[.$I$5]/(2*3.14)" office:value-type="float" office:value="5.177421875">
            <text:p>5.18</text:p>
          </table:table-cell>
          <table:table-cell table:number-columns-repeated="3"/>
        </table:table-row>
        <table:table-row table:style-name="ro2">
          <table:table-cell table:formula="of:=6.28*[.B911]/3200" office:value-type="float" office:value="17.78025">
            <text:p>17.78025</text:p>
          </table:table-cell>
          <table:table-cell office:value-type="float" office:value="9060">
            <text:p>9060</text:p>
          </table:table-cell>
          <table:table-cell table:formula="of:=[.G911]/36" office:value-type="float" office:value="12.9306585503472">
            <text:p>12.93</text:p>
          </table:table-cell>
          <table:table-cell table:formula="of:=[.E911]/(2*3.1415)" office:value-type="float" office:value="1.18256008276301">
            <text:p>1.18</text:p>
          </table:table-cell>
          <table:table-cell table:formula="of:=[.F911]*6.28/[.$K$1]" office:value-type="float" office:value="7.430025">
            <text:p>7.43</text:p>
          </table:table-cell>
          <table:table-cell office:value-type="float" office:value="3786">
            <text:p>3786.00</text:p>
          </table:table-cell>
          <table:table-cell table:formula="of:=[.G910]+[.H911]*0.1" office:value-type="float" office:value="465.5037078125">
            <text:p>465.50</text:p>
          </table:table-cell>
          <table:table-cell table:formula="of:=[.$H$5]+[.E911]*[.$I$5]/(2*3.14)" office:value-type="float" office:value="5.17746875">
            <text:p>5.18</text:p>
          </table:table-cell>
          <table:table-cell table:number-columns-repeated="3"/>
        </table:table-row>
        <table:table-row table:style-name="ro2">
          <table:table-cell table:formula="of:=6.28*[.B912]/3200" office:value-type="float" office:value="17.799875">
            <text:p>17.799875</text:p>
          </table:table-cell>
          <table:table-cell office:value-type="float" office:value="9070">
            <text:p>9070</text:p>
          </table:table-cell>
          <table:table-cell table:formula="of:=[.G912]/36" office:value-type="float" office:value="12.9450405381945">
            <text:p>12.95</text:p>
          </table:table-cell>
          <table:table-cell table:formula="of:=[.E912]/(2*3.1415)" office:value-type="float" office:value="1.18287243355085">
            <text:p>1.18</text:p>
          </table:table-cell>
          <table:table-cell table:formula="of:=[.F912]*6.28/[.$K$1]" office:value-type="float" office:value="7.4319875">
            <text:p>7.43</text:p>
          </table:table-cell>
          <table:table-cell office:value-type="float" office:value="3787">
            <text:p>3787.00</text:p>
          </table:table-cell>
          <table:table-cell table:formula="of:=[.G911]+[.H912]*0.1" office:value-type="float" office:value="466.021459375">
            <text:p>466.02</text:p>
          </table:table-cell>
          <table:table-cell table:formula="of:=[.$H$5]+[.E912]*[.$I$5]/(2*3.14)" office:value-type="float" office:value="5.177515625">
            <text:p>5.18</text:p>
          </table:table-cell>
          <table:table-cell table:number-columns-repeated="3"/>
        </table:table-row>
        <table:table-row table:style-name="ro2">
          <table:table-cell table:formula="of:=6.28*[.B913]/3200" office:value-type="float" office:value="17.8195">
            <text:p>17.8195</text:p>
          </table:table-cell>
          <table:table-cell office:value-type="float" office:value="9080">
            <text:p>9080</text:p>
          </table:table-cell>
          <table:table-cell table:formula="of:=[.G913]/36" office:value-type="float" office:value="12.95942265625">
            <text:p>12.96</text:p>
          </table:table-cell>
          <table:table-cell table:formula="of:=[.E913]/(2*3.1415)" office:value-type="float" office:value="1.18318478433869">
            <text:p>1.18</text:p>
          </table:table-cell>
          <table:table-cell table:formula="of:=[.F913]*6.28/[.$K$1]" office:value-type="float" office:value="7.43395">
            <text:p>7.43</text:p>
          </table:table-cell>
          <table:table-cell office:value-type="float" office:value="3788">
            <text:p>3788.00</text:p>
          </table:table-cell>
          <table:table-cell table:formula="of:=[.G912]+[.H913]*0.1" office:value-type="float" office:value="466.539215625">
            <text:p>466.54</text:p>
          </table:table-cell>
          <table:table-cell table:formula="of:=[.$H$5]+[.E913]*[.$I$5]/(2*3.14)" office:value-type="float" office:value="5.1775625">
            <text:p>5.18</text:p>
          </table:table-cell>
          <table:table-cell table:number-columns-repeated="3"/>
        </table:table-row>
        <table:table-row table:style-name="ro2">
          <table:table-cell table:formula="of:=6.28*[.B914]/3200" office:value-type="float" office:value="17.839125">
            <text:p>17.839125</text:p>
          </table:table-cell>
          <table:table-cell office:value-type="float" office:value="9090">
            <text:p>9090</text:p>
          </table:table-cell>
          <table:table-cell table:formula="of:=[.G914]/36" office:value-type="float" office:value="12.9738049045139">
            <text:p>12.97</text:p>
          </table:table-cell>
          <table:table-cell table:formula="of:=[.E914]/(2*3.1415)" office:value-type="float" office:value="1.18349713512653">
            <text:p>1.18</text:p>
          </table:table-cell>
          <table:table-cell table:formula="of:=[.F914]*6.28/[.$K$1]" office:value-type="float" office:value="7.4359125">
            <text:p>7.44</text:p>
          </table:table-cell>
          <table:table-cell office:value-type="float" office:value="3789">
            <text:p>3789.00</text:p>
          </table:table-cell>
          <table:table-cell table:formula="of:=[.G913]+[.H914]*0.1" office:value-type="float" office:value="467.0569765625">
            <text:p>467.06</text:p>
          </table:table-cell>
          <table:table-cell table:formula="of:=[.$H$5]+[.E914]*[.$I$5]/(2*3.14)" office:value-type="float" office:value="5.177609375">
            <text:p>5.18</text:p>
          </table:table-cell>
          <table:table-cell table:number-columns-repeated="3"/>
        </table:table-row>
        <table:table-row table:style-name="ro2">
          <table:table-cell table:formula="of:=6.28*[.B915]/3200" office:value-type="float" office:value="17.85875">
            <text:p>17.85875</text:p>
          </table:table-cell>
          <table:table-cell office:value-type="float" office:value="9100">
            <text:p>9100</text:p>
          </table:table-cell>
          <table:table-cell table:formula="of:=[.G915]/36" office:value-type="float" office:value="12.9881872829861">
            <text:p>12.99</text:p>
          </table:table-cell>
          <table:table-cell table:formula="of:=[.E915]/(2*3.1415)" office:value-type="float" office:value="1.18380948591437">
            <text:p>1.18</text:p>
          </table:table-cell>
          <table:table-cell table:formula="of:=[.F915]*6.28/[.$K$1]" office:value-type="float" office:value="7.437875">
            <text:p>7.44</text:p>
          </table:table-cell>
          <table:table-cell office:value-type="float" office:value="3790">
            <text:p>3790.00</text:p>
          </table:table-cell>
          <table:table-cell table:formula="of:=[.G914]+[.H915]*0.1" office:value-type="float" office:value="467.5747421875">
            <text:p>467.57</text:p>
          </table:table-cell>
          <table:table-cell table:formula="of:=[.$H$5]+[.E915]*[.$I$5]/(2*3.14)" office:value-type="float" office:value="5.17765625">
            <text:p>5.18</text:p>
          </table:table-cell>
          <table:table-cell table:number-columns-repeated="3"/>
        </table:table-row>
        <table:table-row table:style-name="ro2">
          <table:table-cell table:formula="of:=6.28*[.B916]/3200" office:value-type="float" office:value="17.878375">
            <text:p>17.878375</text:p>
          </table:table-cell>
          <table:table-cell office:value-type="float" office:value="9110">
            <text:p>9110</text:p>
          </table:table-cell>
          <table:table-cell table:formula="of:=[.G916]/36" office:value-type="float" office:value="13.0025697916667">
            <text:p>13.00</text:p>
          </table:table-cell>
          <table:table-cell table:formula="of:=[.E916]/(2*3.1415)" office:value-type="float" office:value="1.18412183670221">
            <text:p>1.18</text:p>
          </table:table-cell>
          <table:table-cell table:formula="of:=[.F916]*6.28/[.$K$1]" office:value-type="float" office:value="7.4398375">
            <text:p>7.44</text:p>
          </table:table-cell>
          <table:table-cell office:value-type="float" office:value="3791">
            <text:p>3791.00</text:p>
          </table:table-cell>
          <table:table-cell table:formula="of:=[.G915]+[.H916]*0.1" office:value-type="float" office:value="468.0925125">
            <text:p>468.09</text:p>
          </table:table-cell>
          <table:table-cell table:formula="of:=[.$H$5]+[.E916]*[.$I$5]/(2*3.14)" office:value-type="float" office:value="5.177703125">
            <text:p>5.18</text:p>
          </table:table-cell>
          <table:table-cell table:number-columns-repeated="3"/>
        </table:table-row>
        <table:table-row table:style-name="ro2">
          <table:table-cell table:formula="of:=6.28*[.B917]/3200" office:value-type="float" office:value="17.898">
            <text:p>17.898</text:p>
          </table:table-cell>
          <table:table-cell office:value-type="float" office:value="9120">
            <text:p>9120</text:p>
          </table:table-cell>
          <table:table-cell table:formula="of:=[.G917]/36" office:value-type="float" office:value="13.0169524305556">
            <text:p>13.02</text:p>
          </table:table-cell>
          <table:table-cell table:formula="of:=[.E917]/(2*3.1415)" office:value-type="float" office:value="1.18443418749005">
            <text:p>1.18</text:p>
          </table:table-cell>
          <table:table-cell table:formula="of:=[.F917]*6.28/[.$K$1]" office:value-type="float" office:value="7.4418">
            <text:p>7.44</text:p>
          </table:table-cell>
          <table:table-cell office:value-type="float" office:value="3792">
            <text:p>3792.00</text:p>
          </table:table-cell>
          <table:table-cell table:formula="of:=[.G916]+[.H917]*0.1" office:value-type="float" office:value="468.6102875">
            <text:p>468.61</text:p>
          </table:table-cell>
          <table:table-cell table:formula="of:=[.$H$5]+[.E917]*[.$I$5]/(2*3.14)" office:value-type="float" office:value="5.17775">
            <text:p>5.18</text:p>
          </table:table-cell>
          <table:table-cell table:number-columns-repeated="3"/>
        </table:table-row>
        <table:table-row table:style-name="ro2">
          <table:table-cell table:formula="of:=6.28*[.B918]/3200" office:value-type="float" office:value="17.917625">
            <text:p>17.917625</text:p>
          </table:table-cell>
          <table:table-cell office:value-type="float" office:value="9130">
            <text:p>9130</text:p>
          </table:table-cell>
          <table:table-cell table:formula="of:=[.G918]/36" office:value-type="float" office:value="13.0313351996528">
            <text:p>13.03</text:p>
          </table:table-cell>
          <table:table-cell table:formula="of:=[.E918]/(2*3.1415)" office:value-type="float" office:value="1.18474653827789">
            <text:p>1.18</text:p>
          </table:table-cell>
          <table:table-cell table:formula="of:=[.F918]*6.28/[.$K$1]" office:value-type="float" office:value="7.4437625">
            <text:p>7.44</text:p>
          </table:table-cell>
          <table:table-cell office:value-type="float" office:value="3793">
            <text:p>3793.00</text:p>
          </table:table-cell>
          <table:table-cell table:formula="of:=[.G917]+[.H918]*0.1" office:value-type="float" office:value="469.1280671875">
            <text:p>469.13</text:p>
          </table:table-cell>
          <table:table-cell table:formula="of:=[.$H$5]+[.E918]*[.$I$5]/(2*3.14)" office:value-type="float" office:value="5.177796875">
            <text:p>5.18</text:p>
          </table:table-cell>
          <table:table-cell table:number-columns-repeated="3"/>
        </table:table-row>
        <table:table-row table:style-name="ro2">
          <table:table-cell table:formula="of:=6.28*[.B919]/3200" office:value-type="float" office:value="17.93725">
            <text:p>17.93725</text:p>
          </table:table-cell>
          <table:table-cell office:value-type="float" office:value="9140">
            <text:p>9140</text:p>
          </table:table-cell>
          <table:table-cell table:formula="of:=[.G919]/36" office:value-type="float" office:value="13.0457180989583">
            <text:p>13.05</text:p>
          </table:table-cell>
          <table:table-cell table:formula="of:=[.E919]/(2*3.1415)" office:value-type="float" office:value="1.18505888906573">
            <text:p>1.19</text:p>
          </table:table-cell>
          <table:table-cell table:formula="of:=[.F919]*6.28/[.$K$1]" office:value-type="float" office:value="7.445725">
            <text:p>7.45</text:p>
          </table:table-cell>
          <table:table-cell office:value-type="float" office:value="3794">
            <text:p>3794.00</text:p>
          </table:table-cell>
          <table:table-cell table:formula="of:=[.G918]+[.H919]*0.1" office:value-type="float" office:value="469.6458515625">
            <text:p>469.65</text:p>
          </table:table-cell>
          <table:table-cell table:formula="of:=[.$H$5]+[.E919]*[.$I$5]/(2*3.14)" office:value-type="float" office:value="5.17784375">
            <text:p>5.18</text:p>
          </table:table-cell>
          <table:table-cell table:number-columns-repeated="3"/>
        </table:table-row>
        <table:table-row table:style-name="ro2">
          <table:table-cell table:formula="of:=6.28*[.B920]/3200" office:value-type="float" office:value="17.956875">
            <text:p>17.956875</text:p>
          </table:table-cell>
          <table:table-cell office:value-type="float" office:value="9150">
            <text:p>9150</text:p>
          </table:table-cell>
          <table:table-cell table:formula="of:=[.G920]/36" office:value-type="float" office:value="13.0601011284722">
            <text:p>13.06</text:p>
          </table:table-cell>
          <table:table-cell table:formula="of:=[.E920]/(2*3.1415)" office:value-type="float" office:value="1.18537123985357">
            <text:p>1.19</text:p>
          </table:table-cell>
          <table:table-cell table:formula="of:=[.F920]*6.28/[.$K$1]" office:value-type="float" office:value="7.4476875">
            <text:p>7.45</text:p>
          </table:table-cell>
          <table:table-cell office:value-type="float" office:value="3795">
            <text:p>3795.00</text:p>
          </table:table-cell>
          <table:table-cell table:formula="of:=[.G919]+[.H920]*0.1" office:value-type="float" office:value="470.163640625">
            <text:p>470.16</text:p>
          </table:table-cell>
          <table:table-cell table:formula="of:=[.$H$5]+[.E920]*[.$I$5]/(2*3.14)" office:value-type="float" office:value="5.177890625">
            <text:p>5.18</text:p>
          </table:table-cell>
          <table:table-cell table:number-columns-repeated="3"/>
        </table:table-row>
        <table:table-row table:style-name="ro2">
          <table:table-cell table:formula="of:=6.28*[.B921]/3200" office:value-type="float" office:value="17.9765">
            <text:p>17.9765</text:p>
          </table:table-cell>
          <table:table-cell office:value-type="float" office:value="9160">
            <text:p>9160</text:p>
          </table:table-cell>
          <table:table-cell table:formula="of:=[.G921]/36" office:value-type="float" office:value="13.0744842881945">
            <text:p>13.07</text:p>
          </table:table-cell>
          <table:table-cell table:formula="of:=[.E921]/(2*3.1415)" office:value-type="float" office:value="1.18568359064141">
            <text:p>1.19</text:p>
          </table:table-cell>
          <table:table-cell table:formula="of:=[.F921]*6.28/[.$K$1]" office:value-type="float" office:value="7.44965">
            <text:p>7.45</text:p>
          </table:table-cell>
          <table:table-cell office:value-type="float" office:value="3796">
            <text:p>3796.00</text:p>
          </table:table-cell>
          <table:table-cell table:formula="of:=[.G920]+[.H921]*0.1" office:value-type="float" office:value="470.681434375">
            <text:p>470.68</text:p>
          </table:table-cell>
          <table:table-cell table:formula="of:=[.$H$5]+[.E921]*[.$I$5]/(2*3.14)" office:value-type="float" office:value="5.1779375">
            <text:p>5.18</text:p>
          </table:table-cell>
          <table:table-cell table:number-columns-repeated="3"/>
        </table:table-row>
        <table:table-row table:style-name="ro2">
          <table:table-cell table:formula="of:=6.28*[.B922]/3200" office:value-type="float" office:value="17.996125">
            <text:p>17.996125</text:p>
          </table:table-cell>
          <table:table-cell office:value-type="float" office:value="9170">
            <text:p>9170</text:p>
          </table:table-cell>
          <table:table-cell table:formula="of:=[.G922]/36" office:value-type="float" office:value="13.088867578125">
            <text:p>13.09</text:p>
          </table:table-cell>
          <table:table-cell table:formula="of:=[.E922]/(2*3.1415)" office:value-type="float" office:value="1.18599594142925">
            <text:p>1.19</text:p>
          </table:table-cell>
          <table:table-cell table:formula="of:=[.F922]*6.28/[.$K$1]" office:value-type="float" office:value="7.4516125">
            <text:p>7.45</text:p>
          </table:table-cell>
          <table:table-cell office:value-type="float" office:value="3797">
            <text:p>3797.00</text:p>
          </table:table-cell>
          <table:table-cell table:formula="of:=[.G921]+[.H922]*0.1" office:value-type="float" office:value="471.1992328125">
            <text:p>471.20</text:p>
          </table:table-cell>
          <table:table-cell table:formula="of:=[.$H$5]+[.E922]*[.$I$5]/(2*3.14)" office:value-type="float" office:value="5.177984375">
            <text:p>5.18</text:p>
          </table:table-cell>
          <table:table-cell table:number-columns-repeated="3"/>
        </table:table-row>
        <table:table-row table:style-name="ro2">
          <table:table-cell table:formula="of:=6.28*[.B923]/3200" office:value-type="float" office:value="18.01575">
            <text:p>18.01575</text:p>
          </table:table-cell>
          <table:table-cell office:value-type="float" office:value="9180">
            <text:p>9180</text:p>
          </table:table-cell>
          <table:table-cell table:formula="of:=[.G923]/36" office:value-type="float" office:value="13.1032509982639">
            <text:p>13.10</text:p>
          </table:table-cell>
          <table:table-cell table:formula="of:=[.E923]/(2*3.1415)" office:value-type="float" office:value="1.18630829221709">
            <text:p>1.19</text:p>
          </table:table-cell>
          <table:table-cell table:formula="of:=[.F923]*6.28/[.$K$1]" office:value-type="float" office:value="7.453575">
            <text:p>7.45</text:p>
          </table:table-cell>
          <table:table-cell office:value-type="float" office:value="3798">
            <text:p>3798.00</text:p>
          </table:table-cell>
          <table:table-cell table:formula="of:=[.G922]+[.H923]*0.1" office:value-type="float" office:value="471.7170359375">
            <text:p>471.72</text:p>
          </table:table-cell>
          <table:table-cell table:formula="of:=[.$H$5]+[.E923]*[.$I$5]/(2*3.14)" office:value-type="float" office:value="5.17803125">
            <text:p>5.18</text:p>
          </table:table-cell>
          <table:table-cell table:number-columns-repeated="3"/>
        </table:table-row>
        <table:table-row table:style-name="ro2">
          <table:table-cell table:formula="of:=6.28*[.B924]/3200" office:value-type="float" office:value="18.035375">
            <text:p>18.035375</text:p>
          </table:table-cell>
          <table:table-cell office:value-type="float" office:value="9190">
            <text:p>9190</text:p>
          </table:table-cell>
          <table:table-cell table:formula="of:=[.G924]/36" office:value-type="float" office:value="13.1176345486111">
            <text:p>13.12</text:p>
          </table:table-cell>
          <table:table-cell table:formula="of:=[.E924]/(2*3.1415)" office:value-type="float" office:value="1.18662064300493">
            <text:p>1.19</text:p>
          </table:table-cell>
          <table:table-cell table:formula="of:=[.F924]*6.28/[.$K$1]" office:value-type="float" office:value="7.4555375">
            <text:p>7.46</text:p>
          </table:table-cell>
          <table:table-cell office:value-type="float" office:value="3799">
            <text:p>3799.00</text:p>
          </table:table-cell>
          <table:table-cell table:formula="of:=[.G923]+[.H924]*0.1" office:value-type="float" office:value="472.23484375">
            <text:p>472.23</text:p>
          </table:table-cell>
          <table:table-cell table:formula="of:=[.$H$5]+[.E924]*[.$I$5]/(2*3.14)" office:value-type="float" office:value="5.178078125">
            <text:p>5.18</text:p>
          </table:table-cell>
          <table:table-cell table:number-columns-repeated="3"/>
        </table:table-row>
        <table:table-row table:style-name="ro2">
          <table:table-cell table:formula="of:=6.28*[.B925]/3200" office:value-type="float" office:value="18.055">
            <text:p>18.055</text:p>
          </table:table-cell>
          <table:table-cell office:value-type="float" office:value="9200">
            <text:p>9200</text:p>
          </table:table-cell>
          <table:table-cell table:formula="of:=[.G925]/36" office:value-type="float" office:value="13.1320182291667">
            <text:p>13.13</text:p>
          </table:table-cell>
          <table:table-cell table:formula="of:=[.E925]/(2*3.1415)" office:value-type="float" office:value="1.18693299379277">
            <text:p>1.19</text:p>
          </table:table-cell>
          <table:table-cell table:formula="of:=[.F925]*6.28/[.$K$1]" office:value-type="float" office:value="7.4575">
            <text:p>7.46</text:p>
          </table:table-cell>
          <table:table-cell office:value-type="float" office:value="3800">
            <text:p>3800.00</text:p>
          </table:table-cell>
          <table:table-cell table:formula="of:=[.G924]+[.H925]*0.1" office:value-type="float" office:value="472.75265625">
            <text:p>472.75</text:p>
          </table:table-cell>
          <table:table-cell table:formula="of:=[.$H$5]+[.E925]*[.$I$5]/(2*3.14)" office:value-type="float" office:value="5.178125">
            <text:p>5.18</text:p>
          </table:table-cell>
          <table:table-cell table:number-columns-repeated="3"/>
        </table:table-row>
        <table:table-row table:style-name="ro2">
          <table:table-cell table:formula="of:=6.28*[.B926]/3200" office:value-type="float" office:value="18.074625">
            <text:p>18.074625</text:p>
          </table:table-cell>
          <table:table-cell office:value-type="float" office:value="9210">
            <text:p>9210</text:p>
          </table:table-cell>
          <table:table-cell table:formula="of:=[.G926]/36" office:value-type="float" office:value="13.1464020399306">
            <text:p>13.15</text:p>
          </table:table-cell>
          <table:table-cell table:formula="of:=[.E926]/(2*3.1415)" office:value-type="float" office:value="1.18724534458061">
            <text:p>1.19</text:p>
          </table:table-cell>
          <table:table-cell table:formula="of:=[.F926]*6.28/[.$K$1]" office:value-type="float" office:value="7.4594625">
            <text:p>7.46</text:p>
          </table:table-cell>
          <table:table-cell office:value-type="float" office:value="3801">
            <text:p>3801.00</text:p>
          </table:table-cell>
          <table:table-cell table:formula="of:=[.G925]+[.H926]*0.1" office:value-type="float" office:value="473.2704734375">
            <text:p>473.27</text:p>
          </table:table-cell>
          <table:table-cell table:formula="of:=[.$H$5]+[.E926]*[.$I$5]/(2*3.14)" office:value-type="float" office:value="5.178171875">
            <text:p>5.18</text:p>
          </table:table-cell>
          <table:table-cell table:number-columns-repeated="3"/>
        </table:table-row>
        <table:table-row table:style-name="ro2">
          <table:table-cell table:formula="of:=6.28*[.B927]/3200" office:value-type="float" office:value="18.09425">
            <text:p>18.09425</text:p>
          </table:table-cell>
          <table:table-cell office:value-type="float" office:value="9220">
            <text:p>9220</text:p>
          </table:table-cell>
          <table:table-cell table:formula="of:=[.G927]/36" office:value-type="float" office:value="13.1607859809028">
            <text:p>13.16</text:p>
          </table:table-cell>
          <table:table-cell table:formula="of:=[.E927]/(2*3.1415)" office:value-type="float" office:value="1.18755769536845">
            <text:p>1.19</text:p>
          </table:table-cell>
          <table:table-cell table:formula="of:=[.F927]*6.28/[.$K$1]" office:value-type="float" office:value="7.461425">
            <text:p>7.46</text:p>
          </table:table-cell>
          <table:table-cell office:value-type="float" office:value="3802">
            <text:p>3802.00</text:p>
          </table:table-cell>
          <table:table-cell table:formula="of:=[.G926]+[.H927]*0.1" office:value-type="float" office:value="473.7882953125">
            <text:p>473.79</text:p>
          </table:table-cell>
          <table:table-cell table:formula="of:=[.$H$5]+[.E927]*[.$I$5]/(2*3.14)" office:value-type="float" office:value="5.17821875">
            <text:p>5.18</text:p>
          </table:table-cell>
          <table:table-cell table:number-columns-repeated="3"/>
        </table:table-row>
        <table:table-row table:style-name="ro2">
          <table:table-cell table:formula="of:=6.28*[.B928]/3200" office:value-type="float" office:value="18.113875">
            <text:p>18.113875</text:p>
          </table:table-cell>
          <table:table-cell office:value-type="float" office:value="9230">
            <text:p>9230</text:p>
          </table:table-cell>
          <table:table-cell table:formula="of:=[.G928]/36" office:value-type="float" office:value="13.1751700520833">
            <text:p>13.18</text:p>
          </table:table-cell>
          <table:table-cell table:formula="of:=[.E928]/(2*3.1415)" office:value-type="float" office:value="1.18787004615629">
            <text:p>1.19</text:p>
          </table:table-cell>
          <table:table-cell table:formula="of:=[.F928]*6.28/[.$K$1]" office:value-type="float" office:value="7.4633875">
            <text:p>7.46</text:p>
          </table:table-cell>
          <table:table-cell office:value-type="float" office:value="3803">
            <text:p>3803.00</text:p>
          </table:table-cell>
          <table:table-cell table:formula="of:=[.G927]+[.H928]*0.1" office:value-type="float" office:value="474.306121875">
            <text:p>474.31</text:p>
          </table:table-cell>
          <table:table-cell table:formula="of:=[.$H$5]+[.E928]*[.$I$5]/(2*3.14)" office:value-type="float" office:value="5.178265625">
            <text:p>5.18</text:p>
          </table:table-cell>
          <table:table-cell table:number-columns-repeated="3"/>
        </table:table-row>
        <table:table-row table:style-name="ro2">
          <table:table-cell table:formula="of:=6.28*[.B929]/3200" office:value-type="float" office:value="18.1335">
            <text:p>18.1335</text:p>
          </table:table-cell>
          <table:table-cell office:value-type="float" office:value="9240">
            <text:p>9240</text:p>
          </table:table-cell>
          <table:table-cell table:formula="of:=[.G929]/36" office:value-type="float" office:value="13.1895542534722">
            <text:p>13.19</text:p>
          </table:table-cell>
          <table:table-cell table:formula="of:=[.E929]/(2*3.1415)" office:value-type="float" office:value="1.18818239694414">
            <text:p>1.19</text:p>
          </table:table-cell>
          <table:table-cell table:formula="of:=[.F929]*6.28/[.$K$1]" office:value-type="float" office:value="7.46535">
            <text:p>7.47</text:p>
          </table:table-cell>
          <table:table-cell office:value-type="float" office:value="3804">
            <text:p>3804.00</text:p>
          </table:table-cell>
          <table:table-cell table:formula="of:=[.G928]+[.H929]*0.1" office:value-type="float" office:value="474.823953125">
            <text:p>474.82</text:p>
          </table:table-cell>
          <table:table-cell table:formula="of:=[.$H$5]+[.E929]*[.$I$5]/(2*3.14)" office:value-type="float" office:value="5.1783125">
            <text:p>5.18</text:p>
          </table:table-cell>
          <table:table-cell table:number-columns-repeated="3"/>
        </table:table-row>
        <table:table-row table:style-name="ro2">
          <table:table-cell table:formula="of:=6.28*[.B930]/3200" office:value-type="float" office:value="18.153125">
            <text:p>18.153125</text:p>
          </table:table-cell>
          <table:table-cell office:value-type="float" office:value="9250">
            <text:p>9250</text:p>
          </table:table-cell>
          <table:table-cell table:formula="of:=[.G930]/36" office:value-type="float" office:value="13.2039385850694">
            <text:p>13.20</text:p>
          </table:table-cell>
          <table:table-cell table:formula="of:=[.E930]/(2*3.1415)" office:value-type="float" office:value="1.18849474773198">
            <text:p>1.19</text:p>
          </table:table-cell>
          <table:table-cell table:formula="of:=[.F930]*6.28/[.$K$1]" office:value-type="float" office:value="7.4673125">
            <text:p>7.47</text:p>
          </table:table-cell>
          <table:table-cell office:value-type="float" office:value="3805">
            <text:p>3805.00</text:p>
          </table:table-cell>
          <table:table-cell table:formula="of:=[.G929]+[.H930]*0.1" office:value-type="float" office:value="475.3417890625">
            <text:p>475.34</text:p>
          </table:table-cell>
          <table:table-cell table:formula="of:=[.$H$5]+[.E930]*[.$I$5]/(2*3.14)" office:value-type="float" office:value="5.178359375">
            <text:p>5.18</text:p>
          </table:table-cell>
          <table:table-cell table:number-columns-repeated="3"/>
        </table:table-row>
        <table:table-row table:style-name="ro2">
          <table:table-cell table:formula="of:=6.28*[.B931]/3200" office:value-type="float" office:value="18.17275">
            <text:p>18.17275</text:p>
          </table:table-cell>
          <table:table-cell office:value-type="float" office:value="9260">
            <text:p>9260</text:p>
          </table:table-cell>
          <table:table-cell table:formula="of:=[.G931]/36" office:value-type="float" office:value="13.218323046875">
            <text:p>13.22</text:p>
          </table:table-cell>
          <table:table-cell table:formula="of:=[.E931]/(2*3.1415)" office:value-type="float" office:value="1.18880709851982">
            <text:p>1.19</text:p>
          </table:table-cell>
          <table:table-cell table:formula="of:=[.F931]*6.28/[.$K$1]" office:value-type="float" office:value="7.469275">
            <text:p>7.47</text:p>
          </table:table-cell>
          <table:table-cell office:value-type="float" office:value="3806">
            <text:p>3806.00</text:p>
          </table:table-cell>
          <table:table-cell table:formula="of:=[.G930]+[.H931]*0.1" office:value-type="float" office:value="475.8596296875">
            <text:p>475.86</text:p>
          </table:table-cell>
          <table:table-cell table:formula="of:=[.$H$5]+[.E931]*[.$I$5]/(2*3.14)" office:value-type="float" office:value="5.17840625">
            <text:p>5.18</text:p>
          </table:table-cell>
          <table:table-cell table:number-columns-repeated="3"/>
        </table:table-row>
        <table:table-row table:style-name="ro2">
          <table:table-cell table:formula="of:=6.28*[.B932]/3200" office:value-type="float" office:value="18.192375">
            <text:p>18.192375</text:p>
          </table:table-cell>
          <table:table-cell office:value-type="float" office:value="9270">
            <text:p>9270</text:p>
          </table:table-cell>
          <table:table-cell table:formula="of:=[.G932]/36" office:value-type="float" office:value="13.2327076388889">
            <text:p>13.23</text:p>
          </table:table-cell>
          <table:table-cell table:formula="of:=[.E932]/(2*3.1415)" office:value-type="float" office:value="1.18911944930766">
            <text:p>1.19</text:p>
          </table:table-cell>
          <table:table-cell table:formula="of:=[.F932]*6.28/[.$K$1]" office:value-type="float" office:value="7.4712375">
            <text:p>7.47</text:p>
          </table:table-cell>
          <table:table-cell office:value-type="float" office:value="3807">
            <text:p>3807.00</text:p>
          </table:table-cell>
          <table:table-cell table:formula="of:=[.G931]+[.H932]*0.1" office:value-type="float" office:value="476.377475">
            <text:p>476.38</text:p>
          </table:table-cell>
          <table:table-cell table:formula="of:=[.$H$5]+[.E932]*[.$I$5]/(2*3.14)" office:value-type="float" office:value="5.178453125">
            <text:p>5.18</text:p>
          </table:table-cell>
          <table:table-cell table:number-columns-repeated="3"/>
        </table:table-row>
        <table:table-row table:style-name="ro2">
          <table:table-cell table:formula="of:=6.28*[.B933]/3200" office:value-type="float" office:value="18.212">
            <text:p>18.212</text:p>
          </table:table-cell>
          <table:table-cell office:value-type="float" office:value="9280">
            <text:p>9280</text:p>
          </table:table-cell>
          <table:table-cell table:formula="of:=[.G933]/36" office:value-type="float" office:value="13.2470923611111">
            <text:p>13.25</text:p>
          </table:table-cell>
          <table:table-cell table:formula="of:=[.E933]/(2*3.1415)" office:value-type="float" office:value="1.1894318000955">
            <text:p>1.19</text:p>
          </table:table-cell>
          <table:table-cell table:formula="of:=[.F933]*6.28/[.$K$1]" office:value-type="float" office:value="7.4732">
            <text:p>7.47</text:p>
          </table:table-cell>
          <table:table-cell office:value-type="float" office:value="3808">
            <text:p>3808.00</text:p>
          </table:table-cell>
          <table:table-cell table:formula="of:=[.G932]+[.H933]*0.1" office:value-type="float" office:value="476.895325">
            <text:p>476.90</text:p>
          </table:table-cell>
          <table:table-cell table:formula="of:=[.$H$5]+[.E933]*[.$I$5]/(2*3.14)" office:value-type="float" office:value="5.1785">
            <text:p>5.18</text:p>
          </table:table-cell>
          <table:table-cell table:number-columns-repeated="3"/>
        </table:table-row>
        <table:table-row table:style-name="ro2">
          <table:table-cell table:formula="of:=6.28*[.B934]/3200" office:value-type="float" office:value="18.231625">
            <text:p>18.231625</text:p>
          </table:table-cell>
          <table:table-cell office:value-type="float" office:value="9290">
            <text:p>9290</text:p>
          </table:table-cell>
          <table:table-cell table:formula="of:=[.G934]/36" office:value-type="float" office:value="13.2614772135417">
            <text:p>13.26</text:p>
          </table:table-cell>
          <table:table-cell table:formula="of:=[.E934]/(2*3.1415)" office:value-type="float" office:value="1.18974415088334">
            <text:p>1.19</text:p>
          </table:table-cell>
          <table:table-cell table:formula="of:=[.F934]*6.28/[.$K$1]" office:value-type="float" office:value="7.4751625">
            <text:p>7.48</text:p>
          </table:table-cell>
          <table:table-cell office:value-type="float" office:value="3809">
            <text:p>3809.00</text:p>
          </table:table-cell>
          <table:table-cell table:formula="of:=[.G933]+[.H934]*0.1" office:value-type="float" office:value="477.4131796875">
            <text:p>477.41</text:p>
          </table:table-cell>
          <table:table-cell table:formula="of:=[.$H$5]+[.E934]*[.$I$5]/(2*3.14)" office:value-type="float" office:value="5.178546875">
            <text:p>5.18</text:p>
          </table:table-cell>
          <table:table-cell table:number-columns-repeated="3"/>
        </table:table-row>
        <table:table-row table:style-name="ro2">
          <table:table-cell table:formula="of:=6.28*[.B935]/3200" office:value-type="float" office:value="18.25125">
            <text:p>18.25125</text:p>
          </table:table-cell>
          <table:table-cell office:value-type="float" office:value="9300">
            <text:p>9300</text:p>
          </table:table-cell>
          <table:table-cell table:formula="of:=[.G935]/36" office:value-type="float" office:value="13.2758621961806">
            <text:p>13.28</text:p>
          </table:table-cell>
          <table:table-cell table:formula="of:=[.E935]/(2*3.1415)" office:value-type="float" office:value="1.19005650167118">
            <text:p>1.19</text:p>
          </table:table-cell>
          <table:table-cell table:formula="of:=[.F935]*6.28/[.$K$1]" office:value-type="float" office:value="7.477125">
            <text:p>7.48</text:p>
          </table:table-cell>
          <table:table-cell office:value-type="float" office:value="3810">
            <text:p>3810.00</text:p>
          </table:table-cell>
          <table:table-cell table:formula="of:=[.G934]+[.H935]*0.1" office:value-type="float" office:value="477.9310390625">
            <text:p>477.93</text:p>
          </table:table-cell>
          <table:table-cell table:formula="of:=[.$H$5]+[.E935]*[.$I$5]/(2*3.14)" office:value-type="float" office:value="5.17859375">
            <text:p>5.18</text:p>
          </table:table-cell>
          <table:table-cell table:number-columns-repeated="3"/>
        </table:table-row>
        <table:table-row table:style-name="ro2">
          <table:table-cell table:formula="of:=6.28*[.B936]/3200" office:value-type="float" office:value="18.270875">
            <text:p>18.270875</text:p>
          </table:table-cell>
          <table:table-cell office:value-type="float" office:value="9310">
            <text:p>9310</text:p>
          </table:table-cell>
          <table:table-cell table:formula="of:=[.G936]/36" office:value-type="float" office:value="13.2902473090278">
            <text:p>13.29</text:p>
          </table:table-cell>
          <table:table-cell table:formula="of:=[.E936]/(2*3.1415)" office:value-type="float" office:value="1.19036885245902">
            <text:p>1.19</text:p>
          </table:table-cell>
          <table:table-cell table:formula="of:=[.F936]*6.28/[.$K$1]" office:value-type="float" office:value="7.4790875">
            <text:p>7.48</text:p>
          </table:table-cell>
          <table:table-cell office:value-type="float" office:value="3811">
            <text:p>3811.00</text:p>
          </table:table-cell>
          <table:table-cell table:formula="of:=[.G935]+[.H936]*0.1" office:value-type="float" office:value="478.448903125">
            <text:p>478.45</text:p>
          </table:table-cell>
          <table:table-cell table:formula="of:=[.$H$5]+[.E936]*[.$I$5]/(2*3.14)" office:value-type="float" office:value="5.178640625">
            <text:p>5.18</text:p>
          </table:table-cell>
          <table:table-cell table:number-columns-repeated="3"/>
        </table:table-row>
        <table:table-row table:style-name="ro2">
          <table:table-cell table:formula="of:=6.28*[.B937]/3200" office:value-type="float" office:value="18.2905">
            <text:p>18.2905</text:p>
          </table:table-cell>
          <table:table-cell office:value-type="float" office:value="9320">
            <text:p>9320</text:p>
          </table:table-cell>
          <table:table-cell table:formula="of:=[.G937]/36" office:value-type="float" office:value="13.3046325520833">
            <text:p>13.30</text:p>
          </table:table-cell>
          <table:table-cell table:formula="of:=[.E937]/(2*3.1415)" office:value-type="float" office:value="1.19068120324686">
            <text:p>1.19</text:p>
          </table:table-cell>
          <table:table-cell table:formula="of:=[.F937]*6.28/[.$K$1]" office:value-type="float" office:value="7.48105">
            <text:p>7.48</text:p>
          </table:table-cell>
          <table:table-cell office:value-type="float" office:value="3812">
            <text:p>3812.00</text:p>
          </table:table-cell>
          <table:table-cell table:formula="of:=[.G936]+[.H937]*0.1" office:value-type="float" office:value="478.966771875">
            <text:p>478.97</text:p>
          </table:table-cell>
          <table:table-cell table:formula="of:=[.$H$5]+[.E937]*[.$I$5]/(2*3.14)" office:value-type="float" office:value="5.1786875">
            <text:p>5.18</text:p>
          </table:table-cell>
          <table:table-cell table:number-columns-repeated="3"/>
        </table:table-row>
        <table:table-row table:style-name="ro2">
          <table:table-cell table:formula="of:=6.28*[.B938]/3200" office:value-type="float" office:value="18.310125">
            <text:p>18.310125</text:p>
          </table:table-cell>
          <table:table-cell office:value-type="float" office:value="9330">
            <text:p>9330</text:p>
          </table:table-cell>
          <table:table-cell table:formula="of:=[.G938]/36" office:value-type="float" office:value="13.3190179253472">
            <text:p>13.32</text:p>
          </table:table-cell>
          <table:table-cell table:formula="of:=[.E938]/(2*3.1415)" office:value-type="float" office:value="1.1909935540347">
            <text:p>1.19</text:p>
          </table:table-cell>
          <table:table-cell table:formula="of:=[.F938]*6.28/[.$K$1]" office:value-type="float" office:value="7.4830125">
            <text:p>7.48</text:p>
          </table:table-cell>
          <table:table-cell office:value-type="float" office:value="3813">
            <text:p>3813.00</text:p>
          </table:table-cell>
          <table:table-cell table:formula="of:=[.G937]+[.H938]*0.1" office:value-type="float" office:value="479.4846453125">
            <text:p>479.48</text:p>
          </table:table-cell>
          <table:table-cell table:formula="of:=[.$H$5]+[.E938]*[.$I$5]/(2*3.14)" office:value-type="float" office:value="5.178734375">
            <text:p>5.18</text:p>
          </table:table-cell>
          <table:table-cell table:number-columns-repeated="3"/>
        </table:table-row>
        <table:table-row table:style-name="ro2">
          <table:table-cell table:formula="of:=6.28*[.B939]/3200" office:value-type="float" office:value="18.32975">
            <text:p>18.32975</text:p>
          </table:table-cell>
          <table:table-cell office:value-type="float" office:value="9340">
            <text:p>9340</text:p>
          </table:table-cell>
          <table:table-cell table:formula="of:=[.G939]/36" office:value-type="float" office:value="13.3334034288194">
            <text:p>13.33</text:p>
          </table:table-cell>
          <table:table-cell table:formula="of:=[.E939]/(2*3.1415)" office:value-type="float" office:value="1.19130590482254">
            <text:p>1.19</text:p>
          </table:table-cell>
          <table:table-cell table:formula="of:=[.F939]*6.28/[.$K$1]" office:value-type="float" office:value="7.484975">
            <text:p>7.48</text:p>
          </table:table-cell>
          <table:table-cell office:value-type="float" office:value="3814">
            <text:p>3814.00</text:p>
          </table:table-cell>
          <table:table-cell table:formula="of:=[.G938]+[.H939]*0.1" office:value-type="float" office:value="480.0025234375">
            <text:p>480.00</text:p>
          </table:table-cell>
          <table:table-cell table:formula="of:=[.$H$5]+[.E939]*[.$I$5]/(2*3.14)" office:value-type="float" office:value="5.17878125">
            <text:p>5.18</text:p>
          </table:table-cell>
          <table:table-cell table:number-columns-repeated="3"/>
        </table:table-row>
        <table:table-row table:style-name="ro2">
          <table:table-cell table:formula="of:=6.28*[.B940]/3200" office:value-type="float" office:value="18.349375">
            <text:p>18.349375</text:p>
          </table:table-cell>
          <table:table-cell office:value-type="float" office:value="9350">
            <text:p>9350</text:p>
          </table:table-cell>
          <table:table-cell table:formula="of:=[.G940]/36" office:value-type="float" office:value="13.3477890625">
            <text:p>13.35</text:p>
          </table:table-cell>
          <table:table-cell table:formula="of:=[.E940]/(2*3.1415)" office:value-type="float" office:value="1.19161825561038">
            <text:p>1.19</text:p>
          </table:table-cell>
          <table:table-cell table:formula="of:=[.F940]*6.28/[.$K$1]" office:value-type="float" office:value="7.4869375">
            <text:p>7.49</text:p>
          </table:table-cell>
          <table:table-cell office:value-type="float" office:value="3815">
            <text:p>3815.00</text:p>
          </table:table-cell>
          <table:table-cell table:formula="of:=[.G939]+[.H940]*0.1" office:value-type="float" office:value="480.52040625">
            <text:p>480.52</text:p>
          </table:table-cell>
          <table:table-cell table:formula="of:=[.$H$5]+[.E940]*[.$I$5]/(2*3.14)" office:value-type="float" office:value="5.178828125">
            <text:p>5.18</text:p>
          </table:table-cell>
          <table:table-cell table:number-columns-repeated="3"/>
        </table:table-row>
        <table:table-row table:style-name="ro2">
          <table:table-cell table:formula="of:=6.28*[.B941]/3200" office:value-type="float" office:value="18.369">
            <text:p>18.369</text:p>
          </table:table-cell>
          <table:table-cell office:value-type="float" office:value="9360">
            <text:p>9360</text:p>
          </table:table-cell>
          <table:table-cell table:formula="of:=[.G941]/36" office:value-type="float" office:value="13.3621748263889">
            <text:p>13.36</text:p>
          </table:table-cell>
          <table:table-cell table:formula="of:=[.E941]/(2*3.1415)" office:value-type="float" office:value="1.19193060639822">
            <text:p>1.19</text:p>
          </table:table-cell>
          <table:table-cell table:formula="of:=[.F941]*6.28/[.$K$1]" office:value-type="float" office:value="7.4889">
            <text:p>7.49</text:p>
          </table:table-cell>
          <table:table-cell office:value-type="float" office:value="3816">
            <text:p>3816.00</text:p>
          </table:table-cell>
          <table:table-cell table:formula="of:=[.G940]+[.H941]*0.1" office:value-type="float" office:value="481.03829375">
            <text:p>481.04</text:p>
          </table:table-cell>
          <table:table-cell table:formula="of:=[.$H$5]+[.E941]*[.$I$5]/(2*3.14)" office:value-type="float" office:value="5.178875">
            <text:p>5.18</text:p>
          </table:table-cell>
          <table:table-cell table:number-columns-repeated="3"/>
        </table:table-row>
        <table:table-row table:style-name="ro2">
          <table:table-cell table:formula="of:=6.28*[.B942]/3200" office:value-type="float" office:value="18.388625">
            <text:p>18.388625</text:p>
          </table:table-cell>
          <table:table-cell office:value-type="float" office:value="9370">
            <text:p>9370</text:p>
          </table:table-cell>
          <table:table-cell table:formula="of:=[.G942]/36" office:value-type="float" office:value="13.3765607204861">
            <text:p>13.38</text:p>
          </table:table-cell>
          <table:table-cell table:formula="of:=[.E942]/(2*3.1415)" office:value-type="float" office:value="1.19224295718606">
            <text:p>1.19</text:p>
          </table:table-cell>
          <table:table-cell table:formula="of:=[.F942]*6.28/[.$K$1]" office:value-type="float" office:value="7.4908625">
            <text:p>7.49</text:p>
          </table:table-cell>
          <table:table-cell office:value-type="float" office:value="3817">
            <text:p>3817.00</text:p>
          </table:table-cell>
          <table:table-cell table:formula="of:=[.G941]+[.H942]*0.1" office:value-type="float" office:value="481.5561859375">
            <text:p>481.56</text:p>
          </table:table-cell>
          <table:table-cell table:formula="of:=[.$H$5]+[.E942]*[.$I$5]/(2*3.14)" office:value-type="float" office:value="5.178921875">
            <text:p>5.18</text:p>
          </table:table-cell>
          <table:table-cell table:number-columns-repeated="3"/>
        </table:table-row>
        <table:table-row table:style-name="ro2">
          <table:table-cell table:formula="of:=6.28*[.B943]/3200" office:value-type="float" office:value="18.40825">
            <text:p>18.40825</text:p>
          </table:table-cell>
          <table:table-cell office:value-type="float" office:value="9380">
            <text:p>9380</text:p>
          </table:table-cell>
          <table:table-cell table:formula="of:=[.G943]/36" office:value-type="float" office:value="13.3909467447917">
            <text:p>13.39</text:p>
          </table:table-cell>
          <table:table-cell table:formula="of:=[.E943]/(2*3.1415)" office:value-type="float" office:value="1.1925553079739">
            <text:p>1.19</text:p>
          </table:table-cell>
          <table:table-cell table:formula="of:=[.F943]*6.28/[.$K$1]" office:value-type="float" office:value="7.492825">
            <text:p>7.49</text:p>
          </table:table-cell>
          <table:table-cell office:value-type="float" office:value="3818">
            <text:p>3818.00</text:p>
          </table:table-cell>
          <table:table-cell table:formula="of:=[.G942]+[.H943]*0.1" office:value-type="float" office:value="482.0740828125">
            <text:p>482.07</text:p>
          </table:table-cell>
          <table:table-cell table:formula="of:=[.$H$5]+[.E943]*[.$I$5]/(2*3.14)" office:value-type="float" office:value="5.17896875">
            <text:p>5.18</text:p>
          </table:table-cell>
          <table:table-cell table:number-columns-repeated="3"/>
        </table:table-row>
        <table:table-row table:style-name="ro2">
          <table:table-cell table:formula="of:=6.28*[.B944]/3200" office:value-type="float" office:value="18.427875">
            <text:p>18.427875</text:p>
          </table:table-cell>
          <table:table-cell office:value-type="float" office:value="9390">
            <text:p>9390</text:p>
          </table:table-cell>
          <table:table-cell table:formula="of:=[.G944]/36" office:value-type="float" office:value="13.4053328993056">
            <text:p>13.41</text:p>
          </table:table-cell>
          <table:table-cell table:formula="of:=[.E944]/(2*3.1415)" office:value-type="float" office:value="1.19286765876174">
            <text:p>1.19</text:p>
          </table:table-cell>
          <table:table-cell table:formula="of:=[.F944]*6.28/[.$K$1]" office:value-type="float" office:value="7.4947875">
            <text:p>7.49</text:p>
          </table:table-cell>
          <table:table-cell office:value-type="float" office:value="3819">
            <text:p>3819.00</text:p>
          </table:table-cell>
          <table:table-cell table:formula="of:=[.G943]+[.H944]*0.1" office:value-type="float" office:value="482.591984375">
            <text:p>482.59</text:p>
          </table:table-cell>
          <table:table-cell table:formula="of:=[.$H$5]+[.E944]*[.$I$5]/(2*3.14)" office:value-type="float" office:value="5.179015625">
            <text:p>5.18</text:p>
          </table:table-cell>
          <table:table-cell table:number-columns-repeated="3"/>
        </table:table-row>
        <table:table-row table:style-name="ro2">
          <table:table-cell table:formula="of:=6.28*[.B945]/3200" office:value-type="float" office:value="18.4475">
            <text:p>18.4475</text:p>
          </table:table-cell>
          <table:table-cell office:value-type="float" office:value="9400">
            <text:p>9400</text:p>
          </table:table-cell>
          <table:table-cell table:formula="of:=[.G945]/36" office:value-type="float" office:value="13.4197191840278">
            <text:p>13.42</text:p>
          </table:table-cell>
          <table:table-cell table:formula="of:=[.E945]/(2*3.1415)" office:value-type="float" office:value="1.19318000954958">
            <text:p>1.19</text:p>
          </table:table-cell>
          <table:table-cell table:formula="of:=[.F945]*6.28/[.$K$1]" office:value-type="float" office:value="7.49675">
            <text:p>7.50</text:p>
          </table:table-cell>
          <table:table-cell office:value-type="float" office:value="3820">
            <text:p>3820.00</text:p>
          </table:table-cell>
          <table:table-cell table:formula="of:=[.G944]+[.H945]*0.1" office:value-type="float" office:value="483.109890625">
            <text:p>483.11</text:p>
          </table:table-cell>
          <table:table-cell table:formula="of:=[.$H$5]+[.E945]*[.$I$5]/(2*3.14)" office:value-type="float" office:value="5.1790625">
            <text:p>5.18</text:p>
          </table:table-cell>
          <table:table-cell table:number-columns-repeated="3"/>
        </table:table-row>
        <table:table-row table:style-name="ro2">
          <table:table-cell table:formula="of:=6.28*[.B946]/3200" office:value-type="float" office:value="18.467125">
            <text:p>18.467125</text:p>
          </table:table-cell>
          <table:table-cell office:value-type="float" office:value="9410">
            <text:p>9410</text:p>
          </table:table-cell>
          <table:table-cell table:formula="of:=[.G946]/36" office:value-type="float" office:value="13.4341055989583">
            <text:p>13.43</text:p>
          </table:table-cell>
          <table:table-cell table:formula="of:=[.E946]/(2*3.1415)" office:value-type="float" office:value="1.19349236033742">
            <text:p>1.19</text:p>
          </table:table-cell>
          <table:table-cell table:formula="of:=[.F946]*6.28/[.$K$1]" office:value-type="float" office:value="7.4987125">
            <text:p>7.50</text:p>
          </table:table-cell>
          <table:table-cell office:value-type="float" office:value="3821">
            <text:p>3821.00</text:p>
          </table:table-cell>
          <table:table-cell table:formula="of:=[.G945]+[.H946]*0.1" office:value-type="float" office:value="483.6278015625">
            <text:p>483.63</text:p>
          </table:table-cell>
          <table:table-cell table:formula="of:=[.$H$5]+[.E946]*[.$I$5]/(2*3.14)" office:value-type="float" office:value="5.179109375">
            <text:p>5.18</text:p>
          </table:table-cell>
          <table:table-cell table:number-columns-repeated="3"/>
        </table:table-row>
        <table:table-row table:style-name="ro2">
          <table:table-cell table:formula="of:=6.28*[.B947]/3200" office:value-type="float" office:value="18.48675">
            <text:p>18.48675</text:p>
          </table:table-cell>
          <table:table-cell office:value-type="float" office:value="9420">
            <text:p>9420</text:p>
          </table:table-cell>
          <table:table-cell table:formula="of:=[.G947]/36" office:value-type="float" office:value="13.4484921440972">
            <text:p>13.45</text:p>
          </table:table-cell>
          <table:table-cell table:formula="of:=[.E947]/(2*3.1415)" office:value-type="float" office:value="1.19380471112526">
            <text:p>1.19</text:p>
          </table:table-cell>
          <table:table-cell table:formula="of:=[.F947]*6.28/[.$K$1]" office:value-type="float" office:value="7.500675">
            <text:p>7.50</text:p>
          </table:table-cell>
          <table:table-cell office:value-type="float" office:value="3822">
            <text:p>3822.00</text:p>
          </table:table-cell>
          <table:table-cell table:formula="of:=[.G946]+[.H947]*0.1" office:value-type="float" office:value="484.1457171875">
            <text:p>484.15</text:p>
          </table:table-cell>
          <table:table-cell table:formula="of:=[.$H$5]+[.E947]*[.$I$5]/(2*3.14)" office:value-type="float" office:value="5.17915625">
            <text:p>5.18</text:p>
          </table:table-cell>
          <table:table-cell table:number-columns-repeated="3"/>
        </table:table-row>
        <table:table-row table:style-name="ro2">
          <table:table-cell table:formula="of:=6.28*[.B948]/3200" office:value-type="float" office:value="18.506375">
            <text:p>18.506375</text:p>
          </table:table-cell>
          <table:table-cell office:value-type="float" office:value="9430">
            <text:p>9430</text:p>
          </table:table-cell>
          <table:table-cell table:formula="of:=[.G948]/36" office:value-type="float" office:value="13.4628788194444">
            <text:p>13.46</text:p>
          </table:table-cell>
          <table:table-cell table:formula="of:=[.E948]/(2*3.1415)" office:value-type="float" office:value="1.1941170619131">
            <text:p>1.19</text:p>
          </table:table-cell>
          <table:table-cell table:formula="of:=[.F948]*6.28/[.$K$1]" office:value-type="float" office:value="7.5026375">
            <text:p>7.50</text:p>
          </table:table-cell>
          <table:table-cell office:value-type="float" office:value="3823">
            <text:p>3823.00</text:p>
          </table:table-cell>
          <table:table-cell table:formula="of:=[.G947]+[.H948]*0.1" office:value-type="float" office:value="484.6636375">
            <text:p>484.66</text:p>
          </table:table-cell>
          <table:table-cell table:formula="of:=[.$H$5]+[.E948]*[.$I$5]/(2*3.14)" office:value-type="float" office:value="5.179203125">
            <text:p>5.18</text:p>
          </table:table-cell>
          <table:table-cell table:number-columns-repeated="3"/>
        </table:table-row>
        <table:table-row table:style-name="ro2">
          <table:table-cell table:formula="of:=6.28*[.B949]/3200" office:value-type="float" office:value="18.526">
            <text:p>18.526</text:p>
          </table:table-cell>
          <table:table-cell office:value-type="float" office:value="9440">
            <text:p>9440</text:p>
          </table:table-cell>
          <table:table-cell table:formula="of:=[.G949]/36" office:value-type="float" office:value="13.477265625">
            <text:p>13.48</text:p>
          </table:table-cell>
          <table:table-cell table:formula="of:=[.E949]/(2*3.1415)" office:value-type="float" office:value="1.19442941270094">
            <text:p>1.19</text:p>
          </table:table-cell>
          <table:table-cell table:formula="of:=[.F949]*6.28/[.$K$1]" office:value-type="float" office:value="7.5046">
            <text:p>7.50</text:p>
          </table:table-cell>
          <table:table-cell office:value-type="float" office:value="3824">
            <text:p>3824.00</text:p>
          </table:table-cell>
          <table:table-cell table:formula="of:=[.G948]+[.H949]*0.1" office:value-type="float" office:value="485.1815625">
            <text:p>485.18</text:p>
          </table:table-cell>
          <table:table-cell table:formula="of:=[.$H$5]+[.E949]*[.$I$5]/(2*3.14)" office:value-type="float" office:value="5.17925">
            <text:p>5.18</text:p>
          </table:table-cell>
          <table:table-cell table:number-columns-repeated="3"/>
        </table:table-row>
        <table:table-row table:style-name="ro2">
          <table:table-cell table:formula="of:=6.28*[.B950]/3200" office:value-type="float" office:value="18.545625">
            <text:p>18.545625</text:p>
          </table:table-cell>
          <table:table-cell office:value-type="float" office:value="9450">
            <text:p>9450</text:p>
          </table:table-cell>
          <table:table-cell table:formula="of:=[.G950]/36" office:value-type="float" office:value="13.4916525607639">
            <text:p>13.49</text:p>
          </table:table-cell>
          <table:table-cell table:formula="of:=[.E950]/(2*3.1415)" office:value-type="float" office:value="1.19474176348878">
            <text:p>1.19</text:p>
          </table:table-cell>
          <table:table-cell table:formula="of:=[.F950]*6.28/[.$K$1]" office:value-type="float" office:value="7.5065625">
            <text:p>7.51</text:p>
          </table:table-cell>
          <table:table-cell office:value-type="float" office:value="3825">
            <text:p>3825.00</text:p>
          </table:table-cell>
          <table:table-cell table:formula="of:=[.G949]+[.H950]*0.1" office:value-type="float" office:value="485.6994921875">
            <text:p>485.70</text:p>
          </table:table-cell>
          <table:table-cell table:formula="of:=[.$H$5]+[.E950]*[.$I$5]/(2*3.14)" office:value-type="float" office:value="5.179296875">
            <text:p>5.18</text:p>
          </table:table-cell>
          <table:table-cell table:number-columns-repeated="3"/>
        </table:table-row>
        <table:table-row table:style-name="ro2">
          <table:table-cell table:formula="of:=6.28*[.B951]/3200" office:value-type="float" office:value="18.56525">
            <text:p>18.56525</text:p>
          </table:table-cell>
          <table:table-cell office:value-type="float" office:value="9460">
            <text:p>9460</text:p>
          </table:table-cell>
          <table:table-cell table:formula="of:=[.G951]/36" office:value-type="float" office:value="13.5060396267361">
            <text:p>13.51</text:p>
          </table:table-cell>
          <table:table-cell table:formula="of:=[.E951]/(2*3.1415)" office:value-type="float" office:value="1.19505411427662">
            <text:p>1.20</text:p>
          </table:table-cell>
          <table:table-cell table:formula="of:=[.F951]*6.28/[.$K$1]" office:value-type="float" office:value="7.508525">
            <text:p>7.51</text:p>
          </table:table-cell>
          <table:table-cell office:value-type="float" office:value="3826">
            <text:p>3826.00</text:p>
          </table:table-cell>
          <table:table-cell table:formula="of:=[.G950]+[.H951]*0.1" office:value-type="float" office:value="486.2174265625">
            <text:p>486.22</text:p>
          </table:table-cell>
          <table:table-cell table:formula="of:=[.$H$5]+[.E951]*[.$I$5]/(2*3.14)" office:value-type="float" office:value="5.17934375">
            <text:p>5.18</text:p>
          </table:table-cell>
          <table:table-cell table:number-columns-repeated="3"/>
        </table:table-row>
        <table:table-row table:style-name="ro2">
          <table:table-cell table:formula="of:=6.28*[.B952]/3200" office:value-type="float" office:value="18.584875">
            <text:p>18.584875</text:p>
          </table:table-cell>
          <table:table-cell office:value-type="float" office:value="9470">
            <text:p>9470</text:p>
          </table:table-cell>
          <table:table-cell table:formula="of:=[.G952]/36" office:value-type="float" office:value="13.5204268229167">
            <text:p>13.52</text:p>
          </table:table-cell>
          <table:table-cell table:formula="of:=[.E952]/(2*3.1415)" office:value-type="float" office:value="1.19536646506446">
            <text:p>1.20</text:p>
          </table:table-cell>
          <table:table-cell table:formula="of:=[.F952]*6.28/[.$K$1]" office:value-type="float" office:value="7.5104875">
            <text:p>7.51</text:p>
          </table:table-cell>
          <table:table-cell office:value-type="float" office:value="3827">
            <text:p>3827.00</text:p>
          </table:table-cell>
          <table:table-cell table:formula="of:=[.G951]+[.H952]*0.1" office:value-type="float" office:value="486.735365625">
            <text:p>486.74</text:p>
          </table:table-cell>
          <table:table-cell table:formula="of:=[.$H$5]+[.E952]*[.$I$5]/(2*3.14)" office:value-type="float" office:value="5.179390625">
            <text:p>5.18</text:p>
          </table:table-cell>
          <table:table-cell table:number-columns-repeated="3"/>
        </table:table-row>
        <table:table-row table:style-name="ro2">
          <table:table-cell table:formula="of:=6.28*[.B953]/3200" office:value-type="float" office:value="18.6045">
            <text:p>18.6045</text:p>
          </table:table-cell>
          <table:table-cell office:value-type="float" office:value="9480">
            <text:p>9480</text:p>
          </table:table-cell>
          <table:table-cell table:formula="of:=[.G953]/36" office:value-type="float" office:value="13.5348141493056">
            <text:p>13.53</text:p>
          </table:table-cell>
          <table:table-cell table:formula="of:=[.E953]/(2*3.1415)" office:value-type="float" office:value="1.1956788158523">
            <text:p>1.20</text:p>
          </table:table-cell>
          <table:table-cell table:formula="of:=[.F953]*6.28/[.$K$1]" office:value-type="float" office:value="7.51245">
            <text:p>7.51</text:p>
          </table:table-cell>
          <table:table-cell office:value-type="float" office:value="3828">
            <text:p>3828.00</text:p>
          </table:table-cell>
          <table:table-cell table:formula="of:=[.G952]+[.H953]*0.1" office:value-type="float" office:value="487.253309375">
            <text:p>487.25</text:p>
          </table:table-cell>
          <table:table-cell table:formula="of:=[.$H$5]+[.E953]*[.$I$5]/(2*3.14)" office:value-type="float" office:value="5.1794375">
            <text:p>5.18</text:p>
          </table:table-cell>
          <table:table-cell table:number-columns-repeated="3"/>
        </table:table-row>
        <table:table-row table:style-name="ro2">
          <table:table-cell table:formula="of:=6.28*[.B954]/3200" office:value-type="float" office:value="18.624125">
            <text:p>18.624125</text:p>
          </table:table-cell>
          <table:table-cell office:value-type="float" office:value="9490">
            <text:p>9490</text:p>
          </table:table-cell>
          <table:table-cell table:formula="of:=[.G954]/36" office:value-type="float" office:value="13.5492016059028">
            <text:p>13.55</text:p>
          </table:table-cell>
          <table:table-cell table:formula="of:=[.E954]/(2*3.1415)" office:value-type="float" office:value="1.19599116664014">
            <text:p>1.20</text:p>
          </table:table-cell>
          <table:table-cell table:formula="of:=[.F954]*6.28/[.$K$1]" office:value-type="float" office:value="7.5144125">
            <text:p>7.51</text:p>
          </table:table-cell>
          <table:table-cell office:value-type="float" office:value="3829">
            <text:p>3829.00</text:p>
          </table:table-cell>
          <table:table-cell table:formula="of:=[.G953]+[.H954]*0.1" office:value-type="float" office:value="487.7712578125">
            <text:p>487.77</text:p>
          </table:table-cell>
          <table:table-cell table:formula="of:=[.$H$5]+[.E954]*[.$I$5]/(2*3.14)" office:value-type="float" office:value="5.179484375">
            <text:p>5.18</text:p>
          </table:table-cell>
          <table:table-cell table:number-columns-repeated="3"/>
        </table:table-row>
        <table:table-row table:style-name="ro2">
          <table:table-cell table:formula="of:=6.28*[.B955]/3200" office:value-type="float" office:value="18.64375">
            <text:p>18.64375</text:p>
          </table:table-cell>
          <table:table-cell office:value-type="float" office:value="9500">
            <text:p>9500</text:p>
          </table:table-cell>
          <table:table-cell table:formula="of:=[.G955]/36" office:value-type="float" office:value="13.5635891927083">
            <text:p>13.56</text:p>
          </table:table-cell>
          <table:table-cell table:formula="of:=[.E955]/(2*3.1415)" office:value-type="float" office:value="1.19630351742798">
            <text:p>1.20</text:p>
          </table:table-cell>
          <table:table-cell table:formula="of:=[.F955]*6.28/[.$K$1]" office:value-type="float" office:value="7.516375">
            <text:p>7.52</text:p>
          </table:table-cell>
          <table:table-cell office:value-type="float" office:value="3830">
            <text:p>3830.00</text:p>
          </table:table-cell>
          <table:table-cell table:formula="of:=[.G954]+[.H955]*0.1" office:value-type="float" office:value="488.2892109375">
            <text:p>488.29</text:p>
          </table:table-cell>
          <table:table-cell table:formula="of:=[.$H$5]+[.E955]*[.$I$5]/(2*3.14)" office:value-type="float" office:value="5.17953125">
            <text:p>5.18</text:p>
          </table:table-cell>
          <table:table-cell table:number-columns-repeated="3"/>
        </table:table-row>
        <table:table-row table:style-name="ro2">
          <table:table-cell table:formula="of:=6.28*[.B956]/3200" office:value-type="float" office:value="18.663375">
            <text:p>18.663375</text:p>
          </table:table-cell>
          <table:table-cell office:value-type="float" office:value="9510">
            <text:p>9510</text:p>
          </table:table-cell>
          <table:table-cell table:formula="of:=[.G956]/36" office:value-type="float" office:value="13.5779769097222">
            <text:p>13.58</text:p>
          </table:table-cell>
          <table:table-cell table:formula="of:=[.E956]/(2*3.1415)" office:value-type="float" office:value="1.19661586821582">
            <text:p>1.20</text:p>
          </table:table-cell>
          <table:table-cell table:formula="of:=[.F956]*6.28/[.$K$1]" office:value-type="float" office:value="7.5183375">
            <text:p>7.52</text:p>
          </table:table-cell>
          <table:table-cell office:value-type="float" office:value="3831">
            <text:p>3831.00</text:p>
          </table:table-cell>
          <table:table-cell table:formula="of:=[.G955]+[.H956]*0.1" office:value-type="float" office:value="488.80716875">
            <text:p>488.81</text:p>
          </table:table-cell>
          <table:table-cell table:formula="of:=[.$H$5]+[.E956]*[.$I$5]/(2*3.14)" office:value-type="float" office:value="5.179578125">
            <text:p>5.18</text:p>
          </table:table-cell>
          <table:table-cell table:number-columns-repeated="3"/>
        </table:table-row>
        <table:table-row table:style-name="ro2">
          <table:table-cell table:formula="of:=6.28*[.B957]/3200" office:value-type="float" office:value="18.683">
            <text:p>18.683</text:p>
          </table:table-cell>
          <table:table-cell office:value-type="float" office:value="9520">
            <text:p>9520</text:p>
          </table:table-cell>
          <table:table-cell table:formula="of:=[.G957]/36" office:value-type="float" office:value="13.5923647569444">
            <text:p>13.59</text:p>
          </table:table-cell>
          <table:table-cell table:formula="of:=[.E957]/(2*3.1415)" office:value-type="float" office:value="1.19692821900366">
            <text:p>1.20</text:p>
          </table:table-cell>
          <table:table-cell table:formula="of:=[.F957]*6.28/[.$K$1]" office:value-type="float" office:value="7.5203">
            <text:p>7.52</text:p>
          </table:table-cell>
          <table:table-cell office:value-type="float" office:value="3832">
            <text:p>3832.00</text:p>
          </table:table-cell>
          <table:table-cell table:formula="of:=[.G956]+[.H957]*0.1" office:value-type="float" office:value="489.32513125">
            <text:p>489.33</text:p>
          </table:table-cell>
          <table:table-cell table:formula="of:=[.$H$5]+[.E957]*[.$I$5]/(2*3.14)" office:value-type="float" office:value="5.179625">
            <text:p>5.18</text:p>
          </table:table-cell>
          <table:table-cell table:number-columns-repeated="3"/>
        </table:table-row>
        <table:table-row table:style-name="ro2">
          <table:table-cell table:formula="of:=6.28*[.B958]/3200" office:value-type="float" office:value="18.702625">
            <text:p>18.702625</text:p>
          </table:table-cell>
          <table:table-cell office:value-type="float" office:value="9530">
            <text:p>9530</text:p>
          </table:table-cell>
          <table:table-cell table:formula="of:=[.G958]/36" office:value-type="float" office:value="13.606752734375">
            <text:p>13.61</text:p>
          </table:table-cell>
          <table:table-cell table:formula="of:=[.E958]/(2*3.1415)" office:value-type="float" office:value="1.1972405697915">
            <text:p>1.20</text:p>
          </table:table-cell>
          <table:table-cell table:formula="of:=[.F958]*6.28/[.$K$1]" office:value-type="float" office:value="7.5222625">
            <text:p>7.52</text:p>
          </table:table-cell>
          <table:table-cell office:value-type="float" office:value="3833">
            <text:p>3833.00</text:p>
          </table:table-cell>
          <table:table-cell table:formula="of:=[.G957]+[.H958]*0.1" office:value-type="float" office:value="489.8430984375">
            <text:p>489.84</text:p>
          </table:table-cell>
          <table:table-cell table:formula="of:=[.$H$5]+[.E958]*[.$I$5]/(2*3.14)" office:value-type="float" office:value="5.179671875">
            <text:p>5.18</text:p>
          </table:table-cell>
          <table:table-cell table:number-columns-repeated="3"/>
        </table:table-row>
        <table:table-row table:style-name="ro2">
          <table:table-cell table:formula="of:=6.28*[.B959]/3200" office:value-type="float" office:value="18.72225">
            <text:p>18.72225</text:p>
          </table:table-cell>
          <table:table-cell office:value-type="float" office:value="9540">
            <text:p>9540</text:p>
          </table:table-cell>
          <table:table-cell table:formula="of:=[.G959]/36" office:value-type="float" office:value="13.6211408420139">
            <text:p>13.62</text:p>
          </table:table-cell>
          <table:table-cell table:formula="of:=[.E959]/(2*3.1415)" office:value-type="float" office:value="1.19755292057934">
            <text:p>1.20</text:p>
          </table:table-cell>
          <table:table-cell table:formula="of:=[.F959]*6.28/[.$K$1]" office:value-type="float" office:value="7.524225">
            <text:p>7.52</text:p>
          </table:table-cell>
          <table:table-cell office:value-type="float" office:value="3834">
            <text:p>3834.00</text:p>
          </table:table-cell>
          <table:table-cell table:formula="of:=[.G958]+[.H959]*0.1" office:value-type="float" office:value="490.3610703125">
            <text:p>490.36</text:p>
          </table:table-cell>
          <table:table-cell table:formula="of:=[.$H$5]+[.E959]*[.$I$5]/(2*3.14)" office:value-type="float" office:value="5.17971875">
            <text:p>5.18</text:p>
          </table:table-cell>
          <table:table-cell table:number-columns-repeated="3"/>
        </table:table-row>
        <table:table-row table:style-name="ro2">
          <table:table-cell table:formula="of:=6.28*[.B960]/3200" office:value-type="float" office:value="18.741875">
            <text:p>18.741875</text:p>
          </table:table-cell>
          <table:table-cell office:value-type="float" office:value="9550">
            <text:p>9550</text:p>
          </table:table-cell>
          <table:table-cell table:formula="of:=[.G960]/36" office:value-type="float" office:value="13.6355290798611">
            <text:p>13.64</text:p>
          </table:table-cell>
          <table:table-cell table:formula="of:=[.E960]/(2*3.1415)" office:value-type="float" office:value="1.19786527136718">
            <text:p>1.20</text:p>
          </table:table-cell>
          <table:table-cell table:formula="of:=[.F960]*6.28/[.$K$1]" office:value-type="float" office:value="7.5261875">
            <text:p>7.53</text:p>
          </table:table-cell>
          <table:table-cell office:value-type="float" office:value="3835">
            <text:p>3835.00</text:p>
          </table:table-cell>
          <table:table-cell table:formula="of:=[.G959]+[.H960]*0.1" office:value-type="float" office:value="490.879046875">
            <text:p>490.88</text:p>
          </table:table-cell>
          <table:table-cell table:formula="of:=[.$H$5]+[.E960]*[.$I$5]/(2*3.14)" office:value-type="float" office:value="5.179765625">
            <text:p>5.18</text:p>
          </table:table-cell>
          <table:table-cell table:number-columns-repeated="3"/>
        </table:table-row>
        <table:table-row table:style-name="ro2">
          <table:table-cell table:formula="of:=6.28*[.B961]/3200" office:value-type="float" office:value="18.7615">
            <text:p>18.7615</text:p>
          </table:table-cell>
          <table:table-cell office:value-type="float" office:value="9560">
            <text:p>9560</text:p>
          </table:table-cell>
          <table:table-cell table:formula="of:=[.G961]/36" office:value-type="float" office:value="13.6499174479167">
            <text:p>13.65</text:p>
          </table:table-cell>
          <table:table-cell table:formula="of:=[.E961]/(2*3.1415)" office:value-type="float" office:value="1.19817762215502">
            <text:p>1.20</text:p>
          </table:table-cell>
          <table:table-cell table:formula="of:=[.F961]*6.28/[.$K$1]" office:value-type="float" office:value="7.52815">
            <text:p>7.53</text:p>
          </table:table-cell>
          <table:table-cell office:value-type="float" office:value="3836">
            <text:p>3836.00</text:p>
          </table:table-cell>
          <table:table-cell table:formula="of:=[.G960]+[.H961]*0.1" office:value-type="float" office:value="491.397028125">
            <text:p>491.40</text:p>
          </table:table-cell>
          <table:table-cell table:formula="of:=[.$H$5]+[.E961]*[.$I$5]/(2*3.14)" office:value-type="float" office:value="5.1798125">
            <text:p>5.18</text:p>
          </table:table-cell>
          <table:table-cell table:number-columns-repeated="3"/>
        </table:table-row>
        <table:table-row table:style-name="ro2">
          <table:table-cell table:formula="of:=6.28*[.B962]/3200" office:value-type="float" office:value="18.781125">
            <text:p>18.781125</text:p>
          </table:table-cell>
          <table:table-cell office:value-type="float" office:value="9570">
            <text:p>9570</text:p>
          </table:table-cell>
          <table:table-cell table:formula="of:=[.G962]/36" office:value-type="float" office:value="13.6643059461806">
            <text:p>13.66</text:p>
          </table:table-cell>
          <table:table-cell table:formula="of:=[.E962]/(2*3.1415)" office:value-type="float" office:value="1.19848997294286">
            <text:p>1.20</text:p>
          </table:table-cell>
          <table:table-cell table:formula="of:=[.F962]*6.28/[.$K$1]" office:value-type="float" office:value="7.5301125">
            <text:p>7.53</text:p>
          </table:table-cell>
          <table:table-cell office:value-type="float" office:value="3837">
            <text:p>3837.00</text:p>
          </table:table-cell>
          <table:table-cell table:formula="of:=[.G961]+[.H962]*0.1" office:value-type="float" office:value="491.9150140625">
            <text:p>491.92</text:p>
          </table:table-cell>
          <table:table-cell table:formula="of:=[.$H$5]+[.E962]*[.$I$5]/(2*3.14)" office:value-type="float" office:value="5.179859375">
            <text:p>5.18</text:p>
          </table:table-cell>
          <table:table-cell table:number-columns-repeated="3"/>
        </table:table-row>
        <table:table-row table:style-name="ro2">
          <table:table-cell table:formula="of:=6.28*[.B963]/3200" office:value-type="float" office:value="18.80075">
            <text:p>18.80075</text:p>
          </table:table-cell>
          <table:table-cell office:value-type="float" office:value="9580">
            <text:p>9580</text:p>
          </table:table-cell>
          <table:table-cell table:formula="of:=[.G963]/36" office:value-type="float" office:value="13.6786945746528">
            <text:p>13.68</text:p>
          </table:table-cell>
          <table:table-cell table:formula="of:=[.E963]/(2*3.1415)" office:value-type="float" office:value="1.1988023237307">
            <text:p>1.20</text:p>
          </table:table-cell>
          <table:table-cell table:formula="of:=[.F963]*6.28/[.$K$1]" office:value-type="float" office:value="7.532075">
            <text:p>7.53</text:p>
          </table:table-cell>
          <table:table-cell office:value-type="float" office:value="3838">
            <text:p>3838.00</text:p>
          </table:table-cell>
          <table:table-cell table:formula="of:=[.G962]+[.H963]*0.1" office:value-type="float" office:value="492.4330046875">
            <text:p>492.43</text:p>
          </table:table-cell>
          <table:table-cell table:formula="of:=[.$H$5]+[.E963]*[.$I$5]/(2*3.14)" office:value-type="float" office:value="5.17990625">
            <text:p>5.18</text:p>
          </table:table-cell>
          <table:table-cell table:number-columns-repeated="3"/>
        </table:table-row>
        <table:table-row table:style-name="ro2">
          <table:table-cell table:formula="of:=6.28*[.B964]/3200" office:value-type="float" office:value="18.820375">
            <text:p>18.820375</text:p>
          </table:table-cell>
          <table:table-cell office:value-type="float" office:value="9590">
            <text:p>9590</text:p>
          </table:table-cell>
          <table:table-cell table:formula="of:=[.G964]/36" office:value-type="float" office:value="13.6930833333333">
            <text:p>13.69</text:p>
          </table:table-cell>
          <table:table-cell table:formula="of:=[.E964]/(2*3.1415)" office:value-type="float" office:value="1.19911467451854">
            <text:p>1.20</text:p>
          </table:table-cell>
          <table:table-cell table:formula="of:=[.F964]*6.28/[.$K$1]" office:value-type="float" office:value="7.5340375">
            <text:p>7.53</text:p>
          </table:table-cell>
          <table:table-cell office:value-type="float" office:value="3839">
            <text:p>3839.00</text:p>
          </table:table-cell>
          <table:table-cell table:formula="of:=[.G963]+[.H964]*0.1" office:value-type="float" office:value="492.951">
            <text:p>492.95</text:p>
          </table:table-cell>
          <table:table-cell table:formula="of:=[.$H$5]+[.E964]*[.$I$5]/(2*3.14)" office:value-type="float" office:value="5.179953125">
            <text:p>5.18</text:p>
          </table:table-cell>
          <table:table-cell table:number-columns-repeated="3"/>
        </table:table-row>
        <table:table-row table:style-name="ro2">
          <table:table-cell table:formula="of:=6.28*[.B965]/3200" office:value-type="float" office:value="18.84">
            <text:p>18.84</text:p>
          </table:table-cell>
          <table:table-cell office:value-type="float" office:value="9600">
            <text:p>9600</text:p>
          </table:table-cell>
          <table:table-cell table:formula="of:=[.G965]/36" office:value-type="float" office:value="13.7074722222222">
            <text:p>13.71</text:p>
          </table:table-cell>
          <table:table-cell table:formula="of:=[.E965]/(2*3.1415)" office:value-type="float" office:value="1.19942702530638">
            <text:p>1.20</text:p>
          </table:table-cell>
          <table:table-cell table:formula="of:=[.F965]*6.28/[.$K$1]" office:value-type="float" office:value="7.536">
            <text:p>7.54</text:p>
          </table:table-cell>
          <table:table-cell office:value-type="float" office:value="3840">
            <text:p>3840.00</text:p>
          </table:table-cell>
          <table:table-cell table:formula="of:=[.G964]+[.H965]*0.1" office:value-type="float" office:value="493.469">
            <text:p>493.47</text:p>
          </table:table-cell>
          <table:table-cell table:formula="of:=[.$H$5]+[.E965]*[.$I$5]/(2*3.14)" office:value-type="float" office:value="5.18">
            <text:p>5.18</text:p>
          </table:table-cell>
          <table:table-cell table:number-columns-repeated="3"/>
        </table:table-row>
        <table:table-row table:style-name="ro2">
          <table:table-cell table:formula="of:=6.28*[.B966]/3200" office:value-type="float" office:value="18.859625">
            <text:p>18.859625</text:p>
          </table:table-cell>
          <table:table-cell office:value-type="float" office:value="9610">
            <text:p>9610</text:p>
          </table:table-cell>
          <table:table-cell table:formula="of:=[.G966]/36" office:value-type="float" office:value="13.7218612413194">
            <text:p>13.72</text:p>
          </table:table-cell>
          <table:table-cell table:formula="of:=[.E966]/(2*3.1415)" office:value-type="float" office:value="1.19973937609422">
            <text:p>1.20</text:p>
          </table:table-cell>
          <table:table-cell table:formula="of:=[.F966]*6.28/[.$K$1]" office:value-type="float" office:value="7.5379625">
            <text:p>7.54</text:p>
          </table:table-cell>
          <table:table-cell office:value-type="float" office:value="3841">
            <text:p>3841.00</text:p>
          </table:table-cell>
          <table:table-cell table:formula="of:=[.G965]+[.H966]*0.1" office:value-type="float" office:value="493.9870046875">
            <text:p>493.99</text:p>
          </table:table-cell>
          <table:table-cell table:formula="of:=[.$H$5]+[.E966]*[.$I$5]/(2*3.14)" office:value-type="float" office:value="5.180046875">
            <text:p>5.18</text:p>
          </table:table-cell>
          <table:table-cell table:number-columns-repeated="3"/>
        </table:table-row>
        <table:table-row table:style-name="ro2">
          <table:table-cell table:formula="of:=6.28*[.B967]/3200" office:value-type="float" office:value="18.87925">
            <text:p>18.87925</text:p>
          </table:table-cell>
          <table:table-cell office:value-type="float" office:value="9620">
            <text:p>9620</text:p>
          </table:table-cell>
          <table:table-cell table:formula="of:=[.G967]/36" office:value-type="float" office:value="13.736250390625">
            <text:p>13.74</text:p>
          </table:table-cell>
          <table:table-cell table:formula="of:=[.E967]/(2*3.1415)" office:value-type="float" office:value="1.20005172688206">
            <text:p>1.20</text:p>
          </table:table-cell>
          <table:table-cell table:formula="of:=[.F967]*6.28/[.$K$1]" office:value-type="float" office:value="7.539925">
            <text:p>7.54</text:p>
          </table:table-cell>
          <table:table-cell office:value-type="float" office:value="3842">
            <text:p>3842.00</text:p>
          </table:table-cell>
          <table:table-cell table:formula="of:=[.G966]+[.H967]*0.1" office:value-type="float" office:value="494.5050140625">
            <text:p>494.51</text:p>
          </table:table-cell>
          <table:table-cell table:formula="of:=[.$H$5]+[.E967]*[.$I$5]/(2*3.14)" office:value-type="float" office:value="5.18009375">
            <text:p>5.18</text:p>
          </table:table-cell>
          <table:table-cell table:number-columns-repeated="3"/>
        </table:table-row>
        <table:table-row table:style-name="ro2">
          <table:table-cell table:formula="of:=6.28*[.B968]/3200" office:value-type="float" office:value="18.898875">
            <text:p>18.898875</text:p>
          </table:table-cell>
          <table:table-cell office:value-type="float" office:value="9630">
            <text:p>9630</text:p>
          </table:table-cell>
          <table:table-cell table:formula="of:=[.G968]/36" office:value-type="float" office:value="13.7506396701389">
            <text:p>13.75</text:p>
          </table:table-cell>
          <table:table-cell table:formula="of:=[.E968]/(2*3.1415)" office:value-type="float" office:value="1.2003640776699">
            <text:p>1.20</text:p>
          </table:table-cell>
          <table:table-cell table:formula="of:=[.F968]*6.28/[.$K$1]" office:value-type="float" office:value="7.5418875">
            <text:p>7.54</text:p>
          </table:table-cell>
          <table:table-cell office:value-type="float" office:value="3843">
            <text:p>3843.00</text:p>
          </table:table-cell>
          <table:table-cell table:formula="of:=[.G967]+[.H968]*0.1" office:value-type="float" office:value="495.023028125">
            <text:p>495.02</text:p>
          </table:table-cell>
          <table:table-cell table:formula="of:=[.$H$5]+[.E968]*[.$I$5]/(2*3.14)" office:value-type="float" office:value="5.180140625">
            <text:p>5.18</text:p>
          </table:table-cell>
          <table:table-cell table:number-columns-repeated="3"/>
        </table:table-row>
        <table:table-row table:style-name="ro2">
          <table:table-cell table:formula="of:=6.28*[.B969]/3200" office:value-type="float" office:value="18.9185">
            <text:p>18.9185</text:p>
          </table:table-cell>
          <table:table-cell office:value-type="float" office:value="9640">
            <text:p>9640</text:p>
          </table:table-cell>
          <table:table-cell table:formula="of:=[.G969]/36" office:value-type="float" office:value="13.7650290798611">
            <text:p>13.77</text:p>
          </table:table-cell>
          <table:table-cell table:formula="of:=[.E969]/(2*3.1415)" office:value-type="float" office:value="1.20067642845774">
            <text:p>1.20</text:p>
          </table:table-cell>
          <table:table-cell table:formula="of:=[.F969]*6.28/[.$K$1]" office:value-type="float" office:value="7.54385">
            <text:p>7.54</text:p>
          </table:table-cell>
          <table:table-cell office:value-type="float" office:value="3844">
            <text:p>3844.00</text:p>
          </table:table-cell>
          <table:table-cell table:formula="of:=[.G968]+[.H969]*0.1" office:value-type="float" office:value="495.541046875">
            <text:p>495.54</text:p>
          </table:table-cell>
          <table:table-cell table:formula="of:=[.$H$5]+[.E969]*[.$I$5]/(2*3.14)" office:value-type="float" office:value="5.1801875">
            <text:p>5.18</text:p>
          </table:table-cell>
          <table:table-cell table:number-columns-repeated="3"/>
        </table:table-row>
        <table:table-row table:style-name="ro2">
          <table:table-cell table:formula="of:=6.28*[.B970]/3200" office:value-type="float" office:value="18.938125">
            <text:p>18.938125</text:p>
          </table:table-cell>
          <table:table-cell office:value-type="float" office:value="9650">
            <text:p>9650</text:p>
          </table:table-cell>
          <table:table-cell table:formula="of:=[.G970]/36" office:value-type="float" office:value="13.7794186197917">
            <text:p>13.78</text:p>
          </table:table-cell>
          <table:table-cell table:formula="of:=[.E970]/(2*3.1415)" office:value-type="float" office:value="1.20098877924558">
            <text:p>1.20</text:p>
          </table:table-cell>
          <table:table-cell table:formula="of:=[.F970]*6.28/[.$K$1]" office:value-type="float" office:value="7.5458125">
            <text:p>7.55</text:p>
          </table:table-cell>
          <table:table-cell office:value-type="float" office:value="3845">
            <text:p>3845.00</text:p>
          </table:table-cell>
          <table:table-cell table:formula="of:=[.G969]+[.H970]*0.1" office:value-type="float" office:value="496.0590703125">
            <text:p>496.06</text:p>
          </table:table-cell>
          <table:table-cell table:formula="of:=[.$H$5]+[.E970]*[.$I$5]/(2*3.14)" office:value-type="float" office:value="5.180234375">
            <text:p>5.18</text:p>
          </table:table-cell>
          <table:table-cell table:number-columns-repeated="3"/>
        </table:table-row>
        <table:table-row table:style-name="ro2">
          <table:table-cell table:formula="of:=6.28*[.B971]/3200" office:value-type="float" office:value="18.95775">
            <text:p>18.95775</text:p>
          </table:table-cell>
          <table:table-cell office:value-type="float" office:value="9660">
            <text:p>9660</text:p>
          </table:table-cell>
          <table:table-cell table:formula="of:=[.G971]/36" office:value-type="float" office:value="13.7938082899306">
            <text:p>13.79</text:p>
          </table:table-cell>
          <table:table-cell table:formula="of:=[.E971]/(2*3.1415)" office:value-type="float" office:value="1.20130113003342">
            <text:p>1.20</text:p>
          </table:table-cell>
          <table:table-cell table:formula="of:=[.F971]*6.28/[.$K$1]" office:value-type="float" office:value="7.547775">
            <text:p>7.55</text:p>
          </table:table-cell>
          <table:table-cell office:value-type="float" office:value="3846">
            <text:p>3846.00</text:p>
          </table:table-cell>
          <table:table-cell table:formula="of:=[.G970]+[.H971]*0.1" office:value-type="float" office:value="496.5770984375">
            <text:p>496.58</text:p>
          </table:table-cell>
          <table:table-cell table:formula="of:=[.$H$5]+[.E971]*[.$I$5]/(2*3.14)" office:value-type="float" office:value="5.18028125">
            <text:p>5.18</text:p>
          </table:table-cell>
          <table:table-cell table:number-columns-repeated="3"/>
        </table:table-row>
        <table:table-row table:style-name="ro2">
          <table:table-cell table:formula="of:=6.28*[.B972]/3200" office:value-type="float" office:value="18.977375">
            <text:p>18.977375</text:p>
          </table:table-cell>
          <table:table-cell office:value-type="float" office:value="9670">
            <text:p>9670</text:p>
          </table:table-cell>
          <table:table-cell table:formula="of:=[.G972]/36" office:value-type="float" office:value="13.8081980902778">
            <text:p>13.81</text:p>
          </table:table-cell>
          <table:table-cell table:formula="of:=[.E972]/(2*3.1415)" office:value-type="float" office:value="1.20161348082126">
            <text:p>1.20</text:p>
          </table:table-cell>
          <table:table-cell table:formula="of:=[.F972]*6.28/[.$K$1]" office:value-type="float" office:value="7.5497375">
            <text:p>7.55</text:p>
          </table:table-cell>
          <table:table-cell office:value-type="float" office:value="3847">
            <text:p>3847.00</text:p>
          </table:table-cell>
          <table:table-cell table:formula="of:=[.G971]+[.H972]*0.1" office:value-type="float" office:value="497.09513125">
            <text:p>497.10</text:p>
          </table:table-cell>
          <table:table-cell table:formula="of:=[.$H$5]+[.E972]*[.$I$5]/(2*3.14)" office:value-type="float" office:value="5.180328125">
            <text:p>5.18</text:p>
          </table:table-cell>
          <table:table-cell table:number-columns-repeated="3"/>
        </table:table-row>
        <table:table-row table:style-name="ro2">
          <table:table-cell table:formula="of:=6.28*[.B973]/3200" office:value-type="float" office:value="18.997">
            <text:p>18.997</text:p>
          </table:table-cell>
          <table:table-cell office:value-type="float" office:value="9680">
            <text:p>9680</text:p>
          </table:table-cell>
          <table:table-cell table:formula="of:=[.G973]/36" office:value-type="float" office:value="13.8225880208333">
            <text:p>13.82</text:p>
          </table:table-cell>
          <table:table-cell table:formula="of:=[.E973]/(2*3.1415)" office:value-type="float" office:value="1.2019258316091">
            <text:p>1.20</text:p>
          </table:table-cell>
          <table:table-cell table:formula="of:=[.F973]*6.28/[.$K$1]" office:value-type="float" office:value="7.5517">
            <text:p>7.55</text:p>
          </table:table-cell>
          <table:table-cell office:value-type="float" office:value="3848">
            <text:p>3848.00</text:p>
          </table:table-cell>
          <table:table-cell table:formula="of:=[.G972]+[.H973]*0.1" office:value-type="float" office:value="497.61316875">
            <text:p>497.61</text:p>
          </table:table-cell>
          <table:table-cell table:formula="of:=[.$H$5]+[.E973]*[.$I$5]/(2*3.14)" office:value-type="float" office:value="5.180375">
            <text:p>5.18</text:p>
          </table:table-cell>
          <table:table-cell table:number-columns-repeated="3"/>
        </table:table-row>
        <table:table-row table:style-name="ro2">
          <table:table-cell table:formula="of:=6.28*[.B974]/3200" office:value-type="float" office:value="19.016625">
            <text:p>19.016625</text:p>
          </table:table-cell>
          <table:table-cell office:value-type="float" office:value="9690">
            <text:p>9690</text:p>
          </table:table-cell>
          <table:table-cell table:formula="of:=[.G974]/36" office:value-type="float" office:value="13.8369780815972">
            <text:p>13.84</text:p>
          </table:table-cell>
          <table:table-cell table:formula="of:=[.E974]/(2*3.1415)" office:value-type="float" office:value="1.20223818239694">
            <text:p>1.20</text:p>
          </table:table-cell>
          <table:table-cell table:formula="of:=[.F974]*6.28/[.$K$1]" office:value-type="float" office:value="7.5536625">
            <text:p>7.55</text:p>
          </table:table-cell>
          <table:table-cell office:value-type="float" office:value="3849">
            <text:p>3849.00</text:p>
          </table:table-cell>
          <table:table-cell table:formula="of:=[.G973]+[.H974]*0.1" office:value-type="float" office:value="498.1312109375">
            <text:p>498.13</text:p>
          </table:table-cell>
          <table:table-cell table:formula="of:=[.$H$5]+[.E974]*[.$I$5]/(2*3.14)" office:value-type="float" office:value="5.180421875">
            <text:p>5.18</text:p>
          </table:table-cell>
          <table:table-cell table:number-columns-repeated="3"/>
        </table:table-row>
        <table:table-row table:style-name="ro2">
          <table:table-cell table:formula="of:=6.28*[.B975]/3200" office:value-type="float" office:value="19.03625">
            <text:p>19.03625</text:p>
          </table:table-cell>
          <table:table-cell office:value-type="float" office:value="9700">
            <text:p>9700</text:p>
          </table:table-cell>
          <table:table-cell table:formula="of:=[.G975]/36" office:value-type="float" office:value="13.8513682725694">
            <text:p>13.85</text:p>
          </table:table-cell>
          <table:table-cell table:formula="of:=[.E975]/(2*3.1415)" office:value-type="float" office:value="1.20255053318478">
            <text:p>1.20</text:p>
          </table:table-cell>
          <table:table-cell table:formula="of:=[.F975]*6.28/[.$K$1]" office:value-type="float" office:value="7.555625">
            <text:p>7.56</text:p>
          </table:table-cell>
          <table:table-cell office:value-type="float" office:value="3850">
            <text:p>3850.00</text:p>
          </table:table-cell>
          <table:table-cell table:formula="of:=[.G974]+[.H975]*0.1" office:value-type="float" office:value="498.6492578125">
            <text:p>498.65</text:p>
          </table:table-cell>
          <table:table-cell table:formula="of:=[.$H$5]+[.E975]*[.$I$5]/(2*3.14)" office:value-type="float" office:value="5.18046875">
            <text:p>5.18</text:p>
          </table:table-cell>
          <table:table-cell table:number-columns-repeated="3"/>
        </table:table-row>
        <table:table-row table:style-name="ro2">
          <table:table-cell table:formula="of:=6.28*[.B976]/3200" office:value-type="float" office:value="19.055875">
            <text:p>19.055875</text:p>
          </table:table-cell>
          <table:table-cell office:value-type="float" office:value="9710">
            <text:p>9710</text:p>
          </table:table-cell>
          <table:table-cell table:formula="of:=[.G976]/36" office:value-type="float" office:value="13.86575859375">
            <text:p>13.87</text:p>
          </table:table-cell>
          <table:table-cell table:formula="of:=[.E976]/(2*3.1415)" office:value-type="float" office:value="1.20286288397262">
            <text:p>1.20</text:p>
          </table:table-cell>
          <table:table-cell table:formula="of:=[.F976]*6.28/[.$K$1]" office:value-type="float" office:value="7.5575875">
            <text:p>7.56</text:p>
          </table:table-cell>
          <table:table-cell office:value-type="float" office:value="3851">
            <text:p>3851.00</text:p>
          </table:table-cell>
          <table:table-cell table:formula="of:=[.G975]+[.H976]*0.1" office:value-type="float" office:value="499.167309375">
            <text:p>499.17</text:p>
          </table:table-cell>
          <table:table-cell table:formula="of:=[.$H$5]+[.E976]*[.$I$5]/(2*3.14)" office:value-type="float" office:value="5.180515625">
            <text:p>5.18</text:p>
          </table:table-cell>
          <table:table-cell table:number-columns-repeated="3"/>
        </table:table-row>
        <table:table-row table:style-name="ro2">
          <table:table-cell table:formula="of:=6.28*[.B977]/3200" office:value-type="float" office:value="19.0755">
            <text:p>19.0755</text:p>
          </table:table-cell>
          <table:table-cell office:value-type="float" office:value="9720">
            <text:p>9720</text:p>
          </table:table-cell>
          <table:table-cell table:formula="of:=[.G977]/36" office:value-type="float" office:value="13.8801490451389">
            <text:p>13.88</text:p>
          </table:table-cell>
          <table:table-cell table:formula="of:=[.E977]/(2*3.1415)" office:value-type="float" office:value="1.20317523476046">
            <text:p>1.20</text:p>
          </table:table-cell>
          <table:table-cell table:formula="of:=[.F977]*6.28/[.$K$1]" office:value-type="float" office:value="7.55955">
            <text:p>7.56</text:p>
          </table:table-cell>
          <table:table-cell office:value-type="float" office:value="3852">
            <text:p>3852.00</text:p>
          </table:table-cell>
          <table:table-cell table:formula="of:=[.G976]+[.H977]*0.1" office:value-type="float" office:value="499.685365625">
            <text:p>499.69</text:p>
          </table:table-cell>
          <table:table-cell table:formula="of:=[.$H$5]+[.E977]*[.$I$5]/(2*3.14)" office:value-type="float" office:value="5.1805625">
            <text:p>5.18</text:p>
          </table:table-cell>
          <table:table-cell table:number-columns-repeated="3"/>
        </table:table-row>
        <table:table-row table:style-name="ro2">
          <table:table-cell table:formula="of:=6.28*[.B978]/3200" office:value-type="float" office:value="19.095125">
            <text:p>19.095125</text:p>
          </table:table-cell>
          <table:table-cell office:value-type="float" office:value="9730">
            <text:p>9730</text:p>
          </table:table-cell>
          <table:table-cell table:formula="of:=[.G978]/36" office:value-type="float" office:value="13.8945396267361">
            <text:p>13.89</text:p>
          </table:table-cell>
          <table:table-cell table:formula="of:=[.E978]/(2*3.1415)" office:value-type="float" office:value="1.20348758554831">
            <text:p>1.20</text:p>
          </table:table-cell>
          <table:table-cell table:formula="of:=[.F978]*6.28/[.$K$1]" office:value-type="float" office:value="7.5615125">
            <text:p>7.56</text:p>
          </table:table-cell>
          <table:table-cell office:value-type="float" office:value="3853">
            <text:p>3853.00</text:p>
          </table:table-cell>
          <table:table-cell table:formula="of:=[.G977]+[.H978]*0.1" office:value-type="float" office:value="500.2034265625">
            <text:p>500.20</text:p>
          </table:table-cell>
          <table:table-cell table:formula="of:=[.$H$5]+[.E978]*[.$I$5]/(2*3.14)" office:value-type="float" office:value="5.180609375">
            <text:p>5.18</text:p>
          </table:table-cell>
          <table:table-cell table:number-columns-repeated="3"/>
        </table:table-row>
        <table:table-row table:style-name="ro2">
          <table:table-cell table:formula="of:=6.28*[.B979]/3200" office:value-type="float" office:value="19.11475">
            <text:p>19.11475</text:p>
          </table:table-cell>
          <table:table-cell office:value-type="float" office:value="9740">
            <text:p>9740</text:p>
          </table:table-cell>
          <table:table-cell table:formula="of:=[.G979]/36" office:value-type="float" office:value="13.9089303385417">
            <text:p>13.91</text:p>
          </table:table-cell>
          <table:table-cell table:formula="of:=[.E979]/(2*3.1415)" office:value-type="float" office:value="1.20379993633615">
            <text:p>1.20</text:p>
          </table:table-cell>
          <table:table-cell table:formula="of:=[.F979]*6.28/[.$K$1]" office:value-type="float" office:value="7.563475">
            <text:p>7.56</text:p>
          </table:table-cell>
          <table:table-cell office:value-type="float" office:value="3854">
            <text:p>3854.00</text:p>
          </table:table-cell>
          <table:table-cell table:formula="of:=[.G978]+[.H979]*0.1" office:value-type="float" office:value="500.7214921875">
            <text:p>500.72</text:p>
          </table:table-cell>
          <table:table-cell table:formula="of:=[.$H$5]+[.E979]*[.$I$5]/(2*3.14)" office:value-type="float" office:value="5.18065625">
            <text:p>5.18</text:p>
          </table:table-cell>
          <table:table-cell table:number-columns-repeated="3"/>
        </table:table-row>
        <table:table-row table:style-name="ro2">
          <table:table-cell table:formula="of:=6.28*[.B980]/3200" office:value-type="float" office:value="19.134375">
            <text:p>19.134375</text:p>
          </table:table-cell>
          <table:table-cell office:value-type="float" office:value="9750">
            <text:p>9750</text:p>
          </table:table-cell>
          <table:table-cell table:formula="of:=[.G980]/36" office:value-type="float" office:value="13.9233211805556">
            <text:p>13.92</text:p>
          </table:table-cell>
          <table:table-cell table:formula="of:=[.E980]/(2*3.1415)" office:value-type="float" office:value="1.20411228712399">
            <text:p>1.20</text:p>
          </table:table-cell>
          <table:table-cell table:formula="of:=[.F980]*6.28/[.$K$1]" office:value-type="float" office:value="7.5654375">
            <text:p>7.57</text:p>
          </table:table-cell>
          <table:table-cell office:value-type="float" office:value="3855">
            <text:p>3855.00</text:p>
          </table:table-cell>
          <table:table-cell table:formula="of:=[.G979]+[.H980]*0.1" office:value-type="float" office:value="501.2395625">
            <text:p>501.24</text:p>
          </table:table-cell>
          <table:table-cell table:formula="of:=[.$H$5]+[.E980]*[.$I$5]/(2*3.14)" office:value-type="float" office:value="5.180703125">
            <text:p>5.18</text:p>
          </table:table-cell>
          <table:table-cell table:number-columns-repeated="3"/>
        </table:table-row>
        <table:table-row table:style-name="ro2">
          <table:table-cell table:formula="of:=6.28*[.B981]/3200" office:value-type="float" office:value="19.154">
            <text:p>19.154</text:p>
          </table:table-cell>
          <table:table-cell office:value-type="float" office:value="9760">
            <text:p>9760</text:p>
          </table:table-cell>
          <table:table-cell table:formula="of:=[.G981]/36" office:value-type="float" office:value="13.9377121527778">
            <text:p>13.94</text:p>
          </table:table-cell>
          <table:table-cell table:formula="of:=[.E981]/(2*3.1415)" office:value-type="float" office:value="1.20442463791183">
            <text:p>1.20</text:p>
          </table:table-cell>
          <table:table-cell table:formula="of:=[.F981]*6.28/[.$K$1]" office:value-type="float" office:value="7.5674">
            <text:p>7.57</text:p>
          </table:table-cell>
          <table:table-cell office:value-type="float" office:value="3856">
            <text:p>3856.00</text:p>
          </table:table-cell>
          <table:table-cell table:formula="of:=[.G980]+[.H981]*0.1" office:value-type="float" office:value="501.7576375">
            <text:p>501.76</text:p>
          </table:table-cell>
          <table:table-cell table:formula="of:=[.$H$5]+[.E981]*[.$I$5]/(2*3.14)" office:value-type="float" office:value="5.18075">
            <text:p>5.18</text:p>
          </table:table-cell>
          <table:table-cell table:number-columns-repeated="3"/>
        </table:table-row>
        <table:table-row table:style-name="ro2">
          <table:table-cell table:formula="of:=6.28*[.B982]/3200" office:value-type="float" office:value="19.173625">
            <text:p>19.173625</text:p>
          </table:table-cell>
          <table:table-cell office:value-type="float" office:value="9770">
            <text:p>9770</text:p>
          </table:table-cell>
          <table:table-cell table:formula="of:=[.G982]/36" office:value-type="float" office:value="13.9521032552083">
            <text:p>13.95</text:p>
          </table:table-cell>
          <table:table-cell table:formula="of:=[.E982]/(2*3.1415)" office:value-type="float" office:value="1.20473698869967">
            <text:p>1.20</text:p>
          </table:table-cell>
          <table:table-cell table:formula="of:=[.F982]*6.28/[.$K$1]" office:value-type="float" office:value="7.5693625">
            <text:p>7.57</text:p>
          </table:table-cell>
          <table:table-cell office:value-type="float" office:value="3857">
            <text:p>3857.00</text:p>
          </table:table-cell>
          <table:table-cell table:formula="of:=[.G981]+[.H982]*0.1" office:value-type="float" office:value="502.2757171875">
            <text:p>502.28</text:p>
          </table:table-cell>
          <table:table-cell table:formula="of:=[.$H$5]+[.E982]*[.$I$5]/(2*3.14)" office:value-type="float" office:value="5.180796875">
            <text:p>5.18</text:p>
          </table:table-cell>
          <table:table-cell table:number-columns-repeated="3"/>
        </table:table-row>
        <table:table-row table:style-name="ro2">
          <table:table-cell table:formula="of:=6.28*[.B983]/3200" office:value-type="float" office:value="19.19325">
            <text:p>19.19325</text:p>
          </table:table-cell>
          <table:table-cell office:value-type="float" office:value="9780">
            <text:p>9780</text:p>
          </table:table-cell>
          <table:table-cell table:formula="of:=[.G983]/36" office:value-type="float" office:value="13.9664944878472">
            <text:p>13.97</text:p>
          </table:table-cell>
          <table:table-cell table:formula="of:=[.E983]/(2*3.1415)" office:value-type="float" office:value="1.20504933948751">
            <text:p>1.21</text:p>
          </table:table-cell>
          <table:table-cell table:formula="of:=[.F983]*6.28/[.$K$1]" office:value-type="float" office:value="7.571325">
            <text:p>7.57</text:p>
          </table:table-cell>
          <table:table-cell office:value-type="float" office:value="3858">
            <text:p>3858.00</text:p>
          </table:table-cell>
          <table:table-cell table:formula="of:=[.G982]+[.H983]*0.1" office:value-type="float" office:value="502.7938015625">
            <text:p>502.79</text:p>
          </table:table-cell>
          <table:table-cell table:formula="of:=[.$H$5]+[.E983]*[.$I$5]/(2*3.14)" office:value-type="float" office:value="5.18084375">
            <text:p>5.18</text:p>
          </table:table-cell>
          <table:table-cell table:number-columns-repeated="3"/>
        </table:table-row>
        <table:table-row table:style-name="ro2">
          <table:table-cell table:formula="of:=6.28*[.B984]/3200" office:value-type="float" office:value="19.212875">
            <text:p>19.212875</text:p>
          </table:table-cell>
          <table:table-cell office:value-type="float" office:value="9790">
            <text:p>9790</text:p>
          </table:table-cell>
          <table:table-cell table:formula="of:=[.G984]/36" office:value-type="float" office:value="13.9808858506944">
            <text:p>13.98</text:p>
          </table:table-cell>
          <table:table-cell table:formula="of:=[.E984]/(2*3.1415)" office:value-type="float" office:value="1.20536169027535">
            <text:p>1.21</text:p>
          </table:table-cell>
          <table:table-cell table:formula="of:=[.F984]*6.28/[.$K$1]" office:value-type="float" office:value="7.5732875">
            <text:p>7.57</text:p>
          </table:table-cell>
          <table:table-cell office:value-type="float" office:value="3859">
            <text:p>3859.00</text:p>
          </table:table-cell>
          <table:table-cell table:formula="of:=[.G983]+[.H984]*0.1" office:value-type="float" office:value="503.311890625">
            <text:p>503.31</text:p>
          </table:table-cell>
          <table:table-cell table:formula="of:=[.$H$5]+[.E984]*[.$I$5]/(2*3.14)" office:value-type="float" office:value="5.180890625">
            <text:p>5.18</text:p>
          </table:table-cell>
          <table:table-cell table:number-columns-repeated="3"/>
        </table:table-row>
        <table:table-row table:style-name="ro2">
          <table:table-cell table:formula="of:=6.28*[.B985]/3200" office:value-type="float" office:value="19.2325">
            <text:p>19.2325</text:p>
          </table:table-cell>
          <table:table-cell office:value-type="float" office:value="9800">
            <text:p>9800</text:p>
          </table:table-cell>
          <table:table-cell table:formula="of:=[.G985]/36" office:value-type="float" office:value="13.99527734375">
            <text:p>14.00</text:p>
          </table:table-cell>
          <table:table-cell table:formula="of:=[.E985]/(2*3.1415)" office:value-type="float" office:value="1.20567404106319">
            <text:p>1.21</text:p>
          </table:table-cell>
          <table:table-cell table:formula="of:=[.F985]*6.28/[.$K$1]" office:value-type="float" office:value="7.57525">
            <text:p>7.58</text:p>
          </table:table-cell>
          <table:table-cell office:value-type="float" office:value="3860">
            <text:p>3860.00</text:p>
          </table:table-cell>
          <table:table-cell table:formula="of:=[.G984]+[.H985]*0.1" office:value-type="float" office:value="503.829984375">
            <text:p>503.83</text:p>
          </table:table-cell>
          <table:table-cell table:formula="of:=[.$H$5]+[.E985]*[.$I$5]/(2*3.14)" office:value-type="float" office:value="5.1809375">
            <text:p>5.18</text:p>
          </table:table-cell>
          <table:table-cell table:number-columns-repeated="3"/>
        </table:table-row>
        <table:table-row table:style-name="ro2">
          <table:table-cell table:formula="of:=6.28*[.B986]/3200" office:value-type="float" office:value="19.252125">
            <text:p>19.252125</text:p>
          </table:table-cell>
          <table:table-cell office:value-type="float" office:value="9810">
            <text:p>9810</text:p>
          </table:table-cell>
          <table:table-cell table:formula="of:=[.G986]/36" office:value-type="float" office:value="14.0096689670139">
            <text:p>14.01</text:p>
          </table:table-cell>
          <table:table-cell table:formula="of:=[.E986]/(2*3.1415)" office:value-type="float" office:value="1.20598639185103">
            <text:p>1.21</text:p>
          </table:table-cell>
          <table:table-cell table:formula="of:=[.F986]*6.28/[.$K$1]" office:value-type="float" office:value="7.5772125">
            <text:p>7.58</text:p>
          </table:table-cell>
          <table:table-cell office:value-type="float" office:value="3861">
            <text:p>3861.00</text:p>
          </table:table-cell>
          <table:table-cell table:formula="of:=[.G985]+[.H986]*0.1" office:value-type="float" office:value="504.3480828125">
            <text:p>504.35</text:p>
          </table:table-cell>
          <table:table-cell table:formula="of:=[.$H$5]+[.E986]*[.$I$5]/(2*3.14)" office:value-type="float" office:value="5.180984375">
            <text:p>5.18</text:p>
          </table:table-cell>
          <table:table-cell table:number-columns-repeated="3"/>
        </table:table-row>
        <table:table-row table:style-name="ro2">
          <table:table-cell table:formula="of:=6.28*[.B987]/3200" office:value-type="float" office:value="19.27175">
            <text:p>19.27175</text:p>
          </table:table-cell>
          <table:table-cell office:value-type="float" office:value="9820">
            <text:p>9820</text:p>
          </table:table-cell>
          <table:table-cell table:formula="of:=[.G987]/36" office:value-type="float" office:value="14.0240607204861">
            <text:p>14.02</text:p>
          </table:table-cell>
          <table:table-cell table:formula="of:=[.E987]/(2*3.1415)" office:value-type="float" office:value="1.20629874263887">
            <text:p>1.21</text:p>
          </table:table-cell>
          <table:table-cell table:formula="of:=[.F987]*6.28/[.$K$1]" office:value-type="float" office:value="7.579175">
            <text:p>7.58</text:p>
          </table:table-cell>
          <table:table-cell office:value-type="float" office:value="3862">
            <text:p>3862.00</text:p>
          </table:table-cell>
          <table:table-cell table:formula="of:=[.G986]+[.H987]*0.1" office:value-type="float" office:value="504.8661859375">
            <text:p>504.87</text:p>
          </table:table-cell>
          <table:table-cell table:formula="of:=[.$H$5]+[.E987]*[.$I$5]/(2*3.14)" office:value-type="float" office:value="5.18103125">
            <text:p>5.18</text:p>
          </table:table-cell>
          <table:table-cell table:number-columns-repeated="3"/>
        </table:table-row>
        <table:table-row table:style-name="ro2">
          <table:table-cell table:formula="of:=6.28*[.B988]/3200" office:value-type="float" office:value="19.291375">
            <text:p>19.291375</text:p>
          </table:table-cell>
          <table:table-cell office:value-type="float" office:value="9830">
            <text:p>9830</text:p>
          </table:table-cell>
          <table:table-cell table:formula="of:=[.G988]/36" office:value-type="float" office:value="14.0384526041667">
            <text:p>14.04</text:p>
          </table:table-cell>
          <table:table-cell table:formula="of:=[.E988]/(2*3.1415)" office:value-type="float" office:value="1.20661109342671">
            <text:p>1.21</text:p>
          </table:table-cell>
          <table:table-cell table:formula="of:=[.F988]*6.28/[.$K$1]" office:value-type="float" office:value="7.5811375">
            <text:p>7.58</text:p>
          </table:table-cell>
          <table:table-cell office:value-type="float" office:value="3863">
            <text:p>3863.00</text:p>
          </table:table-cell>
          <table:table-cell table:formula="of:=[.G987]+[.H988]*0.1" office:value-type="float" office:value="505.38429375">
            <text:p>505.38</text:p>
          </table:table-cell>
          <table:table-cell table:formula="of:=[.$H$5]+[.E988]*[.$I$5]/(2*3.14)" office:value-type="float" office:value="5.181078125">
            <text:p>5.18</text:p>
          </table:table-cell>
          <table:table-cell table:number-columns-repeated="3"/>
        </table:table-row>
        <table:table-row table:style-name="ro2">
          <table:table-cell table:formula="of:=6.28*[.B989]/3200" office:value-type="float" office:value="19.311">
            <text:p>19.311</text:p>
          </table:table-cell>
          <table:table-cell office:value-type="float" office:value="9840">
            <text:p>9840</text:p>
          </table:table-cell>
          <table:table-cell table:formula="of:=[.G989]/36" office:value-type="float" office:value="14.0528446180556">
            <text:p>14.05</text:p>
          </table:table-cell>
          <table:table-cell table:formula="of:=[.E989]/(2*3.1415)" office:value-type="float" office:value="1.20692344421455">
            <text:p>1.21</text:p>
          </table:table-cell>
          <table:table-cell table:formula="of:=[.F989]*6.28/[.$K$1]" office:value-type="float" office:value="7.5831">
            <text:p>7.58</text:p>
          </table:table-cell>
          <table:table-cell office:value-type="float" office:value="3864">
            <text:p>3864.00</text:p>
          </table:table-cell>
          <table:table-cell table:formula="of:=[.G988]+[.H989]*0.1" office:value-type="float" office:value="505.90240625">
            <text:p>505.90</text:p>
          </table:table-cell>
          <table:table-cell table:formula="of:=[.$H$5]+[.E989]*[.$I$5]/(2*3.14)" office:value-type="float" office:value="5.181125">
            <text:p>5.18</text:p>
          </table:table-cell>
          <table:table-cell table:number-columns-repeated="3"/>
        </table:table-row>
        <table:table-row table:style-name="ro2">
          <table:table-cell table:formula="of:=6.28*[.B990]/3200" office:value-type="float" office:value="19.330625">
            <text:p>19.330625</text:p>
          </table:table-cell>
          <table:table-cell office:value-type="float" office:value="9850">
            <text:p>9850</text:p>
          </table:table-cell>
          <table:table-cell table:formula="of:=[.G990]/36" office:value-type="float" office:value="14.0672367621528">
            <text:p>14.07</text:p>
          </table:table-cell>
          <table:table-cell table:formula="of:=[.E990]/(2*3.1415)" office:value-type="float" office:value="1.20723579500239">
            <text:p>1.21</text:p>
          </table:table-cell>
          <table:table-cell table:formula="of:=[.F990]*6.28/[.$K$1]" office:value-type="float" office:value="7.5850625">
            <text:p>7.59</text:p>
          </table:table-cell>
          <table:table-cell office:value-type="float" office:value="3865">
            <text:p>3865.00</text:p>
          </table:table-cell>
          <table:table-cell table:formula="of:=[.G989]+[.H990]*0.1" office:value-type="float" office:value="506.4205234375">
            <text:p>506.42</text:p>
          </table:table-cell>
          <table:table-cell table:formula="of:=[.$H$5]+[.E990]*[.$I$5]/(2*3.14)" office:value-type="float" office:value="5.181171875">
            <text:p>5.18</text:p>
          </table:table-cell>
          <table:table-cell table:number-columns-repeated="3"/>
        </table:table-row>
        <table:table-row table:style-name="ro2">
          <table:table-cell table:formula="of:=6.28*[.B991]/3200" office:value-type="float" office:value="19.35025">
            <text:p>19.35025</text:p>
          </table:table-cell>
          <table:table-cell office:value-type="float" office:value="9860">
            <text:p>9860</text:p>
          </table:table-cell>
          <table:table-cell table:formula="of:=[.G991]/36" office:value-type="float" office:value="14.0816290364583">
            <text:p>14.08</text:p>
          </table:table-cell>
          <table:table-cell table:formula="of:=[.E991]/(2*3.1415)" office:value-type="float" office:value="1.20754814579023">
            <text:p>1.21</text:p>
          </table:table-cell>
          <table:table-cell table:formula="of:=[.F991]*6.28/[.$K$1]" office:value-type="float" office:value="7.587025">
            <text:p>7.59</text:p>
          </table:table-cell>
          <table:table-cell office:value-type="float" office:value="3866">
            <text:p>3866.00</text:p>
          </table:table-cell>
          <table:table-cell table:formula="of:=[.G990]+[.H991]*0.1" office:value-type="float" office:value="506.9386453125">
            <text:p>506.94</text:p>
          </table:table-cell>
          <table:table-cell table:formula="of:=[.$H$5]+[.E991]*[.$I$5]/(2*3.14)" office:value-type="float" office:value="5.18121875">
            <text:p>5.18</text:p>
          </table:table-cell>
          <table:table-cell table:number-columns-repeated="3"/>
        </table:table-row>
        <table:table-row table:style-name="ro2">
          <table:table-cell table:formula="of:=6.28*[.B992]/3200" office:value-type="float" office:value="19.369875">
            <text:p>19.369875</text:p>
          </table:table-cell>
          <table:table-cell office:value-type="float" office:value="9870">
            <text:p>9870</text:p>
          </table:table-cell>
          <table:table-cell table:formula="of:=[.G992]/36" office:value-type="float" office:value="14.0960214409722">
            <text:p>14.10</text:p>
          </table:table-cell>
          <table:table-cell table:formula="of:=[.E992]/(2*3.1415)" office:value-type="float" office:value="1.20786049657807">
            <text:p>1.21</text:p>
          </table:table-cell>
          <table:table-cell table:formula="of:=[.F992]*6.28/[.$K$1]" office:value-type="float" office:value="7.5889875">
            <text:p>7.59</text:p>
          </table:table-cell>
          <table:table-cell office:value-type="float" office:value="3867">
            <text:p>3867.00</text:p>
          </table:table-cell>
          <table:table-cell table:formula="of:=[.G991]+[.H992]*0.1" office:value-type="float" office:value="507.456771875">
            <text:p>507.46</text:p>
          </table:table-cell>
          <table:table-cell table:formula="of:=[.$H$5]+[.E992]*[.$I$5]/(2*3.14)" office:value-type="float" office:value="5.181265625">
            <text:p>5.18</text:p>
          </table:table-cell>
          <table:table-cell table:number-columns-repeated="3"/>
        </table:table-row>
        <table:table-row table:style-name="ro2">
          <table:table-cell table:formula="of:=6.28*[.B993]/3200" office:value-type="float" office:value="19.3895">
            <text:p>19.3895</text:p>
          </table:table-cell>
          <table:table-cell office:value-type="float" office:value="9880">
            <text:p>9880</text:p>
          </table:table-cell>
          <table:table-cell table:formula="of:=[.G993]/36" office:value-type="float" office:value="14.1104139756944">
            <text:p>14.11</text:p>
          </table:table-cell>
          <table:table-cell table:formula="of:=[.E993]/(2*3.1415)" office:value-type="float" office:value="1.20817284736591">
            <text:p>1.21</text:p>
          </table:table-cell>
          <table:table-cell table:formula="of:=[.F993]*6.28/[.$K$1]" office:value-type="float" office:value="7.59095">
            <text:p>7.59</text:p>
          </table:table-cell>
          <table:table-cell office:value-type="float" office:value="3868">
            <text:p>3868.00</text:p>
          </table:table-cell>
          <table:table-cell table:formula="of:=[.G992]+[.H993]*0.1" office:value-type="float" office:value="507.974903125">
            <text:p>507.97</text:p>
          </table:table-cell>
          <table:table-cell table:formula="of:=[.$H$5]+[.E993]*[.$I$5]/(2*3.14)" office:value-type="float" office:value="5.1813125">
            <text:p>5.18</text:p>
          </table:table-cell>
          <table:table-cell table:number-columns-repeated="3"/>
        </table:table-row>
        <table:table-row table:style-name="ro2">
          <table:table-cell table:formula="of:=6.28*[.B994]/3200" office:value-type="float" office:value="19.409125">
            <text:p>19.409125</text:p>
          </table:table-cell>
          <table:table-cell office:value-type="float" office:value="9890">
            <text:p>9890</text:p>
          </table:table-cell>
          <table:table-cell table:formula="of:=[.G994]/36" office:value-type="float" office:value="14.124806640625">
            <text:p>14.12</text:p>
          </table:table-cell>
          <table:table-cell table:formula="of:=[.E994]/(2*3.1415)" office:value-type="float" office:value="1.20848519815375">
            <text:p>1.21</text:p>
          </table:table-cell>
          <table:table-cell table:formula="of:=[.F994]*6.28/[.$K$1]" office:value-type="float" office:value="7.5929125">
            <text:p>7.59</text:p>
          </table:table-cell>
          <table:table-cell office:value-type="float" office:value="3869">
            <text:p>3869.00</text:p>
          </table:table-cell>
          <table:table-cell table:formula="of:=[.G993]+[.H994]*0.1" office:value-type="float" office:value="508.4930390625">
            <text:p>508.49</text:p>
          </table:table-cell>
          <table:table-cell table:formula="of:=[.$H$5]+[.E994]*[.$I$5]/(2*3.14)" office:value-type="float" office:value="5.181359375">
            <text:p>5.18</text:p>
          </table:table-cell>
          <table:table-cell table:number-columns-repeated="3"/>
        </table:table-row>
        <table:table-row table:style-name="ro2">
          <table:table-cell table:formula="of:=6.28*[.B995]/3200" office:value-type="float" office:value="19.42875">
            <text:p>19.42875</text:p>
          </table:table-cell>
          <table:table-cell office:value-type="float" office:value="9900">
            <text:p>9900</text:p>
          </table:table-cell>
          <table:table-cell table:formula="of:=[.G995]/36" office:value-type="float" office:value="14.1391994357639">
            <text:p>14.14</text:p>
          </table:table-cell>
          <table:table-cell table:formula="of:=[.E995]/(2*3.1415)" office:value-type="float" office:value="1.20879754894159">
            <text:p>1.21</text:p>
          </table:table-cell>
          <table:table-cell table:formula="of:=[.F995]*6.28/[.$K$1]" office:value-type="float" office:value="7.594875">
            <text:p>7.59</text:p>
          </table:table-cell>
          <table:table-cell office:value-type="float" office:value="3870">
            <text:p>3870.00</text:p>
          </table:table-cell>
          <table:table-cell table:formula="of:=[.G994]+[.H995]*0.1" office:value-type="float" office:value="509.0111796875">
            <text:p>509.01</text:p>
          </table:table-cell>
          <table:table-cell table:formula="of:=[.$H$5]+[.E995]*[.$I$5]/(2*3.14)" office:value-type="float" office:value="5.18140625">
            <text:p>5.18</text:p>
          </table:table-cell>
          <table:table-cell table:number-columns-repeated="3"/>
        </table:table-row>
        <table:table-row table:style-name="ro2">
          <table:table-cell table:formula="of:=6.28*[.B996]/3200" office:value-type="float" office:value="19.448375">
            <text:p>19.448375</text:p>
          </table:table-cell>
          <table:table-cell office:value-type="float" office:value="9910">
            <text:p>9910</text:p>
          </table:table-cell>
          <table:table-cell table:formula="of:=[.G996]/36" office:value-type="float" office:value="14.1535923611111">
            <text:p>14.15</text:p>
          </table:table-cell>
          <table:table-cell table:formula="of:=[.E996]/(2*3.1415)" office:value-type="float" office:value="1.20910989972943">
            <text:p>1.21</text:p>
          </table:table-cell>
          <table:table-cell table:formula="of:=[.F996]*6.28/[.$K$1]" office:value-type="float" office:value="7.5968375">
            <text:p>7.60</text:p>
          </table:table-cell>
          <table:table-cell office:value-type="float" office:value="3871">
            <text:p>3871.00</text:p>
          </table:table-cell>
          <table:table-cell table:formula="of:=[.G995]+[.H996]*0.1" office:value-type="float" office:value="509.529325">
            <text:p>509.53</text:p>
          </table:table-cell>
          <table:table-cell table:formula="of:=[.$H$5]+[.E996]*[.$I$5]/(2*3.14)" office:value-type="float" office:value="5.181453125">
            <text:p>5.18</text:p>
          </table:table-cell>
          <table:table-cell table:number-columns-repeated="3"/>
        </table:table-row>
        <table:table-row table:style-name="ro2">
          <table:table-cell table:formula="of:=6.28*[.B997]/3200" office:value-type="float" office:value="19.468">
            <text:p>19.468</text:p>
          </table:table-cell>
          <table:table-cell office:value-type="float" office:value="9920">
            <text:p>9920</text:p>
          </table:table-cell>
          <table:table-cell table:formula="of:=[.G997]/36" office:value-type="float" office:value="14.1679854166667">
            <text:p>14.17</text:p>
          </table:table-cell>
          <table:table-cell table:formula="of:=[.E997]/(2*3.1415)" office:value-type="float" office:value="1.20942225051727">
            <text:p>1.21</text:p>
          </table:table-cell>
          <table:table-cell table:formula="of:=[.F997]*6.28/[.$K$1]" office:value-type="float" office:value="7.5988">
            <text:p>7.60</text:p>
          </table:table-cell>
          <table:table-cell office:value-type="float" office:value="3872">
            <text:p>3872.00</text:p>
          </table:table-cell>
          <table:table-cell table:formula="of:=[.G996]+[.H997]*0.1" office:value-type="float" office:value="510.047475">
            <text:p>510.05</text:p>
          </table:table-cell>
          <table:table-cell table:formula="of:=[.$H$5]+[.E997]*[.$I$5]/(2*3.14)" office:value-type="float" office:value="5.1815">
            <text:p>5.18</text:p>
          </table:table-cell>
          <table:table-cell table:number-columns-repeated="3"/>
        </table:table-row>
        <table:table-row table:style-name="ro2">
          <table:table-cell table:formula="of:=6.28*[.B998]/3200" office:value-type="float" office:value="19.487625">
            <text:p>19.487625</text:p>
          </table:table-cell>
          <table:table-cell office:value-type="float" office:value="9930">
            <text:p>9930</text:p>
          </table:table-cell>
          <table:table-cell table:formula="of:=[.G998]/36" office:value-type="float" office:value="14.1823786024306">
            <text:p>14.18</text:p>
          </table:table-cell>
          <table:table-cell table:formula="of:=[.E998]/(2*3.1415)" office:value-type="float" office:value="1.20973460130511">
            <text:p>1.21</text:p>
          </table:table-cell>
          <table:table-cell table:formula="of:=[.F998]*6.28/[.$K$1]" office:value-type="float" office:value="7.6007625">
            <text:p>7.60</text:p>
          </table:table-cell>
          <table:table-cell office:value-type="float" office:value="3873">
            <text:p>3873.00</text:p>
          </table:table-cell>
          <table:table-cell table:formula="of:=[.G997]+[.H998]*0.1" office:value-type="float" office:value="510.5656296875">
            <text:p>510.57</text:p>
          </table:table-cell>
          <table:table-cell table:formula="of:=[.$H$5]+[.E998]*[.$I$5]/(2*3.14)" office:value-type="float" office:value="5.181546875">
            <text:p>5.18</text:p>
          </table:table-cell>
          <table:table-cell table:number-columns-repeated="3"/>
        </table:table-row>
        <table:table-row table:style-name="ro2">
          <table:table-cell table:formula="of:=6.28*[.B999]/3200" office:value-type="float" office:value="19.50725">
            <text:p>19.50725</text:p>
          </table:table-cell>
          <table:table-cell office:value-type="float" office:value="9940">
            <text:p>9940</text:p>
          </table:table-cell>
          <table:table-cell table:formula="of:=[.G999]/36" office:value-type="float" office:value="14.1967719184028">
            <text:p>14.20</text:p>
          </table:table-cell>
          <table:table-cell table:formula="of:=[.E999]/(2*3.1415)" office:value-type="float" office:value="1.21004695209295">
            <text:p>1.21</text:p>
          </table:table-cell>
          <table:table-cell table:formula="of:=[.F999]*6.28/[.$K$1]" office:value-type="float" office:value="7.602725">
            <text:p>7.60</text:p>
          </table:table-cell>
          <table:table-cell office:value-type="float" office:value="3874">
            <text:p>3874.00</text:p>
          </table:table-cell>
          <table:table-cell table:formula="of:=[.G998]+[.H999]*0.1" office:value-type="float" office:value="511.0837890625">
            <text:p>511.08</text:p>
          </table:table-cell>
          <table:table-cell table:formula="of:=[.$H$5]+[.E999]*[.$I$5]/(2*3.14)" office:value-type="float" office:value="5.18159375">
            <text:p>5.18</text:p>
          </table:table-cell>
          <table:table-cell table:number-columns-repeated="3"/>
        </table:table-row>
        <table:table-row table:style-name="ro2">
          <table:table-cell table:formula="of:=6.28*[.B1000]/3200" office:value-type="float" office:value="19.526875">
            <text:p>19.526875</text:p>
          </table:table-cell>
          <table:table-cell office:value-type="float" office:value="9950">
            <text:p>9950</text:p>
          </table:table-cell>
          <table:table-cell table:formula="of:=[.G1000]/36" office:value-type="float" office:value="14.2111653645833">
            <text:p>14.21</text:p>
          </table:table-cell>
          <table:table-cell table:formula="of:=[.E1000]/(2*3.1415)" office:value-type="float" office:value="1.21035930288079">
            <text:p>1.21</text:p>
          </table:table-cell>
          <table:table-cell table:formula="of:=[.F1000]*6.28/[.$K$1]" office:value-type="float" office:value="7.6046875">
            <text:p>7.60</text:p>
          </table:table-cell>
          <table:table-cell office:value-type="float" office:value="3875">
            <text:p>3875.00</text:p>
          </table:table-cell>
          <table:table-cell table:formula="of:=[.G999]+[.H1000]*0.1" office:value-type="float" office:value="511.601953125">
            <text:p>511.60</text:p>
          </table:table-cell>
          <table:table-cell table:formula="of:=[.$H$5]+[.E1000]*[.$I$5]/(2*3.14)" office:value-type="float" office:value="5.181640625">
            <text:p>5.18</text:p>
          </table:table-cell>
          <table:table-cell table:number-columns-repeated="3"/>
        </table:table-row>
        <table:table-row table:style-name="ro2">
          <table:table-cell table:formula="of:=6.28*[.B1001]/3200" office:value-type="float" office:value="19.5465">
            <text:p>19.5465</text:p>
          </table:table-cell>
          <table:table-cell office:value-type="float" office:value="9960">
            <text:p>9960</text:p>
          </table:table-cell>
          <table:table-cell table:formula="of:=[.G1001]/36" office:value-type="float" office:value="14.2255589409722">
            <text:p>14.23</text:p>
          </table:table-cell>
          <table:table-cell table:formula="of:=[.E1001]/(2*3.1415)" office:value-type="float" office:value="1.21067165366863">
            <text:p>1.21</text:p>
          </table:table-cell>
          <table:table-cell table:formula="of:=[.F1001]*6.28/[.$K$1]" office:value-type="float" office:value="7.60665">
            <text:p>7.61</text:p>
          </table:table-cell>
          <table:table-cell office:value-type="float" office:value="3876">
            <text:p>3876.00</text:p>
          </table:table-cell>
          <table:table-cell table:formula="of:=[.G1000]+[.H1001]*0.1" office:value-type="float" office:value="512.120121875">
            <text:p>512.12</text:p>
          </table:table-cell>
          <table:table-cell table:formula="of:=[.$H$5]+[.E1001]*[.$I$5]/(2*3.14)" office:value-type="float" office:value="5.1816875">
            <text:p>5.18</text:p>
          </table:table-cell>
          <table:table-cell table:number-columns-repeated="3"/>
        </table:table-row>
        <table:table-row table:style-name="ro2">
          <table:table-cell table:formula="of:=6.28*[.B1002]/3200" office:value-type="float" office:value="19.566125">
            <text:p>19.566125</text:p>
          </table:table-cell>
          <table:table-cell office:value-type="float" office:value="9970">
            <text:p>9970</text:p>
          </table:table-cell>
          <table:table-cell table:formula="of:=[.G1002]/36" office:value-type="float" office:value="14.2399526475694">
            <text:p>14.24</text:p>
          </table:table-cell>
          <table:table-cell table:formula="of:=[.E1002]/(2*3.1415)" office:value-type="float" office:value="1.21098400445647">
            <text:p>1.21</text:p>
          </table:table-cell>
          <table:table-cell table:formula="of:=[.F1002]*6.28/[.$K$1]" office:value-type="float" office:value="7.6086125">
            <text:p>7.61</text:p>
          </table:table-cell>
          <table:table-cell office:value-type="float" office:value="3877">
            <text:p>3877.00</text:p>
          </table:table-cell>
          <table:table-cell table:formula="of:=[.G1001]+[.H1002]*0.1" office:value-type="float" office:value="512.6382953125">
            <text:p>512.64</text:p>
          </table:table-cell>
          <table:table-cell table:formula="of:=[.$H$5]+[.E1002]*[.$I$5]/(2*3.14)" office:value-type="float" office:value="5.181734375">
            <text:p>5.18</text:p>
          </table:table-cell>
          <table:table-cell table:number-columns-repeated="3"/>
        </table:table-row>
        <table:table-row table:style-name="ro2">
          <table:table-cell table:formula="of:=6.28*[.B1003]/3200" office:value-type="float" office:value="19.58575">
            <text:p>19.58575</text:p>
          </table:table-cell>
          <table:table-cell office:value-type="float" office:value="9980">
            <text:p>9980</text:p>
          </table:table-cell>
          <table:table-cell table:formula="of:=[.G1003]/36" office:value-type="float" office:value="14.254346484375">
            <text:p>14.25</text:p>
          </table:table-cell>
          <table:table-cell table:formula="of:=[.E1003]/(2*3.1415)" office:value-type="float" office:value="1.21129635524431">
            <text:p>1.21</text:p>
          </table:table-cell>
          <table:table-cell table:formula="of:=[.F1003]*6.28/[.$K$1]" office:value-type="float" office:value="7.610575">
            <text:p>7.61</text:p>
          </table:table-cell>
          <table:table-cell office:value-type="float" office:value="3878">
            <text:p>3878.00</text:p>
          </table:table-cell>
          <table:table-cell table:formula="of:=[.G1002]+[.H1003]*0.1" office:value-type="float" office:value="513.1564734375">
            <text:p>513.16</text:p>
          </table:table-cell>
          <table:table-cell table:formula="of:=[.$H$5]+[.E1003]*[.$I$5]/(2*3.14)" office:value-type="float" office:value="5.18178125">
            <text:p>5.18</text:p>
          </table:table-cell>
          <table:table-cell table:number-columns-repeated="3"/>
        </table:table-row>
        <table:table-row table:style-name="ro2">
          <table:table-cell table:formula="of:=6.28*[.B1004]/3200" office:value-type="float" office:value="19.605375">
            <text:p>19.605375</text:p>
          </table:table-cell>
          <table:table-cell office:value-type="float" office:value="9990">
            <text:p>9990</text:p>
          </table:table-cell>
          <table:table-cell table:formula="of:=[.G1004]/36" office:value-type="float" office:value="14.2687404513889">
            <text:p>14.27</text:p>
          </table:table-cell>
          <table:table-cell table:formula="of:=[.E1004]/(2*3.1415)" office:value-type="float" office:value="1.21160870603215">
            <text:p>1.21</text:p>
          </table:table-cell>
          <table:table-cell table:formula="of:=[.F1004]*6.28/[.$K$1]" office:value-type="float" office:value="7.6125375">
            <text:p>7.61</text:p>
          </table:table-cell>
          <table:table-cell office:value-type="float" office:value="3879">
            <text:p>3879.00</text:p>
          </table:table-cell>
          <table:table-cell table:formula="of:=[.G1003]+[.H1004]*0.1" office:value-type="float" office:value="513.67465625">
            <text:p>513.67</text:p>
          </table:table-cell>
          <table:table-cell table:formula="of:=[.$H$5]+[.E1004]*[.$I$5]/(2*3.14)" office:value-type="float" office:value="5.181828125">
            <text:p>5.18</text:p>
          </table:table-cell>
          <table:table-cell table:number-columns-repeated="3"/>
        </table:table-row>
        <table:table-row table:style-name="ro2">
          <table:table-cell table:formula="of:=6.28*[.B1005]/3200" office:value-type="float" office:value="19.625">
            <text:p>19.625</text:p>
          </table:table-cell>
          <table:table-cell office:value-type="float" office:value="10000">
            <text:p>10000</text:p>
          </table:table-cell>
          <table:table-cell table:formula="of:=[.G1005]/36" office:value-type="float" office:value="14.2831345486111">
            <text:p>14.28</text:p>
          </table:table-cell>
          <table:table-cell table:formula="of:=[.E1005]/(2*3.1415)" office:value-type="float" office:value="1.21192105681999">
            <text:p>1.21</text:p>
          </table:table-cell>
          <table:table-cell table:formula="of:=[.F1005]*6.28/[.$K$1]" office:value-type="float" office:value="7.6145">
            <text:p>7.61</text:p>
          </table:table-cell>
          <table:table-cell office:value-type="float" office:value="3880">
            <text:p>3880.00</text:p>
          </table:table-cell>
          <table:table-cell table:formula="of:=[.G1004]+[.H1005]*0.1" office:value-type="float" office:value="514.19284375">
            <text:p>514.19</text:p>
          </table:table-cell>
          <table:table-cell table:formula="of:=[.$H$5]+[.E1005]*[.$I$5]/(2*3.14)" office:value-type="float" office:value="5.181875">
            <text:p>5.18</text:p>
          </table:table-cell>
          <table:table-cell table:number-columns-repeated="3"/>
        </table:table-row>
        <table:table-row table:style-name="ro2">
          <table:table-cell table:formula="of:=6.28*[.B1006]/3200" office:value-type="float" office:value="19.644625">
            <text:p>19.644625</text:p>
          </table:table-cell>
          <table:table-cell office:value-type="float" office:value="10010">
            <text:p>10010</text:p>
          </table:table-cell>
          <table:table-cell table:formula="of:=[.G1006]/36" office:value-type="float" office:value="14.2975287760417">
            <text:p>14.30</text:p>
          </table:table-cell>
          <table:table-cell table:formula="of:=[.E1006]/(2*3.1415)" office:value-type="float" office:value="1.21223340760783">
            <text:p>1.21</text:p>
          </table:table-cell>
          <table:table-cell table:formula="of:=[.F1006]*6.28/[.$K$1]" office:value-type="float" office:value="7.6164625">
            <text:p>7.62</text:p>
          </table:table-cell>
          <table:table-cell office:value-type="float" office:value="3881">
            <text:p>3881.00</text:p>
          </table:table-cell>
          <table:table-cell table:formula="of:=[.G1005]+[.H1006]*0.1" office:value-type="float" office:value="514.7110359375">
            <text:p>514.71</text:p>
          </table:table-cell>
          <table:table-cell table:formula="of:=[.$H$5]+[.E1006]*[.$I$5]/(2*3.14)" office:value-type="float" office:value="5.181921875">
            <text:p>5.18</text:p>
          </table:table-cell>
          <table:table-cell table:number-columns-repeated="3"/>
        </table:table-row>
        <table:table-row table:style-name="ro2">
          <table:table-cell table:formula="of:=6.28*[.B1007]/3200" office:value-type="float" office:value="19.66425">
            <text:p>19.66425</text:p>
          </table:table-cell>
          <table:table-cell office:value-type="float" office:value="10020">
            <text:p>10020</text:p>
          </table:table-cell>
          <table:table-cell table:formula="of:=[.G1007]/36" office:value-type="float" office:value="14.3119231336805">
            <text:p>14.31</text:p>
          </table:table-cell>
          <table:table-cell table:formula="of:=[.E1007]/(2*3.1415)" office:value-type="float" office:value="1.21254575839567">
            <text:p>1.21</text:p>
          </table:table-cell>
          <table:table-cell table:formula="of:=[.F1007]*6.28/[.$K$1]" office:value-type="float" office:value="7.618425">
            <text:p>7.62</text:p>
          </table:table-cell>
          <table:table-cell office:value-type="float" office:value="3882">
            <text:p>3882.00</text:p>
          </table:table-cell>
          <table:table-cell table:formula="of:=[.G1006]+[.H1007]*0.1" office:value-type="float" office:value="515.2292328125">
            <text:p>515.23</text:p>
          </table:table-cell>
          <table:table-cell table:formula="of:=[.$H$5]+[.E1007]*[.$I$5]/(2*3.14)" office:value-type="float" office:value="5.18196875">
            <text:p>5.18</text:p>
          </table:table-cell>
          <table:table-cell table:number-columns-repeated="3"/>
        </table:table-row>
        <table:table-row table:style-name="ro2">
          <table:table-cell table:formula="of:=6.28*[.B1008]/3200" office:value-type="float" office:value="19.683875">
            <text:p>19.683875</text:p>
          </table:table-cell>
          <table:table-cell office:value-type="float" office:value="10030">
            <text:p>10030</text:p>
          </table:table-cell>
          <table:table-cell table:formula="of:=[.G1008]/36" office:value-type="float" office:value="14.3263176215278">
            <text:p>14.33</text:p>
          </table:table-cell>
          <table:table-cell table:formula="of:=[.E1008]/(2*3.1415)" office:value-type="float" office:value="1.21285810918351">
            <text:p>1.21</text:p>
          </table:table-cell>
          <table:table-cell table:formula="of:=[.F1008]*6.28/[.$K$1]" office:value-type="float" office:value="7.6203875">
            <text:p>7.62</text:p>
          </table:table-cell>
          <table:table-cell office:value-type="float" office:value="3883">
            <text:p>3883.00</text:p>
          </table:table-cell>
          <table:table-cell table:formula="of:=[.G1007]+[.H1008]*0.1" office:value-type="float" office:value="515.747434375">
            <text:p>515.75</text:p>
          </table:table-cell>
          <table:table-cell table:formula="of:=[.$H$5]+[.E1008]*[.$I$5]/(2*3.14)" office:value-type="float" office:value="5.182015625">
            <text:p>5.18</text:p>
          </table:table-cell>
          <table:table-cell table:number-columns-repeated="3"/>
        </table:table-row>
        <table:table-row table:style-name="ro2">
          <table:table-cell table:formula="of:=6.28*[.B1009]/3200" office:value-type="float" office:value="19.7035">
            <text:p>19.7035</text:p>
          </table:table-cell>
          <table:table-cell office:value-type="float" office:value="10040">
            <text:p>10040</text:p>
          </table:table-cell>
          <table:table-cell table:formula="of:=[.G1009]/36" office:value-type="float" office:value="14.3407122395833">
            <text:p>14.34</text:p>
          </table:table-cell>
          <table:table-cell table:formula="of:=[.E1009]/(2*3.1415)" office:value-type="float" office:value="1.21317045997135">
            <text:p>1.21</text:p>
          </table:table-cell>
          <table:table-cell table:formula="of:=[.F1009]*6.28/[.$K$1]" office:value-type="float" office:value="7.62235">
            <text:p>7.62</text:p>
          </table:table-cell>
          <table:table-cell office:value-type="float" office:value="3884">
            <text:p>3884.00</text:p>
          </table:table-cell>
          <table:table-cell table:formula="of:=[.G1008]+[.H1009]*0.1" office:value-type="float" office:value="516.265640625">
            <text:p>516.27</text:p>
          </table:table-cell>
          <table:table-cell table:formula="of:=[.$H$5]+[.E1009]*[.$I$5]/(2*3.14)" office:value-type="float" office:value="5.1820625">
            <text:p>5.18</text:p>
          </table:table-cell>
          <table:table-cell table:number-columns-repeated="3"/>
        </table:table-row>
        <table:table-row table:style-name="ro2">
          <table:table-cell table:formula="of:=6.28*[.B1010]/3200" office:value-type="float" office:value="19.723125">
            <text:p>19.723125</text:p>
          </table:table-cell>
          <table:table-cell office:value-type="float" office:value="10050">
            <text:p>10050</text:p>
          </table:table-cell>
          <table:table-cell table:formula="of:=[.G1010]/36" office:value-type="float" office:value="14.3551069878472">
            <text:p>14.36</text:p>
          </table:table-cell>
          <table:table-cell table:formula="of:=[.E1010]/(2*3.1415)" office:value-type="float" office:value="1.21348281075919">
            <text:p>1.21</text:p>
          </table:table-cell>
          <table:table-cell table:formula="of:=[.F1010]*6.28/[.$K$1]" office:value-type="float" office:value="7.6243125">
            <text:p>7.62</text:p>
          </table:table-cell>
          <table:table-cell office:value-type="float" office:value="3885">
            <text:p>3885.00</text:p>
          </table:table-cell>
          <table:table-cell table:formula="of:=[.G1009]+[.H1010]*0.1" office:value-type="float" office:value="516.7838515625">
            <text:p>516.78</text:p>
          </table:table-cell>
          <table:table-cell table:formula="of:=[.$H$5]+[.E1010]*[.$I$5]/(2*3.14)" office:value-type="float" office:value="5.182109375">
            <text:p>5.18</text:p>
          </table:table-cell>
          <table:table-cell table:number-columns-repeated="3"/>
        </table:table-row>
        <table:table-row table:style-name="ro2">
          <table:table-cell table:formula="of:=6.28*[.B1011]/3200" office:value-type="float" office:value="19.74275">
            <text:p>19.74275</text:p>
          </table:table-cell>
          <table:table-cell office:value-type="float" office:value="10060">
            <text:p>10060</text:p>
          </table:table-cell>
          <table:table-cell table:formula="of:=[.G1011]/36" office:value-type="float" office:value="14.3695018663194">
            <text:p>14.37</text:p>
          </table:table-cell>
          <table:table-cell table:formula="of:=[.E1011]/(2*3.1415)" office:value-type="float" office:value="1.21379516154703">
            <text:p>1.21</text:p>
          </table:table-cell>
          <table:table-cell table:formula="of:=[.F1011]*6.28/[.$K$1]" office:value-type="float" office:value="7.626275">
            <text:p>7.63</text:p>
          </table:table-cell>
          <table:table-cell office:value-type="float" office:value="3886">
            <text:p>3886.00</text:p>
          </table:table-cell>
          <table:table-cell table:formula="of:=[.G1010]+[.H1011]*0.1" office:value-type="float" office:value="517.3020671875">
            <text:p>517.30</text:p>
          </table:table-cell>
          <table:table-cell table:formula="of:=[.$H$5]+[.E1011]*[.$I$5]/(2*3.14)" office:value-type="float" office:value="5.18215625">
            <text:p>5.18</text:p>
          </table:table-cell>
          <table:table-cell table:number-columns-repeated="3"/>
        </table:table-row>
        <table:table-row table:style-name="ro2">
          <table:table-cell table:formula="of:=6.28*[.B1012]/3200" office:value-type="float" office:value="19.762375">
            <text:p>19.762375</text:p>
          </table:table-cell>
          <table:table-cell office:value-type="float" office:value="10070">
            <text:p>10070</text:p>
          </table:table-cell>
          <table:table-cell table:formula="of:=[.G1012]/36" office:value-type="float" office:value="14.383896875">
            <text:p>14.38</text:p>
          </table:table-cell>
          <table:table-cell table:formula="of:=[.E1012]/(2*3.1415)" office:value-type="float" office:value="1.21410751233487">
            <text:p>1.21</text:p>
          </table:table-cell>
          <table:table-cell table:formula="of:=[.F1012]*6.28/[.$K$1]" office:value-type="float" office:value="7.6282375">
            <text:p>7.63</text:p>
          </table:table-cell>
          <table:table-cell office:value-type="float" office:value="3887">
            <text:p>3887.00</text:p>
          </table:table-cell>
          <table:table-cell table:formula="of:=[.G1011]+[.H1012]*0.1" office:value-type="float" office:value="517.8202875">
            <text:p>517.82</text:p>
          </table:table-cell>
          <table:table-cell table:formula="of:=[.$H$5]+[.E1012]*[.$I$5]/(2*3.14)" office:value-type="float" office:value="5.182203125">
            <text:p>5.18</text:p>
          </table:table-cell>
          <table:table-cell table:number-columns-repeated="3"/>
        </table:table-row>
        <table:table-row table:style-name="ro2">
          <table:table-cell table:formula="of:=6.28*[.B1013]/3200" office:value-type="float" office:value="19.782">
            <text:p>19.782</text:p>
          </table:table-cell>
          <table:table-cell office:value-type="float" office:value="10080">
            <text:p>10080</text:p>
          </table:table-cell>
          <table:table-cell table:formula="of:=[.G1013]/36" office:value-type="float" office:value="14.3982920138889">
            <text:p>14.40</text:p>
          </table:table-cell>
          <table:table-cell table:formula="of:=[.E1013]/(2*3.1415)" office:value-type="float" office:value="1.21441986312271">
            <text:p>1.21</text:p>
          </table:table-cell>
          <table:table-cell table:formula="of:=[.F1013]*6.28/[.$K$1]" office:value-type="float" office:value="7.6302">
            <text:p>7.63</text:p>
          </table:table-cell>
          <table:table-cell office:value-type="float" office:value="3888">
            <text:p>3888.00</text:p>
          </table:table-cell>
          <table:table-cell table:formula="of:=[.G1012]+[.H1013]*0.1" office:value-type="float" office:value="518.3385125">
            <text:p>518.34</text:p>
          </table:table-cell>
          <table:table-cell table:formula="of:=[.$H$5]+[.E1013]*[.$I$5]/(2*3.14)" office:value-type="float" office:value="5.18225">
            <text:p>5.18</text:p>
          </table:table-cell>
          <table:table-cell table:number-columns-repeated="3"/>
        </table:table-row>
        <table:table-row table:style-name="ro2">
          <table:table-cell table:formula="of:=6.28*[.B1014]/3200" office:value-type="float" office:value="19.801625">
            <text:p>19.801625</text:p>
          </table:table-cell>
          <table:table-cell office:value-type="float" office:value="10090">
            <text:p>10090</text:p>
          </table:table-cell>
          <table:table-cell table:formula="of:=[.G1014]/36" office:value-type="float" office:value="14.4126872829861">
            <text:p>14.41</text:p>
          </table:table-cell>
          <table:table-cell table:formula="of:=[.E1014]/(2*3.1415)" office:value-type="float" office:value="1.21473221391055">
            <text:p>1.21</text:p>
          </table:table-cell>
          <table:table-cell table:formula="of:=[.F1014]*6.28/[.$K$1]" office:value-type="float" office:value="7.6321625">
            <text:p>7.63</text:p>
          </table:table-cell>
          <table:table-cell office:value-type="float" office:value="3889">
            <text:p>3889.00</text:p>
          </table:table-cell>
          <table:table-cell table:formula="of:=[.G1013]+[.H1014]*0.1" office:value-type="float" office:value="518.8567421875">
            <text:p>518.86</text:p>
          </table:table-cell>
          <table:table-cell table:formula="of:=[.$H$5]+[.E1014]*[.$I$5]/(2*3.14)" office:value-type="float" office:value="5.182296875">
            <text:p>5.18</text:p>
          </table:table-cell>
          <table:table-cell table:number-columns-repeated="3"/>
        </table:table-row>
        <table:table-row table:style-name="ro2">
          <table:table-cell table:formula="of:=6.28*[.B1015]/3200" office:value-type="float" office:value="19.82125">
            <text:p>19.82125</text:p>
          </table:table-cell>
          <table:table-cell office:value-type="float" office:value="10100">
            <text:p>10100</text:p>
          </table:table-cell>
          <table:table-cell table:formula="of:=[.G1015]/36" office:value-type="float" office:value="14.4270826822917">
            <text:p>14.43</text:p>
          </table:table-cell>
          <table:table-cell table:formula="of:=[.E1015]/(2*3.1415)" office:value-type="float" office:value="1.21504456469839">
            <text:p>1.22</text:p>
          </table:table-cell>
          <table:table-cell table:formula="of:=[.F1015]*6.28/[.$K$1]" office:value-type="float" office:value="7.634125">
            <text:p>7.63</text:p>
          </table:table-cell>
          <table:table-cell office:value-type="float" office:value="3890">
            <text:p>3890.00</text:p>
          </table:table-cell>
          <table:table-cell table:formula="of:=[.G1014]+[.H1015]*0.1" office:value-type="float" office:value="519.3749765625">
            <text:p>519.37</text:p>
          </table:table-cell>
          <table:table-cell table:formula="of:=[.$H$5]+[.E1015]*[.$I$5]/(2*3.14)" office:value-type="float" office:value="5.18234375">
            <text:p>5.18</text:p>
          </table:table-cell>
          <table:table-cell table:number-columns-repeated="3"/>
        </table:table-row>
        <table:table-row table:style-name="ro2">
          <table:table-cell table:formula="of:=6.28*[.B1016]/3200" office:value-type="float" office:value="19.840875">
            <text:p>19.840875</text:p>
          </table:table-cell>
          <table:table-cell office:value-type="float" office:value="10110">
            <text:p>10110</text:p>
          </table:table-cell>
          <table:table-cell table:formula="of:=[.G1016]/36" office:value-type="float" office:value="14.4414782118056">
            <text:p>14.44</text:p>
          </table:table-cell>
          <table:table-cell table:formula="of:=[.E1016]/(2*3.1415)" office:value-type="float" office:value="1.21535691548623">
            <text:p>1.22</text:p>
          </table:table-cell>
          <table:table-cell table:formula="of:=[.F1016]*6.28/[.$K$1]" office:value-type="float" office:value="7.6360875">
            <text:p>7.64</text:p>
          </table:table-cell>
          <table:table-cell office:value-type="float" office:value="3891">
            <text:p>3891.00</text:p>
          </table:table-cell>
          <table:table-cell table:formula="of:=[.G1015]+[.H1016]*0.1" office:value-type="float" office:value="519.893215625">
            <text:p>519.89</text:p>
          </table:table-cell>
          <table:table-cell table:formula="of:=[.$H$5]+[.E1016]*[.$I$5]/(2*3.14)" office:value-type="float" office:value="5.182390625">
            <text:p>5.18</text:p>
          </table:table-cell>
          <table:table-cell table:number-columns-repeated="3"/>
        </table:table-row>
        <table:table-row table:style-name="ro2">
          <table:table-cell table:formula="of:=6.28*[.B1017]/3200" office:value-type="float" office:value="19.8605">
            <text:p>19.8605</text:p>
          </table:table-cell>
          <table:table-cell office:value-type="float" office:value="10120">
            <text:p>10120</text:p>
          </table:table-cell>
          <table:table-cell table:formula="of:=[.G1017]/36" office:value-type="float" office:value="14.4558738715278">
            <text:p>14.46</text:p>
          </table:table-cell>
          <table:table-cell table:formula="of:=[.E1017]/(2*3.1415)" office:value-type="float" office:value="1.21566926627407">
            <text:p>1.22</text:p>
          </table:table-cell>
          <table:table-cell table:formula="of:=[.F1017]*6.28/[.$K$1]" office:value-type="float" office:value="7.63805">
            <text:p>7.64</text:p>
          </table:table-cell>
          <table:table-cell office:value-type="float" office:value="3892">
            <text:p>3892.00</text:p>
          </table:table-cell>
          <table:table-cell table:formula="of:=[.G1016]+[.H1017]*0.1" office:value-type="float" office:value="520.411459375">
            <text:p>520.41</text:p>
          </table:table-cell>
          <table:table-cell table:formula="of:=[.$H$5]+[.E1017]*[.$I$5]/(2*3.14)" office:value-type="float" office:value="5.1824375">
            <text:p>5.18</text:p>
          </table:table-cell>
          <table:table-cell table:number-columns-repeated="3"/>
        </table:table-row>
        <table:table-row table:style-name="ro2">
          <table:table-cell table:formula="of:=6.28*[.B1018]/3200" office:value-type="float" office:value="19.880125">
            <text:p>19.880125</text:p>
          </table:table-cell>
          <table:table-cell office:value-type="float" office:value="10130">
            <text:p>10130</text:p>
          </table:table-cell>
          <table:table-cell table:formula="of:=[.G1018]/36" office:value-type="float" office:value="14.4702696614583">
            <text:p>14.47</text:p>
          </table:table-cell>
          <table:table-cell table:formula="of:=[.E1018]/(2*3.1415)" office:value-type="float" office:value="1.21598161706191">
            <text:p>1.22</text:p>
          </table:table-cell>
          <table:table-cell table:formula="of:=[.F1018]*6.28/[.$K$1]" office:value-type="float" office:value="7.6400125">
            <text:p>7.64</text:p>
          </table:table-cell>
          <table:table-cell office:value-type="float" office:value="3893">
            <text:p>3893.00</text:p>
          </table:table-cell>
          <table:table-cell table:formula="of:=[.G1017]+[.H1018]*0.1" office:value-type="float" office:value="520.9297078125">
            <text:p>520.93</text:p>
          </table:table-cell>
          <table:table-cell table:formula="of:=[.$H$5]+[.E1018]*[.$I$5]/(2*3.14)" office:value-type="float" office:value="5.182484375">
            <text:p>5.18</text:p>
          </table:table-cell>
          <table:table-cell table:number-columns-repeated="3"/>
        </table:table-row>
        <table:table-row table:style-name="ro2">
          <table:table-cell table:formula="of:=6.28*[.B1019]/3200" office:value-type="float" office:value="19.89975">
            <text:p>19.89975</text:p>
          </table:table-cell>
          <table:table-cell office:value-type="float" office:value="10140">
            <text:p>10140</text:p>
          </table:table-cell>
          <table:table-cell table:formula="of:=[.G1019]/36" office:value-type="float" office:value="14.4846655815972">
            <text:p>14.48</text:p>
          </table:table-cell>
          <table:table-cell table:formula="of:=[.E1019]/(2*3.1415)" office:value-type="float" office:value="1.21629396784975">
            <text:p>1.22</text:p>
          </table:table-cell>
          <table:table-cell table:formula="of:=[.F1019]*6.28/[.$K$1]" office:value-type="float" office:value="7.641975">
            <text:p>7.64</text:p>
          </table:table-cell>
          <table:table-cell office:value-type="float" office:value="3894">
            <text:p>3894.00</text:p>
          </table:table-cell>
          <table:table-cell table:formula="of:=[.G1018]+[.H1019]*0.1" office:value-type="float" office:value="521.4479609375">
            <text:p>521.45</text:p>
          </table:table-cell>
          <table:table-cell table:formula="of:=[.$H$5]+[.E1019]*[.$I$5]/(2*3.14)" office:value-type="float" office:value="5.18253125">
            <text:p>5.18</text:p>
          </table:table-cell>
          <table:table-cell table:number-columns-repeated="3"/>
        </table:table-row>
        <table:table-row table:style-name="ro2">
          <table:table-cell table:formula="of:=6.28*[.B1020]/3200" office:value-type="float" office:value="19.919375">
            <text:p>19.919375</text:p>
          </table:table-cell>
          <table:table-cell office:value-type="float" office:value="10150">
            <text:p>10150</text:p>
          </table:table-cell>
          <table:table-cell table:formula="of:=[.G1020]/36" office:value-type="float" office:value="14.4990616319444">
            <text:p>14.50</text:p>
          </table:table-cell>
          <table:table-cell table:formula="of:=[.E1020]/(2*3.1415)" office:value-type="float" office:value="1.21660631863759">
            <text:p>1.22</text:p>
          </table:table-cell>
          <table:table-cell table:formula="of:=[.F1020]*6.28/[.$K$1]" office:value-type="float" office:value="7.6439375">
            <text:p>7.64</text:p>
          </table:table-cell>
          <table:table-cell office:value-type="float" office:value="3895">
            <text:p>3895.00</text:p>
          </table:table-cell>
          <table:table-cell table:formula="of:=[.G1019]+[.H1020]*0.1" office:value-type="float" office:value="521.96621875">
            <text:p>521.97</text:p>
          </table:table-cell>
          <table:table-cell table:formula="of:=[.$H$5]+[.E1020]*[.$I$5]/(2*3.14)" office:value-type="float" office:value="5.182578125">
            <text:p>5.18</text:p>
          </table:table-cell>
          <table:table-cell table:number-columns-repeated="3"/>
        </table:table-row>
        <table:table-row table:style-name="ro2">
          <table:table-cell table:formula="of:=6.28*[.B1021]/3200" office:value-type="float" office:value="19.939">
            <text:p>19.939</text:p>
          </table:table-cell>
          <table:table-cell office:value-type="float" office:value="10160">
            <text:p>10160</text:p>
          </table:table-cell>
          <table:table-cell table:formula="of:=[.G1021]/36" office:value-type="float" office:value="14.5134578125">
            <text:p>14.51</text:p>
          </table:table-cell>
          <table:table-cell table:formula="of:=[.E1021]/(2*3.1415)" office:value-type="float" office:value="1.21691866942543">
            <text:p>1.22</text:p>
          </table:table-cell>
          <table:table-cell table:formula="of:=[.F1021]*6.28/[.$K$1]" office:value-type="float" office:value="7.6459">
            <text:p>7.65</text:p>
          </table:table-cell>
          <table:table-cell office:value-type="float" office:value="3896">
            <text:p>3896.00</text:p>
          </table:table-cell>
          <table:table-cell table:formula="of:=[.G1020]+[.H1021]*0.1" office:value-type="float" office:value="522.48448125">
            <text:p>522.48</text:p>
          </table:table-cell>
          <table:table-cell table:formula="of:=[.$H$5]+[.E1021]*[.$I$5]/(2*3.14)" office:value-type="float" office:value="5.182625">
            <text:p>5.18</text:p>
          </table:table-cell>
          <table:table-cell table:number-columns-repeated="3"/>
        </table:table-row>
        <table:table-row table:style-name="ro2">
          <table:table-cell table:formula="of:=6.28*[.B1022]/3200" office:value-type="float" office:value="19.958625">
            <text:p>19.958625</text:p>
          </table:table-cell>
          <table:table-cell office:value-type="float" office:value="10170">
            <text:p>10170</text:p>
          </table:table-cell>
          <table:table-cell table:formula="of:=[.G1022]/36" office:value-type="float" office:value="14.5278541232639">
            <text:p>14.53</text:p>
          </table:table-cell>
          <table:table-cell table:formula="of:=[.E1022]/(2*3.1415)" office:value-type="float" office:value="1.21723102021327">
            <text:p>1.22</text:p>
          </table:table-cell>
          <table:table-cell table:formula="of:=[.F1022]*6.28/[.$K$1]" office:value-type="float" office:value="7.6478625">
            <text:p>7.65</text:p>
          </table:table-cell>
          <table:table-cell office:value-type="float" office:value="3897">
            <text:p>3897.00</text:p>
          </table:table-cell>
          <table:table-cell table:formula="of:=[.G1021]+[.H1022]*0.1" office:value-type="float" office:value="523.0027484375">
            <text:p>523.00</text:p>
          </table:table-cell>
          <table:table-cell table:formula="of:=[.$H$5]+[.E1022]*[.$I$5]/(2*3.14)" office:value-type="float" office:value="5.182671875">
            <text:p>5.18</text:p>
          </table:table-cell>
          <table:table-cell table:number-columns-repeated="3"/>
        </table:table-row>
        <table:table-row table:style-name="ro2">
          <table:table-cell table:formula="of:=6.28*[.B1023]/3200" office:value-type="float" office:value="19.97825">
            <text:p>19.97825</text:p>
          </table:table-cell>
          <table:table-cell office:value-type="float" office:value="10180">
            <text:p>10180</text:p>
          </table:table-cell>
          <table:table-cell table:formula="of:=[.G1023]/36" office:value-type="float" office:value="14.5422505642361">
            <text:p>14.54</text:p>
          </table:table-cell>
          <table:table-cell table:formula="of:=[.E1023]/(2*3.1415)" office:value-type="float" office:value="1.21754337100111">
            <text:p>1.22</text:p>
          </table:table-cell>
          <table:table-cell table:formula="of:=[.F1023]*6.28/[.$K$1]" office:value-type="float" office:value="7.649825">
            <text:p>7.65</text:p>
          </table:table-cell>
          <table:table-cell office:value-type="float" office:value="3898">
            <text:p>3898.00</text:p>
          </table:table-cell>
          <table:table-cell table:formula="of:=[.G1022]+[.H1023]*0.1" office:value-type="float" office:value="523.5210203125">
            <text:p>523.52</text:p>
          </table:table-cell>
          <table:table-cell table:formula="of:=[.$H$5]+[.E1023]*[.$I$5]/(2*3.14)" office:value-type="float" office:value="5.18271875">
            <text:p>5.18</text:p>
          </table:table-cell>
          <table:table-cell table:number-columns-repeated="3"/>
        </table:table-row>
        <table:table-row table:style-name="ro2">
          <table:table-cell table:formula="of:=6.28*[.B1024]/3200" office:value-type="float" office:value="19.997875">
            <text:p>19.997875</text:p>
          </table:table-cell>
          <table:table-cell office:value-type="float" office:value="10190">
            <text:p>10190</text:p>
          </table:table-cell>
          <table:table-cell table:formula="of:=[.G1024]/36" office:value-type="float" office:value="14.5566471354167">
            <text:p>14.56</text:p>
          </table:table-cell>
          <table:table-cell table:formula="of:=[.E1024]/(2*3.1415)" office:value-type="float" office:value="1.21785572178895">
            <text:p>1.22</text:p>
          </table:table-cell>
          <table:table-cell table:formula="of:=[.F1024]*6.28/[.$K$1]" office:value-type="float" office:value="7.6517875">
            <text:p>7.65</text:p>
          </table:table-cell>
          <table:table-cell office:value-type="float" office:value="3899">
            <text:p>3899.00</text:p>
          </table:table-cell>
          <table:table-cell table:formula="of:=[.G1023]+[.H1024]*0.1" office:value-type="float" office:value="524.039296875">
            <text:p>524.04</text:p>
          </table:table-cell>
          <table:table-cell table:formula="of:=[.$H$5]+[.E1024]*[.$I$5]/(2*3.14)" office:value-type="float" office:value="5.182765625">
            <text:p>5.18</text:p>
          </table:table-cell>
          <table:table-cell table:number-columns-repeated="3"/>
        </table:table-row>
        <table:table-row table:style-name="ro2">
          <table:table-cell table:formula="of:=6.28*[.B1025]/3200" office:value-type="float" office:value="20.0175">
            <text:p>20.0175</text:p>
          </table:table-cell>
          <table:table-cell office:value-type="float" office:value="10200">
            <text:p>10200</text:p>
          </table:table-cell>
          <table:table-cell table:formula="of:=[.G1025]/36" office:value-type="float" office:value="14.5710438368056">
            <text:p>14.57</text:p>
          </table:table-cell>
          <table:table-cell table:formula="of:=[.E1025]/(2*3.1415)" office:value-type="float" office:value="1.21816807257679">
            <text:p>1.22</text:p>
          </table:table-cell>
          <table:table-cell table:formula="of:=[.F1025]*6.28/[.$K$1]" office:value-type="float" office:value="7.65375">
            <text:p>7.65</text:p>
          </table:table-cell>
          <table:table-cell office:value-type="float" office:value="3900">
            <text:p>3900.00</text:p>
          </table:table-cell>
          <table:table-cell table:formula="of:=[.G1024]+[.H1025]*0.1" office:value-type="float" office:value="524.557578125">
            <text:p>524.56</text:p>
          </table:table-cell>
          <table:table-cell table:formula="of:=[.$H$5]+[.E1025]*[.$I$5]/(2*3.14)" office:value-type="float" office:value="5.1828125">
            <text:p>5.18</text:p>
          </table:table-cell>
          <table:table-cell table:number-columns-repeated="3"/>
        </table:table-row>
        <table:table-row table:style-name="ro2">
          <table:table-cell table:formula="of:=6.28*[.B1026]/3200" office:value-type="float" office:value="20.037125">
            <text:p>20.037125</text:p>
          </table:table-cell>
          <table:table-cell office:value-type="float" office:value="10210">
            <text:p>10210</text:p>
          </table:table-cell>
          <table:table-cell table:formula="of:=[.G1026]/36" office:value-type="float" office:value="14.5854406684028">
            <text:p>14.59</text:p>
          </table:table-cell>
          <table:table-cell table:formula="of:=[.E1026]/(2*3.1415)" office:value-type="float" office:value="1.21848042336463">
            <text:p>1.22</text:p>
          </table:table-cell>
          <table:table-cell table:formula="of:=[.F1026]*6.28/[.$K$1]" office:value-type="float" office:value="7.6557125">
            <text:p>7.66</text:p>
          </table:table-cell>
          <table:table-cell office:value-type="float" office:value="3901">
            <text:p>3901.00</text:p>
          </table:table-cell>
          <table:table-cell table:formula="of:=[.G1025]+[.H1026]*0.1" office:value-type="float" office:value="525.0758640625">
            <text:p>525.08</text:p>
          </table:table-cell>
          <table:table-cell table:formula="of:=[.$H$5]+[.E1026]*[.$I$5]/(2*3.14)" office:value-type="float" office:value="5.182859375">
            <text:p>5.18</text:p>
          </table:table-cell>
          <table:table-cell table:number-columns-repeated="3"/>
        </table:table-row>
        <table:table-row table:style-name="ro2">
          <table:table-cell table:formula="of:=6.28*[.B1027]/3200" office:value-type="float" office:value="20.05675">
            <text:p>20.05675</text:p>
          </table:table-cell>
          <table:table-cell office:value-type="float" office:value="10220">
            <text:p>10220</text:p>
          </table:table-cell>
          <table:table-cell table:formula="of:=[.G1027]/36" office:value-type="float" office:value="14.5998376302083">
            <text:p>14.60</text:p>
          </table:table-cell>
          <table:table-cell table:formula="of:=[.E1027]/(2*3.1415)" office:value-type="float" office:value="1.21879277415247">
            <text:p>1.22</text:p>
          </table:table-cell>
          <table:table-cell table:formula="of:=[.F1027]*6.28/[.$K$1]" office:value-type="float" office:value="7.657675">
            <text:p>7.66</text:p>
          </table:table-cell>
          <table:table-cell office:value-type="float" office:value="3902">
            <text:p>3902.00</text:p>
          </table:table-cell>
          <table:table-cell table:formula="of:=[.G1026]+[.H1027]*0.1" office:value-type="float" office:value="525.5941546875">
            <text:p>525.59</text:p>
          </table:table-cell>
          <table:table-cell table:formula="of:=[.$H$5]+[.E1027]*[.$I$5]/(2*3.14)" office:value-type="float" office:value="5.18290625">
            <text:p>5.18</text:p>
          </table:table-cell>
          <table:table-cell table:number-columns-repeated="3"/>
        </table:table-row>
        <table:table-row table:style-name="ro2">
          <table:table-cell table:formula="of:=6.28*[.B1028]/3200" office:value-type="float" office:value="20.076375">
            <text:p>20.076375</text:p>
          </table:table-cell>
          <table:table-cell office:value-type="float" office:value="10230">
            <text:p>10230</text:p>
          </table:table-cell>
          <table:table-cell table:formula="of:=[.G1028]/36" office:value-type="float" office:value="14.6142347222222">
            <text:p>14.61</text:p>
          </table:table-cell>
          <table:table-cell table:formula="of:=[.E1028]/(2*3.1415)" office:value-type="float" office:value="1.21910512494032">
            <text:p>1.22</text:p>
          </table:table-cell>
          <table:table-cell table:formula="of:=[.F1028]*6.28/[.$K$1]" office:value-type="float" office:value="7.6596375">
            <text:p>7.66</text:p>
          </table:table-cell>
          <table:table-cell office:value-type="float" office:value="3903">
            <text:p>3903.00</text:p>
          </table:table-cell>
          <table:table-cell table:formula="of:=[.G1027]+[.H1028]*0.1" office:value-type="float" office:value="526.11245">
            <text:p>526.11</text:p>
          </table:table-cell>
          <table:table-cell table:formula="of:=[.$H$5]+[.E1028]*[.$I$5]/(2*3.14)" office:value-type="float" office:value="5.182953125">
            <text:p>5.18</text:p>
          </table:table-cell>
          <table:table-cell table:number-columns-repeated="3"/>
        </table:table-row>
        <table:table-row table:style-name="ro2">
          <table:table-cell table:formula="of:=6.28*[.B1029]/3200" office:value-type="float" office:value="20.096">
            <text:p>20.096</text:p>
          </table:table-cell>
          <table:table-cell office:value-type="float" office:value="10240">
            <text:p>10240</text:p>
          </table:table-cell>
          <table:table-cell table:formula="of:=[.G1029]/36" office:value-type="float" office:value="14.6286319444444">
            <text:p>14.63</text:p>
          </table:table-cell>
          <table:table-cell table:formula="of:=[.E1029]/(2*3.1415)" office:value-type="float" office:value="1.21941747572816">
            <text:p>1.22</text:p>
          </table:table-cell>
          <table:table-cell table:formula="of:=[.F1029]*6.28/[.$K$1]" office:value-type="float" office:value="7.6616">
            <text:p>7.66</text:p>
          </table:table-cell>
          <table:table-cell office:value-type="float" office:value="3904">
            <text:p>3904.00</text:p>
          </table:table-cell>
          <table:table-cell table:formula="of:=[.G1028]+[.H1029]*0.1" office:value-type="float" office:value="526.63075">
            <text:p>526.63</text:p>
          </table:table-cell>
          <table:table-cell table:formula="of:=[.$H$5]+[.E1029]*[.$I$5]/(2*3.14)" office:value-type="float" office:value="5.183">
            <text:p>5.18</text:p>
          </table:table-cell>
          <table:table-cell table:number-columns-repeated="3"/>
        </table:table-row>
        <table:table-row table:style-name="ro2">
          <table:table-cell table:formula="of:=6.28*[.B1030]/3200" office:value-type="float" office:value="20.115625">
            <text:p>20.115625</text:p>
          </table:table-cell>
          <table:table-cell office:value-type="float" office:value="10250">
            <text:p>10250</text:p>
          </table:table-cell>
          <table:table-cell table:formula="of:=[.G1030]/36" office:value-type="float" office:value="14.643029296875">
            <text:p>14.64</text:p>
          </table:table-cell>
          <table:table-cell table:formula="of:=[.E1030]/(2*3.1415)" office:value-type="float" office:value="1.219729826516">
            <text:p>1.22</text:p>
          </table:table-cell>
          <table:table-cell table:formula="of:=[.F1030]*6.28/[.$K$1]" office:value-type="float" office:value="7.6635625">
            <text:p>7.66</text:p>
          </table:table-cell>
          <table:table-cell office:value-type="float" office:value="3905">
            <text:p>3905.00</text:p>
          </table:table-cell>
          <table:table-cell table:formula="of:=[.G1029]+[.H1030]*0.1" office:value-type="float" office:value="527.1490546875">
            <text:p>527.15</text:p>
          </table:table-cell>
          <table:table-cell table:formula="of:=[.$H$5]+[.E1030]*[.$I$5]/(2*3.14)" office:value-type="float" office:value="5.183046875">
            <text:p>5.18</text:p>
          </table:table-cell>
          <table:table-cell table:number-columns-repeated="3"/>
        </table:table-row>
        <table:table-row table:style-name="ro2">
          <table:table-cell table:formula="of:=6.28*[.B1031]/3200" office:value-type="float" office:value="20.13525">
            <text:p>20.13525</text:p>
          </table:table-cell>
          <table:table-cell office:value-type="float" office:value="10260">
            <text:p>10260</text:p>
          </table:table-cell>
          <table:table-cell table:formula="of:=[.G1031]/36" office:value-type="float" office:value="14.6574267795139">
            <text:p>14.66</text:p>
          </table:table-cell>
          <table:table-cell table:formula="of:=[.E1031]/(2*3.1415)" office:value-type="float" office:value="1.22004217730384">
            <text:p>1.22</text:p>
          </table:table-cell>
          <table:table-cell table:formula="of:=[.F1031]*6.28/[.$K$1]" office:value-type="float" office:value="7.665525">
            <text:p>7.67</text:p>
          </table:table-cell>
          <table:table-cell office:value-type="float" office:value="3906">
            <text:p>3906.00</text:p>
          </table:table-cell>
          <table:table-cell table:formula="of:=[.G1030]+[.H1031]*0.1" office:value-type="float" office:value="527.6673640625">
            <text:p>527.67</text:p>
          </table:table-cell>
          <table:table-cell table:formula="of:=[.$H$5]+[.E1031]*[.$I$5]/(2*3.14)" office:value-type="float" office:value="5.18309375">
            <text:p>5.18</text:p>
          </table:table-cell>
          <table:table-cell table:number-columns-repeated="3"/>
        </table:table-row>
        <table:table-row table:style-name="ro2">
          <table:table-cell table:formula="of:=6.28*[.B1032]/3200" office:value-type="float" office:value="20.154875">
            <text:p>20.154875</text:p>
          </table:table-cell>
          <table:table-cell office:value-type="float" office:value="10270">
            <text:p>10270</text:p>
          </table:table-cell>
          <table:table-cell table:formula="of:=[.G1032]/36" office:value-type="float" office:value="14.6718243923611">
            <text:p>14.67</text:p>
          </table:table-cell>
          <table:table-cell table:formula="of:=[.E1032]/(2*3.1415)" office:value-type="float" office:value="1.22035452809168">
            <text:p>1.22</text:p>
          </table:table-cell>
          <table:table-cell table:formula="of:=[.F1032]*6.28/[.$K$1]" office:value-type="float" office:value="7.6674875">
            <text:p>7.67</text:p>
          </table:table-cell>
          <table:table-cell office:value-type="float" office:value="3907">
            <text:p>3907.00</text:p>
          </table:table-cell>
          <table:table-cell table:formula="of:=[.G1031]+[.H1032]*0.1" office:value-type="float" office:value="528.185678125">
            <text:p>528.19</text:p>
          </table:table-cell>
          <table:table-cell table:formula="of:=[.$H$5]+[.E1032]*[.$I$5]/(2*3.14)" office:value-type="float" office:value="5.183140625">
            <text:p>5.18</text:p>
          </table:table-cell>
          <table:table-cell table:number-columns-repeated="3"/>
        </table:table-row>
        <table:table-row table:style-name="ro2">
          <table:table-cell table:formula="of:=6.28*[.B1033]/3200" office:value-type="float" office:value="20.1745">
            <text:p>20.1745</text:p>
          </table:table-cell>
          <table:table-cell office:value-type="float" office:value="10280">
            <text:p>10280</text:p>
          </table:table-cell>
          <table:table-cell table:formula="of:=[.G1033]/36" office:value-type="float" office:value="14.6862221354167">
            <text:p>14.69</text:p>
          </table:table-cell>
          <table:table-cell table:formula="of:=[.E1033]/(2*3.1415)" office:value-type="float" office:value="1.22066687887952">
            <text:p>1.22</text:p>
          </table:table-cell>
          <table:table-cell table:formula="of:=[.F1033]*6.28/[.$K$1]" office:value-type="float" office:value="7.66945">
            <text:p>7.67</text:p>
          </table:table-cell>
          <table:table-cell office:value-type="float" office:value="3908">
            <text:p>3908.00</text:p>
          </table:table-cell>
          <table:table-cell table:formula="of:=[.G1032]+[.H1033]*0.1" office:value-type="float" office:value="528.703996875">
            <text:p>528.70</text:p>
          </table:table-cell>
          <table:table-cell table:formula="of:=[.$H$5]+[.E1033]*[.$I$5]/(2*3.14)" office:value-type="float" office:value="5.1831875">
            <text:p>5.18</text:p>
          </table:table-cell>
          <table:table-cell table:number-columns-repeated="3"/>
        </table:table-row>
        <table:table-row table:style-name="ro2">
          <table:table-cell table:formula="of:=6.28*[.B1034]/3200" office:value-type="float" office:value="20.194125">
            <text:p>20.194125</text:p>
          </table:table-cell>
          <table:table-cell office:value-type="float" office:value="10290">
            <text:p>10290</text:p>
          </table:table-cell>
          <table:table-cell table:formula="of:=[.G1034]/36" office:value-type="float" office:value="14.7006200086806">
            <text:p>14.70</text:p>
          </table:table-cell>
          <table:table-cell table:formula="of:=[.E1034]/(2*3.1415)" office:value-type="float" office:value="1.22097922966736">
            <text:p>1.22</text:p>
          </table:table-cell>
          <table:table-cell table:formula="of:=[.F1034]*6.28/[.$K$1]" office:value-type="float" office:value="7.6714125">
            <text:p>7.67</text:p>
          </table:table-cell>
          <table:table-cell office:value-type="float" office:value="3909">
            <text:p>3909.00</text:p>
          </table:table-cell>
          <table:table-cell table:formula="of:=[.G1033]+[.H1034]*0.1" office:value-type="float" office:value="529.2223203125">
            <text:p>529.22</text:p>
          </table:table-cell>
          <table:table-cell table:formula="of:=[.$H$5]+[.E1034]*[.$I$5]/(2*3.14)" office:value-type="float" office:value="5.183234375">
            <text:p>5.18</text:p>
          </table:table-cell>
          <table:table-cell table:number-columns-repeated="3"/>
        </table:table-row>
        <table:table-row table:style-name="ro2">
          <table:table-cell table:formula="of:=6.28*[.B1035]/3200" office:value-type="float" office:value="20.21375">
            <text:p>20.21375</text:p>
          </table:table-cell>
          <table:table-cell office:value-type="float" office:value="10300">
            <text:p>10300</text:p>
          </table:table-cell>
          <table:table-cell table:formula="of:=[.G1035]/36" office:value-type="float" office:value="14.7150180121528">
            <text:p>14.72</text:p>
          </table:table-cell>
          <table:table-cell table:formula="of:=[.E1035]/(2*3.1415)" office:value-type="float" office:value="1.2212915804552">
            <text:p>1.22</text:p>
          </table:table-cell>
          <table:table-cell table:formula="of:=[.F1035]*6.28/[.$K$1]" office:value-type="float" office:value="7.673375">
            <text:p>7.67</text:p>
          </table:table-cell>
          <table:table-cell office:value-type="float" office:value="3910">
            <text:p>3910.00</text:p>
          </table:table-cell>
          <table:table-cell table:formula="of:=[.G1034]+[.H1035]*0.1" office:value-type="float" office:value="529.7406484375">
            <text:p>529.74</text:p>
          </table:table-cell>
          <table:table-cell table:formula="of:=[.$H$5]+[.E1035]*[.$I$5]/(2*3.14)" office:value-type="float" office:value="5.18328125">
            <text:p>5.18</text:p>
          </table:table-cell>
          <table:table-cell table:number-columns-repeated="3"/>
        </table:table-row>
        <table:table-row table:style-name="ro2">
          <table:table-cell table:formula="of:=6.28*[.B1036]/3200" office:value-type="float" office:value="20.233375">
            <text:p>20.233375</text:p>
          </table:table-cell>
          <table:table-cell office:value-type="float" office:value="10310">
            <text:p>10310</text:p>
          </table:table-cell>
          <table:table-cell table:formula="of:=[.G1036]/36" office:value-type="float" office:value="14.7294161458333">
            <text:p>14.73</text:p>
          </table:table-cell>
          <table:table-cell table:formula="of:=[.E1036]/(2*3.1415)" office:value-type="float" office:value="1.22160393124304">
            <text:p>1.22</text:p>
          </table:table-cell>
          <table:table-cell table:formula="of:=[.F1036]*6.28/[.$K$1]" office:value-type="float" office:value="7.6753375">
            <text:p>7.68</text:p>
          </table:table-cell>
          <table:table-cell office:value-type="float" office:value="3911">
            <text:p>3911.00</text:p>
          </table:table-cell>
          <table:table-cell table:formula="of:=[.G1035]+[.H1036]*0.1" office:value-type="float" office:value="530.25898125">
            <text:p>530.26</text:p>
          </table:table-cell>
          <table:table-cell table:formula="of:=[.$H$5]+[.E1036]*[.$I$5]/(2*3.14)" office:value-type="float" office:value="5.183328125">
            <text:p>5.18</text:p>
          </table:table-cell>
          <table:table-cell table:number-columns-repeated="3"/>
        </table:table-row>
        <table:table-row table:style-name="ro2">
          <table:table-cell table:formula="of:=6.28*[.B1037]/3200" office:value-type="float" office:value="20.253">
            <text:p>20.253</text:p>
          </table:table-cell>
          <table:table-cell office:value-type="float" office:value="10320">
            <text:p>10320</text:p>
          </table:table-cell>
          <table:table-cell table:formula="of:=[.G1037]/36" office:value-type="float" office:value="14.7438144097222">
            <text:p>14.74</text:p>
          </table:table-cell>
          <table:table-cell table:formula="of:=[.E1037]/(2*3.1415)" office:value-type="float" office:value="1.22191628203088">
            <text:p>1.22</text:p>
          </table:table-cell>
          <table:table-cell table:formula="of:=[.F1037]*6.28/[.$K$1]" office:value-type="float" office:value="7.6773">
            <text:p>7.68</text:p>
          </table:table-cell>
          <table:table-cell office:value-type="float" office:value="3912">
            <text:p>3912.00</text:p>
          </table:table-cell>
          <table:table-cell table:formula="of:=[.G1036]+[.H1037]*0.1" office:value-type="float" office:value="530.77731875">
            <text:p>530.78</text:p>
          </table:table-cell>
          <table:table-cell table:formula="of:=[.$H$5]+[.E1037]*[.$I$5]/(2*3.14)" office:value-type="float" office:value="5.183375">
            <text:p>5.18</text:p>
          </table:table-cell>
          <table:table-cell table:number-columns-repeated="3"/>
        </table:table-row>
        <table:table-row table:style-name="ro2">
          <table:table-cell table:formula="of:=6.28*[.B1038]/3200" office:value-type="float" office:value="20.272625">
            <text:p>20.272625</text:p>
          </table:table-cell>
          <table:table-cell office:value-type="float" office:value="10330">
            <text:p>10330</text:p>
          </table:table-cell>
          <table:table-cell table:formula="of:=[.G1038]/36" office:value-type="float" office:value="14.7582128038194">
            <text:p>14.76</text:p>
          </table:table-cell>
          <table:table-cell table:formula="of:=[.E1038]/(2*3.1415)" office:value-type="float" office:value="1.22222863281872">
            <text:p>1.22</text:p>
          </table:table-cell>
          <table:table-cell table:formula="of:=[.F1038]*6.28/[.$K$1]" office:value-type="float" office:value="7.6792625">
            <text:p>7.68</text:p>
          </table:table-cell>
          <table:table-cell office:value-type="float" office:value="3913">
            <text:p>3913.00</text:p>
          </table:table-cell>
          <table:table-cell table:formula="of:=[.G1037]+[.H1038]*0.1" office:value-type="float" office:value="531.2956609375">
            <text:p>531.30</text:p>
          </table:table-cell>
          <table:table-cell table:formula="of:=[.$H$5]+[.E1038]*[.$I$5]/(2*3.14)" office:value-type="float" office:value="5.183421875">
            <text:p>5.18</text:p>
          </table:table-cell>
          <table:table-cell table:number-columns-repeated="3"/>
        </table:table-row>
        <table:table-row table:style-name="ro2">
          <table:table-cell table:formula="of:=6.28*[.B1039]/3200" office:value-type="float" office:value="20.29225">
            <text:p>20.29225</text:p>
          </table:table-cell>
          <table:table-cell office:value-type="float" office:value="10340">
            <text:p>10340</text:p>
          </table:table-cell>
          <table:table-cell table:formula="of:=[.G1039]/36" office:value-type="float" office:value="14.772611328125">
            <text:p>14.77</text:p>
          </table:table-cell>
          <table:table-cell table:formula="of:=[.E1039]/(2*3.1415)" office:value-type="float" office:value="1.22254098360656">
            <text:p>1.22</text:p>
          </table:table-cell>
          <table:table-cell table:formula="of:=[.F1039]*6.28/[.$K$1]" office:value-type="float" office:value="7.681225">
            <text:p>7.68</text:p>
          </table:table-cell>
          <table:table-cell office:value-type="float" office:value="3914">
            <text:p>3914.00</text:p>
          </table:table-cell>
          <table:table-cell table:formula="of:=[.G1038]+[.H1039]*0.1" office:value-type="float" office:value="531.8140078125">
            <text:p>531.81</text:p>
          </table:table-cell>
          <table:table-cell table:formula="of:=[.$H$5]+[.E1039]*[.$I$5]/(2*3.14)" office:value-type="float" office:value="5.18346875">
            <text:p>5.18</text:p>
          </table:table-cell>
          <table:table-cell table:number-columns-repeated="3"/>
        </table:table-row>
        <table:table-row table:style-name="ro2">
          <table:table-cell table:formula="of:=6.28*[.B1040]/3200" office:value-type="float" office:value="20.311875">
            <text:p>20.311875</text:p>
          </table:table-cell>
          <table:table-cell office:value-type="float" office:value="10350">
            <text:p>10350</text:p>
          </table:table-cell>
          <table:table-cell table:formula="of:=[.G1040]/36" office:value-type="float" office:value="14.7870099826389">
            <text:p>14.79</text:p>
          </table:table-cell>
          <table:table-cell table:formula="of:=[.E1040]/(2*3.1415)" office:value-type="float" office:value="1.2228533343944">
            <text:p>1.22</text:p>
          </table:table-cell>
          <table:table-cell table:formula="of:=[.F1040]*6.28/[.$K$1]" office:value-type="float" office:value="7.6831875">
            <text:p>7.68</text:p>
          </table:table-cell>
          <table:table-cell office:value-type="float" office:value="3915">
            <text:p>3915.00</text:p>
          </table:table-cell>
          <table:table-cell table:formula="of:=[.G1039]+[.H1040]*0.1" office:value-type="float" office:value="532.332359375">
            <text:p>532.33</text:p>
          </table:table-cell>
          <table:table-cell table:formula="of:=[.$H$5]+[.E1040]*[.$I$5]/(2*3.14)" office:value-type="float" office:value="5.183515625">
            <text:p>5.18</text:p>
          </table:table-cell>
          <table:table-cell table:number-columns-repeated="3"/>
        </table:table-row>
        <table:table-row table:style-name="ro2">
          <table:table-cell table:formula="of:=6.28*[.B1041]/3200" office:value-type="float" office:value="20.3315">
            <text:p>20.3315</text:p>
          </table:table-cell>
          <table:table-cell office:value-type="float" office:value="10360">
            <text:p>10360</text:p>
          </table:table-cell>
          <table:table-cell table:formula="of:=[.G1041]/36" office:value-type="float" office:value="14.8014087673611">
            <text:p>14.80</text:p>
          </table:table-cell>
          <table:table-cell table:formula="of:=[.E1041]/(2*3.1415)" office:value-type="float" office:value="1.22316568518224">
            <text:p>1.22</text:p>
          </table:table-cell>
          <table:table-cell table:formula="of:=[.F1041]*6.28/[.$K$1]" office:value-type="float" office:value="7.68515">
            <text:p>7.69</text:p>
          </table:table-cell>
          <table:table-cell office:value-type="float" office:value="3916">
            <text:p>3916.00</text:p>
          </table:table-cell>
          <table:table-cell table:formula="of:=[.G1040]+[.H1041]*0.1" office:value-type="float" office:value="532.850715625">
            <text:p>532.85</text:p>
          </table:table-cell>
          <table:table-cell table:formula="of:=[.$H$5]+[.E1041]*[.$I$5]/(2*3.14)" office:value-type="float" office:value="5.1835625">
            <text:p>5.18</text:p>
          </table:table-cell>
          <table:table-cell table:number-columns-repeated="3"/>
        </table:table-row>
        <table:table-row table:style-name="ro2">
          <table:table-cell table:formula="of:=6.28*[.B1042]/3200" office:value-type="float" office:value="20.351125">
            <text:p>20.351125</text:p>
          </table:table-cell>
          <table:table-cell office:value-type="float" office:value="10370">
            <text:p>10370</text:p>
          </table:table-cell>
          <table:table-cell table:formula="of:=[.G1042]/36" office:value-type="float" office:value="14.8158076822917">
            <text:p>14.82</text:p>
          </table:table-cell>
          <table:table-cell table:formula="of:=[.E1042]/(2*3.1415)" office:value-type="float" office:value="1.22347803597008">
            <text:p>1.22</text:p>
          </table:table-cell>
          <table:table-cell table:formula="of:=[.F1042]*6.28/[.$K$1]" office:value-type="float" office:value="7.6871125">
            <text:p>7.69</text:p>
          </table:table-cell>
          <table:table-cell office:value-type="float" office:value="3917">
            <text:p>3917.00</text:p>
          </table:table-cell>
          <table:table-cell table:formula="of:=[.G1041]+[.H1042]*0.1" office:value-type="float" office:value="533.3690765625">
            <text:p>533.37</text:p>
          </table:table-cell>
          <table:table-cell table:formula="of:=[.$H$5]+[.E1042]*[.$I$5]/(2*3.14)" office:value-type="float" office:value="5.183609375">
            <text:p>5.18</text:p>
          </table:table-cell>
          <table:table-cell table:number-columns-repeated="3"/>
        </table:table-row>
        <table:table-row table:style-name="ro2">
          <table:table-cell table:formula="of:=6.28*[.B1043]/3200" office:value-type="float" office:value="20.37075">
            <text:p>20.37075</text:p>
          </table:table-cell>
          <table:table-cell office:value-type="float" office:value="10380">
            <text:p>10380</text:p>
          </table:table-cell>
          <table:table-cell table:formula="of:=[.G1043]/36" office:value-type="float" office:value="14.8302067274306">
            <text:p>14.83</text:p>
          </table:table-cell>
          <table:table-cell table:formula="of:=[.E1043]/(2*3.1415)" office:value-type="float" office:value="1.22379038675792">
            <text:p>1.22</text:p>
          </table:table-cell>
          <table:table-cell table:formula="of:=[.F1043]*6.28/[.$K$1]" office:value-type="float" office:value="7.689075">
            <text:p>7.69</text:p>
          </table:table-cell>
          <table:table-cell office:value-type="float" office:value="3918">
            <text:p>3918.00</text:p>
          </table:table-cell>
          <table:table-cell table:formula="of:=[.G1042]+[.H1043]*0.1" office:value-type="float" office:value="533.8874421875">
            <text:p>533.89</text:p>
          </table:table-cell>
          <table:table-cell table:formula="of:=[.$H$5]+[.E1043]*[.$I$5]/(2*3.14)" office:value-type="float" office:value="5.18365625">
            <text:p>5.18</text:p>
          </table:table-cell>
          <table:table-cell table:number-columns-repeated="3"/>
        </table:table-row>
        <table:table-row table:style-name="ro2">
          <table:table-cell table:formula="of:=6.28*[.B1044]/3200" office:value-type="float" office:value="20.390375">
            <text:p>20.390375</text:p>
          </table:table-cell>
          <table:table-cell office:value-type="float" office:value="10390">
            <text:p>10390</text:p>
          </table:table-cell>
          <table:table-cell table:formula="of:=[.G1044]/36" office:value-type="float" office:value="14.8446059027778">
            <text:p>14.84</text:p>
          </table:table-cell>
          <table:table-cell table:formula="of:=[.E1044]/(2*3.1415)" office:value-type="float" office:value="1.22410273754576">
            <text:p>1.22</text:p>
          </table:table-cell>
          <table:table-cell table:formula="of:=[.F1044]*6.28/[.$K$1]" office:value-type="float" office:value="7.6910375">
            <text:p>7.69</text:p>
          </table:table-cell>
          <table:table-cell office:value-type="float" office:value="3919">
            <text:p>3919.00</text:p>
          </table:table-cell>
          <table:table-cell table:formula="of:=[.G1043]+[.H1044]*0.1" office:value-type="float" office:value="534.4058125">
            <text:p>534.41</text:p>
          </table:table-cell>
          <table:table-cell table:formula="of:=[.$H$5]+[.E1044]*[.$I$5]/(2*3.14)" office:value-type="float" office:value="5.183703125">
            <text:p>5.18</text:p>
          </table:table-cell>
          <table:table-cell table:number-columns-repeated="3"/>
        </table:table-row>
        <table:table-row table:style-name="ro2">
          <table:table-cell table:formula="of:=6.28*[.B1045]/3200" office:value-type="float" office:value="20.41">
            <text:p>20.41</text:p>
          </table:table-cell>
          <table:table-cell office:value-type="float" office:value="10400">
            <text:p>10400</text:p>
          </table:table-cell>
          <table:table-cell table:formula="of:=[.G1045]/36" office:value-type="float" office:value="14.8590052083333">
            <text:p>14.86</text:p>
          </table:table-cell>
          <table:table-cell table:formula="of:=[.E1045]/(2*3.1415)" office:value-type="float" office:value="1.2244150883336">
            <text:p>1.22</text:p>
          </table:table-cell>
          <table:table-cell table:formula="of:=[.F1045]*6.28/[.$K$1]" office:value-type="float" office:value="7.693">
            <text:p>7.69</text:p>
          </table:table-cell>
          <table:table-cell office:value-type="float" office:value="3920">
            <text:p>3920.00</text:p>
          </table:table-cell>
          <table:table-cell table:formula="of:=[.G1044]+[.H1045]*0.1" office:value-type="float" office:value="534.9241875">
            <text:p>534.92</text:p>
          </table:table-cell>
          <table:table-cell table:formula="of:=[.$H$5]+[.E1045]*[.$I$5]/(2*3.14)" office:value-type="float" office:value="5.18375">
            <text:p>5.18</text:p>
          </table:table-cell>
          <table:table-cell table:number-columns-repeated="3"/>
        </table:table-row>
        <table:table-row table:style-name="ro2">
          <table:table-cell table:formula="of:=6.28*[.B1046]/3200" office:value-type="float" office:value="20.429625">
            <text:p>20.429625</text:p>
          </table:table-cell>
          <table:table-cell office:value-type="float" office:value="10410">
            <text:p>10410</text:p>
          </table:table-cell>
          <table:table-cell table:formula="of:=[.G1046]/36" office:value-type="float" office:value="14.8734046440972">
            <text:p>14.87</text:p>
          </table:table-cell>
          <table:table-cell table:formula="of:=[.E1046]/(2*3.1415)" office:value-type="float" office:value="1.22472743912144">
            <text:p>1.22</text:p>
          </table:table-cell>
          <table:table-cell table:formula="of:=[.F1046]*6.28/[.$K$1]" office:value-type="float" office:value="7.6949625">
            <text:p>7.69</text:p>
          </table:table-cell>
          <table:table-cell office:value-type="float" office:value="3921">
            <text:p>3921.00</text:p>
          </table:table-cell>
          <table:table-cell table:formula="of:=[.G1045]+[.H1046]*0.1" office:value-type="float" office:value="535.4425671875">
            <text:p>535.44</text:p>
          </table:table-cell>
          <table:table-cell table:formula="of:=[.$H$5]+[.E1046]*[.$I$5]/(2*3.14)" office:value-type="float" office:value="5.183796875">
            <text:p>5.18</text:p>
          </table:table-cell>
          <table:table-cell table:number-columns-repeated="3"/>
        </table:table-row>
        <table:table-row table:style-name="ro2">
          <table:table-cell table:formula="of:=6.28*[.B1047]/3200" office:value-type="float" office:value="20.44925">
            <text:p>20.44925</text:p>
          </table:table-cell>
          <table:table-cell office:value-type="float" office:value="10420">
            <text:p>10420</text:p>
          </table:table-cell>
          <table:table-cell table:formula="of:=[.G1047]/36" office:value-type="float" office:value="14.8878042100694">
            <text:p>14.89</text:p>
          </table:table-cell>
          <table:table-cell table:formula="of:=[.E1047]/(2*3.1415)" office:value-type="float" office:value="1.22503978990928">
            <text:p>1.23</text:p>
          </table:table-cell>
          <table:table-cell table:formula="of:=[.F1047]*6.28/[.$K$1]" office:value-type="float" office:value="7.696925">
            <text:p>7.70</text:p>
          </table:table-cell>
          <table:table-cell office:value-type="float" office:value="3922">
            <text:p>3922.00</text:p>
          </table:table-cell>
          <table:table-cell table:formula="of:=[.G1046]+[.H1047]*0.1" office:value-type="float" office:value="535.9609515625">
            <text:p>535.96</text:p>
          </table:table-cell>
          <table:table-cell table:formula="of:=[.$H$5]+[.E1047]*[.$I$5]/(2*3.14)" office:value-type="float" office:value="5.18384375">
            <text:p>5.18</text:p>
          </table:table-cell>
          <table:table-cell table:number-columns-repeated="3"/>
        </table:table-row>
        <table:table-row table:style-name="ro2">
          <table:table-cell table:formula="of:=6.28*[.B1048]/3200" office:value-type="float" office:value="20.468875">
            <text:p>20.468875</text:p>
          </table:table-cell>
          <table:table-cell office:value-type="float" office:value="10430">
            <text:p>10430</text:p>
          </table:table-cell>
          <table:table-cell table:formula="of:=[.G1048]/36" office:value-type="float" office:value="14.90220390625">
            <text:p>14.90</text:p>
          </table:table-cell>
          <table:table-cell table:formula="of:=[.E1048]/(2*3.1415)" office:value-type="float" office:value="1.22535214069712">
            <text:p>1.23</text:p>
          </table:table-cell>
          <table:table-cell table:formula="of:=[.F1048]*6.28/[.$K$1]" office:value-type="float" office:value="7.6988875">
            <text:p>7.70</text:p>
          </table:table-cell>
          <table:table-cell office:value-type="float" office:value="3923">
            <text:p>3923.00</text:p>
          </table:table-cell>
          <table:table-cell table:formula="of:=[.G1047]+[.H1048]*0.1" office:value-type="float" office:value="536.479340625">
            <text:p>536.48</text:p>
          </table:table-cell>
          <table:table-cell table:formula="of:=[.$H$5]+[.E1048]*[.$I$5]/(2*3.14)" office:value-type="float" office:value="5.183890625">
            <text:p>5.18</text:p>
          </table:table-cell>
          <table:table-cell table:number-columns-repeated="3"/>
        </table:table-row>
        <table:table-row table:style-name="ro2">
          <table:table-cell table:formula="of:=6.28*[.B1049]/3200" office:value-type="float" office:value="20.4885">
            <text:p>20.4885</text:p>
          </table:table-cell>
          <table:table-cell office:value-type="float" office:value="10440">
            <text:p>10440</text:p>
          </table:table-cell>
          <table:table-cell table:formula="of:=[.G1049]/36" office:value-type="float" office:value="14.9166037326389">
            <text:p>14.92</text:p>
          </table:table-cell>
          <table:table-cell table:formula="of:=[.E1049]/(2*3.1415)" office:value-type="float" office:value="1.22566449148496">
            <text:p>1.23</text:p>
          </table:table-cell>
          <table:table-cell table:formula="of:=[.F1049]*6.28/[.$K$1]" office:value-type="float" office:value="7.70085">
            <text:p>7.70</text:p>
          </table:table-cell>
          <table:table-cell office:value-type="float" office:value="3924">
            <text:p>3924.00</text:p>
          </table:table-cell>
          <table:table-cell table:formula="of:=[.G1048]+[.H1049]*0.1" office:value-type="float" office:value="536.997734375">
            <text:p>537.00</text:p>
          </table:table-cell>
          <table:table-cell table:formula="of:=[.$H$5]+[.E1049]*[.$I$5]/(2*3.14)" office:value-type="float" office:value="5.1839375">
            <text:p>5.18</text:p>
          </table:table-cell>
          <table:table-cell table:number-columns-repeated="3"/>
        </table:table-row>
        <table:table-row table:style-name="ro2">
          <table:table-cell table:formula="of:=6.28*[.B1050]/3200" office:value-type="float" office:value="20.508125">
            <text:p>20.508125</text:p>
          </table:table-cell>
          <table:table-cell office:value-type="float" office:value="10450">
            <text:p>10450</text:p>
          </table:table-cell>
          <table:table-cell table:formula="of:=[.G1050]/36" office:value-type="float" office:value="14.9310036892361">
            <text:p>14.93</text:p>
          </table:table-cell>
          <table:table-cell table:formula="of:=[.E1050]/(2*3.1415)" office:value-type="float" office:value="1.2259768422728">
            <text:p>1.23</text:p>
          </table:table-cell>
          <table:table-cell table:formula="of:=[.F1050]*6.28/[.$K$1]" office:value-type="float" office:value="7.7028125">
            <text:p>7.70</text:p>
          </table:table-cell>
          <table:table-cell office:value-type="float" office:value="3925">
            <text:p>3925.00</text:p>
          </table:table-cell>
          <table:table-cell table:formula="of:=[.G1049]+[.H1050]*0.1" office:value-type="float" office:value="537.5161328125">
            <text:p>537.52</text:p>
          </table:table-cell>
          <table:table-cell table:formula="of:=[.$H$5]+[.E1050]*[.$I$5]/(2*3.14)" office:value-type="float" office:value="5.183984375">
            <text:p>5.18</text:p>
          </table:table-cell>
          <table:table-cell table:number-columns-repeated="3"/>
        </table:table-row>
        <table:table-row table:style-name="ro2">
          <table:table-cell table:formula="of:=6.28*[.B1051]/3200" office:value-type="float" office:value="20.52775">
            <text:p>20.52775</text:p>
          </table:table-cell>
          <table:table-cell office:value-type="float" office:value="10460">
            <text:p>10460</text:p>
          </table:table-cell>
          <table:table-cell table:formula="of:=[.G1051]/36" office:value-type="float" office:value="14.9454037760417">
            <text:p>14.95</text:p>
          </table:table-cell>
          <table:table-cell table:formula="of:=[.E1051]/(2*3.1415)" office:value-type="float" office:value="1.22628919306064">
            <text:p>1.23</text:p>
          </table:table-cell>
          <table:table-cell table:formula="of:=[.F1051]*6.28/[.$K$1]" office:value-type="float" office:value="7.704775">
            <text:p>7.70</text:p>
          </table:table-cell>
          <table:table-cell office:value-type="float" office:value="3926">
            <text:p>3926.00</text:p>
          </table:table-cell>
          <table:table-cell table:formula="of:=[.G1050]+[.H1051]*0.1" office:value-type="float" office:value="538.0345359375">
            <text:p>538.03</text:p>
          </table:table-cell>
          <table:table-cell table:formula="of:=[.$H$5]+[.E1051]*[.$I$5]/(2*3.14)" office:value-type="float" office:value="5.18403125">
            <text:p>5.18</text:p>
          </table:table-cell>
          <table:table-cell table:number-columns-repeated="3"/>
        </table:table-row>
        <table:table-row table:style-name="ro2">
          <table:table-cell table:formula="of:=6.28*[.B1052]/3200" office:value-type="float" office:value="20.547375">
            <text:p>20.547375</text:p>
          </table:table-cell>
          <table:table-cell office:value-type="float" office:value="10470">
            <text:p>10470</text:p>
          </table:table-cell>
          <table:table-cell table:formula="of:=[.G1052]/36" office:value-type="float" office:value="14.9598039930556">
            <text:p>14.96</text:p>
          </table:table-cell>
          <table:table-cell table:formula="of:=[.E1052]/(2*3.1415)" office:value-type="float" office:value="1.22660154384848">
            <text:p>1.23</text:p>
          </table:table-cell>
          <table:table-cell table:formula="of:=[.F1052]*6.28/[.$K$1]" office:value-type="float" office:value="7.7067375">
            <text:p>7.71</text:p>
          </table:table-cell>
          <table:table-cell office:value-type="float" office:value="3927">
            <text:p>3927.00</text:p>
          </table:table-cell>
          <table:table-cell table:formula="of:=[.G1051]+[.H1052]*0.1" office:value-type="float" office:value="538.55294375">
            <text:p>538.55</text:p>
          </table:table-cell>
          <table:table-cell table:formula="of:=[.$H$5]+[.E1052]*[.$I$5]/(2*3.14)" office:value-type="float" office:value="5.184078125">
            <text:p>5.18</text:p>
          </table:table-cell>
          <table:table-cell table:number-columns-repeated="3"/>
        </table:table-row>
        <table:table-row table:style-name="ro2">
          <table:table-cell table:formula="of:=6.28*[.B1053]/3200" office:value-type="float" office:value="20.567">
            <text:p>20.567</text:p>
          </table:table-cell>
          <table:table-cell office:value-type="float" office:value="10480">
            <text:p>10480</text:p>
          </table:table-cell>
          <table:table-cell table:formula="of:=[.G1053]/36" office:value-type="float" office:value="14.9742043402778">
            <text:p>14.97</text:p>
          </table:table-cell>
          <table:table-cell table:formula="of:=[.E1053]/(2*3.1415)" office:value-type="float" office:value="1.22691389463632">
            <text:p>1.23</text:p>
          </table:table-cell>
          <table:table-cell table:formula="of:=[.F1053]*6.28/[.$K$1]" office:value-type="float" office:value="7.7087">
            <text:p>7.71</text:p>
          </table:table-cell>
          <table:table-cell office:value-type="float" office:value="3928">
            <text:p>3928.00</text:p>
          </table:table-cell>
          <table:table-cell table:formula="of:=[.G1052]+[.H1053]*0.1" office:value-type="float" office:value="539.07135625">
            <text:p>539.07</text:p>
          </table:table-cell>
          <table:table-cell table:formula="of:=[.$H$5]+[.E1053]*[.$I$5]/(2*3.14)" office:value-type="float" office:value="5.184125">
            <text:p>5.18</text:p>
          </table:table-cell>
          <table:table-cell table:number-columns-repeated="3"/>
        </table:table-row>
        <table:table-row table:style-name="ro2">
          <table:table-cell table:formula="of:=6.28*[.B1054]/3200" office:value-type="float" office:value="20.586625">
            <text:p>20.586625</text:p>
          </table:table-cell>
          <table:table-cell office:value-type="float" office:value="10490">
            <text:p>10490</text:p>
          </table:table-cell>
          <table:table-cell table:formula="of:=[.G1054]/36" office:value-type="float" office:value="14.9886048177083">
            <text:p>14.99</text:p>
          </table:table-cell>
          <table:table-cell table:formula="of:=[.E1054]/(2*3.1415)" office:value-type="float" office:value="1.22722624542416">
            <text:p>1.23</text:p>
          </table:table-cell>
          <table:table-cell table:formula="of:=[.F1054]*6.28/[.$K$1]" office:value-type="float" office:value="7.7106625">
            <text:p>7.71</text:p>
          </table:table-cell>
          <table:table-cell office:value-type="float" office:value="3929">
            <text:p>3929.00</text:p>
          </table:table-cell>
          <table:table-cell table:formula="of:=[.G1053]+[.H1054]*0.1" office:value-type="float" office:value="539.5897734375">
            <text:p>539.59</text:p>
          </table:table-cell>
          <table:table-cell table:formula="of:=[.$H$5]+[.E1054]*[.$I$5]/(2*3.14)" office:value-type="float" office:value="5.184171875">
            <text:p>5.18</text:p>
          </table:table-cell>
          <table:table-cell table:number-columns-repeated="3"/>
        </table:table-row>
        <table:table-row table:style-name="ro2">
          <table:table-cell table:formula="of:=6.28*[.B1055]/3200" office:value-type="float" office:value="20.60625">
            <text:p>20.60625</text:p>
          </table:table-cell>
          <table:table-cell office:value-type="float" office:value="10500">
            <text:p>10500</text:p>
          </table:table-cell>
          <table:table-cell table:formula="of:=[.G1055]/36" office:value-type="float" office:value="15.0030054253472">
            <text:p>15.00</text:p>
          </table:table-cell>
          <table:table-cell table:formula="of:=[.E1055]/(2*3.1415)" office:value-type="float" office:value="1.227538596212">
            <text:p>1.23</text:p>
          </table:table-cell>
          <table:table-cell table:formula="of:=[.F1055]*6.28/[.$K$1]" office:value-type="float" office:value="7.712625">
            <text:p>7.71</text:p>
          </table:table-cell>
          <table:table-cell office:value-type="float" office:value="3930">
            <text:p>3930.00</text:p>
          </table:table-cell>
          <table:table-cell table:formula="of:=[.G1054]+[.H1055]*0.1" office:value-type="float" office:value="540.1081953125">
            <text:p>540.11</text:p>
          </table:table-cell>
          <table:table-cell table:formula="of:=[.$H$5]+[.E1055]*[.$I$5]/(2*3.14)" office:value-type="float" office:value="5.18421875">
            <text:p>5.18</text:p>
          </table:table-cell>
          <table:table-cell table:number-columns-repeated="3"/>
        </table:table-row>
        <table:table-row table:style-name="ro2">
          <table:table-cell table:formula="of:=6.28*[.B1056]/3200" office:value-type="float" office:value="20.625875">
            <text:p>20.625875</text:p>
          </table:table-cell>
          <table:table-cell office:value-type="float" office:value="10510">
            <text:p>10510</text:p>
          </table:table-cell>
          <table:table-cell table:formula="of:=[.G1056]/36" office:value-type="float" office:value="15.0174061631944">
            <text:p>15.02</text:p>
          </table:table-cell>
          <table:table-cell table:formula="of:=[.E1056]/(2*3.1415)" office:value-type="float" office:value="1.22785094699984">
            <text:p>1.23</text:p>
          </table:table-cell>
          <table:table-cell table:formula="of:=[.F1056]*6.28/[.$K$1]" office:value-type="float" office:value="7.7145875">
            <text:p>7.71</text:p>
          </table:table-cell>
          <table:table-cell office:value-type="float" office:value="3931">
            <text:p>3931.00</text:p>
          </table:table-cell>
          <table:table-cell table:formula="of:=[.G1055]+[.H1056]*0.1" office:value-type="float" office:value="540.626621875">
            <text:p>540.63</text:p>
          </table:table-cell>
          <table:table-cell table:formula="of:=[.$H$5]+[.E1056]*[.$I$5]/(2*3.14)" office:value-type="float" office:value="5.184265625">
            <text:p>5.18</text:p>
          </table:table-cell>
          <table:table-cell table:number-columns-repeated="3"/>
        </table:table-row>
        <table:table-row table:style-name="ro2">
          <table:table-cell table:formula="of:=6.28*[.B1057]/3200" office:value-type="float" office:value="20.6455">
            <text:p>20.6455</text:p>
          </table:table-cell>
          <table:table-cell office:value-type="float" office:value="10520">
            <text:p>10520</text:p>
          </table:table-cell>
          <table:table-cell table:formula="of:=[.G1057]/36" office:value-type="float" office:value="15.03180703125">
            <text:p>15.03</text:p>
          </table:table-cell>
          <table:table-cell table:formula="of:=[.E1057]/(2*3.1415)" office:value-type="float" office:value="1.22816329778768">
            <text:p>1.23</text:p>
          </table:table-cell>
          <table:table-cell table:formula="of:=[.F1057]*6.28/[.$K$1]" office:value-type="float" office:value="7.71655">
            <text:p>7.72</text:p>
          </table:table-cell>
          <table:table-cell office:value-type="float" office:value="3932">
            <text:p>3932.00</text:p>
          </table:table-cell>
          <table:table-cell table:formula="of:=[.G1056]+[.H1057]*0.1" office:value-type="float" office:value="541.145053125">
            <text:p>541.15</text:p>
          </table:table-cell>
          <table:table-cell table:formula="of:=[.$H$5]+[.E1057]*[.$I$5]/(2*3.14)" office:value-type="float" office:value="5.1843125">
            <text:p>5.18</text:p>
          </table:table-cell>
          <table:table-cell table:number-columns-repeated="3"/>
        </table:table-row>
        <table:table-row table:style-name="ro2">
          <table:table-cell table:formula="of:=6.28*[.B1058]/3200" office:value-type="float" office:value="20.665125">
            <text:p>20.665125</text:p>
          </table:table-cell>
          <table:table-cell office:value-type="float" office:value="10530">
            <text:p>10530</text:p>
          </table:table-cell>
          <table:table-cell table:formula="of:=[.G1058]/36" office:value-type="float" office:value="15.0462080295139">
            <text:p>15.05</text:p>
          </table:table-cell>
          <table:table-cell table:formula="of:=[.E1058]/(2*3.1415)" office:value-type="float" office:value="1.22847564857552">
            <text:p>1.23</text:p>
          </table:table-cell>
          <table:table-cell table:formula="of:=[.F1058]*6.28/[.$K$1]" office:value-type="float" office:value="7.7185125">
            <text:p>7.72</text:p>
          </table:table-cell>
          <table:table-cell office:value-type="float" office:value="3933">
            <text:p>3933.00</text:p>
          </table:table-cell>
          <table:table-cell table:formula="of:=[.G1057]+[.H1058]*0.1" office:value-type="float" office:value="541.6634890625">
            <text:p>541.66</text:p>
          </table:table-cell>
          <table:table-cell table:formula="of:=[.$H$5]+[.E1058]*[.$I$5]/(2*3.14)" office:value-type="float" office:value="5.184359375">
            <text:p>5.18</text:p>
          </table:table-cell>
          <table:table-cell table:number-columns-repeated="3"/>
        </table:table-row>
        <table:table-row table:style-name="ro2">
          <table:table-cell table:formula="of:=6.28*[.B1059]/3200" office:value-type="float" office:value="20.68475">
            <text:p>20.68475</text:p>
          </table:table-cell>
          <table:table-cell office:value-type="float" office:value="10540">
            <text:p>10540</text:p>
          </table:table-cell>
          <table:table-cell table:formula="of:=[.G1059]/36" office:value-type="float" office:value="15.0606091579861">
            <text:p>15.06</text:p>
          </table:table-cell>
          <table:table-cell table:formula="of:=[.E1059]/(2*3.1415)" office:value-type="float" office:value="1.22878799936336">
            <text:p>1.23</text:p>
          </table:table-cell>
          <table:table-cell table:formula="of:=[.F1059]*6.28/[.$K$1]" office:value-type="float" office:value="7.720475">
            <text:p>7.72</text:p>
          </table:table-cell>
          <table:table-cell office:value-type="float" office:value="3934">
            <text:p>3934.00</text:p>
          </table:table-cell>
          <table:table-cell table:formula="of:=[.G1058]+[.H1059]*0.1" office:value-type="float" office:value="542.1819296875">
            <text:p>542.18</text:p>
          </table:table-cell>
          <table:table-cell table:formula="of:=[.$H$5]+[.E1059]*[.$I$5]/(2*3.14)" office:value-type="float" office:value="5.18440625">
            <text:p>5.18</text:p>
          </table:table-cell>
          <table:table-cell table:number-columns-repeated="3"/>
        </table:table-row>
        <table:table-row table:style-name="ro2">
          <table:table-cell table:formula="of:=6.28*[.B1060]/3200" office:value-type="float" office:value="20.704375">
            <text:p>20.704375</text:p>
          </table:table-cell>
          <table:table-cell office:value-type="float" office:value="10550">
            <text:p>10550</text:p>
          </table:table-cell>
          <table:table-cell table:formula="of:=[.G1060]/36" office:value-type="float" office:value="15.0750104166667">
            <text:p>15.08</text:p>
          </table:table-cell>
          <table:table-cell table:formula="of:=[.E1060]/(2*3.1415)" office:value-type="float" office:value="1.2291003501512">
            <text:p>1.23</text:p>
          </table:table-cell>
          <table:table-cell table:formula="of:=[.F1060]*6.28/[.$K$1]" office:value-type="float" office:value="7.7224375">
            <text:p>7.72</text:p>
          </table:table-cell>
          <table:table-cell office:value-type="float" office:value="3935">
            <text:p>3935.00</text:p>
          </table:table-cell>
          <table:table-cell table:formula="of:=[.G1059]+[.H1060]*0.1" office:value-type="float" office:value="542.700375">
            <text:p>542.70</text:p>
          </table:table-cell>
          <table:table-cell table:formula="of:=[.$H$5]+[.E1060]*[.$I$5]/(2*3.14)" office:value-type="float" office:value="5.184453125">
            <text:p>5.18</text:p>
          </table:table-cell>
          <table:table-cell table:number-columns-repeated="3"/>
        </table:table-row>
        <table:table-row table:style-name="ro2">
          <table:table-cell table:formula="of:=6.28*[.B1061]/3200" office:value-type="float" office:value="20.724">
            <text:p>20.724</text:p>
          </table:table-cell>
          <table:table-cell office:value-type="float" office:value="10560">
            <text:p>10560</text:p>
          </table:table-cell>
          <table:table-cell table:formula="of:=[.G1061]/36" office:value-type="float" office:value="15.0894118055556">
            <text:p>15.09</text:p>
          </table:table-cell>
          <table:table-cell table:formula="of:=[.E1061]/(2*3.1415)" office:value-type="float" office:value="1.22941270093904">
            <text:p>1.23</text:p>
          </table:table-cell>
          <table:table-cell table:formula="of:=[.F1061]*6.28/[.$K$1]" office:value-type="float" office:value="7.7244">
            <text:p>7.72</text:p>
          </table:table-cell>
          <table:table-cell office:value-type="float" office:value="3936">
            <text:p>3936.00</text:p>
          </table:table-cell>
          <table:table-cell table:formula="of:=[.G1060]+[.H1061]*0.1" office:value-type="float" office:value="543.218825">
            <text:p>543.22</text:p>
          </table:table-cell>
          <table:table-cell table:formula="of:=[.$H$5]+[.E1061]*[.$I$5]/(2*3.14)" office:value-type="float" office:value="5.1845">
            <text:p>5.18</text:p>
          </table:table-cell>
          <table:table-cell table:number-columns-repeated="3"/>
        </table:table-row>
        <table:table-row table:style-name="ro2">
          <table:table-cell table:formula="of:=6.28*[.B1062]/3200" office:value-type="float" office:value="20.743625">
            <text:p>20.743625</text:p>
          </table:table-cell>
          <table:table-cell office:value-type="float" office:value="10570">
            <text:p>10570</text:p>
          </table:table-cell>
          <table:table-cell table:formula="of:=[.G1062]/36" office:value-type="float" office:value="15.1038133246528">
            <text:p>15.10</text:p>
          </table:table-cell>
          <table:table-cell table:formula="of:=[.E1062]/(2*3.1415)" office:value-type="float" office:value="1.22972505172688">
            <text:p>1.23</text:p>
          </table:table-cell>
          <table:table-cell table:formula="of:=[.F1062]*6.28/[.$K$1]" office:value-type="float" office:value="7.7263625">
            <text:p>7.73</text:p>
          </table:table-cell>
          <table:table-cell office:value-type="float" office:value="3937">
            <text:p>3937.00</text:p>
          </table:table-cell>
          <table:table-cell table:formula="of:=[.G1061]+[.H1062]*0.1" office:value-type="float" office:value="543.7372796875">
            <text:p>543.74</text:p>
          </table:table-cell>
          <table:table-cell table:formula="of:=[.$H$5]+[.E1062]*[.$I$5]/(2*3.14)" office:value-type="float" office:value="5.184546875">
            <text:p>5.18</text:p>
          </table:table-cell>
          <table:table-cell table:number-columns-repeated="3"/>
        </table:table-row>
        <table:table-row table:style-name="ro2">
          <table:table-cell table:formula="of:=6.28*[.B1063]/3200" office:value-type="float" office:value="20.76325">
            <text:p>20.76325</text:p>
          </table:table-cell>
          <table:table-cell office:value-type="float" office:value="10580">
            <text:p>10580</text:p>
          </table:table-cell>
          <table:table-cell table:formula="of:=[.G1063]/36" office:value-type="float" office:value="15.1182149739583">
            <text:p>15.12</text:p>
          </table:table-cell>
          <table:table-cell table:formula="of:=[.E1063]/(2*3.1415)" office:value-type="float" office:value="1.23003740251472">
            <text:p>1.23</text:p>
          </table:table-cell>
          <table:table-cell table:formula="of:=[.F1063]*6.28/[.$K$1]" office:value-type="float" office:value="7.728325">
            <text:p>7.73</text:p>
          </table:table-cell>
          <table:table-cell office:value-type="float" office:value="3938">
            <text:p>3938.00</text:p>
          </table:table-cell>
          <table:table-cell table:formula="of:=[.G1062]+[.H1063]*0.1" office:value-type="float" office:value="544.2557390625">
            <text:p>544.26</text:p>
          </table:table-cell>
          <table:table-cell table:formula="of:=[.$H$5]+[.E1063]*[.$I$5]/(2*3.14)" office:value-type="float" office:value="5.18459375">
            <text:p>5.18</text:p>
          </table:table-cell>
          <table:table-cell table:number-columns-repeated="3"/>
        </table:table-row>
        <table:table-row table:style-name="ro2">
          <table:table-cell table:formula="of:=6.28*[.B1064]/3200" office:value-type="float" office:value="20.782875">
            <text:p>20.782875</text:p>
          </table:table-cell>
          <table:table-cell office:value-type="float" office:value="10590">
            <text:p>10590</text:p>
          </table:table-cell>
          <table:table-cell table:formula="of:=[.G1064]/36" office:value-type="float" office:value="15.1326167534722">
            <text:p>15.13</text:p>
          </table:table-cell>
          <table:table-cell table:formula="of:=[.E1064]/(2*3.1415)" office:value-type="float" office:value="1.23034975330256">
            <text:p>1.23</text:p>
          </table:table-cell>
          <table:table-cell table:formula="of:=[.F1064]*6.28/[.$K$1]" office:value-type="float" office:value="7.7302875">
            <text:p>7.73</text:p>
          </table:table-cell>
          <table:table-cell office:value-type="float" office:value="3939">
            <text:p>3939.00</text:p>
          </table:table-cell>
          <table:table-cell table:formula="of:=[.G1063]+[.H1064]*0.1" office:value-type="float" office:value="544.774203125">
            <text:p>544.77</text:p>
          </table:table-cell>
          <table:table-cell table:formula="of:=[.$H$5]+[.E1064]*[.$I$5]/(2*3.14)" office:value-type="float" office:value="5.184640625">
            <text:p>5.18</text:p>
          </table:table-cell>
          <table:table-cell table:number-columns-repeated="3"/>
        </table:table-row>
        <table:table-row table:style-name="ro2">
          <table:table-cell table:formula="of:=6.28*[.B1065]/3200" office:value-type="float" office:value="20.8025">
            <text:p>20.8025</text:p>
          </table:table-cell>
          <table:table-cell office:value-type="float" office:value="10600">
            <text:p>10600</text:p>
          </table:table-cell>
          <table:table-cell table:formula="of:=[.G1065]/36" office:value-type="float" office:value="15.1470186631944">
            <text:p>15.15</text:p>
          </table:table-cell>
          <table:table-cell table:formula="of:=[.E1065]/(2*3.1415)" office:value-type="float" office:value="1.2306621040904">
            <text:p>1.23</text:p>
          </table:table-cell>
          <table:table-cell table:formula="of:=[.F1065]*6.28/[.$K$1]" office:value-type="float" office:value="7.73225">
            <text:p>7.73</text:p>
          </table:table-cell>
          <table:table-cell office:value-type="float" office:value="3940">
            <text:p>3940.00</text:p>
          </table:table-cell>
          <table:table-cell table:formula="of:=[.G1064]+[.H1065]*0.1" office:value-type="float" office:value="545.292671875">
            <text:p>545.29</text:p>
          </table:table-cell>
          <table:table-cell table:formula="of:=[.$H$5]+[.E1065]*[.$I$5]/(2*3.14)" office:value-type="float" office:value="5.1846875">
            <text:p>5.18</text:p>
          </table:table-cell>
          <table:table-cell table:number-columns-repeated="3"/>
        </table:table-row>
        <table:table-row table:style-name="ro2">
          <table:table-cell table:formula="of:=6.28*[.B1066]/3200" office:value-type="float" office:value="20.822125">
            <text:p>20.822125</text:p>
          </table:table-cell>
          <table:table-cell office:value-type="float" office:value="10610">
            <text:p>10610</text:p>
          </table:table-cell>
          <table:table-cell table:formula="of:=[.G1066]/36" office:value-type="float" office:value="15.161420703125">
            <text:p>15.16</text:p>
          </table:table-cell>
          <table:table-cell table:formula="of:=[.E1066]/(2*3.1415)" office:value-type="float" office:value="1.23097445487824">
            <text:p>1.23</text:p>
          </table:table-cell>
          <table:table-cell table:formula="of:=[.F1066]*6.28/[.$K$1]" office:value-type="float" office:value="7.7342125">
            <text:p>7.73</text:p>
          </table:table-cell>
          <table:table-cell office:value-type="float" office:value="3941">
            <text:p>3941.00</text:p>
          </table:table-cell>
          <table:table-cell table:formula="of:=[.G1065]+[.H1066]*0.1" office:value-type="float" office:value="545.8111453125">
            <text:p>545.81</text:p>
          </table:table-cell>
          <table:table-cell table:formula="of:=[.$H$5]+[.E1066]*[.$I$5]/(2*3.14)" office:value-type="float" office:value="5.184734375">
            <text:p>5.18</text:p>
          </table:table-cell>
          <table:table-cell table:number-columns-repeated="3"/>
        </table:table-row>
        <table:table-row table:style-name="ro2">
          <table:table-cell table:formula="of:=6.28*[.B1067]/3200" office:value-type="float" office:value="20.84175">
            <text:p>20.84175</text:p>
          </table:table-cell>
          <table:table-cell office:value-type="float" office:value="10620">
            <text:p>10620</text:p>
          </table:table-cell>
          <table:table-cell table:formula="of:=[.G1067]/36" office:value-type="float" office:value="15.1758228732639">
            <text:p>15.18</text:p>
          </table:table-cell>
          <table:table-cell table:formula="of:=[.E1067]/(2*3.1415)" office:value-type="float" office:value="1.23128680566608">
            <text:p>1.23</text:p>
          </table:table-cell>
          <table:table-cell table:formula="of:=[.F1067]*6.28/[.$K$1]" office:value-type="float" office:value="7.736175">
            <text:p>7.74</text:p>
          </table:table-cell>
          <table:table-cell office:value-type="float" office:value="3942">
            <text:p>3942.00</text:p>
          </table:table-cell>
          <table:table-cell table:formula="of:=[.G1066]+[.H1067]*0.1" office:value-type="float" office:value="546.3296234375">
            <text:p>546.33</text:p>
          </table:table-cell>
          <table:table-cell table:formula="of:=[.$H$5]+[.E1067]*[.$I$5]/(2*3.14)" office:value-type="float" office:value="5.18478125">
            <text:p>5.18</text:p>
          </table:table-cell>
          <table:table-cell table:number-columns-repeated="3"/>
        </table:table-row>
        <table:table-row table:style-name="ro2">
          <table:table-cell table:formula="of:=6.28*[.B1068]/3200" office:value-type="float" office:value="20.861375">
            <text:p>20.861375</text:p>
          </table:table-cell>
          <table:table-cell office:value-type="float" office:value="10630">
            <text:p>10630</text:p>
          </table:table-cell>
          <table:table-cell table:formula="of:=[.G1068]/36" office:value-type="float" office:value="15.1902251736111">
            <text:p>15.19</text:p>
          </table:table-cell>
          <table:table-cell table:formula="of:=[.E1068]/(2*3.1415)" office:value-type="float" office:value="1.23159915645392">
            <text:p>1.23</text:p>
          </table:table-cell>
          <table:table-cell table:formula="of:=[.F1068]*6.28/[.$K$1]" office:value-type="float" office:value="7.7381375">
            <text:p>7.74</text:p>
          </table:table-cell>
          <table:table-cell office:value-type="float" office:value="3943">
            <text:p>3943.00</text:p>
          </table:table-cell>
          <table:table-cell table:formula="of:=[.G1067]+[.H1068]*0.1" office:value-type="float" office:value="546.84810625">
            <text:p>546.85</text:p>
          </table:table-cell>
          <table:table-cell table:formula="of:=[.$H$5]+[.E1068]*[.$I$5]/(2*3.14)" office:value-type="float" office:value="5.184828125">
            <text:p>5.18</text:p>
          </table:table-cell>
          <table:table-cell table:number-columns-repeated="3"/>
        </table:table-row>
        <table:table-row table:style-name="ro2">
          <table:table-cell table:formula="of:=6.28*[.B1069]/3200" office:value-type="float" office:value="20.881">
            <text:p>20.881</text:p>
          </table:table-cell>
          <table:table-cell office:value-type="float" office:value="10640">
            <text:p>10640</text:p>
          </table:table-cell>
          <table:table-cell table:formula="of:=[.G1069]/36" office:value-type="float" office:value="15.2046276041667">
            <text:p>15.20</text:p>
          </table:table-cell>
          <table:table-cell table:formula="of:=[.E1069]/(2*3.1415)" office:value-type="float" office:value="1.23191150724176">
            <text:p>1.23</text:p>
          </table:table-cell>
          <table:table-cell table:formula="of:=[.F1069]*6.28/[.$K$1]" office:value-type="float" office:value="7.7401">
            <text:p>7.74</text:p>
          </table:table-cell>
          <table:table-cell office:value-type="float" office:value="3944">
            <text:p>3944.00</text:p>
          </table:table-cell>
          <table:table-cell table:formula="of:=[.G1068]+[.H1069]*0.1" office:value-type="float" office:value="547.36659375">
            <text:p>547.37</text:p>
          </table:table-cell>
          <table:table-cell table:formula="of:=[.$H$5]+[.E1069]*[.$I$5]/(2*3.14)" office:value-type="float" office:value="5.184875">
            <text:p>5.18</text:p>
          </table:table-cell>
          <table:table-cell table:number-columns-repeated="3"/>
        </table:table-row>
        <table:table-row table:style-name="ro2">
          <table:table-cell table:formula="of:=6.28*[.B1070]/3200" office:value-type="float" office:value="20.900625">
            <text:p>20.900625</text:p>
          </table:table-cell>
          <table:table-cell office:value-type="float" office:value="10650">
            <text:p>10650</text:p>
          </table:table-cell>
          <table:table-cell table:formula="of:=[.G1070]/36" office:value-type="float" office:value="15.2190301649306">
            <text:p>15.22</text:p>
          </table:table-cell>
          <table:table-cell table:formula="of:=[.E1070]/(2*3.1415)" office:value-type="float" office:value="1.2322238580296">
            <text:p>1.23</text:p>
          </table:table-cell>
          <table:table-cell table:formula="of:=[.F1070]*6.28/[.$K$1]" office:value-type="float" office:value="7.7420625">
            <text:p>7.74</text:p>
          </table:table-cell>
          <table:table-cell office:value-type="float" office:value="3945">
            <text:p>3945.00</text:p>
          </table:table-cell>
          <table:table-cell table:formula="of:=[.G1069]+[.H1070]*0.1" office:value-type="float" office:value="547.8850859375">
            <text:p>547.89</text:p>
          </table:table-cell>
          <table:table-cell table:formula="of:=[.$H$5]+[.E1070]*[.$I$5]/(2*3.14)" office:value-type="float" office:value="5.184921875">
            <text:p>5.18</text:p>
          </table:table-cell>
          <table:table-cell table:number-columns-repeated="3"/>
        </table:table-row>
        <table:table-row table:style-name="ro2">
          <table:table-cell table:formula="of:=6.28*[.B1071]/3200" office:value-type="float" office:value="20.92025">
            <text:p>20.92025</text:p>
          </table:table-cell>
          <table:table-cell office:value-type="float" office:value="10660">
            <text:p>10660</text:p>
          </table:table-cell>
          <table:table-cell table:formula="of:=[.G1071]/36" office:value-type="float" office:value="15.2334328559028">
            <text:p>15.23</text:p>
          </table:table-cell>
          <table:table-cell table:formula="of:=[.E1071]/(2*3.1415)" office:value-type="float" office:value="1.23253620881744">
            <text:p>1.23</text:p>
          </table:table-cell>
          <table:table-cell table:formula="of:=[.F1071]*6.28/[.$K$1]" office:value-type="float" office:value="7.744025">
            <text:p>7.74</text:p>
          </table:table-cell>
          <table:table-cell office:value-type="float" office:value="3946">
            <text:p>3946.00</text:p>
          </table:table-cell>
          <table:table-cell table:formula="of:=[.G1070]+[.H1071]*0.1" office:value-type="float" office:value="548.4035828125">
            <text:p>548.40</text:p>
          </table:table-cell>
          <table:table-cell table:formula="of:=[.$H$5]+[.E1071]*[.$I$5]/(2*3.14)" office:value-type="float" office:value="5.18496875">
            <text:p>5.18</text:p>
          </table:table-cell>
          <table:table-cell table:number-columns-repeated="3"/>
        </table:table-row>
        <table:table-row table:style-name="ro2">
          <table:table-cell table:formula="of:=6.28*[.B1072]/3200" office:value-type="float" office:value="20.939875">
            <text:p>20.939875</text:p>
          </table:table-cell>
          <table:table-cell office:value-type="float" office:value="10670">
            <text:p>10670</text:p>
          </table:table-cell>
          <table:table-cell table:formula="of:=[.G1072]/36" office:value-type="float" office:value="15.2478356770833">
            <text:p>15.25</text:p>
          </table:table-cell>
          <table:table-cell table:formula="of:=[.E1072]/(2*3.1415)" office:value-type="float" office:value="1.23284855960528">
            <text:p>1.23</text:p>
          </table:table-cell>
          <table:table-cell table:formula="of:=[.F1072]*6.28/[.$K$1]" office:value-type="float" office:value="7.7459875">
            <text:p>7.75</text:p>
          </table:table-cell>
          <table:table-cell office:value-type="float" office:value="3947">
            <text:p>3947.00</text:p>
          </table:table-cell>
          <table:table-cell table:formula="of:=[.G1071]+[.H1072]*0.1" office:value-type="float" office:value="548.922084375">
            <text:p>548.92</text:p>
          </table:table-cell>
          <table:table-cell table:formula="of:=[.$H$5]+[.E1072]*[.$I$5]/(2*3.14)" office:value-type="float" office:value="5.185015625">
            <text:p>5.19</text:p>
          </table:table-cell>
          <table:table-cell table:number-columns-repeated="3"/>
        </table:table-row>
        <table:table-row table:style-name="ro2">
          <table:table-cell table:formula="of:=6.28*[.B1073]/3200" office:value-type="float" office:value="20.9595">
            <text:p>20.9595</text:p>
          </table:table-cell>
          <table:table-cell office:value-type="float" office:value="10680">
            <text:p>10680</text:p>
          </table:table-cell>
          <table:table-cell table:formula="of:=[.G1073]/36" office:value-type="float" office:value="15.2622386284722">
            <text:p>15.26</text:p>
          </table:table-cell>
          <table:table-cell table:formula="of:=[.E1073]/(2*3.1415)" office:value-type="float" office:value="1.23316091039312">
            <text:p>1.23</text:p>
          </table:table-cell>
          <table:table-cell table:formula="of:=[.F1073]*6.28/[.$K$1]" office:value-type="float" office:value="7.74795">
            <text:p>7.75</text:p>
          </table:table-cell>
          <table:table-cell office:value-type="float" office:value="3948">
            <text:p>3948.00</text:p>
          </table:table-cell>
          <table:table-cell table:formula="of:=[.G1072]+[.H1073]*0.1" office:value-type="float" office:value="549.440590625">
            <text:p>549.44</text:p>
          </table:table-cell>
          <table:table-cell table:formula="of:=[.$H$5]+[.E1073]*[.$I$5]/(2*3.14)" office:value-type="float" office:value="5.1850625">
            <text:p>5.19</text:p>
          </table:table-cell>
          <table:table-cell table:number-columns-repeated="3"/>
        </table:table-row>
        <table:table-row table:style-name="ro2">
          <table:table-cell table:formula="of:=6.28*[.B1074]/3200" office:value-type="float" office:value="20.979125">
            <text:p>20.979125</text:p>
          </table:table-cell>
          <table:table-cell office:value-type="float" office:value="10690">
            <text:p>10690</text:p>
          </table:table-cell>
          <table:table-cell table:formula="of:=[.G1074]/36" office:value-type="float" office:value="15.2766417100694">
            <text:p>15.28</text:p>
          </table:table-cell>
          <table:table-cell table:formula="of:=[.E1074]/(2*3.1415)" office:value-type="float" office:value="1.23347326118096">
            <text:p>1.23</text:p>
          </table:table-cell>
          <table:table-cell table:formula="of:=[.F1074]*6.28/[.$K$1]" office:value-type="float" office:value="7.7499125">
            <text:p>7.75</text:p>
          </table:table-cell>
          <table:table-cell office:value-type="float" office:value="3949">
            <text:p>3949.00</text:p>
          </table:table-cell>
          <table:table-cell table:formula="of:=[.G1073]+[.H1074]*0.1" office:value-type="float" office:value="549.9591015625">
            <text:p>549.96</text:p>
          </table:table-cell>
          <table:table-cell table:formula="of:=[.$H$5]+[.E1074]*[.$I$5]/(2*3.14)" office:value-type="float" office:value="5.185109375">
            <text:p>5.19</text:p>
          </table:table-cell>
          <table:table-cell table:number-columns-repeated="3"/>
        </table:table-row>
        <table:table-row table:style-name="ro2">
          <table:table-cell table:formula="of:=6.28*[.B1075]/3200" office:value-type="float" office:value="20.99875">
            <text:p>20.99875</text:p>
          </table:table-cell>
          <table:table-cell office:value-type="float" office:value="10700">
            <text:p>10700</text:p>
          </table:table-cell>
          <table:table-cell table:formula="of:=[.G1075]/36" office:value-type="float" office:value="15.291044921875">
            <text:p>15.29</text:p>
          </table:table-cell>
          <table:table-cell table:formula="of:=[.E1075]/(2*3.1415)" office:value-type="float" office:value="1.2337856119688">
            <text:p>1.23</text:p>
          </table:table-cell>
          <table:table-cell table:formula="of:=[.F1075]*6.28/[.$K$1]" office:value-type="float" office:value="7.751875">
            <text:p>7.75</text:p>
          </table:table-cell>
          <table:table-cell office:value-type="float" office:value="3950">
            <text:p>3950.00</text:p>
          </table:table-cell>
          <table:table-cell table:formula="of:=[.G1074]+[.H1075]*0.1" office:value-type="float" office:value="550.4776171875">
            <text:p>550.48</text:p>
          </table:table-cell>
          <table:table-cell table:formula="of:=[.$H$5]+[.E1075]*[.$I$5]/(2*3.14)" office:value-type="float" office:value="5.18515625">
            <text:p>5.19</text:p>
          </table:table-cell>
          <table:table-cell table:number-columns-repeated="3"/>
        </table:table-row>
        <table:table-row table:style-name="ro2">
          <table:table-cell table:formula="of:=6.28*[.B1076]/3200" office:value-type="float" office:value="21.018375">
            <text:p>21.018375</text:p>
          </table:table-cell>
          <table:table-cell office:value-type="float" office:value="10710">
            <text:p>10710</text:p>
          </table:table-cell>
          <table:table-cell table:formula="of:=[.G1076]/36" office:value-type="float" office:value="15.3054482638889">
            <text:p>15.31</text:p>
          </table:table-cell>
          <table:table-cell table:formula="of:=[.E1076]/(2*3.1415)" office:value-type="float" office:value="1.23409796275664">
            <text:p>1.23</text:p>
          </table:table-cell>
          <table:table-cell table:formula="of:=[.F1076]*6.28/[.$K$1]" office:value-type="float" office:value="7.7538375">
            <text:p>7.75</text:p>
          </table:table-cell>
          <table:table-cell office:value-type="float" office:value="3951">
            <text:p>3951.00</text:p>
          </table:table-cell>
          <table:table-cell table:formula="of:=[.G1075]+[.H1076]*0.1" office:value-type="float" office:value="550.9961375">
            <text:p>551.00</text:p>
          </table:table-cell>
          <table:table-cell table:formula="of:=[.$H$5]+[.E1076]*[.$I$5]/(2*3.14)" office:value-type="float" office:value="5.185203125">
            <text:p>5.19</text:p>
          </table:table-cell>
          <table:table-cell table:number-columns-repeated="3"/>
        </table:table-row>
        <table:table-row table:style-name="ro2">
          <table:table-cell table:formula="of:=6.28*[.B1077]/3200" office:value-type="float" office:value="21.038">
            <text:p>21.038</text:p>
          </table:table-cell>
          <table:table-cell office:value-type="float" office:value="10720">
            <text:p>10720</text:p>
          </table:table-cell>
          <table:table-cell table:formula="of:=[.G1077]/36" office:value-type="float" office:value="15.3198517361111">
            <text:p>15.32</text:p>
          </table:table-cell>
          <table:table-cell table:formula="of:=[.E1077]/(2*3.1415)" office:value-type="float" office:value="1.23441031354449">
            <text:p>1.23</text:p>
          </table:table-cell>
          <table:table-cell table:formula="of:=[.F1077]*6.28/[.$K$1]" office:value-type="float" office:value="7.7558">
            <text:p>7.76</text:p>
          </table:table-cell>
          <table:table-cell office:value-type="float" office:value="3952">
            <text:p>3952.00</text:p>
          </table:table-cell>
          <table:table-cell table:formula="of:=[.G1076]+[.H1077]*0.1" office:value-type="float" office:value="551.5146625">
            <text:p>551.51</text:p>
          </table:table-cell>
          <table:table-cell table:formula="of:=[.$H$5]+[.E1077]*[.$I$5]/(2*3.14)" office:value-type="float" office:value="5.18525">
            <text:p>5.19</text:p>
          </table:table-cell>
          <table:table-cell table:number-columns-repeated="3"/>
        </table:table-row>
        <table:table-row table:style-name="ro2">
          <table:table-cell table:formula="of:=6.28*[.B1078]/3200" office:value-type="float" office:value="21.057625">
            <text:p>21.057625</text:p>
          </table:table-cell>
          <table:table-cell office:value-type="float" office:value="10730">
            <text:p>10730</text:p>
          </table:table-cell>
          <table:table-cell table:formula="of:=[.G1078]/36" office:value-type="float" office:value="15.3342553385417">
            <text:p>15.33</text:p>
          </table:table-cell>
          <table:table-cell table:formula="of:=[.E1078]/(2*3.1415)" office:value-type="float" office:value="1.23472266433233">
            <text:p>1.23</text:p>
          </table:table-cell>
          <table:table-cell table:formula="of:=[.F1078]*6.28/[.$K$1]" office:value-type="float" office:value="7.7577625">
            <text:p>7.76</text:p>
          </table:table-cell>
          <table:table-cell office:value-type="float" office:value="3953">
            <text:p>3953.00</text:p>
          </table:table-cell>
          <table:table-cell table:formula="of:=[.G1077]+[.H1078]*0.1" office:value-type="float" office:value="552.0331921875">
            <text:p>552.03</text:p>
          </table:table-cell>
          <table:table-cell table:formula="of:=[.$H$5]+[.E1078]*[.$I$5]/(2*3.14)" office:value-type="float" office:value="5.185296875">
            <text:p>5.19</text:p>
          </table:table-cell>
          <table:table-cell table:number-columns-repeated="3"/>
        </table:table-row>
        <table:table-row table:style-name="ro2">
          <table:table-cell table:formula="of:=6.28*[.B1079]/3200" office:value-type="float" office:value="21.07725">
            <text:p>21.07725</text:p>
          </table:table-cell>
          <table:table-cell office:value-type="float" office:value="10740">
            <text:p>10740</text:p>
          </table:table-cell>
          <table:table-cell table:formula="of:=[.G1079]/36" office:value-type="float" office:value="15.3486590711805">
            <text:p>15.35</text:p>
          </table:table-cell>
          <table:table-cell table:formula="of:=[.E1079]/(2*3.1415)" office:value-type="float" office:value="1.23503501512017">
            <text:p>1.24</text:p>
          </table:table-cell>
          <table:table-cell table:formula="of:=[.F1079]*6.28/[.$K$1]" office:value-type="float" office:value="7.759725">
            <text:p>7.76</text:p>
          </table:table-cell>
          <table:table-cell office:value-type="float" office:value="3954">
            <text:p>3954.00</text:p>
          </table:table-cell>
          <table:table-cell table:formula="of:=[.G1078]+[.H1079]*0.1" office:value-type="float" office:value="552.5517265625">
            <text:p>552.55</text:p>
          </table:table-cell>
          <table:table-cell table:formula="of:=[.$H$5]+[.E1079]*[.$I$5]/(2*3.14)" office:value-type="float" office:value="5.18534375">
            <text:p>5.19</text:p>
          </table:table-cell>
          <table:table-cell table:number-columns-repeated="3"/>
        </table:table-row>
        <table:table-row table:style-name="ro2">
          <table:table-cell table:formula="of:=6.28*[.B1080]/3200" office:value-type="float" office:value="21.096875">
            <text:p>21.096875</text:p>
          </table:table-cell>
          <table:table-cell office:value-type="float" office:value="10750">
            <text:p>10750</text:p>
          </table:table-cell>
          <table:table-cell table:formula="of:=[.G1080]/36" office:value-type="float" office:value="15.3630629340278">
            <text:p>15.36</text:p>
          </table:table-cell>
          <table:table-cell table:formula="of:=[.E1080]/(2*3.1415)" office:value-type="float" office:value="1.23534736590801">
            <text:p>1.24</text:p>
          </table:table-cell>
          <table:table-cell table:formula="of:=[.F1080]*6.28/[.$K$1]" office:value-type="float" office:value="7.7616875">
            <text:p>7.76</text:p>
          </table:table-cell>
          <table:table-cell office:value-type="float" office:value="3955">
            <text:p>3955.00</text:p>
          </table:table-cell>
          <table:table-cell table:formula="of:=[.G1079]+[.H1080]*0.1" office:value-type="float" office:value="553.070265625">
            <text:p>553.07</text:p>
          </table:table-cell>
          <table:table-cell table:formula="of:=[.$H$5]+[.E1080]*[.$I$5]/(2*3.14)" office:value-type="float" office:value="5.185390625">
            <text:p>5.19</text:p>
          </table:table-cell>
          <table:table-cell table:number-columns-repeated="3"/>
        </table:table-row>
        <table:table-row table:style-name="ro2">
          <table:table-cell table:formula="of:=6.28*[.B1081]/3200" office:value-type="float" office:value="21.1165">
            <text:p>21.1165</text:p>
          </table:table-cell>
          <table:table-cell office:value-type="float" office:value="10760">
            <text:p>10760</text:p>
          </table:table-cell>
          <table:table-cell table:formula="of:=[.G1081]/36" office:value-type="float" office:value="15.3774669270833">
            <text:p>15.38</text:p>
          </table:table-cell>
          <table:table-cell table:formula="of:=[.E1081]/(2*3.1415)" office:value-type="float" office:value="1.23565971669585">
            <text:p>1.24</text:p>
          </table:table-cell>
          <table:table-cell table:formula="of:=[.F1081]*6.28/[.$K$1]" office:value-type="float" office:value="7.76365">
            <text:p>7.76</text:p>
          </table:table-cell>
          <table:table-cell office:value-type="float" office:value="3956">
            <text:p>3956.00</text:p>
          </table:table-cell>
          <table:table-cell table:formula="of:=[.G1080]+[.H1081]*0.1" office:value-type="float" office:value="553.588809375">
            <text:p>553.59</text:p>
          </table:table-cell>
          <table:table-cell table:formula="of:=[.$H$5]+[.E1081]*[.$I$5]/(2*3.14)" office:value-type="float" office:value="5.1854375">
            <text:p>5.19</text:p>
          </table:table-cell>
          <table:table-cell table:number-columns-repeated="3"/>
        </table:table-row>
        <table:table-row table:style-name="ro2">
          <table:table-cell table:formula="of:=6.28*[.B1082]/3200" office:value-type="float" office:value="21.136125">
            <text:p>21.136125</text:p>
          </table:table-cell>
          <table:table-cell office:value-type="float" office:value="10770">
            <text:p>10770</text:p>
          </table:table-cell>
          <table:table-cell table:formula="of:=[.G1082]/36" office:value-type="float" office:value="15.3918710503472">
            <text:p>15.39</text:p>
          </table:table-cell>
          <table:table-cell table:formula="of:=[.E1082]/(2*3.1415)" office:value-type="float" office:value="1.23597206748369">
            <text:p>1.24</text:p>
          </table:table-cell>
          <table:table-cell table:formula="of:=[.F1082]*6.28/[.$K$1]" office:value-type="float" office:value="7.7656125">
            <text:p>7.77</text:p>
          </table:table-cell>
          <table:table-cell office:value-type="float" office:value="3957">
            <text:p>3957.00</text:p>
          </table:table-cell>
          <table:table-cell table:formula="of:=[.G1081]+[.H1082]*0.1" office:value-type="float" office:value="554.1073578125">
            <text:p>554.11</text:p>
          </table:table-cell>
          <table:table-cell table:formula="of:=[.$H$5]+[.E1082]*[.$I$5]/(2*3.14)" office:value-type="float" office:value="5.185484375">
            <text:p>5.19</text:p>
          </table:table-cell>
          <table:table-cell table:number-columns-repeated="3"/>
        </table:table-row>
        <table:table-row table:style-name="ro2">
          <table:table-cell table:formula="of:=6.28*[.B1083]/3200" office:value-type="float" office:value="21.15575">
            <text:p>21.15575</text:p>
          </table:table-cell>
          <table:table-cell office:value-type="float" office:value="10780">
            <text:p>10780</text:p>
          </table:table-cell>
          <table:table-cell table:formula="of:=[.G1083]/36" office:value-type="float" office:value="15.4062753038194">
            <text:p>15.41</text:p>
          </table:table-cell>
          <table:table-cell table:formula="of:=[.E1083]/(2*3.1415)" office:value-type="float" office:value="1.23628441827153">
            <text:p>1.24</text:p>
          </table:table-cell>
          <table:table-cell table:formula="of:=[.F1083]*6.28/[.$K$1]" office:value-type="float" office:value="7.767575">
            <text:p>7.77</text:p>
          </table:table-cell>
          <table:table-cell office:value-type="float" office:value="3958">
            <text:p>3958.00</text:p>
          </table:table-cell>
          <table:table-cell table:formula="of:=[.G1082]+[.H1083]*0.1" office:value-type="float" office:value="554.6259109375">
            <text:p>554.63</text:p>
          </table:table-cell>
          <table:table-cell table:formula="of:=[.$H$5]+[.E1083]*[.$I$5]/(2*3.14)" office:value-type="float" office:value="5.18553125">
            <text:p>5.19</text:p>
          </table:table-cell>
          <table:table-cell table:number-columns-repeated="3"/>
        </table:table-row>
        <table:table-row table:style-name="ro2">
          <table:table-cell table:formula="of:=6.28*[.B1084]/3200" office:value-type="float" office:value="21.175375">
            <text:p>21.175375</text:p>
          </table:table-cell>
          <table:table-cell office:value-type="float" office:value="10790">
            <text:p>10790</text:p>
          </table:table-cell>
          <table:table-cell table:formula="of:=[.G1084]/36" office:value-type="float" office:value="15.4206796875">
            <text:p>15.42</text:p>
          </table:table-cell>
          <table:table-cell table:formula="of:=[.E1084]/(2*3.1415)" office:value-type="float" office:value="1.23659676905937">
            <text:p>1.24</text:p>
          </table:table-cell>
          <table:table-cell table:formula="of:=[.F1084]*6.28/[.$K$1]" office:value-type="float" office:value="7.7695375">
            <text:p>7.77</text:p>
          </table:table-cell>
          <table:table-cell office:value-type="float" office:value="3959">
            <text:p>3959.00</text:p>
          </table:table-cell>
          <table:table-cell table:formula="of:=[.G1083]+[.H1084]*0.1" office:value-type="float" office:value="555.14446875">
            <text:p>555.14</text:p>
          </table:table-cell>
          <table:table-cell table:formula="of:=[.$H$5]+[.E1084]*[.$I$5]/(2*3.14)" office:value-type="float" office:value="5.185578125">
            <text:p>5.19</text:p>
          </table:table-cell>
          <table:table-cell table:number-columns-repeated="3"/>
        </table:table-row>
        <table:table-row table:style-name="ro2">
          <table:table-cell table:formula="of:=6.28*[.B1085]/3200" office:value-type="float" office:value="21.195">
            <text:p>21.195</text:p>
          </table:table-cell>
          <table:table-cell office:value-type="float" office:value="10800">
            <text:p>10800</text:p>
          </table:table-cell>
          <table:table-cell table:formula="of:=[.G1085]/36" office:value-type="float" office:value="15.4350842013889">
            <text:p>15.44</text:p>
          </table:table-cell>
          <table:table-cell table:formula="of:=[.E1085]/(2*3.1415)" office:value-type="float" office:value="1.23690911984721">
            <text:p>1.24</text:p>
          </table:table-cell>
          <table:table-cell table:formula="of:=[.F1085]*6.28/[.$K$1]" office:value-type="float" office:value="7.7715">
            <text:p>7.77</text:p>
          </table:table-cell>
          <table:table-cell office:value-type="float" office:value="3960">
            <text:p>3960.00</text:p>
          </table:table-cell>
          <table:table-cell table:formula="of:=[.G1084]+[.H1085]*0.1" office:value-type="float" office:value="555.66303125">
            <text:p>555.66</text:p>
          </table:table-cell>
          <table:table-cell table:formula="of:=[.$H$5]+[.E1085]*[.$I$5]/(2*3.14)" office:value-type="float" office:value="5.185625">
            <text:p>5.19</text:p>
          </table:table-cell>
          <table:table-cell table:number-columns-repeated="3"/>
        </table:table-row>
        <table:table-row table:style-name="ro2">
          <table:table-cell table:formula="of:=6.28*[.B1086]/3200" office:value-type="float" office:value="21.214625">
            <text:p>21.214625</text:p>
          </table:table-cell>
          <table:table-cell office:value-type="float" office:value="10810">
            <text:p>10810</text:p>
          </table:table-cell>
          <table:table-cell table:formula="of:=[.G1086]/36" office:value-type="float" office:value="15.4494888454861">
            <text:p>15.45</text:p>
          </table:table-cell>
          <table:table-cell table:formula="of:=[.E1086]/(2*3.1415)" office:value-type="float" office:value="1.23722147063505">
            <text:p>1.24</text:p>
          </table:table-cell>
          <table:table-cell table:formula="of:=[.F1086]*6.28/[.$K$1]" office:value-type="float" office:value="7.7734625">
            <text:p>7.77</text:p>
          </table:table-cell>
          <table:table-cell office:value-type="float" office:value="3961">
            <text:p>3961.00</text:p>
          </table:table-cell>
          <table:table-cell table:formula="of:=[.G1085]+[.H1086]*0.1" office:value-type="float" office:value="556.1815984375">
            <text:p>556.18</text:p>
          </table:table-cell>
          <table:table-cell table:formula="of:=[.$H$5]+[.E1086]*[.$I$5]/(2*3.14)" office:value-type="float" office:value="5.185671875">
            <text:p>5.19</text:p>
          </table:table-cell>
          <table:table-cell table:number-columns-repeated="3"/>
        </table:table-row>
        <table:table-row table:style-name="ro2">
          <table:table-cell table:formula="of:=6.28*[.B1087]/3200" office:value-type="float" office:value="21.23425">
            <text:p>21.23425</text:p>
          </table:table-cell>
          <table:table-cell office:value-type="float" office:value="10820">
            <text:p>10820</text:p>
          </table:table-cell>
          <table:table-cell table:formula="of:=[.G1087]/36" office:value-type="float" office:value="15.4638936197917">
            <text:p>15.46</text:p>
          </table:table-cell>
          <table:table-cell table:formula="of:=[.E1087]/(2*3.1415)" office:value-type="float" office:value="1.23753382142289">
            <text:p>1.24</text:p>
          </table:table-cell>
          <table:table-cell table:formula="of:=[.F1087]*6.28/[.$K$1]" office:value-type="float" office:value="7.775425">
            <text:p>7.78</text:p>
          </table:table-cell>
          <table:table-cell office:value-type="float" office:value="3962">
            <text:p>3962.00</text:p>
          </table:table-cell>
          <table:table-cell table:formula="of:=[.G1086]+[.H1087]*0.1" office:value-type="float" office:value="556.7001703125">
            <text:p>556.70</text:p>
          </table:table-cell>
          <table:table-cell table:formula="of:=[.$H$5]+[.E1087]*[.$I$5]/(2*3.14)" office:value-type="float" office:value="5.18571875">
            <text:p>5.19</text:p>
          </table:table-cell>
          <table:table-cell table:number-columns-repeated="3"/>
        </table:table-row>
        <table:table-row table:style-name="ro2">
          <table:table-cell table:formula="of:=6.28*[.B1088]/3200" office:value-type="float" office:value="21.253875">
            <text:p>21.253875</text:p>
          </table:table-cell>
          <table:table-cell office:value-type="float" office:value="10830">
            <text:p>10830</text:p>
          </table:table-cell>
          <table:table-cell table:formula="of:=[.G1088]/36" office:value-type="float" office:value="15.4782985243056">
            <text:p>15.48</text:p>
          </table:table-cell>
          <table:table-cell table:formula="of:=[.E1088]/(2*3.1415)" office:value-type="float" office:value="1.23784617221073">
            <text:p>1.24</text:p>
          </table:table-cell>
          <table:table-cell table:formula="of:=[.F1088]*6.28/[.$K$1]" office:value-type="float" office:value="7.7773875">
            <text:p>7.78</text:p>
          </table:table-cell>
          <table:table-cell office:value-type="float" office:value="3963">
            <text:p>3963.00</text:p>
          </table:table-cell>
          <table:table-cell table:formula="of:=[.G1087]+[.H1088]*0.1" office:value-type="float" office:value="557.218746875">
            <text:p>557.22</text:p>
          </table:table-cell>
          <table:table-cell table:formula="of:=[.$H$5]+[.E1088]*[.$I$5]/(2*3.14)" office:value-type="float" office:value="5.185765625">
            <text:p>5.19</text:p>
          </table:table-cell>
          <table:table-cell table:number-columns-repeated="3"/>
        </table:table-row>
        <table:table-row table:style-name="ro2">
          <table:table-cell table:formula="of:=6.28*[.B1089]/3200" office:value-type="float" office:value="21.2735">
            <text:p>21.2735</text:p>
          </table:table-cell>
          <table:table-cell office:value-type="float" office:value="10840">
            <text:p>10840</text:p>
          </table:table-cell>
          <table:table-cell table:formula="of:=[.G1089]/36" office:value-type="float" office:value="15.4927035590278">
            <text:p>15.49</text:p>
          </table:table-cell>
          <table:table-cell table:formula="of:=[.E1089]/(2*3.1415)" office:value-type="float" office:value="1.23815852299857">
            <text:p>1.24</text:p>
          </table:table-cell>
          <table:table-cell table:formula="of:=[.F1089]*6.28/[.$K$1]" office:value-type="float" office:value="7.77935">
            <text:p>7.78</text:p>
          </table:table-cell>
          <table:table-cell office:value-type="float" office:value="3964">
            <text:p>3964.00</text:p>
          </table:table-cell>
          <table:table-cell table:formula="of:=[.G1088]+[.H1089]*0.1" office:value-type="float" office:value="557.737328125">
            <text:p>557.74</text:p>
          </table:table-cell>
          <table:table-cell table:formula="of:=[.$H$5]+[.E1089]*[.$I$5]/(2*3.14)" office:value-type="float" office:value="5.1858125">
            <text:p>5.19</text:p>
          </table:table-cell>
          <table:table-cell table:number-columns-repeated="3"/>
        </table:table-row>
        <table:table-row table:style-name="ro2">
          <table:table-cell table:formula="of:=6.28*[.B1090]/3200" office:value-type="float" office:value="21.293125">
            <text:p>21.293125</text:p>
          </table:table-cell>
          <table:table-cell office:value-type="float" office:value="10850">
            <text:p>10850</text:p>
          </table:table-cell>
          <table:table-cell table:formula="of:=[.G1090]/36" office:value-type="float" office:value="15.5071087239583">
            <text:p>15.51</text:p>
          </table:table-cell>
          <table:table-cell table:formula="of:=[.E1090]/(2*3.1415)" office:value-type="float" office:value="1.23847087378641">
            <text:p>1.24</text:p>
          </table:table-cell>
          <table:table-cell table:formula="of:=[.F1090]*6.28/[.$K$1]" office:value-type="float" office:value="7.7813125">
            <text:p>7.78</text:p>
          </table:table-cell>
          <table:table-cell office:value-type="float" office:value="3965">
            <text:p>3965.00</text:p>
          </table:table-cell>
          <table:table-cell table:formula="of:=[.G1089]+[.H1090]*0.1" office:value-type="float" office:value="558.2559140625">
            <text:p>558.26</text:p>
          </table:table-cell>
          <table:table-cell table:formula="of:=[.$H$5]+[.E1090]*[.$I$5]/(2*3.14)" office:value-type="float" office:value="5.185859375">
            <text:p>5.19</text:p>
          </table:table-cell>
          <table:table-cell table:number-columns-repeated="3"/>
        </table:table-row>
        <table:table-row table:style-name="ro2">
          <table:table-cell table:formula="of:=6.28*[.B1091]/3200" office:value-type="float" office:value="21.31275">
            <text:p>21.31275</text:p>
          </table:table-cell>
          <table:table-cell office:value-type="float" office:value="10860">
            <text:p>10860</text:p>
          </table:table-cell>
          <table:table-cell table:formula="of:=[.G1091]/36" office:value-type="float" office:value="15.5215140190972">
            <text:p>15.52</text:p>
          </table:table-cell>
          <table:table-cell table:formula="of:=[.E1091]/(2*3.1415)" office:value-type="float" office:value="1.23878322457425">
            <text:p>1.24</text:p>
          </table:table-cell>
          <table:table-cell table:formula="of:=[.F1091]*6.28/[.$K$1]" office:value-type="float" office:value="7.783275">
            <text:p>7.78</text:p>
          </table:table-cell>
          <table:table-cell office:value-type="float" office:value="3966">
            <text:p>3966.00</text:p>
          </table:table-cell>
          <table:table-cell table:formula="of:=[.G1090]+[.H1091]*0.1" office:value-type="float" office:value="558.7745046875">
            <text:p>558.77</text:p>
          </table:table-cell>
          <table:table-cell table:formula="of:=[.$H$5]+[.E1091]*[.$I$5]/(2*3.14)" office:value-type="float" office:value="5.18590625">
            <text:p>5.19</text:p>
          </table:table-cell>
          <table:table-cell table:number-columns-repeated="3"/>
        </table:table-row>
        <table:table-row table:style-name="ro2">
          <table:table-cell table:formula="of:=6.28*[.B1092]/3200" office:value-type="float" office:value="21.332375">
            <text:p>21.332375</text:p>
          </table:table-cell>
          <table:table-cell office:value-type="float" office:value="10870">
            <text:p>10870</text:p>
          </table:table-cell>
          <table:table-cell table:formula="of:=[.G1092]/36" office:value-type="float" office:value="15.5359194444444">
            <text:p>15.54</text:p>
          </table:table-cell>
          <table:table-cell table:formula="of:=[.E1092]/(2*3.1415)" office:value-type="float" office:value="1.23909557536209">
            <text:p>1.24</text:p>
          </table:table-cell>
          <table:table-cell table:formula="of:=[.F1092]*6.28/[.$K$1]" office:value-type="float" office:value="7.7852375">
            <text:p>7.79</text:p>
          </table:table-cell>
          <table:table-cell office:value-type="float" office:value="3967">
            <text:p>3967.00</text:p>
          </table:table-cell>
          <table:table-cell table:formula="of:=[.G1091]+[.H1092]*0.1" office:value-type="float" office:value="559.2931">
            <text:p>559.29</text:p>
          </table:table-cell>
          <table:table-cell table:formula="of:=[.$H$5]+[.E1092]*[.$I$5]/(2*3.14)" office:value-type="float" office:value="5.185953125">
            <text:p>5.19</text:p>
          </table:table-cell>
          <table:table-cell table:number-columns-repeated="3"/>
        </table:table-row>
        <table:table-row table:style-name="ro2">
          <table:table-cell table:formula="of:=6.28*[.B1093]/3200" office:value-type="float" office:value="21.352">
            <text:p>21.352</text:p>
          </table:table-cell>
          <table:table-cell office:value-type="float" office:value="10880">
            <text:p>10880</text:p>
          </table:table-cell>
          <table:table-cell table:formula="of:=[.G1093]/36" office:value-type="float" office:value="15.550325">
            <text:p>15.55</text:p>
          </table:table-cell>
          <table:table-cell table:formula="of:=[.E1093]/(2*3.1415)" office:value-type="float" office:value="1.23940792614993">
            <text:p>1.24</text:p>
          </table:table-cell>
          <table:table-cell table:formula="of:=[.F1093]*6.28/[.$K$1]" office:value-type="float" office:value="7.7872">
            <text:p>7.79</text:p>
          </table:table-cell>
          <table:table-cell office:value-type="float" office:value="3968">
            <text:p>3968.00</text:p>
          </table:table-cell>
          <table:table-cell table:formula="of:=[.G1092]+[.H1093]*0.1" office:value-type="float" office:value="559.8117">
            <text:p>559.81</text:p>
          </table:table-cell>
          <table:table-cell table:formula="of:=[.$H$5]+[.E1093]*[.$I$5]/(2*3.14)" office:value-type="float" office:value="5.186">
            <text:p>5.19</text:p>
          </table:table-cell>
          <table:table-cell table:number-columns-repeated="3"/>
        </table:table-row>
        <table:table-row table:style-name="ro2">
          <table:table-cell table:formula="of:=6.28*[.B1094]/3200" office:value-type="float" office:value="21.371625">
            <text:p>21.371625</text:p>
          </table:table-cell>
          <table:table-cell office:value-type="float" office:value="10890">
            <text:p>10890</text:p>
          </table:table-cell>
          <table:table-cell table:formula="of:=[.G1094]/36" office:value-type="float" office:value="15.5647306857639">
            <text:p>15.56</text:p>
          </table:table-cell>
          <table:table-cell table:formula="of:=[.E1094]/(2*3.1415)" office:value-type="float" office:value="1.23972027693777">
            <text:p>1.24</text:p>
          </table:table-cell>
          <table:table-cell table:formula="of:=[.F1094]*6.28/[.$K$1]" office:value-type="float" office:value="7.7891625">
            <text:p>7.79</text:p>
          </table:table-cell>
          <table:table-cell office:value-type="float" office:value="3969">
            <text:p>3969.00</text:p>
          </table:table-cell>
          <table:table-cell table:formula="of:=[.G1093]+[.H1094]*0.1" office:value-type="float" office:value="560.3303046875">
            <text:p>560.33</text:p>
          </table:table-cell>
          <table:table-cell table:formula="of:=[.$H$5]+[.E1094]*[.$I$5]/(2*3.14)" office:value-type="float" office:value="5.186046875">
            <text:p>5.19</text:p>
          </table:table-cell>
          <table:table-cell table:number-columns-repeated="3"/>
        </table:table-row>
        <table:table-row table:style-name="ro2">
          <table:table-cell table:formula="of:=6.28*[.B1095]/3200" office:value-type="float" office:value="21.39125">
            <text:p>21.39125</text:p>
          </table:table-cell>
          <table:table-cell office:value-type="float" office:value="10900">
            <text:p>10900</text:p>
          </table:table-cell>
          <table:table-cell table:formula="of:=[.G1095]/36" office:value-type="float" office:value="15.5791365017361">
            <text:p>15.58</text:p>
          </table:table-cell>
          <table:table-cell table:formula="of:=[.E1095]/(2*3.1415)" office:value-type="float" office:value="1.24003262772561">
            <text:p>1.24</text:p>
          </table:table-cell>
          <table:table-cell table:formula="of:=[.F1095]*6.28/[.$K$1]" office:value-type="float" office:value="7.791125">
            <text:p>7.79</text:p>
          </table:table-cell>
          <table:table-cell office:value-type="float" office:value="3970">
            <text:p>3970.00</text:p>
          </table:table-cell>
          <table:table-cell table:formula="of:=[.G1094]+[.H1095]*0.1" office:value-type="float" office:value="560.8489140625">
            <text:p>560.85</text:p>
          </table:table-cell>
          <table:table-cell table:formula="of:=[.$H$5]+[.E1095]*[.$I$5]/(2*3.14)" office:value-type="float" office:value="5.18609375">
            <text:p>5.19</text:p>
          </table:table-cell>
          <table:table-cell table:number-columns-repeated="3"/>
        </table:table-row>
        <table:table-row table:style-name="ro2">
          <table:table-cell table:formula="of:=6.28*[.B1096]/3200" office:value-type="float" office:value="21.410875">
            <text:p>21.410875</text:p>
          </table:table-cell>
          <table:table-cell office:value-type="float" office:value="10910">
            <text:p>10910</text:p>
          </table:table-cell>
          <table:table-cell table:formula="of:=[.G1096]/36" office:value-type="float" office:value="15.5935424479167">
            <text:p>15.59</text:p>
          </table:table-cell>
          <table:table-cell table:formula="of:=[.E1096]/(2*3.1415)" office:value-type="float" office:value="1.24034497851345">
            <text:p>1.24</text:p>
          </table:table-cell>
          <table:table-cell table:formula="of:=[.F1096]*6.28/[.$K$1]" office:value-type="float" office:value="7.7930875">
            <text:p>7.79</text:p>
          </table:table-cell>
          <table:table-cell office:value-type="float" office:value="3971">
            <text:p>3971.00</text:p>
          </table:table-cell>
          <table:table-cell table:formula="of:=[.G1095]+[.H1096]*0.1" office:value-type="float" office:value="561.367528125">
            <text:p>561.37</text:p>
          </table:table-cell>
          <table:table-cell table:formula="of:=[.$H$5]+[.E1096]*[.$I$5]/(2*3.14)" office:value-type="float" office:value="5.186140625">
            <text:p>5.19</text:p>
          </table:table-cell>
          <table:table-cell table:number-columns-repeated="3"/>
        </table:table-row>
        <table:table-row table:style-name="ro2">
          <table:table-cell table:formula="of:=6.28*[.B1097]/3200" office:value-type="float" office:value="21.4305">
            <text:p>21.4305</text:p>
          </table:table-cell>
          <table:table-cell office:value-type="float" office:value="10920">
            <text:p>10920</text:p>
          </table:table-cell>
          <table:table-cell table:formula="of:=[.G1097]/36" office:value-type="float" office:value="15.6079485243056">
            <text:p>15.61</text:p>
          </table:table-cell>
          <table:table-cell table:formula="of:=[.E1097]/(2*3.1415)" office:value-type="float" office:value="1.24065732930129">
            <text:p>1.24</text:p>
          </table:table-cell>
          <table:table-cell table:formula="of:=[.F1097]*6.28/[.$K$1]" office:value-type="float" office:value="7.79505">
            <text:p>7.80</text:p>
          </table:table-cell>
          <table:table-cell office:value-type="float" office:value="3972">
            <text:p>3972.00</text:p>
          </table:table-cell>
          <table:table-cell table:formula="of:=[.G1096]+[.H1097]*0.1" office:value-type="float" office:value="561.886146875">
            <text:p>561.89</text:p>
          </table:table-cell>
          <table:table-cell table:formula="of:=[.$H$5]+[.E1097]*[.$I$5]/(2*3.14)" office:value-type="float" office:value="5.1861875">
            <text:p>5.19</text:p>
          </table:table-cell>
          <table:table-cell table:number-columns-repeated="3"/>
        </table:table-row>
        <table:table-row table:style-name="ro2">
          <table:table-cell table:formula="of:=6.28*[.B1098]/3200" office:value-type="float" office:value="21.450125">
            <text:p>21.450125</text:p>
          </table:table-cell>
          <table:table-cell office:value-type="float" office:value="10930">
            <text:p>10930</text:p>
          </table:table-cell>
          <table:table-cell table:formula="of:=[.G1098]/36" office:value-type="float" office:value="15.6223547309028">
            <text:p>15.62</text:p>
          </table:table-cell>
          <table:table-cell table:formula="of:=[.E1098]/(2*3.1415)" office:value-type="float" office:value="1.24096968008913">
            <text:p>1.24</text:p>
          </table:table-cell>
          <table:table-cell table:formula="of:=[.F1098]*6.28/[.$K$1]" office:value-type="float" office:value="7.7970125">
            <text:p>7.80</text:p>
          </table:table-cell>
          <table:table-cell office:value-type="float" office:value="3973">
            <text:p>3973.00</text:p>
          </table:table-cell>
          <table:table-cell table:formula="of:=[.G1097]+[.H1098]*0.1" office:value-type="float" office:value="562.4047703125">
            <text:p>562.40</text:p>
          </table:table-cell>
          <table:table-cell table:formula="of:=[.$H$5]+[.E1098]*[.$I$5]/(2*3.14)" office:value-type="float" office:value="5.186234375">
            <text:p>5.19</text:p>
          </table:table-cell>
          <table:table-cell table:number-columns-repeated="3"/>
        </table:table-row>
        <table:table-row table:style-name="ro2">
          <table:table-cell table:formula="of:=6.28*[.B1099]/3200" office:value-type="float" office:value="21.46975">
            <text:p>21.46975</text:p>
          </table:table-cell>
          <table:table-cell office:value-type="float" office:value="10940">
            <text:p>10940</text:p>
          </table:table-cell>
          <table:table-cell table:formula="of:=[.G1099]/36" office:value-type="float" office:value="15.6367610677083">
            <text:p>15.64</text:p>
          </table:table-cell>
          <table:table-cell table:formula="of:=[.E1099]/(2*3.1415)" office:value-type="float" office:value="1.24128203087697">
            <text:p>1.24</text:p>
          </table:table-cell>
          <table:table-cell table:formula="of:=[.F1099]*6.28/[.$K$1]" office:value-type="float" office:value="7.798975">
            <text:p>7.80</text:p>
          </table:table-cell>
          <table:table-cell office:value-type="float" office:value="3974">
            <text:p>3974.00</text:p>
          </table:table-cell>
          <table:table-cell table:formula="of:=[.G1098]+[.H1099]*0.1" office:value-type="float" office:value="562.9233984375">
            <text:p>562.92</text:p>
          </table:table-cell>
          <table:table-cell table:formula="of:=[.$H$5]+[.E1099]*[.$I$5]/(2*3.14)" office:value-type="float" office:value="5.18628125">
            <text:p>5.19</text:p>
          </table:table-cell>
          <table:table-cell table:number-columns-repeated="3"/>
        </table:table-row>
        <table:table-row table:style-name="ro2">
          <table:table-cell table:formula="of:=6.28*[.B1100]/3200" office:value-type="float" office:value="21.489375">
            <text:p>21.489375</text:p>
          </table:table-cell>
          <table:table-cell office:value-type="float" office:value="10950">
            <text:p>10950</text:p>
          </table:table-cell>
          <table:table-cell table:formula="of:=[.G1100]/36" office:value-type="float" office:value="15.6511675347222">
            <text:p>15.65</text:p>
          </table:table-cell>
          <table:table-cell table:formula="of:=[.E1100]/(2*3.1415)" office:value-type="float" office:value="1.24159438166481">
            <text:p>1.24</text:p>
          </table:table-cell>
          <table:table-cell table:formula="of:=[.F1100]*6.28/[.$K$1]" office:value-type="float" office:value="7.8009375">
            <text:p>7.80</text:p>
          </table:table-cell>
          <table:table-cell office:value-type="float" office:value="3975">
            <text:p>3975.00</text:p>
          </table:table-cell>
          <table:table-cell table:formula="of:=[.G1099]+[.H1100]*0.1" office:value-type="float" office:value="563.44203125">
            <text:p>563.44</text:p>
          </table:table-cell>
          <table:table-cell table:formula="of:=[.$H$5]+[.E1100]*[.$I$5]/(2*3.14)" office:value-type="float" office:value="5.186328125">
            <text:p>5.19</text:p>
          </table:table-cell>
          <table:table-cell table:number-columns-repeated="3"/>
        </table:table-row>
        <table:table-row table:style-name="ro2">
          <table:table-cell table:formula="of:=6.28*[.B1101]/3200" office:value-type="float" office:value="21.509">
            <text:p>21.509</text:p>
          </table:table-cell>
          <table:table-cell office:value-type="float" office:value="10960">
            <text:p>10960</text:p>
          </table:table-cell>
          <table:table-cell table:formula="of:=[.G1101]/36" office:value-type="float" office:value="15.6655741319444">
            <text:p>15.67</text:p>
          </table:table-cell>
          <table:table-cell table:formula="of:=[.E1101]/(2*3.1415)" office:value-type="float" office:value="1.24190673245265">
            <text:p>1.24</text:p>
          </table:table-cell>
          <table:table-cell table:formula="of:=[.F1101]*6.28/[.$K$1]" office:value-type="float" office:value="7.8029">
            <text:p>7.80</text:p>
          </table:table-cell>
          <table:table-cell office:value-type="float" office:value="3976">
            <text:p>3976.00</text:p>
          </table:table-cell>
          <table:table-cell table:formula="of:=[.G1100]+[.H1101]*0.1" office:value-type="float" office:value="563.96066875">
            <text:p>563.96</text:p>
          </table:table-cell>
          <table:table-cell table:formula="of:=[.$H$5]+[.E1101]*[.$I$5]/(2*3.14)" office:value-type="float" office:value="5.186375">
            <text:p>5.19</text:p>
          </table:table-cell>
          <table:table-cell table:number-columns-repeated="3"/>
        </table:table-row>
        <table:table-row table:style-name="ro2">
          <table:table-cell table:formula="of:=6.28*[.B1102]/3200" office:value-type="float" office:value="21.528625">
            <text:p>21.528625</text:p>
          </table:table-cell>
          <table:table-cell office:value-type="float" office:value="10970">
            <text:p>10970</text:p>
          </table:table-cell>
          <table:table-cell table:formula="of:=[.G1102]/36" office:value-type="float" office:value="15.679980859375">
            <text:p>15.68</text:p>
          </table:table-cell>
          <table:table-cell table:formula="of:=[.E1102]/(2*3.1415)" office:value-type="float" office:value="1.24221908324049">
            <text:p>1.24</text:p>
          </table:table-cell>
          <table:table-cell table:formula="of:=[.F1102]*6.28/[.$K$1]" office:value-type="float" office:value="7.8048625">
            <text:p>7.80</text:p>
          </table:table-cell>
          <table:table-cell office:value-type="float" office:value="3977">
            <text:p>3977.00</text:p>
          </table:table-cell>
          <table:table-cell table:formula="of:=[.G1101]+[.H1102]*0.1" office:value-type="float" office:value="564.4793109375">
            <text:p>564.48</text:p>
          </table:table-cell>
          <table:table-cell table:formula="of:=[.$H$5]+[.E1102]*[.$I$5]/(2*3.14)" office:value-type="float" office:value="5.186421875">
            <text:p>5.19</text:p>
          </table:table-cell>
          <table:table-cell table:number-columns-repeated="3"/>
        </table:table-row>
        <table:table-row table:style-name="ro2">
          <table:table-cell table:formula="of:=6.28*[.B1103]/3200" office:value-type="float" office:value="21.54825">
            <text:p>21.54825</text:p>
          </table:table-cell>
          <table:table-cell office:value-type="float" office:value="10980">
            <text:p>10980</text:p>
          </table:table-cell>
          <table:table-cell table:formula="of:=[.G1103]/36" office:value-type="float" office:value="15.6943877170139">
            <text:p>15.69</text:p>
          </table:table-cell>
          <table:table-cell table:formula="of:=[.E1103]/(2*3.1415)" office:value-type="float" office:value="1.24253143402833">
            <text:p>1.24</text:p>
          </table:table-cell>
          <table:table-cell table:formula="of:=[.F1103]*6.28/[.$K$1]" office:value-type="float" office:value="7.806825">
            <text:p>7.81</text:p>
          </table:table-cell>
          <table:table-cell office:value-type="float" office:value="3978">
            <text:p>3978.00</text:p>
          </table:table-cell>
          <table:table-cell table:formula="of:=[.G1102]+[.H1103]*0.1" office:value-type="float" office:value="564.9979578125">
            <text:p>565.00</text:p>
          </table:table-cell>
          <table:table-cell table:formula="of:=[.$H$5]+[.E1103]*[.$I$5]/(2*3.14)" office:value-type="float" office:value="5.18646875">
            <text:p>5.19</text:p>
          </table:table-cell>
          <table:table-cell table:number-columns-repeated="3"/>
        </table:table-row>
        <table:table-row table:style-name="ro2">
          <table:table-cell table:formula="of:=6.28*[.B1104]/3200" office:value-type="float" office:value="21.567875">
            <text:p>21.567875</text:p>
          </table:table-cell>
          <table:table-cell office:value-type="float" office:value="10990">
            <text:p>10990</text:p>
          </table:table-cell>
          <table:table-cell table:formula="of:=[.G1104]/36" office:value-type="float" office:value="15.7087947048611">
            <text:p>15.71</text:p>
          </table:table-cell>
          <table:table-cell table:formula="of:=[.E1104]/(2*3.1415)" office:value-type="float" office:value="1.24284378481617">
            <text:p>1.24</text:p>
          </table:table-cell>
          <table:table-cell table:formula="of:=[.F1104]*6.28/[.$K$1]" office:value-type="float" office:value="7.8087875">
            <text:p>7.81</text:p>
          </table:table-cell>
          <table:table-cell office:value-type="float" office:value="3979">
            <text:p>3979.00</text:p>
          </table:table-cell>
          <table:table-cell table:formula="of:=[.G1103]+[.H1104]*0.1" office:value-type="float" office:value="565.516609375">
            <text:p>565.52</text:p>
          </table:table-cell>
          <table:table-cell table:formula="of:=[.$H$5]+[.E1104]*[.$I$5]/(2*3.14)" office:value-type="float" office:value="5.186515625">
            <text:p>5.19</text:p>
          </table:table-cell>
          <table:table-cell table:number-columns-repeated="3"/>
        </table:table-row>
        <table:table-row table:style-name="ro2">
          <table:table-cell table:formula="of:=6.28*[.B1105]/3200" office:value-type="float" office:value="21.5875">
            <text:p>21.5875</text:p>
          </table:table-cell>
          <table:table-cell office:value-type="float" office:value="11000">
            <text:p>11000</text:p>
          </table:table-cell>
          <table:table-cell table:formula="of:=[.G1105]/36" office:value-type="float" office:value="15.7232018229167">
            <text:p>15.72</text:p>
          </table:table-cell>
          <table:table-cell table:formula="of:=[.E1105]/(2*3.1415)" office:value-type="float" office:value="1.24315613560401">
            <text:p>1.24</text:p>
          </table:table-cell>
          <table:table-cell table:formula="of:=[.F1105]*6.28/[.$K$1]" office:value-type="float" office:value="7.81075">
            <text:p>7.81</text:p>
          </table:table-cell>
          <table:table-cell office:value-type="float" office:value="3980">
            <text:p>3980.00</text:p>
          </table:table-cell>
          <table:table-cell table:formula="of:=[.G1104]+[.H1105]*0.1" office:value-type="float" office:value="566.035265625">
            <text:p>566.04</text:p>
          </table:table-cell>
          <table:table-cell table:formula="of:=[.$H$5]+[.E1105]*[.$I$5]/(2*3.14)" office:value-type="float" office:value="5.1865625">
            <text:p>5.19</text:p>
          </table:table-cell>
          <table:table-cell table:number-columns-repeated="3"/>
        </table:table-row>
        <table:table-row table:style-name="ro2">
          <table:table-cell table:formula="of:=6.28*[.B1106]/3200" office:value-type="float" office:value="21.607125">
            <text:p>21.607125</text:p>
          </table:table-cell>
          <table:table-cell office:value-type="float" office:value="11010">
            <text:p>11010</text:p>
          </table:table-cell>
          <table:table-cell table:formula="of:=[.G1106]/36" office:value-type="float" office:value="15.7376090711806">
            <text:p>15.74</text:p>
          </table:table-cell>
          <table:table-cell table:formula="of:=[.E1106]/(2*3.1415)" office:value-type="float" office:value="1.24346848639185">
            <text:p>1.24</text:p>
          </table:table-cell>
          <table:table-cell table:formula="of:=[.F1106]*6.28/[.$K$1]" office:value-type="float" office:value="7.8127125">
            <text:p>7.81</text:p>
          </table:table-cell>
          <table:table-cell office:value-type="float" office:value="3981">
            <text:p>3981.00</text:p>
          </table:table-cell>
          <table:table-cell table:formula="of:=[.G1105]+[.H1106]*0.1" office:value-type="float" office:value="566.5539265625">
            <text:p>566.55</text:p>
          </table:table-cell>
          <table:table-cell table:formula="of:=[.$H$5]+[.E1106]*[.$I$5]/(2*3.14)" office:value-type="float" office:value="5.186609375">
            <text:p>5.19</text:p>
          </table:table-cell>
          <table:table-cell table:number-columns-repeated="3"/>
        </table:table-row>
        <table:table-row table:style-name="ro2">
          <table:table-cell table:formula="of:=6.28*[.B1107]/3200" office:value-type="float" office:value="21.62675">
            <text:p>21.62675</text:p>
          </table:table-cell>
          <table:table-cell office:value-type="float" office:value="11020">
            <text:p>11020</text:p>
          </table:table-cell>
          <table:table-cell table:formula="of:=[.G1107]/36" office:value-type="float" office:value="15.7520164496528">
            <text:p>15.75</text:p>
          </table:table-cell>
          <table:table-cell table:formula="of:=[.E1107]/(2*3.1415)" office:value-type="float" office:value="1.24378083717969">
            <text:p>1.24</text:p>
          </table:table-cell>
          <table:table-cell table:formula="of:=[.F1107]*6.28/[.$K$1]" office:value-type="float" office:value="7.814675">
            <text:p>7.81</text:p>
          </table:table-cell>
          <table:table-cell office:value-type="float" office:value="3982">
            <text:p>3982.00</text:p>
          </table:table-cell>
          <table:table-cell table:formula="of:=[.G1106]+[.H1107]*0.1" office:value-type="float" office:value="567.0725921875">
            <text:p>567.07</text:p>
          </table:table-cell>
          <table:table-cell table:formula="of:=[.$H$5]+[.E1107]*[.$I$5]/(2*3.14)" office:value-type="float" office:value="5.18665625">
            <text:p>5.19</text:p>
          </table:table-cell>
          <table:table-cell table:number-columns-repeated="3"/>
        </table:table-row>
        <table:table-row table:style-name="ro2">
          <table:table-cell table:formula="of:=6.28*[.B1108]/3200" office:value-type="float" office:value="21.646375">
            <text:p>21.646375</text:p>
          </table:table-cell>
          <table:table-cell office:value-type="float" office:value="11030">
            <text:p>11030</text:p>
          </table:table-cell>
          <table:table-cell table:formula="of:=[.G1108]/36" office:value-type="float" office:value="15.7664239583333">
            <text:p>15.77</text:p>
          </table:table-cell>
          <table:table-cell table:formula="of:=[.E1108]/(2*3.1415)" office:value-type="float" office:value="1.24409318796753">
            <text:p>1.24</text:p>
          </table:table-cell>
          <table:table-cell table:formula="of:=[.F1108]*6.28/[.$K$1]" office:value-type="float" office:value="7.8166375">
            <text:p>7.82</text:p>
          </table:table-cell>
          <table:table-cell office:value-type="float" office:value="3983">
            <text:p>3983.00</text:p>
          </table:table-cell>
          <table:table-cell table:formula="of:=[.G1107]+[.H1108]*0.1" office:value-type="float" office:value="567.5912625">
            <text:p>567.59</text:p>
          </table:table-cell>
          <table:table-cell table:formula="of:=[.$H$5]+[.E1108]*[.$I$5]/(2*3.14)" office:value-type="float" office:value="5.186703125">
            <text:p>5.19</text:p>
          </table:table-cell>
          <table:table-cell table:number-columns-repeated="3"/>
        </table:table-row>
        <table:table-row table:style-name="ro2">
          <table:table-cell table:formula="of:=6.28*[.B1109]/3200" office:value-type="float" office:value="21.666">
            <text:p>21.666</text:p>
          </table:table-cell>
          <table:table-cell office:value-type="float" office:value="11040">
            <text:p>11040</text:p>
          </table:table-cell>
          <table:table-cell table:formula="of:=[.G1109]/36" office:value-type="float" office:value="15.7808315972222">
            <text:p>15.78</text:p>
          </table:table-cell>
          <table:table-cell table:formula="of:=[.E1109]/(2*3.1415)" office:value-type="float" office:value="1.24440553875537">
            <text:p>1.24</text:p>
          </table:table-cell>
          <table:table-cell table:formula="of:=[.F1109]*6.28/[.$K$1]" office:value-type="float" office:value="7.8186">
            <text:p>7.82</text:p>
          </table:table-cell>
          <table:table-cell office:value-type="float" office:value="3984">
            <text:p>3984.00</text:p>
          </table:table-cell>
          <table:table-cell table:formula="of:=[.G1108]+[.H1109]*0.1" office:value-type="float" office:value="568.1099375">
            <text:p>568.11</text:p>
          </table:table-cell>
          <table:table-cell table:formula="of:=[.$H$5]+[.E1109]*[.$I$5]/(2*3.14)" office:value-type="float" office:value="5.18675">
            <text:p>5.19</text:p>
          </table:table-cell>
          <table:table-cell table:number-columns-repeated="3"/>
        </table:table-row>
        <table:table-row table:style-name="ro2">
          <table:table-cell table:formula="of:=6.28*[.B1110]/3200" office:value-type="float" office:value="21.685625">
            <text:p>21.685625</text:p>
          </table:table-cell>
          <table:table-cell office:value-type="float" office:value="11050">
            <text:p>11050</text:p>
          </table:table-cell>
          <table:table-cell table:formula="of:=[.G1110]/36" office:value-type="float" office:value="15.7952393663194">
            <text:p>15.80</text:p>
          </table:table-cell>
          <table:table-cell table:formula="of:=[.E1110]/(2*3.1415)" office:value-type="float" office:value="1.24471788954321">
            <text:p>1.24</text:p>
          </table:table-cell>
          <table:table-cell table:formula="of:=[.F1110]*6.28/[.$K$1]" office:value-type="float" office:value="7.8205625">
            <text:p>7.82</text:p>
          </table:table-cell>
          <table:table-cell office:value-type="float" office:value="3985">
            <text:p>3985.00</text:p>
          </table:table-cell>
          <table:table-cell table:formula="of:=[.G1109]+[.H1110]*0.1" office:value-type="float" office:value="568.6286171875">
            <text:p>568.63</text:p>
          </table:table-cell>
          <table:table-cell table:formula="of:=[.$H$5]+[.E1110]*[.$I$5]/(2*3.14)" office:value-type="float" office:value="5.186796875">
            <text:p>5.19</text:p>
          </table:table-cell>
          <table:table-cell table:number-columns-repeated="3"/>
        </table:table-row>
        <table:table-row table:style-name="ro2">
          <table:table-cell table:formula="of:=6.28*[.B1111]/3200" office:value-type="float" office:value="21.70525">
            <text:p>21.70525</text:p>
          </table:table-cell>
          <table:table-cell office:value-type="float" office:value="11060">
            <text:p>11060</text:p>
          </table:table-cell>
          <table:table-cell table:formula="of:=[.G1111]/36" office:value-type="float" office:value="15.809647265625">
            <text:p>15.81</text:p>
          </table:table-cell>
          <table:table-cell table:formula="of:=[.E1111]/(2*3.1415)" office:value-type="float" office:value="1.24503024033105">
            <text:p>1.25</text:p>
          </table:table-cell>
          <table:table-cell table:formula="of:=[.F1111]*6.28/[.$K$1]" office:value-type="float" office:value="7.822525">
            <text:p>7.82</text:p>
          </table:table-cell>
          <table:table-cell office:value-type="float" office:value="3986">
            <text:p>3986.00</text:p>
          </table:table-cell>
          <table:table-cell table:formula="of:=[.G1110]+[.H1111]*0.1" office:value-type="float" office:value="569.1473015625">
            <text:p>569.15</text:p>
          </table:table-cell>
          <table:table-cell table:formula="of:=[.$H$5]+[.E1111]*[.$I$5]/(2*3.14)" office:value-type="float" office:value="5.18684375">
            <text:p>5.19</text:p>
          </table:table-cell>
          <table:table-cell table:number-columns-repeated="3"/>
        </table:table-row>
        <table:table-row table:style-name="ro2">
          <table:table-cell table:formula="of:=6.28*[.B1112]/3200" office:value-type="float" office:value="21.724875">
            <text:p>21.724875</text:p>
          </table:table-cell>
          <table:table-cell office:value-type="float" office:value="11070">
            <text:p>11070</text:p>
          </table:table-cell>
          <table:table-cell table:formula="of:=[.G1112]/36" office:value-type="float" office:value="15.8240552951389">
            <text:p>15.82</text:p>
          </table:table-cell>
          <table:table-cell table:formula="of:=[.E1112]/(2*3.1415)" office:value-type="float" office:value="1.24534259111889">
            <text:p>1.25</text:p>
          </table:table-cell>
          <table:table-cell table:formula="of:=[.F1112]*6.28/[.$K$1]" office:value-type="float" office:value="7.8244875">
            <text:p>7.82</text:p>
          </table:table-cell>
          <table:table-cell office:value-type="float" office:value="3987">
            <text:p>3987.00</text:p>
          </table:table-cell>
          <table:table-cell table:formula="of:=[.G1111]+[.H1112]*0.1" office:value-type="float" office:value="569.665990625">
            <text:p>569.67</text:p>
          </table:table-cell>
          <table:table-cell table:formula="of:=[.$H$5]+[.E1112]*[.$I$5]/(2*3.14)" office:value-type="float" office:value="5.186890625">
            <text:p>5.19</text:p>
          </table:table-cell>
          <table:table-cell table:number-columns-repeated="3"/>
        </table:table-row>
        <table:table-row table:style-name="ro2">
          <table:table-cell table:formula="of:=6.28*[.B1113]/3200" office:value-type="float" office:value="21.7445">
            <text:p>21.7445</text:p>
          </table:table-cell>
          <table:table-cell office:value-type="float" office:value="11080">
            <text:p>11080</text:p>
          </table:table-cell>
          <table:table-cell table:formula="of:=[.G1113]/36" office:value-type="float" office:value="15.8384634548611">
            <text:p>15.84</text:p>
          </table:table-cell>
          <table:table-cell table:formula="of:=[.E1113]/(2*3.1415)" office:value-type="float" office:value="1.24565494190673">
            <text:p>1.25</text:p>
          </table:table-cell>
          <table:table-cell table:formula="of:=[.F1113]*6.28/[.$K$1]" office:value-type="float" office:value="7.82645">
            <text:p>7.83</text:p>
          </table:table-cell>
          <table:table-cell office:value-type="float" office:value="3988">
            <text:p>3988.00</text:p>
          </table:table-cell>
          <table:table-cell table:formula="of:=[.G1112]+[.H1113]*0.1" office:value-type="float" office:value="570.184684375">
            <text:p>570.18</text:p>
          </table:table-cell>
          <table:table-cell table:formula="of:=[.$H$5]+[.E1113]*[.$I$5]/(2*3.14)" office:value-type="float" office:value="5.1869375">
            <text:p>5.19</text:p>
          </table:table-cell>
          <table:table-cell table:number-columns-repeated="3"/>
        </table:table-row>
        <table:table-row table:style-name="ro2">
          <table:table-cell table:formula="of:=6.28*[.B1114]/3200" office:value-type="float" office:value="21.764125">
            <text:p>21.764125</text:p>
          </table:table-cell>
          <table:table-cell office:value-type="float" office:value="11090">
            <text:p>11090</text:p>
          </table:table-cell>
          <table:table-cell table:formula="of:=[.G1114]/36" office:value-type="float" office:value="15.8528717447917">
            <text:p>15.85</text:p>
          </table:table-cell>
          <table:table-cell table:formula="of:=[.E1114]/(2*3.1415)" office:value-type="float" office:value="1.24596729269457">
            <text:p>1.25</text:p>
          </table:table-cell>
          <table:table-cell table:formula="of:=[.F1114]*6.28/[.$K$1]" office:value-type="float" office:value="7.8284125">
            <text:p>7.83</text:p>
          </table:table-cell>
          <table:table-cell office:value-type="float" office:value="3989">
            <text:p>3989.00</text:p>
          </table:table-cell>
          <table:table-cell table:formula="of:=[.G1113]+[.H1114]*0.1" office:value-type="float" office:value="570.7033828125">
            <text:p>570.70</text:p>
          </table:table-cell>
          <table:table-cell table:formula="of:=[.$H$5]+[.E1114]*[.$I$5]/(2*3.14)" office:value-type="float" office:value="5.186984375">
            <text:p>5.19</text:p>
          </table:table-cell>
          <table:table-cell table:number-columns-repeated="3"/>
        </table:table-row>
        <table:table-row table:style-name="ro2">
          <table:table-cell table:formula="of:=6.28*[.B1115]/3200" office:value-type="float" office:value="21.78375">
            <text:p>21.78375</text:p>
          </table:table-cell>
          <table:table-cell office:value-type="float" office:value="11100">
            <text:p>11100</text:p>
          </table:table-cell>
          <table:table-cell table:formula="of:=[.G1115]/36" office:value-type="float" office:value="15.8672801649306">
            <text:p>15.87</text:p>
          </table:table-cell>
          <table:table-cell table:formula="of:=[.E1115]/(2*3.1415)" office:value-type="float" office:value="1.24627964348241">
            <text:p>1.25</text:p>
          </table:table-cell>
          <table:table-cell table:formula="of:=[.F1115]*6.28/[.$K$1]" office:value-type="float" office:value="7.830375">
            <text:p>7.83</text:p>
          </table:table-cell>
          <table:table-cell office:value-type="float" office:value="3990">
            <text:p>3990.00</text:p>
          </table:table-cell>
          <table:table-cell table:formula="of:=[.G1114]+[.H1115]*0.1" office:value-type="float" office:value="571.2220859375">
            <text:p>571.22</text:p>
          </table:table-cell>
          <table:table-cell table:formula="of:=[.$H$5]+[.E1115]*[.$I$5]/(2*3.14)" office:value-type="float" office:value="5.18703125">
            <text:p>5.19</text:p>
          </table:table-cell>
          <table:table-cell table:number-columns-repeated="3"/>
        </table:table-row>
        <table:table-row table:style-name="ro2">
          <table:table-cell table:formula="of:=6.28*[.B1116]/3200" office:value-type="float" office:value="21.803375">
            <text:p>21.803375</text:p>
          </table:table-cell>
          <table:table-cell office:value-type="float" office:value="11110">
            <text:p>11110</text:p>
          </table:table-cell>
          <table:table-cell table:formula="of:=[.G1116]/36" office:value-type="float" office:value="15.8816887152778">
            <text:p>15.88</text:p>
          </table:table-cell>
          <table:table-cell table:formula="of:=[.E1116]/(2*3.1415)" office:value-type="float" office:value="1.24659199427025">
            <text:p>1.25</text:p>
          </table:table-cell>
          <table:table-cell table:formula="of:=[.F1116]*6.28/[.$K$1]" office:value-type="float" office:value="7.8323375">
            <text:p>7.83</text:p>
          </table:table-cell>
          <table:table-cell office:value-type="float" office:value="3991">
            <text:p>3991.00</text:p>
          </table:table-cell>
          <table:table-cell table:formula="of:=[.G1115]+[.H1116]*0.1" office:value-type="float" office:value="571.74079375">
            <text:p>571.74</text:p>
          </table:table-cell>
          <table:table-cell table:formula="of:=[.$H$5]+[.E1116]*[.$I$5]/(2*3.14)" office:value-type="float" office:value="5.187078125">
            <text:p>5.19</text:p>
          </table:table-cell>
          <table:table-cell table:number-columns-repeated="3"/>
        </table:table-row>
        <table:table-row table:style-name="ro2">
          <table:table-cell table:formula="of:=6.28*[.B1117]/3200" office:value-type="float" office:value="21.823">
            <text:p>21.823</text:p>
          </table:table-cell>
          <table:table-cell office:value-type="float" office:value="11120">
            <text:p>11120</text:p>
          </table:table-cell>
          <table:table-cell table:formula="of:=[.G1117]/36" office:value-type="float" office:value="15.8960973958333">
            <text:p>15.90</text:p>
          </table:table-cell>
          <table:table-cell table:formula="of:=[.E1117]/(2*3.1415)" office:value-type="float" office:value="1.24690434505809">
            <text:p>1.25</text:p>
          </table:table-cell>
          <table:table-cell table:formula="of:=[.F1117]*6.28/[.$K$1]" office:value-type="float" office:value="7.8343">
            <text:p>7.83</text:p>
          </table:table-cell>
          <table:table-cell office:value-type="float" office:value="3992">
            <text:p>3992.00</text:p>
          </table:table-cell>
          <table:table-cell table:formula="of:=[.G1116]+[.H1117]*0.1" office:value-type="float" office:value="572.25950625">
            <text:p>572.26</text:p>
          </table:table-cell>
          <table:table-cell table:formula="of:=[.$H$5]+[.E1117]*[.$I$5]/(2*3.14)" office:value-type="float" office:value="5.187125">
            <text:p>5.19</text:p>
          </table:table-cell>
          <table:table-cell table:number-columns-repeated="3"/>
        </table:table-row>
        <table:table-row table:style-name="ro2">
          <table:table-cell table:formula="of:=6.28*[.B1118]/3200" office:value-type="float" office:value="21.842625">
            <text:p>21.842625</text:p>
          </table:table-cell>
          <table:table-cell office:value-type="float" office:value="11130">
            <text:p>11130</text:p>
          </table:table-cell>
          <table:table-cell table:formula="of:=[.G1118]/36" office:value-type="float" office:value="15.9105062065972">
            <text:p>15.91</text:p>
          </table:table-cell>
          <table:table-cell table:formula="of:=[.E1118]/(2*3.1415)" office:value-type="float" office:value="1.24721669584593">
            <text:p>1.25</text:p>
          </table:table-cell>
          <table:table-cell table:formula="of:=[.F1118]*6.28/[.$K$1]" office:value-type="float" office:value="7.8362625">
            <text:p>7.84</text:p>
          </table:table-cell>
          <table:table-cell office:value-type="float" office:value="3993">
            <text:p>3993.00</text:p>
          </table:table-cell>
          <table:table-cell table:formula="of:=[.G1117]+[.H1118]*0.1" office:value-type="float" office:value="572.7782234375">
            <text:p>572.78</text:p>
          </table:table-cell>
          <table:table-cell table:formula="of:=[.$H$5]+[.E1118]*[.$I$5]/(2*3.14)" office:value-type="float" office:value="5.187171875">
            <text:p>5.19</text:p>
          </table:table-cell>
          <table:table-cell table:number-columns-repeated="3"/>
        </table:table-row>
        <table:table-row table:style-name="ro2">
          <table:table-cell table:formula="of:=6.28*[.B1119]/3200" office:value-type="float" office:value="21.86225">
            <text:p>21.86225</text:p>
          </table:table-cell>
          <table:table-cell office:value-type="float" office:value="11140">
            <text:p>11140</text:p>
          </table:table-cell>
          <table:table-cell table:formula="of:=[.G1119]/36" office:value-type="float" office:value="15.9249151475694">
            <text:p>15.92</text:p>
          </table:table-cell>
          <table:table-cell table:formula="of:=[.E1119]/(2*3.1415)" office:value-type="float" office:value="1.24752904663377">
            <text:p>1.25</text:p>
          </table:table-cell>
          <table:table-cell table:formula="of:=[.F1119]*6.28/[.$K$1]" office:value-type="float" office:value="7.838225">
            <text:p>7.84</text:p>
          </table:table-cell>
          <table:table-cell office:value-type="float" office:value="3994">
            <text:p>3994.00</text:p>
          </table:table-cell>
          <table:table-cell table:formula="of:=[.G1118]+[.H1119]*0.1" office:value-type="float" office:value="573.2969453125">
            <text:p>573.30</text:p>
          </table:table-cell>
          <table:table-cell table:formula="of:=[.$H$5]+[.E1119]*[.$I$5]/(2*3.14)" office:value-type="float" office:value="5.18721875">
            <text:p>5.19</text:p>
          </table:table-cell>
          <table:table-cell table:number-columns-repeated="3"/>
        </table:table-row>
        <table:table-row table:style-name="ro2">
          <table:table-cell table:formula="of:=6.28*[.B1120]/3200" office:value-type="float" office:value="21.881875">
            <text:p>21.881875</text:p>
          </table:table-cell>
          <table:table-cell office:value-type="float" office:value="11150">
            <text:p>11150</text:p>
          </table:table-cell>
          <table:table-cell table:formula="of:=[.G1120]/36" office:value-type="float" office:value="15.93932421875">
            <text:p>15.94</text:p>
          </table:table-cell>
          <table:table-cell table:formula="of:=[.E1120]/(2*3.1415)" office:value-type="float" office:value="1.24784139742161">
            <text:p>1.25</text:p>
          </table:table-cell>
          <table:table-cell table:formula="of:=[.F1120]*6.28/[.$K$1]" office:value-type="float" office:value="7.8401875">
            <text:p>7.84</text:p>
          </table:table-cell>
          <table:table-cell office:value-type="float" office:value="3995">
            <text:p>3995.00</text:p>
          </table:table-cell>
          <table:table-cell table:formula="of:=[.G1119]+[.H1120]*0.1" office:value-type="float" office:value="573.815671875">
            <text:p>573.82</text:p>
          </table:table-cell>
          <table:table-cell table:formula="of:=[.$H$5]+[.E1120]*[.$I$5]/(2*3.14)" office:value-type="float" office:value="5.187265625">
            <text:p>5.19</text:p>
          </table:table-cell>
          <table:table-cell table:number-columns-repeated="3"/>
        </table:table-row>
        <table:table-row table:style-name="ro2">
          <table:table-cell table:formula="of:=6.28*[.B1121]/3200" office:value-type="float" office:value="21.9015">
            <text:p>21.9015</text:p>
          </table:table-cell>
          <table:table-cell office:value-type="float" office:value="11160">
            <text:p>11160</text:p>
          </table:table-cell>
          <table:table-cell table:formula="of:=[.G1121]/36" office:value-type="float" office:value="15.9537334201389">
            <text:p>15.95</text:p>
          </table:table-cell>
          <table:table-cell table:formula="of:=[.E1121]/(2*3.1415)" office:value-type="float" office:value="1.24815374820945">
            <text:p>1.25</text:p>
          </table:table-cell>
          <table:table-cell table:formula="of:=[.F1121]*6.28/[.$K$1]" office:value-type="float" office:value="7.84215">
            <text:p>7.84</text:p>
          </table:table-cell>
          <table:table-cell office:value-type="float" office:value="3996">
            <text:p>3996.00</text:p>
          </table:table-cell>
          <table:table-cell table:formula="of:=[.G1120]+[.H1121]*0.1" office:value-type="float" office:value="574.334403125">
            <text:p>574.33</text:p>
          </table:table-cell>
          <table:table-cell table:formula="of:=[.$H$5]+[.E1121]*[.$I$5]/(2*3.14)" office:value-type="float" office:value="5.1873125">
            <text:p>5.19</text:p>
          </table:table-cell>
          <table:table-cell table:number-columns-repeated="3"/>
        </table:table-row>
        <table:table-row table:style-name="ro2">
          <table:table-cell table:formula="of:=6.28*[.B1122]/3200" office:value-type="float" office:value="21.921125">
            <text:p>21.921125</text:p>
          </table:table-cell>
          <table:table-cell office:value-type="float" office:value="11170">
            <text:p>11170</text:p>
          </table:table-cell>
          <table:table-cell table:formula="of:=[.G1122]/36" office:value-type="float" office:value="15.9681427517361">
            <text:p>15.97</text:p>
          </table:table-cell>
          <table:table-cell table:formula="of:=[.E1122]/(2*3.1415)" office:value-type="float" office:value="1.24846609899729">
            <text:p>1.25</text:p>
          </table:table-cell>
          <table:table-cell table:formula="of:=[.F1122]*6.28/[.$K$1]" office:value-type="float" office:value="7.8441125">
            <text:p>7.84</text:p>
          </table:table-cell>
          <table:table-cell office:value-type="float" office:value="3997">
            <text:p>3997.00</text:p>
          </table:table-cell>
          <table:table-cell table:formula="of:=[.G1121]+[.H1122]*0.1" office:value-type="float" office:value="574.8531390625">
            <text:p>574.85</text:p>
          </table:table-cell>
          <table:table-cell table:formula="of:=[.$H$5]+[.E1122]*[.$I$5]/(2*3.14)" office:value-type="float" office:value="5.187359375">
            <text:p>5.19</text:p>
          </table:table-cell>
          <table:table-cell table:number-columns-repeated="3"/>
        </table:table-row>
        <table:table-row table:style-name="ro2">
          <table:table-cell table:formula="of:=6.28*[.B1123]/3200" office:value-type="float" office:value="21.94075">
            <text:p>21.94075</text:p>
          </table:table-cell>
          <table:table-cell office:value-type="float" office:value="11180">
            <text:p>11180</text:p>
          </table:table-cell>
          <table:table-cell table:formula="of:=[.G1123]/36" office:value-type="float" office:value="15.9825522135417">
            <text:p>15.98</text:p>
          </table:table-cell>
          <table:table-cell table:formula="of:=[.E1123]/(2*3.1415)" office:value-type="float" office:value="1.24877844978513">
            <text:p>1.25</text:p>
          </table:table-cell>
          <table:table-cell table:formula="of:=[.F1123]*6.28/[.$K$1]" office:value-type="float" office:value="7.846075">
            <text:p>7.85</text:p>
          </table:table-cell>
          <table:table-cell office:value-type="float" office:value="3998">
            <text:p>3998.00</text:p>
          </table:table-cell>
          <table:table-cell table:formula="of:=[.G1122]+[.H1123]*0.1" office:value-type="float" office:value="575.3718796875">
            <text:p>575.37</text:p>
          </table:table-cell>
          <table:table-cell table:formula="of:=[.$H$5]+[.E1123]*[.$I$5]/(2*3.14)" office:value-type="float" office:value="5.18740625">
            <text:p>5.19</text:p>
          </table:table-cell>
          <table:table-cell table:number-columns-repeated="3"/>
        </table:table-row>
        <table:table-row table:style-name="ro2">
          <table:table-cell table:formula="of:=6.28*[.B1124]/3200" office:value-type="float" office:value="21.960375">
            <text:p>21.960375</text:p>
          </table:table-cell>
          <table:table-cell office:value-type="float" office:value="11190">
            <text:p>11190</text:p>
          </table:table-cell>
          <table:table-cell table:formula="of:=[.G1124]/36" office:value-type="float" office:value="15.9969618055556">
            <text:p>16.00</text:p>
          </table:table-cell>
          <table:table-cell table:formula="of:=[.E1124]/(2*3.1415)" office:value-type="float" office:value="1.24909080057297">
            <text:p>1.25</text:p>
          </table:table-cell>
          <table:table-cell table:formula="of:=[.F1124]*6.28/[.$K$1]" office:value-type="float" office:value="7.8480375">
            <text:p>7.85</text:p>
          </table:table-cell>
          <table:table-cell office:value-type="float" office:value="3999">
            <text:p>3999.00</text:p>
          </table:table-cell>
          <table:table-cell table:formula="of:=[.G1123]+[.H1124]*0.1" office:value-type="float" office:value="575.890625">
            <text:p>575.89</text:p>
          </table:table-cell>
          <table:table-cell table:formula="of:=[.$H$5]+[.E1124]*[.$I$5]/(2*3.14)" office:value-type="float" office:value="5.187453125">
            <text:p>5.19</text:p>
          </table:table-cell>
          <table:table-cell table:number-columns-repeated="3"/>
        </table:table-row>
        <table:table-row table:style-name="ro2">
          <table:table-cell table:formula="of:=6.28*[.B1125]/3200" office:value-type="float" office:value="21.98">
            <text:p>21.98</text:p>
          </table:table-cell>
          <table:table-cell office:value-type="float" office:value="11200">
            <text:p>11200</text:p>
          </table:table-cell>
          <table:table-cell table:formula="of:=[.G1125]/36" office:value-type="float" office:value="16.0113715277778">
            <text:p>16.01</text:p>
          </table:table-cell>
          <table:table-cell table:formula="of:=[.E1125]/(2*3.1415)" office:value-type="float" office:value="1.24940315136081">
            <text:p>1.25</text:p>
          </table:table-cell>
          <table:table-cell table:formula="of:=[.F1125]*6.28/[.$K$1]" office:value-type="float" office:value="7.85">
            <text:p>7.85</text:p>
          </table:table-cell>
          <table:table-cell office:value-type="float" office:value="4000">
            <text:p>4000.00</text:p>
          </table:table-cell>
          <table:table-cell table:formula="of:=[.G1124]+[.H1125]*0.1" office:value-type="float" office:value="576.409375">
            <text:p>576.41</text:p>
          </table:table-cell>
          <table:table-cell table:formula="of:=[.$H$5]+[.E1125]*[.$I$5]/(2*3.14)" office:value-type="float" office:value="5.1875">
            <text:p>5.19</text:p>
          </table:table-cell>
          <table:table-cell table:number-columns-repeated="3"/>
        </table:table-row>
        <table:table-row table:style-name="ro2">
          <table:table-cell table:formula="of:=6.28*[.B1126]/3200" office:value-type="float" office:value="21.999625">
            <text:p>21.999625</text:p>
          </table:table-cell>
          <table:table-cell office:value-type="float" office:value="11210">
            <text:p>11210</text:p>
          </table:table-cell>
          <table:table-cell table:formula="of:=[.G1126]/36" office:value-type="float" office:value="16.0257813802083">
            <text:p>16.03</text:p>
          </table:table-cell>
          <table:table-cell table:formula="of:=[.E1126]/(2*3.1415)" office:value-type="float" office:value="1.24971550214866">
            <text:p>1.25</text:p>
          </table:table-cell>
          <table:table-cell table:formula="of:=[.F1126]*6.28/[.$K$1]" office:value-type="float" office:value="7.8519625">
            <text:p>7.85</text:p>
          </table:table-cell>
          <table:table-cell office:value-type="float" office:value="4001">
            <text:p>4001.00</text:p>
          </table:table-cell>
          <table:table-cell table:formula="of:=[.G1125]+[.H1126]*0.1" office:value-type="float" office:value="576.9281296875">
            <text:p>576.93</text:p>
          </table:table-cell>
          <table:table-cell table:formula="of:=[.$H$5]+[.E1126]*[.$I$5]/(2*3.14)" office:value-type="float" office:value="5.187546875">
            <text:p>5.19</text:p>
          </table:table-cell>
          <table:table-cell table:number-columns-repeated="3"/>
        </table:table-row>
        <table:table-row table:style-name="ro2">
          <table:table-cell table:formula="of:=6.28*[.B1127]/3200" office:value-type="float" office:value="22.01925">
            <text:p>22.01925</text:p>
          </table:table-cell>
          <table:table-cell office:value-type="float" office:value="11220">
            <text:p>11220</text:p>
          </table:table-cell>
          <table:table-cell table:formula="of:=[.G1127]/36" office:value-type="float" office:value="16.0401913628472">
            <text:p>16.04</text:p>
          </table:table-cell>
          <table:table-cell table:formula="of:=[.E1127]/(2*3.1415)" office:value-type="float" office:value="1.2500278529365">
            <text:p>1.25</text:p>
          </table:table-cell>
          <table:table-cell table:formula="of:=[.F1127]*6.28/[.$K$1]" office:value-type="float" office:value="7.853925">
            <text:p>7.85</text:p>
          </table:table-cell>
          <table:table-cell office:value-type="float" office:value="4002">
            <text:p>4002.00</text:p>
          </table:table-cell>
          <table:table-cell table:formula="of:=[.G1126]+[.H1127]*0.1" office:value-type="float" office:value="577.4468890625">
            <text:p>577.45</text:p>
          </table:table-cell>
          <table:table-cell table:formula="of:=[.$H$5]+[.E1127]*[.$I$5]/(2*3.14)" office:value-type="float" office:value="5.18759375">
            <text:p>5.19</text:p>
          </table:table-cell>
          <table:table-cell table:number-columns-repeated="3"/>
        </table:table-row>
        <table:table-row table:style-name="ro2">
          <table:table-cell table:formula="of:=6.28*[.B1128]/3200" office:value-type="float" office:value="22.038875">
            <text:p>22.038875</text:p>
          </table:table-cell>
          <table:table-cell office:value-type="float" office:value="11230">
            <text:p>11230</text:p>
          </table:table-cell>
          <table:table-cell table:formula="of:=[.G1128]/36" office:value-type="float" office:value="16.0546014756944">
            <text:p>16.05</text:p>
          </table:table-cell>
          <table:table-cell table:formula="of:=[.E1128]/(2*3.1415)" office:value-type="float" office:value="1.25034020372434">
            <text:p>1.25</text:p>
          </table:table-cell>
          <table:table-cell table:formula="of:=[.F1128]*6.28/[.$K$1]" office:value-type="float" office:value="7.8558875">
            <text:p>7.86</text:p>
          </table:table-cell>
          <table:table-cell office:value-type="float" office:value="4003">
            <text:p>4003.00</text:p>
          </table:table-cell>
          <table:table-cell table:formula="of:=[.G1127]+[.H1128]*0.1" office:value-type="float" office:value="577.965653125">
            <text:p>577.97</text:p>
          </table:table-cell>
          <table:table-cell table:formula="of:=[.$H$5]+[.E1128]*[.$I$5]/(2*3.14)" office:value-type="float" office:value="5.187640625">
            <text:p>5.19</text:p>
          </table:table-cell>
          <table:table-cell table:number-columns-repeated="3"/>
        </table:table-row>
        <table:table-row table:style-name="ro2">
          <table:table-cell table:formula="of:=6.28*[.B1129]/3200" office:value-type="float" office:value="22.0585">
            <text:p>22.0585</text:p>
          </table:table-cell>
          <table:table-cell office:value-type="float" office:value="11240">
            <text:p>11240</text:p>
          </table:table-cell>
          <table:table-cell table:formula="of:=[.G1129]/36" office:value-type="float" office:value="16.06901171875">
            <text:p>16.07</text:p>
          </table:table-cell>
          <table:table-cell table:formula="of:=[.E1129]/(2*3.1415)" office:value-type="float" office:value="1.25065255451218">
            <text:p>1.25</text:p>
          </table:table-cell>
          <table:table-cell table:formula="of:=[.F1129]*6.28/[.$K$1]" office:value-type="float" office:value="7.85785">
            <text:p>7.86</text:p>
          </table:table-cell>
          <table:table-cell office:value-type="float" office:value="4004">
            <text:p>4004.00</text:p>
          </table:table-cell>
          <table:table-cell table:formula="of:=[.G1128]+[.H1129]*0.1" office:value-type="float" office:value="578.484421875">
            <text:p>578.48</text:p>
          </table:table-cell>
          <table:table-cell table:formula="of:=[.$H$5]+[.E1129]*[.$I$5]/(2*3.14)" office:value-type="float" office:value="5.1876875">
            <text:p>5.19</text:p>
          </table:table-cell>
          <table:table-cell table:number-columns-repeated="3"/>
        </table:table-row>
        <table:table-row table:style-name="ro2">
          <table:table-cell table:formula="of:=6.28*[.B1130]/3200" office:value-type="float" office:value="22.078125">
            <text:p>22.078125</text:p>
          </table:table-cell>
          <table:table-cell office:value-type="float" office:value="11250">
            <text:p>11250</text:p>
          </table:table-cell>
          <table:table-cell table:formula="of:=[.G1130]/36" office:value-type="float" office:value="16.0834220920139">
            <text:p>16.08</text:p>
          </table:table-cell>
          <table:table-cell table:formula="of:=[.E1130]/(2*3.1415)" office:value-type="float" office:value="1.25096490530002">
            <text:p>1.25</text:p>
          </table:table-cell>
          <table:table-cell table:formula="of:=[.F1130]*6.28/[.$K$1]" office:value-type="float" office:value="7.8598125">
            <text:p>7.86</text:p>
          </table:table-cell>
          <table:table-cell office:value-type="float" office:value="4005">
            <text:p>4005.00</text:p>
          </table:table-cell>
          <table:table-cell table:formula="of:=[.G1129]+[.H1130]*0.1" office:value-type="float" office:value="579.0031953125">
            <text:p>579.00</text:p>
          </table:table-cell>
          <table:table-cell table:formula="of:=[.$H$5]+[.E1130]*[.$I$5]/(2*3.14)" office:value-type="float" office:value="5.187734375">
            <text:p>5.19</text:p>
          </table:table-cell>
          <table:table-cell table:number-columns-repeated="3"/>
        </table:table-row>
        <table:table-row table:style-name="ro2">
          <table:table-cell table:formula="of:=6.28*[.B1131]/3200" office:value-type="float" office:value="22.09775">
            <text:p>22.09775</text:p>
          </table:table-cell>
          <table:table-cell office:value-type="float" office:value="11260">
            <text:p>11260</text:p>
          </table:table-cell>
          <table:table-cell table:formula="of:=[.G1131]/36" office:value-type="float" office:value="16.0978325954861">
            <text:p>16.10</text:p>
          </table:table-cell>
          <table:table-cell table:formula="of:=[.E1131]/(2*3.1415)" office:value-type="float" office:value="1.25127725608786">
            <text:p>1.25</text:p>
          </table:table-cell>
          <table:table-cell table:formula="of:=[.F1131]*6.28/[.$K$1]" office:value-type="float" office:value="7.861775">
            <text:p>7.86</text:p>
          </table:table-cell>
          <table:table-cell office:value-type="float" office:value="4006">
            <text:p>4006.00</text:p>
          </table:table-cell>
          <table:table-cell table:formula="of:=[.G1130]+[.H1131]*0.1" office:value-type="float" office:value="579.5219734375">
            <text:p>579.52</text:p>
          </table:table-cell>
          <table:table-cell table:formula="of:=[.$H$5]+[.E1131]*[.$I$5]/(2*3.14)" office:value-type="float" office:value="5.18778125">
            <text:p>5.19</text:p>
          </table:table-cell>
          <table:table-cell table:number-columns-repeated="3"/>
        </table:table-row>
        <table:table-row table:style-name="ro2">
          <table:table-cell table:formula="of:=6.28*[.B1132]/3200" office:value-type="float" office:value="22.117375">
            <text:p>22.117375</text:p>
          </table:table-cell>
          <table:table-cell office:value-type="float" office:value="11270">
            <text:p>11270</text:p>
          </table:table-cell>
          <table:table-cell table:formula="of:=[.G1132]/36" office:value-type="float" office:value="16.1122432291667">
            <text:p>16.11</text:p>
          </table:table-cell>
          <table:table-cell table:formula="of:=[.E1132]/(2*3.1415)" office:value-type="float" office:value="1.2515896068757">
            <text:p>1.25</text:p>
          </table:table-cell>
          <table:table-cell table:formula="of:=[.F1132]*6.28/[.$K$1]" office:value-type="float" office:value="7.8637375">
            <text:p>7.86</text:p>
          </table:table-cell>
          <table:table-cell office:value-type="float" office:value="4007">
            <text:p>4007.00</text:p>
          </table:table-cell>
          <table:table-cell table:formula="of:=[.G1131]+[.H1132]*0.1" office:value-type="float" office:value="580.04075625">
            <text:p>580.04</text:p>
          </table:table-cell>
          <table:table-cell table:formula="of:=[.$H$5]+[.E1132]*[.$I$5]/(2*3.14)" office:value-type="float" office:value="5.187828125">
            <text:p>5.19</text:p>
          </table:table-cell>
          <table:table-cell table:number-columns-repeated="3"/>
        </table:table-row>
        <table:table-row table:style-name="ro2">
          <table:table-cell table:formula="of:=6.28*[.B1133]/3200" office:value-type="float" office:value="22.137">
            <text:p>22.137</text:p>
          </table:table-cell>
          <table:table-cell office:value-type="float" office:value="11280">
            <text:p>11280</text:p>
          </table:table-cell>
          <table:table-cell table:formula="of:=[.G1133]/36" office:value-type="float" office:value="16.1266539930556">
            <text:p>16.13</text:p>
          </table:table-cell>
          <table:table-cell table:formula="of:=[.E1133]/(2*3.1415)" office:value-type="float" office:value="1.25190195766354">
            <text:p>1.25</text:p>
          </table:table-cell>
          <table:table-cell table:formula="of:=[.F1133]*6.28/[.$K$1]" office:value-type="float" office:value="7.8657">
            <text:p>7.87</text:p>
          </table:table-cell>
          <table:table-cell office:value-type="float" office:value="4008">
            <text:p>4008.00</text:p>
          </table:table-cell>
          <table:table-cell table:formula="of:=[.G1132]+[.H1133]*0.1" office:value-type="float" office:value="580.55954375">
            <text:p>580.56</text:p>
          </table:table-cell>
          <table:table-cell table:formula="of:=[.$H$5]+[.E1133]*[.$I$5]/(2*3.14)" office:value-type="float" office:value="5.187875">
            <text:p>5.19</text:p>
          </table:table-cell>
          <table:table-cell table:number-columns-repeated="3"/>
        </table:table-row>
        <table:table-row table:style-name="ro2">
          <table:table-cell table:formula="of:=6.28*[.B1134]/3200" office:value-type="float" office:value="22.156625">
            <text:p>22.156625</text:p>
          </table:table-cell>
          <table:table-cell office:value-type="float" office:value="11290">
            <text:p>11290</text:p>
          </table:table-cell>
          <table:table-cell table:formula="of:=[.G1134]/36" office:value-type="float" office:value="16.1410648871528">
            <text:p>16.14</text:p>
          </table:table-cell>
          <table:table-cell table:formula="of:=[.E1134]/(2*3.1415)" office:value-type="float" office:value="1.25221430845138">
            <text:p>1.25</text:p>
          </table:table-cell>
          <table:table-cell table:formula="of:=[.F1134]*6.28/[.$K$1]" office:value-type="float" office:value="7.8676625">
            <text:p>7.87</text:p>
          </table:table-cell>
          <table:table-cell office:value-type="float" office:value="4009">
            <text:p>4009.00</text:p>
          </table:table-cell>
          <table:table-cell table:formula="of:=[.G1133]+[.H1134]*0.1" office:value-type="float" office:value="581.0783359375">
            <text:p>581.08</text:p>
          </table:table-cell>
          <table:table-cell table:formula="of:=[.$H$5]+[.E1134]*[.$I$5]/(2*3.14)" office:value-type="float" office:value="5.187921875">
            <text:p>5.19</text:p>
          </table:table-cell>
          <table:table-cell table:number-columns-repeated="3"/>
        </table:table-row>
        <table:table-row table:style-name="ro2">
          <table:table-cell table:formula="of:=6.28*[.B1135]/3200" office:value-type="float" office:value="22.17625">
            <text:p>22.17625</text:p>
          </table:table-cell>
          <table:table-cell office:value-type="float" office:value="11300">
            <text:p>11300</text:p>
          </table:table-cell>
          <table:table-cell table:formula="of:=[.G1135]/36" office:value-type="float" office:value="16.1554759114583">
            <text:p>16.16</text:p>
          </table:table-cell>
          <table:table-cell table:formula="of:=[.E1135]/(2*3.1415)" office:value-type="float" office:value="1.25252665923922">
            <text:p>1.25</text:p>
          </table:table-cell>
          <table:table-cell table:formula="of:=[.F1135]*6.28/[.$K$1]" office:value-type="float" office:value="7.869625">
            <text:p>7.87</text:p>
          </table:table-cell>
          <table:table-cell office:value-type="float" office:value="4010">
            <text:p>4010.00</text:p>
          </table:table-cell>
          <table:table-cell table:formula="of:=[.G1134]+[.H1135]*0.1" office:value-type="float" office:value="581.5971328125">
            <text:p>581.60</text:p>
          </table:table-cell>
          <table:table-cell table:formula="of:=[.$H$5]+[.E1135]*[.$I$5]/(2*3.14)" office:value-type="float" office:value="5.18796875">
            <text:p>5.19</text:p>
          </table:table-cell>
          <table:table-cell table:number-columns-repeated="3"/>
        </table:table-row>
        <table:table-row table:style-name="ro2">
          <table:table-cell table:formula="of:=6.28*[.B1136]/3200" office:value-type="float" office:value="22.195875">
            <text:p>22.195875</text:p>
          </table:table-cell>
          <table:table-cell office:value-type="float" office:value="11310">
            <text:p>11310</text:p>
          </table:table-cell>
          <table:table-cell table:formula="of:=[.G1136]/36" office:value-type="float" office:value="16.1698870659722">
            <text:p>16.17</text:p>
          </table:table-cell>
          <table:table-cell table:formula="of:=[.E1136]/(2*3.1415)" office:value-type="float" office:value="1.25283901002706">
            <text:p>1.25</text:p>
          </table:table-cell>
          <table:table-cell table:formula="of:=[.F1136]*6.28/[.$K$1]" office:value-type="float" office:value="7.8715875">
            <text:p>7.87</text:p>
          </table:table-cell>
          <table:table-cell office:value-type="float" office:value="4011">
            <text:p>4011.00</text:p>
          </table:table-cell>
          <table:table-cell table:formula="of:=[.G1135]+[.H1136]*0.1" office:value-type="float" office:value="582.115934375">
            <text:p>582.12</text:p>
          </table:table-cell>
          <table:table-cell table:formula="of:=[.$H$5]+[.E1136]*[.$I$5]/(2*3.14)" office:value-type="float" office:value="5.188015625">
            <text:p>5.19</text:p>
          </table:table-cell>
          <table:table-cell table:number-columns-repeated="3"/>
        </table:table-row>
        <table:table-row table:style-name="ro2">
          <table:table-cell table:formula="of:=6.28*[.B1137]/3200" office:value-type="float" office:value="22.2155">
            <text:p>22.2155</text:p>
          </table:table-cell>
          <table:table-cell office:value-type="float" office:value="11320">
            <text:p>11320</text:p>
          </table:table-cell>
          <table:table-cell table:formula="of:=[.G1137]/36" office:value-type="float" office:value="16.1842983506944">
            <text:p>16.18</text:p>
          </table:table-cell>
          <table:table-cell table:formula="of:=[.E1137]/(2*3.1415)" office:value-type="float" office:value="1.2531513608149">
            <text:p>1.25</text:p>
          </table:table-cell>
          <table:table-cell table:formula="of:=[.F1137]*6.28/[.$K$1]" office:value-type="float" office:value="7.87355">
            <text:p>7.87</text:p>
          </table:table-cell>
          <table:table-cell office:value-type="float" office:value="4012">
            <text:p>4012.00</text:p>
          </table:table-cell>
          <table:table-cell table:formula="of:=[.G1136]+[.H1137]*0.1" office:value-type="float" office:value="582.634740625">
            <text:p>582.63</text:p>
          </table:table-cell>
          <table:table-cell table:formula="of:=[.$H$5]+[.E1137]*[.$I$5]/(2*3.14)" office:value-type="float" office:value="5.1880625">
            <text:p>5.19</text:p>
          </table:table-cell>
          <table:table-cell table:number-columns-repeated="3"/>
        </table:table-row>
        <table:table-row table:style-name="ro2">
          <table:table-cell table:formula="of:=6.28*[.B1138]/3200" office:value-type="float" office:value="22.235125">
            <text:p>22.235125</text:p>
          </table:table-cell>
          <table:table-cell office:value-type="float" office:value="11330">
            <text:p>11330</text:p>
          </table:table-cell>
          <table:table-cell table:formula="of:=[.G1138]/36" office:value-type="float" office:value="16.198709765625">
            <text:p>16.20</text:p>
          </table:table-cell>
          <table:table-cell table:formula="of:=[.E1138]/(2*3.1415)" office:value-type="float" office:value="1.25346371160274">
            <text:p>1.25</text:p>
          </table:table-cell>
          <table:table-cell table:formula="of:=[.F1138]*6.28/[.$K$1]" office:value-type="float" office:value="7.8755125">
            <text:p>7.88</text:p>
          </table:table-cell>
          <table:table-cell office:value-type="float" office:value="4013">
            <text:p>4013.00</text:p>
          </table:table-cell>
          <table:table-cell table:formula="of:=[.G1137]+[.H1138]*0.1" office:value-type="float" office:value="583.1535515625">
            <text:p>583.15</text:p>
          </table:table-cell>
          <table:table-cell table:formula="of:=[.$H$5]+[.E1138]*[.$I$5]/(2*3.14)" office:value-type="float" office:value="5.188109375">
            <text:p>5.19</text:p>
          </table:table-cell>
          <table:table-cell table:number-columns-repeated="3"/>
        </table:table-row>
        <table:table-row table:style-name="ro2">
          <table:table-cell table:formula="of:=6.28*[.B1139]/3200" office:value-type="float" office:value="22.25475">
            <text:p>22.25475</text:p>
          </table:table-cell>
          <table:table-cell office:value-type="float" office:value="11340">
            <text:p>11340</text:p>
          </table:table-cell>
          <table:table-cell table:formula="of:=[.G1139]/36" office:value-type="float" office:value="16.2131213107639">
            <text:p>16.21</text:p>
          </table:table-cell>
          <table:table-cell table:formula="of:=[.E1139]/(2*3.1415)" office:value-type="float" office:value="1.25377606239058">
            <text:p>1.25</text:p>
          </table:table-cell>
          <table:table-cell table:formula="of:=[.F1139]*6.28/[.$K$1]" office:value-type="float" office:value="7.877475">
            <text:p>7.88</text:p>
          </table:table-cell>
          <table:table-cell office:value-type="float" office:value="4014">
            <text:p>4014.00</text:p>
          </table:table-cell>
          <table:table-cell table:formula="of:=[.G1138]+[.H1139]*0.1" office:value-type="float" office:value="583.6723671875">
            <text:p>583.67</text:p>
          </table:table-cell>
          <table:table-cell table:formula="of:=[.$H$5]+[.E1139]*[.$I$5]/(2*3.14)" office:value-type="float" office:value="5.18815625">
            <text:p>5.19</text:p>
          </table:table-cell>
          <table:table-cell table:number-columns-repeated="3"/>
        </table:table-row>
        <table:table-row table:style-name="ro2">
          <table:table-cell table:formula="of:=6.28*[.B1140]/3200" office:value-type="float" office:value="22.274375">
            <text:p>22.274375</text:p>
          </table:table-cell>
          <table:table-cell office:value-type="float" office:value="11350">
            <text:p>11350</text:p>
          </table:table-cell>
          <table:table-cell table:formula="of:=[.G1140]/36" office:value-type="float" office:value="16.2275329861111">
            <text:p>16.23</text:p>
          </table:table-cell>
          <table:table-cell table:formula="of:=[.E1140]/(2*3.1415)" office:value-type="float" office:value="1.25408841317842">
            <text:p>1.25</text:p>
          </table:table-cell>
          <table:table-cell table:formula="of:=[.F1140]*6.28/[.$K$1]" office:value-type="float" office:value="7.8794375">
            <text:p>7.88</text:p>
          </table:table-cell>
          <table:table-cell office:value-type="float" office:value="4015">
            <text:p>4015.00</text:p>
          </table:table-cell>
          <table:table-cell table:formula="of:=[.G1139]+[.H1140]*0.1" office:value-type="float" office:value="584.1911875">
            <text:p>584.19</text:p>
          </table:table-cell>
          <table:table-cell table:formula="of:=[.$H$5]+[.E1140]*[.$I$5]/(2*3.14)" office:value-type="float" office:value="5.188203125">
            <text:p>5.19</text:p>
          </table:table-cell>
          <table:table-cell table:number-columns-repeated="3"/>
        </table:table-row>
        <table:table-row table:style-name="ro2">
          <table:table-cell table:formula="of:=6.28*[.B1141]/3200" office:value-type="float" office:value="22.294">
            <text:p>22.294</text:p>
          </table:table-cell>
          <table:table-cell office:value-type="float" office:value="11360">
            <text:p>11360</text:p>
          </table:table-cell>
          <table:table-cell table:formula="of:=[.G1141]/36" office:value-type="float" office:value="16.2419447916667">
            <text:p>16.24</text:p>
          </table:table-cell>
          <table:table-cell table:formula="of:=[.E1141]/(2*3.1415)" office:value-type="float" office:value="1.25440076396626">
            <text:p>1.25</text:p>
          </table:table-cell>
          <table:table-cell table:formula="of:=[.F1141]*6.28/[.$K$1]" office:value-type="float" office:value="7.8814">
            <text:p>7.88</text:p>
          </table:table-cell>
          <table:table-cell office:value-type="float" office:value="4016">
            <text:p>4016.00</text:p>
          </table:table-cell>
          <table:table-cell table:formula="of:=[.G1140]+[.H1141]*0.1" office:value-type="float" office:value="584.7100125">
            <text:p>584.71</text:p>
          </table:table-cell>
          <table:table-cell table:formula="of:=[.$H$5]+[.E1141]*[.$I$5]/(2*3.14)" office:value-type="float" office:value="5.18825">
            <text:p>5.19</text:p>
          </table:table-cell>
          <table:table-cell table:number-columns-repeated="3"/>
        </table:table-row>
        <table:table-row table:style-name="ro2">
          <table:table-cell table:formula="of:=6.28*[.B1142]/3200" office:value-type="float" office:value="22.313625">
            <text:p>22.313625</text:p>
          </table:table-cell>
          <table:table-cell office:value-type="float" office:value="11370">
            <text:p>11370</text:p>
          </table:table-cell>
          <table:table-cell table:formula="of:=[.G1142]/36" office:value-type="float" office:value="16.2563567274306">
            <text:p>16.26</text:p>
          </table:table-cell>
          <table:table-cell table:formula="of:=[.E1142]/(2*3.1415)" office:value-type="float" office:value="1.2547131147541">
            <text:p>1.25</text:p>
          </table:table-cell>
          <table:table-cell table:formula="of:=[.F1142]*6.28/[.$K$1]" office:value-type="float" office:value="7.8833625">
            <text:p>7.88</text:p>
          </table:table-cell>
          <table:table-cell office:value-type="float" office:value="4017">
            <text:p>4017.00</text:p>
          </table:table-cell>
          <table:table-cell table:formula="of:=[.G1141]+[.H1142]*0.1" office:value-type="float" office:value="585.2288421875">
            <text:p>585.23</text:p>
          </table:table-cell>
          <table:table-cell table:formula="of:=[.$H$5]+[.E1142]*[.$I$5]/(2*3.14)" office:value-type="float" office:value="5.188296875">
            <text:p>5.19</text:p>
          </table:table-cell>
          <table:table-cell table:number-columns-repeated="3"/>
        </table:table-row>
        <table:table-row table:style-name="ro2">
          <table:table-cell table:formula="of:=6.28*[.B1143]/3200" office:value-type="float" office:value="22.33325">
            <text:p>22.33325</text:p>
          </table:table-cell>
          <table:table-cell office:value-type="float" office:value="11380">
            <text:p>11380</text:p>
          </table:table-cell>
          <table:table-cell table:formula="of:=[.G1143]/36" office:value-type="float" office:value="16.2707687934028">
            <text:p>16.27</text:p>
          </table:table-cell>
          <table:table-cell table:formula="of:=[.E1143]/(2*3.1415)" office:value-type="float" office:value="1.25502546554194">
            <text:p>1.26</text:p>
          </table:table-cell>
          <table:table-cell table:formula="of:=[.F1143]*6.28/[.$K$1]" office:value-type="float" office:value="7.885325">
            <text:p>7.89</text:p>
          </table:table-cell>
          <table:table-cell office:value-type="float" office:value="4018">
            <text:p>4018.00</text:p>
          </table:table-cell>
          <table:table-cell table:formula="of:=[.G1142]+[.H1143]*0.1" office:value-type="float" office:value="585.7476765625">
            <text:p>585.75</text:p>
          </table:table-cell>
          <table:table-cell table:formula="of:=[.$H$5]+[.E1143]*[.$I$5]/(2*3.14)" office:value-type="float" office:value="5.18834375">
            <text:p>5.19</text:p>
          </table:table-cell>
          <table:table-cell table:number-columns-repeated="3"/>
        </table:table-row>
        <table:table-row table:style-name="ro2">
          <table:table-cell table:formula="of:=6.28*[.B1144]/3200" office:value-type="float" office:value="22.352875">
            <text:p>22.352875</text:p>
          </table:table-cell>
          <table:table-cell office:value-type="float" office:value="11390">
            <text:p>11390</text:p>
          </table:table-cell>
          <table:table-cell table:formula="of:=[.G1144]/36" office:value-type="float" office:value="16.2851809895833">
            <text:p>16.29</text:p>
          </table:table-cell>
          <table:table-cell table:formula="of:=[.E1144]/(2*3.1415)" office:value-type="float" office:value="1.25533781632978">
            <text:p>1.26</text:p>
          </table:table-cell>
          <table:table-cell table:formula="of:=[.F1144]*6.28/[.$K$1]" office:value-type="float" office:value="7.8872875">
            <text:p>7.89</text:p>
          </table:table-cell>
          <table:table-cell office:value-type="float" office:value="4019">
            <text:p>4019.00</text:p>
          </table:table-cell>
          <table:table-cell table:formula="of:=[.G1143]+[.H1144]*0.1" office:value-type="float" office:value="586.266515625">
            <text:p>586.27</text:p>
          </table:table-cell>
          <table:table-cell table:formula="of:=[.$H$5]+[.E1144]*[.$I$5]/(2*3.14)" office:value-type="float" office:value="5.188390625">
            <text:p>5.19</text:p>
          </table:table-cell>
          <table:table-cell table:number-columns-repeated="3"/>
        </table:table-row>
        <table:table-row table:style-name="ro2">
          <table:table-cell table:formula="of:=6.28*[.B1145]/3200" office:value-type="float" office:value="22.3725">
            <text:p>22.3725</text:p>
          </table:table-cell>
          <table:table-cell office:value-type="float" office:value="11400">
            <text:p>11400</text:p>
          </table:table-cell>
          <table:table-cell table:formula="of:=[.G1145]/36" office:value-type="float" office:value="16.2995933159722">
            <text:p>16.30</text:p>
          </table:table-cell>
          <table:table-cell table:formula="of:=[.E1145]/(2*3.1415)" office:value-type="float" office:value="1.25565016711762">
            <text:p>1.26</text:p>
          </table:table-cell>
          <table:table-cell table:formula="of:=[.F1145]*6.28/[.$K$1]" office:value-type="float" office:value="7.88925">
            <text:p>7.89</text:p>
          </table:table-cell>
          <table:table-cell office:value-type="float" office:value="4020">
            <text:p>4020.00</text:p>
          </table:table-cell>
          <table:table-cell table:formula="of:=[.G1144]+[.H1145]*0.1" office:value-type="float" office:value="586.785359375">
            <text:p>586.79</text:p>
          </table:table-cell>
          <table:table-cell table:formula="of:=[.$H$5]+[.E1145]*[.$I$5]/(2*3.14)" office:value-type="float" office:value="5.1884375">
            <text:p>5.19</text:p>
          </table:table-cell>
          <table:table-cell table:number-columns-repeated="3"/>
        </table:table-row>
        <table:table-row table:style-name="ro2">
          <table:table-cell table:formula="of:=6.28*[.B1146]/3200" office:value-type="float" office:value="22.392125">
            <text:p>22.392125</text:p>
          </table:table-cell>
          <table:table-cell office:value-type="float" office:value="11410">
            <text:p>11410</text:p>
          </table:table-cell>
          <table:table-cell table:formula="of:=[.G1146]/36" office:value-type="float" office:value="16.3140057725694">
            <text:p>16.31</text:p>
          </table:table-cell>
          <table:table-cell table:formula="of:=[.E1146]/(2*3.1415)" office:value-type="float" office:value="1.25596251790546">
            <text:p>1.26</text:p>
          </table:table-cell>
          <table:table-cell table:formula="of:=[.F1146]*6.28/[.$K$1]" office:value-type="float" office:value="7.8912125">
            <text:p>7.89</text:p>
          </table:table-cell>
          <table:table-cell office:value-type="float" office:value="4021">
            <text:p>4021.00</text:p>
          </table:table-cell>
          <table:table-cell table:formula="of:=[.G1145]+[.H1146]*0.1" office:value-type="float" office:value="587.3042078125">
            <text:p>587.30</text:p>
          </table:table-cell>
          <table:table-cell table:formula="of:=[.$H$5]+[.E1146]*[.$I$5]/(2*3.14)" office:value-type="float" office:value="5.188484375">
            <text:p>5.19</text:p>
          </table:table-cell>
          <table:table-cell table:number-columns-repeated="3"/>
        </table:table-row>
        <table:table-row table:style-name="ro2">
          <table:table-cell table:formula="of:=6.28*[.B1147]/3200" office:value-type="float" office:value="22.41175">
            <text:p>22.41175</text:p>
          </table:table-cell>
          <table:table-cell office:value-type="float" office:value="11420">
            <text:p>11420</text:p>
          </table:table-cell>
          <table:table-cell table:formula="of:=[.G1147]/36" office:value-type="float" office:value="16.328418359375">
            <text:p>16.33</text:p>
          </table:table-cell>
          <table:table-cell table:formula="of:=[.E1147]/(2*3.1415)" office:value-type="float" office:value="1.2562748686933">
            <text:p>1.26</text:p>
          </table:table-cell>
          <table:table-cell table:formula="of:=[.F1147]*6.28/[.$K$1]" office:value-type="float" office:value="7.893175">
            <text:p>7.89</text:p>
          </table:table-cell>
          <table:table-cell office:value-type="float" office:value="4022">
            <text:p>4022.00</text:p>
          </table:table-cell>
          <table:table-cell table:formula="of:=[.G1146]+[.H1147]*0.1" office:value-type="float" office:value="587.8230609375">
            <text:p>587.82</text:p>
          </table:table-cell>
          <table:table-cell table:formula="of:=[.$H$5]+[.E1147]*[.$I$5]/(2*3.14)" office:value-type="float" office:value="5.18853125">
            <text:p>5.19</text:p>
          </table:table-cell>
          <table:table-cell table:number-columns-repeated="3"/>
        </table:table-row>
        <table:table-row table:style-name="ro2">
          <table:table-cell table:formula="of:=6.28*[.B1148]/3200" office:value-type="float" office:value="22.431375">
            <text:p>22.431375</text:p>
          </table:table-cell>
          <table:table-cell office:value-type="float" office:value="11430">
            <text:p>11430</text:p>
          </table:table-cell>
          <table:table-cell table:formula="of:=[.G1148]/36" office:value-type="float" office:value="16.3428310763889">
            <text:p>16.34</text:p>
          </table:table-cell>
          <table:table-cell table:formula="of:=[.E1148]/(2*3.1415)" office:value-type="float" office:value="1.25658721948114">
            <text:p>1.26</text:p>
          </table:table-cell>
          <table:table-cell table:formula="of:=[.F1148]*6.28/[.$K$1]" office:value-type="float" office:value="7.8951375">
            <text:p>7.90</text:p>
          </table:table-cell>
          <table:table-cell office:value-type="float" office:value="4023">
            <text:p>4023.00</text:p>
          </table:table-cell>
          <table:table-cell table:formula="of:=[.G1147]+[.H1148]*0.1" office:value-type="float" office:value="588.34191875">
            <text:p>588.34</text:p>
          </table:table-cell>
          <table:table-cell table:formula="of:=[.$H$5]+[.E1148]*[.$I$5]/(2*3.14)" office:value-type="float" office:value="5.188578125">
            <text:p>5.19</text:p>
          </table:table-cell>
          <table:table-cell table:number-columns-repeated="3"/>
        </table:table-row>
        <table:table-row table:style-name="ro2">
          <table:table-cell table:formula="of:=6.28*[.B1149]/3200" office:value-type="float" office:value="22.451">
            <text:p>22.451</text:p>
          </table:table-cell>
          <table:table-cell office:value-type="float" office:value="11440">
            <text:p>11440</text:p>
          </table:table-cell>
          <table:table-cell table:formula="of:=[.G1149]/36" office:value-type="float" office:value="16.3572439236111">
            <text:p>16.36</text:p>
          </table:table-cell>
          <table:table-cell table:formula="of:=[.E1149]/(2*3.1415)" office:value-type="float" office:value="1.25689957026898">
            <text:p>1.26</text:p>
          </table:table-cell>
          <table:table-cell table:formula="of:=[.F1149]*6.28/[.$K$1]" office:value-type="float" office:value="7.8971">
            <text:p>7.90</text:p>
          </table:table-cell>
          <table:table-cell office:value-type="float" office:value="4024">
            <text:p>4024.00</text:p>
          </table:table-cell>
          <table:table-cell table:formula="of:=[.G1148]+[.H1149]*0.1" office:value-type="float" office:value="588.86078125">
            <text:p>588.86</text:p>
          </table:table-cell>
          <table:table-cell table:formula="of:=[.$H$5]+[.E1149]*[.$I$5]/(2*3.14)" office:value-type="float" office:value="5.188625">
            <text:p>5.19</text:p>
          </table:table-cell>
          <table:table-cell table:number-columns-repeated="3"/>
        </table:table-row>
        <table:table-row table:style-name="ro2">
          <table:table-cell table:formula="of:=6.28*[.B1150]/3200" office:value-type="float" office:value="22.470625">
            <text:p>22.470625</text:p>
          </table:table-cell>
          <table:table-cell office:value-type="float" office:value="11450">
            <text:p>11450</text:p>
          </table:table-cell>
          <table:table-cell table:formula="of:=[.G1150]/36" office:value-type="float" office:value="16.3716569010417">
            <text:p>16.37</text:p>
          </table:table-cell>
          <table:table-cell table:formula="of:=[.E1150]/(2*3.1415)" office:value-type="float" office:value="1.25721192105682">
            <text:p>1.26</text:p>
          </table:table-cell>
          <table:table-cell table:formula="of:=[.F1150]*6.28/[.$K$1]" office:value-type="float" office:value="7.8990625">
            <text:p>7.90</text:p>
          </table:table-cell>
          <table:table-cell office:value-type="float" office:value="4025">
            <text:p>4025.00</text:p>
          </table:table-cell>
          <table:table-cell table:formula="of:=[.G1149]+[.H1150]*0.1" office:value-type="float" office:value="589.3796484375">
            <text:p>589.38</text:p>
          </table:table-cell>
          <table:table-cell table:formula="of:=[.$H$5]+[.E1150]*[.$I$5]/(2*3.14)" office:value-type="float" office:value="5.188671875">
            <text:p>5.19</text:p>
          </table:table-cell>
          <table:table-cell table:number-columns-repeated="3"/>
        </table:table-row>
        <table:table-row table:style-name="ro2">
          <table:table-cell table:formula="of:=6.28*[.B1151]/3200" office:value-type="float" office:value="22.49025">
            <text:p>22.49025</text:p>
          </table:table-cell>
          <table:table-cell office:value-type="float" office:value="11460">
            <text:p>11460</text:p>
          </table:table-cell>
          <table:table-cell table:formula="of:=[.G1151]/36" office:value-type="float" office:value="16.3860700086805">
            <text:p>16.39</text:p>
          </table:table-cell>
          <table:table-cell table:formula="of:=[.E1151]/(2*3.1415)" office:value-type="float" office:value="1.25752427184466">
            <text:p>1.26</text:p>
          </table:table-cell>
          <table:table-cell table:formula="of:=[.F1151]*6.28/[.$K$1]" office:value-type="float" office:value="7.901025">
            <text:p>7.90</text:p>
          </table:table-cell>
          <table:table-cell office:value-type="float" office:value="4026">
            <text:p>4026.00</text:p>
          </table:table-cell>
          <table:table-cell table:formula="of:=[.G1150]+[.H1151]*0.1" office:value-type="float" office:value="589.8985203125">
            <text:p>589.90</text:p>
          </table:table-cell>
          <table:table-cell table:formula="of:=[.$H$5]+[.E1151]*[.$I$5]/(2*3.14)" office:value-type="float" office:value="5.18871875">
            <text:p>5.19</text:p>
          </table:table-cell>
          <table:table-cell table:number-columns-repeated="3"/>
        </table:table-row>
        <table:table-row table:style-name="ro2">
          <table:table-cell table:formula="of:=6.28*[.B1152]/3200" office:value-type="float" office:value="22.509875">
            <text:p>22.509875</text:p>
          </table:table-cell>
          <table:table-cell office:value-type="float" office:value="11470">
            <text:p>11470</text:p>
          </table:table-cell>
          <table:table-cell table:formula="of:=[.G1152]/36" office:value-type="float" office:value="16.4004832465278">
            <text:p>16.40</text:p>
          </table:table-cell>
          <table:table-cell table:formula="of:=[.E1152]/(2*3.1415)" office:value-type="float" office:value="1.2578366226325">
            <text:p>1.26</text:p>
          </table:table-cell>
          <table:table-cell table:formula="of:=[.F1152]*6.28/[.$K$1]" office:value-type="float" office:value="7.9029875">
            <text:p>7.90</text:p>
          </table:table-cell>
          <table:table-cell office:value-type="float" office:value="4027">
            <text:p>4027.00</text:p>
          </table:table-cell>
          <table:table-cell table:formula="of:=[.G1151]+[.H1152]*0.1" office:value-type="float" office:value="590.417396875">
            <text:p>590.42</text:p>
          </table:table-cell>
          <table:table-cell table:formula="of:=[.$H$5]+[.E1152]*[.$I$5]/(2*3.14)" office:value-type="float" office:value="5.188765625">
            <text:p>5.19</text:p>
          </table:table-cell>
          <table:table-cell table:number-columns-repeated="3"/>
        </table:table-row>
        <table:table-row table:style-name="ro2">
          <table:table-cell table:formula="of:=6.28*[.B1153]/3200" office:value-type="float" office:value="22.5295">
            <text:p>22.5295</text:p>
          </table:table-cell>
          <table:table-cell office:value-type="float" office:value="11480">
            <text:p>11480</text:p>
          </table:table-cell>
          <table:table-cell table:formula="of:=[.G1153]/36" office:value-type="float" office:value="16.4148966145833">
            <text:p>16.41</text:p>
          </table:table-cell>
          <table:table-cell table:formula="of:=[.E1153]/(2*3.1415)" office:value-type="float" office:value="1.25814897342034">
            <text:p>1.26</text:p>
          </table:table-cell>
          <table:table-cell table:formula="of:=[.F1153]*6.28/[.$K$1]" office:value-type="float" office:value="7.90495">
            <text:p>7.90</text:p>
          </table:table-cell>
          <table:table-cell office:value-type="float" office:value="4028">
            <text:p>4028.00</text:p>
          </table:table-cell>
          <table:table-cell table:formula="of:=[.G1152]+[.H1153]*0.1" office:value-type="float" office:value="590.936278125">
            <text:p>590.94</text:p>
          </table:table-cell>
          <table:table-cell table:formula="of:=[.$H$5]+[.E1153]*[.$I$5]/(2*3.14)" office:value-type="float" office:value="5.1888125">
            <text:p>5.19</text:p>
          </table:table-cell>
          <table:table-cell table:number-columns-repeated="3"/>
        </table:table-row>
        <table:table-row table:style-name="ro2">
          <table:table-cell table:formula="of:=6.28*[.B1154]/3200" office:value-type="float" office:value="22.549125">
            <text:p>22.549125</text:p>
          </table:table-cell>
          <table:table-cell office:value-type="float" office:value="11490">
            <text:p>11490</text:p>
          </table:table-cell>
          <table:table-cell table:formula="of:=[.G1154]/36" office:value-type="float" office:value="16.4293101128472">
            <text:p>16.43</text:p>
          </table:table-cell>
          <table:table-cell table:formula="of:=[.E1154]/(2*3.1415)" office:value-type="float" office:value="1.25846132420818">
            <text:p>1.26</text:p>
          </table:table-cell>
          <table:table-cell table:formula="of:=[.F1154]*6.28/[.$K$1]" office:value-type="float" office:value="7.9069125">
            <text:p>7.91</text:p>
          </table:table-cell>
          <table:table-cell office:value-type="float" office:value="4029">
            <text:p>4029.00</text:p>
          </table:table-cell>
          <table:table-cell table:formula="of:=[.G1153]+[.H1154]*0.1" office:value-type="float" office:value="591.4551640625">
            <text:p>591.46</text:p>
          </table:table-cell>
          <table:table-cell table:formula="of:=[.$H$5]+[.E1154]*[.$I$5]/(2*3.14)" office:value-type="float" office:value="5.188859375">
            <text:p>5.19</text:p>
          </table:table-cell>
          <table:table-cell table:number-columns-repeated="3"/>
        </table:table-row>
        <table:table-row table:style-name="ro2">
          <table:table-cell table:formula="of:=6.28*[.B1155]/3200" office:value-type="float" office:value="22.56875">
            <text:p>22.56875</text:p>
          </table:table-cell>
          <table:table-cell office:value-type="float" office:value="11500">
            <text:p>11500</text:p>
          </table:table-cell>
          <table:table-cell table:formula="of:=[.G1155]/36" office:value-type="float" office:value="16.4437237413194">
            <text:p>16.44</text:p>
          </table:table-cell>
          <table:table-cell table:formula="of:=[.E1155]/(2*3.1415)" office:value-type="float" office:value="1.25877367499602">
            <text:p>1.26</text:p>
          </table:table-cell>
          <table:table-cell table:formula="of:=[.F1155]*6.28/[.$K$1]" office:value-type="float" office:value="7.908875">
            <text:p>7.91</text:p>
          </table:table-cell>
          <table:table-cell office:value-type="float" office:value="4030">
            <text:p>4030.00</text:p>
          </table:table-cell>
          <table:table-cell table:formula="of:=[.G1154]+[.H1155]*0.1" office:value-type="float" office:value="591.9740546875">
            <text:p>591.97</text:p>
          </table:table-cell>
          <table:table-cell table:formula="of:=[.$H$5]+[.E1155]*[.$I$5]/(2*3.14)" office:value-type="float" office:value="5.18890625">
            <text:p>5.19</text:p>
          </table:table-cell>
          <table:table-cell table:number-columns-repeated="3"/>
        </table:table-row>
        <table:table-row table:style-name="ro2">
          <table:table-cell table:formula="of:=6.28*[.B1156]/3200" office:value-type="float" office:value="22.588375">
            <text:p>22.588375</text:p>
          </table:table-cell>
          <table:table-cell office:value-type="float" office:value="11510">
            <text:p>11510</text:p>
          </table:table-cell>
          <table:table-cell table:formula="of:=[.G1156]/36" office:value-type="float" office:value="16.4581375">
            <text:p>16.46</text:p>
          </table:table-cell>
          <table:table-cell table:formula="of:=[.E1156]/(2*3.1415)" office:value-type="float" office:value="1.25908602578386">
            <text:p>1.26</text:p>
          </table:table-cell>
          <table:table-cell table:formula="of:=[.F1156]*6.28/[.$K$1]" office:value-type="float" office:value="7.9108375">
            <text:p>7.91</text:p>
          </table:table-cell>
          <table:table-cell office:value-type="float" office:value="4031">
            <text:p>4031.00</text:p>
          </table:table-cell>
          <table:table-cell table:formula="of:=[.G1155]+[.H1156]*0.1" office:value-type="float" office:value="592.49295">
            <text:p>592.49</text:p>
          </table:table-cell>
          <table:table-cell table:formula="of:=[.$H$5]+[.E1156]*[.$I$5]/(2*3.14)" office:value-type="float" office:value="5.188953125">
            <text:p>5.19</text:p>
          </table:table-cell>
          <table:table-cell table:number-columns-repeated="3"/>
        </table:table-row>
        <table:table-row table:style-name="ro2">
          <table:table-cell table:formula="of:=6.28*[.B1157]/3200" office:value-type="float" office:value="22.608">
            <text:p>22.608</text:p>
          </table:table-cell>
          <table:table-cell office:value-type="float" office:value="11520">
            <text:p>11520</text:p>
          </table:table-cell>
          <table:table-cell table:formula="of:=[.G1157]/36" office:value-type="float" office:value="16.4725513888889">
            <text:p>16.47</text:p>
          </table:table-cell>
          <table:table-cell table:formula="of:=[.E1157]/(2*3.1415)" office:value-type="float" office:value="1.2593983765717">
            <text:p>1.26</text:p>
          </table:table-cell>
          <table:table-cell table:formula="of:=[.F1157]*6.28/[.$K$1]" office:value-type="float" office:value="7.9128">
            <text:p>7.91</text:p>
          </table:table-cell>
          <table:table-cell office:value-type="float" office:value="4032">
            <text:p>4032.00</text:p>
          </table:table-cell>
          <table:table-cell table:formula="of:=[.G1156]+[.H1157]*0.1" office:value-type="float" office:value="593.01185">
            <text:p>593.01</text:p>
          </table:table-cell>
          <table:table-cell table:formula="of:=[.$H$5]+[.E1157]*[.$I$5]/(2*3.14)" office:value-type="float" office:value="5.189">
            <text:p>5.19</text:p>
          </table:table-cell>
          <table:table-cell table:number-columns-repeated="3"/>
        </table:table-row>
        <table:table-row table:style-name="ro2">
          <table:table-cell table:formula="of:=6.28*[.B1158]/3200" office:value-type="float" office:value="22.627625">
            <text:p>22.627625</text:p>
          </table:table-cell>
          <table:table-cell office:value-type="float" office:value="11530">
            <text:p>11530</text:p>
          </table:table-cell>
          <table:table-cell table:formula="of:=[.G1158]/36" office:value-type="float" office:value="16.4869654079861">
            <text:p>16.49</text:p>
          </table:table-cell>
          <table:table-cell table:formula="of:=[.E1158]/(2*3.1415)" office:value-type="float" office:value="1.25971072735954">
            <text:p>1.26</text:p>
          </table:table-cell>
          <table:table-cell table:formula="of:=[.F1158]*6.28/[.$K$1]" office:value-type="float" office:value="7.9147625">
            <text:p>7.91</text:p>
          </table:table-cell>
          <table:table-cell office:value-type="float" office:value="4033">
            <text:p>4033.00</text:p>
          </table:table-cell>
          <table:table-cell table:formula="of:=[.G1157]+[.H1158]*0.1" office:value-type="float" office:value="593.5307546875">
            <text:p>593.53</text:p>
          </table:table-cell>
          <table:table-cell table:formula="of:=[.$H$5]+[.E1158]*[.$I$5]/(2*3.14)" office:value-type="float" office:value="5.189046875">
            <text:p>5.19</text:p>
          </table:table-cell>
          <table:table-cell table:number-columns-repeated="3"/>
        </table:table-row>
        <table:table-row table:style-name="ro2">
          <table:table-cell table:formula="of:=6.28*[.B1159]/3200" office:value-type="float" office:value="22.64725">
            <text:p>22.64725</text:p>
          </table:table-cell>
          <table:table-cell office:value-type="float" office:value="11540">
            <text:p>11540</text:p>
          </table:table-cell>
          <table:table-cell table:formula="of:=[.G1159]/36" office:value-type="float" office:value="16.5013795572917">
            <text:p>16.50</text:p>
          </table:table-cell>
          <table:table-cell table:formula="of:=[.E1159]/(2*3.1415)" office:value-type="float" office:value="1.26002307814738">
            <text:p>1.26</text:p>
          </table:table-cell>
          <table:table-cell table:formula="of:=[.F1159]*6.28/[.$K$1]" office:value-type="float" office:value="7.916725">
            <text:p>7.92</text:p>
          </table:table-cell>
          <table:table-cell office:value-type="float" office:value="4034">
            <text:p>4034.00</text:p>
          </table:table-cell>
          <table:table-cell table:formula="of:=[.G1158]+[.H1159]*0.1" office:value-type="float" office:value="594.0496640625">
            <text:p>594.05</text:p>
          </table:table-cell>
          <table:table-cell table:formula="of:=[.$H$5]+[.E1159]*[.$I$5]/(2*3.14)" office:value-type="float" office:value="5.18909375">
            <text:p>5.19</text:p>
          </table:table-cell>
          <table:table-cell table:number-columns-repeated="3"/>
        </table:table-row>
        <table:table-row table:style-name="ro2">
          <table:table-cell table:formula="of:=6.28*[.B1160]/3200" office:value-type="float" office:value="22.666875">
            <text:p>22.666875</text:p>
          </table:table-cell>
          <table:table-cell office:value-type="float" office:value="11550">
            <text:p>11550</text:p>
          </table:table-cell>
          <table:table-cell table:formula="of:=[.G1160]/36" office:value-type="float" office:value="16.5157938368056">
            <text:p>16.52</text:p>
          </table:table-cell>
          <table:table-cell table:formula="of:=[.E1160]/(2*3.1415)" office:value-type="float" office:value="1.26033542893522">
            <text:p>1.26</text:p>
          </table:table-cell>
          <table:table-cell table:formula="of:=[.F1160]*6.28/[.$K$1]" office:value-type="float" office:value="7.9186875">
            <text:p>7.92</text:p>
          </table:table-cell>
          <table:table-cell office:value-type="float" office:value="4035">
            <text:p>4035.00</text:p>
          </table:table-cell>
          <table:table-cell table:formula="of:=[.G1159]+[.H1160]*0.1" office:value-type="float" office:value="594.568578125">
            <text:p>594.57</text:p>
          </table:table-cell>
          <table:table-cell table:formula="of:=[.$H$5]+[.E1160]*[.$I$5]/(2*3.14)" office:value-type="float" office:value="5.189140625">
            <text:p>5.19</text:p>
          </table:table-cell>
          <table:table-cell table:number-columns-repeated="3"/>
        </table:table-row>
        <table:table-row table:style-name="ro2">
          <table:table-cell table:formula="of:=6.28*[.B1161]/3200" office:value-type="float" office:value="22.6865">
            <text:p>22.6865</text:p>
          </table:table-cell>
          <table:table-cell office:value-type="float" office:value="11560">
            <text:p>11560</text:p>
          </table:table-cell>
          <table:table-cell table:formula="of:=[.G1161]/36" office:value-type="float" office:value="16.5302082465278">
            <text:p>16.53</text:p>
          </table:table-cell>
          <table:table-cell table:formula="of:=[.E1161]/(2*3.1415)" office:value-type="float" office:value="1.26064777972306">
            <text:p>1.26</text:p>
          </table:table-cell>
          <table:table-cell table:formula="of:=[.F1161]*6.28/[.$K$1]" office:value-type="float" office:value="7.92065">
            <text:p>7.92</text:p>
          </table:table-cell>
          <table:table-cell office:value-type="float" office:value="4036">
            <text:p>4036.00</text:p>
          </table:table-cell>
          <table:table-cell table:formula="of:=[.G1160]+[.H1161]*0.1" office:value-type="float" office:value="595.087496875">
            <text:p>595.09</text:p>
          </table:table-cell>
          <table:table-cell table:formula="of:=[.$H$5]+[.E1161]*[.$I$5]/(2*3.14)" office:value-type="float" office:value="5.1891875">
            <text:p>5.19</text:p>
          </table:table-cell>
          <table:table-cell table:number-columns-repeated="3"/>
        </table:table-row>
        <table:table-row table:style-name="ro2">
          <table:table-cell table:formula="of:=6.28*[.B1162]/3200" office:value-type="float" office:value="22.706125">
            <text:p>22.706125</text:p>
          </table:table-cell>
          <table:table-cell office:value-type="float" office:value="11570">
            <text:p>11570</text:p>
          </table:table-cell>
          <table:table-cell table:formula="of:=[.G1162]/36" office:value-type="float" office:value="16.5446227864583">
            <text:p>16.54</text:p>
          </table:table-cell>
          <table:table-cell table:formula="of:=[.E1162]/(2*3.1415)" office:value-type="float" office:value="1.2609601305109">
            <text:p>1.26</text:p>
          </table:table-cell>
          <table:table-cell table:formula="of:=[.F1162]*6.28/[.$K$1]" office:value-type="float" office:value="7.9226125">
            <text:p>7.92</text:p>
          </table:table-cell>
          <table:table-cell office:value-type="float" office:value="4037">
            <text:p>4037.00</text:p>
          </table:table-cell>
          <table:table-cell table:formula="of:=[.G1161]+[.H1162]*0.1" office:value-type="float" office:value="595.6064203125">
            <text:p>595.61</text:p>
          </table:table-cell>
          <table:table-cell table:formula="of:=[.$H$5]+[.E1162]*[.$I$5]/(2*3.14)" office:value-type="float" office:value="5.189234375">
            <text:p>5.19</text:p>
          </table:table-cell>
          <table:table-cell table:number-columns-repeated="3"/>
        </table:table-row>
        <table:table-row table:style-name="ro2">
          <table:table-cell table:formula="of:=6.28*[.B1163]/3200" office:value-type="float" office:value="22.72575">
            <text:p>22.72575</text:p>
          </table:table-cell>
          <table:table-cell office:value-type="float" office:value="11580">
            <text:p>11580</text:p>
          </table:table-cell>
          <table:table-cell table:formula="of:=[.G1163]/36" office:value-type="float" office:value="16.5590374565972">
            <text:p>16.56</text:p>
          </table:table-cell>
          <table:table-cell table:formula="of:=[.E1163]/(2*3.1415)" office:value-type="float" office:value="1.26127248129874">
            <text:p>1.26</text:p>
          </table:table-cell>
          <table:table-cell table:formula="of:=[.F1163]*6.28/[.$K$1]" office:value-type="float" office:value="7.924575">
            <text:p>7.92</text:p>
          </table:table-cell>
          <table:table-cell office:value-type="float" office:value="4038">
            <text:p>4038.00</text:p>
          </table:table-cell>
          <table:table-cell table:formula="of:=[.G1162]+[.H1163]*0.1" office:value-type="float" office:value="596.1253484375">
            <text:p>596.13</text:p>
          </table:table-cell>
          <table:table-cell table:formula="of:=[.$H$5]+[.E1163]*[.$I$5]/(2*3.14)" office:value-type="float" office:value="5.18928125">
            <text:p>5.19</text:p>
          </table:table-cell>
          <table:table-cell table:number-columns-repeated="3"/>
        </table:table-row>
        <table:table-row table:style-name="ro2">
          <table:table-cell table:formula="of:=6.28*[.B1164]/3200" office:value-type="float" office:value="22.745375">
            <text:p>22.745375</text:p>
          </table:table-cell>
          <table:table-cell office:value-type="float" office:value="11590">
            <text:p>11590</text:p>
          </table:table-cell>
          <table:table-cell table:formula="of:=[.G1164]/36" office:value-type="float" office:value="16.5734522569444">
            <text:p>16.57</text:p>
          </table:table-cell>
          <table:table-cell table:formula="of:=[.E1164]/(2*3.1415)" office:value-type="float" office:value="1.26158483208658">
            <text:p>1.26</text:p>
          </table:table-cell>
          <table:table-cell table:formula="of:=[.F1164]*6.28/[.$K$1]" office:value-type="float" office:value="7.9265375">
            <text:p>7.93</text:p>
          </table:table-cell>
          <table:table-cell office:value-type="float" office:value="4039">
            <text:p>4039.00</text:p>
          </table:table-cell>
          <table:table-cell table:formula="of:=[.G1163]+[.H1164]*0.1" office:value-type="float" office:value="596.64428125">
            <text:p>596.64</text:p>
          </table:table-cell>
          <table:table-cell table:formula="of:=[.$H$5]+[.E1164]*[.$I$5]/(2*3.14)" office:value-type="float" office:value="5.189328125">
            <text:p>5.19</text:p>
          </table:table-cell>
          <table:table-cell table:number-columns-repeated="3"/>
        </table:table-row>
        <table:table-row table:style-name="ro2">
          <table:table-cell table:formula="of:=6.28*[.B1165]/3200" office:value-type="float" office:value="22.765">
            <text:p>22.765</text:p>
          </table:table-cell>
          <table:table-cell office:value-type="float" office:value="11600">
            <text:p>11600</text:p>
          </table:table-cell>
          <table:table-cell table:formula="of:=[.G1165]/36" office:value-type="float" office:value="16.5878671875">
            <text:p>16.59</text:p>
          </table:table-cell>
          <table:table-cell table:formula="of:=[.E1165]/(2*3.1415)" office:value-type="float" office:value="1.26189718287442">
            <text:p>1.26</text:p>
          </table:table-cell>
          <table:table-cell table:formula="of:=[.F1165]*6.28/[.$K$1]" office:value-type="float" office:value="7.9285">
            <text:p>7.93</text:p>
          </table:table-cell>
          <table:table-cell office:value-type="float" office:value="4040">
            <text:p>4040.00</text:p>
          </table:table-cell>
          <table:table-cell table:formula="of:=[.G1164]+[.H1165]*0.1" office:value-type="float" office:value="597.16321875">
            <text:p>597.16</text:p>
          </table:table-cell>
          <table:table-cell table:formula="of:=[.$H$5]+[.E1165]*[.$I$5]/(2*3.14)" office:value-type="float" office:value="5.189375">
            <text:p>5.19</text:p>
          </table:table-cell>
          <table:table-cell table:number-columns-repeated="3"/>
        </table:table-row>
        <table:table-row table:style-name="ro2">
          <table:table-cell table:formula="of:=6.28*[.B1166]/3200" office:value-type="float" office:value="22.784625">
            <text:p>22.784625</text:p>
          </table:table-cell>
          <table:table-cell office:value-type="float" office:value="11610">
            <text:p>11610</text:p>
          </table:table-cell>
          <table:table-cell table:formula="of:=[.G1166]/36" office:value-type="float" office:value="16.6022822482639">
            <text:p>16.60</text:p>
          </table:table-cell>
          <table:table-cell table:formula="of:=[.E1166]/(2*3.1415)" office:value-type="float" office:value="1.26220953366226">
            <text:p>1.26</text:p>
          </table:table-cell>
          <table:table-cell table:formula="of:=[.F1166]*6.28/[.$K$1]" office:value-type="float" office:value="7.9304625">
            <text:p>7.93</text:p>
          </table:table-cell>
          <table:table-cell office:value-type="float" office:value="4041">
            <text:p>4041.00</text:p>
          </table:table-cell>
          <table:table-cell table:formula="of:=[.G1165]+[.H1166]*0.1" office:value-type="float" office:value="597.6821609375">
            <text:p>597.68</text:p>
          </table:table-cell>
          <table:table-cell table:formula="of:=[.$H$5]+[.E1166]*[.$I$5]/(2*3.14)" office:value-type="float" office:value="5.189421875">
            <text:p>5.19</text:p>
          </table:table-cell>
          <table:table-cell table:number-columns-repeated="3"/>
        </table:table-row>
        <table:table-row table:style-name="ro2">
          <table:table-cell table:formula="of:=6.28*[.B1167]/3200" office:value-type="float" office:value="22.80425">
            <text:p>22.80425</text:p>
          </table:table-cell>
          <table:table-cell office:value-type="float" office:value="11620">
            <text:p>11620</text:p>
          </table:table-cell>
          <table:table-cell table:formula="of:=[.G1167]/36" office:value-type="float" office:value="16.6166974392361">
            <text:p>16.62</text:p>
          </table:table-cell>
          <table:table-cell table:formula="of:=[.E1167]/(2*3.1415)" office:value-type="float" office:value="1.2625218844501">
            <text:p>1.26</text:p>
          </table:table-cell>
          <table:table-cell table:formula="of:=[.F1167]*6.28/[.$K$1]" office:value-type="float" office:value="7.932425">
            <text:p>7.93</text:p>
          </table:table-cell>
          <table:table-cell office:value-type="float" office:value="4042">
            <text:p>4042.00</text:p>
          </table:table-cell>
          <table:table-cell table:formula="of:=[.G1166]+[.H1167]*0.1" office:value-type="float" office:value="598.2011078125">
            <text:p>598.20</text:p>
          </table:table-cell>
          <table:table-cell table:formula="of:=[.$H$5]+[.E1167]*[.$I$5]/(2*3.14)" office:value-type="float" office:value="5.18946875">
            <text:p>5.19</text:p>
          </table:table-cell>
          <table:table-cell table:number-columns-repeated="3"/>
        </table:table-row>
        <table:table-row table:style-name="ro2">
          <table:table-cell table:formula="of:=6.28*[.B1168]/3200" office:value-type="float" office:value="22.823875">
            <text:p>22.823875</text:p>
          </table:table-cell>
          <table:table-cell office:value-type="float" office:value="11630">
            <text:p>11630</text:p>
          </table:table-cell>
          <table:table-cell table:formula="of:=[.G1168]/36" office:value-type="float" office:value="16.6311127604167">
            <text:p>16.63</text:p>
          </table:table-cell>
          <table:table-cell table:formula="of:=[.E1168]/(2*3.1415)" office:value-type="float" office:value="1.26283423523794">
            <text:p>1.26</text:p>
          </table:table-cell>
          <table:table-cell table:formula="of:=[.F1168]*6.28/[.$K$1]" office:value-type="float" office:value="7.9343875">
            <text:p>7.93</text:p>
          </table:table-cell>
          <table:table-cell office:value-type="float" office:value="4043">
            <text:p>4043.00</text:p>
          </table:table-cell>
          <table:table-cell table:formula="of:=[.G1167]+[.H1168]*0.1" office:value-type="float" office:value="598.720059375">
            <text:p>598.72</text:p>
          </table:table-cell>
          <table:table-cell table:formula="of:=[.$H$5]+[.E1168]*[.$I$5]/(2*3.14)" office:value-type="float" office:value="5.189515625">
            <text:p>5.19</text:p>
          </table:table-cell>
          <table:table-cell table:number-columns-repeated="3"/>
        </table:table-row>
        <table:table-row table:style-name="ro2">
          <table:table-cell table:formula="of:=6.28*[.B1169]/3200" office:value-type="float" office:value="22.8435">
            <text:p>22.8435</text:p>
          </table:table-cell>
          <table:table-cell office:value-type="float" office:value="11640">
            <text:p>11640</text:p>
          </table:table-cell>
          <table:table-cell table:formula="of:=[.G1169]/36" office:value-type="float" office:value="16.6455282118056">
            <text:p>16.65</text:p>
          </table:table-cell>
          <table:table-cell table:formula="of:=[.E1169]/(2*3.1415)" office:value-type="float" office:value="1.26314658602578">
            <text:p>1.26</text:p>
          </table:table-cell>
          <table:table-cell table:formula="of:=[.F1169]*6.28/[.$K$1]" office:value-type="float" office:value="7.93635">
            <text:p>7.94</text:p>
          </table:table-cell>
          <table:table-cell office:value-type="float" office:value="4044">
            <text:p>4044.00</text:p>
          </table:table-cell>
          <table:table-cell table:formula="of:=[.G1168]+[.H1169]*0.1" office:value-type="float" office:value="599.239015625">
            <text:p>599.24</text:p>
          </table:table-cell>
          <table:table-cell table:formula="of:=[.$H$5]+[.E1169]*[.$I$5]/(2*3.14)" office:value-type="float" office:value="5.1895625">
            <text:p>5.19</text:p>
          </table:table-cell>
          <table:table-cell table:number-columns-repeated="3"/>
        </table:table-row>
        <table:table-row table:style-name="ro2">
          <table:table-cell table:formula="of:=6.28*[.B1170]/3200" office:value-type="float" office:value="22.863125">
            <text:p>22.863125</text:p>
          </table:table-cell>
          <table:table-cell office:value-type="float" office:value="11650">
            <text:p>11650</text:p>
          </table:table-cell>
          <table:table-cell table:formula="of:=[.G1170]/36" office:value-type="float" office:value="16.6599437934028">
            <text:p>16.66</text:p>
          </table:table-cell>
          <table:table-cell table:formula="of:=[.E1170]/(2*3.1415)" office:value-type="float" office:value="1.26345893681362">
            <text:p>1.26</text:p>
          </table:table-cell>
          <table:table-cell table:formula="of:=[.F1170]*6.28/[.$K$1]" office:value-type="float" office:value="7.9383125">
            <text:p>7.94</text:p>
          </table:table-cell>
          <table:table-cell office:value-type="float" office:value="4045">
            <text:p>4045.00</text:p>
          </table:table-cell>
          <table:table-cell table:formula="of:=[.G1169]+[.H1170]*0.1" office:value-type="float" office:value="599.7579765625">
            <text:p>599.76</text:p>
          </table:table-cell>
          <table:table-cell table:formula="of:=[.$H$5]+[.E1170]*[.$I$5]/(2*3.14)" office:value-type="float" office:value="5.189609375">
            <text:p>5.19</text:p>
          </table:table-cell>
          <table:table-cell table:number-columns-repeated="3"/>
        </table:table-row>
        <table:table-row table:style-name="ro2">
          <table:table-cell table:formula="of:=6.28*[.B1171]/3200" office:value-type="float" office:value="22.88275">
            <text:p>22.88275</text:p>
          </table:table-cell>
          <table:table-cell office:value-type="float" office:value="11660">
            <text:p>11660</text:p>
          </table:table-cell>
          <table:table-cell table:formula="of:=[.G1171]/36" office:value-type="float" office:value="16.6743595052083">
            <text:p>16.67</text:p>
          </table:table-cell>
          <table:table-cell table:formula="of:=[.E1171]/(2*3.1415)" office:value-type="float" office:value="1.26377128760146">
            <text:p>1.26</text:p>
          </table:table-cell>
          <table:table-cell table:formula="of:=[.F1171]*6.28/[.$K$1]" office:value-type="float" office:value="7.940275">
            <text:p>7.94</text:p>
          </table:table-cell>
          <table:table-cell office:value-type="float" office:value="4046">
            <text:p>4046.00</text:p>
          </table:table-cell>
          <table:table-cell table:formula="of:=[.G1170]+[.H1171]*0.1" office:value-type="float" office:value="600.2769421875">
            <text:p>600.28</text:p>
          </table:table-cell>
          <table:table-cell table:formula="of:=[.$H$5]+[.E1171]*[.$I$5]/(2*3.14)" office:value-type="float" office:value="5.18965625">
            <text:p>5.19</text:p>
          </table:table-cell>
          <table:table-cell table:number-columns-repeated="3"/>
        </table:table-row>
        <table:table-row table:style-name="ro2">
          <table:table-cell table:formula="of:=6.28*[.B1172]/3200" office:value-type="float" office:value="22.902375">
            <text:p>22.902375</text:p>
          </table:table-cell>
          <table:table-cell office:value-type="float" office:value="11670">
            <text:p>11670</text:p>
          </table:table-cell>
          <table:table-cell table:formula="of:=[.G1172]/36" office:value-type="float" office:value="16.6887753472222">
            <text:p>16.69</text:p>
          </table:table-cell>
          <table:table-cell table:formula="of:=[.E1172]/(2*3.1415)" office:value-type="float" office:value="1.2640836383893">
            <text:p>1.26</text:p>
          </table:table-cell>
          <table:table-cell table:formula="of:=[.F1172]*6.28/[.$K$1]" office:value-type="float" office:value="7.9422375">
            <text:p>7.94</text:p>
          </table:table-cell>
          <table:table-cell office:value-type="float" office:value="4047">
            <text:p>4047.00</text:p>
          </table:table-cell>
          <table:table-cell table:formula="of:=[.G1171]+[.H1172]*0.1" office:value-type="float" office:value="600.7959125">
            <text:p>600.80</text:p>
          </table:table-cell>
          <table:table-cell table:formula="of:=[.$H$5]+[.E1172]*[.$I$5]/(2*3.14)" office:value-type="float" office:value="5.189703125">
            <text:p>5.19</text:p>
          </table:table-cell>
          <table:table-cell table:number-columns-repeated="3"/>
        </table:table-row>
        <table:table-row table:style-name="ro2">
          <table:table-cell table:formula="of:=6.28*[.B1173]/3200" office:value-type="float" office:value="22.922">
            <text:p>22.922</text:p>
          </table:table-cell>
          <table:table-cell office:value-type="float" office:value="11680">
            <text:p>11680</text:p>
          </table:table-cell>
          <table:table-cell table:formula="of:=[.G1173]/36" office:value-type="float" office:value="16.7031913194444">
            <text:p>16.70</text:p>
          </table:table-cell>
          <table:table-cell table:formula="of:=[.E1173]/(2*3.1415)" office:value-type="float" office:value="1.26439598917714">
            <text:p>1.26</text:p>
          </table:table-cell>
          <table:table-cell table:formula="of:=[.F1173]*6.28/[.$K$1]" office:value-type="float" office:value="7.9442">
            <text:p>7.94</text:p>
          </table:table-cell>
          <table:table-cell office:value-type="float" office:value="4048">
            <text:p>4048.00</text:p>
          </table:table-cell>
          <table:table-cell table:formula="of:=[.G1172]+[.H1173]*0.1" office:value-type="float" office:value="601.3148875">
            <text:p>601.31</text:p>
          </table:table-cell>
          <table:table-cell table:formula="of:=[.$H$5]+[.E1173]*[.$I$5]/(2*3.14)" office:value-type="float" office:value="5.18975">
            <text:p>5.19</text:p>
          </table:table-cell>
          <table:table-cell table:number-columns-repeated="3"/>
        </table:table-row>
        <table:table-row table:style-name="ro2">
          <table:table-cell table:formula="of:=6.28*[.B1174]/3200" office:value-type="float" office:value="22.941625">
            <text:p>22.941625</text:p>
          </table:table-cell>
          <table:table-cell office:value-type="float" office:value="11690">
            <text:p>11690</text:p>
          </table:table-cell>
          <table:table-cell table:formula="of:=[.G1174]/36" office:value-type="float" office:value="16.717607421875">
            <text:p>16.72</text:p>
          </table:table-cell>
          <table:table-cell table:formula="of:=[.E1174]/(2*3.1415)" office:value-type="float" office:value="1.26470833996499">
            <text:p>1.26</text:p>
          </table:table-cell>
          <table:table-cell table:formula="of:=[.F1174]*6.28/[.$K$1]" office:value-type="float" office:value="7.9461625">
            <text:p>7.95</text:p>
          </table:table-cell>
          <table:table-cell office:value-type="float" office:value="4049">
            <text:p>4049.00</text:p>
          </table:table-cell>
          <table:table-cell table:formula="of:=[.G1173]+[.H1174]*0.1" office:value-type="float" office:value="601.8338671875">
            <text:p>601.83</text:p>
          </table:table-cell>
          <table:table-cell table:formula="of:=[.$H$5]+[.E1174]*[.$I$5]/(2*3.14)" office:value-type="float" office:value="5.189796875">
            <text:p>5.19</text:p>
          </table:table-cell>
          <table:table-cell table:number-columns-repeated="3"/>
        </table:table-row>
        <table:table-row table:style-name="ro2">
          <table:table-cell table:formula="of:=6.28*[.B1175]/3200" office:value-type="float" office:value="22.96125">
            <text:p>22.96125</text:p>
          </table:table-cell>
          <table:table-cell office:value-type="float" office:value="11700">
            <text:p>11700</text:p>
          </table:table-cell>
          <table:table-cell table:formula="of:=[.G1175]/36" office:value-type="float" office:value="16.7320236545139">
            <text:p>16.73</text:p>
          </table:table-cell>
          <table:table-cell table:formula="of:=[.E1175]/(2*3.1415)" office:value-type="float" office:value="1.26502069075283">
            <text:p>1.27</text:p>
          </table:table-cell>
          <table:table-cell table:formula="of:=[.F1175]*6.28/[.$K$1]" office:value-type="float" office:value="7.948125">
            <text:p>7.95</text:p>
          </table:table-cell>
          <table:table-cell office:value-type="float" office:value="4050">
            <text:p>4050.00</text:p>
          </table:table-cell>
          <table:table-cell table:formula="of:=[.G1174]+[.H1175]*0.1" office:value-type="float" office:value="602.3528515625">
            <text:p>602.35</text:p>
          </table:table-cell>
          <table:table-cell table:formula="of:=[.$H$5]+[.E1175]*[.$I$5]/(2*3.14)" office:value-type="float" office:value="5.18984375">
            <text:p>5.19</text:p>
          </table:table-cell>
          <table:table-cell table:number-columns-repeated="3"/>
        </table:table-row>
        <table:table-row table:style-name="ro2">
          <table:table-cell table:formula="of:=6.28*[.B1176]/3200" office:value-type="float" office:value="22.980875">
            <text:p>22.980875</text:p>
          </table:table-cell>
          <table:table-cell office:value-type="float" office:value="11710">
            <text:p>11710</text:p>
          </table:table-cell>
          <table:table-cell table:formula="of:=[.G1176]/36" office:value-type="float" office:value="16.7464400173611">
            <text:p>16.75</text:p>
          </table:table-cell>
          <table:table-cell table:formula="of:=[.E1176]/(2*3.1415)" office:value-type="float" office:value="1.26533304154067">
            <text:p>1.27</text:p>
          </table:table-cell>
          <table:table-cell table:formula="of:=[.F1176]*6.28/[.$K$1]" office:value-type="float" office:value="7.9500875">
            <text:p>7.95</text:p>
          </table:table-cell>
          <table:table-cell office:value-type="float" office:value="4051">
            <text:p>4051.00</text:p>
          </table:table-cell>
          <table:table-cell table:formula="of:=[.G1175]+[.H1176]*0.1" office:value-type="float" office:value="602.871840625">
            <text:p>602.87</text:p>
          </table:table-cell>
          <table:table-cell table:formula="of:=[.$H$5]+[.E1176]*[.$I$5]/(2*3.14)" office:value-type="float" office:value="5.189890625">
            <text:p>5.19</text:p>
          </table:table-cell>
          <table:table-cell table:number-columns-repeated="3"/>
        </table:table-row>
        <table:table-row table:style-name="ro2">
          <table:table-cell table:formula="of:=6.28*[.B1177]/3200" office:value-type="float" office:value="23.0005">
            <text:p>23.0005</text:p>
          </table:table-cell>
          <table:table-cell office:value-type="float" office:value="11720">
            <text:p>11720</text:p>
          </table:table-cell>
          <table:table-cell table:formula="of:=[.G1177]/36" office:value-type="float" office:value="16.7608565104167">
            <text:p>16.76</text:p>
          </table:table-cell>
          <table:table-cell table:formula="of:=[.E1177]/(2*3.1415)" office:value-type="float" office:value="1.26564539232851">
            <text:p>1.27</text:p>
          </table:table-cell>
          <table:table-cell table:formula="of:=[.F1177]*6.28/[.$K$1]" office:value-type="float" office:value="7.95205">
            <text:p>7.95</text:p>
          </table:table-cell>
          <table:table-cell office:value-type="float" office:value="4052">
            <text:p>4052.00</text:p>
          </table:table-cell>
          <table:table-cell table:formula="of:=[.G1176]+[.H1177]*0.1" office:value-type="float" office:value="603.390834375">
            <text:p>603.39</text:p>
          </table:table-cell>
          <table:table-cell table:formula="of:=[.$H$5]+[.E1177]*[.$I$5]/(2*3.14)" office:value-type="float" office:value="5.1899375">
            <text:p>5.19</text:p>
          </table:table-cell>
          <table:table-cell table:number-columns-repeated="3"/>
        </table:table-row>
        <table:table-row table:style-name="ro2">
          <table:table-cell table:formula="of:=6.28*[.B1178]/3200" office:value-type="float" office:value="23.020125">
            <text:p>23.020125</text:p>
          </table:table-cell>
          <table:table-cell office:value-type="float" office:value="11730">
            <text:p>11730</text:p>
          </table:table-cell>
          <table:table-cell table:formula="of:=[.G1178]/36" office:value-type="float" office:value="16.7752731336806">
            <text:p>16.78</text:p>
          </table:table-cell>
          <table:table-cell table:formula="of:=[.E1178]/(2*3.1415)" office:value-type="float" office:value="1.26595774311635">
            <text:p>1.27</text:p>
          </table:table-cell>
          <table:table-cell table:formula="of:=[.F1178]*6.28/[.$K$1]" office:value-type="float" office:value="7.9540125">
            <text:p>7.95</text:p>
          </table:table-cell>
          <table:table-cell office:value-type="float" office:value="4053">
            <text:p>4053.00</text:p>
          </table:table-cell>
          <table:table-cell table:formula="of:=[.G1177]+[.H1178]*0.1" office:value-type="float" office:value="603.9098328125">
            <text:p>603.91</text:p>
          </table:table-cell>
          <table:table-cell table:formula="of:=[.$H$5]+[.E1178]*[.$I$5]/(2*3.14)" office:value-type="float" office:value="5.189984375">
            <text:p>5.19</text:p>
          </table:table-cell>
          <table:table-cell table:number-columns-repeated="3"/>
        </table:table-row>
        <table:table-row table:style-name="ro2">
          <table:table-cell table:formula="of:=6.28*[.B1179]/3200" office:value-type="float" office:value="23.03975">
            <text:p>23.03975</text:p>
          </table:table-cell>
          <table:table-cell office:value-type="float" office:value="11740">
            <text:p>11740</text:p>
          </table:table-cell>
          <table:table-cell table:formula="of:=[.G1179]/36" office:value-type="float" office:value="16.7896898871528">
            <text:p>16.79</text:p>
          </table:table-cell>
          <table:table-cell table:formula="of:=[.E1179]/(2*3.1415)" office:value-type="float" office:value="1.26627009390419">
            <text:p>1.27</text:p>
          </table:table-cell>
          <table:table-cell table:formula="of:=[.F1179]*6.28/[.$K$1]" office:value-type="float" office:value="7.955975">
            <text:p>7.96</text:p>
          </table:table-cell>
          <table:table-cell office:value-type="float" office:value="4054">
            <text:p>4054.00</text:p>
          </table:table-cell>
          <table:table-cell table:formula="of:=[.G1178]+[.H1179]*0.1" office:value-type="float" office:value="604.4288359375">
            <text:p>604.43</text:p>
          </table:table-cell>
          <table:table-cell table:formula="of:=[.$H$5]+[.E1179]*[.$I$5]/(2*3.14)" office:value-type="float" office:value="5.19003125">
            <text:p>5.19</text:p>
          </table:table-cell>
          <table:table-cell table:number-columns-repeated="3"/>
        </table:table-row>
        <table:table-row table:style-name="ro2">
          <table:table-cell table:formula="of:=6.28*[.B1180]/3200" office:value-type="float" office:value="23.059375">
            <text:p>23.059375</text:p>
          </table:table-cell>
          <table:table-cell office:value-type="float" office:value="11750">
            <text:p>11750</text:p>
          </table:table-cell>
          <table:table-cell table:formula="of:=[.G1180]/36" office:value-type="float" office:value="16.8041067708333">
            <text:p>16.80</text:p>
          </table:table-cell>
          <table:table-cell table:formula="of:=[.E1180]/(2*3.1415)" office:value-type="float" office:value="1.26658244469203">
            <text:p>1.27</text:p>
          </table:table-cell>
          <table:table-cell table:formula="of:=[.F1180]*6.28/[.$K$1]" office:value-type="float" office:value="7.9579375">
            <text:p>7.96</text:p>
          </table:table-cell>
          <table:table-cell office:value-type="float" office:value="4055">
            <text:p>4055.00</text:p>
          </table:table-cell>
          <table:table-cell table:formula="of:=[.G1179]+[.H1180]*0.1" office:value-type="float" office:value="604.94784375">
            <text:p>604.95</text:p>
          </table:table-cell>
          <table:table-cell table:formula="of:=[.$H$5]+[.E1180]*[.$I$5]/(2*3.14)" office:value-type="float" office:value="5.190078125">
            <text:p>5.19</text:p>
          </table:table-cell>
          <table:table-cell table:number-columns-repeated="3"/>
        </table:table-row>
        <table:table-row table:style-name="ro2">
          <table:table-cell table:formula="of:=6.28*[.B1181]/3200" office:value-type="float" office:value="23.079">
            <text:p>23.079</text:p>
          </table:table-cell>
          <table:table-cell office:value-type="float" office:value="11760">
            <text:p>11760</text:p>
          </table:table-cell>
          <table:table-cell table:formula="of:=[.G1181]/36" office:value-type="float" office:value="16.8185237847222">
            <text:p>16.82</text:p>
          </table:table-cell>
          <table:table-cell table:formula="of:=[.E1181]/(2*3.1415)" office:value-type="float" office:value="1.26689479547987">
            <text:p>1.27</text:p>
          </table:table-cell>
          <table:table-cell table:formula="of:=[.F1181]*6.28/[.$K$1]" office:value-type="float" office:value="7.9599">
            <text:p>7.96</text:p>
          </table:table-cell>
          <table:table-cell office:value-type="float" office:value="4056">
            <text:p>4056.00</text:p>
          </table:table-cell>
          <table:table-cell table:formula="of:=[.G1180]+[.H1181]*0.1" office:value-type="float" office:value="605.46685625">
            <text:p>605.47</text:p>
          </table:table-cell>
          <table:table-cell table:formula="of:=[.$H$5]+[.E1181]*[.$I$5]/(2*3.14)" office:value-type="float" office:value="5.190125">
            <text:p>5.19</text:p>
          </table:table-cell>
          <table:table-cell table:number-columns-repeated="3"/>
        </table:table-row>
        <table:table-row table:style-name="ro2">
          <table:table-cell table:formula="of:=6.28*[.B1182]/3200" office:value-type="float" office:value="23.098625">
            <text:p>23.098625</text:p>
          </table:table-cell>
          <table:table-cell office:value-type="float" office:value="11770">
            <text:p>11770</text:p>
          </table:table-cell>
          <table:table-cell table:formula="of:=[.G1182]/36" office:value-type="float" office:value="16.8329409288194">
            <text:p>16.83</text:p>
          </table:table-cell>
          <table:table-cell table:formula="of:=[.E1182]/(2*3.1415)" office:value-type="float" office:value="1.26720714626771">
            <text:p>1.27</text:p>
          </table:table-cell>
          <table:table-cell table:formula="of:=[.F1182]*6.28/[.$K$1]" office:value-type="float" office:value="7.9618625">
            <text:p>7.96</text:p>
          </table:table-cell>
          <table:table-cell office:value-type="float" office:value="4057">
            <text:p>4057.00</text:p>
          </table:table-cell>
          <table:table-cell table:formula="of:=[.G1181]+[.H1182]*0.1" office:value-type="float" office:value="605.9858734375">
            <text:p>605.99</text:p>
          </table:table-cell>
          <table:table-cell table:formula="of:=[.$H$5]+[.E1182]*[.$I$5]/(2*3.14)" office:value-type="float" office:value="5.190171875">
            <text:p>5.19</text:p>
          </table:table-cell>
          <table:table-cell table:number-columns-repeated="3"/>
        </table:table-row>
        <table:table-row table:style-name="ro2">
          <table:table-cell table:formula="of:=6.28*[.B1183]/3200" office:value-type="float" office:value="23.11825">
            <text:p>23.11825</text:p>
          </table:table-cell>
          <table:table-cell office:value-type="float" office:value="11780">
            <text:p>11780</text:p>
          </table:table-cell>
          <table:table-cell table:formula="of:=[.G1183]/36" office:value-type="float" office:value="16.847358203125">
            <text:p>16.85</text:p>
          </table:table-cell>
          <table:table-cell table:formula="of:=[.E1183]/(2*3.1415)" office:value-type="float" office:value="1.26751949705555">
            <text:p>1.27</text:p>
          </table:table-cell>
          <table:table-cell table:formula="of:=[.F1183]*6.28/[.$K$1]" office:value-type="float" office:value="7.963825">
            <text:p>7.96</text:p>
          </table:table-cell>
          <table:table-cell office:value-type="float" office:value="4058">
            <text:p>4058.00</text:p>
          </table:table-cell>
          <table:table-cell table:formula="of:=[.G1182]+[.H1183]*0.1" office:value-type="float" office:value="606.5048953125">
            <text:p>606.50</text:p>
          </table:table-cell>
          <table:table-cell table:formula="of:=[.$H$5]+[.E1183]*[.$I$5]/(2*3.14)" office:value-type="float" office:value="5.19021875">
            <text:p>5.19</text:p>
          </table:table-cell>
          <table:table-cell table:number-columns-repeated="3"/>
        </table:table-row>
        <table:table-row table:style-name="ro2">
          <table:table-cell table:formula="of:=6.28*[.B1184]/3200" office:value-type="float" office:value="23.137875">
            <text:p>23.137875</text:p>
          </table:table-cell>
          <table:table-cell office:value-type="float" office:value="11790">
            <text:p>11790</text:p>
          </table:table-cell>
          <table:table-cell table:formula="of:=[.G1184]/36" office:value-type="float" office:value="16.8617756076389">
            <text:p>16.86</text:p>
          </table:table-cell>
          <table:table-cell table:formula="of:=[.E1184]/(2*3.1415)" office:value-type="float" office:value="1.26783184784339">
            <text:p>1.27</text:p>
          </table:table-cell>
          <table:table-cell table:formula="of:=[.F1184]*6.28/[.$K$1]" office:value-type="float" office:value="7.9657875">
            <text:p>7.97</text:p>
          </table:table-cell>
          <table:table-cell office:value-type="float" office:value="4059">
            <text:p>4059.00</text:p>
          </table:table-cell>
          <table:table-cell table:formula="of:=[.G1183]+[.H1184]*0.1" office:value-type="float" office:value="607.023921875">
            <text:p>607.02</text:p>
          </table:table-cell>
          <table:table-cell table:formula="of:=[.$H$5]+[.E1184]*[.$I$5]/(2*3.14)" office:value-type="float" office:value="5.190265625">
            <text:p>5.19</text:p>
          </table:table-cell>
          <table:table-cell table:number-columns-repeated="3"/>
        </table:table-row>
        <table:table-row table:style-name="ro2">
          <table:table-cell table:formula="of:=6.28*[.B1185]/3200" office:value-type="float" office:value="23.1575">
            <text:p>23.1575</text:p>
          </table:table-cell>
          <table:table-cell office:value-type="float" office:value="11800">
            <text:p>11800</text:p>
          </table:table-cell>
          <table:table-cell table:formula="of:=[.G1185]/36" office:value-type="float" office:value="16.8761931423611">
            <text:p>16.88</text:p>
          </table:table-cell>
          <table:table-cell table:formula="of:=[.E1185]/(2*3.1415)" office:value-type="float" office:value="1.26814419863123">
            <text:p>1.27</text:p>
          </table:table-cell>
          <table:table-cell table:formula="of:=[.F1185]*6.28/[.$K$1]" office:value-type="float" office:value="7.96775">
            <text:p>7.97</text:p>
          </table:table-cell>
          <table:table-cell office:value-type="float" office:value="4060">
            <text:p>4060.00</text:p>
          </table:table-cell>
          <table:table-cell table:formula="of:=[.G1184]+[.H1185]*0.1" office:value-type="float" office:value="607.542953125">
            <text:p>607.54</text:p>
          </table:table-cell>
          <table:table-cell table:formula="of:=[.$H$5]+[.E1185]*[.$I$5]/(2*3.14)" office:value-type="float" office:value="5.1903125">
            <text:p>5.19</text:p>
          </table:table-cell>
          <table:table-cell table:number-columns-repeated="3"/>
        </table:table-row>
        <table:table-row table:style-name="ro2">
          <table:table-cell table:formula="of:=6.28*[.B1186]/3200" office:value-type="float" office:value="23.177125">
            <text:p>23.177125</text:p>
          </table:table-cell>
          <table:table-cell office:value-type="float" office:value="11810">
            <text:p>11810</text:p>
          </table:table-cell>
          <table:table-cell table:formula="of:=[.G1186]/36" office:value-type="float" office:value="16.8906108072917">
            <text:p>16.89</text:p>
          </table:table-cell>
          <table:table-cell table:formula="of:=[.E1186]/(2*3.1415)" office:value-type="float" office:value="1.26845654941907">
            <text:p>1.27</text:p>
          </table:table-cell>
          <table:table-cell table:formula="of:=[.F1186]*6.28/[.$K$1]" office:value-type="float" office:value="7.9697125">
            <text:p>7.97</text:p>
          </table:table-cell>
          <table:table-cell office:value-type="float" office:value="4061">
            <text:p>4061.00</text:p>
          </table:table-cell>
          <table:table-cell table:formula="of:=[.G1185]+[.H1186]*0.1" office:value-type="float" office:value="608.0619890625">
            <text:p>608.06</text:p>
          </table:table-cell>
          <table:table-cell table:formula="of:=[.$H$5]+[.E1186]*[.$I$5]/(2*3.14)" office:value-type="float" office:value="5.190359375">
            <text:p>5.19</text:p>
          </table:table-cell>
          <table:table-cell table:number-columns-repeated="3"/>
        </table:table-row>
        <table:table-row table:style-name="ro2">
          <table:table-cell table:formula="of:=6.28*[.B1187]/3200" office:value-type="float" office:value="23.19675">
            <text:p>23.19675</text:p>
          </table:table-cell>
          <table:table-cell office:value-type="float" office:value="11820">
            <text:p>11820</text:p>
          </table:table-cell>
          <table:table-cell table:formula="of:=[.G1187]/36" office:value-type="float" office:value="16.9050286024306">
            <text:p>16.91</text:p>
          </table:table-cell>
          <table:table-cell table:formula="of:=[.E1187]/(2*3.1415)" office:value-type="float" office:value="1.26876890020691">
            <text:p>1.27</text:p>
          </table:table-cell>
          <table:table-cell table:formula="of:=[.F1187]*6.28/[.$K$1]" office:value-type="float" office:value="7.971675">
            <text:p>7.97</text:p>
          </table:table-cell>
          <table:table-cell office:value-type="float" office:value="4062">
            <text:p>4062.00</text:p>
          </table:table-cell>
          <table:table-cell table:formula="of:=[.G1186]+[.H1187]*0.1" office:value-type="float" office:value="608.5810296875">
            <text:p>608.58</text:p>
          </table:table-cell>
          <table:table-cell table:formula="of:=[.$H$5]+[.E1187]*[.$I$5]/(2*3.14)" office:value-type="float" office:value="5.19040625">
            <text:p>5.19</text:p>
          </table:table-cell>
          <table:table-cell table:number-columns-repeated="3"/>
        </table:table-row>
        <table:table-row table:style-name="ro2">
          <table:table-cell table:formula="of:=6.28*[.B1188]/3200" office:value-type="float" office:value="23.216375">
            <text:p>23.216375</text:p>
          </table:table-cell>
          <table:table-cell office:value-type="float" office:value="11830">
            <text:p>11830</text:p>
          </table:table-cell>
          <table:table-cell table:formula="of:=[.G1188]/36" office:value-type="float" office:value="16.9194465277778">
            <text:p>16.92</text:p>
          </table:table-cell>
          <table:table-cell table:formula="of:=[.E1188]/(2*3.1415)" office:value-type="float" office:value="1.26908125099475">
            <text:p>1.27</text:p>
          </table:table-cell>
          <table:table-cell table:formula="of:=[.F1188]*6.28/[.$K$1]" office:value-type="float" office:value="7.9736375">
            <text:p>7.97</text:p>
          </table:table-cell>
          <table:table-cell office:value-type="float" office:value="4063">
            <text:p>4063.00</text:p>
          </table:table-cell>
          <table:table-cell table:formula="of:=[.G1187]+[.H1188]*0.1" office:value-type="float" office:value="609.100075">
            <text:p>609.10</text:p>
          </table:table-cell>
          <table:table-cell table:formula="of:=[.$H$5]+[.E1188]*[.$I$5]/(2*3.14)" office:value-type="float" office:value="5.190453125">
            <text:p>5.19</text:p>
          </table:table-cell>
          <table:table-cell table:number-columns-repeated="3"/>
        </table:table-row>
        <table:table-row table:style-name="ro2">
          <table:table-cell table:formula="of:=6.28*[.B1189]/3200" office:value-type="float" office:value="23.236">
            <text:p>23.236</text:p>
          </table:table-cell>
          <table:table-cell office:value-type="float" office:value="11840">
            <text:p>11840</text:p>
          </table:table-cell>
          <table:table-cell table:formula="of:=[.G1189]/36" office:value-type="float" office:value="16.9338645833333">
            <text:p>16.93</text:p>
          </table:table-cell>
          <table:table-cell table:formula="of:=[.E1189]/(2*3.1415)" office:value-type="float" office:value="1.26939360178259">
            <text:p>1.27</text:p>
          </table:table-cell>
          <table:table-cell table:formula="of:=[.F1189]*6.28/[.$K$1]" office:value-type="float" office:value="7.9756">
            <text:p>7.98</text:p>
          </table:table-cell>
          <table:table-cell office:value-type="float" office:value="4064">
            <text:p>4064.00</text:p>
          </table:table-cell>
          <table:table-cell table:formula="of:=[.G1188]+[.H1189]*0.1" office:value-type="float" office:value="609.619125">
            <text:p>609.62</text:p>
          </table:table-cell>
          <table:table-cell table:formula="of:=[.$H$5]+[.E1189]*[.$I$5]/(2*3.14)" office:value-type="float" office:value="5.1905">
            <text:p>5.19</text:p>
          </table:table-cell>
          <table:table-cell table:number-columns-repeated="3"/>
        </table:table-row>
        <table:table-row table:style-name="ro2">
          <table:table-cell table:formula="of:=6.28*[.B1190]/3200" office:value-type="float" office:value="23.255625">
            <text:p>23.255625</text:p>
          </table:table-cell>
          <table:table-cell office:value-type="float" office:value="11850">
            <text:p>11850</text:p>
          </table:table-cell>
          <table:table-cell table:formula="of:=[.G1190]/36" office:value-type="float" office:value="16.9482827690972">
            <text:p>16.95</text:p>
          </table:table-cell>
          <table:table-cell table:formula="of:=[.E1190]/(2*3.1415)" office:value-type="float" office:value="1.26970595257043">
            <text:p>1.27</text:p>
          </table:table-cell>
          <table:table-cell table:formula="of:=[.F1190]*6.28/[.$K$1]" office:value-type="float" office:value="7.9775625">
            <text:p>7.98</text:p>
          </table:table-cell>
          <table:table-cell office:value-type="float" office:value="4065">
            <text:p>4065.00</text:p>
          </table:table-cell>
          <table:table-cell table:formula="of:=[.G1189]+[.H1190]*0.1" office:value-type="float" office:value="610.1381796875">
            <text:p>610.14</text:p>
          </table:table-cell>
          <table:table-cell table:formula="of:=[.$H$5]+[.E1190]*[.$I$5]/(2*3.14)" office:value-type="float" office:value="5.190546875">
            <text:p>5.19</text:p>
          </table:table-cell>
          <table:table-cell table:number-columns-repeated="3"/>
        </table:table-row>
        <table:table-row table:style-name="ro2">
          <table:table-cell table:formula="of:=6.28*[.B1191]/3200" office:value-type="float" office:value="23.27525">
            <text:p>23.27525</text:p>
          </table:table-cell>
          <table:table-cell office:value-type="float" office:value="11860">
            <text:p>11860</text:p>
          </table:table-cell>
          <table:table-cell table:formula="of:=[.G1191]/36" office:value-type="float" office:value="16.9627010850694">
            <text:p>16.96</text:p>
          </table:table-cell>
          <table:table-cell table:formula="of:=[.E1191]/(2*3.1415)" office:value-type="float" office:value="1.27001830335827">
            <text:p>1.27</text:p>
          </table:table-cell>
          <table:table-cell table:formula="of:=[.F1191]*6.28/[.$K$1]" office:value-type="float" office:value="7.979525">
            <text:p>7.98</text:p>
          </table:table-cell>
          <table:table-cell office:value-type="float" office:value="4066">
            <text:p>4066.00</text:p>
          </table:table-cell>
          <table:table-cell table:formula="of:=[.G1190]+[.H1191]*0.1" office:value-type="float" office:value="610.6572390625">
            <text:p>610.66</text:p>
          </table:table-cell>
          <table:table-cell table:formula="of:=[.$H$5]+[.E1191]*[.$I$5]/(2*3.14)" office:value-type="float" office:value="5.19059375">
            <text:p>5.19</text:p>
          </table:table-cell>
          <table:table-cell table:number-columns-repeated="3"/>
        </table:table-row>
        <table:table-row table:style-name="ro2">
          <table:table-cell table:formula="of:=6.28*[.B1192]/3200" office:value-type="float" office:value="23.294875">
            <text:p>23.294875</text:p>
          </table:table-cell>
          <table:table-cell office:value-type="float" office:value="11870">
            <text:p>11870</text:p>
          </table:table-cell>
          <table:table-cell table:formula="of:=[.G1192]/36" office:value-type="float" office:value="16.97711953125">
            <text:p>16.98</text:p>
          </table:table-cell>
          <table:table-cell table:formula="of:=[.E1192]/(2*3.1415)" office:value-type="float" office:value="1.27033065414611">
            <text:p>1.27</text:p>
          </table:table-cell>
          <table:table-cell table:formula="of:=[.F1192]*6.28/[.$K$1]" office:value-type="float" office:value="7.9814875">
            <text:p>7.98</text:p>
          </table:table-cell>
          <table:table-cell office:value-type="float" office:value="4067">
            <text:p>4067.00</text:p>
          </table:table-cell>
          <table:table-cell table:formula="of:=[.G1191]+[.H1192]*0.1" office:value-type="float" office:value="611.176303125">
            <text:p>611.18</text:p>
          </table:table-cell>
          <table:table-cell table:formula="of:=[.$H$5]+[.E1192]*[.$I$5]/(2*3.14)" office:value-type="float" office:value="5.190640625">
            <text:p>5.19</text:p>
          </table:table-cell>
          <table:table-cell table:number-columns-repeated="3"/>
        </table:table-row>
        <table:table-row table:style-name="ro2">
          <table:table-cell table:formula="of:=6.28*[.B1193]/3200" office:value-type="float" office:value="23.3145">
            <text:p>23.3145</text:p>
          </table:table-cell>
          <table:table-cell office:value-type="float" office:value="11880">
            <text:p>11880</text:p>
          </table:table-cell>
          <table:table-cell table:formula="of:=[.G1193]/36" office:value-type="float" office:value="16.9915381076389">
            <text:p>16.99</text:p>
          </table:table-cell>
          <table:table-cell table:formula="of:=[.E1193]/(2*3.1415)" office:value-type="float" office:value="1.27064300493395">
            <text:p>1.27</text:p>
          </table:table-cell>
          <table:table-cell table:formula="of:=[.F1193]*6.28/[.$K$1]" office:value-type="float" office:value="7.98345">
            <text:p>7.98</text:p>
          </table:table-cell>
          <table:table-cell office:value-type="float" office:value="4068">
            <text:p>4068.00</text:p>
          </table:table-cell>
          <table:table-cell table:formula="of:=[.G1192]+[.H1193]*0.1" office:value-type="float" office:value="611.695371875">
            <text:p>611.70</text:p>
          </table:table-cell>
          <table:table-cell table:formula="of:=[.$H$5]+[.E1193]*[.$I$5]/(2*3.14)" office:value-type="float" office:value="5.1906875">
            <text:p>5.19</text:p>
          </table:table-cell>
          <table:table-cell table:number-columns-repeated="3"/>
        </table:table-row>
        <table:table-row table:style-name="ro2">
          <table:table-cell table:formula="of:=6.28*[.B1194]/3200" office:value-type="float" office:value="23.334125">
            <text:p>23.334125</text:p>
          </table:table-cell>
          <table:table-cell office:value-type="float" office:value="11890">
            <text:p>11890</text:p>
          </table:table-cell>
          <table:table-cell table:formula="of:=[.G1194]/36" office:value-type="float" office:value="17.0059568142361">
            <text:p>17.01</text:p>
          </table:table-cell>
          <table:table-cell table:formula="of:=[.E1194]/(2*3.1415)" office:value-type="float" office:value="1.27095535572179">
            <text:p>1.27</text:p>
          </table:table-cell>
          <table:table-cell table:formula="of:=[.F1194]*6.28/[.$K$1]" office:value-type="float" office:value="7.9854125">
            <text:p>7.99</text:p>
          </table:table-cell>
          <table:table-cell office:value-type="float" office:value="4069">
            <text:p>4069.00</text:p>
          </table:table-cell>
          <table:table-cell table:formula="of:=[.G1193]+[.H1194]*0.1" office:value-type="float" office:value="612.2144453125">
            <text:p>612.21</text:p>
          </table:table-cell>
          <table:table-cell table:formula="of:=[.$H$5]+[.E1194]*[.$I$5]/(2*3.14)" office:value-type="float" office:value="5.190734375">
            <text:p>5.19</text:p>
          </table:table-cell>
          <table:table-cell table:number-columns-repeated="3"/>
        </table:table-row>
        <table:table-row table:style-name="ro2">
          <table:table-cell table:formula="of:=6.28*[.B1195]/3200" office:value-type="float" office:value="23.35375">
            <text:p>23.35375</text:p>
          </table:table-cell>
          <table:table-cell office:value-type="float" office:value="11900">
            <text:p>11900</text:p>
          </table:table-cell>
          <table:table-cell table:formula="of:=[.G1195]/36" office:value-type="float" office:value="17.0203756510417">
            <text:p>17.02</text:p>
          </table:table-cell>
          <table:table-cell table:formula="of:=[.E1195]/(2*3.1415)" office:value-type="float" office:value="1.27126770650963">
            <text:p>1.27</text:p>
          </table:table-cell>
          <table:table-cell table:formula="of:=[.F1195]*6.28/[.$K$1]" office:value-type="float" office:value="7.987375">
            <text:p>7.99</text:p>
          </table:table-cell>
          <table:table-cell office:value-type="float" office:value="4070">
            <text:p>4070.00</text:p>
          </table:table-cell>
          <table:table-cell table:formula="of:=[.G1194]+[.H1195]*0.1" office:value-type="float" office:value="612.7335234375">
            <text:p>612.73</text:p>
          </table:table-cell>
          <table:table-cell table:formula="of:=[.$H$5]+[.E1195]*[.$I$5]/(2*3.14)" office:value-type="float" office:value="5.19078125">
            <text:p>5.19</text:p>
          </table:table-cell>
          <table:table-cell table:number-columns-repeated="3"/>
        </table:table-row>
        <table:table-row table:style-name="ro2">
          <table:table-cell table:formula="of:=6.28*[.B1196]/3200" office:value-type="float" office:value="23.373375">
            <text:p>23.373375</text:p>
          </table:table-cell>
          <table:table-cell office:value-type="float" office:value="11910">
            <text:p>11910</text:p>
          </table:table-cell>
          <table:table-cell table:formula="of:=[.G1196]/36" office:value-type="float" office:value="17.0347946180555">
            <text:p>17.03</text:p>
          </table:table-cell>
          <table:table-cell table:formula="of:=[.E1196]/(2*3.1415)" office:value-type="float" office:value="1.27158005729747">
            <text:p>1.27</text:p>
          </table:table-cell>
          <table:table-cell table:formula="of:=[.F1196]*6.28/[.$K$1]" office:value-type="float" office:value="7.9893375">
            <text:p>7.99</text:p>
          </table:table-cell>
          <table:table-cell office:value-type="float" office:value="4071">
            <text:p>4071.00</text:p>
          </table:table-cell>
          <table:table-cell table:formula="of:=[.G1195]+[.H1196]*0.1" office:value-type="float" office:value="613.25260625">
            <text:p>613.25</text:p>
          </table:table-cell>
          <table:table-cell table:formula="of:=[.$H$5]+[.E1196]*[.$I$5]/(2*3.14)" office:value-type="float" office:value="5.190828125">
            <text:p>5.19</text:p>
          </table:table-cell>
          <table:table-cell table:number-columns-repeated="3"/>
        </table:table-row>
        <table:table-row table:style-name="ro2">
          <table:table-cell table:formula="of:=6.28*[.B1197]/3200" office:value-type="float" office:value="23.393">
            <text:p>23.393</text:p>
          </table:table-cell>
          <table:table-cell office:value-type="float" office:value="11920">
            <text:p>11920</text:p>
          </table:table-cell>
          <table:table-cell table:formula="of:=[.G1197]/36" office:value-type="float" office:value="17.0492137152778">
            <text:p>17.05</text:p>
          </table:table-cell>
          <table:table-cell table:formula="of:=[.E1197]/(2*3.1415)" office:value-type="float" office:value="1.27189240808531">
            <text:p>1.27</text:p>
          </table:table-cell>
          <table:table-cell table:formula="of:=[.F1197]*6.28/[.$K$1]" office:value-type="float" office:value="7.9913">
            <text:p>7.99</text:p>
          </table:table-cell>
          <table:table-cell office:value-type="float" office:value="4072">
            <text:p>4072.00</text:p>
          </table:table-cell>
          <table:table-cell table:formula="of:=[.G1196]+[.H1197]*0.1" office:value-type="float" office:value="613.77169375">
            <text:p>613.77</text:p>
          </table:table-cell>
          <table:table-cell table:formula="of:=[.$H$5]+[.E1197]*[.$I$5]/(2*3.14)" office:value-type="float" office:value="5.190875">
            <text:p>5.19</text:p>
          </table:table-cell>
          <table:table-cell table:number-columns-repeated="3"/>
        </table:table-row>
        <table:table-row table:style-name="ro2">
          <table:table-cell table:formula="of:=6.28*[.B1198]/3200" office:value-type="float" office:value="23.412625">
            <text:p>23.412625</text:p>
          </table:table-cell>
          <table:table-cell office:value-type="float" office:value="11930">
            <text:p>11930</text:p>
          </table:table-cell>
          <table:table-cell table:formula="of:=[.G1198]/36" office:value-type="float" office:value="17.0636329427083">
            <text:p>17.06</text:p>
          </table:table-cell>
          <table:table-cell table:formula="of:=[.E1198]/(2*3.1415)" office:value-type="float" office:value="1.27220475887315">
            <text:p>1.27</text:p>
          </table:table-cell>
          <table:table-cell table:formula="of:=[.F1198]*6.28/[.$K$1]" office:value-type="float" office:value="7.9932625">
            <text:p>7.99</text:p>
          </table:table-cell>
          <table:table-cell office:value-type="float" office:value="4073">
            <text:p>4073.00</text:p>
          </table:table-cell>
          <table:table-cell table:formula="of:=[.G1197]+[.H1198]*0.1" office:value-type="float" office:value="614.2907859375">
            <text:p>614.29</text:p>
          </table:table-cell>
          <table:table-cell table:formula="of:=[.$H$5]+[.E1198]*[.$I$5]/(2*3.14)" office:value-type="float" office:value="5.190921875">
            <text:p>5.19</text:p>
          </table:table-cell>
          <table:table-cell table:number-columns-repeated="3"/>
        </table:table-row>
        <table:table-row table:style-name="ro2">
          <table:table-cell table:formula="of:=6.28*[.B1199]/3200" office:value-type="float" office:value="23.43225">
            <text:p>23.43225</text:p>
          </table:table-cell>
          <table:table-cell office:value-type="float" office:value="11940">
            <text:p>11940</text:p>
          </table:table-cell>
          <table:table-cell table:formula="of:=[.G1199]/36" office:value-type="float" office:value="17.0780523003472">
            <text:p>17.08</text:p>
          </table:table-cell>
          <table:table-cell table:formula="of:=[.E1199]/(2*3.1415)" office:value-type="float" office:value="1.27251710966099">
            <text:p>1.27</text:p>
          </table:table-cell>
          <table:table-cell table:formula="of:=[.F1199]*6.28/[.$K$1]" office:value-type="float" office:value="7.995225">
            <text:p>8.00</text:p>
          </table:table-cell>
          <table:table-cell office:value-type="float" office:value="4074">
            <text:p>4074.00</text:p>
          </table:table-cell>
          <table:table-cell table:formula="of:=[.G1198]+[.H1199]*0.1" office:value-type="float" office:value="614.8098828125">
            <text:p>614.81</text:p>
          </table:table-cell>
          <table:table-cell table:formula="of:=[.$H$5]+[.E1199]*[.$I$5]/(2*3.14)" office:value-type="float" office:value="5.19096875">
            <text:p>5.19</text:p>
          </table:table-cell>
          <table:table-cell table:number-columns-repeated="3"/>
        </table:table-row>
        <table:table-row table:style-name="ro2">
          <table:table-cell table:formula="of:=6.28*[.B1200]/3200" office:value-type="float" office:value="23.451875">
            <text:p>23.451875</text:p>
          </table:table-cell>
          <table:table-cell office:value-type="float" office:value="11950">
            <text:p>11950</text:p>
          </table:table-cell>
          <table:table-cell table:formula="of:=[.G1200]/36" office:value-type="float" office:value="17.0924717881944">
            <text:p>17.09</text:p>
          </table:table-cell>
          <table:table-cell table:formula="of:=[.E1200]/(2*3.1415)" office:value-type="float" office:value="1.27282946044883">
            <text:p>1.27</text:p>
          </table:table-cell>
          <table:table-cell table:formula="of:=[.F1200]*6.28/[.$K$1]" office:value-type="float" office:value="7.9971875">
            <text:p>8.00</text:p>
          </table:table-cell>
          <table:table-cell office:value-type="float" office:value="4075">
            <text:p>4075.00</text:p>
          </table:table-cell>
          <table:table-cell table:formula="of:=[.G1199]+[.H1200]*0.1" office:value-type="float" office:value="615.328984375">
            <text:p>615.33</text:p>
          </table:table-cell>
          <table:table-cell table:formula="of:=[.$H$5]+[.E1200]*[.$I$5]/(2*3.14)" office:value-type="float" office:value="5.191015625">
            <text:p>5.19</text:p>
          </table:table-cell>
          <table:table-cell table:number-columns-repeated="3"/>
        </table:table-row>
        <table:table-row table:style-name="ro2">
          <table:table-cell table:formula="of:=6.28*[.B1201]/3200" office:value-type="float" office:value="23.4715">
            <text:p>23.4715</text:p>
          </table:table-cell>
          <table:table-cell office:value-type="float" office:value="11960">
            <text:p>11960</text:p>
          </table:table-cell>
          <table:table-cell table:formula="of:=[.G1201]/36" office:value-type="float" office:value="17.10689140625">
            <text:p>17.11</text:p>
          </table:table-cell>
          <table:table-cell table:formula="of:=[.E1201]/(2*3.1415)" office:value-type="float" office:value="1.27314181123667">
            <text:p>1.27</text:p>
          </table:table-cell>
          <table:table-cell table:formula="of:=[.F1201]*6.28/[.$K$1]" office:value-type="float" office:value="7.99915">
            <text:p>8.00</text:p>
          </table:table-cell>
          <table:table-cell office:value-type="float" office:value="4076">
            <text:p>4076.00</text:p>
          </table:table-cell>
          <table:table-cell table:formula="of:=[.G1200]+[.H1201]*0.1" office:value-type="float" office:value="615.848090625">
            <text:p>615.85</text:p>
          </table:table-cell>
          <table:table-cell table:formula="of:=[.$H$5]+[.E1201]*[.$I$5]/(2*3.14)" office:value-type="float" office:value="5.1910625">
            <text:p>5.19</text:p>
          </table:table-cell>
          <table:table-cell table:number-columns-repeated="3"/>
        </table:table-row>
        <table:table-row table:style-name="ro2">
          <table:table-cell table:formula="of:=6.28*[.B1202]/3200" office:value-type="float" office:value="23.491125">
            <text:p>23.491125</text:p>
          </table:table-cell>
          <table:table-cell office:value-type="float" office:value="11970">
            <text:p>11970</text:p>
          </table:table-cell>
          <table:table-cell table:formula="of:=[.G1202]/36" office:value-type="float" office:value="17.1213111545139">
            <text:p>17.12</text:p>
          </table:table-cell>
          <table:table-cell table:formula="of:=[.E1202]/(2*3.1415)" office:value-type="float" office:value="1.27345416202451">
            <text:p>1.27</text:p>
          </table:table-cell>
          <table:table-cell table:formula="of:=[.F1202]*6.28/[.$K$1]" office:value-type="float" office:value="8.0011125">
            <text:p>8.00</text:p>
          </table:table-cell>
          <table:table-cell office:value-type="float" office:value="4077">
            <text:p>4077.00</text:p>
          </table:table-cell>
          <table:table-cell table:formula="of:=[.G1201]+[.H1202]*0.1" office:value-type="float" office:value="616.3672015625">
            <text:p>616.37</text:p>
          </table:table-cell>
          <table:table-cell table:formula="of:=[.$H$5]+[.E1202]*[.$I$5]/(2*3.14)" office:value-type="float" office:value="5.191109375">
            <text:p>5.19</text:p>
          </table:table-cell>
          <table:table-cell table:number-columns-repeated="3"/>
        </table:table-row>
        <table:table-row table:style-name="ro2">
          <table:table-cell table:formula="of:=6.28*[.B1203]/3200" office:value-type="float" office:value="23.51075">
            <text:p>23.51075</text:p>
          </table:table-cell>
          <table:table-cell office:value-type="float" office:value="11980">
            <text:p>11980</text:p>
          </table:table-cell>
          <table:table-cell table:formula="of:=[.G1203]/36" office:value-type="float" office:value="17.1357310329861">
            <text:p>17.14</text:p>
          </table:table-cell>
          <table:table-cell table:formula="of:=[.E1203]/(2*3.1415)" office:value-type="float" office:value="1.27376651281235">
            <text:p>1.27</text:p>
          </table:table-cell>
          <table:table-cell table:formula="of:=[.F1203]*6.28/[.$K$1]" office:value-type="float" office:value="8.003075">
            <text:p>8.00</text:p>
          </table:table-cell>
          <table:table-cell office:value-type="float" office:value="4078">
            <text:p>4078.00</text:p>
          </table:table-cell>
          <table:table-cell table:formula="of:=[.G1202]+[.H1203]*0.1" office:value-type="float" office:value="616.8863171875">
            <text:p>616.89</text:p>
          </table:table-cell>
          <table:table-cell table:formula="of:=[.$H$5]+[.E1203]*[.$I$5]/(2*3.14)" office:value-type="float" office:value="5.19115625">
            <text:p>5.19</text:p>
          </table:table-cell>
          <table:table-cell table:number-columns-repeated="3"/>
        </table:table-row>
        <table:table-row table:style-name="ro2">
          <table:table-cell table:formula="of:=6.28*[.B1204]/3200" office:value-type="float" office:value="23.530375">
            <text:p>23.530375</text:p>
          </table:table-cell>
          <table:table-cell office:value-type="float" office:value="11990">
            <text:p>11990</text:p>
          </table:table-cell>
          <table:table-cell table:formula="of:=[.G1204]/36" office:value-type="float" office:value="17.1501510416667">
            <text:p>17.15</text:p>
          </table:table-cell>
          <table:table-cell table:formula="of:=[.E1204]/(2*3.1415)" office:value-type="float" office:value="1.27407886360019">
            <text:p>1.27</text:p>
          </table:table-cell>
          <table:table-cell table:formula="of:=[.F1204]*6.28/[.$K$1]" office:value-type="float" office:value="8.0050375">
            <text:p>8.01</text:p>
          </table:table-cell>
          <table:table-cell office:value-type="float" office:value="4079">
            <text:p>4079.00</text:p>
          </table:table-cell>
          <table:table-cell table:formula="of:=[.G1203]+[.H1204]*0.1" office:value-type="float" office:value="617.4054375">
            <text:p>617.41</text:p>
          </table:table-cell>
          <table:table-cell table:formula="of:=[.$H$5]+[.E1204]*[.$I$5]/(2*3.14)" office:value-type="float" office:value="5.191203125">
            <text:p>5.19</text:p>
          </table:table-cell>
          <table:table-cell table:number-columns-repeated="3"/>
        </table:table-row>
        <table:table-row table:style-name="ro2">
          <table:table-cell table:formula="of:=6.28*[.B1205]/3200" office:value-type="float" office:value="23.55">
            <text:p>23.55</text:p>
          </table:table-cell>
          <table:table-cell office:value-type="float" office:value="12000">
            <text:p>12000</text:p>
          </table:table-cell>
          <table:table-cell table:formula="of:=[.G1205]/36" office:value-type="float" office:value="17.1645711805556">
            <text:p>17.16</text:p>
          </table:table-cell>
          <table:table-cell table:formula="of:=[.E1205]/(2*3.1415)" office:value-type="float" office:value="1.27439121438803">
            <text:p>1.27</text:p>
          </table:table-cell>
          <table:table-cell table:formula="of:=[.F1205]*6.28/[.$K$1]" office:value-type="float" office:value="8.007">
            <text:p>8.01</text:p>
          </table:table-cell>
          <table:table-cell office:value-type="float" office:value="4080">
            <text:p>4080.00</text:p>
          </table:table-cell>
          <table:table-cell table:formula="of:=[.G1204]+[.H1205]*0.1" office:value-type="float" office:value="617.9245625">
            <text:p>617.92</text:p>
          </table:table-cell>
          <table:table-cell table:formula="of:=[.$H$5]+[.E1205]*[.$I$5]/(2*3.14)" office:value-type="float" office:value="5.19125">
            <text:p>5.19</text:p>
          </table:table-cell>
          <table:table-cell table:number-columns-repeated="3"/>
        </table:table-row>
        <table:table-row table:style-name="ro2">
          <table:table-cell table:formula="of:=6.28*[.B1206]/3200" office:value-type="float" office:value="23.569625">
            <text:p>23.569625</text:p>
          </table:table-cell>
          <table:table-cell office:value-type="float" office:value="12010">
            <text:p>12010</text:p>
          </table:table-cell>
          <table:table-cell table:formula="of:=[.G1206]/36" office:value-type="float" office:value="17.1789914496528">
            <text:p>17.18</text:p>
          </table:table-cell>
          <table:table-cell table:formula="of:=[.E1206]/(2*3.1415)" office:value-type="float" office:value="1.27470356517587">
            <text:p>1.27</text:p>
          </table:table-cell>
          <table:table-cell table:formula="of:=[.F1206]*6.28/[.$K$1]" office:value-type="float" office:value="8.0089625">
            <text:p>8.01</text:p>
          </table:table-cell>
          <table:table-cell office:value-type="float" office:value="4081">
            <text:p>4081.00</text:p>
          </table:table-cell>
          <table:table-cell table:formula="of:=[.G1205]+[.H1206]*0.1" office:value-type="float" office:value="618.4436921875">
            <text:p>618.44</text:p>
          </table:table-cell>
          <table:table-cell table:formula="of:=[.$H$5]+[.E1206]*[.$I$5]/(2*3.14)" office:value-type="float" office:value="5.191296875">
            <text:p>5.19</text:p>
          </table:table-cell>
          <table:table-cell table:number-columns-repeated="3"/>
        </table:table-row>
        <table:table-row table:style-name="ro2">
          <table:table-cell table:formula="of:=6.28*[.B1207]/3200" office:value-type="float" office:value="23.58925">
            <text:p>23.58925</text:p>
          </table:table-cell>
          <table:table-cell office:value-type="float" office:value="12020">
            <text:p>12020</text:p>
          </table:table-cell>
          <table:table-cell table:formula="of:=[.G1207]/36" office:value-type="float" office:value="17.1934118489583">
            <text:p>17.19</text:p>
          </table:table-cell>
          <table:table-cell table:formula="of:=[.E1207]/(2*3.1415)" office:value-type="float" office:value="1.27501591596371">
            <text:p>1.28</text:p>
          </table:table-cell>
          <table:table-cell table:formula="of:=[.F1207]*6.28/[.$K$1]" office:value-type="float" office:value="8.010925">
            <text:p>8.01</text:p>
          </table:table-cell>
          <table:table-cell office:value-type="float" office:value="4082">
            <text:p>4082.00</text:p>
          </table:table-cell>
          <table:table-cell table:formula="of:=[.G1206]+[.H1207]*0.1" office:value-type="float" office:value="618.9628265625">
            <text:p>618.96</text:p>
          </table:table-cell>
          <table:table-cell table:formula="of:=[.$H$5]+[.E1207]*[.$I$5]/(2*3.14)" office:value-type="float" office:value="5.19134375">
            <text:p>5.19</text:p>
          </table:table-cell>
          <table:table-cell table:number-columns-repeated="3"/>
        </table:table-row>
        <table:table-row table:style-name="ro2">
          <table:table-cell table:formula="of:=6.28*[.B1208]/3200" office:value-type="float" office:value="23.608875">
            <text:p>23.608875</text:p>
          </table:table-cell>
          <table:table-cell office:value-type="float" office:value="12030">
            <text:p>12030</text:p>
          </table:table-cell>
          <table:table-cell table:formula="of:=[.G1208]/36" office:value-type="float" office:value="17.2078323784722">
            <text:p>17.21</text:p>
          </table:table-cell>
          <table:table-cell table:formula="of:=[.E1208]/(2*3.1415)" office:value-type="float" office:value="1.27532826675155">
            <text:p>1.28</text:p>
          </table:table-cell>
          <table:table-cell table:formula="of:=[.F1208]*6.28/[.$K$1]" office:value-type="float" office:value="8.0128875">
            <text:p>8.01</text:p>
          </table:table-cell>
          <table:table-cell office:value-type="float" office:value="4083">
            <text:p>4083.00</text:p>
          </table:table-cell>
          <table:table-cell table:formula="of:=[.G1207]+[.H1208]*0.1" office:value-type="float" office:value="619.481965625">
            <text:p>619.48</text:p>
          </table:table-cell>
          <table:table-cell table:formula="of:=[.$H$5]+[.E1208]*[.$I$5]/(2*3.14)" office:value-type="float" office:value="5.191390625">
            <text:p>5.19</text:p>
          </table:table-cell>
          <table:table-cell table:number-columns-repeated="3"/>
        </table:table-row>
        <table:table-row table:style-name="ro2">
          <table:table-cell table:formula="of:=6.28*[.B1209]/3200" office:value-type="float" office:value="23.6285">
            <text:p>23.6285</text:p>
          </table:table-cell>
          <table:table-cell office:value-type="float" office:value="12040">
            <text:p>12040</text:p>
          </table:table-cell>
          <table:table-cell table:formula="of:=[.G1209]/36" office:value-type="float" office:value="17.2222530381944">
            <text:p>17.22</text:p>
          </table:table-cell>
          <table:table-cell table:formula="of:=[.E1209]/(2*3.1415)" office:value-type="float" office:value="1.27564061753939">
            <text:p>1.28</text:p>
          </table:table-cell>
          <table:table-cell table:formula="of:=[.F1209]*6.28/[.$K$1]" office:value-type="float" office:value="8.01485">
            <text:p>8.01</text:p>
          </table:table-cell>
          <table:table-cell office:value-type="float" office:value="4084">
            <text:p>4084.00</text:p>
          </table:table-cell>
          <table:table-cell table:formula="of:=[.G1208]+[.H1209]*0.1" office:value-type="float" office:value="620.001109375">
            <text:p>620.00</text:p>
          </table:table-cell>
          <table:table-cell table:formula="of:=[.$H$5]+[.E1209]*[.$I$5]/(2*3.14)" office:value-type="float" office:value="5.1914375">
            <text:p>5.19</text:p>
          </table:table-cell>
          <table:table-cell table:number-columns-repeated="3"/>
        </table:table-row>
        <table:table-row table:style-name="ro2">
          <table:table-cell table:formula="of:=6.28*[.B1210]/3200" office:value-type="float" office:value="23.648125">
            <text:p>23.648125</text:p>
          </table:table-cell>
          <table:table-cell office:value-type="float" office:value="12050">
            <text:p>12050</text:p>
          </table:table-cell>
          <table:table-cell table:formula="of:=[.G1210]/36" office:value-type="float" office:value="17.236673828125">
            <text:p>17.24</text:p>
          </table:table-cell>
          <table:table-cell table:formula="of:=[.E1210]/(2*3.1415)" office:value-type="float" office:value="1.27595296832723">
            <text:p>1.28</text:p>
          </table:table-cell>
          <table:table-cell table:formula="of:=[.F1210]*6.28/[.$K$1]" office:value-type="float" office:value="8.0168125">
            <text:p>8.02</text:p>
          </table:table-cell>
          <table:table-cell office:value-type="float" office:value="4085">
            <text:p>4085.00</text:p>
          </table:table-cell>
          <table:table-cell table:formula="of:=[.G1209]+[.H1210]*0.1" office:value-type="float" office:value="620.5202578125">
            <text:p>620.52</text:p>
          </table:table-cell>
          <table:table-cell table:formula="of:=[.$H$5]+[.E1210]*[.$I$5]/(2*3.14)" office:value-type="float" office:value="5.191484375">
            <text:p>5.19</text:p>
          </table:table-cell>
          <table:table-cell table:number-columns-repeated="3"/>
        </table:table-row>
        <table:table-row table:style-name="ro2">
          <table:table-cell table:formula="of:=6.28*[.B1211]/3200" office:value-type="float" office:value="23.66775">
            <text:p>23.66775</text:p>
          </table:table-cell>
          <table:table-cell office:value-type="float" office:value="12060">
            <text:p>12060</text:p>
          </table:table-cell>
          <table:table-cell table:formula="of:=[.G1211]/36" office:value-type="float" office:value="17.2510947482639">
            <text:p>17.25</text:p>
          </table:table-cell>
          <table:table-cell table:formula="of:=[.E1211]/(2*3.1415)" office:value-type="float" office:value="1.27626531911507">
            <text:p>1.28</text:p>
          </table:table-cell>
          <table:table-cell table:formula="of:=[.F1211]*6.28/[.$K$1]" office:value-type="float" office:value="8.018775">
            <text:p>8.02</text:p>
          </table:table-cell>
          <table:table-cell office:value-type="float" office:value="4086">
            <text:p>4086.00</text:p>
          </table:table-cell>
          <table:table-cell table:formula="of:=[.G1210]+[.H1211]*0.1" office:value-type="float" office:value="621.0394109375">
            <text:p>621.04</text:p>
          </table:table-cell>
          <table:table-cell table:formula="of:=[.$H$5]+[.E1211]*[.$I$5]/(2*3.14)" office:value-type="float" office:value="5.19153125">
            <text:p>5.19</text:p>
          </table:table-cell>
          <table:table-cell table:number-columns-repeated="3"/>
        </table:table-row>
        <table:table-row table:style-name="ro2">
          <table:table-cell table:formula="of:=6.28*[.B1212]/3200" office:value-type="float" office:value="23.687375">
            <text:p>23.687375</text:p>
          </table:table-cell>
          <table:table-cell office:value-type="float" office:value="12070">
            <text:p>12070</text:p>
          </table:table-cell>
          <table:table-cell table:formula="of:=[.G1212]/36" office:value-type="float" office:value="17.2655157986111">
            <text:p>17.27</text:p>
          </table:table-cell>
          <table:table-cell table:formula="of:=[.E1212]/(2*3.1415)" office:value-type="float" office:value="1.27657766990291">
            <text:p>1.28</text:p>
          </table:table-cell>
          <table:table-cell table:formula="of:=[.F1212]*6.28/[.$K$1]" office:value-type="float" office:value="8.0207375">
            <text:p>8.02</text:p>
          </table:table-cell>
          <table:table-cell office:value-type="float" office:value="4087">
            <text:p>4087.00</text:p>
          </table:table-cell>
          <table:table-cell table:formula="of:=[.G1211]+[.H1212]*0.1" office:value-type="float" office:value="621.55856875">
            <text:p>621.56</text:p>
          </table:table-cell>
          <table:table-cell table:formula="of:=[.$H$5]+[.E1212]*[.$I$5]/(2*3.14)" office:value-type="float" office:value="5.191578125">
            <text:p>5.19</text:p>
          </table:table-cell>
          <table:table-cell table:number-columns-repeated="3"/>
        </table:table-row>
        <table:table-row table:style-name="ro2">
          <table:table-cell table:formula="of:=6.28*[.B1213]/3200" office:value-type="float" office:value="23.707">
            <text:p>23.707</text:p>
          </table:table-cell>
          <table:table-cell office:value-type="float" office:value="12080">
            <text:p>12080</text:p>
          </table:table-cell>
          <table:table-cell table:formula="of:=[.G1213]/36" office:value-type="float" office:value="17.2799369791667">
            <text:p>17.28</text:p>
          </table:table-cell>
          <table:table-cell table:formula="of:=[.E1213]/(2*3.1415)" office:value-type="float" office:value="1.27689002069075">
            <text:p>1.28</text:p>
          </table:table-cell>
          <table:table-cell table:formula="of:=[.F1213]*6.28/[.$K$1]" office:value-type="float" office:value="8.0227">
            <text:p>8.02</text:p>
          </table:table-cell>
          <table:table-cell office:value-type="float" office:value="4088">
            <text:p>4088.00</text:p>
          </table:table-cell>
          <table:table-cell table:formula="of:=[.G1212]+[.H1213]*0.1" office:value-type="float" office:value="622.07773125">
            <text:p>622.08</text:p>
          </table:table-cell>
          <table:table-cell table:formula="of:=[.$H$5]+[.E1213]*[.$I$5]/(2*3.14)" office:value-type="float" office:value="5.191625">
            <text:p>5.19</text:p>
          </table:table-cell>
          <table:table-cell table:number-columns-repeated="3"/>
        </table:table-row>
        <table:table-row table:style-name="ro2">
          <table:table-cell table:formula="of:=6.28*[.B1214]/3200" office:value-type="float" office:value="23.726625">
            <text:p>23.726625</text:p>
          </table:table-cell>
          <table:table-cell office:value-type="float" office:value="12090">
            <text:p>12090</text:p>
          </table:table-cell>
          <table:table-cell table:formula="of:=[.G1214]/36" office:value-type="float" office:value="17.2943582899306">
            <text:p>17.29</text:p>
          </table:table-cell>
          <table:table-cell table:formula="of:=[.E1214]/(2*3.1415)" office:value-type="float" office:value="1.27720237147859">
            <text:p>1.28</text:p>
          </table:table-cell>
          <table:table-cell table:formula="of:=[.F1214]*6.28/[.$K$1]" office:value-type="float" office:value="8.0246625">
            <text:p>8.02</text:p>
          </table:table-cell>
          <table:table-cell office:value-type="float" office:value="4089">
            <text:p>4089.00</text:p>
          </table:table-cell>
          <table:table-cell table:formula="of:=[.G1213]+[.H1214]*0.1" office:value-type="float" office:value="622.5968984375">
            <text:p>622.60</text:p>
          </table:table-cell>
          <table:table-cell table:formula="of:=[.$H$5]+[.E1214]*[.$I$5]/(2*3.14)" office:value-type="float" office:value="5.191671875">
            <text:p>5.19</text:p>
          </table:table-cell>
          <table:table-cell table:number-columns-repeated="3"/>
        </table:table-row>
        <table:table-row table:style-name="ro2">
          <table:table-cell table:formula="of:=6.28*[.B1215]/3200" office:value-type="float" office:value="23.74625">
            <text:p>23.74625</text:p>
          </table:table-cell>
          <table:table-cell office:value-type="float" office:value="12100">
            <text:p>12100</text:p>
          </table:table-cell>
          <table:table-cell table:formula="of:=[.G1215]/36" office:value-type="float" office:value="17.3087797309028">
            <text:p>17.31</text:p>
          </table:table-cell>
          <table:table-cell table:formula="of:=[.E1215]/(2*3.1415)" office:value-type="float" office:value="1.27751472226643">
            <text:p>1.28</text:p>
          </table:table-cell>
          <table:table-cell table:formula="of:=[.F1215]*6.28/[.$K$1]" office:value-type="float" office:value="8.026625">
            <text:p>8.03</text:p>
          </table:table-cell>
          <table:table-cell office:value-type="float" office:value="4090">
            <text:p>4090.00</text:p>
          </table:table-cell>
          <table:table-cell table:formula="of:=[.G1214]+[.H1215]*0.1" office:value-type="float" office:value="623.1160703125">
            <text:p>623.12</text:p>
          </table:table-cell>
          <table:table-cell table:formula="of:=[.$H$5]+[.E1215]*[.$I$5]/(2*3.14)" office:value-type="float" office:value="5.19171875">
            <text:p>5.19</text:p>
          </table:table-cell>
          <table:table-cell table:number-columns-repeated="3"/>
        </table:table-row>
        <table:table-row table:style-name="ro2">
          <table:table-cell table:formula="of:=6.28*[.B1216]/3200" office:value-type="float" office:value="23.765875">
            <text:p>23.765875</text:p>
          </table:table-cell>
          <table:table-cell office:value-type="float" office:value="12110">
            <text:p>12110</text:p>
          </table:table-cell>
          <table:table-cell table:formula="of:=[.G1216]/36" office:value-type="float" office:value="17.3232013020833">
            <text:p>17.32</text:p>
          </table:table-cell>
          <table:table-cell table:formula="of:=[.E1216]/(2*3.1415)" office:value-type="float" office:value="1.27782707305427">
            <text:p>1.28</text:p>
          </table:table-cell>
          <table:table-cell table:formula="of:=[.F1216]*6.28/[.$K$1]" office:value-type="float" office:value="8.0285875">
            <text:p>8.03</text:p>
          </table:table-cell>
          <table:table-cell office:value-type="float" office:value="4091">
            <text:p>4091.00</text:p>
          </table:table-cell>
          <table:table-cell table:formula="of:=[.G1215]+[.H1216]*0.1" office:value-type="float" office:value="623.635246875">
            <text:p>623.64</text:p>
          </table:table-cell>
          <table:table-cell table:formula="of:=[.$H$5]+[.E1216]*[.$I$5]/(2*3.14)" office:value-type="float" office:value="5.191765625">
            <text:p>5.19</text:p>
          </table:table-cell>
          <table:table-cell table:number-columns-repeated="3"/>
        </table:table-row>
        <table:table-row table:style-name="ro2">
          <table:table-cell table:formula="of:=6.28*[.B1217]/3200" office:value-type="float" office:value="23.7855">
            <text:p>23.7855</text:p>
          </table:table-cell>
          <table:table-cell office:value-type="float" office:value="12120">
            <text:p>12120</text:p>
          </table:table-cell>
          <table:table-cell table:formula="of:=[.G1217]/36" office:value-type="float" office:value="17.3376230034722">
            <text:p>17.34</text:p>
          </table:table-cell>
          <table:table-cell table:formula="of:=[.E1217]/(2*3.1415)" office:value-type="float" office:value="1.27813942384211">
            <text:p>1.28</text:p>
          </table:table-cell>
          <table:table-cell table:formula="of:=[.F1217]*6.28/[.$K$1]" office:value-type="float" office:value="8.03055">
            <text:p>8.03</text:p>
          </table:table-cell>
          <table:table-cell office:value-type="float" office:value="4092">
            <text:p>4092.00</text:p>
          </table:table-cell>
          <table:table-cell table:formula="of:=[.G1216]+[.H1217]*0.1" office:value-type="float" office:value="624.154428125">
            <text:p>624.15</text:p>
          </table:table-cell>
          <table:table-cell table:formula="of:=[.$H$5]+[.E1217]*[.$I$5]/(2*3.14)" office:value-type="float" office:value="5.1918125">
            <text:p>5.19</text:p>
          </table:table-cell>
          <table:table-cell table:number-columns-repeated="3"/>
        </table:table-row>
        <table:table-row table:style-name="ro2">
          <table:table-cell table:formula="of:=6.28*[.B1218]/3200" office:value-type="float" office:value="23.805125">
            <text:p>23.805125</text:p>
          </table:table-cell>
          <table:table-cell office:value-type="float" office:value="12130">
            <text:p>12130</text:p>
          </table:table-cell>
          <table:table-cell table:formula="of:=[.G1218]/36" office:value-type="float" office:value="17.3520448350694">
            <text:p>17.35</text:p>
          </table:table-cell>
          <table:table-cell table:formula="of:=[.E1218]/(2*3.1415)" office:value-type="float" office:value="1.27845177462995">
            <text:p>1.28</text:p>
          </table:table-cell>
          <table:table-cell table:formula="of:=[.F1218]*6.28/[.$K$1]" office:value-type="float" office:value="8.0325125">
            <text:p>8.03</text:p>
          </table:table-cell>
          <table:table-cell office:value-type="float" office:value="4093">
            <text:p>4093.00</text:p>
          </table:table-cell>
          <table:table-cell table:formula="of:=[.G1217]+[.H1218]*0.1" office:value-type="float" office:value="624.6736140625">
            <text:p>624.67</text:p>
          </table:table-cell>
          <table:table-cell table:formula="of:=[.$H$5]+[.E1218]*[.$I$5]/(2*3.14)" office:value-type="float" office:value="5.191859375">
            <text:p>5.19</text:p>
          </table:table-cell>
          <table:table-cell table:number-columns-repeated="3"/>
        </table:table-row>
        <table:table-row table:style-name="ro2">
          <table:table-cell table:formula="of:=6.28*[.B1219]/3200" office:value-type="float" office:value="23.82475">
            <text:p>23.82475</text:p>
          </table:table-cell>
          <table:table-cell office:value-type="float" office:value="12140">
            <text:p>12140</text:p>
          </table:table-cell>
          <table:table-cell table:formula="of:=[.G1219]/36" office:value-type="float" office:value="17.366466796875">
            <text:p>17.37</text:p>
          </table:table-cell>
          <table:table-cell table:formula="of:=[.E1219]/(2*3.1415)" office:value-type="float" office:value="1.27876412541779">
            <text:p>1.28</text:p>
          </table:table-cell>
          <table:table-cell table:formula="of:=[.F1219]*6.28/[.$K$1]" office:value-type="float" office:value="8.034475">
            <text:p>8.03</text:p>
          </table:table-cell>
          <table:table-cell office:value-type="float" office:value="4094">
            <text:p>4094.00</text:p>
          </table:table-cell>
          <table:table-cell table:formula="of:=[.G1218]+[.H1219]*0.1" office:value-type="float" office:value="625.1928046875">
            <text:p>625.19</text:p>
          </table:table-cell>
          <table:table-cell table:formula="of:=[.$H$5]+[.E1219]*[.$I$5]/(2*3.14)" office:value-type="float" office:value="5.19190625">
            <text:p>5.19</text:p>
          </table:table-cell>
          <table:table-cell table:number-columns-repeated="3"/>
        </table:table-row>
        <table:table-row table:style-name="ro2">
          <table:table-cell table:formula="of:=6.28*[.B1220]/3200" office:value-type="float" office:value="23.844375">
            <text:p>23.844375</text:p>
          </table:table-cell>
          <table:table-cell office:value-type="float" office:value="12150">
            <text:p>12150</text:p>
          </table:table-cell>
          <table:table-cell table:formula="of:=[.G1220]/36" office:value-type="float" office:value="17.3808888888889">
            <text:p>17.38</text:p>
          </table:table-cell>
          <table:table-cell table:formula="of:=[.E1220]/(2*3.1415)" office:value-type="float" office:value="1.27907647620563">
            <text:p>1.28</text:p>
          </table:table-cell>
          <table:table-cell table:formula="of:=[.F1220]*6.28/[.$K$1]" office:value-type="float" office:value="8.0364375">
            <text:p>8.04</text:p>
          </table:table-cell>
          <table:table-cell office:value-type="float" office:value="4095">
            <text:p>4095.00</text:p>
          </table:table-cell>
          <table:table-cell table:formula="of:=[.G1219]+[.H1220]*0.1" office:value-type="float" office:value="625.712">
            <text:p>625.71</text:p>
          </table:table-cell>
          <table:table-cell table:formula="of:=[.$H$5]+[.E1220]*[.$I$5]/(2*3.14)" office:value-type="float" office:value="5.191953125">
            <text:p>5.19</text:p>
          </table:table-cell>
          <table:table-cell table:number-columns-repeated="3"/>
        </table:table-row>
        <table:table-row table:style-name="ro2">
          <table:table-cell table:formula="of:=6.28*[.B1221]/3200" office:value-type="float" office:value="23.864">
            <text:p>23.864</text:p>
          </table:table-cell>
          <table:table-cell office:value-type="float" office:value="12160">
            <text:p>12160</text:p>
          </table:table-cell>
          <table:table-cell table:formula="of:=[.G1221]/36" office:value-type="float" office:value="17.3953111111111">
            <text:p>17.40</text:p>
          </table:table-cell>
          <table:table-cell table:formula="of:=[.E1221]/(2*3.1415)" office:value-type="float" office:value="1.27938882699347">
            <text:p>1.28</text:p>
          </table:table-cell>
          <table:table-cell table:formula="of:=[.F1221]*6.28/[.$K$1]" office:value-type="float" office:value="8.0384">
            <text:p>8.04</text:p>
          </table:table-cell>
          <table:table-cell office:value-type="float" office:value="4096">
            <text:p>4096.00</text:p>
          </table:table-cell>
          <table:table-cell table:formula="of:=[.G1220]+[.H1221]*0.1" office:value-type="float" office:value="626.2312">
            <text:p>626.23</text:p>
          </table:table-cell>
          <table:table-cell table:formula="of:=[.$H$5]+[.E1221]*[.$I$5]/(2*3.14)" office:value-type="float" office:value="5.192">
            <text:p>5.19</text:p>
          </table:table-cell>
          <table:table-cell table:number-columns-repeated="3"/>
        </table:table-row>
        <table:table-row table:style-name="ro2">
          <table:table-cell table:formula="of:=6.28*[.B1222]/3200" office:value-type="float" office:value="23.883625">
            <text:p>23.883625</text:p>
          </table:table-cell>
          <table:table-cell office:value-type="float" office:value="12170">
            <text:p>12170</text:p>
          </table:table-cell>
          <table:table-cell table:formula="of:=[.G1222]/36" office:value-type="float" office:value="17.4097334635417">
            <text:p>17.41</text:p>
          </table:table-cell>
          <table:table-cell table:formula="of:=[.E1222]/(2*3.1415)" office:value-type="float" office:value="1.27970117778131">
            <text:p>1.28</text:p>
          </table:table-cell>
          <table:table-cell table:formula="of:=[.F1222]*6.28/[.$K$1]" office:value-type="float" office:value="8.0403625">
            <text:p>8.04</text:p>
          </table:table-cell>
          <table:table-cell office:value-type="float" office:value="4097">
            <text:p>4097.00</text:p>
          </table:table-cell>
          <table:table-cell table:formula="of:=[.G1221]+[.H1222]*0.1" office:value-type="float" office:value="626.7504046875">
            <text:p>626.75</text:p>
          </table:table-cell>
          <table:table-cell table:formula="of:=[.$H$5]+[.E1222]*[.$I$5]/(2*3.14)" office:value-type="float" office:value="5.192046875">
            <text:p>5.19</text:p>
          </table:table-cell>
          <table:table-cell table:number-columns-repeated="3"/>
        </table:table-row>
        <table:table-row table:style-name="ro2">
          <table:table-cell table:formula="of:=6.28*[.B1223]/3200" office:value-type="float" office:value="23.90325">
            <text:p>23.90325</text:p>
          </table:table-cell>
          <table:table-cell office:value-type="float" office:value="12180">
            <text:p>12180</text:p>
          </table:table-cell>
          <table:table-cell table:formula="of:=[.G1223]/36" office:value-type="float" office:value="17.4241559461805">
            <text:p>17.42</text:p>
          </table:table-cell>
          <table:table-cell table:formula="of:=[.E1223]/(2*3.1415)" office:value-type="float" office:value="1.28001352856915">
            <text:p>1.28</text:p>
          </table:table-cell>
          <table:table-cell table:formula="of:=[.F1223]*6.28/[.$K$1]" office:value-type="float" office:value="8.042325">
            <text:p>8.04</text:p>
          </table:table-cell>
          <table:table-cell office:value-type="float" office:value="4098">
            <text:p>4098.00</text:p>
          </table:table-cell>
          <table:table-cell table:formula="of:=[.G1222]+[.H1223]*0.1" office:value-type="float" office:value="627.2696140625">
            <text:p>627.27</text:p>
          </table:table-cell>
          <table:table-cell table:formula="of:=[.$H$5]+[.E1223]*[.$I$5]/(2*3.14)" office:value-type="float" office:value="5.19209375">
            <text:p>5.19</text:p>
          </table:table-cell>
          <table:table-cell table:number-columns-repeated="3"/>
        </table:table-row>
        <table:table-row table:style-name="ro2">
          <table:table-cell table:formula="of:=6.28*[.B1224]/3200" office:value-type="float" office:value="23.922875">
            <text:p>23.922875</text:p>
          </table:table-cell>
          <table:table-cell office:value-type="float" office:value="12190">
            <text:p>12190</text:p>
          </table:table-cell>
          <table:table-cell table:formula="of:=[.G1224]/36" office:value-type="float" office:value="17.4385785590278">
            <text:p>17.44</text:p>
          </table:table-cell>
          <table:table-cell table:formula="of:=[.E1224]/(2*3.1415)" office:value-type="float" office:value="1.280325879357">
            <text:p>1.28</text:p>
          </table:table-cell>
          <table:table-cell table:formula="of:=[.F1224]*6.28/[.$K$1]" office:value-type="float" office:value="8.0442875">
            <text:p>8.04</text:p>
          </table:table-cell>
          <table:table-cell office:value-type="float" office:value="4099">
            <text:p>4099.00</text:p>
          </table:table-cell>
          <table:table-cell table:formula="of:=[.G1223]+[.H1224]*0.1" office:value-type="float" office:value="627.788828125">
            <text:p>627.79</text:p>
          </table:table-cell>
          <table:table-cell table:formula="of:=[.$H$5]+[.E1224]*[.$I$5]/(2*3.14)" office:value-type="float" office:value="5.192140625">
            <text:p>5.19</text:p>
          </table:table-cell>
          <table:table-cell table:number-columns-repeated="3"/>
        </table:table-row>
        <table:table-row table:style-name="ro2">
          <table:table-cell table:formula="of:=6.28*[.B1225]/3200" office:value-type="float" office:value="23.9425">
            <text:p>23.9425</text:p>
          </table:table-cell>
          <table:table-cell office:value-type="float" office:value="12200">
            <text:p>12200</text:p>
          </table:table-cell>
          <table:table-cell table:formula="of:=[.G1225]/36" office:value-type="float" office:value="17.4530013020833">
            <text:p>17.45</text:p>
          </table:table-cell>
          <table:table-cell table:formula="of:=[.E1225]/(2*3.1415)" office:value-type="float" office:value="1.28063823014484">
            <text:p>1.28</text:p>
          </table:table-cell>
          <table:table-cell table:formula="of:=[.F1225]*6.28/[.$K$1]" office:value-type="float" office:value="8.04625">
            <text:p>8.05</text:p>
          </table:table-cell>
          <table:table-cell office:value-type="float" office:value="4100">
            <text:p>4100.00</text:p>
          </table:table-cell>
          <table:table-cell table:formula="of:=[.G1224]+[.H1225]*0.1" office:value-type="float" office:value="628.308046875">
            <text:p>628.31</text:p>
          </table:table-cell>
          <table:table-cell table:formula="of:=[.$H$5]+[.E1225]*[.$I$5]/(2*3.14)" office:value-type="float" office:value="5.1921875">
            <text:p>5.19</text:p>
          </table:table-cell>
          <table:table-cell table:number-columns-repeated="3"/>
        </table:table-row>
        <table:table-row table:style-name="ro2">
          <table:table-cell table:formula="of:=6.28*[.B1226]/3200" office:value-type="float" office:value="23.962125">
            <text:p>23.962125</text:p>
          </table:table-cell>
          <table:table-cell office:value-type="float" office:value="12210">
            <text:p>12210</text:p>
          </table:table-cell>
          <table:table-cell table:formula="of:=[.G1226]/36" office:value-type="float" office:value="17.4674241753472">
            <text:p>17.47</text:p>
          </table:table-cell>
          <table:table-cell table:formula="of:=[.E1226]/(2*3.1415)" office:value-type="float" office:value="1.28095058093268">
            <text:p>1.28</text:p>
          </table:table-cell>
          <table:table-cell table:formula="of:=[.F1226]*6.28/[.$K$1]" office:value-type="float" office:value="8.0482125">
            <text:p>8.05</text:p>
          </table:table-cell>
          <table:table-cell office:value-type="float" office:value="4101">
            <text:p>4101.00</text:p>
          </table:table-cell>
          <table:table-cell table:formula="of:=[.G1225]+[.H1226]*0.1" office:value-type="float" office:value="628.8272703125">
            <text:p>628.83</text:p>
          </table:table-cell>
          <table:table-cell table:formula="of:=[.$H$5]+[.E1226]*[.$I$5]/(2*3.14)" office:value-type="float" office:value="5.192234375">
            <text:p>5.19</text:p>
          </table:table-cell>
          <table:table-cell table:number-columns-repeated="3"/>
        </table:table-row>
        <table:table-row table:style-name="ro2">
          <table:table-cell table:formula="of:=6.28*[.B1227]/3200" office:value-type="float" office:value="23.98175">
            <text:p>23.98175</text:p>
          </table:table-cell>
          <table:table-cell office:value-type="float" office:value="12220">
            <text:p>12220</text:p>
          </table:table-cell>
          <table:table-cell table:formula="of:=[.G1227]/36" office:value-type="float" office:value="17.4818471788194">
            <text:p>17.48</text:p>
          </table:table-cell>
          <table:table-cell table:formula="of:=[.E1227]/(2*3.1415)" office:value-type="float" office:value="1.28126293172052">
            <text:p>1.28</text:p>
          </table:table-cell>
          <table:table-cell table:formula="of:=[.F1227]*6.28/[.$K$1]" office:value-type="float" office:value="8.050175">
            <text:p>8.05</text:p>
          </table:table-cell>
          <table:table-cell office:value-type="float" office:value="4102">
            <text:p>4102.00</text:p>
          </table:table-cell>
          <table:table-cell table:formula="of:=[.G1226]+[.H1227]*0.1" office:value-type="float" office:value="629.3464984375">
            <text:p>629.35</text:p>
          </table:table-cell>
          <table:table-cell table:formula="of:=[.$H$5]+[.E1227]*[.$I$5]/(2*3.14)" office:value-type="float" office:value="5.19228125">
            <text:p>5.19</text:p>
          </table:table-cell>
          <table:table-cell table:number-columns-repeated="3"/>
        </table:table-row>
        <table:table-row table:style-name="ro2">
          <table:table-cell table:formula="of:=6.28*[.B1228]/3200" office:value-type="float" office:value="24.001375">
            <text:p>24.001375</text:p>
          </table:table-cell>
          <table:table-cell office:value-type="float" office:value="12230">
            <text:p>12230</text:p>
          </table:table-cell>
          <table:table-cell table:formula="of:=[.G1228]/36" office:value-type="float" office:value="17.4962703125">
            <text:p>17.50</text:p>
          </table:table-cell>
          <table:table-cell table:formula="of:=[.E1228]/(2*3.1415)" office:value-type="float" office:value="1.28157528250836">
            <text:p>1.28</text:p>
          </table:table-cell>
          <table:table-cell table:formula="of:=[.F1228]*6.28/[.$K$1]" office:value-type="float" office:value="8.0521375">
            <text:p>8.05</text:p>
          </table:table-cell>
          <table:table-cell office:value-type="float" office:value="4103">
            <text:p>4103.00</text:p>
          </table:table-cell>
          <table:table-cell table:formula="of:=[.G1227]+[.H1228]*0.1" office:value-type="float" office:value="629.86573125">
            <text:p>629.87</text:p>
          </table:table-cell>
          <table:table-cell table:formula="of:=[.$H$5]+[.E1228]*[.$I$5]/(2*3.14)" office:value-type="float" office:value="5.192328125">
            <text:p>5.19</text:p>
          </table:table-cell>
          <table:table-cell table:number-columns-repeated="3"/>
        </table:table-row>
        <table:table-row table:style-name="ro2">
          <table:table-cell table:formula="of:=6.28*[.B1229]/3200" office:value-type="float" office:value="24.021">
            <text:p>24.021</text:p>
          </table:table-cell>
          <table:table-cell office:value-type="float" office:value="12240">
            <text:p>12240</text:p>
          </table:table-cell>
          <table:table-cell table:formula="of:=[.G1229]/36" office:value-type="float" office:value="17.5106935763889">
            <text:p>17.51</text:p>
          </table:table-cell>
          <table:table-cell table:formula="of:=[.E1229]/(2*3.1415)" office:value-type="float" office:value="1.2818876332962">
            <text:p>1.28</text:p>
          </table:table-cell>
          <table:table-cell table:formula="of:=[.F1229]*6.28/[.$K$1]" office:value-type="float" office:value="8.0541">
            <text:p>8.05</text:p>
          </table:table-cell>
          <table:table-cell office:value-type="float" office:value="4104">
            <text:p>4104.00</text:p>
          </table:table-cell>
          <table:table-cell table:formula="of:=[.G1228]+[.H1229]*0.1" office:value-type="float" office:value="630.38496875">
            <text:p>630.38</text:p>
          </table:table-cell>
          <table:table-cell table:formula="of:=[.$H$5]+[.E1229]*[.$I$5]/(2*3.14)" office:value-type="float" office:value="5.192375">
            <text:p>5.19</text:p>
          </table:table-cell>
          <table:table-cell table:number-columns-repeated="3"/>
        </table:table-row>
        <table:table-row table:style-name="ro2">
          <table:table-cell table:formula="of:=6.28*[.B1230]/3200" office:value-type="float" office:value="24.040625">
            <text:p>24.040625</text:p>
          </table:table-cell>
          <table:table-cell office:value-type="float" office:value="12250">
            <text:p>12250</text:p>
          </table:table-cell>
          <table:table-cell table:formula="of:=[.G1230]/36" office:value-type="float" office:value="17.5251169704861">
            <text:p>17.53</text:p>
          </table:table-cell>
          <table:table-cell table:formula="of:=[.E1230]/(2*3.1415)" office:value-type="float" office:value="1.28219998408404">
            <text:p>1.28</text:p>
          </table:table-cell>
          <table:table-cell table:formula="of:=[.F1230]*6.28/[.$K$1]" office:value-type="float" office:value="8.0560625">
            <text:p>8.06</text:p>
          </table:table-cell>
          <table:table-cell office:value-type="float" office:value="4105">
            <text:p>4105.00</text:p>
          </table:table-cell>
          <table:table-cell table:formula="of:=[.G1229]+[.H1230]*0.1" office:value-type="float" office:value="630.9042109375">
            <text:p>630.90</text:p>
          </table:table-cell>
          <table:table-cell table:formula="of:=[.$H$5]+[.E1230]*[.$I$5]/(2*3.14)" office:value-type="float" office:value="5.192421875">
            <text:p>5.19</text:p>
          </table:table-cell>
          <table:table-cell table:number-columns-repeated="3"/>
        </table:table-row>
        <table:table-row table:style-name="ro2">
          <table:table-cell table:formula="of:=6.28*[.B1231]/3200" office:value-type="float" office:value="24.06025">
            <text:p>24.06025</text:p>
          </table:table-cell>
          <table:table-cell office:value-type="float" office:value="12260">
            <text:p>12260</text:p>
          </table:table-cell>
          <table:table-cell table:formula="of:=[.G1231]/36" office:value-type="float" office:value="17.5395404947917">
            <text:p>17.54</text:p>
          </table:table-cell>
          <table:table-cell table:formula="of:=[.E1231]/(2*3.1415)" office:value-type="float" office:value="1.28251233487188">
            <text:p>1.28</text:p>
          </table:table-cell>
          <table:table-cell table:formula="of:=[.F1231]*6.28/[.$K$1]" office:value-type="float" office:value="8.058025">
            <text:p>8.06</text:p>
          </table:table-cell>
          <table:table-cell office:value-type="float" office:value="4106">
            <text:p>4106.00</text:p>
          </table:table-cell>
          <table:table-cell table:formula="of:=[.G1230]+[.H1231]*0.1" office:value-type="float" office:value="631.4234578125">
            <text:p>631.42</text:p>
          </table:table-cell>
          <table:table-cell table:formula="of:=[.$H$5]+[.E1231]*[.$I$5]/(2*3.14)" office:value-type="float" office:value="5.19246875">
            <text:p>5.19</text:p>
          </table:table-cell>
          <table:table-cell table:number-columns-repeated="3"/>
        </table:table-row>
        <table:table-row table:style-name="ro2">
          <table:table-cell table:formula="of:=6.28*[.B1232]/3200" office:value-type="float" office:value="24.079875">
            <text:p>24.079875</text:p>
          </table:table-cell>
          <table:table-cell office:value-type="float" office:value="12270">
            <text:p>12270</text:p>
          </table:table-cell>
          <table:table-cell table:formula="of:=[.G1232]/36" office:value-type="float" office:value="17.5539641493056">
            <text:p>17.55</text:p>
          </table:table-cell>
          <table:table-cell table:formula="of:=[.E1232]/(2*3.1415)" office:value-type="float" office:value="1.28282468565972">
            <text:p>1.28</text:p>
          </table:table-cell>
          <table:table-cell table:formula="of:=[.F1232]*6.28/[.$K$1]" office:value-type="float" office:value="8.0599875">
            <text:p>8.06</text:p>
          </table:table-cell>
          <table:table-cell office:value-type="float" office:value="4107">
            <text:p>4107.00</text:p>
          </table:table-cell>
          <table:table-cell table:formula="of:=[.G1231]+[.H1232]*0.1" office:value-type="float" office:value="631.942709375">
            <text:p>631.94</text:p>
          </table:table-cell>
          <table:table-cell table:formula="of:=[.$H$5]+[.E1232]*[.$I$5]/(2*3.14)" office:value-type="float" office:value="5.192515625">
            <text:p>5.19</text:p>
          </table:table-cell>
          <table:table-cell table:number-columns-repeated="3"/>
        </table:table-row>
        <table:table-row table:style-name="ro2">
          <table:table-cell table:formula="of:=6.28*[.B1233]/3200" office:value-type="float" office:value="24.0995">
            <text:p>24.0995</text:p>
          </table:table-cell>
          <table:table-cell office:value-type="float" office:value="12280">
            <text:p>12280</text:p>
          </table:table-cell>
          <table:table-cell table:formula="of:=[.G1233]/36" office:value-type="float" office:value="17.5683879340278">
            <text:p>17.57</text:p>
          </table:table-cell>
          <table:table-cell table:formula="of:=[.E1233]/(2*3.1415)" office:value-type="float" office:value="1.28313703644756">
            <text:p>1.28</text:p>
          </table:table-cell>
          <table:table-cell table:formula="of:=[.F1233]*6.28/[.$K$1]" office:value-type="float" office:value="8.06195">
            <text:p>8.06</text:p>
          </table:table-cell>
          <table:table-cell office:value-type="float" office:value="4108">
            <text:p>4108.00</text:p>
          </table:table-cell>
          <table:table-cell table:formula="of:=[.G1232]+[.H1233]*0.1" office:value-type="float" office:value="632.461965625">
            <text:p>632.46</text:p>
          </table:table-cell>
          <table:table-cell table:formula="of:=[.$H$5]+[.E1233]*[.$I$5]/(2*3.14)" office:value-type="float" office:value="5.1925625">
            <text:p>5.19</text:p>
          </table:table-cell>
          <table:table-cell table:number-columns-repeated="3"/>
        </table:table-row>
        <table:table-row table:style-name="ro2">
          <table:table-cell table:formula="of:=6.28*[.B1234]/3200" office:value-type="float" office:value="24.119125">
            <text:p>24.119125</text:p>
          </table:table-cell>
          <table:table-cell office:value-type="float" office:value="12290">
            <text:p>12290</text:p>
          </table:table-cell>
          <table:table-cell table:formula="of:=[.G1234]/36" office:value-type="float" office:value="17.5828118489583">
            <text:p>17.58</text:p>
          </table:table-cell>
          <table:table-cell table:formula="of:=[.E1234]/(2*3.1415)" office:value-type="float" office:value="1.2834493872354">
            <text:p>1.28</text:p>
          </table:table-cell>
          <table:table-cell table:formula="of:=[.F1234]*6.28/[.$K$1]" office:value-type="float" office:value="8.0639125">
            <text:p>8.06</text:p>
          </table:table-cell>
          <table:table-cell office:value-type="float" office:value="4109">
            <text:p>4109.00</text:p>
          </table:table-cell>
          <table:table-cell table:formula="of:=[.G1233]+[.H1234]*0.1" office:value-type="float" office:value="632.9812265625">
            <text:p>632.98</text:p>
          </table:table-cell>
          <table:table-cell table:formula="of:=[.$H$5]+[.E1234]*[.$I$5]/(2*3.14)" office:value-type="float" office:value="5.192609375">
            <text:p>5.19</text:p>
          </table:table-cell>
          <table:table-cell table:number-columns-repeated="3"/>
        </table:table-row>
        <table:table-row table:style-name="ro2">
          <table:table-cell table:formula="of:=6.28*[.B1235]/3200" office:value-type="float" office:value="24.13875">
            <text:p>24.13875</text:p>
          </table:table-cell>
          <table:table-cell office:value-type="float" office:value="12300">
            <text:p>12300</text:p>
          </table:table-cell>
          <table:table-cell table:formula="of:=[.G1235]/36" office:value-type="float" office:value="17.5972358940972">
            <text:p>17.60</text:p>
          </table:table-cell>
          <table:table-cell table:formula="of:=[.E1235]/(2*3.1415)" office:value-type="float" office:value="1.28376173802324">
            <text:p>1.28</text:p>
          </table:table-cell>
          <table:table-cell table:formula="of:=[.F1235]*6.28/[.$K$1]" office:value-type="float" office:value="8.065875">
            <text:p>8.07</text:p>
          </table:table-cell>
          <table:table-cell office:value-type="float" office:value="4110">
            <text:p>4110.00</text:p>
          </table:table-cell>
          <table:table-cell table:formula="of:=[.G1234]+[.H1235]*0.1" office:value-type="float" office:value="633.5004921875">
            <text:p>633.50</text:p>
          </table:table-cell>
          <table:table-cell table:formula="of:=[.$H$5]+[.E1235]*[.$I$5]/(2*3.14)" office:value-type="float" office:value="5.19265625">
            <text:p>5.19</text:p>
          </table:table-cell>
          <table:table-cell table:number-columns-repeated="3"/>
        </table:table-row>
        <table:table-row table:style-name="ro2">
          <table:table-cell table:formula="of:=6.28*[.B1236]/3200" office:value-type="float" office:value="24.158375">
            <text:p>24.158375</text:p>
          </table:table-cell>
          <table:table-cell office:value-type="float" office:value="12310">
            <text:p>12310</text:p>
          </table:table-cell>
          <table:table-cell table:formula="of:=[.G1236]/36" office:value-type="float" office:value="17.6116600694444">
            <text:p>17.61</text:p>
          </table:table-cell>
          <table:table-cell table:formula="of:=[.E1236]/(2*3.1415)" office:value-type="float" office:value="1.28407408881108">
            <text:p>1.28</text:p>
          </table:table-cell>
          <table:table-cell table:formula="of:=[.F1236]*6.28/[.$K$1]" office:value-type="float" office:value="8.0678375">
            <text:p>8.07</text:p>
          </table:table-cell>
          <table:table-cell office:value-type="float" office:value="4111">
            <text:p>4111.00</text:p>
          </table:table-cell>
          <table:table-cell table:formula="of:=[.G1235]+[.H1236]*0.1" office:value-type="float" office:value="634.0197625">
            <text:p>634.02</text:p>
          </table:table-cell>
          <table:table-cell table:formula="of:=[.$H$5]+[.E1236]*[.$I$5]/(2*3.14)" office:value-type="float" office:value="5.192703125">
            <text:p>5.19</text:p>
          </table:table-cell>
          <table:table-cell table:number-columns-repeated="3"/>
        </table:table-row>
        <table:table-row table:style-name="ro2">
          <table:table-cell table:formula="of:=6.28*[.B1237]/3200" office:value-type="float" office:value="24.178">
            <text:p>24.178</text:p>
          </table:table-cell>
          <table:table-cell office:value-type="float" office:value="12320">
            <text:p>12320</text:p>
          </table:table-cell>
          <table:table-cell table:formula="of:=[.G1237]/36" office:value-type="float" office:value="17.626084375">
            <text:p>17.63</text:p>
          </table:table-cell>
          <table:table-cell table:formula="of:=[.E1237]/(2*3.1415)" office:value-type="float" office:value="1.28438643959892">
            <text:p>1.28</text:p>
          </table:table-cell>
          <table:table-cell table:formula="of:=[.F1237]*6.28/[.$K$1]" office:value-type="float" office:value="8.0698">
            <text:p>8.07</text:p>
          </table:table-cell>
          <table:table-cell office:value-type="float" office:value="4112">
            <text:p>4112.00</text:p>
          </table:table-cell>
          <table:table-cell table:formula="of:=[.G1236]+[.H1237]*0.1" office:value-type="float" office:value="634.5390375">
            <text:p>634.54</text:p>
          </table:table-cell>
          <table:table-cell table:formula="of:=[.$H$5]+[.E1237]*[.$I$5]/(2*3.14)" office:value-type="float" office:value="5.19275">
            <text:p>5.19</text:p>
          </table:table-cell>
          <table:table-cell table:number-columns-repeated="3"/>
        </table:table-row>
        <table:table-row table:style-name="ro2">
          <table:table-cell table:formula="of:=6.28*[.B1238]/3200" office:value-type="float" office:value="24.197625">
            <text:p>24.197625</text:p>
          </table:table-cell>
          <table:table-cell office:value-type="float" office:value="12330">
            <text:p>12330</text:p>
          </table:table-cell>
          <table:table-cell table:formula="of:=[.G1238]/36" office:value-type="float" office:value="17.6405088107639">
            <text:p>17.64</text:p>
          </table:table-cell>
          <table:table-cell table:formula="of:=[.E1238]/(2*3.1415)" office:value-type="float" office:value="1.28469879038676">
            <text:p>1.28</text:p>
          </table:table-cell>
          <table:table-cell table:formula="of:=[.F1238]*6.28/[.$K$1]" office:value-type="float" office:value="8.0717625">
            <text:p>8.07</text:p>
          </table:table-cell>
          <table:table-cell office:value-type="float" office:value="4113">
            <text:p>4113.00</text:p>
          </table:table-cell>
          <table:table-cell table:formula="of:=[.G1237]+[.H1238]*0.1" office:value-type="float" office:value="635.0583171875">
            <text:p>635.06</text:p>
          </table:table-cell>
          <table:table-cell table:formula="of:=[.$H$5]+[.E1238]*[.$I$5]/(2*3.14)" office:value-type="float" office:value="5.192796875">
            <text:p>5.19</text:p>
          </table:table-cell>
          <table:table-cell table:number-columns-repeated="3"/>
        </table:table-row>
        <table:table-row table:style-name="ro2">
          <table:table-cell table:formula="of:=6.28*[.B1239]/3200" office:value-type="float" office:value="24.21725">
            <text:p>24.21725</text:p>
          </table:table-cell>
          <table:table-cell office:value-type="float" office:value="12340">
            <text:p>12340</text:p>
          </table:table-cell>
          <table:table-cell table:formula="of:=[.G1239]/36" office:value-type="float" office:value="17.6549333767361">
            <text:p>17.65</text:p>
          </table:table-cell>
          <table:table-cell table:formula="of:=[.E1239]/(2*3.1415)" office:value-type="float" office:value="1.2850111411746">
            <text:p>1.29</text:p>
          </table:table-cell>
          <table:table-cell table:formula="of:=[.F1239]*6.28/[.$K$1]" office:value-type="float" office:value="8.073725">
            <text:p>8.07</text:p>
          </table:table-cell>
          <table:table-cell office:value-type="float" office:value="4114">
            <text:p>4114.00</text:p>
          </table:table-cell>
          <table:table-cell table:formula="of:=[.G1238]+[.H1239]*0.1" office:value-type="float" office:value="635.5776015625">
            <text:p>635.58</text:p>
          </table:table-cell>
          <table:table-cell table:formula="of:=[.$H$5]+[.E1239]*[.$I$5]/(2*3.14)" office:value-type="float" office:value="5.19284375">
            <text:p>5.19</text:p>
          </table:table-cell>
          <table:table-cell table:number-columns-repeated="3"/>
        </table:table-row>
        <table:table-row table:style-name="ro2">
          <table:table-cell table:formula="of:=6.28*[.B1240]/3200" office:value-type="float" office:value="24.236875">
            <text:p>24.236875</text:p>
          </table:table-cell>
          <table:table-cell office:value-type="float" office:value="12350">
            <text:p>12350</text:p>
          </table:table-cell>
          <table:table-cell table:formula="of:=[.G1240]/36" office:value-type="float" office:value="17.6693580729167">
            <text:p>17.67</text:p>
          </table:table-cell>
          <table:table-cell table:formula="of:=[.E1240]/(2*3.1415)" office:value-type="float" office:value="1.28532349196244">
            <text:p>1.29</text:p>
          </table:table-cell>
          <table:table-cell table:formula="of:=[.F1240]*6.28/[.$K$1]" office:value-type="float" office:value="8.0756875">
            <text:p>8.08</text:p>
          </table:table-cell>
          <table:table-cell office:value-type="float" office:value="4115">
            <text:p>4115.00</text:p>
          </table:table-cell>
          <table:table-cell table:formula="of:=[.G1239]+[.H1240]*0.1" office:value-type="float" office:value="636.096890625">
            <text:p>636.10</text:p>
          </table:table-cell>
          <table:table-cell table:formula="of:=[.$H$5]+[.E1240]*[.$I$5]/(2*3.14)" office:value-type="float" office:value="5.192890625">
            <text:p>5.19</text:p>
          </table:table-cell>
          <table:table-cell table:number-columns-repeated="3"/>
        </table:table-row>
        <table:table-row table:style-name="ro2">
          <table:table-cell table:formula="of:=6.28*[.B1241]/3200" office:value-type="float" office:value="24.2565">
            <text:p>24.2565</text:p>
          </table:table-cell>
          <table:table-cell office:value-type="float" office:value="12360">
            <text:p>12360</text:p>
          </table:table-cell>
          <table:table-cell table:formula="of:=[.G1241]/36" office:value-type="float" office:value="17.6837828993056">
            <text:p>17.68</text:p>
          </table:table-cell>
          <table:table-cell table:formula="of:=[.E1241]/(2*3.1415)" office:value-type="float" office:value="1.28563584275028">
            <text:p>1.29</text:p>
          </table:table-cell>
          <table:table-cell table:formula="of:=[.F1241]*6.28/[.$K$1]" office:value-type="float" office:value="8.07765">
            <text:p>8.08</text:p>
          </table:table-cell>
          <table:table-cell office:value-type="float" office:value="4116">
            <text:p>4116.00</text:p>
          </table:table-cell>
          <table:table-cell table:formula="of:=[.G1240]+[.H1241]*0.1" office:value-type="float" office:value="636.616184375">
            <text:p>636.62</text:p>
          </table:table-cell>
          <table:table-cell table:formula="of:=[.$H$5]+[.E1241]*[.$I$5]/(2*3.14)" office:value-type="float" office:value="5.1929375">
            <text:p>5.19</text:p>
          </table:table-cell>
          <table:table-cell table:number-columns-repeated="3"/>
        </table:table-row>
        <table:table-row table:style-name="ro2">
          <table:table-cell table:formula="of:=6.28*[.B1242]/3200" office:value-type="float" office:value="24.276125">
            <text:p>24.276125</text:p>
          </table:table-cell>
          <table:table-cell office:value-type="float" office:value="12370">
            <text:p>12370</text:p>
          </table:table-cell>
          <table:table-cell table:formula="of:=[.G1242]/36" office:value-type="float" office:value="17.6982078559028">
            <text:p>17.70</text:p>
          </table:table-cell>
          <table:table-cell table:formula="of:=[.E1242]/(2*3.1415)" office:value-type="float" office:value="1.28594819353812">
            <text:p>1.29</text:p>
          </table:table-cell>
          <table:table-cell table:formula="of:=[.F1242]*6.28/[.$K$1]" office:value-type="float" office:value="8.0796125">
            <text:p>8.08</text:p>
          </table:table-cell>
          <table:table-cell office:value-type="float" office:value="4117">
            <text:p>4117.00</text:p>
          </table:table-cell>
          <table:table-cell table:formula="of:=[.G1241]+[.H1242]*0.1" office:value-type="float" office:value="637.1354828125">
            <text:p>637.14</text:p>
          </table:table-cell>
          <table:table-cell table:formula="of:=[.$H$5]+[.E1242]*[.$I$5]/(2*3.14)" office:value-type="float" office:value="5.192984375">
            <text:p>5.19</text:p>
          </table:table-cell>
          <table:table-cell table:number-columns-repeated="3"/>
        </table:table-row>
        <table:table-row table:style-name="ro2">
          <table:table-cell table:formula="of:=6.28*[.B1243]/3200" office:value-type="float" office:value="24.29575">
            <text:p>24.29575</text:p>
          </table:table-cell>
          <table:table-cell office:value-type="float" office:value="12380">
            <text:p>12380</text:p>
          </table:table-cell>
          <table:table-cell table:formula="of:=[.G1243]/36" office:value-type="float" office:value="17.7126329427083">
            <text:p>17.71</text:p>
          </table:table-cell>
          <table:table-cell table:formula="of:=[.E1243]/(2*3.1415)" office:value-type="float" office:value="1.28626054432596">
            <text:p>1.29</text:p>
          </table:table-cell>
          <table:table-cell table:formula="of:=[.F1243]*6.28/[.$K$1]" office:value-type="float" office:value="8.081575">
            <text:p>8.08</text:p>
          </table:table-cell>
          <table:table-cell office:value-type="float" office:value="4118">
            <text:p>4118.00</text:p>
          </table:table-cell>
          <table:table-cell table:formula="of:=[.G1242]+[.H1243]*0.1" office:value-type="float" office:value="637.6547859375">
            <text:p>637.65</text:p>
          </table:table-cell>
          <table:table-cell table:formula="of:=[.$H$5]+[.E1243]*[.$I$5]/(2*3.14)" office:value-type="float" office:value="5.19303125">
            <text:p>5.19</text:p>
          </table:table-cell>
          <table:table-cell table:number-columns-repeated="3"/>
        </table:table-row>
        <table:table-row table:style-name="ro2">
          <table:table-cell table:formula="of:=6.28*[.B1244]/3200" office:value-type="float" office:value="24.315375">
            <text:p>24.315375</text:p>
          </table:table-cell>
          <table:table-cell office:value-type="float" office:value="12390">
            <text:p>12390</text:p>
          </table:table-cell>
          <table:table-cell table:formula="of:=[.G1244]/36" office:value-type="float" office:value="17.7270581597222">
            <text:p>17.73</text:p>
          </table:table-cell>
          <table:table-cell table:formula="of:=[.E1244]/(2*3.1415)" office:value-type="float" office:value="1.2865728951138">
            <text:p>1.29</text:p>
          </table:table-cell>
          <table:table-cell table:formula="of:=[.F1244]*6.28/[.$K$1]" office:value-type="float" office:value="8.0835375">
            <text:p>8.08</text:p>
          </table:table-cell>
          <table:table-cell office:value-type="float" office:value="4119">
            <text:p>4119.00</text:p>
          </table:table-cell>
          <table:table-cell table:formula="of:=[.G1243]+[.H1244]*0.1" office:value-type="float" office:value="638.17409375">
            <text:p>638.17</text:p>
          </table:table-cell>
          <table:table-cell table:formula="of:=[.$H$5]+[.E1244]*[.$I$5]/(2*3.14)" office:value-type="float" office:value="5.193078125">
            <text:p>5.19</text:p>
          </table:table-cell>
          <table:table-cell table:number-columns-repeated="3"/>
        </table:table-row>
        <table:table-row table:style-name="ro2">
          <table:table-cell table:formula="of:=6.28*[.B1245]/3200" office:value-type="float" office:value="24.335">
            <text:p>24.335</text:p>
          </table:table-cell>
          <table:table-cell office:value-type="float" office:value="12400">
            <text:p>12400</text:p>
          </table:table-cell>
          <table:table-cell table:formula="of:=[.G1245]/36" office:value-type="float" office:value="17.7414835069444">
            <text:p>17.74</text:p>
          </table:table-cell>
          <table:table-cell table:formula="of:=[.E1245]/(2*3.1415)" office:value-type="float" office:value="1.28688524590164">
            <text:p>1.29</text:p>
          </table:table-cell>
          <table:table-cell table:formula="of:=[.F1245]*6.28/[.$K$1]" office:value-type="float" office:value="8.0855">
            <text:p>8.09</text:p>
          </table:table-cell>
          <table:table-cell office:value-type="float" office:value="4120">
            <text:p>4120.00</text:p>
          </table:table-cell>
          <table:table-cell table:formula="of:=[.G1244]+[.H1245]*0.1" office:value-type="float" office:value="638.69340625">
            <text:p>638.69</text:p>
          </table:table-cell>
          <table:table-cell table:formula="of:=[.$H$5]+[.E1245]*[.$I$5]/(2*3.14)" office:value-type="float" office:value="5.193125">
            <text:p>5.19</text:p>
          </table:table-cell>
          <table:table-cell table:number-columns-repeated="3"/>
        </table:table-row>
        <table:table-row table:style-name="ro2">
          <table:table-cell table:formula="of:=6.28*[.B1246]/3200" office:value-type="float" office:value="24.354625">
            <text:p>24.354625</text:p>
          </table:table-cell>
          <table:table-cell office:value-type="float" office:value="12410">
            <text:p>12410</text:p>
          </table:table-cell>
          <table:table-cell table:formula="of:=[.G1246]/36" office:value-type="float" office:value="17.755908984375">
            <text:p>17.76</text:p>
          </table:table-cell>
          <table:table-cell table:formula="of:=[.E1246]/(2*3.1415)" office:value-type="float" office:value="1.28719759668948">
            <text:p>1.29</text:p>
          </table:table-cell>
          <table:table-cell table:formula="of:=[.F1246]*6.28/[.$K$1]" office:value-type="float" office:value="8.0874625">
            <text:p>8.09</text:p>
          </table:table-cell>
          <table:table-cell office:value-type="float" office:value="4121">
            <text:p>4121.00</text:p>
          </table:table-cell>
          <table:table-cell table:formula="of:=[.G1245]+[.H1246]*0.1" office:value-type="float" office:value="639.2127234375">
            <text:p>639.21</text:p>
          </table:table-cell>
          <table:table-cell table:formula="of:=[.$H$5]+[.E1246]*[.$I$5]/(2*3.14)" office:value-type="float" office:value="5.193171875">
            <text:p>5.19</text:p>
          </table:table-cell>
          <table:table-cell table:number-columns-repeated="3"/>
        </table:table-row>
        <table:table-row table:style-name="ro2">
          <table:table-cell table:formula="of:=6.28*[.B1247]/3200" office:value-type="float" office:value="24.37425">
            <text:p>24.37425</text:p>
          </table:table-cell>
          <table:table-cell office:value-type="float" office:value="12420">
            <text:p>12420</text:p>
          </table:table-cell>
          <table:table-cell table:formula="of:=[.G1247]/36" office:value-type="float" office:value="17.7703345920139">
            <text:p>17.77</text:p>
          </table:table-cell>
          <table:table-cell table:formula="of:=[.E1247]/(2*3.1415)" office:value-type="float" office:value="1.28750994747732">
            <text:p>1.29</text:p>
          </table:table-cell>
          <table:table-cell table:formula="of:=[.F1247]*6.28/[.$K$1]" office:value-type="float" office:value="8.089425">
            <text:p>8.09</text:p>
          </table:table-cell>
          <table:table-cell office:value-type="float" office:value="4122">
            <text:p>4122.00</text:p>
          </table:table-cell>
          <table:table-cell table:formula="of:=[.G1246]+[.H1247]*0.1" office:value-type="float" office:value="639.7320453125">
            <text:p>639.73</text:p>
          </table:table-cell>
          <table:table-cell table:formula="of:=[.$H$5]+[.E1247]*[.$I$5]/(2*3.14)" office:value-type="float" office:value="5.19321875">
            <text:p>5.19</text:p>
          </table:table-cell>
          <table:table-cell table:number-columns-repeated="3"/>
        </table:table-row>
        <table:table-row table:style-name="ro2">
          <table:table-cell table:formula="of:=6.28*[.B1248]/3200" office:value-type="float" office:value="24.393875">
            <text:p>24.393875</text:p>
          </table:table-cell>
          <table:table-cell office:value-type="float" office:value="12430">
            <text:p>12430</text:p>
          </table:table-cell>
          <table:table-cell table:formula="of:=[.G1248]/36" office:value-type="float" office:value="17.7847603298611">
            <text:p>17.78</text:p>
          </table:table-cell>
          <table:table-cell table:formula="of:=[.E1248]/(2*3.1415)" office:value-type="float" office:value="1.28782229826516">
            <text:p>1.29</text:p>
          </table:table-cell>
          <table:table-cell table:formula="of:=[.F1248]*6.28/[.$K$1]" office:value-type="float" office:value="8.0913875">
            <text:p>8.09</text:p>
          </table:table-cell>
          <table:table-cell office:value-type="float" office:value="4123">
            <text:p>4123.00</text:p>
          </table:table-cell>
          <table:table-cell table:formula="of:=[.G1247]+[.H1248]*0.1" office:value-type="float" office:value="640.251371875">
            <text:p>640.25</text:p>
          </table:table-cell>
          <table:table-cell table:formula="of:=[.$H$5]+[.E1248]*[.$I$5]/(2*3.14)" office:value-type="float" office:value="5.193265625">
            <text:p>5.19</text:p>
          </table:table-cell>
          <table:table-cell table:number-columns-repeated="3"/>
        </table:table-row>
        <table:table-row table:style-name="ro2">
          <table:table-cell table:formula="of:=6.28*[.B1249]/3200" office:value-type="float" office:value="24.4135">
            <text:p>24.4135</text:p>
          </table:table-cell>
          <table:table-cell office:value-type="float" office:value="12440">
            <text:p>12440</text:p>
          </table:table-cell>
          <table:table-cell table:formula="of:=[.G1249]/36" office:value-type="float" office:value="17.7991861979167">
            <text:p>17.80</text:p>
          </table:table-cell>
          <table:table-cell table:formula="of:=[.E1249]/(2*3.1415)" office:value-type="float" office:value="1.288134649053">
            <text:p>1.29</text:p>
          </table:table-cell>
          <table:table-cell table:formula="of:=[.F1249]*6.28/[.$K$1]" office:value-type="float" office:value="8.09335">
            <text:p>8.09</text:p>
          </table:table-cell>
          <table:table-cell office:value-type="float" office:value="4124">
            <text:p>4124.00</text:p>
          </table:table-cell>
          <table:table-cell table:formula="of:=[.G1248]+[.H1249]*0.1" office:value-type="float" office:value="640.770703125">
            <text:p>640.77</text:p>
          </table:table-cell>
          <table:table-cell table:formula="of:=[.$H$5]+[.E1249]*[.$I$5]/(2*3.14)" office:value-type="float" office:value="5.1933125">
            <text:p>5.19</text:p>
          </table:table-cell>
          <table:table-cell table:number-columns-repeated="3"/>
        </table:table-row>
        <table:table-row table:style-name="ro2">
          <table:table-cell table:formula="of:=6.28*[.B1250]/3200" office:value-type="float" office:value="24.433125">
            <text:p>24.433125</text:p>
          </table:table-cell>
          <table:table-cell office:value-type="float" office:value="12450">
            <text:p>12450</text:p>
          </table:table-cell>
          <table:table-cell table:formula="of:=[.G1250]/36" office:value-type="float" office:value="17.8136121961806">
            <text:p>17.81</text:p>
          </table:table-cell>
          <table:table-cell table:formula="of:=[.E1250]/(2*3.1415)" office:value-type="float" office:value="1.28844699984084">
            <text:p>1.29</text:p>
          </table:table-cell>
          <table:table-cell table:formula="of:=[.F1250]*6.28/[.$K$1]" office:value-type="float" office:value="8.0953125">
            <text:p>8.10</text:p>
          </table:table-cell>
          <table:table-cell office:value-type="float" office:value="4125">
            <text:p>4125.00</text:p>
          </table:table-cell>
          <table:table-cell table:formula="of:=[.G1249]+[.H1250]*0.1" office:value-type="float" office:value="641.2900390625">
            <text:p>641.29</text:p>
          </table:table-cell>
          <table:table-cell table:formula="of:=[.$H$5]+[.E1250]*[.$I$5]/(2*3.14)" office:value-type="float" office:value="5.193359375">
            <text:p>5.19</text:p>
          </table:table-cell>
          <table:table-cell table:number-columns-repeated="3"/>
        </table:table-row>
        <table:table-row table:style-name="ro2">
          <table:table-cell table:formula="of:=6.28*[.B1251]/3200" office:value-type="float" office:value="24.45275">
            <text:p>24.45275</text:p>
          </table:table-cell>
          <table:table-cell office:value-type="float" office:value="12460">
            <text:p>12460</text:p>
          </table:table-cell>
          <table:table-cell table:formula="of:=[.G1251]/36" office:value-type="float" office:value="17.8280383246528">
            <text:p>17.83</text:p>
          </table:table-cell>
          <table:table-cell table:formula="of:=[.E1251]/(2*3.1415)" office:value-type="float" office:value="1.28875935062868">
            <text:p>1.29</text:p>
          </table:table-cell>
          <table:table-cell table:formula="of:=[.F1251]*6.28/[.$K$1]" office:value-type="float" office:value="8.097275">
            <text:p>8.10</text:p>
          </table:table-cell>
          <table:table-cell office:value-type="float" office:value="4126">
            <text:p>4126.00</text:p>
          </table:table-cell>
          <table:table-cell table:formula="of:=[.G1250]+[.H1251]*0.1" office:value-type="float" office:value="641.8093796875">
            <text:p>641.81</text:p>
          </table:table-cell>
          <table:table-cell table:formula="of:=[.$H$5]+[.E1251]*[.$I$5]/(2*3.14)" office:value-type="float" office:value="5.19340625">
            <text:p>5.19</text:p>
          </table:table-cell>
          <table:table-cell table:number-columns-repeated="3"/>
        </table:table-row>
        <table:table-row table:style-name="ro2">
          <table:table-cell table:formula="of:=6.28*[.B1252]/3200" office:value-type="float" office:value="24.472375">
            <text:p>24.472375</text:p>
          </table:table-cell>
          <table:table-cell office:value-type="float" office:value="12470">
            <text:p>12470</text:p>
          </table:table-cell>
          <table:table-cell table:formula="of:=[.G1252]/36" office:value-type="float" office:value="17.8424645833333">
            <text:p>17.84</text:p>
          </table:table-cell>
          <table:table-cell table:formula="of:=[.E1252]/(2*3.1415)" office:value-type="float" office:value="1.28907170141652">
            <text:p>1.29</text:p>
          </table:table-cell>
          <table:table-cell table:formula="of:=[.F1252]*6.28/[.$K$1]" office:value-type="float" office:value="8.0992375">
            <text:p>8.10</text:p>
          </table:table-cell>
          <table:table-cell office:value-type="float" office:value="4127">
            <text:p>4127.00</text:p>
          </table:table-cell>
          <table:table-cell table:formula="of:=[.G1251]+[.H1252]*0.1" office:value-type="float" office:value="642.328725">
            <text:p>642.33</text:p>
          </table:table-cell>
          <table:table-cell table:formula="of:=[.$H$5]+[.E1252]*[.$I$5]/(2*3.14)" office:value-type="float" office:value="5.193453125">
            <text:p>5.19</text:p>
          </table:table-cell>
          <table:table-cell table:number-columns-repeated="3"/>
        </table:table-row>
        <table:table-row table:style-name="ro2">
          <table:table-cell table:formula="of:=6.28*[.B1253]/3200" office:value-type="float" office:value="24.492">
            <text:p>24.492</text:p>
          </table:table-cell>
          <table:table-cell office:value-type="float" office:value="12480">
            <text:p>12480</text:p>
          </table:table-cell>
          <table:table-cell table:formula="of:=[.G1253]/36" office:value-type="float" office:value="17.8568909722222">
            <text:p>17.86</text:p>
          </table:table-cell>
          <table:table-cell table:formula="of:=[.E1253]/(2*3.1415)" office:value-type="float" office:value="1.28938405220436">
            <text:p>1.29</text:p>
          </table:table-cell>
          <table:table-cell table:formula="of:=[.F1253]*6.28/[.$K$1]" office:value-type="float" office:value="8.1012">
            <text:p>8.10</text:p>
          </table:table-cell>
          <table:table-cell office:value-type="float" office:value="4128">
            <text:p>4128.00</text:p>
          </table:table-cell>
          <table:table-cell table:formula="of:=[.G1252]+[.H1253]*0.1" office:value-type="float" office:value="642.848075">
            <text:p>642.85</text:p>
          </table:table-cell>
          <table:table-cell table:formula="of:=[.$H$5]+[.E1253]*[.$I$5]/(2*3.14)" office:value-type="float" office:value="5.1935">
            <text:p>5.19</text:p>
          </table:table-cell>
          <table:table-cell table:number-columns-repeated="3"/>
        </table:table-row>
        <table:table-row table:style-name="ro2">
          <table:table-cell table:formula="of:=6.28*[.B1254]/3200" office:value-type="float" office:value="24.511625">
            <text:p>24.511625</text:p>
          </table:table-cell>
          <table:table-cell office:value-type="float" office:value="12490">
            <text:p>12490</text:p>
          </table:table-cell>
          <table:table-cell table:formula="of:=[.G1254]/36" office:value-type="float" office:value="17.8713174913194">
            <text:p>17.87</text:p>
          </table:table-cell>
          <table:table-cell table:formula="of:=[.E1254]/(2*3.1415)" office:value-type="float" office:value="1.2896964029922">
            <text:p>1.29</text:p>
          </table:table-cell>
          <table:table-cell table:formula="of:=[.F1254]*6.28/[.$K$1]" office:value-type="float" office:value="8.1031625">
            <text:p>8.10</text:p>
          </table:table-cell>
          <table:table-cell office:value-type="float" office:value="4129">
            <text:p>4129.00</text:p>
          </table:table-cell>
          <table:table-cell table:formula="of:=[.G1253]+[.H1254]*0.1" office:value-type="float" office:value="643.3674296875">
            <text:p>643.37</text:p>
          </table:table-cell>
          <table:table-cell table:formula="of:=[.$H$5]+[.E1254]*[.$I$5]/(2*3.14)" office:value-type="float" office:value="5.193546875">
            <text:p>5.19</text:p>
          </table:table-cell>
          <table:table-cell table:number-columns-repeated="3"/>
        </table:table-row>
        <table:table-row table:style-name="ro2">
          <table:table-cell table:formula="of:=6.28*[.B1255]/3200" office:value-type="float" office:value="24.53125">
            <text:p>24.53125</text:p>
          </table:table-cell>
          <table:table-cell office:value-type="float" office:value="12500">
            <text:p>12500</text:p>
          </table:table-cell>
          <table:table-cell table:formula="of:=[.G1255]/36" office:value-type="float" office:value="17.885744140625">
            <text:p>17.89</text:p>
          </table:table-cell>
          <table:table-cell table:formula="of:=[.E1255]/(2*3.1415)" office:value-type="float" office:value="1.29000875378004">
            <text:p>1.29</text:p>
          </table:table-cell>
          <table:table-cell table:formula="of:=[.F1255]*6.28/[.$K$1]" office:value-type="float" office:value="8.105125">
            <text:p>8.11</text:p>
          </table:table-cell>
          <table:table-cell office:value-type="float" office:value="4130">
            <text:p>4130.00</text:p>
          </table:table-cell>
          <table:table-cell table:formula="of:=[.G1254]+[.H1255]*0.1" office:value-type="float" office:value="643.8867890625">
            <text:p>643.89</text:p>
          </table:table-cell>
          <table:table-cell table:formula="of:=[.$H$5]+[.E1255]*[.$I$5]/(2*3.14)" office:value-type="float" office:value="5.19359375">
            <text:p>5.19</text:p>
          </table:table-cell>
          <table:table-cell table:number-columns-repeated="3"/>
        </table:table-row>
        <table:table-row table:style-name="ro2">
          <table:table-cell table:formula="of:=6.28*[.B1256]/3200" office:value-type="float" office:value="24.550875">
            <text:p>24.550875</text:p>
          </table:table-cell>
          <table:table-cell office:value-type="float" office:value="12510">
            <text:p>12510</text:p>
          </table:table-cell>
          <table:table-cell table:formula="of:=[.G1256]/36" office:value-type="float" office:value="17.9001709201389">
            <text:p>17.90</text:p>
          </table:table-cell>
          <table:table-cell table:formula="of:=[.E1256]/(2*3.1415)" office:value-type="float" office:value="1.29032110456788">
            <text:p>1.29</text:p>
          </table:table-cell>
          <table:table-cell table:formula="of:=[.F1256]*6.28/[.$K$1]" office:value-type="float" office:value="8.1070875">
            <text:p>8.11</text:p>
          </table:table-cell>
          <table:table-cell office:value-type="float" office:value="4131">
            <text:p>4131.00</text:p>
          </table:table-cell>
          <table:table-cell table:formula="of:=[.G1255]+[.H1256]*0.1" office:value-type="float" office:value="644.406153125">
            <text:p>644.41</text:p>
          </table:table-cell>
          <table:table-cell table:formula="of:=[.$H$5]+[.E1256]*[.$I$5]/(2*3.14)" office:value-type="float" office:value="5.193640625">
            <text:p>5.19</text:p>
          </table:table-cell>
          <table:table-cell table:number-columns-repeated="3"/>
        </table:table-row>
        <table:table-row table:style-name="ro2">
          <table:table-cell table:formula="of:=6.28*[.B1257]/3200" office:value-type="float" office:value="24.5705">
            <text:p>24.5705</text:p>
          </table:table-cell>
          <table:table-cell office:value-type="float" office:value="12520">
            <text:p>12520</text:p>
          </table:table-cell>
          <table:table-cell table:formula="of:=[.G1257]/36" office:value-type="float" office:value="17.9145978298611">
            <text:p>17.91</text:p>
          </table:table-cell>
          <table:table-cell table:formula="of:=[.E1257]/(2*3.1415)" office:value-type="float" office:value="1.29063345535572">
            <text:p>1.29</text:p>
          </table:table-cell>
          <table:table-cell table:formula="of:=[.F1257]*6.28/[.$K$1]" office:value-type="float" office:value="8.10905">
            <text:p>8.11</text:p>
          </table:table-cell>
          <table:table-cell office:value-type="float" office:value="4132">
            <text:p>4132.00</text:p>
          </table:table-cell>
          <table:table-cell table:formula="of:=[.G1256]+[.H1257]*0.1" office:value-type="float" office:value="644.925521875">
            <text:p>644.93</text:p>
          </table:table-cell>
          <table:table-cell table:formula="of:=[.$H$5]+[.E1257]*[.$I$5]/(2*3.14)" office:value-type="float" office:value="5.1936875">
            <text:p>5.19</text:p>
          </table:table-cell>
          <table:table-cell table:number-columns-repeated="3"/>
        </table:table-row>
        <table:table-row table:style-name="ro2">
          <table:table-cell table:formula="of:=6.28*[.B1258]/3200" office:value-type="float" office:value="24.590125">
            <text:p>24.590125</text:p>
          </table:table-cell>
          <table:table-cell office:value-type="float" office:value="12530">
            <text:p>12530</text:p>
          </table:table-cell>
          <table:table-cell table:formula="of:=[.G1258]/36" office:value-type="float" office:value="17.9290248697917">
            <text:p>17.93</text:p>
          </table:table-cell>
          <table:table-cell table:formula="of:=[.E1258]/(2*3.1415)" office:value-type="float" office:value="1.29094580614356">
            <text:p>1.29</text:p>
          </table:table-cell>
          <table:table-cell table:formula="of:=[.F1258]*6.28/[.$K$1]" office:value-type="float" office:value="8.1110125">
            <text:p>8.11</text:p>
          </table:table-cell>
          <table:table-cell office:value-type="float" office:value="4133">
            <text:p>4133.00</text:p>
          </table:table-cell>
          <table:table-cell table:formula="of:=[.G1257]+[.H1258]*0.1" office:value-type="float" office:value="645.4448953125">
            <text:p>645.44</text:p>
          </table:table-cell>
          <table:table-cell table:formula="of:=[.$H$5]+[.E1258]*[.$I$5]/(2*3.14)" office:value-type="float" office:value="5.193734375">
            <text:p>5.19</text:p>
          </table:table-cell>
          <table:table-cell table:number-columns-repeated="3"/>
        </table:table-row>
        <table:table-row table:style-name="ro2">
          <table:table-cell table:formula="of:=6.28*[.B1259]/3200" office:value-type="float" office:value="24.60975">
            <text:p>24.60975</text:p>
          </table:table-cell>
          <table:table-cell office:value-type="float" office:value="12540">
            <text:p>12540</text:p>
          </table:table-cell>
          <table:table-cell table:formula="of:=[.G1259]/36" office:value-type="float" office:value="17.9434520399306">
            <text:p>17.94</text:p>
          </table:table-cell>
          <table:table-cell table:formula="of:=[.E1259]/(2*3.1415)" office:value-type="float" office:value="1.2912581569314">
            <text:p>1.29</text:p>
          </table:table-cell>
          <table:table-cell table:formula="of:=[.F1259]*6.28/[.$K$1]" office:value-type="float" office:value="8.112975">
            <text:p>8.11</text:p>
          </table:table-cell>
          <table:table-cell office:value-type="float" office:value="4134">
            <text:p>4134.00</text:p>
          </table:table-cell>
          <table:table-cell table:formula="of:=[.G1258]+[.H1259]*0.1" office:value-type="float" office:value="645.9642734375">
            <text:p>645.96</text:p>
          </table:table-cell>
          <table:table-cell table:formula="of:=[.$H$5]+[.E1259]*[.$I$5]/(2*3.14)" office:value-type="float" office:value="5.19378125">
            <text:p>5.19</text:p>
          </table:table-cell>
          <table:table-cell table:number-columns-repeated="3"/>
        </table:table-row>
        <table:table-row table:style-name="ro2">
          <table:table-cell table:formula="of:=6.28*[.B1260]/3200" office:value-type="float" office:value="24.629375">
            <text:p>24.629375</text:p>
          </table:table-cell>
          <table:table-cell office:value-type="float" office:value="12550">
            <text:p>12550</text:p>
          </table:table-cell>
          <table:table-cell table:formula="of:=[.G1260]/36" office:value-type="float" office:value="17.9578793402778">
            <text:p>17.96</text:p>
          </table:table-cell>
          <table:table-cell table:formula="of:=[.E1260]/(2*3.1415)" office:value-type="float" office:value="1.29157050771924">
            <text:p>1.29</text:p>
          </table:table-cell>
          <table:table-cell table:formula="of:=[.F1260]*6.28/[.$K$1]" office:value-type="float" office:value="8.1149375">
            <text:p>8.11</text:p>
          </table:table-cell>
          <table:table-cell office:value-type="float" office:value="4135">
            <text:p>4135.00</text:p>
          </table:table-cell>
          <table:table-cell table:formula="of:=[.G1259]+[.H1260]*0.1" office:value-type="float" office:value="646.48365625">
            <text:p>646.48</text:p>
          </table:table-cell>
          <table:table-cell table:formula="of:=[.$H$5]+[.E1260]*[.$I$5]/(2*3.14)" office:value-type="float" office:value="5.193828125">
            <text:p>5.19</text:p>
          </table:table-cell>
          <table:table-cell table:number-columns-repeated="3"/>
        </table:table-row>
        <table:table-row table:style-name="ro2">
          <table:table-cell table:formula="of:=6.28*[.B1261]/3200" office:value-type="float" office:value="24.649">
            <text:p>24.649</text:p>
          </table:table-cell>
          <table:table-cell office:value-type="float" office:value="12560">
            <text:p>12560</text:p>
          </table:table-cell>
          <table:table-cell table:formula="of:=[.G1261]/36" office:value-type="float" office:value="17.9723067708333">
            <text:p>17.97</text:p>
          </table:table-cell>
          <table:table-cell table:formula="of:=[.E1261]/(2*3.1415)" office:value-type="float" office:value="1.29188285850708">
            <text:p>1.29</text:p>
          </table:table-cell>
          <table:table-cell table:formula="of:=[.F1261]*6.28/[.$K$1]" office:value-type="float" office:value="8.1169">
            <text:p>8.12</text:p>
          </table:table-cell>
          <table:table-cell office:value-type="float" office:value="4136">
            <text:p>4136.00</text:p>
          </table:table-cell>
          <table:table-cell table:formula="of:=[.G1260]+[.H1261]*0.1" office:value-type="float" office:value="647.00304375">
            <text:p>647.00</text:p>
          </table:table-cell>
          <table:table-cell table:formula="of:=[.$H$5]+[.E1261]*[.$I$5]/(2*3.14)" office:value-type="float" office:value="5.193875">
            <text:p>5.19</text:p>
          </table:table-cell>
          <table:table-cell table:number-columns-repeated="3"/>
        </table:table-row>
        <table:table-row table:style-name="ro2">
          <table:table-cell table:formula="of:=6.28*[.B1262]/3200" office:value-type="float" office:value="24.668625">
            <text:p>24.668625</text:p>
          </table:table-cell>
          <table:table-cell office:value-type="float" office:value="12570">
            <text:p>12570</text:p>
          </table:table-cell>
          <table:table-cell table:formula="of:=[.G1262]/36" office:value-type="float" office:value="17.9867343315972">
            <text:p>17.99</text:p>
          </table:table-cell>
          <table:table-cell table:formula="of:=[.E1262]/(2*3.1415)" office:value-type="float" office:value="1.29219520929492">
            <text:p>1.29</text:p>
          </table:table-cell>
          <table:table-cell table:formula="of:=[.F1262]*6.28/[.$K$1]" office:value-type="float" office:value="8.1188625">
            <text:p>8.12</text:p>
          </table:table-cell>
          <table:table-cell office:value-type="float" office:value="4137">
            <text:p>4137.00</text:p>
          </table:table-cell>
          <table:table-cell table:formula="of:=[.G1261]+[.H1262]*0.1" office:value-type="float" office:value="647.5224359375">
            <text:p>647.52</text:p>
          </table:table-cell>
          <table:table-cell table:formula="of:=[.$H$5]+[.E1262]*[.$I$5]/(2*3.14)" office:value-type="float" office:value="5.193921875">
            <text:p>5.19</text:p>
          </table:table-cell>
          <table:table-cell table:number-columns-repeated="3"/>
        </table:table-row>
        <table:table-row table:style-name="ro2">
          <table:table-cell table:formula="of:=6.28*[.B1263]/3200" office:value-type="float" office:value="24.68825">
            <text:p>24.68825</text:p>
          </table:table-cell>
          <table:table-cell office:value-type="float" office:value="12580">
            <text:p>12580</text:p>
          </table:table-cell>
          <table:table-cell table:formula="of:=[.G1263]/36" office:value-type="float" office:value="18.0011620225694">
            <text:p>18.00</text:p>
          </table:table-cell>
          <table:table-cell table:formula="of:=[.E1263]/(2*3.1415)" office:value-type="float" office:value="1.29250756008276">
            <text:p>1.29</text:p>
          </table:table-cell>
          <table:table-cell table:formula="of:=[.F1263]*6.28/[.$K$1]" office:value-type="float" office:value="8.120825">
            <text:p>8.12</text:p>
          </table:table-cell>
          <table:table-cell office:value-type="float" office:value="4138">
            <text:p>4138.00</text:p>
          </table:table-cell>
          <table:table-cell table:formula="of:=[.G1262]+[.H1263]*0.1" office:value-type="float" office:value="648.0418328125">
            <text:p>648.04</text:p>
          </table:table-cell>
          <table:table-cell table:formula="of:=[.$H$5]+[.E1263]*[.$I$5]/(2*3.14)" office:value-type="float" office:value="5.19396875">
            <text:p>5.19</text:p>
          </table:table-cell>
          <table:table-cell table:number-columns-repeated="3"/>
        </table:table-row>
        <table:table-row table:style-name="ro2">
          <table:table-cell table:formula="of:=6.28*[.B1264]/3200" office:value-type="float" office:value="24.707875">
            <text:p>24.707875</text:p>
          </table:table-cell>
          <table:table-cell office:value-type="float" office:value="12590">
            <text:p>12590</text:p>
          </table:table-cell>
          <table:table-cell table:formula="of:=[.G1264]/36" office:value-type="float" office:value="18.01558984375">
            <text:p>18.02</text:p>
          </table:table-cell>
          <table:table-cell table:formula="of:=[.E1264]/(2*3.1415)" office:value-type="float" office:value="1.2928199108706">
            <text:p>1.29</text:p>
          </table:table-cell>
          <table:table-cell table:formula="of:=[.F1264]*6.28/[.$K$1]" office:value-type="float" office:value="8.1227875">
            <text:p>8.12</text:p>
          </table:table-cell>
          <table:table-cell office:value-type="float" office:value="4139">
            <text:p>4139.00</text:p>
          </table:table-cell>
          <table:table-cell table:formula="of:=[.G1263]+[.H1264]*0.1" office:value-type="float" office:value="648.561234375">
            <text:p>648.56</text:p>
          </table:table-cell>
          <table:table-cell table:formula="of:=[.$H$5]+[.E1264]*[.$I$5]/(2*3.14)" office:value-type="float" office:value="5.194015625">
            <text:p>5.19</text:p>
          </table:table-cell>
          <table:table-cell table:number-columns-repeated="3"/>
        </table:table-row>
        <table:table-row table:style-name="ro2">
          <table:table-cell table:formula="of:=6.28*[.B1265]/3200" office:value-type="float" office:value="24.7275">
            <text:p>24.7275</text:p>
          </table:table-cell>
          <table:table-cell office:value-type="float" office:value="12600">
            <text:p>12600</text:p>
          </table:table-cell>
          <table:table-cell table:formula="of:=[.G1265]/36" office:value-type="float" office:value="18.0300177951389">
            <text:p>18.03</text:p>
          </table:table-cell>
          <table:table-cell table:formula="of:=[.E1265]/(2*3.1415)" office:value-type="float" office:value="1.29313226165844">
            <text:p>1.29</text:p>
          </table:table-cell>
          <table:table-cell table:formula="of:=[.F1265]*6.28/[.$K$1]" office:value-type="float" office:value="8.12475">
            <text:p>8.12</text:p>
          </table:table-cell>
          <table:table-cell office:value-type="float" office:value="4140">
            <text:p>4140.00</text:p>
          </table:table-cell>
          <table:table-cell table:formula="of:=[.G1264]+[.H1265]*0.1" office:value-type="float" office:value="649.080640625">
            <text:p>649.08</text:p>
          </table:table-cell>
          <table:table-cell table:formula="of:=[.$H$5]+[.E1265]*[.$I$5]/(2*3.14)" office:value-type="float" office:value="5.1940625">
            <text:p>5.19</text:p>
          </table:table-cell>
          <table:table-cell table:number-columns-repeated="3"/>
        </table:table-row>
        <table:table-row table:style-name="ro2">
          <table:table-cell table:formula="of:=6.28*[.B1266]/3200" office:value-type="float" office:value="24.747125">
            <text:p>24.747125</text:p>
          </table:table-cell>
          <table:table-cell office:value-type="float" office:value="12610">
            <text:p>12610</text:p>
          </table:table-cell>
          <table:table-cell table:formula="of:=[.G1266]/36" office:value-type="float" office:value="18.0444458767361">
            <text:p>18.04</text:p>
          </table:table-cell>
          <table:table-cell table:formula="of:=[.E1266]/(2*3.1415)" office:value-type="float" office:value="1.29344461244628">
            <text:p>1.29</text:p>
          </table:table-cell>
          <table:table-cell table:formula="of:=[.F1266]*6.28/[.$K$1]" office:value-type="float" office:value="8.1267125">
            <text:p>8.13</text:p>
          </table:table-cell>
          <table:table-cell office:value-type="float" office:value="4141">
            <text:p>4141.00</text:p>
          </table:table-cell>
          <table:table-cell table:formula="of:=[.G1265]+[.H1266]*0.1" office:value-type="float" office:value="649.6000515625">
            <text:p>649.60</text:p>
          </table:table-cell>
          <table:table-cell table:formula="of:=[.$H$5]+[.E1266]*[.$I$5]/(2*3.14)" office:value-type="float" office:value="5.194109375">
            <text:p>5.19</text:p>
          </table:table-cell>
          <table:table-cell table:number-columns-repeated="3"/>
        </table:table-row>
        <table:table-row table:style-name="ro2">
          <table:table-cell table:formula="of:=6.28*[.B1267]/3200" office:value-type="float" office:value="24.76675">
            <text:p>24.76675</text:p>
          </table:table-cell>
          <table:table-cell office:value-type="float" office:value="12620">
            <text:p>12620</text:p>
          </table:table-cell>
          <table:table-cell table:formula="of:=[.G1267]/36" office:value-type="float" office:value="18.0588740885417">
            <text:p>18.06</text:p>
          </table:table-cell>
          <table:table-cell table:formula="of:=[.E1267]/(2*3.1415)" office:value-type="float" office:value="1.29375696323412">
            <text:p>1.29</text:p>
          </table:table-cell>
          <table:table-cell table:formula="of:=[.F1267]*6.28/[.$K$1]" office:value-type="float" office:value="8.128675">
            <text:p>8.13</text:p>
          </table:table-cell>
          <table:table-cell office:value-type="float" office:value="4142">
            <text:p>4142.00</text:p>
          </table:table-cell>
          <table:table-cell table:formula="of:=[.G1266]+[.H1267]*0.1" office:value-type="float" office:value="650.1194671875">
            <text:p>650.12</text:p>
          </table:table-cell>
          <table:table-cell table:formula="of:=[.$H$5]+[.E1267]*[.$I$5]/(2*3.14)" office:value-type="float" office:value="5.19415625">
            <text:p>5.19</text:p>
          </table:table-cell>
          <table:table-cell table:number-columns-repeated="3"/>
        </table:table-row>
        <table:table-row table:style-name="ro2">
          <table:table-cell table:formula="of:=6.28*[.B1268]/3200" office:value-type="float" office:value="24.786375">
            <text:p>24.786375</text:p>
          </table:table-cell>
          <table:table-cell office:value-type="float" office:value="12630">
            <text:p>12630</text:p>
          </table:table-cell>
          <table:table-cell table:formula="of:=[.G1268]/36" office:value-type="float" office:value="18.0733024305556">
            <text:p>18.07</text:p>
          </table:table-cell>
          <table:table-cell table:formula="of:=[.E1268]/(2*3.1415)" office:value-type="float" office:value="1.29406931402196">
            <text:p>1.29</text:p>
          </table:table-cell>
          <table:table-cell table:formula="of:=[.F1268]*6.28/[.$K$1]" office:value-type="float" office:value="8.1306375">
            <text:p>8.13</text:p>
          </table:table-cell>
          <table:table-cell office:value-type="float" office:value="4143">
            <text:p>4143.00</text:p>
          </table:table-cell>
          <table:table-cell table:formula="of:=[.G1267]+[.H1268]*0.1" office:value-type="float" office:value="650.6388875">
            <text:p>650.64</text:p>
          </table:table-cell>
          <table:table-cell table:formula="of:=[.$H$5]+[.E1268]*[.$I$5]/(2*3.14)" office:value-type="float" office:value="5.194203125">
            <text:p>5.19</text:p>
          </table:table-cell>
          <table:table-cell table:number-columns-repeated="3"/>
        </table:table-row>
        <table:table-row table:style-name="ro2">
          <table:table-cell table:formula="of:=6.28*[.B1269]/3200" office:value-type="float" office:value="24.806">
            <text:p>24.806</text:p>
          </table:table-cell>
          <table:table-cell office:value-type="float" office:value="12640">
            <text:p>12640</text:p>
          </table:table-cell>
          <table:table-cell table:formula="of:=[.G1269]/36" office:value-type="float" office:value="18.0877309027778">
            <text:p>18.09</text:p>
          </table:table-cell>
          <table:table-cell table:formula="of:=[.E1269]/(2*3.1415)" office:value-type="float" office:value="1.2943816648098">
            <text:p>1.29</text:p>
          </table:table-cell>
          <table:table-cell table:formula="of:=[.F1269]*6.28/[.$K$1]" office:value-type="float" office:value="8.1326">
            <text:p>8.13</text:p>
          </table:table-cell>
          <table:table-cell office:value-type="float" office:value="4144">
            <text:p>4144.00</text:p>
          </table:table-cell>
          <table:table-cell table:formula="of:=[.G1268]+[.H1269]*0.1" office:value-type="float" office:value="651.1583125">
            <text:p>651.16</text:p>
          </table:table-cell>
          <table:table-cell table:formula="of:=[.$H$5]+[.E1269]*[.$I$5]/(2*3.14)" office:value-type="float" office:value="5.19425">
            <text:p>5.19</text:p>
          </table:table-cell>
          <table:table-cell table:number-columns-repeated="3"/>
        </table:table-row>
        <table:table-row table:style-name="ro2">
          <table:table-cell table:formula="of:=6.28*[.B1270]/3200" office:value-type="float" office:value="24.825625">
            <text:p>24.825625</text:p>
          </table:table-cell>
          <table:table-cell office:value-type="float" office:value="12650">
            <text:p>12650</text:p>
          </table:table-cell>
          <table:table-cell table:formula="of:=[.G1270]/36" office:value-type="float" office:value="18.1021595052083">
            <text:p>18.10</text:p>
          </table:table-cell>
          <table:table-cell table:formula="of:=[.E1270]/(2*3.1415)" office:value-type="float" office:value="1.29469401559764">
            <text:p>1.29</text:p>
          </table:table-cell>
          <table:table-cell table:formula="of:=[.F1270]*6.28/[.$K$1]" office:value-type="float" office:value="8.1345625">
            <text:p>8.13</text:p>
          </table:table-cell>
          <table:table-cell office:value-type="float" office:value="4145">
            <text:p>4145.00</text:p>
          </table:table-cell>
          <table:table-cell table:formula="of:=[.G1269]+[.H1270]*0.1" office:value-type="float" office:value="651.6777421875">
            <text:p>651.68</text:p>
          </table:table-cell>
          <table:table-cell table:formula="of:=[.$H$5]+[.E1270]*[.$I$5]/(2*3.14)" office:value-type="float" office:value="5.194296875">
            <text:p>5.19</text:p>
          </table:table-cell>
          <table:table-cell table:number-columns-repeated="3"/>
        </table:table-row>
        <table:table-row table:style-name="ro2">
          <table:table-cell table:formula="of:=6.28*[.B1271]/3200" office:value-type="float" office:value="24.84525">
            <text:p>24.84525</text:p>
          </table:table-cell>
          <table:table-cell office:value-type="float" office:value="12660">
            <text:p>12660</text:p>
          </table:table-cell>
          <table:table-cell table:formula="of:=[.G1271]/36" office:value-type="float" office:value="18.1165882378472">
            <text:p>18.12</text:p>
          </table:table-cell>
          <table:table-cell table:formula="of:=[.E1271]/(2*3.1415)" office:value-type="float" office:value="1.29500636638548">
            <text:p>1.30</text:p>
          </table:table-cell>
          <table:table-cell table:formula="of:=[.F1271]*6.28/[.$K$1]" office:value-type="float" office:value="8.136525">
            <text:p>8.14</text:p>
          </table:table-cell>
          <table:table-cell office:value-type="float" office:value="4146">
            <text:p>4146.00</text:p>
          </table:table-cell>
          <table:table-cell table:formula="of:=[.G1270]+[.H1271]*0.1" office:value-type="float" office:value="652.1971765625">
            <text:p>652.20</text:p>
          </table:table-cell>
          <table:table-cell table:formula="of:=[.$H$5]+[.E1271]*[.$I$5]/(2*3.14)" office:value-type="float" office:value="5.19434375">
            <text:p>5.19</text:p>
          </table:table-cell>
          <table:table-cell table:number-columns-repeated="3"/>
        </table:table-row>
        <table:table-row table:style-name="ro2">
          <table:table-cell table:formula="of:=6.28*[.B1272]/3200" office:value-type="float" office:value="24.864875">
            <text:p>24.864875</text:p>
          </table:table-cell>
          <table:table-cell office:value-type="float" office:value="12670">
            <text:p>12670</text:p>
          </table:table-cell>
          <table:table-cell table:formula="of:=[.G1272]/36" office:value-type="float" office:value="18.1310171006944">
            <text:p>18.13</text:p>
          </table:table-cell>
          <table:table-cell table:formula="of:=[.E1272]/(2*3.1415)" office:value-type="float" office:value="1.29531871717332">
            <text:p>1.30</text:p>
          </table:table-cell>
          <table:table-cell table:formula="of:=[.F1272]*6.28/[.$K$1]" office:value-type="float" office:value="8.1384875">
            <text:p>8.14</text:p>
          </table:table-cell>
          <table:table-cell office:value-type="float" office:value="4147">
            <text:p>4147.00</text:p>
          </table:table-cell>
          <table:table-cell table:formula="of:=[.G1271]+[.H1272]*0.1" office:value-type="float" office:value="652.716615625">
            <text:p>652.72</text:p>
          </table:table-cell>
          <table:table-cell table:formula="of:=[.$H$5]+[.E1272]*[.$I$5]/(2*3.14)" office:value-type="float" office:value="5.194390625">
            <text:p>5.19</text:p>
          </table:table-cell>
          <table:table-cell table:number-columns-repeated="3"/>
        </table:table-row>
        <table:table-row table:style-name="ro2">
          <table:table-cell table:formula="of:=6.28*[.B1273]/3200" office:value-type="float" office:value="24.8845">
            <text:p>24.8845</text:p>
          </table:table-cell>
          <table:table-cell office:value-type="float" office:value="12680">
            <text:p>12680</text:p>
          </table:table-cell>
          <table:table-cell table:formula="of:=[.G1273]/36" office:value-type="float" office:value="18.14544609375">
            <text:p>18.15</text:p>
          </table:table-cell>
          <table:table-cell table:formula="of:=[.E1273]/(2*3.1415)" office:value-type="float" office:value="1.29563106796117">
            <text:p>1.30</text:p>
          </table:table-cell>
          <table:table-cell table:formula="of:=[.F1273]*6.28/[.$K$1]" office:value-type="float" office:value="8.14045">
            <text:p>8.14</text:p>
          </table:table-cell>
          <table:table-cell office:value-type="float" office:value="4148">
            <text:p>4148.00</text:p>
          </table:table-cell>
          <table:table-cell table:formula="of:=[.G1272]+[.H1273]*0.1" office:value-type="float" office:value="653.236059375">
            <text:p>653.24</text:p>
          </table:table-cell>
          <table:table-cell table:formula="of:=[.$H$5]+[.E1273]*[.$I$5]/(2*3.14)" office:value-type="float" office:value="5.1944375">
            <text:p>5.19</text:p>
          </table:table-cell>
          <table:table-cell table:number-columns-repeated="3"/>
        </table:table-row>
        <table:table-row table:style-name="ro2">
          <table:table-cell table:formula="of:=6.28*[.B1274]/3200" office:value-type="float" office:value="24.904125">
            <text:p>24.904125</text:p>
          </table:table-cell>
          <table:table-cell office:value-type="float" office:value="12690">
            <text:p>12690</text:p>
          </table:table-cell>
          <table:table-cell table:formula="of:=[.G1274]/36" office:value-type="float" office:value="18.1598752170139">
            <text:p>18.16</text:p>
          </table:table-cell>
          <table:table-cell table:formula="of:=[.E1274]/(2*3.1415)" office:value-type="float" office:value="1.29594341874901">
            <text:p>1.30</text:p>
          </table:table-cell>
          <table:table-cell table:formula="of:=[.F1274]*6.28/[.$K$1]" office:value-type="float" office:value="8.1424125">
            <text:p>8.14</text:p>
          </table:table-cell>
          <table:table-cell office:value-type="float" office:value="4149">
            <text:p>4149.00</text:p>
          </table:table-cell>
          <table:table-cell table:formula="of:=[.G1273]+[.H1274]*0.1" office:value-type="float" office:value="653.7555078125">
            <text:p>653.76</text:p>
          </table:table-cell>
          <table:table-cell table:formula="of:=[.$H$5]+[.E1274]*[.$I$5]/(2*3.14)" office:value-type="float" office:value="5.194484375">
            <text:p>5.19</text:p>
          </table:table-cell>
          <table:table-cell table:number-columns-repeated="3"/>
        </table:table-row>
        <table:table-row table:style-name="ro2">
          <table:table-cell table:formula="of:=6.28*[.B1275]/3200" office:value-type="float" office:value="24.92375">
            <text:p>24.92375</text:p>
          </table:table-cell>
          <table:table-cell office:value-type="float" office:value="12700">
            <text:p>12700</text:p>
          </table:table-cell>
          <table:table-cell table:formula="of:=[.G1275]/36" office:value-type="float" office:value="18.1743044704861">
            <text:p>18.17</text:p>
          </table:table-cell>
          <table:table-cell table:formula="of:=[.E1275]/(2*3.1415)" office:value-type="float" office:value="1.29625576953685">
            <text:p>1.30</text:p>
          </table:table-cell>
          <table:table-cell table:formula="of:=[.F1275]*6.28/[.$K$1]" office:value-type="float" office:value="8.144375">
            <text:p>8.14</text:p>
          </table:table-cell>
          <table:table-cell office:value-type="float" office:value="4150">
            <text:p>4150.00</text:p>
          </table:table-cell>
          <table:table-cell table:formula="of:=[.G1274]+[.H1275]*0.1" office:value-type="float" office:value="654.2749609375">
            <text:p>654.27</text:p>
          </table:table-cell>
          <table:table-cell table:formula="of:=[.$H$5]+[.E1275]*[.$I$5]/(2*3.14)" office:value-type="float" office:value="5.19453125">
            <text:p>5.19</text:p>
          </table:table-cell>
          <table:table-cell table:number-columns-repeated="3"/>
        </table:table-row>
        <table:table-row table:style-name="ro2">
          <table:table-cell table:formula="of:=6.28*[.B1276]/3200" office:value-type="float" office:value="24.943375">
            <text:p>24.943375</text:p>
          </table:table-cell>
          <table:table-cell office:value-type="float" office:value="12710">
            <text:p>12710</text:p>
          </table:table-cell>
          <table:table-cell table:formula="of:=[.G1276]/36" office:value-type="float" office:value="18.1887338541667">
            <text:p>18.19</text:p>
          </table:table-cell>
          <table:table-cell table:formula="of:=[.E1276]/(2*3.1415)" office:value-type="float" office:value="1.29656812032469">
            <text:p>1.30</text:p>
          </table:table-cell>
          <table:table-cell table:formula="of:=[.F1276]*6.28/[.$K$1]" office:value-type="float" office:value="8.1463375">
            <text:p>8.15</text:p>
          </table:table-cell>
          <table:table-cell office:value-type="float" office:value="4151">
            <text:p>4151.00</text:p>
          </table:table-cell>
          <table:table-cell table:formula="of:=[.G1275]+[.H1276]*0.1" office:value-type="float" office:value="654.79441875">
            <text:p>654.79</text:p>
          </table:table-cell>
          <table:table-cell table:formula="of:=[.$H$5]+[.E1276]*[.$I$5]/(2*3.14)" office:value-type="float" office:value="5.194578125">
            <text:p>5.19</text:p>
          </table:table-cell>
          <table:table-cell table:number-columns-repeated="3"/>
        </table:table-row>
        <table:table-row table:style-name="ro2">
          <table:table-cell table:formula="of:=6.28*[.B1277]/3200" office:value-type="float" office:value="24.963">
            <text:p>24.963</text:p>
          </table:table-cell>
          <table:table-cell office:value-type="float" office:value="12720">
            <text:p>12720</text:p>
          </table:table-cell>
          <table:table-cell table:formula="of:=[.G1277]/36" office:value-type="float" office:value="18.2031633680556">
            <text:p>18.20</text:p>
          </table:table-cell>
          <table:table-cell table:formula="of:=[.E1277]/(2*3.1415)" office:value-type="float" office:value="1.29688047111253">
            <text:p>1.30</text:p>
          </table:table-cell>
          <table:table-cell table:formula="of:=[.F1277]*6.28/[.$K$1]" office:value-type="float" office:value="8.1483">
            <text:p>8.15</text:p>
          </table:table-cell>
          <table:table-cell office:value-type="float" office:value="4152">
            <text:p>4152.00</text:p>
          </table:table-cell>
          <table:table-cell table:formula="of:=[.G1276]+[.H1277]*0.1" office:value-type="float" office:value="655.31388125">
            <text:p>655.31</text:p>
          </table:table-cell>
          <table:table-cell table:formula="of:=[.$H$5]+[.E1277]*[.$I$5]/(2*3.14)" office:value-type="float" office:value="5.194625">
            <text:p>5.19</text:p>
          </table:table-cell>
          <table:table-cell table:number-columns-repeated="3"/>
        </table:table-row>
        <table:table-row table:style-name="ro2">
          <table:table-cell table:formula="of:=6.28*[.B1278]/3200" office:value-type="float" office:value="24.982625">
            <text:p>24.982625</text:p>
          </table:table-cell>
          <table:table-cell office:value-type="float" office:value="12730">
            <text:p>12730</text:p>
          </table:table-cell>
          <table:table-cell table:formula="of:=[.G1278]/36" office:value-type="float" office:value="18.2175930121528">
            <text:p>18.22</text:p>
          </table:table-cell>
          <table:table-cell table:formula="of:=[.E1278]/(2*3.1415)" office:value-type="float" office:value="1.29719282190037">
            <text:p>1.30</text:p>
          </table:table-cell>
          <table:table-cell table:formula="of:=[.F1278]*6.28/[.$K$1]" office:value-type="float" office:value="8.1502625">
            <text:p>8.15</text:p>
          </table:table-cell>
          <table:table-cell office:value-type="float" office:value="4153">
            <text:p>4153.00</text:p>
          </table:table-cell>
          <table:table-cell table:formula="of:=[.G1277]+[.H1278]*0.1" office:value-type="float" office:value="655.8333484375">
            <text:p>655.83</text:p>
          </table:table-cell>
          <table:table-cell table:formula="of:=[.$H$5]+[.E1278]*[.$I$5]/(2*3.14)" office:value-type="float" office:value="5.194671875">
            <text:p>5.19</text:p>
          </table:table-cell>
          <table:table-cell table:number-columns-repeated="3"/>
        </table:table-row>
        <table:table-row table:style-name="ro2">
          <table:table-cell table:formula="of:=6.28*[.B1279]/3200" office:value-type="float" office:value="25.00225">
            <text:p>25.00225</text:p>
          </table:table-cell>
          <table:table-cell office:value-type="float" office:value="12740">
            <text:p>12740</text:p>
          </table:table-cell>
          <table:table-cell table:formula="of:=[.G1279]/36" office:value-type="float" office:value="18.2320227864583">
            <text:p>18.23</text:p>
          </table:table-cell>
          <table:table-cell table:formula="of:=[.E1279]/(2*3.1415)" office:value-type="float" office:value="1.29750517268821">
            <text:p>1.30</text:p>
          </table:table-cell>
          <table:table-cell table:formula="of:=[.F1279]*6.28/[.$K$1]" office:value-type="float" office:value="8.152225">
            <text:p>8.15</text:p>
          </table:table-cell>
          <table:table-cell office:value-type="float" office:value="4154">
            <text:p>4154.00</text:p>
          </table:table-cell>
          <table:table-cell table:formula="of:=[.G1278]+[.H1279]*0.1" office:value-type="float" office:value="656.3528203125">
            <text:p>656.35</text:p>
          </table:table-cell>
          <table:table-cell table:formula="of:=[.$H$5]+[.E1279]*[.$I$5]/(2*3.14)" office:value-type="float" office:value="5.19471875">
            <text:p>5.19</text:p>
          </table:table-cell>
          <table:table-cell table:number-columns-repeated="3"/>
        </table:table-row>
        <table:table-row table:style-name="ro2">
          <table:table-cell table:formula="of:=6.28*[.B1280]/3200" office:value-type="float" office:value="25.021875">
            <text:p>25.021875</text:p>
          </table:table-cell>
          <table:table-cell office:value-type="float" office:value="12750">
            <text:p>12750</text:p>
          </table:table-cell>
          <table:table-cell table:formula="of:=[.G1280]/36" office:value-type="float" office:value="18.2464526909722">
            <text:p>18.25</text:p>
          </table:table-cell>
          <table:table-cell table:formula="of:=[.E1280]/(2*3.1415)" office:value-type="float" office:value="1.29781752347605">
            <text:p>1.30</text:p>
          </table:table-cell>
          <table:table-cell table:formula="of:=[.F1280]*6.28/[.$K$1]" office:value-type="float" office:value="8.1541875">
            <text:p>8.15</text:p>
          </table:table-cell>
          <table:table-cell office:value-type="float" office:value="4155">
            <text:p>4155.00</text:p>
          </table:table-cell>
          <table:table-cell table:formula="of:=[.G1279]+[.H1280]*0.1" office:value-type="float" office:value="656.872296875">
            <text:p>656.87</text:p>
          </table:table-cell>
          <table:table-cell table:formula="of:=[.$H$5]+[.E1280]*[.$I$5]/(2*3.14)" office:value-type="float" office:value="5.194765625">
            <text:p>5.19</text:p>
          </table:table-cell>
          <table:table-cell table:number-columns-repeated="3"/>
        </table:table-row>
        <table:table-row table:style-name="ro2">
          <table:table-cell table:formula="of:=6.28*[.B1281]/3200" office:value-type="float" office:value="25.0415">
            <text:p>25.0415</text:p>
          </table:table-cell>
          <table:table-cell office:value-type="float" office:value="12760">
            <text:p>12760</text:p>
          </table:table-cell>
          <table:table-cell table:formula="of:=[.G1281]/36" office:value-type="float" office:value="18.2608827256944">
            <text:p>18.26</text:p>
          </table:table-cell>
          <table:table-cell table:formula="of:=[.E1281]/(2*3.1415)" office:value-type="float" office:value="1.29812987426389">
            <text:p>1.30</text:p>
          </table:table-cell>
          <table:table-cell table:formula="of:=[.F1281]*6.28/[.$K$1]" office:value-type="float" office:value="8.15615">
            <text:p>8.16</text:p>
          </table:table-cell>
          <table:table-cell office:value-type="float" office:value="4156">
            <text:p>4156.00</text:p>
          </table:table-cell>
          <table:table-cell table:formula="of:=[.G1280]+[.H1281]*0.1" office:value-type="float" office:value="657.391778125">
            <text:p>657.39</text:p>
          </table:table-cell>
          <table:table-cell table:formula="of:=[.$H$5]+[.E1281]*[.$I$5]/(2*3.14)" office:value-type="float" office:value="5.1948125">
            <text:p>5.19</text:p>
          </table:table-cell>
          <table:table-cell table:number-columns-repeated="3"/>
        </table:table-row>
        <table:table-row table:style-name="ro2">
          <table:table-cell table:formula="of:=6.28*[.B1282]/3200" office:value-type="float" office:value="25.061125">
            <text:p>25.061125</text:p>
          </table:table-cell>
          <table:table-cell office:value-type="float" office:value="12770">
            <text:p>12770</text:p>
          </table:table-cell>
          <table:table-cell table:formula="of:=[.G1282]/36" office:value-type="float" office:value="18.275312890625">
            <text:p>18.28</text:p>
          </table:table-cell>
          <table:table-cell table:formula="of:=[.E1282]/(2*3.1415)" office:value-type="float" office:value="1.29844222505173">
            <text:p>1.30</text:p>
          </table:table-cell>
          <table:table-cell table:formula="of:=[.F1282]*6.28/[.$K$1]" office:value-type="float" office:value="8.1581125">
            <text:p>8.16</text:p>
          </table:table-cell>
          <table:table-cell office:value-type="float" office:value="4157">
            <text:p>4157.00</text:p>
          </table:table-cell>
          <table:table-cell table:formula="of:=[.G1281]+[.H1282]*0.1" office:value-type="float" office:value="657.9112640625">
            <text:p>657.91</text:p>
          </table:table-cell>
          <table:table-cell table:formula="of:=[.$H$5]+[.E1282]*[.$I$5]/(2*3.14)" office:value-type="float" office:value="5.194859375">
            <text:p>5.19</text:p>
          </table:table-cell>
          <table:table-cell table:number-columns-repeated="3"/>
        </table:table-row>
        <table:table-row table:style-name="ro2">
          <table:table-cell table:formula="of:=6.28*[.B1283]/3200" office:value-type="float" office:value="25.08075">
            <text:p>25.08075</text:p>
          </table:table-cell>
          <table:table-cell office:value-type="float" office:value="12780">
            <text:p>12780</text:p>
          </table:table-cell>
          <table:table-cell table:formula="of:=[.G1283]/36" office:value-type="float" office:value="18.2897431857639">
            <text:p>18.29</text:p>
          </table:table-cell>
          <table:table-cell table:formula="of:=[.E1283]/(2*3.1415)" office:value-type="float" office:value="1.29875457583957">
            <text:p>1.30</text:p>
          </table:table-cell>
          <table:table-cell table:formula="of:=[.F1283]*6.28/[.$K$1]" office:value-type="float" office:value="8.160075">
            <text:p>8.16</text:p>
          </table:table-cell>
          <table:table-cell office:value-type="float" office:value="4158">
            <text:p>4158.00</text:p>
          </table:table-cell>
          <table:table-cell table:formula="of:=[.G1282]+[.H1283]*0.1" office:value-type="float" office:value="658.4307546875">
            <text:p>658.43</text:p>
          </table:table-cell>
          <table:table-cell table:formula="of:=[.$H$5]+[.E1283]*[.$I$5]/(2*3.14)" office:value-type="float" office:value="5.19490625">
            <text:p>5.19</text:p>
          </table:table-cell>
          <table:table-cell table:number-columns-repeated="3"/>
        </table:table-row>
        <table:table-row table:style-name="ro2">
          <table:table-cell table:formula="of:=6.28*[.B1284]/3200" office:value-type="float" office:value="25.100375">
            <text:p>25.100375</text:p>
          </table:table-cell>
          <table:table-cell office:value-type="float" office:value="12790">
            <text:p>12790</text:p>
          </table:table-cell>
          <table:table-cell table:formula="of:=[.G1284]/36" office:value-type="float" office:value="18.3041736111111">
            <text:p>18.30</text:p>
          </table:table-cell>
          <table:table-cell table:formula="of:=[.E1284]/(2*3.1415)" office:value-type="float" office:value="1.29906692662741">
            <text:p>1.30</text:p>
          </table:table-cell>
          <table:table-cell table:formula="of:=[.F1284]*6.28/[.$K$1]" office:value-type="float" office:value="8.1620375">
            <text:p>8.16</text:p>
          </table:table-cell>
          <table:table-cell office:value-type="float" office:value="4159">
            <text:p>4159.00</text:p>
          </table:table-cell>
          <table:table-cell table:formula="of:=[.G1283]+[.H1284]*0.1" office:value-type="float" office:value="658.95025">
            <text:p>658.95</text:p>
          </table:table-cell>
          <table:table-cell table:formula="of:=[.$H$5]+[.E1284]*[.$I$5]/(2*3.14)" office:value-type="float" office:value="5.194953125">
            <text:p>5.19</text:p>
          </table:table-cell>
          <table:table-cell table:number-columns-repeated="3"/>
        </table:table-row>
        <table:table-row table:style-name="ro2">
          <table:table-cell table:formula="of:=6.28*[.B1285]/3200" office:value-type="float" office:value="25.12">
            <text:p>25.12</text:p>
          </table:table-cell>
          <table:table-cell office:value-type="float" office:value="12800">
            <text:p>12800</text:p>
          </table:table-cell>
          <table:table-cell table:formula="of:=[.G1285]/36" office:value-type="float" office:value="18.3186041666667">
            <text:p>18.32</text:p>
          </table:table-cell>
          <table:table-cell table:formula="of:=[.E1285]/(2*3.1415)" office:value-type="float" office:value="1.29937927741525">
            <text:p>1.30</text:p>
          </table:table-cell>
          <table:table-cell table:formula="of:=[.F1285]*6.28/[.$K$1]" office:value-type="float" office:value="8.164">
            <text:p>8.16</text:p>
          </table:table-cell>
          <table:table-cell office:value-type="float" office:value="4160">
            <text:p>4160.00</text:p>
          </table:table-cell>
          <table:table-cell table:formula="of:=[.G1284]+[.H1285]*0.1" office:value-type="float" office:value="659.46975">
            <text:p>659.47</text:p>
          </table:table-cell>
          <table:table-cell table:formula="of:=[.$H$5]+[.E1285]*[.$I$5]/(2*3.14)" office:value-type="float" office:value="5.195">
            <text:p>5.20</text:p>
          </table:table-cell>
          <table:table-cell table:number-columns-repeated="3"/>
        </table:table-row>
        <table:table-row table:style-name="ro2">
          <table:table-cell table:formula="of:=6.28*[.B1286]/3200" office:value-type="float" office:value="25.139625">
            <text:p>25.139625</text:p>
          </table:table-cell>
          <table:table-cell office:value-type="float" office:value="12810">
            <text:p>12810</text:p>
          </table:table-cell>
          <table:table-cell table:formula="of:=[.G1286]/36" office:value-type="float" office:value="18.3330348524306">
            <text:p>18.33</text:p>
          </table:table-cell>
          <table:table-cell table:formula="of:=[.E1286]/(2*3.1415)" office:value-type="float" office:value="1.29969162820309">
            <text:p>1.30</text:p>
          </table:table-cell>
          <table:table-cell table:formula="of:=[.F1286]*6.28/[.$K$1]" office:value-type="float" office:value="8.1659625">
            <text:p>8.17</text:p>
          </table:table-cell>
          <table:table-cell office:value-type="float" office:value="4161">
            <text:p>4161.00</text:p>
          </table:table-cell>
          <table:table-cell table:formula="of:=[.G1285]+[.H1286]*0.1" office:value-type="float" office:value="659.9892546875">
            <text:p>659.99</text:p>
          </table:table-cell>
          <table:table-cell table:formula="of:=[.$H$5]+[.E1286]*[.$I$5]/(2*3.14)" office:value-type="float" office:value="5.195046875">
            <text:p>5.20</text:p>
          </table:table-cell>
          <table:table-cell table:number-columns-repeated="3"/>
        </table:table-row>
        <table:table-row table:style-name="ro2">
          <table:table-cell table:formula="of:=6.28*[.B1287]/3200" office:value-type="float" office:value="25.15925">
            <text:p>25.15925</text:p>
          </table:table-cell>
          <table:table-cell office:value-type="float" office:value="12820">
            <text:p>12820</text:p>
          </table:table-cell>
          <table:table-cell table:formula="of:=[.G1287]/36" office:value-type="float" office:value="18.3474656684028">
            <text:p>18.35</text:p>
          </table:table-cell>
          <table:table-cell table:formula="of:=[.E1287]/(2*3.1415)" office:value-type="float" office:value="1.30000397899093">
            <text:p>1.30</text:p>
          </table:table-cell>
          <table:table-cell table:formula="of:=[.F1287]*6.28/[.$K$1]" office:value-type="float" office:value="8.167925">
            <text:p>8.17</text:p>
          </table:table-cell>
          <table:table-cell office:value-type="float" office:value="4162">
            <text:p>4162.00</text:p>
          </table:table-cell>
          <table:table-cell table:formula="of:=[.G1286]+[.H1287]*0.1" office:value-type="float" office:value="660.5087640625">
            <text:p>660.51</text:p>
          </table:table-cell>
          <table:table-cell table:formula="of:=[.$H$5]+[.E1287]*[.$I$5]/(2*3.14)" office:value-type="float" office:value="5.19509375">
            <text:p>5.20</text:p>
          </table:table-cell>
          <table:table-cell table:number-columns-repeated="3"/>
        </table:table-row>
        <table:table-row table:style-name="ro2">
          <table:table-cell table:formula="of:=6.28*[.B1288]/3200" office:value-type="float" office:value="25.178875">
            <text:p>25.178875</text:p>
          </table:table-cell>
          <table:table-cell office:value-type="float" office:value="12830">
            <text:p>12830</text:p>
          </table:table-cell>
          <table:table-cell table:formula="of:=[.G1288]/36" office:value-type="float" office:value="18.3618966145833">
            <text:p>18.36</text:p>
          </table:table-cell>
          <table:table-cell table:formula="of:=[.E1288]/(2*3.1415)" office:value-type="float" office:value="1.30031632977877">
            <text:p>1.30</text:p>
          </table:table-cell>
          <table:table-cell table:formula="of:=[.F1288]*6.28/[.$K$1]" office:value-type="float" office:value="8.1698875">
            <text:p>8.17</text:p>
          </table:table-cell>
          <table:table-cell office:value-type="float" office:value="4163">
            <text:p>4163.00</text:p>
          </table:table-cell>
          <table:table-cell table:formula="of:=[.G1287]+[.H1288]*0.1" office:value-type="float" office:value="661.028278125">
            <text:p>661.03</text:p>
          </table:table-cell>
          <table:table-cell table:formula="of:=[.$H$5]+[.E1288]*[.$I$5]/(2*3.14)" office:value-type="float" office:value="5.195140625">
            <text:p>5.20</text:p>
          </table:table-cell>
          <table:table-cell table:number-columns-repeated="3"/>
        </table:table-row>
        <table:table-row table:style-name="ro2">
          <table:table-cell table:formula="of:=6.28*[.B1289]/3200" office:value-type="float" office:value="25.1985">
            <text:p>25.1985</text:p>
          </table:table-cell>
          <table:table-cell office:value-type="float" office:value="12840">
            <text:p>12840</text:p>
          </table:table-cell>
          <table:table-cell table:formula="of:=[.G1289]/36" office:value-type="float" office:value="18.3763276909722">
            <text:p>18.38</text:p>
          </table:table-cell>
          <table:table-cell table:formula="of:=[.E1289]/(2*3.1415)" office:value-type="float" office:value="1.30062868056661">
            <text:p>1.30</text:p>
          </table:table-cell>
          <table:table-cell table:formula="of:=[.F1289]*6.28/[.$K$1]" office:value-type="float" office:value="8.17185">
            <text:p>8.17</text:p>
          </table:table-cell>
          <table:table-cell office:value-type="float" office:value="4164">
            <text:p>4164.00</text:p>
          </table:table-cell>
          <table:table-cell table:formula="of:=[.G1288]+[.H1289]*0.1" office:value-type="float" office:value="661.547796875">
            <text:p>661.55</text:p>
          </table:table-cell>
          <table:table-cell table:formula="of:=[.$H$5]+[.E1289]*[.$I$5]/(2*3.14)" office:value-type="float" office:value="5.1951875">
            <text:p>5.20</text:p>
          </table:table-cell>
          <table:table-cell table:number-columns-repeated="3"/>
        </table:table-row>
        <table:table-row table:style-name="ro2">
          <table:table-cell table:formula="of:=6.28*[.B1290]/3200" office:value-type="float" office:value="25.218125">
            <text:p>25.218125</text:p>
          </table:table-cell>
          <table:table-cell office:value-type="float" office:value="12850">
            <text:p>12850</text:p>
          </table:table-cell>
          <table:table-cell table:formula="of:=[.G1290]/36" office:value-type="float" office:value="18.3907588975694">
            <text:p>18.39</text:p>
          </table:table-cell>
          <table:table-cell table:formula="of:=[.E1290]/(2*3.1415)" office:value-type="float" office:value="1.30094103135445">
            <text:p>1.30</text:p>
          </table:table-cell>
          <table:table-cell table:formula="of:=[.F1290]*6.28/[.$K$1]" office:value-type="float" office:value="8.1738125">
            <text:p>8.17</text:p>
          </table:table-cell>
          <table:table-cell office:value-type="float" office:value="4165">
            <text:p>4165.00</text:p>
          </table:table-cell>
          <table:table-cell table:formula="of:=[.G1289]+[.H1290]*0.1" office:value-type="float" office:value="662.0673203125">
            <text:p>662.07</text:p>
          </table:table-cell>
          <table:table-cell table:formula="of:=[.$H$5]+[.E1290]*[.$I$5]/(2*3.14)" office:value-type="float" office:value="5.195234375">
            <text:p>5.20</text:p>
          </table:table-cell>
          <table:table-cell table:number-columns-repeated="3"/>
        </table:table-row>
        <table:table-row table:style-name="ro2">
          <table:table-cell table:formula="of:=6.28*[.B1291]/3200" office:value-type="float" office:value="25.23775">
            <text:p>25.23775</text:p>
          </table:table-cell>
          <table:table-cell office:value-type="float" office:value="12860">
            <text:p>12860</text:p>
          </table:table-cell>
          <table:table-cell table:formula="of:=[.G1291]/36" office:value-type="float" office:value="18.405190234375">
            <text:p>18.41</text:p>
          </table:table-cell>
          <table:table-cell table:formula="of:=[.E1291]/(2*3.1415)" office:value-type="float" office:value="1.30125338214229">
            <text:p>1.30</text:p>
          </table:table-cell>
          <table:table-cell table:formula="of:=[.F1291]*6.28/[.$K$1]" office:value-type="float" office:value="8.175775">
            <text:p>8.18</text:p>
          </table:table-cell>
          <table:table-cell office:value-type="float" office:value="4166">
            <text:p>4166.00</text:p>
          </table:table-cell>
          <table:table-cell table:formula="of:=[.G1290]+[.H1291]*0.1" office:value-type="float" office:value="662.5868484375">
            <text:p>662.59</text:p>
          </table:table-cell>
          <table:table-cell table:formula="of:=[.$H$5]+[.E1291]*[.$I$5]/(2*3.14)" office:value-type="float" office:value="5.19528125">
            <text:p>5.20</text:p>
          </table:table-cell>
          <table:table-cell table:number-columns-repeated="3"/>
        </table:table-row>
        <table:table-row table:style-name="ro2">
          <table:table-cell table:formula="of:=6.28*[.B1292]/3200" office:value-type="float" office:value="25.257375">
            <text:p>25.257375</text:p>
          </table:table-cell>
          <table:table-cell office:value-type="float" office:value="12870">
            <text:p>12870</text:p>
          </table:table-cell>
          <table:table-cell table:formula="of:=[.G1292]/36" office:value-type="float" office:value="18.4196217013889">
            <text:p>18.42</text:p>
          </table:table-cell>
          <table:table-cell table:formula="of:=[.E1292]/(2*3.1415)" office:value-type="float" office:value="1.30156573293013">
            <text:p>1.30</text:p>
          </table:table-cell>
          <table:table-cell table:formula="of:=[.F1292]*6.28/[.$K$1]" office:value-type="float" office:value="8.1777375">
            <text:p>8.18</text:p>
          </table:table-cell>
          <table:table-cell office:value-type="float" office:value="4167">
            <text:p>4167.00</text:p>
          </table:table-cell>
          <table:table-cell table:formula="of:=[.G1291]+[.H1292]*0.1" office:value-type="float" office:value="663.10638125">
            <text:p>663.11</text:p>
          </table:table-cell>
          <table:table-cell table:formula="of:=[.$H$5]+[.E1292]*[.$I$5]/(2*3.14)" office:value-type="float" office:value="5.195328125">
            <text:p>5.20</text:p>
          </table:table-cell>
          <table:table-cell table:number-columns-repeated="3"/>
        </table:table-row>
        <table:table-row table:style-name="ro2">
          <table:table-cell table:formula="of:=6.28*[.B1293]/3200" office:value-type="float" office:value="25.277">
            <text:p>25.277</text:p>
          </table:table-cell>
          <table:table-cell office:value-type="float" office:value="12880">
            <text:p>12880</text:p>
          </table:table-cell>
          <table:table-cell table:formula="of:=[.G1293]/36" office:value-type="float" office:value="18.4340532986111">
            <text:p>18.43</text:p>
          </table:table-cell>
          <table:table-cell table:formula="of:=[.E1293]/(2*3.1415)" office:value-type="float" office:value="1.30187808371797">
            <text:p>1.30</text:p>
          </table:table-cell>
          <table:table-cell table:formula="of:=[.F1293]*6.28/[.$K$1]" office:value-type="float" office:value="8.1797">
            <text:p>8.18</text:p>
          </table:table-cell>
          <table:table-cell office:value-type="float" office:value="4168">
            <text:p>4168.00</text:p>
          </table:table-cell>
          <table:table-cell table:formula="of:=[.G1292]+[.H1293]*0.1" office:value-type="float" office:value="663.62591875">
            <text:p>663.63</text:p>
          </table:table-cell>
          <table:table-cell table:formula="of:=[.$H$5]+[.E1293]*[.$I$5]/(2*3.14)" office:value-type="float" office:value="5.195375">
            <text:p>5.20</text:p>
          </table:table-cell>
          <table:table-cell table:number-columns-repeated="3"/>
        </table:table-row>
        <table:table-row table:style-name="ro2">
          <table:table-cell table:formula="of:=6.28*[.B1294]/3200" office:value-type="float" office:value="25.296625">
            <text:p>25.296625</text:p>
          </table:table-cell>
          <table:table-cell office:value-type="float" office:value="12890">
            <text:p>12890</text:p>
          </table:table-cell>
          <table:table-cell table:formula="of:=[.G1294]/36" office:value-type="float" office:value="18.4484850260417">
            <text:p>18.45</text:p>
          </table:table-cell>
          <table:table-cell table:formula="of:=[.E1294]/(2*3.1415)" office:value-type="float" office:value="1.30219043450581">
            <text:p>1.30</text:p>
          </table:table-cell>
          <table:table-cell table:formula="of:=[.F1294]*6.28/[.$K$1]" office:value-type="float" office:value="8.1816625">
            <text:p>8.18</text:p>
          </table:table-cell>
          <table:table-cell office:value-type="float" office:value="4169">
            <text:p>4169.00</text:p>
          </table:table-cell>
          <table:table-cell table:formula="of:=[.G1293]+[.H1294]*0.1" office:value-type="float" office:value="664.1454609375">
            <text:p>664.15</text:p>
          </table:table-cell>
          <table:table-cell table:formula="of:=[.$H$5]+[.E1294]*[.$I$5]/(2*3.14)" office:value-type="float" office:value="5.195421875">
            <text:p>5.20</text:p>
          </table:table-cell>
          <table:table-cell table:number-columns-repeated="3"/>
        </table:table-row>
        <table:table-row table:style-name="ro2">
          <table:table-cell table:formula="of:=6.28*[.B1295]/3200" office:value-type="float" office:value="25.31625">
            <text:p>25.31625</text:p>
          </table:table-cell>
          <table:table-cell office:value-type="float" office:value="12900">
            <text:p>12900</text:p>
          </table:table-cell>
          <table:table-cell table:formula="of:=[.G1295]/36" office:value-type="float" office:value="18.4629168836805">
            <text:p>18.46</text:p>
          </table:table-cell>
          <table:table-cell table:formula="of:=[.E1295]/(2*3.1415)" office:value-type="float" office:value="1.30250278529365">
            <text:p>1.30</text:p>
          </table:table-cell>
          <table:table-cell table:formula="of:=[.F1295]*6.28/[.$K$1]" office:value-type="float" office:value="8.183625">
            <text:p>8.18</text:p>
          </table:table-cell>
          <table:table-cell office:value-type="float" office:value="4170">
            <text:p>4170.00</text:p>
          </table:table-cell>
          <table:table-cell table:formula="of:=[.G1294]+[.H1295]*0.1" office:value-type="float" office:value="664.6650078125">
            <text:p>664.67</text:p>
          </table:table-cell>
          <table:table-cell table:formula="of:=[.$H$5]+[.E1295]*[.$I$5]/(2*3.14)" office:value-type="float" office:value="5.19546875">
            <text:p>5.20</text:p>
          </table:table-cell>
          <table:table-cell table:number-columns-repeated="3"/>
        </table:table-row>
        <table:table-row table:style-name="ro2">
          <table:table-cell table:formula="of:=6.28*[.B1296]/3200" office:value-type="float" office:value="25.335875">
            <text:p>25.335875</text:p>
          </table:table-cell>
          <table:table-cell office:value-type="float" office:value="12910">
            <text:p>12910</text:p>
          </table:table-cell>
          <table:table-cell table:formula="of:=[.G1296]/36" office:value-type="float" office:value="18.4773488715278">
            <text:p>18.48</text:p>
          </table:table-cell>
          <table:table-cell table:formula="of:=[.E1296]/(2*3.1415)" office:value-type="float" office:value="1.30281513608149">
            <text:p>1.30</text:p>
          </table:table-cell>
          <table:table-cell table:formula="of:=[.F1296]*6.28/[.$K$1]" office:value-type="float" office:value="8.1855875">
            <text:p>8.19</text:p>
          </table:table-cell>
          <table:table-cell office:value-type="float" office:value="4171">
            <text:p>4171.00</text:p>
          </table:table-cell>
          <table:table-cell table:formula="of:=[.G1295]+[.H1296]*0.1" office:value-type="float" office:value="665.184559375">
            <text:p>665.18</text:p>
          </table:table-cell>
          <table:table-cell table:formula="of:=[.$H$5]+[.E1296]*[.$I$5]/(2*3.14)" office:value-type="float" office:value="5.195515625">
            <text:p>5.20</text:p>
          </table:table-cell>
          <table:table-cell table:number-columns-repeated="3"/>
        </table:table-row>
        <table:table-row table:style-name="ro2">
          <table:table-cell table:formula="of:=6.28*[.B1297]/3200" office:value-type="float" office:value="25.3555">
            <text:p>25.3555</text:p>
          </table:table-cell>
          <table:table-cell office:value-type="float" office:value="12920">
            <text:p>12920</text:p>
          </table:table-cell>
          <table:table-cell table:formula="of:=[.G1297]/36" office:value-type="float" office:value="18.4917809895833">
            <text:p>18.49</text:p>
          </table:table-cell>
          <table:table-cell table:formula="of:=[.E1297]/(2*3.1415)" office:value-type="float" office:value="1.30312748686933">
            <text:p>1.30</text:p>
          </table:table-cell>
          <table:table-cell table:formula="of:=[.F1297]*6.28/[.$K$1]" office:value-type="float" office:value="8.18755">
            <text:p>8.19</text:p>
          </table:table-cell>
          <table:table-cell office:value-type="float" office:value="4172">
            <text:p>4172.00</text:p>
          </table:table-cell>
          <table:table-cell table:formula="of:=[.G1296]+[.H1297]*0.1" office:value-type="float" office:value="665.704115625">
            <text:p>665.70</text:p>
          </table:table-cell>
          <table:table-cell table:formula="of:=[.$H$5]+[.E1297]*[.$I$5]/(2*3.14)" office:value-type="float" office:value="5.1955625">
            <text:p>5.20</text:p>
          </table:table-cell>
          <table:table-cell table:number-columns-repeated="3"/>
        </table:table-row>
        <table:table-row table:style-name="ro2">
          <table:table-cell table:formula="of:=6.28*[.B1298]/3200" office:value-type="float" office:value="25.375125">
            <text:p>25.375125</text:p>
          </table:table-cell>
          <table:table-cell office:value-type="float" office:value="12930">
            <text:p>12930</text:p>
          </table:table-cell>
          <table:table-cell table:formula="of:=[.G1298]/36" office:value-type="float" office:value="18.5062132378472">
            <text:p>18.51</text:p>
          </table:table-cell>
          <table:table-cell table:formula="of:=[.E1298]/(2*3.1415)" office:value-type="float" office:value="1.30343983765717">
            <text:p>1.30</text:p>
          </table:table-cell>
          <table:table-cell table:formula="of:=[.F1298]*6.28/[.$K$1]" office:value-type="float" office:value="8.1895125">
            <text:p>8.19</text:p>
          </table:table-cell>
          <table:table-cell office:value-type="float" office:value="4173">
            <text:p>4173.00</text:p>
          </table:table-cell>
          <table:table-cell table:formula="of:=[.G1297]+[.H1298]*0.1" office:value-type="float" office:value="666.2236765625">
            <text:p>666.22</text:p>
          </table:table-cell>
          <table:table-cell table:formula="of:=[.$H$5]+[.E1298]*[.$I$5]/(2*3.14)" office:value-type="float" office:value="5.195609375">
            <text:p>5.20</text:p>
          </table:table-cell>
          <table:table-cell table:number-columns-repeated="3"/>
        </table:table-row>
        <table:table-row table:style-name="ro2">
          <table:table-cell table:formula="of:=6.28*[.B1299]/3200" office:value-type="float" office:value="25.39475">
            <text:p>25.39475</text:p>
          </table:table-cell>
          <table:table-cell office:value-type="float" office:value="12940">
            <text:p>12940</text:p>
          </table:table-cell>
          <table:table-cell table:formula="of:=[.G1299]/36" office:value-type="float" office:value="18.5206456163194">
            <text:p>18.52</text:p>
          </table:table-cell>
          <table:table-cell table:formula="of:=[.E1299]/(2*3.1415)" office:value-type="float" office:value="1.30375218844501">
            <text:p>1.30</text:p>
          </table:table-cell>
          <table:table-cell table:formula="of:=[.F1299]*6.28/[.$K$1]" office:value-type="float" office:value="8.191475">
            <text:p>8.19</text:p>
          </table:table-cell>
          <table:table-cell office:value-type="float" office:value="4174">
            <text:p>4174.00</text:p>
          </table:table-cell>
          <table:table-cell table:formula="of:=[.G1298]+[.H1299]*0.1" office:value-type="float" office:value="666.7432421875">
            <text:p>666.74</text:p>
          </table:table-cell>
          <table:table-cell table:formula="of:=[.$H$5]+[.E1299]*[.$I$5]/(2*3.14)" office:value-type="float" office:value="5.19565625">
            <text:p>5.20</text:p>
          </table:table-cell>
          <table:table-cell table:number-columns-repeated="3"/>
        </table:table-row>
        <table:table-row table:style-name="ro2">
          <table:table-cell table:formula="of:=6.28*[.B1300]/3200" office:value-type="float" office:value="25.414375">
            <text:p>25.414375</text:p>
          </table:table-cell>
          <table:table-cell office:value-type="float" office:value="12950">
            <text:p>12950</text:p>
          </table:table-cell>
          <table:table-cell table:formula="of:=[.G1300]/36" office:value-type="float" office:value="18.535078125">
            <text:p>18.54</text:p>
          </table:table-cell>
          <table:table-cell table:formula="of:=[.E1300]/(2*3.1415)" office:value-type="float" office:value="1.30406453923285">
            <text:p>1.30</text:p>
          </table:table-cell>
          <table:table-cell table:formula="of:=[.F1300]*6.28/[.$K$1]" office:value-type="float" office:value="8.1934375">
            <text:p>8.19</text:p>
          </table:table-cell>
          <table:table-cell office:value-type="float" office:value="4175">
            <text:p>4175.00</text:p>
          </table:table-cell>
          <table:table-cell table:formula="of:=[.G1299]+[.H1300]*0.1" office:value-type="float" office:value="667.2628125">
            <text:p>667.26</text:p>
          </table:table-cell>
          <table:table-cell table:formula="of:=[.$H$5]+[.E1300]*[.$I$5]/(2*3.14)" office:value-type="float" office:value="5.195703125">
            <text:p>5.20</text:p>
          </table:table-cell>
          <table:table-cell table:number-columns-repeated="3"/>
        </table:table-row>
        <table:table-row table:style-name="ro2">
          <table:table-cell table:formula="of:=6.28*[.B1301]/3200" office:value-type="float" office:value="25.434">
            <text:p>25.434</text:p>
          </table:table-cell>
          <table:table-cell office:value-type="float" office:value="12960">
            <text:p>12960</text:p>
          </table:table-cell>
          <table:table-cell table:formula="of:=[.G1301]/36" office:value-type="float" office:value="18.5495107638889">
            <text:p>18.55</text:p>
          </table:table-cell>
          <table:table-cell table:formula="of:=[.E1301]/(2*3.1415)" office:value-type="float" office:value="1.30437689002069">
            <text:p>1.30</text:p>
          </table:table-cell>
          <table:table-cell table:formula="of:=[.F1301]*6.28/[.$K$1]" office:value-type="float" office:value="8.1954">
            <text:p>8.20</text:p>
          </table:table-cell>
          <table:table-cell office:value-type="float" office:value="4176">
            <text:p>4176.00</text:p>
          </table:table-cell>
          <table:table-cell table:formula="of:=[.G1300]+[.H1301]*0.1" office:value-type="float" office:value="667.7823875">
            <text:p>667.78</text:p>
          </table:table-cell>
          <table:table-cell table:formula="of:=[.$H$5]+[.E1301]*[.$I$5]/(2*3.14)" office:value-type="float" office:value="5.19575">
            <text:p>5.20</text:p>
          </table:table-cell>
          <table:table-cell table:number-columns-repeated="3"/>
        </table:table-row>
        <table:table-row table:style-name="ro2">
          <table:table-cell table:formula="of:=6.28*[.B1302]/3200" office:value-type="float" office:value="25.453625">
            <text:p>25.453625</text:p>
          </table:table-cell>
          <table:table-cell office:value-type="float" office:value="12970">
            <text:p>12970</text:p>
          </table:table-cell>
          <table:table-cell table:formula="of:=[.G1302]/36" office:value-type="float" office:value="18.5639435329861">
            <text:p>18.56</text:p>
          </table:table-cell>
          <table:table-cell table:formula="of:=[.E1302]/(2*3.1415)" office:value-type="float" office:value="1.30468924080853">
            <text:p>1.30</text:p>
          </table:table-cell>
          <table:table-cell table:formula="of:=[.F1302]*6.28/[.$K$1]" office:value-type="float" office:value="8.1973625">
            <text:p>8.20</text:p>
          </table:table-cell>
          <table:table-cell office:value-type="float" office:value="4177">
            <text:p>4177.00</text:p>
          </table:table-cell>
          <table:table-cell table:formula="of:=[.G1301]+[.H1302]*0.1" office:value-type="float" office:value="668.3019671875">
            <text:p>668.30</text:p>
          </table:table-cell>
          <table:table-cell table:formula="of:=[.$H$5]+[.E1302]*[.$I$5]/(2*3.14)" office:value-type="float" office:value="5.195796875">
            <text:p>5.20</text:p>
          </table:table-cell>
          <table:table-cell table:number-columns-repeated="3"/>
        </table:table-row>
        <table:table-row table:style-name="ro2">
          <table:table-cell table:formula="of:=6.28*[.B1303]/3200" office:value-type="float" office:value="25.47325">
            <text:p>25.47325</text:p>
          </table:table-cell>
          <table:table-cell office:value-type="float" office:value="12980">
            <text:p>12980</text:p>
          </table:table-cell>
          <table:table-cell table:formula="of:=[.G1303]/36" office:value-type="float" office:value="18.5783764322917">
            <text:p>18.58</text:p>
          </table:table-cell>
          <table:table-cell table:formula="of:=[.E1303]/(2*3.1415)" office:value-type="float" office:value="1.30500159159637">
            <text:p>1.31</text:p>
          </table:table-cell>
          <table:table-cell table:formula="of:=[.F1303]*6.28/[.$K$1]" office:value-type="float" office:value="8.199325">
            <text:p>8.20</text:p>
          </table:table-cell>
          <table:table-cell office:value-type="float" office:value="4178">
            <text:p>4178.00</text:p>
          </table:table-cell>
          <table:table-cell table:formula="of:=[.G1302]+[.H1303]*0.1" office:value-type="float" office:value="668.8215515625">
            <text:p>668.82</text:p>
          </table:table-cell>
          <table:table-cell table:formula="of:=[.$H$5]+[.E1303]*[.$I$5]/(2*3.14)" office:value-type="float" office:value="5.19584375">
            <text:p>5.20</text:p>
          </table:table-cell>
          <table:table-cell table:number-columns-repeated="3"/>
        </table:table-row>
        <table:table-row table:style-name="ro2">
          <table:table-cell table:formula="of:=6.28*[.B1304]/3200" office:value-type="float" office:value="25.492875">
            <text:p>25.492875</text:p>
          </table:table-cell>
          <table:table-cell office:value-type="float" office:value="12990">
            <text:p>12990</text:p>
          </table:table-cell>
          <table:table-cell table:formula="of:=[.G1304]/36" office:value-type="float" office:value="18.5928094618056">
            <text:p>18.59</text:p>
          </table:table-cell>
          <table:table-cell table:formula="of:=[.E1304]/(2*3.1415)" office:value-type="float" office:value="1.30531394238421">
            <text:p>1.31</text:p>
          </table:table-cell>
          <table:table-cell table:formula="of:=[.F1304]*6.28/[.$K$1]" office:value-type="float" office:value="8.2012875">
            <text:p>8.20</text:p>
          </table:table-cell>
          <table:table-cell office:value-type="float" office:value="4179">
            <text:p>4179.00</text:p>
          </table:table-cell>
          <table:table-cell table:formula="of:=[.G1303]+[.H1304]*0.1" office:value-type="float" office:value="669.341140625">
            <text:p>669.34</text:p>
          </table:table-cell>
          <table:table-cell table:formula="of:=[.$H$5]+[.E1304]*[.$I$5]/(2*3.14)" office:value-type="float" office:value="5.195890625">
            <text:p>5.20</text:p>
          </table:table-cell>
          <table:table-cell table:number-columns-repeated="3"/>
        </table:table-row>
        <table:table-row table:style-name="ro2">
          <table:table-cell table:formula="of:=6.28*[.B1305]/3200" office:value-type="float" office:value="25.5125">
            <text:p>25.5125</text:p>
          </table:table-cell>
          <table:table-cell office:value-type="float" office:value="13000">
            <text:p>13000</text:p>
          </table:table-cell>
          <table:table-cell table:formula="of:=[.G1305]/36" office:value-type="float" office:value="18.6072426215278">
            <text:p>18.61</text:p>
          </table:table-cell>
          <table:table-cell table:formula="of:=[.E1305]/(2*3.1415)" office:value-type="float" office:value="1.30562629317205">
            <text:p>1.31</text:p>
          </table:table-cell>
          <table:table-cell table:formula="of:=[.F1305]*6.28/[.$K$1]" office:value-type="float" office:value="8.20325">
            <text:p>8.20</text:p>
          </table:table-cell>
          <table:table-cell office:value-type="float" office:value="4180">
            <text:p>4180.00</text:p>
          </table:table-cell>
          <table:table-cell table:formula="of:=[.G1304]+[.H1305]*0.1" office:value-type="float" office:value="669.860734375">
            <text:p>669.86</text:p>
          </table:table-cell>
          <table:table-cell table:formula="of:=[.$H$5]+[.E1305]*[.$I$5]/(2*3.14)" office:value-type="float" office:value="5.1959375">
            <text:p>5.20</text:p>
          </table:table-cell>
          <table:table-cell table:number-columns-repeated="3"/>
        </table:table-row>
        <table:table-row table:style-name="ro2">
          <table:table-cell table:formula="of:=6.28*[.B1306]/3200" office:value-type="float" office:value="25.532125">
            <text:p>25.532125</text:p>
          </table:table-cell>
          <table:table-cell office:value-type="float" office:value="13010">
            <text:p>13010</text:p>
          </table:table-cell>
          <table:table-cell table:formula="of:=[.G1306]/36" office:value-type="float" office:value="18.6216759114583">
            <text:p>18.62</text:p>
          </table:table-cell>
          <table:table-cell table:formula="of:=[.E1306]/(2*3.1415)" office:value-type="float" office:value="1.30593864395989">
            <text:p>1.31</text:p>
          </table:table-cell>
          <table:table-cell table:formula="of:=[.F1306]*6.28/[.$K$1]" office:value-type="float" office:value="8.2052125">
            <text:p>8.21</text:p>
          </table:table-cell>
          <table:table-cell office:value-type="float" office:value="4181">
            <text:p>4181.00</text:p>
          </table:table-cell>
          <table:table-cell table:formula="of:=[.G1305]+[.H1306]*0.1" office:value-type="float" office:value="670.3803328125">
            <text:p>670.38</text:p>
          </table:table-cell>
          <table:table-cell table:formula="of:=[.$H$5]+[.E1306]*[.$I$5]/(2*3.14)" office:value-type="float" office:value="5.195984375">
            <text:p>5.20</text:p>
          </table:table-cell>
          <table:table-cell table:number-columns-repeated="3"/>
        </table:table-row>
        <table:table-row table:style-name="ro2">
          <table:table-cell table:formula="of:=6.28*[.B1307]/3200" office:value-type="float" office:value="25.55175">
            <text:p>25.55175</text:p>
          </table:table-cell>
          <table:table-cell office:value-type="float" office:value="13020">
            <text:p>13020</text:p>
          </table:table-cell>
          <table:table-cell table:formula="of:=[.G1307]/36" office:value-type="float" office:value="18.6361093315972">
            <text:p>18.64</text:p>
          </table:table-cell>
          <table:table-cell table:formula="of:=[.E1307]/(2*3.1415)" office:value-type="float" office:value="1.30625099474773">
            <text:p>1.31</text:p>
          </table:table-cell>
          <table:table-cell table:formula="of:=[.F1307]*6.28/[.$K$1]" office:value-type="float" office:value="8.207175">
            <text:p>8.21</text:p>
          </table:table-cell>
          <table:table-cell office:value-type="float" office:value="4182">
            <text:p>4182.00</text:p>
          </table:table-cell>
          <table:table-cell table:formula="of:=[.G1306]+[.H1307]*0.1" office:value-type="float" office:value="670.8999359375">
            <text:p>670.90</text:p>
          </table:table-cell>
          <table:table-cell table:formula="of:=[.$H$5]+[.E1307]*[.$I$5]/(2*3.14)" office:value-type="float" office:value="5.19603125">
            <text:p>5.20</text:p>
          </table:table-cell>
          <table:table-cell table:number-columns-repeated="3"/>
        </table:table-row>
        <table:table-row table:style-name="ro2">
          <table:table-cell table:formula="of:=6.28*[.B1308]/3200" office:value-type="float" office:value="25.571375">
            <text:p>25.571375</text:p>
          </table:table-cell>
          <table:table-cell office:value-type="float" office:value="13030">
            <text:p>13030</text:p>
          </table:table-cell>
          <table:table-cell table:formula="of:=[.G1308]/36" office:value-type="float" office:value="18.6505428819444">
            <text:p>18.65</text:p>
          </table:table-cell>
          <table:table-cell table:formula="of:=[.E1308]/(2*3.1415)" office:value-type="float" office:value="1.30656334553557">
            <text:p>1.31</text:p>
          </table:table-cell>
          <table:table-cell table:formula="of:=[.F1308]*6.28/[.$K$1]" office:value-type="float" office:value="8.2091375">
            <text:p>8.21</text:p>
          </table:table-cell>
          <table:table-cell office:value-type="float" office:value="4183">
            <text:p>4183.00</text:p>
          </table:table-cell>
          <table:table-cell table:formula="of:=[.G1307]+[.H1308]*0.1" office:value-type="float" office:value="671.41954375">
            <text:p>671.42</text:p>
          </table:table-cell>
          <table:table-cell table:formula="of:=[.$H$5]+[.E1308]*[.$I$5]/(2*3.14)" office:value-type="float" office:value="5.196078125">
            <text:p>5.20</text:p>
          </table:table-cell>
          <table:table-cell table:number-columns-repeated="3"/>
        </table:table-row>
        <table:table-row table:style-name="ro2">
          <table:table-cell table:formula="of:=6.28*[.B1309]/3200" office:value-type="float" office:value="25.591">
            <text:p>25.591</text:p>
          </table:table-cell>
          <table:table-cell office:value-type="float" office:value="13040">
            <text:p>13040</text:p>
          </table:table-cell>
          <table:table-cell table:formula="of:=[.G1309]/36" office:value-type="float" office:value="18.6649765625">
            <text:p>18.66</text:p>
          </table:table-cell>
          <table:table-cell table:formula="of:=[.E1309]/(2*3.1415)" office:value-type="float" office:value="1.30687569632341">
            <text:p>1.31</text:p>
          </table:table-cell>
          <table:table-cell table:formula="of:=[.F1309]*6.28/[.$K$1]" office:value-type="float" office:value="8.2111">
            <text:p>8.21</text:p>
          </table:table-cell>
          <table:table-cell office:value-type="float" office:value="4184">
            <text:p>4184.00</text:p>
          </table:table-cell>
          <table:table-cell table:formula="of:=[.G1308]+[.H1309]*0.1" office:value-type="float" office:value="671.93915625">
            <text:p>671.94</text:p>
          </table:table-cell>
          <table:table-cell table:formula="of:=[.$H$5]+[.E1309]*[.$I$5]/(2*3.14)" office:value-type="float" office:value="5.196125">
            <text:p>5.20</text:p>
          </table:table-cell>
          <table:table-cell table:number-columns-repeated="3"/>
        </table:table-row>
        <table:table-row table:style-name="ro2">
          <table:table-cell table:formula="of:=6.28*[.B1310]/3200" office:value-type="float" office:value="25.610625">
            <text:p>25.610625</text:p>
          </table:table-cell>
          <table:table-cell office:value-type="float" office:value="13050">
            <text:p>13050</text:p>
          </table:table-cell>
          <table:table-cell table:formula="of:=[.G1310]/36" office:value-type="float" office:value="18.6794103732639">
            <text:p>18.68</text:p>
          </table:table-cell>
          <table:table-cell table:formula="of:=[.E1310]/(2*3.1415)" office:value-type="float" office:value="1.30718804711125">
            <text:p>1.31</text:p>
          </table:table-cell>
          <table:table-cell table:formula="of:=[.F1310]*6.28/[.$K$1]" office:value-type="float" office:value="8.2130625">
            <text:p>8.21</text:p>
          </table:table-cell>
          <table:table-cell office:value-type="float" office:value="4185">
            <text:p>4185.00</text:p>
          </table:table-cell>
          <table:table-cell table:formula="of:=[.G1309]+[.H1310]*0.1" office:value-type="float" office:value="672.4587734375">
            <text:p>672.46</text:p>
          </table:table-cell>
          <table:table-cell table:formula="of:=[.$H$5]+[.E1310]*[.$I$5]/(2*3.14)" office:value-type="float" office:value="5.196171875">
            <text:p>5.20</text:p>
          </table:table-cell>
          <table:table-cell table:number-columns-repeated="3"/>
        </table:table-row>
        <table:table-row table:style-name="ro2">
          <table:table-cell table:formula="of:=6.28*[.B1311]/3200" office:value-type="float" office:value="25.63025">
            <text:p>25.63025</text:p>
          </table:table-cell>
          <table:table-cell office:value-type="float" office:value="13060">
            <text:p>13060</text:p>
          </table:table-cell>
          <table:table-cell table:formula="of:=[.G1311]/36" office:value-type="float" office:value="18.6938443142361">
            <text:p>18.69</text:p>
          </table:table-cell>
          <table:table-cell table:formula="of:=[.E1311]/(2*3.1415)" office:value-type="float" office:value="1.30750039789909">
            <text:p>1.31</text:p>
          </table:table-cell>
          <table:table-cell table:formula="of:=[.F1311]*6.28/[.$K$1]" office:value-type="float" office:value="8.215025">
            <text:p>8.22</text:p>
          </table:table-cell>
          <table:table-cell office:value-type="float" office:value="4186">
            <text:p>4186.00</text:p>
          </table:table-cell>
          <table:table-cell table:formula="of:=[.G1310]+[.H1311]*0.1" office:value-type="float" office:value="672.9783953125">
            <text:p>672.98</text:p>
          </table:table-cell>
          <table:table-cell table:formula="of:=[.$H$5]+[.E1311]*[.$I$5]/(2*3.14)" office:value-type="float" office:value="5.19621875">
            <text:p>5.20</text:p>
          </table:table-cell>
          <table:table-cell table:number-columns-repeated="3"/>
        </table:table-row>
        <table:table-row table:style-name="ro2">
          <table:table-cell table:formula="of:=6.28*[.B1312]/3200" office:value-type="float" office:value="25.649875">
            <text:p>25.649875</text:p>
          </table:table-cell>
          <table:table-cell office:value-type="float" office:value="13070">
            <text:p>13070</text:p>
          </table:table-cell>
          <table:table-cell table:formula="of:=[.G1312]/36" office:value-type="float" office:value="18.7082783854167">
            <text:p>18.71</text:p>
          </table:table-cell>
          <table:table-cell table:formula="of:=[.E1312]/(2*3.1415)" office:value-type="float" office:value="1.30781274868693">
            <text:p>1.31</text:p>
          </table:table-cell>
          <table:table-cell table:formula="of:=[.F1312]*6.28/[.$K$1]" office:value-type="float" office:value="8.2169875">
            <text:p>8.22</text:p>
          </table:table-cell>
          <table:table-cell office:value-type="float" office:value="4187">
            <text:p>4187.00</text:p>
          </table:table-cell>
          <table:table-cell table:formula="of:=[.G1311]+[.H1312]*0.1" office:value-type="float" office:value="673.498021875">
            <text:p>673.50</text:p>
          </table:table-cell>
          <table:table-cell table:formula="of:=[.$H$5]+[.E1312]*[.$I$5]/(2*3.14)" office:value-type="float" office:value="5.196265625">
            <text:p>5.20</text:p>
          </table:table-cell>
          <table:table-cell table:number-columns-repeated="3"/>
        </table:table-row>
        <table:table-row table:style-name="ro2">
          <table:table-cell table:formula="of:=6.28*[.B1313]/3200" office:value-type="float" office:value="25.6695">
            <text:p>25.6695</text:p>
          </table:table-cell>
          <table:table-cell office:value-type="float" office:value="13080">
            <text:p>13080</text:p>
          </table:table-cell>
          <table:table-cell table:formula="of:=[.G1313]/36" office:value-type="float" office:value="18.7227125868056">
            <text:p>18.72</text:p>
          </table:table-cell>
          <table:table-cell table:formula="of:=[.E1313]/(2*3.1415)" office:value-type="float" office:value="1.30812509947477">
            <text:p>1.31</text:p>
          </table:table-cell>
          <table:table-cell table:formula="of:=[.F1313]*6.28/[.$K$1]" office:value-type="float" office:value="8.21895">
            <text:p>8.22</text:p>
          </table:table-cell>
          <table:table-cell office:value-type="float" office:value="4188">
            <text:p>4188.00</text:p>
          </table:table-cell>
          <table:table-cell table:formula="of:=[.G1312]+[.H1313]*0.1" office:value-type="float" office:value="674.017653125">
            <text:p>674.02</text:p>
          </table:table-cell>
          <table:table-cell table:formula="of:=[.$H$5]+[.E1313]*[.$I$5]/(2*3.14)" office:value-type="float" office:value="5.1963125">
            <text:p>5.20</text:p>
          </table:table-cell>
          <table:table-cell table:number-columns-repeated="3"/>
        </table:table-row>
        <table:table-row table:style-name="ro2">
          <table:table-cell table:formula="of:=6.28*[.B1314]/3200" office:value-type="float" office:value="25.689125">
            <text:p>25.689125</text:p>
          </table:table-cell>
          <table:table-cell office:value-type="float" office:value="13090">
            <text:p>13090</text:p>
          </table:table-cell>
          <table:table-cell table:formula="of:=[.G1314]/36" office:value-type="float" office:value="18.7371469184028">
            <text:p>18.74</text:p>
          </table:table-cell>
          <table:table-cell table:formula="of:=[.E1314]/(2*3.1415)" office:value-type="float" office:value="1.30843745026261">
            <text:p>1.31</text:p>
          </table:table-cell>
          <table:table-cell table:formula="of:=[.F1314]*6.28/[.$K$1]" office:value-type="float" office:value="8.2209125">
            <text:p>8.22</text:p>
          </table:table-cell>
          <table:table-cell office:value-type="float" office:value="4189">
            <text:p>4189.00</text:p>
          </table:table-cell>
          <table:table-cell table:formula="of:=[.G1313]+[.H1314]*0.1" office:value-type="float" office:value="674.5372890625">
            <text:p>674.54</text:p>
          </table:table-cell>
          <table:table-cell table:formula="of:=[.$H$5]+[.E1314]*[.$I$5]/(2*3.14)" office:value-type="float" office:value="5.196359375">
            <text:p>5.20</text:p>
          </table:table-cell>
          <table:table-cell table:number-columns-repeated="3"/>
        </table:table-row>
        <table:table-row table:style-name="ro2">
          <table:table-cell table:formula="of:=6.28*[.B1315]/3200" office:value-type="float" office:value="25.70875">
            <text:p>25.70875</text:p>
          </table:table-cell>
          <table:table-cell office:value-type="float" office:value="13100">
            <text:p>13100</text:p>
          </table:table-cell>
          <table:table-cell table:formula="of:=[.G1315]/36" office:value-type="float" office:value="18.7515813802083">
            <text:p>18.75</text:p>
          </table:table-cell>
          <table:table-cell table:formula="of:=[.E1315]/(2*3.1415)" office:value-type="float" office:value="1.30874980105045">
            <text:p>1.31</text:p>
          </table:table-cell>
          <table:table-cell table:formula="of:=[.F1315]*6.28/[.$K$1]" office:value-type="float" office:value="8.222875">
            <text:p>8.22</text:p>
          </table:table-cell>
          <table:table-cell office:value-type="float" office:value="4190">
            <text:p>4190.00</text:p>
          </table:table-cell>
          <table:table-cell table:formula="of:=[.G1314]+[.H1315]*0.1" office:value-type="float" office:value="675.0569296875">
            <text:p>675.06</text:p>
          </table:table-cell>
          <table:table-cell table:formula="of:=[.$H$5]+[.E1315]*[.$I$5]/(2*3.14)" office:value-type="float" office:value="5.19640625">
            <text:p>5.20</text:p>
          </table:table-cell>
          <table:table-cell table:number-columns-repeated="3"/>
        </table:table-row>
        <table:table-row table:style-name="ro2">
          <table:table-cell table:formula="of:=6.28*[.B1316]/3200" office:value-type="float" office:value="25.728375">
            <text:p>25.728375</text:p>
          </table:table-cell>
          <table:table-cell office:value-type="float" office:value="13110">
            <text:p>13110</text:p>
          </table:table-cell>
          <table:table-cell table:formula="of:=[.G1316]/36" office:value-type="float" office:value="18.7660159722222">
            <text:p>18.77</text:p>
          </table:table-cell>
          <table:table-cell table:formula="of:=[.E1316]/(2*3.1415)" office:value-type="float" office:value="1.30906215183829">
            <text:p>1.31</text:p>
          </table:table-cell>
          <table:table-cell table:formula="of:=[.F1316]*6.28/[.$K$1]" office:value-type="float" office:value="8.2248375">
            <text:p>8.22</text:p>
          </table:table-cell>
          <table:table-cell office:value-type="float" office:value="4191">
            <text:p>4191.00</text:p>
          </table:table-cell>
          <table:table-cell table:formula="of:=[.G1315]+[.H1316]*0.1" office:value-type="float" office:value="675.576575">
            <text:p>675.58</text:p>
          </table:table-cell>
          <table:table-cell table:formula="of:=[.$H$5]+[.E1316]*[.$I$5]/(2*3.14)" office:value-type="float" office:value="5.196453125">
            <text:p>5.20</text:p>
          </table:table-cell>
          <table:table-cell table:number-columns-repeated="3"/>
        </table:table-row>
        <table:table-row table:style-name="ro2">
          <table:table-cell table:formula="of:=6.28*[.B1317]/3200" office:value-type="float" office:value="25.748">
            <text:p>25.748</text:p>
          </table:table-cell>
          <table:table-cell office:value-type="float" office:value="13120">
            <text:p>13120</text:p>
          </table:table-cell>
          <table:table-cell table:formula="of:=[.G1317]/36" office:value-type="float" office:value="18.7804506944444">
            <text:p>18.78</text:p>
          </table:table-cell>
          <table:table-cell table:formula="of:=[.E1317]/(2*3.1415)" office:value-type="float" office:value="1.30937450262613">
            <text:p>1.31</text:p>
          </table:table-cell>
          <table:table-cell table:formula="of:=[.F1317]*6.28/[.$K$1]" office:value-type="float" office:value="8.2268">
            <text:p>8.23</text:p>
          </table:table-cell>
          <table:table-cell office:value-type="float" office:value="4192">
            <text:p>4192.00</text:p>
          </table:table-cell>
          <table:table-cell table:formula="of:=[.G1316]+[.H1317]*0.1" office:value-type="float" office:value="676.096225">
            <text:p>676.10</text:p>
          </table:table-cell>
          <table:table-cell table:formula="of:=[.$H$5]+[.E1317]*[.$I$5]/(2*3.14)" office:value-type="float" office:value="5.1965">
            <text:p>5.20</text:p>
          </table:table-cell>
          <table:table-cell table:number-columns-repeated="3"/>
        </table:table-row>
        <table:table-row table:style-name="ro2">
          <table:table-cell table:formula="of:=6.28*[.B1318]/3200" office:value-type="float" office:value="25.767625">
            <text:p>25.767625</text:p>
          </table:table-cell>
          <table:table-cell office:value-type="float" office:value="13130">
            <text:p>13130</text:p>
          </table:table-cell>
          <table:table-cell table:formula="of:=[.G1318]/36" office:value-type="float" office:value="18.794885546875">
            <text:p>18.79</text:p>
          </table:table-cell>
          <table:table-cell table:formula="of:=[.E1318]/(2*3.1415)" office:value-type="float" office:value="1.30968685341397">
            <text:p>1.31</text:p>
          </table:table-cell>
          <table:table-cell table:formula="of:=[.F1318]*6.28/[.$K$1]" office:value-type="float" office:value="8.2287625">
            <text:p>8.23</text:p>
          </table:table-cell>
          <table:table-cell office:value-type="float" office:value="4193">
            <text:p>4193.00</text:p>
          </table:table-cell>
          <table:table-cell table:formula="of:=[.G1317]+[.H1318]*0.1" office:value-type="float" office:value="676.6158796875">
            <text:p>676.62</text:p>
          </table:table-cell>
          <table:table-cell table:formula="of:=[.$H$5]+[.E1318]*[.$I$5]/(2*3.14)" office:value-type="float" office:value="5.196546875">
            <text:p>5.20</text:p>
          </table:table-cell>
          <table:table-cell table:number-columns-repeated="3"/>
        </table:table-row>
        <table:table-row table:style-name="ro2">
          <table:table-cell table:formula="of:=6.28*[.B1319]/3200" office:value-type="float" office:value="25.78725">
            <text:p>25.78725</text:p>
          </table:table-cell>
          <table:table-cell office:value-type="float" office:value="13140">
            <text:p>13140</text:p>
          </table:table-cell>
          <table:table-cell table:formula="of:=[.G1319]/36" office:value-type="float" office:value="18.8093205295139">
            <text:p>18.81</text:p>
          </table:table-cell>
          <table:table-cell table:formula="of:=[.E1319]/(2*3.1415)" office:value-type="float" office:value="1.30999920420181">
            <text:p>1.31</text:p>
          </table:table-cell>
          <table:table-cell table:formula="of:=[.F1319]*6.28/[.$K$1]" office:value-type="float" office:value="8.230725">
            <text:p>8.23</text:p>
          </table:table-cell>
          <table:table-cell office:value-type="float" office:value="4194">
            <text:p>4194.00</text:p>
          </table:table-cell>
          <table:table-cell table:formula="of:=[.G1318]+[.H1319]*0.1" office:value-type="float" office:value="677.1355390625">
            <text:p>677.14</text:p>
          </table:table-cell>
          <table:table-cell table:formula="of:=[.$H$5]+[.E1319]*[.$I$5]/(2*3.14)" office:value-type="float" office:value="5.19659375">
            <text:p>5.20</text:p>
          </table:table-cell>
          <table:table-cell table:number-columns-repeated="3"/>
        </table:table-row>
        <table:table-row table:style-name="ro2">
          <table:table-cell table:formula="of:=6.28*[.B1320]/3200" office:value-type="float" office:value="25.806875">
            <text:p>25.806875</text:p>
          </table:table-cell>
          <table:table-cell office:value-type="float" office:value="13150">
            <text:p>13150</text:p>
          </table:table-cell>
          <table:table-cell table:formula="of:=[.G1320]/36" office:value-type="float" office:value="18.8237556423611">
            <text:p>18.82</text:p>
          </table:table-cell>
          <table:table-cell table:formula="of:=[.E1320]/(2*3.1415)" office:value-type="float" office:value="1.31031155498965">
            <text:p>1.31</text:p>
          </table:table-cell>
          <table:table-cell table:formula="of:=[.F1320]*6.28/[.$K$1]" office:value-type="float" office:value="8.2326875">
            <text:p>8.23</text:p>
          </table:table-cell>
          <table:table-cell office:value-type="float" office:value="4195">
            <text:p>4195.00</text:p>
          </table:table-cell>
          <table:table-cell table:formula="of:=[.G1319]+[.H1320]*0.1" office:value-type="float" office:value="677.655203125">
            <text:p>677.66</text:p>
          </table:table-cell>
          <table:table-cell table:formula="of:=[.$H$5]+[.E1320]*[.$I$5]/(2*3.14)" office:value-type="float" office:value="5.196640625">
            <text:p>5.20</text:p>
          </table:table-cell>
          <table:table-cell table:number-columns-repeated="3"/>
        </table:table-row>
        <table:table-row table:style-name="ro2">
          <table:table-cell table:formula="of:=6.28*[.B1321]/3200" office:value-type="float" office:value="25.8265">
            <text:p>25.8265</text:p>
          </table:table-cell>
          <table:table-cell office:value-type="float" office:value="13160">
            <text:p>13160</text:p>
          </table:table-cell>
          <table:table-cell table:formula="of:=[.G1321]/36" office:value-type="float" office:value="18.8381908854167">
            <text:p>18.84</text:p>
          </table:table-cell>
          <table:table-cell table:formula="of:=[.E1321]/(2*3.1415)" office:value-type="float" office:value="1.31062390577749">
            <text:p>1.31</text:p>
          </table:table-cell>
          <table:table-cell table:formula="of:=[.F1321]*6.28/[.$K$1]" office:value-type="float" office:value="8.23465">
            <text:p>8.23</text:p>
          </table:table-cell>
          <table:table-cell office:value-type="float" office:value="4196">
            <text:p>4196.00</text:p>
          </table:table-cell>
          <table:table-cell table:formula="of:=[.G1320]+[.H1321]*0.1" office:value-type="float" office:value="678.174871875">
            <text:p>678.17</text:p>
          </table:table-cell>
          <table:table-cell table:formula="of:=[.$H$5]+[.E1321]*[.$I$5]/(2*3.14)" office:value-type="float" office:value="5.1966875">
            <text:p>5.20</text:p>
          </table:table-cell>
          <table:table-cell table:number-columns-repeated="3"/>
        </table:table-row>
        <table:table-row table:style-name="ro2">
          <table:table-cell table:formula="of:=6.28*[.B1322]/3200" office:value-type="float" office:value="25.846125">
            <text:p>25.846125</text:p>
          </table:table-cell>
          <table:table-cell office:value-type="float" office:value="13170">
            <text:p>13170</text:p>
          </table:table-cell>
          <table:table-cell table:formula="of:=[.G1322]/36" office:value-type="float" office:value="18.8526262586806">
            <text:p>18.85</text:p>
          </table:table-cell>
          <table:table-cell table:formula="of:=[.E1322]/(2*3.1415)" office:value-type="float" office:value="1.31093625656533">
            <text:p>1.31</text:p>
          </table:table-cell>
          <table:table-cell table:formula="of:=[.F1322]*6.28/[.$K$1]" office:value-type="float" office:value="8.2366125">
            <text:p>8.24</text:p>
          </table:table-cell>
          <table:table-cell office:value-type="float" office:value="4197">
            <text:p>4197.00</text:p>
          </table:table-cell>
          <table:table-cell table:formula="of:=[.G1321]+[.H1322]*0.1" office:value-type="float" office:value="678.6945453125">
            <text:p>678.69</text:p>
          </table:table-cell>
          <table:table-cell table:formula="of:=[.$H$5]+[.E1322]*[.$I$5]/(2*3.14)" office:value-type="float" office:value="5.196734375">
            <text:p>5.20</text:p>
          </table:table-cell>
          <table:table-cell table:number-columns-repeated="3"/>
        </table:table-row>
        <table:table-row table:style-name="ro2">
          <table:table-cell table:formula="of:=6.28*[.B1323]/3200" office:value-type="float" office:value="25.86575">
            <text:p>25.86575</text:p>
          </table:table-cell>
          <table:table-cell office:value-type="float" office:value="13180">
            <text:p>13180</text:p>
          </table:table-cell>
          <table:table-cell table:formula="of:=[.G1323]/36" office:value-type="float" office:value="18.8670617621528">
            <text:p>18.87</text:p>
          </table:table-cell>
          <table:table-cell table:formula="of:=[.E1323]/(2*3.1415)" office:value-type="float" office:value="1.31124860735318">
            <text:p>1.31</text:p>
          </table:table-cell>
          <table:table-cell table:formula="of:=[.F1323]*6.28/[.$K$1]" office:value-type="float" office:value="8.238575">
            <text:p>8.24</text:p>
          </table:table-cell>
          <table:table-cell office:value-type="float" office:value="4198">
            <text:p>4198.00</text:p>
          </table:table-cell>
          <table:table-cell table:formula="of:=[.G1322]+[.H1323]*0.1" office:value-type="float" office:value="679.2142234375">
            <text:p>679.21</text:p>
          </table:table-cell>
          <table:table-cell table:formula="of:=[.$H$5]+[.E1323]*[.$I$5]/(2*3.14)" office:value-type="float" office:value="5.19678125">
            <text:p>5.20</text:p>
          </table:table-cell>
          <table:table-cell table:number-columns-repeated="3"/>
        </table:table-row>
        <table:table-row table:style-name="ro2">
          <table:table-cell table:formula="of:=6.28*[.B1324]/3200" office:value-type="float" office:value="25.885375">
            <text:p>25.885375</text:p>
          </table:table-cell>
          <table:table-cell office:value-type="float" office:value="13190">
            <text:p>13190</text:p>
          </table:table-cell>
          <table:table-cell table:formula="of:=[.G1324]/36" office:value-type="float" office:value="18.8814973958333">
            <text:p>18.88</text:p>
          </table:table-cell>
          <table:table-cell table:formula="of:=[.E1324]/(2*3.1415)" office:value-type="float" office:value="1.31156095814102">
            <text:p>1.31</text:p>
          </table:table-cell>
          <table:table-cell table:formula="of:=[.F1324]*6.28/[.$K$1]" office:value-type="float" office:value="8.2405375">
            <text:p>8.24</text:p>
          </table:table-cell>
          <table:table-cell office:value-type="float" office:value="4199">
            <text:p>4199.00</text:p>
          </table:table-cell>
          <table:table-cell table:formula="of:=[.G1323]+[.H1324]*0.1" office:value-type="float" office:value="679.73390625">
            <text:p>679.73</text:p>
          </table:table-cell>
          <table:table-cell table:formula="of:=[.$H$5]+[.E1324]*[.$I$5]/(2*3.14)" office:value-type="float" office:value="5.196828125">
            <text:p>5.20</text:p>
          </table:table-cell>
          <table:table-cell table:number-columns-repeated="3"/>
        </table:table-row>
        <table:table-row table:style-name="ro2">
          <table:table-cell table:formula="of:=6.28*[.B1325]/3200" office:value-type="float" office:value="25.905">
            <text:p>25.905</text:p>
          </table:table-cell>
          <table:table-cell office:value-type="float" office:value="13200">
            <text:p>13200</text:p>
          </table:table-cell>
          <table:table-cell table:formula="of:=[.G1325]/36" office:value-type="float" office:value="18.8959331597222">
            <text:p>18.90</text:p>
          </table:table-cell>
          <table:table-cell table:formula="of:=[.E1325]/(2*3.1415)" office:value-type="float" office:value="1.31187330892886">
            <text:p>1.31</text:p>
          </table:table-cell>
          <table:table-cell table:formula="of:=[.F1325]*6.28/[.$K$1]" office:value-type="float" office:value="8.2425">
            <text:p>8.24</text:p>
          </table:table-cell>
          <table:table-cell office:value-type="float" office:value="4200">
            <text:p>4200.00</text:p>
          </table:table-cell>
          <table:table-cell table:formula="of:=[.G1324]+[.H1325]*0.1" office:value-type="float" office:value="680.25359375">
            <text:p>680.25</text:p>
          </table:table-cell>
          <table:table-cell table:formula="of:=[.$H$5]+[.E1325]*[.$I$5]/(2*3.14)" office:value-type="float" office:value="5.196875">
            <text:p>5.20</text:p>
          </table:table-cell>
          <table:table-cell table:number-columns-repeated="3"/>
        </table:table-row>
        <table:table-row table:style-name="ro2">
          <table:table-cell table:formula="of:=6.28*[.B1326]/3200" office:value-type="float" office:value="25.924625">
            <text:p>25.924625</text:p>
          </table:table-cell>
          <table:table-cell office:value-type="float" office:value="13210">
            <text:p>13210</text:p>
          </table:table-cell>
          <table:table-cell table:formula="of:=[.G1326]/36" office:value-type="float" office:value="18.9103690538194">
            <text:p>18.91</text:p>
          </table:table-cell>
          <table:table-cell table:formula="of:=[.E1326]/(2*3.1415)" office:value-type="float" office:value="1.3121856597167">
            <text:p>1.31</text:p>
          </table:table-cell>
          <table:table-cell table:formula="of:=[.F1326]*6.28/[.$K$1]" office:value-type="float" office:value="8.2444625">
            <text:p>8.24</text:p>
          </table:table-cell>
          <table:table-cell office:value-type="float" office:value="4201">
            <text:p>4201.00</text:p>
          </table:table-cell>
          <table:table-cell table:formula="of:=[.G1325]+[.H1326]*0.1" office:value-type="float" office:value="680.7732859375">
            <text:p>680.77</text:p>
          </table:table-cell>
          <table:table-cell table:formula="of:=[.$H$5]+[.E1326]*[.$I$5]/(2*3.14)" office:value-type="float" office:value="5.196921875">
            <text:p>5.20</text:p>
          </table:table-cell>
          <table:table-cell table:number-columns-repeated="3"/>
        </table:table-row>
        <table:table-row table:style-name="ro2">
          <table:table-cell table:formula="of:=6.28*[.B1327]/3200" office:value-type="float" office:value="25.94425">
            <text:p>25.94425</text:p>
          </table:table-cell>
          <table:table-cell office:value-type="float" office:value="13220">
            <text:p>13220</text:p>
          </table:table-cell>
          <table:table-cell table:formula="of:=[.G1327]/36" office:value-type="float" office:value="18.924805078125">
            <text:p>18.92</text:p>
          </table:table-cell>
          <table:table-cell table:formula="of:=[.E1327]/(2*3.1415)" office:value-type="float" office:value="1.31249801050454">
            <text:p>1.31</text:p>
          </table:table-cell>
          <table:table-cell table:formula="of:=[.F1327]*6.28/[.$K$1]" office:value-type="float" office:value="8.246425">
            <text:p>8.25</text:p>
          </table:table-cell>
          <table:table-cell office:value-type="float" office:value="4202">
            <text:p>4202.00</text:p>
          </table:table-cell>
          <table:table-cell table:formula="of:=[.G1326]+[.H1327]*0.1" office:value-type="float" office:value="681.2929828125">
            <text:p>681.29</text:p>
          </table:table-cell>
          <table:table-cell table:formula="of:=[.$H$5]+[.E1327]*[.$I$5]/(2*3.14)" office:value-type="float" office:value="5.19696875">
            <text:p>5.20</text:p>
          </table:table-cell>
          <table:table-cell table:number-columns-repeated="3"/>
        </table:table-row>
        <table:table-row table:style-name="ro2">
          <table:table-cell table:formula="of:=6.28*[.B1328]/3200" office:value-type="float" office:value="25.963875">
            <text:p>25.963875</text:p>
          </table:table-cell>
          <table:table-cell office:value-type="float" office:value="13230">
            <text:p>13230</text:p>
          </table:table-cell>
          <table:table-cell table:formula="of:=[.G1328]/36" office:value-type="float" office:value="18.9392412326389">
            <text:p>18.94</text:p>
          </table:table-cell>
          <table:table-cell table:formula="of:=[.E1328]/(2*3.1415)" office:value-type="float" office:value="1.31281036129238">
            <text:p>1.31</text:p>
          </table:table-cell>
          <table:table-cell table:formula="of:=[.F1328]*6.28/[.$K$1]" office:value-type="float" office:value="8.2483875">
            <text:p>8.25</text:p>
          </table:table-cell>
          <table:table-cell office:value-type="float" office:value="4203">
            <text:p>4203.00</text:p>
          </table:table-cell>
          <table:table-cell table:formula="of:=[.G1327]+[.H1328]*0.1" office:value-type="float" office:value="681.812684375">
            <text:p>681.81</text:p>
          </table:table-cell>
          <table:table-cell table:formula="of:=[.$H$5]+[.E1328]*[.$I$5]/(2*3.14)" office:value-type="float" office:value="5.197015625">
            <text:p>5.20</text:p>
          </table:table-cell>
          <table:table-cell table:number-columns-repeated="3"/>
        </table:table-row>
        <table:table-row table:style-name="ro2">
          <table:table-cell table:formula="of:=6.28*[.B1329]/3200" office:value-type="float" office:value="25.9835">
            <text:p>25.9835</text:p>
          </table:table-cell>
          <table:table-cell office:value-type="float" office:value="13240">
            <text:p>13240</text:p>
          </table:table-cell>
          <table:table-cell table:formula="of:=[.G1329]/36" office:value-type="float" office:value="18.9536775173611">
            <text:p>18.95</text:p>
          </table:table-cell>
          <table:table-cell table:formula="of:=[.E1329]/(2*3.1415)" office:value-type="float" office:value="1.31312271208022">
            <text:p>1.31</text:p>
          </table:table-cell>
          <table:table-cell table:formula="of:=[.F1329]*6.28/[.$K$1]" office:value-type="float" office:value="8.25035">
            <text:p>8.25</text:p>
          </table:table-cell>
          <table:table-cell office:value-type="float" office:value="4204">
            <text:p>4204.00</text:p>
          </table:table-cell>
          <table:table-cell table:formula="of:=[.G1328]+[.H1329]*0.1" office:value-type="float" office:value="682.332390625">
            <text:p>682.33</text:p>
          </table:table-cell>
          <table:table-cell table:formula="of:=[.$H$5]+[.E1329]*[.$I$5]/(2*3.14)" office:value-type="float" office:value="5.1970625">
            <text:p>5.20</text:p>
          </table:table-cell>
          <table:table-cell table:number-columns-repeated="3"/>
        </table:table-row>
        <table:table-row table:style-name="ro2">
          <table:table-cell table:formula="of:=6.28*[.B1330]/3200" office:value-type="float" office:value="26.003125">
            <text:p>26.003125</text:p>
          </table:table-cell>
          <table:table-cell office:value-type="float" office:value="13250">
            <text:p>13250</text:p>
          </table:table-cell>
          <table:table-cell table:formula="of:=[.G1330]/36" office:value-type="float" office:value="18.9681139322917">
            <text:p>18.97</text:p>
          </table:table-cell>
          <table:table-cell table:formula="of:=[.E1330]/(2*3.1415)" office:value-type="float" office:value="1.31343506286806">
            <text:p>1.31</text:p>
          </table:table-cell>
          <table:table-cell table:formula="of:=[.F1330]*6.28/[.$K$1]" office:value-type="float" office:value="8.2523125">
            <text:p>8.25</text:p>
          </table:table-cell>
          <table:table-cell office:value-type="float" office:value="4205">
            <text:p>4205.00</text:p>
          </table:table-cell>
          <table:table-cell table:formula="of:=[.G1329]+[.H1330]*0.1" office:value-type="float" office:value="682.8521015625">
            <text:p>682.85</text:p>
          </table:table-cell>
          <table:table-cell table:formula="of:=[.$H$5]+[.E1330]*[.$I$5]/(2*3.14)" office:value-type="float" office:value="5.197109375">
            <text:p>5.20</text:p>
          </table:table-cell>
          <table:table-cell table:number-columns-repeated="3"/>
        </table:table-row>
        <table:table-row table:style-name="ro2">
          <table:table-cell table:formula="of:=6.28*[.B1331]/3200" office:value-type="float" office:value="26.02275">
            <text:p>26.02275</text:p>
          </table:table-cell>
          <table:table-cell office:value-type="float" office:value="13260">
            <text:p>13260</text:p>
          </table:table-cell>
          <table:table-cell table:formula="of:=[.G1331]/36" office:value-type="float" office:value="18.9825504774306">
            <text:p>18.98</text:p>
          </table:table-cell>
          <table:table-cell table:formula="of:=[.E1331]/(2*3.1415)" office:value-type="float" office:value="1.3137474136559">
            <text:p>1.31</text:p>
          </table:table-cell>
          <table:table-cell table:formula="of:=[.F1331]*6.28/[.$K$1]" office:value-type="float" office:value="8.254275">
            <text:p>8.25</text:p>
          </table:table-cell>
          <table:table-cell office:value-type="float" office:value="4206">
            <text:p>4206.00</text:p>
          </table:table-cell>
          <table:table-cell table:formula="of:=[.G1330]+[.H1331]*0.1" office:value-type="float" office:value="683.3718171875">
            <text:p>683.37</text:p>
          </table:table-cell>
          <table:table-cell table:formula="of:=[.$H$5]+[.E1331]*[.$I$5]/(2*3.14)" office:value-type="float" office:value="5.19715625">
            <text:p>5.20</text:p>
          </table:table-cell>
          <table:table-cell table:number-columns-repeated="3"/>
        </table:table-row>
        <table:table-row table:style-name="ro2">
          <table:table-cell table:formula="of:=6.28*[.B1332]/3200" office:value-type="float" office:value="26.042375">
            <text:p>26.042375</text:p>
          </table:table-cell>
          <table:table-cell office:value-type="float" office:value="13270">
            <text:p>13270</text:p>
          </table:table-cell>
          <table:table-cell table:formula="of:=[.G1332]/36" office:value-type="float" office:value="18.9969871527778">
            <text:p>19.00</text:p>
          </table:table-cell>
          <table:table-cell table:formula="of:=[.E1332]/(2*3.1415)" office:value-type="float" office:value="1.31405976444374">
            <text:p>1.31</text:p>
          </table:table-cell>
          <table:table-cell table:formula="of:=[.F1332]*6.28/[.$K$1]" office:value-type="float" office:value="8.2562375">
            <text:p>8.26</text:p>
          </table:table-cell>
          <table:table-cell office:value-type="float" office:value="4207">
            <text:p>4207.00</text:p>
          </table:table-cell>
          <table:table-cell table:formula="of:=[.G1331]+[.H1332]*0.1" office:value-type="float" office:value="683.8915375">
            <text:p>683.89</text:p>
          </table:table-cell>
          <table:table-cell table:formula="of:=[.$H$5]+[.E1332]*[.$I$5]/(2*3.14)" office:value-type="float" office:value="5.197203125">
            <text:p>5.20</text:p>
          </table:table-cell>
          <table:table-cell table:number-columns-repeated="3"/>
        </table:table-row>
        <table:table-row table:style-name="ro2">
          <table:table-cell table:formula="of:=6.28*[.B1333]/3200" office:value-type="float" office:value="26.062">
            <text:p>26.062</text:p>
          </table:table-cell>
          <table:table-cell office:value-type="float" office:value="13280">
            <text:p>13280</text:p>
          </table:table-cell>
          <table:table-cell table:formula="of:=[.G1333]/36" office:value-type="float" office:value="19.0114239583333">
            <text:p>19.01</text:p>
          </table:table-cell>
          <table:table-cell table:formula="of:=[.E1333]/(2*3.1415)" office:value-type="float" office:value="1.31437211523158">
            <text:p>1.31</text:p>
          </table:table-cell>
          <table:table-cell table:formula="of:=[.F1333]*6.28/[.$K$1]" office:value-type="float" office:value="8.2582">
            <text:p>8.26</text:p>
          </table:table-cell>
          <table:table-cell office:value-type="float" office:value="4208">
            <text:p>4208.00</text:p>
          </table:table-cell>
          <table:table-cell table:formula="of:=[.G1332]+[.H1333]*0.1" office:value-type="float" office:value="684.4112625">
            <text:p>684.41</text:p>
          </table:table-cell>
          <table:table-cell table:formula="of:=[.$H$5]+[.E1333]*[.$I$5]/(2*3.14)" office:value-type="float" office:value="5.19725">
            <text:p>5.20</text:p>
          </table:table-cell>
          <table:table-cell table:number-columns-repeated="3"/>
        </table:table-row>
        <table:table-row table:style-name="ro2">
          <table:table-cell table:formula="of:=6.28*[.B1334]/3200" office:value-type="float" office:value="26.081625">
            <text:p>26.081625</text:p>
          </table:table-cell>
          <table:table-cell office:value-type="float" office:value="13290">
            <text:p>13290</text:p>
          </table:table-cell>
          <table:table-cell table:formula="of:=[.G1334]/36" office:value-type="float" office:value="19.0258608940972">
            <text:p>19.03</text:p>
          </table:table-cell>
          <table:table-cell table:formula="of:=[.E1334]/(2*3.1415)" office:value-type="float" office:value="1.31468446601942">
            <text:p>1.31</text:p>
          </table:table-cell>
          <table:table-cell table:formula="of:=[.F1334]*6.28/[.$K$1]" office:value-type="float" office:value="8.2601625">
            <text:p>8.26</text:p>
          </table:table-cell>
          <table:table-cell office:value-type="float" office:value="4209">
            <text:p>4209.00</text:p>
          </table:table-cell>
          <table:table-cell table:formula="of:=[.G1333]+[.H1334]*0.1" office:value-type="float" office:value="684.9309921875">
            <text:p>684.93</text:p>
          </table:table-cell>
          <table:table-cell table:formula="of:=[.$H$5]+[.E1334]*[.$I$5]/(2*3.14)" office:value-type="float" office:value="5.197296875">
            <text:p>5.20</text:p>
          </table:table-cell>
          <table:table-cell table:number-columns-repeated="3"/>
        </table:table-row>
        <table:table-row table:style-name="ro2">
          <table:table-cell table:formula="of:=6.28*[.B1335]/3200" office:value-type="float" office:value="26.10125">
            <text:p>26.10125</text:p>
          </table:table-cell>
          <table:table-cell office:value-type="float" office:value="13300">
            <text:p>13300</text:p>
          </table:table-cell>
          <table:table-cell table:formula="of:=[.G1335]/36" office:value-type="float" office:value="19.0402979600694">
            <text:p>19.04</text:p>
          </table:table-cell>
          <table:table-cell table:formula="of:=[.E1335]/(2*3.1415)" office:value-type="float" office:value="1.31499681680726">
            <text:p>1.31</text:p>
          </table:table-cell>
          <table:table-cell table:formula="of:=[.F1335]*6.28/[.$K$1]" office:value-type="float" office:value="8.262125">
            <text:p>8.26</text:p>
          </table:table-cell>
          <table:table-cell office:value-type="float" office:value="4210">
            <text:p>4210.00</text:p>
          </table:table-cell>
          <table:table-cell table:formula="of:=[.G1334]+[.H1335]*0.1" office:value-type="float" office:value="685.4507265625">
            <text:p>685.45</text:p>
          </table:table-cell>
          <table:table-cell table:formula="of:=[.$H$5]+[.E1335]*[.$I$5]/(2*3.14)" office:value-type="float" office:value="5.19734375">
            <text:p>5.20</text:p>
          </table:table-cell>
          <table:table-cell table:number-columns-repeated="3"/>
        </table:table-row>
        <table:table-row table:style-name="ro2">
          <table:table-cell table:formula="of:=6.28*[.B1336]/3200" office:value-type="float" office:value="26.120875">
            <text:p>26.120875</text:p>
          </table:table-cell>
          <table:table-cell office:value-type="float" office:value="13310">
            <text:p>13310</text:p>
          </table:table-cell>
          <table:table-cell table:formula="of:=[.G1336]/36" office:value-type="float" office:value="19.05473515625">
            <text:p>19.05</text:p>
          </table:table-cell>
          <table:table-cell table:formula="of:=[.E1336]/(2*3.1415)" office:value-type="float" office:value="1.3153091675951">
            <text:p>1.32</text:p>
          </table:table-cell>
          <table:table-cell table:formula="of:=[.F1336]*6.28/[.$K$1]" office:value-type="float" office:value="8.2640875">
            <text:p>8.26</text:p>
          </table:table-cell>
          <table:table-cell office:value-type="float" office:value="4211">
            <text:p>4211.00</text:p>
          </table:table-cell>
          <table:table-cell table:formula="of:=[.G1335]+[.H1336]*0.1" office:value-type="float" office:value="685.970465625">
            <text:p>685.97</text:p>
          </table:table-cell>
          <table:table-cell table:formula="of:=[.$H$5]+[.E1336]*[.$I$5]/(2*3.14)" office:value-type="float" office:value="5.197390625">
            <text:p>5.20</text:p>
          </table:table-cell>
          <table:table-cell table:number-columns-repeated="3"/>
        </table:table-row>
        <table:table-row table:style-name="ro2">
          <table:table-cell table:formula="of:=6.28*[.B1337]/3200" office:value-type="float" office:value="26.1405">
            <text:p>26.1405</text:p>
          </table:table-cell>
          <table:table-cell office:value-type="float" office:value="13320">
            <text:p>13320</text:p>
          </table:table-cell>
          <table:table-cell table:formula="of:=[.G1337]/36" office:value-type="float" office:value="19.0691724826389">
            <text:p>19.07</text:p>
          </table:table-cell>
          <table:table-cell table:formula="of:=[.E1337]/(2*3.1415)" office:value-type="float" office:value="1.31562151838294">
            <text:p>1.32</text:p>
          </table:table-cell>
          <table:table-cell table:formula="of:=[.F1337]*6.28/[.$K$1]" office:value-type="float" office:value="8.26605">
            <text:p>8.27</text:p>
          </table:table-cell>
          <table:table-cell office:value-type="float" office:value="4212">
            <text:p>4212.00</text:p>
          </table:table-cell>
          <table:table-cell table:formula="of:=[.G1336]+[.H1337]*0.1" office:value-type="float" office:value="686.490209375">
            <text:p>686.49</text:p>
          </table:table-cell>
          <table:table-cell table:formula="of:=[.$H$5]+[.E1337]*[.$I$5]/(2*3.14)" office:value-type="float" office:value="5.1974375">
            <text:p>5.20</text:p>
          </table:table-cell>
          <table:table-cell table:number-columns-repeated="3"/>
        </table:table-row>
        <table:table-row table:style-name="ro2">
          <table:table-cell table:formula="of:=6.28*[.B1338]/3200" office:value-type="float" office:value="26.160125">
            <text:p>26.160125</text:p>
          </table:table-cell>
          <table:table-cell office:value-type="float" office:value="13330">
            <text:p>13330</text:p>
          </table:table-cell>
          <table:table-cell table:formula="of:=[.G1338]/36" office:value-type="float" office:value="19.0836099392361">
            <text:p>19.08</text:p>
          </table:table-cell>
          <table:table-cell table:formula="of:=[.E1338]/(2*3.1415)" office:value-type="float" office:value="1.31593386917078">
            <text:p>1.32</text:p>
          </table:table-cell>
          <table:table-cell table:formula="of:=[.F1338]*6.28/[.$K$1]" office:value-type="float" office:value="8.2680125">
            <text:p>8.27</text:p>
          </table:table-cell>
          <table:table-cell office:value-type="float" office:value="4213">
            <text:p>4213.00</text:p>
          </table:table-cell>
          <table:table-cell table:formula="of:=[.G1337]+[.H1338]*0.1" office:value-type="float" office:value="687.0099578125">
            <text:p>687.01</text:p>
          </table:table-cell>
          <table:table-cell table:formula="of:=[.$H$5]+[.E1338]*[.$I$5]/(2*3.14)" office:value-type="float" office:value="5.197484375">
            <text:p>5.20</text:p>
          </table:table-cell>
          <table:table-cell table:number-columns-repeated="3"/>
        </table:table-row>
        <table:table-row table:style-name="ro2">
          <table:table-cell table:formula="of:=6.28*[.B1339]/3200" office:value-type="float" office:value="26.17975">
            <text:p>26.17975</text:p>
          </table:table-cell>
          <table:table-cell office:value-type="float" office:value="13340">
            <text:p>13340</text:p>
          </table:table-cell>
          <table:table-cell table:formula="of:=[.G1339]/36" office:value-type="float" office:value="19.0980475260417">
            <text:p>19.10</text:p>
          </table:table-cell>
          <table:table-cell table:formula="of:=[.E1339]/(2*3.1415)" office:value-type="float" office:value="1.31624621995862">
            <text:p>1.32</text:p>
          </table:table-cell>
          <table:table-cell table:formula="of:=[.F1339]*6.28/[.$K$1]" office:value-type="float" office:value="8.269975">
            <text:p>8.27</text:p>
          </table:table-cell>
          <table:table-cell office:value-type="float" office:value="4214">
            <text:p>4214.00</text:p>
          </table:table-cell>
          <table:table-cell table:formula="of:=[.G1338]+[.H1339]*0.1" office:value-type="float" office:value="687.5297109375">
            <text:p>687.53</text:p>
          </table:table-cell>
          <table:table-cell table:formula="of:=[.$H$5]+[.E1339]*[.$I$5]/(2*3.14)" office:value-type="float" office:value="5.19753125">
            <text:p>5.20</text:p>
          </table:table-cell>
          <table:table-cell table:number-columns-repeated="3"/>
        </table:table-row>
        <table:table-row table:style-name="ro2">
          <table:table-cell table:formula="of:=6.28*[.B1340]/3200" office:value-type="float" office:value="26.199375">
            <text:p>26.199375</text:p>
          </table:table-cell>
          <table:table-cell office:value-type="float" office:value="13350">
            <text:p>13350</text:p>
          </table:table-cell>
          <table:table-cell table:formula="of:=[.G1340]/36" office:value-type="float" office:value="19.1124852430556">
            <text:p>19.11</text:p>
          </table:table-cell>
          <table:table-cell table:formula="of:=[.E1340]/(2*3.1415)" office:value-type="float" office:value="1.31655857074646">
            <text:p>1.32</text:p>
          </table:table-cell>
          <table:table-cell table:formula="of:=[.F1340]*6.28/[.$K$1]" office:value-type="float" office:value="8.2719375">
            <text:p>8.27</text:p>
          </table:table-cell>
          <table:table-cell office:value-type="float" office:value="4215">
            <text:p>4215.00</text:p>
          </table:table-cell>
          <table:table-cell table:formula="of:=[.G1339]+[.H1340]*0.1" office:value-type="float" office:value="688.04946875">
            <text:p>688.05</text:p>
          </table:table-cell>
          <table:table-cell table:formula="of:=[.$H$5]+[.E1340]*[.$I$5]/(2*3.14)" office:value-type="float" office:value="5.197578125">
            <text:p>5.20</text:p>
          </table:table-cell>
          <table:table-cell table:number-columns-repeated="3"/>
        </table:table-row>
        <table:table-row table:style-name="ro2">
          <table:table-cell table:formula="of:=6.28*[.B1341]/3200" office:value-type="float" office:value="26.219">
            <text:p>26.219</text:p>
          </table:table-cell>
          <table:table-cell office:value-type="float" office:value="13360">
            <text:p>13360</text:p>
          </table:table-cell>
          <table:table-cell table:formula="of:=[.G1341]/36" office:value-type="float" office:value="19.1269230902778">
            <text:p>19.13</text:p>
          </table:table-cell>
          <table:table-cell table:formula="of:=[.E1341]/(2*3.1415)" office:value-type="float" office:value="1.3168709215343">
            <text:p>1.32</text:p>
          </table:table-cell>
          <table:table-cell table:formula="of:=[.F1341]*6.28/[.$K$1]" office:value-type="float" office:value="8.2739">
            <text:p>8.27</text:p>
          </table:table-cell>
          <table:table-cell office:value-type="float" office:value="4216">
            <text:p>4216.00</text:p>
          </table:table-cell>
          <table:table-cell table:formula="of:=[.G1340]+[.H1341]*0.1" office:value-type="float" office:value="688.56923125">
            <text:p>688.57</text:p>
          </table:table-cell>
          <table:table-cell table:formula="of:=[.$H$5]+[.E1341]*[.$I$5]/(2*3.14)" office:value-type="float" office:value="5.197625">
            <text:p>5.20</text:p>
          </table:table-cell>
          <table:table-cell table:number-columns-repeated="3"/>
        </table:table-row>
        <table:table-row table:style-name="ro2">
          <table:table-cell table:formula="of:=6.28*[.B1342]/3200" office:value-type="float" office:value="26.238625">
            <text:p>26.238625</text:p>
          </table:table-cell>
          <table:table-cell office:value-type="float" office:value="13370">
            <text:p>13370</text:p>
          </table:table-cell>
          <table:table-cell table:formula="of:=[.G1342]/36" office:value-type="float" office:value="19.1413610677083">
            <text:p>19.14</text:p>
          </table:table-cell>
          <table:table-cell table:formula="of:=[.E1342]/(2*3.1415)" office:value-type="float" office:value="1.31718327232214">
            <text:p>1.32</text:p>
          </table:table-cell>
          <table:table-cell table:formula="of:=[.F1342]*6.28/[.$K$1]" office:value-type="float" office:value="8.2758625">
            <text:p>8.28</text:p>
          </table:table-cell>
          <table:table-cell office:value-type="float" office:value="4217">
            <text:p>4217.00</text:p>
          </table:table-cell>
          <table:table-cell table:formula="of:=[.G1341]+[.H1342]*0.1" office:value-type="float" office:value="689.0889984375">
            <text:p>689.09</text:p>
          </table:table-cell>
          <table:table-cell table:formula="of:=[.$H$5]+[.E1342]*[.$I$5]/(2*3.14)" office:value-type="float" office:value="5.197671875">
            <text:p>5.20</text:p>
          </table:table-cell>
          <table:table-cell table:number-columns-repeated="3"/>
        </table:table-row>
        <table:table-row table:style-name="ro2">
          <table:table-cell table:formula="of:=6.28*[.B1343]/3200" office:value-type="float" office:value="26.25825">
            <text:p>26.25825</text:p>
          </table:table-cell>
          <table:table-cell office:value-type="float" office:value="13380">
            <text:p>13380</text:p>
          </table:table-cell>
          <table:table-cell table:formula="of:=[.G1343]/36" office:value-type="float" office:value="19.1557991753472">
            <text:p>19.16</text:p>
          </table:table-cell>
          <table:table-cell table:formula="of:=[.E1343]/(2*3.1415)" office:value-type="float" office:value="1.31749562310998">
            <text:p>1.32</text:p>
          </table:table-cell>
          <table:table-cell table:formula="of:=[.F1343]*6.28/[.$K$1]" office:value-type="float" office:value="8.277825">
            <text:p>8.28</text:p>
          </table:table-cell>
          <table:table-cell office:value-type="float" office:value="4218">
            <text:p>4218.00</text:p>
          </table:table-cell>
          <table:table-cell table:formula="of:=[.G1342]+[.H1343]*0.1" office:value-type="float" office:value="689.6087703125">
            <text:p>689.61</text:p>
          </table:table-cell>
          <table:table-cell table:formula="of:=[.$H$5]+[.E1343]*[.$I$5]/(2*3.14)" office:value-type="float" office:value="5.19771875">
            <text:p>5.20</text:p>
          </table:table-cell>
          <table:table-cell table:number-columns-repeated="3"/>
        </table:table-row>
        <table:table-row table:style-name="ro2">
          <table:table-cell table:formula="of:=6.28*[.B1344]/3200" office:value-type="float" office:value="26.277875">
            <text:p>26.277875</text:p>
          </table:table-cell>
          <table:table-cell office:value-type="float" office:value="13390">
            <text:p>13390</text:p>
          </table:table-cell>
          <table:table-cell table:formula="of:=[.G1344]/36" office:value-type="float" office:value="19.1702374131944">
            <text:p>19.17</text:p>
          </table:table-cell>
          <table:table-cell table:formula="of:=[.E1344]/(2*3.1415)" office:value-type="float" office:value="1.31780797389782">
            <text:p>1.32</text:p>
          </table:table-cell>
          <table:table-cell table:formula="of:=[.F1344]*6.28/[.$K$1]" office:value-type="float" office:value="8.2797875">
            <text:p>8.28</text:p>
          </table:table-cell>
          <table:table-cell office:value-type="float" office:value="4219">
            <text:p>4219.00</text:p>
          </table:table-cell>
          <table:table-cell table:formula="of:=[.G1343]+[.H1344]*0.1" office:value-type="float" office:value="690.128546875">
            <text:p>690.13</text:p>
          </table:table-cell>
          <table:table-cell table:formula="of:=[.$H$5]+[.E1344]*[.$I$5]/(2*3.14)" office:value-type="float" office:value="5.197765625">
            <text:p>5.20</text:p>
          </table:table-cell>
          <table:table-cell table:number-columns-repeated="3"/>
        </table:table-row>
        <table:table-row table:style-name="ro2">
          <table:table-cell table:formula="of:=6.28*[.B1345]/3200" office:value-type="float" office:value="26.2975">
            <text:p>26.2975</text:p>
          </table:table-cell>
          <table:table-cell office:value-type="float" office:value="13400">
            <text:p>13400</text:p>
          </table:table-cell>
          <table:table-cell table:formula="of:=[.G1345]/36" office:value-type="float" office:value="19.18467578125">
            <text:p>19.18</text:p>
          </table:table-cell>
          <table:table-cell table:formula="of:=[.E1345]/(2*3.1415)" office:value-type="float" office:value="1.31812032468566">
            <text:p>1.32</text:p>
          </table:table-cell>
          <table:table-cell table:formula="of:=[.F1345]*6.28/[.$K$1]" office:value-type="float" office:value="8.28175">
            <text:p>8.28</text:p>
          </table:table-cell>
          <table:table-cell office:value-type="float" office:value="4220">
            <text:p>4220.00</text:p>
          </table:table-cell>
          <table:table-cell table:formula="of:=[.G1344]+[.H1345]*0.1" office:value-type="float" office:value="690.648328125">
            <text:p>690.65</text:p>
          </table:table-cell>
          <table:table-cell table:formula="of:=[.$H$5]+[.E1345]*[.$I$5]/(2*3.14)" office:value-type="float" office:value="5.1978125">
            <text:p>5.20</text:p>
          </table:table-cell>
          <table:table-cell table:number-columns-repeated="3"/>
        </table:table-row>
        <table:table-row table:style-name="ro2">
          <table:table-cell table:formula="of:=6.28*[.B1346]/3200" office:value-type="float" office:value="26.317125">
            <text:p>26.317125</text:p>
          </table:table-cell>
          <table:table-cell office:value-type="float" office:value="13410">
            <text:p>13410</text:p>
          </table:table-cell>
          <table:table-cell table:formula="of:=[.G1346]/36" office:value-type="float" office:value="19.1991142795139">
            <text:p>19.20</text:p>
          </table:table-cell>
          <table:table-cell table:formula="of:=[.E1346]/(2*3.1415)" office:value-type="float" office:value="1.3184326754735">
            <text:p>1.32</text:p>
          </table:table-cell>
          <table:table-cell table:formula="of:=[.F1346]*6.28/[.$K$1]" office:value-type="float" office:value="8.2837125">
            <text:p>8.28</text:p>
          </table:table-cell>
          <table:table-cell office:value-type="float" office:value="4221">
            <text:p>4221.00</text:p>
          </table:table-cell>
          <table:table-cell table:formula="of:=[.G1345]+[.H1346]*0.1" office:value-type="float" office:value="691.1681140625">
            <text:p>691.17</text:p>
          </table:table-cell>
          <table:table-cell table:formula="of:=[.$H$5]+[.E1346]*[.$I$5]/(2*3.14)" office:value-type="float" office:value="5.197859375">
            <text:p>5.20</text:p>
          </table:table-cell>
          <table:table-cell table:number-columns-repeated="3"/>
        </table:table-row>
        <table:table-row table:style-name="ro2">
          <table:table-cell table:formula="of:=6.28*[.B1347]/3200" office:value-type="float" office:value="26.33675">
            <text:p>26.33675</text:p>
          </table:table-cell>
          <table:table-cell office:value-type="float" office:value="13420">
            <text:p>13420</text:p>
          </table:table-cell>
          <table:table-cell table:formula="of:=[.G1347]/36" office:value-type="float" office:value="19.2135529079861">
            <text:p>19.21</text:p>
          </table:table-cell>
          <table:table-cell table:formula="of:=[.E1347]/(2*3.1415)" office:value-type="float" office:value="1.31874502626134">
            <text:p>1.32</text:p>
          </table:table-cell>
          <table:table-cell table:formula="of:=[.F1347]*6.28/[.$K$1]" office:value-type="float" office:value="8.285675">
            <text:p>8.29</text:p>
          </table:table-cell>
          <table:table-cell office:value-type="float" office:value="4222">
            <text:p>4222.00</text:p>
          </table:table-cell>
          <table:table-cell table:formula="of:=[.G1346]+[.H1347]*0.1" office:value-type="float" office:value="691.6879046875">
            <text:p>691.69</text:p>
          </table:table-cell>
          <table:table-cell table:formula="of:=[.$H$5]+[.E1347]*[.$I$5]/(2*3.14)" office:value-type="float" office:value="5.19790625">
            <text:p>5.20</text:p>
          </table:table-cell>
          <table:table-cell table:number-columns-repeated="3"/>
        </table:table-row>
        <table:table-row table:style-name="ro2">
          <table:table-cell table:formula="of:=6.28*[.B1348]/3200" office:value-type="float" office:value="26.356375">
            <text:p>26.356375</text:p>
          </table:table-cell>
          <table:table-cell office:value-type="float" office:value="13430">
            <text:p>13430</text:p>
          </table:table-cell>
          <table:table-cell table:formula="of:=[.G1348]/36" office:value-type="float" office:value="19.2279916666667">
            <text:p>19.23</text:p>
          </table:table-cell>
          <table:table-cell table:formula="of:=[.E1348]/(2*3.1415)" office:value-type="float" office:value="1.31905737704918">
            <text:p>1.32</text:p>
          </table:table-cell>
          <table:table-cell table:formula="of:=[.F1348]*6.28/[.$K$1]" office:value-type="float" office:value="8.2876375">
            <text:p>8.29</text:p>
          </table:table-cell>
          <table:table-cell office:value-type="float" office:value="4223">
            <text:p>4223.00</text:p>
          </table:table-cell>
          <table:table-cell table:formula="of:=[.G1347]+[.H1348]*0.1" office:value-type="float" office:value="692.2077">
            <text:p>692.21</text:p>
          </table:table-cell>
          <table:table-cell table:formula="of:=[.$H$5]+[.E1348]*[.$I$5]/(2*3.14)" office:value-type="float" office:value="5.197953125">
            <text:p>5.20</text:p>
          </table:table-cell>
          <table:table-cell table:number-columns-repeated="3"/>
        </table:table-row>
        <table:table-row table:style-name="ro2">
          <table:table-cell table:formula="of:=6.28*[.B1349]/3200" office:value-type="float" office:value="26.376">
            <text:p>26.376</text:p>
          </table:table-cell>
          <table:table-cell office:value-type="float" office:value="13440">
            <text:p>13440</text:p>
          </table:table-cell>
          <table:table-cell table:formula="of:=[.G1349]/36" office:value-type="float" office:value="19.2424305555556">
            <text:p>19.24</text:p>
          </table:table-cell>
          <table:table-cell table:formula="of:=[.E1349]/(2*3.1415)" office:value-type="float" office:value="1.31936972783702">
            <text:p>1.32</text:p>
          </table:table-cell>
          <table:table-cell table:formula="of:=[.F1349]*6.28/[.$K$1]" office:value-type="float" office:value="8.2896">
            <text:p>8.29</text:p>
          </table:table-cell>
          <table:table-cell office:value-type="float" office:value="4224">
            <text:p>4224.00</text:p>
          </table:table-cell>
          <table:table-cell table:formula="of:=[.G1348]+[.H1349]*0.1" office:value-type="float" office:value="692.7275">
            <text:p>692.73</text:p>
          </table:table-cell>
          <table:table-cell table:formula="of:=[.$H$5]+[.E1349]*[.$I$5]/(2*3.14)" office:value-type="float" office:value="5.198">
            <text:p>5.20</text:p>
          </table:table-cell>
          <table:table-cell table:number-columns-repeated="3"/>
        </table:table-row>
        <table:table-row table:style-name="ro2">
          <table:table-cell table:formula="of:=6.28*[.B1350]/3200" office:value-type="float" office:value="26.395625">
            <text:p>26.395625</text:p>
          </table:table-cell>
          <table:table-cell office:value-type="float" office:value="13450">
            <text:p>13450</text:p>
          </table:table-cell>
          <table:table-cell table:formula="of:=[.G1350]/36" office:value-type="float" office:value="19.2568695746528">
            <text:p>19.26</text:p>
          </table:table-cell>
          <table:table-cell table:formula="of:=[.E1350]/(2*3.1415)" office:value-type="float" office:value="1.31968207862486">
            <text:p>1.32</text:p>
          </table:table-cell>
          <table:table-cell table:formula="of:=[.F1350]*6.28/[.$K$1]" office:value-type="float" office:value="8.2915625">
            <text:p>8.29</text:p>
          </table:table-cell>
          <table:table-cell office:value-type="float" office:value="4225">
            <text:p>4225.00</text:p>
          </table:table-cell>
          <table:table-cell table:formula="of:=[.G1349]+[.H1350]*0.1" office:value-type="float" office:value="693.2473046875">
            <text:p>693.25</text:p>
          </table:table-cell>
          <table:table-cell table:formula="of:=[.$H$5]+[.E1350]*[.$I$5]/(2*3.14)" office:value-type="float" office:value="5.198046875">
            <text:p>5.20</text:p>
          </table:table-cell>
          <table:table-cell table:number-columns-repeated="3"/>
        </table:table-row>
        <table:table-row table:style-name="ro2">
          <table:table-cell table:formula="of:=6.28*[.B1351]/3200" office:value-type="float" office:value="26.41525">
            <text:p>26.41525</text:p>
          </table:table-cell>
          <table:table-cell office:value-type="float" office:value="13460">
            <text:p>13460</text:p>
          </table:table-cell>
          <table:table-cell table:formula="of:=[.G1351]/36" office:value-type="float" office:value="19.2713087239583">
            <text:p>19.27</text:p>
          </table:table-cell>
          <table:table-cell table:formula="of:=[.E1351]/(2*3.1415)" office:value-type="float" office:value="1.3199944294127">
            <text:p>1.32</text:p>
          </table:table-cell>
          <table:table-cell table:formula="of:=[.F1351]*6.28/[.$K$1]" office:value-type="float" office:value="8.293525">
            <text:p>8.29</text:p>
          </table:table-cell>
          <table:table-cell office:value-type="float" office:value="4226">
            <text:p>4226.00</text:p>
          </table:table-cell>
          <table:table-cell table:formula="of:=[.G1350]+[.H1351]*0.1" office:value-type="float" office:value="693.7671140625">
            <text:p>693.77</text:p>
          </table:table-cell>
          <table:table-cell table:formula="of:=[.$H$5]+[.E1351]*[.$I$5]/(2*3.14)" office:value-type="float" office:value="5.19809375">
            <text:p>5.20</text:p>
          </table:table-cell>
          <table:table-cell table:number-columns-repeated="3"/>
        </table:table-row>
        <table:table-row table:style-name="ro2">
          <table:table-cell table:formula="of:=6.28*[.B1352]/3200" office:value-type="float" office:value="26.434875">
            <text:p>26.434875</text:p>
          </table:table-cell>
          <table:table-cell office:value-type="float" office:value="13470">
            <text:p>13470</text:p>
          </table:table-cell>
          <table:table-cell table:formula="of:=[.G1352]/36" office:value-type="float" office:value="19.2857480034722">
            <text:p>19.29</text:p>
          </table:table-cell>
          <table:table-cell table:formula="of:=[.E1352]/(2*3.1415)" office:value-type="float" office:value="1.32030678020054">
            <text:p>1.32</text:p>
          </table:table-cell>
          <table:table-cell table:formula="of:=[.F1352]*6.28/[.$K$1]" office:value-type="float" office:value="8.2954875">
            <text:p>8.30</text:p>
          </table:table-cell>
          <table:table-cell office:value-type="float" office:value="4227">
            <text:p>4227.00</text:p>
          </table:table-cell>
          <table:table-cell table:formula="of:=[.G1351]+[.H1352]*0.1" office:value-type="float" office:value="694.286928125">
            <text:p>694.29</text:p>
          </table:table-cell>
          <table:table-cell table:formula="of:=[.$H$5]+[.E1352]*[.$I$5]/(2*3.14)" office:value-type="float" office:value="5.198140625">
            <text:p>5.20</text:p>
          </table:table-cell>
          <table:table-cell table:number-columns-repeated="3"/>
        </table:table-row>
        <table:table-row table:style-name="ro2">
          <table:table-cell table:formula="of:=6.28*[.B1353]/3200" office:value-type="float" office:value="26.4545">
            <text:p>26.4545</text:p>
          </table:table-cell>
          <table:table-cell office:value-type="float" office:value="13480">
            <text:p>13480</text:p>
          </table:table-cell>
          <table:table-cell table:formula="of:=[.G1353]/36" office:value-type="float" office:value="19.3001874131944">
            <text:p>19.30</text:p>
          </table:table-cell>
          <table:table-cell table:formula="of:=[.E1353]/(2*3.1415)" office:value-type="float" office:value="1.32061913098838">
            <text:p>1.32</text:p>
          </table:table-cell>
          <table:table-cell table:formula="of:=[.F1353]*6.28/[.$K$1]" office:value-type="float" office:value="8.29745">
            <text:p>8.30</text:p>
          </table:table-cell>
          <table:table-cell office:value-type="float" office:value="4228">
            <text:p>4228.00</text:p>
          </table:table-cell>
          <table:table-cell table:formula="of:=[.G1352]+[.H1353]*0.1" office:value-type="float" office:value="694.806746875">
            <text:p>694.81</text:p>
          </table:table-cell>
          <table:table-cell table:formula="of:=[.$H$5]+[.E1353]*[.$I$5]/(2*3.14)" office:value-type="float" office:value="5.1981875">
            <text:p>5.20</text:p>
          </table:table-cell>
          <table:table-cell table:number-columns-repeated="3"/>
        </table:table-row>
        <table:table-row table:style-name="ro2">
          <table:table-cell table:formula="of:=6.28*[.B1354]/3200" office:value-type="float" office:value="26.474125">
            <text:p>26.474125</text:p>
          </table:table-cell>
          <table:table-cell office:value-type="float" office:value="13490">
            <text:p>13490</text:p>
          </table:table-cell>
          <table:table-cell table:formula="of:=[.G1354]/36" office:value-type="float" office:value="19.314626953125">
            <text:p>19.31</text:p>
          </table:table-cell>
          <table:table-cell table:formula="of:=[.E1354]/(2*3.1415)" office:value-type="float" office:value="1.32093148177622">
            <text:p>1.32</text:p>
          </table:table-cell>
          <table:table-cell table:formula="of:=[.F1354]*6.28/[.$K$1]" office:value-type="float" office:value="8.2994125">
            <text:p>8.30</text:p>
          </table:table-cell>
          <table:table-cell office:value-type="float" office:value="4229">
            <text:p>4229.00</text:p>
          </table:table-cell>
          <table:table-cell table:formula="of:=[.G1353]+[.H1354]*0.1" office:value-type="float" office:value="695.3265703125">
            <text:p>695.33</text:p>
          </table:table-cell>
          <table:table-cell table:formula="of:=[.$H$5]+[.E1354]*[.$I$5]/(2*3.14)" office:value-type="float" office:value="5.198234375">
            <text:p>5.20</text:p>
          </table:table-cell>
          <table:table-cell table:number-columns-repeated="3"/>
        </table:table-row>
        <table:table-row table:style-name="ro2">
          <table:table-cell table:formula="of:=6.28*[.B1355]/3200" office:value-type="float" office:value="26.49375">
            <text:p>26.49375</text:p>
          </table:table-cell>
          <table:table-cell office:value-type="float" office:value="13500">
            <text:p>13500</text:p>
          </table:table-cell>
          <table:table-cell table:formula="of:=[.G1355]/36" office:value-type="float" office:value="19.3290666232639">
            <text:p>19.33</text:p>
          </table:table-cell>
          <table:table-cell table:formula="of:=[.E1355]/(2*3.1415)" office:value-type="float" office:value="1.32124383256406">
            <text:p>1.32</text:p>
          </table:table-cell>
          <table:table-cell table:formula="of:=[.F1355]*6.28/[.$K$1]" office:value-type="float" office:value="8.301375">
            <text:p>8.30</text:p>
          </table:table-cell>
          <table:table-cell office:value-type="float" office:value="4230">
            <text:p>4230.00</text:p>
          </table:table-cell>
          <table:table-cell table:formula="of:=[.G1354]+[.H1355]*0.1" office:value-type="float" office:value="695.8463984375">
            <text:p>695.85</text:p>
          </table:table-cell>
          <table:table-cell table:formula="of:=[.$H$5]+[.E1355]*[.$I$5]/(2*3.14)" office:value-type="float" office:value="5.19828125">
            <text:p>5.20</text:p>
          </table:table-cell>
          <table:table-cell table:number-columns-repeated="3"/>
        </table:table-row>
        <table:table-row table:style-name="ro2">
          <table:table-cell table:formula="of:=6.28*[.B1356]/3200" office:value-type="float" office:value="26.513375">
            <text:p>26.513375</text:p>
          </table:table-cell>
          <table:table-cell office:value-type="float" office:value="13510">
            <text:p>13510</text:p>
          </table:table-cell>
          <table:table-cell table:formula="of:=[.G1356]/36" office:value-type="float" office:value="19.3435064236111">
            <text:p>19.34</text:p>
          </table:table-cell>
          <table:table-cell table:formula="of:=[.E1356]/(2*3.1415)" office:value-type="float" office:value="1.3215561833519">
            <text:p>1.32</text:p>
          </table:table-cell>
          <table:table-cell table:formula="of:=[.F1356]*6.28/[.$K$1]" office:value-type="float" office:value="8.3033375">
            <text:p>8.30</text:p>
          </table:table-cell>
          <table:table-cell office:value-type="float" office:value="4231">
            <text:p>4231.00</text:p>
          </table:table-cell>
          <table:table-cell table:formula="of:=[.G1355]+[.H1356]*0.1" office:value-type="float" office:value="696.36623125">
            <text:p>696.37</text:p>
          </table:table-cell>
          <table:table-cell table:formula="of:=[.$H$5]+[.E1356]*[.$I$5]/(2*3.14)" office:value-type="float" office:value="5.198328125">
            <text:p>5.20</text:p>
          </table:table-cell>
          <table:table-cell table:number-columns-repeated="3"/>
        </table:table-row>
        <table:table-row table:style-name="ro2">
          <table:table-cell table:formula="of:=6.28*[.B1357]/3200" office:value-type="float" office:value="26.533">
            <text:p>26.533</text:p>
          </table:table-cell>
          <table:table-cell office:value-type="float" office:value="13520">
            <text:p>13520</text:p>
          </table:table-cell>
          <table:table-cell table:formula="of:=[.G1357]/36" office:value-type="float" office:value="19.3579463541667">
            <text:p>19.36</text:p>
          </table:table-cell>
          <table:table-cell table:formula="of:=[.E1357]/(2*3.1415)" office:value-type="float" office:value="1.32186853413974">
            <text:p>1.32</text:p>
          </table:table-cell>
          <table:table-cell table:formula="of:=[.F1357]*6.28/[.$K$1]" office:value-type="float" office:value="8.3053">
            <text:p>8.31</text:p>
          </table:table-cell>
          <table:table-cell office:value-type="float" office:value="4232">
            <text:p>4232.00</text:p>
          </table:table-cell>
          <table:table-cell table:formula="of:=[.G1356]+[.H1357]*0.1" office:value-type="float" office:value="696.88606875">
            <text:p>696.89</text:p>
          </table:table-cell>
          <table:table-cell table:formula="of:=[.$H$5]+[.E1357]*[.$I$5]/(2*3.14)" office:value-type="float" office:value="5.198375">
            <text:p>5.20</text:p>
          </table:table-cell>
          <table:table-cell table:number-columns-repeated="3"/>
        </table:table-row>
        <table:table-row table:style-name="ro2">
          <table:table-cell table:formula="of:=6.28*[.B1358]/3200" office:value-type="float" office:value="26.552625">
            <text:p>26.552625</text:p>
          </table:table-cell>
          <table:table-cell office:value-type="float" office:value="13530">
            <text:p>13530</text:p>
          </table:table-cell>
          <table:table-cell table:formula="of:=[.G1358]/36" office:value-type="float" office:value="19.3723864149306">
            <text:p>19.37</text:p>
          </table:table-cell>
          <table:table-cell table:formula="of:=[.E1358]/(2*3.1415)" office:value-type="float" office:value="1.32218088492758">
            <text:p>1.32</text:p>
          </table:table-cell>
          <table:table-cell table:formula="of:=[.F1358]*6.28/[.$K$1]" office:value-type="float" office:value="8.3072625">
            <text:p>8.31</text:p>
          </table:table-cell>
          <table:table-cell office:value-type="float" office:value="4233">
            <text:p>4233.00</text:p>
          </table:table-cell>
          <table:table-cell table:formula="of:=[.G1357]+[.H1358]*0.1" office:value-type="float" office:value="697.4059109375">
            <text:p>697.41</text:p>
          </table:table-cell>
          <table:table-cell table:formula="of:=[.$H$5]+[.E1358]*[.$I$5]/(2*3.14)" office:value-type="float" office:value="5.198421875">
            <text:p>5.20</text:p>
          </table:table-cell>
          <table:table-cell table:number-columns-repeated="3"/>
        </table:table-row>
        <table:table-row table:style-name="ro2">
          <table:table-cell table:formula="of:=6.28*[.B1359]/3200" office:value-type="float" office:value="26.57225">
            <text:p>26.57225</text:p>
          </table:table-cell>
          <table:table-cell office:value-type="float" office:value="13540">
            <text:p>13540</text:p>
          </table:table-cell>
          <table:table-cell table:formula="of:=[.G1359]/36" office:value-type="float" office:value="19.3868266059028">
            <text:p>19.39</text:p>
          </table:table-cell>
          <table:table-cell table:formula="of:=[.E1359]/(2*3.1415)" office:value-type="float" office:value="1.32249323571542">
            <text:p>1.32</text:p>
          </table:table-cell>
          <table:table-cell table:formula="of:=[.F1359]*6.28/[.$K$1]" office:value-type="float" office:value="8.309225">
            <text:p>8.31</text:p>
          </table:table-cell>
          <table:table-cell office:value-type="float" office:value="4234">
            <text:p>4234.00</text:p>
          </table:table-cell>
          <table:table-cell table:formula="of:=[.G1358]+[.H1359]*0.1" office:value-type="float" office:value="697.9257578125">
            <text:p>697.93</text:p>
          </table:table-cell>
          <table:table-cell table:formula="of:=[.$H$5]+[.E1359]*[.$I$5]/(2*3.14)" office:value-type="float" office:value="5.19846875">
            <text:p>5.20</text:p>
          </table:table-cell>
          <table:table-cell table:number-columns-repeated="3"/>
        </table:table-row>
        <table:table-row table:style-name="ro2">
          <table:table-cell table:formula="of:=6.28*[.B1360]/3200" office:value-type="float" office:value="26.591875">
            <text:p>26.591875</text:p>
          </table:table-cell>
          <table:table-cell office:value-type="float" office:value="13550">
            <text:p>13550</text:p>
          </table:table-cell>
          <table:table-cell table:formula="of:=[.G1360]/36" office:value-type="float" office:value="19.4012669270833">
            <text:p>19.40</text:p>
          </table:table-cell>
          <table:table-cell table:formula="of:=[.E1360]/(2*3.1415)" office:value-type="float" office:value="1.32280558650326">
            <text:p>1.32</text:p>
          </table:table-cell>
          <table:table-cell table:formula="of:=[.F1360]*6.28/[.$K$1]" office:value-type="float" office:value="8.3111875">
            <text:p>8.31</text:p>
          </table:table-cell>
          <table:table-cell office:value-type="float" office:value="4235">
            <text:p>4235.00</text:p>
          </table:table-cell>
          <table:table-cell table:formula="of:=[.G1359]+[.H1360]*0.1" office:value-type="float" office:value="698.445609375">
            <text:p>698.45</text:p>
          </table:table-cell>
          <table:table-cell table:formula="of:=[.$H$5]+[.E1360]*[.$I$5]/(2*3.14)" office:value-type="float" office:value="5.198515625">
            <text:p>5.20</text:p>
          </table:table-cell>
          <table:table-cell table:number-columns-repeated="3"/>
        </table:table-row>
        <table:table-row table:style-name="ro2">
          <table:table-cell table:formula="of:=6.28*[.B1361]/3200" office:value-type="float" office:value="26.6115">
            <text:p>26.6115</text:p>
          </table:table-cell>
          <table:table-cell office:value-type="float" office:value="13560">
            <text:p>13560</text:p>
          </table:table-cell>
          <table:table-cell table:formula="of:=[.G1361]/36" office:value-type="float" office:value="19.4157073784722">
            <text:p>19.42</text:p>
          </table:table-cell>
          <table:table-cell table:formula="of:=[.E1361]/(2*3.1415)" office:value-type="float" office:value="1.3231179372911">
            <text:p>1.32</text:p>
          </table:table-cell>
          <table:table-cell table:formula="of:=[.F1361]*6.28/[.$K$1]" office:value-type="float" office:value="8.31315">
            <text:p>8.31</text:p>
          </table:table-cell>
          <table:table-cell office:value-type="float" office:value="4236">
            <text:p>4236.00</text:p>
          </table:table-cell>
          <table:table-cell table:formula="of:=[.G1360]+[.H1361]*0.1" office:value-type="float" office:value="698.965465625">
            <text:p>698.97</text:p>
          </table:table-cell>
          <table:table-cell table:formula="of:=[.$H$5]+[.E1361]*[.$I$5]/(2*3.14)" office:value-type="float" office:value="5.1985625">
            <text:p>5.20</text:p>
          </table:table-cell>
          <table:table-cell table:number-columns-repeated="3"/>
        </table:table-row>
        <table:table-row table:style-name="ro2">
          <table:table-cell table:formula="of:=6.28*[.B1362]/3200" office:value-type="float" office:value="26.631125">
            <text:p>26.631125</text:p>
          </table:table-cell>
          <table:table-cell office:value-type="float" office:value="13570">
            <text:p>13570</text:p>
          </table:table-cell>
          <table:table-cell table:formula="of:=[.G1362]/36" office:value-type="float" office:value="19.4301479600694">
            <text:p>19.43</text:p>
          </table:table-cell>
          <table:table-cell table:formula="of:=[.E1362]/(2*3.1415)" office:value-type="float" office:value="1.32343028807894">
            <text:p>1.32</text:p>
          </table:table-cell>
          <table:table-cell table:formula="of:=[.F1362]*6.28/[.$K$1]" office:value-type="float" office:value="8.3151125">
            <text:p>8.32</text:p>
          </table:table-cell>
          <table:table-cell office:value-type="float" office:value="4237">
            <text:p>4237.00</text:p>
          </table:table-cell>
          <table:table-cell table:formula="of:=[.G1361]+[.H1362]*0.1" office:value-type="float" office:value="699.4853265625">
            <text:p>699.49</text:p>
          </table:table-cell>
          <table:table-cell table:formula="of:=[.$H$5]+[.E1362]*[.$I$5]/(2*3.14)" office:value-type="float" office:value="5.198609375">
            <text:p>5.20</text:p>
          </table:table-cell>
          <table:table-cell table:number-columns-repeated="3"/>
        </table:table-row>
        <table:table-row table:style-name="ro2">
          <table:table-cell table:formula="of:=6.28*[.B1363]/3200" office:value-type="float" office:value="26.65075">
            <text:p>26.65075</text:p>
          </table:table-cell>
          <table:table-cell office:value-type="float" office:value="13580">
            <text:p>13580</text:p>
          </table:table-cell>
          <table:table-cell table:formula="of:=[.G1363]/36" office:value-type="float" office:value="19.444588671875">
            <text:p>19.44</text:p>
          </table:table-cell>
          <table:table-cell table:formula="of:=[.E1363]/(2*3.1415)" office:value-type="float" office:value="1.32374263886678">
            <text:p>1.32</text:p>
          </table:table-cell>
          <table:table-cell table:formula="of:=[.F1363]*6.28/[.$K$1]" office:value-type="float" office:value="8.317075">
            <text:p>8.32</text:p>
          </table:table-cell>
          <table:table-cell office:value-type="float" office:value="4238">
            <text:p>4238.00</text:p>
          </table:table-cell>
          <table:table-cell table:formula="of:=[.G1362]+[.H1363]*0.1" office:value-type="float" office:value="700.0051921875">
            <text:p>700.01</text:p>
          </table:table-cell>
          <table:table-cell table:formula="of:=[.$H$5]+[.E1363]*[.$I$5]/(2*3.14)" office:value-type="float" office:value="5.19865625">
            <text:p>5.20</text:p>
          </table:table-cell>
          <table:table-cell table:number-columns-repeated="3"/>
        </table:table-row>
        <table:table-row table:style-name="ro2">
          <table:table-cell table:formula="of:=6.28*[.B1364]/3200" office:value-type="float" office:value="26.670375">
            <text:p>26.670375</text:p>
          </table:table-cell>
          <table:table-cell office:value-type="float" office:value="13590">
            <text:p>13590</text:p>
          </table:table-cell>
          <table:table-cell table:formula="of:=[.G1364]/36" office:value-type="float" office:value="19.4590295138889">
            <text:p>19.46</text:p>
          </table:table-cell>
          <table:table-cell table:formula="of:=[.E1364]/(2*3.1415)" office:value-type="float" office:value="1.32405498965462">
            <text:p>1.32</text:p>
          </table:table-cell>
          <table:table-cell table:formula="of:=[.F1364]*6.28/[.$K$1]" office:value-type="float" office:value="8.3190375">
            <text:p>8.32</text:p>
          </table:table-cell>
          <table:table-cell office:value-type="float" office:value="4239">
            <text:p>4239.00</text:p>
          </table:table-cell>
          <table:table-cell table:formula="of:=[.G1363]+[.H1364]*0.1" office:value-type="float" office:value="700.5250625">
            <text:p>700.53</text:p>
          </table:table-cell>
          <table:table-cell table:formula="of:=[.$H$5]+[.E1364]*[.$I$5]/(2*3.14)" office:value-type="float" office:value="5.198703125">
            <text:p>5.20</text:p>
          </table:table-cell>
          <table:table-cell table:number-columns-repeated="3"/>
        </table:table-row>
        <table:table-row table:style-name="ro2">
          <table:table-cell table:formula="of:=6.28*[.B1365]/3200" office:value-type="float" office:value="26.69">
            <text:p>26.69</text:p>
          </table:table-cell>
          <table:table-cell office:value-type="float" office:value="13600">
            <text:p>13600</text:p>
          </table:table-cell>
          <table:table-cell table:formula="of:=[.G1365]/36" office:value-type="float" office:value="19.4734704861111">
            <text:p>19.47</text:p>
          </table:table-cell>
          <table:table-cell table:formula="of:=[.E1365]/(2*3.1415)" office:value-type="float" office:value="1.32436734044246">
            <text:p>1.32</text:p>
          </table:table-cell>
          <table:table-cell table:formula="of:=[.F1365]*6.28/[.$K$1]" office:value-type="float" office:value="8.321">
            <text:p>8.32</text:p>
          </table:table-cell>
          <table:table-cell office:value-type="float" office:value="4240">
            <text:p>4240.00</text:p>
          </table:table-cell>
          <table:table-cell table:formula="of:=[.G1364]+[.H1365]*0.1" office:value-type="float" office:value="701.0449375">
            <text:p>701.04</text:p>
          </table:table-cell>
          <table:table-cell table:formula="of:=[.$H$5]+[.E1365]*[.$I$5]/(2*3.14)" office:value-type="float" office:value="5.19875">
            <text:p>5.20</text:p>
          </table:table-cell>
          <table:table-cell table:number-columns-repeated="3"/>
        </table:table-row>
        <table:table-row table:style-name="ro2">
          <table:table-cell table:formula="of:=6.28*[.B1366]/3200" office:value-type="float" office:value="26.709625">
            <text:p>26.709625</text:p>
          </table:table-cell>
          <table:table-cell office:value-type="float" office:value="13610">
            <text:p>13610</text:p>
          </table:table-cell>
          <table:table-cell table:formula="of:=[.G1366]/36" office:value-type="float" office:value="19.4879115885417">
            <text:p>19.49</text:p>
          </table:table-cell>
          <table:table-cell table:formula="of:=[.E1366]/(2*3.1415)" office:value-type="float" office:value="1.3246796912303">
            <text:p>1.32</text:p>
          </table:table-cell>
          <table:table-cell table:formula="of:=[.F1366]*6.28/[.$K$1]" office:value-type="float" office:value="8.3229625">
            <text:p>8.32</text:p>
          </table:table-cell>
          <table:table-cell office:value-type="float" office:value="4241">
            <text:p>4241.00</text:p>
          </table:table-cell>
          <table:table-cell table:formula="of:=[.G1365]+[.H1366]*0.1" office:value-type="float" office:value="701.5648171875">
            <text:p>701.56</text:p>
          </table:table-cell>
          <table:table-cell table:formula="of:=[.$H$5]+[.E1366]*[.$I$5]/(2*3.14)" office:value-type="float" office:value="5.198796875">
            <text:p>5.20</text:p>
          </table:table-cell>
          <table:table-cell table:number-columns-repeated="3"/>
        </table:table-row>
        <table:table-row table:style-name="ro2">
          <table:table-cell table:formula="of:=6.28*[.B1367]/3200" office:value-type="float" office:value="26.72925">
            <text:p>26.72925</text:p>
          </table:table-cell>
          <table:table-cell office:value-type="float" office:value="13620">
            <text:p>13620</text:p>
          </table:table-cell>
          <table:table-cell table:formula="of:=[.G1367]/36" office:value-type="float" office:value="19.5023528211805">
            <text:p>19.50</text:p>
          </table:table-cell>
          <table:table-cell table:formula="of:=[.E1367]/(2*3.1415)" office:value-type="float" office:value="1.32499204201814">
            <text:p>1.32</text:p>
          </table:table-cell>
          <table:table-cell table:formula="of:=[.F1367]*6.28/[.$K$1]" office:value-type="float" office:value="8.324925">
            <text:p>8.32</text:p>
          </table:table-cell>
          <table:table-cell office:value-type="float" office:value="4242">
            <text:p>4242.00</text:p>
          </table:table-cell>
          <table:table-cell table:formula="of:=[.G1366]+[.H1367]*0.1" office:value-type="float" office:value="702.0847015625">
            <text:p>702.08</text:p>
          </table:table-cell>
          <table:table-cell table:formula="of:=[.$H$5]+[.E1367]*[.$I$5]/(2*3.14)" office:value-type="float" office:value="5.19884375">
            <text:p>5.20</text:p>
          </table:table-cell>
          <table:table-cell table:number-columns-repeated="3"/>
        </table:table-row>
        <table:table-row table:style-name="ro2">
          <table:table-cell table:formula="of:=6.28*[.B1368]/3200" office:value-type="float" office:value="26.748875">
            <text:p>26.748875</text:p>
          </table:table-cell>
          <table:table-cell office:value-type="float" office:value="13630">
            <text:p>13630</text:p>
          </table:table-cell>
          <table:table-cell table:formula="of:=[.G1368]/36" office:value-type="float" office:value="19.5167941840278">
            <text:p>19.52</text:p>
          </table:table-cell>
          <table:table-cell table:formula="of:=[.E1368]/(2*3.1415)" office:value-type="float" office:value="1.32530439280598">
            <text:p>1.33</text:p>
          </table:table-cell>
          <table:table-cell table:formula="of:=[.F1368]*6.28/[.$K$1]" office:value-type="float" office:value="8.3268875">
            <text:p>8.33</text:p>
          </table:table-cell>
          <table:table-cell office:value-type="float" office:value="4243">
            <text:p>4243.00</text:p>
          </table:table-cell>
          <table:table-cell table:formula="of:=[.G1367]+[.H1368]*0.1" office:value-type="float" office:value="702.604590625">
            <text:p>702.60</text:p>
          </table:table-cell>
          <table:table-cell table:formula="of:=[.$H$5]+[.E1368]*[.$I$5]/(2*3.14)" office:value-type="float" office:value="5.198890625">
            <text:p>5.20</text:p>
          </table:table-cell>
          <table:table-cell table:number-columns-repeated="3"/>
        </table:table-row>
        <table:table-row table:style-name="ro2">
          <table:table-cell table:formula="of:=6.28*[.B1369]/3200" office:value-type="float" office:value="26.7685">
            <text:p>26.7685</text:p>
          </table:table-cell>
          <table:table-cell office:value-type="float" office:value="13640">
            <text:p>13640</text:p>
          </table:table-cell>
          <table:table-cell table:formula="of:=[.G1369]/36" office:value-type="float" office:value="19.5312356770833">
            <text:p>19.53</text:p>
          </table:table-cell>
          <table:table-cell table:formula="of:=[.E1369]/(2*3.1415)" office:value-type="float" office:value="1.32561674359382">
            <text:p>1.33</text:p>
          </table:table-cell>
          <table:table-cell table:formula="of:=[.F1369]*6.28/[.$K$1]" office:value-type="float" office:value="8.32885">
            <text:p>8.33</text:p>
          </table:table-cell>
          <table:table-cell office:value-type="float" office:value="4244">
            <text:p>4244.00</text:p>
          </table:table-cell>
          <table:table-cell table:formula="of:=[.G1368]+[.H1369]*0.1" office:value-type="float" office:value="703.124484375">
            <text:p>703.12</text:p>
          </table:table-cell>
          <table:table-cell table:formula="of:=[.$H$5]+[.E1369]*[.$I$5]/(2*3.14)" office:value-type="float" office:value="5.1989375">
            <text:p>5.20</text:p>
          </table:table-cell>
          <table:table-cell table:number-columns-repeated="3"/>
        </table:table-row>
        <table:table-row table:style-name="ro2">
          <table:table-cell table:formula="of:=6.28*[.B1370]/3200" office:value-type="float" office:value="26.788125">
            <text:p>26.788125</text:p>
          </table:table-cell>
          <table:table-cell office:value-type="float" office:value="13650">
            <text:p>13650</text:p>
          </table:table-cell>
          <table:table-cell table:formula="of:=[.G1370]/36" office:value-type="float" office:value="19.5456773003472">
            <text:p>19.55</text:p>
          </table:table-cell>
          <table:table-cell table:formula="of:=[.E1370]/(2*3.1415)" office:value-type="float" office:value="1.32592909438166">
            <text:p>1.33</text:p>
          </table:table-cell>
          <table:table-cell table:formula="of:=[.F1370]*6.28/[.$K$1]" office:value-type="float" office:value="8.3308125">
            <text:p>8.33</text:p>
          </table:table-cell>
          <table:table-cell office:value-type="float" office:value="4245">
            <text:p>4245.00</text:p>
          </table:table-cell>
          <table:table-cell table:formula="of:=[.G1369]+[.H1370]*0.1" office:value-type="float" office:value="703.6443828125">
            <text:p>703.64</text:p>
          </table:table-cell>
          <table:table-cell table:formula="of:=[.$H$5]+[.E1370]*[.$I$5]/(2*3.14)" office:value-type="float" office:value="5.198984375">
            <text:p>5.20</text:p>
          </table:table-cell>
          <table:table-cell table:number-columns-repeated="3"/>
        </table:table-row>
        <table:table-row table:style-name="ro2">
          <table:table-cell table:formula="of:=6.28*[.B1371]/3200" office:value-type="float" office:value="26.80775">
            <text:p>26.80775</text:p>
          </table:table-cell>
          <table:table-cell office:value-type="float" office:value="13660">
            <text:p>13660</text:p>
          </table:table-cell>
          <table:table-cell table:formula="of:=[.G1371]/36" office:value-type="float" office:value="19.5601190538194">
            <text:p>19.56</text:p>
          </table:table-cell>
          <table:table-cell table:formula="of:=[.E1371]/(2*3.1415)" office:value-type="float" office:value="1.3262414451695">
            <text:p>1.33</text:p>
          </table:table-cell>
          <table:table-cell table:formula="of:=[.F1371]*6.28/[.$K$1]" office:value-type="float" office:value="8.332775">
            <text:p>8.33</text:p>
          </table:table-cell>
          <table:table-cell office:value-type="float" office:value="4246">
            <text:p>4246.00</text:p>
          </table:table-cell>
          <table:table-cell table:formula="of:=[.G1370]+[.H1371]*0.1" office:value-type="float" office:value="704.1642859375">
            <text:p>704.16</text:p>
          </table:table-cell>
          <table:table-cell table:formula="of:=[.$H$5]+[.E1371]*[.$I$5]/(2*3.14)" office:value-type="float" office:value="5.19903125">
            <text:p>5.20</text:p>
          </table:table-cell>
          <table:table-cell table:number-columns-repeated="3"/>
        </table:table-row>
        <table:table-row table:style-name="ro2">
          <table:table-cell table:formula="of:=6.28*[.B1372]/3200" office:value-type="float" office:value="26.827375">
            <text:p>26.827375</text:p>
          </table:table-cell>
          <table:table-cell office:value-type="float" office:value="13670">
            <text:p>13670</text:p>
          </table:table-cell>
          <table:table-cell table:formula="of:=[.G1372]/36" office:value-type="float" office:value="19.5745609375">
            <text:p>19.57</text:p>
          </table:table-cell>
          <table:table-cell table:formula="of:=[.E1372]/(2*3.1415)" office:value-type="float" office:value="1.32655379595735">
            <text:p>1.33</text:p>
          </table:table-cell>
          <table:table-cell table:formula="of:=[.F1372]*6.28/[.$K$1]" office:value-type="float" office:value="8.3347375">
            <text:p>8.33</text:p>
          </table:table-cell>
          <table:table-cell office:value-type="float" office:value="4247">
            <text:p>4247.00</text:p>
          </table:table-cell>
          <table:table-cell table:formula="of:=[.G1371]+[.H1372]*0.1" office:value-type="float" office:value="704.68419375">
            <text:p>704.68</text:p>
          </table:table-cell>
          <table:table-cell table:formula="of:=[.$H$5]+[.E1372]*[.$I$5]/(2*3.14)" office:value-type="float" office:value="5.199078125">
            <text:p>5.20</text:p>
          </table:table-cell>
          <table:table-cell table:number-columns-repeated="3"/>
        </table:table-row>
        <table:table-row table:style-name="ro2">
          <table:table-cell table:formula="of:=6.28*[.B1373]/3200" office:value-type="float" office:value="26.847">
            <text:p>26.847</text:p>
          </table:table-cell>
          <table:table-cell office:value-type="float" office:value="13680">
            <text:p>13680</text:p>
          </table:table-cell>
          <table:table-cell table:formula="of:=[.G1373]/36" office:value-type="float" office:value="19.5890029513889">
            <text:p>19.59</text:p>
          </table:table-cell>
          <table:table-cell table:formula="of:=[.E1373]/(2*3.1415)" office:value-type="float" office:value="1.32686614674519">
            <text:p>1.33</text:p>
          </table:table-cell>
          <table:table-cell table:formula="of:=[.F1373]*6.28/[.$K$1]" office:value-type="float" office:value="8.3367">
            <text:p>8.34</text:p>
          </table:table-cell>
          <table:table-cell office:value-type="float" office:value="4248">
            <text:p>4248.00</text:p>
          </table:table-cell>
          <table:table-cell table:formula="of:=[.G1372]+[.H1373]*0.1" office:value-type="float" office:value="705.20410625">
            <text:p>705.20</text:p>
          </table:table-cell>
          <table:table-cell table:formula="of:=[.$H$5]+[.E1373]*[.$I$5]/(2*3.14)" office:value-type="float" office:value="5.199125">
            <text:p>5.20</text:p>
          </table:table-cell>
          <table:table-cell table:number-columns-repeated="3"/>
        </table:table-row>
        <table:table-row table:style-name="ro2">
          <table:table-cell table:formula="of:=6.28*[.B1374]/3200" office:value-type="float" office:value="26.866625">
            <text:p>26.866625</text:p>
          </table:table-cell>
          <table:table-cell office:value-type="float" office:value="13690">
            <text:p>13690</text:p>
          </table:table-cell>
          <table:table-cell table:formula="of:=[.G1374]/36" office:value-type="float" office:value="19.6034450954861">
            <text:p>19.60</text:p>
          </table:table-cell>
          <table:table-cell table:formula="of:=[.E1374]/(2*3.1415)" office:value-type="float" office:value="1.32717849753303">
            <text:p>1.33</text:p>
          </table:table-cell>
          <table:table-cell table:formula="of:=[.F1374]*6.28/[.$K$1]" office:value-type="float" office:value="8.3386625">
            <text:p>8.34</text:p>
          </table:table-cell>
          <table:table-cell office:value-type="float" office:value="4249">
            <text:p>4249.00</text:p>
          </table:table-cell>
          <table:table-cell table:formula="of:=[.G1373]+[.H1374]*0.1" office:value-type="float" office:value="705.7240234375">
            <text:p>705.72</text:p>
          </table:table-cell>
          <table:table-cell table:formula="of:=[.$H$5]+[.E1374]*[.$I$5]/(2*3.14)" office:value-type="float" office:value="5.199171875">
            <text:p>5.20</text:p>
          </table:table-cell>
          <table:table-cell table:number-columns-repeated="3"/>
        </table:table-row>
        <table:table-row table:style-name="ro2">
          <table:table-cell table:formula="of:=6.28*[.B1375]/3200" office:value-type="float" office:value="26.88625">
            <text:p>26.88625</text:p>
          </table:table-cell>
          <table:table-cell office:value-type="float" office:value="13700">
            <text:p>13700</text:p>
          </table:table-cell>
          <table:table-cell table:formula="of:=[.G1375]/36" office:value-type="float" office:value="19.6178873697917">
            <text:p>19.62</text:p>
          </table:table-cell>
          <table:table-cell table:formula="of:=[.E1375]/(2*3.1415)" office:value-type="float" office:value="1.32749084832087">
            <text:p>1.33</text:p>
          </table:table-cell>
          <table:table-cell table:formula="of:=[.F1375]*6.28/[.$K$1]" office:value-type="float" office:value="8.340625">
            <text:p>8.34</text:p>
          </table:table-cell>
          <table:table-cell office:value-type="float" office:value="4250">
            <text:p>4250.00</text:p>
          </table:table-cell>
          <table:table-cell table:formula="of:=[.G1374]+[.H1375]*0.1" office:value-type="float" office:value="706.2439453125">
            <text:p>706.24</text:p>
          </table:table-cell>
          <table:table-cell table:formula="of:=[.$H$5]+[.E1375]*[.$I$5]/(2*3.14)" office:value-type="float" office:value="5.19921875">
            <text:p>5.20</text:p>
          </table:table-cell>
          <table:table-cell table:number-columns-repeated="3"/>
        </table:table-row>
        <table:table-row table:style-name="ro2">
          <table:table-cell table:formula="of:=6.28*[.B1376]/3200" office:value-type="float" office:value="26.905875">
            <text:p>26.905875</text:p>
          </table:table-cell>
          <table:table-cell office:value-type="float" office:value="13710">
            <text:p>13710</text:p>
          </table:table-cell>
          <table:table-cell table:formula="of:=[.G1376]/36" office:value-type="float" office:value="19.6323297743056">
            <text:p>19.63</text:p>
          </table:table-cell>
          <table:table-cell table:formula="of:=[.E1376]/(2*3.1415)" office:value-type="float" office:value="1.32780319910871">
            <text:p>1.33</text:p>
          </table:table-cell>
          <table:table-cell table:formula="of:=[.F1376]*6.28/[.$K$1]" office:value-type="float" office:value="8.3425875">
            <text:p>8.34</text:p>
          </table:table-cell>
          <table:table-cell office:value-type="float" office:value="4251">
            <text:p>4251.00</text:p>
          </table:table-cell>
          <table:table-cell table:formula="of:=[.G1375]+[.H1376]*0.1" office:value-type="float" office:value="706.763871875">
            <text:p>706.76</text:p>
          </table:table-cell>
          <table:table-cell table:formula="of:=[.$H$5]+[.E1376]*[.$I$5]/(2*3.14)" office:value-type="float" office:value="5.199265625">
            <text:p>5.20</text:p>
          </table:table-cell>
          <table:table-cell table:number-columns-repeated="3"/>
        </table:table-row>
        <table:table-row table:style-name="ro2">
          <table:table-cell table:formula="of:=6.28*[.B1377]/3200" office:value-type="float" office:value="26.9255">
            <text:p>26.9255</text:p>
          </table:table-cell>
          <table:table-cell office:value-type="float" office:value="13720">
            <text:p>13720</text:p>
          </table:table-cell>
          <table:table-cell table:formula="of:=[.G1377]/36" office:value-type="float" office:value="19.6467723090278">
            <text:p>19.65</text:p>
          </table:table-cell>
          <table:table-cell table:formula="of:=[.E1377]/(2*3.1415)" office:value-type="float" office:value="1.32811554989655">
            <text:p>1.33</text:p>
          </table:table-cell>
          <table:table-cell table:formula="of:=[.F1377]*6.28/[.$K$1]" office:value-type="float" office:value="8.34455">
            <text:p>8.34</text:p>
          </table:table-cell>
          <table:table-cell office:value-type="float" office:value="4252">
            <text:p>4252.00</text:p>
          </table:table-cell>
          <table:table-cell table:formula="of:=[.G1376]+[.H1377]*0.1" office:value-type="float" office:value="707.283803125">
            <text:p>707.28</text:p>
          </table:table-cell>
          <table:table-cell table:formula="of:=[.$H$5]+[.E1377]*[.$I$5]/(2*3.14)" office:value-type="float" office:value="5.1993125">
            <text:p>5.20</text:p>
          </table:table-cell>
          <table:table-cell table:number-columns-repeated="3"/>
        </table:table-row>
        <table:table-row table:style-name="ro2">
          <table:table-cell table:formula="of:=6.28*[.B1378]/3200" office:value-type="float" office:value="26.945125">
            <text:p>26.945125</text:p>
          </table:table-cell>
          <table:table-cell office:value-type="float" office:value="13730">
            <text:p>13730</text:p>
          </table:table-cell>
          <table:table-cell table:formula="of:=[.G1378]/36" office:value-type="float" office:value="19.6612149739583">
            <text:p>19.66</text:p>
          </table:table-cell>
          <table:table-cell table:formula="of:=[.E1378]/(2*3.1415)" office:value-type="float" office:value="1.32842790068439">
            <text:p>1.33</text:p>
          </table:table-cell>
          <table:table-cell table:formula="of:=[.F1378]*6.28/[.$K$1]" office:value-type="float" office:value="8.3465125">
            <text:p>8.35</text:p>
          </table:table-cell>
          <table:table-cell office:value-type="float" office:value="4253">
            <text:p>4253.00</text:p>
          </table:table-cell>
          <table:table-cell table:formula="of:=[.G1377]+[.H1378]*0.1" office:value-type="float" office:value="707.8037390625">
            <text:p>707.80</text:p>
          </table:table-cell>
          <table:table-cell table:formula="of:=[.$H$5]+[.E1378]*[.$I$5]/(2*3.14)" office:value-type="float" office:value="5.199359375">
            <text:p>5.20</text:p>
          </table:table-cell>
          <table:table-cell table:number-columns-repeated="3"/>
        </table:table-row>
        <table:table-row table:style-name="ro2">
          <table:table-cell table:formula="of:=6.28*[.B1379]/3200" office:value-type="float" office:value="26.96475">
            <text:p>26.96475</text:p>
          </table:table-cell>
          <table:table-cell office:value-type="float" office:value="13740">
            <text:p>13740</text:p>
          </table:table-cell>
          <table:table-cell table:formula="of:=[.G1379]/36" office:value-type="float" office:value="19.6756577690972">
            <text:p>19.68</text:p>
          </table:table-cell>
          <table:table-cell table:formula="of:=[.E1379]/(2*3.1415)" office:value-type="float" office:value="1.32874025147223">
            <text:p>1.33</text:p>
          </table:table-cell>
          <table:table-cell table:formula="of:=[.F1379]*6.28/[.$K$1]" office:value-type="float" office:value="8.348475">
            <text:p>8.35</text:p>
          </table:table-cell>
          <table:table-cell office:value-type="float" office:value="4254">
            <text:p>4254.00</text:p>
          </table:table-cell>
          <table:table-cell table:formula="of:=[.G1378]+[.H1379]*0.1" office:value-type="float" office:value="708.3236796875">
            <text:p>708.32</text:p>
          </table:table-cell>
          <table:table-cell table:formula="of:=[.$H$5]+[.E1379]*[.$I$5]/(2*3.14)" office:value-type="float" office:value="5.19940625">
            <text:p>5.20</text:p>
          </table:table-cell>
          <table:table-cell table:number-columns-repeated="3"/>
        </table:table-row>
        <table:table-row table:style-name="ro2">
          <table:table-cell table:formula="of:=6.28*[.B1380]/3200" office:value-type="float" office:value="26.984375">
            <text:p>26.984375</text:p>
          </table:table-cell>
          <table:table-cell office:value-type="float" office:value="13750">
            <text:p>13750</text:p>
          </table:table-cell>
          <table:table-cell table:formula="of:=[.G1380]/36" office:value-type="float" office:value="19.6901006944444">
            <text:p>19.69</text:p>
          </table:table-cell>
          <table:table-cell table:formula="of:=[.E1380]/(2*3.1415)" office:value-type="float" office:value="1.32905260226007">
            <text:p>1.33</text:p>
          </table:table-cell>
          <table:table-cell table:formula="of:=[.F1380]*6.28/[.$K$1]" office:value-type="float" office:value="8.3504375">
            <text:p>8.35</text:p>
          </table:table-cell>
          <table:table-cell office:value-type="float" office:value="4255">
            <text:p>4255.00</text:p>
          </table:table-cell>
          <table:table-cell table:formula="of:=[.G1379]+[.H1380]*0.1" office:value-type="float" office:value="708.843625">
            <text:p>708.84</text:p>
          </table:table-cell>
          <table:table-cell table:formula="of:=[.$H$5]+[.E1380]*[.$I$5]/(2*3.14)" office:value-type="float" office:value="5.199453125">
            <text:p>5.20</text:p>
          </table:table-cell>
          <table:table-cell table:number-columns-repeated="3"/>
        </table:table-row>
        <table:table-row table:style-name="ro2">
          <table:table-cell table:formula="of:=6.28*[.B1381]/3200" office:value-type="float" office:value="27.004">
            <text:p>27.004</text:p>
          </table:table-cell>
          <table:table-cell office:value-type="float" office:value="13760">
            <text:p>13760</text:p>
          </table:table-cell>
          <table:table-cell table:formula="of:=[.G1381]/36" office:value-type="float" office:value="19.70454375">
            <text:p>19.70</text:p>
          </table:table-cell>
          <table:table-cell table:formula="of:=[.E1381]/(2*3.1415)" office:value-type="float" office:value="1.32936495304791">
            <text:p>1.33</text:p>
          </table:table-cell>
          <table:table-cell table:formula="of:=[.F1381]*6.28/[.$K$1]" office:value-type="float" office:value="8.3524">
            <text:p>8.35</text:p>
          </table:table-cell>
          <table:table-cell office:value-type="float" office:value="4256">
            <text:p>4256.00</text:p>
          </table:table-cell>
          <table:table-cell table:formula="of:=[.G1380]+[.H1381]*0.1" office:value-type="float" office:value="709.363575">
            <text:p>709.36</text:p>
          </table:table-cell>
          <table:table-cell table:formula="of:=[.$H$5]+[.E1381]*[.$I$5]/(2*3.14)" office:value-type="float" office:value="5.1995">
            <text:p>5.20</text:p>
          </table:table-cell>
          <table:table-cell table:number-columns-repeated="3"/>
        </table:table-row>
        <table:table-row table:style-name="ro2">
          <table:table-cell table:formula="of:=6.28*[.B1382]/3200" office:value-type="float" office:value="27.023625">
            <text:p>27.023625</text:p>
          </table:table-cell>
          <table:table-cell office:value-type="float" office:value="13770">
            <text:p>13770</text:p>
          </table:table-cell>
          <table:table-cell table:formula="of:=[.G1382]/36" office:value-type="float" office:value="19.7189869357639">
            <text:p>19.72</text:p>
          </table:table-cell>
          <table:table-cell table:formula="of:=[.E1382]/(2*3.1415)" office:value-type="float" office:value="1.32967730383575">
            <text:p>1.33</text:p>
          </table:table-cell>
          <table:table-cell table:formula="of:=[.F1382]*6.28/[.$K$1]" office:value-type="float" office:value="8.3543625">
            <text:p>8.35</text:p>
          </table:table-cell>
          <table:table-cell office:value-type="float" office:value="4257">
            <text:p>4257.00</text:p>
          </table:table-cell>
          <table:table-cell table:formula="of:=[.G1381]+[.H1382]*0.1" office:value-type="float" office:value="709.8835296875">
            <text:p>709.88</text:p>
          </table:table-cell>
          <table:table-cell table:formula="of:=[.$H$5]+[.E1382]*[.$I$5]/(2*3.14)" office:value-type="float" office:value="5.199546875">
            <text:p>5.20</text:p>
          </table:table-cell>
          <table:table-cell table:number-columns-repeated="3"/>
        </table:table-row>
        <table:table-row table:style-name="ro2">
          <table:table-cell table:formula="of:=6.28*[.B1383]/3200" office:value-type="float" office:value="27.04325">
            <text:p>27.04325</text:p>
          </table:table-cell>
          <table:table-cell office:value-type="float" office:value="13780">
            <text:p>13780</text:p>
          </table:table-cell>
          <table:table-cell table:formula="of:=[.G1383]/36" office:value-type="float" office:value="19.7334302517361">
            <text:p>19.73</text:p>
          </table:table-cell>
          <table:table-cell table:formula="of:=[.E1383]/(2*3.1415)" office:value-type="float" office:value="1.32998965462359">
            <text:p>1.33</text:p>
          </table:table-cell>
          <table:table-cell table:formula="of:=[.F1383]*6.28/[.$K$1]" office:value-type="float" office:value="8.356325">
            <text:p>8.36</text:p>
          </table:table-cell>
          <table:table-cell office:value-type="float" office:value="4258">
            <text:p>4258.00</text:p>
          </table:table-cell>
          <table:table-cell table:formula="of:=[.G1382]+[.H1383]*0.1" office:value-type="float" office:value="710.4034890625">
            <text:p>710.40</text:p>
          </table:table-cell>
          <table:table-cell table:formula="of:=[.$H$5]+[.E1383]*[.$I$5]/(2*3.14)" office:value-type="float" office:value="5.19959375">
            <text:p>5.20</text:p>
          </table:table-cell>
          <table:table-cell table:number-columns-repeated="3"/>
        </table:table-row>
        <table:table-row table:style-name="ro2">
          <table:table-cell table:formula="of:=6.28*[.B1384]/3200" office:value-type="float" office:value="27.062875">
            <text:p>27.062875</text:p>
          </table:table-cell>
          <table:table-cell office:value-type="float" office:value="13790">
            <text:p>13790</text:p>
          </table:table-cell>
          <table:table-cell table:formula="of:=[.G1384]/36" office:value-type="float" office:value="19.7478736979167">
            <text:p>19.75</text:p>
          </table:table-cell>
          <table:table-cell table:formula="of:=[.E1384]/(2*3.1415)" office:value-type="float" office:value="1.33030200541143">
            <text:p>1.33</text:p>
          </table:table-cell>
          <table:table-cell table:formula="of:=[.F1384]*6.28/[.$K$1]" office:value-type="float" office:value="8.3582875">
            <text:p>8.36</text:p>
          </table:table-cell>
          <table:table-cell office:value-type="float" office:value="4259">
            <text:p>4259.00</text:p>
          </table:table-cell>
          <table:table-cell table:formula="of:=[.G1383]+[.H1384]*0.1" office:value-type="float" office:value="710.923453125">
            <text:p>710.92</text:p>
          </table:table-cell>
          <table:table-cell table:formula="of:=[.$H$5]+[.E1384]*[.$I$5]/(2*3.14)" office:value-type="float" office:value="5.199640625">
            <text:p>5.20</text:p>
          </table:table-cell>
          <table:table-cell table:number-columns-repeated="3"/>
        </table:table-row>
        <table:table-row table:style-name="ro2">
          <table:table-cell table:formula="of:=6.28*[.B1385]/3200" office:value-type="float" office:value="27.0825">
            <text:p>27.0825</text:p>
          </table:table-cell>
          <table:table-cell office:value-type="float" office:value="13800">
            <text:p>13800</text:p>
          </table:table-cell>
          <table:table-cell table:formula="of:=[.G1385]/36" office:value-type="float" office:value="19.7623172743056">
            <text:p>19.76</text:p>
          </table:table-cell>
          <table:table-cell table:formula="of:=[.E1385]/(2*3.1415)" office:value-type="float" office:value="1.33061435619927">
            <text:p>1.33</text:p>
          </table:table-cell>
          <table:table-cell table:formula="of:=[.F1385]*6.28/[.$K$1]" office:value-type="float" office:value="8.36025">
            <text:p>8.36</text:p>
          </table:table-cell>
          <table:table-cell office:value-type="float" office:value="4260">
            <text:p>4260.00</text:p>
          </table:table-cell>
          <table:table-cell table:formula="of:=[.G1384]+[.H1385]*0.1" office:value-type="float" office:value="711.443421875">
            <text:p>711.44</text:p>
          </table:table-cell>
          <table:table-cell table:formula="of:=[.$H$5]+[.E1385]*[.$I$5]/(2*3.14)" office:value-type="float" office:value="5.1996875">
            <text:p>5.20</text:p>
          </table:table-cell>
          <table:table-cell table:number-columns-repeated="3"/>
        </table:table-row>
        <table:table-row table:style-name="ro2">
          <table:table-cell table:formula="of:=6.28*[.B1386]/3200" office:value-type="float" office:value="27.102125">
            <text:p>27.102125</text:p>
          </table:table-cell>
          <table:table-cell office:value-type="float" office:value="13810">
            <text:p>13810</text:p>
          </table:table-cell>
          <table:table-cell table:formula="of:=[.G1386]/36" office:value-type="float" office:value="19.7767609809028">
            <text:p>19.78</text:p>
          </table:table-cell>
          <table:table-cell table:formula="of:=[.E1386]/(2*3.1415)" office:value-type="float" office:value="1.33092670698711">
            <text:p>1.33</text:p>
          </table:table-cell>
          <table:table-cell table:formula="of:=[.F1386]*6.28/[.$K$1]" office:value-type="float" office:value="8.3622125">
            <text:p>8.36</text:p>
          </table:table-cell>
          <table:table-cell office:value-type="float" office:value="4261">
            <text:p>4261.00</text:p>
          </table:table-cell>
          <table:table-cell table:formula="of:=[.G1385]+[.H1386]*0.1" office:value-type="float" office:value="711.9633953125">
            <text:p>711.96</text:p>
          </table:table-cell>
          <table:table-cell table:formula="of:=[.$H$5]+[.E1386]*[.$I$5]/(2*3.14)" office:value-type="float" office:value="5.199734375">
            <text:p>5.20</text:p>
          </table:table-cell>
          <table:table-cell table:number-columns-repeated="3"/>
        </table:table-row>
        <table:table-row table:style-name="ro2">
          <table:table-cell table:formula="of:=6.28*[.B1387]/3200" office:value-type="float" office:value="27.12175">
            <text:p>27.12175</text:p>
          </table:table-cell>
          <table:table-cell office:value-type="float" office:value="13820">
            <text:p>13820</text:p>
          </table:table-cell>
          <table:table-cell table:formula="of:=[.G1387]/36" office:value-type="float" office:value="19.7912048177083">
            <text:p>19.79</text:p>
          </table:table-cell>
          <table:table-cell table:formula="of:=[.E1387]/(2*3.1415)" office:value-type="float" office:value="1.33123905777495">
            <text:p>1.33</text:p>
          </table:table-cell>
          <table:table-cell table:formula="of:=[.F1387]*6.28/[.$K$1]" office:value-type="float" office:value="8.364175">
            <text:p>8.36</text:p>
          </table:table-cell>
          <table:table-cell office:value-type="float" office:value="4262">
            <text:p>4262.00</text:p>
          </table:table-cell>
          <table:table-cell table:formula="of:=[.G1386]+[.H1387]*0.1" office:value-type="float" office:value="712.4833734375">
            <text:p>712.48</text:p>
          </table:table-cell>
          <table:table-cell table:formula="of:=[.$H$5]+[.E1387]*[.$I$5]/(2*3.14)" office:value-type="float" office:value="5.19978125">
            <text:p>5.20</text:p>
          </table:table-cell>
          <table:table-cell table:number-columns-repeated="3"/>
        </table:table-row>
        <table:table-row table:style-name="ro2">
          <table:table-cell table:formula="of:=6.28*[.B1388]/3200" office:value-type="float" office:value="27.141375">
            <text:p>27.141375</text:p>
          </table:table-cell>
          <table:table-cell office:value-type="float" office:value="13830">
            <text:p>13830</text:p>
          </table:table-cell>
          <table:table-cell table:formula="of:=[.G1388]/36" office:value-type="float" office:value="19.8056487847222">
            <text:p>19.81</text:p>
          </table:table-cell>
          <table:table-cell table:formula="of:=[.E1388]/(2*3.1415)" office:value-type="float" office:value="1.33155140856279">
            <text:p>1.33</text:p>
          </table:table-cell>
          <table:table-cell table:formula="of:=[.F1388]*6.28/[.$K$1]" office:value-type="float" office:value="8.3661375">
            <text:p>8.37</text:p>
          </table:table-cell>
          <table:table-cell office:value-type="float" office:value="4263">
            <text:p>4263.00</text:p>
          </table:table-cell>
          <table:table-cell table:formula="of:=[.G1387]+[.H1388]*0.1" office:value-type="float" office:value="713.00335625">
            <text:p>713.00</text:p>
          </table:table-cell>
          <table:table-cell table:formula="of:=[.$H$5]+[.E1388]*[.$I$5]/(2*3.14)" office:value-type="float" office:value="5.199828125">
            <text:p>5.20</text:p>
          </table:table-cell>
          <table:table-cell table:number-columns-repeated="3"/>
        </table:table-row>
        <table:table-row table:style-name="ro2">
          <table:table-cell table:formula="of:=6.28*[.B1389]/3200" office:value-type="float" office:value="27.161">
            <text:p>27.161</text:p>
          </table:table-cell>
          <table:table-cell office:value-type="float" office:value="13840">
            <text:p>13840</text:p>
          </table:table-cell>
          <table:table-cell table:formula="of:=[.G1389]/36" office:value-type="float" office:value="19.8200928819444">
            <text:p>19.82</text:p>
          </table:table-cell>
          <table:table-cell table:formula="of:=[.E1389]/(2*3.1415)" office:value-type="float" office:value="1.33186375935063">
            <text:p>1.33</text:p>
          </table:table-cell>
          <table:table-cell table:formula="of:=[.F1389]*6.28/[.$K$1]" office:value-type="float" office:value="8.3681">
            <text:p>8.37</text:p>
          </table:table-cell>
          <table:table-cell office:value-type="float" office:value="4264">
            <text:p>4264.00</text:p>
          </table:table-cell>
          <table:table-cell table:formula="of:=[.G1388]+[.H1389]*0.1" office:value-type="float" office:value="713.52334375">
            <text:p>713.52</text:p>
          </table:table-cell>
          <table:table-cell table:formula="of:=[.$H$5]+[.E1389]*[.$I$5]/(2*3.14)" office:value-type="float" office:value="5.199875">
            <text:p>5.20</text:p>
          </table:table-cell>
          <table:table-cell table:number-columns-repeated="3"/>
        </table:table-row>
        <table:table-row table:style-name="ro2">
          <table:table-cell table:formula="of:=6.28*[.B1390]/3200" office:value-type="float" office:value="27.180625">
            <text:p>27.180625</text:p>
          </table:table-cell>
          <table:table-cell office:value-type="float" office:value="13850">
            <text:p>13850</text:p>
          </table:table-cell>
          <table:table-cell table:formula="of:=[.G1390]/36" office:value-type="float" office:value="19.834537109375">
            <text:p>19.83</text:p>
          </table:table-cell>
          <table:table-cell table:formula="of:=[.E1390]/(2*3.1415)" office:value-type="float" office:value="1.33217611013847">
            <text:p>1.33</text:p>
          </table:table-cell>
          <table:table-cell table:formula="of:=[.F1390]*6.28/[.$K$1]" office:value-type="float" office:value="8.3700625">
            <text:p>8.37</text:p>
          </table:table-cell>
          <table:table-cell office:value-type="float" office:value="4265">
            <text:p>4265.00</text:p>
          </table:table-cell>
          <table:table-cell table:formula="of:=[.G1389]+[.H1390]*0.1" office:value-type="float" office:value="714.0433359375">
            <text:p>714.04</text:p>
          </table:table-cell>
          <table:table-cell table:formula="of:=[.$H$5]+[.E1390]*[.$I$5]/(2*3.14)" office:value-type="float" office:value="5.199921875">
            <text:p>5.20</text:p>
          </table:table-cell>
          <table:table-cell table:number-columns-repeated="3"/>
        </table:table-row>
        <table:table-row table:style-name="ro2">
          <table:table-cell table:formula="of:=6.28*[.B1391]/3200" office:value-type="float" office:value="27.20025">
            <text:p>27.20025</text:p>
          </table:table-cell>
          <table:table-cell office:value-type="float" office:value="13860">
            <text:p>13860</text:p>
          </table:table-cell>
          <table:table-cell table:formula="of:=[.G1391]/36" office:value-type="float" office:value="19.8489814670139">
            <text:p>19.85</text:p>
          </table:table-cell>
          <table:table-cell table:formula="of:=[.E1391]/(2*3.1415)" office:value-type="float" office:value="1.33248846092631">
            <text:p>1.33</text:p>
          </table:table-cell>
          <table:table-cell table:formula="of:=[.F1391]*6.28/[.$K$1]" office:value-type="float" office:value="8.372025">
            <text:p>8.37</text:p>
          </table:table-cell>
          <table:table-cell office:value-type="float" office:value="4266">
            <text:p>4266.00</text:p>
          </table:table-cell>
          <table:table-cell table:formula="of:=[.G1390]+[.H1391]*0.1" office:value-type="float" office:value="714.5633328125">
            <text:p>714.56</text:p>
          </table:table-cell>
          <table:table-cell table:formula="of:=[.$H$5]+[.E1391]*[.$I$5]/(2*3.14)" office:value-type="float" office:value="5.19996875">
            <text:p>5.20</text:p>
          </table:table-cell>
          <table:table-cell table:number-columns-repeated="3"/>
        </table:table-row>
        <table:table-row table:style-name="ro2">
          <table:table-cell table:formula="of:=6.28*[.B1392]/3200" office:value-type="float" office:value="27.219875">
            <text:p>27.219875</text:p>
          </table:table-cell>
          <table:table-cell office:value-type="float" office:value="13870">
            <text:p>13870</text:p>
          </table:table-cell>
          <table:table-cell table:formula="of:=[.G1392]/36" office:value-type="float" office:value="19.8634259548611">
            <text:p>19.86</text:p>
          </table:table-cell>
          <table:table-cell table:formula="of:=[.E1392]/(2*3.1415)" office:value-type="float" office:value="1.33280081171415">
            <text:p>1.33</text:p>
          </table:table-cell>
          <table:table-cell table:formula="of:=[.F1392]*6.28/[.$K$1]" office:value-type="float" office:value="8.3739875">
            <text:p>8.37</text:p>
          </table:table-cell>
          <table:table-cell office:value-type="float" office:value="4267">
            <text:p>4267.00</text:p>
          </table:table-cell>
          <table:table-cell table:formula="of:=[.G1391]+[.H1392]*0.1" office:value-type="float" office:value="715.083334375">
            <text:p>715.08</text:p>
          </table:table-cell>
          <table:table-cell table:formula="of:=[.$H$5]+[.E1392]*[.$I$5]/(2*3.14)" office:value-type="float" office:value="5.200015625">
            <text:p>5.20</text:p>
          </table:table-cell>
          <table:table-cell table:number-columns-repeated="3"/>
        </table:table-row>
        <table:table-row table:style-name="ro2">
          <table:table-cell table:formula="of:=6.28*[.B1393]/3200" office:value-type="float" office:value="27.2395">
            <text:p>27.2395</text:p>
          </table:table-cell>
          <table:table-cell office:value-type="float" office:value="13880">
            <text:p>13880</text:p>
          </table:table-cell>
          <table:table-cell table:formula="of:=[.G1393]/36" office:value-type="float" office:value="19.8778705729167">
            <text:p>19.88</text:p>
          </table:table-cell>
          <table:table-cell table:formula="of:=[.E1393]/(2*3.1415)" office:value-type="float" office:value="1.33311316250199">
            <text:p>1.33</text:p>
          </table:table-cell>
          <table:table-cell table:formula="of:=[.F1393]*6.28/[.$K$1]" office:value-type="float" office:value="8.37595">
            <text:p>8.38</text:p>
          </table:table-cell>
          <table:table-cell office:value-type="float" office:value="4268">
            <text:p>4268.00</text:p>
          </table:table-cell>
          <table:table-cell table:formula="of:=[.G1392]+[.H1393]*0.1" office:value-type="float" office:value="715.603340625">
            <text:p>715.60</text:p>
          </table:table-cell>
          <table:table-cell table:formula="of:=[.$H$5]+[.E1393]*[.$I$5]/(2*3.14)" office:value-type="float" office:value="5.2000625">
            <text:p>5.20</text:p>
          </table:table-cell>
          <table:table-cell table:number-columns-repeated="3"/>
        </table:table-row>
        <table:table-row table:style-name="ro2">
          <table:table-cell table:formula="of:=6.28*[.B1394]/3200" office:value-type="float" office:value="27.259125">
            <text:p>27.259125</text:p>
          </table:table-cell>
          <table:table-cell office:value-type="float" office:value="13890">
            <text:p>13890</text:p>
          </table:table-cell>
          <table:table-cell table:formula="of:=[.G1394]/36" office:value-type="float" office:value="19.8923153211806">
            <text:p>19.89</text:p>
          </table:table-cell>
          <table:table-cell table:formula="of:=[.E1394]/(2*3.1415)" office:value-type="float" office:value="1.33342551328983">
            <text:p>1.33</text:p>
          </table:table-cell>
          <table:table-cell table:formula="of:=[.F1394]*6.28/[.$K$1]" office:value-type="float" office:value="8.3779125">
            <text:p>8.38</text:p>
          </table:table-cell>
          <table:table-cell office:value-type="float" office:value="4269">
            <text:p>4269.00</text:p>
          </table:table-cell>
          <table:table-cell table:formula="of:=[.G1393]+[.H1394]*0.1" office:value-type="float" office:value="716.1233515625">
            <text:p>716.12</text:p>
          </table:table-cell>
          <table:table-cell table:formula="of:=[.$H$5]+[.E1394]*[.$I$5]/(2*3.14)" office:value-type="float" office:value="5.200109375">
            <text:p>5.20</text:p>
          </table:table-cell>
          <table:table-cell table:number-columns-repeated="3"/>
        </table:table-row>
        <table:table-row table:style-name="ro2">
          <table:table-cell table:formula="of:=6.28*[.B1395]/3200" office:value-type="float" office:value="27.27875">
            <text:p>27.27875</text:p>
          </table:table-cell>
          <table:table-cell office:value-type="float" office:value="13900">
            <text:p>13900</text:p>
          </table:table-cell>
          <table:table-cell table:formula="of:=[.G1395]/36" office:value-type="float" office:value="19.9067601996528">
            <text:p>19.91</text:p>
          </table:table-cell>
          <table:table-cell table:formula="of:=[.E1395]/(2*3.1415)" office:value-type="float" office:value="1.33373786407767">
            <text:p>1.33</text:p>
          </table:table-cell>
          <table:table-cell table:formula="of:=[.F1395]*6.28/[.$K$1]" office:value-type="float" office:value="8.379875">
            <text:p>8.38</text:p>
          </table:table-cell>
          <table:table-cell office:value-type="float" office:value="4270">
            <text:p>4270.00</text:p>
          </table:table-cell>
          <table:table-cell table:formula="of:=[.G1394]+[.H1395]*0.1" office:value-type="float" office:value="716.6433671875">
            <text:p>716.64</text:p>
          </table:table-cell>
          <table:table-cell table:formula="of:=[.$H$5]+[.E1395]*[.$I$5]/(2*3.14)" office:value-type="float" office:value="5.20015625">
            <text:p>5.20</text:p>
          </table:table-cell>
          <table:table-cell table:number-columns-repeated="3"/>
        </table:table-row>
        <table:table-row table:style-name="ro2">
          <table:table-cell table:formula="of:=6.28*[.B1396]/3200" office:value-type="float" office:value="27.298375">
            <text:p>27.298375</text:p>
          </table:table-cell>
          <table:table-cell office:value-type="float" office:value="13910">
            <text:p>13910</text:p>
          </table:table-cell>
          <table:table-cell table:formula="of:=[.G1396]/36" office:value-type="float" office:value="19.9212052083333">
            <text:p>19.92</text:p>
          </table:table-cell>
          <table:table-cell table:formula="of:=[.E1396]/(2*3.1415)" office:value-type="float" office:value="1.33405021486551">
            <text:p>1.33</text:p>
          </table:table-cell>
          <table:table-cell table:formula="of:=[.F1396]*6.28/[.$K$1]" office:value-type="float" office:value="8.3818375">
            <text:p>8.38</text:p>
          </table:table-cell>
          <table:table-cell office:value-type="float" office:value="4271">
            <text:p>4271.00</text:p>
          </table:table-cell>
          <table:table-cell table:formula="of:=[.G1395]+[.H1396]*0.1" office:value-type="float" office:value="717.1633875">
            <text:p>717.16</text:p>
          </table:table-cell>
          <table:table-cell table:formula="of:=[.$H$5]+[.E1396]*[.$I$5]/(2*3.14)" office:value-type="float" office:value="5.200203125">
            <text:p>5.20</text:p>
          </table:table-cell>
          <table:table-cell table:number-columns-repeated="3"/>
        </table:table-row>
        <table:table-row table:style-name="ro2">
          <table:table-cell table:formula="of:=6.28*[.B1397]/3200" office:value-type="float" office:value="27.318">
            <text:p>27.318</text:p>
          </table:table-cell>
          <table:table-cell office:value-type="float" office:value="13920">
            <text:p>13920</text:p>
          </table:table-cell>
          <table:table-cell table:formula="of:=[.G1397]/36" office:value-type="float" office:value="19.9356503472222">
            <text:p>19.94</text:p>
          </table:table-cell>
          <table:table-cell table:formula="of:=[.E1397]/(2*3.1415)" office:value-type="float" office:value="1.33436256565335">
            <text:p>1.33</text:p>
          </table:table-cell>
          <table:table-cell table:formula="of:=[.F1397]*6.28/[.$K$1]" office:value-type="float" office:value="8.3838">
            <text:p>8.38</text:p>
          </table:table-cell>
          <table:table-cell office:value-type="float" office:value="4272">
            <text:p>4272.00</text:p>
          </table:table-cell>
          <table:table-cell table:formula="of:=[.G1396]+[.H1397]*0.1" office:value-type="float" office:value="717.6834125">
            <text:p>717.68</text:p>
          </table:table-cell>
          <table:table-cell table:formula="of:=[.$H$5]+[.E1397]*[.$I$5]/(2*3.14)" office:value-type="float" office:value="5.20025">
            <text:p>5.20</text:p>
          </table:table-cell>
          <table:table-cell table:number-columns-repeated="3"/>
        </table:table-row>
        <table:table-row table:style-name="ro2">
          <table:table-cell table:formula="of:=6.28*[.B1398]/3200" office:value-type="float" office:value="27.337625">
            <text:p>27.337625</text:p>
          </table:table-cell>
          <table:table-cell office:value-type="float" office:value="13930">
            <text:p>13930</text:p>
          </table:table-cell>
          <table:table-cell table:formula="of:=[.G1398]/36" office:value-type="float" office:value="19.9500956163194">
            <text:p>19.95</text:p>
          </table:table-cell>
          <table:table-cell table:formula="of:=[.E1398]/(2*3.1415)" office:value-type="float" office:value="1.33467491644119">
            <text:p>1.33</text:p>
          </table:table-cell>
          <table:table-cell table:formula="of:=[.F1398]*6.28/[.$K$1]" office:value-type="float" office:value="8.3857625">
            <text:p>8.39</text:p>
          </table:table-cell>
          <table:table-cell office:value-type="float" office:value="4273">
            <text:p>4273.00</text:p>
          </table:table-cell>
          <table:table-cell table:formula="of:=[.G1397]+[.H1398]*0.1" office:value-type="float" office:value="718.2034421875">
            <text:p>718.20</text:p>
          </table:table-cell>
          <table:table-cell table:formula="of:=[.$H$5]+[.E1398]*[.$I$5]/(2*3.14)" office:value-type="float" office:value="5.200296875">
            <text:p>5.20</text:p>
          </table:table-cell>
          <table:table-cell table:number-columns-repeated="3"/>
        </table:table-row>
        <table:table-row table:style-name="ro2">
          <table:table-cell table:formula="of:=6.28*[.B1399]/3200" office:value-type="float" office:value="27.35725">
            <text:p>27.35725</text:p>
          </table:table-cell>
          <table:table-cell office:value-type="float" office:value="13940">
            <text:p>13940</text:p>
          </table:table-cell>
          <table:table-cell table:formula="of:=[.G1399]/36" office:value-type="float" office:value="19.964541015625">
            <text:p>19.96</text:p>
          </table:table-cell>
          <table:table-cell table:formula="of:=[.E1399]/(2*3.1415)" office:value-type="float" office:value="1.33498726722903">
            <text:p>1.33</text:p>
          </table:table-cell>
          <table:table-cell table:formula="of:=[.F1399]*6.28/[.$K$1]" office:value-type="float" office:value="8.387725">
            <text:p>8.39</text:p>
          </table:table-cell>
          <table:table-cell office:value-type="float" office:value="4274">
            <text:p>4274.00</text:p>
          </table:table-cell>
          <table:table-cell table:formula="of:=[.G1398]+[.H1399]*0.1" office:value-type="float" office:value="718.7234765625">
            <text:p>718.72</text:p>
          </table:table-cell>
          <table:table-cell table:formula="of:=[.$H$5]+[.E1399]*[.$I$5]/(2*3.14)" office:value-type="float" office:value="5.20034375">
            <text:p>5.20</text:p>
          </table:table-cell>
          <table:table-cell table:number-columns-repeated="3"/>
        </table:table-row>
        <table:table-row table:style-name="ro2">
          <table:table-cell table:formula="of:=6.28*[.B1400]/3200" office:value-type="float" office:value="27.376875">
            <text:p>27.376875</text:p>
          </table:table-cell>
          <table:table-cell office:value-type="float" office:value="13950">
            <text:p>13950</text:p>
          </table:table-cell>
          <table:table-cell table:formula="of:=[.G1400]/36" office:value-type="float" office:value="19.9789865451389">
            <text:p>19.98</text:p>
          </table:table-cell>
          <table:table-cell table:formula="of:=[.E1400]/(2*3.1415)" office:value-type="float" office:value="1.33529961801687">
            <text:p>1.34</text:p>
          </table:table-cell>
          <table:table-cell table:formula="of:=[.F1400]*6.28/[.$K$1]" office:value-type="float" office:value="8.3896875">
            <text:p>8.39</text:p>
          </table:table-cell>
          <table:table-cell office:value-type="float" office:value="4275">
            <text:p>4275.00</text:p>
          </table:table-cell>
          <table:table-cell table:formula="of:=[.G1399]+[.H1400]*0.1" office:value-type="float" office:value="719.243515625">
            <text:p>719.24</text:p>
          </table:table-cell>
          <table:table-cell table:formula="of:=[.$H$5]+[.E1400]*[.$I$5]/(2*3.14)" office:value-type="float" office:value="5.200390625">
            <text:p>5.20</text:p>
          </table:table-cell>
          <table:table-cell table:number-columns-repeated="3"/>
        </table:table-row>
        <table:table-row table:style-name="ro2">
          <table:table-cell table:formula="of:=6.28*[.B1401]/3200" office:value-type="float" office:value="27.3965">
            <text:p>27.3965</text:p>
          </table:table-cell>
          <table:table-cell office:value-type="float" office:value="13960">
            <text:p>13960</text:p>
          </table:table-cell>
          <table:table-cell table:formula="of:=[.G1401]/36" office:value-type="float" office:value="19.9934322048611">
            <text:p>19.99</text:p>
          </table:table-cell>
          <table:table-cell table:formula="of:=[.E1401]/(2*3.1415)" office:value-type="float" office:value="1.33561196880471">
            <text:p>1.34</text:p>
          </table:table-cell>
          <table:table-cell table:formula="of:=[.F1401]*6.28/[.$K$1]" office:value-type="float" office:value="8.39165">
            <text:p>8.39</text:p>
          </table:table-cell>
          <table:table-cell office:value-type="float" office:value="4276">
            <text:p>4276.00</text:p>
          </table:table-cell>
          <table:table-cell table:formula="of:=[.G1400]+[.H1401]*0.1" office:value-type="float" office:value="719.763559375">
            <text:p>719.76</text:p>
          </table:table-cell>
          <table:table-cell table:formula="of:=[.$H$5]+[.E1401]*[.$I$5]/(2*3.14)" office:value-type="float" office:value="5.2004375">
            <text:p>5.20</text:p>
          </table:table-cell>
          <table:table-cell table:number-columns-repeated="3"/>
        </table:table-row>
        <table:table-row table:style-name="ro2">
          <table:table-cell table:formula="of:=6.28*[.B1402]/3200" office:value-type="float" office:value="27.416125">
            <text:p>27.416125</text:p>
          </table:table-cell>
          <table:table-cell office:value-type="float" office:value="13970">
            <text:p>13970</text:p>
          </table:table-cell>
          <table:table-cell table:formula="of:=[.G1402]/36" office:value-type="float" office:value="20.0078779947917">
            <text:p>20.01</text:p>
          </table:table-cell>
          <table:table-cell table:formula="of:=[.E1402]/(2*3.1415)" office:value-type="float" office:value="1.33592431959255">
            <text:p>1.34</text:p>
          </table:table-cell>
          <table:table-cell table:formula="of:=[.F1402]*6.28/[.$K$1]" office:value-type="float" office:value="8.3936125">
            <text:p>8.39</text:p>
          </table:table-cell>
          <table:table-cell office:value-type="float" office:value="4277">
            <text:p>4277.00</text:p>
          </table:table-cell>
          <table:table-cell table:formula="of:=[.G1401]+[.H1402]*0.1" office:value-type="float" office:value="720.2836078125">
            <text:p>720.28</text:p>
          </table:table-cell>
          <table:table-cell table:formula="of:=[.$H$5]+[.E1402]*[.$I$5]/(2*3.14)" office:value-type="float" office:value="5.200484375">
            <text:p>5.20</text:p>
          </table:table-cell>
          <table:table-cell table:number-columns-repeated="3"/>
        </table:table-row>
        <table:table-row table:style-name="ro2">
          <table:table-cell table:formula="of:=6.28*[.B1403]/3200" office:value-type="float" office:value="27.43575">
            <text:p>27.43575</text:p>
          </table:table-cell>
          <table:table-cell office:value-type="float" office:value="13980">
            <text:p>13980</text:p>
          </table:table-cell>
          <table:table-cell table:formula="of:=[.G1403]/36" office:value-type="float" office:value="20.0223239149306">
            <text:p>20.02</text:p>
          </table:table-cell>
          <table:table-cell table:formula="of:=[.E1403]/(2*3.1415)" office:value-type="float" office:value="1.33623667038039">
            <text:p>1.34</text:p>
          </table:table-cell>
          <table:table-cell table:formula="of:=[.F1403]*6.28/[.$K$1]" office:value-type="float" office:value="8.395575">
            <text:p>8.40</text:p>
          </table:table-cell>
          <table:table-cell office:value-type="float" office:value="4278">
            <text:p>4278.00</text:p>
          </table:table-cell>
          <table:table-cell table:formula="of:=[.G1402]+[.H1403]*0.1" office:value-type="float" office:value="720.8036609375">
            <text:p>720.80</text:p>
          </table:table-cell>
          <table:table-cell table:formula="of:=[.$H$5]+[.E1403]*[.$I$5]/(2*3.14)" office:value-type="float" office:value="5.20053125">
            <text:p>5.20</text:p>
          </table:table-cell>
          <table:table-cell table:number-columns-repeated="3"/>
        </table:table-row>
        <table:table-row table:style-name="ro2">
          <table:table-cell table:formula="of:=6.28*[.B1404]/3200" office:value-type="float" office:value="27.455375">
            <text:p>27.455375</text:p>
          </table:table-cell>
          <table:table-cell office:value-type="float" office:value="13990">
            <text:p>13990</text:p>
          </table:table-cell>
          <table:table-cell table:formula="of:=[.G1404]/36" office:value-type="float" office:value="20.0367699652778">
            <text:p>20.04</text:p>
          </table:table-cell>
          <table:table-cell table:formula="of:=[.E1404]/(2*3.1415)" office:value-type="float" office:value="1.33654902116823">
            <text:p>1.34</text:p>
          </table:table-cell>
          <table:table-cell table:formula="of:=[.F1404]*6.28/[.$K$1]" office:value-type="float" office:value="8.3975375">
            <text:p>8.40</text:p>
          </table:table-cell>
          <table:table-cell office:value-type="float" office:value="4279">
            <text:p>4279.00</text:p>
          </table:table-cell>
          <table:table-cell table:formula="of:=[.G1403]+[.H1404]*0.1" office:value-type="float" office:value="721.32371875">
            <text:p>721.32</text:p>
          </table:table-cell>
          <table:table-cell table:formula="of:=[.$H$5]+[.E1404]*[.$I$5]/(2*3.14)" office:value-type="float" office:value="5.200578125">
            <text:p>5.20</text:p>
          </table:table-cell>
          <table:table-cell table:number-columns-repeated="3"/>
        </table:table-row>
        <table:table-row table:style-name="ro2">
          <table:table-cell table:formula="of:=6.28*[.B1405]/3200" office:value-type="float" office:value="27.475">
            <text:p>27.475</text:p>
          </table:table-cell>
          <table:table-cell office:value-type="float" office:value="14000">
            <text:p>14000</text:p>
          </table:table-cell>
          <table:table-cell table:formula="of:=[.G1405]/36" office:value-type="float" office:value="20.0512161458333">
            <text:p>20.05</text:p>
          </table:table-cell>
          <table:table-cell table:formula="of:=[.E1405]/(2*3.1415)" office:value-type="float" office:value="1.33686137195607">
            <text:p>1.34</text:p>
          </table:table-cell>
          <table:table-cell table:formula="of:=[.F1405]*6.28/[.$K$1]" office:value-type="float" office:value="8.3995">
            <text:p>8.40</text:p>
          </table:table-cell>
          <table:table-cell office:value-type="float" office:value="4280">
            <text:p>4280.00</text:p>
          </table:table-cell>
          <table:table-cell table:formula="of:=[.G1404]+[.H1405]*0.1" office:value-type="float" office:value="721.84378125">
            <text:p>721.84</text:p>
          </table:table-cell>
          <table:table-cell table:formula="of:=[.$H$5]+[.E1405]*[.$I$5]/(2*3.14)" office:value-type="float" office:value="5.200625">
            <text:p>5.20</text:p>
          </table:table-cell>
          <table:table-cell table:number-columns-repeated="3"/>
        </table:table-row>
        <table:table-row table:style-name="ro2">
          <table:table-cell table:formula="of:=6.28*[.B1406]/3200" office:value-type="float" office:value="27.494625">
            <text:p>27.494625</text:p>
          </table:table-cell>
          <table:table-cell office:value-type="float" office:value="14010">
            <text:p>14010</text:p>
          </table:table-cell>
          <table:table-cell table:formula="of:=[.G1406]/36" office:value-type="float" office:value="20.0656624565972">
            <text:p>20.07</text:p>
          </table:table-cell>
          <table:table-cell table:formula="of:=[.E1406]/(2*3.1415)" office:value-type="float" office:value="1.33717372274391">
            <text:p>1.34</text:p>
          </table:table-cell>
          <table:table-cell table:formula="of:=[.F1406]*6.28/[.$K$1]" office:value-type="float" office:value="8.4014625">
            <text:p>8.40</text:p>
          </table:table-cell>
          <table:table-cell office:value-type="float" office:value="4281">
            <text:p>4281.00</text:p>
          </table:table-cell>
          <table:table-cell table:formula="of:=[.G1405]+[.H1406]*0.1" office:value-type="float" office:value="722.3638484375">
            <text:p>722.36</text:p>
          </table:table-cell>
          <table:table-cell table:formula="of:=[.$H$5]+[.E1406]*[.$I$5]/(2*3.14)" office:value-type="float" office:value="5.200671875">
            <text:p>5.20</text:p>
          </table:table-cell>
          <table:table-cell table:number-columns-repeated="3"/>
        </table:table-row>
        <table:table-row table:style-name="ro2">
          <table:table-cell table:formula="of:=6.28*[.B1407]/3200" office:value-type="float" office:value="27.51425">
            <text:p>27.51425</text:p>
          </table:table-cell>
          <table:table-cell office:value-type="float" office:value="14020">
            <text:p>14020</text:p>
          </table:table-cell>
          <table:table-cell table:formula="of:=[.G1407]/36" office:value-type="float" office:value="20.0801088975694">
            <text:p>20.08</text:p>
          </table:table-cell>
          <table:table-cell table:formula="of:=[.E1407]/(2*3.1415)" office:value-type="float" office:value="1.33748607353175">
            <text:p>1.34</text:p>
          </table:table-cell>
          <table:table-cell table:formula="of:=[.F1407]*6.28/[.$K$1]" office:value-type="float" office:value="8.403425">
            <text:p>8.40</text:p>
          </table:table-cell>
          <table:table-cell office:value-type="float" office:value="4282">
            <text:p>4282.00</text:p>
          </table:table-cell>
          <table:table-cell table:formula="of:=[.G1406]+[.H1407]*0.1" office:value-type="float" office:value="722.8839203125">
            <text:p>722.88</text:p>
          </table:table-cell>
          <table:table-cell table:formula="of:=[.$H$5]+[.E1407]*[.$I$5]/(2*3.14)" office:value-type="float" office:value="5.20071875">
            <text:p>5.20</text:p>
          </table:table-cell>
          <table:table-cell table:number-columns-repeated="3"/>
        </table:table-row>
        <table:table-row table:style-name="ro2">
          <table:table-cell table:formula="of:=6.28*[.B1408]/3200" office:value-type="float" office:value="27.533875">
            <text:p>27.533875</text:p>
          </table:table-cell>
          <table:table-cell office:value-type="float" office:value="14030">
            <text:p>14030</text:p>
          </table:table-cell>
          <table:table-cell table:formula="of:=[.G1408]/36" office:value-type="float" office:value="20.09455546875">
            <text:p>20.09</text:p>
          </table:table-cell>
          <table:table-cell table:formula="of:=[.E1408]/(2*3.1415)" office:value-type="float" office:value="1.33779842431959">
            <text:p>1.34</text:p>
          </table:table-cell>
          <table:table-cell table:formula="of:=[.F1408]*6.28/[.$K$1]" office:value-type="float" office:value="8.4053875">
            <text:p>8.41</text:p>
          </table:table-cell>
          <table:table-cell office:value-type="float" office:value="4283">
            <text:p>4283.00</text:p>
          </table:table-cell>
          <table:table-cell table:formula="of:=[.G1407]+[.H1408]*0.1" office:value-type="float" office:value="723.403996875">
            <text:p>723.40</text:p>
          </table:table-cell>
          <table:table-cell table:formula="of:=[.$H$5]+[.E1408]*[.$I$5]/(2*3.14)" office:value-type="float" office:value="5.200765625">
            <text:p>5.20</text:p>
          </table:table-cell>
          <table:table-cell table:number-columns-repeated="3"/>
        </table:table-row>
        <table:table-row table:style-name="ro2">
          <table:table-cell table:formula="of:=6.28*[.B1409]/3200" office:value-type="float" office:value="27.5535">
            <text:p>27.5535</text:p>
          </table:table-cell>
          <table:table-cell office:value-type="float" office:value="14040">
            <text:p>14040</text:p>
          </table:table-cell>
          <table:table-cell table:formula="of:=[.G1409]/36" office:value-type="float" office:value="20.1090021701389">
            <text:p>20.11</text:p>
          </table:table-cell>
          <table:table-cell table:formula="of:=[.E1409]/(2*3.1415)" office:value-type="float" office:value="1.33811077510743">
            <text:p>1.34</text:p>
          </table:table-cell>
          <table:table-cell table:formula="of:=[.F1409]*6.28/[.$K$1]" office:value-type="float" office:value="8.40735">
            <text:p>8.41</text:p>
          </table:table-cell>
          <table:table-cell office:value-type="float" office:value="4284">
            <text:p>4284.00</text:p>
          </table:table-cell>
          <table:table-cell table:formula="of:=[.G1408]+[.H1409]*0.1" office:value-type="float" office:value="723.924078125">
            <text:p>723.92</text:p>
          </table:table-cell>
          <table:table-cell table:formula="of:=[.$H$5]+[.E1409]*[.$I$5]/(2*3.14)" office:value-type="float" office:value="5.2008125">
            <text:p>5.20</text:p>
          </table:table-cell>
          <table:table-cell table:number-columns-repeated="3"/>
        </table:table-row>
        <table:table-row table:style-name="ro2">
          <table:table-cell table:formula="of:=6.28*[.B1410]/3200" office:value-type="float" office:value="27.573125">
            <text:p>27.573125</text:p>
          </table:table-cell>
          <table:table-cell office:value-type="float" office:value="14050">
            <text:p>14050</text:p>
          </table:table-cell>
          <table:table-cell table:formula="of:=[.G1410]/36" office:value-type="float" office:value="20.1234490017361">
            <text:p>20.12</text:p>
          </table:table-cell>
          <table:table-cell table:formula="of:=[.E1410]/(2*3.1415)" office:value-type="float" office:value="1.33842312589527">
            <text:p>1.34</text:p>
          </table:table-cell>
          <table:table-cell table:formula="of:=[.F1410]*6.28/[.$K$1]" office:value-type="float" office:value="8.4093125">
            <text:p>8.41</text:p>
          </table:table-cell>
          <table:table-cell office:value-type="float" office:value="4285">
            <text:p>4285.00</text:p>
          </table:table-cell>
          <table:table-cell table:formula="of:=[.G1409]+[.H1410]*0.1" office:value-type="float" office:value="724.4441640625">
            <text:p>724.44</text:p>
          </table:table-cell>
          <table:table-cell table:formula="of:=[.$H$5]+[.E1410]*[.$I$5]/(2*3.14)" office:value-type="float" office:value="5.200859375">
            <text:p>5.20</text:p>
          </table:table-cell>
          <table:table-cell table:number-columns-repeated="3"/>
        </table:table-row>
        <table:table-row table:style-name="ro2">
          <table:table-cell table:formula="of:=6.28*[.B1411]/3200" office:value-type="float" office:value="27.59275">
            <text:p>27.59275</text:p>
          </table:table-cell>
          <table:table-cell office:value-type="float" office:value="14060">
            <text:p>14060</text:p>
          </table:table-cell>
          <table:table-cell table:formula="of:=[.G1411]/36" office:value-type="float" office:value="20.1378959635417">
            <text:p>20.14</text:p>
          </table:table-cell>
          <table:table-cell table:formula="of:=[.E1411]/(2*3.1415)" office:value-type="float" office:value="1.33873547668311">
            <text:p>1.34</text:p>
          </table:table-cell>
          <table:table-cell table:formula="of:=[.F1411]*6.28/[.$K$1]" office:value-type="float" office:value="8.411275">
            <text:p>8.41</text:p>
          </table:table-cell>
          <table:table-cell office:value-type="float" office:value="4286">
            <text:p>4286.00</text:p>
          </table:table-cell>
          <table:table-cell table:formula="of:=[.G1410]+[.H1411]*0.1" office:value-type="float" office:value="724.9642546875">
            <text:p>724.96</text:p>
          </table:table-cell>
          <table:table-cell table:formula="of:=[.$H$5]+[.E1411]*[.$I$5]/(2*3.14)" office:value-type="float" office:value="5.20090625">
            <text:p>5.20</text:p>
          </table:table-cell>
          <table:table-cell table:number-columns-repeated="3"/>
        </table:table-row>
        <table:table-row table:style-name="ro2">
          <table:table-cell table:formula="of:=6.28*[.B1412]/3200" office:value-type="float" office:value="27.612375">
            <text:p>27.612375</text:p>
          </table:table-cell>
          <table:table-cell office:value-type="float" office:value="14070">
            <text:p>14070</text:p>
          </table:table-cell>
          <table:table-cell table:formula="of:=[.G1412]/36" office:value-type="float" office:value="20.1523430555556">
            <text:p>20.15</text:p>
          </table:table-cell>
          <table:table-cell table:formula="of:=[.E1412]/(2*3.1415)" office:value-type="float" office:value="1.33904782747095">
            <text:p>1.34</text:p>
          </table:table-cell>
          <table:table-cell table:formula="of:=[.F1412]*6.28/[.$K$1]" office:value-type="float" office:value="8.4132375">
            <text:p>8.41</text:p>
          </table:table-cell>
          <table:table-cell office:value-type="float" office:value="4287">
            <text:p>4287.00</text:p>
          </table:table-cell>
          <table:table-cell table:formula="of:=[.G1411]+[.H1412]*0.1" office:value-type="float" office:value="725.48435">
            <text:p>725.48</text:p>
          </table:table-cell>
          <table:table-cell table:formula="of:=[.$H$5]+[.E1412]*[.$I$5]/(2*3.14)" office:value-type="float" office:value="5.200953125">
            <text:p>5.20</text:p>
          </table:table-cell>
          <table:table-cell table:number-columns-repeated="3"/>
        </table:table-row>
        <table:table-row table:style-name="ro2">
          <table:table-cell table:formula="of:=6.28*[.B1413]/3200" office:value-type="float" office:value="27.632">
            <text:p>27.632</text:p>
          </table:table-cell>
          <table:table-cell office:value-type="float" office:value="14080">
            <text:p>14080</text:p>
          </table:table-cell>
          <table:table-cell table:formula="of:=[.G1413]/36" office:value-type="float" office:value="20.1667902777778">
            <text:p>20.17</text:p>
          </table:table-cell>
          <table:table-cell table:formula="of:=[.E1413]/(2*3.1415)" office:value-type="float" office:value="1.33936017825879">
            <text:p>1.34</text:p>
          </table:table-cell>
          <table:table-cell table:formula="of:=[.F1413]*6.28/[.$K$1]" office:value-type="float" office:value="8.4152">
            <text:p>8.42</text:p>
          </table:table-cell>
          <table:table-cell office:value-type="float" office:value="4288">
            <text:p>4288.00</text:p>
          </table:table-cell>
          <table:table-cell table:formula="of:=[.G1412]+[.H1413]*0.1" office:value-type="float" office:value="726.00445">
            <text:p>726.00</text:p>
          </table:table-cell>
          <table:table-cell table:formula="of:=[.$H$5]+[.E1413]*[.$I$5]/(2*3.14)" office:value-type="float" office:value="5.201">
            <text:p>5.20</text:p>
          </table:table-cell>
          <table:table-cell table:number-columns-repeated="3"/>
        </table:table-row>
        <table:table-row table:style-name="ro2">
          <table:table-cell table:formula="of:=6.28*[.B1414]/3200" office:value-type="float" office:value="27.651625">
            <text:p>27.651625</text:p>
          </table:table-cell>
          <table:table-cell office:value-type="float" office:value="14090">
            <text:p>14090</text:p>
          </table:table-cell>
          <table:table-cell table:formula="of:=[.G1414]/36" office:value-type="float" office:value="20.1812376302083">
            <text:p>20.18</text:p>
          </table:table-cell>
          <table:table-cell table:formula="of:=[.E1414]/(2*3.1415)" office:value-type="float" office:value="1.33967252904663">
            <text:p>1.34</text:p>
          </table:table-cell>
          <table:table-cell table:formula="of:=[.F1414]*6.28/[.$K$1]" office:value-type="float" office:value="8.4171625">
            <text:p>8.42</text:p>
          </table:table-cell>
          <table:table-cell office:value-type="float" office:value="4289">
            <text:p>4289.00</text:p>
          </table:table-cell>
          <table:table-cell table:formula="of:=[.G1413]+[.H1414]*0.1" office:value-type="float" office:value="726.5245546875">
            <text:p>726.52</text:p>
          </table:table-cell>
          <table:table-cell table:formula="of:=[.$H$5]+[.E1414]*[.$I$5]/(2*3.14)" office:value-type="float" office:value="5.201046875">
            <text:p>5.20</text:p>
          </table:table-cell>
          <table:table-cell table:number-columns-repeated="3"/>
        </table:table-row>
        <table:table-row table:style-name="ro2">
          <table:table-cell table:formula="of:=6.28*[.B1415]/3200" office:value-type="float" office:value="27.67125">
            <text:p>27.67125</text:p>
          </table:table-cell>
          <table:table-cell office:value-type="float" office:value="14100">
            <text:p>14100</text:p>
          </table:table-cell>
          <table:table-cell table:formula="of:=[.G1415]/36" office:value-type="float" office:value="20.1956851128472">
            <text:p>20.20</text:p>
          </table:table-cell>
          <table:table-cell table:formula="of:=[.E1415]/(2*3.1415)" office:value-type="float" office:value="1.33998487983447">
            <text:p>1.34</text:p>
          </table:table-cell>
          <table:table-cell table:formula="of:=[.F1415]*6.28/[.$K$1]" office:value-type="float" office:value="8.419125">
            <text:p>8.42</text:p>
          </table:table-cell>
          <table:table-cell office:value-type="float" office:value="4290">
            <text:p>4290.00</text:p>
          </table:table-cell>
          <table:table-cell table:formula="of:=[.G1414]+[.H1415]*0.1" office:value-type="float" office:value="727.0446640625">
            <text:p>727.04</text:p>
          </table:table-cell>
          <table:table-cell table:formula="of:=[.$H$5]+[.E1415]*[.$I$5]/(2*3.14)" office:value-type="float" office:value="5.20109375">
            <text:p>5.20</text:p>
          </table:table-cell>
          <table:table-cell table:number-columns-repeated="3"/>
        </table:table-row>
        <table:table-row table:style-name="ro2">
          <table:table-cell table:formula="of:=6.28*[.B1416]/3200" office:value-type="float" office:value="27.690875">
            <text:p>27.690875</text:p>
          </table:table-cell>
          <table:table-cell office:value-type="float" office:value="14110">
            <text:p>14110</text:p>
          </table:table-cell>
          <table:table-cell table:formula="of:=[.G1416]/36" office:value-type="float" office:value="20.2101327256944">
            <text:p>20.21</text:p>
          </table:table-cell>
          <table:table-cell table:formula="of:=[.E1416]/(2*3.1415)" office:value-type="float" office:value="1.34029723062231">
            <text:p>1.34</text:p>
          </table:table-cell>
          <table:table-cell table:formula="of:=[.F1416]*6.28/[.$K$1]" office:value-type="float" office:value="8.4210875">
            <text:p>8.42</text:p>
          </table:table-cell>
          <table:table-cell office:value-type="float" office:value="4291">
            <text:p>4291.00</text:p>
          </table:table-cell>
          <table:table-cell table:formula="of:=[.G1415]+[.H1416]*0.1" office:value-type="float" office:value="727.564778125">
            <text:p>727.56</text:p>
          </table:table-cell>
          <table:table-cell table:formula="of:=[.$H$5]+[.E1416]*[.$I$5]/(2*3.14)" office:value-type="float" office:value="5.201140625">
            <text:p>5.20</text:p>
          </table:table-cell>
          <table:table-cell table:number-columns-repeated="3"/>
        </table:table-row>
        <table:table-row table:style-name="ro2">
          <table:table-cell table:formula="of:=6.28*[.B1417]/3200" office:value-type="float" office:value="27.7105">
            <text:p>27.7105</text:p>
          </table:table-cell>
          <table:table-cell office:value-type="float" office:value="14120">
            <text:p>14120</text:p>
          </table:table-cell>
          <table:table-cell table:formula="of:=[.G1417]/36" office:value-type="float" office:value="20.22458046875">
            <text:p>20.22</text:p>
          </table:table-cell>
          <table:table-cell table:formula="of:=[.E1417]/(2*3.1415)" office:value-type="float" office:value="1.34060958141015">
            <text:p>1.34</text:p>
          </table:table-cell>
          <table:table-cell table:formula="of:=[.F1417]*6.28/[.$K$1]" office:value-type="float" office:value="8.42305">
            <text:p>8.42</text:p>
          </table:table-cell>
          <table:table-cell office:value-type="float" office:value="4292">
            <text:p>4292.00</text:p>
          </table:table-cell>
          <table:table-cell table:formula="of:=[.G1416]+[.H1417]*0.1" office:value-type="float" office:value="728.084896875">
            <text:p>728.08</text:p>
          </table:table-cell>
          <table:table-cell table:formula="of:=[.$H$5]+[.E1417]*[.$I$5]/(2*3.14)" office:value-type="float" office:value="5.2011875">
            <text:p>5.20</text:p>
          </table:table-cell>
          <table:table-cell table:number-columns-repeated="3"/>
        </table:table-row>
        <table:table-row table:style-name="ro2">
          <table:table-cell table:formula="of:=6.28*[.B1418]/3200" office:value-type="float" office:value="27.730125">
            <text:p>27.730125</text:p>
          </table:table-cell>
          <table:table-cell office:value-type="float" office:value="14130">
            <text:p>14130</text:p>
          </table:table-cell>
          <table:table-cell table:formula="of:=[.G1418]/36" office:value-type="float" office:value="20.2390283420139">
            <text:p>20.24</text:p>
          </table:table-cell>
          <table:table-cell table:formula="of:=[.E1418]/(2*3.1415)" office:value-type="float" office:value="1.34092193219799">
            <text:p>1.34</text:p>
          </table:table-cell>
          <table:table-cell table:formula="of:=[.F1418]*6.28/[.$K$1]" office:value-type="float" office:value="8.4250125">
            <text:p>8.43</text:p>
          </table:table-cell>
          <table:table-cell office:value-type="float" office:value="4293">
            <text:p>4293.00</text:p>
          </table:table-cell>
          <table:table-cell table:formula="of:=[.G1417]+[.H1418]*0.1" office:value-type="float" office:value="728.6050203125">
            <text:p>728.61</text:p>
          </table:table-cell>
          <table:table-cell table:formula="of:=[.$H$5]+[.E1418]*[.$I$5]/(2*3.14)" office:value-type="float" office:value="5.201234375">
            <text:p>5.20</text:p>
          </table:table-cell>
          <table:table-cell table:number-columns-repeated="3"/>
        </table:table-row>
        <table:table-row table:style-name="ro2">
          <table:table-cell table:formula="of:=6.28*[.B1419]/3200" office:value-type="float" office:value="27.74975">
            <text:p>27.74975</text:p>
          </table:table-cell>
          <table:table-cell office:value-type="float" office:value="14140">
            <text:p>14140</text:p>
          </table:table-cell>
          <table:table-cell table:formula="of:=[.G1419]/36" office:value-type="float" office:value="20.2534763454861">
            <text:p>20.25</text:p>
          </table:table-cell>
          <table:table-cell table:formula="of:=[.E1419]/(2*3.1415)" office:value-type="float" office:value="1.34123428298583">
            <text:p>1.34</text:p>
          </table:table-cell>
          <table:table-cell table:formula="of:=[.F1419]*6.28/[.$K$1]" office:value-type="float" office:value="8.426975">
            <text:p>8.43</text:p>
          </table:table-cell>
          <table:table-cell office:value-type="float" office:value="4294">
            <text:p>4294.00</text:p>
          </table:table-cell>
          <table:table-cell table:formula="of:=[.G1418]+[.H1419]*0.1" office:value-type="float" office:value="729.1251484375">
            <text:p>729.13</text:p>
          </table:table-cell>
          <table:table-cell table:formula="of:=[.$H$5]+[.E1419]*[.$I$5]/(2*3.14)" office:value-type="float" office:value="5.20128125">
            <text:p>5.20</text:p>
          </table:table-cell>
          <table:table-cell table:number-columns-repeated="3"/>
        </table:table-row>
        <table:table-row table:style-name="ro2">
          <table:table-cell table:formula="of:=6.28*[.B1420]/3200" office:value-type="float" office:value="27.769375">
            <text:p>27.769375</text:p>
          </table:table-cell>
          <table:table-cell office:value-type="float" office:value="14150">
            <text:p>14150</text:p>
          </table:table-cell>
          <table:table-cell table:formula="of:=[.G1420]/36" office:value-type="float" office:value="20.2679244791667">
            <text:p>20.27</text:p>
          </table:table-cell>
          <table:table-cell table:formula="of:=[.E1420]/(2*3.1415)" office:value-type="float" office:value="1.34154663377368">
            <text:p>1.34</text:p>
          </table:table-cell>
          <table:table-cell table:formula="of:=[.F1420]*6.28/[.$K$1]" office:value-type="float" office:value="8.4289375">
            <text:p>8.43</text:p>
          </table:table-cell>
          <table:table-cell office:value-type="float" office:value="4295">
            <text:p>4295.00</text:p>
          </table:table-cell>
          <table:table-cell table:formula="of:=[.G1419]+[.H1420]*0.1" office:value-type="float" office:value="729.64528125">
            <text:p>729.65</text:p>
          </table:table-cell>
          <table:table-cell table:formula="of:=[.$H$5]+[.E1420]*[.$I$5]/(2*3.14)" office:value-type="float" office:value="5.201328125">
            <text:p>5.20</text:p>
          </table:table-cell>
          <table:table-cell table:number-columns-repeated="3"/>
        </table:table-row>
        <table:table-row table:style-name="ro2">
          <table:table-cell table:formula="of:=6.28*[.B1421]/3200" office:value-type="float" office:value="27.789">
            <text:p>27.789</text:p>
          </table:table-cell>
          <table:table-cell office:value-type="float" office:value="14160">
            <text:p>14160</text:p>
          </table:table-cell>
          <table:table-cell table:formula="of:=[.G1421]/36" office:value-type="float" office:value="20.2823727430556">
            <text:p>20.28</text:p>
          </table:table-cell>
          <table:table-cell table:formula="of:=[.E1421]/(2*3.1415)" office:value-type="float" office:value="1.34185898456152">
            <text:p>1.34</text:p>
          </table:table-cell>
          <table:table-cell table:formula="of:=[.F1421]*6.28/[.$K$1]" office:value-type="float" office:value="8.4309">
            <text:p>8.43</text:p>
          </table:table-cell>
          <table:table-cell office:value-type="float" office:value="4296">
            <text:p>4296.00</text:p>
          </table:table-cell>
          <table:table-cell table:formula="of:=[.G1420]+[.H1421]*0.1" office:value-type="float" office:value="730.16541875">
            <text:p>730.17</text:p>
          </table:table-cell>
          <table:table-cell table:formula="of:=[.$H$5]+[.E1421]*[.$I$5]/(2*3.14)" office:value-type="float" office:value="5.201375">
            <text:p>5.20</text:p>
          </table:table-cell>
          <table:table-cell table:number-columns-repeated="3"/>
        </table:table-row>
        <table:table-row table:style-name="ro2">
          <table:table-cell table:formula="of:=6.28*[.B1422]/3200" office:value-type="float" office:value="27.808625">
            <text:p>27.808625</text:p>
          </table:table-cell>
          <table:table-cell office:value-type="float" office:value="14170">
            <text:p>14170</text:p>
          </table:table-cell>
          <table:table-cell table:formula="of:=[.G1422]/36" office:value-type="float" office:value="20.2968211371528">
            <text:p>20.30</text:p>
          </table:table-cell>
          <table:table-cell table:formula="of:=[.E1422]/(2*3.1415)" office:value-type="float" office:value="1.34217133534936">
            <text:p>1.34</text:p>
          </table:table-cell>
          <table:table-cell table:formula="of:=[.F1422]*6.28/[.$K$1]" office:value-type="float" office:value="8.4328625">
            <text:p>8.43</text:p>
          </table:table-cell>
          <table:table-cell office:value-type="float" office:value="4297">
            <text:p>4297.00</text:p>
          </table:table-cell>
          <table:table-cell table:formula="of:=[.G1421]+[.H1422]*0.1" office:value-type="float" office:value="730.6855609375">
            <text:p>730.69</text:p>
          </table:table-cell>
          <table:table-cell table:formula="of:=[.$H$5]+[.E1422]*[.$I$5]/(2*3.14)" office:value-type="float" office:value="5.201421875">
            <text:p>5.20</text:p>
          </table:table-cell>
          <table:table-cell table:number-columns-repeated="3"/>
        </table:table-row>
        <table:table-row table:style-name="ro2">
          <table:table-cell table:formula="of:=6.28*[.B1423]/3200" office:value-type="float" office:value="27.82825">
            <text:p>27.82825</text:p>
          </table:table-cell>
          <table:table-cell office:value-type="float" office:value="14180">
            <text:p>14180</text:p>
          </table:table-cell>
          <table:table-cell table:formula="of:=[.G1423]/36" office:value-type="float" office:value="20.3112696614583">
            <text:p>20.31</text:p>
          </table:table-cell>
          <table:table-cell table:formula="of:=[.E1423]/(2*3.1415)" office:value-type="float" office:value="1.3424836861372">
            <text:p>1.34</text:p>
          </table:table-cell>
          <table:table-cell table:formula="of:=[.F1423]*6.28/[.$K$1]" office:value-type="float" office:value="8.434825">
            <text:p>8.43</text:p>
          </table:table-cell>
          <table:table-cell office:value-type="float" office:value="4298">
            <text:p>4298.00</text:p>
          </table:table-cell>
          <table:table-cell table:formula="of:=[.G1422]+[.H1423]*0.1" office:value-type="float" office:value="731.2057078125">
            <text:p>731.21</text:p>
          </table:table-cell>
          <table:table-cell table:formula="of:=[.$H$5]+[.E1423]*[.$I$5]/(2*3.14)" office:value-type="float" office:value="5.20146875">
            <text:p>5.20</text:p>
          </table:table-cell>
          <table:table-cell table:number-columns-repeated="3"/>
        </table:table-row>
        <table:table-row table:style-name="ro2">
          <table:table-cell table:formula="of:=6.28*[.B1424]/3200" office:value-type="float" office:value="27.847875">
            <text:p>27.847875</text:p>
          </table:table-cell>
          <table:table-cell office:value-type="float" office:value="14190">
            <text:p>14190</text:p>
          </table:table-cell>
          <table:table-cell table:formula="of:=[.G1424]/36" office:value-type="float" office:value="20.3257183159722">
            <text:p>20.33</text:p>
          </table:table-cell>
          <table:table-cell table:formula="of:=[.E1424]/(2*3.1415)" office:value-type="float" office:value="1.34279603692504">
            <text:p>1.34</text:p>
          </table:table-cell>
          <table:table-cell table:formula="of:=[.F1424]*6.28/[.$K$1]" office:value-type="float" office:value="8.4367875">
            <text:p>8.44</text:p>
          </table:table-cell>
          <table:table-cell office:value-type="float" office:value="4299">
            <text:p>4299.00</text:p>
          </table:table-cell>
          <table:table-cell table:formula="of:=[.G1423]+[.H1424]*0.1" office:value-type="float" office:value="731.725859375">
            <text:p>731.73</text:p>
          </table:table-cell>
          <table:table-cell table:formula="of:=[.$H$5]+[.E1424]*[.$I$5]/(2*3.14)" office:value-type="float" office:value="5.201515625">
            <text:p>5.20</text:p>
          </table:table-cell>
          <table:table-cell table:number-columns-repeated="3"/>
        </table:table-row>
        <table:table-row table:style-name="ro2">
          <table:table-cell table:formula="of:=6.28*[.B1425]/3200" office:value-type="float" office:value="27.8675">
            <text:p>27.8675</text:p>
          </table:table-cell>
          <table:table-cell office:value-type="float" office:value="14200">
            <text:p>14200</text:p>
          </table:table-cell>
          <table:table-cell table:formula="of:=[.G1425]/36" office:value-type="float" office:value="20.3401671006944">
            <text:p>20.34</text:p>
          </table:table-cell>
          <table:table-cell table:formula="of:=[.E1425]/(2*3.1415)" office:value-type="float" office:value="1.34310838771288">
            <text:p>1.34</text:p>
          </table:table-cell>
          <table:table-cell table:formula="of:=[.F1425]*6.28/[.$K$1]" office:value-type="float" office:value="8.43875">
            <text:p>8.44</text:p>
          </table:table-cell>
          <table:table-cell office:value-type="float" office:value="4300">
            <text:p>4300.00</text:p>
          </table:table-cell>
          <table:table-cell table:formula="of:=[.G1424]+[.H1425]*0.1" office:value-type="float" office:value="732.246015625">
            <text:p>732.25</text:p>
          </table:table-cell>
          <table:table-cell table:formula="of:=[.$H$5]+[.E1425]*[.$I$5]/(2*3.14)" office:value-type="float" office:value="5.2015625">
            <text:p>5.20</text:p>
          </table:table-cell>
          <table:table-cell table:number-columns-repeated="3"/>
        </table:table-row>
        <table:table-row table:style-name="ro2">
          <table:table-cell table:formula="of:=6.28*[.B1426]/3200" office:value-type="float" office:value="27.887125">
            <text:p>27.887125</text:p>
          </table:table-cell>
          <table:table-cell office:value-type="float" office:value="14210">
            <text:p>14210</text:p>
          </table:table-cell>
          <table:table-cell table:formula="of:=[.G1426]/36" office:value-type="float" office:value="20.354616015625">
            <text:p>20.35</text:p>
          </table:table-cell>
          <table:table-cell table:formula="of:=[.E1426]/(2*3.1415)" office:value-type="float" office:value="1.34342073850072">
            <text:p>1.34</text:p>
          </table:table-cell>
          <table:table-cell table:formula="of:=[.F1426]*6.28/[.$K$1]" office:value-type="float" office:value="8.4407125">
            <text:p>8.44</text:p>
          </table:table-cell>
          <table:table-cell office:value-type="float" office:value="4301">
            <text:p>4301.00</text:p>
          </table:table-cell>
          <table:table-cell table:formula="of:=[.G1425]+[.H1426]*0.1" office:value-type="float" office:value="732.7661765625">
            <text:p>732.77</text:p>
          </table:table-cell>
          <table:table-cell table:formula="of:=[.$H$5]+[.E1426]*[.$I$5]/(2*3.14)" office:value-type="float" office:value="5.201609375">
            <text:p>5.20</text:p>
          </table:table-cell>
          <table:table-cell table:number-columns-repeated="3"/>
        </table:table-row>
        <table:table-row table:style-name="ro2">
          <table:table-cell table:formula="of:=6.28*[.B1427]/3200" office:value-type="float" office:value="27.90675">
            <text:p>27.90675</text:p>
          </table:table-cell>
          <table:table-cell office:value-type="float" office:value="14220">
            <text:p>14220</text:p>
          </table:table-cell>
          <table:table-cell table:formula="of:=[.G1427]/36" office:value-type="float" office:value="20.3690650607639">
            <text:p>20.37</text:p>
          </table:table-cell>
          <table:table-cell table:formula="of:=[.E1427]/(2*3.1415)" office:value-type="float" office:value="1.34373308928856">
            <text:p>1.34</text:p>
          </table:table-cell>
          <table:table-cell table:formula="of:=[.F1427]*6.28/[.$K$1]" office:value-type="float" office:value="8.442675">
            <text:p>8.44</text:p>
          </table:table-cell>
          <table:table-cell office:value-type="float" office:value="4302">
            <text:p>4302.00</text:p>
          </table:table-cell>
          <table:table-cell table:formula="of:=[.G1426]+[.H1427]*0.1" office:value-type="float" office:value="733.2863421875">
            <text:p>733.29</text:p>
          </table:table-cell>
          <table:table-cell table:formula="of:=[.$H$5]+[.E1427]*[.$I$5]/(2*3.14)" office:value-type="float" office:value="5.20165625">
            <text:p>5.20</text:p>
          </table:table-cell>
          <table:table-cell table:number-columns-repeated="3"/>
        </table:table-row>
        <table:table-row table:style-name="ro2">
          <table:table-cell table:formula="of:=6.28*[.B1428]/3200" office:value-type="float" office:value="27.926375">
            <text:p>27.926375</text:p>
          </table:table-cell>
          <table:table-cell office:value-type="float" office:value="14230">
            <text:p>14230</text:p>
          </table:table-cell>
          <table:table-cell table:formula="of:=[.G1428]/36" office:value-type="float" office:value="20.3835142361111">
            <text:p>20.38</text:p>
          </table:table-cell>
          <table:table-cell table:formula="of:=[.E1428]/(2*3.1415)" office:value-type="float" office:value="1.3440454400764">
            <text:p>1.34</text:p>
          </table:table-cell>
          <table:table-cell table:formula="of:=[.F1428]*6.28/[.$K$1]" office:value-type="float" office:value="8.4446375">
            <text:p>8.44</text:p>
          </table:table-cell>
          <table:table-cell office:value-type="float" office:value="4303">
            <text:p>4303.00</text:p>
          </table:table-cell>
          <table:table-cell table:formula="of:=[.G1427]+[.H1428]*0.1" office:value-type="float" office:value="733.8065125">
            <text:p>733.81</text:p>
          </table:table-cell>
          <table:table-cell table:formula="of:=[.$H$5]+[.E1428]*[.$I$5]/(2*3.14)" office:value-type="float" office:value="5.201703125">
            <text:p>5.20</text:p>
          </table:table-cell>
          <table:table-cell table:number-columns-repeated="3"/>
        </table:table-row>
        <table:table-row table:style-name="ro2">
          <table:table-cell table:formula="of:=6.28*[.B1429]/3200" office:value-type="float" office:value="27.946">
            <text:p>27.946</text:p>
          </table:table-cell>
          <table:table-cell office:value-type="float" office:value="14240">
            <text:p>14240</text:p>
          </table:table-cell>
          <table:table-cell table:formula="of:=[.G1429]/36" office:value-type="float" office:value="20.3979635416667">
            <text:p>20.40</text:p>
          </table:table-cell>
          <table:table-cell table:formula="of:=[.E1429]/(2*3.1415)" office:value-type="float" office:value="1.34435779086424">
            <text:p>1.34</text:p>
          </table:table-cell>
          <table:table-cell table:formula="of:=[.F1429]*6.28/[.$K$1]" office:value-type="float" office:value="8.4466">
            <text:p>8.45</text:p>
          </table:table-cell>
          <table:table-cell office:value-type="float" office:value="4304">
            <text:p>4304.00</text:p>
          </table:table-cell>
          <table:table-cell table:formula="of:=[.G1428]+[.H1429]*0.1" office:value-type="float" office:value="734.3266875">
            <text:p>734.33</text:p>
          </table:table-cell>
          <table:table-cell table:formula="of:=[.$H$5]+[.E1429]*[.$I$5]/(2*3.14)" office:value-type="float" office:value="5.20175">
            <text:p>5.20</text:p>
          </table:table-cell>
          <table:table-cell table:number-columns-repeated="3"/>
        </table:table-row>
        <table:table-row table:style-name="ro2">
          <table:table-cell table:formula="of:=6.28*[.B1430]/3200" office:value-type="float" office:value="27.965625">
            <text:p>27.965625</text:p>
          </table:table-cell>
          <table:table-cell office:value-type="float" office:value="14250">
            <text:p>14250</text:p>
          </table:table-cell>
          <table:table-cell table:formula="of:=[.G1430]/36" office:value-type="float" office:value="20.4124129774306">
            <text:p>20.41</text:p>
          </table:table-cell>
          <table:table-cell table:formula="of:=[.E1430]/(2*3.1415)" office:value-type="float" office:value="1.34467014165208">
            <text:p>1.34</text:p>
          </table:table-cell>
          <table:table-cell table:formula="of:=[.F1430]*6.28/[.$K$1]" office:value-type="float" office:value="8.4485625">
            <text:p>8.45</text:p>
          </table:table-cell>
          <table:table-cell office:value-type="float" office:value="4305">
            <text:p>4305.00</text:p>
          </table:table-cell>
          <table:table-cell table:formula="of:=[.G1429]+[.H1430]*0.1" office:value-type="float" office:value="734.8468671875">
            <text:p>734.85</text:p>
          </table:table-cell>
          <table:table-cell table:formula="of:=[.$H$5]+[.E1430]*[.$I$5]/(2*3.14)" office:value-type="float" office:value="5.201796875">
            <text:p>5.20</text:p>
          </table:table-cell>
          <table:table-cell table:number-columns-repeated="3"/>
        </table:table-row>
        <table:table-row table:style-name="ro2">
          <table:table-cell table:formula="of:=6.28*[.B1431]/3200" office:value-type="float" office:value="27.98525">
            <text:p>27.98525</text:p>
          </table:table-cell>
          <table:table-cell office:value-type="float" office:value="14260">
            <text:p>14260</text:p>
          </table:table-cell>
          <table:table-cell table:formula="of:=[.G1431]/36" office:value-type="float" office:value="20.4268625434028">
            <text:p>20.43</text:p>
          </table:table-cell>
          <table:table-cell table:formula="of:=[.E1431]/(2*3.1415)" office:value-type="float" office:value="1.34498249243992">
            <text:p>1.34</text:p>
          </table:table-cell>
          <table:table-cell table:formula="of:=[.F1431]*6.28/[.$K$1]" office:value-type="float" office:value="8.450525">
            <text:p>8.45</text:p>
          </table:table-cell>
          <table:table-cell office:value-type="float" office:value="4306">
            <text:p>4306.00</text:p>
          </table:table-cell>
          <table:table-cell table:formula="of:=[.G1430]+[.H1431]*0.1" office:value-type="float" office:value="735.3670515625">
            <text:p>735.37</text:p>
          </table:table-cell>
          <table:table-cell table:formula="of:=[.$H$5]+[.E1431]*[.$I$5]/(2*3.14)" office:value-type="float" office:value="5.20184375">
            <text:p>5.20</text:p>
          </table:table-cell>
          <table:table-cell table:number-columns-repeated="3"/>
        </table:table-row>
        <table:table-row table:style-name="ro2">
          <table:table-cell table:formula="of:=6.28*[.B1432]/3200" office:value-type="float" office:value="28.004875">
            <text:p>28.004875</text:p>
          </table:table-cell>
          <table:table-cell office:value-type="float" office:value="14270">
            <text:p>14270</text:p>
          </table:table-cell>
          <table:table-cell table:formula="of:=[.G1432]/36" office:value-type="float" office:value="20.4413122395833">
            <text:p>20.44</text:p>
          </table:table-cell>
          <table:table-cell table:formula="of:=[.E1432]/(2*3.1415)" office:value-type="float" office:value="1.34529484322776">
            <text:p>1.35</text:p>
          </table:table-cell>
          <table:table-cell table:formula="of:=[.F1432]*6.28/[.$K$1]" office:value-type="float" office:value="8.4524875">
            <text:p>8.45</text:p>
          </table:table-cell>
          <table:table-cell office:value-type="float" office:value="4307">
            <text:p>4307.00</text:p>
          </table:table-cell>
          <table:table-cell table:formula="of:=[.G1431]+[.H1432]*0.1" office:value-type="float" office:value="735.887240625">
            <text:p>735.89</text:p>
          </table:table-cell>
          <table:table-cell table:formula="of:=[.$H$5]+[.E1432]*[.$I$5]/(2*3.14)" office:value-type="float" office:value="5.201890625">
            <text:p>5.20</text:p>
          </table:table-cell>
          <table:table-cell table:number-columns-repeated="3"/>
        </table:table-row>
        <table:table-row table:style-name="ro2">
          <table:table-cell table:formula="of:=6.28*[.B1433]/3200" office:value-type="float" office:value="28.0245">
            <text:p>28.0245</text:p>
          </table:table-cell>
          <table:table-cell office:value-type="float" office:value="14280">
            <text:p>14280</text:p>
          </table:table-cell>
          <table:table-cell table:formula="of:=[.G1433]/36" office:value-type="float" office:value="20.4557620659722">
            <text:p>20.46</text:p>
          </table:table-cell>
          <table:table-cell table:formula="of:=[.E1433]/(2*3.1415)" office:value-type="float" office:value="1.3456071940156">
            <text:p>1.35</text:p>
          </table:table-cell>
          <table:table-cell table:formula="of:=[.F1433]*6.28/[.$K$1]" office:value-type="float" office:value="8.45445">
            <text:p>8.45</text:p>
          </table:table-cell>
          <table:table-cell office:value-type="float" office:value="4308">
            <text:p>4308.00</text:p>
          </table:table-cell>
          <table:table-cell table:formula="of:=[.G1432]+[.H1433]*0.1" office:value-type="float" office:value="736.407434375">
            <text:p>736.41</text:p>
          </table:table-cell>
          <table:table-cell table:formula="of:=[.$H$5]+[.E1433]*[.$I$5]/(2*3.14)" office:value-type="float" office:value="5.2019375">
            <text:p>5.20</text:p>
          </table:table-cell>
          <table:table-cell table:number-columns-repeated="3"/>
        </table:table-row>
        <table:table-row table:style-name="ro2">
          <table:table-cell table:formula="of:=6.28*[.B1434]/3200" office:value-type="float" office:value="28.044125">
            <text:p>28.044125</text:p>
          </table:table-cell>
          <table:table-cell office:value-type="float" office:value="14290">
            <text:p>14290</text:p>
          </table:table-cell>
          <table:table-cell table:formula="of:=[.G1434]/36" office:value-type="float" office:value="20.4702120225694">
            <text:p>20.47</text:p>
          </table:table-cell>
          <table:table-cell table:formula="of:=[.E1434]/(2*3.1415)" office:value-type="float" office:value="1.34591954480344">
            <text:p>1.35</text:p>
          </table:table-cell>
          <table:table-cell table:formula="of:=[.F1434]*6.28/[.$K$1]" office:value-type="float" office:value="8.4564125">
            <text:p>8.46</text:p>
          </table:table-cell>
          <table:table-cell office:value-type="float" office:value="4309">
            <text:p>4309.00</text:p>
          </table:table-cell>
          <table:table-cell table:formula="of:=[.G1433]+[.H1434]*0.1" office:value-type="float" office:value="736.9276328125">
            <text:p>736.93</text:p>
          </table:table-cell>
          <table:table-cell table:formula="of:=[.$H$5]+[.E1434]*[.$I$5]/(2*3.14)" office:value-type="float" office:value="5.201984375">
            <text:p>5.20</text:p>
          </table:table-cell>
          <table:table-cell table:number-columns-repeated="3"/>
        </table:table-row>
        <table:table-row table:style-name="ro2">
          <table:table-cell table:formula="of:=6.28*[.B1435]/3200" office:value-type="float" office:value="28.06375">
            <text:p>28.06375</text:p>
          </table:table-cell>
          <table:table-cell office:value-type="float" office:value="14300">
            <text:p>14300</text:p>
          </table:table-cell>
          <table:table-cell table:formula="of:=[.G1435]/36" office:value-type="float" office:value="20.484662109375">
            <text:p>20.48</text:p>
          </table:table-cell>
          <table:table-cell table:formula="of:=[.E1435]/(2*3.1415)" office:value-type="float" office:value="1.34623189559128">
            <text:p>1.35</text:p>
          </table:table-cell>
          <table:table-cell table:formula="of:=[.F1435]*6.28/[.$K$1]" office:value-type="float" office:value="8.458375">
            <text:p>8.46</text:p>
          </table:table-cell>
          <table:table-cell office:value-type="float" office:value="4310">
            <text:p>4310.00</text:p>
          </table:table-cell>
          <table:table-cell table:formula="of:=[.G1434]+[.H1435]*0.1" office:value-type="float" office:value="737.4478359375">
            <text:p>737.45</text:p>
          </table:table-cell>
          <table:table-cell table:formula="of:=[.$H$5]+[.E1435]*[.$I$5]/(2*3.14)" office:value-type="float" office:value="5.20203125">
            <text:p>5.20</text:p>
          </table:table-cell>
          <table:table-cell table:number-columns-repeated="3"/>
        </table:table-row>
        <table:table-row table:style-name="ro2">
          <table:table-cell table:formula="of:=6.28*[.B1436]/3200" office:value-type="float" office:value="28.083375">
            <text:p>28.083375</text:p>
          </table:table-cell>
          <table:table-cell office:value-type="float" office:value="14310">
            <text:p>14310</text:p>
          </table:table-cell>
          <table:table-cell table:formula="of:=[.G1436]/36" office:value-type="float" office:value="20.4991123263889">
            <text:p>20.50</text:p>
          </table:table-cell>
          <table:table-cell table:formula="of:=[.E1436]/(2*3.1415)" office:value-type="float" office:value="1.34654424637912">
            <text:p>1.35</text:p>
          </table:table-cell>
          <table:table-cell table:formula="of:=[.F1436]*6.28/[.$K$1]" office:value-type="float" office:value="8.4603375">
            <text:p>8.46</text:p>
          </table:table-cell>
          <table:table-cell office:value-type="float" office:value="4311">
            <text:p>4311.00</text:p>
          </table:table-cell>
          <table:table-cell table:formula="of:=[.G1435]+[.H1436]*0.1" office:value-type="float" office:value="737.96804375">
            <text:p>737.97</text:p>
          </table:table-cell>
          <table:table-cell table:formula="of:=[.$H$5]+[.E1436]*[.$I$5]/(2*3.14)" office:value-type="float" office:value="5.202078125">
            <text:p>5.20</text:p>
          </table:table-cell>
          <table:table-cell table:number-columns-repeated="3"/>
        </table:table-row>
        <table:table-row table:style-name="ro2">
          <table:table-cell table:formula="of:=6.28*[.B1437]/3200" office:value-type="float" office:value="28.103">
            <text:p>28.103</text:p>
          </table:table-cell>
          <table:table-cell office:value-type="float" office:value="14320">
            <text:p>14320</text:p>
          </table:table-cell>
          <table:table-cell table:formula="of:=[.G1437]/36" office:value-type="float" office:value="20.5135626736111">
            <text:p>20.51</text:p>
          </table:table-cell>
          <table:table-cell table:formula="of:=[.E1437]/(2*3.1415)" office:value-type="float" office:value="1.34685659716696">
            <text:p>1.35</text:p>
          </table:table-cell>
          <table:table-cell table:formula="of:=[.F1437]*6.28/[.$K$1]" office:value-type="float" office:value="8.4623">
            <text:p>8.46</text:p>
          </table:table-cell>
          <table:table-cell office:value-type="float" office:value="4312">
            <text:p>4312.00</text:p>
          </table:table-cell>
          <table:table-cell table:formula="of:=[.G1436]+[.H1437]*0.1" office:value-type="float" office:value="738.48825625">
            <text:p>738.49</text:p>
          </table:table-cell>
          <table:table-cell table:formula="of:=[.$H$5]+[.E1437]*[.$I$5]/(2*3.14)" office:value-type="float" office:value="5.202125">
            <text:p>5.20</text:p>
          </table:table-cell>
          <table:table-cell table:number-columns-repeated="3"/>
        </table:table-row>
        <table:table-row table:style-name="ro2">
          <table:table-cell table:formula="of:=6.28*[.B1438]/3200" office:value-type="float" office:value="28.122625">
            <text:p>28.122625</text:p>
          </table:table-cell>
          <table:table-cell office:value-type="float" office:value="14330">
            <text:p>14330</text:p>
          </table:table-cell>
          <table:table-cell table:formula="of:=[.G1438]/36" office:value-type="float" office:value="20.5280131510417">
            <text:p>20.53</text:p>
          </table:table-cell>
          <table:table-cell table:formula="of:=[.E1438]/(2*3.1415)" office:value-type="float" office:value="1.3471689479548">
            <text:p>1.35</text:p>
          </table:table-cell>
          <table:table-cell table:formula="of:=[.F1438]*6.28/[.$K$1]" office:value-type="float" office:value="8.4642625">
            <text:p>8.46</text:p>
          </table:table-cell>
          <table:table-cell office:value-type="float" office:value="4313">
            <text:p>4313.00</text:p>
          </table:table-cell>
          <table:table-cell table:formula="of:=[.G1437]+[.H1438]*0.1" office:value-type="float" office:value="739.0084734375">
            <text:p>739.01</text:p>
          </table:table-cell>
          <table:table-cell table:formula="of:=[.$H$5]+[.E1438]*[.$I$5]/(2*3.14)" office:value-type="float" office:value="5.202171875">
            <text:p>5.20</text:p>
          </table:table-cell>
          <table:table-cell table:number-columns-repeated="3"/>
        </table:table-row>
        <table:table-row table:style-name="ro2">
          <table:table-cell table:formula="of:=6.28*[.B1439]/3200" office:value-type="float" office:value="28.14225">
            <text:p>28.14225</text:p>
          </table:table-cell>
          <table:table-cell office:value-type="float" office:value="14340">
            <text:p>14340</text:p>
          </table:table-cell>
          <table:table-cell table:formula="of:=[.G1439]/36" office:value-type="float" office:value="20.5424637586805">
            <text:p>20.54</text:p>
          </table:table-cell>
          <table:table-cell table:formula="of:=[.E1439]/(2*3.1415)" office:value-type="float" office:value="1.34748129874264">
            <text:p>1.35</text:p>
          </table:table-cell>
          <table:table-cell table:formula="of:=[.F1439]*6.28/[.$K$1]" office:value-type="float" office:value="8.466225">
            <text:p>8.47</text:p>
          </table:table-cell>
          <table:table-cell office:value-type="float" office:value="4314">
            <text:p>4314.00</text:p>
          </table:table-cell>
          <table:table-cell table:formula="of:=[.G1438]+[.H1439]*0.1" office:value-type="float" office:value="739.5286953125">
            <text:p>739.53</text:p>
          </table:table-cell>
          <table:table-cell table:formula="of:=[.$H$5]+[.E1439]*[.$I$5]/(2*3.14)" office:value-type="float" office:value="5.20221875">
            <text:p>5.20</text:p>
          </table:table-cell>
          <table:table-cell table:number-columns-repeated="3"/>
        </table:table-row>
        <table:table-row table:style-name="ro2">
          <table:table-cell table:formula="of:=6.28*[.B1440]/3200" office:value-type="float" office:value="28.161875">
            <text:p>28.161875</text:p>
          </table:table-cell>
          <table:table-cell office:value-type="float" office:value="14350">
            <text:p>14350</text:p>
          </table:table-cell>
          <table:table-cell table:formula="of:=[.G1440]/36" office:value-type="float" office:value="20.5569144965278">
            <text:p>20.56</text:p>
          </table:table-cell>
          <table:table-cell table:formula="of:=[.E1440]/(2*3.1415)" office:value-type="float" office:value="1.34779364953048">
            <text:p>1.35</text:p>
          </table:table-cell>
          <table:table-cell table:formula="of:=[.F1440]*6.28/[.$K$1]" office:value-type="float" office:value="8.4681875">
            <text:p>8.47</text:p>
          </table:table-cell>
          <table:table-cell office:value-type="float" office:value="4315">
            <text:p>4315.00</text:p>
          </table:table-cell>
          <table:table-cell table:formula="of:=[.G1439]+[.H1440]*0.1" office:value-type="float" office:value="740.048921875">
            <text:p>740.05</text:p>
          </table:table-cell>
          <table:table-cell table:formula="of:=[.$H$5]+[.E1440]*[.$I$5]/(2*3.14)" office:value-type="float" office:value="5.202265625">
            <text:p>5.20</text:p>
          </table:table-cell>
          <table:table-cell table:number-columns-repeated="3"/>
        </table:table-row>
        <table:table-row table:style-name="ro2">
          <table:table-cell table:formula="of:=6.28*[.B1441]/3200" office:value-type="float" office:value="28.1815">
            <text:p>28.1815</text:p>
          </table:table-cell>
          <table:table-cell office:value-type="float" office:value="14360">
            <text:p>14360</text:p>
          </table:table-cell>
          <table:table-cell table:formula="of:=[.G1441]/36" office:value-type="float" office:value="20.5713653645833">
            <text:p>20.57</text:p>
          </table:table-cell>
          <table:table-cell table:formula="of:=[.E1441]/(2*3.1415)" office:value-type="float" office:value="1.34810600031832">
            <text:p>1.35</text:p>
          </table:table-cell>
          <table:table-cell table:formula="of:=[.F1441]*6.28/[.$K$1]" office:value-type="float" office:value="8.47015">
            <text:p>8.47</text:p>
          </table:table-cell>
          <table:table-cell office:value-type="float" office:value="4316">
            <text:p>4316.00</text:p>
          </table:table-cell>
          <table:table-cell table:formula="of:=[.G1440]+[.H1441]*0.1" office:value-type="float" office:value="740.569153125">
            <text:p>740.57</text:p>
          </table:table-cell>
          <table:table-cell table:formula="of:=[.$H$5]+[.E1441]*[.$I$5]/(2*3.14)" office:value-type="float" office:value="5.2023125">
            <text:p>5.20</text:p>
          </table:table-cell>
          <table:table-cell table:number-columns-repeated="3"/>
        </table:table-row>
        <table:table-row table:style-name="ro2">
          <table:table-cell table:formula="of:=6.28*[.B1442]/3200" office:value-type="float" office:value="28.201125">
            <text:p>28.201125</text:p>
          </table:table-cell>
          <table:table-cell office:value-type="float" office:value="14370">
            <text:p>14370</text:p>
          </table:table-cell>
          <table:table-cell table:formula="of:=[.G1442]/36" office:value-type="float" office:value="20.5858163628472">
            <text:p>20.59</text:p>
          </table:table-cell>
          <table:table-cell table:formula="of:=[.E1442]/(2*3.1415)" office:value-type="float" office:value="1.34841835110616">
            <text:p>1.35</text:p>
          </table:table-cell>
          <table:table-cell table:formula="of:=[.F1442]*6.28/[.$K$1]" office:value-type="float" office:value="8.4721125">
            <text:p>8.47</text:p>
          </table:table-cell>
          <table:table-cell office:value-type="float" office:value="4317">
            <text:p>4317.00</text:p>
          </table:table-cell>
          <table:table-cell table:formula="of:=[.G1441]+[.H1442]*0.1" office:value-type="float" office:value="741.0893890625">
            <text:p>741.09</text:p>
          </table:table-cell>
          <table:table-cell table:formula="of:=[.$H$5]+[.E1442]*[.$I$5]/(2*3.14)" office:value-type="float" office:value="5.202359375">
            <text:p>5.20</text:p>
          </table:table-cell>
          <table:table-cell table:number-columns-repeated="3"/>
        </table:table-row>
        <table:table-row table:style-name="ro2">
          <table:table-cell table:formula="of:=6.28*[.B1443]/3200" office:value-type="float" office:value="28.22075">
            <text:p>28.22075</text:p>
          </table:table-cell>
          <table:table-cell office:value-type="float" office:value="14380">
            <text:p>14380</text:p>
          </table:table-cell>
          <table:table-cell table:formula="of:=[.G1443]/36" office:value-type="float" office:value="20.6002674913194">
            <text:p>20.60</text:p>
          </table:table-cell>
          <table:table-cell table:formula="of:=[.E1443]/(2*3.1415)" office:value-type="float" office:value="1.348730701894">
            <text:p>1.35</text:p>
          </table:table-cell>
          <table:table-cell table:formula="of:=[.F1443]*6.28/[.$K$1]" office:value-type="float" office:value="8.474075">
            <text:p>8.47</text:p>
          </table:table-cell>
          <table:table-cell office:value-type="float" office:value="4318">
            <text:p>4318.00</text:p>
          </table:table-cell>
          <table:table-cell table:formula="of:=[.G1442]+[.H1443]*0.1" office:value-type="float" office:value="741.6096296875">
            <text:p>741.61</text:p>
          </table:table-cell>
          <table:table-cell table:formula="of:=[.$H$5]+[.E1443]*[.$I$5]/(2*3.14)" office:value-type="float" office:value="5.20240625">
            <text:p>5.20</text:p>
          </table:table-cell>
          <table:table-cell table:number-columns-repeated="3"/>
        </table:table-row>
        <table:table-row table:style-name="ro2">
          <table:table-cell table:formula="of:=6.28*[.B1444]/3200" office:value-type="float" office:value="28.240375">
            <text:p>28.240375</text:p>
          </table:table-cell>
          <table:table-cell office:value-type="float" office:value="14390">
            <text:p>14390</text:p>
          </table:table-cell>
          <table:table-cell table:formula="of:=[.G1444]/36" office:value-type="float" office:value="20.61471875">
            <text:p>20.61</text:p>
          </table:table-cell>
          <table:table-cell table:formula="of:=[.E1444]/(2*3.1415)" office:value-type="float" office:value="1.34904305268184">
            <text:p>1.35</text:p>
          </table:table-cell>
          <table:table-cell table:formula="of:=[.F1444]*6.28/[.$K$1]" office:value-type="float" office:value="8.4760375">
            <text:p>8.48</text:p>
          </table:table-cell>
          <table:table-cell office:value-type="float" office:value="4319">
            <text:p>4319.00</text:p>
          </table:table-cell>
          <table:table-cell table:formula="of:=[.G1443]+[.H1444]*0.1" office:value-type="float" office:value="742.129875">
            <text:p>742.13</text:p>
          </table:table-cell>
          <table:table-cell table:formula="of:=[.$H$5]+[.E1444]*[.$I$5]/(2*3.14)" office:value-type="float" office:value="5.202453125">
            <text:p>5.20</text:p>
          </table:table-cell>
          <table:table-cell table:number-columns-repeated="3"/>
        </table:table-row>
        <table:table-row table:style-name="ro2">
          <table:table-cell table:formula="of:=6.28*[.B1445]/3200" office:value-type="float" office:value="28.26">
            <text:p>28.26</text:p>
          </table:table-cell>
          <table:table-cell office:value-type="float" office:value="14400">
            <text:p>14400</text:p>
          </table:table-cell>
          <table:table-cell table:formula="of:=[.G1445]/36" office:value-type="float" office:value="20.6291701388889">
            <text:p>20.63</text:p>
          </table:table-cell>
          <table:table-cell table:formula="of:=[.E1445]/(2*3.1415)" office:value-type="float" office:value="1.34935540346968">
            <text:p>1.35</text:p>
          </table:table-cell>
          <table:table-cell table:formula="of:=[.F1445]*6.28/[.$K$1]" office:value-type="float" office:value="8.478">
            <text:p>8.48</text:p>
          </table:table-cell>
          <table:table-cell office:value-type="float" office:value="4320">
            <text:p>4320.00</text:p>
          </table:table-cell>
          <table:table-cell table:formula="of:=[.G1444]+[.H1445]*0.1" office:value-type="float" office:value="742.650125">
            <text:p>742.65</text:p>
          </table:table-cell>
          <table:table-cell table:formula="of:=[.$H$5]+[.E1445]*[.$I$5]/(2*3.14)" office:value-type="float" office:value="5.2025">
            <text:p>5.20</text:p>
          </table:table-cell>
          <table:table-cell table:number-columns-repeated="3"/>
        </table:table-row>
        <table:table-row table:style-name="ro2">
          <table:table-cell table:formula="of:=6.28*[.B1446]/3200" office:value-type="float" office:value="28.279625">
            <text:p>28.279625</text:p>
          </table:table-cell>
          <table:table-cell office:value-type="float" office:value="14410">
            <text:p>14410</text:p>
          </table:table-cell>
          <table:table-cell table:formula="of:=[.G1446]/36" office:value-type="float" office:value="20.6436216579861">
            <text:p>20.64</text:p>
          </table:table-cell>
          <table:table-cell table:formula="of:=[.E1446]/(2*3.1415)" office:value-type="float" office:value="1.34966775425752">
            <text:p>1.35</text:p>
          </table:table-cell>
          <table:table-cell table:formula="of:=[.F1446]*6.28/[.$K$1]" office:value-type="float" office:value="8.4799625">
            <text:p>8.48</text:p>
          </table:table-cell>
          <table:table-cell office:value-type="float" office:value="4321">
            <text:p>4321.00</text:p>
          </table:table-cell>
          <table:table-cell table:formula="of:=[.G1445]+[.H1446]*0.1" office:value-type="float" office:value="743.1703796875">
            <text:p>743.17</text:p>
          </table:table-cell>
          <table:table-cell table:formula="of:=[.$H$5]+[.E1446]*[.$I$5]/(2*3.14)" office:value-type="float" office:value="5.202546875">
            <text:p>5.20</text:p>
          </table:table-cell>
          <table:table-cell table:number-columns-repeated="3"/>
        </table:table-row>
        <table:table-row table:style-name="ro2">
          <table:table-cell table:formula="of:=6.28*[.B1447]/3200" office:value-type="float" office:value="28.29925">
            <text:p>28.29925</text:p>
          </table:table-cell>
          <table:table-cell office:value-type="float" office:value="14420">
            <text:p>14420</text:p>
          </table:table-cell>
          <table:table-cell table:formula="of:=[.G1447]/36" office:value-type="float" office:value="20.6580733072917">
            <text:p>20.66</text:p>
          </table:table-cell>
          <table:table-cell table:formula="of:=[.E1447]/(2*3.1415)" office:value-type="float" office:value="1.34998010504536">
            <text:p>1.35</text:p>
          </table:table-cell>
          <table:table-cell table:formula="of:=[.F1447]*6.28/[.$K$1]" office:value-type="float" office:value="8.481925">
            <text:p>8.48</text:p>
          </table:table-cell>
          <table:table-cell office:value-type="float" office:value="4322">
            <text:p>4322.00</text:p>
          </table:table-cell>
          <table:table-cell table:formula="of:=[.G1446]+[.H1447]*0.1" office:value-type="float" office:value="743.6906390625">
            <text:p>743.69</text:p>
          </table:table-cell>
          <table:table-cell table:formula="of:=[.$H$5]+[.E1447]*[.$I$5]/(2*3.14)" office:value-type="float" office:value="5.20259375">
            <text:p>5.20</text:p>
          </table:table-cell>
          <table:table-cell table:number-columns-repeated="3"/>
        </table:table-row>
        <table:table-row table:style-name="ro2">
          <table:table-cell table:formula="of:=6.28*[.B1448]/3200" office:value-type="float" office:value="28.318875">
            <text:p>28.318875</text:p>
          </table:table-cell>
          <table:table-cell office:value-type="float" office:value="14430">
            <text:p>14430</text:p>
          </table:table-cell>
          <table:table-cell table:formula="of:=[.G1448]/36" office:value-type="float" office:value="20.6725250868056">
            <text:p>20.67</text:p>
          </table:table-cell>
          <table:table-cell table:formula="of:=[.E1448]/(2*3.1415)" office:value-type="float" office:value="1.3502924558332">
            <text:p>1.35</text:p>
          </table:table-cell>
          <table:table-cell table:formula="of:=[.F1448]*6.28/[.$K$1]" office:value-type="float" office:value="8.4838875">
            <text:p>8.48</text:p>
          </table:table-cell>
          <table:table-cell office:value-type="float" office:value="4323">
            <text:p>4323.00</text:p>
          </table:table-cell>
          <table:table-cell table:formula="of:=[.G1447]+[.H1448]*0.1" office:value-type="float" office:value="744.210903125">
            <text:p>744.21</text:p>
          </table:table-cell>
          <table:table-cell table:formula="of:=[.$H$5]+[.E1448]*[.$I$5]/(2*3.14)" office:value-type="float" office:value="5.202640625">
            <text:p>5.20</text:p>
          </table:table-cell>
          <table:table-cell table:number-columns-repeated="3"/>
        </table:table-row>
        <table:table-row table:style-name="ro2">
          <table:table-cell table:formula="of:=6.28*[.B1449]/3200" office:value-type="float" office:value="28.3385">
            <text:p>28.3385</text:p>
          </table:table-cell>
          <table:table-cell office:value-type="float" office:value="14440">
            <text:p>14440</text:p>
          </table:table-cell>
          <table:table-cell table:formula="of:=[.G1449]/36" office:value-type="float" office:value="20.6869769965278">
            <text:p>20.69</text:p>
          </table:table-cell>
          <table:table-cell table:formula="of:=[.E1449]/(2*3.1415)" office:value-type="float" office:value="1.35060480662104">
            <text:p>1.35</text:p>
          </table:table-cell>
          <table:table-cell table:formula="of:=[.F1449]*6.28/[.$K$1]" office:value-type="float" office:value="8.48585">
            <text:p>8.49</text:p>
          </table:table-cell>
          <table:table-cell office:value-type="float" office:value="4324">
            <text:p>4324.00</text:p>
          </table:table-cell>
          <table:table-cell table:formula="of:=[.G1448]+[.H1449]*0.1" office:value-type="float" office:value="744.731171875">
            <text:p>744.73</text:p>
          </table:table-cell>
          <table:table-cell table:formula="of:=[.$H$5]+[.E1449]*[.$I$5]/(2*3.14)" office:value-type="float" office:value="5.2026875">
            <text:p>5.20</text:p>
          </table:table-cell>
          <table:table-cell table:number-columns-repeated="3"/>
        </table:table-row>
        <table:table-row table:style-name="ro2">
          <table:table-cell table:formula="of:=6.28*[.B1450]/3200" office:value-type="float" office:value="28.358125">
            <text:p>28.358125</text:p>
          </table:table-cell>
          <table:table-cell office:value-type="float" office:value="14450">
            <text:p>14450</text:p>
          </table:table-cell>
          <table:table-cell table:formula="of:=[.G1450]/36" office:value-type="float" office:value="20.7014290364583">
            <text:p>20.70</text:p>
          </table:table-cell>
          <table:table-cell table:formula="of:=[.E1450]/(2*3.1415)" office:value-type="float" office:value="1.35091715740888">
            <text:p>1.35</text:p>
          </table:table-cell>
          <table:table-cell table:formula="of:=[.F1450]*6.28/[.$K$1]" office:value-type="float" office:value="8.4878125">
            <text:p>8.49</text:p>
          </table:table-cell>
          <table:table-cell office:value-type="float" office:value="4325">
            <text:p>4325.00</text:p>
          </table:table-cell>
          <table:table-cell table:formula="of:=[.G1449]+[.H1450]*0.1" office:value-type="float" office:value="745.2514453125">
            <text:p>745.25</text:p>
          </table:table-cell>
          <table:table-cell table:formula="of:=[.$H$5]+[.E1450]*[.$I$5]/(2*3.14)" office:value-type="float" office:value="5.202734375">
            <text:p>5.20</text:p>
          </table:table-cell>
          <table:table-cell table:number-columns-repeated="3"/>
        </table:table-row>
        <table:table-row table:style-name="ro2">
          <table:table-cell table:formula="of:=6.28*[.B1451]/3200" office:value-type="float" office:value="28.37775">
            <text:p>28.37775</text:p>
          </table:table-cell>
          <table:table-cell office:value-type="float" office:value="14460">
            <text:p>14460</text:p>
          </table:table-cell>
          <table:table-cell table:formula="of:=[.G1451]/36" office:value-type="float" office:value="20.7158812065972">
            <text:p>20.72</text:p>
          </table:table-cell>
          <table:table-cell table:formula="of:=[.E1451]/(2*3.1415)" office:value-type="float" office:value="1.35122950819672">
            <text:p>1.35</text:p>
          </table:table-cell>
          <table:table-cell table:formula="of:=[.F1451]*6.28/[.$K$1]" office:value-type="float" office:value="8.489775">
            <text:p>8.49</text:p>
          </table:table-cell>
          <table:table-cell office:value-type="float" office:value="4326">
            <text:p>4326.00</text:p>
          </table:table-cell>
          <table:table-cell table:formula="of:=[.G1450]+[.H1451]*0.1" office:value-type="float" office:value="745.7717234375">
            <text:p>745.77</text:p>
          </table:table-cell>
          <table:table-cell table:formula="of:=[.$H$5]+[.E1451]*[.$I$5]/(2*3.14)" office:value-type="float" office:value="5.20278125">
            <text:p>5.20</text:p>
          </table:table-cell>
          <table:table-cell table:number-columns-repeated="3"/>
        </table:table-row>
        <table:table-row table:style-name="ro2">
          <table:table-cell table:formula="of:=6.28*[.B1452]/3200" office:value-type="float" office:value="28.397375">
            <text:p>28.397375</text:p>
          </table:table-cell>
          <table:table-cell office:value-type="float" office:value="14470">
            <text:p>14470</text:p>
          </table:table-cell>
          <table:table-cell table:formula="of:=[.G1452]/36" office:value-type="float" office:value="20.7303335069445">
            <text:p>20.73</text:p>
          </table:table-cell>
          <table:table-cell table:formula="of:=[.E1452]/(2*3.1415)" office:value-type="float" office:value="1.35154185898456">
            <text:p>1.35</text:p>
          </table:table-cell>
          <table:table-cell table:formula="of:=[.F1452]*6.28/[.$K$1]" office:value-type="float" office:value="8.4917375">
            <text:p>8.49</text:p>
          </table:table-cell>
          <table:table-cell office:value-type="float" office:value="4327">
            <text:p>4327.00</text:p>
          </table:table-cell>
          <table:table-cell table:formula="of:=[.G1451]+[.H1452]*0.1" office:value-type="float" office:value="746.29200625">
            <text:p>746.29</text:p>
          </table:table-cell>
          <table:table-cell table:formula="of:=[.$H$5]+[.E1452]*[.$I$5]/(2*3.14)" office:value-type="float" office:value="5.202828125">
            <text:p>5.20</text:p>
          </table:table-cell>
          <table:table-cell table:number-columns-repeated="3"/>
        </table:table-row>
        <table:table-row table:style-name="ro2">
          <table:table-cell table:formula="of:=6.28*[.B1453]/3200" office:value-type="float" office:value="28.417">
            <text:p>28.417</text:p>
          </table:table-cell>
          <table:table-cell office:value-type="float" office:value="14480">
            <text:p>14480</text:p>
          </table:table-cell>
          <table:table-cell table:formula="of:=[.G1453]/36" office:value-type="float" office:value="20.7447859375">
            <text:p>20.74</text:p>
          </table:table-cell>
          <table:table-cell table:formula="of:=[.E1453]/(2*3.1415)" office:value-type="float" office:value="1.3518542097724">
            <text:p>1.35</text:p>
          </table:table-cell>
          <table:table-cell table:formula="of:=[.F1453]*6.28/[.$K$1]" office:value-type="float" office:value="8.4937">
            <text:p>8.49</text:p>
          </table:table-cell>
          <table:table-cell office:value-type="float" office:value="4328">
            <text:p>4328.00</text:p>
          </table:table-cell>
          <table:table-cell table:formula="of:=[.G1452]+[.H1453]*0.1" office:value-type="float" office:value="746.81229375">
            <text:p>746.81</text:p>
          </table:table-cell>
          <table:table-cell table:formula="of:=[.$H$5]+[.E1453]*[.$I$5]/(2*3.14)" office:value-type="float" office:value="5.202875">
            <text:p>5.20</text:p>
          </table:table-cell>
          <table:table-cell table:number-columns-repeated="3"/>
        </table:table-row>
        <table:table-row table:style-name="ro2">
          <table:table-cell table:formula="of:=6.28*[.B1454]/3200" office:value-type="float" office:value="28.436625">
            <text:p>28.436625</text:p>
          </table:table-cell>
          <table:table-cell office:value-type="float" office:value="14490">
            <text:p>14490</text:p>
          </table:table-cell>
          <table:table-cell table:formula="of:=[.G1454]/36" office:value-type="float" office:value="20.7592384982639">
            <text:p>20.76</text:p>
          </table:table-cell>
          <table:table-cell table:formula="of:=[.E1454]/(2*3.1415)" office:value-type="float" office:value="1.35216656056024">
            <text:p>1.35</text:p>
          </table:table-cell>
          <table:table-cell table:formula="of:=[.F1454]*6.28/[.$K$1]" office:value-type="float" office:value="8.4956625">
            <text:p>8.50</text:p>
          </table:table-cell>
          <table:table-cell office:value-type="float" office:value="4329">
            <text:p>4329.00</text:p>
          </table:table-cell>
          <table:table-cell table:formula="of:=[.G1453]+[.H1454]*0.1" office:value-type="float" office:value="747.3325859375">
            <text:p>747.33</text:p>
          </table:table-cell>
          <table:table-cell table:formula="of:=[.$H$5]+[.E1454]*[.$I$5]/(2*3.14)" office:value-type="float" office:value="5.202921875">
            <text:p>5.20</text:p>
          </table:table-cell>
          <table:table-cell table:number-columns-repeated="3"/>
        </table:table-row>
        <table:table-row table:style-name="ro2">
          <table:table-cell table:formula="of:=6.28*[.B1455]/3200" office:value-type="float" office:value="28.45625">
            <text:p>28.45625</text:p>
          </table:table-cell>
          <table:table-cell office:value-type="float" office:value="14500">
            <text:p>14500</text:p>
          </table:table-cell>
          <table:table-cell table:formula="of:=[.G1455]/36" office:value-type="float" office:value="20.7736911892361">
            <text:p>20.77</text:p>
          </table:table-cell>
          <table:table-cell table:formula="of:=[.E1455]/(2*3.1415)" office:value-type="float" office:value="1.35247891134808">
            <text:p>1.35</text:p>
          </table:table-cell>
          <table:table-cell table:formula="of:=[.F1455]*6.28/[.$K$1]" office:value-type="float" office:value="8.497625">
            <text:p>8.50</text:p>
          </table:table-cell>
          <table:table-cell office:value-type="float" office:value="4330">
            <text:p>4330.00</text:p>
          </table:table-cell>
          <table:table-cell table:formula="of:=[.G1454]+[.H1455]*0.1" office:value-type="float" office:value="747.8528828125">
            <text:p>747.85</text:p>
          </table:table-cell>
          <table:table-cell table:formula="of:=[.$H$5]+[.E1455]*[.$I$5]/(2*3.14)" office:value-type="float" office:value="5.20296875">
            <text:p>5.20</text:p>
          </table:table-cell>
          <table:table-cell table:number-columns-repeated="3"/>
        </table:table-row>
        <table:table-row table:style-name="ro2">
          <table:table-cell table:formula="of:=6.28*[.B1456]/3200" office:value-type="float" office:value="28.475875">
            <text:p>28.475875</text:p>
          </table:table-cell>
          <table:table-cell office:value-type="float" office:value="14510">
            <text:p>14510</text:p>
          </table:table-cell>
          <table:table-cell table:formula="of:=[.G1456]/36" office:value-type="float" office:value="20.7881440104167">
            <text:p>20.79</text:p>
          </table:table-cell>
          <table:table-cell table:formula="of:=[.E1456]/(2*3.1415)" office:value-type="float" office:value="1.35279126213592">
            <text:p>1.35</text:p>
          </table:table-cell>
          <table:table-cell table:formula="of:=[.F1456]*6.28/[.$K$1]" office:value-type="float" office:value="8.4995875">
            <text:p>8.50</text:p>
          </table:table-cell>
          <table:table-cell office:value-type="float" office:value="4331">
            <text:p>4331.00</text:p>
          </table:table-cell>
          <table:table-cell table:formula="of:=[.G1455]+[.H1456]*0.1" office:value-type="float" office:value="748.373184375">
            <text:p>748.37</text:p>
          </table:table-cell>
          <table:table-cell table:formula="of:=[.$H$5]+[.E1456]*[.$I$5]/(2*3.14)" office:value-type="float" office:value="5.203015625">
            <text:p>5.20</text:p>
          </table:table-cell>
          <table:table-cell table:number-columns-repeated="3"/>
        </table:table-row>
        <table:table-row table:style-name="ro2">
          <table:table-cell table:formula="of:=6.28*[.B1457]/3200" office:value-type="float" office:value="28.4955">
            <text:p>28.4955</text:p>
          </table:table-cell>
          <table:table-cell office:value-type="float" office:value="14520">
            <text:p>14520</text:p>
          </table:table-cell>
          <table:table-cell table:formula="of:=[.G1457]/36" office:value-type="float" office:value="20.8025969618056">
            <text:p>20.80</text:p>
          </table:table-cell>
          <table:table-cell table:formula="of:=[.E1457]/(2*3.1415)" office:value-type="float" office:value="1.35310361292376">
            <text:p>1.35</text:p>
          </table:table-cell>
          <table:table-cell table:formula="of:=[.F1457]*6.28/[.$K$1]" office:value-type="float" office:value="8.50155">
            <text:p>8.50</text:p>
          </table:table-cell>
          <table:table-cell office:value-type="float" office:value="4332">
            <text:p>4332.00</text:p>
          </table:table-cell>
          <table:table-cell table:formula="of:=[.G1456]+[.H1457]*0.1" office:value-type="float" office:value="748.893490625">
            <text:p>748.89</text:p>
          </table:table-cell>
          <table:table-cell table:formula="of:=[.$H$5]+[.E1457]*[.$I$5]/(2*3.14)" office:value-type="float" office:value="5.2030625">
            <text:p>5.20</text:p>
          </table:table-cell>
          <table:table-cell table:number-columns-repeated="3"/>
        </table:table-row>
        <table:table-row table:style-name="ro2">
          <table:table-cell table:formula="of:=6.28*[.B1458]/3200" office:value-type="float" office:value="28.515125">
            <text:p>28.515125</text:p>
          </table:table-cell>
          <table:table-cell office:value-type="float" office:value="14530">
            <text:p>14530</text:p>
          </table:table-cell>
          <table:table-cell table:formula="of:=[.G1458]/36" office:value-type="float" office:value="20.8170500434028">
            <text:p>20.82</text:p>
          </table:table-cell>
          <table:table-cell table:formula="of:=[.E1458]/(2*3.1415)" office:value-type="float" office:value="1.3534159637116">
            <text:p>1.35</text:p>
          </table:table-cell>
          <table:table-cell table:formula="of:=[.F1458]*6.28/[.$K$1]" office:value-type="float" office:value="8.5035125">
            <text:p>8.50</text:p>
          </table:table-cell>
          <table:table-cell office:value-type="float" office:value="4333">
            <text:p>4333.00</text:p>
          </table:table-cell>
          <table:table-cell table:formula="of:=[.G1457]+[.H1458]*0.1" office:value-type="float" office:value="749.4138015625">
            <text:p>749.41</text:p>
          </table:table-cell>
          <table:table-cell table:formula="of:=[.$H$5]+[.E1458]*[.$I$5]/(2*3.14)" office:value-type="float" office:value="5.203109375">
            <text:p>5.20</text:p>
          </table:table-cell>
          <table:table-cell table:number-columns-repeated="3"/>
        </table:table-row>
        <table:table-row table:style-name="ro2">
          <table:table-cell table:formula="of:=6.28*[.B1459]/3200" office:value-type="float" office:value="28.53475">
            <text:p>28.53475</text:p>
          </table:table-cell>
          <table:table-cell office:value-type="float" office:value="14540">
            <text:p>14540</text:p>
          </table:table-cell>
          <table:table-cell table:formula="of:=[.G1459]/36" office:value-type="float" office:value="20.8315032552083">
            <text:p>20.83</text:p>
          </table:table-cell>
          <table:table-cell table:formula="of:=[.E1459]/(2*3.1415)" office:value-type="float" office:value="1.35372831449944">
            <text:p>1.35</text:p>
          </table:table-cell>
          <table:table-cell table:formula="of:=[.F1459]*6.28/[.$K$1]" office:value-type="float" office:value="8.505475">
            <text:p>8.51</text:p>
          </table:table-cell>
          <table:table-cell office:value-type="float" office:value="4334">
            <text:p>4334.00</text:p>
          </table:table-cell>
          <table:table-cell table:formula="of:=[.G1458]+[.H1459]*0.1" office:value-type="float" office:value="749.9341171875">
            <text:p>749.93</text:p>
          </table:table-cell>
          <table:table-cell table:formula="of:=[.$H$5]+[.E1459]*[.$I$5]/(2*3.14)" office:value-type="float" office:value="5.20315625">
            <text:p>5.20</text:p>
          </table:table-cell>
          <table:table-cell table:number-columns-repeated="3"/>
        </table:table-row>
        <table:table-row table:style-name="ro2">
          <table:table-cell table:formula="of:=6.28*[.B1460]/3200" office:value-type="float" office:value="28.554375">
            <text:p>28.554375</text:p>
          </table:table-cell>
          <table:table-cell office:value-type="float" office:value="14550">
            <text:p>14550</text:p>
          </table:table-cell>
          <table:table-cell table:formula="of:=[.G1460]/36" office:value-type="float" office:value="20.8459565972222">
            <text:p>20.85</text:p>
          </table:table-cell>
          <table:table-cell table:formula="of:=[.E1460]/(2*3.1415)" office:value-type="float" office:value="1.35404066528728">
            <text:p>1.35</text:p>
          </table:table-cell>
          <table:table-cell table:formula="of:=[.F1460]*6.28/[.$K$1]" office:value-type="float" office:value="8.5074375">
            <text:p>8.51</text:p>
          </table:table-cell>
          <table:table-cell office:value-type="float" office:value="4335">
            <text:p>4335.00</text:p>
          </table:table-cell>
          <table:table-cell table:formula="of:=[.G1459]+[.H1460]*0.1" office:value-type="float" office:value="750.4544375">
            <text:p>750.45</text:p>
          </table:table-cell>
          <table:table-cell table:formula="of:=[.$H$5]+[.E1460]*[.$I$5]/(2*3.14)" office:value-type="float" office:value="5.203203125">
            <text:p>5.20</text:p>
          </table:table-cell>
          <table:table-cell table:number-columns-repeated="3"/>
        </table:table-row>
        <table:table-row table:style-name="ro2">
          <table:table-cell table:formula="of:=6.28*[.B1461]/3200" office:value-type="float" office:value="28.574">
            <text:p>28.574</text:p>
          </table:table-cell>
          <table:table-cell office:value-type="float" office:value="14560">
            <text:p>14560</text:p>
          </table:table-cell>
          <table:table-cell table:formula="of:=[.G1461]/36" office:value-type="float" office:value="20.8604100694444">
            <text:p>20.86</text:p>
          </table:table-cell>
          <table:table-cell table:formula="of:=[.E1461]/(2*3.1415)" office:value-type="float" office:value="1.35435301607512">
            <text:p>1.35</text:p>
          </table:table-cell>
          <table:table-cell table:formula="of:=[.F1461]*6.28/[.$K$1]" office:value-type="float" office:value="8.5094">
            <text:p>8.51</text:p>
          </table:table-cell>
          <table:table-cell office:value-type="float" office:value="4336">
            <text:p>4336.00</text:p>
          </table:table-cell>
          <table:table-cell table:formula="of:=[.G1460]+[.H1461]*0.1" office:value-type="float" office:value="750.9747625">
            <text:p>750.97</text:p>
          </table:table-cell>
          <table:table-cell table:formula="of:=[.$H$5]+[.E1461]*[.$I$5]/(2*3.14)" office:value-type="float" office:value="5.20325">
            <text:p>5.20</text:p>
          </table:table-cell>
          <table:table-cell table:number-columns-repeated="3"/>
        </table:table-row>
        <table:table-row table:style-name="ro2">
          <table:table-cell table:formula="of:=6.28*[.B1462]/3200" office:value-type="float" office:value="28.593625">
            <text:p>28.593625</text:p>
          </table:table-cell>
          <table:table-cell office:value-type="float" office:value="14570">
            <text:p>14570</text:p>
          </table:table-cell>
          <table:table-cell table:formula="of:=[.G1462]/36" office:value-type="float" office:value="20.874863671875">
            <text:p>20.87</text:p>
          </table:table-cell>
          <table:table-cell table:formula="of:=[.E1462]/(2*3.1415)" office:value-type="float" office:value="1.35466536686296">
            <text:p>1.35</text:p>
          </table:table-cell>
          <table:table-cell table:formula="of:=[.F1462]*6.28/[.$K$1]" office:value-type="float" office:value="8.5113625">
            <text:p>8.51</text:p>
          </table:table-cell>
          <table:table-cell office:value-type="float" office:value="4337">
            <text:p>4337.00</text:p>
          </table:table-cell>
          <table:table-cell table:formula="of:=[.G1461]+[.H1462]*0.1" office:value-type="float" office:value="751.4950921875">
            <text:p>751.50</text:p>
          </table:table-cell>
          <table:table-cell table:formula="of:=[.$H$5]+[.E1462]*[.$I$5]/(2*3.14)" office:value-type="float" office:value="5.203296875">
            <text:p>5.20</text:p>
          </table:table-cell>
          <table:table-cell table:number-columns-repeated="3"/>
        </table:table-row>
        <table:table-row table:style-name="ro2">
          <table:table-cell table:formula="of:=6.28*[.B1463]/3200" office:value-type="float" office:value="28.61325">
            <text:p>28.61325</text:p>
          </table:table-cell>
          <table:table-cell office:value-type="float" office:value="14580">
            <text:p>14580</text:p>
          </table:table-cell>
          <table:table-cell table:formula="of:=[.G1463]/36" office:value-type="float" office:value="20.8893174045139">
            <text:p>20.89</text:p>
          </table:table-cell>
          <table:table-cell table:formula="of:=[.E1463]/(2*3.1415)" office:value-type="float" office:value="1.3549777176508">
            <text:p>1.35</text:p>
          </table:table-cell>
          <table:table-cell table:formula="of:=[.F1463]*6.28/[.$K$1]" office:value-type="float" office:value="8.513325">
            <text:p>8.51</text:p>
          </table:table-cell>
          <table:table-cell office:value-type="float" office:value="4338">
            <text:p>4338.00</text:p>
          </table:table-cell>
          <table:table-cell table:formula="of:=[.G1462]+[.H1463]*0.1" office:value-type="float" office:value="752.0154265625">
            <text:p>752.02</text:p>
          </table:table-cell>
          <table:table-cell table:formula="of:=[.$H$5]+[.E1463]*[.$I$5]/(2*3.14)" office:value-type="float" office:value="5.20334375">
            <text:p>5.20</text:p>
          </table:table-cell>
          <table:table-cell table:number-columns-repeated="3"/>
        </table:table-row>
        <table:table-row table:style-name="ro2">
          <table:table-cell table:formula="of:=6.28*[.B1464]/3200" office:value-type="float" office:value="28.632875">
            <text:p>28.632875</text:p>
          </table:table-cell>
          <table:table-cell office:value-type="float" office:value="14590">
            <text:p>14590</text:p>
          </table:table-cell>
          <table:table-cell table:formula="of:=[.G1464]/36" office:value-type="float" office:value="20.9037712673611">
            <text:p>20.90</text:p>
          </table:table-cell>
          <table:table-cell table:formula="of:=[.E1464]/(2*3.1415)" office:value-type="float" office:value="1.35529006843864">
            <text:p>1.36</text:p>
          </table:table-cell>
          <table:table-cell table:formula="of:=[.F1464]*6.28/[.$K$1]" office:value-type="float" office:value="8.5152875">
            <text:p>8.52</text:p>
          </table:table-cell>
          <table:table-cell office:value-type="float" office:value="4339">
            <text:p>4339.00</text:p>
          </table:table-cell>
          <table:table-cell table:formula="of:=[.G1463]+[.H1464]*0.1" office:value-type="float" office:value="752.535765625">
            <text:p>752.54</text:p>
          </table:table-cell>
          <table:table-cell table:formula="of:=[.$H$5]+[.E1464]*[.$I$5]/(2*3.14)" office:value-type="float" office:value="5.203390625">
            <text:p>5.20</text:p>
          </table:table-cell>
          <table:table-cell table:number-columns-repeated="3"/>
        </table:table-row>
        <table:table-row table:style-name="ro2">
          <table:table-cell table:formula="of:=6.28*[.B1465]/3200" office:value-type="float" office:value="28.6525">
            <text:p>28.6525</text:p>
          </table:table-cell>
          <table:table-cell office:value-type="float" office:value="14600">
            <text:p>14600</text:p>
          </table:table-cell>
          <table:table-cell table:formula="of:=[.G1465]/36" office:value-type="float" office:value="20.9182252604167">
            <text:p>20.92</text:p>
          </table:table-cell>
          <table:table-cell table:formula="of:=[.E1465]/(2*3.1415)" office:value-type="float" office:value="1.35560241922648">
            <text:p>1.36</text:p>
          </table:table-cell>
          <table:table-cell table:formula="of:=[.F1465]*6.28/[.$K$1]" office:value-type="float" office:value="8.51725">
            <text:p>8.52</text:p>
          </table:table-cell>
          <table:table-cell office:value-type="float" office:value="4340">
            <text:p>4340.00</text:p>
          </table:table-cell>
          <table:table-cell table:formula="of:=[.G1464]+[.H1465]*0.1" office:value-type="float" office:value="753.056109375">
            <text:p>753.06</text:p>
          </table:table-cell>
          <table:table-cell table:formula="of:=[.$H$5]+[.E1465]*[.$I$5]/(2*3.14)" office:value-type="float" office:value="5.2034375">
            <text:p>5.20</text:p>
          </table:table-cell>
          <table:table-cell table:number-columns-repeated="3"/>
        </table:table-row>
        <table:table-row table:style-name="ro2">
          <table:table-cell table:formula="of:=6.28*[.B1466]/3200" office:value-type="float" office:value="28.672125">
            <text:p>28.672125</text:p>
          </table:table-cell>
          <table:table-cell office:value-type="float" office:value="14610">
            <text:p>14610</text:p>
          </table:table-cell>
          <table:table-cell table:formula="of:=[.G1466]/36" office:value-type="float" office:value="20.9326793836806">
            <text:p>20.93</text:p>
          </table:table-cell>
          <table:table-cell table:formula="of:=[.E1466]/(2*3.1415)" office:value-type="float" office:value="1.35591477001432">
            <text:p>1.36</text:p>
          </table:table-cell>
          <table:table-cell table:formula="of:=[.F1466]*6.28/[.$K$1]" office:value-type="float" office:value="8.5192125">
            <text:p>8.52</text:p>
          </table:table-cell>
          <table:table-cell office:value-type="float" office:value="4341">
            <text:p>4341.00</text:p>
          </table:table-cell>
          <table:table-cell table:formula="of:=[.G1465]+[.H1466]*0.1" office:value-type="float" office:value="753.5764578125">
            <text:p>753.58</text:p>
          </table:table-cell>
          <table:table-cell table:formula="of:=[.$H$5]+[.E1466]*[.$I$5]/(2*3.14)" office:value-type="float" office:value="5.203484375">
            <text:p>5.20</text:p>
          </table:table-cell>
          <table:table-cell table:number-columns-repeated="3"/>
        </table:table-row>
        <table:table-row table:style-name="ro2">
          <table:table-cell table:formula="of:=6.28*[.B1467]/3200" office:value-type="float" office:value="28.69175">
            <text:p>28.69175</text:p>
          </table:table-cell>
          <table:table-cell office:value-type="float" office:value="14620">
            <text:p>14620</text:p>
          </table:table-cell>
          <table:table-cell table:formula="of:=[.G1467]/36" office:value-type="float" office:value="20.9471336371528">
            <text:p>20.95</text:p>
          </table:table-cell>
          <table:table-cell table:formula="of:=[.E1467]/(2*3.1415)" office:value-type="float" office:value="1.35622712080216">
            <text:p>1.36</text:p>
          </table:table-cell>
          <table:table-cell table:formula="of:=[.F1467]*6.28/[.$K$1]" office:value-type="float" office:value="8.521175">
            <text:p>8.52</text:p>
          </table:table-cell>
          <table:table-cell office:value-type="float" office:value="4342">
            <text:p>4342.00</text:p>
          </table:table-cell>
          <table:table-cell table:formula="of:=[.G1466]+[.H1467]*0.1" office:value-type="float" office:value="754.0968109375">
            <text:p>754.10</text:p>
          </table:table-cell>
          <table:table-cell table:formula="of:=[.$H$5]+[.E1467]*[.$I$5]/(2*3.14)" office:value-type="float" office:value="5.20353125">
            <text:p>5.20</text:p>
          </table:table-cell>
          <table:table-cell table:number-columns-repeated="3"/>
        </table:table-row>
        <table:table-row table:style-name="ro2">
          <table:table-cell table:formula="of:=6.28*[.B1468]/3200" office:value-type="float" office:value="28.711375">
            <text:p>28.711375</text:p>
          </table:table-cell>
          <table:table-cell office:value-type="float" office:value="14630">
            <text:p>14630</text:p>
          </table:table-cell>
          <table:table-cell table:formula="of:=[.G1468]/36" office:value-type="float" office:value="20.9615880208333">
            <text:p>20.96</text:p>
          </table:table-cell>
          <table:table-cell table:formula="of:=[.E1468]/(2*3.1415)" office:value-type="float" office:value="1.35653947159">
            <text:p>1.36</text:p>
          </table:table-cell>
          <table:table-cell table:formula="of:=[.F1468]*6.28/[.$K$1]" office:value-type="float" office:value="8.5231375">
            <text:p>8.52</text:p>
          </table:table-cell>
          <table:table-cell office:value-type="float" office:value="4343">
            <text:p>4343.00</text:p>
          </table:table-cell>
          <table:table-cell table:formula="of:=[.G1467]+[.H1468]*0.1" office:value-type="float" office:value="754.61716875">
            <text:p>754.62</text:p>
          </table:table-cell>
          <table:table-cell table:formula="of:=[.$H$5]+[.E1468]*[.$I$5]/(2*3.14)" office:value-type="float" office:value="5.203578125">
            <text:p>5.20</text:p>
          </table:table-cell>
          <table:table-cell table:number-columns-repeated="3"/>
        </table:table-row>
        <table:table-row table:style-name="ro2">
          <table:table-cell table:formula="of:=6.28*[.B1469]/3200" office:value-type="float" office:value="28.731">
            <text:p>28.731</text:p>
          </table:table-cell>
          <table:table-cell office:value-type="float" office:value="14640">
            <text:p>14640</text:p>
          </table:table-cell>
          <table:table-cell table:formula="of:=[.G1469]/36" office:value-type="float" office:value="20.9760425347222">
            <text:p>20.98</text:p>
          </table:table-cell>
          <table:table-cell table:formula="of:=[.E1469]/(2*3.1415)" office:value-type="float" office:value="1.35685182237785">
            <text:p>1.36</text:p>
          </table:table-cell>
          <table:table-cell table:formula="of:=[.F1469]*6.28/[.$K$1]" office:value-type="float" office:value="8.5251">
            <text:p>8.53</text:p>
          </table:table-cell>
          <table:table-cell office:value-type="float" office:value="4344">
            <text:p>4344.00</text:p>
          </table:table-cell>
          <table:table-cell table:formula="of:=[.G1468]+[.H1469]*0.1" office:value-type="float" office:value="755.13753125">
            <text:p>755.14</text:p>
          </table:table-cell>
          <table:table-cell table:formula="of:=[.$H$5]+[.E1469]*[.$I$5]/(2*3.14)" office:value-type="float" office:value="5.203625">
            <text:p>5.20</text:p>
          </table:table-cell>
          <table:table-cell table:number-columns-repeated="3"/>
        </table:table-row>
        <table:table-row table:style-name="ro2">
          <table:table-cell table:formula="of:=6.28*[.B1470]/3200" office:value-type="float" office:value="28.750625">
            <text:p>28.750625</text:p>
          </table:table-cell>
          <table:table-cell office:value-type="float" office:value="14650">
            <text:p>14650</text:p>
          </table:table-cell>
          <table:table-cell table:formula="of:=[.G1470]/36" office:value-type="float" office:value="20.9904971788194">
            <text:p>20.99</text:p>
          </table:table-cell>
          <table:table-cell table:formula="of:=[.E1470]/(2*3.1415)" office:value-type="float" office:value="1.35716417316569">
            <text:p>1.36</text:p>
          </table:table-cell>
          <table:table-cell table:formula="of:=[.F1470]*6.28/[.$K$1]" office:value-type="float" office:value="8.5270625">
            <text:p>8.53</text:p>
          </table:table-cell>
          <table:table-cell office:value-type="float" office:value="4345">
            <text:p>4345.00</text:p>
          </table:table-cell>
          <table:table-cell table:formula="of:=[.G1469]+[.H1470]*0.1" office:value-type="float" office:value="755.6578984375">
            <text:p>755.66</text:p>
          </table:table-cell>
          <table:table-cell table:formula="of:=[.$H$5]+[.E1470]*[.$I$5]/(2*3.14)" office:value-type="float" office:value="5.203671875">
            <text:p>5.20</text:p>
          </table:table-cell>
          <table:table-cell table:number-columns-repeated="3"/>
        </table:table-row>
        <table:table-row table:style-name="ro2">
          <table:table-cell table:formula="of:=6.28*[.B1471]/3200" office:value-type="float" office:value="28.77025">
            <text:p>28.77025</text:p>
          </table:table-cell>
          <table:table-cell office:value-type="float" office:value="14660">
            <text:p>14660</text:p>
          </table:table-cell>
          <table:table-cell table:formula="of:=[.G1471]/36" office:value-type="float" office:value="21.004951953125">
            <text:p>21.00</text:p>
          </table:table-cell>
          <table:table-cell table:formula="of:=[.E1471]/(2*3.1415)" office:value-type="float" office:value="1.35747652395353">
            <text:p>1.36</text:p>
          </table:table-cell>
          <table:table-cell table:formula="of:=[.F1471]*6.28/[.$K$1]" office:value-type="float" office:value="8.529025">
            <text:p>8.53</text:p>
          </table:table-cell>
          <table:table-cell office:value-type="float" office:value="4346">
            <text:p>4346.00</text:p>
          </table:table-cell>
          <table:table-cell table:formula="of:=[.G1470]+[.H1471]*0.1" office:value-type="float" office:value="756.1782703125">
            <text:p>756.18</text:p>
          </table:table-cell>
          <table:table-cell table:formula="of:=[.$H$5]+[.E1471]*[.$I$5]/(2*3.14)" office:value-type="float" office:value="5.20371875">
            <text:p>5.20</text:p>
          </table:table-cell>
          <table:table-cell table:number-columns-repeated="3"/>
        </table:table-row>
        <table:table-row table:style-name="ro2">
          <table:table-cell table:formula="of:=6.28*[.B1472]/3200" office:value-type="float" office:value="28.789875">
            <text:p>28.789875</text:p>
          </table:table-cell>
          <table:table-cell office:value-type="float" office:value="14670">
            <text:p>14670</text:p>
          </table:table-cell>
          <table:table-cell table:formula="of:=[.G1472]/36" office:value-type="float" office:value="21.0194068576389">
            <text:p>21.02</text:p>
          </table:table-cell>
          <table:table-cell table:formula="of:=[.E1472]/(2*3.1415)" office:value-type="float" office:value="1.35778887474137">
            <text:p>1.36</text:p>
          </table:table-cell>
          <table:table-cell table:formula="of:=[.F1472]*6.28/[.$K$1]" office:value-type="float" office:value="8.5309875">
            <text:p>8.53</text:p>
          </table:table-cell>
          <table:table-cell office:value-type="float" office:value="4347">
            <text:p>4347.00</text:p>
          </table:table-cell>
          <table:table-cell table:formula="of:=[.G1471]+[.H1472]*0.1" office:value-type="float" office:value="756.698646875">
            <text:p>756.70</text:p>
          </table:table-cell>
          <table:table-cell table:formula="of:=[.$H$5]+[.E1472]*[.$I$5]/(2*3.14)" office:value-type="float" office:value="5.203765625">
            <text:p>5.20</text:p>
          </table:table-cell>
          <table:table-cell table:number-columns-repeated="3"/>
        </table:table-row>
        <table:table-row table:style-name="ro2">
          <table:table-cell table:formula="of:=6.28*[.B1473]/3200" office:value-type="float" office:value="28.8095">
            <text:p>28.8095</text:p>
          </table:table-cell>
          <table:table-cell office:value-type="float" office:value="14680">
            <text:p>14680</text:p>
          </table:table-cell>
          <table:table-cell table:formula="of:=[.G1473]/36" office:value-type="float" office:value="21.0338618923611">
            <text:p>21.03</text:p>
          </table:table-cell>
          <table:table-cell table:formula="of:=[.E1473]/(2*3.1415)" office:value-type="float" office:value="1.35810122552921">
            <text:p>1.36</text:p>
          </table:table-cell>
          <table:table-cell table:formula="of:=[.F1473]*6.28/[.$K$1]" office:value-type="float" office:value="8.53295">
            <text:p>8.53</text:p>
          </table:table-cell>
          <table:table-cell office:value-type="float" office:value="4348">
            <text:p>4348.00</text:p>
          </table:table-cell>
          <table:table-cell table:formula="of:=[.G1472]+[.H1473]*0.1" office:value-type="float" office:value="757.219028125">
            <text:p>757.22</text:p>
          </table:table-cell>
          <table:table-cell table:formula="of:=[.$H$5]+[.E1473]*[.$I$5]/(2*3.14)" office:value-type="float" office:value="5.2038125">
            <text:p>5.20</text:p>
          </table:table-cell>
          <table:table-cell table:number-columns-repeated="3"/>
        </table:table-row>
        <table:table-row table:style-name="ro2">
          <table:table-cell table:formula="of:=6.28*[.B1474]/3200" office:value-type="float" office:value="28.829125">
            <text:p>28.829125</text:p>
          </table:table-cell>
          <table:table-cell office:value-type="float" office:value="14690">
            <text:p>14690</text:p>
          </table:table-cell>
          <table:table-cell table:formula="of:=[.G1474]/36" office:value-type="float" office:value="21.0483170572917">
            <text:p>21.05</text:p>
          </table:table-cell>
          <table:table-cell table:formula="of:=[.E1474]/(2*3.1415)" office:value-type="float" office:value="1.35841357631705">
            <text:p>1.36</text:p>
          </table:table-cell>
          <table:table-cell table:formula="of:=[.F1474]*6.28/[.$K$1]" office:value-type="float" office:value="8.5349125">
            <text:p>8.53</text:p>
          </table:table-cell>
          <table:table-cell office:value-type="float" office:value="4349">
            <text:p>4349.00</text:p>
          </table:table-cell>
          <table:table-cell table:formula="of:=[.G1473]+[.H1474]*0.1" office:value-type="float" office:value="757.7394140625">
            <text:p>757.74</text:p>
          </table:table-cell>
          <table:table-cell table:formula="of:=[.$H$5]+[.E1474]*[.$I$5]/(2*3.14)" office:value-type="float" office:value="5.203859375">
            <text:p>5.20</text:p>
          </table:table-cell>
          <table:table-cell table:number-columns-repeated="3"/>
        </table:table-row>
        <table:table-row table:style-name="ro2">
          <table:table-cell table:formula="of:=6.28*[.B1475]/3200" office:value-type="float" office:value="28.84875">
            <text:p>28.84875</text:p>
          </table:table-cell>
          <table:table-cell office:value-type="float" office:value="14700">
            <text:p>14700</text:p>
          </table:table-cell>
          <table:table-cell table:formula="of:=[.G1475]/36" office:value-type="float" office:value="21.0627723524306">
            <text:p>21.06</text:p>
          </table:table-cell>
          <table:table-cell table:formula="of:=[.E1475]/(2*3.1415)" office:value-type="float" office:value="1.35872592710489">
            <text:p>1.36</text:p>
          </table:table-cell>
          <table:table-cell table:formula="of:=[.F1475]*6.28/[.$K$1]" office:value-type="float" office:value="8.536875">
            <text:p>8.54</text:p>
          </table:table-cell>
          <table:table-cell office:value-type="float" office:value="4350">
            <text:p>4350.00</text:p>
          </table:table-cell>
          <table:table-cell table:formula="of:=[.G1474]+[.H1475]*0.1" office:value-type="float" office:value="758.2598046875">
            <text:p>758.26</text:p>
          </table:table-cell>
          <table:table-cell table:formula="of:=[.$H$5]+[.E1475]*[.$I$5]/(2*3.14)" office:value-type="float" office:value="5.20390625">
            <text:p>5.20</text:p>
          </table:table-cell>
          <table:table-cell table:number-columns-repeated="3"/>
        </table:table-row>
        <table:table-row table:style-name="ro2">
          <table:table-cell table:formula="of:=6.28*[.B1476]/3200" office:value-type="float" office:value="28.868375">
            <text:p>28.868375</text:p>
          </table:table-cell>
          <table:table-cell office:value-type="float" office:value="14710">
            <text:p>14710</text:p>
          </table:table-cell>
          <table:table-cell table:formula="of:=[.G1476]/36" office:value-type="float" office:value="21.0772277777778">
            <text:p>21.08</text:p>
          </table:table-cell>
          <table:table-cell table:formula="of:=[.E1476]/(2*3.1415)" office:value-type="float" office:value="1.35903827789273">
            <text:p>1.36</text:p>
          </table:table-cell>
          <table:table-cell table:formula="of:=[.F1476]*6.28/[.$K$1]" office:value-type="float" office:value="8.5388375">
            <text:p>8.54</text:p>
          </table:table-cell>
          <table:table-cell office:value-type="float" office:value="4351">
            <text:p>4351.00</text:p>
          </table:table-cell>
          <table:table-cell table:formula="of:=[.G1475]+[.H1476]*0.1" office:value-type="float" office:value="758.7802">
            <text:p>758.78</text:p>
          </table:table-cell>
          <table:table-cell table:formula="of:=[.$H$5]+[.E1476]*[.$I$5]/(2*3.14)" office:value-type="float" office:value="5.203953125">
            <text:p>5.20</text:p>
          </table:table-cell>
          <table:table-cell table:number-columns-repeated="3"/>
        </table:table-row>
        <table:table-row table:style-name="ro2">
          <table:table-cell table:formula="of:=6.28*[.B1477]/3200" office:value-type="float" office:value="28.888">
            <text:p>28.888</text:p>
          </table:table-cell>
          <table:table-cell office:value-type="float" office:value="14720">
            <text:p>14720</text:p>
          </table:table-cell>
          <table:table-cell table:formula="of:=[.G1477]/36" office:value-type="float" office:value="21.0916833333333">
            <text:p>21.09</text:p>
          </table:table-cell>
          <table:table-cell table:formula="of:=[.E1477]/(2*3.1415)" office:value-type="float" office:value="1.35935062868057">
            <text:p>1.36</text:p>
          </table:table-cell>
          <table:table-cell table:formula="of:=[.F1477]*6.28/[.$K$1]" office:value-type="float" office:value="8.5408">
            <text:p>8.54</text:p>
          </table:table-cell>
          <table:table-cell office:value-type="float" office:value="4352">
            <text:p>4352.00</text:p>
          </table:table-cell>
          <table:table-cell table:formula="of:=[.G1476]+[.H1477]*0.1" office:value-type="float" office:value="759.3006">
            <text:p>759.30</text:p>
          </table:table-cell>
          <table:table-cell table:formula="of:=[.$H$5]+[.E1477]*[.$I$5]/(2*3.14)" office:value-type="float" office:value="5.204">
            <text:p>5.20</text:p>
          </table:table-cell>
          <table:table-cell table:number-columns-repeated="3"/>
        </table:table-row>
        <table:table-row table:style-name="ro2">
          <table:table-cell table:formula="of:=6.28*[.B1478]/3200" office:value-type="float" office:value="28.907625">
            <text:p>28.907625</text:p>
          </table:table-cell>
          <table:table-cell office:value-type="float" office:value="14730">
            <text:p>14730</text:p>
          </table:table-cell>
          <table:table-cell table:formula="of:=[.G1478]/36" office:value-type="float" office:value="21.1061390190972">
            <text:p>21.11</text:p>
          </table:table-cell>
          <table:table-cell table:formula="of:=[.E1478]/(2*3.1415)" office:value-type="float" office:value="1.35966297946841">
            <text:p>1.36</text:p>
          </table:table-cell>
          <table:table-cell table:formula="of:=[.F1478]*6.28/[.$K$1]" office:value-type="float" office:value="8.5427625">
            <text:p>8.54</text:p>
          </table:table-cell>
          <table:table-cell office:value-type="float" office:value="4353">
            <text:p>4353.00</text:p>
          </table:table-cell>
          <table:table-cell table:formula="of:=[.G1477]+[.H1478]*0.1" office:value-type="float" office:value="759.8210046875">
            <text:p>759.82</text:p>
          </table:table-cell>
          <table:table-cell table:formula="of:=[.$H$5]+[.E1478]*[.$I$5]/(2*3.14)" office:value-type="float" office:value="5.204046875">
            <text:p>5.20</text:p>
          </table:table-cell>
          <table:table-cell table:number-columns-repeated="3"/>
        </table:table-row>
        <table:table-row table:style-name="ro2">
          <table:table-cell table:formula="of:=6.28*[.B1479]/3200" office:value-type="float" office:value="28.92725">
            <text:p>28.92725</text:p>
          </table:table-cell>
          <table:table-cell office:value-type="float" office:value="14740">
            <text:p>14740</text:p>
          </table:table-cell>
          <table:table-cell table:formula="of:=[.G1479]/36" office:value-type="float" office:value="21.1205948350694">
            <text:p>21.12</text:p>
          </table:table-cell>
          <table:table-cell table:formula="of:=[.E1479]/(2*3.1415)" office:value-type="float" office:value="1.35997533025625">
            <text:p>1.36</text:p>
          </table:table-cell>
          <table:table-cell table:formula="of:=[.F1479]*6.28/[.$K$1]" office:value-type="float" office:value="8.544725">
            <text:p>8.54</text:p>
          </table:table-cell>
          <table:table-cell office:value-type="float" office:value="4354">
            <text:p>4354.00</text:p>
          </table:table-cell>
          <table:table-cell table:formula="of:=[.G1478]+[.H1479]*0.1" office:value-type="float" office:value="760.3414140625">
            <text:p>760.34</text:p>
          </table:table-cell>
          <table:table-cell table:formula="of:=[.$H$5]+[.E1479]*[.$I$5]/(2*3.14)" office:value-type="float" office:value="5.20409375">
            <text:p>5.20</text:p>
          </table:table-cell>
          <table:table-cell table:number-columns-repeated="3"/>
        </table:table-row>
        <table:table-row table:style-name="ro2">
          <table:table-cell table:formula="of:=6.28*[.B1480]/3200" office:value-type="float" office:value="28.946875">
            <text:p>28.946875</text:p>
          </table:table-cell>
          <table:table-cell office:value-type="float" office:value="14750">
            <text:p>14750</text:p>
          </table:table-cell>
          <table:table-cell table:formula="of:=[.G1480]/36" office:value-type="float" office:value="21.13505078125">
            <text:p>21.14</text:p>
          </table:table-cell>
          <table:table-cell table:formula="of:=[.E1480]/(2*3.1415)" office:value-type="float" office:value="1.36028768104409">
            <text:p>1.36</text:p>
          </table:table-cell>
          <table:table-cell table:formula="of:=[.F1480]*6.28/[.$K$1]" office:value-type="float" office:value="8.5466875">
            <text:p>8.55</text:p>
          </table:table-cell>
          <table:table-cell office:value-type="float" office:value="4355">
            <text:p>4355.00</text:p>
          </table:table-cell>
          <table:table-cell table:formula="of:=[.G1479]+[.H1480]*0.1" office:value-type="float" office:value="760.861828125">
            <text:p>760.86</text:p>
          </table:table-cell>
          <table:table-cell table:formula="of:=[.$H$5]+[.E1480]*[.$I$5]/(2*3.14)" office:value-type="float" office:value="5.204140625">
            <text:p>5.20</text:p>
          </table:table-cell>
          <table:table-cell table:number-columns-repeated="3"/>
        </table:table-row>
        <table:table-row table:style-name="ro2">
          <table:table-cell table:formula="of:=6.28*[.B1481]/3200" office:value-type="float" office:value="28.9665">
            <text:p>28.9665</text:p>
          </table:table-cell>
          <table:table-cell office:value-type="float" office:value="14760">
            <text:p>14760</text:p>
          </table:table-cell>
          <table:table-cell table:formula="of:=[.G1481]/36" office:value-type="float" office:value="21.1495068576389">
            <text:p>21.15</text:p>
          </table:table-cell>
          <table:table-cell table:formula="of:=[.E1481]/(2*3.1415)" office:value-type="float" office:value="1.36060003183193">
            <text:p>1.36</text:p>
          </table:table-cell>
          <table:table-cell table:formula="of:=[.F1481]*6.28/[.$K$1]" office:value-type="float" office:value="8.54865">
            <text:p>8.55</text:p>
          </table:table-cell>
          <table:table-cell office:value-type="float" office:value="4356">
            <text:p>4356.00</text:p>
          </table:table-cell>
          <table:table-cell table:formula="of:=[.G1480]+[.H1481]*0.1" office:value-type="float" office:value="761.382246875">
            <text:p>761.38</text:p>
          </table:table-cell>
          <table:table-cell table:formula="of:=[.$H$5]+[.E1481]*[.$I$5]/(2*3.14)" office:value-type="float" office:value="5.2041875">
            <text:p>5.20</text:p>
          </table:table-cell>
          <table:table-cell table:number-columns-repeated="3"/>
        </table:table-row>
        <table:table-row table:style-name="ro2">
          <table:table-cell table:formula="of:=6.28*[.B1482]/3200" office:value-type="float" office:value="28.986125">
            <text:p>28.986125</text:p>
          </table:table-cell>
          <table:table-cell office:value-type="float" office:value="14770">
            <text:p>14770</text:p>
          </table:table-cell>
          <table:table-cell table:formula="of:=[.G1482]/36" office:value-type="float" office:value="21.1639630642361">
            <text:p>21.16</text:p>
          </table:table-cell>
          <table:table-cell table:formula="of:=[.E1482]/(2*3.1415)" office:value-type="float" office:value="1.36091238261977">
            <text:p>1.36</text:p>
          </table:table-cell>
          <table:table-cell table:formula="of:=[.F1482]*6.28/[.$K$1]" office:value-type="float" office:value="8.5506125">
            <text:p>8.55</text:p>
          </table:table-cell>
          <table:table-cell office:value-type="float" office:value="4357">
            <text:p>4357.00</text:p>
          </table:table-cell>
          <table:table-cell table:formula="of:=[.G1481]+[.H1482]*0.1" office:value-type="float" office:value="761.9026703125">
            <text:p>761.90</text:p>
          </table:table-cell>
          <table:table-cell table:formula="of:=[.$H$5]+[.E1482]*[.$I$5]/(2*3.14)" office:value-type="float" office:value="5.204234375">
            <text:p>5.20</text:p>
          </table:table-cell>
          <table:table-cell table:number-columns-repeated="3"/>
        </table:table-row>
        <table:table-row table:style-name="ro2">
          <table:table-cell table:formula="of:=6.28*[.B1483]/3200" office:value-type="float" office:value="29.00575">
            <text:p>29.00575</text:p>
          </table:table-cell>
          <table:table-cell office:value-type="float" office:value="14780">
            <text:p>14780</text:p>
          </table:table-cell>
          <table:table-cell table:formula="of:=[.G1483]/36" office:value-type="float" office:value="21.1784194010417">
            <text:p>21.18</text:p>
          </table:table-cell>
          <table:table-cell table:formula="of:=[.E1483]/(2*3.1415)" office:value-type="float" office:value="1.36122473340761">
            <text:p>1.36</text:p>
          </table:table-cell>
          <table:table-cell table:formula="of:=[.F1483]*6.28/[.$K$1]" office:value-type="float" office:value="8.552575">
            <text:p>8.55</text:p>
          </table:table-cell>
          <table:table-cell office:value-type="float" office:value="4358">
            <text:p>4358.00</text:p>
          </table:table-cell>
          <table:table-cell table:formula="of:=[.G1482]+[.H1483]*0.1" office:value-type="float" office:value="762.4230984375">
            <text:p>762.42</text:p>
          </table:table-cell>
          <table:table-cell table:formula="of:=[.$H$5]+[.E1483]*[.$I$5]/(2*3.14)" office:value-type="float" office:value="5.20428125">
            <text:p>5.20</text:p>
          </table:table-cell>
          <table:table-cell table:number-columns-repeated="3"/>
        </table:table-row>
        <table:table-row table:style-name="ro2">
          <table:table-cell table:formula="of:=6.28*[.B1484]/3200" office:value-type="float" office:value="29.025375">
            <text:p>29.025375</text:p>
          </table:table-cell>
          <table:table-cell office:value-type="float" office:value="14790">
            <text:p>14790</text:p>
          </table:table-cell>
          <table:table-cell table:formula="of:=[.G1484]/36" office:value-type="float" office:value="21.1928758680556">
            <text:p>21.19</text:p>
          </table:table-cell>
          <table:table-cell table:formula="of:=[.E1484]/(2*3.1415)" office:value-type="float" office:value="1.36153708419545">
            <text:p>1.36</text:p>
          </table:table-cell>
          <table:table-cell table:formula="of:=[.F1484]*6.28/[.$K$1]" office:value-type="float" office:value="8.5545375">
            <text:p>8.55</text:p>
          </table:table-cell>
          <table:table-cell office:value-type="float" office:value="4359">
            <text:p>4359.00</text:p>
          </table:table-cell>
          <table:table-cell table:formula="of:=[.G1483]+[.H1484]*0.1" office:value-type="float" office:value="762.94353125">
            <text:p>762.94</text:p>
          </table:table-cell>
          <table:table-cell table:formula="of:=[.$H$5]+[.E1484]*[.$I$5]/(2*3.14)" office:value-type="float" office:value="5.204328125">
            <text:p>5.20</text:p>
          </table:table-cell>
          <table:table-cell table:number-columns-repeated="3"/>
        </table:table-row>
        <table:table-row table:style-name="ro2">
          <table:table-cell table:formula="of:=6.28*[.B1485]/3200" office:value-type="float" office:value="29.045">
            <text:p>29.045</text:p>
          </table:table-cell>
          <table:table-cell office:value-type="float" office:value="14800">
            <text:p>14800</text:p>
          </table:table-cell>
          <table:table-cell table:formula="of:=[.G1485]/36" office:value-type="float" office:value="21.2073324652778">
            <text:p>21.21</text:p>
          </table:table-cell>
          <table:table-cell table:formula="of:=[.E1485]/(2*3.1415)" office:value-type="float" office:value="1.36184943498329">
            <text:p>1.36</text:p>
          </table:table-cell>
          <table:table-cell table:formula="of:=[.F1485]*6.28/[.$K$1]" office:value-type="float" office:value="8.5565">
            <text:p>8.56</text:p>
          </table:table-cell>
          <table:table-cell office:value-type="float" office:value="4360">
            <text:p>4360.00</text:p>
          </table:table-cell>
          <table:table-cell table:formula="of:=[.G1484]+[.H1485]*0.1" office:value-type="float" office:value="763.46396875">
            <text:p>763.46</text:p>
          </table:table-cell>
          <table:table-cell table:formula="of:=[.$H$5]+[.E1485]*[.$I$5]/(2*3.14)" office:value-type="float" office:value="5.204375">
            <text:p>5.20</text:p>
          </table:table-cell>
          <table:table-cell table:number-columns-repeated="3"/>
        </table:table-row>
        <table:table-row table:style-name="ro2">
          <table:table-cell table:formula="of:=6.28*[.B1486]/3200" office:value-type="float" office:value="29.064625">
            <text:p>29.064625</text:p>
          </table:table-cell>
          <table:table-cell office:value-type="float" office:value="14810">
            <text:p>14810</text:p>
          </table:table-cell>
          <table:table-cell table:formula="of:=[.G1486]/36" office:value-type="float" office:value="21.2217891927083">
            <text:p>21.22</text:p>
          </table:table-cell>
          <table:table-cell table:formula="of:=[.E1486]/(2*3.1415)" office:value-type="float" office:value="1.36216178577113">
            <text:p>1.36</text:p>
          </table:table-cell>
          <table:table-cell table:formula="of:=[.F1486]*6.28/[.$K$1]" office:value-type="float" office:value="8.5584625">
            <text:p>8.56</text:p>
          </table:table-cell>
          <table:table-cell office:value-type="float" office:value="4361">
            <text:p>4361.00</text:p>
          </table:table-cell>
          <table:table-cell table:formula="of:=[.G1485]+[.H1486]*0.1" office:value-type="float" office:value="763.9844109375">
            <text:p>763.98</text:p>
          </table:table-cell>
          <table:table-cell table:formula="of:=[.$H$5]+[.E1486]*[.$I$5]/(2*3.14)" office:value-type="float" office:value="5.204421875">
            <text:p>5.20</text:p>
          </table:table-cell>
          <table:table-cell table:number-columns-repeated="3"/>
        </table:table-row>
        <table:table-row table:style-name="ro2">
          <table:table-cell table:formula="of:=6.28*[.B1487]/3200" office:value-type="float" office:value="29.08425">
            <text:p>29.08425</text:p>
          </table:table-cell>
          <table:table-cell office:value-type="float" office:value="14820">
            <text:p>14820</text:p>
          </table:table-cell>
          <table:table-cell table:formula="of:=[.G1487]/36" office:value-type="float" office:value="21.2362460503472">
            <text:p>21.24</text:p>
          </table:table-cell>
          <table:table-cell table:formula="of:=[.E1487]/(2*3.1415)" office:value-type="float" office:value="1.36247413655897">
            <text:p>1.36</text:p>
          </table:table-cell>
          <table:table-cell table:formula="of:=[.F1487]*6.28/[.$K$1]" office:value-type="float" office:value="8.560425">
            <text:p>8.56</text:p>
          </table:table-cell>
          <table:table-cell office:value-type="float" office:value="4362">
            <text:p>4362.00</text:p>
          </table:table-cell>
          <table:table-cell table:formula="of:=[.G1486]+[.H1487]*0.1" office:value-type="float" office:value="764.5048578125">
            <text:p>764.50</text:p>
          </table:table-cell>
          <table:table-cell table:formula="of:=[.$H$5]+[.E1487]*[.$I$5]/(2*3.14)" office:value-type="float" office:value="5.20446875">
            <text:p>5.20</text:p>
          </table:table-cell>
          <table:table-cell table:number-columns-repeated="3"/>
        </table:table-row>
        <table:table-row table:style-name="ro2">
          <table:table-cell table:formula="of:=6.28*[.B1488]/3200" office:value-type="float" office:value="29.103875">
            <text:p>29.103875</text:p>
          </table:table-cell>
          <table:table-cell office:value-type="float" office:value="14830">
            <text:p>14830</text:p>
          </table:table-cell>
          <table:table-cell table:formula="of:=[.G1488]/36" office:value-type="float" office:value="21.2507030381944">
            <text:p>21.25</text:p>
          </table:table-cell>
          <table:table-cell table:formula="of:=[.E1488]/(2*3.1415)" office:value-type="float" office:value="1.36278648734681">
            <text:p>1.36</text:p>
          </table:table-cell>
          <table:table-cell table:formula="of:=[.F1488]*6.28/[.$K$1]" office:value-type="float" office:value="8.5623875">
            <text:p>8.56</text:p>
          </table:table-cell>
          <table:table-cell office:value-type="float" office:value="4363">
            <text:p>4363.00</text:p>
          </table:table-cell>
          <table:table-cell table:formula="of:=[.G1487]+[.H1488]*0.1" office:value-type="float" office:value="765.025309375">
            <text:p>765.03</text:p>
          </table:table-cell>
          <table:table-cell table:formula="of:=[.$H$5]+[.E1488]*[.$I$5]/(2*3.14)" office:value-type="float" office:value="5.204515625">
            <text:p>5.20</text:p>
          </table:table-cell>
          <table:table-cell table:number-columns-repeated="3"/>
        </table:table-row>
        <table:table-row table:style-name="ro2">
          <table:table-cell table:formula="of:=6.28*[.B1489]/3200" office:value-type="float" office:value="29.1235">
            <text:p>29.1235</text:p>
          </table:table-cell>
          <table:table-cell office:value-type="float" office:value="14840">
            <text:p>14840</text:p>
          </table:table-cell>
          <table:table-cell table:formula="of:=[.G1489]/36" office:value-type="float" office:value="21.26516015625">
            <text:p>21.27</text:p>
          </table:table-cell>
          <table:table-cell table:formula="of:=[.E1489]/(2*3.1415)" office:value-type="float" office:value="1.36309883813465">
            <text:p>1.36</text:p>
          </table:table-cell>
          <table:table-cell table:formula="of:=[.F1489]*6.28/[.$K$1]" office:value-type="float" office:value="8.56435">
            <text:p>8.56</text:p>
          </table:table-cell>
          <table:table-cell office:value-type="float" office:value="4364">
            <text:p>4364.00</text:p>
          </table:table-cell>
          <table:table-cell table:formula="of:=[.G1488]+[.H1489]*0.1" office:value-type="float" office:value="765.545765625">
            <text:p>765.55</text:p>
          </table:table-cell>
          <table:table-cell table:formula="of:=[.$H$5]+[.E1489]*[.$I$5]/(2*3.14)" office:value-type="float" office:value="5.2045625">
            <text:p>5.20</text:p>
          </table:table-cell>
          <table:table-cell table:number-columns-repeated="3"/>
        </table:table-row>
        <table:table-row table:style-name="ro2">
          <table:table-cell table:formula="of:=6.28*[.B1490]/3200" office:value-type="float" office:value="29.143125">
            <text:p>29.143125</text:p>
          </table:table-cell>
          <table:table-cell office:value-type="float" office:value="14850">
            <text:p>14850</text:p>
          </table:table-cell>
          <table:table-cell table:formula="of:=[.G1490]/36" office:value-type="float" office:value="21.2796174045139">
            <text:p>21.28</text:p>
          </table:table-cell>
          <table:table-cell table:formula="of:=[.E1490]/(2*3.1415)" office:value-type="float" office:value="1.36341118892249">
            <text:p>1.36</text:p>
          </table:table-cell>
          <table:table-cell table:formula="of:=[.F1490]*6.28/[.$K$1]" office:value-type="float" office:value="8.5663125">
            <text:p>8.57</text:p>
          </table:table-cell>
          <table:table-cell office:value-type="float" office:value="4365">
            <text:p>4365.00</text:p>
          </table:table-cell>
          <table:table-cell table:formula="of:=[.G1489]+[.H1490]*0.1" office:value-type="float" office:value="766.0662265625">
            <text:p>766.07</text:p>
          </table:table-cell>
          <table:table-cell table:formula="of:=[.$H$5]+[.E1490]*[.$I$5]/(2*3.14)" office:value-type="float" office:value="5.204609375">
            <text:p>5.20</text:p>
          </table:table-cell>
          <table:table-cell table:number-columns-repeated="3"/>
        </table:table-row>
        <table:table-row table:style-name="ro2">
          <table:table-cell table:formula="of:=6.28*[.B1491]/3200" office:value-type="float" office:value="29.16275">
            <text:p>29.16275</text:p>
          </table:table-cell>
          <table:table-cell office:value-type="float" office:value="14860">
            <text:p>14860</text:p>
          </table:table-cell>
          <table:table-cell table:formula="of:=[.G1491]/36" office:value-type="float" office:value="21.2940747829861">
            <text:p>21.29</text:p>
          </table:table-cell>
          <table:table-cell table:formula="of:=[.E1491]/(2*3.1415)" office:value-type="float" office:value="1.36372353971033">
            <text:p>1.36</text:p>
          </table:table-cell>
          <table:table-cell table:formula="of:=[.F1491]*6.28/[.$K$1]" office:value-type="float" office:value="8.568275">
            <text:p>8.57</text:p>
          </table:table-cell>
          <table:table-cell office:value-type="float" office:value="4366">
            <text:p>4366.00</text:p>
          </table:table-cell>
          <table:table-cell table:formula="of:=[.G1490]+[.H1491]*0.1" office:value-type="float" office:value="766.5866921875">
            <text:p>766.59</text:p>
          </table:table-cell>
          <table:table-cell table:formula="of:=[.$H$5]+[.E1491]*[.$I$5]/(2*3.14)" office:value-type="float" office:value="5.20465625">
            <text:p>5.20</text:p>
          </table:table-cell>
          <table:table-cell table:number-columns-repeated="3"/>
        </table:table-row>
        <table:table-row table:style-name="ro2">
          <table:table-cell table:formula="of:=6.28*[.B1492]/3200" office:value-type="float" office:value="29.182375">
            <text:p>29.182375</text:p>
          </table:table-cell>
          <table:table-cell office:value-type="float" office:value="14870">
            <text:p>14870</text:p>
          </table:table-cell>
          <table:table-cell table:formula="of:=[.G1492]/36" office:value-type="float" office:value="21.3085322916667">
            <text:p>21.31</text:p>
          </table:table-cell>
          <table:table-cell table:formula="of:=[.E1492]/(2*3.1415)" office:value-type="float" office:value="1.36403589049817">
            <text:p>1.36</text:p>
          </table:table-cell>
          <table:table-cell table:formula="of:=[.F1492]*6.28/[.$K$1]" office:value-type="float" office:value="8.5702375">
            <text:p>8.57</text:p>
          </table:table-cell>
          <table:table-cell office:value-type="float" office:value="4367">
            <text:p>4367.00</text:p>
          </table:table-cell>
          <table:table-cell table:formula="of:=[.G1491]+[.H1492]*0.1" office:value-type="float" office:value="767.1071625">
            <text:p>767.11</text:p>
          </table:table-cell>
          <table:table-cell table:formula="of:=[.$H$5]+[.E1492]*[.$I$5]/(2*3.14)" office:value-type="float" office:value="5.204703125">
            <text:p>5.20</text:p>
          </table:table-cell>
          <table:table-cell table:number-columns-repeated="3"/>
        </table:table-row>
        <table:table-row table:style-name="ro2">
          <table:table-cell table:formula="of:=6.28*[.B1493]/3200" office:value-type="float" office:value="29.202">
            <text:p>29.202</text:p>
          </table:table-cell>
          <table:table-cell office:value-type="float" office:value="14880">
            <text:p>14880</text:p>
          </table:table-cell>
          <table:table-cell table:formula="of:=[.G1493]/36" office:value-type="float" office:value="21.3229899305556">
            <text:p>21.32</text:p>
          </table:table-cell>
          <table:table-cell table:formula="of:=[.E1493]/(2*3.1415)" office:value-type="float" office:value="1.36434824128601">
            <text:p>1.36</text:p>
          </table:table-cell>
          <table:table-cell table:formula="of:=[.F1493]*6.28/[.$K$1]" office:value-type="float" office:value="8.5722">
            <text:p>8.57</text:p>
          </table:table-cell>
          <table:table-cell office:value-type="float" office:value="4368">
            <text:p>4368.00</text:p>
          </table:table-cell>
          <table:table-cell table:formula="of:=[.G1492]+[.H1493]*0.1" office:value-type="float" office:value="767.6276375">
            <text:p>767.63</text:p>
          </table:table-cell>
          <table:table-cell table:formula="of:=[.$H$5]+[.E1493]*[.$I$5]/(2*3.14)" office:value-type="float" office:value="5.20475">
            <text:p>5.20</text:p>
          </table:table-cell>
          <table:table-cell table:number-columns-repeated="3"/>
        </table:table-row>
        <table:table-row table:style-name="ro2">
          <table:table-cell table:formula="of:=6.28*[.B1494]/3200" office:value-type="float" office:value="29.221625">
            <text:p>29.221625</text:p>
          </table:table-cell>
          <table:table-cell office:value-type="float" office:value="14890">
            <text:p>14890</text:p>
          </table:table-cell>
          <table:table-cell table:formula="of:=[.G1494]/36" office:value-type="float" office:value="21.3374476996528">
            <text:p>21.34</text:p>
          </table:table-cell>
          <table:table-cell table:formula="of:=[.E1494]/(2*3.1415)" office:value-type="float" office:value="1.36466059207385">
            <text:p>1.36</text:p>
          </table:table-cell>
          <table:table-cell table:formula="of:=[.F1494]*6.28/[.$K$1]" office:value-type="float" office:value="8.5741625">
            <text:p>8.57</text:p>
          </table:table-cell>
          <table:table-cell office:value-type="float" office:value="4369">
            <text:p>4369.00</text:p>
          </table:table-cell>
          <table:table-cell table:formula="of:=[.G1493]+[.H1494]*0.1" office:value-type="float" office:value="768.1481171875">
            <text:p>768.15</text:p>
          </table:table-cell>
          <table:table-cell table:formula="of:=[.$H$5]+[.E1494]*[.$I$5]/(2*3.14)" office:value-type="float" office:value="5.204796875">
            <text:p>5.20</text:p>
          </table:table-cell>
          <table:table-cell table:number-columns-repeated="3"/>
        </table:table-row>
        <table:table-row table:style-name="ro2">
          <table:table-cell table:formula="of:=6.28*[.B1495]/3200" office:value-type="float" office:value="29.24125">
            <text:p>29.24125</text:p>
          </table:table-cell>
          <table:table-cell office:value-type="float" office:value="14900">
            <text:p>14900</text:p>
          </table:table-cell>
          <table:table-cell table:formula="of:=[.G1495]/36" office:value-type="float" office:value="21.3519055989583">
            <text:p>21.35</text:p>
          </table:table-cell>
          <table:table-cell table:formula="of:=[.E1495]/(2*3.1415)" office:value-type="float" office:value="1.36497294286169">
            <text:p>1.36</text:p>
          </table:table-cell>
          <table:table-cell table:formula="of:=[.F1495]*6.28/[.$K$1]" office:value-type="float" office:value="8.576125">
            <text:p>8.58</text:p>
          </table:table-cell>
          <table:table-cell office:value-type="float" office:value="4370">
            <text:p>4370.00</text:p>
          </table:table-cell>
          <table:table-cell table:formula="of:=[.G1494]+[.H1495]*0.1" office:value-type="float" office:value="768.6686015625">
            <text:p>768.67</text:p>
          </table:table-cell>
          <table:table-cell table:formula="of:=[.$H$5]+[.E1495]*[.$I$5]/(2*3.14)" office:value-type="float" office:value="5.20484375">
            <text:p>5.20</text:p>
          </table:table-cell>
          <table:table-cell table:number-columns-repeated="3"/>
        </table:table-row>
        <table:table-row table:style-name="ro2">
          <table:table-cell table:formula="of:=6.28*[.B1496]/3200" office:value-type="float" office:value="29.260875">
            <text:p>29.260875</text:p>
          </table:table-cell>
          <table:table-cell office:value-type="float" office:value="14910">
            <text:p>14910</text:p>
          </table:table-cell>
          <table:table-cell table:formula="of:=[.G1496]/36" office:value-type="float" office:value="21.3663636284722">
            <text:p>21.37</text:p>
          </table:table-cell>
          <table:table-cell table:formula="of:=[.E1496]/(2*3.1415)" office:value-type="float" office:value="1.36528529364953">
            <text:p>1.37</text:p>
          </table:table-cell>
          <table:table-cell table:formula="of:=[.F1496]*6.28/[.$K$1]" office:value-type="float" office:value="8.5780875">
            <text:p>8.58</text:p>
          </table:table-cell>
          <table:table-cell office:value-type="float" office:value="4371">
            <text:p>4371.00</text:p>
          </table:table-cell>
          <table:table-cell table:formula="of:=[.G1495]+[.H1496]*0.1" office:value-type="float" office:value="769.189090625">
            <text:p>769.19</text:p>
          </table:table-cell>
          <table:table-cell table:formula="of:=[.$H$5]+[.E1496]*[.$I$5]/(2*3.14)" office:value-type="float" office:value="5.204890625">
            <text:p>5.20</text:p>
          </table:table-cell>
          <table:table-cell table:number-columns-repeated="3"/>
        </table:table-row>
        <table:table-row table:style-name="ro2">
          <table:table-cell table:formula="of:=6.28*[.B1497]/3200" office:value-type="float" office:value="29.2805">
            <text:p>29.2805</text:p>
          </table:table-cell>
          <table:table-cell office:value-type="float" office:value="14920">
            <text:p>14920</text:p>
          </table:table-cell>
          <table:table-cell table:formula="of:=[.G1497]/36" office:value-type="float" office:value="21.3808217881945">
            <text:p>21.38</text:p>
          </table:table-cell>
          <table:table-cell table:formula="of:=[.E1497]/(2*3.1415)" office:value-type="float" office:value="1.36559764443737">
            <text:p>1.37</text:p>
          </table:table-cell>
          <table:table-cell table:formula="of:=[.F1497]*6.28/[.$K$1]" office:value-type="float" office:value="8.58005">
            <text:p>8.58</text:p>
          </table:table-cell>
          <table:table-cell office:value-type="float" office:value="4372">
            <text:p>4372.00</text:p>
          </table:table-cell>
          <table:table-cell table:formula="of:=[.G1496]+[.H1497]*0.1" office:value-type="float" office:value="769.709584375">
            <text:p>769.71</text:p>
          </table:table-cell>
          <table:table-cell table:formula="of:=[.$H$5]+[.E1497]*[.$I$5]/(2*3.14)" office:value-type="float" office:value="5.2049375">
            <text:p>5.20</text:p>
          </table:table-cell>
          <table:table-cell table:number-columns-repeated="3"/>
        </table:table-row>
        <table:table-row table:style-name="ro2">
          <table:table-cell table:formula="of:=6.28*[.B1498]/3200" office:value-type="float" office:value="29.300125">
            <text:p>29.300125</text:p>
          </table:table-cell>
          <table:table-cell office:value-type="float" office:value="14930">
            <text:p>14930</text:p>
          </table:table-cell>
          <table:table-cell table:formula="of:=[.G1498]/36" office:value-type="float" office:value="21.395280078125">
            <text:p>21.40</text:p>
          </table:table-cell>
          <table:table-cell table:formula="of:=[.E1498]/(2*3.1415)" office:value-type="float" office:value="1.36590999522521">
            <text:p>1.37</text:p>
          </table:table-cell>
          <table:table-cell table:formula="of:=[.F1498]*6.28/[.$K$1]" office:value-type="float" office:value="8.5820125">
            <text:p>8.58</text:p>
          </table:table-cell>
          <table:table-cell office:value-type="float" office:value="4373">
            <text:p>4373.00</text:p>
          </table:table-cell>
          <table:table-cell table:formula="of:=[.G1497]+[.H1498]*0.1" office:value-type="float" office:value="770.2300828125">
            <text:p>770.23</text:p>
          </table:table-cell>
          <table:table-cell table:formula="of:=[.$H$5]+[.E1498]*[.$I$5]/(2*3.14)" office:value-type="float" office:value="5.204984375">
            <text:p>5.20</text:p>
          </table:table-cell>
          <table:table-cell table:number-columns-repeated="3"/>
        </table:table-row>
        <table:table-row table:style-name="ro2">
          <table:table-cell table:formula="of:=6.28*[.B1499]/3200" office:value-type="float" office:value="29.31975">
            <text:p>29.31975</text:p>
          </table:table-cell>
          <table:table-cell office:value-type="float" office:value="14940">
            <text:p>14940</text:p>
          </table:table-cell>
          <table:table-cell table:formula="of:=[.G1499]/36" office:value-type="float" office:value="21.4097384982639">
            <text:p>21.41</text:p>
          </table:table-cell>
          <table:table-cell table:formula="of:=[.E1499]/(2*3.1415)" office:value-type="float" office:value="1.36622234601305">
            <text:p>1.37</text:p>
          </table:table-cell>
          <table:table-cell table:formula="of:=[.F1499]*6.28/[.$K$1]" office:value-type="float" office:value="8.583975">
            <text:p>8.58</text:p>
          </table:table-cell>
          <table:table-cell office:value-type="float" office:value="4374">
            <text:p>4374.00</text:p>
          </table:table-cell>
          <table:table-cell table:formula="of:=[.G1498]+[.H1499]*0.1" office:value-type="float" office:value="770.7505859375">
            <text:p>770.75</text:p>
          </table:table-cell>
          <table:table-cell table:formula="of:=[.$H$5]+[.E1499]*[.$I$5]/(2*3.14)" office:value-type="float" office:value="5.20503125">
            <text:p>5.21</text:p>
          </table:table-cell>
          <table:table-cell table:number-columns-repeated="3"/>
        </table:table-row>
        <table:table-row table:style-name="ro2">
          <table:table-cell table:formula="of:=6.28*[.B1500]/3200" office:value-type="float" office:value="29.339375">
            <text:p>29.339375</text:p>
          </table:table-cell>
          <table:table-cell office:value-type="float" office:value="14950">
            <text:p>14950</text:p>
          </table:table-cell>
          <table:table-cell table:formula="of:=[.G1500]/36" office:value-type="float" office:value="21.4241970486111">
            <text:p>21.42</text:p>
          </table:table-cell>
          <table:table-cell table:formula="of:=[.E1500]/(2*3.1415)" office:value-type="float" office:value="1.36653469680089">
            <text:p>1.37</text:p>
          </table:table-cell>
          <table:table-cell table:formula="of:=[.F1500]*6.28/[.$K$1]" office:value-type="float" office:value="8.5859375">
            <text:p>8.59</text:p>
          </table:table-cell>
          <table:table-cell office:value-type="float" office:value="4375">
            <text:p>4375.00</text:p>
          </table:table-cell>
          <table:table-cell table:formula="of:=[.G1499]+[.H1500]*0.1" office:value-type="float" office:value="771.27109375">
            <text:p>771.27</text:p>
          </table:table-cell>
          <table:table-cell table:formula="of:=[.$H$5]+[.E1500]*[.$I$5]/(2*3.14)" office:value-type="float" office:value="5.205078125">
            <text:p>5.21</text:p>
          </table:table-cell>
          <table:table-cell table:number-columns-repeated="3"/>
        </table:table-row>
        <table:table-row table:style-name="ro2">
          <table:table-cell table:formula="of:=6.28*[.B1501]/3200" office:value-type="float" office:value="29.359">
            <text:p>29.359</text:p>
          </table:table-cell>
          <table:table-cell office:value-type="float" office:value="14960">
            <text:p>14960</text:p>
          </table:table-cell>
          <table:table-cell table:formula="of:=[.G1501]/36" office:value-type="float" office:value="21.4386557291667">
            <text:p>21.44</text:p>
          </table:table-cell>
          <table:table-cell table:formula="of:=[.E1501]/(2*3.1415)" office:value-type="float" office:value="1.36684704758873">
            <text:p>1.37</text:p>
          </table:table-cell>
          <table:table-cell table:formula="of:=[.F1501]*6.28/[.$K$1]" office:value-type="float" office:value="8.5879">
            <text:p>8.59</text:p>
          </table:table-cell>
          <table:table-cell office:value-type="float" office:value="4376">
            <text:p>4376.00</text:p>
          </table:table-cell>
          <table:table-cell table:formula="of:=[.G1500]+[.H1501]*0.1" office:value-type="float" office:value="771.79160625">
            <text:p>771.79</text:p>
          </table:table-cell>
          <table:table-cell table:formula="of:=[.$H$5]+[.E1501]*[.$I$5]/(2*3.14)" office:value-type="float" office:value="5.205125">
            <text:p>5.21</text:p>
          </table:table-cell>
          <table:table-cell table:number-columns-repeated="3"/>
        </table:table-row>
        <table:table-row table:style-name="ro2">
          <table:table-cell table:formula="of:=6.28*[.B1502]/3200" office:value-type="float" office:value="29.378625">
            <text:p>29.378625</text:p>
          </table:table-cell>
          <table:table-cell office:value-type="float" office:value="14970">
            <text:p>14970</text:p>
          </table:table-cell>
          <table:table-cell table:formula="of:=[.G1502]/36" office:value-type="float" office:value="21.4531145399306">
            <text:p>21.45</text:p>
          </table:table-cell>
          <table:table-cell table:formula="of:=[.E1502]/(2*3.1415)" office:value-type="float" office:value="1.36715939837657">
            <text:p>1.37</text:p>
          </table:table-cell>
          <table:table-cell table:formula="of:=[.F1502]*6.28/[.$K$1]" office:value-type="float" office:value="8.5898625">
            <text:p>8.59</text:p>
          </table:table-cell>
          <table:table-cell office:value-type="float" office:value="4377">
            <text:p>4377.00</text:p>
          </table:table-cell>
          <table:table-cell table:formula="of:=[.G1501]+[.H1502]*0.1" office:value-type="float" office:value="772.3121234375">
            <text:p>772.31</text:p>
          </table:table-cell>
          <table:table-cell table:formula="of:=[.$H$5]+[.E1502]*[.$I$5]/(2*3.14)" office:value-type="float" office:value="5.205171875">
            <text:p>5.21</text:p>
          </table:table-cell>
          <table:table-cell table:number-columns-repeated="3"/>
        </table:table-row>
        <table:table-row table:style-name="ro2">
          <table:table-cell table:formula="of:=6.28*[.B1503]/3200" office:value-type="float" office:value="29.39825">
            <text:p>29.39825</text:p>
          </table:table-cell>
          <table:table-cell office:value-type="float" office:value="14980">
            <text:p>14980</text:p>
          </table:table-cell>
          <table:table-cell table:formula="of:=[.G1503]/36" office:value-type="float" office:value="21.4675734809028">
            <text:p>21.47</text:p>
          </table:table-cell>
          <table:table-cell table:formula="of:=[.E1503]/(2*3.1415)" office:value-type="float" office:value="1.36747174916441">
            <text:p>1.37</text:p>
          </table:table-cell>
          <table:table-cell table:formula="of:=[.F1503]*6.28/[.$K$1]" office:value-type="float" office:value="8.591825">
            <text:p>8.59</text:p>
          </table:table-cell>
          <table:table-cell office:value-type="float" office:value="4378">
            <text:p>4378.00</text:p>
          </table:table-cell>
          <table:table-cell table:formula="of:=[.G1502]+[.H1503]*0.1" office:value-type="float" office:value="772.8326453125">
            <text:p>772.83</text:p>
          </table:table-cell>
          <table:table-cell table:formula="of:=[.$H$5]+[.E1503]*[.$I$5]/(2*3.14)" office:value-type="float" office:value="5.20521875">
            <text:p>5.21</text:p>
          </table:table-cell>
          <table:table-cell table:number-columns-repeated="3"/>
        </table:table-row>
        <table:table-row table:style-name="ro2">
          <table:table-cell table:formula="of:=6.28*[.B1504]/3200" office:value-type="float" office:value="29.417875">
            <text:p>29.417875</text:p>
          </table:table-cell>
          <table:table-cell office:value-type="float" office:value="14990">
            <text:p>14990</text:p>
          </table:table-cell>
          <table:table-cell table:formula="of:=[.G1504]/36" office:value-type="float" office:value="21.4820325520833">
            <text:p>21.48</text:p>
          </table:table-cell>
          <table:table-cell table:formula="of:=[.E1504]/(2*3.1415)" office:value-type="float" office:value="1.36778409995225">
            <text:p>1.37</text:p>
          </table:table-cell>
          <table:table-cell table:formula="of:=[.F1504]*6.28/[.$K$1]" office:value-type="float" office:value="8.5937875">
            <text:p>8.59</text:p>
          </table:table-cell>
          <table:table-cell office:value-type="float" office:value="4379">
            <text:p>4379.00</text:p>
          </table:table-cell>
          <table:table-cell table:formula="of:=[.G1503]+[.H1504]*0.1" office:value-type="float" office:value="773.353171875">
            <text:p>773.35</text:p>
          </table:table-cell>
          <table:table-cell table:formula="of:=[.$H$5]+[.E1504]*[.$I$5]/(2*3.14)" office:value-type="float" office:value="5.205265625">
            <text:p>5.21</text:p>
          </table:table-cell>
          <table:table-cell table:number-columns-repeated="3"/>
        </table:table-row>
        <table:table-row table:style-name="ro2">
          <table:table-cell table:formula="of:=6.28*[.B1505]/3200" office:value-type="float" office:value="29.4375">
            <text:p>29.4375</text:p>
          </table:table-cell>
          <table:table-cell office:value-type="float" office:value="15000">
            <text:p>15000</text:p>
          </table:table-cell>
          <table:table-cell table:formula="of:=[.G1505]/36" office:value-type="float" office:value="21.4964917534722">
            <text:p>21.50</text:p>
          </table:table-cell>
          <table:table-cell table:formula="of:=[.E1505]/(2*3.1415)" office:value-type="float" office:value="1.36809645074009">
            <text:p>1.37</text:p>
          </table:table-cell>
          <table:table-cell table:formula="of:=[.F1505]*6.28/[.$K$1]" office:value-type="float" office:value="8.59575">
            <text:p>8.60</text:p>
          </table:table-cell>
          <table:table-cell office:value-type="float" office:value="4380">
            <text:p>4380.00</text:p>
          </table:table-cell>
          <table:table-cell table:formula="of:=[.G1504]+[.H1505]*0.1" office:value-type="float" office:value="773.873703125">
            <text:p>773.87</text:p>
          </table:table-cell>
          <table:table-cell table:formula="of:=[.$H$5]+[.E1505]*[.$I$5]/(2*3.14)" office:value-type="float" office:value="5.2053125">
            <text:p>5.21</text:p>
          </table:table-cell>
          <table:table-cell table:number-columns-repeated="3"/>
        </table:table-row>
        <table:table-row table:style-name="ro2">
          <table:table-cell table:formula="of:=6.28*[.B1506]/3200" office:value-type="float" office:value="29.457125">
            <text:p>29.457125</text:p>
          </table:table-cell>
          <table:table-cell office:value-type="float" office:value="15010">
            <text:p>15010</text:p>
          </table:table-cell>
          <table:table-cell table:formula="of:=[.G1506]/36" office:value-type="float" office:value="21.5109510850694">
            <text:p>21.51</text:p>
          </table:table-cell>
          <table:table-cell table:formula="of:=[.E1506]/(2*3.1415)" office:value-type="float" office:value="1.36840880152793">
            <text:p>1.37</text:p>
          </table:table-cell>
          <table:table-cell table:formula="of:=[.F1506]*6.28/[.$K$1]" office:value-type="float" office:value="8.5977125">
            <text:p>8.60</text:p>
          </table:table-cell>
          <table:table-cell office:value-type="float" office:value="4381">
            <text:p>4381.00</text:p>
          </table:table-cell>
          <table:table-cell table:formula="of:=[.G1505]+[.H1506]*0.1" office:value-type="float" office:value="774.3942390625">
            <text:p>774.39</text:p>
          </table:table-cell>
          <table:table-cell table:formula="of:=[.$H$5]+[.E1506]*[.$I$5]/(2*3.14)" office:value-type="float" office:value="5.205359375">
            <text:p>5.21</text:p>
          </table:table-cell>
          <table:table-cell table:number-columns-repeated="3"/>
        </table:table-row>
        <table:table-row table:style-name="ro2">
          <table:table-cell table:formula="of:=6.28*[.B1507]/3200" office:value-type="float" office:value="29.47675">
            <text:p>29.47675</text:p>
          </table:table-cell>
          <table:table-cell office:value-type="float" office:value="15020">
            <text:p>15020</text:p>
          </table:table-cell>
          <table:table-cell table:formula="of:=[.G1507]/36" office:value-type="float" office:value="21.525410546875">
            <text:p>21.53</text:p>
          </table:table-cell>
          <table:table-cell table:formula="of:=[.E1507]/(2*3.1415)" office:value-type="float" office:value="1.36872115231577">
            <text:p>1.37</text:p>
          </table:table-cell>
          <table:table-cell table:formula="of:=[.F1507]*6.28/[.$K$1]" office:value-type="float" office:value="8.599675">
            <text:p>8.60</text:p>
          </table:table-cell>
          <table:table-cell office:value-type="float" office:value="4382">
            <text:p>4382.00</text:p>
          </table:table-cell>
          <table:table-cell table:formula="of:=[.G1506]+[.H1507]*0.1" office:value-type="float" office:value="774.9147796875">
            <text:p>774.91</text:p>
          </table:table-cell>
          <table:table-cell table:formula="of:=[.$H$5]+[.E1507]*[.$I$5]/(2*3.14)" office:value-type="float" office:value="5.20540625">
            <text:p>5.21</text:p>
          </table:table-cell>
          <table:table-cell table:number-columns-repeated="3"/>
        </table:table-row>
        <table:table-row table:style-name="ro2">
          <table:table-cell table:formula="of:=6.28*[.B1508]/3200" office:value-type="float" office:value="29.496375">
            <text:p>29.496375</text:p>
          </table:table-cell>
          <table:table-cell office:value-type="float" office:value="15030">
            <text:p>15030</text:p>
          </table:table-cell>
          <table:table-cell table:formula="of:=[.G1508]/36" office:value-type="float" office:value="21.5398701388889">
            <text:p>21.54</text:p>
          </table:table-cell>
          <table:table-cell table:formula="of:=[.E1508]/(2*3.1415)" office:value-type="float" office:value="1.36903350310361">
            <text:p>1.37</text:p>
          </table:table-cell>
          <table:table-cell table:formula="of:=[.F1508]*6.28/[.$K$1]" office:value-type="float" office:value="8.6016375">
            <text:p>8.60</text:p>
          </table:table-cell>
          <table:table-cell office:value-type="float" office:value="4383">
            <text:p>4383.00</text:p>
          </table:table-cell>
          <table:table-cell table:formula="of:=[.G1507]+[.H1508]*0.1" office:value-type="float" office:value="775.435325">
            <text:p>775.44</text:p>
          </table:table-cell>
          <table:table-cell table:formula="of:=[.$H$5]+[.E1508]*[.$I$5]/(2*3.14)" office:value-type="float" office:value="5.205453125">
            <text:p>5.21</text:p>
          </table:table-cell>
          <table:table-cell table:number-columns-repeated="3"/>
        </table:table-row>
        <table:table-row table:style-name="ro2">
          <table:table-cell table:formula="of:=6.28*[.B1509]/3200" office:value-type="float" office:value="29.516">
            <text:p>29.516</text:p>
          </table:table-cell>
          <table:table-cell office:value-type="float" office:value="15040">
            <text:p>15040</text:p>
          </table:table-cell>
          <table:table-cell table:formula="of:=[.G1509]/36" office:value-type="float" office:value="21.5543298611111">
            <text:p>21.55</text:p>
          </table:table-cell>
          <table:table-cell table:formula="of:=[.E1509]/(2*3.1415)" office:value-type="float" office:value="1.36934585389145">
            <text:p>1.37</text:p>
          </table:table-cell>
          <table:table-cell table:formula="of:=[.F1509]*6.28/[.$K$1]" office:value-type="float" office:value="8.6036">
            <text:p>8.60</text:p>
          </table:table-cell>
          <table:table-cell office:value-type="float" office:value="4384">
            <text:p>4384.00</text:p>
          </table:table-cell>
          <table:table-cell table:formula="of:=[.G1508]+[.H1509]*0.1" office:value-type="float" office:value="775.955875">
            <text:p>775.96</text:p>
          </table:table-cell>
          <table:table-cell table:formula="of:=[.$H$5]+[.E1509]*[.$I$5]/(2*3.14)" office:value-type="float" office:value="5.2055">
            <text:p>5.21</text:p>
          </table:table-cell>
          <table:table-cell table:number-columns-repeated="3"/>
        </table:table-row>
        <table:table-row table:style-name="ro2">
          <table:table-cell table:formula="of:=6.28*[.B1510]/3200" office:value-type="float" office:value="29.535625">
            <text:p>29.535625</text:p>
          </table:table-cell>
          <table:table-cell office:value-type="float" office:value="15050">
            <text:p>15050</text:p>
          </table:table-cell>
          <table:table-cell table:formula="of:=[.G1510]/36" office:value-type="float" office:value="21.5687897135417">
            <text:p>21.57</text:p>
          </table:table-cell>
          <table:table-cell table:formula="of:=[.E1510]/(2*3.1415)" office:value-type="float" office:value="1.36965820467929">
            <text:p>1.37</text:p>
          </table:table-cell>
          <table:table-cell table:formula="of:=[.F1510]*6.28/[.$K$1]" office:value-type="float" office:value="8.6055625">
            <text:p>8.61</text:p>
          </table:table-cell>
          <table:table-cell office:value-type="float" office:value="4385">
            <text:p>4385.00</text:p>
          </table:table-cell>
          <table:table-cell table:formula="of:=[.G1509]+[.H1510]*0.1" office:value-type="float" office:value="776.4764296875">
            <text:p>776.48</text:p>
          </table:table-cell>
          <table:table-cell table:formula="of:=[.$H$5]+[.E1510]*[.$I$5]/(2*3.14)" office:value-type="float" office:value="5.205546875">
            <text:p>5.21</text:p>
          </table:table-cell>
          <table:table-cell table:number-columns-repeated="3"/>
        </table:table-row>
        <table:table-row table:style-name="ro2">
          <table:table-cell table:formula="of:=6.28*[.B1511]/3200" office:value-type="float" office:value="29.55525">
            <text:p>29.55525</text:p>
          </table:table-cell>
          <table:table-cell office:value-type="float" office:value="15060">
            <text:p>15060</text:p>
          </table:table-cell>
          <table:table-cell table:formula="of:=[.G1511]/36" office:value-type="float" office:value="21.5832496961806">
            <text:p>21.58</text:p>
          </table:table-cell>
          <table:table-cell table:formula="of:=[.E1511]/(2*3.1415)" office:value-type="float" office:value="1.36997055546713">
            <text:p>1.37</text:p>
          </table:table-cell>
          <table:table-cell table:formula="of:=[.F1511]*6.28/[.$K$1]" office:value-type="float" office:value="8.607525">
            <text:p>8.61</text:p>
          </table:table-cell>
          <table:table-cell office:value-type="float" office:value="4386">
            <text:p>4386.00</text:p>
          </table:table-cell>
          <table:table-cell table:formula="of:=[.G1510]+[.H1511]*0.1" office:value-type="float" office:value="776.9969890625">
            <text:p>777.00</text:p>
          </table:table-cell>
          <table:table-cell table:formula="of:=[.$H$5]+[.E1511]*[.$I$5]/(2*3.14)" office:value-type="float" office:value="5.20559375">
            <text:p>5.21</text:p>
          </table:table-cell>
          <table:table-cell table:number-columns-repeated="3"/>
        </table:table-row>
        <table:table-row table:style-name="ro2">
          <table:table-cell table:formula="of:=6.28*[.B1512]/3200" office:value-type="float" office:value="29.574875">
            <text:p>29.574875</text:p>
          </table:table-cell>
          <table:table-cell office:value-type="float" office:value="15070">
            <text:p>15070</text:p>
          </table:table-cell>
          <table:table-cell table:formula="of:=[.G1512]/36" office:value-type="float" office:value="21.5977098090278">
            <text:p>21.60</text:p>
          </table:table-cell>
          <table:table-cell table:formula="of:=[.E1512]/(2*3.1415)" office:value-type="float" office:value="1.37028290625497">
            <text:p>1.37</text:p>
          </table:table-cell>
          <table:table-cell table:formula="of:=[.F1512]*6.28/[.$K$1]" office:value-type="float" office:value="8.6094875">
            <text:p>8.61</text:p>
          </table:table-cell>
          <table:table-cell office:value-type="float" office:value="4387">
            <text:p>4387.00</text:p>
          </table:table-cell>
          <table:table-cell table:formula="of:=[.G1511]+[.H1512]*0.1" office:value-type="float" office:value="777.517553125">
            <text:p>777.52</text:p>
          </table:table-cell>
          <table:table-cell table:formula="of:=[.$H$5]+[.E1512]*[.$I$5]/(2*3.14)" office:value-type="float" office:value="5.205640625">
            <text:p>5.21</text:p>
          </table:table-cell>
          <table:table-cell table:number-columns-repeated="3"/>
        </table:table-row>
        <table:table-row table:style-name="ro2">
          <table:table-cell table:formula="of:=6.28*[.B1513]/3200" office:value-type="float" office:value="29.5945">
            <text:p>29.5945</text:p>
          </table:table-cell>
          <table:table-cell office:value-type="float" office:value="15080">
            <text:p>15080</text:p>
          </table:table-cell>
          <table:table-cell table:formula="of:=[.G1513]/36" office:value-type="float" office:value="21.6121700520833">
            <text:p>21.61</text:p>
          </table:table-cell>
          <table:table-cell table:formula="of:=[.E1513]/(2*3.1415)" office:value-type="float" office:value="1.37059525704281">
            <text:p>1.37</text:p>
          </table:table-cell>
          <table:table-cell table:formula="of:=[.F1513]*6.28/[.$K$1]" office:value-type="float" office:value="8.61145">
            <text:p>8.61</text:p>
          </table:table-cell>
          <table:table-cell office:value-type="float" office:value="4388">
            <text:p>4388.00</text:p>
          </table:table-cell>
          <table:table-cell table:formula="of:=[.G1512]+[.H1513]*0.1" office:value-type="float" office:value="778.038121875">
            <text:p>778.04</text:p>
          </table:table-cell>
          <table:table-cell table:formula="of:=[.$H$5]+[.E1513]*[.$I$5]/(2*3.14)" office:value-type="float" office:value="5.2056875">
            <text:p>5.21</text:p>
          </table:table-cell>
          <table:table-cell table:number-columns-repeated="3"/>
        </table:table-row>
        <table:table-row table:style-name="ro2">
          <table:table-cell table:formula="of:=6.28*[.B1514]/3200" office:value-type="float" office:value="29.614125">
            <text:p>29.614125</text:p>
          </table:table-cell>
          <table:table-cell office:value-type="float" office:value="15090">
            <text:p>15090</text:p>
          </table:table-cell>
          <table:table-cell table:formula="of:=[.G1514]/36" office:value-type="float" office:value="21.6266304253472">
            <text:p>21.63</text:p>
          </table:table-cell>
          <table:table-cell table:formula="of:=[.E1514]/(2*3.1415)" office:value-type="float" office:value="1.37090760783065">
            <text:p>1.37</text:p>
          </table:table-cell>
          <table:table-cell table:formula="of:=[.F1514]*6.28/[.$K$1]" office:value-type="float" office:value="8.6134125">
            <text:p>8.61</text:p>
          </table:table-cell>
          <table:table-cell office:value-type="float" office:value="4389">
            <text:p>4389.00</text:p>
          </table:table-cell>
          <table:table-cell table:formula="of:=[.G1513]+[.H1514]*0.1" office:value-type="float" office:value="778.5586953125">
            <text:p>778.56</text:p>
          </table:table-cell>
          <table:table-cell table:formula="of:=[.$H$5]+[.E1514]*[.$I$5]/(2*3.14)" office:value-type="float" office:value="5.205734375">
            <text:p>5.21</text:p>
          </table:table-cell>
          <table:table-cell table:number-columns-repeated="3"/>
        </table:table-row>
        <table:table-row table:style-name="ro2">
          <table:table-cell table:formula="of:=6.28*[.B1515]/3200" office:value-type="float" office:value="29.63375">
            <text:p>29.63375</text:p>
          </table:table-cell>
          <table:table-cell office:value-type="float" office:value="15100">
            <text:p>15100</text:p>
          </table:table-cell>
          <table:table-cell table:formula="of:=[.G1515]/36" office:value-type="float" office:value="21.6410909288194">
            <text:p>21.64</text:p>
          </table:table-cell>
          <table:table-cell table:formula="of:=[.E1515]/(2*3.1415)" office:value-type="float" office:value="1.37121995861849">
            <text:p>1.37</text:p>
          </table:table-cell>
          <table:table-cell table:formula="of:=[.F1515]*6.28/[.$K$1]" office:value-type="float" office:value="8.615375">
            <text:p>8.62</text:p>
          </table:table-cell>
          <table:table-cell office:value-type="float" office:value="4390">
            <text:p>4390.00</text:p>
          </table:table-cell>
          <table:table-cell table:formula="of:=[.G1514]+[.H1515]*0.1" office:value-type="float" office:value="779.0792734375">
            <text:p>779.08</text:p>
          </table:table-cell>
          <table:table-cell table:formula="of:=[.$H$5]+[.E1515]*[.$I$5]/(2*3.14)" office:value-type="float" office:value="5.20578125">
            <text:p>5.21</text:p>
          </table:table-cell>
          <table:table-cell table:number-columns-repeated="3"/>
        </table:table-row>
        <table:table-row table:style-name="ro2">
          <table:table-cell table:formula="of:=6.28*[.B1516]/3200" office:value-type="float" office:value="29.653375">
            <text:p>29.653375</text:p>
          </table:table-cell>
          <table:table-cell office:value-type="float" office:value="15110">
            <text:p>15110</text:p>
          </table:table-cell>
          <table:table-cell table:formula="of:=[.G1516]/36" office:value-type="float" office:value="21.6555515625">
            <text:p>21.66</text:p>
          </table:table-cell>
          <table:table-cell table:formula="of:=[.E1516]/(2*3.1415)" office:value-type="float" office:value="1.37153230940633">
            <text:p>1.37</text:p>
          </table:table-cell>
          <table:table-cell table:formula="of:=[.F1516]*6.28/[.$K$1]" office:value-type="float" office:value="8.6173375">
            <text:p>8.62</text:p>
          </table:table-cell>
          <table:table-cell office:value-type="float" office:value="4391">
            <text:p>4391.00</text:p>
          </table:table-cell>
          <table:table-cell table:formula="of:=[.G1515]+[.H1516]*0.1" office:value-type="float" office:value="779.59985625">
            <text:p>779.60</text:p>
          </table:table-cell>
          <table:table-cell table:formula="of:=[.$H$5]+[.E1516]*[.$I$5]/(2*3.14)" office:value-type="float" office:value="5.205828125">
            <text:p>5.21</text:p>
          </table:table-cell>
          <table:table-cell table:number-columns-repeated="3"/>
        </table:table-row>
        <table:table-row table:style-name="ro2">
          <table:table-cell table:formula="of:=6.28*[.B1517]/3200" office:value-type="float" office:value="29.673">
            <text:p>29.673</text:p>
          </table:table-cell>
          <table:table-cell office:value-type="float" office:value="15120">
            <text:p>15120</text:p>
          </table:table-cell>
          <table:table-cell table:formula="of:=[.G1517]/36" office:value-type="float" office:value="21.6700123263889">
            <text:p>21.67</text:p>
          </table:table-cell>
          <table:table-cell table:formula="of:=[.E1517]/(2*3.1415)" office:value-type="float" office:value="1.37184466019417">
            <text:p>1.37</text:p>
          </table:table-cell>
          <table:table-cell table:formula="of:=[.F1517]*6.28/[.$K$1]" office:value-type="float" office:value="8.6193">
            <text:p>8.62</text:p>
          </table:table-cell>
          <table:table-cell office:value-type="float" office:value="4392">
            <text:p>4392.00</text:p>
          </table:table-cell>
          <table:table-cell table:formula="of:=[.G1516]+[.H1517]*0.1" office:value-type="float" office:value="780.12044375">
            <text:p>780.12</text:p>
          </table:table-cell>
          <table:table-cell table:formula="of:=[.$H$5]+[.E1517]*[.$I$5]/(2*3.14)" office:value-type="float" office:value="5.205875">
            <text:p>5.21</text:p>
          </table:table-cell>
          <table:table-cell table:number-columns-repeated="3"/>
        </table:table-row>
        <table:table-row table:style-name="ro2">
          <table:table-cell table:formula="of:=6.28*[.B1518]/3200" office:value-type="float" office:value="29.692625">
            <text:p>29.692625</text:p>
          </table:table-cell>
          <table:table-cell office:value-type="float" office:value="15130">
            <text:p>15130</text:p>
          </table:table-cell>
          <table:table-cell table:formula="of:=[.G1518]/36" office:value-type="float" office:value="21.6844732204861">
            <text:p>21.68</text:p>
          </table:table-cell>
          <table:table-cell table:formula="of:=[.E1518]/(2*3.1415)" office:value-type="float" office:value="1.37215701098202">
            <text:p>1.37</text:p>
          </table:table-cell>
          <table:table-cell table:formula="of:=[.F1518]*6.28/[.$K$1]" office:value-type="float" office:value="8.6212625">
            <text:p>8.62</text:p>
          </table:table-cell>
          <table:table-cell office:value-type="float" office:value="4393">
            <text:p>4393.00</text:p>
          </table:table-cell>
          <table:table-cell table:formula="of:=[.G1517]+[.H1518]*0.1" office:value-type="float" office:value="780.6410359375">
            <text:p>780.64</text:p>
          </table:table-cell>
          <table:table-cell table:formula="of:=[.$H$5]+[.E1518]*[.$I$5]/(2*3.14)" office:value-type="float" office:value="5.205921875">
            <text:p>5.21</text:p>
          </table:table-cell>
          <table:table-cell table:number-columns-repeated="3"/>
        </table:table-row>
        <table:table-row table:style-name="ro2">
          <table:table-cell table:formula="of:=6.28*[.B1519]/3200" office:value-type="float" office:value="29.71225">
            <text:p>29.71225</text:p>
          </table:table-cell>
          <table:table-cell office:value-type="float" office:value="15140">
            <text:p>15140</text:p>
          </table:table-cell>
          <table:table-cell table:formula="of:=[.G1519]/36" office:value-type="float" office:value="21.6989342447917">
            <text:p>21.70</text:p>
          </table:table-cell>
          <table:table-cell table:formula="of:=[.E1519]/(2*3.1415)" office:value-type="float" office:value="1.37246936176986">
            <text:p>1.37</text:p>
          </table:table-cell>
          <table:table-cell table:formula="of:=[.F1519]*6.28/[.$K$1]" office:value-type="float" office:value="8.623225">
            <text:p>8.62</text:p>
          </table:table-cell>
          <table:table-cell office:value-type="float" office:value="4394">
            <text:p>4394.00</text:p>
          </table:table-cell>
          <table:table-cell table:formula="of:=[.G1518]+[.H1519]*0.1" office:value-type="float" office:value="781.1616328125">
            <text:p>781.16</text:p>
          </table:table-cell>
          <table:table-cell table:formula="of:=[.$H$5]+[.E1519]*[.$I$5]/(2*3.14)" office:value-type="float" office:value="5.20596875">
            <text:p>5.21</text:p>
          </table:table-cell>
          <table:table-cell table:number-columns-repeated="3"/>
        </table:table-row>
        <table:table-row table:style-name="ro2">
          <table:table-cell table:formula="of:=6.28*[.B1520]/3200" office:value-type="float" office:value="29.731875">
            <text:p>29.731875</text:p>
          </table:table-cell>
          <table:table-cell office:value-type="float" office:value="15150">
            <text:p>15150</text:p>
          </table:table-cell>
          <table:table-cell table:formula="of:=[.G1520]/36" office:value-type="float" office:value="21.7133953993056">
            <text:p>21.71</text:p>
          </table:table-cell>
          <table:table-cell table:formula="of:=[.E1520]/(2*3.1415)" office:value-type="float" office:value="1.3727817125577">
            <text:p>1.37</text:p>
          </table:table-cell>
          <table:table-cell table:formula="of:=[.F1520]*6.28/[.$K$1]" office:value-type="float" office:value="8.6251875">
            <text:p>8.63</text:p>
          </table:table-cell>
          <table:table-cell office:value-type="float" office:value="4395">
            <text:p>4395.00</text:p>
          </table:table-cell>
          <table:table-cell table:formula="of:=[.G1519]+[.H1520]*0.1" office:value-type="float" office:value="781.682234375">
            <text:p>781.68</text:p>
          </table:table-cell>
          <table:table-cell table:formula="of:=[.$H$5]+[.E1520]*[.$I$5]/(2*3.14)" office:value-type="float" office:value="5.206015625">
            <text:p>5.21</text:p>
          </table:table-cell>
          <table:table-cell table:number-columns-repeated="3"/>
        </table:table-row>
        <table:table-row table:style-name="ro2">
          <table:table-cell table:formula="of:=6.28*[.B1521]/3200" office:value-type="float" office:value="29.7515">
            <text:p>29.7515</text:p>
          </table:table-cell>
          <table:table-cell office:value-type="float" office:value="15160">
            <text:p>15160</text:p>
          </table:table-cell>
          <table:table-cell table:formula="of:=[.G1521]/36" office:value-type="float" office:value="21.7278566840278">
            <text:p>21.73</text:p>
          </table:table-cell>
          <table:table-cell table:formula="of:=[.E1521]/(2*3.1415)" office:value-type="float" office:value="1.37309406334554">
            <text:p>1.37</text:p>
          </table:table-cell>
          <table:table-cell table:formula="of:=[.F1521]*6.28/[.$K$1]" office:value-type="float" office:value="8.62715">
            <text:p>8.63</text:p>
          </table:table-cell>
          <table:table-cell office:value-type="float" office:value="4396">
            <text:p>4396.00</text:p>
          </table:table-cell>
          <table:table-cell table:formula="of:=[.G1520]+[.H1521]*0.1" office:value-type="float" office:value="782.202840625">
            <text:p>782.20</text:p>
          </table:table-cell>
          <table:table-cell table:formula="of:=[.$H$5]+[.E1521]*[.$I$5]/(2*3.14)" office:value-type="float" office:value="5.2060625">
            <text:p>5.21</text:p>
          </table:table-cell>
          <table:table-cell table:number-columns-repeated="3"/>
        </table:table-row>
        <table:table-row table:style-name="ro2">
          <table:table-cell table:formula="of:=6.28*[.B1522]/3200" office:value-type="float" office:value="29.771125">
            <text:p>29.771125</text:p>
          </table:table-cell>
          <table:table-cell office:value-type="float" office:value="15170">
            <text:p>15170</text:p>
          </table:table-cell>
          <table:table-cell table:formula="of:=[.G1522]/36" office:value-type="float" office:value="21.7423180989583">
            <text:p>21.74</text:p>
          </table:table-cell>
          <table:table-cell table:formula="of:=[.E1522]/(2*3.1415)" office:value-type="float" office:value="1.37340641413338">
            <text:p>1.37</text:p>
          </table:table-cell>
          <table:table-cell table:formula="of:=[.F1522]*6.28/[.$K$1]" office:value-type="float" office:value="8.6291125">
            <text:p>8.63</text:p>
          </table:table-cell>
          <table:table-cell office:value-type="float" office:value="4397">
            <text:p>4397.00</text:p>
          </table:table-cell>
          <table:table-cell table:formula="of:=[.G1521]+[.H1522]*0.1" office:value-type="float" office:value="782.7234515625">
            <text:p>782.72</text:p>
          </table:table-cell>
          <table:table-cell table:formula="of:=[.$H$5]+[.E1522]*[.$I$5]/(2*3.14)" office:value-type="float" office:value="5.206109375">
            <text:p>5.21</text:p>
          </table:table-cell>
          <table:table-cell table:number-columns-repeated="3"/>
        </table:table-row>
        <table:table-row table:style-name="ro2">
          <table:table-cell table:formula="of:=6.28*[.B1523]/3200" office:value-type="float" office:value="29.79075">
            <text:p>29.79075</text:p>
          </table:table-cell>
          <table:table-cell office:value-type="float" office:value="15180">
            <text:p>15180</text:p>
          </table:table-cell>
          <table:table-cell table:formula="of:=[.G1523]/36" office:value-type="float" office:value="21.7567796440972">
            <text:p>21.76</text:p>
          </table:table-cell>
          <table:table-cell table:formula="of:=[.E1523]/(2*3.1415)" office:value-type="float" office:value="1.37371876492122">
            <text:p>1.37</text:p>
          </table:table-cell>
          <table:table-cell table:formula="of:=[.F1523]*6.28/[.$K$1]" office:value-type="float" office:value="8.631075">
            <text:p>8.63</text:p>
          </table:table-cell>
          <table:table-cell office:value-type="float" office:value="4398">
            <text:p>4398.00</text:p>
          </table:table-cell>
          <table:table-cell table:formula="of:=[.G1522]+[.H1523]*0.1" office:value-type="float" office:value="783.2440671875">
            <text:p>783.24</text:p>
          </table:table-cell>
          <table:table-cell table:formula="of:=[.$H$5]+[.E1523]*[.$I$5]/(2*3.14)" office:value-type="float" office:value="5.20615625">
            <text:p>5.21</text:p>
          </table:table-cell>
          <table:table-cell table:number-columns-repeated="3"/>
        </table:table-row>
        <table:table-row table:style-name="ro2">
          <table:table-cell table:formula="of:=6.28*[.B1524]/3200" office:value-type="float" office:value="29.810375">
            <text:p>29.810375</text:p>
          </table:table-cell>
          <table:table-cell office:value-type="float" office:value="15190">
            <text:p>15190</text:p>
          </table:table-cell>
          <table:table-cell table:formula="of:=[.G1524]/36" office:value-type="float" office:value="21.7712413194445">
            <text:p>21.77</text:p>
          </table:table-cell>
          <table:table-cell table:formula="of:=[.E1524]/(2*3.1415)" office:value-type="float" office:value="1.37403111570906">
            <text:p>1.37</text:p>
          </table:table-cell>
          <table:table-cell table:formula="of:=[.F1524]*6.28/[.$K$1]" office:value-type="float" office:value="8.6330375">
            <text:p>8.63</text:p>
          </table:table-cell>
          <table:table-cell office:value-type="float" office:value="4399">
            <text:p>4399.00</text:p>
          </table:table-cell>
          <table:table-cell table:formula="of:=[.G1523]+[.H1524]*0.1" office:value-type="float" office:value="783.7646875">
            <text:p>783.76</text:p>
          </table:table-cell>
          <table:table-cell table:formula="of:=[.$H$5]+[.E1524]*[.$I$5]/(2*3.14)" office:value-type="float" office:value="5.206203125">
            <text:p>5.21</text:p>
          </table:table-cell>
          <table:table-cell table:number-columns-repeated="3"/>
        </table:table-row>
        <table:table-row table:style-name="ro2">
          <table:table-cell table:formula="of:=6.28*[.B1525]/3200" office:value-type="float" office:value="29.83">
            <text:p>29.83</text:p>
          </table:table-cell>
          <table:table-cell office:value-type="float" office:value="15200">
            <text:p>15200</text:p>
          </table:table-cell>
          <table:table-cell table:formula="of:=[.G1525]/36" office:value-type="float" office:value="21.785703125">
            <text:p>21.79</text:p>
          </table:table-cell>
          <table:table-cell table:formula="of:=[.E1525]/(2*3.1415)" office:value-type="float" office:value="1.3743434664969">
            <text:p>1.37</text:p>
          </table:table-cell>
          <table:table-cell table:formula="of:=[.F1525]*6.28/[.$K$1]" office:value-type="float" office:value="8.635">
            <text:p>8.64</text:p>
          </table:table-cell>
          <table:table-cell office:value-type="float" office:value="4400">
            <text:p>4400.00</text:p>
          </table:table-cell>
          <table:table-cell table:formula="of:=[.G1524]+[.H1525]*0.1" office:value-type="float" office:value="784.2853125">
            <text:p>784.29</text:p>
          </table:table-cell>
          <table:table-cell table:formula="of:=[.$H$5]+[.E1525]*[.$I$5]/(2*3.14)" office:value-type="float" office:value="5.20625">
            <text:p>5.21</text:p>
          </table:table-cell>
          <table:table-cell table:number-columns-repeated="3"/>
        </table:table-row>
        <table:table-row table:style-name="ro2">
          <table:table-cell table:formula="of:=6.28*[.B1526]/3200" office:value-type="float" office:value="29.849625">
            <text:p>29.849625</text:p>
          </table:table-cell>
          <table:table-cell office:value-type="float" office:value="15210">
            <text:p>15210</text:p>
          </table:table-cell>
          <table:table-cell table:formula="of:=[.G1526]/36" office:value-type="float" office:value="21.8001650607639">
            <text:p>21.80</text:p>
          </table:table-cell>
          <table:table-cell table:formula="of:=[.E1526]/(2*3.1415)" office:value-type="float" office:value="1.37465581728474">
            <text:p>1.37</text:p>
          </table:table-cell>
          <table:table-cell table:formula="of:=[.F1526]*6.28/[.$K$1]" office:value-type="float" office:value="8.6369625">
            <text:p>8.64</text:p>
          </table:table-cell>
          <table:table-cell office:value-type="float" office:value="4401">
            <text:p>4401.00</text:p>
          </table:table-cell>
          <table:table-cell table:formula="of:=[.G1525]+[.H1526]*0.1" office:value-type="float" office:value="784.8059421875">
            <text:p>784.81</text:p>
          </table:table-cell>
          <table:table-cell table:formula="of:=[.$H$5]+[.E1526]*[.$I$5]/(2*3.14)" office:value-type="float" office:value="5.206296875">
            <text:p>5.21</text:p>
          </table:table-cell>
          <table:table-cell table:number-columns-repeated="3"/>
        </table:table-row>
        <table:table-row table:style-name="ro2">
          <table:table-cell table:formula="of:=6.28*[.B1527]/3200" office:value-type="float" office:value="29.86925">
            <text:p>29.86925</text:p>
          </table:table-cell>
          <table:table-cell office:value-type="float" office:value="15220">
            <text:p>15220</text:p>
          </table:table-cell>
          <table:table-cell table:formula="of:=[.G1527]/36" office:value-type="float" office:value="21.8146271267361">
            <text:p>21.81</text:p>
          </table:table-cell>
          <table:table-cell table:formula="of:=[.E1527]/(2*3.1415)" office:value-type="float" office:value="1.37496816807258">
            <text:p>1.37</text:p>
          </table:table-cell>
          <table:table-cell table:formula="of:=[.F1527]*6.28/[.$K$1]" office:value-type="float" office:value="8.638925">
            <text:p>8.64</text:p>
          </table:table-cell>
          <table:table-cell office:value-type="float" office:value="4402">
            <text:p>4402.00</text:p>
          </table:table-cell>
          <table:table-cell table:formula="of:=[.G1526]+[.H1527]*0.1" office:value-type="float" office:value="785.3265765625">
            <text:p>785.33</text:p>
          </table:table-cell>
          <table:table-cell table:formula="of:=[.$H$5]+[.E1527]*[.$I$5]/(2*3.14)" office:value-type="float" office:value="5.20634375">
            <text:p>5.21</text:p>
          </table:table-cell>
          <table:table-cell table:number-columns-repeated="3"/>
        </table:table-row>
        <table:table-row table:style-name="ro2">
          <table:table-cell table:formula="of:=6.28*[.B1528]/3200" office:value-type="float" office:value="29.888875">
            <text:p>29.888875</text:p>
          </table:table-cell>
          <table:table-cell office:value-type="float" office:value="15230">
            <text:p>15230</text:p>
          </table:table-cell>
          <table:table-cell table:formula="of:=[.G1528]/36" office:value-type="float" office:value="21.8290893229167">
            <text:p>21.83</text:p>
          </table:table-cell>
          <table:table-cell table:formula="of:=[.E1528]/(2*3.1415)" office:value-type="float" office:value="1.37528051886042">
            <text:p>1.38</text:p>
          </table:table-cell>
          <table:table-cell table:formula="of:=[.F1528]*6.28/[.$K$1]" office:value-type="float" office:value="8.6408875">
            <text:p>8.64</text:p>
          </table:table-cell>
          <table:table-cell office:value-type="float" office:value="4403">
            <text:p>4403.00</text:p>
          </table:table-cell>
          <table:table-cell table:formula="of:=[.G1527]+[.H1528]*0.1" office:value-type="float" office:value="785.847215625">
            <text:p>785.85</text:p>
          </table:table-cell>
          <table:table-cell table:formula="of:=[.$H$5]+[.E1528]*[.$I$5]/(2*3.14)" office:value-type="float" office:value="5.206390625">
            <text:p>5.21</text:p>
          </table:table-cell>
          <table:table-cell table:number-columns-repeated="3"/>
        </table:table-row>
        <table:table-row table:style-name="ro2">
          <table:table-cell table:formula="of:=6.28*[.B1529]/3200" office:value-type="float" office:value="29.9085">
            <text:p>29.9085</text:p>
          </table:table-cell>
          <table:table-cell office:value-type="float" office:value="15240">
            <text:p>15240</text:p>
          </table:table-cell>
          <table:table-cell table:formula="of:=[.G1529]/36" office:value-type="float" office:value="21.8435516493056">
            <text:p>21.84</text:p>
          </table:table-cell>
          <table:table-cell table:formula="of:=[.E1529]/(2*3.1415)" office:value-type="float" office:value="1.37559286964826">
            <text:p>1.38</text:p>
          </table:table-cell>
          <table:table-cell table:formula="of:=[.F1529]*6.28/[.$K$1]" office:value-type="float" office:value="8.64285">
            <text:p>8.64</text:p>
          </table:table-cell>
          <table:table-cell office:value-type="float" office:value="4404">
            <text:p>4404.00</text:p>
          </table:table-cell>
          <table:table-cell table:formula="of:=[.G1528]+[.H1529]*0.1" office:value-type="float" office:value="786.367859375">
            <text:p>786.37</text:p>
          </table:table-cell>
          <table:table-cell table:formula="of:=[.$H$5]+[.E1529]*[.$I$5]/(2*3.14)" office:value-type="float" office:value="5.2064375">
            <text:p>5.21</text:p>
          </table:table-cell>
          <table:table-cell table:number-columns-repeated="3"/>
        </table:table-row>
        <table:table-row table:style-name="ro2">
          <table:table-cell table:formula="of:=6.28*[.B1530]/3200" office:value-type="float" office:value="29.928125">
            <text:p>29.928125</text:p>
          </table:table-cell>
          <table:table-cell office:value-type="float" office:value="15250">
            <text:p>15250</text:p>
          </table:table-cell>
          <table:table-cell table:formula="of:=[.G1530]/36" office:value-type="float" office:value="21.8580141059028">
            <text:p>21.86</text:p>
          </table:table-cell>
          <table:table-cell table:formula="of:=[.E1530]/(2*3.1415)" office:value-type="float" office:value="1.3759052204361">
            <text:p>1.38</text:p>
          </table:table-cell>
          <table:table-cell table:formula="of:=[.F1530]*6.28/[.$K$1]" office:value-type="float" office:value="8.6448125">
            <text:p>8.64</text:p>
          </table:table-cell>
          <table:table-cell office:value-type="float" office:value="4405">
            <text:p>4405.00</text:p>
          </table:table-cell>
          <table:table-cell table:formula="of:=[.G1529]+[.H1530]*0.1" office:value-type="float" office:value="786.8885078125">
            <text:p>786.89</text:p>
          </table:table-cell>
          <table:table-cell table:formula="of:=[.$H$5]+[.E1530]*[.$I$5]/(2*3.14)" office:value-type="float" office:value="5.206484375">
            <text:p>5.21</text:p>
          </table:table-cell>
          <table:table-cell table:number-columns-repeated="3"/>
        </table:table-row>
        <table:table-row table:style-name="ro2">
          <table:table-cell table:formula="of:=6.28*[.B1531]/3200" office:value-type="float" office:value="29.94775">
            <text:p>29.94775</text:p>
          </table:table-cell>
          <table:table-cell office:value-type="float" office:value="15260">
            <text:p>15260</text:p>
          </table:table-cell>
          <table:table-cell table:formula="of:=[.G1531]/36" office:value-type="float" office:value="21.8724766927083">
            <text:p>21.87</text:p>
          </table:table-cell>
          <table:table-cell table:formula="of:=[.E1531]/(2*3.1415)" office:value-type="float" office:value="1.37621757122394">
            <text:p>1.38</text:p>
          </table:table-cell>
          <table:table-cell table:formula="of:=[.F1531]*6.28/[.$K$1]" office:value-type="float" office:value="8.646775">
            <text:p>8.65</text:p>
          </table:table-cell>
          <table:table-cell office:value-type="float" office:value="4406">
            <text:p>4406.00</text:p>
          </table:table-cell>
          <table:table-cell table:formula="of:=[.G1530]+[.H1531]*0.1" office:value-type="float" office:value="787.4091609375">
            <text:p>787.41</text:p>
          </table:table-cell>
          <table:table-cell table:formula="of:=[.$H$5]+[.E1531]*[.$I$5]/(2*3.14)" office:value-type="float" office:value="5.20653125">
            <text:p>5.21</text:p>
          </table:table-cell>
          <table:table-cell table:number-columns-repeated="3"/>
        </table:table-row>
        <table:table-row table:style-name="ro2">
          <table:table-cell table:formula="of:=6.28*[.B1532]/3200" office:value-type="float" office:value="29.967375">
            <text:p>29.967375</text:p>
          </table:table-cell>
          <table:table-cell office:value-type="float" office:value="15270">
            <text:p>15270</text:p>
          </table:table-cell>
          <table:table-cell table:formula="of:=[.G1532]/36" office:value-type="float" office:value="21.8869394097222">
            <text:p>21.89</text:p>
          </table:table-cell>
          <table:table-cell table:formula="of:=[.E1532]/(2*3.1415)" office:value-type="float" office:value="1.37652992201178">
            <text:p>1.38</text:p>
          </table:table-cell>
          <table:table-cell table:formula="of:=[.F1532]*6.28/[.$K$1]" office:value-type="float" office:value="8.6487375">
            <text:p>8.65</text:p>
          </table:table-cell>
          <table:table-cell office:value-type="float" office:value="4407">
            <text:p>4407.00</text:p>
          </table:table-cell>
          <table:table-cell table:formula="of:=[.G1531]+[.H1532]*0.1" office:value-type="float" office:value="787.92981875">
            <text:p>787.93</text:p>
          </table:table-cell>
          <table:table-cell table:formula="of:=[.$H$5]+[.E1532]*[.$I$5]/(2*3.14)" office:value-type="float" office:value="5.206578125">
            <text:p>5.21</text:p>
          </table:table-cell>
          <table:table-cell table:number-columns-repeated="3"/>
        </table:table-row>
        <table:table-row table:style-name="ro2">
          <table:table-cell table:formula="of:=6.28*[.B1533]/3200" office:value-type="float" office:value="29.987">
            <text:p>29.987</text:p>
          </table:table-cell>
          <table:table-cell office:value-type="float" office:value="15280">
            <text:p>15280</text:p>
          </table:table-cell>
          <table:table-cell table:formula="of:=[.G1533]/36" office:value-type="float" office:value="21.9014022569444">
            <text:p>21.90</text:p>
          </table:table-cell>
          <table:table-cell table:formula="of:=[.E1533]/(2*3.1415)" office:value-type="float" office:value="1.37684227279962">
            <text:p>1.38</text:p>
          </table:table-cell>
          <table:table-cell table:formula="of:=[.F1533]*6.28/[.$K$1]" office:value-type="float" office:value="8.6507">
            <text:p>8.65</text:p>
          </table:table-cell>
          <table:table-cell office:value-type="float" office:value="4408">
            <text:p>4408.00</text:p>
          </table:table-cell>
          <table:table-cell table:formula="of:=[.G1532]+[.H1533]*0.1" office:value-type="float" office:value="788.45048125">
            <text:p>788.45</text:p>
          </table:table-cell>
          <table:table-cell table:formula="of:=[.$H$5]+[.E1533]*[.$I$5]/(2*3.14)" office:value-type="float" office:value="5.206625">
            <text:p>5.21</text:p>
          </table:table-cell>
          <table:table-cell table:number-columns-repeated="3"/>
        </table:table-row>
        <table:table-row table:style-name="ro2">
          <table:table-cell table:formula="of:=6.28*[.B1534]/3200" office:value-type="float" office:value="30.006625">
            <text:p>30.006625</text:p>
          </table:table-cell>
          <table:table-cell office:value-type="float" office:value="15290">
            <text:p>15290</text:p>
          </table:table-cell>
          <table:table-cell table:formula="of:=[.G1534]/36" office:value-type="float" office:value="21.915865234375">
            <text:p>21.92</text:p>
          </table:table-cell>
          <table:table-cell table:formula="of:=[.E1534]/(2*3.1415)" office:value-type="float" office:value="1.37715462358746">
            <text:p>1.38</text:p>
          </table:table-cell>
          <table:table-cell table:formula="of:=[.F1534]*6.28/[.$K$1]" office:value-type="float" office:value="8.6526625">
            <text:p>8.65</text:p>
          </table:table-cell>
          <table:table-cell office:value-type="float" office:value="4409">
            <text:p>4409.00</text:p>
          </table:table-cell>
          <table:table-cell table:formula="of:=[.G1533]+[.H1534]*0.1" office:value-type="float" office:value="788.9711484375">
            <text:p>788.97</text:p>
          </table:table-cell>
          <table:table-cell table:formula="of:=[.$H$5]+[.E1534]*[.$I$5]/(2*3.14)" office:value-type="float" office:value="5.206671875">
            <text:p>5.21</text:p>
          </table:table-cell>
          <table:table-cell table:number-columns-repeated="3"/>
        </table:table-row>
        <table:table-row table:style-name="ro2">
          <table:table-cell table:formula="of:=6.28*[.B1535]/3200" office:value-type="float" office:value="30.02625">
            <text:p>30.02625</text:p>
          </table:table-cell>
          <table:table-cell office:value-type="float" office:value="15300">
            <text:p>15300</text:p>
          </table:table-cell>
          <table:table-cell table:formula="of:=[.G1535]/36" office:value-type="float" office:value="21.9303283420139">
            <text:p>21.93</text:p>
          </table:table-cell>
          <table:table-cell table:formula="of:=[.E1535]/(2*3.1415)" office:value-type="float" office:value="1.3774669743753">
            <text:p>1.38</text:p>
          </table:table-cell>
          <table:table-cell table:formula="of:=[.F1535]*6.28/[.$K$1]" office:value-type="float" office:value="8.654625">
            <text:p>8.65</text:p>
          </table:table-cell>
          <table:table-cell office:value-type="float" office:value="4410">
            <text:p>4410.00</text:p>
          </table:table-cell>
          <table:table-cell table:formula="of:=[.G1534]+[.H1535]*0.1" office:value-type="float" office:value="789.4918203125">
            <text:p>789.49</text:p>
          </table:table-cell>
          <table:table-cell table:formula="of:=[.$H$5]+[.E1535]*[.$I$5]/(2*3.14)" office:value-type="float" office:value="5.20671875">
            <text:p>5.21</text:p>
          </table:table-cell>
          <table:table-cell table:number-columns-repeated="3"/>
        </table:table-row>
        <table:table-row table:style-name="ro2">
          <table:table-cell table:formula="of:=6.28*[.B1536]/3200" office:value-type="float" office:value="30.045875">
            <text:p>30.045875</text:p>
          </table:table-cell>
          <table:table-cell office:value-type="float" office:value="15310">
            <text:p>15310</text:p>
          </table:table-cell>
          <table:table-cell table:formula="of:=[.G1536]/36" office:value-type="float" office:value="21.9447915798611">
            <text:p>21.94</text:p>
          </table:table-cell>
          <table:table-cell table:formula="of:=[.E1536]/(2*3.1415)" office:value-type="float" office:value="1.37777932516314">
            <text:p>1.38</text:p>
          </table:table-cell>
          <table:table-cell table:formula="of:=[.F1536]*6.28/[.$K$1]" office:value-type="float" office:value="8.6565875">
            <text:p>8.66</text:p>
          </table:table-cell>
          <table:table-cell office:value-type="float" office:value="4411">
            <text:p>4411.00</text:p>
          </table:table-cell>
          <table:table-cell table:formula="of:=[.G1535]+[.H1536]*0.1" office:value-type="float" office:value="790.012496875">
            <text:p>790.01</text:p>
          </table:table-cell>
          <table:table-cell table:formula="of:=[.$H$5]+[.E1536]*[.$I$5]/(2*3.14)" office:value-type="float" office:value="5.206765625">
            <text:p>5.21</text:p>
          </table:table-cell>
          <table:table-cell table:number-columns-repeated="3"/>
        </table:table-row>
        <table:table-row table:style-name="ro2">
          <table:table-cell table:formula="of:=6.28*[.B1537]/3200" office:value-type="float" office:value="30.0655">
            <text:p>30.0655</text:p>
          </table:table-cell>
          <table:table-cell office:value-type="float" office:value="15320">
            <text:p>15320</text:p>
          </table:table-cell>
          <table:table-cell table:formula="of:=[.G1537]/36" office:value-type="float" office:value="21.9592549479167">
            <text:p>21.96</text:p>
          </table:table-cell>
          <table:table-cell table:formula="of:=[.E1537]/(2*3.1415)" office:value-type="float" office:value="1.37809167595098">
            <text:p>1.38</text:p>
          </table:table-cell>
          <table:table-cell table:formula="of:=[.F1537]*6.28/[.$K$1]" office:value-type="float" office:value="8.65855">
            <text:p>8.66</text:p>
          </table:table-cell>
          <table:table-cell office:value-type="float" office:value="4412">
            <text:p>4412.00</text:p>
          </table:table-cell>
          <table:table-cell table:formula="of:=[.G1536]+[.H1537]*0.1" office:value-type="float" office:value="790.533178125">
            <text:p>790.53</text:p>
          </table:table-cell>
          <table:table-cell table:formula="of:=[.$H$5]+[.E1537]*[.$I$5]/(2*3.14)" office:value-type="float" office:value="5.2068125">
            <text:p>5.21</text:p>
          </table:table-cell>
          <table:table-cell table:number-columns-repeated="3"/>
        </table:table-row>
        <table:table-row table:style-name="ro2">
          <table:table-cell table:formula="of:=6.28*[.B1538]/3200" office:value-type="float" office:value="30.085125">
            <text:p>30.085125</text:p>
          </table:table-cell>
          <table:table-cell office:value-type="float" office:value="15330">
            <text:p>15330</text:p>
          </table:table-cell>
          <table:table-cell table:formula="of:=[.G1538]/36" office:value-type="float" office:value="21.9737184461806">
            <text:p>21.97</text:p>
          </table:table-cell>
          <table:table-cell table:formula="of:=[.E1538]/(2*3.1415)" office:value-type="float" office:value="1.37840402673882">
            <text:p>1.38</text:p>
          </table:table-cell>
          <table:table-cell table:formula="of:=[.F1538]*6.28/[.$K$1]" office:value-type="float" office:value="8.6605125">
            <text:p>8.66</text:p>
          </table:table-cell>
          <table:table-cell office:value-type="float" office:value="4413">
            <text:p>4413.00</text:p>
          </table:table-cell>
          <table:table-cell table:formula="of:=[.G1537]+[.H1538]*0.1" office:value-type="float" office:value="791.0538640625">
            <text:p>791.05</text:p>
          </table:table-cell>
          <table:table-cell table:formula="of:=[.$H$5]+[.E1538]*[.$I$5]/(2*3.14)" office:value-type="float" office:value="5.206859375">
            <text:p>5.21</text:p>
          </table:table-cell>
          <table:table-cell table:number-columns-repeated="3"/>
        </table:table-row>
        <table:table-row table:style-name="ro2">
          <table:table-cell table:formula="of:=6.28*[.B1539]/3200" office:value-type="float" office:value="30.10475">
            <text:p>30.10475</text:p>
          </table:table-cell>
          <table:table-cell office:value-type="float" office:value="15340">
            <text:p>15340</text:p>
          </table:table-cell>
          <table:table-cell table:formula="of:=[.G1539]/36" office:value-type="float" office:value="21.9881820746528">
            <text:p>21.99</text:p>
          </table:table-cell>
          <table:table-cell table:formula="of:=[.E1539]/(2*3.1415)" office:value-type="float" office:value="1.37871637752666">
            <text:p>1.38</text:p>
          </table:table-cell>
          <table:table-cell table:formula="of:=[.F1539]*6.28/[.$K$1]" office:value-type="float" office:value="8.662475">
            <text:p>8.66</text:p>
          </table:table-cell>
          <table:table-cell office:value-type="float" office:value="4414">
            <text:p>4414.00</text:p>
          </table:table-cell>
          <table:table-cell table:formula="of:=[.G1538]+[.H1539]*0.1" office:value-type="float" office:value="791.5745546875">
            <text:p>791.57</text:p>
          </table:table-cell>
          <table:table-cell table:formula="of:=[.$H$5]+[.E1539]*[.$I$5]/(2*3.14)" office:value-type="float" office:value="5.20690625">
            <text:p>5.21</text:p>
          </table:table-cell>
          <table:table-cell table:number-columns-repeated="3"/>
        </table:table-row>
        <table:table-row table:style-name="ro2">
          <table:table-cell table:formula="of:=6.28*[.B1540]/3200" office:value-type="float" office:value="30.124375">
            <text:p>30.124375</text:p>
          </table:table-cell>
          <table:table-cell office:value-type="float" office:value="15350">
            <text:p>15350</text:p>
          </table:table-cell>
          <table:table-cell table:formula="of:=[.G1540]/36" office:value-type="float" office:value="22.0026458333333">
            <text:p>22.00</text:p>
          </table:table-cell>
          <table:table-cell table:formula="of:=[.E1540]/(2*3.1415)" office:value-type="float" office:value="1.3790287283145">
            <text:p>1.38</text:p>
          </table:table-cell>
          <table:table-cell table:formula="of:=[.F1540]*6.28/[.$K$1]" office:value-type="float" office:value="8.6644375">
            <text:p>8.66</text:p>
          </table:table-cell>
          <table:table-cell office:value-type="float" office:value="4415">
            <text:p>4415.00</text:p>
          </table:table-cell>
          <table:table-cell table:formula="of:=[.G1539]+[.H1540]*0.1" office:value-type="float" office:value="792.09525">
            <text:p>792.10</text:p>
          </table:table-cell>
          <table:table-cell table:formula="of:=[.$H$5]+[.E1540]*[.$I$5]/(2*3.14)" office:value-type="float" office:value="5.206953125">
            <text:p>5.21</text:p>
          </table:table-cell>
          <table:table-cell table:number-columns-repeated="3"/>
        </table:table-row>
        <table:table-row table:style-name="ro2">
          <table:table-cell table:formula="of:=6.28*[.B1541]/3200" office:value-type="float" office:value="30.144">
            <text:p>30.144</text:p>
          </table:table-cell>
          <table:table-cell office:value-type="float" office:value="15360">
            <text:p>15360</text:p>
          </table:table-cell>
          <table:table-cell table:formula="of:=[.G1541]/36" office:value-type="float" office:value="22.0171097222222">
            <text:p>22.02</text:p>
          </table:table-cell>
          <table:table-cell table:formula="of:=[.E1541]/(2*3.1415)" office:value-type="float" office:value="1.37934107910234">
            <text:p>1.38</text:p>
          </table:table-cell>
          <table:table-cell table:formula="of:=[.F1541]*6.28/[.$K$1]" office:value-type="float" office:value="8.6664">
            <text:p>8.67</text:p>
          </table:table-cell>
          <table:table-cell office:value-type="float" office:value="4416">
            <text:p>4416.00</text:p>
          </table:table-cell>
          <table:table-cell table:formula="of:=[.G1540]+[.H1541]*0.1" office:value-type="float" office:value="792.61595">
            <text:p>792.62</text:p>
          </table:table-cell>
          <table:table-cell table:formula="of:=[.$H$5]+[.E1541]*[.$I$5]/(2*3.14)" office:value-type="float" office:value="5.207">
            <text:p>5.21</text:p>
          </table:table-cell>
          <table:table-cell table:number-columns-repeated="3"/>
        </table:table-row>
        <table:table-row table:style-name="ro2">
          <table:table-cell table:formula="of:=6.28*[.B1542]/3200" office:value-type="float" office:value="30.163625">
            <text:p>30.163625</text:p>
          </table:table-cell>
          <table:table-cell office:value-type="float" office:value="15370">
            <text:p>15370</text:p>
          </table:table-cell>
          <table:table-cell table:formula="of:=[.G1542]/36" office:value-type="float" office:value="22.0315737413194">
            <text:p>22.03</text:p>
          </table:table-cell>
          <table:table-cell table:formula="of:=[.E1542]/(2*3.1415)" office:value-type="float" office:value="1.37965342989018">
            <text:p>1.38</text:p>
          </table:table-cell>
          <table:table-cell table:formula="of:=[.F1542]*6.28/[.$K$1]" office:value-type="float" office:value="8.6683625">
            <text:p>8.67</text:p>
          </table:table-cell>
          <table:table-cell office:value-type="float" office:value="4417">
            <text:p>4417.00</text:p>
          </table:table-cell>
          <table:table-cell table:formula="of:=[.G1541]+[.H1542]*0.1" office:value-type="float" office:value="793.1366546875">
            <text:p>793.14</text:p>
          </table:table-cell>
          <table:table-cell table:formula="of:=[.$H$5]+[.E1542]*[.$I$5]/(2*3.14)" office:value-type="float" office:value="5.207046875">
            <text:p>5.21</text:p>
          </table:table-cell>
          <table:table-cell table:number-columns-repeated="3"/>
        </table:table-row>
        <table:table-row table:style-name="ro2">
          <table:table-cell table:formula="of:=6.28*[.B1543]/3200" office:value-type="float" office:value="30.18325">
            <text:p>30.18325</text:p>
          </table:table-cell>
          <table:table-cell office:value-type="float" office:value="15380">
            <text:p>15380</text:p>
          </table:table-cell>
          <table:table-cell table:formula="of:=[.G1543]/36" office:value-type="float" office:value="22.046037890625">
            <text:p>22.05</text:p>
          </table:table-cell>
          <table:table-cell table:formula="of:=[.E1543]/(2*3.1415)" office:value-type="float" office:value="1.37996578067802">
            <text:p>1.38</text:p>
          </table:table-cell>
          <table:table-cell table:formula="of:=[.F1543]*6.28/[.$K$1]" office:value-type="float" office:value="8.670325">
            <text:p>8.67</text:p>
          </table:table-cell>
          <table:table-cell office:value-type="float" office:value="4418">
            <text:p>4418.00</text:p>
          </table:table-cell>
          <table:table-cell table:formula="of:=[.G1542]+[.H1543]*0.1" office:value-type="float" office:value="793.6573640625">
            <text:p>793.66</text:p>
          </table:table-cell>
          <table:table-cell table:formula="of:=[.$H$5]+[.E1543]*[.$I$5]/(2*3.14)" office:value-type="float" office:value="5.20709375">
            <text:p>5.21</text:p>
          </table:table-cell>
          <table:table-cell table:number-columns-repeated="3"/>
        </table:table-row>
        <table:table-row table:style-name="ro2">
          <table:table-cell table:formula="of:=6.28*[.B1544]/3200" office:value-type="float" office:value="30.202875">
            <text:p>30.202875</text:p>
          </table:table-cell>
          <table:table-cell office:value-type="float" office:value="15390">
            <text:p>15390</text:p>
          </table:table-cell>
          <table:table-cell table:formula="of:=[.G1544]/36" office:value-type="float" office:value="22.0605021701389">
            <text:p>22.06</text:p>
          </table:table-cell>
          <table:table-cell table:formula="of:=[.E1544]/(2*3.1415)" office:value-type="float" office:value="1.38027813146586">
            <text:p>1.38</text:p>
          </table:table-cell>
          <table:table-cell table:formula="of:=[.F1544]*6.28/[.$K$1]" office:value-type="float" office:value="8.6722875">
            <text:p>8.67</text:p>
          </table:table-cell>
          <table:table-cell office:value-type="float" office:value="4419">
            <text:p>4419.00</text:p>
          </table:table-cell>
          <table:table-cell table:formula="of:=[.G1543]+[.H1544]*0.1" office:value-type="float" office:value="794.178078125">
            <text:p>794.18</text:p>
          </table:table-cell>
          <table:table-cell table:formula="of:=[.$H$5]+[.E1544]*[.$I$5]/(2*3.14)" office:value-type="float" office:value="5.207140625">
            <text:p>5.21</text:p>
          </table:table-cell>
          <table:table-cell table:number-columns-repeated="3"/>
        </table:table-row>
        <table:table-row table:style-name="ro2">
          <table:table-cell table:formula="of:=6.28*[.B1545]/3200" office:value-type="float" office:value="30.2225">
            <text:p>30.2225</text:p>
          </table:table-cell>
          <table:table-cell office:value-type="float" office:value="15400">
            <text:p>15400</text:p>
          </table:table-cell>
          <table:table-cell table:formula="of:=[.G1545]/36" office:value-type="float" office:value="22.0749665798611">
            <text:p>22.07</text:p>
          </table:table-cell>
          <table:table-cell table:formula="of:=[.E1545]/(2*3.1415)" office:value-type="float" office:value="1.3805904822537">
            <text:p>1.38</text:p>
          </table:table-cell>
          <table:table-cell table:formula="of:=[.F1545]*6.28/[.$K$1]" office:value-type="float" office:value="8.67425">
            <text:p>8.67</text:p>
          </table:table-cell>
          <table:table-cell office:value-type="float" office:value="4420">
            <text:p>4420.00</text:p>
          </table:table-cell>
          <table:table-cell table:formula="of:=[.G1544]+[.H1545]*0.1" office:value-type="float" office:value="794.698796875">
            <text:p>794.70</text:p>
          </table:table-cell>
          <table:table-cell table:formula="of:=[.$H$5]+[.E1545]*[.$I$5]/(2*3.14)" office:value-type="float" office:value="5.2071875">
            <text:p>5.21</text:p>
          </table:table-cell>
          <table:table-cell table:number-columns-repeated="3"/>
        </table:table-row>
        <table:table-row table:style-name="ro2">
          <table:table-cell table:formula="of:=6.28*[.B1546]/3200" office:value-type="float" office:value="30.242125">
            <text:p>30.242125</text:p>
          </table:table-cell>
          <table:table-cell office:value-type="float" office:value="15410">
            <text:p>15410</text:p>
          </table:table-cell>
          <table:table-cell table:formula="of:=[.G1546]/36" office:value-type="float" office:value="22.0894311197917">
            <text:p>22.09</text:p>
          </table:table-cell>
          <table:table-cell table:formula="of:=[.E1546]/(2*3.1415)" office:value-type="float" office:value="1.38090283304154">
            <text:p>1.38</text:p>
          </table:table-cell>
          <table:table-cell table:formula="of:=[.F1546]*6.28/[.$K$1]" office:value-type="float" office:value="8.6762125">
            <text:p>8.68</text:p>
          </table:table-cell>
          <table:table-cell office:value-type="float" office:value="4421">
            <text:p>4421.00</text:p>
          </table:table-cell>
          <table:table-cell table:formula="of:=[.G1545]+[.H1546]*0.1" office:value-type="float" office:value="795.2195203125">
            <text:p>795.22</text:p>
          </table:table-cell>
          <table:table-cell table:formula="of:=[.$H$5]+[.E1546]*[.$I$5]/(2*3.14)" office:value-type="float" office:value="5.207234375">
            <text:p>5.21</text:p>
          </table:table-cell>
          <table:table-cell table:number-columns-repeated="3"/>
        </table:table-row>
        <table:table-row table:style-name="ro2">
          <table:table-cell table:formula="of:=6.28*[.B1547]/3200" office:value-type="float" office:value="30.26175">
            <text:p>30.26175</text:p>
          </table:table-cell>
          <table:table-cell office:value-type="float" office:value="15420">
            <text:p>15420</text:p>
          </table:table-cell>
          <table:table-cell table:formula="of:=[.G1547]/36" office:value-type="float" office:value="22.1038957899306">
            <text:p>22.10</text:p>
          </table:table-cell>
          <table:table-cell table:formula="of:=[.E1547]/(2*3.1415)" office:value-type="float" office:value="1.38121518382938">
            <text:p>1.38</text:p>
          </table:table-cell>
          <table:table-cell table:formula="of:=[.F1547]*6.28/[.$K$1]" office:value-type="float" office:value="8.678175">
            <text:p>8.68</text:p>
          </table:table-cell>
          <table:table-cell office:value-type="float" office:value="4422">
            <text:p>4422.00</text:p>
          </table:table-cell>
          <table:table-cell table:formula="of:=[.G1546]+[.H1547]*0.1" office:value-type="float" office:value="795.7402484375">
            <text:p>795.74</text:p>
          </table:table-cell>
          <table:table-cell table:formula="of:=[.$H$5]+[.E1547]*[.$I$5]/(2*3.14)" office:value-type="float" office:value="5.20728125">
            <text:p>5.21</text:p>
          </table:table-cell>
          <table:table-cell table:number-columns-repeated="3"/>
        </table:table-row>
        <table:table-row table:style-name="ro2">
          <table:table-cell table:formula="of:=6.28*[.B1548]/3200" office:value-type="float" office:value="30.281375">
            <text:p>30.281375</text:p>
          </table:table-cell>
          <table:table-cell office:value-type="float" office:value="15430">
            <text:p>15430</text:p>
          </table:table-cell>
          <table:table-cell table:formula="of:=[.G1548]/36" office:value-type="float" office:value="22.1183605902778">
            <text:p>22.12</text:p>
          </table:table-cell>
          <table:table-cell table:formula="of:=[.E1548]/(2*3.1415)" office:value-type="float" office:value="1.38152753461722">
            <text:p>1.38</text:p>
          </table:table-cell>
          <table:table-cell table:formula="of:=[.F1548]*6.28/[.$K$1]" office:value-type="float" office:value="8.6801375">
            <text:p>8.68</text:p>
          </table:table-cell>
          <table:table-cell office:value-type="float" office:value="4423">
            <text:p>4423.00</text:p>
          </table:table-cell>
          <table:table-cell table:formula="of:=[.G1547]+[.H1548]*0.1" office:value-type="float" office:value="796.26098125">
            <text:p>796.26</text:p>
          </table:table-cell>
          <table:table-cell table:formula="of:=[.$H$5]+[.E1548]*[.$I$5]/(2*3.14)" office:value-type="float" office:value="5.207328125">
            <text:p>5.21</text:p>
          </table:table-cell>
          <table:table-cell table:number-columns-repeated="3"/>
        </table:table-row>
        <table:table-row table:style-name="ro2">
          <table:table-cell table:formula="of:=6.28*[.B1549]/3200" office:value-type="float" office:value="30.301">
            <text:p>30.301</text:p>
          </table:table-cell>
          <table:table-cell office:value-type="float" office:value="15440">
            <text:p>15440</text:p>
          </table:table-cell>
          <table:table-cell table:formula="of:=[.G1549]/36" office:value-type="float" office:value="22.1328255208333">
            <text:p>22.13</text:p>
          </table:table-cell>
          <table:table-cell table:formula="of:=[.E1549]/(2*3.1415)" office:value-type="float" office:value="1.38183988540506">
            <text:p>1.38</text:p>
          </table:table-cell>
          <table:table-cell table:formula="of:=[.F1549]*6.28/[.$K$1]" office:value-type="float" office:value="8.6821">
            <text:p>8.68</text:p>
          </table:table-cell>
          <table:table-cell office:value-type="float" office:value="4424">
            <text:p>4424.00</text:p>
          </table:table-cell>
          <table:table-cell table:formula="of:=[.G1548]+[.H1549]*0.1" office:value-type="float" office:value="796.78171875">
            <text:p>796.78</text:p>
          </table:table-cell>
          <table:table-cell table:formula="of:=[.$H$5]+[.E1549]*[.$I$5]/(2*3.14)" office:value-type="float" office:value="5.207375">
            <text:p>5.21</text:p>
          </table:table-cell>
          <table:table-cell table:number-columns-repeated="3"/>
        </table:table-row>
        <table:table-row table:style-name="ro2">
          <table:table-cell table:formula="of:=6.28*[.B1550]/3200" office:value-type="float" office:value="30.320625">
            <text:p>30.320625</text:p>
          </table:table-cell>
          <table:table-cell office:value-type="float" office:value="15450">
            <text:p>15450</text:p>
          </table:table-cell>
          <table:table-cell table:formula="of:=[.G1550]/36" office:value-type="float" office:value="22.1472905815972">
            <text:p>22.15</text:p>
          </table:table-cell>
          <table:table-cell table:formula="of:=[.E1550]/(2*3.1415)" office:value-type="float" office:value="1.3821522361929">
            <text:p>1.38</text:p>
          </table:table-cell>
          <table:table-cell table:formula="of:=[.F1550]*6.28/[.$K$1]" office:value-type="float" office:value="8.6840625">
            <text:p>8.68</text:p>
          </table:table-cell>
          <table:table-cell office:value-type="float" office:value="4425">
            <text:p>4425.00</text:p>
          </table:table-cell>
          <table:table-cell table:formula="of:=[.G1549]+[.H1550]*0.1" office:value-type="float" office:value="797.3024609375">
            <text:p>797.30</text:p>
          </table:table-cell>
          <table:table-cell table:formula="of:=[.$H$5]+[.E1550]*[.$I$5]/(2*3.14)" office:value-type="float" office:value="5.207421875">
            <text:p>5.21</text:p>
          </table:table-cell>
          <table:table-cell table:number-columns-repeated="3"/>
        </table:table-row>
        <table:table-row table:style-name="ro2">
          <table:table-cell table:formula="of:=6.28*[.B1551]/3200" office:value-type="float" office:value="30.34025">
            <text:p>30.34025</text:p>
          </table:table-cell>
          <table:table-cell office:value-type="float" office:value="15460">
            <text:p>15460</text:p>
          </table:table-cell>
          <table:table-cell table:formula="of:=[.G1551]/36" office:value-type="float" office:value="22.1617557725695">
            <text:p>22.16</text:p>
          </table:table-cell>
          <table:table-cell table:formula="of:=[.E1551]/(2*3.1415)" office:value-type="float" office:value="1.38246458698074">
            <text:p>1.38</text:p>
          </table:table-cell>
          <table:table-cell table:formula="of:=[.F1551]*6.28/[.$K$1]" office:value-type="float" office:value="8.686025">
            <text:p>8.69</text:p>
          </table:table-cell>
          <table:table-cell office:value-type="float" office:value="4426">
            <text:p>4426.00</text:p>
          </table:table-cell>
          <table:table-cell table:formula="of:=[.G1550]+[.H1551]*0.1" office:value-type="float" office:value="797.8232078125">
            <text:p>797.82</text:p>
          </table:table-cell>
          <table:table-cell table:formula="of:=[.$H$5]+[.E1551]*[.$I$5]/(2*3.14)" office:value-type="float" office:value="5.20746875">
            <text:p>5.21</text:p>
          </table:table-cell>
          <table:table-cell table:number-columns-repeated="3"/>
        </table:table-row>
        <table:table-row table:style-name="ro2">
          <table:table-cell table:formula="of:=6.28*[.B1552]/3200" office:value-type="float" office:value="30.359875">
            <text:p>30.359875</text:p>
          </table:table-cell>
          <table:table-cell office:value-type="float" office:value="15470">
            <text:p>15470</text:p>
          </table:table-cell>
          <table:table-cell table:formula="of:=[.G1552]/36" office:value-type="float" office:value="22.17622109375">
            <text:p>22.18</text:p>
          </table:table-cell>
          <table:table-cell table:formula="of:=[.E1552]/(2*3.1415)" office:value-type="float" office:value="1.38277693776858">
            <text:p>1.38</text:p>
          </table:table-cell>
          <table:table-cell table:formula="of:=[.F1552]*6.28/[.$K$1]" office:value-type="float" office:value="8.6879875">
            <text:p>8.69</text:p>
          </table:table-cell>
          <table:table-cell office:value-type="float" office:value="4427">
            <text:p>4427.00</text:p>
          </table:table-cell>
          <table:table-cell table:formula="of:=[.G1551]+[.H1552]*0.1" office:value-type="float" office:value="798.343959375">
            <text:p>798.34</text:p>
          </table:table-cell>
          <table:table-cell table:formula="of:=[.$H$5]+[.E1552]*[.$I$5]/(2*3.14)" office:value-type="float" office:value="5.207515625">
            <text:p>5.21</text:p>
          </table:table-cell>
          <table:table-cell table:number-columns-repeated="3"/>
        </table:table-row>
        <table:table-row table:style-name="ro2">
          <table:table-cell table:formula="of:=6.28*[.B1553]/3200" office:value-type="float" office:value="30.3795">
            <text:p>30.3795</text:p>
          </table:table-cell>
          <table:table-cell office:value-type="float" office:value="15480">
            <text:p>15480</text:p>
          </table:table-cell>
          <table:table-cell table:formula="of:=[.G1553]/36" office:value-type="float" office:value="22.1906865451389">
            <text:p>22.19</text:p>
          </table:table-cell>
          <table:table-cell table:formula="of:=[.E1553]/(2*3.1415)" office:value-type="float" office:value="1.38308928855642">
            <text:p>1.38</text:p>
          </table:table-cell>
          <table:table-cell table:formula="of:=[.F1553]*6.28/[.$K$1]" office:value-type="float" office:value="8.68995">
            <text:p>8.69</text:p>
          </table:table-cell>
          <table:table-cell office:value-type="float" office:value="4428">
            <text:p>4428.00</text:p>
          </table:table-cell>
          <table:table-cell table:formula="of:=[.G1552]+[.H1553]*0.1" office:value-type="float" office:value="798.864715625">
            <text:p>798.86</text:p>
          </table:table-cell>
          <table:table-cell table:formula="of:=[.$H$5]+[.E1553]*[.$I$5]/(2*3.14)" office:value-type="float" office:value="5.2075625">
            <text:p>5.21</text:p>
          </table:table-cell>
          <table:table-cell table:number-columns-repeated="3"/>
        </table:table-row>
        <table:table-row table:style-name="ro2">
          <table:table-cell table:formula="of:=6.28*[.B1554]/3200" office:value-type="float" office:value="30.399125">
            <text:p>30.399125</text:p>
          </table:table-cell>
          <table:table-cell office:value-type="float" office:value="15490">
            <text:p>15490</text:p>
          </table:table-cell>
          <table:table-cell table:formula="of:=[.G1554]/36" office:value-type="float" office:value="22.2051521267361">
            <text:p>22.21</text:p>
          </table:table-cell>
          <table:table-cell table:formula="of:=[.E1554]/(2*3.1415)" office:value-type="float" office:value="1.38340163934426">
            <text:p>1.38</text:p>
          </table:table-cell>
          <table:table-cell table:formula="of:=[.F1554]*6.28/[.$K$1]" office:value-type="float" office:value="8.6919125">
            <text:p>8.69</text:p>
          </table:table-cell>
          <table:table-cell office:value-type="float" office:value="4429">
            <text:p>4429.00</text:p>
          </table:table-cell>
          <table:table-cell table:formula="of:=[.G1553]+[.H1554]*0.1" office:value-type="float" office:value="799.3854765625">
            <text:p>799.39</text:p>
          </table:table-cell>
          <table:table-cell table:formula="of:=[.$H$5]+[.E1554]*[.$I$5]/(2*3.14)" office:value-type="float" office:value="5.207609375">
            <text:p>5.21</text:p>
          </table:table-cell>
          <table:table-cell table:number-columns-repeated="3"/>
        </table:table-row>
        <table:table-row table:style-name="ro2">
          <table:table-cell table:formula="of:=6.28*[.B1555]/3200" office:value-type="float" office:value="30.41875">
            <text:p>30.41875</text:p>
          </table:table-cell>
          <table:table-cell office:value-type="float" office:value="15500">
            <text:p>15500</text:p>
          </table:table-cell>
          <table:table-cell table:formula="of:=[.G1555]/36" office:value-type="float" office:value="22.2196178385417">
            <text:p>22.22</text:p>
          </table:table-cell>
          <table:table-cell table:formula="of:=[.E1555]/(2*3.1415)" office:value-type="float" office:value="1.3837139901321">
            <text:p>1.38</text:p>
          </table:table-cell>
          <table:table-cell table:formula="of:=[.F1555]*6.28/[.$K$1]" office:value-type="float" office:value="8.693875">
            <text:p>8.69</text:p>
          </table:table-cell>
          <table:table-cell office:value-type="float" office:value="4430">
            <text:p>4430.00</text:p>
          </table:table-cell>
          <table:table-cell table:formula="of:=[.G1554]+[.H1555]*0.1" office:value-type="float" office:value="799.9062421875">
            <text:p>799.91</text:p>
          </table:table-cell>
          <table:table-cell table:formula="of:=[.$H$5]+[.E1555]*[.$I$5]/(2*3.14)" office:value-type="float" office:value="5.20765625">
            <text:p>5.21</text:p>
          </table:table-cell>
          <table:table-cell table:number-columns-repeated="3"/>
        </table:table-row>
        <table:table-row table:style-name="ro2">
          <table:table-cell table:formula="of:=6.28*[.B1556]/3200" office:value-type="float" office:value="30.438375">
            <text:p>30.438375</text:p>
          </table:table-cell>
          <table:table-cell office:value-type="float" office:value="15510">
            <text:p>15510</text:p>
          </table:table-cell>
          <table:table-cell table:formula="of:=[.G1556]/36" office:value-type="float" office:value="22.2340836805556">
            <text:p>22.23</text:p>
          </table:table-cell>
          <table:table-cell table:formula="of:=[.E1556]/(2*3.1415)" office:value-type="float" office:value="1.38402634091994">
            <text:p>1.38</text:p>
          </table:table-cell>
          <table:table-cell table:formula="of:=[.F1556]*6.28/[.$K$1]" office:value-type="float" office:value="8.6958375">
            <text:p>8.70</text:p>
          </table:table-cell>
          <table:table-cell office:value-type="float" office:value="4431">
            <text:p>4431.00</text:p>
          </table:table-cell>
          <table:table-cell table:formula="of:=[.G1555]+[.H1556]*0.1" office:value-type="float" office:value="800.4270125">
            <text:p>800.43</text:p>
          </table:table-cell>
          <table:table-cell table:formula="of:=[.$H$5]+[.E1556]*[.$I$5]/(2*3.14)" office:value-type="float" office:value="5.207703125">
            <text:p>5.21</text:p>
          </table:table-cell>
          <table:table-cell table:number-columns-repeated="3"/>
        </table:table-row>
        <table:table-row table:style-name="ro2">
          <table:table-cell table:formula="of:=6.28*[.B1557]/3200" office:value-type="float" office:value="30.458">
            <text:p>30.458</text:p>
          </table:table-cell>
          <table:table-cell office:value-type="float" office:value="15520">
            <text:p>15520</text:p>
          </table:table-cell>
          <table:table-cell table:formula="of:=[.G1557]/36" office:value-type="float" office:value="22.2485496527778">
            <text:p>22.25</text:p>
          </table:table-cell>
          <table:table-cell table:formula="of:=[.E1557]/(2*3.1415)" office:value-type="float" office:value="1.38433869170778">
            <text:p>1.38</text:p>
          </table:table-cell>
          <table:table-cell table:formula="of:=[.F1557]*6.28/[.$K$1]" office:value-type="float" office:value="8.6978">
            <text:p>8.70</text:p>
          </table:table-cell>
          <table:table-cell office:value-type="float" office:value="4432">
            <text:p>4432.00</text:p>
          </table:table-cell>
          <table:table-cell table:formula="of:=[.G1556]+[.H1557]*0.1" office:value-type="float" office:value="800.9477875">
            <text:p>800.95</text:p>
          </table:table-cell>
          <table:table-cell table:formula="of:=[.$H$5]+[.E1557]*[.$I$5]/(2*3.14)" office:value-type="float" office:value="5.20775">
            <text:p>5.21</text:p>
          </table:table-cell>
          <table:table-cell table:number-columns-repeated="3"/>
        </table:table-row>
        <table:table-row table:style-name="ro2">
          <table:table-cell table:formula="of:=6.28*[.B1558]/3200" office:value-type="float" office:value="30.477625">
            <text:p>30.477625</text:p>
          </table:table-cell>
          <table:table-cell office:value-type="float" office:value="15530">
            <text:p>15530</text:p>
          </table:table-cell>
          <table:table-cell table:formula="of:=[.G1558]/36" office:value-type="float" office:value="22.2630157552083">
            <text:p>22.26</text:p>
          </table:table-cell>
          <table:table-cell table:formula="of:=[.E1558]/(2*3.1415)" office:value-type="float" office:value="1.38465104249562">
            <text:p>1.38</text:p>
          </table:table-cell>
          <table:table-cell table:formula="of:=[.F1558]*6.28/[.$K$1]" office:value-type="float" office:value="8.6997625">
            <text:p>8.70</text:p>
          </table:table-cell>
          <table:table-cell office:value-type="float" office:value="4433">
            <text:p>4433.00</text:p>
          </table:table-cell>
          <table:table-cell table:formula="of:=[.G1557]+[.H1558]*0.1" office:value-type="float" office:value="801.4685671875">
            <text:p>801.47</text:p>
          </table:table-cell>
          <table:table-cell table:formula="of:=[.$H$5]+[.E1558]*[.$I$5]/(2*3.14)" office:value-type="float" office:value="5.207796875">
            <text:p>5.21</text:p>
          </table:table-cell>
          <table:table-cell table:number-columns-repeated="3"/>
        </table:table-row>
        <table:table-row table:style-name="ro2">
          <table:table-cell table:formula="of:=6.28*[.B1559]/3200" office:value-type="float" office:value="30.49725">
            <text:p>30.49725</text:p>
          </table:table-cell>
          <table:table-cell office:value-type="float" office:value="15540">
            <text:p>15540</text:p>
          </table:table-cell>
          <table:table-cell table:formula="of:=[.G1559]/36" office:value-type="float" office:value="22.2774819878472">
            <text:p>22.28</text:p>
          </table:table-cell>
          <table:table-cell table:formula="of:=[.E1559]/(2*3.1415)" office:value-type="float" office:value="1.38496339328346">
            <text:p>1.38</text:p>
          </table:table-cell>
          <table:table-cell table:formula="of:=[.F1559]*6.28/[.$K$1]" office:value-type="float" office:value="8.701725">
            <text:p>8.70</text:p>
          </table:table-cell>
          <table:table-cell office:value-type="float" office:value="4434">
            <text:p>4434.00</text:p>
          </table:table-cell>
          <table:table-cell table:formula="of:=[.G1558]+[.H1559]*0.1" office:value-type="float" office:value="801.9893515625">
            <text:p>801.99</text:p>
          </table:table-cell>
          <table:table-cell table:formula="of:=[.$H$5]+[.E1559]*[.$I$5]/(2*3.14)" office:value-type="float" office:value="5.20784375">
            <text:p>5.21</text:p>
          </table:table-cell>
          <table:table-cell table:number-columns-repeated="3"/>
        </table:table-row>
        <table:table-row table:style-name="ro2">
          <table:table-cell table:formula="of:=6.28*[.B1560]/3200" office:value-type="float" office:value="30.516875">
            <text:p>30.516875</text:p>
          </table:table-cell>
          <table:table-cell office:value-type="float" office:value="15550">
            <text:p>15550</text:p>
          </table:table-cell>
          <table:table-cell table:formula="of:=[.G1560]/36" office:value-type="float" office:value="22.2919483506944">
            <text:p>22.29</text:p>
          </table:table-cell>
          <table:table-cell table:formula="of:=[.E1560]/(2*3.1415)" office:value-type="float" office:value="1.3852757440713">
            <text:p>1.39</text:p>
          </table:table-cell>
          <table:table-cell table:formula="of:=[.F1560]*6.28/[.$K$1]" office:value-type="float" office:value="8.7036875">
            <text:p>8.70</text:p>
          </table:table-cell>
          <table:table-cell office:value-type="float" office:value="4435">
            <text:p>4435.00</text:p>
          </table:table-cell>
          <table:table-cell table:formula="of:=[.G1559]+[.H1560]*0.1" office:value-type="float" office:value="802.510140625">
            <text:p>802.51</text:p>
          </table:table-cell>
          <table:table-cell table:formula="of:=[.$H$5]+[.E1560]*[.$I$5]/(2*3.14)" office:value-type="float" office:value="5.207890625">
            <text:p>5.21</text:p>
          </table:table-cell>
          <table:table-cell table:number-columns-repeated="3"/>
        </table:table-row>
        <table:table-row table:style-name="ro2">
          <table:table-cell table:formula="of:=6.28*[.B1561]/3200" office:value-type="float" office:value="30.5365">
            <text:p>30.5365</text:p>
          </table:table-cell>
          <table:table-cell office:value-type="float" office:value="15560">
            <text:p>15560</text:p>
          </table:table-cell>
          <table:table-cell table:formula="of:=[.G1561]/36" office:value-type="float" office:value="22.30641484375">
            <text:p>22.31</text:p>
          </table:table-cell>
          <table:table-cell table:formula="of:=[.E1561]/(2*3.1415)" office:value-type="float" office:value="1.38558809485914">
            <text:p>1.39</text:p>
          </table:table-cell>
          <table:table-cell table:formula="of:=[.F1561]*6.28/[.$K$1]" office:value-type="float" office:value="8.70565">
            <text:p>8.71</text:p>
          </table:table-cell>
          <table:table-cell office:value-type="float" office:value="4436">
            <text:p>4436.00</text:p>
          </table:table-cell>
          <table:table-cell table:formula="of:=[.G1560]+[.H1561]*0.1" office:value-type="float" office:value="803.030934375">
            <text:p>803.03</text:p>
          </table:table-cell>
          <table:table-cell table:formula="of:=[.$H$5]+[.E1561]*[.$I$5]/(2*3.14)" office:value-type="float" office:value="5.2079375">
            <text:p>5.21</text:p>
          </table:table-cell>
          <table:table-cell table:number-columns-repeated="3"/>
        </table:table-row>
        <table:table-row table:style-name="ro2">
          <table:table-cell table:formula="of:=6.28*[.B1562]/3200" office:value-type="float" office:value="30.556125">
            <text:p>30.556125</text:p>
          </table:table-cell>
          <table:table-cell office:value-type="float" office:value="15570">
            <text:p>15570</text:p>
          </table:table-cell>
          <table:table-cell table:formula="of:=[.G1562]/36" office:value-type="float" office:value="22.3208814670139">
            <text:p>22.32</text:p>
          </table:table-cell>
          <table:table-cell table:formula="of:=[.E1562]/(2*3.1415)" office:value-type="float" office:value="1.38590044564698">
            <text:p>1.39</text:p>
          </table:table-cell>
          <table:table-cell table:formula="of:=[.F1562]*6.28/[.$K$1]" office:value-type="float" office:value="8.7076125">
            <text:p>8.71</text:p>
          </table:table-cell>
          <table:table-cell office:value-type="float" office:value="4437">
            <text:p>4437.00</text:p>
          </table:table-cell>
          <table:table-cell table:formula="of:=[.G1561]+[.H1562]*0.1" office:value-type="float" office:value="803.5517328125">
            <text:p>803.55</text:p>
          </table:table-cell>
          <table:table-cell table:formula="of:=[.$H$5]+[.E1562]*[.$I$5]/(2*3.14)" office:value-type="float" office:value="5.207984375">
            <text:p>5.21</text:p>
          </table:table-cell>
          <table:table-cell table:number-columns-repeated="3"/>
        </table:table-row>
        <table:table-row table:style-name="ro2">
          <table:table-cell table:formula="of:=6.28*[.B1563]/3200" office:value-type="float" office:value="30.57575">
            <text:p>30.57575</text:p>
          </table:table-cell>
          <table:table-cell office:value-type="float" office:value="15580">
            <text:p>15580</text:p>
          </table:table-cell>
          <table:table-cell table:formula="of:=[.G1563]/36" office:value-type="float" office:value="22.3353482204861">
            <text:p>22.34</text:p>
          </table:table-cell>
          <table:table-cell table:formula="of:=[.E1563]/(2*3.1415)" office:value-type="float" office:value="1.38621279643482">
            <text:p>1.39</text:p>
          </table:table-cell>
          <table:table-cell table:formula="of:=[.F1563]*6.28/[.$K$1]" office:value-type="float" office:value="8.709575">
            <text:p>8.71</text:p>
          </table:table-cell>
          <table:table-cell office:value-type="float" office:value="4438">
            <text:p>4438.00</text:p>
          </table:table-cell>
          <table:table-cell table:formula="of:=[.G1562]+[.H1563]*0.1" office:value-type="float" office:value="804.0725359375">
            <text:p>804.07</text:p>
          </table:table-cell>
          <table:table-cell table:formula="of:=[.$H$5]+[.E1563]*[.$I$5]/(2*3.14)" office:value-type="float" office:value="5.20803125">
            <text:p>5.21</text:p>
          </table:table-cell>
          <table:table-cell table:number-columns-repeated="3"/>
        </table:table-row>
        <table:table-row table:style-name="ro2">
          <table:table-cell table:formula="of:=6.28*[.B1564]/3200" office:value-type="float" office:value="30.595375">
            <text:p>30.595375</text:p>
          </table:table-cell>
          <table:table-cell office:value-type="float" office:value="15590">
            <text:p>15590</text:p>
          </table:table-cell>
          <table:table-cell table:formula="of:=[.G1564]/36" office:value-type="float" office:value="22.3498151041667">
            <text:p>22.35</text:p>
          </table:table-cell>
          <table:table-cell table:formula="of:=[.E1564]/(2*3.1415)" office:value-type="float" office:value="1.38652514722266">
            <text:p>1.39</text:p>
          </table:table-cell>
          <table:table-cell table:formula="of:=[.F1564]*6.28/[.$K$1]" office:value-type="float" office:value="8.7115375">
            <text:p>8.71</text:p>
          </table:table-cell>
          <table:table-cell office:value-type="float" office:value="4439">
            <text:p>4439.00</text:p>
          </table:table-cell>
          <table:table-cell table:formula="of:=[.G1563]+[.H1564]*0.1" office:value-type="float" office:value="804.59334375">
            <text:p>804.59</text:p>
          </table:table-cell>
          <table:table-cell table:formula="of:=[.$H$5]+[.E1564]*[.$I$5]/(2*3.14)" office:value-type="float" office:value="5.208078125">
            <text:p>5.21</text:p>
          </table:table-cell>
          <table:table-cell table:number-columns-repeated="3"/>
        </table:table-row>
        <table:table-row table:style-name="ro2">
          <table:table-cell table:formula="of:=6.28*[.B1565]/3200" office:value-type="float" office:value="30.615">
            <text:p>30.615</text:p>
          </table:table-cell>
          <table:table-cell office:value-type="float" office:value="15600">
            <text:p>15600</text:p>
          </table:table-cell>
          <table:table-cell table:formula="of:=[.G1565]/36" office:value-type="float" office:value="22.3642821180556">
            <text:p>22.36</text:p>
          </table:table-cell>
          <table:table-cell table:formula="of:=[.E1565]/(2*3.1415)" office:value-type="float" office:value="1.3868374980105">
            <text:p>1.39</text:p>
          </table:table-cell>
          <table:table-cell table:formula="of:=[.F1565]*6.28/[.$K$1]" office:value-type="float" office:value="8.7135">
            <text:p>8.71</text:p>
          </table:table-cell>
          <table:table-cell office:value-type="float" office:value="4440">
            <text:p>4440.00</text:p>
          </table:table-cell>
          <table:table-cell table:formula="of:=[.G1564]+[.H1565]*0.1" office:value-type="float" office:value="805.11415625">
            <text:p>805.11</text:p>
          </table:table-cell>
          <table:table-cell table:formula="of:=[.$H$5]+[.E1565]*[.$I$5]/(2*3.14)" office:value-type="float" office:value="5.208125">
            <text:p>5.21</text:p>
          </table:table-cell>
          <table:table-cell table:number-columns-repeated="3"/>
        </table:table-row>
        <table:table-row table:style-name="ro2">
          <table:table-cell table:formula="of:=6.28*[.B1566]/3200" office:value-type="float" office:value="30.634625">
            <text:p>30.634625</text:p>
          </table:table-cell>
          <table:table-cell office:value-type="float" office:value="15610">
            <text:p>15610</text:p>
          </table:table-cell>
          <table:table-cell table:formula="of:=[.G1566]/36" office:value-type="float" office:value="22.3787492621528">
            <text:p>22.38</text:p>
          </table:table-cell>
          <table:table-cell table:formula="of:=[.E1566]/(2*3.1415)" office:value-type="float" office:value="1.38714984879834">
            <text:p>1.39</text:p>
          </table:table-cell>
          <table:table-cell table:formula="of:=[.F1566]*6.28/[.$K$1]" office:value-type="float" office:value="8.7154625">
            <text:p>8.72</text:p>
          </table:table-cell>
          <table:table-cell office:value-type="float" office:value="4441">
            <text:p>4441.00</text:p>
          </table:table-cell>
          <table:table-cell table:formula="of:=[.G1565]+[.H1566]*0.1" office:value-type="float" office:value="805.6349734375">
            <text:p>805.63</text:p>
          </table:table-cell>
          <table:table-cell table:formula="of:=[.$H$5]+[.E1566]*[.$I$5]/(2*3.14)" office:value-type="float" office:value="5.208171875">
            <text:p>5.21</text:p>
          </table:table-cell>
          <table:table-cell table:number-columns-repeated="3"/>
        </table:table-row>
        <table:table-row table:style-name="ro2">
          <table:table-cell table:formula="of:=6.28*[.B1567]/3200" office:value-type="float" office:value="30.65425">
            <text:p>30.65425</text:p>
          </table:table-cell>
          <table:table-cell office:value-type="float" office:value="15620">
            <text:p>15620</text:p>
          </table:table-cell>
          <table:table-cell table:formula="of:=[.G1567]/36" office:value-type="float" office:value="22.3932165364583">
            <text:p>22.39</text:p>
          </table:table-cell>
          <table:table-cell table:formula="of:=[.E1567]/(2*3.1415)" office:value-type="float" office:value="1.38746219958618">
            <text:p>1.39</text:p>
          </table:table-cell>
          <table:table-cell table:formula="of:=[.F1567]*6.28/[.$K$1]" office:value-type="float" office:value="8.717425">
            <text:p>8.72</text:p>
          </table:table-cell>
          <table:table-cell office:value-type="float" office:value="4442">
            <text:p>4442.00</text:p>
          </table:table-cell>
          <table:table-cell table:formula="of:=[.G1566]+[.H1567]*0.1" office:value-type="float" office:value="806.1557953125">
            <text:p>806.16</text:p>
          </table:table-cell>
          <table:table-cell table:formula="of:=[.$H$5]+[.E1567]*[.$I$5]/(2*3.14)" office:value-type="float" office:value="5.20821875">
            <text:p>5.21</text:p>
          </table:table-cell>
          <table:table-cell table:number-columns-repeated="3"/>
        </table:table-row>
        <table:table-row table:style-name="ro2">
          <table:table-cell table:formula="of:=6.28*[.B1568]/3200" office:value-type="float" office:value="30.673875">
            <text:p>30.673875</text:p>
          </table:table-cell>
          <table:table-cell office:value-type="float" office:value="15630">
            <text:p>15630</text:p>
          </table:table-cell>
          <table:table-cell table:formula="of:=[.G1568]/36" office:value-type="float" office:value="22.4076839409722">
            <text:p>22.41</text:p>
          </table:table-cell>
          <table:table-cell table:formula="of:=[.E1568]/(2*3.1415)" office:value-type="float" office:value="1.38777455037403">
            <text:p>1.39</text:p>
          </table:table-cell>
          <table:table-cell table:formula="of:=[.F1568]*6.28/[.$K$1]" office:value-type="float" office:value="8.7193875">
            <text:p>8.72</text:p>
          </table:table-cell>
          <table:table-cell office:value-type="float" office:value="4443">
            <text:p>4443.00</text:p>
          </table:table-cell>
          <table:table-cell table:formula="of:=[.G1567]+[.H1568]*0.1" office:value-type="float" office:value="806.676621875">
            <text:p>806.68</text:p>
          </table:table-cell>
          <table:table-cell table:formula="of:=[.$H$5]+[.E1568]*[.$I$5]/(2*3.14)" office:value-type="float" office:value="5.208265625">
            <text:p>5.21</text:p>
          </table:table-cell>
          <table:table-cell table:number-columns-repeated="3"/>
        </table:table-row>
        <table:table-row table:style-name="ro2">
          <table:table-cell table:formula="of:=6.28*[.B1569]/3200" office:value-type="float" office:value="30.6935">
            <text:p>30.6935</text:p>
          </table:table-cell>
          <table:table-cell office:value-type="float" office:value="15640">
            <text:p>15640</text:p>
          </table:table-cell>
          <table:table-cell table:formula="of:=[.G1569]/36" office:value-type="float" office:value="22.4221514756944">
            <text:p>22.42</text:p>
          </table:table-cell>
          <table:table-cell table:formula="of:=[.E1569]/(2*3.1415)" office:value-type="float" office:value="1.38808690116187">
            <text:p>1.39</text:p>
          </table:table-cell>
          <table:table-cell table:formula="of:=[.F1569]*6.28/[.$K$1]" office:value-type="float" office:value="8.72135">
            <text:p>8.72</text:p>
          </table:table-cell>
          <table:table-cell office:value-type="float" office:value="4444">
            <text:p>4444.00</text:p>
          </table:table-cell>
          <table:table-cell table:formula="of:=[.G1568]+[.H1569]*0.1" office:value-type="float" office:value="807.197453125">
            <text:p>807.20</text:p>
          </table:table-cell>
          <table:table-cell table:formula="of:=[.$H$5]+[.E1569]*[.$I$5]/(2*3.14)" office:value-type="float" office:value="5.2083125">
            <text:p>5.21</text:p>
          </table:table-cell>
          <table:table-cell table:number-columns-repeated="3"/>
        </table:table-row>
        <table:table-row table:style-name="ro2">
          <table:table-cell table:formula="of:=6.28*[.B1570]/3200" office:value-type="float" office:value="30.713125">
            <text:p>30.713125</text:p>
          </table:table-cell>
          <table:table-cell office:value-type="float" office:value="15650">
            <text:p>15650</text:p>
          </table:table-cell>
          <table:table-cell table:formula="of:=[.G1570]/36" office:value-type="float" office:value="22.436619140625">
            <text:p>22.44</text:p>
          </table:table-cell>
          <table:table-cell table:formula="of:=[.E1570]/(2*3.1415)" office:value-type="float" office:value="1.38839925194971">
            <text:p>1.39</text:p>
          </table:table-cell>
          <table:table-cell table:formula="of:=[.F1570]*6.28/[.$K$1]" office:value-type="float" office:value="8.7233125">
            <text:p>8.72</text:p>
          </table:table-cell>
          <table:table-cell office:value-type="float" office:value="4445">
            <text:p>4445.00</text:p>
          </table:table-cell>
          <table:table-cell table:formula="of:=[.G1569]+[.H1570]*0.1" office:value-type="float" office:value="807.7182890625">
            <text:p>807.72</text:p>
          </table:table-cell>
          <table:table-cell table:formula="of:=[.$H$5]+[.E1570]*[.$I$5]/(2*3.14)" office:value-type="float" office:value="5.208359375">
            <text:p>5.21</text:p>
          </table:table-cell>
          <table:table-cell table:number-columns-repeated="3"/>
        </table:table-row>
        <table:table-row table:style-name="ro2">
          <table:table-cell table:formula="of:=6.28*[.B1571]/3200" office:value-type="float" office:value="30.73275">
            <text:p>30.73275</text:p>
          </table:table-cell>
          <table:table-cell office:value-type="float" office:value="15660">
            <text:p>15660</text:p>
          </table:table-cell>
          <table:table-cell table:formula="of:=[.G1571]/36" office:value-type="float" office:value="22.4510869357639">
            <text:p>22.45</text:p>
          </table:table-cell>
          <table:table-cell table:formula="of:=[.E1571]/(2*3.1415)" office:value-type="float" office:value="1.38871160273755">
            <text:p>1.39</text:p>
          </table:table-cell>
          <table:table-cell table:formula="of:=[.F1571]*6.28/[.$K$1]" office:value-type="float" office:value="8.725275">
            <text:p>8.73</text:p>
          </table:table-cell>
          <table:table-cell office:value-type="float" office:value="4446">
            <text:p>4446.00</text:p>
          </table:table-cell>
          <table:table-cell table:formula="of:=[.G1570]+[.H1571]*0.1" office:value-type="float" office:value="808.2391296875">
            <text:p>808.24</text:p>
          </table:table-cell>
          <table:table-cell table:formula="of:=[.$H$5]+[.E1571]*[.$I$5]/(2*3.14)" office:value-type="float" office:value="5.20840625">
            <text:p>5.21</text:p>
          </table:table-cell>
          <table:table-cell table:number-columns-repeated="3"/>
        </table:table-row>
        <table:table-row table:style-name="ro2">
          <table:table-cell table:formula="of:=6.28*[.B1572]/3200" office:value-type="float" office:value="30.752375">
            <text:p>30.752375</text:p>
          </table:table-cell>
          <table:table-cell office:value-type="float" office:value="15670">
            <text:p>15670</text:p>
          </table:table-cell>
          <table:table-cell table:formula="of:=[.G1572]/36" office:value-type="float" office:value="22.4655548611111">
            <text:p>22.47</text:p>
          </table:table-cell>
          <table:table-cell table:formula="of:=[.E1572]/(2*3.1415)" office:value-type="float" office:value="1.38902395352539">
            <text:p>1.39</text:p>
          </table:table-cell>
          <table:table-cell table:formula="of:=[.F1572]*6.28/[.$K$1]" office:value-type="float" office:value="8.7272375">
            <text:p>8.73</text:p>
          </table:table-cell>
          <table:table-cell office:value-type="float" office:value="4447">
            <text:p>4447.00</text:p>
          </table:table-cell>
          <table:table-cell table:formula="of:=[.G1571]+[.H1572]*0.1" office:value-type="float" office:value="808.759975">
            <text:p>808.76</text:p>
          </table:table-cell>
          <table:table-cell table:formula="of:=[.$H$5]+[.E1572]*[.$I$5]/(2*3.14)" office:value-type="float" office:value="5.208453125">
            <text:p>5.21</text:p>
          </table:table-cell>
          <table:table-cell table:number-columns-repeated="3"/>
        </table:table-row>
        <table:table-row table:style-name="ro2">
          <table:table-cell table:formula="of:=6.28*[.B1573]/3200" office:value-type="float" office:value="30.772">
            <text:p>30.772</text:p>
          </table:table-cell>
          <table:table-cell office:value-type="float" office:value="15680">
            <text:p>15680</text:p>
          </table:table-cell>
          <table:table-cell table:formula="of:=[.G1573]/36" office:value-type="float" office:value="22.4800229166667">
            <text:p>22.48</text:p>
          </table:table-cell>
          <table:table-cell table:formula="of:=[.E1573]/(2*3.1415)" office:value-type="float" office:value="1.38933630431323">
            <text:p>1.39</text:p>
          </table:table-cell>
          <table:table-cell table:formula="of:=[.F1573]*6.28/[.$K$1]" office:value-type="float" office:value="8.7292">
            <text:p>8.73</text:p>
          </table:table-cell>
          <table:table-cell office:value-type="float" office:value="4448">
            <text:p>4448.00</text:p>
          </table:table-cell>
          <table:table-cell table:formula="of:=[.G1572]+[.H1573]*0.1" office:value-type="float" office:value="809.280825">
            <text:p>809.28</text:p>
          </table:table-cell>
          <table:table-cell table:formula="of:=[.$H$5]+[.E1573]*[.$I$5]/(2*3.14)" office:value-type="float" office:value="5.2085">
            <text:p>5.21</text:p>
          </table:table-cell>
          <table:table-cell table:number-columns-repeated="3"/>
        </table:table-row>
        <table:table-row table:style-name="ro2">
          <table:table-cell table:formula="of:=6.28*[.B1574]/3200" office:value-type="float" office:value="30.791625">
            <text:p>30.791625</text:p>
          </table:table-cell>
          <table:table-cell office:value-type="float" office:value="15690">
            <text:p>15690</text:p>
          </table:table-cell>
          <table:table-cell table:formula="of:=[.G1574]/36" office:value-type="float" office:value="22.4944911024306">
            <text:p>22.49</text:p>
          </table:table-cell>
          <table:table-cell table:formula="of:=[.E1574]/(2*3.1415)" office:value-type="float" office:value="1.38964865510107">
            <text:p>1.39</text:p>
          </table:table-cell>
          <table:table-cell table:formula="of:=[.F1574]*6.28/[.$K$1]" office:value-type="float" office:value="8.7311625">
            <text:p>8.73</text:p>
          </table:table-cell>
          <table:table-cell office:value-type="float" office:value="4449">
            <text:p>4449.00</text:p>
          </table:table-cell>
          <table:table-cell table:formula="of:=[.G1573]+[.H1574]*0.1" office:value-type="float" office:value="809.8016796875">
            <text:p>809.80</text:p>
          </table:table-cell>
          <table:table-cell table:formula="of:=[.$H$5]+[.E1574]*[.$I$5]/(2*3.14)" office:value-type="float" office:value="5.208546875">
            <text:p>5.21</text:p>
          </table:table-cell>
          <table:table-cell table:number-columns-repeated="3"/>
        </table:table-row>
        <table:table-row table:style-name="ro2">
          <table:table-cell table:formula="of:=6.28*[.B1575]/3200" office:value-type="float" office:value="30.81125">
            <text:p>30.81125</text:p>
          </table:table-cell>
          <table:table-cell office:value-type="float" office:value="15700">
            <text:p>15700</text:p>
          </table:table-cell>
          <table:table-cell table:formula="of:=[.G1575]/36" office:value-type="float" office:value="22.5089594184028">
            <text:p>22.51</text:p>
          </table:table-cell>
          <table:table-cell table:formula="of:=[.E1575]/(2*3.1415)" office:value-type="float" office:value="1.38996100588891">
            <text:p>1.39</text:p>
          </table:table-cell>
          <table:table-cell table:formula="of:=[.F1575]*6.28/[.$K$1]" office:value-type="float" office:value="8.733125">
            <text:p>8.73</text:p>
          </table:table-cell>
          <table:table-cell office:value-type="float" office:value="4450">
            <text:p>4450.00</text:p>
          </table:table-cell>
          <table:table-cell table:formula="of:=[.G1574]+[.H1575]*0.1" office:value-type="float" office:value="810.3225390625">
            <text:p>810.32</text:p>
          </table:table-cell>
          <table:table-cell table:formula="of:=[.$H$5]+[.E1575]*[.$I$5]/(2*3.14)" office:value-type="float" office:value="5.20859375">
            <text:p>5.21</text:p>
          </table:table-cell>
          <table:table-cell table:number-columns-repeated="3"/>
        </table:table-row>
        <table:table-row table:style-name="ro2">
          <table:table-cell table:formula="of:=6.28*[.B1576]/3200" office:value-type="float" office:value="30.830875">
            <text:p>30.830875</text:p>
          </table:table-cell>
          <table:table-cell office:value-type="float" office:value="15710">
            <text:p>15710</text:p>
          </table:table-cell>
          <table:table-cell table:formula="of:=[.G1576]/36" office:value-type="float" office:value="22.5234278645833">
            <text:p>22.52</text:p>
          </table:table-cell>
          <table:table-cell table:formula="of:=[.E1576]/(2*3.1415)" office:value-type="float" office:value="1.39027335667675">
            <text:p>1.39</text:p>
          </table:table-cell>
          <table:table-cell table:formula="of:=[.F1576]*6.28/[.$K$1]" office:value-type="float" office:value="8.7350875">
            <text:p>8.74</text:p>
          </table:table-cell>
          <table:table-cell office:value-type="float" office:value="4451">
            <text:p>4451.00</text:p>
          </table:table-cell>
          <table:table-cell table:formula="of:=[.G1575]+[.H1576]*0.1" office:value-type="float" office:value="810.843403125">
            <text:p>810.84</text:p>
          </table:table-cell>
          <table:table-cell table:formula="of:=[.$H$5]+[.E1576]*[.$I$5]/(2*3.14)" office:value-type="float" office:value="5.208640625">
            <text:p>5.21</text:p>
          </table:table-cell>
          <table:table-cell table:number-columns-repeated="3"/>
        </table:table-row>
        <table:table-row table:style-name="ro2">
          <table:table-cell table:formula="of:=6.28*[.B1577]/3200" office:value-type="float" office:value="30.8505">
            <text:p>30.8505</text:p>
          </table:table-cell>
          <table:table-cell office:value-type="float" office:value="15720">
            <text:p>15720</text:p>
          </table:table-cell>
          <table:table-cell table:formula="of:=[.G1577]/36" office:value-type="float" office:value="22.5378964409722">
            <text:p>22.54</text:p>
          </table:table-cell>
          <table:table-cell table:formula="of:=[.E1577]/(2*3.1415)" office:value-type="float" office:value="1.39058570746459">
            <text:p>1.39</text:p>
          </table:table-cell>
          <table:table-cell table:formula="of:=[.F1577]*6.28/[.$K$1]" office:value-type="float" office:value="8.73705">
            <text:p>8.74</text:p>
          </table:table-cell>
          <table:table-cell office:value-type="float" office:value="4452">
            <text:p>4452.00</text:p>
          </table:table-cell>
          <table:table-cell table:formula="of:=[.G1576]+[.H1577]*0.1" office:value-type="float" office:value="811.364271875">
            <text:p>811.36</text:p>
          </table:table-cell>
          <table:table-cell table:formula="of:=[.$H$5]+[.E1577]*[.$I$5]/(2*3.14)" office:value-type="float" office:value="5.2086875">
            <text:p>5.21</text:p>
          </table:table-cell>
          <table:table-cell table:number-columns-repeated="3"/>
        </table:table-row>
        <table:table-row table:style-name="ro2">
          <table:table-cell table:formula="of:=6.28*[.B1578]/3200" office:value-type="float" office:value="30.870125">
            <text:p>30.870125</text:p>
          </table:table-cell>
          <table:table-cell office:value-type="float" office:value="15730">
            <text:p>15730</text:p>
          </table:table-cell>
          <table:table-cell table:formula="of:=[.G1578]/36" office:value-type="float" office:value="22.5523651475694">
            <text:p>22.55</text:p>
          </table:table-cell>
          <table:table-cell table:formula="of:=[.E1578]/(2*3.1415)" office:value-type="float" office:value="1.39089805825243">
            <text:p>1.39</text:p>
          </table:table-cell>
          <table:table-cell table:formula="of:=[.F1578]*6.28/[.$K$1]" office:value-type="float" office:value="8.7390125">
            <text:p>8.74</text:p>
          </table:table-cell>
          <table:table-cell office:value-type="float" office:value="4453">
            <text:p>4453.00</text:p>
          </table:table-cell>
          <table:table-cell table:formula="of:=[.G1577]+[.H1578]*0.1" office:value-type="float" office:value="811.8851453125">
            <text:p>811.89</text:p>
          </table:table-cell>
          <table:table-cell table:formula="of:=[.$H$5]+[.E1578]*[.$I$5]/(2*3.14)" office:value-type="float" office:value="5.208734375">
            <text:p>5.21</text:p>
          </table:table-cell>
          <table:table-cell table:number-columns-repeated="3"/>
        </table:table-row>
        <table:table-row table:style-name="ro2">
          <table:table-cell table:formula="of:=6.28*[.B1579]/3200" office:value-type="float" office:value="30.88975">
            <text:p>30.88975</text:p>
          </table:table-cell>
          <table:table-cell office:value-type="float" office:value="15740">
            <text:p>15740</text:p>
          </table:table-cell>
          <table:table-cell table:formula="of:=[.G1579]/36" office:value-type="float" office:value="22.566833984375">
            <text:p>22.57</text:p>
          </table:table-cell>
          <table:table-cell table:formula="of:=[.E1579]/(2*3.1415)" office:value-type="float" office:value="1.39121040904027">
            <text:p>1.39</text:p>
          </table:table-cell>
          <table:table-cell table:formula="of:=[.F1579]*6.28/[.$K$1]" office:value-type="float" office:value="8.740975">
            <text:p>8.74</text:p>
          </table:table-cell>
          <table:table-cell office:value-type="float" office:value="4454">
            <text:p>4454.00</text:p>
          </table:table-cell>
          <table:table-cell table:formula="of:=[.G1578]+[.H1579]*0.1" office:value-type="float" office:value="812.4060234375">
            <text:p>812.41</text:p>
          </table:table-cell>
          <table:table-cell table:formula="of:=[.$H$5]+[.E1579]*[.$I$5]/(2*3.14)" office:value-type="float" office:value="5.20878125">
            <text:p>5.21</text:p>
          </table:table-cell>
          <table:table-cell table:number-columns-repeated="3"/>
        </table:table-row>
        <table:table-row table:style-name="ro2">
          <table:table-cell table:formula="of:=6.28*[.B1580]/3200" office:value-type="float" office:value="30.909375">
            <text:p>30.909375</text:p>
          </table:table-cell>
          <table:table-cell office:value-type="float" office:value="15750">
            <text:p>15750</text:p>
          </table:table-cell>
          <table:table-cell table:formula="of:=[.G1580]/36" office:value-type="float" office:value="22.5813029513889">
            <text:p>22.58</text:p>
          </table:table-cell>
          <table:table-cell table:formula="of:=[.E1580]/(2*3.1415)" office:value-type="float" office:value="1.39152275982811">
            <text:p>1.39</text:p>
          </table:table-cell>
          <table:table-cell table:formula="of:=[.F1580]*6.28/[.$K$1]" office:value-type="float" office:value="8.7429375">
            <text:p>8.74</text:p>
          </table:table-cell>
          <table:table-cell office:value-type="float" office:value="4455">
            <text:p>4455.00</text:p>
          </table:table-cell>
          <table:table-cell table:formula="of:=[.G1579]+[.H1580]*0.1" office:value-type="float" office:value="812.92690625">
            <text:p>812.93</text:p>
          </table:table-cell>
          <table:table-cell table:formula="of:=[.$H$5]+[.E1580]*[.$I$5]/(2*3.14)" office:value-type="float" office:value="5.208828125">
            <text:p>5.21</text:p>
          </table:table-cell>
          <table:table-cell table:number-columns-repeated="3"/>
        </table:table-row>
        <table:table-row table:style-name="ro2">
          <table:table-cell table:formula="of:=6.28*[.B1581]/3200" office:value-type="float" office:value="30.929">
            <text:p>30.929</text:p>
          </table:table-cell>
          <table:table-cell office:value-type="float" office:value="15760">
            <text:p>15760</text:p>
          </table:table-cell>
          <table:table-cell table:formula="of:=[.G1581]/36" office:value-type="float" office:value="22.5957720486111">
            <text:p>22.60</text:p>
          </table:table-cell>
          <table:table-cell table:formula="of:=[.E1581]/(2*3.1415)" office:value-type="float" office:value="1.39183511061595">
            <text:p>1.39</text:p>
          </table:table-cell>
          <table:table-cell table:formula="of:=[.F1581]*6.28/[.$K$1]" office:value-type="float" office:value="8.7449">
            <text:p>8.74</text:p>
          </table:table-cell>
          <table:table-cell office:value-type="float" office:value="4456">
            <text:p>4456.00</text:p>
          </table:table-cell>
          <table:table-cell table:formula="of:=[.G1580]+[.H1581]*0.1" office:value-type="float" office:value="813.44779375">
            <text:p>813.45</text:p>
          </table:table-cell>
          <table:table-cell table:formula="of:=[.$H$5]+[.E1581]*[.$I$5]/(2*3.14)" office:value-type="float" office:value="5.208875">
            <text:p>5.21</text:p>
          </table:table-cell>
          <table:table-cell table:number-columns-repeated="3"/>
        </table:table-row>
        <table:table-row table:style-name="ro2">
          <table:table-cell table:formula="of:=6.28*[.B1582]/3200" office:value-type="float" office:value="30.948625">
            <text:p>30.948625</text:p>
          </table:table-cell>
          <table:table-cell office:value-type="float" office:value="15770">
            <text:p>15770</text:p>
          </table:table-cell>
          <table:table-cell table:formula="of:=[.G1582]/36" office:value-type="float" office:value="22.6102412760417">
            <text:p>22.61</text:p>
          </table:table-cell>
          <table:table-cell table:formula="of:=[.E1582]/(2*3.1415)" office:value-type="float" office:value="1.39214746140379">
            <text:p>1.39</text:p>
          </table:table-cell>
          <table:table-cell table:formula="of:=[.F1582]*6.28/[.$K$1]" office:value-type="float" office:value="8.7468625">
            <text:p>8.75</text:p>
          </table:table-cell>
          <table:table-cell office:value-type="float" office:value="4457">
            <text:p>4457.00</text:p>
          </table:table-cell>
          <table:table-cell table:formula="of:=[.G1581]+[.H1582]*0.1" office:value-type="float" office:value="813.9686859375">
            <text:p>813.97</text:p>
          </table:table-cell>
          <table:table-cell table:formula="of:=[.$H$5]+[.E1582]*[.$I$5]/(2*3.14)" office:value-type="float" office:value="5.208921875">
            <text:p>5.21</text:p>
          </table:table-cell>
          <table:table-cell table:number-columns-repeated="3"/>
        </table:table-row>
        <table:table-row table:style-name="ro2">
          <table:table-cell table:formula="of:=6.28*[.B1583]/3200" office:value-type="float" office:value="30.96825">
            <text:p>30.96825</text:p>
          </table:table-cell>
          <table:table-cell office:value-type="float" office:value="15780">
            <text:p>15780</text:p>
          </table:table-cell>
          <table:table-cell table:formula="of:=[.G1583]/36" office:value-type="float" office:value="22.6247106336805">
            <text:p>22.62</text:p>
          </table:table-cell>
          <table:table-cell table:formula="of:=[.E1583]/(2*3.1415)" office:value-type="float" office:value="1.39245981219163">
            <text:p>1.39</text:p>
          </table:table-cell>
          <table:table-cell table:formula="of:=[.F1583]*6.28/[.$K$1]" office:value-type="float" office:value="8.748825">
            <text:p>8.75</text:p>
          </table:table-cell>
          <table:table-cell office:value-type="float" office:value="4458">
            <text:p>4458.00</text:p>
          </table:table-cell>
          <table:table-cell table:formula="of:=[.G1582]+[.H1583]*0.1" office:value-type="float" office:value="814.4895828125">
            <text:p>814.49</text:p>
          </table:table-cell>
          <table:table-cell table:formula="of:=[.$H$5]+[.E1583]*[.$I$5]/(2*3.14)" office:value-type="float" office:value="5.20896875">
            <text:p>5.21</text:p>
          </table:table-cell>
          <table:table-cell table:number-columns-repeated="3"/>
        </table:table-row>
        <table:table-row table:style-name="ro2">
          <table:table-cell table:formula="of:=6.28*[.B1584]/3200" office:value-type="float" office:value="30.987875">
            <text:p>30.987875</text:p>
          </table:table-cell>
          <table:table-cell office:value-type="float" office:value="15790">
            <text:p>15790</text:p>
          </table:table-cell>
          <table:table-cell table:formula="of:=[.G1584]/36" office:value-type="float" office:value="22.6391801215278">
            <text:p>22.64</text:p>
          </table:table-cell>
          <table:table-cell table:formula="of:=[.E1584]/(2*3.1415)" office:value-type="float" office:value="1.39277216297947">
            <text:p>1.39</text:p>
          </table:table-cell>
          <table:table-cell table:formula="of:=[.F1584]*6.28/[.$K$1]" office:value-type="float" office:value="8.7507875">
            <text:p>8.75</text:p>
          </table:table-cell>
          <table:table-cell office:value-type="float" office:value="4459">
            <text:p>4459.00</text:p>
          </table:table-cell>
          <table:table-cell table:formula="of:=[.G1583]+[.H1584]*0.1" office:value-type="float" office:value="815.010484375">
            <text:p>815.01</text:p>
          </table:table-cell>
          <table:table-cell table:formula="of:=[.$H$5]+[.E1584]*[.$I$5]/(2*3.14)" office:value-type="float" office:value="5.209015625">
            <text:p>5.21</text:p>
          </table:table-cell>
          <table:table-cell table:number-columns-repeated="3"/>
        </table:table-row>
        <table:table-row table:style-name="ro2">
          <table:table-cell table:formula="of:=6.28*[.B1585]/3200" office:value-type="float" office:value="31.0075">
            <text:p>31.0075</text:p>
          </table:table-cell>
          <table:table-cell office:value-type="float" office:value="15800">
            <text:p>15800</text:p>
          </table:table-cell>
          <table:table-cell table:formula="of:=[.G1585]/36" office:value-type="float" office:value="22.6536497395833">
            <text:p>22.65</text:p>
          </table:table-cell>
          <table:table-cell table:formula="of:=[.E1585]/(2*3.1415)" office:value-type="float" office:value="1.39308451376731">
            <text:p>1.39</text:p>
          </table:table-cell>
          <table:table-cell table:formula="of:=[.F1585]*6.28/[.$K$1]" office:value-type="float" office:value="8.75275">
            <text:p>8.75</text:p>
          </table:table-cell>
          <table:table-cell office:value-type="float" office:value="4460">
            <text:p>4460.00</text:p>
          </table:table-cell>
          <table:table-cell table:formula="of:=[.G1584]+[.H1585]*0.1" office:value-type="float" office:value="815.531390625">
            <text:p>815.53</text:p>
          </table:table-cell>
          <table:table-cell table:formula="of:=[.$H$5]+[.E1585]*[.$I$5]/(2*3.14)" office:value-type="float" office:value="5.2090625">
            <text:p>5.21</text:p>
          </table:table-cell>
          <table:table-cell table:number-columns-repeated="3"/>
        </table:table-row>
        <table:table-row table:style-name="ro2">
          <table:table-cell table:formula="of:=6.28*[.B1586]/3200" office:value-type="float" office:value="31.027125">
            <text:p>31.027125</text:p>
          </table:table-cell>
          <table:table-cell office:value-type="float" office:value="15810">
            <text:p>15810</text:p>
          </table:table-cell>
          <table:table-cell table:formula="of:=[.G1586]/36" office:value-type="float" office:value="22.6681194878472">
            <text:p>22.67</text:p>
          </table:table-cell>
          <table:table-cell table:formula="of:=[.E1586]/(2*3.1415)" office:value-type="float" office:value="1.39339686455515">
            <text:p>1.39</text:p>
          </table:table-cell>
          <table:table-cell table:formula="of:=[.F1586]*6.28/[.$K$1]" office:value-type="float" office:value="8.7547125">
            <text:p>8.75</text:p>
          </table:table-cell>
          <table:table-cell office:value-type="float" office:value="4461">
            <text:p>4461.00</text:p>
          </table:table-cell>
          <table:table-cell table:formula="of:=[.G1585]+[.H1586]*0.1" office:value-type="float" office:value="816.0523015625">
            <text:p>816.05</text:p>
          </table:table-cell>
          <table:table-cell table:formula="of:=[.$H$5]+[.E1586]*[.$I$5]/(2*3.14)" office:value-type="float" office:value="5.209109375">
            <text:p>5.21</text:p>
          </table:table-cell>
          <table:table-cell table:number-columns-repeated="3"/>
        </table:table-row>
        <table:table-row table:style-name="ro2">
          <table:table-cell table:formula="of:=6.28*[.B1587]/3200" office:value-type="float" office:value="31.04675">
            <text:p>31.04675</text:p>
          </table:table-cell>
          <table:table-cell office:value-type="float" office:value="15820">
            <text:p>15820</text:p>
          </table:table-cell>
          <table:table-cell table:formula="of:=[.G1587]/36" office:value-type="float" office:value="22.6825893663194">
            <text:p>22.68</text:p>
          </table:table-cell>
          <table:table-cell table:formula="of:=[.E1587]/(2*3.1415)" office:value-type="float" office:value="1.39370921534299">
            <text:p>1.39</text:p>
          </table:table-cell>
          <table:table-cell table:formula="of:=[.F1587]*6.28/[.$K$1]" office:value-type="float" office:value="8.756675">
            <text:p>8.76</text:p>
          </table:table-cell>
          <table:table-cell office:value-type="float" office:value="4462">
            <text:p>4462.00</text:p>
          </table:table-cell>
          <table:table-cell table:formula="of:=[.G1586]+[.H1587]*0.1" office:value-type="float" office:value="816.5732171875">
            <text:p>816.57</text:p>
          </table:table-cell>
          <table:table-cell table:formula="of:=[.$H$5]+[.E1587]*[.$I$5]/(2*3.14)" office:value-type="float" office:value="5.20915625">
            <text:p>5.21</text:p>
          </table:table-cell>
          <table:table-cell table:number-columns-repeated="3"/>
        </table:table-row>
        <table:table-row table:style-name="ro2">
          <table:table-cell table:formula="of:=6.28*[.B1588]/3200" office:value-type="float" office:value="31.066375">
            <text:p>31.066375</text:p>
          </table:table-cell>
          <table:table-cell office:value-type="float" office:value="15830">
            <text:p>15830</text:p>
          </table:table-cell>
          <table:table-cell table:formula="of:=[.G1588]/36" office:value-type="float" office:value="22.697059375">
            <text:p>22.70</text:p>
          </table:table-cell>
          <table:table-cell table:formula="of:=[.E1588]/(2*3.1415)" office:value-type="float" office:value="1.39402156613083">
            <text:p>1.39</text:p>
          </table:table-cell>
          <table:table-cell table:formula="of:=[.F1588]*6.28/[.$K$1]" office:value-type="float" office:value="8.7586375">
            <text:p>8.76</text:p>
          </table:table-cell>
          <table:table-cell office:value-type="float" office:value="4463">
            <text:p>4463.00</text:p>
          </table:table-cell>
          <table:table-cell table:formula="of:=[.G1587]+[.H1588]*0.1" office:value-type="float" office:value="817.0941375">
            <text:p>817.09</text:p>
          </table:table-cell>
          <table:table-cell table:formula="of:=[.$H$5]+[.E1588]*[.$I$5]/(2*3.14)" office:value-type="float" office:value="5.209203125">
            <text:p>5.21</text:p>
          </table:table-cell>
          <table:table-cell table:number-columns-repeated="3"/>
        </table:table-row>
        <table:table-row table:style-name="ro2">
          <table:table-cell table:formula="of:=6.28*[.B1589]/3200" office:value-type="float" office:value="31.086">
            <text:p>31.086</text:p>
          </table:table-cell>
          <table:table-cell office:value-type="float" office:value="15840">
            <text:p>15840</text:p>
          </table:table-cell>
          <table:table-cell table:formula="of:=[.G1589]/36" office:value-type="float" office:value="22.7115295138889">
            <text:p>22.71</text:p>
          </table:table-cell>
          <table:table-cell table:formula="of:=[.E1589]/(2*3.1415)" office:value-type="float" office:value="1.39433391691867">
            <text:p>1.39</text:p>
          </table:table-cell>
          <table:table-cell table:formula="of:=[.F1589]*6.28/[.$K$1]" office:value-type="float" office:value="8.7606">
            <text:p>8.76</text:p>
          </table:table-cell>
          <table:table-cell office:value-type="float" office:value="4464">
            <text:p>4464.00</text:p>
          </table:table-cell>
          <table:table-cell table:formula="of:=[.G1588]+[.H1589]*0.1" office:value-type="float" office:value="817.6150625">
            <text:p>817.62</text:p>
          </table:table-cell>
          <table:table-cell table:formula="of:=[.$H$5]+[.E1589]*[.$I$5]/(2*3.14)" office:value-type="float" office:value="5.20925">
            <text:p>5.21</text:p>
          </table:table-cell>
          <table:table-cell table:number-columns-repeated="3"/>
        </table:table-row>
        <table:table-row table:style-name="ro2">
          <table:table-cell table:formula="of:=6.28*[.B1590]/3200" office:value-type="float" office:value="31.105625">
            <text:p>31.105625</text:p>
          </table:table-cell>
          <table:table-cell office:value-type="float" office:value="15850">
            <text:p>15850</text:p>
          </table:table-cell>
          <table:table-cell table:formula="of:=[.G1590]/36" office:value-type="float" office:value="22.7259997829861">
            <text:p>22.73</text:p>
          </table:table-cell>
          <table:table-cell table:formula="of:=[.E1590]/(2*3.1415)" office:value-type="float" office:value="1.39464626770651">
            <text:p>1.39</text:p>
          </table:table-cell>
          <table:table-cell table:formula="of:=[.F1590]*6.28/[.$K$1]" office:value-type="float" office:value="8.7625625">
            <text:p>8.76</text:p>
          </table:table-cell>
          <table:table-cell office:value-type="float" office:value="4465">
            <text:p>4465.00</text:p>
          </table:table-cell>
          <table:table-cell table:formula="of:=[.G1589]+[.H1590]*0.1" office:value-type="float" office:value="818.1359921875">
            <text:p>818.14</text:p>
          </table:table-cell>
          <table:table-cell table:formula="of:=[.$H$5]+[.E1590]*[.$I$5]/(2*3.14)" office:value-type="float" office:value="5.209296875">
            <text:p>5.21</text:p>
          </table:table-cell>
          <table:table-cell table:number-columns-repeated="3"/>
        </table:table-row>
        <table:table-row table:style-name="ro2">
          <table:table-cell table:formula="of:=6.28*[.B1591]/3200" office:value-type="float" office:value="31.12525">
            <text:p>31.12525</text:p>
          </table:table-cell>
          <table:table-cell office:value-type="float" office:value="15860">
            <text:p>15860</text:p>
          </table:table-cell>
          <table:table-cell table:formula="of:=[.G1591]/36" office:value-type="float" office:value="22.7404701822917">
            <text:p>22.74</text:p>
          </table:table-cell>
          <table:table-cell table:formula="of:=[.E1591]/(2*3.1415)" office:value-type="float" office:value="1.39495861849435">
            <text:p>1.39</text:p>
          </table:table-cell>
          <table:table-cell table:formula="of:=[.F1591]*6.28/[.$K$1]" office:value-type="float" office:value="8.764525">
            <text:p>8.76</text:p>
          </table:table-cell>
          <table:table-cell office:value-type="float" office:value="4466">
            <text:p>4466.00</text:p>
          </table:table-cell>
          <table:table-cell table:formula="of:=[.G1590]+[.H1591]*0.1" office:value-type="float" office:value="818.6569265625">
            <text:p>818.66</text:p>
          </table:table-cell>
          <table:table-cell table:formula="of:=[.$H$5]+[.E1591]*[.$I$5]/(2*3.14)" office:value-type="float" office:value="5.20934375">
            <text:p>5.21</text:p>
          </table:table-cell>
          <table:table-cell table:number-columns-repeated="3"/>
        </table:table-row>
        <table:table-row table:style-name="ro2">
          <table:table-cell table:formula="of:=6.28*[.B1592]/3200" office:value-type="float" office:value="31.144875">
            <text:p>31.144875</text:p>
          </table:table-cell>
          <table:table-cell office:value-type="float" office:value="15870">
            <text:p>15870</text:p>
          </table:table-cell>
          <table:table-cell table:formula="of:=[.G1592]/36" office:value-type="float" office:value="22.7549407118056">
            <text:p>22.75</text:p>
          </table:table-cell>
          <table:table-cell table:formula="of:=[.E1592]/(2*3.1415)" office:value-type="float" office:value="1.39527096928219">
            <text:p>1.40</text:p>
          </table:table-cell>
          <table:table-cell table:formula="of:=[.F1592]*6.28/[.$K$1]" office:value-type="float" office:value="8.7664875">
            <text:p>8.77</text:p>
          </table:table-cell>
          <table:table-cell office:value-type="float" office:value="4467">
            <text:p>4467.00</text:p>
          </table:table-cell>
          <table:table-cell table:formula="of:=[.G1591]+[.H1592]*0.1" office:value-type="float" office:value="819.177865625">
            <text:p>819.18</text:p>
          </table:table-cell>
          <table:table-cell table:formula="of:=[.$H$5]+[.E1592]*[.$I$5]/(2*3.14)" office:value-type="float" office:value="5.209390625">
            <text:p>5.21</text:p>
          </table:table-cell>
          <table:table-cell table:number-columns-repeated="3"/>
        </table:table-row>
        <table:table-row table:style-name="ro2">
          <table:table-cell table:formula="of:=6.28*[.B1593]/3200" office:value-type="float" office:value="31.1645">
            <text:p>31.1645</text:p>
          </table:table-cell>
          <table:table-cell office:value-type="float" office:value="15880">
            <text:p>15880</text:p>
          </table:table-cell>
          <table:table-cell table:formula="of:=[.G1593]/36" office:value-type="float" office:value="22.7694113715278">
            <text:p>22.77</text:p>
          </table:table-cell>
          <table:table-cell table:formula="of:=[.E1593]/(2*3.1415)" office:value-type="float" office:value="1.39558332007003">
            <text:p>1.40</text:p>
          </table:table-cell>
          <table:table-cell table:formula="of:=[.F1593]*6.28/[.$K$1]" office:value-type="float" office:value="8.76845">
            <text:p>8.77</text:p>
          </table:table-cell>
          <table:table-cell office:value-type="float" office:value="4468">
            <text:p>4468.00</text:p>
          </table:table-cell>
          <table:table-cell table:formula="of:=[.G1592]+[.H1593]*0.1" office:value-type="float" office:value="819.698809375">
            <text:p>819.70</text:p>
          </table:table-cell>
          <table:table-cell table:formula="of:=[.$H$5]+[.E1593]*[.$I$5]/(2*3.14)" office:value-type="float" office:value="5.2094375">
            <text:p>5.21</text:p>
          </table:table-cell>
          <table:table-cell table:number-columns-repeated="3"/>
        </table:table-row>
        <table:table-row table:style-name="ro2">
          <table:table-cell table:formula="of:=6.28*[.B1594]/3200" office:value-type="float" office:value="31.184125">
            <text:p>31.184125</text:p>
          </table:table-cell>
          <table:table-cell office:value-type="float" office:value="15890">
            <text:p>15890</text:p>
          </table:table-cell>
          <table:table-cell table:formula="of:=[.G1594]/36" office:value-type="float" office:value="22.7838821614583">
            <text:p>22.78</text:p>
          </table:table-cell>
          <table:table-cell table:formula="of:=[.E1594]/(2*3.1415)" office:value-type="float" office:value="1.39589567085787">
            <text:p>1.40</text:p>
          </table:table-cell>
          <table:table-cell table:formula="of:=[.F1594]*6.28/[.$K$1]" office:value-type="float" office:value="8.7704125">
            <text:p>8.77</text:p>
          </table:table-cell>
          <table:table-cell office:value-type="float" office:value="4469">
            <text:p>4469.00</text:p>
          </table:table-cell>
          <table:table-cell table:formula="of:=[.G1593]+[.H1594]*0.1" office:value-type="float" office:value="820.2197578125">
            <text:p>820.22</text:p>
          </table:table-cell>
          <table:table-cell table:formula="of:=[.$H$5]+[.E1594]*[.$I$5]/(2*3.14)" office:value-type="float" office:value="5.209484375">
            <text:p>5.21</text:p>
          </table:table-cell>
          <table:table-cell table:number-columns-repeated="3"/>
        </table:table-row>
        <table:table-row table:style-name="ro2">
          <table:table-cell table:formula="of:=6.28*[.B1595]/3200" office:value-type="float" office:value="31.20375">
            <text:p>31.20375</text:p>
          </table:table-cell>
          <table:table-cell office:value-type="float" office:value="15900">
            <text:p>15900</text:p>
          </table:table-cell>
          <table:table-cell table:formula="of:=[.G1595]/36" office:value-type="float" office:value="22.7983530815972">
            <text:p>22.80</text:p>
          </table:table-cell>
          <table:table-cell table:formula="of:=[.E1595]/(2*3.1415)" office:value-type="float" office:value="1.39620802164571">
            <text:p>1.40</text:p>
          </table:table-cell>
          <table:table-cell table:formula="of:=[.F1595]*6.28/[.$K$1]" office:value-type="float" office:value="8.772375">
            <text:p>8.77</text:p>
          </table:table-cell>
          <table:table-cell office:value-type="float" office:value="4470">
            <text:p>4470.00</text:p>
          </table:table-cell>
          <table:table-cell table:formula="of:=[.G1594]+[.H1595]*0.1" office:value-type="float" office:value="820.7407109375">
            <text:p>820.74</text:p>
          </table:table-cell>
          <table:table-cell table:formula="of:=[.$H$5]+[.E1595]*[.$I$5]/(2*3.14)" office:value-type="float" office:value="5.20953125">
            <text:p>5.21</text:p>
          </table:table-cell>
          <table:table-cell table:number-columns-repeated="3"/>
        </table:table-row>
        <table:table-row table:style-name="ro2">
          <table:table-cell table:formula="of:=6.28*[.B1596]/3200" office:value-type="float" office:value="31.223375">
            <text:p>31.223375</text:p>
          </table:table-cell>
          <table:table-cell office:value-type="float" office:value="15910">
            <text:p>15910</text:p>
          </table:table-cell>
          <table:table-cell table:formula="of:=[.G1596]/36" office:value-type="float" office:value="22.8128241319444">
            <text:p>22.81</text:p>
          </table:table-cell>
          <table:table-cell table:formula="of:=[.E1596]/(2*3.1415)" office:value-type="float" office:value="1.39652037243355">
            <text:p>1.40</text:p>
          </table:table-cell>
          <table:table-cell table:formula="of:=[.F1596]*6.28/[.$K$1]" office:value-type="float" office:value="8.7743375">
            <text:p>8.77</text:p>
          </table:table-cell>
          <table:table-cell office:value-type="float" office:value="4471">
            <text:p>4471.00</text:p>
          </table:table-cell>
          <table:table-cell table:formula="of:=[.G1595]+[.H1596]*0.1" office:value-type="float" office:value="821.26166875">
            <text:p>821.26</text:p>
          </table:table-cell>
          <table:table-cell table:formula="of:=[.$H$5]+[.E1596]*[.$I$5]/(2*3.14)" office:value-type="float" office:value="5.209578125">
            <text:p>5.21</text:p>
          </table:table-cell>
          <table:table-cell table:number-columns-repeated="3"/>
        </table:table-row>
        <table:table-row table:style-name="ro2">
          <table:table-cell table:formula="of:=6.28*[.B1597]/3200" office:value-type="float" office:value="31.243">
            <text:p>31.243</text:p>
          </table:table-cell>
          <table:table-cell office:value-type="float" office:value="15920">
            <text:p>15920</text:p>
          </table:table-cell>
          <table:table-cell table:formula="of:=[.G1597]/36" office:value-type="float" office:value="22.8272953125">
            <text:p>22.83</text:p>
          </table:table-cell>
          <table:table-cell table:formula="of:=[.E1597]/(2*3.1415)" office:value-type="float" office:value="1.39683272322139">
            <text:p>1.40</text:p>
          </table:table-cell>
          <table:table-cell table:formula="of:=[.F1597]*6.28/[.$K$1]" office:value-type="float" office:value="8.7763">
            <text:p>8.78</text:p>
          </table:table-cell>
          <table:table-cell office:value-type="float" office:value="4472">
            <text:p>4472.00</text:p>
          </table:table-cell>
          <table:table-cell table:formula="of:=[.G1596]+[.H1597]*0.1" office:value-type="float" office:value="821.78263125">
            <text:p>821.78</text:p>
          </table:table-cell>
          <table:table-cell table:formula="of:=[.$H$5]+[.E1597]*[.$I$5]/(2*3.14)" office:value-type="float" office:value="5.209625">
            <text:p>5.21</text:p>
          </table:table-cell>
          <table:table-cell table:number-columns-repeated="3"/>
        </table:table-row>
        <table:table-row table:style-name="ro2">
          <table:table-cell table:formula="of:=6.28*[.B1598]/3200" office:value-type="float" office:value="31.262625">
            <text:p>31.262625</text:p>
          </table:table-cell>
          <table:table-cell office:value-type="float" office:value="15930">
            <text:p>15930</text:p>
          </table:table-cell>
          <table:table-cell table:formula="of:=[.G1598]/36" office:value-type="float" office:value="22.8417666232639">
            <text:p>22.84</text:p>
          </table:table-cell>
          <table:table-cell table:formula="of:=[.E1598]/(2*3.1415)" office:value-type="float" office:value="1.39714507400923">
            <text:p>1.40</text:p>
          </table:table-cell>
          <table:table-cell table:formula="of:=[.F1598]*6.28/[.$K$1]" office:value-type="float" office:value="8.7782625">
            <text:p>8.78</text:p>
          </table:table-cell>
          <table:table-cell office:value-type="float" office:value="4473">
            <text:p>4473.00</text:p>
          </table:table-cell>
          <table:table-cell table:formula="of:=[.G1597]+[.H1598]*0.1" office:value-type="float" office:value="822.3035984375">
            <text:p>822.30</text:p>
          </table:table-cell>
          <table:table-cell table:formula="of:=[.$H$5]+[.E1598]*[.$I$5]/(2*3.14)" office:value-type="float" office:value="5.209671875">
            <text:p>5.21</text:p>
          </table:table-cell>
          <table:table-cell table:number-columns-repeated="3"/>
        </table:table-row>
        <table:table-row table:style-name="ro2">
          <table:table-cell table:formula="of:=6.28*[.B1599]/3200" office:value-type="float" office:value="31.28225">
            <text:p>31.28225</text:p>
          </table:table-cell>
          <table:table-cell office:value-type="float" office:value="15940">
            <text:p>15940</text:p>
          </table:table-cell>
          <table:table-cell table:formula="of:=[.G1599]/36" office:value-type="float" office:value="22.8562380642361">
            <text:p>22.86</text:p>
          </table:table-cell>
          <table:table-cell table:formula="of:=[.E1599]/(2*3.1415)" office:value-type="float" office:value="1.39745742479707">
            <text:p>1.40</text:p>
          </table:table-cell>
          <table:table-cell table:formula="of:=[.F1599]*6.28/[.$K$1]" office:value-type="float" office:value="8.780225">
            <text:p>8.78</text:p>
          </table:table-cell>
          <table:table-cell office:value-type="float" office:value="4474">
            <text:p>4474.00</text:p>
          </table:table-cell>
          <table:table-cell table:formula="of:=[.G1598]+[.H1599]*0.1" office:value-type="float" office:value="822.8245703125">
            <text:p>822.82</text:p>
          </table:table-cell>
          <table:table-cell table:formula="of:=[.$H$5]+[.E1599]*[.$I$5]/(2*3.14)" office:value-type="float" office:value="5.20971875">
            <text:p>5.21</text:p>
          </table:table-cell>
          <table:table-cell table:number-columns-repeated="3"/>
        </table:table-row>
        <table:table-row table:style-name="ro2">
          <table:table-cell table:formula="of:=6.28*[.B1600]/3200" office:value-type="float" office:value="31.301875">
            <text:p>31.301875</text:p>
          </table:table-cell>
          <table:table-cell office:value-type="float" office:value="15950">
            <text:p>15950</text:p>
          </table:table-cell>
          <table:table-cell table:formula="of:=[.G1600]/36" office:value-type="float" office:value="22.8707096354167">
            <text:p>22.87</text:p>
          </table:table-cell>
          <table:table-cell table:formula="of:=[.E1600]/(2*3.1415)" office:value-type="float" office:value="1.39776977558491">
            <text:p>1.40</text:p>
          </table:table-cell>
          <table:table-cell table:formula="of:=[.F1600]*6.28/[.$K$1]" office:value-type="float" office:value="8.7821875">
            <text:p>8.78</text:p>
          </table:table-cell>
          <table:table-cell office:value-type="float" office:value="4475">
            <text:p>4475.00</text:p>
          </table:table-cell>
          <table:table-cell table:formula="of:=[.G1599]+[.H1600]*0.1" office:value-type="float" office:value="823.345546875">
            <text:p>823.35</text:p>
          </table:table-cell>
          <table:table-cell table:formula="of:=[.$H$5]+[.E1600]*[.$I$5]/(2*3.14)" office:value-type="float" office:value="5.209765625">
            <text:p>5.21</text:p>
          </table:table-cell>
          <table:table-cell table:number-columns-repeated="3"/>
        </table:table-row>
        <table:table-row table:style-name="ro2">
          <table:table-cell table:formula="of:=6.28*[.B1601]/3200" office:value-type="float" office:value="31.3215">
            <text:p>31.3215</text:p>
          </table:table-cell>
          <table:table-cell office:value-type="float" office:value="15960">
            <text:p>15960</text:p>
          </table:table-cell>
          <table:table-cell table:formula="of:=[.G1601]/36" office:value-type="float" office:value="22.8851813368056">
            <text:p>22.89</text:p>
          </table:table-cell>
          <table:table-cell table:formula="of:=[.E1601]/(2*3.1415)" office:value-type="float" office:value="1.39808212637275">
            <text:p>1.40</text:p>
          </table:table-cell>
          <table:table-cell table:formula="of:=[.F1601]*6.28/[.$K$1]" office:value-type="float" office:value="8.78415">
            <text:p>8.78</text:p>
          </table:table-cell>
          <table:table-cell office:value-type="float" office:value="4476">
            <text:p>4476.00</text:p>
          </table:table-cell>
          <table:table-cell table:formula="of:=[.G1600]+[.H1601]*0.1" office:value-type="float" office:value="823.866528125">
            <text:p>823.87</text:p>
          </table:table-cell>
          <table:table-cell table:formula="of:=[.$H$5]+[.E1601]*[.$I$5]/(2*3.14)" office:value-type="float" office:value="5.2098125">
            <text:p>5.21</text:p>
          </table:table-cell>
          <table:table-cell table:number-columns-repeated="3"/>
        </table:table-row>
        <table:table-row table:style-name="ro2">
          <table:table-cell table:formula="of:=6.28*[.B1602]/3200" office:value-type="float" office:value="31.341125">
            <text:p>31.341125</text:p>
          </table:table-cell>
          <table:table-cell office:value-type="float" office:value="15970">
            <text:p>15970</text:p>
          </table:table-cell>
          <table:table-cell table:formula="of:=[.G1602]/36" office:value-type="float" office:value="22.8996531684028">
            <text:p>22.90</text:p>
          </table:table-cell>
          <table:table-cell table:formula="of:=[.E1602]/(2*3.1415)" office:value-type="float" office:value="1.39839447716059">
            <text:p>1.40</text:p>
          </table:table-cell>
          <table:table-cell table:formula="of:=[.F1602]*6.28/[.$K$1]" office:value-type="float" office:value="8.7861125">
            <text:p>8.79</text:p>
          </table:table-cell>
          <table:table-cell office:value-type="float" office:value="4477">
            <text:p>4477.00</text:p>
          </table:table-cell>
          <table:table-cell table:formula="of:=[.G1601]+[.H1602]*0.1" office:value-type="float" office:value="824.3875140625">
            <text:p>824.39</text:p>
          </table:table-cell>
          <table:table-cell table:formula="of:=[.$H$5]+[.E1602]*[.$I$5]/(2*3.14)" office:value-type="float" office:value="5.209859375">
            <text:p>5.21</text:p>
          </table:table-cell>
          <table:table-cell table:number-columns-repeated="3"/>
        </table:table-row>
        <table:table-row table:style-name="ro2">
          <table:table-cell table:formula="of:=6.28*[.B1603]/3200" office:value-type="float" office:value="31.36075">
            <text:p>31.36075</text:p>
          </table:table-cell>
          <table:table-cell office:value-type="float" office:value="15980">
            <text:p>15980</text:p>
          </table:table-cell>
          <table:table-cell table:formula="of:=[.G1603]/36" office:value-type="float" office:value="22.9141251302083">
            <text:p>22.91</text:p>
          </table:table-cell>
          <table:table-cell table:formula="of:=[.E1603]/(2*3.1415)" office:value-type="float" office:value="1.39870682794843">
            <text:p>1.40</text:p>
          </table:table-cell>
          <table:table-cell table:formula="of:=[.F1603]*6.28/[.$K$1]" office:value-type="float" office:value="8.788075">
            <text:p>8.79</text:p>
          </table:table-cell>
          <table:table-cell office:value-type="float" office:value="4478">
            <text:p>4478.00</text:p>
          </table:table-cell>
          <table:table-cell table:formula="of:=[.G1602]+[.H1603]*0.1" office:value-type="float" office:value="824.9085046875">
            <text:p>824.91</text:p>
          </table:table-cell>
          <table:table-cell table:formula="of:=[.$H$5]+[.E1603]*[.$I$5]/(2*3.14)" office:value-type="float" office:value="5.20990625">
            <text:p>5.21</text:p>
          </table:table-cell>
          <table:table-cell table:number-columns-repeated="3"/>
        </table:table-row>
        <table:table-row table:style-name="ro2">
          <table:table-cell table:formula="of:=6.28*[.B1604]/3200" office:value-type="float" office:value="31.380375">
            <text:p>31.380375</text:p>
          </table:table-cell>
          <table:table-cell office:value-type="float" office:value="15990">
            <text:p>15990</text:p>
          </table:table-cell>
          <table:table-cell table:formula="of:=[.G1604]/36" office:value-type="float" office:value="22.9285972222222">
            <text:p>22.93</text:p>
          </table:table-cell>
          <table:table-cell table:formula="of:=[.E1604]/(2*3.1415)" office:value-type="float" office:value="1.39901917873627">
            <text:p>1.40</text:p>
          </table:table-cell>
          <table:table-cell table:formula="of:=[.F1604]*6.28/[.$K$1]" office:value-type="float" office:value="8.7900375">
            <text:p>8.79</text:p>
          </table:table-cell>
          <table:table-cell office:value-type="float" office:value="4479">
            <text:p>4479.00</text:p>
          </table:table-cell>
          <table:table-cell table:formula="of:=[.G1603]+[.H1604]*0.1" office:value-type="float" office:value="825.4295">
            <text:p>825.43</text:p>
          </table:table-cell>
          <table:table-cell table:formula="of:=[.$H$5]+[.E1604]*[.$I$5]/(2*3.14)" office:value-type="float" office:value="5.209953125">
            <text:p>5.21</text:p>
          </table:table-cell>
          <table:table-cell table:number-columns-repeated="3"/>
        </table:table-row>
        <table:table-row table:style-name="ro2">
          <table:table-cell table:formula="of:=6.28*[.B1605]/3200" office:value-type="float" office:value="31.4">
            <text:p>31.4</text:p>
          </table:table-cell>
          <table:table-cell office:value-type="float" office:value="16000">
            <text:p>16000</text:p>
          </table:table-cell>
          <table:table-cell table:formula="of:=[.G1605]/36" office:value-type="float" office:value="22.9430694444444">
            <text:p>22.94</text:p>
          </table:table-cell>
          <table:table-cell table:formula="of:=[.E1605]/(2*3.1415)" office:value-type="float" office:value="1.39933152952411">
            <text:p>1.40</text:p>
          </table:table-cell>
          <table:table-cell table:formula="of:=[.F1605]*6.28/[.$K$1]" office:value-type="float" office:value="8.792">
            <text:p>8.79</text:p>
          </table:table-cell>
          <table:table-cell office:value-type="float" office:value="4480">
            <text:p>4480.00</text:p>
          </table:table-cell>
          <table:table-cell table:formula="of:=[.G1604]+[.H1605]*0.1" office:value-type="float" office:value="825.9505">
            <text:p>825.95</text:p>
          </table:table-cell>
          <table:table-cell table:formula="of:=[.$H$5]+[.E1605]*[.$I$5]/(2*3.14)" office:value-type="float" office:value="5.21">
            <text:p>5.21</text:p>
          </table:table-cell>
          <table:table-cell table:number-columns-repeated="3"/>
        </table:table-row>
        <table:table-row table:style-name="ro2">
          <table:table-cell table:formula="of:=6.28*[.B1606]/3200" office:value-type="float" office:value="31.419625">
            <text:p>31.419625</text:p>
          </table:table-cell>
          <table:table-cell office:value-type="float" office:value="16010">
            <text:p>16010</text:p>
          </table:table-cell>
          <table:table-cell table:formula="of:=[.G1606]/36" office:value-type="float" office:value="22.957541796875">
            <text:p>22.96</text:p>
          </table:table-cell>
          <table:table-cell table:formula="of:=[.E1606]/(2*3.1415)" office:value-type="float" office:value="1.39964388031195">
            <text:p>1.40</text:p>
          </table:table-cell>
          <table:table-cell table:formula="of:=[.F1606]*6.28/[.$K$1]" office:value-type="float" office:value="8.7939625">
            <text:p>8.79</text:p>
          </table:table-cell>
          <table:table-cell office:value-type="float" office:value="4481">
            <text:p>4481.00</text:p>
          </table:table-cell>
          <table:table-cell table:formula="of:=[.G1605]+[.H1606]*0.1" office:value-type="float" office:value="826.4715046875">
            <text:p>826.47</text:p>
          </table:table-cell>
          <table:table-cell table:formula="of:=[.$H$5]+[.E1606]*[.$I$5]/(2*3.14)" office:value-type="float" office:value="5.210046875">
            <text:p>5.21</text:p>
          </table:table-cell>
          <table:table-cell table:number-columns-repeated="3"/>
        </table:table-row>
        <table:table-row table:style-name="ro2">
          <table:table-cell table:formula="of:=6.28*[.B1607]/3200" office:value-type="float" office:value="31.43925">
            <text:p>31.43925</text:p>
          </table:table-cell>
          <table:table-cell office:value-type="float" office:value="16020">
            <text:p>16020</text:p>
          </table:table-cell>
          <table:table-cell table:formula="of:=[.G1607]/36" office:value-type="float" office:value="22.9720142795139">
            <text:p>22.97</text:p>
          </table:table-cell>
          <table:table-cell table:formula="of:=[.E1607]/(2*3.1415)" office:value-type="float" office:value="1.39995623109979">
            <text:p>1.40</text:p>
          </table:table-cell>
          <table:table-cell table:formula="of:=[.F1607]*6.28/[.$K$1]" office:value-type="float" office:value="8.795925">
            <text:p>8.80</text:p>
          </table:table-cell>
          <table:table-cell office:value-type="float" office:value="4482">
            <text:p>4482.00</text:p>
          </table:table-cell>
          <table:table-cell table:formula="of:=[.G1606]+[.H1607]*0.1" office:value-type="float" office:value="826.9925140625">
            <text:p>826.99</text:p>
          </table:table-cell>
          <table:table-cell table:formula="of:=[.$H$5]+[.E1607]*[.$I$5]/(2*3.14)" office:value-type="float" office:value="5.21009375">
            <text:p>5.21</text:p>
          </table:table-cell>
          <table:table-cell table:number-columns-repeated="3"/>
        </table:table-row>
        <table:table-row table:style-name="ro2">
          <table:table-cell table:formula="of:=6.28*[.B1608]/3200" office:value-type="float" office:value="31.458875">
            <text:p>31.458875</text:p>
          </table:table-cell>
          <table:table-cell office:value-type="float" office:value="16030">
            <text:p>16030</text:p>
          </table:table-cell>
          <table:table-cell table:formula="of:=[.G1608]/36" office:value-type="float" office:value="22.9864868923611">
            <text:p>22.99</text:p>
          </table:table-cell>
          <table:table-cell table:formula="of:=[.E1608]/(2*3.1415)" office:value-type="float" office:value="1.40026858188763">
            <text:p>1.40</text:p>
          </table:table-cell>
          <table:table-cell table:formula="of:=[.F1608]*6.28/[.$K$1]" office:value-type="float" office:value="8.7978875">
            <text:p>8.80</text:p>
          </table:table-cell>
          <table:table-cell office:value-type="float" office:value="4483">
            <text:p>4483.00</text:p>
          </table:table-cell>
          <table:table-cell table:formula="of:=[.G1607]+[.H1608]*0.1" office:value-type="float" office:value="827.513528125">
            <text:p>827.51</text:p>
          </table:table-cell>
          <table:table-cell table:formula="of:=[.$H$5]+[.E1608]*[.$I$5]/(2*3.14)" office:value-type="float" office:value="5.210140625">
            <text:p>5.21</text:p>
          </table:table-cell>
          <table:table-cell table:number-columns-repeated="3"/>
        </table:table-row>
        <table:table-row table:style-name="ro2">
          <table:table-cell table:formula="of:=6.28*[.B1609]/3200" office:value-type="float" office:value="31.4785">
            <text:p>31.4785</text:p>
          </table:table-cell>
          <table:table-cell office:value-type="float" office:value="16040">
            <text:p>16040</text:p>
          </table:table-cell>
          <table:table-cell table:formula="of:=[.G1609]/36" office:value-type="float" office:value="23.0009596354167">
            <text:p>23.00</text:p>
          </table:table-cell>
          <table:table-cell table:formula="of:=[.E1609]/(2*3.1415)" office:value-type="float" office:value="1.40058093267547">
            <text:p>1.40</text:p>
          </table:table-cell>
          <table:table-cell table:formula="of:=[.F1609]*6.28/[.$K$1]" office:value-type="float" office:value="8.79985">
            <text:p>8.80</text:p>
          </table:table-cell>
          <table:table-cell office:value-type="float" office:value="4484">
            <text:p>4484.00</text:p>
          </table:table-cell>
          <table:table-cell table:formula="of:=[.G1608]+[.H1609]*0.1" office:value-type="float" office:value="828.034546875">
            <text:p>828.03</text:p>
          </table:table-cell>
          <table:table-cell table:formula="of:=[.$H$5]+[.E1609]*[.$I$5]/(2*3.14)" office:value-type="float" office:value="5.2101875">
            <text:p>5.21</text:p>
          </table:table-cell>
          <table:table-cell table:number-columns-repeated="3"/>
        </table:table-row>
        <table:table-row table:style-name="ro2">
          <table:table-cell table:formula="of:=6.28*[.B1610]/3200" office:value-type="float" office:value="31.498125">
            <text:p>31.498125</text:p>
          </table:table-cell>
          <table:table-cell office:value-type="float" office:value="16050">
            <text:p>16050</text:p>
          </table:table-cell>
          <table:table-cell table:formula="of:=[.G1610]/36" office:value-type="float" office:value="23.0154325086805">
            <text:p>23.02</text:p>
          </table:table-cell>
          <table:table-cell table:formula="of:=[.E1610]/(2*3.1415)" office:value-type="float" office:value="1.40089328346331">
            <text:p>1.40</text:p>
          </table:table-cell>
          <table:table-cell table:formula="of:=[.F1610]*6.28/[.$K$1]" office:value-type="float" office:value="8.8018125">
            <text:p>8.80</text:p>
          </table:table-cell>
          <table:table-cell office:value-type="float" office:value="4485">
            <text:p>4485.00</text:p>
          </table:table-cell>
          <table:table-cell table:formula="of:=[.G1609]+[.H1610]*0.1" office:value-type="float" office:value="828.5555703125">
            <text:p>828.56</text:p>
          </table:table-cell>
          <table:table-cell table:formula="of:=[.$H$5]+[.E1610]*[.$I$5]/(2*3.14)" office:value-type="float" office:value="5.210234375">
            <text:p>5.21</text:p>
          </table:table-cell>
          <table:table-cell table:number-columns-repeated="3"/>
        </table:table-row>
        <table:table-row table:style-name="ro2">
          <table:table-cell table:formula="of:=6.28*[.B1611]/3200" office:value-type="float" office:value="31.51775">
            <text:p>31.51775</text:p>
          </table:table-cell>
          <table:table-cell office:value-type="float" office:value="16060">
            <text:p>16060</text:p>
          </table:table-cell>
          <table:table-cell table:formula="of:=[.G1611]/36" office:value-type="float" office:value="23.0299055121528">
            <text:p>23.03</text:p>
          </table:table-cell>
          <table:table-cell table:formula="of:=[.E1611]/(2*3.1415)" office:value-type="float" office:value="1.40120563425115">
            <text:p>1.40</text:p>
          </table:table-cell>
          <table:table-cell table:formula="of:=[.F1611]*6.28/[.$K$1]" office:value-type="float" office:value="8.803775">
            <text:p>8.80</text:p>
          </table:table-cell>
          <table:table-cell office:value-type="float" office:value="4486">
            <text:p>4486.00</text:p>
          </table:table-cell>
          <table:table-cell table:formula="of:=[.G1610]+[.H1611]*0.1" office:value-type="float" office:value="829.0765984375">
            <text:p>829.08</text:p>
          </table:table-cell>
          <table:table-cell table:formula="of:=[.$H$5]+[.E1611]*[.$I$5]/(2*3.14)" office:value-type="float" office:value="5.21028125">
            <text:p>5.21</text:p>
          </table:table-cell>
          <table:table-cell table:number-columns-repeated="3"/>
        </table:table-row>
        <table:table-row table:style-name="ro2">
          <table:table-cell table:formula="of:=6.28*[.B1612]/3200" office:value-type="float" office:value="31.537375">
            <text:p>31.537375</text:p>
          </table:table-cell>
          <table:table-cell office:value-type="float" office:value="16070">
            <text:p>16070</text:p>
          </table:table-cell>
          <table:table-cell table:formula="of:=[.G1612]/36" office:value-type="float" office:value="23.0443786458333">
            <text:p>23.04</text:p>
          </table:table-cell>
          <table:table-cell table:formula="of:=[.E1612]/(2*3.1415)" office:value-type="float" office:value="1.40151798503899">
            <text:p>1.40</text:p>
          </table:table-cell>
          <table:table-cell table:formula="of:=[.F1612]*6.28/[.$K$1]" office:value-type="float" office:value="8.8057375">
            <text:p>8.81</text:p>
          </table:table-cell>
          <table:table-cell office:value-type="float" office:value="4487">
            <text:p>4487.00</text:p>
          </table:table-cell>
          <table:table-cell table:formula="of:=[.G1611]+[.H1612]*0.1" office:value-type="float" office:value="829.59763125">
            <text:p>829.60</text:p>
          </table:table-cell>
          <table:table-cell table:formula="of:=[.$H$5]+[.E1612]*[.$I$5]/(2*3.14)" office:value-type="float" office:value="5.210328125">
            <text:p>5.21</text:p>
          </table:table-cell>
          <table:table-cell table:number-columns-repeated="3"/>
        </table:table-row>
        <table:table-row table:style-name="ro2">
          <table:table-cell table:formula="of:=6.28*[.B1613]/3200" office:value-type="float" office:value="31.557">
            <text:p>31.557</text:p>
          </table:table-cell>
          <table:table-cell office:value-type="float" office:value="16080">
            <text:p>16080</text:p>
          </table:table-cell>
          <table:table-cell table:formula="of:=[.G1613]/36" office:value-type="float" office:value="23.0588519097222">
            <text:p>23.06</text:p>
          </table:table-cell>
          <table:table-cell table:formula="of:=[.E1613]/(2*3.1415)" office:value-type="float" office:value="1.40183033582683">
            <text:p>1.40</text:p>
          </table:table-cell>
          <table:table-cell table:formula="of:=[.F1613]*6.28/[.$K$1]" office:value-type="float" office:value="8.8077">
            <text:p>8.81</text:p>
          </table:table-cell>
          <table:table-cell office:value-type="float" office:value="4488">
            <text:p>4488.00</text:p>
          </table:table-cell>
          <table:table-cell table:formula="of:=[.G1612]+[.H1613]*0.1" office:value-type="float" office:value="830.11866875">
            <text:p>830.12</text:p>
          </table:table-cell>
          <table:table-cell table:formula="of:=[.$H$5]+[.E1613]*[.$I$5]/(2*3.14)" office:value-type="float" office:value="5.210375">
            <text:p>5.21</text:p>
          </table:table-cell>
          <table:table-cell table:number-columns-repeated="3"/>
        </table:table-row>
        <table:table-row table:style-name="ro2">
          <table:table-cell table:formula="of:=6.28*[.B1614]/3200" office:value-type="float" office:value="31.576625">
            <text:p>31.576625</text:p>
          </table:table-cell>
          <table:table-cell office:value-type="float" office:value="16090">
            <text:p>16090</text:p>
          </table:table-cell>
          <table:table-cell table:formula="of:=[.G1614]/36" office:value-type="float" office:value="23.0733253038194">
            <text:p>23.07</text:p>
          </table:table-cell>
          <table:table-cell table:formula="of:=[.E1614]/(2*3.1415)" office:value-type="float" office:value="1.40214268661467">
            <text:p>1.40</text:p>
          </table:table-cell>
          <table:table-cell table:formula="of:=[.F1614]*6.28/[.$K$1]" office:value-type="float" office:value="8.8096625">
            <text:p>8.81</text:p>
          </table:table-cell>
          <table:table-cell office:value-type="float" office:value="4489">
            <text:p>4489.00</text:p>
          </table:table-cell>
          <table:table-cell table:formula="of:=[.G1613]+[.H1614]*0.1" office:value-type="float" office:value="830.6397109375">
            <text:p>830.64</text:p>
          </table:table-cell>
          <table:table-cell table:formula="of:=[.$H$5]+[.E1614]*[.$I$5]/(2*3.14)" office:value-type="float" office:value="5.210421875">
            <text:p>5.21</text:p>
          </table:table-cell>
          <table:table-cell table:number-columns-repeated="3"/>
        </table:table-row>
        <table:table-row table:style-name="ro2">
          <table:table-cell table:formula="of:=6.28*[.B1615]/3200" office:value-type="float" office:value="31.59625">
            <text:p>31.59625</text:p>
          </table:table-cell>
          <table:table-cell office:value-type="float" office:value="16100">
            <text:p>16100</text:p>
          </table:table-cell>
          <table:table-cell table:formula="of:=[.G1615]/36" office:value-type="float" office:value="23.087798828125">
            <text:p>23.09</text:p>
          </table:table-cell>
          <table:table-cell table:formula="of:=[.E1615]/(2*3.1415)" office:value-type="float" office:value="1.40245503740251">
            <text:p>1.40</text:p>
          </table:table-cell>
          <table:table-cell table:formula="of:=[.F1615]*6.28/[.$K$1]" office:value-type="float" office:value="8.811625">
            <text:p>8.81</text:p>
          </table:table-cell>
          <table:table-cell office:value-type="float" office:value="4490">
            <text:p>4490.00</text:p>
          </table:table-cell>
          <table:table-cell table:formula="of:=[.G1614]+[.H1615]*0.1" office:value-type="float" office:value="831.1607578125">
            <text:p>831.16</text:p>
          </table:table-cell>
          <table:table-cell table:formula="of:=[.$H$5]+[.E1615]*[.$I$5]/(2*3.14)" office:value-type="float" office:value="5.21046875">
            <text:p>5.21</text:p>
          </table:table-cell>
          <table:table-cell table:number-columns-repeated="3"/>
        </table:table-row>
        <table:table-row table:style-name="ro2">
          <table:table-cell table:formula="of:=6.28*[.B1616]/3200" office:value-type="float" office:value="31.615875">
            <text:p>31.615875</text:p>
          </table:table-cell>
          <table:table-cell office:value-type="float" office:value="16110">
            <text:p>16110</text:p>
          </table:table-cell>
          <table:table-cell table:formula="of:=[.G1616]/36" office:value-type="float" office:value="23.1022724826389">
            <text:p>23.10</text:p>
          </table:table-cell>
          <table:table-cell table:formula="of:=[.E1616]/(2*3.1415)" office:value-type="float" office:value="1.40276738819035">
            <text:p>1.40</text:p>
          </table:table-cell>
          <table:table-cell table:formula="of:=[.F1616]*6.28/[.$K$1]" office:value-type="float" office:value="8.8135875">
            <text:p>8.81</text:p>
          </table:table-cell>
          <table:table-cell office:value-type="float" office:value="4491">
            <text:p>4491.00</text:p>
          </table:table-cell>
          <table:table-cell table:formula="of:=[.G1615]+[.H1616]*0.1" office:value-type="float" office:value="831.681809375">
            <text:p>831.68</text:p>
          </table:table-cell>
          <table:table-cell table:formula="of:=[.$H$5]+[.E1616]*[.$I$5]/(2*3.14)" office:value-type="float" office:value="5.210515625">
            <text:p>5.21</text:p>
          </table:table-cell>
          <table:table-cell table:number-columns-repeated="3"/>
        </table:table-row>
        <table:table-row table:style-name="ro2">
          <table:table-cell table:formula="of:=6.28*[.B1617]/3200" office:value-type="float" office:value="31.6355">
            <text:p>31.6355</text:p>
          </table:table-cell>
          <table:table-cell office:value-type="float" office:value="16120">
            <text:p>16120</text:p>
          </table:table-cell>
          <table:table-cell table:formula="of:=[.G1617]/36" office:value-type="float" office:value="23.1167462673611">
            <text:p>23.12</text:p>
          </table:table-cell>
          <table:table-cell table:formula="of:=[.E1617]/(2*3.1415)" office:value-type="float" office:value="1.4030797389782">
            <text:p>1.40</text:p>
          </table:table-cell>
          <table:table-cell table:formula="of:=[.F1617]*6.28/[.$K$1]" office:value-type="float" office:value="8.81555">
            <text:p>8.82</text:p>
          </table:table-cell>
          <table:table-cell office:value-type="float" office:value="4492">
            <text:p>4492.00</text:p>
          </table:table-cell>
          <table:table-cell table:formula="of:=[.G1616]+[.H1617]*0.1" office:value-type="float" office:value="832.202865625">
            <text:p>832.20</text:p>
          </table:table-cell>
          <table:table-cell table:formula="of:=[.$H$5]+[.E1617]*[.$I$5]/(2*3.14)" office:value-type="float" office:value="5.2105625">
            <text:p>5.21</text:p>
          </table:table-cell>
          <table:table-cell table:number-columns-repeated="3"/>
        </table:table-row>
        <table:table-row table:style-name="ro2">
          <table:table-cell table:formula="of:=6.28*[.B1618]/3200" office:value-type="float" office:value="31.655125">
            <text:p>31.655125</text:p>
          </table:table-cell>
          <table:table-cell office:value-type="float" office:value="16130">
            <text:p>16130</text:p>
          </table:table-cell>
          <table:table-cell table:formula="of:=[.G1618]/36" office:value-type="float" office:value="23.1312201822917">
            <text:p>23.13</text:p>
          </table:table-cell>
          <table:table-cell table:formula="of:=[.E1618]/(2*3.1415)" office:value-type="float" office:value="1.40339208976604">
            <text:p>1.40</text:p>
          </table:table-cell>
          <table:table-cell table:formula="of:=[.F1618]*6.28/[.$K$1]" office:value-type="float" office:value="8.8175125">
            <text:p>8.82</text:p>
          </table:table-cell>
          <table:table-cell office:value-type="float" office:value="4493">
            <text:p>4493.00</text:p>
          </table:table-cell>
          <table:table-cell table:formula="of:=[.G1617]+[.H1618]*0.1" office:value-type="float" office:value="832.7239265625">
            <text:p>832.72</text:p>
          </table:table-cell>
          <table:table-cell table:formula="of:=[.$H$5]+[.E1618]*[.$I$5]/(2*3.14)" office:value-type="float" office:value="5.210609375">
            <text:p>5.21</text:p>
          </table:table-cell>
          <table:table-cell table:number-columns-repeated="3"/>
        </table:table-row>
        <table:table-row table:style-name="ro2">
          <table:table-cell table:formula="of:=6.28*[.B1619]/3200" office:value-type="float" office:value="31.67475">
            <text:p>31.67475</text:p>
          </table:table-cell>
          <table:table-cell office:value-type="float" office:value="16140">
            <text:p>16140</text:p>
          </table:table-cell>
          <table:table-cell table:formula="of:=[.G1619]/36" office:value-type="float" office:value="23.1456942274306">
            <text:p>23.15</text:p>
          </table:table-cell>
          <table:table-cell table:formula="of:=[.E1619]/(2*3.1415)" office:value-type="float" office:value="1.40370444055388">
            <text:p>1.40</text:p>
          </table:table-cell>
          <table:table-cell table:formula="of:=[.F1619]*6.28/[.$K$1]" office:value-type="float" office:value="8.819475">
            <text:p>8.82</text:p>
          </table:table-cell>
          <table:table-cell office:value-type="float" office:value="4494">
            <text:p>4494.00</text:p>
          </table:table-cell>
          <table:table-cell table:formula="of:=[.G1618]+[.H1619]*0.1" office:value-type="float" office:value="833.2449921875">
            <text:p>833.24</text:p>
          </table:table-cell>
          <table:table-cell table:formula="of:=[.$H$5]+[.E1619]*[.$I$5]/(2*3.14)" office:value-type="float" office:value="5.21065625">
            <text:p>5.21</text:p>
          </table:table-cell>
          <table:table-cell table:number-columns-repeated="3"/>
        </table:table-row>
        <table:table-row table:style-name="ro2">
          <table:table-cell table:formula="of:=6.28*[.B1620]/3200" office:value-type="float" office:value="31.694375">
            <text:p>31.694375</text:p>
          </table:table-cell>
          <table:table-cell office:value-type="float" office:value="16150">
            <text:p>16150</text:p>
          </table:table-cell>
          <table:table-cell table:formula="of:=[.G1620]/36" office:value-type="float" office:value="23.1601684027778">
            <text:p>23.16</text:p>
          </table:table-cell>
          <table:table-cell table:formula="of:=[.E1620]/(2*3.1415)" office:value-type="float" office:value="1.40401679134172">
            <text:p>1.40</text:p>
          </table:table-cell>
          <table:table-cell table:formula="of:=[.F1620]*6.28/[.$K$1]" office:value-type="float" office:value="8.8214375">
            <text:p>8.82</text:p>
          </table:table-cell>
          <table:table-cell office:value-type="float" office:value="4495">
            <text:p>4495.00</text:p>
          </table:table-cell>
          <table:table-cell table:formula="of:=[.G1619]+[.H1620]*0.1" office:value-type="float" office:value="833.7660625">
            <text:p>833.77</text:p>
          </table:table-cell>
          <table:table-cell table:formula="of:=[.$H$5]+[.E1620]*[.$I$5]/(2*3.14)" office:value-type="float" office:value="5.210703125">
            <text:p>5.21</text:p>
          </table:table-cell>
          <table:table-cell table:number-columns-repeated="3"/>
        </table:table-row>
        <table:table-row table:style-name="ro2">
          <table:table-cell table:formula="of:=6.28*[.B1621]/3200" office:value-type="float" office:value="31.714">
            <text:p>31.714</text:p>
          </table:table-cell>
          <table:table-cell office:value-type="float" office:value="16160">
            <text:p>16160</text:p>
          </table:table-cell>
          <table:table-cell table:formula="of:=[.G1621]/36" office:value-type="float" office:value="23.1746427083333">
            <text:p>23.17</text:p>
          </table:table-cell>
          <table:table-cell table:formula="of:=[.E1621]/(2*3.1415)" office:value-type="float" office:value="1.40432914212956">
            <text:p>1.40</text:p>
          </table:table-cell>
          <table:table-cell table:formula="of:=[.F1621]*6.28/[.$K$1]" office:value-type="float" office:value="8.8234">
            <text:p>8.82</text:p>
          </table:table-cell>
          <table:table-cell office:value-type="float" office:value="4496">
            <text:p>4496.00</text:p>
          </table:table-cell>
          <table:table-cell table:formula="of:=[.G1620]+[.H1621]*0.1" office:value-type="float" office:value="834.2871375">
            <text:p>834.29</text:p>
          </table:table-cell>
          <table:table-cell table:formula="of:=[.$H$5]+[.E1621]*[.$I$5]/(2*3.14)" office:value-type="float" office:value="5.21075">
            <text:p>5.21</text:p>
          </table:table-cell>
          <table:table-cell table:number-columns-repeated="3"/>
        </table:table-row>
        <table:table-row table:style-name="ro2">
          <table:table-cell table:formula="of:=6.28*[.B1622]/3200" office:value-type="float" office:value="31.733625">
            <text:p>31.733625</text:p>
          </table:table-cell>
          <table:table-cell office:value-type="float" office:value="16170">
            <text:p>16170</text:p>
          </table:table-cell>
          <table:table-cell table:formula="of:=[.G1622]/36" office:value-type="float" office:value="23.1891171440972">
            <text:p>23.19</text:p>
          </table:table-cell>
          <table:table-cell table:formula="of:=[.E1622]/(2*3.1415)" office:value-type="float" office:value="1.4046414929174">
            <text:p>1.40</text:p>
          </table:table-cell>
          <table:table-cell table:formula="of:=[.F1622]*6.28/[.$K$1]" office:value-type="float" office:value="8.8253625">
            <text:p>8.83</text:p>
          </table:table-cell>
          <table:table-cell office:value-type="float" office:value="4497">
            <text:p>4497.00</text:p>
          </table:table-cell>
          <table:table-cell table:formula="of:=[.G1621]+[.H1622]*0.1" office:value-type="float" office:value="834.8082171875">
            <text:p>834.81</text:p>
          </table:table-cell>
          <table:table-cell table:formula="of:=[.$H$5]+[.E1622]*[.$I$5]/(2*3.14)" office:value-type="float" office:value="5.210796875">
            <text:p>5.21</text:p>
          </table:table-cell>
          <table:table-cell table:number-columns-repeated="3"/>
        </table:table-row>
        <table:table-row table:style-name="ro2">
          <table:table-cell table:formula="of:=6.28*[.B1623]/3200" office:value-type="float" office:value="31.75325">
            <text:p>31.75325</text:p>
          </table:table-cell>
          <table:table-cell office:value-type="float" office:value="16180">
            <text:p>16180</text:p>
          </table:table-cell>
          <table:table-cell table:formula="of:=[.G1623]/36" office:value-type="float" office:value="23.2035917100694">
            <text:p>23.20</text:p>
          </table:table-cell>
          <table:table-cell table:formula="of:=[.E1623]/(2*3.1415)" office:value-type="float" office:value="1.40495384370524">
            <text:p>1.40</text:p>
          </table:table-cell>
          <table:table-cell table:formula="of:=[.F1623]*6.28/[.$K$1]" office:value-type="float" office:value="8.827325">
            <text:p>8.83</text:p>
          </table:table-cell>
          <table:table-cell office:value-type="float" office:value="4498">
            <text:p>4498.00</text:p>
          </table:table-cell>
          <table:table-cell table:formula="of:=[.G1622]+[.H1623]*0.1" office:value-type="float" office:value="835.3293015625">
            <text:p>835.33</text:p>
          </table:table-cell>
          <table:table-cell table:formula="of:=[.$H$5]+[.E1623]*[.$I$5]/(2*3.14)" office:value-type="float" office:value="5.21084375">
            <text:p>5.21</text:p>
          </table:table-cell>
          <table:table-cell table:number-columns-repeated="3"/>
        </table:table-row>
        <table:table-row table:style-name="ro2">
          <table:table-cell table:formula="of:=6.28*[.B1624]/3200" office:value-type="float" office:value="31.772875">
            <text:p>31.772875</text:p>
          </table:table-cell>
          <table:table-cell office:value-type="float" office:value="16190">
            <text:p>16190</text:p>
          </table:table-cell>
          <table:table-cell table:formula="of:=[.G1624]/36" office:value-type="float" office:value="23.21806640625">
            <text:p>23.22</text:p>
          </table:table-cell>
          <table:table-cell table:formula="of:=[.E1624]/(2*3.1415)" office:value-type="float" office:value="1.40526619449308">
            <text:p>1.41</text:p>
          </table:table-cell>
          <table:table-cell table:formula="of:=[.F1624]*6.28/[.$K$1]" office:value-type="float" office:value="8.8292875">
            <text:p>8.83</text:p>
          </table:table-cell>
          <table:table-cell office:value-type="float" office:value="4499">
            <text:p>4499.00</text:p>
          </table:table-cell>
          <table:table-cell table:formula="of:=[.G1623]+[.H1624]*0.1" office:value-type="float" office:value="835.850390625">
            <text:p>835.85</text:p>
          </table:table-cell>
          <table:table-cell table:formula="of:=[.$H$5]+[.E1624]*[.$I$5]/(2*3.14)" office:value-type="float" office:value="5.210890625">
            <text:p>5.21</text:p>
          </table:table-cell>
          <table:table-cell table:number-columns-repeated="3"/>
        </table:table-row>
        <table:table-row table:style-name="ro2">
          <table:table-cell table:formula="of:=6.28*[.B1625]/3200" office:value-type="float" office:value="31.7925">
            <text:p>31.7925</text:p>
          </table:table-cell>
          <table:table-cell office:value-type="float" office:value="16200">
            <text:p>16200</text:p>
          </table:table-cell>
          <table:table-cell table:formula="of:=[.G1625]/36" office:value-type="float" office:value="23.2325412326389">
            <text:p>23.23</text:p>
          </table:table-cell>
          <table:table-cell table:formula="of:=[.E1625]/(2*3.1415)" office:value-type="float" office:value="1.40557854528092">
            <text:p>1.41</text:p>
          </table:table-cell>
          <table:table-cell table:formula="of:=[.F1625]*6.28/[.$K$1]" office:value-type="float" office:value="8.83125">
            <text:p>8.83</text:p>
          </table:table-cell>
          <table:table-cell office:value-type="float" office:value="4500">
            <text:p>4500.00</text:p>
          </table:table-cell>
          <table:table-cell table:formula="of:=[.G1624]+[.H1625]*0.1" office:value-type="float" office:value="836.371484375">
            <text:p>836.37</text:p>
          </table:table-cell>
          <table:table-cell table:formula="of:=[.$H$5]+[.E1625]*[.$I$5]/(2*3.14)" office:value-type="float" office:value="5.2109375">
            <text:p>5.21</text:p>
          </table:table-cell>
          <table:table-cell table:number-columns-repeated="3"/>
        </table:table-row>
        <table:table-row table:style-name="ro2">
          <table:table-cell table:formula="of:=6.28*[.B1626]/3200" office:value-type="float" office:value="31.812125">
            <text:p>31.812125</text:p>
          </table:table-cell>
          <table:table-cell office:value-type="float" office:value="16210">
            <text:p>16210</text:p>
          </table:table-cell>
          <table:table-cell table:formula="of:=[.G1626]/36" office:value-type="float" office:value="23.2470161892361">
            <text:p>23.25</text:p>
          </table:table-cell>
          <table:table-cell table:formula="of:=[.E1626]/(2*3.1415)" office:value-type="float" office:value="1.40589089606876">
            <text:p>1.41</text:p>
          </table:table-cell>
          <table:table-cell table:formula="of:=[.F1626]*6.28/[.$K$1]" office:value-type="float" office:value="8.8332125">
            <text:p>8.83</text:p>
          </table:table-cell>
          <table:table-cell office:value-type="float" office:value="4501">
            <text:p>4501.00</text:p>
          </table:table-cell>
          <table:table-cell table:formula="of:=[.G1625]+[.H1626]*0.1" office:value-type="float" office:value="836.8925828125">
            <text:p>836.89</text:p>
          </table:table-cell>
          <table:table-cell table:formula="of:=[.$H$5]+[.E1626]*[.$I$5]/(2*3.14)" office:value-type="float" office:value="5.210984375">
            <text:p>5.21</text:p>
          </table:table-cell>
          <table:table-cell table:number-columns-repeated="3"/>
        </table:table-row>
        <table:table-row table:style-name="ro2">
          <table:table-cell table:formula="of:=6.28*[.B1627]/3200" office:value-type="float" office:value="31.83175">
            <text:p>31.83175</text:p>
          </table:table-cell>
          <table:table-cell office:value-type="float" office:value="16220">
            <text:p>16220</text:p>
          </table:table-cell>
          <table:table-cell table:formula="of:=[.G1627]/36" office:value-type="float" office:value="23.2614912760417">
            <text:p>23.26</text:p>
          </table:table-cell>
          <table:table-cell table:formula="of:=[.E1627]/(2*3.1415)" office:value-type="float" office:value="1.4062032468566">
            <text:p>1.41</text:p>
          </table:table-cell>
          <table:table-cell table:formula="of:=[.F1627]*6.28/[.$K$1]" office:value-type="float" office:value="8.835175">
            <text:p>8.84</text:p>
          </table:table-cell>
          <table:table-cell office:value-type="float" office:value="4502">
            <text:p>4502.00</text:p>
          </table:table-cell>
          <table:table-cell table:formula="of:=[.G1626]+[.H1627]*0.1" office:value-type="float" office:value="837.4136859375">
            <text:p>837.41</text:p>
          </table:table-cell>
          <table:table-cell table:formula="of:=[.$H$5]+[.E1627]*[.$I$5]/(2*3.14)" office:value-type="float" office:value="5.21103125">
            <text:p>5.21</text:p>
          </table:table-cell>
          <table:table-cell table:number-columns-repeated="3"/>
        </table:table-row>
        <table:table-row table:style-name="ro2">
          <table:table-cell table:formula="of:=6.28*[.B1628]/3200" office:value-type="float" office:value="31.851375">
            <text:p>31.851375</text:p>
          </table:table-cell>
          <table:table-cell office:value-type="float" office:value="16230">
            <text:p>16230</text:p>
          </table:table-cell>
          <table:table-cell table:formula="of:=[.G1628]/36" office:value-type="float" office:value="23.2759664930556">
            <text:p>23.28</text:p>
          </table:table-cell>
          <table:table-cell table:formula="of:=[.E1628]/(2*3.1415)" office:value-type="float" office:value="1.40651559764444">
            <text:p>1.41</text:p>
          </table:table-cell>
          <table:table-cell table:formula="of:=[.F1628]*6.28/[.$K$1]" office:value-type="float" office:value="8.8371375">
            <text:p>8.84</text:p>
          </table:table-cell>
          <table:table-cell office:value-type="float" office:value="4503">
            <text:p>4503.00</text:p>
          </table:table-cell>
          <table:table-cell table:formula="of:=[.G1627]+[.H1628]*0.1" office:value-type="float" office:value="837.93479375">
            <text:p>837.93</text:p>
          </table:table-cell>
          <table:table-cell table:formula="of:=[.$H$5]+[.E1628]*[.$I$5]/(2*3.14)" office:value-type="float" office:value="5.211078125">
            <text:p>5.21</text:p>
          </table:table-cell>
          <table:table-cell table:number-columns-repeated="3"/>
        </table:table-row>
        <table:table-row table:style-name="ro2">
          <table:table-cell table:formula="of:=6.28*[.B1629]/3200" office:value-type="float" office:value="31.871">
            <text:p>31.871</text:p>
          </table:table-cell>
          <table:table-cell office:value-type="float" office:value="16240">
            <text:p>16240</text:p>
          </table:table-cell>
          <table:table-cell table:formula="of:=[.G1629]/36" office:value-type="float" office:value="23.2904418402778">
            <text:p>23.29</text:p>
          </table:table-cell>
          <table:table-cell table:formula="of:=[.E1629]/(2*3.1415)" office:value-type="float" office:value="1.40682794843228">
            <text:p>1.41</text:p>
          </table:table-cell>
          <table:table-cell table:formula="of:=[.F1629]*6.28/[.$K$1]" office:value-type="float" office:value="8.8391">
            <text:p>8.84</text:p>
          </table:table-cell>
          <table:table-cell office:value-type="float" office:value="4504">
            <text:p>4504.00</text:p>
          </table:table-cell>
          <table:table-cell table:formula="of:=[.G1628]+[.H1629]*0.1" office:value-type="float" office:value="838.45590625">
            <text:p>838.46</text:p>
          </table:table-cell>
          <table:table-cell table:formula="of:=[.$H$5]+[.E1629]*[.$I$5]/(2*3.14)" office:value-type="float" office:value="5.211125">
            <text:p>5.21</text:p>
          </table:table-cell>
          <table:table-cell table:number-columns-repeated="3"/>
        </table:table-row>
        <table:table-row table:style-name="ro2">
          <table:table-cell table:formula="of:=6.28*[.B1630]/3200" office:value-type="float" office:value="31.890625">
            <text:p>31.890625</text:p>
          </table:table-cell>
          <table:table-cell office:value-type="float" office:value="16250">
            <text:p>16250</text:p>
          </table:table-cell>
          <table:table-cell table:formula="of:=[.G1630]/36" office:value-type="float" office:value="23.3049173177083">
            <text:p>23.30</text:p>
          </table:table-cell>
          <table:table-cell table:formula="of:=[.E1630]/(2*3.1415)" office:value-type="float" office:value="1.40714029922012">
            <text:p>1.41</text:p>
          </table:table-cell>
          <table:table-cell table:formula="of:=[.F1630]*6.28/[.$K$1]" office:value-type="float" office:value="8.8410625">
            <text:p>8.84</text:p>
          </table:table-cell>
          <table:table-cell office:value-type="float" office:value="4505">
            <text:p>4505.00</text:p>
          </table:table-cell>
          <table:table-cell table:formula="of:=[.G1629]+[.H1630]*0.1" office:value-type="float" office:value="838.9770234375">
            <text:p>838.98</text:p>
          </table:table-cell>
          <table:table-cell table:formula="of:=[.$H$5]+[.E1630]*[.$I$5]/(2*3.14)" office:value-type="float" office:value="5.211171875">
            <text:p>5.21</text:p>
          </table:table-cell>
          <table:table-cell table:number-columns-repeated="3"/>
        </table:table-row>
        <table:table-row table:style-name="ro2">
          <table:table-cell table:formula="of:=6.28*[.B1631]/3200" office:value-type="float" office:value="31.91025">
            <text:p>31.91025</text:p>
          </table:table-cell>
          <table:table-cell office:value-type="float" office:value="16260">
            <text:p>16260</text:p>
          </table:table-cell>
          <table:table-cell table:formula="of:=[.G1631]/36" office:value-type="float" office:value="23.3193929253472">
            <text:p>23.32</text:p>
          </table:table-cell>
          <table:table-cell table:formula="of:=[.E1631]/(2*3.1415)" office:value-type="float" office:value="1.40745265000796">
            <text:p>1.41</text:p>
          </table:table-cell>
          <table:table-cell table:formula="of:=[.F1631]*6.28/[.$K$1]" office:value-type="float" office:value="8.843025">
            <text:p>8.84</text:p>
          </table:table-cell>
          <table:table-cell office:value-type="float" office:value="4506">
            <text:p>4506.00</text:p>
          </table:table-cell>
          <table:table-cell table:formula="of:=[.G1630]+[.H1631]*0.1" office:value-type="float" office:value="839.4981453125">
            <text:p>839.50</text:p>
          </table:table-cell>
          <table:table-cell table:formula="of:=[.$H$5]+[.E1631]*[.$I$5]/(2*3.14)" office:value-type="float" office:value="5.21121875">
            <text:p>5.21</text:p>
          </table:table-cell>
          <table:table-cell table:number-columns-repeated="3"/>
        </table:table-row>
        <table:table-row table:style-name="ro2">
          <table:table-cell table:formula="of:=6.28*[.B1632]/3200" office:value-type="float" office:value="31.929875">
            <text:p>31.929875</text:p>
          </table:table-cell>
          <table:table-cell office:value-type="float" office:value="16270">
            <text:p>16270</text:p>
          </table:table-cell>
          <table:table-cell table:formula="of:=[.G1632]/36" office:value-type="float" office:value="23.3338686631944">
            <text:p>23.33</text:p>
          </table:table-cell>
          <table:table-cell table:formula="of:=[.E1632]/(2*3.1415)" office:value-type="float" office:value="1.4077650007958">
            <text:p>1.41</text:p>
          </table:table-cell>
          <table:table-cell table:formula="of:=[.F1632]*6.28/[.$K$1]" office:value-type="float" office:value="8.8449875">
            <text:p>8.84</text:p>
          </table:table-cell>
          <table:table-cell office:value-type="float" office:value="4507">
            <text:p>4507.00</text:p>
          </table:table-cell>
          <table:table-cell table:formula="of:=[.G1631]+[.H1632]*0.1" office:value-type="float" office:value="840.019271875">
            <text:p>840.02</text:p>
          </table:table-cell>
          <table:table-cell table:formula="of:=[.$H$5]+[.E1632]*[.$I$5]/(2*3.14)" office:value-type="float" office:value="5.211265625">
            <text:p>5.21</text:p>
          </table:table-cell>
          <table:table-cell table:number-columns-repeated="3"/>
        </table:table-row>
        <table:table-row table:style-name="ro2">
          <table:table-cell table:formula="of:=6.28*[.B1633]/3200" office:value-type="float" office:value="31.9495">
            <text:p>31.9495</text:p>
          </table:table-cell>
          <table:table-cell office:value-type="float" office:value="16280">
            <text:p>16280</text:p>
          </table:table-cell>
          <table:table-cell table:formula="of:=[.G1633]/36" office:value-type="float" office:value="23.34834453125">
            <text:p>23.35</text:p>
          </table:table-cell>
          <table:table-cell table:formula="of:=[.E1633]/(2*3.1415)" office:value-type="float" office:value="1.40807735158364">
            <text:p>1.41</text:p>
          </table:table-cell>
          <table:table-cell table:formula="of:=[.F1633]*6.28/[.$K$1]" office:value-type="float" office:value="8.84695">
            <text:p>8.85</text:p>
          </table:table-cell>
          <table:table-cell office:value-type="float" office:value="4508">
            <text:p>4508.00</text:p>
          </table:table-cell>
          <table:table-cell table:formula="of:=[.G1632]+[.H1633]*0.1" office:value-type="float" office:value="840.540403125">
            <text:p>840.54</text:p>
          </table:table-cell>
          <table:table-cell table:formula="of:=[.$H$5]+[.E1633]*[.$I$5]/(2*3.14)" office:value-type="float" office:value="5.2113125">
            <text:p>5.21</text:p>
          </table:table-cell>
          <table:table-cell table:number-columns-repeated="3"/>
        </table:table-row>
        <table:table-row table:style-name="ro2">
          <table:table-cell table:formula="of:=6.28*[.B1634]/3200" office:value-type="float" office:value="31.969125">
            <text:p>31.969125</text:p>
          </table:table-cell>
          <table:table-cell office:value-type="float" office:value="16290">
            <text:p>16290</text:p>
          </table:table-cell>
          <table:table-cell table:formula="of:=[.G1634]/36" office:value-type="float" office:value="23.3628205295139">
            <text:p>23.36</text:p>
          </table:table-cell>
          <table:table-cell table:formula="of:=[.E1634]/(2*3.1415)" office:value-type="float" office:value="1.40838970237148">
            <text:p>1.41</text:p>
          </table:table-cell>
          <table:table-cell table:formula="of:=[.F1634]*6.28/[.$K$1]" office:value-type="float" office:value="8.8489125">
            <text:p>8.85</text:p>
          </table:table-cell>
          <table:table-cell office:value-type="float" office:value="4509">
            <text:p>4509.00</text:p>
          </table:table-cell>
          <table:table-cell table:formula="of:=[.G1633]+[.H1634]*0.1" office:value-type="float" office:value="841.0615390625">
            <text:p>841.06</text:p>
          </table:table-cell>
          <table:table-cell table:formula="of:=[.$H$5]+[.E1634]*[.$I$5]/(2*3.14)" office:value-type="float" office:value="5.211359375">
            <text:p>5.21</text:p>
          </table:table-cell>
          <table:table-cell table:number-columns-repeated="3"/>
        </table:table-row>
        <table:table-row table:style-name="ro2">
          <table:table-cell table:formula="of:=6.28*[.B1635]/3200" office:value-type="float" office:value="31.98875">
            <text:p>31.98875</text:p>
          </table:table-cell>
          <table:table-cell office:value-type="float" office:value="16300">
            <text:p>16300</text:p>
          </table:table-cell>
          <table:table-cell table:formula="of:=[.G1635]/36" office:value-type="float" office:value="23.3772966579861">
            <text:p>23.38</text:p>
          </table:table-cell>
          <table:table-cell table:formula="of:=[.E1635]/(2*3.1415)" office:value-type="float" office:value="1.40870205315932">
            <text:p>1.41</text:p>
          </table:table-cell>
          <table:table-cell table:formula="of:=[.F1635]*6.28/[.$K$1]" office:value-type="float" office:value="8.850875">
            <text:p>8.85</text:p>
          </table:table-cell>
          <table:table-cell office:value-type="float" office:value="4510">
            <text:p>4510.00</text:p>
          </table:table-cell>
          <table:table-cell table:formula="of:=[.G1634]+[.H1635]*0.1" office:value-type="float" office:value="841.5826796875">
            <text:p>841.58</text:p>
          </table:table-cell>
          <table:table-cell table:formula="of:=[.$H$5]+[.E1635]*[.$I$5]/(2*3.14)" office:value-type="float" office:value="5.21140625">
            <text:p>5.21</text:p>
          </table:table-cell>
          <table:table-cell table:number-columns-repeated="3"/>
        </table:table-row>
        <table:table-row table:style-name="ro2">
          <table:table-cell table:formula="of:=6.28*[.B1636]/3200" office:value-type="float" office:value="32.008375">
            <text:p>32.008375</text:p>
          </table:table-cell>
          <table:table-cell office:value-type="float" office:value="16310">
            <text:p>16310</text:p>
          </table:table-cell>
          <table:table-cell table:formula="of:=[.G1636]/36" office:value-type="float" office:value="23.3917729166667">
            <text:p>23.39</text:p>
          </table:table-cell>
          <table:table-cell table:formula="of:=[.E1636]/(2*3.1415)" office:value-type="float" office:value="1.40901440394716">
            <text:p>1.41</text:p>
          </table:table-cell>
          <table:table-cell table:formula="of:=[.F1636]*6.28/[.$K$1]" office:value-type="float" office:value="8.8528375">
            <text:p>8.85</text:p>
          </table:table-cell>
          <table:table-cell office:value-type="float" office:value="4511">
            <text:p>4511.00</text:p>
          </table:table-cell>
          <table:table-cell table:formula="of:=[.G1635]+[.H1636]*0.1" office:value-type="float" office:value="842.103825">
            <text:p>842.10</text:p>
          </table:table-cell>
          <table:table-cell table:formula="of:=[.$H$5]+[.E1636]*[.$I$5]/(2*3.14)" office:value-type="float" office:value="5.211453125">
            <text:p>5.21</text:p>
          </table:table-cell>
          <table:table-cell table:number-columns-repeated="3"/>
        </table:table-row>
        <table:table-row table:style-name="ro2">
          <table:table-cell table:formula="of:=6.28*[.B1637]/3200" office:value-type="float" office:value="32.028">
            <text:p>32.028</text:p>
          </table:table-cell>
          <table:table-cell office:value-type="float" office:value="16320">
            <text:p>16320</text:p>
          </table:table-cell>
          <table:table-cell table:formula="of:=[.G1637]/36" office:value-type="float" office:value="23.4062493055556">
            <text:p>23.41</text:p>
          </table:table-cell>
          <table:table-cell table:formula="of:=[.E1637]/(2*3.1415)" office:value-type="float" office:value="1.409326754735">
            <text:p>1.41</text:p>
          </table:table-cell>
          <table:table-cell table:formula="of:=[.F1637]*6.28/[.$K$1]" office:value-type="float" office:value="8.8548">
            <text:p>8.85</text:p>
          </table:table-cell>
          <table:table-cell office:value-type="float" office:value="4512">
            <text:p>4512.00</text:p>
          </table:table-cell>
          <table:table-cell table:formula="of:=[.G1636]+[.H1637]*0.1" office:value-type="float" office:value="842.624975">
            <text:p>842.62</text:p>
          </table:table-cell>
          <table:table-cell table:formula="of:=[.$H$5]+[.E1637]*[.$I$5]/(2*3.14)" office:value-type="float" office:value="5.2115">
            <text:p>5.21</text:p>
          </table:table-cell>
          <table:table-cell table:number-columns-repeated="3"/>
        </table:table-row>
        <table:table-row table:style-name="ro2">
          <table:table-cell table:formula="of:=6.28*[.B1638]/3200" office:value-type="float" office:value="32.047625">
            <text:p>32.047625</text:p>
          </table:table-cell>
          <table:table-cell office:value-type="float" office:value="16330">
            <text:p>16330</text:p>
          </table:table-cell>
          <table:table-cell table:formula="of:=[.G1638]/36" office:value-type="float" office:value="23.4207258246528">
            <text:p>23.42</text:p>
          </table:table-cell>
          <table:table-cell table:formula="of:=[.E1638]/(2*3.1415)" office:value-type="float" office:value="1.40963910552284">
            <text:p>1.41</text:p>
          </table:table-cell>
          <table:table-cell table:formula="of:=[.F1638]*6.28/[.$K$1]" office:value-type="float" office:value="8.8567625">
            <text:p>8.86</text:p>
          </table:table-cell>
          <table:table-cell office:value-type="float" office:value="4513">
            <text:p>4513.00</text:p>
          </table:table-cell>
          <table:table-cell table:formula="of:=[.G1637]+[.H1638]*0.1" office:value-type="float" office:value="843.1461296875">
            <text:p>843.15</text:p>
          </table:table-cell>
          <table:table-cell table:formula="of:=[.$H$5]+[.E1638]*[.$I$5]/(2*3.14)" office:value-type="float" office:value="5.211546875">
            <text:p>5.21</text:p>
          </table:table-cell>
          <table:table-cell table:number-columns-repeated="3"/>
        </table:table-row>
        <table:table-row table:style-name="ro2">
          <table:table-cell table:formula="of:=6.28*[.B1639]/3200" office:value-type="float" office:value="32.06725">
            <text:p>32.06725</text:p>
          </table:table-cell>
          <table:table-cell office:value-type="float" office:value="16340">
            <text:p>16340</text:p>
          </table:table-cell>
          <table:table-cell table:formula="of:=[.G1639]/36" office:value-type="float" office:value="23.4352024739583">
            <text:p>23.44</text:p>
          </table:table-cell>
          <table:table-cell table:formula="of:=[.E1639]/(2*3.1415)" office:value-type="float" office:value="1.40995145631068">
            <text:p>1.41</text:p>
          </table:table-cell>
          <table:table-cell table:formula="of:=[.F1639]*6.28/[.$K$1]" office:value-type="float" office:value="8.858725">
            <text:p>8.86</text:p>
          </table:table-cell>
          <table:table-cell office:value-type="float" office:value="4514">
            <text:p>4514.00</text:p>
          </table:table-cell>
          <table:table-cell table:formula="of:=[.G1638]+[.H1639]*0.1" office:value-type="float" office:value="843.6672890625">
            <text:p>843.67</text:p>
          </table:table-cell>
          <table:table-cell table:formula="of:=[.$H$5]+[.E1639]*[.$I$5]/(2*3.14)" office:value-type="float" office:value="5.21159375">
            <text:p>5.21</text:p>
          </table:table-cell>
          <table:table-cell table:number-columns-repeated="3"/>
        </table:table-row>
        <table:table-row table:style-name="ro2">
          <table:table-cell table:formula="of:=6.28*[.B1640]/3200" office:value-type="float" office:value="32.086875">
            <text:p>32.086875</text:p>
          </table:table-cell>
          <table:table-cell office:value-type="float" office:value="16350">
            <text:p>16350</text:p>
          </table:table-cell>
          <table:table-cell table:formula="of:=[.G1640]/36" office:value-type="float" office:value="23.4496792534722">
            <text:p>23.45</text:p>
          </table:table-cell>
          <table:table-cell table:formula="of:=[.E1640]/(2*3.1415)" office:value-type="float" office:value="1.41026380709852">
            <text:p>1.41</text:p>
          </table:table-cell>
          <table:table-cell table:formula="of:=[.F1640]*6.28/[.$K$1]" office:value-type="float" office:value="8.8606875">
            <text:p>8.86</text:p>
          </table:table-cell>
          <table:table-cell office:value-type="float" office:value="4515">
            <text:p>4515.00</text:p>
          </table:table-cell>
          <table:table-cell table:formula="of:=[.G1639]+[.H1640]*0.1" office:value-type="float" office:value="844.188453125">
            <text:p>844.19</text:p>
          </table:table-cell>
          <table:table-cell table:formula="of:=[.$H$5]+[.E1640]*[.$I$5]/(2*3.14)" office:value-type="float" office:value="5.211640625">
            <text:p>5.21</text:p>
          </table:table-cell>
          <table:table-cell table:number-columns-repeated="3"/>
        </table:table-row>
        <table:table-row table:style-name="ro2">
          <table:table-cell table:formula="of:=6.28*[.B1641]/3200" office:value-type="float" office:value="32.1065">
            <text:p>32.1065</text:p>
          </table:table-cell>
          <table:table-cell office:value-type="float" office:value="16360">
            <text:p>16360</text:p>
          </table:table-cell>
          <table:table-cell table:formula="of:=[.G1641]/36" office:value-type="float" office:value="23.4641561631944">
            <text:p>23.46</text:p>
          </table:table-cell>
          <table:table-cell table:formula="of:=[.E1641]/(2*3.1415)" office:value-type="float" office:value="1.41057615788636">
            <text:p>1.41</text:p>
          </table:table-cell>
          <table:table-cell table:formula="of:=[.F1641]*6.28/[.$K$1]" office:value-type="float" office:value="8.86265">
            <text:p>8.86</text:p>
          </table:table-cell>
          <table:table-cell office:value-type="float" office:value="4516">
            <text:p>4516.00</text:p>
          </table:table-cell>
          <table:table-cell table:formula="of:=[.G1640]+[.H1641]*0.1" office:value-type="float" office:value="844.709621875">
            <text:p>844.71</text:p>
          </table:table-cell>
          <table:table-cell table:formula="of:=[.$H$5]+[.E1641]*[.$I$5]/(2*3.14)" office:value-type="float" office:value="5.2116875">
            <text:p>5.21</text:p>
          </table:table-cell>
          <table:table-cell table:number-columns-repeated="3"/>
        </table:table-row>
        <table:table-row table:style-name="ro2">
          <table:table-cell table:formula="of:=6.28*[.B1642]/3200" office:value-type="float" office:value="32.126125">
            <text:p>32.126125</text:p>
          </table:table-cell>
          <table:table-cell office:value-type="float" office:value="16370">
            <text:p>16370</text:p>
          </table:table-cell>
          <table:table-cell table:formula="of:=[.G1642]/36" office:value-type="float" office:value="23.478633203125">
            <text:p>23.48</text:p>
          </table:table-cell>
          <table:table-cell table:formula="of:=[.E1642]/(2*3.1415)" office:value-type="float" office:value="1.4108885086742">
            <text:p>1.41</text:p>
          </table:table-cell>
          <table:table-cell table:formula="of:=[.F1642]*6.28/[.$K$1]" office:value-type="float" office:value="8.8646125">
            <text:p>8.86</text:p>
          </table:table-cell>
          <table:table-cell office:value-type="float" office:value="4517">
            <text:p>4517.00</text:p>
          </table:table-cell>
          <table:table-cell table:formula="of:=[.G1641]+[.H1642]*0.1" office:value-type="float" office:value="845.2307953125">
            <text:p>845.23</text:p>
          </table:table-cell>
          <table:table-cell table:formula="of:=[.$H$5]+[.E1642]*[.$I$5]/(2*3.14)" office:value-type="float" office:value="5.211734375">
            <text:p>5.21</text:p>
          </table:table-cell>
          <table:table-cell table:number-columns-repeated="3"/>
        </table:table-row>
        <table:table-row table:style-name="ro2">
          <table:table-cell table:formula="of:=6.28*[.B1643]/3200" office:value-type="float" office:value="32.14575">
            <text:p>32.14575</text:p>
          </table:table-cell>
          <table:table-cell office:value-type="float" office:value="16380">
            <text:p>16380</text:p>
          </table:table-cell>
          <table:table-cell table:formula="of:=[.G1643]/36" office:value-type="float" office:value="23.4931103732639">
            <text:p>23.49</text:p>
          </table:table-cell>
          <table:table-cell table:formula="of:=[.E1643]/(2*3.1415)" office:value-type="float" office:value="1.41120085946204">
            <text:p>1.41</text:p>
          </table:table-cell>
          <table:table-cell table:formula="of:=[.F1643]*6.28/[.$K$1]" office:value-type="float" office:value="8.866575">
            <text:p>8.87</text:p>
          </table:table-cell>
          <table:table-cell office:value-type="float" office:value="4518">
            <text:p>4518.00</text:p>
          </table:table-cell>
          <table:table-cell table:formula="of:=[.G1642]+[.H1643]*0.1" office:value-type="float" office:value="845.7519734375">
            <text:p>845.75</text:p>
          </table:table-cell>
          <table:table-cell table:formula="of:=[.$H$5]+[.E1643]*[.$I$5]/(2*3.14)" office:value-type="float" office:value="5.21178125">
            <text:p>5.21</text:p>
          </table:table-cell>
          <table:table-cell table:number-columns-repeated="3"/>
        </table:table-row>
        <table:table-row table:style-name="ro2">
          <table:table-cell table:formula="of:=6.28*[.B1644]/3200" office:value-type="float" office:value="32.165375">
            <text:p>32.165375</text:p>
          </table:table-cell>
          <table:table-cell office:value-type="float" office:value="16390">
            <text:p>16390</text:p>
          </table:table-cell>
          <table:table-cell table:formula="of:=[.G1644]/36" office:value-type="float" office:value="23.5075876736111">
            <text:p>23.51</text:p>
          </table:table-cell>
          <table:table-cell table:formula="of:=[.E1644]/(2*3.1415)" office:value-type="float" office:value="1.41151321024988">
            <text:p>1.41</text:p>
          </table:table-cell>
          <table:table-cell table:formula="of:=[.F1644]*6.28/[.$K$1]" office:value-type="float" office:value="8.8685375">
            <text:p>8.87</text:p>
          </table:table-cell>
          <table:table-cell office:value-type="float" office:value="4519">
            <text:p>4519.00</text:p>
          </table:table-cell>
          <table:table-cell table:formula="of:=[.G1643]+[.H1644]*0.1" office:value-type="float" office:value="846.27315625">
            <text:p>846.27</text:p>
          </table:table-cell>
          <table:table-cell table:formula="of:=[.$H$5]+[.E1644]*[.$I$5]/(2*3.14)" office:value-type="float" office:value="5.211828125">
            <text:p>5.21</text:p>
          </table:table-cell>
          <table:table-cell table:number-columns-repeated="3"/>
        </table:table-row>
        <table:table-row table:style-name="ro2">
          <table:table-cell table:formula="of:=6.28*[.B1645]/3200" office:value-type="float" office:value="32.185">
            <text:p>32.185</text:p>
          </table:table-cell>
          <table:table-cell office:value-type="float" office:value="16400">
            <text:p>16400</text:p>
          </table:table-cell>
          <table:table-cell table:formula="of:=[.G1645]/36" office:value-type="float" office:value="23.5220651041667">
            <text:p>23.52</text:p>
          </table:table-cell>
          <table:table-cell table:formula="of:=[.E1645]/(2*3.1415)" office:value-type="float" office:value="1.41182556103772">
            <text:p>1.41</text:p>
          </table:table-cell>
          <table:table-cell table:formula="of:=[.F1645]*6.28/[.$K$1]" office:value-type="float" office:value="8.8705">
            <text:p>8.87</text:p>
          </table:table-cell>
          <table:table-cell office:value-type="float" office:value="4520">
            <text:p>4520.00</text:p>
          </table:table-cell>
          <table:table-cell table:formula="of:=[.G1644]+[.H1645]*0.1" office:value-type="float" office:value="846.79434375">
            <text:p>846.79</text:p>
          </table:table-cell>
          <table:table-cell table:formula="of:=[.$H$5]+[.E1645]*[.$I$5]/(2*3.14)" office:value-type="float" office:value="5.211875">
            <text:p>5.21</text:p>
          </table:table-cell>
          <table:table-cell table:number-columns-repeated="3"/>
        </table:table-row>
        <table:table-row table:style-name="ro2">
          <table:table-cell table:formula="of:=6.28*[.B1646]/3200" office:value-type="float" office:value="32.204625">
            <text:p>32.204625</text:p>
          </table:table-cell>
          <table:table-cell office:value-type="float" office:value="16410">
            <text:p>16410</text:p>
          </table:table-cell>
          <table:table-cell table:formula="of:=[.G1646]/36" office:value-type="float" office:value="23.5365426649306">
            <text:p>23.54</text:p>
          </table:table-cell>
          <table:table-cell table:formula="of:=[.E1646]/(2*3.1415)" office:value-type="float" office:value="1.41213791182556">
            <text:p>1.41</text:p>
          </table:table-cell>
          <table:table-cell table:formula="of:=[.F1646]*6.28/[.$K$1]" office:value-type="float" office:value="8.8724625">
            <text:p>8.87</text:p>
          </table:table-cell>
          <table:table-cell office:value-type="float" office:value="4521">
            <text:p>4521.00</text:p>
          </table:table-cell>
          <table:table-cell table:formula="of:=[.G1645]+[.H1646]*0.1" office:value-type="float" office:value="847.3155359375">
            <text:p>847.32</text:p>
          </table:table-cell>
          <table:table-cell table:formula="of:=[.$H$5]+[.E1646]*[.$I$5]/(2*3.14)" office:value-type="float" office:value="5.211921875">
            <text:p>5.21</text:p>
          </table:table-cell>
          <table:table-cell table:number-columns-repeated="3"/>
        </table:table-row>
        <table:table-row table:style-name="ro2">
          <table:table-cell table:formula="of:=6.28*[.B1647]/3200" office:value-type="float" office:value="32.22425">
            <text:p>32.22425</text:p>
          </table:table-cell>
          <table:table-cell office:value-type="float" office:value="16420">
            <text:p>16420</text:p>
          </table:table-cell>
          <table:table-cell table:formula="of:=[.G1647]/36" office:value-type="float" office:value="23.5510203559028">
            <text:p>23.55</text:p>
          </table:table-cell>
          <table:table-cell table:formula="of:=[.E1647]/(2*3.1415)" office:value-type="float" office:value="1.4124502626134">
            <text:p>1.41</text:p>
          </table:table-cell>
          <table:table-cell table:formula="of:=[.F1647]*6.28/[.$K$1]" office:value-type="float" office:value="8.874425">
            <text:p>8.87</text:p>
          </table:table-cell>
          <table:table-cell office:value-type="float" office:value="4522">
            <text:p>4522.00</text:p>
          </table:table-cell>
          <table:table-cell table:formula="of:=[.G1646]+[.H1647]*0.1" office:value-type="float" office:value="847.8367328125">
            <text:p>847.84</text:p>
          </table:table-cell>
          <table:table-cell table:formula="of:=[.$H$5]+[.E1647]*[.$I$5]/(2*3.14)" office:value-type="float" office:value="5.21196875">
            <text:p>5.21</text:p>
          </table:table-cell>
          <table:table-cell table:number-columns-repeated="3"/>
        </table:table-row>
        <table:table-row table:style-name="ro2">
          <table:table-cell table:formula="of:=6.28*[.B1648]/3200" office:value-type="float" office:value="32.243875">
            <text:p>32.243875</text:p>
          </table:table-cell>
          <table:table-cell office:value-type="float" office:value="16430">
            <text:p>16430</text:p>
          </table:table-cell>
          <table:table-cell table:formula="of:=[.G1648]/36" office:value-type="float" office:value="23.5654981770833">
            <text:p>23.57</text:p>
          </table:table-cell>
          <table:table-cell table:formula="of:=[.E1648]/(2*3.1415)" office:value-type="float" office:value="1.41276261340124">
            <text:p>1.41</text:p>
          </table:table-cell>
          <table:table-cell table:formula="of:=[.F1648]*6.28/[.$K$1]" office:value-type="float" office:value="8.8763875">
            <text:p>8.88</text:p>
          </table:table-cell>
          <table:table-cell office:value-type="float" office:value="4523">
            <text:p>4523.00</text:p>
          </table:table-cell>
          <table:table-cell table:formula="of:=[.G1647]+[.H1648]*0.1" office:value-type="float" office:value="848.357934375">
            <text:p>848.36</text:p>
          </table:table-cell>
          <table:table-cell table:formula="of:=[.$H$5]+[.E1648]*[.$I$5]/(2*3.14)" office:value-type="float" office:value="5.212015625">
            <text:p>5.21</text:p>
          </table:table-cell>
          <table:table-cell table:number-columns-repeated="3"/>
        </table:table-row>
        <table:table-row table:style-name="ro2">
          <table:table-cell table:formula="of:=6.28*[.B1649]/3200" office:value-type="float" office:value="32.2635">
            <text:p>32.2635</text:p>
          </table:table-cell>
          <table:table-cell office:value-type="float" office:value="16440">
            <text:p>16440</text:p>
          </table:table-cell>
          <table:table-cell table:formula="of:=[.G1649]/36" office:value-type="float" office:value="23.5799761284722">
            <text:p>23.58</text:p>
          </table:table-cell>
          <table:table-cell table:formula="of:=[.E1649]/(2*3.1415)" office:value-type="float" office:value="1.41307496418908">
            <text:p>1.41</text:p>
          </table:table-cell>
          <table:table-cell table:formula="of:=[.F1649]*6.28/[.$K$1]" office:value-type="float" office:value="8.87835">
            <text:p>8.88</text:p>
          </table:table-cell>
          <table:table-cell office:value-type="float" office:value="4524">
            <text:p>4524.00</text:p>
          </table:table-cell>
          <table:table-cell table:formula="of:=[.G1648]+[.H1649]*0.1" office:value-type="float" office:value="848.879140625">
            <text:p>848.88</text:p>
          </table:table-cell>
          <table:table-cell table:formula="of:=[.$H$5]+[.E1649]*[.$I$5]/(2*3.14)" office:value-type="float" office:value="5.2120625">
            <text:p>5.21</text:p>
          </table:table-cell>
          <table:table-cell table:number-columns-repeated="3"/>
        </table:table-row>
        <table:table-row table:style-name="ro2">
          <table:table-cell table:formula="of:=6.28*[.B1650]/3200" office:value-type="float" office:value="32.283125">
            <text:p>32.283125</text:p>
          </table:table-cell>
          <table:table-cell office:value-type="float" office:value="16450">
            <text:p>16450</text:p>
          </table:table-cell>
          <table:table-cell table:formula="of:=[.G1650]/36" office:value-type="float" office:value="23.5944542100694">
            <text:p>23.59</text:p>
          </table:table-cell>
          <table:table-cell table:formula="of:=[.E1650]/(2*3.1415)" office:value-type="float" office:value="1.41338731497692">
            <text:p>1.41</text:p>
          </table:table-cell>
          <table:table-cell table:formula="of:=[.F1650]*6.28/[.$K$1]" office:value-type="float" office:value="8.8803125">
            <text:p>8.88</text:p>
          </table:table-cell>
          <table:table-cell office:value-type="float" office:value="4525">
            <text:p>4525.00</text:p>
          </table:table-cell>
          <table:table-cell table:formula="of:=[.G1649]+[.H1650]*0.1" office:value-type="float" office:value="849.4003515625">
            <text:p>849.40</text:p>
          </table:table-cell>
          <table:table-cell table:formula="of:=[.$H$5]+[.E1650]*[.$I$5]/(2*3.14)" office:value-type="float" office:value="5.212109375">
            <text:p>5.21</text:p>
          </table:table-cell>
          <table:table-cell table:number-columns-repeated="3"/>
        </table:table-row>
        <table:table-row table:style-name="ro2">
          <table:table-cell table:formula="of:=6.28*[.B1651]/3200" office:value-type="float" office:value="32.30275">
            <text:p>32.30275</text:p>
          </table:table-cell>
          <table:table-cell office:value-type="float" office:value="16460">
            <text:p>16460</text:p>
          </table:table-cell>
          <table:table-cell table:formula="of:=[.G1651]/36" office:value-type="float" office:value="23.608932421875">
            <text:p>23.61</text:p>
          </table:table-cell>
          <table:table-cell table:formula="of:=[.E1651]/(2*3.1415)" office:value-type="float" office:value="1.41369966576476">
            <text:p>1.41</text:p>
          </table:table-cell>
          <table:table-cell table:formula="of:=[.F1651]*6.28/[.$K$1]" office:value-type="float" office:value="8.882275">
            <text:p>8.88</text:p>
          </table:table-cell>
          <table:table-cell office:value-type="float" office:value="4526">
            <text:p>4526.00</text:p>
          </table:table-cell>
          <table:table-cell table:formula="of:=[.G1650]+[.H1651]*0.1" office:value-type="float" office:value="849.9215671875">
            <text:p>849.92</text:p>
          </table:table-cell>
          <table:table-cell table:formula="of:=[.$H$5]+[.E1651]*[.$I$5]/(2*3.14)" office:value-type="float" office:value="5.21215625">
            <text:p>5.21</text:p>
          </table:table-cell>
          <table:table-cell table:number-columns-repeated="3"/>
        </table:table-row>
        <table:table-row table:style-name="ro2">
          <table:table-cell table:formula="of:=6.28*[.B1652]/3200" office:value-type="float" office:value="32.322375">
            <text:p>32.322375</text:p>
          </table:table-cell>
          <table:table-cell office:value-type="float" office:value="16470">
            <text:p>16470</text:p>
          </table:table-cell>
          <table:table-cell table:formula="of:=[.G1652]/36" office:value-type="float" office:value="23.6234107638889">
            <text:p>23.62</text:p>
          </table:table-cell>
          <table:table-cell table:formula="of:=[.E1652]/(2*3.1415)" office:value-type="float" office:value="1.4140120165526">
            <text:p>1.41</text:p>
          </table:table-cell>
          <table:table-cell table:formula="of:=[.F1652]*6.28/[.$K$1]" office:value-type="float" office:value="8.8842375">
            <text:p>8.88</text:p>
          </table:table-cell>
          <table:table-cell office:value-type="float" office:value="4527">
            <text:p>4527.00</text:p>
          </table:table-cell>
          <table:table-cell table:formula="of:=[.G1651]+[.H1652]*0.1" office:value-type="float" office:value="850.4427875">
            <text:p>850.44</text:p>
          </table:table-cell>
          <table:table-cell table:formula="of:=[.$H$5]+[.E1652]*[.$I$5]/(2*3.14)" office:value-type="float" office:value="5.212203125">
            <text:p>5.21</text:p>
          </table:table-cell>
          <table:table-cell table:number-columns-repeated="3"/>
        </table:table-row>
        <table:table-row table:style-name="ro2">
          <table:table-cell table:formula="of:=6.28*[.B1653]/3200" office:value-type="float" office:value="32.342">
            <text:p>32.342</text:p>
          </table:table-cell>
          <table:table-cell office:value-type="float" office:value="16480">
            <text:p>16480</text:p>
          </table:table-cell>
          <table:table-cell table:formula="of:=[.G1653]/36" office:value-type="float" office:value="23.6378892361111">
            <text:p>23.64</text:p>
          </table:table-cell>
          <table:table-cell table:formula="of:=[.E1653]/(2*3.1415)" office:value-type="float" office:value="1.41432436734044">
            <text:p>1.41</text:p>
          </table:table-cell>
          <table:table-cell table:formula="of:=[.F1653]*6.28/[.$K$1]" office:value-type="float" office:value="8.8862">
            <text:p>8.89</text:p>
          </table:table-cell>
          <table:table-cell office:value-type="float" office:value="4528">
            <text:p>4528.00</text:p>
          </table:table-cell>
          <table:table-cell table:formula="of:=[.G1652]+[.H1653]*0.1" office:value-type="float" office:value="850.9640125">
            <text:p>850.96</text:p>
          </table:table-cell>
          <table:table-cell table:formula="of:=[.$H$5]+[.E1653]*[.$I$5]/(2*3.14)" office:value-type="float" office:value="5.21225">
            <text:p>5.21</text:p>
          </table:table-cell>
          <table:table-cell table:number-columns-repeated="3"/>
        </table:table-row>
        <table:table-row table:style-name="ro2">
          <table:table-cell table:formula="of:=6.28*[.B1654]/3200" office:value-type="float" office:value="32.361625">
            <text:p>32.361625</text:p>
          </table:table-cell>
          <table:table-cell office:value-type="float" office:value="16490">
            <text:p>16490</text:p>
          </table:table-cell>
          <table:table-cell table:formula="of:=[.G1654]/36" office:value-type="float" office:value="23.6523678385417">
            <text:p>23.65</text:p>
          </table:table-cell>
          <table:table-cell table:formula="of:=[.E1654]/(2*3.1415)" office:value-type="float" office:value="1.41463671812828">
            <text:p>1.41</text:p>
          </table:table-cell>
          <table:table-cell table:formula="of:=[.F1654]*6.28/[.$K$1]" office:value-type="float" office:value="8.8881625">
            <text:p>8.89</text:p>
          </table:table-cell>
          <table:table-cell office:value-type="float" office:value="4529">
            <text:p>4529.00</text:p>
          </table:table-cell>
          <table:table-cell table:formula="of:=[.G1653]+[.H1654]*0.1" office:value-type="float" office:value="851.4852421875">
            <text:p>851.49</text:p>
          </table:table-cell>
          <table:table-cell table:formula="of:=[.$H$5]+[.E1654]*[.$I$5]/(2*3.14)" office:value-type="float" office:value="5.212296875">
            <text:p>5.21</text:p>
          </table:table-cell>
          <table:table-cell table:number-columns-repeated="3"/>
        </table:table-row>
        <table:table-row table:style-name="ro2">
          <table:table-cell table:formula="of:=6.28*[.B1655]/3200" office:value-type="float" office:value="32.38125">
            <text:p>32.38125</text:p>
          </table:table-cell>
          <table:table-cell office:value-type="float" office:value="16500">
            <text:p>16500</text:p>
          </table:table-cell>
          <table:table-cell table:formula="of:=[.G1655]/36" office:value-type="float" office:value="23.6668465711805">
            <text:p>23.67</text:p>
          </table:table-cell>
          <table:table-cell table:formula="of:=[.E1655]/(2*3.1415)" office:value-type="float" office:value="1.41494906891612">
            <text:p>1.41</text:p>
          </table:table-cell>
          <table:table-cell table:formula="of:=[.F1655]*6.28/[.$K$1]" office:value-type="float" office:value="8.890125">
            <text:p>8.89</text:p>
          </table:table-cell>
          <table:table-cell office:value-type="float" office:value="4530">
            <text:p>4530.00</text:p>
          </table:table-cell>
          <table:table-cell table:formula="of:=[.G1654]+[.H1655]*0.1" office:value-type="float" office:value="852.0064765625">
            <text:p>852.01</text:p>
          </table:table-cell>
          <table:table-cell table:formula="of:=[.$H$5]+[.E1655]*[.$I$5]/(2*3.14)" office:value-type="float" office:value="5.21234375">
            <text:p>5.21</text:p>
          </table:table-cell>
          <table:table-cell table:number-columns-repeated="3"/>
        </table:table-row>
        <table:table-row table:style-name="ro2">
          <table:table-cell table:formula="of:=6.28*[.B1656]/3200" office:value-type="float" office:value="32.400875">
            <text:p>32.400875</text:p>
          </table:table-cell>
          <table:table-cell office:value-type="float" office:value="16510">
            <text:p>16510</text:p>
          </table:table-cell>
          <table:table-cell table:formula="of:=[.G1656]/36" office:value-type="float" office:value="23.6813254340278">
            <text:p>23.68</text:p>
          </table:table-cell>
          <table:table-cell table:formula="of:=[.E1656]/(2*3.1415)" office:value-type="float" office:value="1.41526141970396">
            <text:p>1.42</text:p>
          </table:table-cell>
          <table:table-cell table:formula="of:=[.F1656]*6.28/[.$K$1]" office:value-type="float" office:value="8.8920875">
            <text:p>8.89</text:p>
          </table:table-cell>
          <table:table-cell office:value-type="float" office:value="4531">
            <text:p>4531.00</text:p>
          </table:table-cell>
          <table:table-cell table:formula="of:=[.G1655]+[.H1656]*0.1" office:value-type="float" office:value="852.527715625">
            <text:p>852.53</text:p>
          </table:table-cell>
          <table:table-cell table:formula="of:=[.$H$5]+[.E1656]*[.$I$5]/(2*3.14)" office:value-type="float" office:value="5.212390625">
            <text:p>5.21</text:p>
          </table:table-cell>
          <table:table-cell table:number-columns-repeated="3"/>
        </table:table-row>
        <table:table-row table:style-name="ro2">
          <table:table-cell table:formula="of:=6.28*[.B1657]/3200" office:value-type="float" office:value="32.4205">
            <text:p>32.4205</text:p>
          </table:table-cell>
          <table:table-cell office:value-type="float" office:value="16520">
            <text:p>16520</text:p>
          </table:table-cell>
          <table:table-cell table:formula="of:=[.G1657]/36" office:value-type="float" office:value="23.6958044270833">
            <text:p>23.70</text:p>
          </table:table-cell>
          <table:table-cell table:formula="of:=[.E1657]/(2*3.1415)" office:value-type="float" office:value="1.4155737704918">
            <text:p>1.42</text:p>
          </table:table-cell>
          <table:table-cell table:formula="of:=[.F1657]*6.28/[.$K$1]" office:value-type="float" office:value="8.89405">
            <text:p>8.89</text:p>
          </table:table-cell>
          <table:table-cell office:value-type="float" office:value="4532">
            <text:p>4532.00</text:p>
          </table:table-cell>
          <table:table-cell table:formula="of:=[.G1656]+[.H1657]*0.1" office:value-type="float" office:value="853.048959375">
            <text:p>853.05</text:p>
          </table:table-cell>
          <table:table-cell table:formula="of:=[.$H$5]+[.E1657]*[.$I$5]/(2*3.14)" office:value-type="float" office:value="5.2124375">
            <text:p>5.21</text:p>
          </table:table-cell>
          <table:table-cell table:number-columns-repeated="3"/>
        </table:table-row>
        <table:table-row table:style-name="ro2">
          <table:table-cell table:formula="of:=6.28*[.B1658]/3200" office:value-type="float" office:value="32.440125">
            <text:p>32.440125</text:p>
          </table:table-cell>
          <table:table-cell office:value-type="float" office:value="16530">
            <text:p>16530</text:p>
          </table:table-cell>
          <table:table-cell table:formula="of:=[.G1658]/36" office:value-type="float" office:value="23.7102835503472">
            <text:p>23.71</text:p>
          </table:table-cell>
          <table:table-cell table:formula="of:=[.E1658]/(2*3.1415)" office:value-type="float" office:value="1.41588612127964">
            <text:p>1.42</text:p>
          </table:table-cell>
          <table:table-cell table:formula="of:=[.F1658]*6.28/[.$K$1]" office:value-type="float" office:value="8.8960125">
            <text:p>8.90</text:p>
          </table:table-cell>
          <table:table-cell office:value-type="float" office:value="4533">
            <text:p>4533.00</text:p>
          </table:table-cell>
          <table:table-cell table:formula="of:=[.G1657]+[.H1658]*0.1" office:value-type="float" office:value="853.5702078125">
            <text:p>853.57</text:p>
          </table:table-cell>
          <table:table-cell table:formula="of:=[.$H$5]+[.E1658]*[.$I$5]/(2*3.14)" office:value-type="float" office:value="5.212484375">
            <text:p>5.21</text:p>
          </table:table-cell>
          <table:table-cell table:number-columns-repeated="3"/>
        </table:table-row>
        <table:table-row table:style-name="ro2">
          <table:table-cell table:formula="of:=6.28*[.B1659]/3200" office:value-type="float" office:value="32.45975">
            <text:p>32.45975</text:p>
          </table:table-cell>
          <table:table-cell office:value-type="float" office:value="16540">
            <text:p>16540</text:p>
          </table:table-cell>
          <table:table-cell table:formula="of:=[.G1659]/36" office:value-type="float" office:value="23.7247628038194">
            <text:p>23.72</text:p>
          </table:table-cell>
          <table:table-cell table:formula="of:=[.E1659]/(2*3.1415)" office:value-type="float" office:value="1.41619847206748">
            <text:p>1.42</text:p>
          </table:table-cell>
          <table:table-cell table:formula="of:=[.F1659]*6.28/[.$K$1]" office:value-type="float" office:value="8.897975">
            <text:p>8.90</text:p>
          </table:table-cell>
          <table:table-cell office:value-type="float" office:value="4534">
            <text:p>4534.00</text:p>
          </table:table-cell>
          <table:table-cell table:formula="of:=[.G1658]+[.H1659]*0.1" office:value-type="float" office:value="854.0914609375">
            <text:p>854.09</text:p>
          </table:table-cell>
          <table:table-cell table:formula="of:=[.$H$5]+[.E1659]*[.$I$5]/(2*3.14)" office:value-type="float" office:value="5.21253125">
            <text:p>5.21</text:p>
          </table:table-cell>
          <table:table-cell table:number-columns-repeated="3"/>
        </table:table-row>
        <table:table-row table:style-name="ro2">
          <table:table-cell table:formula="of:=6.28*[.B1660]/3200" office:value-type="float" office:value="32.479375">
            <text:p>32.479375</text:p>
          </table:table-cell>
          <table:table-cell office:value-type="float" office:value="16550">
            <text:p>16550</text:p>
          </table:table-cell>
          <table:table-cell table:formula="of:=[.G1660]/36" office:value-type="float" office:value="23.7392421875">
            <text:p>23.74</text:p>
          </table:table-cell>
          <table:table-cell table:formula="of:=[.E1660]/(2*3.1415)" office:value-type="float" office:value="1.41651082285532">
            <text:p>1.42</text:p>
          </table:table-cell>
          <table:table-cell table:formula="of:=[.F1660]*6.28/[.$K$1]" office:value-type="float" office:value="8.8999375">
            <text:p>8.90</text:p>
          </table:table-cell>
          <table:table-cell office:value-type="float" office:value="4535">
            <text:p>4535.00</text:p>
          </table:table-cell>
          <table:table-cell table:formula="of:=[.G1659]+[.H1660]*0.1" office:value-type="float" office:value="854.61271875">
            <text:p>854.61</text:p>
          </table:table-cell>
          <table:table-cell table:formula="of:=[.$H$5]+[.E1660]*[.$I$5]/(2*3.14)" office:value-type="float" office:value="5.212578125">
            <text:p>5.21</text:p>
          </table:table-cell>
          <table:table-cell table:number-columns-repeated="3"/>
        </table:table-row>
        <table:table-row table:style-name="ro2">
          <table:table-cell table:formula="of:=6.28*[.B1661]/3200" office:value-type="float" office:value="32.499">
            <text:p>32.499</text:p>
          </table:table-cell>
          <table:table-cell office:value-type="float" office:value="16560">
            <text:p>16560</text:p>
          </table:table-cell>
          <table:table-cell table:formula="of:=[.G1661]/36" office:value-type="float" office:value="23.7537217013889">
            <text:p>23.75</text:p>
          </table:table-cell>
          <table:table-cell table:formula="of:=[.E1661]/(2*3.1415)" office:value-type="float" office:value="1.41682317364316">
            <text:p>1.42</text:p>
          </table:table-cell>
          <table:table-cell table:formula="of:=[.F1661]*6.28/[.$K$1]" office:value-type="float" office:value="8.9019">
            <text:p>8.90</text:p>
          </table:table-cell>
          <table:table-cell office:value-type="float" office:value="4536">
            <text:p>4536.00</text:p>
          </table:table-cell>
          <table:table-cell table:formula="of:=[.G1660]+[.H1661]*0.1" office:value-type="float" office:value="855.13398125">
            <text:p>855.13</text:p>
          </table:table-cell>
          <table:table-cell table:formula="of:=[.$H$5]+[.E1661]*[.$I$5]/(2*3.14)" office:value-type="float" office:value="5.212625">
            <text:p>5.21</text:p>
          </table:table-cell>
          <table:table-cell table:number-columns-repeated="3"/>
        </table:table-row>
        <table:table-row table:style-name="ro2">
          <table:table-cell table:formula="of:=6.28*[.B1662]/3200" office:value-type="float" office:value="32.518625">
            <text:p>32.518625</text:p>
          </table:table-cell>
          <table:table-cell office:value-type="float" office:value="16570">
            <text:p>16570</text:p>
          </table:table-cell>
          <table:table-cell table:formula="of:=[.G1662]/36" office:value-type="float" office:value="23.7682013454861">
            <text:p>23.77</text:p>
          </table:table-cell>
          <table:table-cell table:formula="of:=[.E1662]/(2*3.1415)" office:value-type="float" office:value="1.417135524431">
            <text:p>1.42</text:p>
          </table:table-cell>
          <table:table-cell table:formula="of:=[.F1662]*6.28/[.$K$1]" office:value-type="float" office:value="8.9038625">
            <text:p>8.90</text:p>
          </table:table-cell>
          <table:table-cell office:value-type="float" office:value="4537">
            <text:p>4537.00</text:p>
          </table:table-cell>
          <table:table-cell table:formula="of:=[.G1661]+[.H1662]*0.1" office:value-type="float" office:value="855.6552484375">
            <text:p>855.66</text:p>
          </table:table-cell>
          <table:table-cell table:formula="of:=[.$H$5]+[.E1662]*[.$I$5]/(2*3.14)" office:value-type="float" office:value="5.212671875">
            <text:p>5.21</text:p>
          </table:table-cell>
          <table:table-cell table:number-columns-repeated="3"/>
        </table:table-row>
        <table:table-row table:style-name="ro2">
          <table:table-cell table:formula="of:=6.28*[.B1663]/3200" office:value-type="float" office:value="32.53825">
            <text:p>32.53825</text:p>
          </table:table-cell>
          <table:table-cell office:value-type="float" office:value="16580">
            <text:p>16580</text:p>
          </table:table-cell>
          <table:table-cell table:formula="of:=[.G1663]/36" office:value-type="float" office:value="23.7826811197917">
            <text:p>23.78</text:p>
          </table:table-cell>
          <table:table-cell table:formula="of:=[.E1663]/(2*3.1415)" office:value-type="float" office:value="1.41744787521884">
            <text:p>1.42</text:p>
          </table:table-cell>
          <table:table-cell table:formula="of:=[.F1663]*6.28/[.$K$1]" office:value-type="float" office:value="8.905825">
            <text:p>8.91</text:p>
          </table:table-cell>
          <table:table-cell office:value-type="float" office:value="4538">
            <text:p>4538.00</text:p>
          </table:table-cell>
          <table:table-cell table:formula="of:=[.G1662]+[.H1663]*0.1" office:value-type="float" office:value="856.1765203125">
            <text:p>856.18</text:p>
          </table:table-cell>
          <table:table-cell table:formula="of:=[.$H$5]+[.E1663]*[.$I$5]/(2*3.14)" office:value-type="float" office:value="5.21271875">
            <text:p>5.21</text:p>
          </table:table-cell>
          <table:table-cell table:number-columns-repeated="3"/>
        </table:table-row>
        <table:table-row table:style-name="ro2">
          <table:table-cell table:formula="of:=6.28*[.B1664]/3200" office:value-type="float" office:value="32.557875">
            <text:p>32.557875</text:p>
          </table:table-cell>
          <table:table-cell office:value-type="float" office:value="16590">
            <text:p>16590</text:p>
          </table:table-cell>
          <table:table-cell table:formula="of:=[.G1664]/36" office:value-type="float" office:value="23.7971610243056">
            <text:p>23.80</text:p>
          </table:table-cell>
          <table:table-cell table:formula="of:=[.E1664]/(2*3.1415)" office:value-type="float" office:value="1.41776022600668">
            <text:p>1.42</text:p>
          </table:table-cell>
          <table:table-cell table:formula="of:=[.F1664]*6.28/[.$K$1]" office:value-type="float" office:value="8.9077875">
            <text:p>8.91</text:p>
          </table:table-cell>
          <table:table-cell office:value-type="float" office:value="4539">
            <text:p>4539.00</text:p>
          </table:table-cell>
          <table:table-cell table:formula="of:=[.G1663]+[.H1664]*0.1" office:value-type="float" office:value="856.697796875">
            <text:p>856.70</text:p>
          </table:table-cell>
          <table:table-cell table:formula="of:=[.$H$5]+[.E1664]*[.$I$5]/(2*3.14)" office:value-type="float" office:value="5.212765625">
            <text:p>5.21</text:p>
          </table:table-cell>
          <table:table-cell table:number-columns-repeated="3"/>
        </table:table-row>
        <table:table-row table:style-name="ro2">
          <table:table-cell table:formula="of:=6.28*[.B1665]/3200" office:value-type="float" office:value="32.5775">
            <text:p>32.5775</text:p>
          </table:table-cell>
          <table:table-cell office:value-type="float" office:value="16600">
            <text:p>16600</text:p>
          </table:table-cell>
          <table:table-cell table:formula="of:=[.G1665]/36" office:value-type="float" office:value="23.8116410590278">
            <text:p>23.81</text:p>
          </table:table-cell>
          <table:table-cell table:formula="of:=[.E1665]/(2*3.1415)" office:value-type="float" office:value="1.41807257679453">
            <text:p>1.42</text:p>
          </table:table-cell>
          <table:table-cell table:formula="of:=[.F1665]*6.28/[.$K$1]" office:value-type="float" office:value="8.90975">
            <text:p>8.91</text:p>
          </table:table-cell>
          <table:table-cell office:value-type="float" office:value="4540">
            <text:p>4540.00</text:p>
          </table:table-cell>
          <table:table-cell table:formula="of:=[.G1664]+[.H1665]*0.1" office:value-type="float" office:value="857.219078125">
            <text:p>857.22</text:p>
          </table:table-cell>
          <table:table-cell table:formula="of:=[.$H$5]+[.E1665]*[.$I$5]/(2*3.14)" office:value-type="float" office:value="5.2128125">
            <text:p>5.21</text:p>
          </table:table-cell>
          <table:table-cell table:number-columns-repeated="3"/>
        </table:table-row>
        <table:table-row table:style-name="ro2">
          <table:table-cell table:formula="of:=6.28*[.B1666]/3200" office:value-type="float" office:value="32.597125">
            <text:p>32.597125</text:p>
          </table:table-cell>
          <table:table-cell office:value-type="float" office:value="16610">
            <text:p>16610</text:p>
          </table:table-cell>
          <table:table-cell table:formula="of:=[.G1666]/36" office:value-type="float" office:value="23.8261212239583">
            <text:p>23.83</text:p>
          </table:table-cell>
          <table:table-cell table:formula="of:=[.E1666]/(2*3.1415)" office:value-type="float" office:value="1.41838492758237">
            <text:p>1.42</text:p>
          </table:table-cell>
          <table:table-cell table:formula="of:=[.F1666]*6.28/[.$K$1]" office:value-type="float" office:value="8.9117125">
            <text:p>8.91</text:p>
          </table:table-cell>
          <table:table-cell office:value-type="float" office:value="4541">
            <text:p>4541.00</text:p>
          </table:table-cell>
          <table:table-cell table:formula="of:=[.G1665]+[.H1666]*0.1" office:value-type="float" office:value="857.7403640625">
            <text:p>857.74</text:p>
          </table:table-cell>
          <table:table-cell table:formula="of:=[.$H$5]+[.E1666]*[.$I$5]/(2*3.14)" office:value-type="float" office:value="5.212859375">
            <text:p>5.21</text:p>
          </table:table-cell>
          <table:table-cell table:number-columns-repeated="3"/>
        </table:table-row>
        <table:table-row table:style-name="ro2">
          <table:table-cell table:formula="of:=6.28*[.B1667]/3200" office:value-type="float" office:value="32.61675">
            <text:p>32.61675</text:p>
          </table:table-cell>
          <table:table-cell office:value-type="float" office:value="16620">
            <text:p>16620</text:p>
          </table:table-cell>
          <table:table-cell table:formula="of:=[.G1667]/36" office:value-type="float" office:value="23.8406015190972">
            <text:p>23.84</text:p>
          </table:table-cell>
          <table:table-cell table:formula="of:=[.E1667]/(2*3.1415)" office:value-type="float" office:value="1.41869727837021">
            <text:p>1.42</text:p>
          </table:table-cell>
          <table:table-cell table:formula="of:=[.F1667]*6.28/[.$K$1]" office:value-type="float" office:value="8.913675">
            <text:p>8.91</text:p>
          </table:table-cell>
          <table:table-cell office:value-type="float" office:value="4542">
            <text:p>4542.00</text:p>
          </table:table-cell>
          <table:table-cell table:formula="of:=[.G1666]+[.H1667]*0.1" office:value-type="float" office:value="858.2616546875">
            <text:p>858.26</text:p>
          </table:table-cell>
          <table:table-cell table:formula="of:=[.$H$5]+[.E1667]*[.$I$5]/(2*3.14)" office:value-type="float" office:value="5.21290625">
            <text:p>5.21</text:p>
          </table:table-cell>
          <table:table-cell table:number-columns-repeated="3"/>
        </table:table-row>
        <table:table-row table:style-name="ro2">
          <table:table-cell table:formula="of:=6.28*[.B1668]/3200" office:value-type="float" office:value="32.636375">
            <text:p>32.636375</text:p>
          </table:table-cell>
          <table:table-cell office:value-type="float" office:value="16630">
            <text:p>16630</text:p>
          </table:table-cell>
          <table:table-cell table:formula="of:=[.G1668]/36" office:value-type="float" office:value="23.8550819444444">
            <text:p>23.86</text:p>
          </table:table-cell>
          <table:table-cell table:formula="of:=[.E1668]/(2*3.1415)" office:value-type="float" office:value="1.41900962915805">
            <text:p>1.42</text:p>
          </table:table-cell>
          <table:table-cell table:formula="of:=[.F1668]*6.28/[.$K$1]" office:value-type="float" office:value="8.9156375">
            <text:p>8.92</text:p>
          </table:table-cell>
          <table:table-cell office:value-type="float" office:value="4543">
            <text:p>4543.00</text:p>
          </table:table-cell>
          <table:table-cell table:formula="of:=[.G1667]+[.H1668]*0.1" office:value-type="float" office:value="858.78295">
            <text:p>858.78</text:p>
          </table:table-cell>
          <table:table-cell table:formula="of:=[.$H$5]+[.E1668]*[.$I$5]/(2*3.14)" office:value-type="float" office:value="5.212953125">
            <text:p>5.21</text:p>
          </table:table-cell>
          <table:table-cell table:number-columns-repeated="3"/>
        </table:table-row>
        <table:table-row table:style-name="ro2">
          <table:table-cell table:formula="of:=6.28*[.B1669]/3200" office:value-type="float" office:value="32.656">
            <text:p>32.656</text:p>
          </table:table-cell>
          <table:table-cell office:value-type="float" office:value="16640">
            <text:p>16640</text:p>
          </table:table-cell>
          <table:table-cell table:formula="of:=[.G1669]/36" office:value-type="float" office:value="23.8695625">
            <text:p>23.87</text:p>
          </table:table-cell>
          <table:table-cell table:formula="of:=[.E1669]/(2*3.1415)" office:value-type="float" office:value="1.41932197994589">
            <text:p>1.42</text:p>
          </table:table-cell>
          <table:table-cell table:formula="of:=[.F1669]*6.28/[.$K$1]" office:value-type="float" office:value="8.9176">
            <text:p>8.92</text:p>
          </table:table-cell>
          <table:table-cell office:value-type="float" office:value="4544">
            <text:p>4544.00</text:p>
          </table:table-cell>
          <table:table-cell table:formula="of:=[.G1668]+[.H1669]*0.1" office:value-type="float" office:value="859.30425">
            <text:p>859.30</text:p>
          </table:table-cell>
          <table:table-cell table:formula="of:=[.$H$5]+[.E1669]*[.$I$5]/(2*3.14)" office:value-type="float" office:value="5.213">
            <text:p>5.21</text:p>
          </table:table-cell>
          <table:table-cell table:number-columns-repeated="3"/>
        </table:table-row>
        <table:table-row table:style-name="ro2">
          <table:table-cell table:formula="of:=6.28*[.B1670]/3200" office:value-type="float" office:value="32.675625">
            <text:p>32.675625</text:p>
          </table:table-cell>
          <table:table-cell office:value-type="float" office:value="16650">
            <text:p>16650</text:p>
          </table:table-cell>
          <table:table-cell table:formula="of:=[.G1670]/36" office:value-type="float" office:value="23.8840431857639">
            <text:p>23.88</text:p>
          </table:table-cell>
          <table:table-cell table:formula="of:=[.E1670]/(2*3.1415)" office:value-type="float" office:value="1.41963433073373">
            <text:p>1.42</text:p>
          </table:table-cell>
          <table:table-cell table:formula="of:=[.F1670]*6.28/[.$K$1]" office:value-type="float" office:value="8.9195625">
            <text:p>8.92</text:p>
          </table:table-cell>
          <table:table-cell office:value-type="float" office:value="4545">
            <text:p>4545.00</text:p>
          </table:table-cell>
          <table:table-cell table:formula="of:=[.G1669]+[.H1670]*0.1" office:value-type="float" office:value="859.8255546875">
            <text:p>859.83</text:p>
          </table:table-cell>
          <table:table-cell table:formula="of:=[.$H$5]+[.E1670]*[.$I$5]/(2*3.14)" office:value-type="float" office:value="5.213046875">
            <text:p>5.21</text:p>
          </table:table-cell>
          <table:table-cell table:number-columns-repeated="3"/>
        </table:table-row>
        <table:table-row table:style-name="ro2">
          <table:table-cell table:formula="of:=6.28*[.B1671]/3200" office:value-type="float" office:value="32.69525">
            <text:p>32.69525</text:p>
          </table:table-cell>
          <table:table-cell office:value-type="float" office:value="16660">
            <text:p>16660</text:p>
          </table:table-cell>
          <table:table-cell table:formula="of:=[.G1671]/36" office:value-type="float" office:value="23.8985240017361">
            <text:p>23.90</text:p>
          </table:table-cell>
          <table:table-cell table:formula="of:=[.E1671]/(2*3.1415)" office:value-type="float" office:value="1.41994668152157">
            <text:p>1.42</text:p>
          </table:table-cell>
          <table:table-cell table:formula="of:=[.F1671]*6.28/[.$K$1]" office:value-type="float" office:value="8.921525">
            <text:p>8.92</text:p>
          </table:table-cell>
          <table:table-cell office:value-type="float" office:value="4546">
            <text:p>4546.00</text:p>
          </table:table-cell>
          <table:table-cell table:formula="of:=[.G1670]+[.H1671]*0.1" office:value-type="float" office:value="860.3468640625">
            <text:p>860.35</text:p>
          </table:table-cell>
          <table:table-cell table:formula="of:=[.$H$5]+[.E1671]*[.$I$5]/(2*3.14)" office:value-type="float" office:value="5.21309375">
            <text:p>5.21</text:p>
          </table:table-cell>
          <table:table-cell table:number-columns-repeated="3"/>
        </table:table-row>
        <table:table-row table:style-name="ro2">
          <table:table-cell table:formula="of:=6.28*[.B1672]/3200" office:value-type="float" office:value="32.714875">
            <text:p>32.714875</text:p>
          </table:table-cell>
          <table:table-cell office:value-type="float" office:value="16670">
            <text:p>16670</text:p>
          </table:table-cell>
          <table:table-cell table:formula="of:=[.G1672]/36" office:value-type="float" office:value="23.9130049479167">
            <text:p>23.91</text:p>
          </table:table-cell>
          <table:table-cell table:formula="of:=[.E1672]/(2*3.1415)" office:value-type="float" office:value="1.42025903230941">
            <text:p>1.42</text:p>
          </table:table-cell>
          <table:table-cell table:formula="of:=[.F1672]*6.28/[.$K$1]" office:value-type="float" office:value="8.9234875">
            <text:p>8.92</text:p>
          </table:table-cell>
          <table:table-cell office:value-type="float" office:value="4547">
            <text:p>4547.00</text:p>
          </table:table-cell>
          <table:table-cell table:formula="of:=[.G1671]+[.H1672]*0.1" office:value-type="float" office:value="860.868178125">
            <text:p>860.87</text:p>
          </table:table-cell>
          <table:table-cell table:formula="of:=[.$H$5]+[.E1672]*[.$I$5]/(2*3.14)" office:value-type="float" office:value="5.213140625">
            <text:p>5.21</text:p>
          </table:table-cell>
          <table:table-cell table:number-columns-repeated="3"/>
        </table:table-row>
        <table:table-row table:style-name="ro2">
          <table:table-cell table:formula="of:=6.28*[.B1673]/3200" office:value-type="float" office:value="32.7345">
            <text:p>32.7345</text:p>
          </table:table-cell>
          <table:table-cell office:value-type="float" office:value="16680">
            <text:p>16680</text:p>
          </table:table-cell>
          <table:table-cell table:formula="of:=[.G1673]/36" office:value-type="float" office:value="23.9274860243056">
            <text:p>23.93</text:p>
          </table:table-cell>
          <table:table-cell table:formula="of:=[.E1673]/(2*3.1415)" office:value-type="float" office:value="1.42057138309725">
            <text:p>1.42</text:p>
          </table:table-cell>
          <table:table-cell table:formula="of:=[.F1673]*6.28/[.$K$1]" office:value-type="float" office:value="8.92545">
            <text:p>8.93</text:p>
          </table:table-cell>
          <table:table-cell office:value-type="float" office:value="4548">
            <text:p>4548.00</text:p>
          </table:table-cell>
          <table:table-cell table:formula="of:=[.G1672]+[.H1673]*0.1" office:value-type="float" office:value="861.389496875">
            <text:p>861.39</text:p>
          </table:table-cell>
          <table:table-cell table:formula="of:=[.$H$5]+[.E1673]*[.$I$5]/(2*3.14)" office:value-type="float" office:value="5.2131875">
            <text:p>5.21</text:p>
          </table:table-cell>
          <table:table-cell table:number-columns-repeated="3"/>
        </table:table-row>
        <table:table-row table:style-name="ro2">
          <table:table-cell table:formula="of:=6.28*[.B1674]/3200" office:value-type="float" office:value="32.754125">
            <text:p>32.754125</text:p>
          </table:table-cell>
          <table:table-cell office:value-type="float" office:value="16690">
            <text:p>16690</text:p>
          </table:table-cell>
          <table:table-cell table:formula="of:=[.G1674]/36" office:value-type="float" office:value="23.9419672309028">
            <text:p>23.94</text:p>
          </table:table-cell>
          <table:table-cell table:formula="of:=[.E1674]/(2*3.1415)" office:value-type="float" office:value="1.42088373388509">
            <text:p>1.42</text:p>
          </table:table-cell>
          <table:table-cell table:formula="of:=[.F1674]*6.28/[.$K$1]" office:value-type="float" office:value="8.9274125">
            <text:p>8.93</text:p>
          </table:table-cell>
          <table:table-cell office:value-type="float" office:value="4549">
            <text:p>4549.00</text:p>
          </table:table-cell>
          <table:table-cell table:formula="of:=[.G1673]+[.H1674]*0.1" office:value-type="float" office:value="861.9108203125">
            <text:p>861.91</text:p>
          </table:table-cell>
          <table:table-cell table:formula="of:=[.$H$5]+[.E1674]*[.$I$5]/(2*3.14)" office:value-type="float" office:value="5.213234375">
            <text:p>5.21</text:p>
          </table:table-cell>
          <table:table-cell table:number-columns-repeated="3"/>
        </table:table-row>
        <table:table-row table:style-name="ro2">
          <table:table-cell table:formula="of:=6.28*[.B1675]/3200" office:value-type="float" office:value="32.77375">
            <text:p>32.77375</text:p>
          </table:table-cell>
          <table:table-cell office:value-type="float" office:value="16700">
            <text:p>16700</text:p>
          </table:table-cell>
          <table:table-cell table:formula="of:=[.G1675]/36" office:value-type="float" office:value="23.9564485677083">
            <text:p>23.96</text:p>
          </table:table-cell>
          <table:table-cell table:formula="of:=[.E1675]/(2*3.1415)" office:value-type="float" office:value="1.42119608467293">
            <text:p>1.42</text:p>
          </table:table-cell>
          <table:table-cell table:formula="of:=[.F1675]*6.28/[.$K$1]" office:value-type="float" office:value="8.929375">
            <text:p>8.93</text:p>
          </table:table-cell>
          <table:table-cell office:value-type="float" office:value="4550">
            <text:p>4550.00</text:p>
          </table:table-cell>
          <table:table-cell table:formula="of:=[.G1674]+[.H1675]*0.1" office:value-type="float" office:value="862.4321484375">
            <text:p>862.43</text:p>
          </table:table-cell>
          <table:table-cell table:formula="of:=[.$H$5]+[.E1675]*[.$I$5]/(2*3.14)" office:value-type="float" office:value="5.21328125">
            <text:p>5.21</text:p>
          </table:table-cell>
          <table:table-cell table:number-columns-repeated="3"/>
        </table:table-row>
        <table:table-row table:style-name="ro2">
          <table:table-cell table:formula="of:=6.28*[.B1676]/3200" office:value-type="float" office:value="32.793375">
            <text:p>32.793375</text:p>
          </table:table-cell>
          <table:table-cell office:value-type="float" office:value="16710">
            <text:p>16710</text:p>
          </table:table-cell>
          <table:table-cell table:formula="of:=[.G1676]/36" office:value-type="float" office:value="23.9709300347222">
            <text:p>23.97</text:p>
          </table:table-cell>
          <table:table-cell table:formula="of:=[.E1676]/(2*3.1415)" office:value-type="float" office:value="1.42150843546077">
            <text:p>1.42</text:p>
          </table:table-cell>
          <table:table-cell table:formula="of:=[.F1676]*6.28/[.$K$1]" office:value-type="float" office:value="8.9313375">
            <text:p>8.93</text:p>
          </table:table-cell>
          <table:table-cell office:value-type="float" office:value="4551">
            <text:p>4551.00</text:p>
          </table:table-cell>
          <table:table-cell table:formula="of:=[.G1675]+[.H1676]*0.1" office:value-type="float" office:value="862.95348125">
            <text:p>862.95</text:p>
          </table:table-cell>
          <table:table-cell table:formula="of:=[.$H$5]+[.E1676]*[.$I$5]/(2*3.14)" office:value-type="float" office:value="5.213328125">
            <text:p>5.21</text:p>
          </table:table-cell>
          <table:table-cell table:number-columns-repeated="3"/>
        </table:table-row>
        <table:table-row table:style-name="ro2">
          <table:table-cell table:formula="of:=6.28*[.B1677]/3200" office:value-type="float" office:value="32.813">
            <text:p>32.813</text:p>
          </table:table-cell>
          <table:table-cell office:value-type="float" office:value="16720">
            <text:p>16720</text:p>
          </table:table-cell>
          <table:table-cell table:formula="of:=[.G1677]/36" office:value-type="float" office:value="23.9854116319444">
            <text:p>23.99</text:p>
          </table:table-cell>
          <table:table-cell table:formula="of:=[.E1677]/(2*3.1415)" office:value-type="float" office:value="1.42182078624861">
            <text:p>1.42</text:p>
          </table:table-cell>
          <table:table-cell table:formula="of:=[.F1677]*6.28/[.$K$1]" office:value-type="float" office:value="8.9333">
            <text:p>8.93</text:p>
          </table:table-cell>
          <table:table-cell office:value-type="float" office:value="4552">
            <text:p>4552.00</text:p>
          </table:table-cell>
          <table:table-cell table:formula="of:=[.G1676]+[.H1677]*0.1" office:value-type="float" office:value="863.47481875">
            <text:p>863.47</text:p>
          </table:table-cell>
          <table:table-cell table:formula="of:=[.$H$5]+[.E1677]*[.$I$5]/(2*3.14)" office:value-type="float" office:value="5.213375">
            <text:p>5.21</text:p>
          </table:table-cell>
          <table:table-cell table:number-columns-repeated="3"/>
        </table:table-row>
        <table:table-row table:style-name="ro2">
          <table:table-cell table:formula="of:=6.28*[.B1678]/3200" office:value-type="float" office:value="32.832625">
            <text:p>32.832625</text:p>
          </table:table-cell>
          <table:table-cell office:value-type="float" office:value="16730">
            <text:p>16730</text:p>
          </table:table-cell>
          <table:table-cell table:formula="of:=[.G1678]/36" office:value-type="float" office:value="23.999893359375">
            <text:p>24.00</text:p>
          </table:table-cell>
          <table:table-cell table:formula="of:=[.E1678]/(2*3.1415)" office:value-type="float" office:value="1.42213313703645">
            <text:p>1.42</text:p>
          </table:table-cell>
          <table:table-cell table:formula="of:=[.F1678]*6.28/[.$K$1]" office:value-type="float" office:value="8.9352625">
            <text:p>8.94</text:p>
          </table:table-cell>
          <table:table-cell office:value-type="float" office:value="4553">
            <text:p>4553.00</text:p>
          </table:table-cell>
          <table:table-cell table:formula="of:=[.G1677]+[.H1678]*0.1" office:value-type="float" office:value="863.9961609375">
            <text:p>864.00</text:p>
          </table:table-cell>
          <table:table-cell table:formula="of:=[.$H$5]+[.E1678]*[.$I$5]/(2*3.14)" office:value-type="float" office:value="5.213421875">
            <text:p>5.21</text:p>
          </table:table-cell>
          <table:table-cell table:number-columns-repeated="3"/>
        </table:table-row>
        <table:table-row table:style-name="ro2">
          <table:table-cell table:formula="of:=6.28*[.B1679]/3200" office:value-type="float" office:value="32.85225">
            <text:p>32.85225</text:p>
          </table:table-cell>
          <table:table-cell office:value-type="float" office:value="16740">
            <text:p>16740</text:p>
          </table:table-cell>
          <table:table-cell table:formula="of:=[.G1679]/36" office:value-type="float" office:value="24.0143752170139">
            <text:p>24.01</text:p>
          </table:table-cell>
          <table:table-cell table:formula="of:=[.E1679]/(2*3.1415)" office:value-type="float" office:value="1.42244548782429">
            <text:p>1.42</text:p>
          </table:table-cell>
          <table:table-cell table:formula="of:=[.F1679]*6.28/[.$K$1]" office:value-type="float" office:value="8.937225">
            <text:p>8.94</text:p>
          </table:table-cell>
          <table:table-cell office:value-type="float" office:value="4554">
            <text:p>4554.00</text:p>
          </table:table-cell>
          <table:table-cell table:formula="of:=[.G1678]+[.H1679]*0.1" office:value-type="float" office:value="864.5175078125">
            <text:p>864.52</text:p>
          </table:table-cell>
          <table:table-cell table:formula="of:=[.$H$5]+[.E1679]*[.$I$5]/(2*3.14)" office:value-type="float" office:value="5.21346875">
            <text:p>5.21</text:p>
          </table:table-cell>
          <table:table-cell table:number-columns-repeated="3"/>
        </table:table-row>
        <table:table-row table:style-name="ro2">
          <table:table-cell table:formula="of:=6.28*[.B1680]/3200" office:value-type="float" office:value="32.871875">
            <text:p>32.871875</text:p>
          </table:table-cell>
          <table:table-cell office:value-type="float" office:value="16750">
            <text:p>16750</text:p>
          </table:table-cell>
          <table:table-cell table:formula="of:=[.G1680]/36" office:value-type="float" office:value="24.0288572048611">
            <text:p>24.03</text:p>
          </table:table-cell>
          <table:table-cell table:formula="of:=[.E1680]/(2*3.1415)" office:value-type="float" office:value="1.42275783861213">
            <text:p>1.42</text:p>
          </table:table-cell>
          <table:table-cell table:formula="of:=[.F1680]*6.28/[.$K$1]" office:value-type="float" office:value="8.9391875">
            <text:p>8.94</text:p>
          </table:table-cell>
          <table:table-cell office:value-type="float" office:value="4555">
            <text:p>4555.00</text:p>
          </table:table-cell>
          <table:table-cell table:formula="of:=[.G1679]+[.H1680]*0.1" office:value-type="float" office:value="865.038859375">
            <text:p>865.04</text:p>
          </table:table-cell>
          <table:table-cell table:formula="of:=[.$H$5]+[.E1680]*[.$I$5]/(2*3.14)" office:value-type="float" office:value="5.213515625">
            <text:p>5.21</text:p>
          </table:table-cell>
          <table:table-cell table:number-columns-repeated="3"/>
        </table:table-row>
        <table:table-row table:style-name="ro2">
          <table:table-cell table:formula="of:=6.28*[.B1681]/3200" office:value-type="float" office:value="32.8915">
            <text:p>32.8915</text:p>
          </table:table-cell>
          <table:table-cell office:value-type="float" office:value="16760">
            <text:p>16760</text:p>
          </table:table-cell>
          <table:table-cell table:formula="of:=[.G1681]/36" office:value-type="float" office:value="24.0433393229167">
            <text:p>24.04</text:p>
          </table:table-cell>
          <table:table-cell table:formula="of:=[.E1681]/(2*3.1415)" office:value-type="float" office:value="1.42307018939997">
            <text:p>1.42</text:p>
          </table:table-cell>
          <table:table-cell table:formula="of:=[.F1681]*6.28/[.$K$1]" office:value-type="float" office:value="8.94115">
            <text:p>8.94</text:p>
          </table:table-cell>
          <table:table-cell office:value-type="float" office:value="4556">
            <text:p>4556.00</text:p>
          </table:table-cell>
          <table:table-cell table:formula="of:=[.G1680]+[.H1681]*0.1" office:value-type="float" office:value="865.560215625">
            <text:p>865.56</text:p>
          </table:table-cell>
          <table:table-cell table:formula="of:=[.$H$5]+[.E1681]*[.$I$5]/(2*3.14)" office:value-type="float" office:value="5.2135625">
            <text:p>5.21</text:p>
          </table:table-cell>
          <table:table-cell table:number-columns-repeated="3"/>
        </table:table-row>
        <table:table-row table:style-name="ro2">
          <table:table-cell table:formula="of:=6.28*[.B1682]/3200" office:value-type="float" office:value="32.911125">
            <text:p>32.911125</text:p>
          </table:table-cell>
          <table:table-cell office:value-type="float" office:value="16770">
            <text:p>16770</text:p>
          </table:table-cell>
          <table:table-cell table:formula="of:=[.G1682]/36" office:value-type="float" office:value="24.0578215711805">
            <text:p>24.06</text:p>
          </table:table-cell>
          <table:table-cell table:formula="of:=[.E1682]/(2*3.1415)" office:value-type="float" office:value="1.42338254018781">
            <text:p>1.42</text:p>
          </table:table-cell>
          <table:table-cell table:formula="of:=[.F1682]*6.28/[.$K$1]" office:value-type="float" office:value="8.9431125">
            <text:p>8.94</text:p>
          </table:table-cell>
          <table:table-cell office:value-type="float" office:value="4557">
            <text:p>4557.00</text:p>
          </table:table-cell>
          <table:table-cell table:formula="of:=[.G1681]+[.H1682]*0.1" office:value-type="float" office:value="866.0815765625">
            <text:p>866.08</text:p>
          </table:table-cell>
          <table:table-cell table:formula="of:=[.$H$5]+[.E1682]*[.$I$5]/(2*3.14)" office:value-type="float" office:value="5.213609375">
            <text:p>5.21</text:p>
          </table:table-cell>
          <table:table-cell table:number-columns-repeated="3"/>
        </table:table-row>
        <table:table-row table:style-name="ro2">
          <table:table-cell table:formula="of:=6.28*[.B1683]/3200" office:value-type="float" office:value="32.93075">
            <text:p>32.93075</text:p>
          </table:table-cell>
          <table:table-cell office:value-type="float" office:value="16780">
            <text:p>16780</text:p>
          </table:table-cell>
          <table:table-cell table:formula="of:=[.G1683]/36" office:value-type="float" office:value="24.0723039496528">
            <text:p>24.07</text:p>
          </table:table-cell>
          <table:table-cell table:formula="of:=[.E1683]/(2*3.1415)" office:value-type="float" office:value="1.42369489097565">
            <text:p>1.42</text:p>
          </table:table-cell>
          <table:table-cell table:formula="of:=[.F1683]*6.28/[.$K$1]" office:value-type="float" office:value="8.945075">
            <text:p>8.95</text:p>
          </table:table-cell>
          <table:table-cell office:value-type="float" office:value="4558">
            <text:p>4558.00</text:p>
          </table:table-cell>
          <table:table-cell table:formula="of:=[.G1682]+[.H1683]*0.1" office:value-type="float" office:value="866.6029421875">
            <text:p>866.60</text:p>
          </table:table-cell>
          <table:table-cell table:formula="of:=[.$H$5]+[.E1683]*[.$I$5]/(2*3.14)" office:value-type="float" office:value="5.21365625">
            <text:p>5.21</text:p>
          </table:table-cell>
          <table:table-cell table:number-columns-repeated="3"/>
        </table:table-row>
        <table:table-row table:style-name="ro2">
          <table:table-cell table:formula="of:=6.28*[.B1684]/3200" office:value-type="float" office:value="32.950375">
            <text:p>32.950375</text:p>
          </table:table-cell>
          <table:table-cell office:value-type="float" office:value="16790">
            <text:p>16790</text:p>
          </table:table-cell>
          <table:table-cell table:formula="of:=[.G1684]/36" office:value-type="float" office:value="24.0867864583333">
            <text:p>24.09</text:p>
          </table:table-cell>
          <table:table-cell table:formula="of:=[.E1684]/(2*3.1415)" office:value-type="float" office:value="1.42400724176349">
            <text:p>1.42</text:p>
          </table:table-cell>
          <table:table-cell table:formula="of:=[.F1684]*6.28/[.$K$1]" office:value-type="float" office:value="8.9470375">
            <text:p>8.95</text:p>
          </table:table-cell>
          <table:table-cell office:value-type="float" office:value="4559">
            <text:p>4559.00</text:p>
          </table:table-cell>
          <table:table-cell table:formula="of:=[.G1683]+[.H1684]*0.1" office:value-type="float" office:value="867.1243125">
            <text:p>867.12</text:p>
          </table:table-cell>
          <table:table-cell table:formula="of:=[.$H$5]+[.E1684]*[.$I$5]/(2*3.14)" office:value-type="float" office:value="5.213703125">
            <text:p>5.21</text:p>
          </table:table-cell>
          <table:table-cell table:number-columns-repeated="3"/>
        </table:table-row>
        <table:table-row table:style-name="ro2">
          <table:table-cell table:formula="of:=6.28*[.B1685]/3200" office:value-type="float" office:value="32.97">
            <text:p>32.97</text:p>
          </table:table-cell>
          <table:table-cell office:value-type="float" office:value="16800">
            <text:p>16800</text:p>
          </table:table-cell>
          <table:table-cell table:formula="of:=[.G1685]/36" office:value-type="float" office:value="24.1012690972222">
            <text:p>24.10</text:p>
          </table:table-cell>
          <table:table-cell table:formula="of:=[.E1685]/(2*3.1415)" office:value-type="float" office:value="1.42431959255133">
            <text:p>1.42</text:p>
          </table:table-cell>
          <table:table-cell table:formula="of:=[.F1685]*6.28/[.$K$1]" office:value-type="float" office:value="8.949">
            <text:p>8.95</text:p>
          </table:table-cell>
          <table:table-cell office:value-type="float" office:value="4560">
            <text:p>4560.00</text:p>
          </table:table-cell>
          <table:table-cell table:formula="of:=[.G1684]+[.H1685]*0.1" office:value-type="float" office:value="867.6456875">
            <text:p>867.65</text:p>
          </table:table-cell>
          <table:table-cell table:formula="of:=[.$H$5]+[.E1685]*[.$I$5]/(2*3.14)" office:value-type="float" office:value="5.21375">
            <text:p>5.21</text:p>
          </table:table-cell>
          <table:table-cell table:number-columns-repeated="3"/>
        </table:table-row>
        <table:table-row table:style-name="ro2">
          <table:table-cell table:formula="of:=6.28*[.B1686]/3200" office:value-type="float" office:value="32.989625">
            <text:p>32.989625</text:p>
          </table:table-cell>
          <table:table-cell office:value-type="float" office:value="16810">
            <text:p>16810</text:p>
          </table:table-cell>
          <table:table-cell table:formula="of:=[.G1686]/36" office:value-type="float" office:value="24.1157518663194">
            <text:p>24.12</text:p>
          </table:table-cell>
          <table:table-cell table:formula="of:=[.E1686]/(2*3.1415)" office:value-type="float" office:value="1.42463194333917">
            <text:p>1.42</text:p>
          </table:table-cell>
          <table:table-cell table:formula="of:=[.F1686]*6.28/[.$K$1]" office:value-type="float" office:value="8.9509625">
            <text:p>8.95</text:p>
          </table:table-cell>
          <table:table-cell office:value-type="float" office:value="4561">
            <text:p>4561.00</text:p>
          </table:table-cell>
          <table:table-cell table:formula="of:=[.G1685]+[.H1686]*0.1" office:value-type="float" office:value="868.1670671875">
            <text:p>868.17</text:p>
          </table:table-cell>
          <table:table-cell table:formula="of:=[.$H$5]+[.E1686]*[.$I$5]/(2*3.14)" office:value-type="float" office:value="5.213796875">
            <text:p>5.21</text:p>
          </table:table-cell>
          <table:table-cell table:number-columns-repeated="3"/>
        </table:table-row>
        <table:table-row table:style-name="ro2">
          <table:table-cell table:formula="of:=6.28*[.B1687]/3200" office:value-type="float" office:value="33.00925">
            <text:p>33.00925</text:p>
          </table:table-cell>
          <table:table-cell office:value-type="float" office:value="16820">
            <text:p>16820</text:p>
          </table:table-cell>
          <table:table-cell table:formula="of:=[.G1687]/36" office:value-type="float" office:value="24.130234765625">
            <text:p>24.13</text:p>
          </table:table-cell>
          <table:table-cell table:formula="of:=[.E1687]/(2*3.1415)" office:value-type="float" office:value="1.42494429412701">
            <text:p>1.42</text:p>
          </table:table-cell>
          <table:table-cell table:formula="of:=[.F1687]*6.28/[.$K$1]" office:value-type="float" office:value="8.952925">
            <text:p>8.95</text:p>
          </table:table-cell>
          <table:table-cell office:value-type="float" office:value="4562">
            <text:p>4562.00</text:p>
          </table:table-cell>
          <table:table-cell table:formula="of:=[.G1686]+[.H1687]*0.1" office:value-type="float" office:value="868.6884515625">
            <text:p>868.69</text:p>
          </table:table-cell>
          <table:table-cell table:formula="of:=[.$H$5]+[.E1687]*[.$I$5]/(2*3.14)" office:value-type="float" office:value="5.21384375">
            <text:p>5.21</text:p>
          </table:table-cell>
          <table:table-cell table:number-columns-repeated="3"/>
        </table:table-row>
        <table:table-row table:style-name="ro2">
          <table:table-cell table:formula="of:=6.28*[.B1688]/3200" office:value-type="float" office:value="33.028875">
            <text:p>33.028875</text:p>
          </table:table-cell>
          <table:table-cell office:value-type="float" office:value="16830">
            <text:p>16830</text:p>
          </table:table-cell>
          <table:table-cell table:formula="of:=[.G1688]/36" office:value-type="float" office:value="24.1447177951389">
            <text:p>24.14</text:p>
          </table:table-cell>
          <table:table-cell table:formula="of:=[.E1688]/(2*3.1415)" office:value-type="float" office:value="1.42525664491485">
            <text:p>1.43</text:p>
          </table:table-cell>
          <table:table-cell table:formula="of:=[.F1688]*6.28/[.$K$1]" office:value-type="float" office:value="8.9548875">
            <text:p>8.95</text:p>
          </table:table-cell>
          <table:table-cell office:value-type="float" office:value="4563">
            <text:p>4563.00</text:p>
          </table:table-cell>
          <table:table-cell table:formula="of:=[.G1687]+[.H1688]*0.1" office:value-type="float" office:value="869.209840625">
            <text:p>869.21</text:p>
          </table:table-cell>
          <table:table-cell table:formula="of:=[.$H$5]+[.E1688]*[.$I$5]/(2*3.14)" office:value-type="float" office:value="5.213890625">
            <text:p>5.21</text:p>
          </table:table-cell>
          <table:table-cell table:number-columns-repeated="3"/>
        </table:table-row>
        <table:table-row table:style-name="ro2">
          <table:table-cell table:formula="of:=6.28*[.B1689]/3200" office:value-type="float" office:value="33.0485">
            <text:p>33.0485</text:p>
          </table:table-cell>
          <table:table-cell office:value-type="float" office:value="16840">
            <text:p>16840</text:p>
          </table:table-cell>
          <table:table-cell table:formula="of:=[.G1689]/36" office:value-type="float" office:value="24.1592009548611">
            <text:p>24.16</text:p>
          </table:table-cell>
          <table:table-cell table:formula="of:=[.E1689]/(2*3.1415)" office:value-type="float" office:value="1.42556899570269">
            <text:p>1.43</text:p>
          </table:table-cell>
          <table:table-cell table:formula="of:=[.F1689]*6.28/[.$K$1]" office:value-type="float" office:value="8.95685">
            <text:p>8.96</text:p>
          </table:table-cell>
          <table:table-cell office:value-type="float" office:value="4564">
            <text:p>4564.00</text:p>
          </table:table-cell>
          <table:table-cell table:formula="of:=[.G1688]+[.H1689]*0.1" office:value-type="float" office:value="869.731234375">
            <text:p>869.73</text:p>
          </table:table-cell>
          <table:table-cell table:formula="of:=[.$H$5]+[.E1689]*[.$I$5]/(2*3.14)" office:value-type="float" office:value="5.2139375">
            <text:p>5.21</text:p>
          </table:table-cell>
          <table:table-cell table:number-columns-repeated="3"/>
        </table:table-row>
        <table:table-row table:style-name="ro2">
          <table:table-cell table:formula="of:=6.28*[.B1690]/3200" office:value-type="float" office:value="33.068125">
            <text:p>33.068125</text:p>
          </table:table-cell>
          <table:table-cell office:value-type="float" office:value="16850">
            <text:p>16850</text:p>
          </table:table-cell>
          <table:table-cell table:formula="of:=[.G1690]/36" office:value-type="float" office:value="24.1736842447917">
            <text:p>24.17</text:p>
          </table:table-cell>
          <table:table-cell table:formula="of:=[.E1690]/(2*3.1415)" office:value-type="float" office:value="1.42588134649053">
            <text:p>1.43</text:p>
          </table:table-cell>
          <table:table-cell table:formula="of:=[.F1690]*6.28/[.$K$1]" office:value-type="float" office:value="8.9588125">
            <text:p>8.96</text:p>
          </table:table-cell>
          <table:table-cell office:value-type="float" office:value="4565">
            <text:p>4565.00</text:p>
          </table:table-cell>
          <table:table-cell table:formula="of:=[.G1689]+[.H1690]*0.1" office:value-type="float" office:value="870.2526328125">
            <text:p>870.25</text:p>
          </table:table-cell>
          <table:table-cell table:formula="of:=[.$H$5]+[.E1690]*[.$I$5]/(2*3.14)" office:value-type="float" office:value="5.213984375">
            <text:p>5.21</text:p>
          </table:table-cell>
          <table:table-cell table:number-columns-repeated="3"/>
        </table:table-row>
        <table:table-row table:style-name="ro2">
          <table:table-cell table:formula="of:=6.28*[.B1691]/3200" office:value-type="float" office:value="33.08775">
            <text:p>33.08775</text:p>
          </table:table-cell>
          <table:table-cell office:value-type="float" office:value="16860">
            <text:p>16860</text:p>
          </table:table-cell>
          <table:table-cell table:formula="of:=[.G1691]/36" office:value-type="float" office:value="24.1881676649306">
            <text:p>24.19</text:p>
          </table:table-cell>
          <table:table-cell table:formula="of:=[.E1691]/(2*3.1415)" office:value-type="float" office:value="1.42619369727837">
            <text:p>1.43</text:p>
          </table:table-cell>
          <table:table-cell table:formula="of:=[.F1691]*6.28/[.$K$1]" office:value-type="float" office:value="8.960775">
            <text:p>8.96</text:p>
          </table:table-cell>
          <table:table-cell office:value-type="float" office:value="4566">
            <text:p>4566.00</text:p>
          </table:table-cell>
          <table:table-cell table:formula="of:=[.G1690]+[.H1691]*0.1" office:value-type="float" office:value="870.7740359375">
            <text:p>870.77</text:p>
          </table:table-cell>
          <table:table-cell table:formula="of:=[.$H$5]+[.E1691]*[.$I$5]/(2*3.14)" office:value-type="float" office:value="5.21403125">
            <text:p>5.21</text:p>
          </table:table-cell>
          <table:table-cell table:number-columns-repeated="3"/>
        </table:table-row>
        <table:table-row table:style-name="ro2">
          <table:table-cell table:formula="of:=6.28*[.B1692]/3200" office:value-type="float" office:value="33.107375">
            <text:p>33.107375</text:p>
          </table:table-cell>
          <table:table-cell office:value-type="float" office:value="16870">
            <text:p>16870</text:p>
          </table:table-cell>
          <table:table-cell table:formula="of:=[.G1692]/36" office:value-type="float" office:value="24.2026512152778">
            <text:p>24.20</text:p>
          </table:table-cell>
          <table:table-cell table:formula="of:=[.E1692]/(2*3.1415)" office:value-type="float" office:value="1.42650604806621">
            <text:p>1.43</text:p>
          </table:table-cell>
          <table:table-cell table:formula="of:=[.F1692]*6.28/[.$K$1]" office:value-type="float" office:value="8.9627375">
            <text:p>8.96</text:p>
          </table:table-cell>
          <table:table-cell office:value-type="float" office:value="4567">
            <text:p>4567.00</text:p>
          </table:table-cell>
          <table:table-cell table:formula="of:=[.G1691]+[.H1692]*0.1" office:value-type="float" office:value="871.29544375">
            <text:p>871.30</text:p>
          </table:table-cell>
          <table:table-cell table:formula="of:=[.$H$5]+[.E1692]*[.$I$5]/(2*3.14)" office:value-type="float" office:value="5.214078125">
            <text:p>5.21</text:p>
          </table:table-cell>
          <table:table-cell table:number-columns-repeated="3"/>
        </table:table-row>
        <table:table-row table:style-name="ro2">
          <table:table-cell table:formula="of:=6.28*[.B1693]/3200" office:value-type="float" office:value="33.127">
            <text:p>33.127</text:p>
          </table:table-cell>
          <table:table-cell office:value-type="float" office:value="16880">
            <text:p>16880</text:p>
          </table:table-cell>
          <table:table-cell table:formula="of:=[.G1693]/36" office:value-type="float" office:value="24.2171348958333">
            <text:p>24.22</text:p>
          </table:table-cell>
          <table:table-cell table:formula="of:=[.E1693]/(2*3.1415)" office:value-type="float" office:value="1.42681839885405">
            <text:p>1.43</text:p>
          </table:table-cell>
          <table:table-cell table:formula="of:=[.F1693]*6.28/[.$K$1]" office:value-type="float" office:value="8.9647">
            <text:p>8.96</text:p>
          </table:table-cell>
          <table:table-cell office:value-type="float" office:value="4568">
            <text:p>4568.00</text:p>
          </table:table-cell>
          <table:table-cell table:formula="of:=[.G1692]+[.H1693]*0.1" office:value-type="float" office:value="871.81685625">
            <text:p>871.82</text:p>
          </table:table-cell>
          <table:table-cell table:formula="of:=[.$H$5]+[.E1693]*[.$I$5]/(2*3.14)" office:value-type="float" office:value="5.214125">
            <text:p>5.21</text:p>
          </table:table-cell>
          <table:table-cell table:number-columns-repeated="3"/>
        </table:table-row>
        <table:table-row table:style-name="ro2">
          <table:table-cell table:formula="of:=6.28*[.B1694]/3200" office:value-type="float" office:value="33.146625">
            <text:p>33.146625</text:p>
          </table:table-cell>
          <table:table-cell office:value-type="float" office:value="16890">
            <text:p>16890</text:p>
          </table:table-cell>
          <table:table-cell table:formula="of:=[.G1694]/36" office:value-type="float" office:value="24.2316187065972">
            <text:p>24.23</text:p>
          </table:table-cell>
          <table:table-cell table:formula="of:=[.E1694]/(2*3.1415)" office:value-type="float" office:value="1.42713074964189">
            <text:p>1.43</text:p>
          </table:table-cell>
          <table:table-cell table:formula="of:=[.F1694]*6.28/[.$K$1]" office:value-type="float" office:value="8.9666625">
            <text:p>8.97</text:p>
          </table:table-cell>
          <table:table-cell office:value-type="float" office:value="4569">
            <text:p>4569.00</text:p>
          </table:table-cell>
          <table:table-cell table:formula="of:=[.G1693]+[.H1694]*0.1" office:value-type="float" office:value="872.3382734375">
            <text:p>872.34</text:p>
          </table:table-cell>
          <table:table-cell table:formula="of:=[.$H$5]+[.E1694]*[.$I$5]/(2*3.14)" office:value-type="float" office:value="5.214171875">
            <text:p>5.21</text:p>
          </table:table-cell>
          <table:table-cell table:number-columns-repeated="3"/>
        </table:table-row>
        <table:table-row table:style-name="ro2">
          <table:table-cell table:formula="of:=6.28*[.B1695]/3200" office:value-type="float" office:value="33.16625">
            <text:p>33.16625</text:p>
          </table:table-cell>
          <table:table-cell office:value-type="float" office:value="16900">
            <text:p>16900</text:p>
          </table:table-cell>
          <table:table-cell table:formula="of:=[.G1695]/36" office:value-type="float" office:value="24.2461026475694">
            <text:p>24.25</text:p>
          </table:table-cell>
          <table:table-cell table:formula="of:=[.E1695]/(2*3.1415)" office:value-type="float" office:value="1.42744310042973">
            <text:p>1.43</text:p>
          </table:table-cell>
          <table:table-cell table:formula="of:=[.F1695]*6.28/[.$K$1]" office:value-type="float" office:value="8.968625">
            <text:p>8.97</text:p>
          </table:table-cell>
          <table:table-cell office:value-type="float" office:value="4570">
            <text:p>4570.00</text:p>
          </table:table-cell>
          <table:table-cell table:formula="of:=[.G1694]+[.H1695]*0.1" office:value-type="float" office:value="872.8596953125">
            <text:p>872.86</text:p>
          </table:table-cell>
          <table:table-cell table:formula="of:=[.$H$5]+[.E1695]*[.$I$5]/(2*3.14)" office:value-type="float" office:value="5.21421875">
            <text:p>5.21</text:p>
          </table:table-cell>
          <table:table-cell table:number-columns-repeated="3"/>
        </table:table-row>
        <table:table-row table:style-name="ro2">
          <table:table-cell table:formula="of:=6.28*[.B1696]/3200" office:value-type="float" office:value="33.185875">
            <text:p>33.185875</text:p>
          </table:table-cell>
          <table:table-cell office:value-type="float" office:value="16910">
            <text:p>16910</text:p>
          </table:table-cell>
          <table:table-cell table:formula="of:=[.G1696]/36" office:value-type="float" office:value="24.26058671875">
            <text:p>24.26</text:p>
          </table:table-cell>
          <table:table-cell table:formula="of:=[.E1696]/(2*3.1415)" office:value-type="float" office:value="1.42775545121757">
            <text:p>1.43</text:p>
          </table:table-cell>
          <table:table-cell table:formula="of:=[.F1696]*6.28/[.$K$1]" office:value-type="float" office:value="8.9705875">
            <text:p>8.97</text:p>
          </table:table-cell>
          <table:table-cell office:value-type="float" office:value="4571">
            <text:p>4571.00</text:p>
          </table:table-cell>
          <table:table-cell table:formula="of:=[.G1695]+[.H1696]*0.1" office:value-type="float" office:value="873.381121875">
            <text:p>873.38</text:p>
          </table:table-cell>
          <table:table-cell table:formula="of:=[.$H$5]+[.E1696]*[.$I$5]/(2*3.14)" office:value-type="float" office:value="5.214265625">
            <text:p>5.21</text:p>
          </table:table-cell>
          <table:table-cell table:number-columns-repeated="3"/>
        </table:table-row>
        <table:table-row table:style-name="ro2">
          <table:table-cell table:formula="of:=6.28*[.B1697]/3200" office:value-type="float" office:value="33.2055">
            <text:p>33.2055</text:p>
          </table:table-cell>
          <table:table-cell office:value-type="float" office:value="16920">
            <text:p>16920</text:p>
          </table:table-cell>
          <table:table-cell table:formula="of:=[.G1697]/36" office:value-type="float" office:value="24.2750709201389">
            <text:p>24.28</text:p>
          </table:table-cell>
          <table:table-cell table:formula="of:=[.E1697]/(2*3.1415)" office:value-type="float" office:value="1.42806780200541">
            <text:p>1.43</text:p>
          </table:table-cell>
          <table:table-cell table:formula="of:=[.F1697]*6.28/[.$K$1]" office:value-type="float" office:value="8.97255">
            <text:p>8.97</text:p>
          </table:table-cell>
          <table:table-cell office:value-type="float" office:value="4572">
            <text:p>4572.00</text:p>
          </table:table-cell>
          <table:table-cell table:formula="of:=[.G1696]+[.H1697]*0.1" office:value-type="float" office:value="873.902553125">
            <text:p>873.90</text:p>
          </table:table-cell>
          <table:table-cell table:formula="of:=[.$H$5]+[.E1697]*[.$I$5]/(2*3.14)" office:value-type="float" office:value="5.2143125">
            <text:p>5.21</text:p>
          </table:table-cell>
          <table:table-cell table:number-columns-repeated="3"/>
        </table:table-row>
        <table:table-row table:style-name="ro2">
          <table:table-cell table:formula="of:=6.28*[.B1698]/3200" office:value-type="float" office:value="33.225125">
            <text:p>33.225125</text:p>
          </table:table-cell>
          <table:table-cell office:value-type="float" office:value="16930">
            <text:p>16930</text:p>
          </table:table-cell>
          <table:table-cell table:formula="of:=[.G1698]/36" office:value-type="float" office:value="24.2895552517361">
            <text:p>24.29</text:p>
          </table:table-cell>
          <table:table-cell table:formula="of:=[.E1698]/(2*3.1415)" office:value-type="float" office:value="1.42838015279325">
            <text:p>1.43</text:p>
          </table:table-cell>
          <table:table-cell table:formula="of:=[.F1698]*6.28/[.$K$1]" office:value-type="float" office:value="8.9745125">
            <text:p>8.97</text:p>
          </table:table-cell>
          <table:table-cell office:value-type="float" office:value="4573">
            <text:p>4573.00</text:p>
          </table:table-cell>
          <table:table-cell table:formula="of:=[.G1697]+[.H1698]*0.1" office:value-type="float" office:value="874.4239890625">
            <text:p>874.42</text:p>
          </table:table-cell>
          <table:table-cell table:formula="of:=[.$H$5]+[.E1698]*[.$I$5]/(2*3.14)" office:value-type="float" office:value="5.214359375">
            <text:p>5.21</text:p>
          </table:table-cell>
          <table:table-cell table:number-columns-repeated="3"/>
        </table:table-row>
        <table:table-row table:style-name="ro2">
          <table:table-cell table:formula="of:=6.28*[.B1699]/3200" office:value-type="float" office:value="33.24475">
            <text:p>33.24475</text:p>
          </table:table-cell>
          <table:table-cell office:value-type="float" office:value="16940">
            <text:p>16940</text:p>
          </table:table-cell>
          <table:table-cell table:formula="of:=[.G1699]/36" office:value-type="float" office:value="24.3040397135417">
            <text:p>24.30</text:p>
          </table:table-cell>
          <table:table-cell table:formula="of:=[.E1699]/(2*3.1415)" office:value-type="float" office:value="1.42869250358109">
            <text:p>1.43</text:p>
          </table:table-cell>
          <table:table-cell table:formula="of:=[.F1699]*6.28/[.$K$1]" office:value-type="float" office:value="8.976475">
            <text:p>8.98</text:p>
          </table:table-cell>
          <table:table-cell office:value-type="float" office:value="4574">
            <text:p>4574.00</text:p>
          </table:table-cell>
          <table:table-cell table:formula="of:=[.G1698]+[.H1699]*0.1" office:value-type="float" office:value="874.9454296875">
            <text:p>874.95</text:p>
          </table:table-cell>
          <table:table-cell table:formula="of:=[.$H$5]+[.E1699]*[.$I$5]/(2*3.14)" office:value-type="float" office:value="5.21440625">
            <text:p>5.21</text:p>
          </table:table-cell>
          <table:table-cell table:number-columns-repeated="3"/>
        </table:table-row>
        <table:table-row table:style-name="ro2">
          <table:table-cell table:formula="of:=6.28*[.B1700]/3200" office:value-type="float" office:value="33.264375">
            <text:p>33.264375</text:p>
          </table:table-cell>
          <table:table-cell office:value-type="float" office:value="16950">
            <text:p>16950</text:p>
          </table:table-cell>
          <table:table-cell table:formula="of:=[.G1700]/36" office:value-type="float" office:value="24.3185243055556">
            <text:p>24.32</text:p>
          </table:table-cell>
          <table:table-cell table:formula="of:=[.E1700]/(2*3.1415)" office:value-type="float" office:value="1.42900485436893">
            <text:p>1.43</text:p>
          </table:table-cell>
          <table:table-cell table:formula="of:=[.F1700]*6.28/[.$K$1]" office:value-type="float" office:value="8.9784375">
            <text:p>8.98</text:p>
          </table:table-cell>
          <table:table-cell office:value-type="float" office:value="4575">
            <text:p>4575.00</text:p>
          </table:table-cell>
          <table:table-cell table:formula="of:=[.G1699]+[.H1700]*0.1" office:value-type="float" office:value="875.466875">
            <text:p>875.47</text:p>
          </table:table-cell>
          <table:table-cell table:formula="of:=[.$H$5]+[.E1700]*[.$I$5]/(2*3.14)" office:value-type="float" office:value="5.214453125">
            <text:p>5.21</text:p>
          </table:table-cell>
          <table:table-cell table:number-columns-repeated="3"/>
        </table:table-row>
        <table:table-row table:style-name="ro2">
          <table:table-cell table:formula="of:=6.28*[.B1701]/3200" office:value-type="float" office:value="33.284">
            <text:p>33.284</text:p>
          </table:table-cell>
          <table:table-cell office:value-type="float" office:value="16960">
            <text:p>16960</text:p>
          </table:table-cell>
          <table:table-cell table:formula="of:=[.G1701]/36" office:value-type="float" office:value="24.3330090277778">
            <text:p>24.33</text:p>
          </table:table-cell>
          <table:table-cell table:formula="of:=[.E1701]/(2*3.1415)" office:value-type="float" office:value="1.42931720515677">
            <text:p>1.43</text:p>
          </table:table-cell>
          <table:table-cell table:formula="of:=[.F1701]*6.28/[.$K$1]" office:value-type="float" office:value="8.9804">
            <text:p>8.98</text:p>
          </table:table-cell>
          <table:table-cell office:value-type="float" office:value="4576">
            <text:p>4576.00</text:p>
          </table:table-cell>
          <table:table-cell table:formula="of:=[.G1700]+[.H1701]*0.1" office:value-type="float" office:value="875.988325">
            <text:p>875.99</text:p>
          </table:table-cell>
          <table:table-cell table:formula="of:=[.$H$5]+[.E1701]*[.$I$5]/(2*3.14)" office:value-type="float" office:value="5.2145">
            <text:p>5.21</text:p>
          </table:table-cell>
          <table:table-cell table:number-columns-repeated="3"/>
        </table:table-row>
        <table:table-row table:style-name="ro2">
          <table:table-cell table:formula="of:=6.28*[.B1702]/3200" office:value-type="float" office:value="33.303625">
            <text:p>33.303625</text:p>
          </table:table-cell>
          <table:table-cell office:value-type="float" office:value="16970">
            <text:p>16970</text:p>
          </table:table-cell>
          <table:table-cell table:formula="of:=[.G1702]/36" office:value-type="float" office:value="24.3474938802083">
            <text:p>24.35</text:p>
          </table:table-cell>
          <table:table-cell table:formula="of:=[.E1702]/(2*3.1415)" office:value-type="float" office:value="1.42962955594461">
            <text:p>1.43</text:p>
          </table:table-cell>
          <table:table-cell table:formula="of:=[.F1702]*6.28/[.$K$1]" office:value-type="float" office:value="8.9823625">
            <text:p>8.98</text:p>
          </table:table-cell>
          <table:table-cell office:value-type="float" office:value="4577">
            <text:p>4577.00</text:p>
          </table:table-cell>
          <table:table-cell table:formula="of:=[.G1701]+[.H1702]*0.1" office:value-type="float" office:value="876.5097796875">
            <text:p>876.51</text:p>
          </table:table-cell>
          <table:table-cell table:formula="of:=[.$H$5]+[.E1702]*[.$I$5]/(2*3.14)" office:value-type="float" office:value="5.214546875">
            <text:p>5.21</text:p>
          </table:table-cell>
          <table:table-cell table:number-columns-repeated="3"/>
        </table:table-row>
        <table:table-row table:style-name="ro2">
          <table:table-cell table:formula="of:=6.28*[.B1703]/3200" office:value-type="float" office:value="33.32325">
            <text:p>33.32325</text:p>
          </table:table-cell>
          <table:table-cell office:value-type="float" office:value="16980">
            <text:p>16980</text:p>
          </table:table-cell>
          <table:table-cell table:formula="of:=[.G1703]/36" office:value-type="float" office:value="24.3619788628472">
            <text:p>24.36</text:p>
          </table:table-cell>
          <table:table-cell table:formula="of:=[.E1703]/(2*3.1415)" office:value-type="float" office:value="1.42994190673245">
            <text:p>1.43</text:p>
          </table:table-cell>
          <table:table-cell table:formula="of:=[.F1703]*6.28/[.$K$1]" office:value-type="float" office:value="8.984325">
            <text:p>8.98</text:p>
          </table:table-cell>
          <table:table-cell office:value-type="float" office:value="4578">
            <text:p>4578.00</text:p>
          </table:table-cell>
          <table:table-cell table:formula="of:=[.G1702]+[.H1703]*0.1" office:value-type="float" office:value="877.0312390625">
            <text:p>877.03</text:p>
          </table:table-cell>
          <table:table-cell table:formula="of:=[.$H$5]+[.E1703]*[.$I$5]/(2*3.14)" office:value-type="float" office:value="5.21459375">
            <text:p>5.21</text:p>
          </table:table-cell>
          <table:table-cell table:number-columns-repeated="3"/>
        </table:table-row>
        <table:table-row table:style-name="ro2">
          <table:table-cell table:formula="of:=6.28*[.B1704]/3200" office:value-type="float" office:value="33.342875">
            <text:p>33.342875</text:p>
          </table:table-cell>
          <table:table-cell office:value-type="float" office:value="16990">
            <text:p>16990</text:p>
          </table:table-cell>
          <table:table-cell table:formula="of:=[.G1704]/36" office:value-type="float" office:value="24.3764639756944">
            <text:p>24.38</text:p>
          </table:table-cell>
          <table:table-cell table:formula="of:=[.E1704]/(2*3.1415)" office:value-type="float" office:value="1.43025425752029">
            <text:p>1.43</text:p>
          </table:table-cell>
          <table:table-cell table:formula="of:=[.F1704]*6.28/[.$K$1]" office:value-type="float" office:value="8.9862875">
            <text:p>8.99</text:p>
          </table:table-cell>
          <table:table-cell office:value-type="float" office:value="4579">
            <text:p>4579.00</text:p>
          </table:table-cell>
          <table:table-cell table:formula="of:=[.G1703]+[.H1704]*0.1" office:value-type="float" office:value="877.552703125">
            <text:p>877.55</text:p>
          </table:table-cell>
          <table:table-cell table:formula="of:=[.$H$5]+[.E1704]*[.$I$5]/(2*3.14)" office:value-type="float" office:value="5.214640625">
            <text:p>5.21</text:p>
          </table:table-cell>
          <table:table-cell table:number-columns-repeated="3"/>
        </table:table-row>
        <table:table-row table:style-name="ro2">
          <table:table-cell table:formula="of:=6.28*[.B1705]/3200" office:value-type="float" office:value="33.3625">
            <text:p>33.3625</text:p>
          </table:table-cell>
          <table:table-cell office:value-type="float" office:value="17000">
            <text:p>17000</text:p>
          </table:table-cell>
          <table:table-cell table:formula="of:=[.G1705]/36" office:value-type="float" office:value="24.39094921875">
            <text:p>24.39</text:p>
          </table:table-cell>
          <table:table-cell table:formula="of:=[.E1705]/(2*3.1415)" office:value-type="float" office:value="1.43056660830813">
            <text:p>1.43</text:p>
          </table:table-cell>
          <table:table-cell table:formula="of:=[.F1705]*6.28/[.$K$1]" office:value-type="float" office:value="8.98825">
            <text:p>8.99</text:p>
          </table:table-cell>
          <table:table-cell office:value-type="float" office:value="4580">
            <text:p>4580.00</text:p>
          </table:table-cell>
          <table:table-cell table:formula="of:=[.G1704]+[.H1705]*0.1" office:value-type="float" office:value="878.074171875">
            <text:p>878.07</text:p>
          </table:table-cell>
          <table:table-cell table:formula="of:=[.$H$5]+[.E1705]*[.$I$5]/(2*3.14)" office:value-type="float" office:value="5.2146875">
            <text:p>5.21</text:p>
          </table:table-cell>
          <table:table-cell table:number-columns-repeated="3"/>
        </table:table-row>
        <table:table-row table:style-name="ro2">
          <table:table-cell table:formula="of:=6.28*[.B1706]/3200" office:value-type="float" office:value="33.382125">
            <text:p>33.382125</text:p>
          </table:table-cell>
          <table:table-cell office:value-type="float" office:value="17010">
            <text:p>17010</text:p>
          </table:table-cell>
          <table:table-cell table:formula="of:=[.G1706]/36" office:value-type="float" office:value="24.4054345920139">
            <text:p>24.41</text:p>
          </table:table-cell>
          <table:table-cell table:formula="of:=[.E1706]/(2*3.1415)" office:value-type="float" office:value="1.43087895909597">
            <text:p>1.43</text:p>
          </table:table-cell>
          <table:table-cell table:formula="of:=[.F1706]*6.28/[.$K$1]" office:value-type="float" office:value="8.9902125">
            <text:p>8.99</text:p>
          </table:table-cell>
          <table:table-cell office:value-type="float" office:value="4581">
            <text:p>4581.00</text:p>
          </table:table-cell>
          <table:table-cell table:formula="of:=[.G1705]+[.H1706]*0.1" office:value-type="float" office:value="878.5956453125">
            <text:p>878.60</text:p>
          </table:table-cell>
          <table:table-cell table:formula="of:=[.$H$5]+[.E1706]*[.$I$5]/(2*3.14)" office:value-type="float" office:value="5.214734375">
            <text:p>5.21</text:p>
          </table:table-cell>
          <table:table-cell table:number-columns-repeated="3"/>
        </table:table-row>
        <table:table-row table:style-name="ro2">
          <table:table-cell table:formula="of:=6.28*[.B1707]/3200" office:value-type="float" office:value="33.40175">
            <text:p>33.40175</text:p>
          </table:table-cell>
          <table:table-cell office:value-type="float" office:value="17020">
            <text:p>17020</text:p>
          </table:table-cell>
          <table:table-cell table:formula="of:=[.G1707]/36" office:value-type="float" office:value="24.4199200954861">
            <text:p>24.42</text:p>
          </table:table-cell>
          <table:table-cell table:formula="of:=[.E1707]/(2*3.1415)" office:value-type="float" office:value="1.43119130988381">
            <text:p>1.43</text:p>
          </table:table-cell>
          <table:table-cell table:formula="of:=[.F1707]*6.28/[.$K$1]" office:value-type="float" office:value="8.992175">
            <text:p>8.99</text:p>
          </table:table-cell>
          <table:table-cell office:value-type="float" office:value="4582">
            <text:p>4582.00</text:p>
          </table:table-cell>
          <table:table-cell table:formula="of:=[.G1706]+[.H1707]*0.1" office:value-type="float" office:value="879.1171234375">
            <text:p>879.12</text:p>
          </table:table-cell>
          <table:table-cell table:formula="of:=[.$H$5]+[.E1707]*[.$I$5]/(2*3.14)" office:value-type="float" office:value="5.21478125">
            <text:p>5.21</text:p>
          </table:table-cell>
          <table:table-cell table:number-columns-repeated="3"/>
        </table:table-row>
        <table:table-row table:style-name="ro2">
          <table:table-cell table:formula="of:=6.28*[.B1708]/3200" office:value-type="float" office:value="33.421375">
            <text:p>33.421375</text:p>
          </table:table-cell>
          <table:table-cell office:value-type="float" office:value="17030">
            <text:p>17030</text:p>
          </table:table-cell>
          <table:table-cell table:formula="of:=[.G1708]/36" office:value-type="float" office:value="24.4344057291667">
            <text:p>24.43</text:p>
          </table:table-cell>
          <table:table-cell table:formula="of:=[.E1708]/(2*3.1415)" office:value-type="float" office:value="1.43150366067165">
            <text:p>1.43</text:p>
          </table:table-cell>
          <table:table-cell table:formula="of:=[.F1708]*6.28/[.$K$1]" office:value-type="float" office:value="8.9941375">
            <text:p>8.99</text:p>
          </table:table-cell>
          <table:table-cell office:value-type="float" office:value="4583">
            <text:p>4583.00</text:p>
          </table:table-cell>
          <table:table-cell table:formula="of:=[.G1707]+[.H1708]*0.1" office:value-type="float" office:value="879.63860625">
            <text:p>879.64</text:p>
          </table:table-cell>
          <table:table-cell table:formula="of:=[.$H$5]+[.E1708]*[.$I$5]/(2*3.14)" office:value-type="float" office:value="5.214828125">
            <text:p>5.21</text:p>
          </table:table-cell>
          <table:table-cell table:number-columns-repeated="3"/>
        </table:table-row>
        <table:table-row table:style-name="ro2">
          <table:table-cell table:formula="of:=6.28*[.B1709]/3200" office:value-type="float" office:value="33.441">
            <text:p>33.441</text:p>
          </table:table-cell>
          <table:table-cell office:value-type="float" office:value="17040">
            <text:p>17040</text:p>
          </table:table-cell>
          <table:table-cell table:formula="of:=[.G1709]/36" office:value-type="float" office:value="24.4488914930556">
            <text:p>24.45</text:p>
          </table:table-cell>
          <table:table-cell table:formula="of:=[.E1709]/(2*3.1415)" office:value-type="float" office:value="1.43181601145949">
            <text:p>1.43</text:p>
          </table:table-cell>
          <table:table-cell table:formula="of:=[.F1709]*6.28/[.$K$1]" office:value-type="float" office:value="8.9961">
            <text:p>9.00</text:p>
          </table:table-cell>
          <table:table-cell office:value-type="float" office:value="4584">
            <text:p>4584.00</text:p>
          </table:table-cell>
          <table:table-cell table:formula="of:=[.G1708]+[.H1709]*0.1" office:value-type="float" office:value="880.16009375">
            <text:p>880.16</text:p>
          </table:table-cell>
          <table:table-cell table:formula="of:=[.$H$5]+[.E1709]*[.$I$5]/(2*3.14)" office:value-type="float" office:value="5.214875">
            <text:p>5.21</text:p>
          </table:table-cell>
          <table:table-cell table:number-columns-repeated="3"/>
        </table:table-row>
        <table:table-row table:style-name="ro2">
          <table:table-cell table:formula="of:=6.28*[.B1710]/3200" office:value-type="float" office:value="33.460625">
            <text:p>33.460625</text:p>
          </table:table-cell>
          <table:table-cell office:value-type="float" office:value="17050">
            <text:p>17050</text:p>
          </table:table-cell>
          <table:table-cell table:formula="of:=[.G1710]/36" office:value-type="float" office:value="24.4633773871528">
            <text:p>24.46</text:p>
          </table:table-cell>
          <table:table-cell table:formula="of:=[.E1710]/(2*3.1415)" office:value-type="float" office:value="1.43212836224733">
            <text:p>1.43</text:p>
          </table:table-cell>
          <table:table-cell table:formula="of:=[.F1710]*6.28/[.$K$1]" office:value-type="float" office:value="8.9980625">
            <text:p>9.00</text:p>
          </table:table-cell>
          <table:table-cell office:value-type="float" office:value="4585">
            <text:p>4585.00</text:p>
          </table:table-cell>
          <table:table-cell table:formula="of:=[.G1709]+[.H1710]*0.1" office:value-type="float" office:value="880.6815859375">
            <text:p>880.68</text:p>
          </table:table-cell>
          <table:table-cell table:formula="of:=[.$H$5]+[.E1710]*[.$I$5]/(2*3.14)" office:value-type="float" office:value="5.214921875">
            <text:p>5.21</text:p>
          </table:table-cell>
          <table:table-cell table:number-columns-repeated="3"/>
        </table:table-row>
        <table:table-row table:style-name="ro2">
          <table:table-cell table:formula="of:=6.28*[.B1711]/3200" office:value-type="float" office:value="33.48025">
            <text:p>33.48025</text:p>
          </table:table-cell>
          <table:table-cell office:value-type="float" office:value="17060">
            <text:p>17060</text:p>
          </table:table-cell>
          <table:table-cell table:formula="of:=[.G1711]/36" office:value-type="float" office:value="24.4778634114583">
            <text:p>24.48</text:p>
          </table:table-cell>
          <table:table-cell table:formula="of:=[.E1711]/(2*3.1415)" office:value-type="float" office:value="1.43244071303517">
            <text:p>1.43</text:p>
          </table:table-cell>
          <table:table-cell table:formula="of:=[.F1711]*6.28/[.$K$1]" office:value-type="float" office:value="9.000025">
            <text:p>9.00</text:p>
          </table:table-cell>
          <table:table-cell office:value-type="float" office:value="4586">
            <text:p>4586.00</text:p>
          </table:table-cell>
          <table:table-cell table:formula="of:=[.G1710]+[.H1711]*0.1" office:value-type="float" office:value="881.2030828125">
            <text:p>881.20</text:p>
          </table:table-cell>
          <table:table-cell table:formula="of:=[.$H$5]+[.E1711]*[.$I$5]/(2*3.14)" office:value-type="float" office:value="5.21496875">
            <text:p>5.21</text:p>
          </table:table-cell>
          <table:table-cell table:number-columns-repeated="3"/>
        </table:table-row>
        <table:table-row table:style-name="ro2">
          <table:table-cell table:formula="of:=6.28*[.B1712]/3200" office:value-type="float" office:value="33.499875">
            <text:p>33.499875</text:p>
          </table:table-cell>
          <table:table-cell office:value-type="float" office:value="17070">
            <text:p>17070</text:p>
          </table:table-cell>
          <table:table-cell table:formula="of:=[.G1712]/36" office:value-type="float" office:value="24.4923495659722">
            <text:p>24.49</text:p>
          </table:table-cell>
          <table:table-cell table:formula="of:=[.E1712]/(2*3.1415)" office:value-type="float" office:value="1.43275306382301">
            <text:p>1.43</text:p>
          </table:table-cell>
          <table:table-cell table:formula="of:=[.F1712]*6.28/[.$K$1]" office:value-type="float" office:value="9.0019875">
            <text:p>9.00</text:p>
          </table:table-cell>
          <table:table-cell office:value-type="float" office:value="4587">
            <text:p>4587.00</text:p>
          </table:table-cell>
          <table:table-cell table:formula="of:=[.G1711]+[.H1712]*0.1" office:value-type="float" office:value="881.724584375">
            <text:p>881.72</text:p>
          </table:table-cell>
          <table:table-cell table:formula="of:=[.$H$5]+[.E1712]*[.$I$5]/(2*3.14)" office:value-type="float" office:value="5.215015625">
            <text:p>5.22</text:p>
          </table:table-cell>
          <table:table-cell table:number-columns-repeated="3"/>
        </table:table-row>
        <table:table-row table:style-name="ro2">
          <table:table-cell table:formula="of:=6.28*[.B1713]/3200" office:value-type="float" office:value="33.5195">
            <text:p>33.5195</text:p>
          </table:table-cell>
          <table:table-cell office:value-type="float" office:value="17080">
            <text:p>17080</text:p>
          </table:table-cell>
          <table:table-cell table:formula="of:=[.G1713]/36" office:value-type="float" office:value="24.5068358506944">
            <text:p>24.51</text:p>
          </table:table-cell>
          <table:table-cell table:formula="of:=[.E1713]/(2*3.1415)" office:value-type="float" office:value="1.43306541461085">
            <text:p>1.43</text:p>
          </table:table-cell>
          <table:table-cell table:formula="of:=[.F1713]*6.28/[.$K$1]" office:value-type="float" office:value="9.00395">
            <text:p>9.00</text:p>
          </table:table-cell>
          <table:table-cell office:value-type="float" office:value="4588">
            <text:p>4588.00</text:p>
          </table:table-cell>
          <table:table-cell table:formula="of:=[.G1712]+[.H1713]*0.1" office:value-type="float" office:value="882.246090625">
            <text:p>882.25</text:p>
          </table:table-cell>
          <table:table-cell table:formula="of:=[.$H$5]+[.E1713]*[.$I$5]/(2*3.14)" office:value-type="float" office:value="5.2150625">
            <text:p>5.22</text:p>
          </table:table-cell>
          <table:table-cell table:number-columns-repeated="3"/>
        </table:table-row>
        <table:table-row table:style-name="ro2">
          <table:table-cell table:formula="of:=6.28*[.B1714]/3200" office:value-type="float" office:value="33.539125">
            <text:p>33.539125</text:p>
          </table:table-cell>
          <table:table-cell office:value-type="float" office:value="17090">
            <text:p>17090</text:p>
          </table:table-cell>
          <table:table-cell table:formula="of:=[.G1714]/36" office:value-type="float" office:value="24.521322265625">
            <text:p>24.52</text:p>
          </table:table-cell>
          <table:table-cell table:formula="of:=[.E1714]/(2*3.1415)" office:value-type="float" office:value="1.4333777653987">
            <text:p>1.43</text:p>
          </table:table-cell>
          <table:table-cell table:formula="of:=[.F1714]*6.28/[.$K$1]" office:value-type="float" office:value="9.0059125">
            <text:p>9.01</text:p>
          </table:table-cell>
          <table:table-cell office:value-type="float" office:value="4589">
            <text:p>4589.00</text:p>
          </table:table-cell>
          <table:table-cell table:formula="of:=[.G1713]+[.H1714]*0.1" office:value-type="float" office:value="882.7676015625">
            <text:p>882.77</text:p>
          </table:table-cell>
          <table:table-cell table:formula="of:=[.$H$5]+[.E1714]*[.$I$5]/(2*3.14)" office:value-type="float" office:value="5.215109375">
            <text:p>5.22</text:p>
          </table:table-cell>
          <table:table-cell table:number-columns-repeated="3"/>
        </table:table-row>
        <table:table-row table:style-name="ro2">
          <table:table-cell table:formula="of:=6.28*[.B1715]/3200" office:value-type="float" office:value="33.55875">
            <text:p>33.55875</text:p>
          </table:table-cell>
          <table:table-cell office:value-type="float" office:value="17100">
            <text:p>17100</text:p>
          </table:table-cell>
          <table:table-cell table:formula="of:=[.G1715]/36" office:value-type="float" office:value="24.5358088107639">
            <text:p>24.54</text:p>
          </table:table-cell>
          <table:table-cell table:formula="of:=[.E1715]/(2*3.1415)" office:value-type="float" office:value="1.43369011618654">
            <text:p>1.43</text:p>
          </table:table-cell>
          <table:table-cell table:formula="of:=[.F1715]*6.28/[.$K$1]" office:value-type="float" office:value="9.007875">
            <text:p>9.01</text:p>
          </table:table-cell>
          <table:table-cell office:value-type="float" office:value="4590">
            <text:p>4590.00</text:p>
          </table:table-cell>
          <table:table-cell table:formula="of:=[.G1714]+[.H1715]*0.1" office:value-type="float" office:value="883.2891171875">
            <text:p>883.29</text:p>
          </table:table-cell>
          <table:table-cell table:formula="of:=[.$H$5]+[.E1715]*[.$I$5]/(2*3.14)" office:value-type="float" office:value="5.21515625">
            <text:p>5.22</text:p>
          </table:table-cell>
          <table:table-cell table:number-columns-repeated="3"/>
        </table:table-row>
        <table:table-row table:style-name="ro2">
          <table:table-cell table:formula="of:=6.28*[.B1716]/3200" office:value-type="float" office:value="33.578375">
            <text:p>33.578375</text:p>
          </table:table-cell>
          <table:table-cell office:value-type="float" office:value="17110">
            <text:p>17110</text:p>
          </table:table-cell>
          <table:table-cell table:formula="of:=[.G1716]/36" office:value-type="float" office:value="24.5502954861111">
            <text:p>24.55</text:p>
          </table:table-cell>
          <table:table-cell table:formula="of:=[.E1716]/(2*3.1415)" office:value-type="float" office:value="1.43400246697438">
            <text:p>1.43</text:p>
          </table:table-cell>
          <table:table-cell table:formula="of:=[.F1716]*6.28/[.$K$1]" office:value-type="float" office:value="9.0098375">
            <text:p>9.01</text:p>
          </table:table-cell>
          <table:table-cell office:value-type="float" office:value="4591">
            <text:p>4591.00</text:p>
          </table:table-cell>
          <table:table-cell table:formula="of:=[.G1715]+[.H1716]*0.1" office:value-type="float" office:value="883.8106375">
            <text:p>883.81</text:p>
          </table:table-cell>
          <table:table-cell table:formula="of:=[.$H$5]+[.E1716]*[.$I$5]/(2*3.14)" office:value-type="float" office:value="5.215203125">
            <text:p>5.22</text:p>
          </table:table-cell>
          <table:table-cell table:number-columns-repeated="3"/>
        </table:table-row>
        <table:table-row table:style-name="ro2">
          <table:table-cell table:formula="of:=6.28*[.B1717]/3200" office:value-type="float" office:value="33.598">
            <text:p>33.598</text:p>
          </table:table-cell>
          <table:table-cell office:value-type="float" office:value="17120">
            <text:p>17120</text:p>
          </table:table-cell>
          <table:table-cell table:formula="of:=[.G1717]/36" office:value-type="float" office:value="24.5647822916667">
            <text:p>24.56</text:p>
          </table:table-cell>
          <table:table-cell table:formula="of:=[.E1717]/(2*3.1415)" office:value-type="float" office:value="1.43431481776222">
            <text:p>1.43</text:p>
          </table:table-cell>
          <table:table-cell table:formula="of:=[.F1717]*6.28/[.$K$1]" office:value-type="float" office:value="9.0118">
            <text:p>9.01</text:p>
          </table:table-cell>
          <table:table-cell office:value-type="float" office:value="4592">
            <text:p>4592.00</text:p>
          </table:table-cell>
          <table:table-cell table:formula="of:=[.G1716]+[.H1717]*0.1" office:value-type="float" office:value="884.3321625">
            <text:p>884.33</text:p>
          </table:table-cell>
          <table:table-cell table:formula="of:=[.$H$5]+[.E1717]*[.$I$5]/(2*3.14)" office:value-type="float" office:value="5.21525">
            <text:p>5.22</text:p>
          </table:table-cell>
          <table:table-cell table:number-columns-repeated="3"/>
        </table:table-row>
        <table:table-row table:style-name="ro2">
          <table:table-cell table:formula="of:=6.28*[.B1718]/3200" office:value-type="float" office:value="33.617625">
            <text:p>33.617625</text:p>
          </table:table-cell>
          <table:table-cell office:value-type="float" office:value="17130">
            <text:p>17130</text:p>
          </table:table-cell>
          <table:table-cell table:formula="of:=[.G1718]/36" office:value-type="float" office:value="24.5792692274306">
            <text:p>24.58</text:p>
          </table:table-cell>
          <table:table-cell table:formula="of:=[.E1718]/(2*3.1415)" office:value-type="float" office:value="1.43462716855006">
            <text:p>1.43</text:p>
          </table:table-cell>
          <table:table-cell table:formula="of:=[.F1718]*6.28/[.$K$1]" office:value-type="float" office:value="9.0137625">
            <text:p>9.01</text:p>
          </table:table-cell>
          <table:table-cell office:value-type="float" office:value="4593">
            <text:p>4593.00</text:p>
          </table:table-cell>
          <table:table-cell table:formula="of:=[.G1717]+[.H1718]*0.1" office:value-type="float" office:value="884.8536921875">
            <text:p>884.85</text:p>
          </table:table-cell>
          <table:table-cell table:formula="of:=[.$H$5]+[.E1718]*[.$I$5]/(2*3.14)" office:value-type="float" office:value="5.215296875">
            <text:p>5.22</text:p>
          </table:table-cell>
          <table:table-cell table:number-columns-repeated="3"/>
        </table:table-row>
        <table:table-row table:style-name="ro2">
          <table:table-cell table:formula="of:=6.28*[.B1719]/3200" office:value-type="float" office:value="33.63725">
            <text:p>33.63725</text:p>
          </table:table-cell>
          <table:table-cell office:value-type="float" office:value="17140">
            <text:p>17140</text:p>
          </table:table-cell>
          <table:table-cell table:formula="of:=[.G1719]/36" office:value-type="float" office:value="24.5937562934028">
            <text:p>24.59</text:p>
          </table:table-cell>
          <table:table-cell table:formula="of:=[.E1719]/(2*3.1415)" office:value-type="float" office:value="1.4349395193379">
            <text:p>1.43</text:p>
          </table:table-cell>
          <table:table-cell table:formula="of:=[.F1719]*6.28/[.$K$1]" office:value-type="float" office:value="9.015725">
            <text:p>9.02</text:p>
          </table:table-cell>
          <table:table-cell office:value-type="float" office:value="4594">
            <text:p>4594.00</text:p>
          </table:table-cell>
          <table:table-cell table:formula="of:=[.G1718]+[.H1719]*0.1" office:value-type="float" office:value="885.3752265625">
            <text:p>885.38</text:p>
          </table:table-cell>
          <table:table-cell table:formula="of:=[.$H$5]+[.E1719]*[.$I$5]/(2*3.14)" office:value-type="float" office:value="5.21534375">
            <text:p>5.22</text:p>
          </table:table-cell>
          <table:table-cell table:number-columns-repeated="3"/>
        </table:table-row>
        <table:table-row table:style-name="ro2">
          <table:table-cell table:formula="of:=6.28*[.B1720]/3200" office:value-type="float" office:value="33.656875">
            <text:p>33.656875</text:p>
          </table:table-cell>
          <table:table-cell office:value-type="float" office:value="17150">
            <text:p>17150</text:p>
          </table:table-cell>
          <table:table-cell table:formula="of:=[.G1720]/36" office:value-type="float" office:value="24.6082434895833">
            <text:p>24.61</text:p>
          </table:table-cell>
          <table:table-cell table:formula="of:=[.E1720]/(2*3.1415)" office:value-type="float" office:value="1.43525187012574">
            <text:p>1.44</text:p>
          </table:table-cell>
          <table:table-cell table:formula="of:=[.F1720]*6.28/[.$K$1]" office:value-type="float" office:value="9.0176875">
            <text:p>9.02</text:p>
          </table:table-cell>
          <table:table-cell office:value-type="float" office:value="4595">
            <text:p>4595.00</text:p>
          </table:table-cell>
          <table:table-cell table:formula="of:=[.G1719]+[.H1720]*0.1" office:value-type="float" office:value="885.896765625">
            <text:p>885.90</text:p>
          </table:table-cell>
          <table:table-cell table:formula="of:=[.$H$5]+[.E1720]*[.$I$5]/(2*3.14)" office:value-type="float" office:value="5.215390625">
            <text:p>5.22</text:p>
          </table:table-cell>
          <table:table-cell table:number-columns-repeated="3"/>
        </table:table-row>
        <table:table-row table:style-name="ro2">
          <table:table-cell table:formula="of:=6.28*[.B1721]/3200" office:value-type="float" office:value="33.6765">
            <text:p>33.6765</text:p>
          </table:table-cell>
          <table:table-cell office:value-type="float" office:value="17160">
            <text:p>17160</text:p>
          </table:table-cell>
          <table:table-cell table:formula="of:=[.G1721]/36" office:value-type="float" office:value="24.6227308159722">
            <text:p>24.62</text:p>
          </table:table-cell>
          <table:table-cell table:formula="of:=[.E1721]/(2*3.1415)" office:value-type="float" office:value="1.43556422091358">
            <text:p>1.44</text:p>
          </table:table-cell>
          <table:table-cell table:formula="of:=[.F1721]*6.28/[.$K$1]" office:value-type="float" office:value="9.01965">
            <text:p>9.02</text:p>
          </table:table-cell>
          <table:table-cell office:value-type="float" office:value="4596">
            <text:p>4596.00</text:p>
          </table:table-cell>
          <table:table-cell table:formula="of:=[.G1720]+[.H1721]*0.1" office:value-type="float" office:value="886.418309375">
            <text:p>886.42</text:p>
          </table:table-cell>
          <table:table-cell table:formula="of:=[.$H$5]+[.E1721]*[.$I$5]/(2*3.14)" office:value-type="float" office:value="5.2154375">
            <text:p>5.22</text:p>
          </table:table-cell>
          <table:table-cell table:number-columns-repeated="3"/>
        </table:table-row>
        <table:table-row table:style-name="ro2">
          <table:table-cell table:formula="of:=6.28*[.B1722]/3200" office:value-type="float" office:value="33.696125">
            <text:p>33.696125</text:p>
          </table:table-cell>
          <table:table-cell office:value-type="float" office:value="17170">
            <text:p>17170</text:p>
          </table:table-cell>
          <table:table-cell table:formula="of:=[.G1722]/36" office:value-type="float" office:value="24.6372182725694">
            <text:p>24.64</text:p>
          </table:table-cell>
          <table:table-cell table:formula="of:=[.E1722]/(2*3.1415)" office:value-type="float" office:value="1.43587657170142">
            <text:p>1.44</text:p>
          </table:table-cell>
          <table:table-cell table:formula="of:=[.F1722]*6.28/[.$K$1]" office:value-type="float" office:value="9.0216125">
            <text:p>9.02</text:p>
          </table:table-cell>
          <table:table-cell office:value-type="float" office:value="4597">
            <text:p>4597.00</text:p>
          </table:table-cell>
          <table:table-cell table:formula="of:=[.G1721]+[.H1722]*0.1" office:value-type="float" office:value="886.9398578125">
            <text:p>886.94</text:p>
          </table:table-cell>
          <table:table-cell table:formula="of:=[.$H$5]+[.E1722]*[.$I$5]/(2*3.14)" office:value-type="float" office:value="5.215484375">
            <text:p>5.22</text:p>
          </table:table-cell>
          <table:table-cell table:number-columns-repeated="3"/>
        </table:table-row>
        <table:table-row table:style-name="ro2">
          <table:table-cell table:formula="of:=6.28*[.B1723]/3200" office:value-type="float" office:value="33.71575">
            <text:p>33.71575</text:p>
          </table:table-cell>
          <table:table-cell office:value-type="float" office:value="17180">
            <text:p>17180</text:p>
          </table:table-cell>
          <table:table-cell table:formula="of:=[.G1723]/36" office:value-type="float" office:value="24.651705859375">
            <text:p>24.65</text:p>
          </table:table-cell>
          <table:table-cell table:formula="of:=[.E1723]/(2*3.1415)" office:value-type="float" office:value="1.43618892248926">
            <text:p>1.44</text:p>
          </table:table-cell>
          <table:table-cell table:formula="of:=[.F1723]*6.28/[.$K$1]" office:value-type="float" office:value="9.023575">
            <text:p>9.02</text:p>
          </table:table-cell>
          <table:table-cell office:value-type="float" office:value="4598">
            <text:p>4598.00</text:p>
          </table:table-cell>
          <table:table-cell table:formula="of:=[.G1722]+[.H1723]*0.1" office:value-type="float" office:value="887.4614109375">
            <text:p>887.46</text:p>
          </table:table-cell>
          <table:table-cell table:formula="of:=[.$H$5]+[.E1723]*[.$I$5]/(2*3.14)" office:value-type="float" office:value="5.21553125">
            <text:p>5.22</text:p>
          </table:table-cell>
          <table:table-cell table:number-columns-repeated="3"/>
        </table:table-row>
        <table:table-row table:style-name="ro2">
          <table:table-cell table:formula="of:=6.28*[.B1724]/3200" office:value-type="float" office:value="33.735375">
            <text:p>33.735375</text:p>
          </table:table-cell>
          <table:table-cell office:value-type="float" office:value="17190">
            <text:p>17190</text:p>
          </table:table-cell>
          <table:table-cell table:formula="of:=[.G1724]/36" office:value-type="float" office:value="24.6661935763889">
            <text:p>24.67</text:p>
          </table:table-cell>
          <table:table-cell table:formula="of:=[.E1724]/(2*3.1415)" office:value-type="float" office:value="1.4365012732771">
            <text:p>1.44</text:p>
          </table:table-cell>
          <table:table-cell table:formula="of:=[.F1724]*6.28/[.$K$1]" office:value-type="float" office:value="9.0255375">
            <text:p>9.03</text:p>
          </table:table-cell>
          <table:table-cell office:value-type="float" office:value="4599">
            <text:p>4599.00</text:p>
          </table:table-cell>
          <table:table-cell table:formula="of:=[.G1723]+[.H1724]*0.1" office:value-type="float" office:value="887.98296875">
            <text:p>887.98</text:p>
          </table:table-cell>
          <table:table-cell table:formula="of:=[.$H$5]+[.E1724]*[.$I$5]/(2*3.14)" office:value-type="float" office:value="5.215578125">
            <text:p>5.22</text:p>
          </table:table-cell>
          <table:table-cell table:number-columns-repeated="3"/>
        </table:table-row>
        <table:table-row table:style-name="ro2">
          <table:table-cell table:formula="of:=6.28*[.B1725]/3200" office:value-type="float" office:value="33.755">
            <text:p>33.755</text:p>
          </table:table-cell>
          <table:table-cell office:value-type="float" office:value="17200">
            <text:p>17200</text:p>
          </table:table-cell>
          <table:table-cell table:formula="of:=[.G1725]/36" office:value-type="float" office:value="24.6806814236111">
            <text:p>24.68</text:p>
          </table:table-cell>
          <table:table-cell table:formula="of:=[.E1725]/(2*3.1415)" office:value-type="float" office:value="1.43681362406494">
            <text:p>1.44</text:p>
          </table:table-cell>
          <table:table-cell table:formula="of:=[.F1725]*6.28/[.$K$1]" office:value-type="float" office:value="9.0275">
            <text:p>9.03</text:p>
          </table:table-cell>
          <table:table-cell office:value-type="float" office:value="4600">
            <text:p>4600.00</text:p>
          </table:table-cell>
          <table:table-cell table:formula="of:=[.G1724]+[.H1725]*0.1" office:value-type="float" office:value="888.50453125">
            <text:p>888.50</text:p>
          </table:table-cell>
          <table:table-cell table:formula="of:=[.$H$5]+[.E1725]*[.$I$5]/(2*3.14)" office:value-type="float" office:value="5.215625">
            <text:p>5.22</text:p>
          </table:table-cell>
          <table:table-cell table:number-columns-repeated="3"/>
        </table:table-row>
        <table:table-row table:style-name="ro2">
          <table:table-cell table:formula="of:=6.28*[.B1726]/3200" office:value-type="float" office:value="33.774625">
            <text:p>33.774625</text:p>
          </table:table-cell>
          <table:table-cell office:value-type="float" office:value="17210">
            <text:p>17210</text:p>
          </table:table-cell>
          <table:table-cell table:formula="of:=[.G1726]/36" office:value-type="float" office:value="24.6951694010417">
            <text:p>24.70</text:p>
          </table:table-cell>
          <table:table-cell table:formula="of:=[.E1726]/(2*3.1415)" office:value-type="float" office:value="1.43712597485278">
            <text:p>1.44</text:p>
          </table:table-cell>
          <table:table-cell table:formula="of:=[.F1726]*6.28/[.$K$1]" office:value-type="float" office:value="9.0294625">
            <text:p>9.03</text:p>
          </table:table-cell>
          <table:table-cell office:value-type="float" office:value="4601">
            <text:p>4601.00</text:p>
          </table:table-cell>
          <table:table-cell table:formula="of:=[.G1725]+[.H1726]*0.1" office:value-type="float" office:value="889.0260984375">
            <text:p>889.03</text:p>
          </table:table-cell>
          <table:table-cell table:formula="of:=[.$H$5]+[.E1726]*[.$I$5]/(2*3.14)" office:value-type="float" office:value="5.215671875">
            <text:p>5.22</text:p>
          </table:table-cell>
          <table:table-cell table:number-columns-repeated="3"/>
        </table:table-row>
        <table:table-row table:style-name="ro2">
          <table:table-cell table:formula="of:=6.28*[.B1727]/3200" office:value-type="float" office:value="33.79425">
            <text:p>33.79425</text:p>
          </table:table-cell>
          <table:table-cell office:value-type="float" office:value="17220">
            <text:p>17220</text:p>
          </table:table-cell>
          <table:table-cell table:formula="of:=[.G1727]/36" office:value-type="float" office:value="24.7096575086805">
            <text:p>24.71</text:p>
          </table:table-cell>
          <table:table-cell table:formula="of:=[.E1727]/(2*3.1415)" office:value-type="float" office:value="1.43743832564062">
            <text:p>1.44</text:p>
          </table:table-cell>
          <table:table-cell table:formula="of:=[.F1727]*6.28/[.$K$1]" office:value-type="float" office:value="9.031425">
            <text:p>9.03</text:p>
          </table:table-cell>
          <table:table-cell office:value-type="float" office:value="4602">
            <text:p>4602.00</text:p>
          </table:table-cell>
          <table:table-cell table:formula="of:=[.G1726]+[.H1727]*0.1" office:value-type="float" office:value="889.5476703125">
            <text:p>889.55</text:p>
          </table:table-cell>
          <table:table-cell table:formula="of:=[.$H$5]+[.E1727]*[.$I$5]/(2*3.14)" office:value-type="float" office:value="5.21571875">
            <text:p>5.22</text:p>
          </table:table-cell>
          <table:table-cell table:number-columns-repeated="3"/>
        </table:table-row>
        <table:table-row table:style-name="ro2">
          <table:table-cell table:formula="of:=6.28*[.B1728]/3200" office:value-type="float" office:value="33.813875">
            <text:p>33.813875</text:p>
          </table:table-cell>
          <table:table-cell office:value-type="float" office:value="17230">
            <text:p>17230</text:p>
          </table:table-cell>
          <table:table-cell table:formula="of:=[.G1728]/36" office:value-type="float" office:value="24.7241457465278">
            <text:p>24.72</text:p>
          </table:table-cell>
          <table:table-cell table:formula="of:=[.E1728]/(2*3.1415)" office:value-type="float" office:value="1.43775067642846">
            <text:p>1.44</text:p>
          </table:table-cell>
          <table:table-cell table:formula="of:=[.F1728]*6.28/[.$K$1]" office:value-type="float" office:value="9.0333875">
            <text:p>9.03</text:p>
          </table:table-cell>
          <table:table-cell office:value-type="float" office:value="4603">
            <text:p>4603.00</text:p>
          </table:table-cell>
          <table:table-cell table:formula="of:=[.G1727]+[.H1728]*0.1" office:value-type="float" office:value="890.069246875">
            <text:p>890.07</text:p>
          </table:table-cell>
          <table:table-cell table:formula="of:=[.$H$5]+[.E1728]*[.$I$5]/(2*3.14)" office:value-type="float" office:value="5.215765625">
            <text:p>5.22</text:p>
          </table:table-cell>
          <table:table-cell table:number-columns-repeated="3"/>
        </table:table-row>
        <table:table-row table:style-name="ro2">
          <table:table-cell table:formula="of:=6.28*[.B1729]/3200" office:value-type="float" office:value="33.8335">
            <text:p>33.8335</text:p>
          </table:table-cell>
          <table:table-cell office:value-type="float" office:value="17240">
            <text:p>17240</text:p>
          </table:table-cell>
          <table:table-cell table:formula="of:=[.G1729]/36" office:value-type="float" office:value="24.7386341145833">
            <text:p>24.74</text:p>
          </table:table-cell>
          <table:table-cell table:formula="of:=[.E1729]/(2*3.1415)" office:value-type="float" office:value="1.4380630272163">
            <text:p>1.44</text:p>
          </table:table-cell>
          <table:table-cell table:formula="of:=[.F1729]*6.28/[.$K$1]" office:value-type="float" office:value="9.03535">
            <text:p>9.04</text:p>
          </table:table-cell>
          <table:table-cell office:value-type="float" office:value="4604">
            <text:p>4604.00</text:p>
          </table:table-cell>
          <table:table-cell table:formula="of:=[.G1728]+[.H1729]*0.1" office:value-type="float" office:value="890.590828125">
            <text:p>890.59</text:p>
          </table:table-cell>
          <table:table-cell table:formula="of:=[.$H$5]+[.E1729]*[.$I$5]/(2*3.14)" office:value-type="float" office:value="5.2158125">
            <text:p>5.22</text:p>
          </table:table-cell>
          <table:table-cell table:number-columns-repeated="3"/>
        </table:table-row>
        <table:table-row table:style-name="ro2">
          <table:table-cell table:formula="of:=6.28*[.B1730]/3200" office:value-type="float" office:value="33.853125">
            <text:p>33.853125</text:p>
          </table:table-cell>
          <table:table-cell office:value-type="float" office:value="17250">
            <text:p>17250</text:p>
          </table:table-cell>
          <table:table-cell table:formula="of:=[.G1730]/36" office:value-type="float" office:value="24.7531226128472">
            <text:p>24.75</text:p>
          </table:table-cell>
          <table:table-cell table:formula="of:=[.E1730]/(2*3.1415)" office:value-type="float" office:value="1.43837537800414">
            <text:p>1.44</text:p>
          </table:table-cell>
          <table:table-cell table:formula="of:=[.F1730]*6.28/[.$K$1]" office:value-type="float" office:value="9.0373125">
            <text:p>9.04</text:p>
          </table:table-cell>
          <table:table-cell office:value-type="float" office:value="4605">
            <text:p>4605.00</text:p>
          </table:table-cell>
          <table:table-cell table:formula="of:=[.G1729]+[.H1730]*0.1" office:value-type="float" office:value="891.1124140625">
            <text:p>891.11</text:p>
          </table:table-cell>
          <table:table-cell table:formula="of:=[.$H$5]+[.E1730]*[.$I$5]/(2*3.14)" office:value-type="float" office:value="5.215859375">
            <text:p>5.22</text:p>
          </table:table-cell>
          <table:table-cell table:number-columns-repeated="3"/>
        </table:table-row>
        <table:table-row table:style-name="ro2">
          <table:table-cell table:formula="of:=6.28*[.B1731]/3200" office:value-type="float" office:value="33.87275">
            <text:p>33.87275</text:p>
          </table:table-cell>
          <table:table-cell office:value-type="float" office:value="17260">
            <text:p>17260</text:p>
          </table:table-cell>
          <table:table-cell table:formula="of:=[.G1731]/36" office:value-type="float" office:value="24.7676112413194">
            <text:p>24.77</text:p>
          </table:table-cell>
          <table:table-cell table:formula="of:=[.E1731]/(2*3.1415)" office:value-type="float" office:value="1.43868772879198">
            <text:p>1.44</text:p>
          </table:table-cell>
          <table:table-cell table:formula="of:=[.F1731]*6.28/[.$K$1]" office:value-type="float" office:value="9.039275">
            <text:p>9.04</text:p>
          </table:table-cell>
          <table:table-cell office:value-type="float" office:value="4606">
            <text:p>4606.00</text:p>
          </table:table-cell>
          <table:table-cell table:formula="of:=[.G1730]+[.H1731]*0.1" office:value-type="float" office:value="891.6340046875">
            <text:p>891.63</text:p>
          </table:table-cell>
          <table:table-cell table:formula="of:=[.$H$5]+[.E1731]*[.$I$5]/(2*3.14)" office:value-type="float" office:value="5.21590625">
            <text:p>5.22</text:p>
          </table:table-cell>
          <table:table-cell table:number-columns-repeated="3"/>
        </table:table-row>
        <table:table-row table:style-name="ro2">
          <table:table-cell table:formula="of:=6.28*[.B1732]/3200" office:value-type="float" office:value="33.892375">
            <text:p>33.892375</text:p>
          </table:table-cell>
          <table:table-cell office:value-type="float" office:value="17270">
            <text:p>17270</text:p>
          </table:table-cell>
          <table:table-cell table:formula="of:=[.G1732]/36" office:value-type="float" office:value="24.7821">
            <text:p>24.78</text:p>
          </table:table-cell>
          <table:table-cell table:formula="of:=[.E1732]/(2*3.1415)" office:value-type="float" office:value="1.43900007957982">
            <text:p>1.44</text:p>
          </table:table-cell>
          <table:table-cell table:formula="of:=[.F1732]*6.28/[.$K$1]" office:value-type="float" office:value="9.0412375">
            <text:p>9.04</text:p>
          </table:table-cell>
          <table:table-cell office:value-type="float" office:value="4607">
            <text:p>4607.00</text:p>
          </table:table-cell>
          <table:table-cell table:formula="of:=[.G1731]+[.H1732]*0.1" office:value-type="float" office:value="892.1556">
            <text:p>892.16</text:p>
          </table:table-cell>
          <table:table-cell table:formula="of:=[.$H$5]+[.E1732]*[.$I$5]/(2*3.14)" office:value-type="float" office:value="5.215953125">
            <text:p>5.22</text:p>
          </table:table-cell>
          <table:table-cell table:number-columns-repeated="3"/>
        </table:table-row>
        <table:table-row table:style-name="ro2">
          <table:table-cell table:formula="of:=6.28*[.B1733]/3200" office:value-type="float" office:value="33.912">
            <text:p>33.912</text:p>
          </table:table-cell>
          <table:table-cell office:value-type="float" office:value="17280">
            <text:p>17280</text:p>
          </table:table-cell>
          <table:table-cell table:formula="of:=[.G1733]/36" office:value-type="float" office:value="24.7965888888889">
            <text:p>24.80</text:p>
          </table:table-cell>
          <table:table-cell table:formula="of:=[.E1733]/(2*3.1415)" office:value-type="float" office:value="1.43931243036766">
            <text:p>1.44</text:p>
          </table:table-cell>
          <table:table-cell table:formula="of:=[.F1733]*6.28/[.$K$1]" office:value-type="float" office:value="9.0432">
            <text:p>9.04</text:p>
          </table:table-cell>
          <table:table-cell office:value-type="float" office:value="4608">
            <text:p>4608.00</text:p>
          </table:table-cell>
          <table:table-cell table:formula="of:=[.G1732]+[.H1733]*0.1" office:value-type="float" office:value="892.6772">
            <text:p>892.68</text:p>
          </table:table-cell>
          <table:table-cell table:formula="of:=[.$H$5]+[.E1733]*[.$I$5]/(2*3.14)" office:value-type="float" office:value="5.216">
            <text:p>5.22</text:p>
          </table:table-cell>
          <table:table-cell table:number-columns-repeated="3"/>
        </table:table-row>
        <table:table-row table:style-name="ro2">
          <table:table-cell table:formula="of:=6.28*[.B1734]/3200" office:value-type="float" office:value="33.931625">
            <text:p>33.931625</text:p>
          </table:table-cell>
          <table:table-cell office:value-type="float" office:value="17290">
            <text:p>17290</text:p>
          </table:table-cell>
          <table:table-cell table:formula="of:=[.G1734]/36" office:value-type="float" office:value="24.8110779079861">
            <text:p>24.81</text:p>
          </table:table-cell>
          <table:table-cell table:formula="of:=[.E1734]/(2*3.1415)" office:value-type="float" office:value="1.4396247811555">
            <text:p>1.44</text:p>
          </table:table-cell>
          <table:table-cell table:formula="of:=[.F1734]*6.28/[.$K$1]" office:value-type="float" office:value="9.0451625">
            <text:p>9.05</text:p>
          </table:table-cell>
          <table:table-cell office:value-type="float" office:value="4609">
            <text:p>4609.00</text:p>
          </table:table-cell>
          <table:table-cell table:formula="of:=[.G1733]+[.H1734]*0.1" office:value-type="float" office:value="893.1988046875">
            <text:p>893.20</text:p>
          </table:table-cell>
          <table:table-cell table:formula="of:=[.$H$5]+[.E1734]*[.$I$5]/(2*3.14)" office:value-type="float" office:value="5.216046875">
            <text:p>5.22</text:p>
          </table:table-cell>
          <table:table-cell table:number-columns-repeated="3"/>
        </table:table-row>
        <table:table-row table:style-name="ro2">
          <table:table-cell table:formula="of:=6.28*[.B1735]/3200" office:value-type="float" office:value="33.95125">
            <text:p>33.95125</text:p>
          </table:table-cell>
          <table:table-cell office:value-type="float" office:value="17300">
            <text:p>17300</text:p>
          </table:table-cell>
          <table:table-cell table:formula="of:=[.G1735]/36" office:value-type="float" office:value="24.8255670572917">
            <text:p>24.83</text:p>
          </table:table-cell>
          <table:table-cell table:formula="of:=[.E1735]/(2*3.1415)" office:value-type="float" office:value="1.43993713194334">
            <text:p>1.44</text:p>
          </table:table-cell>
          <table:table-cell table:formula="of:=[.F1735]*6.28/[.$K$1]" office:value-type="float" office:value="9.047125">
            <text:p>9.05</text:p>
          </table:table-cell>
          <table:table-cell office:value-type="float" office:value="4610">
            <text:p>4610.00</text:p>
          </table:table-cell>
          <table:table-cell table:formula="of:=[.G1734]+[.H1735]*0.1" office:value-type="float" office:value="893.7204140625">
            <text:p>893.72</text:p>
          </table:table-cell>
          <table:table-cell table:formula="of:=[.$H$5]+[.E1735]*[.$I$5]/(2*3.14)" office:value-type="float" office:value="5.21609375">
            <text:p>5.22</text:p>
          </table:table-cell>
          <table:table-cell table:number-columns-repeated="3"/>
        </table:table-row>
        <table:table-row table:style-name="ro2">
          <table:table-cell table:formula="of:=6.28*[.B1736]/3200" office:value-type="float" office:value="33.970875">
            <text:p>33.970875</text:p>
          </table:table-cell>
          <table:table-cell office:value-type="float" office:value="17310">
            <text:p>17310</text:p>
          </table:table-cell>
          <table:table-cell table:formula="of:=[.G1736]/36" office:value-type="float" office:value="24.8400563368056">
            <text:p>24.84</text:p>
          </table:table-cell>
          <table:table-cell table:formula="of:=[.E1736]/(2*3.1415)" office:value-type="float" office:value="1.44024948273118">
            <text:p>1.44</text:p>
          </table:table-cell>
          <table:table-cell table:formula="of:=[.F1736]*6.28/[.$K$1]" office:value-type="float" office:value="9.0490875">
            <text:p>9.05</text:p>
          </table:table-cell>
          <table:table-cell office:value-type="float" office:value="4611">
            <text:p>4611.00</text:p>
          </table:table-cell>
          <table:table-cell table:formula="of:=[.G1735]+[.H1736]*0.1" office:value-type="float" office:value="894.242028125">
            <text:p>894.24</text:p>
          </table:table-cell>
          <table:table-cell table:formula="of:=[.$H$5]+[.E1736]*[.$I$5]/(2*3.14)" office:value-type="float" office:value="5.216140625">
            <text:p>5.22</text:p>
          </table:table-cell>
          <table:table-cell table:number-columns-repeated="3"/>
        </table:table-row>
        <table:table-row table:style-name="ro2">
          <table:table-cell table:formula="of:=6.28*[.B1737]/3200" office:value-type="float" office:value="33.9905">
            <text:p>33.9905</text:p>
          </table:table-cell>
          <table:table-cell office:value-type="float" office:value="17320">
            <text:p>17320</text:p>
          </table:table-cell>
          <table:table-cell table:formula="of:=[.G1737]/36" office:value-type="float" office:value="24.8545457465278">
            <text:p>24.85</text:p>
          </table:table-cell>
          <table:table-cell table:formula="of:=[.E1737]/(2*3.1415)" office:value-type="float" office:value="1.44056183351902">
            <text:p>1.44</text:p>
          </table:table-cell>
          <table:table-cell table:formula="of:=[.F1737]*6.28/[.$K$1]" office:value-type="float" office:value="9.05105">
            <text:p>9.05</text:p>
          </table:table-cell>
          <table:table-cell office:value-type="float" office:value="4612">
            <text:p>4612.00</text:p>
          </table:table-cell>
          <table:table-cell table:formula="of:=[.G1736]+[.H1737]*0.1" office:value-type="float" office:value="894.763646875">
            <text:p>894.76</text:p>
          </table:table-cell>
          <table:table-cell table:formula="of:=[.$H$5]+[.E1737]*[.$I$5]/(2*3.14)" office:value-type="float" office:value="5.2161875">
            <text:p>5.22</text:p>
          </table:table-cell>
          <table:table-cell table:number-columns-repeated="3"/>
        </table:table-row>
        <table:table-row table:style-name="ro2">
          <table:table-cell table:formula="of:=6.28*[.B1738]/3200" office:value-type="float" office:value="34.010125">
            <text:p>34.010125</text:p>
          </table:table-cell>
          <table:table-cell office:value-type="float" office:value="17330">
            <text:p>17330</text:p>
          </table:table-cell>
          <table:table-cell table:formula="of:=[.G1738]/36" office:value-type="float" office:value="24.8690352864583">
            <text:p>24.87</text:p>
          </table:table-cell>
          <table:table-cell table:formula="of:=[.E1738]/(2*3.1415)" office:value-type="float" office:value="1.44087418430686">
            <text:p>1.44</text:p>
          </table:table-cell>
          <table:table-cell table:formula="of:=[.F1738]*6.28/[.$K$1]" office:value-type="float" office:value="9.0530125">
            <text:p>9.05</text:p>
          </table:table-cell>
          <table:table-cell office:value-type="float" office:value="4613">
            <text:p>4613.00</text:p>
          </table:table-cell>
          <table:table-cell table:formula="of:=[.G1737]+[.H1738]*0.1" office:value-type="float" office:value="895.2852703125">
            <text:p>895.29</text:p>
          </table:table-cell>
          <table:table-cell table:formula="of:=[.$H$5]+[.E1738]*[.$I$5]/(2*3.14)" office:value-type="float" office:value="5.216234375">
            <text:p>5.22</text:p>
          </table:table-cell>
          <table:table-cell table:number-columns-repeated="3"/>
        </table:table-row>
        <table:table-row table:style-name="ro2">
          <table:table-cell table:formula="of:=6.28*[.B1739]/3200" office:value-type="float" office:value="34.02975">
            <text:p>34.02975</text:p>
          </table:table-cell>
          <table:table-cell office:value-type="float" office:value="17340">
            <text:p>17340</text:p>
          </table:table-cell>
          <table:table-cell table:formula="of:=[.G1739]/36" office:value-type="float" office:value="24.8835249565972">
            <text:p>24.88</text:p>
          </table:table-cell>
          <table:table-cell table:formula="of:=[.E1739]/(2*3.1415)" office:value-type="float" office:value="1.4411865350947">
            <text:p>1.44</text:p>
          </table:table-cell>
          <table:table-cell table:formula="of:=[.F1739]*6.28/[.$K$1]" office:value-type="float" office:value="9.054975">
            <text:p>9.05</text:p>
          </table:table-cell>
          <table:table-cell office:value-type="float" office:value="4614">
            <text:p>4614.00</text:p>
          </table:table-cell>
          <table:table-cell table:formula="of:=[.G1738]+[.H1739]*0.1" office:value-type="float" office:value="895.8068984375">
            <text:p>895.81</text:p>
          </table:table-cell>
          <table:table-cell table:formula="of:=[.$H$5]+[.E1739]*[.$I$5]/(2*3.14)" office:value-type="float" office:value="5.21628125">
            <text:p>5.22</text:p>
          </table:table-cell>
          <table:table-cell table:number-columns-repeated="3"/>
        </table:table-row>
        <table:table-row table:style-name="ro2">
          <table:table-cell table:formula="of:=6.28*[.B1740]/3200" office:value-type="float" office:value="34.049375">
            <text:p>34.049375</text:p>
          </table:table-cell>
          <table:table-cell office:value-type="float" office:value="17350">
            <text:p>17350</text:p>
          </table:table-cell>
          <table:table-cell table:formula="of:=[.G1740]/36" office:value-type="float" office:value="24.8980147569444">
            <text:p>24.90</text:p>
          </table:table-cell>
          <table:table-cell table:formula="of:=[.E1740]/(2*3.1415)" office:value-type="float" office:value="1.44149888588254">
            <text:p>1.44</text:p>
          </table:table-cell>
          <table:table-cell table:formula="of:=[.F1740]*6.28/[.$K$1]" office:value-type="float" office:value="9.0569375">
            <text:p>9.06</text:p>
          </table:table-cell>
          <table:table-cell office:value-type="float" office:value="4615">
            <text:p>4615.00</text:p>
          </table:table-cell>
          <table:table-cell table:formula="of:=[.G1739]+[.H1740]*0.1" office:value-type="float" office:value="896.32853125">
            <text:p>896.33</text:p>
          </table:table-cell>
          <table:table-cell table:formula="of:=[.$H$5]+[.E1740]*[.$I$5]/(2*3.14)" office:value-type="float" office:value="5.216328125">
            <text:p>5.22</text:p>
          </table:table-cell>
          <table:table-cell table:number-columns-repeated="3"/>
        </table:table-row>
        <table:table-row table:style-name="ro2">
          <table:table-cell table:formula="of:=6.28*[.B1741]/3200" office:value-type="float" office:value="34.069">
            <text:p>34.069</text:p>
          </table:table-cell>
          <table:table-cell office:value-type="float" office:value="17360">
            <text:p>17360</text:p>
          </table:table-cell>
          <table:table-cell table:formula="of:=[.G1741]/36" office:value-type="float" office:value="24.9125046875">
            <text:p>24.91</text:p>
          </table:table-cell>
          <table:table-cell table:formula="of:=[.E1741]/(2*3.1415)" office:value-type="float" office:value="1.44181123667038">
            <text:p>1.44</text:p>
          </table:table-cell>
          <table:table-cell table:formula="of:=[.F1741]*6.28/[.$K$1]" office:value-type="float" office:value="9.0589">
            <text:p>9.06</text:p>
          </table:table-cell>
          <table:table-cell office:value-type="float" office:value="4616">
            <text:p>4616.00</text:p>
          </table:table-cell>
          <table:table-cell table:formula="of:=[.G1740]+[.H1741]*0.1" office:value-type="float" office:value="896.85016875">
            <text:p>896.85</text:p>
          </table:table-cell>
          <table:table-cell table:formula="of:=[.$H$5]+[.E1741]*[.$I$5]/(2*3.14)" office:value-type="float" office:value="5.216375">
            <text:p>5.22</text:p>
          </table:table-cell>
          <table:table-cell table:number-columns-repeated="3"/>
        </table:table-row>
        <table:table-row table:style-name="ro2">
          <table:table-cell table:formula="of:=6.28*[.B1742]/3200" office:value-type="float" office:value="34.088625">
            <text:p>34.088625</text:p>
          </table:table-cell>
          <table:table-cell office:value-type="float" office:value="17370">
            <text:p>17370</text:p>
          </table:table-cell>
          <table:table-cell table:formula="of:=[.G1742]/36" office:value-type="float" office:value="24.9269947482639">
            <text:p>24.93</text:p>
          </table:table-cell>
          <table:table-cell table:formula="of:=[.E1742]/(2*3.1415)" office:value-type="float" office:value="1.44212358745822">
            <text:p>1.44</text:p>
          </table:table-cell>
          <table:table-cell table:formula="of:=[.F1742]*6.28/[.$K$1]" office:value-type="float" office:value="9.0608625">
            <text:p>9.06</text:p>
          </table:table-cell>
          <table:table-cell office:value-type="float" office:value="4617">
            <text:p>4617.00</text:p>
          </table:table-cell>
          <table:table-cell table:formula="of:=[.G1741]+[.H1742]*0.1" office:value-type="float" office:value="897.3718109375">
            <text:p>897.37</text:p>
          </table:table-cell>
          <table:table-cell table:formula="of:=[.$H$5]+[.E1742]*[.$I$5]/(2*3.14)" office:value-type="float" office:value="5.216421875">
            <text:p>5.22</text:p>
          </table:table-cell>
          <table:table-cell table:number-columns-repeated="3"/>
        </table:table-row>
        <table:table-row table:style-name="ro2">
          <table:table-cell table:formula="of:=6.28*[.B1743]/3200" office:value-type="float" office:value="34.10825">
            <text:p>34.10825</text:p>
          </table:table-cell>
          <table:table-cell office:value-type="float" office:value="17380">
            <text:p>17380</text:p>
          </table:table-cell>
          <table:table-cell table:formula="of:=[.G1743]/36" office:value-type="float" office:value="24.9414849392361">
            <text:p>24.94</text:p>
          </table:table-cell>
          <table:table-cell table:formula="of:=[.E1743]/(2*3.1415)" office:value-type="float" office:value="1.44243593824606">
            <text:p>1.44</text:p>
          </table:table-cell>
          <table:table-cell table:formula="of:=[.F1743]*6.28/[.$K$1]" office:value-type="float" office:value="9.062825">
            <text:p>9.06</text:p>
          </table:table-cell>
          <table:table-cell office:value-type="float" office:value="4618">
            <text:p>4618.00</text:p>
          </table:table-cell>
          <table:table-cell table:formula="of:=[.G1742]+[.H1743]*0.1" office:value-type="float" office:value="897.8934578125">
            <text:p>897.89</text:p>
          </table:table-cell>
          <table:table-cell table:formula="of:=[.$H$5]+[.E1743]*[.$I$5]/(2*3.14)" office:value-type="float" office:value="5.21646875">
            <text:p>5.22</text:p>
          </table:table-cell>
          <table:table-cell table:number-columns-repeated="3"/>
        </table:table-row>
        <table:table-row table:style-name="ro2">
          <table:table-cell table:formula="of:=6.28*[.B1744]/3200" office:value-type="float" office:value="34.127875">
            <text:p>34.127875</text:p>
          </table:table-cell>
          <table:table-cell office:value-type="float" office:value="17390">
            <text:p>17390</text:p>
          </table:table-cell>
          <table:table-cell table:formula="of:=[.G1744]/36" office:value-type="float" office:value="24.9559752604167">
            <text:p>24.96</text:p>
          </table:table-cell>
          <table:table-cell table:formula="of:=[.E1744]/(2*3.1415)" office:value-type="float" office:value="1.4427482890339">
            <text:p>1.44</text:p>
          </table:table-cell>
          <table:table-cell table:formula="of:=[.F1744]*6.28/[.$K$1]" office:value-type="float" office:value="9.0647875">
            <text:p>9.06</text:p>
          </table:table-cell>
          <table:table-cell office:value-type="float" office:value="4619">
            <text:p>4619.00</text:p>
          </table:table-cell>
          <table:table-cell table:formula="of:=[.G1743]+[.H1744]*0.1" office:value-type="float" office:value="898.415109375">
            <text:p>898.42</text:p>
          </table:table-cell>
          <table:table-cell table:formula="of:=[.$H$5]+[.E1744]*[.$I$5]/(2*3.14)" office:value-type="float" office:value="5.216515625">
            <text:p>5.22</text:p>
          </table:table-cell>
          <table:table-cell table:number-columns-repeated="3"/>
        </table:table-row>
        <table:table-row table:style-name="ro2">
          <table:table-cell table:formula="of:=6.28*[.B1745]/3200" office:value-type="float" office:value="34.1475">
            <text:p>34.1475</text:p>
          </table:table-cell>
          <table:table-cell office:value-type="float" office:value="17400">
            <text:p>17400</text:p>
          </table:table-cell>
          <table:table-cell table:formula="of:=[.G1745]/36" office:value-type="float" office:value="24.9704657118056">
            <text:p>24.97</text:p>
          </table:table-cell>
          <table:table-cell table:formula="of:=[.E1745]/(2*3.1415)" office:value-type="float" office:value="1.44306063982174">
            <text:p>1.44</text:p>
          </table:table-cell>
          <table:table-cell table:formula="of:=[.F1745]*6.28/[.$K$1]" office:value-type="float" office:value="9.06675">
            <text:p>9.07</text:p>
          </table:table-cell>
          <table:table-cell office:value-type="float" office:value="4620">
            <text:p>4620.00</text:p>
          </table:table-cell>
          <table:table-cell table:formula="of:=[.G1744]+[.H1745]*0.1" office:value-type="float" office:value="898.936765625">
            <text:p>898.94</text:p>
          </table:table-cell>
          <table:table-cell table:formula="of:=[.$H$5]+[.E1745]*[.$I$5]/(2*3.14)" office:value-type="float" office:value="5.2165625">
            <text:p>5.22</text:p>
          </table:table-cell>
          <table:table-cell table:number-columns-repeated="3"/>
        </table:table-row>
        <table:table-row table:style-name="ro2">
          <table:table-cell table:formula="of:=6.28*[.B1746]/3200" office:value-type="float" office:value="34.167125">
            <text:p>34.167125</text:p>
          </table:table-cell>
          <table:table-cell office:value-type="float" office:value="17410">
            <text:p>17410</text:p>
          </table:table-cell>
          <table:table-cell table:formula="of:=[.G1746]/36" office:value-type="float" office:value="24.9849562934028">
            <text:p>24.98</text:p>
          </table:table-cell>
          <table:table-cell table:formula="of:=[.E1746]/(2*3.1415)" office:value-type="float" office:value="1.44337299060958">
            <text:p>1.44</text:p>
          </table:table-cell>
          <table:table-cell table:formula="of:=[.F1746]*6.28/[.$K$1]" office:value-type="float" office:value="9.0687125">
            <text:p>9.07</text:p>
          </table:table-cell>
          <table:table-cell office:value-type="float" office:value="4621">
            <text:p>4621.00</text:p>
          </table:table-cell>
          <table:table-cell table:formula="of:=[.G1745]+[.H1746]*0.1" office:value-type="float" office:value="899.4584265625">
            <text:p>899.46</text:p>
          </table:table-cell>
          <table:table-cell table:formula="of:=[.$H$5]+[.E1746]*[.$I$5]/(2*3.14)" office:value-type="float" office:value="5.216609375">
            <text:p>5.22</text:p>
          </table:table-cell>
          <table:table-cell table:number-columns-repeated="3"/>
        </table:table-row>
        <table:table-row table:style-name="ro2">
          <table:table-cell table:formula="of:=6.28*[.B1747]/3200" office:value-type="float" office:value="34.18675">
            <text:p>34.18675</text:p>
          </table:table-cell>
          <table:table-cell office:value-type="float" office:value="17420">
            <text:p>17420</text:p>
          </table:table-cell>
          <table:table-cell table:formula="of:=[.G1747]/36" office:value-type="float" office:value="24.9994470052083">
            <text:p>25.00</text:p>
          </table:table-cell>
          <table:table-cell table:formula="of:=[.E1747]/(2*3.1415)" office:value-type="float" office:value="1.44368534139742">
            <text:p>1.44</text:p>
          </table:table-cell>
          <table:table-cell table:formula="of:=[.F1747]*6.28/[.$K$1]" office:value-type="float" office:value="9.070675">
            <text:p>9.07</text:p>
          </table:table-cell>
          <table:table-cell office:value-type="float" office:value="4622">
            <text:p>4622.00</text:p>
          </table:table-cell>
          <table:table-cell table:formula="of:=[.G1746]+[.H1747]*0.1" office:value-type="float" office:value="899.9800921875">
            <text:p>899.98</text:p>
          </table:table-cell>
          <table:table-cell table:formula="of:=[.$H$5]+[.E1747]*[.$I$5]/(2*3.14)" office:value-type="float" office:value="5.21665625">
            <text:p>5.22</text:p>
          </table:table-cell>
          <table:table-cell table:number-columns-repeated="3"/>
        </table:table-row>
        <table:table-row table:style-name="ro2">
          <table:table-cell table:formula="of:=6.28*[.B1748]/3200" office:value-type="float" office:value="34.206375">
            <text:p>34.206375</text:p>
          </table:table-cell>
          <table:table-cell office:value-type="float" office:value="17430">
            <text:p>17430</text:p>
          </table:table-cell>
          <table:table-cell table:formula="of:=[.G1748]/36" office:value-type="float" office:value="25.0139378472222">
            <text:p>25.01</text:p>
          </table:table-cell>
          <table:table-cell table:formula="of:=[.E1748]/(2*3.1415)" office:value-type="float" office:value="1.44399769218526">
            <text:p>1.44</text:p>
          </table:table-cell>
          <table:table-cell table:formula="of:=[.F1748]*6.28/[.$K$1]" office:value-type="float" office:value="9.0726375">
            <text:p>9.07</text:p>
          </table:table-cell>
          <table:table-cell office:value-type="float" office:value="4623">
            <text:p>4623.00</text:p>
          </table:table-cell>
          <table:table-cell table:formula="of:=[.G1747]+[.H1748]*0.1" office:value-type="float" office:value="900.5017625">
            <text:p>900.50</text:p>
          </table:table-cell>
          <table:table-cell table:formula="of:=[.$H$5]+[.E1748]*[.$I$5]/(2*3.14)" office:value-type="float" office:value="5.216703125">
            <text:p>5.22</text:p>
          </table:table-cell>
          <table:table-cell table:number-columns-repeated="3"/>
        </table:table-row>
        <table:table-row table:style-name="ro2">
          <table:table-cell table:formula="of:=6.28*[.B1749]/3200" office:value-type="float" office:value="34.226">
            <text:p>34.226</text:p>
          </table:table-cell>
          <table:table-cell office:value-type="float" office:value="17440">
            <text:p>17440</text:p>
          </table:table-cell>
          <table:table-cell table:formula="of:=[.G1749]/36" office:value-type="float" office:value="25.0284288194444">
            <text:p>25.03</text:p>
          </table:table-cell>
          <table:table-cell table:formula="of:=[.E1749]/(2*3.1415)" office:value-type="float" office:value="1.4443100429731">
            <text:p>1.44</text:p>
          </table:table-cell>
          <table:table-cell table:formula="of:=[.F1749]*6.28/[.$K$1]" office:value-type="float" office:value="9.0746">
            <text:p>9.07</text:p>
          </table:table-cell>
          <table:table-cell office:value-type="float" office:value="4624">
            <text:p>4624.00</text:p>
          </table:table-cell>
          <table:table-cell table:formula="of:=[.G1748]+[.H1749]*0.1" office:value-type="float" office:value="901.0234375">
            <text:p>901.02</text:p>
          </table:table-cell>
          <table:table-cell table:formula="of:=[.$H$5]+[.E1749]*[.$I$5]/(2*3.14)" office:value-type="float" office:value="5.21675">
            <text:p>5.22</text:p>
          </table:table-cell>
          <table:table-cell table:number-columns-repeated="3"/>
        </table:table-row>
        <table:table-row table:style-name="ro2">
          <table:table-cell table:formula="of:=6.28*[.B1750]/3200" office:value-type="float" office:value="34.245625">
            <text:p>34.245625</text:p>
          </table:table-cell>
          <table:table-cell office:value-type="float" office:value="17450">
            <text:p>17450</text:p>
          </table:table-cell>
          <table:table-cell table:formula="of:=[.G1750]/36" office:value-type="float" office:value="25.042919921875">
            <text:p>25.04</text:p>
          </table:table-cell>
          <table:table-cell table:formula="of:=[.E1750]/(2*3.1415)" office:value-type="float" office:value="1.44462239376094">
            <text:p>1.44</text:p>
          </table:table-cell>
          <table:table-cell table:formula="of:=[.F1750]*6.28/[.$K$1]" office:value-type="float" office:value="9.0765625">
            <text:p>9.08</text:p>
          </table:table-cell>
          <table:table-cell office:value-type="float" office:value="4625">
            <text:p>4625.00</text:p>
          </table:table-cell>
          <table:table-cell table:formula="of:=[.G1749]+[.H1750]*0.1" office:value-type="float" office:value="901.5451171875">
            <text:p>901.55</text:p>
          </table:table-cell>
          <table:table-cell table:formula="of:=[.$H$5]+[.E1750]*[.$I$5]/(2*3.14)" office:value-type="float" office:value="5.216796875">
            <text:p>5.22</text:p>
          </table:table-cell>
          <table:table-cell table:number-columns-repeated="3"/>
        </table:table-row>
        <table:table-row table:style-name="ro2">
          <table:table-cell table:formula="of:=6.28*[.B1751]/3200" office:value-type="float" office:value="34.26525">
            <text:p>34.26525</text:p>
          </table:table-cell>
          <table:table-cell office:value-type="float" office:value="17460">
            <text:p>17460</text:p>
          </table:table-cell>
          <table:table-cell table:formula="of:=[.G1751]/36" office:value-type="float" office:value="25.0574111545139">
            <text:p>25.06</text:p>
          </table:table-cell>
          <table:table-cell table:formula="of:=[.E1751]/(2*3.1415)" office:value-type="float" office:value="1.44493474454878">
            <text:p>1.44</text:p>
          </table:table-cell>
          <table:table-cell table:formula="of:=[.F1751]*6.28/[.$K$1]" office:value-type="float" office:value="9.078525">
            <text:p>9.08</text:p>
          </table:table-cell>
          <table:table-cell office:value-type="float" office:value="4626">
            <text:p>4626.00</text:p>
          </table:table-cell>
          <table:table-cell table:formula="of:=[.G1750]+[.H1751]*0.1" office:value-type="float" office:value="902.0668015625">
            <text:p>902.07</text:p>
          </table:table-cell>
          <table:table-cell table:formula="of:=[.$H$5]+[.E1751]*[.$I$5]/(2*3.14)" office:value-type="float" office:value="5.21684375">
            <text:p>5.22</text:p>
          </table:table-cell>
          <table:table-cell table:number-columns-repeated="3"/>
        </table:table-row>
        <table:table-row table:style-name="ro2">
          <table:table-cell table:formula="of:=6.28*[.B1752]/3200" office:value-type="float" office:value="34.284875">
            <text:p>34.284875</text:p>
          </table:table-cell>
          <table:table-cell office:value-type="float" office:value="17470">
            <text:p>17470</text:p>
          </table:table-cell>
          <table:table-cell table:formula="of:=[.G1752]/36" office:value-type="float" office:value="25.0719025173611">
            <text:p>25.07</text:p>
          </table:table-cell>
          <table:table-cell table:formula="of:=[.E1752]/(2*3.1415)" office:value-type="float" office:value="1.44524709533662">
            <text:p>1.45</text:p>
          </table:table-cell>
          <table:table-cell table:formula="of:=[.F1752]*6.28/[.$K$1]" office:value-type="float" office:value="9.0804875">
            <text:p>9.08</text:p>
          </table:table-cell>
          <table:table-cell office:value-type="float" office:value="4627">
            <text:p>4627.00</text:p>
          </table:table-cell>
          <table:table-cell table:formula="of:=[.G1751]+[.H1752]*0.1" office:value-type="float" office:value="902.588490625">
            <text:p>902.59</text:p>
          </table:table-cell>
          <table:table-cell table:formula="of:=[.$H$5]+[.E1752]*[.$I$5]/(2*3.14)" office:value-type="float" office:value="5.216890625">
            <text:p>5.22</text:p>
          </table:table-cell>
          <table:table-cell table:number-columns-repeated="3"/>
        </table:table-row>
        <table:table-row table:style-name="ro2">
          <table:table-cell table:formula="of:=6.28*[.B1753]/3200" office:value-type="float" office:value="34.3045">
            <text:p>34.3045</text:p>
          </table:table-cell>
          <table:table-cell office:value-type="float" office:value="17480">
            <text:p>17480</text:p>
          </table:table-cell>
          <table:table-cell table:formula="of:=[.G1753]/36" office:value-type="float" office:value="25.0863940104167">
            <text:p>25.09</text:p>
          </table:table-cell>
          <table:table-cell table:formula="of:=[.E1753]/(2*3.1415)" office:value-type="float" office:value="1.44555944612446">
            <text:p>1.45</text:p>
          </table:table-cell>
          <table:table-cell table:formula="of:=[.F1753]*6.28/[.$K$1]" office:value-type="float" office:value="9.08245">
            <text:p>9.08</text:p>
          </table:table-cell>
          <table:table-cell office:value-type="float" office:value="4628">
            <text:p>4628.00</text:p>
          </table:table-cell>
          <table:table-cell table:formula="of:=[.G1752]+[.H1753]*0.1" office:value-type="float" office:value="903.110184375">
            <text:p>903.11</text:p>
          </table:table-cell>
          <table:table-cell table:formula="of:=[.$H$5]+[.E1753]*[.$I$5]/(2*3.14)" office:value-type="float" office:value="5.2169375">
            <text:p>5.22</text:p>
          </table:table-cell>
          <table:table-cell table:number-columns-repeated="3"/>
        </table:table-row>
        <table:table-row table:style-name="ro2">
          <table:table-cell table:formula="of:=6.28*[.B1754]/3200" office:value-type="float" office:value="34.324125">
            <text:p>34.324125</text:p>
          </table:table-cell>
          <table:table-cell office:value-type="float" office:value="17490">
            <text:p>17490</text:p>
          </table:table-cell>
          <table:table-cell table:formula="of:=[.G1754]/36" office:value-type="float" office:value="25.1008856336805">
            <text:p>25.10</text:p>
          </table:table-cell>
          <table:table-cell table:formula="of:=[.E1754]/(2*3.1415)" office:value-type="float" office:value="1.4458717969123">
            <text:p>1.45</text:p>
          </table:table-cell>
          <table:table-cell table:formula="of:=[.F1754]*6.28/[.$K$1]" office:value-type="float" office:value="9.0844125">
            <text:p>9.08</text:p>
          </table:table-cell>
          <table:table-cell office:value-type="float" office:value="4629">
            <text:p>4629.00</text:p>
          </table:table-cell>
          <table:table-cell table:formula="of:=[.G1753]+[.H1754]*0.1" office:value-type="float" office:value="903.6318828125">
            <text:p>903.63</text:p>
          </table:table-cell>
          <table:table-cell table:formula="of:=[.$H$5]+[.E1754]*[.$I$5]/(2*3.14)" office:value-type="float" office:value="5.216984375">
            <text:p>5.22</text:p>
          </table:table-cell>
          <table:table-cell table:number-columns-repeated="3"/>
        </table:table-row>
        <table:table-row table:style-name="ro2">
          <table:table-cell table:formula="of:=6.28*[.B1755]/3200" office:value-type="float" office:value="34.34375">
            <text:p>34.34375</text:p>
          </table:table-cell>
          <table:table-cell office:value-type="float" office:value="17500">
            <text:p>17500</text:p>
          </table:table-cell>
          <table:table-cell table:formula="of:=[.G1755]/36" office:value-type="float" office:value="25.1153773871528">
            <text:p>25.12</text:p>
          </table:table-cell>
          <table:table-cell table:formula="of:=[.E1755]/(2*3.1415)" office:value-type="float" office:value="1.44618414770014">
            <text:p>1.45</text:p>
          </table:table-cell>
          <table:table-cell table:formula="of:=[.F1755]*6.28/[.$K$1]" office:value-type="float" office:value="9.086375">
            <text:p>9.09</text:p>
          </table:table-cell>
          <table:table-cell office:value-type="float" office:value="4630">
            <text:p>4630.00</text:p>
          </table:table-cell>
          <table:table-cell table:formula="of:=[.G1754]+[.H1755]*0.1" office:value-type="float" office:value="904.1535859375">
            <text:p>904.15</text:p>
          </table:table-cell>
          <table:table-cell table:formula="of:=[.$H$5]+[.E1755]*[.$I$5]/(2*3.14)" office:value-type="float" office:value="5.21703125">
            <text:p>5.22</text:p>
          </table:table-cell>
          <table:table-cell table:number-columns-repeated="3"/>
        </table:table-row>
        <table:table-row table:style-name="ro2">
          <table:table-cell table:formula="of:=6.28*[.B1756]/3200" office:value-type="float" office:value="34.363375">
            <text:p>34.363375</text:p>
          </table:table-cell>
          <table:table-cell office:value-type="float" office:value="17510">
            <text:p>17510</text:p>
          </table:table-cell>
          <table:table-cell table:formula="of:=[.G1756]/36" office:value-type="float" office:value="25.1298692708333">
            <text:p>25.13</text:p>
          </table:table-cell>
          <table:table-cell table:formula="of:=[.E1756]/(2*3.1415)" office:value-type="float" office:value="1.44649649848798">
            <text:p>1.45</text:p>
          </table:table-cell>
          <table:table-cell table:formula="of:=[.F1756]*6.28/[.$K$1]" office:value-type="float" office:value="9.0883375">
            <text:p>9.09</text:p>
          </table:table-cell>
          <table:table-cell office:value-type="float" office:value="4631">
            <text:p>4631.00</text:p>
          </table:table-cell>
          <table:table-cell table:formula="of:=[.G1755]+[.H1756]*0.1" office:value-type="float" office:value="904.67529375">
            <text:p>904.68</text:p>
          </table:table-cell>
          <table:table-cell table:formula="of:=[.$H$5]+[.E1756]*[.$I$5]/(2*3.14)" office:value-type="float" office:value="5.217078125">
            <text:p>5.22</text:p>
          </table:table-cell>
          <table:table-cell table:number-columns-repeated="3"/>
        </table:table-row>
        <table:table-row table:style-name="ro2">
          <table:table-cell table:formula="of:=6.28*[.B1757]/3200" office:value-type="float" office:value="34.383">
            <text:p>34.383</text:p>
          </table:table-cell>
          <table:table-cell office:value-type="float" office:value="17520">
            <text:p>17520</text:p>
          </table:table-cell>
          <table:table-cell table:formula="of:=[.G1757]/36" office:value-type="float" office:value="25.1443612847222">
            <text:p>25.14</text:p>
          </table:table-cell>
          <table:table-cell table:formula="of:=[.E1757]/(2*3.1415)" office:value-type="float" office:value="1.44680884927582">
            <text:p>1.45</text:p>
          </table:table-cell>
          <table:table-cell table:formula="of:=[.F1757]*6.28/[.$K$1]" office:value-type="float" office:value="9.0903">
            <text:p>9.09</text:p>
          </table:table-cell>
          <table:table-cell office:value-type="float" office:value="4632">
            <text:p>4632.00</text:p>
          </table:table-cell>
          <table:table-cell table:formula="of:=[.G1756]+[.H1757]*0.1" office:value-type="float" office:value="905.19700625">
            <text:p>905.20</text:p>
          </table:table-cell>
          <table:table-cell table:formula="of:=[.$H$5]+[.E1757]*[.$I$5]/(2*3.14)" office:value-type="float" office:value="5.217125">
            <text:p>5.22</text:p>
          </table:table-cell>
          <table:table-cell table:number-columns-repeated="3"/>
        </table:table-row>
        <table:table-row table:style-name="ro2">
          <table:table-cell table:formula="of:=6.28*[.B1758]/3200" office:value-type="float" office:value="34.402625">
            <text:p>34.402625</text:p>
          </table:table-cell>
          <table:table-cell office:value-type="float" office:value="17530">
            <text:p>17530</text:p>
          </table:table-cell>
          <table:table-cell table:formula="of:=[.G1758]/36" office:value-type="float" office:value="25.1588534288194">
            <text:p>25.16</text:p>
          </table:table-cell>
          <table:table-cell table:formula="of:=[.E1758]/(2*3.1415)" office:value-type="float" office:value="1.44712120006366">
            <text:p>1.45</text:p>
          </table:table-cell>
          <table:table-cell table:formula="of:=[.F1758]*6.28/[.$K$1]" office:value-type="float" office:value="9.0922625">
            <text:p>9.09</text:p>
          </table:table-cell>
          <table:table-cell office:value-type="float" office:value="4633">
            <text:p>4633.00</text:p>
          </table:table-cell>
          <table:table-cell table:formula="of:=[.G1757]+[.H1758]*0.1" office:value-type="float" office:value="905.7187234375">
            <text:p>905.72</text:p>
          </table:table-cell>
          <table:table-cell table:formula="of:=[.$H$5]+[.E1758]*[.$I$5]/(2*3.14)" office:value-type="float" office:value="5.217171875">
            <text:p>5.22</text:p>
          </table:table-cell>
          <table:table-cell table:number-columns-repeated="3"/>
        </table:table-row>
        <table:table-row table:style-name="ro2">
          <table:table-cell table:formula="of:=6.28*[.B1759]/3200" office:value-type="float" office:value="34.42225">
            <text:p>34.42225</text:p>
          </table:table-cell>
          <table:table-cell office:value-type="float" office:value="17540">
            <text:p>17540</text:p>
          </table:table-cell>
          <table:table-cell table:formula="of:=[.G1759]/36" office:value-type="float" office:value="25.173345703125">
            <text:p>25.17</text:p>
          </table:table-cell>
          <table:table-cell table:formula="of:=[.E1759]/(2*3.1415)" office:value-type="float" office:value="1.4474335508515">
            <text:p>1.45</text:p>
          </table:table-cell>
          <table:table-cell table:formula="of:=[.F1759]*6.28/[.$K$1]" office:value-type="float" office:value="9.094225">
            <text:p>9.09</text:p>
          </table:table-cell>
          <table:table-cell office:value-type="float" office:value="4634">
            <text:p>4634.00</text:p>
          </table:table-cell>
          <table:table-cell table:formula="of:=[.G1758]+[.H1759]*0.1" office:value-type="float" office:value="906.2404453125">
            <text:p>906.24</text:p>
          </table:table-cell>
          <table:table-cell table:formula="of:=[.$H$5]+[.E1759]*[.$I$5]/(2*3.14)" office:value-type="float" office:value="5.21721875">
            <text:p>5.22</text:p>
          </table:table-cell>
          <table:table-cell table:number-columns-repeated="3"/>
        </table:table-row>
        <table:table-row table:style-name="ro2">
          <table:table-cell table:formula="of:=6.28*[.B1760]/3200" office:value-type="float" office:value="34.441875">
            <text:p>34.441875</text:p>
          </table:table-cell>
          <table:table-cell office:value-type="float" office:value="17550">
            <text:p>17550</text:p>
          </table:table-cell>
          <table:table-cell table:formula="of:=[.G1760]/36" office:value-type="float" office:value="25.1878381076389">
            <text:p>25.19</text:p>
          </table:table-cell>
          <table:table-cell table:formula="of:=[.E1760]/(2*3.1415)" office:value-type="float" office:value="1.44774590163934">
            <text:p>1.45</text:p>
          </table:table-cell>
          <table:table-cell table:formula="of:=[.F1760]*6.28/[.$K$1]" office:value-type="float" office:value="9.0961875">
            <text:p>9.10</text:p>
          </table:table-cell>
          <table:table-cell office:value-type="float" office:value="4635">
            <text:p>4635.00</text:p>
          </table:table-cell>
          <table:table-cell table:formula="of:=[.G1759]+[.H1760]*0.1" office:value-type="float" office:value="906.762171875">
            <text:p>906.76</text:p>
          </table:table-cell>
          <table:table-cell table:formula="of:=[.$H$5]+[.E1760]*[.$I$5]/(2*3.14)" office:value-type="float" office:value="5.217265625">
            <text:p>5.22</text:p>
          </table:table-cell>
          <table:table-cell table:number-columns-repeated="3"/>
        </table:table-row>
        <table:table-row table:style-name="ro2">
          <table:table-cell table:formula="of:=6.28*[.B1761]/3200" office:value-type="float" office:value="34.4615">
            <text:p>34.4615</text:p>
          </table:table-cell>
          <table:table-cell office:value-type="float" office:value="17560">
            <text:p>17560</text:p>
          </table:table-cell>
          <table:table-cell table:formula="of:=[.G1761]/36" office:value-type="float" office:value="25.2023306423611">
            <text:p>25.20</text:p>
          </table:table-cell>
          <table:table-cell table:formula="of:=[.E1761]/(2*3.1415)" office:value-type="float" office:value="1.44805825242718">
            <text:p>1.45</text:p>
          </table:table-cell>
          <table:table-cell table:formula="of:=[.F1761]*6.28/[.$K$1]" office:value-type="float" office:value="9.09815">
            <text:p>9.10</text:p>
          </table:table-cell>
          <table:table-cell office:value-type="float" office:value="4636">
            <text:p>4636.00</text:p>
          </table:table-cell>
          <table:table-cell table:formula="of:=[.G1760]+[.H1761]*0.1" office:value-type="float" office:value="907.283903125">
            <text:p>907.28</text:p>
          </table:table-cell>
          <table:table-cell table:formula="of:=[.$H$5]+[.E1761]*[.$I$5]/(2*3.14)" office:value-type="float" office:value="5.2173125">
            <text:p>5.22</text:p>
          </table:table-cell>
          <table:table-cell table:number-columns-repeated="3"/>
        </table:table-row>
        <table:table-row table:style-name="ro2">
          <table:table-cell table:formula="of:=6.28*[.B1762]/3200" office:value-type="float" office:value="34.481125">
            <text:p>34.481125</text:p>
          </table:table-cell>
          <table:table-cell office:value-type="float" office:value="17570">
            <text:p>17570</text:p>
          </table:table-cell>
          <table:table-cell table:formula="of:=[.G1762]/36" office:value-type="float" office:value="25.2168233072917">
            <text:p>25.22</text:p>
          </table:table-cell>
          <table:table-cell table:formula="of:=[.E1762]/(2*3.1415)" office:value-type="float" office:value="1.44837060321502">
            <text:p>1.45</text:p>
          </table:table-cell>
          <table:table-cell table:formula="of:=[.F1762]*6.28/[.$K$1]" office:value-type="float" office:value="9.1001125">
            <text:p>9.10</text:p>
          </table:table-cell>
          <table:table-cell office:value-type="float" office:value="4637">
            <text:p>4637.00</text:p>
          </table:table-cell>
          <table:table-cell table:formula="of:=[.G1761]+[.H1762]*0.1" office:value-type="float" office:value="907.8056390625">
            <text:p>907.81</text:p>
          </table:table-cell>
          <table:table-cell table:formula="of:=[.$H$5]+[.E1762]*[.$I$5]/(2*3.14)" office:value-type="float" office:value="5.217359375">
            <text:p>5.22</text:p>
          </table:table-cell>
          <table:table-cell table:number-columns-repeated="3"/>
        </table:table-row>
        <table:table-row table:style-name="ro2">
          <table:table-cell table:formula="of:=6.28*[.B1763]/3200" office:value-type="float" office:value="34.50075">
            <text:p>34.50075</text:p>
          </table:table-cell>
          <table:table-cell office:value-type="float" office:value="17580">
            <text:p>17580</text:p>
          </table:table-cell>
          <table:table-cell table:formula="of:=[.G1763]/36" office:value-type="float" office:value="25.2313161024306">
            <text:p>25.23</text:p>
          </table:table-cell>
          <table:table-cell table:formula="of:=[.E1763]/(2*3.1415)" office:value-type="float" office:value="1.44868295400286">
            <text:p>1.45</text:p>
          </table:table-cell>
          <table:table-cell table:formula="of:=[.F1763]*6.28/[.$K$1]" office:value-type="float" office:value="9.102075">
            <text:p>9.10</text:p>
          </table:table-cell>
          <table:table-cell office:value-type="float" office:value="4638">
            <text:p>4638.00</text:p>
          </table:table-cell>
          <table:table-cell table:formula="of:=[.G1762]+[.H1763]*0.1" office:value-type="float" office:value="908.3273796875">
            <text:p>908.33</text:p>
          </table:table-cell>
          <table:table-cell table:formula="of:=[.$H$5]+[.E1763]*[.$I$5]/(2*3.14)" office:value-type="float" office:value="5.21740625">
            <text:p>5.22</text:p>
          </table:table-cell>
          <table:table-cell table:number-columns-repeated="3"/>
        </table:table-row>
        <table:table-row table:style-name="ro2">
          <table:table-cell table:formula="of:=6.28*[.B1764]/3200" office:value-type="float" office:value="34.520375">
            <text:p>34.520375</text:p>
          </table:table-cell>
          <table:table-cell office:value-type="float" office:value="17590">
            <text:p>17590</text:p>
          </table:table-cell>
          <table:table-cell table:formula="of:=[.G1764]/36" office:value-type="float" office:value="25.2458090277778">
            <text:p>25.25</text:p>
          </table:table-cell>
          <table:table-cell table:formula="of:=[.E1764]/(2*3.1415)" office:value-type="float" office:value="1.44899530479071">
            <text:p>1.45</text:p>
          </table:table-cell>
          <table:table-cell table:formula="of:=[.F1764]*6.28/[.$K$1]" office:value-type="float" office:value="9.1040375">
            <text:p>9.10</text:p>
          </table:table-cell>
          <table:table-cell office:value-type="float" office:value="4639">
            <text:p>4639.00</text:p>
          </table:table-cell>
          <table:table-cell table:formula="of:=[.G1763]+[.H1764]*0.1" office:value-type="float" office:value="908.849125">
            <text:p>908.85</text:p>
          </table:table-cell>
          <table:table-cell table:formula="of:=[.$H$5]+[.E1764]*[.$I$5]/(2*3.14)" office:value-type="float" office:value="5.217453125">
            <text:p>5.22</text:p>
          </table:table-cell>
          <table:table-cell table:number-columns-repeated="3"/>
        </table:table-row>
        <table:table-row table:style-name="ro2" table:number-rows-repeated="61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5">03/25/2012</text:date>, <text:time>17:5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z </meta:initial-creator>
    <meta:creation-date>2012-01-29T20:35:21</meta:creation-date>
    <dc:date>2012-03-25T17:52:45</dc:date>
    <dc:creator>chaz </dc:creator>
    <meta:editing-duration>PT00H57M44S</meta:editing-duration>
    <meta:editing-cycles>5</meta:editing-cycles>
    <meta:generator>OpenOffice.org/3.2$Linux OpenOffice.org_project/320m19$Build-9505</meta:generator>
    <meta:document-statistic meta:table-count="3" meta:cell-count="14171" meta:object-count="0"/>
  </office:meta>
</office:document-meta>
</file>